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74.8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poblaci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nt Joan d'Enveja</text:p>
          </table:table-cell>
          <table:table-cell/>
          <table:table-cell table:formula="of:=CONCATENATE(&quot;insert into esglesia (id,nom,wikipedia,municipi) values (&quot;;[.A2];&quot;,'&quot;;SUBSTITUTE([.B2];&quot;'&quot;;&quot;''&quot;);&quot;','&quot;;SUBSTITUTE([.C2];&quot;'&quot;;&quot;''&quot;);&quot;','&quot;;SUBSTITUTE([.D2];&quot;'&quot;;&quot;''&quot;);&quot;');&quot;)" office:value-type="string" office:string-value="insert into esglesia (id,nom,wikipedia,municipi) values (1,'Sant Joan d''Enveja','Sant Joan d''Enveja','');" calcext:value-type="string">
            <text:p>insert into esglesia (id,nom,wikipedia,municipi) values (1,'Sant Joan d''Enveja','Sant Joan d''Enveja','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nta Magdalena de Berrús</text:p>
          </table:table-cell>
          <table:table-cell/>
          <table:table-cell table:formula="of:=CONCATENATE(&quot;insert into esglesia (id,nom,wikipedia,municipi) values (&quot;;[.A3];&quot;,'&quot;;SUBSTITUTE([.B3];&quot;'&quot;;&quot;''&quot;);&quot;','&quot;;SUBSTITUTE([.C3];&quot;'&quot;;&quot;''&quot;);&quot;','&quot;;SUBSTITUTE([.D3];&quot;'&quot;;&quot;''&quot;);&quot;');&quot;)" office:value-type="string" office:string-value="insert into esglesia (id,nom,wikipedia,municipi) values (2,'Santa Magdalena de Berrús','Santa Magdalena de Berrús','');" calcext:value-type="string">
            <text:p>insert into esglesia (id,nom,wikipedia,municipi) values (2,'Santa Magdalena de Berrús','Santa Magdalena de Berrús','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re de Déu de Barrulles</text:p>
          </table:table-cell>
          <table:table-cell/>
          <table:table-cell table:formula="of:=CONCATENATE(&quot;insert into esglesia (id,nom,wikipedia,municipi) values (&quot;;[.A4];&quot;,'&quot;;SUBSTITUTE([.B4];&quot;'&quot;;&quot;''&quot;);&quot;','&quot;;SUBSTITUTE([.C4];&quot;'&quot;;&quot;''&quot;);&quot;','&quot;;SUBSTITUTE([.D4];&quot;'&quot;;&quot;''&quot;);&quot;');&quot;)" office:value-type="string" office:string-value="insert into esglesia (id,nom,wikipedia,municipi) values (3,'Mare de Déu de Barrulles','Mare de Déu de Barrulles','');" calcext:value-type="string">
            <text:p>insert into esglesia (id,nom,wikipedia,municipi) values (3,'Mare de Déu de Barrulles','Mare de Déu de Barrulles','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glésia de Santa Maria</text:p>
          </table:table-cell>
          <table:table-cell office:value-type="string" calcext:value-type="string">
            <text:p>Església de Santa Maria (la Palma d'Ebre)</text:p>
          </table:table-cell>
          <table:table-cell office:value-type="string" calcext:value-type="string">
            <text:p>La Palma d’Ebre</text:p>
          </table:table-cell>
          <table:table-cell table:formula="of:=CONCATENATE(&quot;insert into esglesia (id,nom,wikipedia,municipi) values (&quot;;[.A5];&quot;,'&quot;;SUBSTITUTE([.B5];&quot;'&quot;;&quot;''&quot;);&quot;','&quot;;SUBSTITUTE([.C5];&quot;'&quot;;&quot;''&quot;);&quot;','&quot;;SUBSTITUTE([.D5];&quot;'&quot;;&quot;''&quot;);&quot;');&quot;)" office:value-type="string" office:string-value="insert into esglesia (id,nom,wikipedia,municipi) values (4,'Església de Santa Maria','Església de Santa Maria (la Palma d''Ebre)','La Palma d’Ebre');" calcext:value-type="string">
            <text:p>insert into esglesia (id,nom,wikipedia,municipi) values (4,'Església de Santa Maria','Església de Santa Maria (la Palma d''Ebre)','La Palma d’Ebre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anta Maria de Margalef</text:p>
          </table:table-cell>
          <table:table-cell/>
          <table:table-cell table:formula="of:=CONCATENATE(&quot;insert into esglesia (id,nom,wikipedia,municipi) values (&quot;;[.A6];&quot;,'&quot;;SUBSTITUTE([.B6];&quot;'&quot;;&quot;''&quot;);&quot;','&quot;;SUBSTITUTE([.C6];&quot;'&quot;;&quot;''&quot;);&quot;','&quot;;SUBSTITUTE([.D6];&quot;'&quot;;&quot;''&quot;);&quot;');&quot;)" office:value-type="string" office:string-value="insert into esglesia (id,nom,wikipedia,municipi) values (5,'Santa Maria de Margalef','Santa Maria de Margalef','');" calcext:value-type="string">
            <text:p>insert into esglesia (id,nom,wikipedia,municipi) values (5,'Santa Maria de Margalef','Santa Maria de Margalef','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t Pere</text:p>
          </table:table-cell>
          <table:table-cell office:value-type="string" calcext:value-type="string">
            <text:p>Sant Pere (la Selva del Camp)</text:p>
          </table:table-cell>
          <table:table-cell office:value-type="string" calcext:value-type="string">
            <text:p>La Selva del Camp</text:p>
          </table:table-cell>
          <table:table-cell table:formula="of:=CONCATENATE(&quot;insert into esglesia (id,nom,wikipedia,municipi) values (&quot;;[.A7];&quot;,'&quot;;SUBSTITUTE([.B7];&quot;'&quot;;&quot;''&quot;);&quot;','&quot;;SUBSTITUTE([.C7];&quot;'&quot;;&quot;''&quot;);&quot;','&quot;;SUBSTITUTE([.D7];&quot;'&quot;;&quot;''&quot;);&quot;');&quot;)" office:value-type="string" office:string-value="insert into esglesia (id,nom,wikipedia,municipi) values (6,'Sant Pere','Sant Pere (la Selva del Camp)','La Selva del Camp');" calcext:value-type="string">
            <text:p>insert into esglesia (id,nom,wikipedia,municipi) values (6,'Sant Pere','Sant Pere (la Selva del Camp)','La Selva del Camp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ant Pere de Vilanova de Bellpuig</text:p>
          </table:table-cell>
          <table:table-cell office:value-type="string" calcext:value-type="string">
            <text:p>Vilanova de Bellpuig</text:p>
          </table:table-cell>
          <table:table-cell table:formula="of:=CONCATENATE(&quot;insert into esglesia (id,nom,wikipedia,municipi) values (&quot;;[.A8];&quot;,'&quot;;SUBSTITUTE([.B8];&quot;'&quot;;&quot;''&quot;);&quot;','&quot;;SUBSTITUTE([.C8];&quot;'&quot;;&quot;''&quot;);&quot;','&quot;;SUBSTITUTE([.D8];&quot;'&quot;;&quot;''&quot;);&quot;');&quot;)" office:value-type="string" office:string-value="insert into esglesia (id,nom,wikipedia,municipi) values (7,'Sant Pere de Vilanova de Bellpuig','Sant Pere de Vilanova de Bellpuig','Vilanova de Bellpuig');" calcext:value-type="string">
            <text:p>insert into esglesia (id,nom,wikipedia,municipi) values (7,'Sant Pere de Vilanova de Bellpuig','Sant Pere de Vilanova de Bellpuig','Vilanova de Bellpuig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rmita de la Pietat</text:p>
          </table:table-cell>
          <table:table-cell/>
          <table:table-cell table:formula="of:=CONCATENATE(&quot;insert into esglesia (id,nom,wikipedia,municipi) values (&quot;;[.A9];&quot;,'&quot;;SUBSTITUTE([.B9];&quot;'&quot;;&quot;''&quot;);&quot;','&quot;;SUBSTITUTE([.C9];&quot;'&quot;;&quot;''&quot;);&quot;','&quot;;SUBSTITUTE([.D9];&quot;'&quot;;&quot;''&quot;);&quot;');&quot;)" office:value-type="string" office:string-value="insert into esglesia (id,nom,wikipedia,municipi) values (8,'Ermita de la Pietat','Ermita de la Pietat','');" calcext:value-type="string">
            <text:p>insert into esglesia (id,nom,wikipedia,municipi) values (8,'Ermita de la Pietat','Ermita de la Pietat','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onvent de Sant Salvador d'Horta</text:p>
          </table:table-cell>
          <table:table-cell/>
          <table:table-cell table:formula="of:=CONCATENATE(&quot;insert into esglesia (id,nom,wikipedia,municipi) values (&quot;;[.A10];&quot;,'&quot;;SUBSTITUTE([.B10];&quot;'&quot;;&quot;''&quot;);&quot;','&quot;;SUBSTITUTE([.C10];&quot;'&quot;;&quot;''&quot;);&quot;','&quot;;SUBSTITUTE([.D10];&quot;'&quot;;&quot;''&quot;);&quot;');&quot;)" office:value-type="string" office:string-value="insert into esglesia (id,nom,wikipedia,municipi) values (9,'Convent de Sant Salvador d''Horta','Convent de Sant Salvador d''Horta','');" calcext:value-type="string">
            <text:p>insert into esglesia (id,nom,wikipedia,municipi) values (9,'Convent de Sant Salvador d''Horta','Convent de Sant Salvador d''Horta','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Joan</text:p>
          </table:table-cell>
          <table:table-cell office:value-type="string" calcext:value-type="string">
            <text:p>Sant Joan (Llaberia)</text:p>
          </table:table-cell>
          <table:table-cell office:value-type="string" calcext:value-type="string">
            <text:p>Llaberia</text:p>
          </table:table-cell>
          <table:table-cell table:formula="of:=CONCATENATE(&quot;insert into esglesia (id,nom,wikipedia,municipi) values (&quot;;[.A11];&quot;,'&quot;;SUBSTITUTE([.B11];&quot;'&quot;;&quot;''&quot;);&quot;','&quot;;SUBSTITUTE([.C11];&quot;'&quot;;&quot;''&quot;);&quot;','&quot;;SUBSTITUTE([.D11];&quot;'&quot;;&quot;''&quot;);&quot;');&quot;)" office:value-type="string" office:string-value="insert into esglesia (id,nom,wikipedia,municipi) values (10,'Sant Joan','Sant Joan (Llaberia)','Llaberia');" calcext:value-type="string">
            <text:p>insert into esglesia (id,nom,wikipedia,municipi) values (10,'Sant Joan','Sant Joan (Llaberia)','Llaberia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ant Joan de les Ventalles</text:p>
          </table:table-cell>
          <table:table-cell/>
          <table:table-cell table:formula="of:=CONCATENATE(&quot;insert into esglesia (id,nom,wikipedia,municipi) values (&quot;;[.A12];&quot;,'&quot;;SUBSTITUTE([.B12];&quot;'&quot;;&quot;''&quot;);&quot;','&quot;;SUBSTITUTE([.C12];&quot;'&quot;;&quot;''&quot;);&quot;','&quot;;SUBSTITUTE([.D12];&quot;'&quot;;&quot;''&quot;);&quot;');&quot;)" office:value-type="string" office:string-value="insert into esglesia (id,nom,wikipedia,municipi) values (11,'Sant Joan de les Ventalles','Sant Joan de les Ventalles','');" calcext:value-type="string">
            <text:p>insert into esglesia (id,nom,wikipedia,municipi) values (11,'Sant Joan de les Ventalles','Sant Joan de les Ventalles','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anta Maria de Barbens</text:p>
          </table:table-cell>
          <table:table-cell/>
          <table:table-cell table:formula="of:=CONCATENATE(&quot;insert into esglesia (id,nom,wikipedia,municipi) values (&quot;;[.A13];&quot;,'&quot;;SUBSTITUTE([.B13];&quot;'&quot;;&quot;''&quot;);&quot;','&quot;;SUBSTITUTE([.C13];&quot;'&quot;;&quot;''&quot;);&quot;','&quot;;SUBSTITUTE([.D13];&quot;'&quot;;&quot;''&quot;);&quot;');&quot;)" office:value-type="string" office:string-value="insert into esglesia (id,nom,wikipedia,municipi) values (12,'Santa Maria de Barbens','Santa Maria de Barbens','');" calcext:value-type="string">
            <text:p>insert into esglesia (id,nom,wikipedia,municipi) values (12,'Santa Maria de Barbens','Santa Maria de Barbens','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anta Maria de l'Aldea</text:p>
          </table:table-cell>
          <table:table-cell office:value-type="string" calcext:value-type="string">
            <text:p>L’Aldea</text:p>
          </table:table-cell>
          <table:table-cell table:formula="of:=CONCATENATE(&quot;insert into esglesia (id,nom,wikipedia,municipi) values (&quot;;[.A14];&quot;,'&quot;;SUBSTITUTE([.B14];&quot;'&quot;;&quot;''&quot;);&quot;','&quot;;SUBSTITUTE([.C14];&quot;'&quot;;&quot;''&quot;);&quot;','&quot;;SUBSTITUTE([.D14];&quot;'&quot;;&quot;''&quot;);&quot;');&quot;)" office:value-type="string" office:string-value="insert into esglesia (id,nom,wikipedia,municipi) values (13,'Santa Maria de l''Aldea','Santa Maria de l''Aldea','L’Aldea');" calcext:value-type="string">
            <text:p>insert into esglesia (id,nom,wikipedia,municipi) values (13,'Santa Maria de l''Aldea','Santa Maria de l''Aldea','L’Aldea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anta Maria de Prades</text:p>
          </table:table-cell>
          <table:table-cell office:value-type="string" calcext:value-type="string">
            <text:p>Prades</text:p>
          </table:table-cell>
          <table:table-cell table:formula="of:=CONCATENATE(&quot;insert into esglesia (id,nom,wikipedia,municipi) values (&quot;;[.A15];&quot;,'&quot;;SUBSTITUTE([.B15];&quot;'&quot;;&quot;''&quot;);&quot;','&quot;;SUBSTITUTE([.C15];&quot;'&quot;;&quot;''&quot;);&quot;','&quot;;SUBSTITUTE([.D15];&quot;'&quot;;&quot;''&quot;);&quot;');&quot;)" office:value-type="string" office:string-value="insert into esglesia (id,nom,wikipedia,municipi) values (14,'Santa Maria de Prades','Santa Maria de Prades','Prades');" calcext:value-type="string">
            <text:p>insert into esglesia (id,nom,wikipedia,municipi) values (14,'Santa Maria de Prades','Santa Maria de Prades','Prades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Monestir de Santes Creus</text:p>
          </table:table-cell>
          <table:table-cell/>
          <table:table-cell table:formula="of:=CONCATENATE(&quot;insert into esglesia (id,nom,wikipedia,municipi) values (&quot;;[.A16];&quot;,'&quot;;SUBSTITUTE([.B16];&quot;'&quot;;&quot;''&quot;);&quot;','&quot;;SUBSTITUTE([.C16];&quot;'&quot;;&quot;''&quot;);&quot;','&quot;;SUBSTITUTE([.D16];&quot;'&quot;;&quot;''&quot;);&quot;');&quot;)" office:value-type="string" office:string-value="insert into esglesia (id,nom,wikipedia,municipi) values (15,'Monestir de Santes Creus','Monestir de Santes Creus','');" calcext:value-type="string">
            <text:p>insert into esglesia (id,nom,wikipedia,municipi) values (15,'Monestir de Santes Creus','Monestir de Santes Creus','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ant Pere de les Destres</text:p>
          </table:table-cell>
          <table:table-cell/>
          <table:table-cell table:formula="of:=CONCATENATE(&quot;insert into esglesia (id,nom,wikipedia,municipi) values (&quot;;[.A17];&quot;,'&quot;;SUBSTITUTE([.B17];&quot;'&quot;;&quot;''&quot;);&quot;','&quot;;SUBSTITUTE([.C17];&quot;'&quot;;&quot;''&quot;);&quot;','&quot;;SUBSTITUTE([.D17];&quot;'&quot;;&quot;''&quot;);&quot;');&quot;)" office:value-type="string" office:string-value="insert into esglesia (id,nom,wikipedia,municipi) values (16,'Sant Pere de les Destres','Sant Pere de les Destres','');" calcext:value-type="string">
            <text:p>insert into esglesia (id,nom,wikipedia,municipi) values (16,'Sant Pere de les Destres','Sant Pere de les Destres','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ant Andreu de Farena</text:p>
          </table:table-cell>
          <table:table-cell/>
          <table:table-cell table:formula="of:=CONCATENATE(&quot;insert into esglesia (id,nom,wikipedia,municipi) values (&quot;;[.A18];&quot;,'&quot;;SUBSTITUTE([.B18];&quot;'&quot;;&quot;''&quot;);&quot;','&quot;;SUBSTITUTE([.C18];&quot;'&quot;;&quot;''&quot;);&quot;','&quot;;SUBSTITUTE([.D18];&quot;'&quot;;&quot;''&quot;);&quot;');&quot;)" office:value-type="string" office:string-value="insert into esglesia (id,nom,wikipedia,municipi) values (17,'Sant Andreu de Farena','Sant Andreu de Farena','');" calcext:value-type="string">
            <text:p>insert into esglesia (id,nom,wikipedia,municipi) values (17,'Sant Andreu de Farena','Sant Andreu de Farena','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ant Jaume d'Esblada</text:p>
          </table:table-cell>
          <table:table-cell/>
          <table:table-cell table:formula="of:=CONCATENATE(&quot;insert into esglesia (id,nom,wikipedia,municipi) values (&quot;;[.A19];&quot;,'&quot;;SUBSTITUTE([.B19];&quot;'&quot;;&quot;''&quot;);&quot;','&quot;;SUBSTITUTE([.C19];&quot;'&quot;;&quot;''&quot;);&quot;','&quot;;SUBSTITUTE([.D19];&quot;'&quot;;&quot;''&quot;);&quot;');&quot;)" office:value-type="string" office:string-value="insert into esglesia (id,nom,wikipedia,municipi) values (18,'Sant Jaume d''Esblada','Sant Jaume d''Esblada','');" calcext:value-type="string">
            <text:p>insert into esglesia (id,nom,wikipedia,municipi) values (18,'Sant Jaume d''Esblada','Sant Jaume d''Esblada','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Sant Jaume de Valldecerves</text:p>
          </table:table-cell>
          <table:table-cell/>
          <table:table-cell table:formula="of:=CONCATENATE(&quot;insert into esglesia (id,nom,wikipedia,municipi) values (&quot;;[.A20];&quot;,'&quot;;SUBSTITUTE([.B20];&quot;'&quot;;&quot;''&quot;);&quot;','&quot;;SUBSTITUTE([.C20];&quot;'&quot;;&quot;''&quot;);&quot;','&quot;;SUBSTITUTE([.D20];&quot;'&quot;;&quot;''&quot;);&quot;');&quot;)" office:value-type="string" office:string-value="insert into esglesia (id,nom,wikipedia,municipi) values (19,'Sant Jaume de Valldecerves','Sant Jaume de Valldecerves','');" calcext:value-type="string">
            <text:p>insert into esglesia (id,nom,wikipedia,municipi) values (19,'Sant Jaume de Valldecerves','Sant Jaume de Valldecerves','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ant Llorenç de Selmella</text:p>
          </table:table-cell>
          <table:table-cell/>
          <table:table-cell table:formula="of:=CONCATENATE(&quot;insert into esglesia (id,nom,wikipedia,municipi) values (&quot;;[.A21];&quot;,'&quot;;SUBSTITUTE([.B21];&quot;'&quot;;&quot;''&quot;);&quot;','&quot;;SUBSTITUTE([.C21];&quot;'&quot;;&quot;''&quot;);&quot;','&quot;;SUBSTITUTE([.D21];&quot;'&quot;;&quot;''&quot;);&quot;');&quot;)" office:value-type="string" office:string-value="insert into esglesia (id,nom,wikipedia,municipi) values (20,'Sant Llorenç de Selmella','Sant Llorenç de Selmella','');" calcext:value-type="string">
            <text:p>insert into esglesia (id,nom,wikipedia,municipi) values (20,'Sant Llorenç de Selmella','Sant Llorenç de Selmella','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ant Llorenç de Valls</text:p>
          </table:table-cell>
          <table:table-cell/>
          <table:table-cell table:formula="of:=CONCATENATE(&quot;insert into esglesia (id,nom,wikipedia,municipi) values (&quot;;[.A22];&quot;,'&quot;;SUBSTITUTE([.B22];&quot;'&quot;;&quot;''&quot;);&quot;','&quot;;SUBSTITUTE([.C22];&quot;'&quot;;&quot;''&quot;);&quot;','&quot;;SUBSTITUTE([.D22];&quot;'&quot;;&quot;''&quot;);&quot;');&quot;)" office:value-type="string" office:string-value="insert into esglesia (id,nom,wikipedia,municipi) values (21,'Sant Llorenç de Valls','Sant Llorenç de Valls','');" calcext:value-type="string">
            <text:p>insert into esglesia (id,nom,wikipedia,municipi) values (21,'Sant Llorenç de Valls','Sant Llorenç de Valls','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ant Mateu de Miramar</text:p>
          </table:table-cell>
          <table:table-cell/>
          <table:table-cell table:formula="of:=CONCATENATE(&quot;insert into esglesia (id,nom,wikipedia,municipi) values (&quot;;[.A23];&quot;,'&quot;;SUBSTITUTE([.B23];&quot;'&quot;;&quot;''&quot;);&quot;','&quot;;SUBSTITUTE([.C23];&quot;'&quot;;&quot;''&quot;);&quot;','&quot;;SUBSTITUTE([.D23];&quot;'&quot;;&quot;''&quot;);&quot;');&quot;)" office:value-type="string" office:string-value="insert into esglesia (id,nom,wikipedia,municipi) values (22,'Sant Mateu de Miramar','Sant Mateu de Miramar','');" calcext:value-type="string">
            <text:p>insert into esglesia (id,nom,wikipedia,municipi) values (22,'Sant Mateu de Miramar','Sant Mateu de Miramar','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Església de Sant Miquel d'Alcover</text:p>
          </table:table-cell>
          <table:table-cell office:value-type="string" calcext:value-type="string">
            <text:p>Alcover</text:p>
          </table:table-cell>
          <table:table-cell table:formula="of:=CONCATENATE(&quot;insert into esglesia (id,nom,wikipedia,municipi) values (&quot;;[.A24];&quot;,'&quot;;SUBSTITUTE([.B24];&quot;'&quot;;&quot;''&quot;);&quot;','&quot;;SUBSTITUTE([.C24];&quot;'&quot;;&quot;''&quot;);&quot;','&quot;;SUBSTITUTE([.D24];&quot;'&quot;;&quot;''&quot;);&quot;');&quot;)" office:value-type="string" office:string-value="insert into esglesia (id,nom,wikipedia,municipi) values (23,'Església de Sant Miquel d''Alcover','Església de Sant Miquel d''Alcover','Alcover');" calcext:value-type="string">
            <text:p>insert into esglesia (id,nom,wikipedia,municipi) values (23,'Església de Sant Miquel d''Alcover','Església de Sant Miquel d''Alcover','Alcover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ant Miquel del Pla de Manlleu</text:p>
          </table:table-cell>
          <table:table-cell office:value-type="string" calcext:value-type="string">
            <text:p>Manlleu</text:p>
          </table:table-cell>
          <table:table-cell table:formula="of:=CONCATENATE(&quot;insert into esglesia (id,nom,wikipedia,municipi) values (&quot;;[.A25];&quot;,'&quot;;SUBSTITUTE([.B25];&quot;'&quot;;&quot;''&quot;);&quot;','&quot;;SUBSTITUTE([.C25];&quot;'&quot;;&quot;''&quot;);&quot;','&quot;;SUBSTITUTE([.D25];&quot;'&quot;;&quot;''&quot;);&quot;');&quot;)" office:value-type="string" office:string-value="insert into esglesia (id,nom,wikipedia,municipi) values (24,'Sant Miquel del Pla de Manlleu','Sant Miquel del Pla de Manlleu','Manlleu');" calcext:value-type="string">
            <text:p>insert into esglesia (id,nom,wikipedia,municipi) values (24,'Sant Miquel del Pla de Manlleu','Sant Miquel del Pla de Manlleu','Manlleu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ant Pere de Mont-ral</text:p>
          </table:table-cell>
          <table:table-cell/>
          <table:table-cell table:formula="of:=CONCATENATE(&quot;insert into esglesia (id,nom,wikipedia,municipi) values (&quot;;[.A26];&quot;,'&quot;;SUBSTITUTE([.B26];&quot;'&quot;;&quot;''&quot;);&quot;','&quot;;SUBSTITUTE([.C26];&quot;'&quot;;&quot;''&quot;);&quot;','&quot;;SUBSTITUTE([.D26];&quot;'&quot;;&quot;''&quot;);&quot;');&quot;)" office:value-type="string" office:string-value="insert into esglesia (id,nom,wikipedia,municipi) values (25,'Sant Pere de Mont-ral','Sant Pere de Mont-ral','');" calcext:value-type="string">
            <text:p>insert into esglesia (id,nom,wikipedia,municipi) values (25,'Sant Pere de Mont-ral','Sant Pere de Mont-ral','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Sant Ramon del Pla de Santa Maria</text:p>
          </table:table-cell>
          <table:table-cell office:value-type="string" calcext:value-type="string">
            <text:p>El Pla de Santa Maria</text:p>
          </table:table-cell>
          <table:table-cell table:formula="of:=CONCATENATE(&quot;insert into esglesia (id,nom,wikipedia,municipi) values (&quot;;[.A27];&quot;,'&quot;;SUBSTITUTE([.B27];&quot;'&quot;;&quot;''&quot;);&quot;','&quot;;SUBSTITUTE([.C27];&quot;'&quot;;&quot;''&quot;);&quot;','&quot;;SUBSTITUTE([.D27];&quot;'&quot;;&quot;''&quot;);&quot;');&quot;)" office:value-type="string" office:string-value="insert into esglesia (id,nom,wikipedia,municipi) values (26,'Sant Ramon del Pla de Santa Maria','Sant Ramon del Pla de Santa Maria','El Pla de Santa Maria');" calcext:value-type="string">
            <text:p>insert into esglesia (id,nom,wikipedia,municipi) values (26,'Sant Ramon del Pla de Santa Maria','Sant Ramon del Pla de Santa Maria','El Pla de Santa Maria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Santa Maria d'Alcover</text:p>
          </table:table-cell>
          <table:table-cell office:value-type="string" calcext:value-type="string">
            <text:p>Alcover</text:p>
          </table:table-cell>
          <table:table-cell table:formula="of:=CONCATENATE(&quot;insert into esglesia (id,nom,wikipedia,municipi) values (&quot;;[.A28];&quot;,'&quot;;SUBSTITUTE([.B28];&quot;'&quot;;&quot;''&quot;);&quot;','&quot;;SUBSTITUTE([.C28];&quot;'&quot;;&quot;''&quot;);&quot;','&quot;;SUBSTITUTE([.D28];&quot;'&quot;;&quot;''&quot;);&quot;');&quot;)" office:value-type="string" office:string-value="insert into esglesia (id,nom,wikipedia,municipi) values (27,'Santa Maria d''Alcover','Santa Maria d''Alcover','Alcover');" calcext:value-type="string">
            <text:p>insert into esglesia (id,nom,wikipedia,municipi) values (27,'Santa Maria d''Alcover','Santa Maria d''Alcover','Alcover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anta Maria de Querol</text:p>
          </table:table-cell>
          <table:table-cell/>
          <table:table-cell table:formula="of:=CONCATENATE(&quot;insert into esglesia (id,nom,wikipedia,municipi) values (&quot;;[.A29];&quot;,'&quot;;SUBSTITUTE([.B29];&quot;'&quot;;&quot;''&quot;);&quot;','&quot;;SUBSTITUTE([.C29];&quot;'&quot;;&quot;''&quot;);&quot;','&quot;;SUBSTITUTE([.D29];&quot;'&quot;;&quot;''&quot;);&quot;');&quot;)" office:value-type="string" office:string-value="insert into esglesia (id,nom,wikipedia,municipi) values (28,'Santa Maria de Querol','Santa Maria de Querol','');" calcext:value-type="string">
            <text:p>insert into esglesia (id,nom,wikipedia,municipi) values (28,'Santa Maria de Querol','Santa Maria de Querol','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sglésia de Selmella</text:p>
          </table:table-cell>
          <table:table-cell/>
          <table:table-cell table:formula="of:=CONCATENATE(&quot;insert into esglesia (id,nom,wikipedia,municipi) values (&quot;;[.A30];&quot;,'&quot;;SUBSTITUTE([.B30];&quot;'&quot;;&quot;''&quot;);&quot;','&quot;;SUBSTITUTE([.C30];&quot;'&quot;;&quot;''&quot;);&quot;','&quot;;SUBSTITUTE([.D30];&quot;'&quot;;&quot;''&quot;);&quot;');&quot;)" office:value-type="string" office:string-value="insert into esglesia (id,nom,wikipedia,municipi) values (29,'Església de Selmella','Església de Selmella','');" calcext:value-type="string">
            <text:p>insert into esglesia (id,nom,wikipedia,municipi) values (29,'Església de Selmella','Església de Selmella','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Santa Àgata de Capmany</text:p>
          </table:table-cell>
          <table:table-cell/>
          <table:table-cell table:formula="of:=CONCATENATE(&quot;insert into esglesia (id,nom,wikipedia,municipi) values (&quot;;[.A31];&quot;,'&quot;;SUBSTITUTE([.B31];&quot;'&quot;;&quot;''&quot;);&quot;','&quot;;SUBSTITUTE([.C31];&quot;'&quot;;&quot;''&quot;);&quot;','&quot;;SUBSTITUTE([.D31];&quot;'&quot;;&quot;''&quot;);&quot;');&quot;)" office:value-type="string" office:string-value="insert into esglesia (id,nom,wikipedia,municipi) values (30,'Santa Àgata de Capmany','Santa Àgata de Capmany','');" calcext:value-type="string">
            <text:p>insert into esglesia (id,nom,wikipedia,municipi) values (30,'Santa Àgata de Capmany','Santa Àgata de Capmany','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tic campanar de la Plaça</text:p>
          </table:table-cell>
          <table:table-cell office:value-type="string" calcext:value-type="string">
            <text:p>Antic campanar de la Plaça (Llançà)</text:p>
          </table:table-cell>
          <table:table-cell office:value-type="string" calcext:value-type="string">
            <text:p>Llançà</text:p>
          </table:table-cell>
          <table:table-cell table:formula="of:=CONCATENATE(&quot;insert into esglesia (id,nom,wikipedia,municipi) values (&quot;;[.A32];&quot;,'&quot;;SUBSTITUTE([.B32];&quot;'&quot;;&quot;''&quot;);&quot;','&quot;;SUBSTITUTE([.C32];&quot;'&quot;;&quot;''&quot;);&quot;','&quot;;SUBSTITUTE([.D32];&quot;'&quot;;&quot;''&quot;);&quot;');&quot;)" office:value-type="string" office:string-value="insert into esglesia (id,nom,wikipedia,municipi) values (31,'Antic campanar de la Plaça','Antic campanar de la Plaça (Llançà)','Llançà');" calcext:value-type="string">
            <text:p>insert into esglesia (id,nom,wikipedia,municipi) values (31,'Antic campanar de la Plaça','Antic campanar de la Plaça (Llançà)','Llançà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Sant Baldiri de Tavellera</text:p>
          </table:table-cell>
          <table:table-cell/>
          <table:table-cell table:formula="of:=CONCATENATE(&quot;insert into esglesia (id,nom,wikipedia,municipi) values (&quot;;[.A33];&quot;,'&quot;;SUBSTITUTE([.B33];&quot;'&quot;;&quot;''&quot;);&quot;','&quot;;SUBSTITUTE([.C33];&quot;'&quot;;&quot;''&quot;);&quot;','&quot;;SUBSTITUTE([.D33];&quot;'&quot;;&quot;''&quot;);&quot;');&quot;)" office:value-type="string" office:string-value="insert into esglesia (id,nom,wikipedia,municipi) values (32,'Sant Baldiri de Tavellera','Sant Baldiri de Tavellera','');" calcext:value-type="string">
            <text:p>insert into esglesia (id,nom,wikipedia,municipi) values (32,'Sant Baldiri de Tavellera','Sant Baldiri de Tavellera','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Sant Feliu de Cadins</text:p>
          </table:table-cell>
          <table:table-cell/>
          <table:table-cell table:formula="of:=CONCATENATE(&quot;insert into esglesia (id,nom,wikipedia,municipi) values (&quot;;[.A34];&quot;,'&quot;;SUBSTITUTE([.B34];&quot;'&quot;;&quot;''&quot;);&quot;','&quot;;SUBSTITUTE([.C34];&quot;'&quot;;&quot;''&quot;);&quot;','&quot;;SUBSTITUTE([.D34];&quot;'&quot;;&quot;''&quot;);&quot;');&quot;)" office:value-type="string" office:string-value="insert into esglesia (id,nom,wikipedia,municipi) values (33,'Sant Feliu de Cadins','Sant Feliu de Cadins','');" calcext:value-type="string">
            <text:p>insert into esglesia (id,nom,wikipedia,municipi) values (33,'Sant Feliu de Cadins','Sant Feliu de Cadins','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ant Cebrià de Torroella</text:p>
          </table:table-cell>
          <table:table-cell office:value-type="string" calcext:value-type="string">
            <text:p>Torroella de Flavià</text:p>
          </table:table-cell>
          <table:table-cell table:formula="of:=CONCATENATE(&quot;insert into esglesia (id,nom,wikipedia,municipi) values (&quot;;[.A35];&quot;,'&quot;;SUBSTITUTE([.B35];&quot;'&quot;;&quot;''&quot;);&quot;','&quot;;SUBSTITUTE([.C35];&quot;'&quot;;&quot;''&quot;);&quot;','&quot;;SUBSTITUTE([.D35];&quot;'&quot;;&quot;''&quot;);&quot;');&quot;)" office:value-type="string" office:string-value="insert into esglesia (id,nom,wikipedia,municipi) values (34,'Sant Cebrià de Torroella','Sant Cebrià de Torroella','Torroella de Flavià');" calcext:value-type="string">
            <text:p>insert into esglesia (id,nom,wikipedia,municipi) values (34,'Sant Cebrià de Torroella','Sant Cebrià de Torroella','Torroella de Flavià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Sant Cebrià de Mollet</text:p>
          </table:table-cell>
          <table:table-cell office:value-type="string" calcext:value-type="string">
            <text:p>Mollet de Peralada</text:p>
          </table:table-cell>
          <table:table-cell table:formula="of:=CONCATENATE(&quot;insert into esglesia (id,nom,wikipedia,municipi) values (&quot;;[.A36];&quot;,'&quot;;SUBSTITUTE([.B36];&quot;'&quot;;&quot;''&quot;);&quot;','&quot;;SUBSTITUTE([.C36];&quot;'&quot;;&quot;''&quot;);&quot;','&quot;;SUBSTITUTE([.D36];&quot;'&quot;;&quot;''&quot;);&quot;');&quot;)" office:value-type="string" office:string-value="insert into esglesia (id,nom,wikipedia,municipi) values (35,'Sant Cebrià de Mollet','Sant Cebrià de Mollet','Mollet de Peralada');" calcext:value-type="string">
            <text:p>insert into esglesia (id,nom,wikipedia,municipi) values (35,'Sant Cebrià de Mollet','Sant Cebrià de Mollet','Mollet de Peralada'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Sant Cebrià de Vilafant</text:p>
          </table:table-cell>
          <table:table-cell office:value-type="string" calcext:value-type="string">
            <text:p>Vilafant</text:p>
          </table:table-cell>
          <table:table-cell table:formula="of:=CONCATENATE(&quot;insert into esglesia (id,nom,wikipedia,municipi) values (&quot;;[.A37];&quot;,'&quot;;SUBSTITUTE([.B37];&quot;'&quot;;&quot;''&quot;);&quot;','&quot;;SUBSTITUTE([.C37];&quot;'&quot;;&quot;''&quot;);&quot;','&quot;;SUBSTITUTE([.D37];&quot;'&quot;;&quot;''&quot;);&quot;');&quot;)" office:value-type="string" office:string-value="insert into esglesia (id,nom,wikipedia,municipi) values (36,'Sant Cebrià de Vilafant','Sant Cebrià de Vilafant','Vilafant');" calcext:value-type="string">
            <text:p>insert into esglesia (id,nom,wikipedia,municipi) values (36,'Sant Cebrià de Vilafant','Sant Cebrià de Vilafant','Vilafant'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Santa Coloma de Siurana</text:p>
          </table:table-cell>
          <table:table-cell/>
          <table:table-cell table:formula="of:=CONCATENATE(&quot;insert into esglesia (id,nom,wikipedia,municipi) values (&quot;;[.A38];&quot;,'&quot;;SUBSTITUTE([.B38];&quot;'&quot;;&quot;''&quot;);&quot;','&quot;;SUBSTITUTE([.C38];&quot;'&quot;;&quot;''&quot;);&quot;','&quot;;SUBSTITUTE([.D38];&quot;'&quot;;&quot;''&quot;);&quot;');&quot;)" office:value-type="string" office:string-value="insert into esglesia (id,nom,wikipedia,municipi) values (37,'Santa Coloma de Siurana','Santa Coloma de Siurana','');" calcext:value-type="string">
            <text:p>insert into esglesia (id,nom,wikipedia,municipi) values (37,'Santa Coloma de Siurana','Santa Coloma de Siurana','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Església de Sant Cebrià dels Alls</text:p>
          </table:table-cell>
          <table:table-cell/>
          <table:table-cell table:formula="of:=CONCATENATE(&quot;insert into esglesia (id,nom,wikipedia,municipi) values (&quot;;[.A39];&quot;,'&quot;;SUBSTITUTE([.B39];&quot;'&quot;;&quot;''&quot;);&quot;','&quot;;SUBSTITUTE([.C39];&quot;'&quot;;&quot;''&quot;);&quot;','&quot;;SUBSTITUTE([.D39];&quot;'&quot;;&quot;''&quot;);&quot;');&quot;)" office:value-type="string" office:string-value="insert into esglesia (id,nom,wikipedia,municipi) values (38,'Església de Sant Cebrià dels Alls','Església de Sant Cebrià dels Alls','');" calcext:value-type="string">
            <text:p>insert into esglesia (id,nom,wikipedia,municipi) values (38,'Església de Sant Cebrià dels Alls','Església de Sant Cebrià dels Alls',''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Església de Sant Llorenç de la Muga</text:p>
          </table:table-cell>
          <table:table-cell/>
          <table:table-cell table:formula="of:=CONCATENATE(&quot;insert into esglesia (id,nom,wikipedia,municipi) values (&quot;;[.A40];&quot;,'&quot;;SUBSTITUTE([.B40];&quot;'&quot;;&quot;''&quot;);&quot;','&quot;;SUBSTITUTE([.C40];&quot;'&quot;;&quot;''&quot;);&quot;','&quot;;SUBSTITUTE([.D40];&quot;'&quot;;&quot;''&quot;);&quot;');&quot;)" office:value-type="string" office:string-value="insert into esglesia (id,nom,wikipedia,municipi) values (39,'Església de Sant Llorenç de la Muga','Església de Sant Llorenç de la Muga','');" calcext:value-type="string">
            <text:p>insert into esglesia (id,nom,wikipedia,municipi) values (39,'Església de Sant Llorenç de la Muga','Església de Sant Llorenç de la Muga','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Església vella de Sant Andreu de Vila-robau</text:p>
          </table:table-cell>
          <table:table-cell/>
          <table:table-cell table:formula="of:=CONCATENATE(&quot;insert into esglesia (id,nom,wikipedia,municipi) values (&quot;;[.A41];&quot;,'&quot;;SUBSTITUTE([.B41];&quot;'&quot;;&quot;''&quot;);&quot;','&quot;;SUBSTITUTE([.C41];&quot;'&quot;;&quot;''&quot;);&quot;','&quot;;SUBSTITUTE([.D41];&quot;'&quot;;&quot;''&quot;);&quot;');&quot;)" office:value-type="string" office:string-value="insert into esglesia (id,nom,wikipedia,municipi) values (40,'Església vella de Sant Andreu de Vila-robau','Església vella de Sant Andreu de Vila-robau','');" calcext:value-type="string">
            <text:p>insert into esglesia (id,nom,wikipedia,municipi) values (40,'Església vella de Sant Andreu de Vila-robau','Església vella de Sant Andreu de Vila-robau','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Sant Esteve de Cantallops</text:p>
          </table:table-cell>
          <table:table-cell/>
          <table:table-cell table:formula="of:=CONCATENATE(&quot;insert into esglesia (id,nom,wikipedia,municipi) values (&quot;;[.A42];&quot;,'&quot;;SUBSTITUTE([.B42];&quot;'&quot;;&quot;''&quot;);&quot;','&quot;;SUBSTITUTE([.C42];&quot;'&quot;;&quot;''&quot;);&quot;','&quot;;SUBSTITUTE([.D42];&quot;'&quot;;&quot;''&quot;);&quot;');&quot;)" office:value-type="string" office:string-value="insert into esglesia (id,nom,wikipedia,municipi) values (41,'Sant Esteve de Cantallops','Sant Esteve de Cantallops','');" calcext:value-type="string">
            <text:p>insert into esglesia (id,nom,wikipedia,municipi) values (41,'Sant Esteve de Cantallops','Sant Esteve de Cantallops',''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Sant Esteve d'Avinyonet</text:p>
          </table:table-cell>
          <table:table-cell/>
          <table:table-cell table:formula="of:=CONCATENATE(&quot;insert into esglesia (id,nom,wikipedia,municipi) values (&quot;;[.A43];&quot;,'&quot;;SUBSTITUTE([.B43];&quot;'&quot;;&quot;''&quot;);&quot;','&quot;;SUBSTITUTE([.C43];&quot;'&quot;;&quot;''&quot;);&quot;','&quot;;SUBSTITUTE([.D43];&quot;'&quot;;&quot;''&quot;);&quot;');&quot;)" office:value-type="string" office:string-value="insert into esglesia (id,nom,wikipedia,municipi) values (42,'Sant Esteve d''Avinyonet','Sant Esteve d''Avinyonet','');" calcext:value-type="string">
            <text:p>insert into esglesia (id,nom,wikipedia,municipi) values (42,'Sant Esteve d''Avinyonet','Sant Esteve d''Avinyonet',''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Sant Esteve de Canelles</text:p>
          </table:table-cell>
          <table:table-cell/>
          <table:table-cell table:formula="of:=CONCATENATE(&quot;insert into esglesia (id,nom,wikipedia,municipi) values (&quot;;[.A44];&quot;,'&quot;;SUBSTITUTE([.B44];&quot;'&quot;;&quot;''&quot;);&quot;','&quot;;SUBSTITUTE([.C44];&quot;'&quot;;&quot;''&quot;);&quot;','&quot;;SUBSTITUTE([.D44];&quot;'&quot;;&quot;''&quot;);&quot;');&quot;)" office:value-type="string" office:string-value="insert into esglesia (id,nom,wikipedia,municipi) values (43,'Sant Esteve de Canelles','Sant Esteve de Canelles','');" calcext:value-type="string">
            <text:p>insert into esglesia (id,nom,wikipedia,municipi) values (43,'Sant Esteve de Canelles','Sant Esteve de Canelles',''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Església de Sant Esteve (Palau de Santa Eulàlia)</text:p>
          </table:table-cell>
          <table:table-cell office:value-type="string" calcext:value-type="string">
            <text:p>Palau de Santa Eulàlia</text:p>
          </table:table-cell>
          <table:table-cell table:formula="of:=CONCATENATE(&quot;insert into esglesia (id,nom,wikipedia,municipi) values (&quot;;[.A45];&quot;,'&quot;;SUBSTITUTE([.B45];&quot;'&quot;;&quot;''&quot;);&quot;','&quot;;SUBSTITUTE([.C45];&quot;'&quot;;&quot;''&quot;);&quot;','&quot;;SUBSTITUTE([.D45];&quot;'&quot;;&quot;''&quot;);&quot;');&quot;)" office:value-type="string" office:string-value="insert into esglesia (id,nom,wikipedia,municipi) values (44,'Església de Sant Esteve (Palau de Santa Eulàlia)','Església de Sant Esteve (Palau de Santa Eulàlia)','Palau de Santa Eulàlia');" calcext:value-type="string">
            <text:p>insert into esglesia (id,nom,wikipedia,municipi) values (44,'Església de Sant Esteve (Palau de Santa Eulàlia)','Església de Sant Esteve (Palau de Santa Eulàlia)','Palau de Santa Eulàlia'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Sant Esteve de Pedret</text:p>
          </table:table-cell>
          <table:table-cell/>
          <table:table-cell table:formula="of:=CONCATENATE(&quot;insert into esglesia (id,nom,wikipedia,municipi) values (&quot;;[.A46];&quot;,'&quot;;SUBSTITUTE([.B46];&quot;'&quot;;&quot;''&quot;);&quot;','&quot;;SUBSTITUTE([.C46];&quot;'&quot;;&quot;''&quot;);&quot;','&quot;;SUBSTITUTE([.D46];&quot;'&quot;;&quot;''&quot;);&quot;');&quot;)" office:value-type="string" office:string-value="insert into esglesia (id,nom,wikipedia,municipi) values (45,'Sant Esteve de Pedret','Sant Esteve de Pedret','');" calcext:value-type="string">
            <text:p>insert into esglesia (id,nom,wikipedia,municipi) values (45,'Sant Esteve de Pedret','Sant Esteve de Pedret',''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Sant Esteve de Vila-sacra</text:p>
          </table:table-cell>
          <table:table-cell/>
          <table:table-cell table:formula="of:=CONCATENATE(&quot;insert into esglesia (id,nom,wikipedia,municipi) values (&quot;;[.A47];&quot;,'&quot;;SUBSTITUTE([.B47];&quot;'&quot;;&quot;''&quot;);&quot;','&quot;;SUBSTITUTE([.C47];&quot;'&quot;;&quot;''&quot;);&quot;','&quot;;SUBSTITUTE([.D47];&quot;'&quot;;&quot;''&quot;);&quot;');&quot;)" office:value-type="string" office:string-value="insert into esglesia (id,nom,wikipedia,municipi) values (46,'Sant Esteve de Vila-sacra','Sant Esteve de Vila-sacra','');" calcext:value-type="string">
            <text:p>insert into esglesia (id,nom,wikipedia,municipi) values (46,'Sant Esteve de Vila-sacra','Sant Esteve de Vila-sacra',''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Sant Esteve del Llop</text:p>
          </table:table-cell>
          <table:table-cell/>
          <table:table-cell table:formula="of:=CONCATENATE(&quot;insert into esglesia (id,nom,wikipedia,municipi) values (&quot;;[.A48];&quot;,'&quot;;SUBSTITUTE([.B48];&quot;'&quot;;&quot;''&quot;);&quot;','&quot;;SUBSTITUTE([.C48];&quot;'&quot;;&quot;''&quot;);&quot;','&quot;;SUBSTITUTE([.D48];&quot;'&quot;;&quot;''&quot;);&quot;');&quot;)" office:value-type="string" office:string-value="insert into esglesia (id,nom,wikipedia,municipi) values (47,'Sant Esteve del Llop','Sant Esteve del Llop','');" calcext:value-type="string">
            <text:p>insert into esglesia (id,nom,wikipedia,municipi) values (47,'Sant Esteve del Llop','Sant Esteve del Llop',''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Santa Eugènia d'Avinyonet</text:p>
          </table:table-cell>
          <table:table-cell/>
          <table:table-cell table:formula="of:=CONCATENATE(&quot;insert into esglesia (id,nom,wikipedia,municipi) values (&quot;;[.A49];&quot;,'&quot;;SUBSTITUTE([.B49];&quot;'&quot;;&quot;''&quot;);&quot;','&quot;;SUBSTITUTE([.C49];&quot;'&quot;;&quot;''&quot;);&quot;','&quot;;SUBSTITUTE([.D49];&quot;'&quot;;&quot;''&quot;);&quot;');&quot;)" office:value-type="string" office:string-value="insert into esglesia (id,nom,wikipedia,municipi) values (48,'Santa Eugènia d''Avinyonet','Santa Eugènia d''Avinyonet','');" calcext:value-type="string">
            <text:p>insert into esglesia (id,nom,wikipedia,municipi) values (48,'Santa Eugènia d''Avinyonet','Santa Eugènia d''Avinyonet',''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Santa Eulàlia de Palau</text:p>
          </table:table-cell>
          <table:table-cell/>
          <table:table-cell table:formula="of:=CONCATENATE(&quot;insert into esglesia (id,nom,wikipedia,municipi) values (&quot;;[.A50];&quot;,'&quot;;SUBSTITUTE([.B50];&quot;'&quot;;&quot;''&quot;);&quot;','&quot;;SUBSTITUTE([.C50];&quot;'&quot;;&quot;''&quot;);&quot;','&quot;;SUBSTITUTE([.D50];&quot;'&quot;;&quot;''&quot;);&quot;');&quot;)" office:value-type="string" office:string-value="insert into esglesia (id,nom,wikipedia,municipi) values (49,'Santa Eulàlia de Palau','Santa Eulàlia de Palau','');" calcext:value-type="string">
            <text:p>insert into esglesia (id,nom,wikipedia,municipi) values (49,'Santa Eulàlia de Palau','Santa Eulàlia de Palau',''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Santa Eulàlia de Vilanova de la Muga</text:p>
          </table:table-cell>
          <table:table-cell office:value-type="string" calcext:value-type="string">
            <text:p>Vilanova de la Muga</text:p>
          </table:table-cell>
          <table:table-cell table:formula="of:=CONCATENATE(&quot;insert into esglesia (id,nom,wikipedia,municipi) values (&quot;;[.A51];&quot;,'&quot;;SUBSTITUTE([.B51];&quot;'&quot;;&quot;''&quot;);&quot;','&quot;;SUBSTITUTE([.C51];&quot;'&quot;;&quot;''&quot;);&quot;','&quot;;SUBSTITUTE([.D51];&quot;'&quot;;&quot;''&quot;);&quot;');&quot;)" office:value-type="string" office:string-value="insert into esglesia (id,nom,wikipedia,municipi) values (50,'Santa Eulàlia de Vilanova de la Muga','Santa Eulàlia de Vilanova de la Muga','Vilanova de la Muga');" calcext:value-type="string">
            <text:p>insert into esglesia (id,nom,wikipedia,municipi) values (50,'Santa Eulàlia de Vilanova de la Muga','Santa Eulàlia de Vilanova de la Muga','Vilanova de la Muga'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Sant Feliu de la Garriga</text:p>
          </table:table-cell>
          <table:table-cell/>
          <table:table-cell table:formula="of:=CONCATENATE(&quot;insert into esglesia (id,nom,wikipedia,municipi) values (&quot;;[.A52];&quot;,'&quot;;SUBSTITUTE([.B52];&quot;'&quot;;&quot;''&quot;);&quot;','&quot;;SUBSTITUTE([.C52];&quot;'&quot;;&quot;''&quot;);&quot;','&quot;;SUBSTITUTE([.D52];&quot;'&quot;;&quot;''&quot;);&quot;');&quot;)" office:value-type="string" office:string-value="insert into esglesia (id,nom,wikipedia,municipi) values (51,'Sant Feliu de la Garriga','Sant Feliu de la Garriga','');" calcext:value-type="string">
            <text:p>insert into esglesia (id,nom,wikipedia,municipi) values (51,'Sant Feliu de la Garriga','Sant Feliu de la Garriga',''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Sant Feliu de Vilajuïga</text:p>
          </table:table-cell>
          <table:table-cell/>
          <table:table-cell table:formula="of:=CONCATENATE(&quot;insert into esglesia (id,nom,wikipedia,municipi) values (&quot;;[.A53];&quot;,'&quot;;SUBSTITUTE([.B53];&quot;'&quot;;&quot;''&quot;);&quot;','&quot;;SUBSTITUTE([.C53];&quot;'&quot;;&quot;''&quot;);&quot;','&quot;;SUBSTITUTE([.D53];&quot;'&quot;;&quot;''&quot;);&quot;');&quot;)" office:value-type="string" office:string-value="insert into esglesia (id,nom,wikipedia,municipi) values (52,'Sant Feliu de Vilajuïga','Sant Feliu de Vilajuïga','');" calcext:value-type="string">
            <text:p>insert into esglesia (id,nom,wikipedia,municipi) values (52,'Sant Feliu de Vilajuïga','Sant Feliu de Vilajuïga',''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Sant Genís d'Orriols</text:p>
          </table:table-cell>
          <table:table-cell/>
          <table:table-cell table:formula="of:=CONCATENATE(&quot;insert into esglesia (id,nom,wikipedia,municipi) values (&quot;;[.A54];&quot;,'&quot;;SUBSTITUTE([.B54];&quot;'&quot;;&quot;''&quot;);&quot;','&quot;;SUBSTITUTE([.C54];&quot;'&quot;;&quot;''&quot;);&quot;','&quot;;SUBSTITUTE([.D54];&quot;'&quot;;&quot;''&quot;);&quot;');&quot;)" office:value-type="string" office:string-value="insert into esglesia (id,nom,wikipedia,municipi) values (53,'Sant Genís d''Orriols','Sant Genís d''Orriols','');" calcext:value-type="string">
            <text:p>insert into esglesia (id,nom,wikipedia,municipi) values (53,'Sant Genís d''Orriols','Sant Genís d''Orriols',''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Sant Genís Desprac</text:p>
          </table:table-cell>
          <table:table-cell/>
          <table:table-cell table:formula="of:=CONCATENATE(&quot;insert into esglesia (id,nom,wikipedia,municipi) values (&quot;;[.A55];&quot;,'&quot;;SUBSTITUTE([.B55];&quot;'&quot;;&quot;''&quot;);&quot;','&quot;;SUBSTITUTE([.C55];&quot;'&quot;;&quot;''&quot;);&quot;','&quot;;SUBSTITUTE([.D55];&quot;'&quot;;&quot;''&quot;);&quot;');&quot;)" office:value-type="string" office:string-value="insert into esglesia (id,nom,wikipedia,municipi) values (54,'Sant Genís Desprac','Sant Genís Desprac','');" calcext:value-type="string">
            <text:p>insert into esglesia (id,nom,wikipedia,municipi) values (54,'Sant Genís Desprac','Sant Genís Desprac',''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nt Genís del Terrer</text:p>
          </table:table-cell>
          <table:table-cell/>
          <table:table-cell table:formula="of:=CONCATENATE(&quot;insert into esglesia (id,nom,wikipedia,municipi) values (&quot;;[.A56];&quot;,'&quot;;SUBSTITUTE([.B56];&quot;'&quot;;&quot;''&quot;);&quot;','&quot;;SUBSTITUTE([.C56];&quot;'&quot;;&quot;''&quot;);&quot;','&quot;;SUBSTITUTE([.D56];&quot;'&quot;;&quot;''&quot;);&quot;');&quot;)" office:value-type="string" office:string-value="insert into esglesia (id,nom,wikipedia,municipi) values (55,'Sant Genís del Terrer','Sant Genís del Terrer','');" calcext:value-type="string">
            <text:p>insert into esglesia (id,nom,wikipedia,municipi) values (55,'Sant Genís del Terrer','Sant Genís del Terrer',''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Santa Helena de Rodes</text:p>
          </table:table-cell>
          <table:table-cell/>
          <table:table-cell table:formula="of:=CONCATENATE(&quot;insert into esglesia (id,nom,wikipedia,municipi) values (&quot;;[.A57];&quot;,'&quot;;SUBSTITUTE([.B57];&quot;'&quot;;&quot;''&quot;);&quot;','&quot;;SUBSTITUTE([.C57];&quot;'&quot;;&quot;''&quot;);&quot;','&quot;;SUBSTITUTE([.D57];&quot;'&quot;;&quot;''&quot;);&quot;');&quot;)" office:value-type="string" office:string-value="insert into esglesia (id,nom,wikipedia,municipi) values (56,'Santa Helena de Rodes','Santa Helena de Rodes','');" calcext:value-type="string">
            <text:p>insert into esglesia (id,nom,wikipedia,municipi) values (56,'Santa Helena de Rodes','Santa Helena de Rodes',''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Sant Iscle de Bàscara</text:p>
          </table:table-cell>
          <table:table-cell office:value-type="string" calcext:value-type="string">
            <text:p>Báscara</text:p>
          </table:table-cell>
          <table:table-cell table:formula="of:=CONCATENATE(&quot;insert into esglesia (id,nom,wikipedia,municipi) values (&quot;;[.A58];&quot;,'&quot;;SUBSTITUTE([.B58];&quot;'&quot;;&quot;''&quot;);&quot;','&quot;;SUBSTITUTE([.C58];&quot;'&quot;;&quot;''&quot;);&quot;','&quot;;SUBSTITUTE([.D58];&quot;'&quot;;&quot;''&quot;);&quot;');&quot;)" office:value-type="string" office:string-value="insert into esglesia (id,nom,wikipedia,municipi) values (57,'Sant Iscle de Bàscara','Sant Iscle de Bàscara','Báscara');" calcext:value-type="string">
            <text:p>insert into esglesia (id,nom,wikipedia,municipi) values (57,'Sant Iscle de Bàscara','Sant Iscle de Bàscara','Báscara'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Sant Jaume d'Espolla</text:p>
          </table:table-cell>
          <table:table-cell office:value-type="string" calcext:value-type="string">
            <text:p>Espolla</text:p>
          </table:table-cell>
          <table:table-cell table:formula="of:=CONCATENATE(&quot;insert into esglesia (id,nom,wikipedia,municipi) values (&quot;;[.A59];&quot;,'&quot;;SUBSTITUTE([.B59];&quot;'&quot;;&quot;''&quot;);&quot;','&quot;;SUBSTITUTE([.C59];&quot;'&quot;;&quot;''&quot;);&quot;','&quot;;SUBSTITUTE([.D59];&quot;'&quot;;&quot;''&quot;);&quot;');&quot;)" office:value-type="string" office:string-value="insert into esglesia (id,nom,wikipedia,municipi) values (58,'Sant Jaume d''Espolla','Sant Jaume d''Espolla','Espolla');" calcext:value-type="string">
            <text:p>insert into esglesia (id,nom,wikipedia,municipi) values (58,'Sant Jaume d''Espolla','Sant Jaume d''Espolla','Espolla'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Sant Joan de Palau-saverdera</text:p>
          </table:table-cell>
          <table:table-cell office:value-type="string" calcext:value-type="string">
            <text:p>Palau-Saavedra</text:p>
          </table:table-cell>
          <table:table-cell table:formula="of:=CONCATENATE(&quot;insert into esglesia (id,nom,wikipedia,municipi) values (&quot;;[.A60];&quot;,'&quot;;SUBSTITUTE([.B60];&quot;'&quot;;&quot;''&quot;);&quot;','&quot;;SUBSTITUTE([.C60];&quot;'&quot;;&quot;''&quot;);&quot;','&quot;;SUBSTITUTE([.D60];&quot;'&quot;;&quot;''&quot;);&quot;');&quot;)" office:value-type="string" office:string-value="insert into esglesia (id,nom,wikipedia,municipi) values (59,'Sant Joan de Palau-saverdera','Sant Joan de Palau-saverdera','Palau-Saavedra');" calcext:value-type="string">
            <text:p>insert into esglesia (id,nom,wikipedia,municipi) values (59,'Sant Joan de Palau-saverdera','Sant Joan de Palau-saverdera','Palau-Saavedra'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Sant Julià de Rabós</text:p>
          </table:table-cell>
          <table:table-cell office:value-type="string" calcext:value-type="string">
            <text:p>Rabós</text:p>
          </table:table-cell>
          <table:table-cell table:formula="of:=CONCATENATE(&quot;insert into esglesia (id,nom,wikipedia,municipi) values (&quot;;[.A61];&quot;,'&quot;;SUBSTITUTE([.B61];&quot;'&quot;;&quot;''&quot;);&quot;','&quot;;SUBSTITUTE([.C61];&quot;'&quot;;&quot;''&quot;);&quot;','&quot;;SUBSTITUTE([.D61];&quot;'&quot;;&quot;''&quot;);&quot;');&quot;)" office:value-type="string" office:string-value="insert into esglesia (id,nom,wikipedia,municipi) values (60,'Sant Julià de Rabós','Sant Julià de Rabós','Rabós');" calcext:value-type="string">
            <text:p>insert into esglesia (id,nom,wikipedia,municipi) values (60,'Sant Julià de Rabós','Sant Julià de Rabós','Rabós'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Sant Julià dels Torts</text:p>
          </table:table-cell>
          <table:table-cell/>
          <table:table-cell table:formula="of:=CONCATENATE(&quot;insert into esglesia (id,nom,wikipedia,municipi) values (&quot;;[.A62];&quot;,'&quot;;SUBSTITUTE([.B62];&quot;'&quot;;&quot;''&quot;);&quot;','&quot;;SUBSTITUTE([.C62];&quot;'&quot;;&quot;''&quot;);&quot;','&quot;;SUBSTITUTE([.D62];&quot;'&quot;;&quot;''&quot;);&quot;');&quot;)" office:value-type="string" office:string-value="insert into esglesia (id,nom,wikipedia,municipi) values (61,'Sant Julià dels Torts','Sant Julià dels Torts','');" calcext:value-type="string">
            <text:p>insert into esglesia (id,nom,wikipedia,municipi) values (61,'Sant Julià dels Torts','Sant Julià dels Torts',''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Sant Julià d'Ordis</text:p>
          </table:table-cell>
          <table:table-cell/>
          <table:table-cell table:formula="of:=CONCATENATE(&quot;insert into esglesia (id,nom,wikipedia,municipi) values (&quot;;[.A63];&quot;,'&quot;;SUBSTITUTE([.B63];&quot;'&quot;;&quot;''&quot;);&quot;','&quot;;SUBSTITUTE([.C63];&quot;'&quot;;&quot;''&quot;);&quot;','&quot;;SUBSTITUTE([.D63];&quot;'&quot;;&quot;''&quot;);&quot;');&quot;)" office:value-type="string" office:string-value="insert into esglesia (id,nom,wikipedia,municipi) values (62,'Sant Julià d''Ordis','Sant Julià d''Ordis','');" calcext:value-type="string">
            <text:p>insert into esglesia (id,nom,wikipedia,municipi) values (62,'Sant Julià d''Ordis','Sant Julià d''Ordis',''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Església de Santa Llogaia d'Àlguema</text:p>
          </table:table-cell>
          <table:table-cell/>
          <table:table-cell table:formula="of:=CONCATENATE(&quot;insert into esglesia (id,nom,wikipedia,municipi) values (&quot;;[.A64];&quot;,'&quot;;SUBSTITUTE([.B64];&quot;'&quot;;&quot;''&quot;);&quot;','&quot;;SUBSTITUTE([.C64];&quot;'&quot;;&quot;''&quot;);&quot;','&quot;;SUBSTITUTE([.D64];&quot;'&quot;;&quot;''&quot;);&quot;');&quot;)" office:value-type="string" office:string-value="insert into esglesia (id,nom,wikipedia,municipi) values (63,'Església de Santa Llogaia d''Àlguema','Església de Santa Llogaia d''Àlguema','');" calcext:value-type="string">
            <text:p>insert into esglesia (id,nom,wikipedia,municipi) values (63,'Església de Santa Llogaia d''Àlguema','Església de Santa Llogaia d''Àlguema',''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rmita de Santa Magdalena</text:p>
          </table:table-cell>
          <table:table-cell office:value-type="string" calcext:value-type="string">
            <text:p>Ermita de Santa Magdalena (Terrades)</text:p>
          </table:table-cell>
          <table:table-cell/>
          <table:table-cell table:formula="of:=CONCATENATE(&quot;insert into esglesia (id,nom,wikipedia,municipi) values (&quot;;[.A65];&quot;,'&quot;;SUBSTITUTE([.B65];&quot;'&quot;;&quot;''&quot;);&quot;','&quot;;SUBSTITUTE([.C65];&quot;'&quot;;&quot;''&quot;);&quot;','&quot;;SUBSTITUTE([.D65];&quot;'&quot;;&quot;''&quot;);&quot;');&quot;)" office:value-type="string" office:string-value="insert into esglesia (id,nom,wikipedia,municipi) values (64,'Ermita de Santa Magdalena','Ermita de Santa Magdalena (Terrades)','');" calcext:value-type="string">
            <text:p>insert into esglesia (id,nom,wikipedia,municipi) values (64,'Ermita de Santa Magdalena','Ermita de Santa Magdalena (Terrades)',''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Mare de Déu de Palau</text:p>
          </table:table-cell>
          <table:table-cell/>
          <table:table-cell table:formula="of:=CONCATENATE(&quot;insert into esglesia (id,nom,wikipedia,municipi) values (&quot;;[.A66];&quot;,'&quot;;SUBSTITUTE([.B66];&quot;'&quot;;&quot;''&quot;);&quot;','&quot;;SUBSTITUTE([.C66];&quot;'&quot;;&quot;''&quot;);&quot;','&quot;;SUBSTITUTE([.D66];&quot;'&quot;;&quot;''&quot;);&quot;');&quot;)" office:value-type="string" office:string-value="insert into esglesia (id,nom,wikipedia,municipi) values (65,'Mare de Déu de Palau','Mare de Déu de Palau','');" calcext:value-type="string">
            <text:p>insert into esglesia (id,nom,wikipedia,municipi) values (65,'Mare de Déu de Palau','Mare de Déu de Palau',''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Santa Maria d'Agullana</text:p>
          </table:table-cell>
          <table:table-cell office:value-type="string" calcext:value-type="string">
            <text:p>Agullana</text:p>
          </table:table-cell>
          <table:table-cell table:formula="of:=CONCATENATE(&quot;insert into esglesia (id,nom,wikipedia,municipi) values (&quot;;[.A67];&quot;,'&quot;;SUBSTITUTE([.B67];&quot;'&quot;;&quot;''&quot;);&quot;','&quot;;SUBSTITUTE([.C67];&quot;'&quot;;&quot;''&quot;);&quot;','&quot;;SUBSTITUTE([.D67];&quot;'&quot;;&quot;''&quot;);&quot;');&quot;)" office:value-type="string" office:string-value="insert into esglesia (id,nom,wikipedia,municipi) values (66,'Santa Maria d''Agullana','Santa Maria d''Agullana','Agullana');" calcext:value-type="string">
            <text:p>insert into esglesia (id,nom,wikipedia,municipi) values (66,'Santa Maria d''Agullana','Santa Maria d''Agullana','Agullana'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anta Maria d'Ermedàs</text:p>
          </table:table-cell>
          <table:table-cell/>
          <table:table-cell table:formula="of:=CONCATENATE(&quot;insert into esglesia (id,nom,wikipedia,municipi) values (&quot;;[.A68];&quot;,'&quot;;SUBSTITUTE([.B68];&quot;'&quot;;&quot;''&quot;);&quot;','&quot;;SUBSTITUTE([.C68];&quot;'&quot;;&quot;''&quot;);&quot;','&quot;;SUBSTITUTE([.D68];&quot;'&quot;;&quot;''&quot;);&quot;');&quot;)" office:value-type="string" office:string-value="insert into esglesia (id,nom,wikipedia,municipi) values (67,'Santa Maria d''Ermedàs','Santa Maria d''Ermedàs','');" calcext:value-type="string">
            <text:p>insert into esglesia (id,nom,wikipedia,municipi) values (67,'Santa Maria d''Ermedàs','Santa Maria d''Ermedàs',''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anta Maria de Cistella</text:p>
          </table:table-cell>
          <table:table-cell/>
          <table:table-cell table:formula="of:=CONCATENATE(&quot;insert into esglesia (id,nom,wikipedia,municipi) values (&quot;;[.A69];&quot;,'&quot;;SUBSTITUTE([.B69];&quot;'&quot;;&quot;''&quot;);&quot;','&quot;;SUBSTITUTE([.C69];&quot;'&quot;;&quot;''&quot;);&quot;','&quot;;SUBSTITUTE([.D69];&quot;'&quot;;&quot;''&quot;);&quot;');&quot;)" office:value-type="string" office:string-value="insert into esglesia (id,nom,wikipedia,municipi) values (68,'Santa Maria de Cistella','Santa Maria de Cistella','');" calcext:value-type="string">
            <text:p>insert into esglesia (id,nom,wikipedia,municipi) values (68,'Santa Maria de Cistella','Santa Maria de Cistella',''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Santa Maria de Colera</text:p>
          </table:table-cell>
          <table:table-cell office:value-type="string" calcext:value-type="string">
            <text:p>Colera</text:p>
          </table:table-cell>
          <table:table-cell table:formula="of:=CONCATENATE(&quot;insert into esglesia (id,nom,wikipedia,municipi) values (&quot;;[.A70];&quot;,'&quot;;SUBSTITUTE([.B70];&quot;'&quot;;&quot;''&quot;);&quot;','&quot;;SUBSTITUTE([.C70];&quot;'&quot;;&quot;''&quot;);&quot;','&quot;;SUBSTITUTE([.D70];&quot;'&quot;;&quot;''&quot;);&quot;');&quot;)" office:value-type="string" office:string-value="insert into esglesia (id,nom,wikipedia,municipi) values (69,'Santa Maria de Colera','Santa Maria de Colera','Colera');" calcext:value-type="string">
            <text:p>insert into esglesia (id,nom,wikipedia,municipi) values (69,'Santa Maria de Colera','Santa Maria de Colera','Colera'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Santa Maria de Darnius</text:p>
          </table:table-cell>
          <table:table-cell/>
          <table:table-cell table:formula="of:=CONCATENATE(&quot;insert into esglesia (id,nom,wikipedia,municipi) values (&quot;;[.A71];&quot;,'&quot;;SUBSTITUTE([.B71];&quot;'&quot;;&quot;''&quot;);&quot;','&quot;;SUBSTITUTE([.C71];&quot;'&quot;;&quot;''&quot;);&quot;','&quot;;SUBSTITUTE([.D71];&quot;'&quot;;&quot;''&quot;);&quot;');&quot;)" office:value-type="string" office:string-value="insert into esglesia (id,nom,wikipedia,municipi) values (70,'Santa Maria de Darnius','Santa Maria de Darnius','');" calcext:value-type="string">
            <text:p>insert into esglesia (id,nom,wikipedia,municipi) values (70,'Santa Maria de Darnius','Santa Maria de Darnius',''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Santa Maria de l'Om</text:p>
          </table:table-cell>
          <table:table-cell/>
          <table:table-cell table:formula="of:=CONCATENATE(&quot;insert into esglesia (id,nom,wikipedia,municipi) values (&quot;;[.A72];&quot;,'&quot;;SUBSTITUTE([.B72];&quot;'&quot;;&quot;''&quot;);&quot;','&quot;;SUBSTITUTE([.C72];&quot;'&quot;;&quot;''&quot;);&quot;','&quot;;SUBSTITUTE([.D72];&quot;'&quot;;&quot;''&quot;);&quot;');&quot;)" office:value-type="string" office:string-value="insert into esglesia (id,nom,wikipedia,municipi) values (71,'Santa Maria de l''Om','Santa Maria de l''Om','');" calcext:value-type="string">
            <text:p>insert into esglesia (id,nom,wikipedia,municipi) values (71,'Santa Maria de l''Om','Santa Maria de l''Om',''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Santa Maria de Vilamacolum</text:p>
          </table:table-cell>
          <table:table-cell office:value-type="string" calcext:value-type="string">
            <text:p>Vilamacolum</text:p>
          </table:table-cell>
          <table:table-cell table:formula="of:=CONCATENATE(&quot;insert into esglesia (id,nom,wikipedia,municipi) values (&quot;;[.A73];&quot;,'&quot;;SUBSTITUTE([.B73];&quot;'&quot;;&quot;''&quot;);&quot;','&quot;;SUBSTITUTE([.C73];&quot;'&quot;;&quot;''&quot;);&quot;','&quot;;SUBSTITUTE([.D73];&quot;'&quot;;&quot;''&quot;);&quot;');&quot;)" office:value-type="string" office:string-value="insert into esglesia (id,nom,wikipedia,municipi) values (72,'Santa Maria de Vilamacolum','Santa Maria de Vilamacolum','Vilamacolum');" calcext:value-type="string">
            <text:p>insert into esglesia (id,nom,wikipedia,municipi) values (72,'Santa Maria de Vilamacolum','Santa Maria de Vilamacolum','Vilamacolum'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Santa Maria de Vilanant</text:p>
          </table:table-cell>
          <table:table-cell office:value-type="string" calcext:value-type="string">
            <text:p>Vilanant</text:p>
          </table:table-cell>
          <table:table-cell table:formula="of:=CONCATENATE(&quot;insert into esglesia (id,nom,wikipedia,municipi) values (&quot;;[.A74];&quot;,'&quot;;SUBSTITUTE([.B74];&quot;'&quot;;&quot;''&quot;);&quot;','&quot;;SUBSTITUTE([.C74];&quot;'&quot;;&quot;''&quot;);&quot;','&quot;;SUBSTITUTE([.D74];&quot;'&quot;;&quot;''&quot;);&quot;');&quot;)" office:value-type="string" office:string-value="insert into esglesia (id,nom,wikipedia,municipi) values (73,'Santa Maria de Vilanant','Santa Maria de Vilanant','Vilanant');" calcext:value-type="string">
            <text:p>insert into esglesia (id,nom,wikipedia,municipi) values (73,'Santa Maria de Vilanant','Santa Maria de Vilanant','Vilanant'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Sant Martí de Baussitges</text:p>
          </table:table-cell>
          <table:table-cell/>
          <table:table-cell table:formula="of:=CONCATENATE(&quot;insert into esglesia (id,nom,wikipedia,municipi) values (&quot;;[.A75];&quot;,'&quot;;SUBSTITUTE([.B75];&quot;'&quot;;&quot;''&quot;);&quot;','&quot;;SUBSTITUTE([.C75];&quot;'&quot;;&quot;''&quot;);&quot;','&quot;;SUBSTITUTE([.D75];&quot;'&quot;;&quot;''&quot;);&quot;');&quot;)" office:value-type="string" office:string-value="insert into esglesia (id,nom,wikipedia,municipi) values (74,'Sant Martí de Baussitges','Sant Martí de Baussitges','');" calcext:value-type="string">
            <text:p>insert into esglesia (id,nom,wikipedia,municipi) values (74,'Sant Martí de Baussitges','Sant Martí de Baussitges',''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Sant Martí de Pau</text:p>
          </table:table-cell>
          <table:table-cell/>
          <table:table-cell table:formula="of:=CONCATENATE(&quot;insert into esglesia (id,nom,wikipedia,municipi) values (&quot;;[.A76];&quot;,'&quot;;SUBSTITUTE([.B76];&quot;'&quot;;&quot;''&quot;);&quot;','&quot;;SUBSTITUTE([.C76];&quot;'&quot;;&quot;''&quot;);&quot;','&quot;;SUBSTITUTE([.D76];&quot;'&quot;;&quot;''&quot;);&quot;');&quot;)" office:value-type="string" office:string-value="insert into esglesia (id,nom,wikipedia,municipi) values (75,'Sant Martí de Pau','Sant Martí de Pau','');" calcext:value-type="string">
            <text:p>insert into esglesia (id,nom,wikipedia,municipi) values (75,'Sant Martí de Pau','Sant Martí de Pau',''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Sant Martí de Vilarig</text:p>
          </table:table-cell>
          <table:table-cell/>
          <table:table-cell table:formula="of:=CONCATENATE(&quot;insert into esglesia (id,nom,wikipedia,municipi) values (&quot;;[.A77];&quot;,'&quot;;SUBSTITUTE([.B77];&quot;'&quot;;&quot;''&quot;);&quot;','&quot;;SUBSTITUTE([.C77];&quot;'&quot;;&quot;''&quot;);&quot;','&quot;;SUBSTITUTE([.D77];&quot;'&quot;;&quot;''&quot;);&quot;');&quot;)" office:value-type="string" office:string-value="insert into esglesia (id,nom,wikipedia,municipi) values (76,'Sant Martí de Vilarig','Sant Martí de Vilarig','');" calcext:value-type="string">
            <text:p>insert into esglesia (id,nom,wikipedia,municipi) values (76,'Sant Martí de Vilarig','Sant Martí de Vilarig',''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Sant Martí del Far</text:p>
          </table:table-cell>
          <table:table-cell/>
          <table:table-cell table:formula="of:=CONCATENATE(&quot;insert into esglesia (id,nom,wikipedia,municipi) values (&quot;;[.A78];&quot;,'&quot;;SUBSTITUTE([.B78];&quot;'&quot;;&quot;''&quot;);&quot;','&quot;;SUBSTITUTE([.C78];&quot;'&quot;;&quot;''&quot;);&quot;','&quot;;SUBSTITUTE([.D78];&quot;'&quot;;&quot;''&quot;);&quot;');&quot;)" office:value-type="string" office:string-value="insert into esglesia (id,nom,wikipedia,municipi) values (77,'Sant Martí del Far','Sant Martí del Far','');" calcext:value-type="string">
            <text:p>insert into esglesia (id,nom,wikipedia,municipi) values (77,'Sant Martí del Far','Sant Martí del Far',''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Sant Martí de Llampaies</text:p>
          </table:table-cell>
          <table:table-cell/>
          <table:table-cell table:formula="of:=CONCATENATE(&quot;insert into esglesia (id,nom,wikipedia,municipi) values (&quot;;[.A79];&quot;,'&quot;;SUBSTITUTE([.B79];&quot;'&quot;;&quot;''&quot;);&quot;','&quot;;SUBSTITUTE([.C79];&quot;'&quot;;&quot;''&quot;);&quot;','&quot;;SUBSTITUTE([.D79];&quot;'&quot;;&quot;''&quot;);&quot;');&quot;)" office:value-type="string" office:string-value="insert into esglesia (id,nom,wikipedia,municipi) values (78,'Sant Martí de Llampaies','Sant Martí de Llampaies','');" calcext:value-type="string">
            <text:p>insert into esglesia (id,nom,wikipedia,municipi) values (78,'Sant Martí de Llampaies','Sant Martí de Llampaies',''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Sant Martí de Vallmala</text:p>
          </table:table-cell>
          <table:table-cell/>
          <table:table-cell table:formula="of:=CONCATENATE(&quot;insert into esglesia (id,nom,wikipedia,municipi) values (&quot;;[.A80];&quot;,'&quot;;SUBSTITUTE([.B80];&quot;'&quot;;&quot;''&quot;);&quot;','&quot;;SUBSTITUTE([.C80];&quot;'&quot;;&quot;''&quot;);&quot;','&quot;;SUBSTITUTE([.D80];&quot;'&quot;;&quot;''&quot;);&quot;');&quot;)" office:value-type="string" office:string-value="insert into esglesia (id,nom,wikipedia,municipi) values (79,'Sant Martí de Vallmala','Sant Martí de Vallmala','');" calcext:value-type="string">
            <text:p>insert into esglesia (id,nom,wikipedia,municipi) values (79,'Sant Martí de Vallmala','Sant Martí de Vallmala',''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Sant Martí de la Vajol</text:p>
          </table:table-cell>
          <table:table-cell office:value-type="string" calcext:value-type="string">
            <text:p>La Vajol</text:p>
          </table:table-cell>
          <table:table-cell table:formula="of:=CONCATENATE(&quot;insert into esglesia (id,nom,wikipedia,municipi) values (&quot;;[.A81];&quot;,'&quot;;SUBSTITUTE([.B81];&quot;'&quot;;&quot;''&quot;);&quot;','&quot;;SUBSTITUTE([.C81];&quot;'&quot;;&quot;''&quot;);&quot;','&quot;;SUBSTITUTE([.D81];&quot;'&quot;;&quot;''&quot;);&quot;');&quot;)" office:value-type="string" office:string-value="insert into esglesia (id,nom,wikipedia,municipi) values (80,'Sant Martí de la Vajol','Sant Martí de la Vajol','La Vajol');" calcext:value-type="string">
            <text:p>insert into esglesia (id,nom,wikipedia,municipi) values (80,'Sant Martí de la Vajol','Sant Martí de la Vajol','La Vajol'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Sant Martí de Masarac</text:p>
          </table:table-cell>
          <table:table-cell/>
          <table:table-cell table:formula="of:=CONCATENATE(&quot;insert into esglesia (id,nom,wikipedia,municipi) values (&quot;;[.A82];&quot;,'&quot;;SUBSTITUTE([.B82];&quot;'&quot;;&quot;''&quot;);&quot;','&quot;;SUBSTITUTE([.C82];&quot;'&quot;;&quot;''&quot;);&quot;','&quot;;SUBSTITUTE([.D82];&quot;'&quot;;&quot;''&quot;);&quot;');&quot;)" office:value-type="string" office:string-value="insert into esglesia (id,nom,wikipedia,municipi) values (81,'Sant Martí de Masarac','Sant Martí de Masarac','');" calcext:value-type="string">
            <text:p>insert into esglesia (id,nom,wikipedia,municipi) values (81,'Sant Martí de Masarac','Sant Martí de Masarac',''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Sant Martí de Peralada</text:p>
          </table:table-cell>
          <table:table-cell/>
          <table:table-cell table:formula="of:=CONCATENATE(&quot;insert into esglesia (id,nom,wikipedia,municipi) values (&quot;;[.A83];&quot;,'&quot;;SUBSTITUTE([.B83];&quot;'&quot;;&quot;''&quot;);&quot;','&quot;;SUBSTITUTE([.C83];&quot;'&quot;;&quot;''&quot;);&quot;','&quot;;SUBSTITUTE([.D83];&quot;'&quot;;&quot;''&quot;);&quot;');&quot;)" office:value-type="string" office:string-value="insert into esglesia (id,nom,wikipedia,municipi) values (82,'Sant Martí de Peralada','Sant Martí de Peralada','');" calcext:value-type="string">
            <text:p>insert into esglesia (id,nom,wikipedia,municipi) values (82,'Sant Martí de Peralada','Sant Martí de Peralada',''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Sant Miquel de Colera</text:p>
          </table:table-cell>
          <table:table-cell office:value-type="string" calcext:value-type="string">
            <text:p>Colera</text:p>
          </table:table-cell>
          <table:table-cell table:formula="of:=CONCATENATE(&quot;insert into esglesia (id,nom,wikipedia,municipi) values (&quot;;[.A84];&quot;,'&quot;;SUBSTITUTE([.B84];&quot;'&quot;;&quot;''&quot;);&quot;','&quot;;SUBSTITUTE([.C84];&quot;'&quot;;&quot;''&quot;);&quot;','&quot;;SUBSTITUTE([.D84];&quot;'&quot;;&quot;''&quot;);&quot;');&quot;)" office:value-type="string" office:string-value="insert into esglesia (id,nom,wikipedia,municipi) values (83,'Sant Miquel de Colera','Sant Miquel de Colera','Colera');" calcext:value-type="string">
            <text:p>insert into esglesia (id,nom,wikipedia,municipi) values (83,'Sant Miquel de Colera','Sant Miquel de Colera','Colera'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Església de Sant Miquel de Fluvià</text:p>
          </table:table-cell>
          <table:table-cell/>
          <table:table-cell table:formula="of:=CONCATENATE(&quot;insert into esglesia (id,nom,wikipedia,municipi) values (&quot;;[.A85];&quot;,'&quot;;SUBSTITUTE([.B85];&quot;'&quot;;&quot;''&quot;);&quot;','&quot;;SUBSTITUTE([.C85];&quot;'&quot;;&quot;''&quot;);&quot;','&quot;;SUBSTITUTE([.D85];&quot;'&quot;;&quot;''&quot;);&quot;');&quot;)" office:value-type="string" office:string-value="insert into esglesia (id,nom,wikipedia,municipi) values (84,'Església de Sant Miquel de Fluvià','Església de Sant Miquel de Fluvià','');" calcext:value-type="string">
            <text:p>insert into esglesia (id,nom,wikipedia,municipi) values (84,'Església de Sant Miquel de Fluvià','Església de Sant Miquel de Fluvià',''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Sant Miquel de Freixe</text:p>
          </table:table-cell>
          <table:table-cell/>
          <table:table-cell table:formula="of:=CONCATENATE(&quot;insert into esglesia (id,nom,wikipedia,municipi) values (&quot;;[.A86];&quot;,'&quot;;SUBSTITUTE([.B86];&quot;'&quot;;&quot;''&quot;);&quot;','&quot;;SUBSTITUTE([.C86];&quot;'&quot;;&quot;''&quot;);&quot;','&quot;;SUBSTITUTE([.D86];&quot;'&quot;;&quot;''&quot;);&quot;');&quot;)" office:value-type="string" office:string-value="insert into esglesia (id,nom,wikipedia,municipi) values (85,'Sant Miquel de Freixe','Sant Miquel de Freixe','');" calcext:value-type="string">
            <text:p>insert into esglesia (id,nom,wikipedia,municipi) values (85,'Sant Miquel de Freixe','Sant Miquel de Freixe',''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ant Miquel de Solans</text:p>
          </table:table-cell>
          <table:table-cell office:value-type="string" calcext:value-type="string">
            <text:p>Sant Miquel de Solans (la Jonquera)</text:p>
          </table:table-cell>
          <table:table-cell office:value-type="string" calcext:value-type="string">
            <text:p>La Jonquera</text:p>
          </table:table-cell>
          <table:table-cell table:formula="of:=CONCATENATE(&quot;insert into esglesia (id,nom,wikipedia,municipi) values (&quot;;[.A87];&quot;,'&quot;;SUBSTITUTE([.B87];&quot;'&quot;;&quot;''&quot;);&quot;','&quot;;SUBSTITUTE([.C87];&quot;'&quot;;&quot;''&quot;);&quot;','&quot;;SUBSTITUTE([.D87];&quot;'&quot;;&quot;''&quot;);&quot;');&quot;)" office:value-type="string" office:string-value="insert into esglesia (id,nom,wikipedia,municipi) values (86,'Sant Miquel de Solans','Sant Miquel de Solans (la Jonquera)','La Jonquera');" calcext:value-type="string">
            <text:p>insert into esglesia (id,nom,wikipedia,municipi) values (86,'Sant Miquel de Solans','Sant Miquel de Solans (la Jonquera)','La Jonquera'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Sant Nazari de les Olives</text:p>
          </table:table-cell>
          <table:table-cell/>
          <table:table-cell table:formula="of:=CONCATENATE(&quot;insert into esglesia (id,nom,wikipedia,municipi) values (&quot;;[.A88];&quot;,'&quot;;SUBSTITUTE([.B88];&quot;'&quot;;&quot;''&quot;);&quot;','&quot;;SUBSTITUTE([.C88];&quot;'&quot;;&quot;''&quot;);&quot;','&quot;;SUBSTITUTE([.D88];&quot;'&quot;;&quot;''&quot;);&quot;');&quot;)" office:value-type="string" office:string-value="insert into esglesia (id,nom,wikipedia,municipi) values (87,'Sant Nazari de les Olives','Sant Nazari de les Olives','');" calcext:value-type="string">
            <text:p>insert into esglesia (id,nom,wikipedia,municipi) values (87,'Sant Nazari de les Olives','Sant Nazari de les Olives',''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Sant Nicolau d'Ordis</text:p>
          </table:table-cell>
          <table:table-cell/>
          <table:table-cell table:formula="of:=CONCATENATE(&quot;insert into esglesia (id,nom,wikipedia,municipi) values (&quot;;[.A89];&quot;,'&quot;;SUBSTITUTE([.B89];&quot;'&quot;;&quot;''&quot;);&quot;','&quot;;SUBSTITUTE([.C89];&quot;'&quot;;&quot;''&quot;);&quot;','&quot;;SUBSTITUTE([.D89];&quot;'&quot;;&quot;''&quot;);&quot;');&quot;)" office:value-type="string" office:string-value="insert into esglesia (id,nom,wikipedia,municipi) values (88,'Sant Nicolau d''Ordis','Sant Nicolau d''Ordis','');" calcext:value-type="string">
            <text:p>insert into esglesia (id,nom,wikipedia,municipi) values (88,'Sant Nicolau d''Ordis','Sant Nicolau d''Ordis',''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Sant Pere de Figueres</text:p>
          </table:table-cell>
          <table:table-cell office:value-type="string" calcext:value-type="string">
            <text:p>Figueres</text:p>
          </table:table-cell>
          <table:table-cell table:formula="of:=CONCATENATE(&quot;insert into esglesia (id,nom,wikipedia,municipi) values (&quot;;[.A90];&quot;,'&quot;;SUBSTITUTE([.B90];&quot;'&quot;;&quot;''&quot;);&quot;','&quot;;SUBSTITUTE([.C90];&quot;'&quot;;&quot;''&quot;);&quot;','&quot;;SUBSTITUTE([.D90];&quot;'&quot;;&quot;''&quot;);&quot;');&quot;)" office:value-type="string" office:string-value="insert into esglesia (id,nom,wikipedia,municipi) values (89,'Sant Pere de Figueres','Sant Pere de Figueres','Figueres');" calcext:value-type="string">
            <text:p>insert into esglesia (id,nom,wikipedia,municipi) values (89,'Sant Pere de Figueres','Sant Pere de Figueres','Figueres'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Sant Pere de Navata</text:p>
          </table:table-cell>
          <table:table-cell/>
          <table:table-cell table:formula="of:=CONCATENATE(&quot;insert into esglesia (id,nom,wikipedia,municipi) values (&quot;;[.A91];&quot;,'&quot;;SUBSTITUTE([.B91];&quot;'&quot;;&quot;''&quot;);&quot;','&quot;;SUBSTITUTE([.C91];&quot;'&quot;;&quot;''&quot;);&quot;','&quot;;SUBSTITUTE([.D91];&quot;'&quot;;&quot;''&quot;);&quot;');&quot;)" office:value-type="string" office:string-value="insert into esglesia (id,nom,wikipedia,municipi) values (90,'Sant Pere de Navata','Sant Pere de Navata','');" calcext:value-type="string">
            <text:p>insert into esglesia (id,nom,wikipedia,municipi) values (90,'Sant Pere de Navata','Sant Pere de Navata',''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Sant Pere del Pla de l'Arca</text:p>
          </table:table-cell>
          <table:table-cell/>
          <table:table-cell table:formula="of:=CONCATENATE(&quot;insert into esglesia (id,nom,wikipedia,municipi) values (&quot;;[.A92];&quot;,'&quot;;SUBSTITUTE([.B92];&quot;'&quot;;&quot;''&quot;);&quot;','&quot;;SUBSTITUTE([.C92];&quot;'&quot;;&quot;''&quot;);&quot;','&quot;;SUBSTITUTE([.D92];&quot;'&quot;;&quot;''&quot;);&quot;');&quot;)" office:value-type="string" office:string-value="insert into esglesia (id,nom,wikipedia,municipi) values (91,'Sant Pere del Pla de l''Arca','Sant Pere del Pla de l''Arca','');" calcext:value-type="string">
            <text:p>insert into esglesia (id,nom,wikipedia,municipi) values (91,'Sant Pere del Pla de l''Arca','Sant Pere del Pla de l''Arca',''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Sant Romà de Delfià</text:p>
          </table:table-cell>
          <table:table-cell/>
          <table:table-cell table:formula="of:=CONCATENATE(&quot;insert into esglesia (id,nom,wikipedia,municipi) values (&quot;;[.A93];&quot;,'&quot;;SUBSTITUTE([.B93];&quot;'&quot;;&quot;''&quot;);&quot;','&quot;;SUBSTITUTE([.C93];&quot;'&quot;;&quot;''&quot;);&quot;','&quot;;SUBSTITUTE([.D93];&quot;'&quot;;&quot;''&quot;);&quot;');&quot;)" office:value-type="string" office:string-value="insert into esglesia (id,nom,wikipedia,municipi) values (92,'Sant Romà de Delfià','Sant Romà de Delfià','');" calcext:value-type="string">
            <text:p>insert into esglesia (id,nom,wikipedia,municipi) values (92,'Sant Romà de Delfià','Sant Romà de Delfià',''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Sant Salvador de Coquells</text:p>
          </table:table-cell>
          <table:table-cell/>
          <table:table-cell table:formula="of:=CONCATENATE(&quot;insert into esglesia (id,nom,wikipedia,municipi) values (&quot;;[.A94];&quot;,'&quot;;SUBSTITUTE([.B94];&quot;'&quot;;&quot;''&quot;);&quot;','&quot;;SUBSTITUTE([.C94];&quot;'&quot;;&quot;''&quot;);&quot;','&quot;;SUBSTITUTE([.D94];&quot;'&quot;;&quot;''&quot;);&quot;');&quot;)" office:value-type="string" office:string-value="insert into esglesia (id,nom,wikipedia,municipi) values (93,'Sant Salvador de Coquells','Sant Salvador de Coquells','');" calcext:value-type="string">
            <text:p>insert into esglesia (id,nom,wikipedia,municipi) values (93,'Sant Salvador de Coquells','Sant Salvador de Coquells',''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Sant Esteve de Vilaür</text:p>
          </table:table-cell>
          <table:table-cell/>
          <table:table-cell table:formula="of:=CONCATENATE(&quot;insert into esglesia (id,nom,wikipedia,municipi) values (&quot;;[.A95];&quot;,'&quot;;SUBSTITUTE([.B95];&quot;'&quot;;&quot;''&quot;);&quot;','&quot;;SUBSTITUTE([.C95];&quot;'&quot;;&quot;''&quot;);&quot;','&quot;;SUBSTITUTE([.D95];&quot;'&quot;;&quot;''&quot;);&quot;');&quot;)" office:value-type="string" office:string-value="insert into esglesia (id,nom,wikipedia,municipi) values (94,'Sant Esteve de Vilaür','Sant Esteve de Vilaür','');" calcext:value-type="string">
            <text:p>insert into esglesia (id,nom,wikipedia,municipi) values (94,'Sant Esteve de Vilaür','Sant Esteve de Vilaür',''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Sant Jaume dels Verders</text:p>
          </table:table-cell>
          <table:table-cell/>
          <table:table-cell table:formula="of:=CONCATENATE(&quot;insert into esglesia (id,nom,wikipedia,municipi) values (&quot;;[.A96];&quot;,'&quot;;SUBSTITUTE([.B96];&quot;'&quot;;&quot;''&quot;);&quot;','&quot;;SUBSTITUTE([.C96];&quot;'&quot;;&quot;''&quot;);&quot;','&quot;;SUBSTITUTE([.D96];&quot;'&quot;;&quot;''&quot;);&quot;');&quot;)" office:value-type="string" office:string-value="insert into esglesia (id,nom,wikipedia,municipi) values (95,'Sant Jaume dels Verders','Sant Jaume dels Verders','');" calcext:value-type="string">
            <text:p>insert into esglesia (id,nom,wikipedia,municipi) values (95,'Sant Jaume dels Verders','Sant Jaume dels Verders',''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Sant Joan Sescloses</text:p>
          </table:table-cell>
          <table:table-cell/>
          <table:table-cell table:formula="of:=CONCATENATE(&quot;insert into esglesia (id,nom,wikipedia,municipi) values (&quot;;[.A97];&quot;,'&quot;;SUBSTITUTE([.B97];&quot;'&quot;;&quot;''&quot;);&quot;','&quot;;SUBSTITUTE([.C97];&quot;'&quot;;&quot;''&quot;);&quot;','&quot;;SUBSTITUTE([.D97];&quot;'&quot;;&quot;''&quot;);&quot;');&quot;)" office:value-type="string" office:string-value="insert into esglesia (id,nom,wikipedia,municipi) values (96,'Sant Joan Sescloses','Sant Joan Sescloses','');" calcext:value-type="string">
            <text:p>insert into esglesia (id,nom,wikipedia,municipi) values (96,'Sant Joan Sescloses','Sant Joan Sescloses',''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Sant Jordi de Sant Llorenç de la Muga</text:p>
          </table:table-cell>
          <table:table-cell office:value-type="string" calcext:value-type="string">
            <text:p>Sant Llorenç de la Muga</text:p>
          </table:table-cell>
          <table:table-cell table:formula="of:=CONCATENATE(&quot;insert into esglesia (id,nom,wikipedia,municipi) values (&quot;;[.A98];&quot;,'&quot;;SUBSTITUTE([.B98];&quot;'&quot;;&quot;''&quot;);&quot;','&quot;;SUBSTITUTE([.C98];&quot;'&quot;;&quot;''&quot;);&quot;','&quot;;SUBSTITUTE([.D98];&quot;'&quot;;&quot;''&quot;);&quot;');&quot;)" office:value-type="string" office:string-value="insert into esglesia (id,nom,wikipedia,municipi) values (97,'Sant Jordi de Sant Llorenç de la Muga','Sant Jordi de Sant Llorenç de la Muga','Sant Llorenç de la Muga');" calcext:value-type="string">
            <text:p>insert into esglesia (id,nom,wikipedia,municipi) values (97,'Sant Jordi de Sant Llorenç de la Muga','Sant Jordi de Sant Llorenç de la Muga','Sant Llorenç de la Muga'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Sant Martí de Pontós</text:p>
          </table:table-cell>
          <table:table-cell/>
          <table:table-cell table:formula="of:=CONCATENATE(&quot;insert into esglesia (id,nom,wikipedia,municipi) values (&quot;;[.A99];&quot;,'&quot;;SUBSTITUTE([.B99];&quot;'&quot;;&quot;''&quot;);&quot;','&quot;;SUBSTITUTE([.C99];&quot;'&quot;;&quot;''&quot;);&quot;','&quot;;SUBSTITUTE([.D99];&quot;'&quot;;&quot;''&quot;);&quot;');&quot;)" office:value-type="string" office:string-value="insert into esglesia (id,nom,wikipedia,municipi) values (98,'Sant Martí de Pontós','Sant Martí de Pontós','');" calcext:value-type="string">
            <text:p>insert into esglesia (id,nom,wikipedia,municipi) values (98,'Sant Martí de Pontós','Sant Martí de Pontós',''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Sant Martí de Taravaus</text:p>
          </table:table-cell>
          <table:table-cell/>
          <table:table-cell table:formula="of:=CONCATENATE(&quot;insert into esglesia (id,nom,wikipedia,municipi) values (&quot;;[.A100];&quot;,'&quot;;SUBSTITUTE([.B100];&quot;'&quot;;&quot;''&quot;);&quot;','&quot;;SUBSTITUTE([.C100];&quot;'&quot;;&quot;''&quot;);&quot;','&quot;;SUBSTITUTE([.D100];&quot;'&quot;;&quot;''&quot;);&quot;');&quot;)" office:value-type="string" office:string-value="insert into esglesia (id,nom,wikipedia,municipi) values (99,'Sant Martí de Taravaus','Sant Martí de Taravaus','');" calcext:value-type="string">
            <text:p>insert into esglesia (id,nom,wikipedia,municipi) values (99,'Sant Martí de Taravaus','Sant Martí de Taravaus',''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Sant Medir de Romanyà</text:p>
          </table:table-cell>
          <table:table-cell/>
          <table:table-cell table:formula="of:=CONCATENATE(&quot;insert into esglesia (id,nom,wikipedia,municipi) values (&quot;;[.A101];&quot;,'&quot;;SUBSTITUTE([.B101];&quot;'&quot;;&quot;''&quot;);&quot;','&quot;;SUBSTITUTE([.C101];&quot;'&quot;;&quot;''&quot;);&quot;','&quot;;SUBSTITUTE([.D101];&quot;'&quot;;&quot;''&quot;);&quot;');&quot;)" office:value-type="string" office:string-value="insert into esglesia (id,nom,wikipedia,municipi) values (100,'Sant Medir de Romanyà','Sant Medir de Romanyà','');" calcext:value-type="string">
            <text:p>insert into esglesia (id,nom,wikipedia,municipi) values (100,'Sant Medir de Romanyà','Sant Medir de Romanyà',''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Sant Miquel de Garrigàs</text:p>
          </table:table-cell>
          <table:table-cell/>
          <table:table-cell table:formula="of:=CONCATENATE(&quot;insert into esglesia (id,nom,wikipedia,municipi) values (&quot;;[.A102];&quot;,'&quot;;SUBSTITUTE([.B102];&quot;'&quot;;&quot;''&quot;);&quot;','&quot;;SUBSTITUTE([.C102];&quot;'&quot;;&quot;''&quot;);&quot;','&quot;;SUBSTITUTE([.D102];&quot;'&quot;;&quot;''&quot;);&quot;');&quot;)" office:value-type="string" office:string-value="insert into esglesia (id,nom,wikipedia,municipi) values (101,'Sant Miquel de Garrigàs','Sant Miquel de Garrigàs','');" calcext:value-type="string">
            <text:p>insert into esglesia (id,nom,wikipedia,municipi) values (101,'Sant Miquel de Garrigàs','Sant Miquel de Garrigàs',''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Sant Sadurní de Montiró</text:p>
          </table:table-cell>
          <table:table-cell/>
          <table:table-cell table:formula="of:=CONCATENATE(&quot;insert into esglesia (id,nom,wikipedia,municipi) values (&quot;;[.A103];&quot;,'&quot;;SUBSTITUTE([.B103];&quot;'&quot;;&quot;''&quot;);&quot;','&quot;;SUBSTITUTE([.C103];&quot;'&quot;;&quot;''&quot;);&quot;','&quot;;SUBSTITUTE([.D103];&quot;'&quot;;&quot;''&quot;);&quot;');&quot;)" office:value-type="string" office:string-value="insert into esglesia (id,nom,wikipedia,municipi) values (102,'Sant Sadurní de Montiró','Sant Sadurní de Montiró','');" calcext:value-type="string">
            <text:p>insert into esglesia (id,nom,wikipedia,municipi) values (102,'Sant Sadurní de Montiró','Sant Sadurní de Montiró',''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Sant Sebastià de la Selva de Mar</text:p>
          </table:table-cell>
          <table:table-cell office:value-type="string" calcext:value-type="string">
            <text:p>La Selva de Mar</text:p>
          </table:table-cell>
          <table:table-cell table:formula="of:=CONCATENATE(&quot;insert into esglesia (id,nom,wikipedia,municipi) values (&quot;;[.A104];&quot;,'&quot;;SUBSTITUTE([.B104];&quot;'&quot;;&quot;''&quot;);&quot;','&quot;;SUBSTITUTE([.C104];&quot;'&quot;;&quot;''&quot;);&quot;','&quot;;SUBSTITUTE([.D104];&quot;'&quot;;&quot;''&quot;);&quot;');&quot;)" office:value-type="string" office:string-value="insert into esglesia (id,nom,wikipedia,municipi) values (103,'Sant Sebastià de la Selva de Mar','Sant Sebastià de la Selva de Mar','La Selva de Mar');" calcext:value-type="string">
            <text:p>insert into esglesia (id,nom,wikipedia,municipi) values (103,'Sant Sebastià de la Selva de Mar','Sant Sebastià de la Selva de Mar','La Selva de Mar'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Santa Eugènia de Saldet</text:p>
          </table:table-cell>
          <table:table-cell/>
          <table:table-cell table:formula="of:=CONCATENATE(&quot;insert into esglesia (id,nom,wikipedia,municipi) values (&quot;;[.A105];&quot;,'&quot;;SUBSTITUTE([.B105];&quot;'&quot;;&quot;''&quot;);&quot;','&quot;;SUBSTITUTE([.C105];&quot;'&quot;;&quot;''&quot;);&quot;','&quot;;SUBSTITUTE([.D105];&quot;'&quot;;&quot;''&quot;);&quot;');&quot;)" office:value-type="string" office:string-value="insert into esglesia (id,nom,wikipedia,municipi) values (104,'Santa Eugènia de Saldet','Santa Eugènia de Saldet','');" calcext:value-type="string">
            <text:p>insert into esglesia (id,nom,wikipedia,municipi) values (104,'Santa Eugènia de Saldet','Santa Eugènia de Saldet',''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Santa Eulàlia de Noves</text:p>
          </table:table-cell>
          <table:table-cell/>
          <table:table-cell table:formula="of:=CONCATENATE(&quot;insert into esglesia (id,nom,wikipedia,municipi) values (&quot;;[.A106];&quot;,'&quot;;SUBSTITUTE([.B106];&quot;'&quot;;&quot;''&quot;);&quot;','&quot;;SUBSTITUTE([.C106];&quot;'&quot;;&quot;''&quot;);&quot;','&quot;;SUBSTITUTE([.D106];&quot;'&quot;;&quot;''&quot;);&quot;');&quot;)" office:value-type="string" office:string-value="insert into esglesia (id,nom,wikipedia,municipi) values (105,'Santa Eulàlia de Noves','Santa Eulàlia de Noves','');" calcext:value-type="string">
            <text:p>insert into esglesia (id,nom,wikipedia,municipi) values (105,'Santa Eulàlia de Noves','Santa Eulàlia de Noves',''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nta Maria de l'Om</text:p>
          </table:table-cell>
          <table:table-cell office:value-type="string" calcext:value-type="string">
            <text:p>Santa Maria de l'Om (Ventalló)</text:p>
          </table:table-cell>
          <table:table-cell office:value-type="string" calcext:value-type="string">
            <text:p>Ventalló</text:p>
          </table:table-cell>
          <table:table-cell table:formula="of:=CONCATENATE(&quot;insert into esglesia (id,nom,wikipedia,municipi) values (&quot;;[.A107];&quot;,'&quot;;SUBSTITUTE([.B107];&quot;'&quot;;&quot;''&quot;);&quot;','&quot;;SUBSTITUTE([.C107];&quot;'&quot;;&quot;''&quot;);&quot;','&quot;;SUBSTITUTE([.D107];&quot;'&quot;;&quot;''&quot;);&quot;');&quot;)" office:value-type="string" office:string-value="insert into esglesia (id,nom,wikipedia,municipi) values (106,'Santa Maria de l''Om','Santa Maria de l''Om (Ventalló)','Ventalló');" calcext:value-type="string">
            <text:p>insert into esglesia (id,nom,wikipedia,municipi) values (106,'Santa Maria de l''Om','Santa Maria de l''Om (Ventalló)','Ventalló'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Sant Silvestre de Valleta</text:p>
          </table:table-cell>
          <table:table-cell/>
          <table:table-cell table:formula="of:=CONCATENATE(&quot;insert into esglesia (id,nom,wikipedia,municipi) values (&quot;;[.A108];&quot;,'&quot;;SUBSTITUTE([.B108];&quot;'&quot;;&quot;''&quot;);&quot;','&quot;;SUBSTITUTE([.C108];&quot;'&quot;;&quot;''&quot;);&quot;','&quot;;SUBSTITUTE([.D108];&quot;'&quot;;&quot;''&quot;);&quot;');&quot;)" office:value-type="string" office:string-value="insert into esglesia (id,nom,wikipedia,municipi) values (107,'Sant Silvestre de Valleta','Sant Silvestre de Valleta','');" calcext:value-type="string">
            <text:p>insert into esglesia (id,nom,wikipedia,municipi) values (107,'Sant Silvestre de Valleta','Sant Silvestre de Valleta',''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Església de Sant Tomàs de Fluvià</text:p>
          </table:table-cell>
          <table:table-cell/>
          <table:table-cell table:formula="of:=CONCATENATE(&quot;insert into esglesia (id,nom,wikipedia,municipi) values (&quot;;[.A109];&quot;,'&quot;;SUBSTITUTE([.B109];&quot;'&quot;;&quot;''&quot;);&quot;','&quot;;SUBSTITUTE([.C109];&quot;'&quot;;&quot;''&quot;);&quot;','&quot;;SUBSTITUTE([.D109];&quot;'&quot;;&quot;''&quot;);&quot;');&quot;)" office:value-type="string" office:string-value="insert into esglesia (id,nom,wikipedia,municipi) values (108,'Església de Sant Tomàs de Fluvià','Església de Sant Tomàs de Fluvià','');" calcext:value-type="string">
            <text:p>insert into esglesia (id,nom,wikipedia,municipi) values (108,'Església de Sant Tomàs de Fluvià','Església de Sant Tomàs de Fluvià',''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Sant Vicenç de les Corts</text:p>
          </table:table-cell>
          <table:table-cell/>
          <table:table-cell table:formula="of:=CONCATENATE(&quot;insert into esglesia (id,nom,wikipedia,municipi) values (&quot;;[.A110];&quot;,'&quot;;SUBSTITUTE([.B110];&quot;'&quot;;&quot;''&quot;);&quot;','&quot;;SUBSTITUTE([.C110];&quot;'&quot;;&quot;''&quot;);&quot;','&quot;;SUBSTITUTE([.D110];&quot;'&quot;;&quot;''&quot;);&quot;');&quot;)" office:value-type="string" office:string-value="insert into esglesia (id,nom,wikipedia,municipi) values (109,'Sant Vicenç de les Corts','Sant Vicenç de les Corts','');" calcext:value-type="string">
            <text:p>insert into esglesia (id,nom,wikipedia,municipi) values (109,'Sant Vicenç de les Corts','Sant Vicenç de les Corts',''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Sant Vicenç de Vilamalla</text:p>
          </table:table-cell>
          <table:table-cell office:value-type="string" calcext:value-type="string">
            <text:p>Vilamalla</text:p>
          </table:table-cell>
          <table:table-cell table:formula="of:=CONCATENATE(&quot;insert into esglesia (id,nom,wikipedia,municipi) values (&quot;;[.A111];&quot;,'&quot;;SUBSTITUTE([.B111];&quot;'&quot;;&quot;''&quot;);&quot;','&quot;;SUBSTITUTE([.C111];&quot;'&quot;;&quot;''&quot;);&quot;','&quot;;SUBSTITUTE([.D111];&quot;'&quot;;&quot;''&quot;);&quot;');&quot;)" office:value-type="string" office:string-value="insert into esglesia (id,nom,wikipedia,municipi) values (110,'Sant Vicenç de Vilamalla','Sant Vicenç de Vilamalla','Vilamalla');" calcext:value-type="string">
            <text:p>insert into esglesia (id,nom,wikipedia,municipi) values (110,'Sant Vicenç de Vilamalla','Sant Vicenç de Vilamalla','Vilamalla'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Sant Pere d'Albanyà</text:p>
          </table:table-cell>
          <table:table-cell office:value-type="string" calcext:value-type="string">
            <text:p>Albanyà</text:p>
          </table:table-cell>
          <table:table-cell table:formula="of:=CONCATENATE(&quot;insert into esglesia (id,nom,wikipedia,municipi) values (&quot;;[.A112];&quot;,'&quot;;SUBSTITUTE([.B112];&quot;'&quot;;&quot;''&quot;);&quot;','&quot;;SUBSTITUTE([.C112];&quot;'&quot;;&quot;''&quot;);&quot;','&quot;;SUBSTITUTE([.D112];&quot;'&quot;;&quot;''&quot;);&quot;');&quot;)" office:value-type="string" office:string-value="insert into esglesia (id,nom,wikipedia,municipi) values (111,'Sant Pere d''Albanyà','Sant Pere d''Albanyà','Albanyà');" calcext:value-type="string">
            <text:p>insert into esglesia (id,nom,wikipedia,municipi) values (111,'Sant Pere d''Albanyà','Sant Pere d''Albanyà','Albanyà'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Sant Feliu de Carbonils</text:p>
          </table:table-cell>
          <table:table-cell/>
          <table:table-cell table:formula="of:=CONCATENATE(&quot;insert into esglesia (id,nom,wikipedia,municipi) values (&quot;;[.A113];&quot;,'&quot;;SUBSTITUTE([.B113];&quot;'&quot;;&quot;''&quot;);&quot;','&quot;;SUBSTITUTE([.C113];&quot;'&quot;;&quot;''&quot;);&quot;','&quot;;SUBSTITUTE([.D113];&quot;'&quot;;&quot;''&quot;);&quot;');&quot;)" office:value-type="string" office:string-value="insert into esglesia (id,nom,wikipedia,municipi) values (112,'Sant Feliu de Carbonils','Sant Feliu de Carbonils','');" calcext:value-type="string">
            <text:p>insert into esglesia (id,nom,wikipedia,municipi) values (112,'Sant Feliu de Carbonils','Sant Feliu de Carbonils',''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Sant Cristòfol dels Horts</text:p>
          </table:table-cell>
          <table:table-cell/>
          <table:table-cell table:formula="of:=CONCATENATE(&quot;insert into esglesia (id,nom,wikipedia,municipi) values (&quot;;[.A114];&quot;,'&quot;;SUBSTITUTE([.B114];&quot;'&quot;;&quot;''&quot;);&quot;','&quot;;SUBSTITUTE([.C114];&quot;'&quot;;&quot;''&quot;);&quot;','&quot;;SUBSTITUTE([.D114];&quot;'&quot;;&quot;''&quot;);&quot;');&quot;)" office:value-type="string" office:string-value="insert into esglesia (id,nom,wikipedia,municipi) values (113,'Sant Cristòfol dels Horts','Sant Cristòfol dels Horts','');" calcext:value-type="string">
            <text:p>insert into esglesia (id,nom,wikipedia,municipi) values (113,'Sant Cristòfol dels Horts','Sant Cristòfol dels Horts',''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Sant Miquel de Bassegoda</text:p>
          </table:table-cell>
          <table:table-cell/>
          <table:table-cell table:formula="of:=CONCATENATE(&quot;insert into esglesia (id,nom,wikipedia,municipi) values (&quot;;[.A115];&quot;,'&quot;;SUBSTITUTE([.B115];&quot;'&quot;;&quot;''&quot;);&quot;','&quot;;SUBSTITUTE([.C115];&quot;'&quot;;&quot;''&quot;);&quot;','&quot;;SUBSTITUTE([.D115];&quot;'&quot;;&quot;''&quot;);&quot;');&quot;)" office:value-type="string" office:string-value="insert into esglesia (id,nom,wikipedia,municipi) values (114,'Sant Miquel de Bassegoda','Sant Miquel de Bassegoda','');" calcext:value-type="string">
            <text:p>insert into esglesia (id,nom,wikipedia,municipi) values (114,'Sant Miquel de Bassegoda','Sant Miquel de Bassegoda',''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Sant Joan de Bossols</text:p>
          </table:table-cell>
          <table:table-cell/>
          <table:table-cell table:formula="of:=CONCATENATE(&quot;insert into esglesia (id,nom,wikipedia,municipi) values (&quot;;[.A116];&quot;,'&quot;;SUBSTITUTE([.B116];&quot;'&quot;;&quot;''&quot;);&quot;','&quot;;SUBSTITUTE([.C116];&quot;'&quot;;&quot;''&quot;);&quot;','&quot;;SUBSTITUTE([.D116];&quot;'&quot;;&quot;''&quot;);&quot;');&quot;)" office:value-type="string" office:string-value="insert into esglesia (id,nom,wikipedia,municipi) values (115,'Sant Joan de Bossols','Sant Joan de Bossols','');" calcext:value-type="string">
            <text:p>insert into esglesia (id,nom,wikipedia,municipi) values (115,'Sant Joan de Bossols','Sant Joan de Bossols',''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Sant Martí de Corsavell</text:p>
          </table:table-cell>
          <table:table-cell/>
          <table:table-cell table:formula="of:=CONCATENATE(&quot;insert into esglesia (id,nom,wikipedia,municipi) values (&quot;;[.A117];&quot;,'&quot;;SUBSTITUTE([.B117];&quot;'&quot;;&quot;''&quot;);&quot;','&quot;;SUBSTITUTE([.C117];&quot;'&quot;;&quot;''&quot;);&quot;','&quot;;SUBSTITUTE([.D117];&quot;'&quot;;&quot;''&quot;);&quot;');&quot;)" office:value-type="string" office:string-value="insert into esglesia (id,nom,wikipedia,municipi) values (116,'Sant Martí de Corsavell','Sant Martí de Corsavell','');" calcext:value-type="string">
            <text:p>insert into esglesia (id,nom,wikipedia,municipi) values (116,'Sant Martí de Corsavell','Sant Martí de Corsavell',''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Sant Andreu de Llorona</text:p>
          </table:table-cell>
          <table:table-cell/>
          <table:table-cell table:formula="of:=CONCATENATE(&quot;insert into esglesia (id,nom,wikipedia,municipi) values (&quot;;[.A118];&quot;,'&quot;;SUBSTITUTE([.B118];&quot;'&quot;;&quot;''&quot;);&quot;','&quot;;SUBSTITUTE([.C118];&quot;'&quot;;&quot;''&quot;);&quot;','&quot;;SUBSTITUTE([.D118];&quot;'&quot;;&quot;''&quot;);&quot;');&quot;)" office:value-type="string" office:string-value="insert into esglesia (id,nom,wikipedia,municipi) values (117,'Sant Andreu de Llorona','Sant Andreu de Llorona','');" calcext:value-type="string">
            <text:p>insert into esglesia (id,nom,wikipedia,municipi) values (117,'Sant Andreu de Llorona','Sant Andreu de Llorona',''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Mare de Déu del Mont</text:p>
          </table:table-cell>
          <table:table-cell/>
          <table:table-cell table:formula="of:=CONCATENATE(&quot;insert into esglesia (id,nom,wikipedia,municipi) values (&quot;;[.A119];&quot;,'&quot;;SUBSTITUTE([.B119];&quot;'&quot;;&quot;''&quot;);&quot;','&quot;;SUBSTITUTE([.C119];&quot;'&quot;;&quot;''&quot;);&quot;','&quot;;SUBSTITUTE([.D119];&quot;'&quot;;&quot;''&quot;);&quot;');&quot;)" office:value-type="string" office:string-value="insert into esglesia (id,nom,wikipedia,municipi) values (118,'Mare de Déu del Mont','Mare de Déu del Mont','');" calcext:value-type="string">
            <text:p>insert into esglesia (id,nom,wikipedia,municipi) values (118,'Mare de Déu del Mont','Mare de Déu del Mont',''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Sant Llorenç del Mont</text:p>
          </table:table-cell>
          <table:table-cell/>
          <table:table-cell table:formula="of:=CONCATENATE(&quot;insert into esglesia (id,nom,wikipedia,municipi) values (&quot;;[.A120];&quot;,'&quot;;SUBSTITUTE([.B120];&quot;'&quot;;&quot;''&quot;);&quot;','&quot;;SUBSTITUTE([.C120];&quot;'&quot;;&quot;''&quot;);&quot;','&quot;;SUBSTITUTE([.D120];&quot;'&quot;;&quot;''&quot;);&quot;');&quot;)" office:value-type="string" office:string-value="insert into esglesia (id,nom,wikipedia,municipi) values (119,'Sant Llorenç del Mont','Sant Llorenç del Mont','');" calcext:value-type="string">
            <text:p>insert into esglesia (id,nom,wikipedia,municipi) values (119,'Sant Llorenç del Mont','Sant Llorenç del Mont',''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Sant Bartomeu de Pincaró</text:p>
          </table:table-cell>
          <table:table-cell/>
          <table:table-cell table:formula="of:=CONCATENATE(&quot;insert into esglesia (id,nom,wikipedia,municipi) values (&quot;;[.A121];&quot;,'&quot;;SUBSTITUTE([.B121];&quot;'&quot;;&quot;''&quot;);&quot;','&quot;;SUBSTITUTE([.C121];&quot;'&quot;;&quot;''&quot;);&quot;','&quot;;SUBSTITUTE([.D121];&quot;'&quot;;&quot;''&quot;);&quot;');&quot;)" office:value-type="string" office:string-value="insert into esglesia (id,nom,wikipedia,municipi) values (120,'Sant Bartomeu de Pincaró','Sant Bartomeu de Pincaró','');" calcext:value-type="string">
            <text:p>insert into esglesia (id,nom,wikipedia,municipi) values (120,'Sant Bartomeu de Pincaró','Sant Bartomeu de Pincaró',''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Sant Vicenç de Principi</text:p>
          </table:table-cell>
          <table:table-cell/>
          <table:table-cell table:formula="of:=CONCATENATE(&quot;insert into esglesia (id,nom,wikipedia,municipi) values (&quot;;[.A122];&quot;,'&quot;;SUBSTITUTE([.B122];&quot;'&quot;;&quot;''&quot;);&quot;','&quot;;SUBSTITUTE([.C122];&quot;'&quot;;&quot;''&quot;);&quot;','&quot;;SUBSTITUTE([.D122];&quot;'&quot;;&quot;''&quot;);&quot;');&quot;)" office:value-type="string" office:string-value="insert into esglesia (id,nom,wikipedia,municipi) values (121,'Sant Vicenç de Principi','Sant Vicenç de Principi','');" calcext:value-type="string">
            <text:p>insert into esglesia (id,nom,wikipedia,municipi) values (121,'Sant Vicenç de Principi','Sant Vicenç de Principi',''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Sant Corneli de Ribelles</text:p>
          </table:table-cell>
          <table:table-cell/>
          <table:table-cell table:formula="of:=CONCATENATE(&quot;insert into esglesia (id,nom,wikipedia,municipi) values (&quot;;[.A123];&quot;,'&quot;;SUBSTITUTE([.B123];&quot;'&quot;;&quot;''&quot;);&quot;','&quot;;SUBSTITUTE([.C123];&quot;'&quot;;&quot;''&quot;);&quot;','&quot;;SUBSTITUTE([.D123];&quot;'&quot;;&quot;''&quot;);&quot;');&quot;)" office:value-type="string" office:string-value="insert into esglesia (id,nom,wikipedia,municipi) values (122,'Sant Corneli de Ribelles','Sant Corneli de Ribelles','');" calcext:value-type="string">
            <text:p>insert into esglesia (id,nom,wikipedia,municipi) values (122,'Sant Corneli de Ribelles','Sant Corneli de Ribelles',''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Sant Julià de Ribelles</text:p>
          </table:table-cell>
          <table:table-cell/>
          <table:table-cell table:formula="of:=CONCATENATE(&quot;insert into esglesia (id,nom,wikipedia,municipi) values (&quot;;[.A124];&quot;,'&quot;;SUBSTITUTE([.B124];&quot;'&quot;;&quot;''&quot;);&quot;','&quot;;SUBSTITUTE([.C124];&quot;'&quot;;&quot;''&quot;);&quot;','&quot;;SUBSTITUTE([.D124];&quot;'&quot;;&quot;''&quot;);&quot;');&quot;)" office:value-type="string" office:string-value="insert into esglesia (id,nom,wikipedia,municipi) values (123,'Sant Julià de Ribelles','Sant Julià de Ribelles','');" calcext:value-type="string">
            <text:p>insert into esglesia (id,nom,wikipedia,municipi) values (123,'Sant Julià de Ribelles','Sant Julià de Ribelles',''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Sant Llorenç de Sous</text:p>
          </table:table-cell>
          <table:table-cell/>
          <table:table-cell table:formula="of:=CONCATENATE(&quot;insert into esglesia (id,nom,wikipedia,municipi) values (&quot;;[.A125];&quot;,'&quot;;SUBSTITUTE([.B125];&quot;'&quot;;&quot;''&quot;);&quot;','&quot;;SUBSTITUTE([.C125];&quot;'&quot;;&quot;''&quot;);&quot;','&quot;;SUBSTITUTE([.D125];&quot;'&quot;;&quot;''&quot;);&quot;');&quot;)" office:value-type="string" office:string-value="insert into esglesia (id,nom,wikipedia,municipi) values (124,'Sant Llorenç de Sous','Sant Llorenç de Sous','');" calcext:value-type="string">
            <text:p>insert into esglesia (id,nom,wikipedia,municipi) values (124,'Sant Llorenç de Sous','Sant Llorenç de Sous',''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Santa Maria de l'Estela</text:p>
          </table:table-cell>
          <table:table-cell/>
          <table:table-cell table:formula="of:=CONCATENATE(&quot;insert into esglesia (id,nom,wikipedia,municipi) values (&quot;;[.A126];&quot;,'&quot;;SUBSTITUTE([.B126];&quot;'&quot;;&quot;''&quot;);&quot;','&quot;;SUBSTITUTE([.C126];&quot;'&quot;;&quot;''&quot;);&quot;','&quot;;SUBSTITUTE([.D126];&quot;'&quot;;&quot;''&quot;);&quot;');&quot;)" office:value-type="string" office:string-value="insert into esglesia (id,nom,wikipedia,municipi) values (125,'Santa Maria de l''Estela','Santa Maria de l''Estela','');" calcext:value-type="string">
            <text:p>insert into esglesia (id,nom,wikipedia,municipi) values (125,'Santa Maria de l''Estela','Santa Maria de l''Estela',''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Sant Mateu de Vilademires</text:p>
          </table:table-cell>
          <table:table-cell/>
          <table:table-cell table:formula="of:=CONCATENATE(&quot;insert into esglesia (id,nom,wikipedia,municipi) values (&quot;;[.A127];&quot;,'&quot;;SUBSTITUTE([.B127];&quot;'&quot;;&quot;''&quot;);&quot;','&quot;;SUBSTITUTE([.C127];&quot;'&quot;;&quot;''&quot;);&quot;','&quot;;SUBSTITUTE([.D127];&quot;'&quot;;&quot;''&quot;);&quot;');&quot;)" office:value-type="string" office:string-value="insert into esglesia (id,nom,wikipedia,municipi) values (126,'Sant Mateu de Vilademires','Sant Mateu de Vilademires','');" calcext:value-type="string">
            <text:p>insert into esglesia (id,nom,wikipedia,municipi) values (126,'Sant Mateu de Vilademires','Sant Mateu de Vilademires',''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Sant Martí de Queixàs</text:p>
          </table:table-cell>
          <table:table-cell/>
          <table:table-cell table:formula="of:=CONCATENATE(&quot;insert into esglesia (id,nom,wikipedia,municipi) values (&quot;;[.A128];&quot;,'&quot;;SUBSTITUTE([.B128];&quot;'&quot;;&quot;''&quot;);&quot;','&quot;;SUBSTITUTE([.C128];&quot;'&quot;;&quot;''&quot;);&quot;','&quot;;SUBSTITUTE([.D128];&quot;'&quot;;&quot;''&quot;);&quot;');&quot;)" office:value-type="string" office:string-value="insert into esglesia (id,nom,wikipedia,municipi) values (127,'Sant Martí de Queixàs','Sant Martí de Queixàs','');" calcext:value-type="string">
            <text:p>insert into esglesia (id,nom,wikipedia,municipi) values (127,'Sant Martí de Queixàs','Sant Martí de Queixàs',''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Església de Sant Martí Sesserres</text:p>
          </table:table-cell>
          <table:table-cell/>
          <table:table-cell table:formula="of:=CONCATENATE(&quot;insert into esglesia (id,nom,wikipedia,municipi) values (&quot;;[.A129];&quot;,'&quot;;SUBSTITUTE([.B129];&quot;'&quot;;&quot;''&quot;);&quot;','&quot;;SUBSTITUTE([.C129];&quot;'&quot;;&quot;''&quot;);&quot;','&quot;;SUBSTITUTE([.D129];&quot;'&quot;;&quot;''&quot;);&quot;');&quot;)" office:value-type="string" office:string-value="insert into esglesia (id,nom,wikipedia,municipi) values (128,'Església de Sant Martí Sesserres','Església de Sant Martí Sesserres','');" calcext:value-type="string">
            <text:p>insert into esglesia (id,nom,wikipedia,municipi) values (128,'Església de Sant Martí Sesserres','Església de Sant Martí Sesserres',''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Sant Miquel de la Cirera</text:p>
          </table:table-cell>
          <table:table-cell/>
          <table:table-cell table:formula="of:=CONCATENATE(&quot;insert into esglesia (id,nom,wikipedia,municipi) values (&quot;;[.A130];&quot;,'&quot;;SUBSTITUTE([.B130];&quot;'&quot;;&quot;''&quot;);&quot;','&quot;;SUBSTITUTE([.C130];&quot;'&quot;;&quot;''&quot;);&quot;','&quot;;SUBSTITUTE([.D130];&quot;'&quot;;&quot;''&quot;);&quot;');&quot;)" office:value-type="string" office:string-value="insert into esglesia (id,nom,wikipedia,municipi) values (129,'Sant Miquel de la Cirera','Sant Miquel de la Cirera','');" calcext:value-type="string">
            <text:p>insert into esglesia (id,nom,wikipedia,municipi) values (129,'Sant Miquel de la Cirera','Sant Miquel de la Cirera',''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Santa Coloma de Cabanelles</text:p>
          </table:table-cell>
          <table:table-cell/>
          <table:table-cell table:formula="of:=CONCATENATE(&quot;insert into esglesia (id,nom,wikipedia,municipi) values (&quot;;[.A131];&quot;,'&quot;;SUBSTITUTE([.B131];&quot;'&quot;;&quot;''&quot;);&quot;','&quot;;SUBSTITUTE([.C131];&quot;'&quot;;&quot;''&quot;);&quot;','&quot;;SUBSTITUTE([.D131];&quot;'&quot;;&quot;''&quot;);&quot;');&quot;)" office:value-type="string" office:string-value="insert into esglesia (id,nom,wikipedia,municipi) values (130,'Santa Coloma de Cabanelles','Santa Coloma de Cabanelles','');" calcext:value-type="string">
            <text:p>insert into esglesia (id,nom,wikipedia,municipi) values (130,'Santa Coloma de Cabanelles','Santa Coloma de Cabanelles',''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Monestir de Sant Pere de Rodes</text:p>
          </table:table-cell>
          <table:table-cell/>
          <table:table-cell table:formula="of:=CONCATENATE(&quot;insert into esglesia (id,nom,wikipedia,municipi) values (&quot;;[.A132];&quot;,'&quot;;SUBSTITUTE([.B132];&quot;'&quot;;&quot;''&quot;);&quot;','&quot;;SUBSTITUTE([.C132];&quot;'&quot;;&quot;''&quot;);&quot;','&quot;;SUBSTITUTE([.D132];&quot;'&quot;;&quot;''&quot;);&quot;');&quot;)" office:value-type="string" office:string-value="insert into esglesia (id,nom,wikipedia,municipi) values (131,'Monestir de Sant Pere de Rodes','Monestir de Sant Pere de Rodes','');" calcext:value-type="string">
            <text:p>insert into esglesia (id,nom,wikipedia,municipi) values (131,'Monestir de Sant Pere de Rodes','Monestir de Sant Pere de Rodes',''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Antiga església de Sant Valentí de les Cabanyes</text:p>
          </table:table-cell>
          <table:table-cell/>
          <table:table-cell table:formula="of:=CONCATENATE(&quot;insert into esglesia (id,nom,wikipedia,municipi) values (&quot;;[.A133];&quot;,'&quot;;SUBSTITUTE([.B133];&quot;'&quot;;&quot;''&quot;);&quot;','&quot;;SUBSTITUTE([.C133];&quot;'&quot;;&quot;''&quot;);&quot;','&quot;;SUBSTITUTE([.D133];&quot;'&quot;;&quot;''&quot;);&quot;');&quot;)" office:value-type="string" office:string-value="insert into esglesia (id,nom,wikipedia,municipi) values (132,'Antiga església de Sant Valentí de les Cabanyes','Antiga església de Sant Valentí de les Cabanyes','');" calcext:value-type="string">
            <text:p>insert into esglesia (id,nom,wikipedia,municipi) values (132,'Antiga església de Sant Valentí de les Cabanyes','Antiga església de Sant Valentí de les Cabanyes',''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Capella de Sant Joan Samora</text:p>
          </table:table-cell>
          <table:table-cell/>
          <table:table-cell table:formula="of:=CONCATENATE(&quot;insert into esglesia (id,nom,wikipedia,municipi) values (&quot;;[.A134];&quot;,'&quot;;SUBSTITUTE([.B134];&quot;'&quot;;&quot;''&quot;);&quot;','&quot;;SUBSTITUTE([.C134];&quot;'&quot;;&quot;''&quot;);&quot;','&quot;;SUBSTITUTE([.D134];&quot;'&quot;;&quot;''&quot;);&quot;');&quot;)" office:value-type="string" office:string-value="insert into esglesia (id,nom,wikipedia,municipi) values (133,'Capella de Sant Joan Samora','Capella de Sant Joan Samora','');" calcext:value-type="string">
            <text:p>insert into esglesia (id,nom,wikipedia,municipi) values (133,'Capella de Sant Joan Samora','Capella de Sant Joan Samora',''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Església de Sant Llorenç d'Hortons</text:p>
          </table:table-cell>
          <table:table-cell office:value-type="string" calcext:value-type="string">
            <text:p>Sant Llorenç d’Hortons</text:p>
          </table:table-cell>
          <table:table-cell table:formula="of:=CONCATENATE(&quot;insert into esglesia (id,nom,wikipedia,municipi) values (&quot;;[.A135];&quot;,'&quot;;SUBSTITUTE([.B135];&quot;'&quot;;&quot;''&quot;);&quot;','&quot;;SUBSTITUTE([.C135];&quot;'&quot;;&quot;''&quot;);&quot;','&quot;;SUBSTITUTE([.D135];&quot;'&quot;;&quot;''&quot;);&quot;');&quot;)" office:value-type="string" office:string-value="insert into esglesia (id,nom,wikipedia,municipi) values (134,'Església de Sant Llorenç d''Hortons','Església de Sant Llorenç d''Hortons','Sant Llorenç d’Hortons');" calcext:value-type="string">
            <text:p>insert into esglesia (id,nom,wikipedia,municipi) values (134,'Església de Sant Llorenç d''Hortons','Església de Sant Llorenç d''Hortons','Sant Llorenç d’Hortons'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Església de Sant Pau d'Ordal</text:p>
          </table:table-cell>
          <table:table-cell/>
          <table:table-cell table:formula="of:=CONCATENATE(&quot;insert into esglesia (id,nom,wikipedia,municipi) values (&quot;;[.A136];&quot;,'&quot;;SUBSTITUTE([.B136];&quot;'&quot;;&quot;''&quot;);&quot;','&quot;;SUBSTITUTE([.C136];&quot;'&quot;;&quot;''&quot;);&quot;','&quot;;SUBSTITUTE([.D136];&quot;'&quot;;&quot;''&quot;);&quot;');&quot;)" office:value-type="string" office:string-value="insert into esglesia (id,nom,wikipedia,municipi) values (135,'Església de Sant Pau d''Ordal','Església de Sant Pau d''Ordal','');" calcext:value-type="string">
            <text:p>insert into esglesia (id,nom,wikipedia,municipi) values (135,'Església de Sant Pau d''Ordal','Església de Sant Pau d''Ordal',''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Mare de Déu de Foix</text:p>
          </table:table-cell>
          <table:table-cell/>
          <table:table-cell table:formula="of:=CONCATENATE(&quot;insert into esglesia (id,nom,wikipedia,municipi) values (&quot;;[.A137];&quot;,'&quot;;SUBSTITUTE([.B137];&quot;'&quot;;&quot;''&quot;);&quot;','&quot;;SUBSTITUTE([.C137];&quot;'&quot;;&quot;''&quot;);&quot;','&quot;;SUBSTITUTE([.D137];&quot;'&quot;;&quot;''&quot;);&quot;');&quot;)" office:value-type="string" office:string-value="insert into esglesia (id,nom,wikipedia,municipi) values (136,'Mare de Déu de Foix','Mare de Déu de Foix','');" calcext:value-type="string">
            <text:p>insert into esglesia (id,nom,wikipedia,municipi) values (136,'Mare de Déu de Foix','Mare de Déu de Foix',''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Sant Andreu de les Conilleres</text:p>
          </table:table-cell>
          <table:table-cell/>
          <table:table-cell table:formula="of:=CONCATENATE(&quot;insert into esglesia (id,nom,wikipedia,municipi) values (&quot;;[.A138];&quot;,'&quot;;SUBSTITUTE([.B138];&quot;'&quot;;&quot;''&quot;);&quot;','&quot;;SUBSTITUTE([.C138];&quot;'&quot;;&quot;''&quot;);&quot;','&quot;;SUBSTITUTE([.D138];&quot;'&quot;;&quot;''&quot;);&quot;');&quot;)" office:value-type="string" office:string-value="insert into esglesia (id,nom,wikipedia,municipi) values (137,'Sant Andreu de les Conilleres','Sant Andreu de les Conilleres','');" calcext:value-type="string">
            <text:p>insert into esglesia (id,nom,wikipedia,municipi) values (137,'Sant Andreu de les Conilleres','Sant Andreu de les Conilleres',''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Sant Benet d'Espiells</text:p>
          </table:table-cell>
          <table:table-cell/>
          <table:table-cell table:formula="of:=CONCATENATE(&quot;insert into esglesia (id,nom,wikipedia,municipi) values (&quot;;[.A139];&quot;,'&quot;;SUBSTITUTE([.B139];&quot;'&quot;;&quot;''&quot;);&quot;','&quot;;SUBSTITUTE([.C139];&quot;'&quot;;&quot;''&quot;);&quot;','&quot;;SUBSTITUTE([.D139];&quot;'&quot;;&quot;''&quot;);&quot;');&quot;)" office:value-type="string" office:string-value="insert into esglesia (id,nom,wikipedia,municipi) values (138,'Sant Benet d''Espiells','Sant Benet d''Espiells','');" calcext:value-type="string">
            <text:p>insert into esglesia (id,nom,wikipedia,municipi) values (138,'Sant Benet d''Espiells','Sant Benet d''Espiells',''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Sant Elies de Mediona</text:p>
          </table:table-cell>
          <table:table-cell/>
          <table:table-cell table:formula="of:=CONCATENATE(&quot;insert into esglesia (id,nom,wikipedia,municipi) values (&quot;;[.A140];&quot;,'&quot;;SUBSTITUTE([.B140];&quot;'&quot;;&quot;''&quot;);&quot;','&quot;;SUBSTITUTE([.C140];&quot;'&quot;;&quot;''&quot;);&quot;','&quot;;SUBSTITUTE([.D140];&quot;'&quot;;&quot;''&quot;);&quot;');&quot;)" office:value-type="string" office:string-value="insert into esglesia (id,nom,wikipedia,municipi) values (139,'Sant Elies de Mediona','Sant Elies de Mediona','');" calcext:value-type="string">
            <text:p>insert into esglesia (id,nom,wikipedia,municipi) values (139,'Sant Elies de Mediona','Sant Elies de Mediona',''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Sant Esteve de Castellet</text:p>
          </table:table-cell>
          <table:table-cell/>
          <table:table-cell table:formula="of:=CONCATENATE(&quot;insert into esglesia (id,nom,wikipedia,municipi) values (&quot;;[.A141];&quot;,'&quot;;SUBSTITUTE([.B141];&quot;'&quot;;&quot;''&quot;);&quot;','&quot;;SUBSTITUTE([.C141];&quot;'&quot;;&quot;''&quot;);&quot;','&quot;;SUBSTITUTE([.D141];&quot;'&quot;;&quot;''&quot;);&quot;');&quot;)" office:value-type="string" office:string-value="insert into esglesia (id,nom,wikipedia,municipi) values (140,'Sant Esteve de Castellet','Sant Esteve de Castellet','');" calcext:value-type="string">
            <text:p>insert into esglesia (id,nom,wikipedia,municipi) values (140,'Sant Esteve de Castellet','Sant Esteve de Castellet',''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Sant Joan de la Maçana</text:p>
          </table:table-cell>
          <table:table-cell/>
          <table:table-cell table:formula="of:=CONCATENATE(&quot;insert into esglesia (id,nom,wikipedia,municipi) values (&quot;;[.A142];&quot;,'&quot;;SUBSTITUTE([.B142];&quot;'&quot;;&quot;''&quot;);&quot;','&quot;;SUBSTITUTE([.C142];&quot;'&quot;;&quot;''&quot;);&quot;','&quot;;SUBSTITUTE([.D142];&quot;'&quot;;&quot;''&quot;);&quot;');&quot;)" office:value-type="string" office:string-value="insert into esglesia (id,nom,wikipedia,municipi) values (141,'Sant Joan de la Maçana','Sant Joan de la Maçana','');" calcext:value-type="string">
            <text:p>insert into esglesia (id,nom,wikipedia,municipi) values (141,'Sant Joan de la Maçana','Sant Joan de la Maçana',''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Sant Joan de la Muntanya de Pontons</text:p>
          </table:table-cell>
          <table:table-cell office:value-type="string" calcext:value-type="string">
            <text:p>Pontons</text:p>
          </table:table-cell>
          <table:table-cell table:formula="of:=CONCATENATE(&quot;insert into esglesia (id,nom,wikipedia,municipi) values (&quot;;[.A143];&quot;,'&quot;;SUBSTITUTE([.B143];&quot;'&quot;;&quot;''&quot;);&quot;','&quot;;SUBSTITUTE([.C143];&quot;'&quot;;&quot;''&quot;);&quot;','&quot;;SUBSTITUTE([.D143];&quot;'&quot;;&quot;''&quot;);&quot;');&quot;)" office:value-type="string" office:string-value="insert into esglesia (id,nom,wikipedia,municipi) values (142,'Sant Joan de la Muntanya de Pontons','Sant Joan de la Muntanya de Pontons','Pontons');" calcext:value-type="string">
            <text:p>insert into esglesia (id,nom,wikipedia,municipi) values (142,'Sant Joan de la Muntanya de Pontons','Sant Joan de la Muntanya de Pontons','Pontons'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Sant Joan de Lledó</text:p>
          </table:table-cell>
          <table:table-cell/>
          <table:table-cell table:formula="of:=CONCATENATE(&quot;insert into esglesia (id,nom,wikipedia,municipi) values (&quot;;[.A144];&quot;,'&quot;;SUBSTITUTE([.B144];&quot;'&quot;;&quot;''&quot;);&quot;','&quot;;SUBSTITUTE([.C144];&quot;'&quot;;&quot;''&quot;);&quot;','&quot;;SUBSTITUTE([.D144];&quot;'&quot;;&quot;''&quot;);&quot;');&quot;)" office:value-type="string" office:string-value="insert into esglesia (id,nom,wikipedia,municipi) values (143,'Sant Joan de Lledó','Sant Joan de Lledó','');" calcext:value-type="string">
            <text:p>insert into esglesia (id,nom,wikipedia,municipi) values (143,'Sant Joan de Lledó','Sant Joan de Lledó',''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Sant Joan Salerm</text:p>
          </table:table-cell>
          <table:table-cell/>
          <table:table-cell table:formula="of:=CONCATENATE(&quot;insert into esglesia (id,nom,wikipedia,municipi) values (&quot;;[.A145];&quot;,'&quot;;SUBSTITUTE([.B145];&quot;'&quot;;&quot;''&quot;);&quot;','&quot;;SUBSTITUTE([.C145];&quot;'&quot;;&quot;''&quot;);&quot;','&quot;;SUBSTITUTE([.D145];&quot;'&quot;;&quot;''&quot;);&quot;');&quot;)" office:value-type="string" office:string-value="insert into esglesia (id,nom,wikipedia,municipi) values (144,'Sant Joan Salerm','Sant Joan Salerm','');" calcext:value-type="string">
            <text:p>insert into esglesia (id,nom,wikipedia,municipi) values (144,'Sant Joan Salerm','Sant Joan Salerm',''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Sant Joan Sesrovires</text:p>
          </table:table-cell>
          <table:table-cell/>
          <table:table-cell table:formula="of:=CONCATENATE(&quot;insert into esglesia (id,nom,wikipedia,municipi) values (&quot;;[.A146];&quot;,'&quot;;SUBSTITUTE([.B146];&quot;'&quot;;&quot;''&quot;);&quot;','&quot;;SUBSTITUTE([.C146];&quot;'&quot;;&quot;''&quot;);&quot;','&quot;;SUBSTITUTE([.D146];&quot;'&quot;;&quot;''&quot;);&quot;');&quot;)" office:value-type="string" office:string-value="insert into esglesia (id,nom,wikipedia,municipi) values (145,'Sant Joan Sesrovires','Sant Joan Sesrovires','');" calcext:value-type="string">
            <text:p>insert into esglesia (id,nom,wikipedia,municipi) values (145,'Sant Joan Sesrovires','Sant Joan Sesrovires',''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Sant Martí Sadevesa</text:p>
          </table:table-cell>
          <table:table-cell/>
          <table:table-cell table:formula="of:=CONCATENATE(&quot;insert into esglesia (id,nom,wikipedia,municipi) values (&quot;;[.A147];&quot;,'&quot;;SUBSTITUTE([.B147];&quot;'&quot;;&quot;''&quot;);&quot;','&quot;;SUBSTITUTE([.C147];&quot;'&quot;;&quot;''&quot;);&quot;','&quot;;SUBSTITUTE([.D147];&quot;'&quot;;&quot;''&quot;);&quot;');&quot;)" office:value-type="string" office:string-value="insert into esglesia (id,nom,wikipedia,municipi) values (146,'Sant Martí Sadevesa','Sant Martí Sadevesa','');" calcext:value-type="string">
            <text:p>insert into esglesia (id,nom,wikipedia,municipi) values (146,'Sant Martí Sadevesa','Sant Martí Sadevesa',''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Sant Marçal de Terrassola</text:p>
          </table:table-cell>
          <table:table-cell/>
          <table:table-cell table:formula="of:=CONCATENATE(&quot;insert into esglesia (id,nom,wikipedia,municipi) values (&quot;;[.A148];&quot;,'&quot;;SUBSTITUTE([.B148];&quot;'&quot;;&quot;''&quot;);&quot;','&quot;;SUBSTITUTE([.C148];&quot;'&quot;;&quot;''&quot;);&quot;','&quot;;SUBSTITUTE([.D148];&quot;'&quot;;&quot;''&quot;);&quot;');&quot;)" office:value-type="string" office:string-value="insert into esglesia (id,nom,wikipedia,municipi) values (147,'Sant Marçal de Terrassola','Sant Marçal de Terrassola','');" calcext:value-type="string">
            <text:p>insert into esglesia (id,nom,wikipedia,municipi) values (147,'Sant Marçal de Terrassola','Sant Marçal de Terrassola',''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ant Pere de Castellet</text:p>
          </table:table-cell>
          <table:table-cell/>
          <table:table-cell table:formula="of:=CONCATENATE(&quot;insert into esglesia (id,nom,wikipedia,municipi) values (&quot;;[.A149];&quot;,'&quot;;SUBSTITUTE([.B149];&quot;'&quot;;&quot;''&quot;);&quot;','&quot;;SUBSTITUTE([.C149];&quot;'&quot;;&quot;''&quot;);&quot;','&quot;;SUBSTITUTE([.D149];&quot;'&quot;;&quot;''&quot;);&quot;');&quot;)" office:value-type="string" office:string-value="insert into esglesia (id,nom,wikipedia,municipi) values (148,'Sant Pere de Castellet','Sant Pere de Castellet','');" calcext:value-type="string">
            <text:p>insert into esglesia (id,nom,wikipedia,municipi) values (148,'Sant Pere de Castellet','Sant Pere de Castellet',''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ant Pere del Castell de Gelida</text:p>
          </table:table-cell>
          <table:table-cell office:value-type="string" calcext:value-type="string">
            <text:p>Gelida</text:p>
          </table:table-cell>
          <table:table-cell table:formula="of:=CONCATENATE(&quot;insert into esglesia (id,nom,wikipedia,municipi) values (&quot;;[.A150];&quot;,'&quot;;SUBSTITUTE([.B150];&quot;'&quot;;&quot;''&quot;);&quot;','&quot;;SUBSTITUTE([.C150];&quot;'&quot;;&quot;''&quot;);&quot;','&quot;;SUBSTITUTE([.D150];&quot;'&quot;;&quot;''&quot;);&quot;');&quot;)" office:value-type="string" office:string-value="insert into esglesia (id,nom,wikipedia,municipi) values (149,'Sant Pere del Castell de Gelida','Sant Pere del Castell de Gelida','Gelida');" calcext:value-type="string">
            <text:p>insert into esglesia (id,nom,wikipedia,municipi) values (149,'Sant Pere del Castell de Gelida','Sant Pere del Castell de Gelida','Gelida'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Sant Pere Sacarrera</text:p>
          </table:table-cell>
          <table:table-cell/>
          <table:table-cell table:formula="of:=CONCATENATE(&quot;insert into esglesia (id,nom,wikipedia,municipi) values (&quot;;[.A151];&quot;,'&quot;;SUBSTITUTE([.B151];&quot;'&quot;;&quot;''&quot;);&quot;','&quot;;SUBSTITUTE([.C151];&quot;'&quot;;&quot;''&quot;);&quot;','&quot;;SUBSTITUTE([.D151];&quot;'&quot;;&quot;''&quot;);&quot;');&quot;)" office:value-type="string" office:string-value="insert into esglesia (id,nom,wikipedia,municipi) values (150,'Sant Pere Sacarrera','Sant Pere Sacarrera','');" calcext:value-type="string">
            <text:p>insert into esglesia (id,nom,wikipedia,municipi) values (150,'Sant Pere Sacarrera','Sant Pere Sacarrera',''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Sant Sadurní de la Marca</text:p>
          </table:table-cell>
          <table:table-cell/>
          <table:table-cell table:formula="of:=CONCATENATE(&quot;insert into esglesia (id,nom,wikipedia,municipi) values (&quot;;[.A152];&quot;,'&quot;;SUBSTITUTE([.B152];&quot;'&quot;;&quot;''&quot;);&quot;','&quot;;SUBSTITUTE([.C152];&quot;'&quot;;&quot;''&quot;);&quot;','&quot;;SUBSTITUTE([.D152];&quot;'&quot;;&quot;''&quot;);&quot;');&quot;)" office:value-type="string" office:string-value="insert into esglesia (id,nom,wikipedia,municipi) values (151,'Sant Sadurní de la Marca','Sant Sadurní de la Marca','');" calcext:value-type="string">
            <text:p>insert into esglesia (id,nom,wikipedia,municipi) values (151,'Sant Sadurní de la Marca','Sant Sadurní de la Marca',''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ant Vicenç de Morrocurt</text:p>
          </table:table-cell>
          <table:table-cell/>
          <table:table-cell table:formula="of:=CONCATENATE(&quot;insert into esglesia (id,nom,wikipedia,municipi) values (&quot;;[.A153];&quot;,'&quot;;SUBSTITUTE([.B153];&quot;'&quot;;&quot;''&quot;);&quot;','&quot;;SUBSTITUTE([.C153];&quot;'&quot;;&quot;''&quot;);&quot;','&quot;;SUBSTITUTE([.D153];&quot;'&quot;;&quot;''&quot;);&quot;');&quot;)" office:value-type="string" office:string-value="insert into esglesia (id,nom,wikipedia,municipi) values (152,'Sant Vicenç de Morrocurt','Sant Vicenç de Morrocurt','');" calcext:value-type="string">
            <text:p>insert into esglesia (id,nom,wikipedia,municipi) values (152,'Sant Vicenç de Morrocurt','Sant Vicenç de Morrocurt',''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Santa Maria de la Sanabra</text:p>
          </table:table-cell>
          <table:table-cell/>
          <table:table-cell table:formula="of:=CONCATENATE(&quot;insert into esglesia (id,nom,wikipedia,municipi) values (&quot;;[.A154];&quot;,'&quot;;SUBSTITUTE([.B154];&quot;'&quot;;&quot;''&quot;);&quot;','&quot;;SUBSTITUTE([.C154];&quot;'&quot;;&quot;''&quot;);&quot;','&quot;;SUBSTITUTE([.D154];&quot;'&quot;;&quot;''&quot;);&quot;');&quot;)" office:value-type="string" office:string-value="insert into esglesia (id,nom,wikipedia,municipi) values (153,'Santa Maria de la Sanabra','Santa Maria de la Sanabra','');" calcext:value-type="string">
            <text:p>insert into esglesia (id,nom,wikipedia,municipi) values (153,'Santa Maria de la Sanabra','Santa Maria de la Sanabra',''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Santa Maria de Lavit</text:p>
          </table:table-cell>
          <table:table-cell/>
          <table:table-cell table:formula="of:=CONCATENATE(&quot;insert into esglesia (id,nom,wikipedia,municipi) values (&quot;;[.A155];&quot;,'&quot;;SUBSTITUTE([.B155];&quot;'&quot;;&quot;''&quot;);&quot;','&quot;;SUBSTITUTE([.C155];&quot;'&quot;;&quot;''&quot;);&quot;','&quot;;SUBSTITUTE([.D155];&quot;'&quot;;&quot;''&quot;);&quot;');&quot;)" office:value-type="string" office:string-value="insert into esglesia (id,nom,wikipedia,municipi) values (154,'Santa Maria de Lavit','Santa Maria de Lavit','');" calcext:value-type="string">
            <text:p>insert into esglesia (id,nom,wikipedia,municipi) values (154,'Santa Maria de Lavit','Santa Maria de Lavit',''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Santa Maria Magdalena del Pla del Penedès</text:p>
          </table:table-cell>
          <table:table-cell/>
          <table:table-cell table:formula="of:=CONCATENATE(&quot;insert into esglesia (id,nom,wikipedia,municipi) values (&quot;;[.A156];&quot;,'&quot;;SUBSTITUTE([.B156];&quot;'&quot;;&quot;''&quot;);&quot;','&quot;;SUBSTITUTE([.C156];&quot;'&quot;;&quot;''&quot;);&quot;','&quot;;SUBSTITUTE([.D156];&quot;'&quot;;&quot;''&quot;);&quot;');&quot;)" office:value-type="string" office:string-value="insert into esglesia (id,nom,wikipedia,municipi) values (155,'Santa Maria Magdalena del Pla del Penedès','Santa Maria Magdalena del Pla del Penedès','');" calcext:value-type="string">
            <text:p>insert into esglesia (id,nom,wikipedia,municipi) values (155,'Santa Maria Magdalena del Pla del Penedès','Santa Maria Magdalena del Pla del Penedès',''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sglésia de Santa Maria</text:p>
          </table:table-cell>
          <table:table-cell office:value-type="string" calcext:value-type="string">
            <text:p>Església de Santa Maria (Sant Martí Sarroca)</text:p>
          </table:table-cell>
          <table:table-cell office:value-type="string" calcext:value-type="string">
            <text:p>Sant Martí Sarroca</text:p>
          </table:table-cell>
          <table:table-cell table:formula="of:=CONCATENATE(&quot;insert into esglesia (id,nom,wikipedia,municipi) values (&quot;;[.A157];&quot;,'&quot;;SUBSTITUTE([.B157];&quot;'&quot;;&quot;''&quot;);&quot;','&quot;;SUBSTITUTE([.C157];&quot;'&quot;;&quot;''&quot;);&quot;','&quot;;SUBSTITUTE([.D157];&quot;'&quot;;&quot;''&quot;);&quot;');&quot;)" office:value-type="string" office:string-value="insert into esglesia (id,nom,wikipedia,municipi) values (156,'Església de Santa Maria','Església de Santa Maria (Sant Martí Sarroca)','Sant Martí Sarroca');" calcext:value-type="string">
            <text:p>insert into esglesia (id,nom,wikipedia,municipi) values (156,'Església de Santa Maria','Església de Santa Maria (Sant Martí Sarroca)','Sant Martí Sarroca'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El Castell d'Oliana</text:p>
          </table:table-cell>
          <table:table-cell office:value-type="string" calcext:value-type="string">
            <text:p>Oliana</text:p>
          </table:table-cell>
          <table:table-cell table:formula="of:=CONCATENATE(&quot;insert into esglesia (id,nom,wikipedia,municipi) values (&quot;;[.A158];&quot;,'&quot;;SUBSTITUTE([.B158];&quot;'&quot;;&quot;''&quot;);&quot;','&quot;;SUBSTITUTE([.C158];&quot;'&quot;;&quot;''&quot;);&quot;','&quot;;SUBSTITUTE([.D158];&quot;'&quot;;&quot;''&quot;);&quot;');&quot;)" office:value-type="string" office:string-value="insert into esglesia (id,nom,wikipedia,municipi) values (157,'El Castell d''Oliana','El Castell d''Oliana','Oliana');" calcext:value-type="string">
            <text:p>insert into esglesia (id,nom,wikipedia,municipi) values (157,'El Castell d''Oliana','El Castell d''Oliana','Oliana'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Catedral de la Seu d'Urgell</text:p>
          </table:table-cell>
          <table:table-cell office:value-type="string" calcext:value-type="string">
            <text:p>La Seu d’Urgell</text:p>
          </table:table-cell>
          <table:table-cell table:formula="of:=CONCATENATE(&quot;insert into esglesia (id,nom,wikipedia,municipi) values (&quot;;[.A159];&quot;,'&quot;;SUBSTITUTE([.B159];&quot;'&quot;;&quot;''&quot;);&quot;','&quot;;SUBSTITUTE([.C159];&quot;'&quot;;&quot;''&quot;);&quot;','&quot;;SUBSTITUTE([.D159];&quot;'&quot;;&quot;''&quot;);&quot;');&quot;)" office:value-type="string" office:string-value="insert into esglesia (id,nom,wikipedia,municipi) values (158,'Catedral de la Seu d''Urgell','Catedral de la Seu d''Urgell','La Seu d’Urgell');" calcext:value-type="string">
            <text:p>insert into esglesia (id,nom,wikipedia,municipi) values (158,'Catedral de la Seu d''Urgell','Catedral de la Seu d''Urgell','La Seu d’Urgell'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Sant Cristòfol de Vinyoles</text:p>
          </table:table-cell>
          <table:table-cell/>
          <table:table-cell table:formula="of:=CONCATENATE(&quot;insert into esglesia (id,nom,wikipedia,municipi) values (&quot;;[.A160];&quot;,'&quot;;SUBSTITUTE([.B160];&quot;'&quot;;&quot;''&quot;);&quot;','&quot;;SUBSTITUTE([.C160];&quot;'&quot;;&quot;''&quot;);&quot;','&quot;;SUBSTITUTE([.D160];&quot;'&quot;;&quot;''&quot;);&quot;');&quot;)" office:value-type="string" office:string-value="insert into esglesia (id,nom,wikipedia,municipi) values (159,'Sant Cristòfol de Vinyoles','Sant Cristòfol de Vinyoles','');" calcext:value-type="string">
            <text:p>insert into esglesia (id,nom,wikipedia,municipi) values (159,'Sant Cristòfol de Vinyoles','Sant Cristòfol de Vinyoles',''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Mare de Déu de les Peces</text:p>
          </table:table-cell>
          <table:table-cell/>
          <table:table-cell table:formula="of:=CONCATENATE(&quot;insert into esglesia (id,nom,wikipedia,municipi) values (&quot;;[.A161];&quot;,'&quot;;SUBSTITUTE([.B161];&quot;'&quot;;&quot;''&quot;);&quot;','&quot;;SUBSTITUTE([.C161];&quot;'&quot;;&quot;''&quot;);&quot;','&quot;;SUBSTITUTE([.D161];&quot;'&quot;;&quot;''&quot;);&quot;');&quot;)" office:value-type="string" office:string-value="insert into esglesia (id,nom,wikipedia,municipi) values (160,'Mare de Déu de les Peces','Mare de Déu de les Peces','');" calcext:value-type="string">
            <text:p>insert into esglesia (id,nom,wikipedia,municipi) values (160,'Mare de Déu de les Peces','Mare de Déu de les Peces',''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Mare de Déu de la Garrola</text:p>
          </table:table-cell>
          <table:table-cell/>
          <table:table-cell table:formula="of:=CONCATENATE(&quot;insert into esglesia (id,nom,wikipedia,municipi) values (&quot;;[.A162];&quot;,'&quot;;SUBSTITUTE([.B162];&quot;'&quot;;&quot;''&quot;);&quot;','&quot;;SUBSTITUTE([.C162];&quot;'&quot;;&quot;''&quot;);&quot;','&quot;;SUBSTITUTE([.D162];&quot;'&quot;;&quot;''&quot;);&quot;');&quot;)" office:value-type="string" office:string-value="insert into esglesia (id,nom,wikipedia,municipi) values (161,'Mare de Déu de la Garrola','Mare de Déu de la Garrola','');" calcext:value-type="string">
            <text:p>insert into esglesia (id,nom,wikipedia,municipi) values (161,'Mare de Déu de la Garrola','Mare de Déu de la Garrola',''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Sant Andreu de la Quera</text:p>
          </table:table-cell>
          <table:table-cell/>
          <table:table-cell table:formula="of:=CONCATENATE(&quot;insert into esglesia (id,nom,wikipedia,municipi) values (&quot;;[.A163];&quot;,'&quot;;SUBSTITUTE([.B163];&quot;'&quot;;&quot;''&quot;);&quot;','&quot;;SUBSTITUTE([.C163];&quot;'&quot;;&quot;''&quot;);&quot;','&quot;;SUBSTITUTE([.D163];&quot;'&quot;;&quot;''&quot;);&quot;');&quot;)" office:value-type="string" office:string-value="insert into esglesia (id,nom,wikipedia,municipi) values (162,'Sant Andreu de la Quera','Sant Andreu de la Quera','');" calcext:value-type="string">
            <text:p>insert into esglesia (id,nom,wikipedia,municipi) values (162,'Sant Andreu de la Quera','Sant Andreu de la Quera',''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Sant Andreu del Castell d'Oliana</text:p>
          </table:table-cell>
          <table:table-cell office:value-type="string" calcext:value-type="string">
            <text:p>Oliana</text:p>
          </table:table-cell>
          <table:table-cell table:formula="of:=CONCATENATE(&quot;insert into esglesia (id,nom,wikipedia,municipi) values (&quot;;[.A164];&quot;,'&quot;;SUBSTITUTE([.B164];&quot;'&quot;;&quot;''&quot;);&quot;','&quot;;SUBSTITUTE([.C164];&quot;'&quot;;&quot;''&quot;);&quot;','&quot;;SUBSTITUTE([.D164];&quot;'&quot;;&quot;''&quot;);&quot;');&quot;)" office:value-type="string" office:string-value="insert into esglesia (id,nom,wikipedia,municipi) values (163,'Sant Andreu del Castell d''Oliana','Sant Andreu del Castell d''Oliana','Oliana');" calcext:value-type="string">
            <text:p>insert into esglesia (id,nom,wikipedia,municipi) values (163,'Sant Andreu del Castell d''Oliana','Sant Andreu del Castell d''Oliana','Oliana'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Sant Bartomeu de Favà</text:p>
          </table:table-cell>
          <table:table-cell/>
          <table:table-cell table:formula="of:=CONCATENATE(&quot;insert into esglesia (id,nom,wikipedia,municipi) values (&quot;;[.A165];&quot;,'&quot;;SUBSTITUTE([.B165];&quot;'&quot;;&quot;''&quot;);&quot;','&quot;;SUBSTITUTE([.C165];&quot;'&quot;;&quot;''&quot;);&quot;','&quot;;SUBSTITUTE([.D165];&quot;'&quot;;&quot;''&quot;);&quot;');&quot;)" office:value-type="string" office:string-value="insert into esglesia (id,nom,wikipedia,municipi) values (164,'Sant Bartomeu de Favà','Sant Bartomeu de Favà','');" calcext:value-type="string">
            <text:p>insert into esglesia (id,nom,wikipedia,municipi) values (164,'Sant Bartomeu de Favà','Sant Bartomeu de Favà',''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Sant Esteve d'Alinyà</text:p>
          </table:table-cell>
          <table:table-cell/>
          <table:table-cell table:formula="of:=CONCATENATE(&quot;insert into esglesia (id,nom,wikipedia,municipi) values (&quot;;[.A166];&quot;,'&quot;;SUBSTITUTE([.B166];&quot;'&quot;;&quot;''&quot;);&quot;','&quot;;SUBSTITUTE([.C166];&quot;'&quot;;&quot;''&quot;);&quot;','&quot;;SUBSTITUTE([.D166];&quot;'&quot;;&quot;''&quot;);&quot;');&quot;)" office:value-type="string" office:string-value="insert into esglesia (id,nom,wikipedia,municipi) values (165,'Sant Esteve d''Alinyà','Sant Esteve d''Alinyà','');" calcext:value-type="string">
            <text:p>insert into esglesia (id,nom,wikipedia,municipi) values (165,'Sant Esteve d''Alinyà','Sant Esteve d''Alinyà',''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ant Esteve de Sauvanyà</text:p>
          </table:table-cell>
          <table:table-cell/>
          <table:table-cell table:formula="of:=CONCATENATE(&quot;insert into esglesia (id,nom,wikipedia,municipi) values (&quot;;[.A167];&quot;,'&quot;;SUBSTITUTE([.B167];&quot;'&quot;;&quot;''&quot;);&quot;','&quot;;SUBSTITUTE([.C167];&quot;'&quot;;&quot;''&quot;);&quot;','&quot;;SUBSTITUTE([.D167];&quot;'&quot;;&quot;''&quot;);&quot;');&quot;)" office:value-type="string" office:string-value="insert into esglesia (id,nom,wikipedia,municipi) values (166,'Sant Esteve de Sauvanyà','Sant Esteve de Sauvanyà','');" calcext:value-type="string">
            <text:p>insert into esglesia (id,nom,wikipedia,municipi) values (166,'Sant Esteve de Sauvanyà','Sant Esteve de Sauvanyà',''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Sant Esteve de Tuixent</text:p>
          </table:table-cell>
          <table:table-cell office:value-type="string" calcext:value-type="string">
            <text:p>Tuixent</text:p>
          </table:table-cell>
          <table:table-cell table:formula="of:=CONCATENATE(&quot;insert into esglesia (id,nom,wikipedia,municipi) values (&quot;;[.A168];&quot;,'&quot;;SUBSTITUTE([.B168];&quot;'&quot;;&quot;''&quot;);&quot;','&quot;;SUBSTITUTE([.C168];&quot;'&quot;;&quot;''&quot;);&quot;','&quot;;SUBSTITUTE([.D168];&quot;'&quot;;&quot;''&quot;);&quot;');&quot;)" office:value-type="string" office:string-value="insert into esglesia (id,nom,wikipedia,municipi) values (167,'Sant Esteve de Tuixent','Sant Esteve de Tuixent','Tuixent');" calcext:value-type="string">
            <text:p>insert into esglesia (id,nom,wikipedia,municipi) values (167,'Sant Esteve de Tuixent','Sant Esteve de Tuixent','Tuixent'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Sant Esteve del Pont</text:p>
          </table:table-cell>
          <table:table-cell/>
          <table:table-cell table:formula="of:=CONCATENATE(&quot;insert into esglesia (id,nom,wikipedia,municipi) values (&quot;;[.A169];&quot;,'&quot;;SUBSTITUTE([.B169];&quot;'&quot;;&quot;''&quot;);&quot;','&quot;;SUBSTITUTE([.C169];&quot;'&quot;;&quot;''&quot;);&quot;','&quot;;SUBSTITUTE([.D169];&quot;'&quot;;&quot;''&quot;);&quot;');&quot;)" office:value-type="string" office:string-value="insert into esglesia (id,nom,wikipedia,municipi) values (168,'Sant Esteve del Pont','Sant Esteve del Pont','');" calcext:value-type="string">
            <text:p>insert into esglesia (id,nom,wikipedia,municipi) values (168,'Sant Esteve del Pont','Sant Esteve del Pont',''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Sant Genís de Tost</text:p>
          </table:table-cell>
          <table:table-cell/>
          <table:table-cell table:formula="of:=CONCATENATE(&quot;insert into esglesia (id,nom,wikipedia,municipi) values (&quot;;[.A170];&quot;,'&quot;;SUBSTITUTE([.B170];&quot;'&quot;;&quot;''&quot;);&quot;','&quot;;SUBSTITUTE([.C170];&quot;'&quot;;&quot;''&quot;);&quot;','&quot;;SUBSTITUTE([.D170];&quot;'&quot;;&quot;''&quot;);&quot;');&quot;)" office:value-type="string" office:string-value="insert into esglesia (id,nom,wikipedia,municipi) values (169,'Sant Genís de Tost','Sant Genís de Tost','');" calcext:value-type="string">
            <text:p>insert into esglesia (id,nom,wikipedia,municipi) values (169,'Sant Genís de Tost','Sant Genís de Tost',''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ant Gil del Mas d'Eroles</text:p>
          </table:table-cell>
          <table:table-cell/>
          <table:table-cell table:formula="of:=CONCATENATE(&quot;insert into esglesia (id,nom,wikipedia,municipi) values (&quot;;[.A171];&quot;,'&quot;;SUBSTITUTE([.B171];&quot;'&quot;;&quot;''&quot;);&quot;','&quot;;SUBSTITUTE([.C171];&quot;'&quot;;&quot;''&quot;);&quot;','&quot;;SUBSTITUTE([.D171];&quot;'&quot;;&quot;''&quot;);&quot;');&quot;)" office:value-type="string" office:string-value="insert into esglesia (id,nom,wikipedia,municipi) values (170,'Sant Gil del Mas d''Eroles','Sant Gil del Mas d''Eroles','');" calcext:value-type="string">
            <text:p>insert into esglesia (id,nom,wikipedia,municipi) values (170,'Sant Gil del Mas d''Eroles','Sant Gil del Mas d''Eroles',''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Sant Iscle de Senyús</text:p>
          </table:table-cell>
          <table:table-cell/>
          <table:table-cell table:formula="of:=CONCATENATE(&quot;insert into esglesia (id,nom,wikipedia,municipi) values (&quot;;[.A172];&quot;,'&quot;;SUBSTITUTE([.B172];&quot;'&quot;;&quot;''&quot;);&quot;','&quot;;SUBSTITUTE([.C172];&quot;'&quot;;&quot;''&quot;);&quot;','&quot;;SUBSTITUTE([.D172];&quot;'&quot;;&quot;''&quot;);&quot;');&quot;)" office:value-type="string" office:string-value="insert into esglesia (id,nom,wikipedia,municipi) values (171,'Sant Iscle de Senyús','Sant Iscle de Senyús','');" calcext:value-type="string">
            <text:p>insert into esglesia (id,nom,wikipedia,municipi) values (171,'Sant Iscle de Senyús','Sant Iscle de Senyús',''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Sant Jaume de Fórnols del Cadí</text:p>
          </table:table-cell>
          <table:table-cell/>
          <table:table-cell table:formula="of:=CONCATENATE(&quot;insert into esglesia (id,nom,wikipedia,municipi) values (&quot;;[.A173];&quot;,'&quot;;SUBSTITUTE([.B173];&quot;'&quot;;&quot;''&quot;);&quot;','&quot;;SUBSTITUTE([.C173];&quot;'&quot;;&quot;''&quot;);&quot;','&quot;;SUBSTITUTE([.D173];&quot;'&quot;;&quot;''&quot;);&quot;');&quot;)" office:value-type="string" office:string-value="insert into esglesia (id,nom,wikipedia,municipi) values (172,'Sant Jaume de Fórnols del Cadí','Sant Jaume de Fórnols del Cadí','');" calcext:value-type="string">
            <text:p>insert into esglesia (id,nom,wikipedia,municipi) values (172,'Sant Jaume de Fórnols del Cadí','Sant Jaume de Fórnols del Cadí',''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Sant Jaume de Tuixent</text:p>
          </table:table-cell>
          <table:table-cell office:value-type="string" calcext:value-type="string">
            <text:p>Tuixent</text:p>
          </table:table-cell>
          <table:table-cell table:formula="of:=CONCATENATE(&quot;insert into esglesia (id,nom,wikipedia,municipi) values (&quot;;[.A174];&quot;,'&quot;;SUBSTITUTE([.B174];&quot;'&quot;;&quot;''&quot;);&quot;','&quot;;SUBSTITUTE([.C174];&quot;'&quot;;&quot;''&quot;);&quot;','&quot;;SUBSTITUTE([.D174];&quot;'&quot;;&quot;''&quot;);&quot;');&quot;)" office:value-type="string" office:string-value="insert into esglesia (id,nom,wikipedia,municipi) values (173,'Sant Jaume de Tuixent','Sant Jaume de Tuixent','Tuixent');" calcext:value-type="string">
            <text:p>insert into esglesia (id,nom,wikipedia,municipi) values (173,'Sant Jaume de Tuixent','Sant Jaume de Tuixent','Tuixent'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Sant Julià dels Garrics</text:p>
          </table:table-cell>
          <table:table-cell/>
          <table:table-cell table:formula="of:=CONCATENATE(&quot;insert into esglesia (id,nom,wikipedia,municipi) values (&quot;;[.A175];&quot;,'&quot;;SUBSTITUTE([.B175];&quot;'&quot;;&quot;''&quot;);&quot;','&quot;;SUBSTITUTE([.C175];&quot;'&quot;;&quot;''&quot;);&quot;','&quot;;SUBSTITUTE([.D175];&quot;'&quot;;&quot;''&quot;);&quot;');&quot;)" office:value-type="string" office:string-value="insert into esglesia (id,nom,wikipedia,municipi) values (174,'Sant Julià dels Garrics','Sant Julià dels Garrics','');" calcext:value-type="string">
            <text:p>insert into esglesia (id,nom,wikipedia,municipi) values (174,'Sant Julià dels Garrics','Sant Julià dels Garrics',''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Sant Just i Sant Pastor de Cerc</text:p>
          </table:table-cell>
          <table:table-cell/>
          <table:table-cell table:formula="of:=CONCATENATE(&quot;insert into esglesia (id,nom,wikipedia,municipi) values (&quot;;[.A176];&quot;,'&quot;;SUBSTITUTE([.B176];&quot;'&quot;;&quot;''&quot;);&quot;','&quot;;SUBSTITUTE([.C176];&quot;'&quot;;&quot;''&quot;);&quot;','&quot;;SUBSTITUTE([.D176];&quot;'&quot;;&quot;''&quot;);&quot;');&quot;)" office:value-type="string" office:string-value="insert into esglesia (id,nom,wikipedia,municipi) values (175,'Sant Just i Sant Pastor de Cerc','Sant Just i Sant Pastor de Cerc','');" calcext:value-type="string">
            <text:p>insert into esglesia (id,nom,wikipedia,municipi) values (175,'Sant Just i Sant Pastor de Cerc','Sant Just i Sant Pastor de Cerc',''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Sant Martí de la Clua</text:p>
          </table:table-cell>
          <table:table-cell/>
          <table:table-cell table:formula="of:=CONCATENATE(&quot;insert into esglesia (id,nom,wikipedia,municipi) values (&quot;;[.A177];&quot;,'&quot;;SUBSTITUTE([.B177];&quot;'&quot;;&quot;''&quot;);&quot;','&quot;;SUBSTITUTE([.C177];&quot;'&quot;;&quot;''&quot;);&quot;','&quot;;SUBSTITUTE([.D177];&quot;'&quot;;&quot;''&quot;);&quot;');&quot;)" office:value-type="string" office:string-value="insert into esglesia (id,nom,wikipedia,municipi) values (176,'Sant Martí de la Clua','Sant Martí de la Clua','');" calcext:value-type="string">
            <text:p>insert into esglesia (id,nom,wikipedia,municipi) values (176,'Sant Martí de la Clua','Sant Martí de la Clua',''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Sant Martí d'Ansovell</text:p>
          </table:table-cell>
          <table:table-cell/>
          <table:table-cell table:formula="of:=CONCATENATE(&quot;insert into esglesia (id,nom,wikipedia,municipi) values (&quot;;[.A178];&quot;,'&quot;;SUBSTITUTE([.B178];&quot;'&quot;;&quot;''&quot;);&quot;','&quot;;SUBSTITUTE([.C178];&quot;'&quot;;&quot;''&quot;);&quot;','&quot;;SUBSTITUTE([.D178];&quot;'&quot;;&quot;''&quot;);&quot;');&quot;)" office:value-type="string" office:string-value="insert into esglesia (id,nom,wikipedia,municipi) values (177,'Sant Martí d''Ansovell','Sant Martí d''Ansovell','');" calcext:value-type="string">
            <text:p>insert into esglesia (id,nom,wikipedia,municipi) values (177,'Sant Martí d''Ansovell','Sant Martí d''Ansovell',''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Sant Miquel de la Seu d'Urgell</text:p>
          </table:table-cell>
          <table:table-cell office:value-type="string" calcext:value-type="string">
            <text:p>La Seu d’Urgell</text:p>
          </table:table-cell>
          <table:table-cell table:formula="of:=CONCATENATE(&quot;insert into esglesia (id,nom,wikipedia,municipi) values (&quot;;[.A179];&quot;,'&quot;;SUBSTITUTE([.B179];&quot;'&quot;;&quot;''&quot;);&quot;','&quot;;SUBSTITUTE([.C179];&quot;'&quot;;&quot;''&quot;);&quot;','&quot;;SUBSTITUTE([.D179];&quot;'&quot;;&quot;''&quot;);&quot;');&quot;)" office:value-type="string" office:string-value="insert into esglesia (id,nom,wikipedia,municipi) values (178,'Sant Miquel de la Seu d''Urgell','Sant Miquel de la Seu d''Urgell','La Seu d’Urgell');" calcext:value-type="string">
            <text:p>insert into esglesia (id,nom,wikipedia,municipi) values (178,'Sant Miquel de la Seu d''Urgell','Sant Miquel de la Seu d''Urgell','La Seu d’Urgell'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Sant Miquel de Serinyana</text:p>
          </table:table-cell>
          <table:table-cell/>
          <table:table-cell table:formula="of:=CONCATENATE(&quot;insert into esglesia (id,nom,wikipedia,municipi) values (&quot;;[.A180];&quot;,'&quot;;SUBSTITUTE([.B180];&quot;'&quot;;&quot;''&quot;);&quot;','&quot;;SUBSTITUTE([.C180];&quot;'&quot;;&quot;''&quot;);&quot;','&quot;;SUBSTITUTE([.D180];&quot;'&quot;;&quot;''&quot;);&quot;');&quot;)" office:value-type="string" office:string-value="insert into esglesia (id,nom,wikipedia,municipi) values (179,'Sant Miquel de Serinyana','Sant Miquel de Serinyana','');" calcext:value-type="string">
            <text:p>insert into esglesia (id,nom,wikipedia,municipi) values (179,'Sant Miquel de Serinyana','Sant Miquel de Serinyana',''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Sant Miquel del Vilar de Cabó</text:p>
          </table:table-cell>
          <table:table-cell/>
          <table:table-cell table:formula="of:=CONCATENATE(&quot;insert into esglesia (id,nom,wikipedia,municipi) values (&quot;;[.A181];&quot;,'&quot;;SUBSTITUTE([.B181];&quot;'&quot;;&quot;''&quot;);&quot;','&quot;;SUBSTITUTE([.C181];&quot;'&quot;;&quot;''&quot;);&quot;','&quot;;SUBSTITUTE([.D181];&quot;'&quot;;&quot;''&quot;);&quot;');&quot;)" office:value-type="string" office:string-value="insert into esglesia (id,nom,wikipedia,municipi) values (180,'Sant Miquel del Vilar de Cabó','Sant Miquel del Vilar de Cabó','');" calcext:value-type="string">
            <text:p>insert into esglesia (id,nom,wikipedia,municipi) values (180,'Sant Miquel del Vilar de Cabó','Sant Miquel del Vilar de Cabó',''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Sant Romà de Banat</text:p>
          </table:table-cell>
          <table:table-cell/>
          <table:table-cell table:formula="of:=CONCATENATE(&quot;insert into esglesia (id,nom,wikipedia,municipi) values (&quot;;[.A182];&quot;,'&quot;;SUBSTITUTE([.B182];&quot;'&quot;;&quot;''&quot;);&quot;','&quot;;SUBSTITUTE([.C182];&quot;'&quot;;&quot;''&quot;);&quot;','&quot;;SUBSTITUTE([.D182];&quot;'&quot;;&quot;''&quot;);&quot;');&quot;)" office:value-type="string" office:string-value="insert into esglesia (id,nom,wikipedia,municipi) values (181,'Sant Romà de Banat','Sant Romà de Banat','');" calcext:value-type="string">
            <text:p>insert into esglesia (id,nom,wikipedia,municipi) values (181,'Sant Romà de Banat','Sant Romà de Banat',''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Sant Romà de Perles</text:p>
          </table:table-cell>
          <table:table-cell/>
          <table:table-cell table:formula="of:=CONCATENATE(&quot;insert into esglesia (id,nom,wikipedia,municipi) values (&quot;;[.A183];&quot;,'&quot;;SUBSTITUTE([.B183];&quot;'&quot;;&quot;''&quot;);&quot;','&quot;;SUBSTITUTE([.C183];&quot;'&quot;;&quot;''&quot;);&quot;','&quot;;SUBSTITUTE([.D183];&quot;'&quot;;&quot;''&quot;);&quot;');&quot;)" office:value-type="string" office:string-value="insert into esglesia (id,nom,wikipedia,municipi) values (182,'Sant Romà de Perles','Sant Romà de Perles','');" calcext:value-type="string">
            <text:p>insert into esglesia (id,nom,wikipedia,municipi) values (182,'Sant Romà de Perles','Sant Romà de Perles',''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Sant Sadurní de la Salsa</text:p>
          </table:table-cell>
          <table:table-cell/>
          <table:table-cell table:formula="of:=CONCATENATE(&quot;insert into esglesia (id,nom,wikipedia,municipi) values (&quot;;[.A184];&quot;,'&quot;;SUBSTITUTE([.B184];&quot;'&quot;;&quot;''&quot;);&quot;','&quot;;SUBSTITUTE([.C184];&quot;'&quot;;&quot;''&quot;);&quot;','&quot;;SUBSTITUTE([.D184];&quot;'&quot;;&quot;''&quot;);&quot;');&quot;)" office:value-type="string" office:string-value="insert into esglesia (id,nom,wikipedia,municipi) values (183,'Sant Sadurní de la Salsa','Sant Sadurní de la Salsa','');" calcext:value-type="string">
            <text:p>insert into esglesia (id,nom,wikipedia,municipi) values (183,'Sant Sadurní de la Salsa','Sant Sadurní de la Salsa',''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Sant Sebastià de la Clua</text:p>
          </table:table-cell>
          <table:table-cell/>
          <table:table-cell table:formula="of:=CONCATENATE(&quot;insert into esglesia (id,nom,wikipedia,municipi) values (&quot;;[.A185];&quot;,'&quot;;SUBSTITUTE([.B185];&quot;'&quot;;&quot;''&quot;);&quot;','&quot;;SUBSTITUTE([.C185];&quot;'&quot;;&quot;''&quot;);&quot;','&quot;;SUBSTITUTE([.D185];&quot;'&quot;;&quot;''&quot;);&quot;');&quot;)" office:value-type="string" office:string-value="insert into esglesia (id,nom,wikipedia,municipi) values (184,'Sant Sebastià de la Clua','Sant Sebastià de la Clua','');" calcext:value-type="string">
            <text:p>insert into esglesia (id,nom,wikipedia,municipi) values (184,'Sant Sebastià de la Clua','Sant Sebastià de la Clua',''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Sant Serni de Cabó</text:p>
          </table:table-cell>
          <table:table-cell/>
          <table:table-cell table:formula="of:=CONCATENATE(&quot;insert into esglesia (id,nom,wikipedia,municipi) values (&quot;;[.A186];&quot;,'&quot;;SUBSTITUTE([.B186];&quot;'&quot;;&quot;''&quot;);&quot;','&quot;;SUBSTITUTE([.C186];&quot;'&quot;;&quot;''&quot;);&quot;','&quot;;SUBSTITUTE([.D186];&quot;'&quot;;&quot;''&quot;);&quot;');&quot;)" office:value-type="string" office:string-value="insert into esglesia (id,nom,wikipedia,municipi) values (185,'Sant Serni de Cabó','Sant Serni de Cabó','');" calcext:value-type="string">
            <text:p>insert into esglesia (id,nom,wikipedia,municipi) values (185,'Sant Serni de Cabó','Sant Serni de Cabó',''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Sant Vicenç d'Estamariu</text:p>
          </table:table-cell>
          <table:table-cell/>
          <table:table-cell table:formula="of:=CONCATENATE(&quot;insert into esglesia (id,nom,wikipedia,municipi) values (&quot;;[.A187];&quot;,'&quot;;SUBSTITUTE([.B187];&quot;'&quot;;&quot;''&quot;);&quot;','&quot;;SUBSTITUTE([.C187];&quot;'&quot;;&quot;''&quot;);&quot;','&quot;;SUBSTITUTE([.D187];&quot;'&quot;;&quot;''&quot;);&quot;');&quot;)" office:value-type="string" office:string-value="insert into esglesia (id,nom,wikipedia,municipi) values (186,'Sant Vicenç d''Estamariu','Sant Vicenç d''Estamariu','');" calcext:value-type="string">
            <text:p>insert into esglesia (id,nom,wikipedia,municipi) values (186,'Sant Vicenç d''Estamariu','Sant Vicenç d''Estamariu',''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Sant Víctor de Fígols</text:p>
          </table:table-cell>
          <table:table-cell/>
          <table:table-cell table:formula="of:=CONCATENATE(&quot;insert into esglesia (id,nom,wikipedia,municipi) values (&quot;;[.A188];&quot;,'&quot;;SUBSTITUTE([.B188];&quot;'&quot;;&quot;''&quot;);&quot;','&quot;;SUBSTITUTE([.C188];&quot;'&quot;;&quot;''&quot;);&quot;','&quot;;SUBSTITUTE([.D188];&quot;'&quot;;&quot;''&quot;);&quot;');&quot;)" office:value-type="string" office:string-value="insert into esglesia (id,nom,wikipedia,municipi) values (187,'Sant Víctor de Fígols','Sant Víctor de Fígols','');" calcext:value-type="string">
            <text:p>insert into esglesia (id,nom,wikipedia,municipi) values (187,'Sant Víctor de Fígols','Sant Víctor de Fígols',''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Santa Eulàlia de les Anoves</text:p>
          </table:table-cell>
          <table:table-cell/>
          <table:table-cell table:formula="of:=CONCATENATE(&quot;insert into esglesia (id,nom,wikipedia,municipi) values (&quot;;[.A189];&quot;,'&quot;;SUBSTITUTE([.B189];&quot;'&quot;;&quot;''&quot;);&quot;','&quot;;SUBSTITUTE([.C189];&quot;'&quot;;&quot;''&quot;);&quot;','&quot;;SUBSTITUTE([.D189];&quot;'&quot;;&quot;''&quot;);&quot;');&quot;)" office:value-type="string" office:string-value="insert into esglesia (id,nom,wikipedia,municipi) values (188,'Santa Eulàlia de les Anoves','Santa Eulàlia de les Anoves','');" calcext:value-type="string">
            <text:p>insert into esglesia (id,nom,wikipedia,municipi) values (188,'Santa Eulàlia de les Anoves','Santa Eulàlia de les Anoves',''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Santa Fe de Guardiola</text:p>
          </table:table-cell>
          <table:table-cell/>
          <table:table-cell table:formula="of:=CONCATENATE(&quot;insert into esglesia (id,nom,wikipedia,municipi) values (&quot;;[.A190];&quot;,'&quot;;SUBSTITUTE([.B190];&quot;'&quot;;&quot;''&quot;);&quot;','&quot;;SUBSTITUTE([.C190];&quot;'&quot;;&quot;''&quot;);&quot;','&quot;;SUBSTITUTE([.D190];&quot;'&quot;;&quot;''&quot;);&quot;');&quot;)" office:value-type="string" office:string-value="insert into esglesia (id,nom,wikipedia,municipi) values (189,'Santa Fe de Guardiola','Santa Fe de Guardiola','');" calcext:value-type="string">
            <text:p>insert into esglesia (id,nom,wikipedia,municipi) values (189,'Santa Fe de Guardiola','Santa Fe de Guardiola',''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Santa Magdalena del Mas Cerdà</text:p>
          </table:table-cell>
          <table:table-cell/>
          <table:table-cell table:formula="of:=CONCATENATE(&quot;insert into esglesia (id,nom,wikipedia,municipi) values (&quot;;[.A191];&quot;,'&quot;;SUBSTITUTE([.B191];&quot;'&quot;;&quot;''&quot;);&quot;','&quot;;SUBSTITUTE([.C191];&quot;'&quot;;&quot;''&quot;);&quot;','&quot;;SUBSTITUTE([.D191];&quot;'&quot;;&quot;''&quot;);&quot;');&quot;)" office:value-type="string" office:string-value="insert into esglesia (id,nom,wikipedia,municipi) values (190,'Santa Magdalena del Mas Cerdà','Santa Magdalena del Mas Cerdà','');" calcext:value-type="string">
            <text:p>insert into esglesia (id,nom,wikipedia,municipi) values (190,'Santa Magdalena del Mas Cerdà','Santa Magdalena del Mas Cerdà',''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Santa Maria d'Organyà</text:p>
          </table:table-cell>
          <table:table-cell office:value-type="string" calcext:value-type="string">
            <text:p>Organyà</text:p>
          </table:table-cell>
          <table:table-cell table:formula="of:=CONCATENATE(&quot;insert into esglesia (id,nom,wikipedia,municipi) values (&quot;;[.A192];&quot;,'&quot;;SUBSTITUTE([.B192];&quot;'&quot;;&quot;''&quot;);&quot;','&quot;;SUBSTITUTE([.C192];&quot;'&quot;;&quot;''&quot;);&quot;','&quot;;SUBSTITUTE([.D192];&quot;'&quot;;&quot;''&quot;);&quot;');&quot;)" office:value-type="string" office:string-value="insert into esglesia (id,nom,wikipedia,municipi) values (191,'Santa Maria d''Organyà','Santa Maria d''Organyà','Organyà');" calcext:value-type="string">
            <text:p>insert into esglesia (id,nom,wikipedia,municipi) values (191,'Santa Maria d''Organyà','Santa Maria d''Organyà','Organyà'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Santa Maria de Josa</text:p>
          </table:table-cell>
          <table:table-cell/>
          <table:table-cell table:formula="of:=CONCATENATE(&quot;insert into esglesia (id,nom,wikipedia,municipi) values (&quot;;[.A193];&quot;,'&quot;;SUBSTITUTE([.B193];&quot;'&quot;;&quot;''&quot;);&quot;','&quot;;SUBSTITUTE([.C193];&quot;'&quot;;&quot;''&quot;);&quot;','&quot;;SUBSTITUTE([.D193];&quot;'&quot;;&quot;''&quot;);&quot;');&quot;)" office:value-type="string" office:string-value="insert into esglesia (id,nom,wikipedia,municipi) values (192,'Santa Maria de Josa','Santa Maria de Josa','');" calcext:value-type="string">
            <text:p>insert into esglesia (id,nom,wikipedia,municipi) values (192,'Santa Maria de Josa','Santa Maria de Josa',''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Santa Pelaia de Perles</text:p>
          </table:table-cell>
          <table:table-cell/>
          <table:table-cell table:formula="of:=CONCATENATE(&quot;insert into esglesia (id,nom,wikipedia,municipi) values (&quot;;[.A194];&quot;,'&quot;;SUBSTITUTE([.B194];&quot;'&quot;;&quot;''&quot;);&quot;','&quot;;SUBSTITUTE([.C194];&quot;'&quot;;&quot;''&quot;);&quot;','&quot;;SUBSTITUTE([.D194];&quot;'&quot;;&quot;''&quot;);&quot;');&quot;)" office:value-type="string" office:string-value="insert into esglesia (id,nom,wikipedia,municipi) values (193,'Santa Pelaia de Perles','Santa Pelaia de Perles','');" calcext:value-type="string">
            <text:p>insert into esglesia (id,nom,wikipedia,municipi) values (193,'Santa Pelaia de Perles','Santa Pelaia de Perles',''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Sant Climent de Coll de Nargó</text:p>
          </table:table-cell>
          <table:table-cell office:value-type="string" calcext:value-type="string">
            <text:p>Coll de Nargó</text:p>
          </table:table-cell>
          <table:table-cell table:formula="of:=CONCATENATE(&quot;insert into esglesia (id,nom,wikipedia,municipi) values (&quot;;[.A195];&quot;,'&quot;;SUBSTITUTE([.B195];&quot;'&quot;;&quot;''&quot;);&quot;','&quot;;SUBSTITUTE([.C195];&quot;'&quot;;&quot;''&quot;);&quot;','&quot;;SUBSTITUTE([.D195];&quot;'&quot;;&quot;''&quot;);&quot;');&quot;)" office:value-type="string" office:string-value="insert into esglesia (id,nom,wikipedia,municipi) values (194,'Sant Climent de Coll de Nargó','Sant Climent de Coll de Nargó','Coll de Nargó');" calcext:value-type="string">
            <text:p>insert into esglesia (id,nom,wikipedia,municipi) values (194,'Sant Climent de Coll de Nargó','Sant Climent de Coll de Nargó','Coll de Nargó'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Sant Joan de Montanissell</text:p>
          </table:table-cell>
          <table:table-cell/>
          <table:table-cell table:formula="of:=CONCATENATE(&quot;insert into esglesia (id,nom,wikipedia,municipi) values (&quot;;[.A196];&quot;,'&quot;;SUBSTITUTE([.B196];&quot;'&quot;;&quot;''&quot;);&quot;','&quot;;SUBSTITUTE([.C196];&quot;'&quot;;&quot;''&quot;);&quot;','&quot;;SUBSTITUTE([.D196];&quot;'&quot;;&quot;''&quot;);&quot;');&quot;)" office:value-type="string" office:string-value="insert into esglesia (id,nom,wikipedia,municipi) values (195,'Sant Joan de Montanissell','Sant Joan de Montanissell','');" calcext:value-type="string">
            <text:p>insert into esglesia (id,nom,wikipedia,municipi) values (195,'Sant Joan de Montanissell','Sant Joan de Montanissell',''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Sant Martí de la Plana</text:p>
          </table:table-cell>
          <table:table-cell/>
          <table:table-cell table:formula="of:=CONCATENATE(&quot;insert into esglesia (id,nom,wikipedia,municipi) values (&quot;;[.A197];&quot;,'&quot;;SUBSTITUTE([.B197];&quot;'&quot;;&quot;''&quot;);&quot;','&quot;;SUBSTITUTE([.C197];&quot;'&quot;;&quot;''&quot;);&quot;','&quot;;SUBSTITUTE([.D197];&quot;'&quot;;&quot;''&quot;);&quot;');&quot;)" office:value-type="string" office:string-value="insert into esglesia (id,nom,wikipedia,municipi) values (196,'Sant Martí de la Plana','Sant Martí de la Plana','');" calcext:value-type="string">
            <text:p>insert into esglesia (id,nom,wikipedia,municipi) values (196,'Sant Martí de la Plana','Sant Martí de la Plana',''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Sant Maximí de Sallent</text:p>
          </table:table-cell>
          <table:table-cell/>
          <table:table-cell table:formula="of:=CONCATENATE(&quot;insert into esglesia (id,nom,wikipedia,municipi) values (&quot;;[.A198];&quot;,'&quot;;SUBSTITUTE([.B198];&quot;'&quot;;&quot;''&quot;);&quot;','&quot;;SUBSTITUTE([.C198];&quot;'&quot;;&quot;''&quot;);&quot;','&quot;;SUBSTITUTE([.D198];&quot;'&quot;;&quot;''&quot;);&quot;');&quot;)" office:value-type="string" office:string-value="insert into esglesia (id,nom,wikipedia,municipi) values (197,'Sant Maximí de Sallent','Sant Maximí de Sallent','');" calcext:value-type="string">
            <text:p>insert into esglesia (id,nom,wikipedia,municipi) values (197,'Sant Maximí de Sallent','Sant Maximí de Sallent',''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Sant Miquel de les Masies de Nargó</text:p>
          </table:table-cell>
          <table:table-cell/>
          <table:table-cell table:formula="of:=CONCATENATE(&quot;insert into esglesia (id,nom,wikipedia,municipi) values (&quot;;[.A199];&quot;,'&quot;;SUBSTITUTE([.B199];&quot;'&quot;;&quot;''&quot;);&quot;','&quot;;SUBSTITUTE([.C199];&quot;'&quot;;&quot;''&quot;);&quot;','&quot;;SUBSTITUTE([.D199];&quot;'&quot;;&quot;''&quot;);&quot;');&quot;)" office:value-type="string" office:string-value="insert into esglesia (id,nom,wikipedia,municipi) values (198,'Sant Miquel de les Masies de Nargó','Sant Miquel de les Masies de Nargó','');" calcext:value-type="string">
            <text:p>insert into esglesia (id,nom,wikipedia,municipi) values (198,'Sant Miquel de les Masies de Nargó','Sant Miquel de les Masies de Nargó',''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Sant Romà de Valldarques</text:p>
          </table:table-cell>
          <table:table-cell/>
          <table:table-cell table:formula="of:=CONCATENATE(&quot;insert into esglesia (id,nom,wikipedia,municipi) values (&quot;;[.A200];&quot;,'&quot;;SUBSTITUTE([.B200];&quot;'&quot;;&quot;''&quot;);&quot;','&quot;;SUBSTITUTE([.C200];&quot;'&quot;;&quot;''&quot;);&quot;','&quot;;SUBSTITUTE([.D200];&quot;'&quot;;&quot;''&quot;);&quot;');&quot;)" office:value-type="string" office:string-value="insert into esglesia (id,nom,wikipedia,municipi) values (199,'Sant Romà de Valldarques','Sant Romà de Valldarques','');" calcext:value-type="string">
            <text:p>insert into esglesia (id,nom,wikipedia,municipi) values (199,'Sant Romà de Valldarques','Sant Romà de Valldarques',''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Sant Sadurní de Gavarra</text:p>
          </table:table-cell>
          <table:table-cell/>
          <table:table-cell table:formula="of:=CONCATENATE(&quot;insert into esglesia (id,nom,wikipedia,municipi) values (&quot;;[.A201];&quot;,'&quot;;SUBSTITUTE([.B201];&quot;'&quot;;&quot;''&quot;);&quot;','&quot;;SUBSTITUTE([.C201];&quot;'&quot;;&quot;''&quot;);&quot;','&quot;;SUBSTITUTE([.D201];&quot;'&quot;;&quot;''&quot;);&quot;');&quot;)" office:value-type="string" office:string-value="insert into esglesia (id,nom,wikipedia,municipi) values (200,'Sant Sadurní de Gavarra','Sant Sadurní de Gavarra','');" calcext:value-type="string">
            <text:p>insert into esglesia (id,nom,wikipedia,municipi) values (200,'Sant Sadurní de Gavarra','Sant Sadurní de Gavarra',''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Santa Maria de Remolins</text:p>
          </table:table-cell>
          <table:table-cell/>
          <table:table-cell table:formula="of:=CONCATENATE(&quot;insert into esglesia (id,nom,wikipedia,municipi) values (&quot;;[.A202];&quot;,'&quot;;SUBSTITUTE([.B202];&quot;'&quot;;&quot;''&quot;);&quot;','&quot;;SUBSTITUTE([.C202];&quot;'&quot;;&quot;''&quot;);&quot;','&quot;;SUBSTITUTE([.D202];&quot;'&quot;;&quot;''&quot;);&quot;');&quot;)" office:value-type="string" office:string-value="insert into esglesia (id,nom,wikipedia,municipi) values (201,'Santa Maria de Remolins','Santa Maria de Remolins','');" calcext:value-type="string">
            <text:p>insert into esglesia (id,nom,wikipedia,municipi) values (201,'Santa Maria de Remolins','Santa Maria de Remolins',''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Església de Sant Andreu de Castellbò</text:p>
          </table:table-cell>
          <table:table-cell/>
          <table:table-cell table:formula="of:=CONCATENATE(&quot;insert into esglesia (id,nom,wikipedia,municipi) values (&quot;;[.A203];&quot;,'&quot;;SUBSTITUTE([.B203];&quot;'&quot;;&quot;''&quot;);&quot;','&quot;;SUBSTITUTE([.C203];&quot;'&quot;;&quot;''&quot;);&quot;','&quot;;SUBSTITUTE([.D203];&quot;'&quot;;&quot;''&quot;);&quot;');&quot;)" office:value-type="string" office:string-value="insert into esglesia (id,nom,wikipedia,municipi) values (202,'Església de Sant Andreu de Castellbò','Església de Sant Andreu de Castellbò','');" calcext:value-type="string">
            <text:p>insert into esglesia (id,nom,wikipedia,municipi) values (202,'Església de Sant Andreu de Castellbò','Església de Sant Andreu de Castellbò',''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Sant Climent de la Torre</text:p>
          </table:table-cell>
          <table:table-cell/>
          <table:table-cell table:formula="of:=CONCATENATE(&quot;insert into esglesia (id,nom,wikipedia,municipi) values (&quot;;[.A204];&quot;,'&quot;;SUBSTITUTE([.B204];&quot;'&quot;;&quot;''&quot;);&quot;','&quot;;SUBSTITUTE([.C204];&quot;'&quot;;&quot;''&quot;);&quot;','&quot;;SUBSTITUTE([.D204];&quot;'&quot;;&quot;''&quot;);&quot;');&quot;)" office:value-type="string" office:string-value="insert into esglesia (id,nom,wikipedia,municipi) values (203,'Sant Climent de la Torre','Sant Climent de la Torre','');" calcext:value-type="string">
            <text:p>insert into esglesia (id,nom,wikipedia,municipi) values (203,'Sant Climent de la Torre','Sant Climent de la Torre',''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Sant Joan d'Avellanet</text:p>
          </table:table-cell>
          <table:table-cell office:value-type="string" calcext:value-type="string">
            <text:p>Montferrer i Castellbò</text:p>
          </table:table-cell>
          <table:table-cell table:formula="of:=CONCATENATE(&quot;insert into esglesia (id,nom,wikipedia,municipi) values (&quot;;[.A205];&quot;,'&quot;;SUBSTITUTE([.B205];&quot;'&quot;;&quot;''&quot;);&quot;','&quot;;SUBSTITUTE([.C205];&quot;'&quot;;&quot;''&quot;);&quot;','&quot;;SUBSTITUTE([.D205];&quot;'&quot;;&quot;''&quot;);&quot;');&quot;)" office:value-type="string" office:string-value="insert into esglesia (id,nom,wikipedia,municipi) values (204,'Sant Joan d''Avellanet','Sant Joan d''Avellanet','Montferrer i Castellbò');" calcext:value-type="string">
            <text:p>insert into esglesia (id,nom,wikipedia,municipi) values (204,'Sant Joan d''Avellanet','Sant Joan d''Avellanet','Montferrer i Castellbò'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Sant Joan de Campmajor</text:p>
          </table:table-cell>
          <table:table-cell/>
          <table:table-cell table:formula="of:=CONCATENATE(&quot;insert into esglesia (id,nom,wikipedia,municipi) values (&quot;;[.A206];&quot;,'&quot;;SUBSTITUTE([.B206];&quot;'&quot;;&quot;''&quot;);&quot;','&quot;;SUBSTITUTE([.C206];&quot;'&quot;;&quot;''&quot;);&quot;','&quot;;SUBSTITUTE([.D206];&quot;'&quot;;&quot;''&quot;);&quot;');&quot;)" office:value-type="string" office:string-value="insert into esglesia (id,nom,wikipedia,municipi) values (205,'Sant Joan de Campmajor','Sant Joan de Campmajor','');" calcext:value-type="string">
            <text:p>insert into esglesia (id,nom,wikipedia,municipi) values (205,'Sant Joan de Campmajor','Sant Joan de Campmajor',''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Santa Llúcia d'Aravell</text:p>
          </table:table-cell>
          <table:table-cell office:value-type="string" calcext:value-type="string">
            <text:p>Aravell</text:p>
          </table:table-cell>
          <table:table-cell table:formula="of:=CONCATENATE(&quot;insert into esglesia (id,nom,wikipedia,municipi) values (&quot;;[.A207];&quot;,'&quot;;SUBSTITUTE([.B207];&quot;'&quot;;&quot;''&quot;);&quot;','&quot;;SUBSTITUTE([.C207];&quot;'&quot;;&quot;''&quot;);&quot;','&quot;;SUBSTITUTE([.D207];&quot;'&quot;;&quot;''&quot;);&quot;');&quot;)" office:value-type="string" office:string-value="insert into esglesia (id,nom,wikipedia,municipi) values (206,'Santa Llúcia d''Aravell','Santa Llúcia d''Aravell','Aravell');" calcext:value-type="string">
            <text:p>insert into esglesia (id,nom,wikipedia,municipi) values (206,'Santa Llúcia d''Aravell','Santa Llúcia d''Aravell','Aravell'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Mare de Déu dels Dolors de Cal Porredon</text:p>
          </table:table-cell>
          <table:table-cell/>
          <table:table-cell table:formula="of:=CONCATENATE(&quot;insert into esglesia (id,nom,wikipedia,municipi) values (&quot;;[.A208];&quot;,'&quot;;SUBSTITUTE([.B208];&quot;'&quot;;&quot;''&quot;);&quot;','&quot;;SUBSTITUTE([.C208];&quot;'&quot;;&quot;''&quot;);&quot;','&quot;;SUBSTITUTE([.D208];&quot;'&quot;;&quot;''&quot;);&quot;');&quot;)" office:value-type="string" office:string-value="insert into esglesia (id,nom,wikipedia,municipi) values (207,'Mare de Déu dels Dolors de Cal Porredon','Mare de Déu dels Dolors de Cal Porredon','');" calcext:value-type="string">
            <text:p>insert into esglesia (id,nom,wikipedia,municipi) values (207,'Mare de Déu dels Dolors de Cal Porredon','Mare de Déu dels Dolors de Cal Porredon',''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Santa Maria de Castellbò</text:p>
          </table:table-cell>
          <table:table-cell/>
          <table:table-cell table:formula="of:=CONCATENATE(&quot;insert into esglesia (id,nom,wikipedia,municipi) values (&quot;;[.A209];&quot;,'&quot;;SUBSTITUTE([.B209];&quot;'&quot;;&quot;''&quot;);&quot;','&quot;;SUBSTITUTE([.C209];&quot;'&quot;;&quot;''&quot;);&quot;','&quot;;SUBSTITUTE([.D209];&quot;'&quot;;&quot;''&quot;);&quot;');&quot;)" office:value-type="string" office:string-value="insert into esglesia (id,nom,wikipedia,municipi) values (208,'Santa Maria de Castellbò','Santa Maria de Castellbò','');" calcext:value-type="string">
            <text:p>insert into esglesia (id,nom,wikipedia,municipi) values (208,'Santa Maria de Castellbò','Santa Maria de Castellbò',''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Sant Serni de Seix</text:p>
          </table:table-cell>
          <table:table-cell/>
          <table:table-cell table:formula="of:=CONCATENATE(&quot;insert into esglesia (id,nom,wikipedia,municipi) values (&quot;;[.A210];&quot;,'&quot;;SUBSTITUTE([.B210];&quot;'&quot;;&quot;''&quot;);&quot;','&quot;;SUBSTITUTE([.C210];&quot;'&quot;;&quot;''&quot;);&quot;','&quot;;SUBSTITUTE([.D210];&quot;'&quot;;&quot;''&quot;);&quot;');&quot;)" office:value-type="string" office:string-value="insert into esglesia (id,nom,wikipedia,municipi) values (209,'Sant Serni de Seix','Sant Serni de Seix','');" calcext:value-type="string">
            <text:p>insert into esglesia (id,nom,wikipedia,municipi) values (209,'Sant Serni de Seix','Sant Serni de Seix',''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Sant Serni de Vila-rubla</text:p>
          </table:table-cell>
          <table:table-cell/>
          <table:table-cell table:formula="of:=CONCATENATE(&quot;insert into esglesia (id,nom,wikipedia,municipi) values (&quot;;[.A211];&quot;,'&quot;;SUBSTITUTE([.B211];&quot;'&quot;;&quot;''&quot;);&quot;','&quot;;SUBSTITUTE([.C211];&quot;'&quot;;&quot;''&quot;);&quot;','&quot;;SUBSTITUTE([.D211];&quot;'&quot;;&quot;''&quot;);&quot;');&quot;)" office:value-type="string" office:string-value="insert into esglesia (id,nom,wikipedia,municipi) values (210,'Sant Serni de Vila-rubla','Sant Serni de Vila-rubla','');" calcext:value-type="string">
            <text:p>insert into esglesia (id,nom,wikipedia,municipi) values (210,'Sant Serni de Vila-rubla','Sant Serni de Vila-rubla',''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Sant Martí de Cortiuda</text:p>
          </table:table-cell>
          <table:table-cell/>
          <table:table-cell table:formula="of:=CONCATENATE(&quot;insert into esglesia (id,nom,wikipedia,municipi) values (&quot;;[.A212];&quot;,'&quot;;SUBSTITUTE([.B212];&quot;'&quot;;&quot;''&quot;);&quot;','&quot;;SUBSTITUTE([.C212];&quot;'&quot;;&quot;''&quot;);&quot;','&quot;;SUBSTITUTE([.D212];&quot;'&quot;;&quot;''&quot;);&quot;');&quot;)" office:value-type="string" office:string-value="insert into esglesia (id,nom,wikipedia,municipi) values (211,'Sant Martí de Cortiuda','Sant Martí de Cortiuda','');" calcext:value-type="string">
            <text:p>insert into esglesia (id,nom,wikipedia,municipi) values (211,'Sant Martí de Cortiuda','Sant Martí de Cortiuda',''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Sant Martí de Mont-lleví</text:p>
          </table:table-cell>
          <table:table-cell/>
          <table:table-cell table:formula="of:=CONCATENATE(&quot;insert into esglesia (id,nom,wikipedia,municipi) values (&quot;;[.A213];&quot;,'&quot;;SUBSTITUTE([.B213];&quot;'&quot;;&quot;''&quot;);&quot;','&quot;;SUBSTITUTE([.C213];&quot;'&quot;;&quot;''&quot;);&quot;','&quot;;SUBSTITUTE([.D213];&quot;'&quot;;&quot;''&quot;);&quot;');&quot;)" office:value-type="string" office:string-value="insert into esglesia (id,nom,wikipedia,municipi) values (212,'Sant Martí de Mont-lleví','Sant Martí de Mont-lleví','');" calcext:value-type="string">
            <text:p>insert into esglesia (id,nom,wikipedia,municipi) values (212,'Sant Martí de Mont-lleví','Sant Martí de Mont-lleví',''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Sant Miquel de Peramola Vell</text:p>
          </table:table-cell>
          <table:table-cell/>
          <table:table-cell table:formula="of:=CONCATENATE(&quot;insert into esglesia (id,nom,wikipedia,municipi) values (&quot;;[.A214];&quot;,'&quot;;SUBSTITUTE([.B214];&quot;'&quot;;&quot;''&quot;);&quot;','&quot;;SUBSTITUTE([.C214];&quot;'&quot;;&quot;''&quot;);&quot;','&quot;;SUBSTITUTE([.D214];&quot;'&quot;;&quot;''&quot;);&quot;');&quot;)" office:value-type="string" office:string-value="insert into esglesia (id,nom,wikipedia,municipi) values (213,'Sant Miquel de Peramola Vell','Sant Miquel de Peramola Vell','');" calcext:value-type="string">
            <text:p>insert into esglesia (id,nom,wikipedia,municipi) values (213,'Sant Miquel de Peramola Vell','Sant Miquel de Peramola Vell',''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Sant Salvador del Corb</text:p>
          </table:table-cell>
          <table:table-cell/>
          <table:table-cell table:formula="of:=CONCATENATE(&quot;insert into esglesia (id,nom,wikipedia,municipi) values (&quot;;[.A215];&quot;,'&quot;;SUBSTITUTE([.B215];&quot;'&quot;;&quot;''&quot;);&quot;','&quot;;SUBSTITUTE([.C215];&quot;'&quot;;&quot;''&quot;);&quot;','&quot;;SUBSTITUTE([.D215];&quot;'&quot;;&quot;''&quot;);&quot;');&quot;)" office:value-type="string" office:string-value="insert into esglesia (id,nom,wikipedia,municipi) values (214,'Sant Salvador del Corb','Sant Salvador del Corb','');" calcext:value-type="string">
            <text:p>insert into esglesia (id,nom,wikipedia,municipi) values (214,'Sant Salvador del Corb','Sant Salvador del Corb',''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Santa Llúcia de Tragó</text:p>
          </table:table-cell>
          <table:table-cell/>
          <table:table-cell table:formula="of:=CONCATENATE(&quot;insert into esglesia (id,nom,wikipedia,municipi) values (&quot;;[.A216];&quot;,'&quot;;SUBSTITUTE([.B216];&quot;'&quot;;&quot;''&quot;);&quot;','&quot;;SUBSTITUTE([.C216];&quot;'&quot;;&quot;''&quot;);&quot;','&quot;;SUBSTITUTE([.D216];&quot;'&quot;;&quot;''&quot;);&quot;');&quot;)" office:value-type="string" office:string-value="insert into esglesia (id,nom,wikipedia,municipi) values (215,'Santa Llúcia de Tragó','Santa Llúcia de Tragó','');" calcext:value-type="string">
            <text:p>insert into esglesia (id,nom,wikipedia,municipi) values (215,'Santa Llúcia de Tragó','Santa Llúcia de Tragó',''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Santa Maria de Castell-llebre</text:p>
          </table:table-cell>
          <table:table-cell/>
          <table:table-cell table:formula="of:=CONCATENATE(&quot;insert into esglesia (id,nom,wikipedia,municipi) values (&quot;;[.A217];&quot;,'&quot;;SUBSTITUTE([.B217];&quot;'&quot;;&quot;''&quot;);&quot;','&quot;;SUBSTITUTE([.C217];&quot;'&quot;;&quot;''&quot;);&quot;','&quot;;SUBSTITUTE([.D217];&quot;'&quot;;&quot;''&quot;);&quot;');&quot;)" office:value-type="string" office:string-value="insert into esglesia (id,nom,wikipedia,municipi) values (216,'Santa Maria de Castell-llebre','Santa Maria de Castell-llebre','');" calcext:value-type="string">
            <text:p>insert into esglesia (id,nom,wikipedia,municipi) values (216,'Santa Maria de Castell-llebre','Santa Maria de Castell-llebre',''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Concepció de Miravall</text:p>
          </table:table-cell>
          <table:table-cell/>
          <table:table-cell table:formula="of:=CONCATENATE(&quot;insert into esglesia (id,nom,wikipedia,municipi) values (&quot;;[.A218];&quot;,'&quot;;SUBSTITUTE([.B218];&quot;'&quot;;&quot;''&quot;);&quot;','&quot;;SUBSTITUTE([.C218];&quot;'&quot;;&quot;''&quot;);&quot;','&quot;;SUBSTITUTE([.D218];&quot;'&quot;;&quot;''&quot;);&quot;');&quot;)" office:value-type="string" office:string-value="insert into esglesia (id,nom,wikipedia,municipi) values (217,'Concepció de Miravall','Concepció de Miravall','');" calcext:value-type="string">
            <text:p>insert into esglesia (id,nom,wikipedia,municipi) values (217,'Concepció de Miravall','Concepció de Miravall',''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Santa Maria de Castellàs</text:p>
          </table:table-cell>
          <table:table-cell/>
          <table:table-cell table:formula="of:=CONCATENATE(&quot;insert into esglesia (id,nom,wikipedia,municipi) values (&quot;;[.A219];&quot;,'&quot;;SUBSTITUTE([.B219];&quot;'&quot;;&quot;''&quot;);&quot;','&quot;;SUBSTITUTE([.C219];&quot;'&quot;;&quot;''&quot;);&quot;','&quot;;SUBSTITUTE([.D219];&quot;'&quot;;&quot;''&quot;);&quot;');&quot;)" office:value-type="string" office:string-value="insert into esglesia (id,nom,wikipedia,municipi) values (218,'Santa Maria de Castellàs','Santa Maria de Castellàs','');" calcext:value-type="string">
            <text:p>insert into esglesia (id,nom,wikipedia,municipi) values (218,'Santa Maria de Castellàs','Santa Maria de Castellàs',''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Sant Martí de Biscarbó</text:p>
          </table:table-cell>
          <table:table-cell/>
          <table:table-cell table:formula="of:=CONCATENATE(&quot;insert into esglesia (id,nom,wikipedia,municipi) values (&quot;;[.A220];&quot;,'&quot;;SUBSTITUTE([.B220];&quot;'&quot;;&quot;''&quot;);&quot;','&quot;;SUBSTITUTE([.C220];&quot;'&quot;;&quot;''&quot;);&quot;','&quot;;SUBSTITUTE([.D220];&quot;'&quot;;&quot;''&quot;);&quot;');&quot;)" office:value-type="string" office:string-value="insert into esglesia (id,nom,wikipedia,municipi) values (219,'Sant Martí de Biscarbó','Sant Martí de Biscarbó','');" calcext:value-type="string">
            <text:p>insert into esglesia (id,nom,wikipedia,municipi) values (219,'Sant Martí de Biscarbó','Sant Martí de Biscarbó',''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Sant Bartomeu de Malgrat</text:p>
          </table:table-cell>
          <table:table-cell/>
          <table:table-cell table:formula="of:=CONCATENATE(&quot;insert into esglesia (id,nom,wikipedia,municipi) values (&quot;;[.A221];&quot;,'&quot;;SUBSTITUTE([.B221];&quot;'&quot;;&quot;''&quot;);&quot;','&quot;;SUBSTITUTE([.C221];&quot;'&quot;;&quot;''&quot;);&quot;','&quot;;SUBSTITUTE([.D221];&quot;'&quot;;&quot;''&quot;);&quot;');&quot;)" office:value-type="string" office:string-value="insert into esglesia (id,nom,wikipedia,municipi) values (220,'Sant Bartomeu de Malgrat','Sant Bartomeu de Malgrat','');" calcext:value-type="string">
            <text:p>insert into esglesia (id,nom,wikipedia,municipi) values (220,'Sant Bartomeu de Malgrat','Sant Bartomeu de Malgrat',''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Sant Esteve de la Guàrdia d'Ares</text:p>
          </table:table-cell>
          <table:table-cell/>
          <table:table-cell table:formula="of:=CONCATENATE(&quot;insert into esglesia (id,nom,wikipedia,municipi) values (&quot;;[.A222];&quot;,'&quot;;SUBSTITUTE([.B222];&quot;'&quot;;&quot;''&quot;);&quot;','&quot;;SUBSTITUTE([.C222];&quot;'&quot;;&quot;''&quot;);&quot;','&quot;;SUBSTITUTE([.D222];&quot;'&quot;;&quot;''&quot;);&quot;');&quot;)" office:value-type="string" office:string-value="insert into esglesia (id,nom,wikipedia,municipi) values (221,'Sant Esteve de la Guàrdia d''Ares','Sant Esteve de la Guàrdia d''Ares','');" calcext:value-type="string">
            <text:p>insert into esglesia (id,nom,wikipedia,municipi) values (221,'Sant Esteve de la Guàrdia d''Ares','Sant Esteve de la Guàrdia d''Ares',''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Sant Lluc d'Anyús</text:p>
          </table:table-cell>
          <table:table-cell/>
          <table:table-cell table:formula="of:=CONCATENATE(&quot;insert into esglesia (id,nom,wikipedia,municipi) values (&quot;;[.A223];&quot;,'&quot;;SUBSTITUTE([.B223];&quot;'&quot;;&quot;''&quot;);&quot;','&quot;;SUBSTITUTE([.C223];&quot;'&quot;;&quot;''&quot;);&quot;','&quot;;SUBSTITUTE([.D223];&quot;'&quot;;&quot;''&quot;);&quot;');&quot;)" office:value-type="string" office:string-value="insert into esglesia (id,nom,wikipedia,municipi) values (222,'Sant Lluc d''Anyús','Sant Lluc d''Anyús','');" calcext:value-type="string">
            <text:p>insert into esglesia (id,nom,wikipedia,municipi) values (222,'Sant Lluc d''Anyús','Sant Lluc d''Anyús',''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Sant Martí de Berén</text:p>
          </table:table-cell>
          <table:table-cell/>
          <table:table-cell table:formula="of:=CONCATENATE(&quot;insert into esglesia (id,nom,wikipedia,municipi) values (&quot;;[.A224];&quot;,'&quot;;SUBSTITUTE([.B224];&quot;'&quot;;&quot;''&quot;);&quot;','&quot;;SUBSTITUTE([.C224];&quot;'&quot;;&quot;''&quot;);&quot;','&quot;;SUBSTITUTE([.D224];&quot;'&quot;;&quot;''&quot;);&quot;');&quot;)" office:value-type="string" office:string-value="insert into esglesia (id,nom,wikipedia,municipi) values (223,'Sant Martí de Berén','Sant Martí de Berén','');" calcext:value-type="string">
            <text:p>insert into esglesia (id,nom,wikipedia,municipi) values (223,'Sant Martí de Berén','Sant Martí de Berén',''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Sant Martí de Taús</text:p>
          </table:table-cell>
          <table:table-cell/>
          <table:table-cell table:formula="of:=CONCATENATE(&quot;insert into esglesia (id,nom,wikipedia,municipi) values (&quot;;[.A225];&quot;,'&quot;;SUBSTITUTE([.B225];&quot;'&quot;;&quot;''&quot;);&quot;','&quot;;SUBSTITUTE([.C225];&quot;'&quot;;&quot;''&quot;);&quot;','&quot;;SUBSTITUTE([.D225];&quot;'&quot;;&quot;''&quot;);&quot;');&quot;)" office:value-type="string" office:string-value="insert into esglesia (id,nom,wikipedia,municipi) values (224,'Sant Martí de Taús','Sant Martí de Taús','');" calcext:value-type="string">
            <text:p>insert into esglesia (id,nom,wikipedia,municipi) values (224,'Sant Martí de Taús','Sant Martí de Taús',''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Santa Elena de Trejuvell</text:p>
          </table:table-cell>
          <table:table-cell/>
          <table:table-cell table:formula="of:=CONCATENATE(&quot;insert into esglesia (id,nom,wikipedia,municipi) values (&quot;;[.A226];&quot;,'&quot;;SUBSTITUTE([.B226];&quot;'&quot;;&quot;''&quot;);&quot;','&quot;;SUBSTITUTE([.C226];&quot;'&quot;;&quot;''&quot;);&quot;','&quot;;SUBSTITUTE([.D226];&quot;'&quot;;&quot;''&quot;);&quot;');&quot;)" office:value-type="string" office:string-value="insert into esglesia (id,nom,wikipedia,municipi) values (225,'Santa Elena de Trejuvell','Santa Elena de Trejuvell','');" calcext:value-type="string">
            <text:p>insert into esglesia (id,nom,wikipedia,municipi) values (225,'Santa Elena de Trejuvell','Santa Elena de Trejuvell',''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Santa Llogaia de Bellpui</text:p>
          </table:table-cell>
          <table:table-cell/>
          <table:table-cell table:formula="of:=CONCATENATE(&quot;insert into esglesia (id,nom,wikipedia,municipi) values (&quot;;[.A227];&quot;,'&quot;;SUBSTITUTE([.B227];&quot;'&quot;;&quot;''&quot;);&quot;','&quot;;SUBSTITUTE([.C227];&quot;'&quot;;&quot;''&quot;);&quot;','&quot;;SUBSTITUTE([.D227];&quot;'&quot;;&quot;''&quot;);&quot;');&quot;)" office:value-type="string" office:string-value="insert into esglesia (id,nom,wikipedia,municipi) values (226,'Santa Llogaia de Bellpui','Santa Llogaia de Bellpui','');" calcext:value-type="string">
            <text:p>insert into esglesia (id,nom,wikipedia,municipi) values (226,'Santa Llogaia de Bellpui','Santa Llogaia de Bellpui',''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Sant Andreu Vell d'Arcavell</text:p>
          </table:table-cell>
          <table:table-cell/>
          <table:table-cell table:formula="of:=CONCATENATE(&quot;insert into esglesia (id,nom,wikipedia,municipi) values (&quot;;[.A228];&quot;,'&quot;;SUBSTITUTE([.B228];&quot;'&quot;;&quot;''&quot;);&quot;','&quot;;SUBSTITUTE([.C228];&quot;'&quot;;&quot;''&quot;);&quot;','&quot;;SUBSTITUTE([.D228];&quot;'&quot;;&quot;''&quot;);&quot;');&quot;)" office:value-type="string" office:string-value="insert into esglesia (id,nom,wikipedia,municipi) values (227,'Sant Andreu Vell d''Arcavell','Sant Andreu Vell d''Arcavell','');" calcext:value-type="string">
            <text:p>insert into esglesia (id,nom,wikipedia,municipi) values (227,'Sant Andreu Vell d''Arcavell','Sant Andreu Vell d''Arcavell',''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Sant Jaume de Llirt</text:p>
          </table:table-cell>
          <table:table-cell/>
          <table:table-cell table:formula="of:=CONCATENATE(&quot;insert into esglesia (id,nom,wikipedia,municipi) values (&quot;;[.A229];&quot;,'&quot;;SUBSTITUTE([.B229];&quot;'&quot;;&quot;''&quot;);&quot;','&quot;;SUBSTITUTE([.C229];&quot;'&quot;;&quot;''&quot;);&quot;','&quot;;SUBSTITUTE([.D229];&quot;'&quot;;&quot;''&quot;);&quot;');&quot;)" office:value-type="string" office:string-value="insert into esglesia (id,nom,wikipedia,municipi) values (228,'Sant Jaume de Llirt','Sant Jaume de Llirt','');" calcext:value-type="string">
            <text:p>insert into esglesia (id,nom,wikipedia,municipi) values (228,'Sant Jaume de Llirt','Sant Jaume de Llirt',''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Campanar de Sant Martí de Bescaran</text:p>
          </table:table-cell>
          <table:table-cell office:value-type="string" calcext:value-type="string">
            <text:p>Bescaran</text:p>
          </table:table-cell>
          <table:table-cell table:formula="of:=CONCATENATE(&quot;insert into esglesia (id,nom,wikipedia,municipi) values (&quot;;[.A230];&quot;,'&quot;;SUBSTITUTE([.B230];&quot;'&quot;;&quot;''&quot;);&quot;','&quot;;SUBSTITUTE([.C230];&quot;'&quot;;&quot;''&quot;);&quot;','&quot;;SUBSTITUTE([.D230];&quot;'&quot;;&quot;''&quot;);&quot;');&quot;)" office:value-type="string" office:string-value="insert into esglesia (id,nom,wikipedia,municipi) values (229,'Campanar de Sant Martí de Bescaran','Campanar de Sant Martí de Bescaran','Bescaran');" calcext:value-type="string">
            <text:p>insert into esglesia (id,nom,wikipedia,municipi) values (229,'Campanar de Sant Martí de Bescaran','Campanar de Sant Martí de Bescaran','Bescaran'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Sant Martí d'Ars</text:p>
          </table:table-cell>
          <table:table-cell/>
          <table:table-cell table:formula="of:=CONCATENATE(&quot;insert into esglesia (id,nom,wikipedia,municipi) values (&quot;;[.A231];&quot;,'&quot;;SUBSTITUTE([.B231];&quot;'&quot;;&quot;''&quot;);&quot;','&quot;;SUBSTITUTE([.C231];&quot;'&quot;;&quot;''&quot;);&quot;','&quot;;SUBSTITUTE([.D231];&quot;'&quot;;&quot;''&quot;);&quot;');&quot;)" office:value-type="string" office:string-value="insert into esglesia (id,nom,wikipedia,municipi) values (230,'Sant Martí d''Ars','Sant Martí d''Ars','');" calcext:value-type="string">
            <text:p>insert into esglesia (id,nom,wikipedia,municipi) values (230,'Sant Martí d''Ars','Sant Martí d''Ars',''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Sant Pere d'Os de Civís</text:p>
          </table:table-cell>
          <table:table-cell/>
          <table:table-cell table:formula="of:=CONCATENATE(&quot;insert into esglesia (id,nom,wikipedia,municipi) values (&quot;;[.A232];&quot;,'&quot;;SUBSTITUTE([.B232];&quot;'&quot;;&quot;''&quot;);&quot;','&quot;;SUBSTITUTE([.C232];&quot;'&quot;;&quot;''&quot;);&quot;','&quot;;SUBSTITUTE([.D232];&quot;'&quot;;&quot;''&quot;);&quot;');&quot;)" office:value-type="string" office:string-value="insert into esglesia (id,nom,wikipedia,municipi) values (231,'Sant Pere d''Os de Civís','Sant Pere d''Os de Civís','');" calcext:value-type="string">
            <text:p>insert into esglesia (id,nom,wikipedia,municipi) values (231,'Sant Pere d''Os de Civís','Sant Pere d''Os de Civís',''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Sant Pere Somont</text:p>
          </table:table-cell>
          <table:table-cell/>
          <table:table-cell table:formula="of:=CONCATENATE(&quot;insert into esglesia (id,nom,wikipedia,municipi) values (&quot;;[.A233];&quot;,'&quot;;SUBSTITUTE([.B233];&quot;'&quot;;&quot;''&quot;);&quot;','&quot;;SUBSTITUTE([.C233];&quot;'&quot;;&quot;''&quot;);&quot;','&quot;;SUBSTITUTE([.D233];&quot;'&quot;;&quot;''&quot;);&quot;');&quot;)" office:value-type="string" office:string-value="insert into esglesia (id,nom,wikipedia,municipi) values (232,'Sant Pere Somont','Sant Pere Somont','');" calcext:value-type="string">
            <text:p>insert into esglesia (id,nom,wikipedia,municipi) values (232,'Sant Pere Somont','Sant Pere Somont',''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Sant Roc de la Farga de Moles</text:p>
          </table:table-cell>
          <table:table-cell/>
          <table:table-cell table:formula="of:=CONCATENATE(&quot;insert into esglesia (id,nom,wikipedia,municipi) values (&quot;;[.A234];&quot;,'&quot;;SUBSTITUTE([.B234];&quot;'&quot;;&quot;''&quot;);&quot;','&quot;;SUBSTITUTE([.C234];&quot;'&quot;;&quot;''&quot;);&quot;','&quot;;SUBSTITUTE([.D234];&quot;'&quot;;&quot;''&quot;);&quot;');&quot;)" office:value-type="string" office:string-value="insert into esglesia (id,nom,wikipedia,municipi) values (233,'Sant Roc de la Farga de Moles','Sant Roc de la Farga de Moles','');" calcext:value-type="string">
            <text:p>insert into esglesia (id,nom,wikipedia,municipi) values (233,'Sant Roc de la Farga de Moles','Sant Roc de la Farga de Moles',''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Santa Agnès de la Farrera dels Llops</text:p>
          </table:table-cell>
          <table:table-cell/>
          <table:table-cell table:formula="of:=CONCATENATE(&quot;insert into esglesia (id,nom,wikipedia,municipi) values (&quot;;[.A235];&quot;,'&quot;;SUBSTITUTE([.B235];&quot;'&quot;;&quot;''&quot;);&quot;','&quot;;SUBSTITUTE([.C235];&quot;'&quot;;&quot;''&quot;);&quot;','&quot;;SUBSTITUTE([.D235];&quot;'&quot;;&quot;''&quot;);&quot;');&quot;)" office:value-type="string" office:string-value="insert into esglesia (id,nom,wikipedia,municipi) values (234,'Santa Agnès de la Farrera dels Llops','Santa Agnès de la Farrera dels Llops','');" calcext:value-type="string">
            <text:p>insert into esglesia (id,nom,wikipedia,municipi) values (234,'Santa Agnès de la Farrera dels Llops','Santa Agnès de la Farrera dels Llops',''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Santa Eugènia d'Argolell</text:p>
          </table:table-cell>
          <table:table-cell/>
          <table:table-cell table:formula="of:=CONCATENATE(&quot;insert into esglesia (id,nom,wikipedia,municipi) values (&quot;;[.A236];&quot;,'&quot;;SUBSTITUTE([.B236];&quot;'&quot;;&quot;''&quot;);&quot;','&quot;;SUBSTITUTE([.C236];&quot;'&quot;;&quot;''&quot;);&quot;','&quot;;SUBSTITUTE([.D236];&quot;'&quot;;&quot;''&quot;);&quot;');&quot;)" office:value-type="string" office:string-value="insert into esglesia (id,nom,wikipedia,municipi) values (235,'Santa Eugènia d''Argolell','Santa Eugènia d''Argolell','');" calcext:value-type="string">
            <text:p>insert into esglesia (id,nom,wikipedia,municipi) values (235,'Santa Eugènia d''Argolell','Santa Eugènia d''Argolell',''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Santa Eulàlia d'Asnurri</text:p>
          </table:table-cell>
          <table:table-cell/>
          <table:table-cell table:formula="of:=CONCATENATE(&quot;insert into esglesia (id,nom,wikipedia,municipi) values (&quot;;[.A237];&quot;,'&quot;;SUBSTITUTE([.B237];&quot;'&quot;;&quot;''&quot;);&quot;','&quot;;SUBSTITUTE([.C237];&quot;'&quot;;&quot;''&quot;);&quot;','&quot;;SUBSTITUTE([.D237];&quot;'&quot;;&quot;''&quot;);&quot;');&quot;)" office:value-type="string" office:string-value="insert into esglesia (id,nom,wikipedia,municipi) values (236,'Santa Eulàlia d''Asnurri','Santa Eulàlia d''Asnurri','');" calcext:value-type="string">
            <text:p>insert into esglesia (id,nom,wikipedia,municipi) values (236,'Santa Eulàlia d''Asnurri','Santa Eulàlia d''Asnurri',''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Santa Llúcia d'Arcavell</text:p>
          </table:table-cell>
          <table:table-cell/>
          <table:table-cell table:formula="of:=CONCATENATE(&quot;insert into esglesia (id,nom,wikipedia,municipi) values (&quot;;[.A238];&quot;,'&quot;;SUBSTITUTE([.B238];&quot;'&quot;;&quot;''&quot;);&quot;','&quot;;SUBSTITUTE([.C238];&quot;'&quot;;&quot;''&quot;);&quot;','&quot;;SUBSTITUTE([.D238];&quot;'&quot;;&quot;''&quot;);&quot;');&quot;)" office:value-type="string" office:string-value="insert into esglesia (id,nom,wikipedia,municipi) values (237,'Santa Llúcia d''Arcavell','Santa Llúcia d''Arcavell','');" calcext:value-type="string">
            <text:p>insert into esglesia (id,nom,wikipedia,municipi) values (237,'Santa Llúcia d''Arcavell','Santa Llúcia d''Arcavell',''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Santa Margarida de Calbinyà</text:p>
          </table:table-cell>
          <table:table-cell/>
          <table:table-cell table:formula="of:=CONCATENATE(&quot;insert into esglesia (id,nom,wikipedia,municipi) values (&quot;;[.A239];&quot;,'&quot;;SUBSTITUTE([.B239];&quot;'&quot;;&quot;''&quot;);&quot;','&quot;;SUBSTITUTE([.C239];&quot;'&quot;;&quot;''&quot;);&quot;','&quot;;SUBSTITUTE([.D239];&quot;'&quot;;&quot;''&quot;);&quot;');&quot;)" office:value-type="string" office:string-value="insert into esglesia (id,nom,wikipedia,municipi) values (238,'Santa Margarida de Calbinyà','Santa Margarida de Calbinyà','');" calcext:value-type="string">
            <text:p>insert into esglesia (id,nom,wikipedia,municipi) values (238,'Santa Margarida de Calbinyà','Santa Margarida de Calbinyà',''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Santa Maria de Feners</text:p>
          </table:table-cell>
          <table:table-cell/>
          <table:table-cell table:formula="of:=CONCATENATE(&quot;insert into esglesia (id,nom,wikipedia,municipi) values (&quot;;[.A240];&quot;,'&quot;;SUBSTITUTE([.B240];&quot;'&quot;;&quot;''&quot;);&quot;','&quot;;SUBSTITUTE([.C240];&quot;'&quot;;&quot;''&quot;);&quot;','&quot;;SUBSTITUTE([.D240];&quot;'&quot;;&quot;''&quot;);&quot;');&quot;)" office:value-type="string" office:string-value="insert into esglesia (id,nom,wikipedia,municipi) values (239,'Santa Maria de Feners','Santa Maria de Feners','');" calcext:value-type="string">
            <text:p>insert into esglesia (id,nom,wikipedia,municipi) values (239,'Santa Maria de Feners','Santa Maria de Feners',''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Sant Serni de Tavèrnoles</text:p>
          </table:table-cell>
          <table:table-cell/>
          <table:table-cell table:formula="of:=CONCATENATE(&quot;insert into esglesia (id,nom,wikipedia,municipi) values (&quot;;[.A241];&quot;,'&quot;;SUBSTITUTE([.B241];&quot;'&quot;;&quot;''&quot;);&quot;','&quot;;SUBSTITUTE([.C241];&quot;'&quot;;&quot;''&quot;);&quot;','&quot;;SUBSTITUTE([.D241];&quot;'&quot;;&quot;''&quot;);&quot;');&quot;)" office:value-type="string" office:string-value="insert into esglesia (id,nom,wikipedia,municipi) values (240,'Sant Serni de Tavèrnoles','Sant Serni de Tavèrnoles','');" calcext:value-type="string">
            <text:p>insert into esglesia (id,nom,wikipedia,municipi) values (240,'Sant Serni de Tavèrnoles','Sant Serni de Tavèrnoles',''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Sant Mamés de Vilaller</text:p>
          </table:table-cell>
          <table:table-cell office:value-type="string" calcext:value-type="string">
            <text:p>Vilaller</text:p>
          </table:table-cell>
          <table:table-cell table:formula="of:=CONCATENATE(&quot;insert into esglesia (id,nom,wikipedia,municipi) values (&quot;;[.A242];&quot;,'&quot;;SUBSTITUTE([.B242];&quot;'&quot;;&quot;''&quot;);&quot;','&quot;;SUBSTITUTE([.C242];&quot;'&quot;;&quot;''&quot;);&quot;','&quot;;SUBSTITUTE([.D242];&quot;'&quot;;&quot;''&quot;);&quot;');&quot;)" office:value-type="string" office:string-value="insert into esglesia (id,nom,wikipedia,municipi) values (241,'Sant Mamés de Vilaller','Sant Mamés de Vilaller','Vilaller');" calcext:value-type="string">
            <text:p>insert into esglesia (id,nom,wikipedia,municipi) values (241,'Sant Mamés de Vilaller','Sant Mamés de Vilaller','Vilaller'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Sant Salvador de Casós</text:p>
          </table:table-cell>
          <table:table-cell/>
          <table:table-cell table:formula="of:=CONCATENATE(&quot;insert into esglesia (id,nom,wikipedia,municipi) values (&quot;;[.A243];&quot;,'&quot;;SUBSTITUTE([.B243];&quot;'&quot;;&quot;''&quot;);&quot;','&quot;;SUBSTITUTE([.C243];&quot;'&quot;;&quot;''&quot;);&quot;','&quot;;SUBSTITUTE([.D243];&quot;'&quot;;&quot;''&quot;);&quot;');&quot;)" office:value-type="string" office:string-value="insert into esglesia (id,nom,wikipedia,municipi) values (242,'Sant Salvador de Casós','Sant Salvador de Casós','');" calcext:value-type="string">
            <text:p>insert into esglesia (id,nom,wikipedia,municipi) values (242,'Sant Salvador de Casós','Sant Salvador de Casós',''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Santa Cecília de Senet</text:p>
          </table:table-cell>
          <table:table-cell/>
          <table:table-cell table:formula="of:=CONCATENATE(&quot;insert into esglesia (id,nom,wikipedia,municipi) values (&quot;;[.A244];&quot;,'&quot;;SUBSTITUTE([.B244];&quot;'&quot;;&quot;''&quot;);&quot;','&quot;;SUBSTITUTE([.C244];&quot;'&quot;;&quot;''&quot;);&quot;','&quot;;SUBSTITUTE([.D244];&quot;'&quot;;&quot;''&quot;);&quot;');&quot;)" office:value-type="string" office:string-value="insert into esglesia (id,nom,wikipedia,municipi) values (243,'Santa Cecília de Senet','Santa Cecília de Senet','');" calcext:value-type="string">
            <text:p>insert into esglesia (id,nom,wikipedia,municipi) values (243,'Santa Cecília de Senet','Santa Cecília de Senet',''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Sant Corneli de Buira</text:p>
          </table:table-cell>
          <table:table-cell/>
          <table:table-cell table:formula="of:=CONCATENATE(&quot;insert into esglesia (id,nom,wikipedia,municipi) values (&quot;;[.A245];&quot;,'&quot;;SUBSTITUTE([.B245];&quot;'&quot;;&quot;''&quot;);&quot;','&quot;;SUBSTITUTE([.C245];&quot;'&quot;;&quot;''&quot;);&quot;','&quot;;SUBSTITUTE([.D245];&quot;'&quot;;&quot;''&quot;);&quot;');&quot;)" office:value-type="string" office:string-value="insert into esglesia (id,nom,wikipedia,municipi) values (244,'Sant Corneli de Buira','Sant Corneli de Buira','');" calcext:value-type="string">
            <text:p>insert into esglesia (id,nom,wikipedia,municipi) values (244,'Sant Corneli de Buira','Sant Corneli de Buira',''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Sant Julià de Sentís</text:p>
          </table:table-cell>
          <table:table-cell/>
          <table:table-cell table:formula="of:=CONCATENATE(&quot;insert into esglesia (id,nom,wikipedia,municipi) values (&quot;;[.A246];&quot;,'&quot;;SUBSTITUTE([.B246];&quot;'&quot;;&quot;''&quot;);&quot;','&quot;;SUBSTITUTE([.C246];&quot;'&quot;;&quot;''&quot;);&quot;','&quot;;SUBSTITUTE([.D246];&quot;'&quot;;&quot;''&quot;);&quot;');&quot;)" office:value-type="string" office:string-value="insert into esglesia (id,nom,wikipedia,municipi) values (245,'Sant Julià de Sentís','Sant Julià de Sentís','');" calcext:value-type="string">
            <text:p>insert into esglesia (id,nom,wikipedia,municipi) values (245,'Sant Julià de Sentís','Sant Julià de Sentís',''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Sant Quiri de Sas</text:p>
          </table:table-cell>
          <table:table-cell/>
          <table:table-cell table:formula="of:=CONCATENATE(&quot;insert into esglesia (id,nom,wikipedia,municipi) values (&quot;;[.A247];&quot;,'&quot;;SUBSTITUTE([.B247];&quot;'&quot;;&quot;''&quot;);&quot;','&quot;;SUBSTITUTE([.C247];&quot;'&quot;;&quot;''&quot;);&quot;','&quot;;SUBSTITUTE([.D247];&quot;'&quot;;&quot;''&quot;);&quot;');&quot;)" office:value-type="string" office:string-value="insert into esglesia (id,nom,wikipedia,municipi) values (246,'Sant Quiri de Sas','Sant Quiri de Sas','');" calcext:value-type="string">
            <text:p>insert into esglesia (id,nom,wikipedia,municipi) values (246,'Sant Quiri de Sas','Sant Quiri de Sas',''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Santa Bàrbara de Vilancòs</text:p>
          </table:table-cell>
          <table:table-cell/>
          <table:table-cell table:formula="of:=CONCATENATE(&quot;insert into esglesia (id,nom,wikipedia,municipi) values (&quot;;[.A248];&quot;,'&quot;;SUBSTITUTE([.B248];&quot;'&quot;;&quot;''&quot;);&quot;','&quot;;SUBSTITUTE([.C248];&quot;'&quot;;&quot;''&quot;);&quot;','&quot;;SUBSTITUTE([.D248];&quot;'&quot;;&quot;''&quot;);&quot;');&quot;)" office:value-type="string" office:string-value="insert into esglesia (id,nom,wikipedia,municipi) values (247,'Santa Bàrbara de Vilancòs','Santa Bàrbara de Vilancòs','');" calcext:value-type="string">
            <text:p>insert into esglesia (id,nom,wikipedia,municipi) values (247,'Santa Bàrbara de Vilancòs','Santa Bàrbara de Vilancòs',''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Santa Maria d'Avellanos</text:p>
          </table:table-cell>
          <table:table-cell/>
          <table:table-cell table:formula="of:=CONCATENATE(&quot;insert into esglesia (id,nom,wikipedia,municipi) values (&quot;;[.A249];&quot;,'&quot;;SUBSTITUTE([.B249];&quot;'&quot;;&quot;''&quot;);&quot;','&quot;;SUBSTITUTE([.C249];&quot;'&quot;;&quot;''&quot;);&quot;','&quot;;SUBSTITUTE([.D249];&quot;'&quot;;&quot;''&quot;);&quot;');&quot;)" office:value-type="string" office:string-value="insert into esglesia (id,nom,wikipedia,municipi) values (248,'Santa Maria d''Avellanos','Santa Maria d''Avellanos','');" calcext:value-type="string">
            <text:p>insert into esglesia (id,nom,wikipedia,municipi) values (248,'Santa Maria d''Avellanos','Santa Maria d''Avellanos',''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are de Déu de l'Esperança del Castellet</text:p>
          </table:table-cell>
          <table:table-cell/>
          <table:table-cell table:formula="of:=CONCATENATE(&quot;insert into esglesia (id,nom,wikipedia,municipi) values (&quot;;[.A250];&quot;,'&quot;;SUBSTITUTE([.B250];&quot;'&quot;;&quot;''&quot;);&quot;','&quot;;SUBSTITUTE([.C250];&quot;'&quot;;&quot;''&quot;);&quot;','&quot;;SUBSTITUTE([.D250];&quot;'&quot;;&quot;''&quot;);&quot;');&quot;)" office:value-type="string" office:string-value="insert into esglesia (id,nom,wikipedia,municipi) values (249,'Mare de Déu de l''Esperança del Castellet','Mare de Déu de l''Esperança del Castellet','');" calcext:value-type="string">
            <text:p>insert into esglesia (id,nom,wikipedia,municipi) values (249,'Mare de Déu de l''Esperança del Castellet','Mare de Déu de l''Esperança del Castellet',''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Sant Climent de Torogó</text:p>
          </table:table-cell>
          <table:table-cell/>
          <table:table-cell table:formula="of:=CONCATENATE(&quot;insert into esglesia (id,nom,wikipedia,municipi) values (&quot;;[.A251];&quot;,'&quot;;SUBSTITUTE([.B251];&quot;'&quot;;&quot;''&quot;);&quot;','&quot;;SUBSTITUTE([.C251];&quot;'&quot;;&quot;''&quot;);&quot;','&quot;;SUBSTITUTE([.D251];&quot;'&quot;;&quot;''&quot;);&quot;');&quot;)" office:value-type="string" office:string-value="insert into esglesia (id,nom,wikipedia,municipi) values (250,'Sant Climent de Torogó','Sant Climent de Torogó','');" calcext:value-type="string">
            <text:p>insert into esglesia (id,nom,wikipedia,municipi) values (250,'Sant Climent de Torogó','Sant Climent de Torogó',''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Sant Feliu del Castellet</text:p>
          </table:table-cell>
          <table:table-cell/>
          <table:table-cell table:formula="of:=CONCATENATE(&quot;insert into esglesia (id,nom,wikipedia,municipi) values (&quot;;[.A252];&quot;,'&quot;;SUBSTITUTE([.B252];&quot;'&quot;;&quot;''&quot;);&quot;','&quot;;SUBSTITUTE([.C252];&quot;'&quot;;&quot;''&quot;);&quot;','&quot;;SUBSTITUTE([.D252];&quot;'&quot;;&quot;''&quot;);&quot;');&quot;)" office:value-type="string" office:string-value="insert into esglesia (id,nom,wikipedia,municipi) values (251,'Sant Feliu del Castellet','Sant Feliu del Castellet','');" calcext:value-type="string">
            <text:p>insert into esglesia (id,nom,wikipedia,municipi) values (251,'Sant Feliu del Castellet','Sant Feliu del Castellet',''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Sant Josep de la Torre de Tamúrcia</text:p>
          </table:table-cell>
          <table:table-cell/>
          <table:table-cell table:formula="of:=CONCATENATE(&quot;insert into esglesia (id,nom,wikipedia,municipi) values (&quot;;[.A253];&quot;,'&quot;;SUBSTITUTE([.B253];&quot;'&quot;;&quot;''&quot;);&quot;','&quot;;SUBSTITUTE([.C253];&quot;'&quot;;&quot;''&quot;);&quot;','&quot;;SUBSTITUTE([.D253];&quot;'&quot;;&quot;''&quot;);&quot;');&quot;)" office:value-type="string" office:string-value="insert into esglesia (id,nom,wikipedia,municipi) values (252,'Sant Josep de la Torre de Tamúrcia','Sant Josep de la Torre de Tamúrcia','');" calcext:value-type="string">
            <text:p>insert into esglesia (id,nom,wikipedia,municipi) values (252,'Sant Josep de la Torre de Tamúrcia','Sant Josep de la Torre de Tamúrcia',''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Sant Llorenç de Casterner de les Olles</text:p>
          </table:table-cell>
          <table:table-cell/>
          <table:table-cell table:formula="of:=CONCATENATE(&quot;insert into esglesia (id,nom,wikipedia,municipi) values (&quot;;[.A254];&quot;,'&quot;;SUBSTITUTE([.B254];&quot;'&quot;;&quot;''&quot;);&quot;','&quot;;SUBSTITUTE([.C254];&quot;'&quot;;&quot;''&quot;);&quot;','&quot;;SUBSTITUTE([.D254];&quot;'&quot;;&quot;''&quot;);&quot;');&quot;)" office:value-type="string" office:string-value="insert into esglesia (id,nom,wikipedia,municipi) values (253,'Sant Llorenç de Casterner de les Olles','Sant Llorenç de Casterner de les Olles','');" calcext:value-type="string">
            <text:p>insert into esglesia (id,nom,wikipedia,municipi) values (253,'Sant Llorenç de Casterner de les Olles','Sant Llorenç de Casterner de les Olles',''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Santa Maria d'Espluga de Serra</text:p>
          </table:table-cell>
          <table:table-cell/>
          <table:table-cell table:formula="of:=CONCATENATE(&quot;insert into esglesia (id,nom,wikipedia,municipi) values (&quot;;[.A255];&quot;,'&quot;;SUBSTITUTE([.B255];&quot;'&quot;;&quot;''&quot;);&quot;','&quot;;SUBSTITUTE([.C255];&quot;'&quot;;&quot;''&quot;);&quot;','&quot;;SUBSTITUTE([.D255];&quot;'&quot;;&quot;''&quot;);&quot;');&quot;)" office:value-type="string" office:string-value="insert into esglesia (id,nom,wikipedia,municipi) values (254,'Santa Maria d''Espluga de Serra','Santa Maria d''Espluga de Serra','');" calcext:value-type="string">
            <text:p>insert into esglesia (id,nom,wikipedia,municipi) values (254,'Santa Maria d''Espluga de Serra','Santa Maria d''Espluga de Serra',''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anta Maria de Miralles</text:p>
          </table:table-cell>
          <table:table-cell office:value-type="string" calcext:value-type="string">
            <text:p>Santa Maria de Miralles (Espluga de Serra)</text:p>
          </table:table-cell>
          <table:table-cell office:value-type="string" calcext:value-type="string">
            <text:p>Tremp</text:p>
          </table:table-cell>
          <table:table-cell table:formula="of:=CONCATENATE(&quot;insert into esglesia (id,nom,wikipedia,municipi) values (&quot;;[.A256];&quot;,'&quot;;SUBSTITUTE([.B256];&quot;'&quot;;&quot;''&quot;);&quot;','&quot;;SUBSTITUTE([.C256];&quot;'&quot;;&quot;''&quot;);&quot;','&quot;;SUBSTITUTE([.D256];&quot;'&quot;;&quot;''&quot;);&quot;');&quot;)" office:value-type="string" office:string-value="insert into esglesia (id,nom,wikipedia,municipi) values (255,'Santa Maria de Miralles','Santa Maria de Miralles (Espluga de Serra)','Tremp');" calcext:value-type="string">
            <text:p>insert into esglesia (id,nom,wikipedia,municipi) values (255,'Santa Maria de Miralles','Santa Maria de Miralles (Espluga de Serra)','Tremp'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Santa Maria de Lavaix</text:p>
          </table:table-cell>
          <table:table-cell/>
          <table:table-cell table:formula="of:=CONCATENATE(&quot;insert into esglesia (id,nom,wikipedia,municipi) values (&quot;;[.A257];&quot;,'&quot;;SUBSTITUTE([.B257];&quot;'&quot;;&quot;''&quot;);&quot;','&quot;;SUBSTITUTE([.C257];&quot;'&quot;;&quot;''&quot;);&quot;','&quot;;SUBSTITUTE([.D257];&quot;'&quot;;&quot;''&quot;);&quot;');&quot;)" office:value-type="string" office:string-value="insert into esglesia (id,nom,wikipedia,municipi) values (256,'Santa Maria de Lavaix','Santa Maria de Lavaix','');" calcext:value-type="string">
            <text:p>insert into esglesia (id,nom,wikipedia,municipi) values (256,'Santa Maria de Lavaix','Santa Maria de Lavaix',''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Sant Esteve de Ventolà</text:p>
          </table:table-cell>
          <table:table-cell office:value-type="string" calcext:value-type="string">
            <text:p>Ventolà</text:p>
          </table:table-cell>
          <table:table-cell table:formula="of:=CONCATENATE(&quot;insert into esglesia (id,nom,wikipedia,municipi) values (&quot;;[.A258];&quot;,'&quot;;SUBSTITUTE([.B258];&quot;'&quot;;&quot;''&quot;);&quot;','&quot;;SUBSTITUTE([.C258];&quot;'&quot;;&quot;''&quot;);&quot;','&quot;;SUBSTITUTE([.D258];&quot;'&quot;;&quot;''&quot;);&quot;');&quot;)" office:value-type="string" office:string-value="insert into esglesia (id,nom,wikipedia,municipi) values (257,'Sant Esteve de Ventolà','Sant Esteve de Ventolà','Ventolà');" calcext:value-type="string">
            <text:p>insert into esglesia (id,nom,wikipedia,municipi) values (257,'Sant Esteve de Ventolà','Sant Esteve de Ventolà','Ventolà'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Església Vella del Pont de Suert</text:p>
          </table:table-cell>
          <table:table-cell office:value-type="string" calcext:value-type="string">
            <text:p>El Pont de Suert</text:p>
          </table:table-cell>
          <table:table-cell table:formula="of:=CONCATENATE(&quot;insert into esglesia (id,nom,wikipedia,municipi) values (&quot;;[.A259];&quot;,'&quot;;SUBSTITUTE([.B259];&quot;'&quot;;&quot;''&quot;);&quot;','&quot;;SUBSTITUTE([.C259];&quot;'&quot;;&quot;''&quot;);&quot;','&quot;;SUBSTITUTE([.D259];&quot;'&quot;;&quot;''&quot;);&quot;');&quot;)" office:value-type="string" office:string-value="insert into esglesia (id,nom,wikipedia,municipi) values (258,'Església Vella del Pont de Suert','Església Vella del Pont de Suert','El Pont de Suert');" calcext:value-type="string">
            <text:p>insert into esglesia (id,nom,wikipedia,municipi) values (258,'Església Vella del Pont de Suert','Església Vella del Pont de Suert','El Pont de Suert'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Mare de Déu de les Neus d'Irgo de Tor</text:p>
          </table:table-cell>
          <table:table-cell/>
          <table:table-cell table:formula="of:=CONCATENATE(&quot;insert into esglesia (id,nom,wikipedia,municipi) values (&quot;;[.A260];&quot;,'&quot;;SUBSTITUTE([.B260];&quot;'&quot;;&quot;''&quot;);&quot;','&quot;;SUBSTITUTE([.C260];&quot;'&quot;;&quot;''&quot;);&quot;','&quot;;SUBSTITUTE([.D260];&quot;'&quot;;&quot;''&quot;);&quot;');&quot;)" office:value-type="string" office:string-value="insert into esglesia (id,nom,wikipedia,municipi) values (259,'Mare de Déu de les Neus d''Irgo de Tor','Mare de Déu de les Neus d''Irgo de Tor','');" calcext:value-type="string">
            <text:p>insert into esglesia (id,nom,wikipedia,municipi) values (259,'Mare de Déu de les Neus d''Irgo de Tor','Mare de Déu de les Neus d''Irgo de Tor',''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Sant Climent d'Iran</text:p>
          </table:table-cell>
          <table:table-cell/>
          <table:table-cell table:formula="of:=CONCATENATE(&quot;insert into esglesia (id,nom,wikipedia,municipi) values (&quot;;[.A261];&quot;,'&quot;;SUBSTITUTE([.B261];&quot;'&quot;;&quot;''&quot;);&quot;','&quot;;SUBSTITUTE([.C261];&quot;'&quot;;&quot;''&quot;);&quot;','&quot;;SUBSTITUTE([.D261];&quot;'&quot;;&quot;''&quot;);&quot;');&quot;)" office:value-type="string" office:string-value="insert into esglesia (id,nom,wikipedia,municipi) values (260,'Sant Climent d''Iran','Sant Climent d''Iran','');" calcext:value-type="string">
            <text:p>insert into esglesia (id,nom,wikipedia,municipi) values (260,'Sant Climent d''Iran','Sant Climent d''Iran',''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Sant Esteve d'Igüerri</text:p>
          </table:table-cell>
          <table:table-cell/>
          <table:table-cell table:formula="of:=CONCATENATE(&quot;insert into esglesia (id,nom,wikipedia,municipi) values (&quot;;[.A262];&quot;,'&quot;;SUBSTITUTE([.B262];&quot;'&quot;;&quot;''&quot;);&quot;','&quot;;SUBSTITUTE([.C262];&quot;'&quot;;&quot;''&quot;);&quot;','&quot;;SUBSTITUTE([.D262];&quot;'&quot;;&quot;''&quot;);&quot;');&quot;)" office:value-type="string" office:string-value="insert into esglesia (id,nom,wikipedia,municipi) values (261,'Sant Esteve d''Igüerri','Sant Esteve d''Igüerri','');" calcext:value-type="string">
            <text:p>insert into esglesia (id,nom,wikipedia,municipi) values (261,'Sant Esteve d''Igüerri','Sant Esteve d''Igüerri',''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Sant Esteve de Raons</text:p>
          </table:table-cell>
          <table:table-cell/>
          <table:table-cell table:formula="of:=CONCATENATE(&quot;insert into esglesia (id,nom,wikipedia,municipi) values (&quot;;[.A263];&quot;,'&quot;;SUBSTITUTE([.B263];&quot;'&quot;;&quot;''&quot;);&quot;','&quot;;SUBSTITUTE([.C263];&quot;'&quot;;&quot;''&quot;);&quot;','&quot;;SUBSTITUTE([.D263];&quot;'&quot;;&quot;''&quot;);&quot;');&quot;)" office:value-type="string" office:string-value="insert into esglesia (id,nom,wikipedia,municipi) values (262,'Sant Esteve de Raons','Sant Esteve de Raons','');" calcext:value-type="string">
            <text:p>insert into esglesia (id,nom,wikipedia,municipi) values (262,'Sant Esteve de Raons','Sant Esteve de Raons',''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Sant Martí de Llesp</text:p>
          </table:table-cell>
          <table:table-cell/>
          <table:table-cell table:formula="of:=CONCATENATE(&quot;insert into esglesia (id,nom,wikipedia,municipi) values (&quot;;[.A264];&quot;,'&quot;;SUBSTITUTE([.B264];&quot;'&quot;;&quot;''&quot;);&quot;','&quot;;SUBSTITUTE([.C264];&quot;'&quot;;&quot;''&quot;);&quot;','&quot;;SUBSTITUTE([.D264];&quot;'&quot;;&quot;''&quot;);&quot;');&quot;)" office:value-type="string" office:string-value="insert into esglesia (id,nom,wikipedia,municipi) values (263,'Sant Martí de Llesp','Sant Martí de Llesp','');" calcext:value-type="string">
            <text:p>insert into esglesia (id,nom,wikipedia,municipi) values (263,'Sant Martí de Llesp','Sant Martí de Llesp',''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Sant Romà de Casós</text:p>
          </table:table-cell>
          <table:table-cell/>
          <table:table-cell table:formula="of:=CONCATENATE(&quot;insert into esglesia (id,nom,wikipedia,municipi) values (&quot;;[.A265];&quot;,'&quot;;SUBSTITUTE([.B265];&quot;'&quot;;&quot;''&quot;);&quot;','&quot;;SUBSTITUTE([.C265];&quot;'&quot;;&quot;''&quot;);&quot;','&quot;;SUBSTITUTE([.D265];&quot;'&quot;;&quot;''&quot;);&quot;');&quot;)" office:value-type="string" office:string-value="insert into esglesia (id,nom,wikipedia,municipi) values (264,'Sant Romà de Casós','Sant Romà de Casós','');" calcext:value-type="string">
            <text:p>insert into esglesia (id,nom,wikipedia,municipi) values (264,'Sant Romà de Casós','Sant Romà de Casós',''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Sant Salvador d'Irgo de Tor</text:p>
          </table:table-cell>
          <table:table-cell/>
          <table:table-cell table:formula="of:=CONCATENATE(&quot;insert into esglesia (id,nom,wikipedia,municipi) values (&quot;;[.A266];&quot;,'&quot;;SUBSTITUTE([.B266];&quot;'&quot;;&quot;''&quot;);&quot;','&quot;;SUBSTITUTE([.C266];&quot;'&quot;;&quot;''&quot;);&quot;','&quot;;SUBSTITUTE([.D266];&quot;'&quot;;&quot;''&quot;);&quot;');&quot;)" office:value-type="string" office:string-value="insert into esglesia (id,nom,wikipedia,municipi) values (265,'Sant Salvador d''Irgo de Tor','Sant Salvador d''Irgo de Tor','');" calcext:value-type="string">
            <text:p>insert into esglesia (id,nom,wikipedia,municipi) values (265,'Sant Salvador d''Irgo de Tor','Sant Salvador d''Irgo de Tor',''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Santa Maria de Sarroqueta</text:p>
          </table:table-cell>
          <table:table-cell/>
          <table:table-cell table:formula="of:=CONCATENATE(&quot;insert into esglesia (id,nom,wikipedia,municipi) values (&quot;;[.A267];&quot;,'&quot;;SUBSTITUTE([.B267];&quot;'&quot;;&quot;''&quot;);&quot;','&quot;;SUBSTITUTE([.C267];&quot;'&quot;;&quot;''&quot;);&quot;','&quot;;SUBSTITUTE([.D267];&quot;'&quot;;&quot;''&quot;);&quot;');&quot;)" office:value-type="string" office:string-value="insert into esglesia (id,nom,wikipedia,municipi) values (266,'Santa Maria de Sarroqueta','Santa Maria de Sarroqueta','');" calcext:value-type="string">
            <text:p>insert into esglesia (id,nom,wikipedia,municipi) values (266,'Santa Maria de Sarroqueta','Santa Maria de Sarroqueta',''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Església de Sueix</text:p>
          </table:table-cell>
          <table:table-cell/>
          <table:table-cell table:formula="of:=CONCATENATE(&quot;insert into esglesia (id,nom,wikipedia,municipi) values (&quot;;[.A268];&quot;,'&quot;;SUBSTITUTE([.B268];&quot;'&quot;;&quot;''&quot;);&quot;','&quot;;SUBSTITUTE([.C268];&quot;'&quot;;&quot;''&quot;);&quot;','&quot;;SUBSTITUTE([.D268];&quot;'&quot;;&quot;''&quot;);&quot;');&quot;)" office:value-type="string" office:string-value="insert into esglesia (id,nom,wikipedia,municipi) values (267,'Església de Sueix','Església de Sueix','');" calcext:value-type="string">
            <text:p>insert into esglesia (id,nom,wikipedia,municipi) values (267,'Església de Sueix','Església de Sueix',''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Sant Bartomeu d'Erta</text:p>
          </table:table-cell>
          <table:table-cell/>
          <table:table-cell table:formula="of:=CONCATENATE(&quot;insert into esglesia (id,nom,wikipedia,municipi) values (&quot;;[.A269];&quot;,'&quot;;SUBSTITUTE([.B269];&quot;'&quot;;&quot;''&quot;);&quot;','&quot;;SUBSTITUTE([.C269];&quot;'&quot;;&quot;''&quot;);&quot;','&quot;;SUBSTITUTE([.D269];&quot;'&quot;;&quot;''&quot;);&quot;');&quot;)" office:value-type="string" office:string-value="insert into esglesia (id,nom,wikipedia,municipi) values (268,'Sant Bartomeu d''Erta','Sant Bartomeu d''Erta','');" calcext:value-type="string">
            <text:p>insert into esglesia (id,nom,wikipedia,municipi) values (268,'Sant Bartomeu d''Erta','Sant Bartomeu d''Erta',''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Sant Iscle i Santa Victòria de Gironella</text:p>
          </table:table-cell>
          <table:table-cell/>
          <table:table-cell table:formula="of:=CONCATENATE(&quot;insert into esglesia (id,nom,wikipedia,municipi) values (&quot;;[.A270];&quot;,'&quot;;SUBSTITUTE([.B270];&quot;'&quot;;&quot;''&quot;);&quot;','&quot;;SUBSTITUTE([.C270];&quot;'&quot;;&quot;''&quot;);&quot;','&quot;;SUBSTITUTE([.D270];&quot;'&quot;;&quot;''&quot;);&quot;');&quot;)" office:value-type="string" office:string-value="insert into esglesia (id,nom,wikipedia,municipi) values (269,'Sant Iscle i Santa Victòria de Gironella','Sant Iscle i Santa Victòria de Gironella','');" calcext:value-type="string">
            <text:p>insert into esglesia (id,nom,wikipedia,municipi) values (269,'Sant Iscle i Santa Victòria de Gironella','Sant Iscle i Santa Victòria de Gironella',''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Sant Martí de Castellars</text:p>
          </table:table-cell>
          <table:table-cell/>
          <table:table-cell table:formula="of:=CONCATENATE(&quot;insert into esglesia (id,nom,wikipedia,municipi) values (&quot;;[.A271];&quot;,'&quot;;SUBSTITUTE([.B271];&quot;'&quot;;&quot;''&quot;);&quot;','&quot;;SUBSTITUTE([.C271];&quot;'&quot;;&quot;''&quot;);&quot;','&quot;;SUBSTITUTE([.D271];&quot;'&quot;;&quot;''&quot;);&quot;');&quot;)" office:value-type="string" office:string-value="insert into esglesia (id,nom,wikipedia,municipi) values (270,'Sant Martí de Castellars','Sant Martí de Castellars','');" calcext:value-type="string">
            <text:p>insert into esglesia (id,nom,wikipedia,municipi) values (270,'Sant Martí de Castellars','Sant Martí de Castellars',''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Sant Romà de Massivert</text:p>
          </table:table-cell>
          <table:table-cell/>
          <table:table-cell table:formula="of:=CONCATENATE(&quot;insert into esglesia (id,nom,wikipedia,municipi) values (&quot;;[.A272];&quot;,'&quot;;SUBSTITUTE([.B272];&quot;'&quot;;&quot;''&quot;);&quot;','&quot;;SUBSTITUTE([.C272];&quot;'&quot;;&quot;''&quot;);&quot;','&quot;;SUBSTITUTE([.D272];&quot;'&quot;;&quot;''&quot;);&quot;');&quot;)" office:value-type="string" office:string-value="insert into esglesia (id,nom,wikipedia,municipi) values (271,'Sant Romà de Massivert','Sant Romà de Massivert','');" calcext:value-type="string">
            <text:p>insert into esglesia (id,nom,wikipedia,municipi) values (271,'Sant Romà de Massivert','Sant Romà de Massivert',''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Sant Sadurní d'Esperan</text:p>
          </table:table-cell>
          <table:table-cell/>
          <table:table-cell table:formula="of:=CONCATENATE(&quot;insert into esglesia (id,nom,wikipedia,municipi) values (&quot;;[.A273];&quot;,'&quot;;SUBSTITUTE([.B273];&quot;'&quot;;&quot;''&quot;);&quot;','&quot;;SUBSTITUTE([.C273];&quot;'&quot;;&quot;''&quot;);&quot;','&quot;;SUBSTITUTE([.D273];&quot;'&quot;;&quot;''&quot;);&quot;');&quot;)" office:value-type="string" office:string-value="insert into esglesia (id,nom,wikipedia,municipi) values (272,'Sant Sadurní d''Esperan','Sant Sadurní d''Esperan','');" calcext:value-type="string">
            <text:p>insert into esglesia (id,nom,wikipedia,municipi) values (272,'Sant Sadurní d''Esperan','Sant Sadurní d''Esperan',''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Santa Margarida de Peranera</text:p>
          </table:table-cell>
          <table:table-cell/>
          <table:table-cell table:formula="of:=CONCATENATE(&quot;insert into esglesia (id,nom,wikipedia,municipi) values (&quot;;[.A274];&quot;,'&quot;;SUBSTITUTE([.B274];&quot;'&quot;;&quot;''&quot;);&quot;','&quot;;SUBSTITUTE([.C274];&quot;'&quot;;&quot;''&quot;);&quot;','&quot;;SUBSTITUTE([.D274];&quot;'&quot;;&quot;''&quot;);&quot;');&quot;)" office:value-type="string" office:string-value="insert into esglesia (id,nom,wikipedia,municipi) values (273,'Santa Margarida de Peranera','Santa Margarida de Peranera','');" calcext:value-type="string">
            <text:p>insert into esglesia (id,nom,wikipedia,municipi) values (273,'Santa Margarida de Peranera','Santa Margarida de Peranera','')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Santa Maria d'Erillcastell</text:p>
          </table:table-cell>
          <table:table-cell/>
          <table:table-cell table:formula="of:=CONCATENATE(&quot;insert into esglesia (id,nom,wikipedia,municipi) values (&quot;;[.A275];&quot;,'&quot;;SUBSTITUTE([.B275];&quot;'&quot;;&quot;''&quot;);&quot;','&quot;;SUBSTITUTE([.C275];&quot;'&quot;;&quot;''&quot;);&quot;','&quot;;SUBSTITUTE([.D275];&quot;'&quot;;&quot;''&quot;);&quot;');&quot;)" office:value-type="string" office:string-value="insert into esglesia (id,nom,wikipedia,municipi) values (274,'Santa Maria d''Erillcastell','Santa Maria d''Erillcastell','');" calcext:value-type="string">
            <text:p>insert into esglesia (id,nom,wikipedia,municipi) values (274,'Santa Maria d''Erillcastell','Santa Maria d''Erillcastell','')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Església de Vilba</text:p>
          </table:table-cell>
          <table:table-cell/>
          <table:table-cell table:formula="of:=CONCATENATE(&quot;insert into esglesia (id,nom,wikipedia,municipi) values (&quot;;[.A276];&quot;,'&quot;;SUBSTITUTE([.B276];&quot;'&quot;;&quot;''&quot;);&quot;','&quot;;SUBSTITUTE([.C276];&quot;'&quot;;&quot;''&quot;);&quot;','&quot;;SUBSTITUTE([.D276];&quot;'&quot;;&quot;''&quot;);&quot;');&quot;)" office:value-type="string" office:string-value="insert into esglesia (id,nom,wikipedia,municipi) values (275,'Església de Vilba','Església de Vilba','');" calcext:value-type="string">
            <text:p>insert into esglesia (id,nom,wikipedia,municipi) values (275,'Església de Vilba','Església de Vilba','')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Sant Fruitós de Perves</text:p>
          </table:table-cell>
          <table:table-cell office:value-type="string" calcext:value-type="string">
            <text:p>Viu de Llevata</text:p>
          </table:table-cell>
          <table:table-cell table:formula="of:=CONCATENATE(&quot;insert into esglesia (id,nom,wikipedia,municipi) values (&quot;;[.A277];&quot;,'&quot;;SUBSTITUTE([.B277];&quot;'&quot;;&quot;''&quot;);&quot;','&quot;;SUBSTITUTE([.C277];&quot;'&quot;;&quot;''&quot;);&quot;','&quot;;SUBSTITUTE([.D277];&quot;'&quot;;&quot;''&quot;);&quot;');&quot;)" office:value-type="string" office:string-value="insert into esglesia (id,nom,wikipedia,municipi) values (276,'Sant Fruitós de Perves','Sant Fruitós de Perves','Viu de Llevata');" calcext:value-type="string">
            <text:p>insert into esglesia (id,nom,wikipedia,municipi) values (276,'Sant Fruitós de Perves','Sant Fruitós de Perves','Viu de Llevata')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Sant Gil de Pinyana</text:p>
          </table:table-cell>
          <table:table-cell office:value-type="string" calcext:value-type="string">
            <text:p>Viu de Llevata</text:p>
          </table:table-cell>
          <table:table-cell table:formula="of:=CONCATENATE(&quot;insert into esglesia (id,nom,wikipedia,municipi) values (&quot;;[.A278];&quot;,'&quot;;SUBSTITUTE([.B278];&quot;'&quot;;&quot;''&quot;);&quot;','&quot;;SUBSTITUTE([.C278];&quot;'&quot;;&quot;''&quot;);&quot;','&quot;;SUBSTITUTE([.D278];&quot;'&quot;;&quot;''&quot;);&quot;');&quot;)" office:value-type="string" office:string-value="insert into esglesia (id,nom,wikipedia,municipi) values (277,'Sant Gil de Pinyana','Sant Gil de Pinyana','Viu de Llevata');" calcext:value-type="string">
            <text:p>insert into esglesia (id,nom,wikipedia,municipi) values (277,'Sant Gil de Pinyana','Sant Gil de Pinyana','Viu de Llevata')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Sant Joan de l'Espluga de Viu</text:p>
          </table:table-cell>
          <table:table-cell office:value-type="string" calcext:value-type="string">
            <text:p>Viu de Llevata</text:p>
          </table:table-cell>
          <table:table-cell table:formula="of:=CONCATENATE(&quot;insert into esglesia (id,nom,wikipedia,municipi) values (&quot;;[.A279];&quot;,'&quot;;SUBSTITUTE([.B279];&quot;'&quot;;&quot;''&quot;);&quot;','&quot;;SUBSTITUTE([.C279];&quot;'&quot;;&quot;''&quot;);&quot;','&quot;;SUBSTITUTE([.D279];&quot;'&quot;;&quot;''&quot;);&quot;');&quot;)" office:value-type="string" office:string-value="insert into esglesia (id,nom,wikipedia,municipi) values (278,'Sant Joan de l''Espluga de Viu','Sant Joan de l''Espluga de Viu','Viu de Llevata');" calcext:value-type="string">
            <text:p>insert into esglesia (id,nom,wikipedia,municipi) values (278,'Sant Joan de l''Espluga de Viu','Sant Joan de l''Espluga de Viu','Viu de Llevata')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Santa Llúcia de Viu de Llevata</text:p>
          </table:table-cell>
          <table:table-cell office:value-type="string" calcext:value-type="string">
            <text:p>Viu de Llevata</text:p>
          </table:table-cell>
          <table:table-cell table:formula="of:=CONCATENATE(&quot;insert into esglesia (id,nom,wikipedia,municipi) values (&quot;;[.A280];&quot;,'&quot;;SUBSTITUTE([.B280];&quot;'&quot;;&quot;''&quot;);&quot;','&quot;;SUBSTITUTE([.C280];&quot;'&quot;;&quot;''&quot;);&quot;','&quot;;SUBSTITUTE([.D280];&quot;'&quot;;&quot;''&quot;);&quot;');&quot;)" office:value-type="string" office:string-value="insert into esglesia (id,nom,wikipedia,municipi) values (279,'Santa Llúcia de Viu de Llevata','Santa Llúcia de Viu de Llevata','Viu de Llevata');" calcext:value-type="string">
            <text:p>insert into esglesia (id,nom,wikipedia,municipi) values (279,'Santa Llúcia de Viu de Llevata','Santa Llúcia de Viu de Llevata','Viu de Llevata')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Santa Maria de Corroncui</text:p>
          </table:table-cell>
          <table:table-cell office:value-type="string" calcext:value-type="string">
            <text:p>Viu de Llevata</text:p>
          </table:table-cell>
          <table:table-cell table:formula="of:=CONCATENATE(&quot;insert into esglesia (id,nom,wikipedia,municipi) values (&quot;;[.A281];&quot;,'&quot;;SUBSTITUTE([.B281];&quot;'&quot;;&quot;''&quot;);&quot;','&quot;;SUBSTITUTE([.C281];&quot;'&quot;;&quot;''&quot;);&quot;','&quot;;SUBSTITUTE([.D281];&quot;'&quot;;&quot;''&quot;);&quot;');&quot;)" office:value-type="string" office:string-value="insert into esglesia (id,nom,wikipedia,municipi) values (280,'Santa Maria de Corroncui','Santa Maria de Corroncui','Viu de Llevata');" calcext:value-type="string">
            <text:p>insert into esglesia (id,nom,wikipedia,municipi) values (280,'Santa Maria de Corroncui','Santa Maria de Corroncui','Viu de Llevata')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Santa Maria de Corroncui II</text:p>
          </table:table-cell>
          <table:table-cell office:value-type="string" calcext:value-type="string">
            <text:p>Viu de Llevata</text:p>
          </table:table-cell>
          <table:table-cell table:formula="of:=CONCATENATE(&quot;insert into esglesia (id,nom,wikipedia,municipi) values (&quot;;[.A282];&quot;,'&quot;;SUBSTITUTE([.B282];&quot;'&quot;;&quot;''&quot;);&quot;','&quot;;SUBSTITUTE([.C282];&quot;'&quot;;&quot;''&quot;);&quot;','&quot;;SUBSTITUTE([.D282];&quot;'&quot;;&quot;''&quot;);&quot;');&quot;)" office:value-type="string" office:string-value="insert into esglesia (id,nom,wikipedia,municipi) values (281,'Santa Maria de Corroncui II','Santa Maria de Corroncui II','Viu de Llevata');" calcext:value-type="string">
            <text:p>insert into esglesia (id,nom,wikipedia,municipi) values (281,'Santa Maria de Corroncui II','Santa Maria de Corroncui II','Viu de Llevata')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Santa Maria de Viu de Llevata</text:p>
          </table:table-cell>
          <table:table-cell office:value-type="string" calcext:value-type="string">
            <text:p>Viu de Llevata</text:p>
          </table:table-cell>
          <table:table-cell table:formula="of:=CONCATENATE(&quot;insert into esglesia (id,nom,wikipedia,municipi) values (&quot;;[.A283];&quot;,'&quot;;SUBSTITUTE([.B283];&quot;'&quot;;&quot;''&quot;);&quot;','&quot;;SUBSTITUTE([.C283];&quot;'&quot;;&quot;''&quot;);&quot;','&quot;;SUBSTITUTE([.D283];&quot;'&quot;;&quot;''&quot;);&quot;');&quot;)" office:value-type="string" office:string-value="insert into esglesia (id,nom,wikipedia,municipi) values (282,'Santa Maria de Viu de Llevata','Santa Maria de Viu de Llevata','Viu de Llevata');" calcext:value-type="string">
            <text:p>insert into esglesia (id,nom,wikipedia,municipi) values (282,'Santa Maria de Viu de Llevata','Santa Maria de Viu de Llevata','Viu de Llevata')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Mare de Déu del Solà</text:p>
          </table:table-cell>
          <table:table-cell/>
          <table:table-cell table:formula="of:=CONCATENATE(&quot;insert into esglesia (id,nom,wikipedia,municipi) values (&quot;;[.A284];&quot;,'&quot;;SUBSTITUTE([.B284];&quot;'&quot;;&quot;''&quot;);&quot;','&quot;;SUBSTITUTE([.C284];&quot;'&quot;;&quot;''&quot;);&quot;','&quot;;SUBSTITUTE([.D284];&quot;'&quot;;&quot;''&quot;);&quot;');&quot;)" office:value-type="string" office:string-value="insert into esglesia (id,nom,wikipedia,municipi) values (283,'Mare de Déu del Solà','Mare de Déu del Solà','');" calcext:value-type="string">
            <text:p>insert into esglesia (id,nom,wikipedia,municipi) values (283,'Mare de Déu del Solà','Mare de Déu del Solà','')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Sant Cosme d'Espills</text:p>
          </table:table-cell>
          <table:table-cell/>
          <table:table-cell table:formula="of:=CONCATENATE(&quot;insert into esglesia (id,nom,wikipedia,municipi) values (&quot;;[.A285];&quot;,'&quot;;SUBSTITUTE([.B285];&quot;'&quot;;&quot;''&quot;);&quot;','&quot;;SUBSTITUTE([.C285];&quot;'&quot;;&quot;''&quot;);&quot;','&quot;;SUBSTITUTE([.D285];&quot;'&quot;;&quot;''&quot;);&quot;');&quot;)" office:value-type="string" office:string-value="insert into esglesia (id,nom,wikipedia,municipi) values (284,'Sant Cosme d''Espills','Sant Cosme d''Espills','');" calcext:value-type="string">
            <text:p>insert into esglesia (id,nom,wikipedia,municipi) values (284,'Sant Cosme d''Espills','Sant Cosme d''Espills','')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Sant Esteve d'Esplugafreda</text:p>
          </table:table-cell>
          <table:table-cell/>
          <table:table-cell table:formula="of:=CONCATENATE(&quot;insert into esglesia (id,nom,wikipedia,municipi) values (&quot;;[.A286];&quot;,'&quot;;SUBSTITUTE([.B286];&quot;'&quot;;&quot;''&quot;);&quot;','&quot;;SUBSTITUTE([.C286];&quot;'&quot;;&quot;''&quot;);&quot;','&quot;;SUBSTITUTE([.D286];&quot;'&quot;;&quot;''&quot;);&quot;');&quot;)" office:value-type="string" office:string-value="insert into esglesia (id,nom,wikipedia,municipi) values (285,'Sant Esteve d''Esplugafreda','Sant Esteve d''Esplugafreda','');" calcext:value-type="string">
            <text:p>insert into esglesia (id,nom,wikipedia,municipi) values (285,'Sant Esteve d''Esplugafreda','Sant Esteve d''Esplugafreda','')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Sant Joan d'Escarlà</text:p>
          </table:table-cell>
          <table:table-cell/>
          <table:table-cell table:formula="of:=CONCATENATE(&quot;insert into esglesia (id,nom,wikipedia,municipi) values (&quot;;[.A287];&quot;,'&quot;;SUBSTITUTE([.B287];&quot;'&quot;;&quot;''&quot;);&quot;','&quot;;SUBSTITUTE([.C287];&quot;'&quot;;&quot;''&quot;);&quot;','&quot;;SUBSTITUTE([.D287];&quot;'&quot;;&quot;''&quot;);&quot;');&quot;)" office:value-type="string" office:string-value="insert into esglesia (id,nom,wikipedia,municipi) values (286,'Sant Joan d''Escarlà','Sant Joan d''Escarlà','');" calcext:value-type="string">
            <text:p>insert into esglesia (id,nom,wikipedia,municipi) values (286,'Sant Joan d''Escarlà','Sant Joan d''Escarlà','')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Sant Pere d'Orrit</text:p>
          </table:table-cell>
          <table:table-cell/>
          <table:table-cell table:formula="of:=CONCATENATE(&quot;insert into esglesia (id,nom,wikipedia,municipi) values (&quot;;[.A288];&quot;,'&quot;;SUBSTITUTE([.B288];&quot;'&quot;;&quot;''&quot;);&quot;','&quot;;SUBSTITUTE([.C288];&quot;'&quot;;&quot;''&quot;);&quot;','&quot;;SUBSTITUTE([.D288];&quot;'&quot;;&quot;''&quot;);&quot;');&quot;)" office:value-type="string" office:string-value="insert into esglesia (id,nom,wikipedia,municipi) values (287,'Sant Pere d''Orrit','Sant Pere d''Orrit','');" calcext:value-type="string">
            <text:p>insert into esglesia (id,nom,wikipedia,municipi) values (287,'Sant Pere d''Orrit','Sant Pere d''Orrit','')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Sant Pere de Tercui</text:p>
          </table:table-cell>
          <table:table-cell office:value-type="string" calcext:value-type="string">
            <text:p>Tremp</text:p>
          </table:table-cell>
          <table:table-cell table:formula="of:=CONCATENATE(&quot;insert into esglesia (id,nom,wikipedia,municipi) values (&quot;;[.A289];&quot;,'&quot;;SUBSTITUTE([.B289];&quot;'&quot;;&quot;''&quot;);&quot;','&quot;;SUBSTITUTE([.C289];&quot;'&quot;;&quot;''&quot;);&quot;','&quot;;SUBSTITUTE([.D289];&quot;'&quot;;&quot;''&quot;);&quot;');&quot;)" office:value-type="string" office:string-value="insert into esglesia (id,nom,wikipedia,municipi) values (288,'Sant Pere de Tercui','Sant Pere de Tercui','Tremp');" calcext:value-type="string">
            <text:p>insert into esglesia (id,nom,wikipedia,municipi) values (288,'Sant Pere de Tercui','Sant Pere de Tercui','Tremp')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Santa Maria del Puig (Tercui)</text:p>
          </table:table-cell>
          <table:table-cell office:value-type="string" calcext:value-type="string">
            <text:p>Tremp</text:p>
          </table:table-cell>
          <table:table-cell table:formula="of:=CONCATENATE(&quot;insert into esglesia (id,nom,wikipedia,municipi) values (&quot;;[.A290];&quot;,'&quot;;SUBSTITUTE([.B290];&quot;'&quot;;&quot;''&quot;);&quot;','&quot;;SUBSTITUTE([.C290];&quot;'&quot;;&quot;''&quot;);&quot;','&quot;;SUBSTITUTE([.D290];&quot;'&quot;;&quot;''&quot;);&quot;');&quot;)" office:value-type="string" office:string-value="insert into esglesia (id,nom,wikipedia,municipi) values (289,'Santa Maria del Puig (Tercui)','Santa Maria del Puig (Tercui)','Tremp');" calcext:value-type="string">
            <text:p>insert into esglesia (id,nom,wikipedia,municipi) values (289,'Santa Maria del Puig (Tercui)','Santa Maria del Puig (Tercui)','Tremp')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Santa Maria de Sapeira</text:p>
          </table:table-cell>
          <table:table-cell/>
          <table:table-cell table:formula="of:=CONCATENATE(&quot;insert into esglesia (id,nom,wikipedia,municipi) values (&quot;;[.A291];&quot;,'&quot;;SUBSTITUTE([.B291];&quot;'&quot;;&quot;''&quot;);&quot;','&quot;;SUBSTITUTE([.C291];&quot;'&quot;;&quot;''&quot;);&quot;','&quot;;SUBSTITUTE([.D291];&quot;'&quot;;&quot;''&quot;);&quot;');&quot;)" office:value-type="string" office:string-value="insert into esglesia (id,nom,wikipedia,municipi) values (290,'Santa Maria de Sapeira','Santa Maria de Sapeira','');" calcext:value-type="string">
            <text:p>insert into esglesia (id,nom,wikipedia,municipi) values (290,'Santa Maria de Sapeira','Santa Maria de Sapeira','')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Santa Maria de Cóll</text:p>
          </table:table-cell>
          <table:table-cell/>
          <table:table-cell table:formula="of:=CONCATENATE(&quot;insert into esglesia (id,nom,wikipedia,municipi) values (&quot;;[.A292];&quot;,'&quot;;SUBSTITUTE([.B292];&quot;'&quot;;&quot;''&quot;);&quot;','&quot;;SUBSTITUTE([.C292];&quot;'&quot;;&quot;''&quot;);&quot;','&quot;;SUBSTITUTE([.D292];&quot;'&quot;;&quot;''&quot;);&quot;');&quot;)" office:value-type="string" office:string-value="insert into esglesia (id,nom,wikipedia,municipi) values (291,'Santa Maria de Cóll','Santa Maria de Cóll','');" calcext:value-type="string">
            <text:p>insert into esglesia (id,nom,wikipedia,municipi) values (291,'Santa Maria de Cóll','Santa Maria de Cóll','')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Sant Cristòfol d'Erill la Vall</text:p>
          </table:table-cell>
          <table:table-cell/>
          <table:table-cell table:formula="of:=CONCATENATE(&quot;insert into esglesia (id,nom,wikipedia,municipi) values (&quot;;[.A293];&quot;,'&quot;;SUBSTITUTE([.B293];&quot;'&quot;;&quot;''&quot;);&quot;','&quot;;SUBSTITUTE([.C293];&quot;'&quot;;&quot;''&quot;);&quot;','&quot;;SUBSTITUTE([.D293];&quot;'&quot;;&quot;''&quot;);&quot;');&quot;)" office:value-type="string" office:string-value="insert into esglesia (id,nom,wikipedia,municipi) values (292,'Sant Cristòfol d''Erill la Vall','Sant Cristòfol d''Erill la Vall','');" calcext:value-type="string">
            <text:p>insert into esglesia (id,nom,wikipedia,municipi) values (292,'Sant Cristòfol d''Erill la Vall','Sant Cristòfol d''Erill la Vall','')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Sant Llorenç de Saraís</text:p>
          </table:table-cell>
          <table:table-cell/>
          <table:table-cell table:formula="of:=CONCATENATE(&quot;insert into esglesia (id,nom,wikipedia,municipi) values (&quot;;[.A294];&quot;,'&quot;;SUBSTITUTE([.B294];&quot;'&quot;;&quot;''&quot;);&quot;','&quot;;SUBSTITUTE([.C294];&quot;'&quot;;&quot;''&quot;);&quot;','&quot;;SUBSTITUTE([.D294];&quot;'&quot;;&quot;''&quot;);&quot;');&quot;)" office:value-type="string" office:string-value="insert into esglesia (id,nom,wikipedia,municipi) values (293,'Sant Llorenç de Saraís','Sant Llorenç de Saraís','');" calcext:value-type="string">
            <text:p>insert into esglesia (id,nom,wikipedia,municipi) values (293,'Sant Llorenç de Saraís','Sant Llorenç de Saraís','')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Sant Martí de Taüll</text:p>
          </table:table-cell>
          <table:table-cell/>
          <table:table-cell table:formula="of:=CONCATENATE(&quot;insert into esglesia (id,nom,wikipedia,municipi) values (&quot;;[.A295];&quot;,'&quot;;SUBSTITUTE([.B295];&quot;'&quot;;&quot;''&quot;);&quot;','&quot;;SUBSTITUTE([.C295];&quot;'&quot;;&quot;''&quot;);&quot;','&quot;;SUBSTITUTE([.D295];&quot;'&quot;;&quot;''&quot;);&quot;');&quot;)" office:value-type="string" office:string-value="insert into esglesia (id,nom,wikipedia,municipi) values (294,'Sant Martí de Taüll','Sant Martí de Taüll','');" calcext:value-type="string">
            <text:p>insert into esglesia (id,nom,wikipedia,municipi) values (294,'Sant Martí de Taüll','Sant Martí de Taüll','')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Sant Nicolau de Boí</text:p>
          </table:table-cell>
          <table:table-cell/>
          <table:table-cell table:formula="of:=CONCATENATE(&quot;insert into esglesia (id,nom,wikipedia,municipi) values (&quot;;[.A296];&quot;,'&quot;;SUBSTITUTE([.B296];&quot;'&quot;;&quot;''&quot;);&quot;','&quot;;SUBSTITUTE([.C296];&quot;'&quot;;&quot;''&quot;);&quot;','&quot;;SUBSTITUTE([.D296];&quot;'&quot;;&quot;''&quot;);&quot;');&quot;)" office:value-type="string" office:string-value="insert into esglesia (id,nom,wikipedia,municipi) values (295,'Sant Nicolau de Boí','Sant Nicolau de Boí','');" calcext:value-type="string">
            <text:p>insert into esglesia (id,nom,wikipedia,municipi) values (295,'Sant Nicolau de Boí','Sant Nicolau de Boí','')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Sant Pere de Boí</text:p>
          </table:table-cell>
          <table:table-cell/>
          <table:table-cell table:formula="of:=CONCATENATE(&quot;insert into esglesia (id,nom,wikipedia,municipi) values (&quot;;[.A297];&quot;,'&quot;;SUBSTITUTE([.B297];&quot;'&quot;;&quot;''&quot;);&quot;','&quot;;SUBSTITUTE([.C297];&quot;'&quot;;&quot;''&quot;);&quot;','&quot;;SUBSTITUTE([.D297];&quot;'&quot;;&quot;''&quot;);&quot;');&quot;)" office:value-type="string" office:string-value="insert into esglesia (id,nom,wikipedia,municipi) values (296,'Sant Pere de Boí','Sant Pere de Boí','');" calcext:value-type="string">
            <text:p>insert into esglesia (id,nom,wikipedia,municipi) values (296,'Sant Pere de Boí','Sant Pere de Boí','')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Sant Quirc de Taüll</text:p>
          </table:table-cell>
          <table:table-cell/>
          <table:table-cell table:formula="of:=CONCATENATE(&quot;insert into esglesia (id,nom,wikipedia,municipi) values (&quot;;[.A298];&quot;,'&quot;;SUBSTITUTE([.B298];&quot;'&quot;;&quot;''&quot;);&quot;','&quot;;SUBSTITUTE([.C298];&quot;'&quot;;&quot;''&quot;);&quot;','&quot;;SUBSTITUTE([.D298];&quot;'&quot;;&quot;''&quot;);&quot;');&quot;)" office:value-type="string" office:string-value="insert into esglesia (id,nom,wikipedia,municipi) values (297,'Sant Quirc de Taüll','Sant Quirc de Taüll','');" calcext:value-type="string">
            <text:p>insert into esglesia (id,nom,wikipedia,municipi) values (297,'Sant Quirc de Taüll','Sant Quirc de Taüll','')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Sant Salvador de Barruera</text:p>
          </table:table-cell>
          <table:table-cell/>
          <table:table-cell table:formula="of:=CONCATENATE(&quot;insert into esglesia (id,nom,wikipedia,municipi) values (&quot;;[.A299];&quot;,'&quot;;SUBSTITUTE([.B299];&quot;'&quot;;&quot;''&quot;);&quot;','&quot;;SUBSTITUTE([.C299];&quot;'&quot;;&quot;''&quot;);&quot;','&quot;;SUBSTITUTE([.D299];&quot;'&quot;;&quot;''&quot;);&quot;');&quot;)" office:value-type="string" office:string-value="insert into esglesia (id,nom,wikipedia,municipi) values (298,'Sant Salvador de Barruera','Sant Salvador de Barruera','');" calcext:value-type="string">
            <text:p>insert into esglesia (id,nom,wikipedia,municipi) values (298,'Sant Salvador de Barruera','Sant Salvador de Barruera','')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are de Déu del Camí</text:p>
          </table:table-cell>
          <table:table-cell office:value-type="string" calcext:value-type="string">
            <text:p>Mare de Déu del Camí (Argençola)</text:p>
          </table:table-cell>
          <table:table-cell office:value-type="string" calcext:value-type="string">
            <text:p>Argençola</text:p>
          </table:table-cell>
          <table:table-cell table:formula="of:=CONCATENATE(&quot;insert into esglesia (id,nom,wikipedia,municipi) values (&quot;;[.A300];&quot;,'&quot;;SUBSTITUTE([.B300];&quot;'&quot;;&quot;''&quot;);&quot;','&quot;;SUBSTITUTE([.C300];&quot;'&quot;;&quot;''&quot;);&quot;','&quot;;SUBSTITUTE([.D300];&quot;'&quot;;&quot;''&quot;);&quot;');&quot;)" office:value-type="string" office:string-value="insert into esglesia (id,nom,wikipedia,municipi) values (299,'Mare de Déu del Camí','Mare de Déu del Camí (Argençola)','Argençola');" calcext:value-type="string">
            <text:p>insert into esglesia (id,nom,wikipedia,municipi) values (299,'Mare de Déu del Camí','Mare de Déu del Camí (Argençola)','Argençola')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Capella de Sant Salvador</text:p>
          </table:table-cell>
          <table:table-cell office:value-type="string" calcext:value-type="string">
            <text:p>Jorba</text:p>
          </table:table-cell>
          <table:table-cell table:formula="of:=CONCATENATE(&quot;insert into esglesia (id,nom,wikipedia,municipi) values (&quot;;[.A301];&quot;,'&quot;;SUBSTITUTE([.B301];&quot;'&quot;;&quot;''&quot;);&quot;','&quot;;SUBSTITUTE([.C301];&quot;'&quot;;&quot;''&quot;);&quot;','&quot;;SUBSTITUTE([.D301];&quot;'&quot;;&quot;''&quot;);&quot;');&quot;)" office:value-type="string" office:string-value="insert into esglesia (id,nom,wikipedia,municipi) values (300,'Capella de Sant Salvador','Capella de Sant Salvador','Jorba');" calcext:value-type="string">
            <text:p>insert into esglesia (id,nom,wikipedia,municipi) values (300,'Capella de Sant Salvador','Capella de Sant Salvador','Jorba')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Castell de Queralt</text:p>
          </table:table-cell>
          <table:table-cell/>
          <table:table-cell table:formula="of:=CONCATENATE(&quot;insert into esglesia (id,nom,wikipedia,municipi) values (&quot;;[.A302];&quot;,'&quot;;SUBSTITUTE([.B302];&quot;'&quot;;&quot;''&quot;);&quot;','&quot;;SUBSTITUTE([.C302];&quot;'&quot;;&quot;''&quot;);&quot;','&quot;;SUBSTITUTE([.D302];&quot;'&quot;;&quot;''&quot;);&quot;');&quot;)" office:value-type="string" office:string-value="insert into esglesia (id,nom,wikipedia,municipi) values (301,'Castell de Queralt','Castell de Queralt','');" calcext:value-type="string">
            <text:p>insert into esglesia (id,nom,wikipedia,municipi) values (301,'Castell de Queralt','Castell de Queralt','')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Castell de Vilademàger</text:p>
          </table:table-cell>
          <table:table-cell/>
          <table:table-cell table:formula="of:=CONCATENATE(&quot;insert into esglesia (id,nom,wikipedia,municipi) values (&quot;;[.A303];&quot;,'&quot;;SUBSTITUTE([.B303];&quot;'&quot;;&quot;''&quot;);&quot;','&quot;;SUBSTITUTE([.C303];&quot;'&quot;;&quot;''&quot;);&quot;','&quot;;SUBSTITUTE([.D303];&quot;'&quot;;&quot;''&quot;);&quot;');&quot;)" office:value-type="string" office:string-value="insert into esglesia (id,nom,wikipedia,municipi) values (302,'Castell de Vilademàger','Castell de Vilademàger','');" calcext:value-type="string">
            <text:p>insert into esglesia (id,nom,wikipedia,municipi) values (302,'Castell de Vilademàger','Castell de Vilademàger','')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Ermita de Sant Ermengol</text:p>
          </table:table-cell>
          <table:table-cell/>
          <table:table-cell table:formula="of:=CONCATENATE(&quot;insert into esglesia (id,nom,wikipedia,municipi) values (&quot;;[.A304];&quot;,'&quot;;SUBSTITUTE([.B304];&quot;'&quot;;&quot;''&quot;);&quot;','&quot;;SUBSTITUTE([.C304];&quot;'&quot;;&quot;''&quot;);&quot;','&quot;;SUBSTITUTE([.D304];&quot;'&quot;;&quot;''&quot;);&quot;');&quot;)" office:value-type="string" office:string-value="insert into esglesia (id,nom,wikipedia,municipi) values (303,'Ermita de Sant Ermengol','Ermita de Sant Ermengol','');" calcext:value-type="string">
            <text:p>insert into esglesia (id,nom,wikipedia,municipi) values (303,'Ermita de Sant Ermengol','Ermita de Sant Ermengol','')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Església de Sant Pere de l'Arç</text:p>
          </table:table-cell>
          <table:table-cell/>
          <table:table-cell table:formula="of:=CONCATENATE(&quot;insert into esglesia (id,nom,wikipedia,municipi) values (&quot;;[.A305];&quot;,'&quot;;SUBSTITUTE([.B305];&quot;'&quot;;&quot;''&quot;);&quot;','&quot;;SUBSTITUTE([.C305];&quot;'&quot;;&quot;''&quot;);&quot;','&quot;;SUBSTITUTE([.D305];&quot;'&quot;;&quot;''&quot;);&quot;');&quot;)" office:value-type="string" office:string-value="insert into esglesia (id,nom,wikipedia,municipi) values (304,'Església de Sant Pere de l''Arç','Església de Sant Pere de l''Arç','');" calcext:value-type="string">
            <text:p>insert into esglesia (id,nom,wikipedia,municipi) values (304,'Església de Sant Pere de l''Arç','Església de Sant Pere de l''Arç','')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Església vella de Sant Pere</text:p>
          </table:table-cell>
          <table:table-cell office:value-type="string" calcext:value-type="string">
            <text:p>Calonge de Segarra</text:p>
          </table:table-cell>
          <table:table-cell table:formula="of:=CONCATENATE(&quot;insert into esglesia (id,nom,wikipedia,municipi) values (&quot;;[.A306];&quot;,'&quot;;SUBSTITUTE([.B306];&quot;'&quot;;&quot;''&quot;);&quot;','&quot;;SUBSTITUTE([.C306];&quot;'&quot;;&quot;''&quot;);&quot;','&quot;;SUBSTITUTE([.D306];&quot;'&quot;;&quot;''&quot;);&quot;');&quot;)" office:value-type="string" office:string-value="insert into esglesia (id,nom,wikipedia,municipi) values (305,'Església vella de Sant Pere','Església vella de Sant Pere','Calonge de Segarra');" calcext:value-type="string">
            <text:p>insert into esglesia (id,nom,wikipedia,municipi) values (305,'Església vella de Sant Pere','Església vella de Sant Pere','Calonge de Segarra')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Església de Sant Jaume Sesoliveres</text:p>
          </table:table-cell>
          <table:table-cell/>
          <table:table-cell table:formula="of:=CONCATENATE(&quot;insert into esglesia (id,nom,wikipedia,municipi) values (&quot;;[.A307];&quot;,'&quot;;SUBSTITUTE([.B307];&quot;'&quot;;&quot;''&quot;);&quot;','&quot;;SUBSTITUTE([.C307];&quot;'&quot;;&quot;''&quot;);&quot;','&quot;;SUBSTITUTE([.D307];&quot;'&quot;;&quot;''&quot;);&quot;');&quot;)" office:value-type="string" office:string-value="insert into esglesia (id,nom,wikipedia,municipi) values (306,'Església de Sant Jaume Sesoliveres','Església de Sant Jaume Sesoliveres','');" calcext:value-type="string">
            <text:p>insert into esglesia (id,nom,wikipedia,municipi) values (306,'Església de Sant Jaume Sesoliveres','Església de Sant Jaume Sesoliveres','')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Mas de Pedrafita</text:p>
          </table:table-cell>
          <table:table-cell/>
          <table:table-cell table:formula="of:=CONCATENATE(&quot;insert into esglesia (id,nom,wikipedia,municipi) values (&quot;;[.A308];&quot;,'&quot;;SUBSTITUTE([.B308];&quot;'&quot;;&quot;''&quot;);&quot;','&quot;;SUBSTITUTE([.C308];&quot;'&quot;;&quot;''&quot;);&quot;','&quot;;SUBSTITUTE([.D308];&quot;'&quot;;&quot;''&quot;);&quot;');&quot;)" office:value-type="string" office:string-value="insert into esglesia (id,nom,wikipedia,municipi) values (307,'Mas de Pedrafita','Mas de Pedrafita','');" calcext:value-type="string">
            <text:p>insert into esglesia (id,nom,wikipedia,municipi) values (307,'Mas de Pedrafita','Mas de Pedrafita','')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Sant Pau Vell</text:p>
          </table:table-cell>
          <table:table-cell/>
          <table:table-cell table:formula="of:=CONCATENATE(&quot;insert into esglesia (id,nom,wikipedia,municipi) values (&quot;;[.A309];&quot;,'&quot;;SUBSTITUTE([.B309];&quot;'&quot;;&quot;''&quot;);&quot;','&quot;;SUBSTITUTE([.C309];&quot;'&quot;;&quot;''&quot;);&quot;','&quot;;SUBSTITUTE([.D309];&quot;'&quot;;&quot;''&quot;);&quot;');&quot;)" office:value-type="string" office:string-value="insert into esglesia (id,nom,wikipedia,municipi) values (308,'Sant Pau Vell','Sant Pau Vell','');" calcext:value-type="string">
            <text:p>insert into esglesia (id,nom,wikipedia,municipi) values (308,'Sant Pau Vell','Sant Pau Vell','')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Sant Andreu (la Pobla de Claramunt)</text:p>
          </table:table-cell>
          <table:table-cell office:value-type="string" calcext:value-type="string">
            <text:p>La Pobla de Claramunt</text:p>
          </table:table-cell>
          <table:table-cell table:formula="of:=CONCATENATE(&quot;insert into esglesia (id,nom,wikipedia,municipi) values (&quot;;[.A310];&quot;,'&quot;;SUBSTITUTE([.B310];&quot;'&quot;;&quot;''&quot;);&quot;','&quot;;SUBSTITUTE([.C310];&quot;'&quot;;&quot;''&quot;);&quot;','&quot;;SUBSTITUTE([.D310];&quot;'&quot;;&quot;''&quot;);&quot;');&quot;)" office:value-type="string" office:string-value="insert into esglesia (id,nom,wikipedia,municipi) values (309,'Sant Andreu','Sant Andreu (la Pobla de Claramunt)','La Pobla de Claramunt');" calcext:value-type="string">
            <text:p>insert into esglesia (id,nom,wikipedia,municipi) values (309,'Sant Andreu','Sant Andreu (la Pobla de Claramunt)','La Pobla de Claramunt')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Sant Andreu de la Manresana</text:p>
          </table:table-cell>
          <table:table-cell/>
          <table:table-cell table:formula="of:=CONCATENATE(&quot;insert into esglesia (id,nom,wikipedia,municipi) values (&quot;;[.A311];&quot;,'&quot;;SUBSTITUTE([.B311];&quot;'&quot;;&quot;''&quot;);&quot;','&quot;;SUBSTITUTE([.C311];&quot;'&quot;;&quot;''&quot;);&quot;','&quot;;SUBSTITUTE([.D311];&quot;'&quot;;&quot;''&quot;);&quot;');&quot;)" office:value-type="string" office:string-value="insert into esglesia (id,nom,wikipedia,municipi) values (310,'Sant Andreu de la Manresana','Sant Andreu de la Manresana','');" calcext:value-type="string">
            <text:p>insert into esglesia (id,nom,wikipedia,municipi) values (310,'Sant Andreu de la Manresana','Sant Andreu de la Manresana','')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Sant Bartomeu de Carbasí</text:p>
          </table:table-cell>
          <table:table-cell/>
          <table:table-cell table:formula="of:=CONCATENATE(&quot;insert into esglesia (id,nom,wikipedia,municipi) values (&quot;;[.A312];&quot;,'&quot;;SUBSTITUTE([.B312];&quot;'&quot;;&quot;''&quot;);&quot;','&quot;;SUBSTITUTE([.C312];&quot;'&quot;;&quot;''&quot;);&quot;','&quot;;SUBSTITUTE([.D312];&quot;'&quot;;&quot;''&quot;);&quot;');&quot;)" office:value-type="string" office:string-value="insert into esglesia (id,nom,wikipedia,municipi) values (311,'Sant Bartomeu de Carbasí','Sant Bartomeu de Carbasí','');" calcext:value-type="string">
            <text:p>insert into esglesia (id,nom,wikipedia,municipi) values (311,'Sant Bartomeu de Carbasí','Sant Bartomeu de Carbasí','')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Sant Bernabé d'Aguilera</text:p>
          </table:table-cell>
          <table:table-cell/>
          <table:table-cell table:formula="of:=CONCATENATE(&quot;insert into esglesia (id,nom,wikipedia,municipi) values (&quot;;[.A313];&quot;,'&quot;;SUBSTITUTE([.B313];&quot;'&quot;;&quot;''&quot;);&quot;','&quot;;SUBSTITUTE([.C313];&quot;'&quot;;&quot;''&quot;);&quot;','&quot;;SUBSTITUTE([.D313];&quot;'&quot;;&quot;''&quot;);&quot;');&quot;)" office:value-type="string" office:string-value="insert into esglesia (id,nom,wikipedia,municipi) values (312,'Sant Bernabé d''Aguilera','Sant Bernabé d''Aguilera','');" calcext:value-type="string">
            <text:p>insert into esglesia (id,nom,wikipedia,municipi) values (312,'Sant Bernabé d''Aguilera','Sant Bernabé d''Aguilera','')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Sant Esteve de Ferriols</text:p>
          </table:table-cell>
          <table:table-cell/>
          <table:table-cell table:formula="of:=CONCATENATE(&quot;insert into esglesia (id,nom,wikipedia,municipi) values (&quot;;[.A314];&quot;,'&quot;;SUBSTITUTE([.B314];&quot;'&quot;;&quot;''&quot;);&quot;','&quot;;SUBSTITUTE([.C314];&quot;'&quot;;&quot;''&quot;);&quot;','&quot;;SUBSTITUTE([.D314];&quot;'&quot;;&quot;''&quot;);&quot;');&quot;)" office:value-type="string" office:string-value="insert into esglesia (id,nom,wikipedia,municipi) values (313,'Sant Esteve de Ferriols','Sant Esteve de Ferriols','');" calcext:value-type="string">
            <text:p>insert into esglesia (id,nom,wikipedia,municipi) values (313,'Sant Esteve de Ferriols','Sant Esteve de Ferriols','')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Sant Feliu de la Vall</text:p>
          </table:table-cell>
          <table:table-cell/>
          <table:table-cell table:formula="of:=CONCATENATE(&quot;insert into esglesia (id,nom,wikipedia,municipi) values (&quot;;[.A315];&quot;,'&quot;;SUBSTITUTE([.B315];&quot;'&quot;;&quot;''&quot;);&quot;','&quot;;SUBSTITUTE([.C315];&quot;'&quot;;&quot;''&quot;);&quot;','&quot;;SUBSTITUTE([.D315];&quot;'&quot;;&quot;''&quot;);&quot;');&quot;)" office:value-type="string" office:string-value="insert into esglesia (id,nom,wikipedia,municipi) values (314,'Sant Feliu de la Vall','Sant Feliu de la Vall','');" calcext:value-type="string">
            <text:p>insert into esglesia (id,nom,wikipedia,municipi) values (314,'Sant Feliu de la Vall','Sant Feliu de la Vall',''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Sant Jaume de Puigdemàger</text:p>
          </table:table-cell>
          <table:table-cell/>
          <table:table-cell table:formula="of:=CONCATENATE(&quot;insert into esglesia (id,nom,wikipedia,municipi) values (&quot;;[.A316];&quot;,'&quot;;SUBSTITUTE([.B316];&quot;'&quot;;&quot;''&quot;);&quot;','&quot;;SUBSTITUTE([.C316];&quot;'&quot;;&quot;''&quot;);&quot;','&quot;;SUBSTITUTE([.D316];&quot;'&quot;;&quot;''&quot;);&quot;');&quot;)" office:value-type="string" office:string-value="insert into esglesia (id,nom,wikipedia,municipi) values (315,'Sant Jaume de Puigdemàger','Sant Jaume de Puigdemàger','');" calcext:value-type="string">
            <text:p>insert into esglesia (id,nom,wikipedia,municipi) values (315,'Sant Jaume de Puigdemàger','Sant Jaume de Puigdemàger','')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Ermita de Sant Jaume Sesoliveres</text:p>
          </table:table-cell>
          <table:table-cell/>
          <table:table-cell table:formula="of:=CONCATENATE(&quot;insert into esglesia (id,nom,wikipedia,municipi) values (&quot;;[.A317];&quot;,'&quot;;SUBSTITUTE([.B317];&quot;'&quot;;&quot;''&quot;);&quot;','&quot;;SUBSTITUTE([.C317];&quot;'&quot;;&quot;''&quot;);&quot;','&quot;;SUBSTITUTE([.D317];&quot;'&quot;;&quot;''&quot;);&quot;');&quot;)" office:value-type="string" office:string-value="insert into esglesia (id,nom,wikipedia,municipi) values (316,'Ermita de Sant Jaume Sesoliveres','Ermita de Sant Jaume Sesoliveres','');" calcext:value-type="string">
            <text:p>insert into esglesia (id,nom,wikipedia,municipi) values (316,'Ermita de Sant Jaume Sesoliveres','Ermita de Sant Jaume Sesoliveres','')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ant Joan de Vilamajor</text:p>
          </table:table-cell>
          <table:table-cell office:value-type="string" calcext:value-type="string">
            <text:p>Sant Joan de Vilamajor (Pujalt)</text:p>
          </table:table-cell>
          <table:table-cell office:value-type="string" calcext:value-type="string">
            <text:p>Pujalt</text:p>
          </table:table-cell>
          <table:table-cell table:formula="of:=CONCATENATE(&quot;insert into esglesia (id,nom,wikipedia,municipi) values (&quot;;[.A318];&quot;,'&quot;;SUBSTITUTE([.B318];&quot;'&quot;;&quot;''&quot;);&quot;','&quot;;SUBSTITUTE([.C318];&quot;'&quot;;&quot;''&quot;);&quot;','&quot;;SUBSTITUTE([.D318];&quot;'&quot;;&quot;''&quot;);&quot;');&quot;)" office:value-type="string" office:string-value="insert into esglesia (id,nom,wikipedia,municipi) values (317,'Sant Joan de Vilamajor','Sant Joan de Vilamajor (Pujalt)','Pujalt');" calcext:value-type="string">
            <text:p>insert into esglesia (id,nom,wikipedia,municipi) values (317,'Sant Joan de Vilamajor','Sant Joan de Vilamajor (Pujalt)','Pujalt')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Sant Miquel d'Orpí</text:p>
          </table:table-cell>
          <table:table-cell/>
          <table:table-cell table:formula="of:=CONCATENATE(&quot;insert into esglesia (id,nom,wikipedia,municipi) values (&quot;;[.A319];&quot;,'&quot;;SUBSTITUTE([.B319];&quot;'&quot;;&quot;''&quot;);&quot;','&quot;;SUBSTITUTE([.C319];&quot;'&quot;;&quot;''&quot;);&quot;','&quot;;SUBSTITUTE([.D319];&quot;'&quot;;&quot;''&quot;);&quot;');&quot;)" office:value-type="string" office:string-value="insert into esglesia (id,nom,wikipedia,municipi) values (318,'Sant Miquel d''Orpí','Sant Miquel d''Orpí','');" calcext:value-type="string">
            <text:p>insert into esglesia (id,nom,wikipedia,municipi) values (318,'Sant Miquel d''Orpí','Sant Miquel d''Orpí','')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Sant Miquel d'Òdena</text:p>
          </table:table-cell>
          <table:table-cell office:value-type="string" calcext:value-type="string">
            <text:p>Òdena</text:p>
          </table:table-cell>
          <table:table-cell table:formula="of:=CONCATENATE(&quot;insert into esglesia (id,nom,wikipedia,municipi) values (&quot;;[.A320];&quot;,'&quot;;SUBSTITUTE([.B320];&quot;'&quot;;&quot;''&quot;);&quot;','&quot;;SUBSTITUTE([.C320];&quot;'&quot;;&quot;''&quot;);&quot;','&quot;;SUBSTITUTE([.D320];&quot;'&quot;;&quot;''&quot;);&quot;');&quot;)" office:value-type="string" office:string-value="insert into esglesia (id,nom,wikipedia,municipi) values (319,'Sant Miquel d''Òdena','Sant Miquel d''Òdena','Òdena');" calcext:value-type="string">
            <text:p>insert into esglesia (id,nom,wikipedia,municipi) values (319,'Sant Miquel d''Òdena','Sant Miquel d''Òdena','Òdena')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Sant Miquel de Vilaclara</text:p>
          </table:table-cell>
          <table:table-cell/>
          <table:table-cell table:formula="of:=CONCATENATE(&quot;insert into esglesia (id,nom,wikipedia,municipi) values (&quot;;[.A321];&quot;,'&quot;;SUBSTITUTE([.B321];&quot;'&quot;;&quot;''&quot;);&quot;','&quot;;SUBSTITUTE([.C321];&quot;'&quot;;&quot;''&quot;);&quot;','&quot;;SUBSTITUTE([.D321];&quot;'&quot;;&quot;''&quot;);&quot;');&quot;)" office:value-type="string" office:string-value="insert into esglesia (id,nom,wikipedia,municipi) values (320,'Sant Miquel de Vilaclara','Sant Miquel de Vilaclara','');" calcext:value-type="string">
            <text:p>insert into esglesia (id,nom,wikipedia,municipi) values (320,'Sant Miquel de Vilaclara','Sant Miquel de Vilaclara','')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Sant Miquel del castell de Veciana</text:p>
          </table:table-cell>
          <table:table-cell/>
          <table:table-cell table:formula="of:=CONCATENATE(&quot;insert into esglesia (id,nom,wikipedia,municipi) values (&quot;;[.A322];&quot;,'&quot;;SUBSTITUTE([.B322];&quot;'&quot;;&quot;''&quot;);&quot;','&quot;;SUBSTITUTE([.C322];&quot;'&quot;;&quot;''&quot;);&quot;','&quot;;SUBSTITUTE([.D322];&quot;'&quot;;&quot;''&quot;);&quot;');&quot;)" office:value-type="string" office:string-value="insert into esglesia (id,nom,wikipedia,municipi) values (321,'Sant Miquel del castell de Veciana','Sant Miquel del castell de Veciana','');" calcext:value-type="string">
            <text:p>insert into esglesia (id,nom,wikipedia,municipi) values (321,'Sant Miquel del castell de Veciana','Sant Miquel del castell de Veciana','')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Sant Nicolau de Freixe</text:p>
          </table:table-cell>
          <table:table-cell/>
          <table:table-cell table:formula="of:=CONCATENATE(&quot;insert into esglesia (id,nom,wikipedia,municipi) values (&quot;;[.A323];&quot;,'&quot;;SUBSTITUTE([.B323];&quot;'&quot;;&quot;''&quot;);&quot;','&quot;;SUBSTITUTE([.C323];&quot;'&quot;;&quot;''&quot;);&quot;','&quot;;SUBSTITUTE([.D323];&quot;'&quot;;&quot;''&quot;);&quot;');&quot;)" office:value-type="string" office:string-value="insert into esglesia (id,nom,wikipedia,municipi) values (322,'Sant Nicolau de Freixe','Sant Nicolau de Freixe','');" calcext:value-type="string">
            <text:p>insert into esglesia (id,nom,wikipedia,municipi) values (322,'Sant Nicolau de Freixe','Sant Nicolau de Freixe','')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Església de Sant Pere del Vim</text:p>
          </table:table-cell>
          <table:table-cell/>
          <table:table-cell table:formula="of:=CONCATENATE(&quot;insert into esglesia (id,nom,wikipedia,municipi) values (&quot;;[.A324];&quot;,'&quot;;SUBSTITUTE([.B324];&quot;'&quot;;&quot;''&quot;);&quot;','&quot;;SUBSTITUTE([.C324];&quot;'&quot;;&quot;''&quot;);&quot;','&quot;;SUBSTITUTE([.D324];&quot;'&quot;;&quot;''&quot;);&quot;');&quot;)" office:value-type="string" office:string-value="insert into esglesia (id,nom,wikipedia,municipi) values (323,'Església de Sant Pere del Vim','Església de Sant Pere del Vim','');" calcext:value-type="string">
            <text:p>insert into esglesia (id,nom,wikipedia,municipi) values (323,'Església de Sant Pere del Vim','Església de Sant Pere del Vim','')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Sant Pere d'Ardesa</text:p>
          </table:table-cell>
          <table:table-cell/>
          <table:table-cell table:formula="of:=CONCATENATE(&quot;insert into esglesia (id,nom,wikipedia,municipi) values (&quot;;[.A325];&quot;,'&quot;;SUBSTITUTE([.B325];&quot;'&quot;;&quot;''&quot;);&quot;','&quot;;SUBSTITUTE([.C325];&quot;'&quot;;&quot;''&quot;);&quot;','&quot;;SUBSTITUTE([.D325];&quot;'&quot;;&quot;''&quot;);&quot;');&quot;)" office:value-type="string" office:string-value="insert into esglesia (id,nom,wikipedia,municipi) values (324,'Sant Pere d''Ardesa','Sant Pere d''Ardesa','');" calcext:value-type="string">
            <text:p>insert into esglesia (id,nom,wikipedia,municipi) values (324,'Sant Pere d''Ardesa','Sant Pere d''Ardesa','')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Sant Pere de Comalats</text:p>
          </table:table-cell>
          <table:table-cell/>
          <table:table-cell table:formula="of:=CONCATENATE(&quot;insert into esglesia (id,nom,wikipedia,municipi) values (&quot;;[.A326];&quot;,'&quot;;SUBSTITUTE([.B326];&quot;'&quot;;&quot;''&quot;);&quot;','&quot;;SUBSTITUTE([.C326];&quot;'&quot;;&quot;''&quot;);&quot;','&quot;;SUBSTITUTE([.D326];&quot;'&quot;;&quot;''&quot;);&quot;');&quot;)" office:value-type="string" office:string-value="insert into esglesia (id,nom,wikipedia,municipi) values (325,'Sant Pere de Comalats','Sant Pere de Comalats','');" calcext:value-type="string">
            <text:p>insert into esglesia (id,nom,wikipedia,municipi) values (325,'Sant Pere de Comalats','Sant Pere de Comalats','')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Sant Pere de l'Erm</text:p>
          </table:table-cell>
          <table:table-cell/>
          <table:table-cell table:formula="of:=CONCATENATE(&quot;insert into esglesia (id,nom,wikipedia,municipi) values (&quot;;[.A327];&quot;,'&quot;;SUBSTITUTE([.B327];&quot;'&quot;;&quot;''&quot;);&quot;','&quot;;SUBSTITUTE([.C327];&quot;'&quot;;&quot;''&quot;);&quot;','&quot;;SUBSTITUTE([.D327];&quot;'&quot;;&quot;''&quot;);&quot;');&quot;)" office:value-type="string" office:string-value="insert into esglesia (id,nom,wikipedia,municipi) values (326,'Sant Pere de l''Erm','Sant Pere de l''Erm','');" calcext:value-type="string">
            <text:p>insert into esglesia (id,nom,wikipedia,municipi) values (326,'Sant Pere de l''Erm','Sant Pere de l''Erm','')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Sant Pere de la Goda</text:p>
          </table:table-cell>
          <table:table-cell/>
          <table:table-cell table:formula="of:=CONCATENATE(&quot;insert into esglesia (id,nom,wikipedia,municipi) values (&quot;;[.A328];&quot;,'&quot;;SUBSTITUTE([.B328];&quot;'&quot;;&quot;''&quot;);&quot;','&quot;;SUBSTITUTE([.C328];&quot;'&quot;;&quot;''&quot;);&quot;','&quot;;SUBSTITUTE([.D328];&quot;'&quot;;&quot;''&quot;);&quot;');&quot;)" office:value-type="string" office:string-value="insert into esglesia (id,nom,wikipedia,municipi) values (327,'Sant Pere de la Goda','Sant Pere de la Goda','');" calcext:value-type="string">
            <text:p>insert into esglesia (id,nom,wikipedia,municipi) values (327,'Sant Pere de la Goda','Sant Pere de la Goda','')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Sant Pere de les Botxes</text:p>
          </table:table-cell>
          <table:table-cell/>
          <table:table-cell table:formula="of:=CONCATENATE(&quot;insert into esglesia (id,nom,wikipedia,municipi) values (&quot;;[.A329];&quot;,'&quot;;SUBSTITUTE([.B329];&quot;'&quot;;&quot;''&quot;);&quot;','&quot;;SUBSTITUTE([.C329];&quot;'&quot;;&quot;''&quot;);&quot;','&quot;;SUBSTITUTE([.D329];&quot;'&quot;;&quot;''&quot;);&quot;');&quot;)" office:value-type="string" office:string-value="insert into esglesia (id,nom,wikipedia,municipi) values (328,'Sant Pere de les Botxes','Sant Pere de les Botxes','');" calcext:value-type="string">
            <text:p>insert into esglesia (id,nom,wikipedia,municipi) values (328,'Sant Pere de les Botxes','Sant Pere de les Botxes','')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Sant Pere de Montfalcó</text:p>
          </table:table-cell>
          <table:table-cell/>
          <table:table-cell table:formula="of:=CONCATENATE(&quot;insert into esglesia (id,nom,wikipedia,municipi) values (&quot;;[.A330];&quot;,'&quot;;SUBSTITUTE([.B330];&quot;'&quot;;&quot;''&quot;);&quot;','&quot;;SUBSTITUTE([.C330];&quot;'&quot;;&quot;''&quot;);&quot;','&quot;;SUBSTITUTE([.D330];&quot;'&quot;;&quot;''&quot;);&quot;');&quot;)" office:value-type="string" office:string-value="insert into esglesia (id,nom,wikipedia,municipi) values (329,'Sant Pere de Montfalcó','Sant Pere de Montfalcó','');" calcext:value-type="string">
            <text:p>insert into esglesia (id,nom,wikipedia,municipi) values (329,'Sant Pere de Montfalcó','Sant Pere de Montfalcó','')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Sant Pere i la Santa Creu de Masquefa</text:p>
          </table:table-cell>
          <table:table-cell office:value-type="string" calcext:value-type="string">
            <text:p>Masquefa</text:p>
          </table:table-cell>
          <table:table-cell table:formula="of:=CONCATENATE(&quot;insert into esglesia (id,nom,wikipedia,municipi) values (&quot;;[.A331];&quot;,'&quot;;SUBSTITUTE([.B331];&quot;'&quot;;&quot;''&quot;);&quot;','&quot;;SUBSTITUTE([.C331];&quot;'&quot;;&quot;''&quot;);&quot;','&quot;;SUBSTITUTE([.D331];&quot;'&quot;;&quot;''&quot;);&quot;');&quot;)" office:value-type="string" office:string-value="insert into esglesia (id,nom,wikipedia,municipi) values (330,'Sant Pere i la Santa Creu de Masquefa','Sant Pere i la Santa Creu de Masquefa','Masquefa');" calcext:value-type="string">
            <text:p>insert into esglesia (id,nom,wikipedia,municipi) values (330,'Sant Pere i la Santa Creu de Masquefa','Sant Pere i la Santa Creu de Masquefa','Masquefa')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ant Pere Sallavinera</text:p>
          </table:table-cell>
          <table:table-cell office:value-type="string" calcext:value-type="string">
            <text:p>Sant Pere Sallavinera (església)</text:p>
          </table:table-cell>
          <table:table-cell/>
          <table:table-cell table:formula="of:=CONCATENATE(&quot;insert into esglesia (id,nom,wikipedia,municipi) values (&quot;;[.A332];&quot;,'&quot;;SUBSTITUTE([.B332];&quot;'&quot;;&quot;''&quot;);&quot;','&quot;;SUBSTITUTE([.C332];&quot;'&quot;;&quot;''&quot;);&quot;','&quot;;SUBSTITUTE([.D332];&quot;'&quot;;&quot;''&quot;);&quot;');&quot;)" office:value-type="string" office:string-value="insert into esglesia (id,nom,wikipedia,municipi) values (331,'Sant Pere Sallavinera','Sant Pere Sallavinera (església)','');" calcext:value-type="string">
            <text:p>insert into esglesia (id,nom,wikipedia,municipi) values (331,'Sant Pere Sallavinera','Sant Pere Sallavinera (església)','')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ant Ponç</text:p>
          </table:table-cell>
          <table:table-cell office:value-type="string" calcext:value-type="string">
            <text:p>Sant Ponç (Pujalt)</text:p>
          </table:table-cell>
          <table:table-cell office:value-type="string" calcext:value-type="string">
            <text:p>Pujalt</text:p>
          </table:table-cell>
          <table:table-cell table:formula="of:=CONCATENATE(&quot;insert into esglesia (id,nom,wikipedia,municipi) values (&quot;;[.A333];&quot;,'&quot;;SUBSTITUTE([.B333];&quot;'&quot;;&quot;''&quot;);&quot;','&quot;;SUBSTITUTE([.C333];&quot;'&quot;;&quot;''&quot;);&quot;','&quot;;SUBSTITUTE([.D333];&quot;'&quot;;&quot;''&quot;);&quot;');&quot;)" office:value-type="string" office:string-value="insert into esglesia (id,nom,wikipedia,municipi) values (332,'Sant Ponç','Sant Ponç (Pujalt)','Pujalt');" calcext:value-type="string">
            <text:p>insert into esglesia (id,nom,wikipedia,municipi) values (332,'Sant Ponç','Sant Ponç (Pujalt)','Pujalt')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Sant Salvador de Vilanova d'Espoia</text:p>
          </table:table-cell>
          <table:table-cell/>
          <table:table-cell table:formula="of:=CONCATENATE(&quot;insert into esglesia (id,nom,wikipedia,municipi) values (&quot;;[.A334];&quot;,'&quot;;SUBSTITUTE([.B334];&quot;'&quot;;&quot;''&quot;);&quot;','&quot;;SUBSTITUTE([.C334];&quot;'&quot;;&quot;''&quot;);&quot;','&quot;;SUBSTITUTE([.D334];&quot;'&quot;;&quot;''&quot;);&quot;');&quot;)" office:value-type="string" office:string-value="insert into esglesia (id,nom,wikipedia,municipi) values (333,'Sant Salvador de Vilanova d''Espoia','Sant Salvador de Vilanova d''Espoia','');" calcext:value-type="string">
            <text:p>insert into esglesia (id,nom,wikipedia,municipi) values (333,'Sant Salvador de Vilanova d''Espoia','Sant Salvador de Vilanova d''Espoia','')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ant Simeó Estilita</text:p>
          </table:table-cell>
          <table:table-cell office:value-type="string" calcext:value-type="string">
            <text:p>Sant Simeó Estilita (el Bruc)</text:p>
          </table:table-cell>
          <table:table-cell office:value-type="string" calcext:value-type="string">
            <text:p>El Bruc</text:p>
          </table:table-cell>
          <table:table-cell table:formula="of:=CONCATENATE(&quot;insert into esglesia (id,nom,wikipedia,municipi) values (&quot;;[.A335];&quot;,'&quot;;SUBSTITUTE([.B335];&quot;'&quot;;&quot;''&quot;);&quot;','&quot;;SUBSTITUTE([.C335];&quot;'&quot;;&quot;''&quot;);&quot;','&quot;;SUBSTITUTE([.D335];&quot;'&quot;;&quot;''&quot;);&quot;');&quot;)" office:value-type="string" office:string-value="insert into esglesia (id,nom,wikipedia,municipi) values (334,'Sant Simeó Estilita','Sant Simeó Estilita (el Bruc)','El Bruc');" calcext:value-type="string">
            <text:p>insert into esglesia (id,nom,wikipedia,municipi) values (334,'Sant Simeó Estilita','Sant Simeó Estilita (el Bruc)','El Bruc')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Santa Anna del Saió</text:p>
          </table:table-cell>
          <table:table-cell/>
          <table:table-cell table:formula="of:=CONCATENATE(&quot;insert into esglesia (id,nom,wikipedia,municipi) values (&quot;;[.A336];&quot;,'&quot;;SUBSTITUTE([.B336];&quot;'&quot;;&quot;''&quot;);&quot;','&quot;;SUBSTITUTE([.C336];&quot;'&quot;;&quot;''&quot;);&quot;','&quot;;SUBSTITUTE([.D336];&quot;'&quot;;&quot;''&quot;);&quot;');&quot;)" office:value-type="string" office:string-value="insert into esglesia (id,nom,wikipedia,municipi) values (335,'Santa Anna del Saió','Santa Anna del Saió','');" calcext:value-type="string">
            <text:p>insert into esglesia (id,nom,wikipedia,municipi) values (335,'Santa Anna del Saió','Santa Anna del Saió','')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Santa Creu de Creixà</text:p>
          </table:table-cell>
          <table:table-cell/>
          <table:table-cell table:formula="of:=CONCATENATE(&quot;insert into esglesia (id,nom,wikipedia,municipi) values (&quot;;[.A337];&quot;,'&quot;;SUBSTITUTE([.B337];&quot;'&quot;;&quot;''&quot;);&quot;','&quot;;SUBSTITUTE([.C337];&quot;'&quot;;&quot;''&quot;);&quot;','&quot;;SUBSTITUTE([.D337];&quot;'&quot;;&quot;''&quot;);&quot;');&quot;)" office:value-type="string" office:string-value="insert into esglesia (id,nom,wikipedia,municipi) values (336,'Santa Creu de Creixà','Santa Creu de Creixà','');" calcext:value-type="string">
            <text:p>insert into esglesia (id,nom,wikipedia,municipi) values (336,'Santa Creu de Creixà','Santa Creu de Creixà','')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Santa Fe de Calonge</text:p>
          </table:table-cell>
          <table:table-cell office:value-type="string" calcext:value-type="string">
            <text:p>Calonge de Segarra</text:p>
          </table:table-cell>
          <table:table-cell table:formula="of:=CONCATENATE(&quot;insert into esglesia (id,nom,wikipedia,municipi) values (&quot;;[.A338];&quot;,'&quot;;SUBSTITUTE([.B338];&quot;'&quot;;&quot;''&quot;);&quot;','&quot;;SUBSTITUTE([.C338];&quot;'&quot;;&quot;''&quot;);&quot;','&quot;;SUBSTITUTE([.D338];&quot;'&quot;;&quot;''&quot;);&quot;');&quot;)" office:value-type="string" office:string-value="insert into esglesia (id,nom,wikipedia,municipi) values (337,'Santa Fe de Calonge','Santa Fe de Calonge','Calonge de Segarra');" calcext:value-type="string">
            <text:p>insert into esglesia (id,nom,wikipedia,municipi) values (337,'Santa Fe de Calonge','Santa Fe de Calonge','Calonge de Segarra')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Santa Magdalena de l'Astor</text:p>
          </table:table-cell>
          <table:table-cell/>
          <table:table-cell table:formula="of:=CONCATENATE(&quot;insert into esglesia (id,nom,wikipedia,municipi) values (&quot;;[.A339];&quot;,'&quot;;SUBSTITUTE([.B339];&quot;'&quot;;&quot;''&quot;);&quot;','&quot;;SUBSTITUTE([.C339];&quot;'&quot;;&quot;''&quot;);&quot;','&quot;;SUBSTITUTE([.D339];&quot;'&quot;;&quot;''&quot;);&quot;');&quot;)" office:value-type="string" office:string-value="insert into esglesia (id,nom,wikipedia,municipi) values (338,'Santa Magdalena de l''Astor','Santa Magdalena de l''Astor','');" calcext:value-type="string">
            <text:p>insert into esglesia (id,nom,wikipedia,municipi) values (338,'Santa Magdalena de l''Astor','Santa Magdalena de l''Astor','')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Santa Magdalena del Soler</text:p>
          </table:table-cell>
          <table:table-cell/>
          <table:table-cell table:formula="of:=CONCATENATE(&quot;insert into esglesia (id,nom,wikipedia,municipi) values (&quot;;[.A340];&quot;,'&quot;;SUBSTITUTE([.B340];&quot;'&quot;;&quot;''&quot;);&quot;','&quot;;SUBSTITUTE([.C340];&quot;'&quot;;&quot;''&quot;);&quot;','&quot;;SUBSTITUTE([.D340];&quot;'&quot;;&quot;''&quot;);&quot;');&quot;)" office:value-type="string" office:string-value="insert into esglesia (id,nom,wikipedia,municipi) values (339,'Santa Magdalena del Soler','Santa Magdalena del Soler','');" calcext:value-type="string">
            <text:p>insert into esglesia (id,nom,wikipedia,municipi) values (339,'Santa Magdalena del Soler','Santa Magdalena del Soler','')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Santa Maria de Durfort</text:p>
          </table:table-cell>
          <table:table-cell/>
          <table:table-cell table:formula="of:=CONCATENATE(&quot;insert into esglesia (id,nom,wikipedia,municipi) values (&quot;;[.A341];&quot;,'&quot;;SUBSTITUTE([.B341];&quot;'&quot;;&quot;''&quot;);&quot;','&quot;;SUBSTITUTE([.C341];&quot;'&quot;;&quot;''&quot;);&quot;','&quot;;SUBSTITUTE([.D341];&quot;'&quot;;&quot;''&quot;);&quot;');&quot;)" office:value-type="string" office:string-value="insert into esglesia (id,nom,wikipedia,municipi) values (340,'Santa Maria de Durfort','Santa Maria de Durfort','');" calcext:value-type="string">
            <text:p>insert into esglesia (id,nom,wikipedia,municipi) values (340,'Santa Maria de Durfort','Santa Maria de Durfort','')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Santa Maria de la Roqueta</text:p>
          </table:table-cell>
          <table:table-cell/>
          <table:table-cell table:formula="of:=CONCATENATE(&quot;insert into esglesia (id,nom,wikipedia,municipi) values (&quot;;[.A342];&quot;,'&quot;;SUBSTITUTE([.B342];&quot;'&quot;;&quot;''&quot;);&quot;','&quot;;SUBSTITUTE([.C342];&quot;'&quot;;&quot;''&quot;);&quot;','&quot;;SUBSTITUTE([.D342];&quot;'&quot;;&quot;''&quot;);&quot;');&quot;)" office:value-type="string" office:string-value="insert into esglesia (id,nom,wikipedia,municipi) values (341,'Santa Maria de la Roqueta','Santa Maria de la Roqueta','');" calcext:value-type="string">
            <text:p>insert into esglesia (id,nom,wikipedia,municipi) values (341,'Santa Maria de la Roqueta','Santa Maria de la Roqueta','')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anta Maria de la Sala</text:p>
          </table:table-cell>
          <table:table-cell office:value-type="string" calcext:value-type="string">
            <text:p>Santa Maria de la Sala (Jorba)</text:p>
          </table:table-cell>
          <table:table-cell office:value-type="string" calcext:value-type="string">
            <text:p>Jorba</text:p>
          </table:table-cell>
          <table:table-cell table:formula="of:=CONCATENATE(&quot;insert into esglesia (id,nom,wikipedia,municipi) values (&quot;;[.A343];&quot;,'&quot;;SUBSTITUTE([.B343];&quot;'&quot;;&quot;''&quot;);&quot;','&quot;;SUBSTITUTE([.C343];&quot;'&quot;;&quot;''&quot;);&quot;','&quot;;SUBSTITUTE([.D343];&quot;'&quot;;&quot;''&quot;);&quot;');&quot;)" office:value-type="string" office:string-value="insert into esglesia (id,nom,wikipedia,municipi) values (342,'Santa Maria de la Sala','Santa Maria de la Sala (Jorba)','Jorba');" calcext:value-type="string">
            <text:p>insert into esglesia (id,nom,wikipedia,municipi) values (342,'Santa Maria de la Sala','Santa Maria de la Sala (Jorba)','Jorba')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Santa Maria de Piera</text:p>
          </table:table-cell>
          <table:table-cell office:value-type="string" calcext:value-type="string">
            <text:p>Piera</text:p>
          </table:table-cell>
          <table:table-cell table:formula="of:=CONCATENATE(&quot;insert into esglesia (id,nom,wikipedia,municipi) values (&quot;;[.A344];&quot;,'&quot;;SUBSTITUTE([.B344];&quot;'&quot;;&quot;''&quot;);&quot;','&quot;;SUBSTITUTE([.C344];&quot;'&quot;;&quot;''&quot;);&quot;','&quot;;SUBSTITUTE([.D344];&quot;'&quot;;&quot;''&quot;);&quot;');&quot;)" office:value-type="string" office:string-value="insert into esglesia (id,nom,wikipedia,municipi) values (343,'Santa Maria de Piera','Santa Maria de Piera','Piera');" calcext:value-type="string">
            <text:p>insert into esglesia (id,nom,wikipedia,municipi) values (343,'Santa Maria de Piera','Santa Maria de Piera','Piera')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Santa Maria de Veciana</text:p>
          </table:table-cell>
          <table:table-cell office:value-type="string" calcext:value-type="string">
            <text:p>Veciana</text:p>
          </table:table-cell>
          <table:table-cell table:formula="of:=CONCATENATE(&quot;insert into esglesia (id,nom,wikipedia,municipi) values (&quot;;[.A345];&quot;,'&quot;;SUBSTITUTE([.B345];&quot;'&quot;;&quot;''&quot;);&quot;','&quot;;SUBSTITUTE([.C345];&quot;'&quot;;&quot;''&quot;);&quot;','&quot;;SUBSTITUTE([.D345];&quot;'&quot;;&quot;''&quot;);&quot;');&quot;)" office:value-type="string" office:string-value="insert into esglesia (id,nom,wikipedia,municipi) values (344,'Santa Maria de Veciana','Santa Maria de Veciana','Veciana');" calcext:value-type="string">
            <text:p>insert into esglesia (id,nom,wikipedia,municipi) values (344,'Santa Maria de Veciana','Santa Maria de Veciana','Veciana')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Santa Maria del Bruc</text:p>
          </table:table-cell>
          <table:table-cell office:value-type="string" calcext:value-type="string">
            <text:p>El Bruc</text:p>
          </table:table-cell>
          <table:table-cell table:formula="of:=CONCATENATE(&quot;insert into esglesia (id,nom,wikipedia,municipi) values (&quot;;[.A346];&quot;,'&quot;;SUBSTITUTE([.B346];&quot;'&quot;;&quot;''&quot;);&quot;','&quot;;SUBSTITUTE([.C346];&quot;'&quot;;&quot;''&quot;);&quot;','&quot;;SUBSTITUTE([.D346];&quot;'&quot;;&quot;''&quot;);&quot;');&quot;)" office:value-type="string" office:string-value="insert into esglesia (id,nom,wikipedia,municipi) values (345,'Santa Maria del Bruc','Santa Maria del Bruc','El Bruc');" calcext:value-type="string">
            <text:p>insert into esglesia (id,nom,wikipedia,municipi) values (345,'Santa Maria del Bruc','Santa Maria del Bruc','El Bruc')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Santa Maria del castell de Claramunt</text:p>
          </table:table-cell>
          <table:table-cell/>
          <table:table-cell table:formula="of:=CONCATENATE(&quot;insert into esglesia (id,nom,wikipedia,municipi) values (&quot;;[.A347];&quot;,'&quot;;SUBSTITUTE([.B347];&quot;'&quot;;&quot;''&quot;);&quot;','&quot;;SUBSTITUTE([.C347];&quot;'&quot;;&quot;''&quot;);&quot;','&quot;;SUBSTITUTE([.D347];&quot;'&quot;;&quot;''&quot;);&quot;');&quot;)" office:value-type="string" office:string-value="insert into esglesia (id,nom,wikipedia,municipi) values (346,'Santa Maria del castell de Claramunt','Santa Maria del castell de Claramunt','');" calcext:value-type="string">
            <text:p>insert into esglesia (id,nom,wikipedia,municipi) values (346,'Santa Maria del castell de Claramunt','Santa Maria del castell de Claramunt','')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Santa Maria del Priorat de Castellfollit</text:p>
          </table:table-cell>
          <table:table-cell/>
          <table:table-cell table:formula="of:=CONCATENATE(&quot;insert into esglesia (id,nom,wikipedia,municipi) values (&quot;;[.A348];&quot;,'&quot;;SUBSTITUTE([.B348];&quot;'&quot;;&quot;''&quot;);&quot;','&quot;;SUBSTITUTE([.C348];&quot;'&quot;;&quot;''&quot;);&quot;','&quot;;SUBSTITUTE([.D348];&quot;'&quot;;&quot;''&quot;);&quot;');&quot;)" office:value-type="string" office:string-value="insert into esglesia (id,nom,wikipedia,municipi) values (347,'Santa Maria del Priorat de Castellfollit','Santa Maria del Priorat de Castellfollit','');" calcext:value-type="string">
            <text:p>insert into esglesia (id,nom,wikipedia,municipi) values (347,'Santa Maria del Priorat de Castellfollit','Santa Maria del Priorat de Castellfollit','')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Sant Amanç de Viladés</text:p>
          </table:table-cell>
          <table:table-cell/>
          <table:table-cell table:formula="of:=CONCATENATE(&quot;insert into esglesia (id,nom,wikipedia) values (&quot;;[.A349];&quot;,'&quot;;SUBSTITUTE([.B349];&quot;'&quot;;&quot;''&quot;);&quot;','&quot;;SUBSTITUTE([.C349];&quot;'&quot;;&quot;''&quot;);&quot;');&quot;)" office:value-type="string" office:string-value="insert into esglesia (id,nom,wikipedia) values (348,'Sant Amanç de Viladés','Sant Amanç de Viladés');" calcext:value-type="string">
            <text:p>insert into esglesia (id,nom,wikipedia) values (348,'Sant Amanç de Viladés','Sant Amanç de Viladés')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Sant Andreu de Comallonga</text:p>
          </table:table-cell>
          <table:table-cell/>
          <table:table-cell table:formula="of:=CONCATENATE(&quot;insert into esglesia (id,nom,wikipedia) values (&quot;;[.A350];&quot;,'&quot;;SUBSTITUTE([.B350];&quot;'&quot;;&quot;''&quot;);&quot;','&quot;;SUBSTITUTE([.C350];&quot;'&quot;;&quot;''&quot;);&quot;');&quot;)" office:value-type="string" office:string-value="insert into esglesia (id,nom,wikipedia) values (349,'Sant Andreu de Comallonga','Sant Andreu de Comallonga');" calcext:value-type="string">
            <text:p>insert into esglesia (id,nom,wikipedia) values (349,'Sant Andreu de Comallonga','Sant Andreu de Comallonga')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Sant Andreu de Castellnou</text:p>
          </table:table-cell>
          <table:table-cell/>
          <table:table-cell table:formula="of:=CONCATENATE(&quot;insert into esglesia (id,nom,wikipedia) values (&quot;;[.A351];&quot;,'&quot;;SUBSTITUTE([.B351];&quot;'&quot;;&quot;''&quot;);&quot;','&quot;;SUBSTITUTE([.C351];&quot;'&quot;;&quot;''&quot;);&quot;');&quot;)" office:value-type="string" office:string-value="insert into esglesia (id,nom,wikipedia) values (350,'Sant Andreu de Castellnou','Sant Andreu de Castellnou');" calcext:value-type="string">
            <text:p>insert into esglesia (id,nom,wikipedia) values (350,'Sant Andreu de Castellnou','Sant Andreu de Castellnou')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Monestir de Sant Benet de Bages</text:p>
          </table:table-cell>
          <table:table-cell/>
          <table:table-cell table:formula="of:=CONCATENATE(&quot;insert into esglesia (id,nom,wikipedia) values (&quot;;[.A352];&quot;,'&quot;;SUBSTITUTE([.B352];&quot;'&quot;;&quot;''&quot;);&quot;','&quot;;SUBSTITUTE([.C352];&quot;'&quot;;&quot;''&quot;);&quot;');&quot;)" office:value-type="string" office:string-value="insert into esglesia (id,nom,wikipedia) values (351,'Monestir de Sant Benet de Bages','Monestir de Sant Benet de Bages');" calcext:value-type="string">
            <text:p>insert into esglesia (id,nom,wikipedia) values (351,'Monestir de Sant Benet de Bages','Monestir de Sant Benet de Bages')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Capella de Sant Miquel d'Aguilar</text:p>
          </table:table-cell>
          <table:table-cell/>
          <table:table-cell table:formula="of:=CONCATENATE(&quot;insert into esglesia (id,nom,wikipedia) values (&quot;;[.A353];&quot;,'&quot;;SUBSTITUTE([.B353];&quot;'&quot;;&quot;''&quot;);&quot;','&quot;;SUBSTITUTE([.C353];&quot;'&quot;;&quot;''&quot;);&quot;');&quot;)" office:value-type="string" office:string-value="insert into esglesia (id,nom,wikipedia) values (352,'Capella de Sant Miquel d''Aguilar','Capella de Sant Miquel d''Aguilar');" calcext:value-type="string">
            <text:p>insert into esglesia (id,nom,wikipedia) values (352,'Capella de Sant Miquel d''Aguilar','Capella de Sant Miquel d''Aguilar')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Convent de Santa Clara de Manresa</text:p>
          </table:table-cell>
          <table:table-cell/>
          <table:table-cell table:formula="of:=CONCATENATE(&quot;insert into esglesia (id,nom,wikipedia) values (&quot;;[.A354];&quot;,'&quot;;SUBSTITUTE([.B354];&quot;'&quot;;&quot;''&quot;);&quot;','&quot;;SUBSTITUTE([.C354];&quot;'&quot;;&quot;''&quot;);&quot;');&quot;)" office:value-type="string" office:string-value="insert into esglesia (id,nom,wikipedia) values (353,'Convent de Santa Clara de Manresa','Convent de Santa Clara de Manresa');" calcext:value-type="string">
            <text:p>insert into esglesia (id,nom,wikipedia) values (353,'Convent de Santa Clara de Manresa','Convent de Santa Clara de Manresa')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Santa Creu de Palou</text:p>
          </table:table-cell>
          <table:table-cell/>
          <table:table-cell table:formula="of:=CONCATENATE(&quot;insert into esglesia (id,nom,wikipedia) values (&quot;;[.A355];&quot;,'&quot;;SUBSTITUTE([.B355];&quot;'&quot;;&quot;''&quot;);&quot;','&quot;;SUBSTITUTE([.C355];&quot;'&quot;;&quot;''&quot;);&quot;');&quot;)" office:value-type="string" office:string-value="insert into esglesia (id,nom,wikipedia) values (354,'Santa Creu de Palou','Santa Creu de Palou');" calcext:value-type="string">
            <text:p>insert into esglesia (id,nom,wikipedia) values (354,'Santa Creu de Palou','Santa Creu de Palou')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Sant Cugat del Racó</text:p>
          </table:table-cell>
          <table:table-cell/>
          <table:table-cell table:formula="of:=CONCATENATE(&quot;insert into esglesia (id,nom,wikipedia) values (&quot;;[.A356];&quot;,'&quot;;SUBSTITUTE([.B356];&quot;'&quot;;&quot;''&quot;);&quot;','&quot;;SUBSTITUTE([.C356];&quot;'&quot;;&quot;''&quot;);&quot;');&quot;)" office:value-type="string" office:string-value="insert into esglesia (id,nom,wikipedia) values (355,'Sant Cugat del Racó','Sant Cugat del Racó');" calcext:value-type="string">
            <text:p>insert into esglesia (id,nom,wikipedia) values (355,'Sant Cugat del Racó','Sant Cugat del Racó')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Sant Daniel de Palou</text:p>
          </table:table-cell>
          <table:table-cell/>
          <table:table-cell table:formula="of:=CONCATENATE(&quot;insert into esglesia (id,nom,wikipedia) values (&quot;;[.A357];&quot;,'&quot;;SUBSTITUTE([.B357];&quot;'&quot;;&quot;''&quot;);&quot;','&quot;;SUBSTITUTE([.C357];&quot;'&quot;;&quot;''&quot;);&quot;');&quot;)" office:value-type="string" office:string-value="insert into esglesia (id,nom,wikipedia) values (356,'Sant Daniel de Palou','Sant Daniel de Palou');" calcext:value-type="string">
            <text:p>insert into esglesia (id,nom,wikipedia) values (356,'Sant Daniel de Palou','Sant Daniel de Palou')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Església de Sant Esteve de Vilarasa</text:p>
          </table:table-cell>
          <table:table-cell/>
          <table:table-cell table:formula="of:=CONCATENATE(&quot;insert into esglesia (id,nom,wikipedia) values (&quot;;[.A358];&quot;,'&quot;;SUBSTITUTE([.B358];&quot;'&quot;;&quot;''&quot;);&quot;','&quot;;SUBSTITUTE([.C358];&quot;'&quot;;&quot;''&quot;);&quot;');&quot;)" office:value-type="string" office:string-value="insert into esglesia (id,nom,wikipedia) values (357,'Església de Sant Esteve de Vilarasa','Església de Sant Esteve de Vilarasa');" calcext:value-type="string">
            <text:p>insert into esglesia (id,nom,wikipedia) values (357,'Església de Sant Esteve de Vilarasa','Església de Sant Esteve de Vilarasa')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Església de Santa Maria de Claret</text:p>
          </table:table-cell>
          <table:table-cell/>
          <table:table-cell table:formula="of:=CONCATENATE(&quot;insert into esglesia (id,nom,wikipedia) values (&quot;;[.A359];&quot;,'&quot;;SUBSTITUTE([.B359];&quot;'&quot;;&quot;''&quot;);&quot;','&quot;;SUBSTITUTE([.C359];&quot;'&quot;;&quot;''&quot;);&quot;');&quot;)" office:value-type="string" office:string-value="insert into esglesia (id,nom,wikipedia) values (358,'Església de Santa Maria de Claret','Església de Santa Maria de Claret');" calcext:value-type="string">
            <text:p>insert into esglesia (id,nom,wikipedia) values (358,'Església de Santa Maria de Claret','Església de Santa Maria de Claret')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Església de la Sala</text:p>
          </table:table-cell>
          <table:table-cell/>
          <table:table-cell table:formula="of:=CONCATENATE(&quot;insert into esglesia (id,nom,wikipedia) values (&quot;;[.A360];&quot;,'&quot;;SUBSTITUTE([.B360];&quot;'&quot;;&quot;''&quot;);&quot;','&quot;;SUBSTITUTE([.C360];&quot;'&quot;;&quot;''&quot;);&quot;');&quot;)" office:value-type="string" office:string-value="insert into esglesia (id,nom,wikipedia) values (359,'Església de la Sala','Església de la Sala');" calcext:value-type="string">
            <text:p>insert into esglesia (id,nom,wikipedia) values (359,'Església de la Sala','Església de la Sala')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Sant Esteve de Camps</text:p>
          </table:table-cell>
          <table:table-cell/>
          <table:table-cell table:formula="of:=CONCATENATE(&quot;insert into esglesia (id,nom,wikipedia) values (&quot;;[.A361];&quot;,'&quot;;SUBSTITUTE([.B361];&quot;'&quot;;&quot;''&quot;);&quot;','&quot;;SUBSTITUTE([.C361];&quot;'&quot;;&quot;''&quot;);&quot;');&quot;)" office:value-type="string" office:string-value="insert into esglesia (id,nom,wikipedia) values (360,'Sant Esteve de Camps','Sant Esteve de Camps');" calcext:value-type="string">
            <text:p>insert into esglesia (id,nom,wikipedia) values (360,'Sant Esteve de Camps','Sant Esteve de Camps')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Sant Pere de Vilamarics</text:p>
          </table:table-cell>
          <table:table-cell/>
          <table:table-cell table:formula="of:=CONCATENATE(&quot;insert into esglesia (id,nom,wikipedia) values (&quot;;[.A362];&quot;,'&quot;;SUBSTITUTE([.B362];&quot;'&quot;;&quot;''&quot;);&quot;','&quot;;SUBSTITUTE([.C362];&quot;'&quot;;&quot;''&quot;);&quot;');&quot;)" office:value-type="string" office:string-value="insert into esglesia (id,nom,wikipedia) values (361,'Sant Pere de Vilamarics','Sant Pere de Vilamarics');" calcext:value-type="string">
            <text:p>insert into esglesia (id,nom,wikipedia) values (361,'Sant Pere de Vilamarics','Sant Pere de Vilamarics')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Santa Eugènia de Relat</text:p>
          </table:table-cell>
          <table:table-cell/>
          <table:table-cell table:formula="of:=CONCATENATE(&quot;insert into esglesia (id,nom,wikipedia) values (&quot;;[.A363];&quot;,'&quot;;SUBSTITUTE([.B363];&quot;'&quot;;&quot;''&quot;);&quot;','&quot;;SUBSTITUTE([.C363];&quot;'&quot;;&quot;''&quot;);&quot;');&quot;)" office:value-type="string" office:string-value="insert into esglesia (id,nom,wikipedia) values (362,'Santa Eugènia de Relat','Santa Eugènia de Relat');" calcext:value-type="string">
            <text:p>insert into esglesia (id,nom,wikipedia) values (362,'Santa Eugènia de Relat','Santa Eugènia de Relat')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Santa Eulàlia d'Argençola</text:p>
          </table:table-cell>
          <table:table-cell office:value-type="string" calcext:value-type="string">
            <text:p>Argençola</text:p>
          </table:table-cell>
          <table:table-cell table:formula="of:=CONCATENATE(&quot;insert into esglesia (id,nom,wikipedia) values (&quot;;[.A364];&quot;,'&quot;;SUBSTITUTE([.B364];&quot;'&quot;;&quot;''&quot;);&quot;','&quot;;SUBSTITUTE([.C364];&quot;'&quot;;&quot;''&quot;);&quot;');&quot;)" office:value-type="string" office:string-value="insert into esglesia (id,nom,wikipedia) values (363,'Santa Eulàlia d''Argençola','Santa Eulàlia d''Argençola');" calcext:value-type="string">
            <text:p>insert into esglesia (id,nom,wikipedia) values (363,'Santa Eulàlia d''Argençola','Santa Eulàlia d''Argençola');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Sant Francesc de Santpedor</text:p>
          </table:table-cell>
          <table:table-cell office:value-type="string" calcext:value-type="string">
            <text:p>Santpedor</text:p>
          </table:table-cell>
          <table:table-cell table:formula="of:=CONCATENATE(&quot;insert into esglesia (id,nom,wikipedia) values (&quot;;[.A365];&quot;,'&quot;;SUBSTITUTE([.B365];&quot;'&quot;;&quot;''&quot;);&quot;','&quot;;SUBSTITUTE([.C365];&quot;'&quot;;&quot;''&quot;);&quot;');&quot;)" office:value-type="string" office:string-value="insert into esglesia (id,nom,wikipedia) values (364,'Sant Francesc de Santpedor','Sant Francesc de Santpedor');" calcext:value-type="string">
            <text:p>insert into esglesia (id,nom,wikipedia) values (364,'Sant Francesc de Santpedor','Sant Francesc de Santpedor');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Sant Iscle i Santa Victòria de Bages</text:p>
          </table:table-cell>
          <table:table-cell/>
          <table:table-cell table:formula="of:=CONCATENATE(&quot;insert into esglesia (id,nom,wikipedia) values (&quot;;[.A366];&quot;,'&quot;;SUBSTITUTE([.B366];&quot;'&quot;;&quot;''&quot;);&quot;','&quot;;SUBSTITUTE([.C366];&quot;'&quot;;&quot;''&quot;);&quot;');&quot;)" office:value-type="string" office:string-value="insert into esglesia (id,nom,wikipedia) values (365,'Sant Iscle i Santa Victòria de Bages','Sant Iscle i Santa Victòria de Bages');" calcext:value-type="string">
            <text:p>insert into esglesia (id,nom,wikipedia) values (365,'Sant Iscle i Santa Victòria de Bages','Sant Iscle i Santa Victòria de Bages')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Sant Jaume d'Olzinelles</text:p>
          </table:table-cell>
          <table:table-cell/>
          <table:table-cell table:formula="of:=CONCATENATE(&quot;insert into esglesia (id,nom,wikipedia) values (&quot;;[.A367];&quot;,'&quot;;SUBSTITUTE([.B367];&quot;'&quot;;&quot;''&quot;);&quot;','&quot;;SUBSTITUTE([.C367];&quot;'&quot;;&quot;''&quot;);&quot;');&quot;)" office:value-type="string" office:string-value="insert into esglesia (id,nom,wikipedia) values (366,'Sant Jaume d''Olzinelles','Sant Jaume d''Olzinelles');" calcext:value-type="string">
            <text:p>insert into esglesia (id,nom,wikipedia) values (366,'Sant Jaume d''Olzinelles','Sant Jaume d''Olzinelles');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Sant Joan d'Avinyó</text:p>
          </table:table-cell>
          <table:table-cell/>
          <table:table-cell table:formula="of:=CONCATENATE(&quot;insert into esglesia (id,nom,wikipedia) values (&quot;;[.A368];&quot;,'&quot;;SUBSTITUTE([.B368];&quot;'&quot;;&quot;''&quot;);&quot;','&quot;;SUBSTITUTE([.C368];&quot;'&quot;;&quot;''&quot;);&quot;');&quot;)" office:value-type="string" office:string-value="insert into esglesia (id,nom,wikipedia) values (367,'Sant Joan d''Avinyó','Sant Joan d''Avinyó');" calcext:value-type="string">
            <text:p>insert into esglesia (id,nom,wikipedia) values (367,'Sant Joan d''Avinyó','Sant Joan d''Avinyó');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Sant Joan de Bergús</text:p>
          </table:table-cell>
          <table:table-cell/>
          <table:table-cell table:formula="of:=CONCATENATE(&quot;insert into esglesia (id,nom,wikipedia) values (&quot;;[.A369];&quot;,'&quot;;SUBSTITUTE([.B369];&quot;'&quot;;&quot;''&quot;);&quot;','&quot;;SUBSTITUTE([.C369];&quot;'&quot;;&quot;''&quot;);&quot;');&quot;)" office:value-type="string" office:string-value="insert into esglesia (id,nom,wikipedia) values (368,'Sant Joan de Bergús','Sant Joan de Bergús');" calcext:value-type="string">
            <text:p>insert into esglesia (id,nom,wikipedia) values (368,'Sant Joan de Bergús','Sant Joan de Bergús');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Església vella de Sant Joan de Vilatorrada</text:p>
          </table:table-cell>
          <table:table-cell office:value-type="string" calcext:value-type="string">
            <text:p>Sant Joan de Vilatorrada</text:p>
          </table:table-cell>
          <table:table-cell table:formula="of:=CONCATENATE(&quot;insert into esglesia (id,nom,wikipedia) values (&quot;;[.A370];&quot;,'&quot;;SUBSTITUTE([.B370];&quot;'&quot;;&quot;''&quot;);&quot;','&quot;;SUBSTITUTE([.C370];&quot;'&quot;;&quot;''&quot;);&quot;');&quot;)" office:value-type="string" office:string-value="insert into esglesia (id,nom,wikipedia) values (369,'Església vella de Sant Joan de Vilatorrada','Església vella de Sant Joan de Vilatorrada');" calcext:value-type="string">
            <text:p>insert into esglesia (id,nom,wikipedia) values (369,'Església vella de Sant Joan de Vilatorrada','Església vella de Sant Joan de Vilatorrada');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Sant Julià de Coaner</text:p>
          </table:table-cell>
          <table:table-cell/>
          <table:table-cell table:formula="of:=CONCATENATE(&quot;insert into esglesia (id,nom,wikipedia) values (&quot;;[.A371];&quot;,'&quot;;SUBSTITUTE([.B371];&quot;'&quot;;&quot;''&quot;);&quot;','&quot;;SUBSTITUTE([.C371];&quot;'&quot;;&quot;''&quot;);&quot;');&quot;)" office:value-type="string" office:string-value="insert into esglesia (id,nom,wikipedia) values (370,'Sant Julià de Coaner','Sant Julià de Coaner');" calcext:value-type="string">
            <text:p>insert into esglesia (id,nom,wikipedia) values (370,'Sant Julià de Coaner','Sant Julià de Coaner');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Santa Llúcia de Rajadell</text:p>
          </table:table-cell>
          <table:table-cell office:value-type="string" calcext:value-type="string">
            <text:p>Rajadell</text:p>
          </table:table-cell>
          <table:table-cell table:formula="of:=CONCATENATE(&quot;insert into esglesia (id,nom,wikipedia) values (&quot;;[.A372];&quot;,'&quot;;SUBSTITUTE([.B372];&quot;'&quot;;&quot;''&quot;);&quot;','&quot;;SUBSTITUTE([.C372];&quot;'&quot;;&quot;''&quot;);&quot;');&quot;)" office:value-type="string" office:string-value="insert into esglesia (id,nom,wikipedia) values (371,'Santa Llúcia de Rajadell','Santa Llúcia de Rajadell');" calcext:value-type="string">
            <text:p>insert into esglesia (id,nom,wikipedia) values (371,'Santa Llúcia de Rajadell','Santa Llúcia de Rajadell');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Santa Magdalena de Bell-lloc</text:p>
          </table:table-cell>
          <table:table-cell/>
          <table:table-cell table:formula="of:=CONCATENATE(&quot;insert into esglesia (id,nom,wikipedia) values (&quot;;[.A373];&quot;,'&quot;;SUBSTITUTE([.B373];&quot;'&quot;;&quot;''&quot;);&quot;','&quot;;SUBSTITUTE([.C373];&quot;'&quot;;&quot;''&quot;);&quot;');&quot;)" office:value-type="string" office:string-value="insert into esglesia (id,nom,wikipedia) values (372,'Santa Magdalena de Bell-lloc','Santa Magdalena de Bell-lloc');" calcext:value-type="string">
            <text:p>insert into esglesia (id,nom,wikipedia) values (372,'Santa Magdalena de Bell-lloc','Santa Magdalena de Bell-lloc');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Santa Magdalena del Pla</text:p>
          </table:table-cell>
          <table:table-cell/>
          <table:table-cell table:formula="of:=CONCATENATE(&quot;insert into esglesia (id,nom,wikipedia) values (&quot;;[.A374];&quot;,'&quot;;SUBSTITUTE([.B374];&quot;'&quot;;&quot;''&quot;);&quot;','&quot;;SUBSTITUTE([.C374];&quot;'&quot;;&quot;''&quot;);&quot;');&quot;)" office:value-type="string" office:string-value="insert into esglesia (id,nom,wikipedia) values (373,'Santa Magdalena del Pla','Santa Magdalena del Pla');" calcext:value-type="string">
            <text:p>insert into esglesia (id,nom,wikipedia) values (373,'Santa Magdalena del Pla','Santa Magdalena del Pla');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Santa Magdalena de Talamanca</text:p>
          </table:table-cell>
          <table:table-cell office:value-type="string" calcext:value-type="string">
            <text:p>Talamanca</text:p>
          </table:table-cell>
          <table:table-cell table:formula="of:=CONCATENATE(&quot;insert into esglesia (id,nom,wikipedia) values (&quot;;[.A375];&quot;,'&quot;;SUBSTITUTE([.B375];&quot;'&quot;;&quot;''&quot;);&quot;','&quot;;SUBSTITUTE([.C375];&quot;'&quot;;&quot;''&quot;);&quot;');&quot;)" office:value-type="string" office:string-value="insert into esglesia (id,nom,wikipedia) values (374,'Santa Magdalena de Talamanca','Santa Magdalena de Talamanca');" calcext:value-type="string">
            <text:p>insert into esglesia (id,nom,wikipedia) values (374,'Santa Magdalena de Talamanca','Santa Magdalena de Talamanca');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Sant Marçal de Relat</text:p>
          </table:table-cell>
          <table:table-cell/>
          <table:table-cell table:formula="of:=CONCATENATE(&quot;insert into esglesia (id,nom,wikipedia) values (&quot;;[.A376];&quot;,'&quot;;SUBSTITUTE([.B376];&quot;'&quot;;&quot;''&quot;);&quot;','&quot;;SUBSTITUTE([.C376];&quot;'&quot;;&quot;''&quot;);&quot;');&quot;)" office:value-type="string" office:string-value="insert into esglesia (id,nom,wikipedia) values (375,'Sant Marçal de Relat','Sant Marçal de Relat');" calcext:value-type="string">
            <text:p>insert into esglesia (id,nom,wikipedia) values (375,'Sant Marçal de Relat','Sant Marçal de Relat');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Església de la Mare de Déu del Roser de Súria</text:p>
          </table:table-cell>
          <table:table-cell office:value-type="string" calcext:value-type="string">
            <text:p>Súria</text:p>
          </table:table-cell>
          <table:table-cell table:formula="of:=CONCATENATE(&quot;insert into esglesia (id,nom,wikipedia) values (&quot;;[.A377];&quot;,'&quot;;SUBSTITUTE([.B377];&quot;'&quot;;&quot;''&quot;);&quot;','&quot;;SUBSTITUTE([.C377];&quot;'&quot;;&quot;''&quot;);&quot;');&quot;)" office:value-type="string" office:string-value="insert into esglesia (id,nom,wikipedia) values (376,'Església de la Mare de Déu del Roser de Súria','Església de la Mare de Déu del Roser de Súria');" calcext:value-type="string">
            <text:p>insert into esglesia (id,nom,wikipedia) values (376,'Església de la Mare de Déu del Roser de Súria','Església de la Mare de Déu del Roser de Súria');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Santa Margarida de Viladepost</text:p>
          </table:table-cell>
          <table:table-cell/>
          <table:table-cell table:formula="of:=CONCATENATE(&quot;insert into esglesia (id,nom,wikipedia) values (&quot;;[.A378];&quot;,'&quot;;SUBSTITUTE([.B378];&quot;'&quot;;&quot;''&quot;);&quot;','&quot;;SUBSTITUTE([.C378];&quot;'&quot;;&quot;''&quot;);&quot;');&quot;)" office:value-type="string" office:string-value="insert into esglesia (id,nom,wikipedia) values (377,'Santa Margarida de Viladepost','Santa Margarida de Viladepost');" calcext:value-type="string">
            <text:p>insert into esglesia (id,nom,wikipedia) values (377,'Santa Margarida de Viladepost','Santa Margarida de Viladepost');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Santa Maria d'Artés</text:p>
          </table:table-cell>
          <table:table-cell office:value-type="string" calcext:value-type="string">
            <text:p>Artés</text:p>
          </table:table-cell>
          <table:table-cell table:formula="of:=CONCATENATE(&quot;insert into esglesia (id,nom,wikipedia) values (&quot;;[.A379];&quot;,'&quot;;SUBSTITUTE([.B379];&quot;'&quot;;&quot;''&quot;);&quot;','&quot;;SUBSTITUTE([.C379];&quot;'&quot;;&quot;''&quot;);&quot;');&quot;)" office:value-type="string" office:string-value="insert into esglesia (id,nom,wikipedia) values (378,'Santa Maria d''Artés','Santa Maria d''Artés');" calcext:value-type="string">
            <text:p>insert into esglesia (id,nom,wikipedia) values (378,'Santa Maria d''Artés','Santa Maria d''Artés');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Santa Maria de Camps</text:p>
          </table:table-cell>
          <table:table-cell office:value-type="string" calcext:value-type="string">
            <text:p>Fonollosa</text:p>
          </table:table-cell>
          <table:table-cell table:formula="of:=CONCATENATE(&quot;insert into esglesia (id,nom,wikipedia) values (&quot;;[.A380];&quot;,'&quot;;SUBSTITUTE([.B380];&quot;'&quot;;&quot;''&quot;);&quot;','&quot;;SUBSTITUTE([.C380];&quot;'&quot;;&quot;''&quot;);&quot;');&quot;)" office:value-type="string" office:string-value="insert into esglesia (id,nom,wikipedia) values (379,'Santa Maria de Camps','Santa Maria de Camps');" calcext:value-type="string">
            <text:p>insert into esglesia (id,nom,wikipedia) values (379,'Santa Maria de Camps','Santa Maria de Camps');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Santa Maria de Cererols</text:p>
          </table:table-cell>
          <table:table-cell/>
          <table:table-cell table:formula="of:=CONCATENATE(&quot;insert into esglesia (id,nom,wikipedia) values (&quot;;[.A381];&quot;,'&quot;;SUBSTITUTE([.B381];&quot;'&quot;;&quot;''&quot;);&quot;','&quot;;SUBSTITUTE([.C381];&quot;'&quot;;&quot;''&quot;);&quot;');&quot;)" office:value-type="string" office:string-value="insert into esglesia (id,nom,wikipedia) values (380,'Santa Maria de Cererols','Santa Maria de Cererols');" calcext:value-type="string">
            <text:p>insert into esglesia (id,nom,wikipedia) values (380,'Santa Maria de Cererols','Santa Maria de Cererols');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Santa Maria del Grau</text:p>
          </table:table-cell>
          <table:table-cell/>
          <table:table-cell table:formula="of:=CONCATENATE(&quot;insert into esglesia (id,nom,wikipedia) values (&quot;;[.A382];&quot;,'&quot;;SUBSTITUTE([.B382];&quot;'&quot;;&quot;''&quot;);&quot;','&quot;;SUBSTITUTE([.C382];&quot;'&quot;;&quot;''&quot;);&quot;');&quot;)" office:value-type="string" office:string-value="insert into esglesia (id,nom,wikipedia) values (381,'Santa Maria del Grau','Santa Maria del Grau');" calcext:value-type="string">
            <text:p>insert into esglesia (id,nom,wikipedia) values (381,'Santa Maria del Grau','Santa Maria del Grau');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Santa Maria d'Horta</text:p>
          </table:table-cell>
          <table:table-cell/>
          <table:table-cell table:formula="of:=CONCATENATE(&quot;insert into esglesia (id,nom,wikipedia) values (&quot;;[.A383];&quot;,'&quot;;SUBSTITUTE([.B383];&quot;'&quot;;&quot;''&quot;);&quot;','&quot;;SUBSTITUTE([.C383];&quot;'&quot;;&quot;''&quot;);&quot;');&quot;)" office:value-type="string" office:string-value="insert into esglesia (id,nom,wikipedia) values (382,'Santa Maria d''Horta','Santa Maria d''Horta');" calcext:value-type="string">
            <text:p>insert into esglesia (id,nom,wikipedia) values (382,'Santa Maria d''Horta','Santa Maria d''Horta');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Santa Maria de Matadars</text:p>
          </table:table-cell>
          <table:table-cell/>
          <table:table-cell table:formula="of:=CONCATENATE(&quot;insert into esglesia (id,nom,wikipedia) values (&quot;;[.A384];&quot;,'&quot;;SUBSTITUTE([.B384];&quot;'&quot;;&quot;''&quot;);&quot;','&quot;;SUBSTITUTE([.C384];&quot;'&quot;;&quot;''&quot;);&quot;');&quot;)" office:value-type="string" office:string-value="insert into esglesia (id,nom,wikipedia) values (383,'Santa Maria de Matadars','Santa Maria de Matadars');" calcext:value-type="string">
            <text:p>insert into esglesia (id,nom,wikipedia) values (383,'Santa Maria de Matadars','Santa Maria de Matadars');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Santa Maria de Talamanca</text:p>
          </table:table-cell>
          <table:table-cell office:value-type="string" calcext:value-type="string">
            <text:p>Talamanca</text:p>
          </table:table-cell>
          <table:table-cell table:formula="of:=CONCATENATE(&quot;insert into esglesia (id,nom,wikipedia) values (&quot;;[.A385];&quot;,'&quot;;SUBSTITUTE([.B385];&quot;'&quot;;&quot;''&quot;);&quot;','&quot;;SUBSTITUTE([.C385];&quot;'&quot;;&quot;''&quot;);&quot;');&quot;)" office:value-type="string" office:string-value="insert into esglesia (id,nom,wikipedia) values (384,'Santa Maria de Talamanca','Santa Maria de Talamanca');" calcext:value-type="string">
            <text:p>insert into esglesia (id,nom,wikipedia) values (384,'Santa Maria de Talamanca','Santa Maria de Talamanca');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>Santa Maria de Viladelleva</text:p>
          </table:table-cell>
          <table:table-cell/>
          <table:table-cell table:formula="of:=CONCATENATE(&quot;insert into esglesia (id,nom,wikipedia) values (&quot;;[.A386];&quot;,'&quot;;SUBSTITUTE([.B386];&quot;'&quot;;&quot;''&quot;);&quot;','&quot;;SUBSTITUTE([.C386];&quot;'&quot;;&quot;''&quot;);&quot;');&quot;)" office:value-type="string" office:string-value="insert into esglesia (id,nom,wikipedia) values (385,'Santa Maria de Viladelleva','Santa Maria de Viladelleva');" calcext:value-type="string">
            <text:p>insert into esglesia (id,nom,wikipedia) values (385,'Santa Maria de Viladelleva','Santa Maria de Viladelleva');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Santa Maria de Viladordis</text:p>
          </table:table-cell>
          <table:table-cell/>
          <table:table-cell table:formula="of:=CONCATENATE(&quot;insert into esglesia (id,nom,wikipedia) values (&quot;;[.A387];&quot;,'&quot;;SUBSTITUTE([.B387];&quot;'&quot;;&quot;''&quot;);&quot;','&quot;;SUBSTITUTE([.C387];&quot;'&quot;;&quot;''&quot;);&quot;');&quot;)" office:value-type="string" office:string-value="insert into esglesia (id,nom,wikipedia) values (386,'Santa Maria de Viladordis','Santa Maria de Viladordis');" calcext:value-type="string">
            <text:p>insert into esglesia (id,nom,wikipedia) values (386,'Santa Maria de Viladordis','Santa Maria de Viladordis');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Sant Martí de Mura</text:p>
          </table:table-cell>
          <table:table-cell office:value-type="string" calcext:value-type="string">
            <text:p>Mura</text:p>
          </table:table-cell>
          <table:table-cell table:formula="of:=CONCATENATE(&quot;insert into esglesia (id,nom,wikipedia) values (&quot;;[.A388];&quot;,'&quot;;SUBSTITUTE([.B388];&quot;'&quot;;&quot;''&quot;);&quot;','&quot;;SUBSTITUTE([.C388];&quot;'&quot;;&quot;''&quot;);&quot;');&quot;)" office:value-type="string" office:string-value="insert into esglesia (id,nom,wikipedia) values (387,'Sant Martí de Mura','Sant Martí de Mura');" calcext:value-type="string">
            <text:p>insert into esglesia (id,nom,wikipedia) values (387,'Sant Martí de Mura','Sant Martí de Mura');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ant Mateu de Bages</text:p>
          </table:table-cell>
          <table:table-cell office:value-type="string" calcext:value-type="string">
            <text:p>Sant Mateu de Bages (església)</text:p>
          </table:table-cell>
          <table:table-cell/>
          <table:table-cell table:formula="of:=CONCATENATE(&quot;insert into esglesia (id,nom,wikipedia) values (&quot;;[.A389];&quot;,'&quot;;SUBSTITUTE([.B389];&quot;'&quot;;&quot;''&quot;);&quot;','&quot;;SUBSTITUTE([.C389];&quot;'&quot;;&quot;''&quot;);&quot;');&quot;)" office:value-type="string" office:string-value="insert into esglesia (id,nom,wikipedia) values (388,'Sant Mateu de Bages','Sant Mateu de Bages (església)');" calcext:value-type="string">
            <text:p>insert into esglesia (id,nom,wikipedia) values (388,'Sant Mateu de Bages','Sant Mateu de Bages (església)');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Sant Miquel de les Planes</text:p>
          </table:table-cell>
          <table:table-cell/>
          <table:table-cell table:formula="of:=CONCATENATE(&quot;insert into esglesia (id,nom,wikipedia) values (&quot;;[.A390];&quot;,'&quot;;SUBSTITUTE([.B390];&quot;'&quot;;&quot;''&quot;);&quot;','&quot;;SUBSTITUTE([.C390];&quot;'&quot;;&quot;''&quot;);&quot;');&quot;)" office:value-type="string" office:string-value="insert into esglesia (id,nom,wikipedia) values (389,'Sant Miquel de les Planes','Sant Miquel de les Planes');" calcext:value-type="string">
            <text:p>insert into esglesia (id,nom,wikipedia) values (389,'Sant Miquel de les Planes','Sant Miquel de les Planes');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Santa Cecília de Montserrat</text:p>
          </table:table-cell>
          <table:table-cell/>
          <table:table-cell table:formula="of:=CONCATENATE(&quot;insert into esglesia (id,nom,wikipedia) values (&quot;;[.A391];&quot;,'&quot;;SUBSTITUTE([.B391];&quot;'&quot;;&quot;''&quot;);&quot;','&quot;;SUBSTITUTE([.C391];&quot;'&quot;;&quot;''&quot;);&quot;');&quot;)" office:value-type="string" office:string-value="insert into esglesia (id,nom,wikipedia) values (390,'Santa Cecília de Montserrat','Santa Cecília de Montserrat');" calcext:value-type="string">
            <text:p>insert into esglesia (id,nom,wikipedia) values (390,'Santa Cecília de Montserrat','Santa Cecília de Montserrat');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La Pabordia de Caselles</text:p>
          </table:table-cell>
          <table:table-cell/>
          <table:table-cell table:formula="of:=CONCATENATE(&quot;insert into esglesia (id,nom,wikipedia) values (&quot;;[.A392];&quot;,'&quot;;SUBSTITUTE([.B392];&quot;'&quot;;&quot;''&quot;);&quot;','&quot;;SUBSTITUTE([.C392];&quot;'&quot;;&quot;''&quot;);&quot;');&quot;)" office:value-type="string" office:string-value="insert into esglesia (id,nom,wikipedia) values (391,'La Pabordia de Caselles','La Pabordia de Caselles');" calcext:value-type="string">
            <text:p>insert into esglesia (id,nom,wikipedia) values (391,'La Pabordia de Caselles','La Pabordia de Caselles');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Sant Pere del Brunet</text:p>
          </table:table-cell>
          <table:table-cell/>
          <table:table-cell table:formula="of:=CONCATENATE(&quot;insert into esglesia (id,nom,wikipedia) values (&quot;;[.A393];&quot;,'&quot;;SUBSTITUTE([.B393];&quot;'&quot;;&quot;''&quot;);&quot;','&quot;;SUBSTITUTE([.C393];&quot;'&quot;;&quot;''&quot;);&quot;');&quot;)" office:value-type="string" office:string-value="insert into esglesia (id,nom,wikipedia) values (392,'Sant Pere del Brunet','Sant Pere del Brunet');" calcext:value-type="string">
            <text:p>insert into esglesia (id,nom,wikipedia) values (392,'Sant Pere del Brunet','Sant Pere del Brunet');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Sant Pere de Santpedor</text:p>
          </table:table-cell>
          <table:table-cell office:value-type="string" calcext:value-type="string">
            <text:p>Santpedor</text:p>
          </table:table-cell>
          <table:table-cell table:formula="of:=CONCATENATE(&quot;insert into esglesia (id,nom,wikipedia) values (&quot;;[.A394];&quot;,'&quot;;SUBSTITUTE([.B394];&quot;'&quot;;&quot;''&quot;);&quot;','&quot;;SUBSTITUTE([.C394];&quot;'&quot;;&quot;''&quot;);&quot;');&quot;)" office:value-type="string" office:string-value="insert into esglesia (id,nom,wikipedia) values (393,'Sant Pere de Santpedor','Sant Pere de Santpedor');" calcext:value-type="string">
            <text:p>insert into esglesia (id,nom,wikipedia) values (393,'Sant Pere de Santpedor','Sant Pere de Santpedor');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Sant Pere de Vallhonesta</text:p>
          </table:table-cell>
          <table:table-cell/>
          <table:table-cell table:formula="of:=CONCATENATE(&quot;insert into esglesia (id,nom,wikipedia) values (&quot;;[.A395];&quot;,'&quot;;SUBSTITUTE([.B395];&quot;'&quot;;&quot;''&quot;);&quot;','&quot;;SUBSTITUTE([.C395];&quot;'&quot;;&quot;''&quot;);&quot;');&quot;)" office:value-type="string" office:string-value="insert into esglesia (id,nom,wikipedia) values (394,'Sant Pere de Vallhonesta','Sant Pere de Vallhonesta');" calcext:value-type="string">
            <text:p>insert into esglesia (id,nom,wikipedia) values (394,'Sant Pere de Vallhonesta','Sant Pere de Vallhonesta');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Sant Sadurní del Pla</text:p>
          </table:table-cell>
          <table:table-cell/>
          <table:table-cell table:formula="of:=CONCATENATE(&quot;insert into esglesia (id,nom,wikipedia) values (&quot;;[.A396];&quot;,'&quot;;SUBSTITUTE([.B396];&quot;'&quot;;&quot;''&quot;);&quot;','&quot;;SUBSTITUTE([.C396];&quot;'&quot;;&quot;''&quot;);&quot;');&quot;)" office:value-type="string" office:string-value="insert into esglesia (id,nom,wikipedia) values (395,'Sant Sadurní del Pla','Sant Sadurní del Pla');" calcext:value-type="string">
            <text:p>insert into esglesia (id,nom,wikipedia) values (395,'Sant Sadurní del Pla','Sant Sadurní del Pla');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Sant Salvador Nou del Quer</text:p>
          </table:table-cell>
          <table:table-cell/>
          <table:table-cell table:formula="of:=CONCATENATE(&quot;insert into esglesia (id,nom,wikipedia) values (&quot;;[.A397];&quot;,'&quot;;SUBSTITUTE([.B397];&quot;'&quot;;&quot;''&quot;);&quot;','&quot;;SUBSTITUTE([.C397];&quot;'&quot;;&quot;''&quot;);&quot;');&quot;)" office:value-type="string" office:string-value="insert into esglesia (id,nom,wikipedia) values (396,'Sant Salvador Nou del Quer','Sant Salvador Nou del Quer');" calcext:value-type="string">
            <text:p>insert into esglesia (id,nom,wikipedia) values (396,'Sant Salvador Nou del Quer','Sant Salvador Nou del Quer');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Sant Salvador Vell del Quer</text:p>
          </table:table-cell>
          <table:table-cell/>
          <table:table-cell table:formula="of:=CONCATENATE(&quot;insert into esglesia (id,nom,wikipedia) values (&quot;;[.A398];&quot;,'&quot;;SUBSTITUTE([.B398];&quot;'&quot;;&quot;''&quot;);&quot;','&quot;;SUBSTITUTE([.C398];&quot;'&quot;;&quot;''&quot;);&quot;');&quot;)" office:value-type="string" office:string-value="insert into esglesia (id,nom,wikipedia) values (397,'Sant Salvador Vell del Quer','Sant Salvador Vell del Quer');" calcext:value-type="string">
            <text:p>insert into esglesia (id,nom,wikipedia) values (397,'Sant Salvador Vell del Quer','Sant Salvador Vell del Quer');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Sant Andreu de Genescà</text:p>
          </table:table-cell>
          <table:table-cell/>
          <table:table-cell table:formula="of:=CONCATENATE(&quot;insert into esglesia (id,nom,wikipedia) values (&quot;;[.A399];&quot;,'&quot;;SUBSTITUTE([.B399];&quot;'&quot;;&quot;''&quot;);&quot;','&quot;;SUBSTITUTE([.C399];&quot;'&quot;;&quot;''&quot;);&quot;');&quot;)" office:value-type="string" office:string-value="insert into esglesia (id,nom,wikipedia) values (398,'Sant Andreu de Genescà','Sant Andreu de Genescà');" calcext:value-type="string">
            <text:p>insert into esglesia (id,nom,wikipedia) values (398,'Sant Andreu de Genescà','Sant Andreu de Genescà');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Sant Bartomeu de la Vall de Vilaramó</text:p>
          </table:table-cell>
          <table:table-cell/>
          <table:table-cell table:formula="of:=CONCATENATE(&quot;insert into esglesia (id,nom,wikipedia) values (&quot;;[.A400];&quot;,'&quot;;SUBSTITUTE([.B400];&quot;'&quot;;&quot;''&quot;);&quot;','&quot;;SUBSTITUTE([.C400];&quot;'&quot;;&quot;''&quot;);&quot;');&quot;)" office:value-type="string" office:string-value="insert into esglesia (id,nom,wikipedia) values (399,'Sant Bartomeu de la Vall de Vilaramó','Sant Bartomeu de la Vall de Vilaramó');" calcext:value-type="string">
            <text:p>insert into esglesia (id,nom,wikipedia) values (399,'Sant Bartomeu de la Vall de Vilaramó','Sant Bartomeu de la Vall de Vilaramó');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Sant Bartomeu de Navarcles</text:p>
          </table:table-cell>
          <table:table-cell office:value-type="string" calcext:value-type="string">
            <text:p>Navarcles</text:p>
          </table:table-cell>
          <table:table-cell table:formula="of:=CONCATENATE(&quot;insert into esglesia (id,nom,wikipedia) values (&quot;;[.A401];&quot;,'&quot;;SUBSTITUTE([.B401];&quot;'&quot;;&quot;''&quot;);&quot;','&quot;;SUBSTITUTE([.C401];&quot;'&quot;;&quot;''&quot;);&quot;');&quot;)" office:value-type="string" office:string-value="insert into esglesia (id,nom,wikipedia) values (400,'Sant Bartomeu de Navarcles','Sant Bartomeu de Navarcles');" calcext:value-type="string">
            <text:p>insert into esglesia (id,nom,wikipedia) values (400,'Sant Bartomeu de Navarcles','Sant Bartomeu de Navarcles');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Sant Crist del Guix</text:p>
          </table:table-cell>
          <table:table-cell/>
          <table:table-cell table:formula="of:=CONCATENATE(&quot;insert into esglesia (id,nom,wikipedia) values (&quot;;[.A402];&quot;,'&quot;;SUBSTITUTE([.B402];&quot;'&quot;;&quot;''&quot;);&quot;','&quot;;SUBSTITUTE([.C402];&quot;'&quot;;&quot;''&quot;);&quot;');&quot;)" office:value-type="string" office:string-value="insert into esglesia (id,nom,wikipedia) values (401,'Sant Crist del Guix','Sant Crist del Guix');" calcext:value-type="string">
            <text:p>insert into esglesia (id,nom,wikipedia) values (401,'Sant Crist del Guix','Sant Crist del Guix');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ant Cristòfol</text:p>
          </table:table-cell>
          <table:table-cell office:value-type="string" calcext:value-type="string">
            <text:p>Sant Cristòfol (Castellbell i el Vilar)</text:p>
          </table:table-cell>
          <table:table-cell office:value-type="string" calcext:value-type="string">
            <text:p>Castellbell i el Vilar</text:p>
          </table:table-cell>
          <table:table-cell table:formula="of:=CONCATENATE(&quot;insert into esglesia (id,nom,wikipedia) values (&quot;;[.A403];&quot;,'&quot;;SUBSTITUTE([.B403];&quot;'&quot;;&quot;''&quot;);&quot;','&quot;;SUBSTITUTE([.C403];&quot;'&quot;;&quot;''&quot;);&quot;');&quot;)" office:value-type="string" office:string-value="insert into esglesia (id,nom,wikipedia) values (402,'Sant Cristòfol','Sant Cristòfol (Castellbell i el Vilar)');" calcext:value-type="string">
            <text:p>insert into esglesia (id,nom,wikipedia) values (402,'Sant Cristòfol','Sant Cristòfol (Castellbell i el Vilar)');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Sant Cristòfol de Figuera</text:p>
          </table:table-cell>
          <table:table-cell/>
          <table:table-cell table:formula="of:=CONCATENATE(&quot;insert into esglesia (id,nom,wikipedia) values (&quot;;[.A404];&quot;,'&quot;;SUBSTITUTE([.B404];&quot;'&quot;;&quot;''&quot;);&quot;','&quot;;SUBSTITUTE([.C404];&quot;'&quot;;&quot;''&quot;);&quot;');&quot;)" office:value-type="string" office:string-value="insert into esglesia (id,nom,wikipedia) values (403,'Sant Cristòfol de Figuera','Sant Cristòfol de Figuera');" calcext:value-type="string">
            <text:p>insert into esglesia (id,nom,wikipedia) values (403,'Sant Cristòfol de Figuera','Sant Cristòfol de Figuera');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Sant Esteve de Vilaramó</text:p>
          </table:table-cell>
          <table:table-cell/>
          <table:table-cell table:formula="of:=CONCATENATE(&quot;insert into esglesia (id,nom,wikipedia) values (&quot;;[.A405];&quot;,'&quot;;SUBSTITUTE([.B405];&quot;'&quot;;&quot;''&quot;);&quot;','&quot;;SUBSTITUTE([.C405];&quot;'&quot;;&quot;''&quot;);&quot;');&quot;)" office:value-type="string" office:string-value="insert into esglesia (id,nom,wikipedia) values (404,'Sant Esteve de Vilaramó','Sant Esteve de Vilaramó');" calcext:value-type="string">
            <text:p>insert into esglesia (id,nom,wikipedia) values (404,'Sant Esteve de Vilaramó','Sant Esteve de Vilaramó');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ant Feliu</text:p>
          </table:table-cell>
          <table:table-cell office:value-type="string" calcext:value-type="string">
            <text:p>Sant Feliu (Sant Feliu Sasserra)</text:p>
          </table:table-cell>
          <table:table-cell office:value-type="string" calcext:value-type="string">
            <text:p>Sant Feliu Sasserra</text:p>
          </table:table-cell>
          <table:table-cell table:formula="of:=CONCATENATE(&quot;insert into esglesia (id,nom,wikipedia) values (&quot;;[.A406];&quot;,'&quot;;SUBSTITUTE([.B406];&quot;'&quot;;&quot;''&quot;);&quot;','&quot;;SUBSTITUTE([.C406];&quot;'&quot;;&quot;''&quot;);&quot;');&quot;)" office:value-type="string" office:string-value="insert into esglesia (id,nom,wikipedia) values (405,'Sant Feliu','Sant Feliu (Sant Feliu Sasserra)');" calcext:value-type="string">
            <text:p>insert into esglesia (id,nom,wikipedia) values (405,'Sant Feliu','Sant Feliu (Sant Feliu Sasserra)');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Sant Genís de la Vall dels Horts</text:p>
          </table:table-cell>
          <table:table-cell/>
          <table:table-cell table:formula="of:=CONCATENATE(&quot;insert into esglesia (id,nom,wikipedia) values (&quot;;[.A407];&quot;,'&quot;;SUBSTITUTE([.B407];&quot;'&quot;;&quot;''&quot;);&quot;','&quot;;SUBSTITUTE([.C407];&quot;'&quot;;&quot;''&quot;);&quot;');&quot;)" office:value-type="string" office:string-value="insert into esglesia (id,nom,wikipedia) values (406,'Sant Genís de la Vall dels Horts','Sant Genís de la Vall dels Horts');" calcext:value-type="string">
            <text:p>insert into esglesia (id,nom,wikipedia) values (406,'Sant Genís de la Vall dels Horts','Sant Genís de la Vall dels Horts');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Sant Genís de Masadella</text:p>
          </table:table-cell>
          <table:table-cell/>
          <table:table-cell table:formula="of:=CONCATENATE(&quot;insert into esglesia (id,nom,wikipedia) values (&quot;;[.A408];&quot;,'&quot;;SUBSTITUTE([.B408];&quot;'&quot;;&quot;''&quot;);&quot;','&quot;;SUBSTITUTE([.C408];&quot;'&quot;;&quot;''&quot;);&quot;');&quot;)" office:value-type="string" office:string-value="insert into esglesia (id,nom,wikipedia) values (407,'Sant Genís de Masadella','Sant Genís de Masadella');" calcext:value-type="string">
            <text:p>insert into esglesia (id,nom,wikipedia) values (407,'Sant Genís de Masadella','Sant Genís de Masadella');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Sant Iscle i Santa Victòria de Rajadell</text:p>
          </table:table-cell>
          <table:table-cell office:value-type="string" calcext:value-type="string">
            <text:p>Rajadell</text:p>
          </table:table-cell>
          <table:table-cell table:formula="of:=CONCATENATE(&quot;insert into esglesia (id,nom,wikipedia) values (&quot;;[.A409];&quot;,'&quot;;SUBSTITUTE([.B409];&quot;'&quot;;&quot;''&quot;);&quot;','&quot;;SUBSTITUTE([.C409];&quot;'&quot;;&quot;''&quot;);&quot;');&quot;)" office:value-type="string" office:string-value="insert into esglesia (id,nom,wikipedia) values (408,'Sant Iscle i Santa Victòria de Rajadell','Sant Iscle i Santa Victòria de Rajadell');" calcext:value-type="string">
            <text:p>insert into esglesia (id,nom,wikipedia) values (408,'Sant Iscle i Santa Victòria de Rajadell','Sant Iscle i Santa Victòria de Rajadell');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Sant Jaume de Marganell</text:p>
          </table:table-cell>
          <table:table-cell office:value-type="string" calcext:value-type="string">
            <text:p>Marganell</text:p>
          </table:table-cell>
          <table:table-cell table:formula="of:=CONCATENATE(&quot;insert into esglesia (id,nom,wikipedia) values (&quot;;[.A410];&quot;,'&quot;;SUBSTITUTE([.B410];&quot;'&quot;;&quot;''&quot;);&quot;','&quot;;SUBSTITUTE([.C410];&quot;'&quot;;&quot;''&quot;);&quot;');&quot;)" office:value-type="string" office:string-value="insert into esglesia (id,nom,wikipedia) values (409,'Sant Jaume de Marganell','Sant Jaume de Marganell');" calcext:value-type="string">
            <text:p>insert into esglesia (id,nom,wikipedia) values (409,'Sant Jaume de Marganell','Sant Jaume de Marganell');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Sant Jaume dels Comtals</text:p>
          </table:table-cell>
          <table:table-cell/>
          <table:table-cell table:formula="of:=CONCATENATE(&quot;insert into esglesia (id,nom,wikipedia) values (&quot;;[.A411];&quot;,'&quot;;SUBSTITUTE([.B411];&quot;'&quot;;&quot;''&quot;);&quot;','&quot;;SUBSTITUTE([.C411];&quot;'&quot;;&quot;''&quot;);&quot;');&quot;)" office:value-type="string" office:string-value="insert into esglesia (id,nom,wikipedia) values (410,'Sant Jaume dels Comtals','Sant Jaume dels Comtals');" calcext:value-type="string">
            <text:p>insert into esglesia (id,nom,wikipedia) values (410,'Sant Jaume dels Comtals','Sant Jaume dels Comtals');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Sant Joan dels Caus</text:p>
          </table:table-cell>
          <table:table-cell/>
          <table:table-cell table:formula="of:=CONCATENATE(&quot;insert into esglesia (id,nom,wikipedia) values (&quot;;[.A412];&quot;,'&quot;;SUBSTITUTE([.B412];&quot;'&quot;;&quot;''&quot;);&quot;','&quot;;SUBSTITUTE([.C412];&quot;'&quot;;&quot;''&quot;);&quot;');&quot;)" office:value-type="string" office:string-value="insert into esglesia (id,nom,wikipedia) values (411,'Sant Joan dels Caus','Sant Joan dels Caus');" calcext:value-type="string">
            <text:p>insert into esglesia (id,nom,wikipedia) values (411,'Sant Joan dels Caus','Sant Joan dels Caus');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Sant Jordi de Lloberes</text:p>
          </table:table-cell>
          <table:table-cell/>
          <table:table-cell table:formula="of:=CONCATENATE(&quot;insert into esglesia (id,nom,wikipedia) values (&quot;;[.A413];&quot;,'&quot;;SUBSTITUTE([.B413];&quot;'&quot;;&quot;''&quot;);&quot;','&quot;;SUBSTITUTE([.C413];&quot;'&quot;;&quot;''&quot;);&quot;');&quot;)" office:value-type="string" office:string-value="insert into esglesia (id,nom,wikipedia) values (412,'Sant Jordi de Lloberes','Sant Jordi de Lloberes');" calcext:value-type="string">
            <text:p>insert into esglesia (id,nom,wikipedia) values (412,'Sant Jordi de Lloberes','Sant Jordi de Lloberes');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Sant Julià de la Cirera</text:p>
          </table:table-cell>
          <table:table-cell/>
          <table:table-cell table:formula="of:=CONCATENATE(&quot;insert into esglesia (id,nom,wikipedia) values (&quot;;[.A414];&quot;,'&quot;;SUBSTITUTE([.B414];&quot;'&quot;;&quot;''&quot;);&quot;','&quot;;SUBSTITUTE([.C414];&quot;'&quot;;&quot;''&quot;);&quot;');&quot;)" office:value-type="string" office:string-value="insert into esglesia (id,nom,wikipedia) values (413,'Sant Julià de la Cirera','Sant Julià de la Cirera');" calcext:value-type="string">
            <text:p>insert into esglesia (id,nom,wikipedia) values (413,'Sant Julià de la Cirera','Sant Julià de la Cirera');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Sant Martí de Bertrans</text:p>
          </table:table-cell>
          <table:table-cell/>
          <table:table-cell table:formula="of:=CONCATENATE(&quot;insert into esglesia (id,nom,wikipedia) values (&quot;;[.A415];&quot;,'&quot;;SUBSTITUTE([.B415];&quot;'&quot;;&quot;''&quot;);&quot;','&quot;;SUBSTITUTE([.C415];&quot;'&quot;;&quot;''&quot;);&quot;');&quot;)" office:value-type="string" office:string-value="insert into esglesia (id,nom,wikipedia) values (414,'Sant Martí de Bertrans','Sant Martí de Bertrans');" calcext:value-type="string">
            <text:p>insert into esglesia (id,nom,wikipedia) values (414,'Sant Martí de Bertrans','Sant Martí de Bertrans');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Església de Sant Martí de Torroella</text:p>
          </table:table-cell>
          <table:table-cell/>
          <table:table-cell table:formula="of:=CONCATENATE(&quot;insert into esglesia (id,nom,wikipedia) values (&quot;;[.A416];&quot;,'&quot;;SUBSTITUTE([.B416];&quot;'&quot;;&quot;''&quot;);&quot;','&quot;;SUBSTITUTE([.C416];&quot;'&quot;;&quot;''&quot;);&quot;');&quot;)" office:value-type="string" office:string-value="insert into esglesia (id,nom,wikipedia) values (415,'Església de Sant Martí de Torroella','Església de Sant Martí de Torroella');" calcext:value-type="string">
            <text:p>insert into esglesia (id,nom,wikipedia) values (415,'Església de Sant Martí de Torroella','Església de Sant Martí de Torroella');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>Sant Martí de Claret</text:p>
          </table:table-cell>
          <table:table-cell/>
          <table:table-cell table:formula="of:=CONCATENATE(&quot;insert into esglesia (id,nom,wikipedia) values (&quot;;[.A417];&quot;,'&quot;;SUBSTITUTE([.B417];&quot;'&quot;;&quot;''&quot;);&quot;','&quot;;SUBSTITUTE([.C417];&quot;'&quot;;&quot;''&quot;);&quot;');&quot;)" office:value-type="string" office:string-value="insert into esglesia (id,nom,wikipedia) values (416,'Sant Martí de Claret','Sant Martí de Claret');" calcext:value-type="string">
            <text:p>insert into esglesia (id,nom,wikipedia) values (416,'Sant Martí de Claret','Sant Martí de Claret');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Sant Miquel de Castelladral</text:p>
          </table:table-cell>
          <table:table-cell/>
          <table:table-cell table:formula="of:=CONCATENATE(&quot;insert into esglesia (id,nom,wikipedia) values (&quot;;[.A418];&quot;,'&quot;;SUBSTITUTE([.B418];&quot;'&quot;;&quot;''&quot;);&quot;','&quot;;SUBSTITUTE([.C418];&quot;'&quot;;&quot;''&quot;);&quot;');&quot;)" office:value-type="string" office:string-value="insert into esglesia (id,nom,wikipedia) values (417,'Sant Miquel de Castelladral','Sant Miquel de Castelladral');" calcext:value-type="string">
            <text:p>insert into esglesia (id,nom,wikipedia) values (417,'Sant Miquel de Castelladral','Sant Miquel de Castelladral');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Sant Miquel de Castellar</text:p>
          </table:table-cell>
          <table:table-cell/>
          <table:table-cell table:formula="of:=CONCATENATE(&quot;insert into esglesia (id,nom,wikipedia) values (&quot;;[.A419];&quot;,'&quot;;SUBSTITUTE([.B419];&quot;'&quot;;&quot;''&quot;);&quot;','&quot;;SUBSTITUTE([.C419];&quot;'&quot;;&quot;''&quot;);&quot;');&quot;)" office:value-type="string" office:string-value="insert into esglesia (id,nom,wikipedia) values (418,'Sant Miquel de Castellar','Sant Miquel de Castellar');" calcext:value-type="string">
            <text:p>insert into esglesia (id,nom,wikipedia) values (418,'Sant Miquel de Castellar','Sant Miquel de Castellar');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sglésia de Sant Pere</text:p>
          </table:table-cell>
          <table:table-cell office:value-type="string" calcext:value-type="string">
            <text:p>Sant Pere (Claret dels Cavallers)</text:p>
          </table:table-cell>
          <table:table-cell office:value-type="string" calcext:value-type="string">
            <text:p>Sant Mateu de Bages</text:p>
          </table:table-cell>
          <table:table-cell table:formula="of:=CONCATENATE(&quot;insert into esglesia (id,nom,wikipedia) values (&quot;;[.A420];&quot;,'&quot;;SUBSTITUTE([.B420];&quot;'&quot;;&quot;''&quot;);&quot;','&quot;;SUBSTITUTE([.C420];&quot;'&quot;;&quot;''&quot;);&quot;');&quot;)" office:value-type="string" office:string-value="insert into esglesia (id,nom,wikipedia) values (419,'Església de Sant Pere','Sant Pere (Claret dels Cavallers)');" calcext:value-type="string">
            <text:p>insert into esglesia (id,nom,wikipedia) values (419,'Església de Sant Pere','Sant Pere (Claret dels Cavallers)');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Santa Magdalena de Castelladral</text:p>
          </table:table-cell>
          <table:table-cell/>
          <table:table-cell table:formula="of:=CONCATENATE(&quot;insert into esglesia (id,nom,wikipedia) values (&quot;;[.A421];&quot;,'&quot;;SUBSTITUTE([.B421];&quot;'&quot;;&quot;''&quot;);&quot;','&quot;;SUBSTITUTE([.C421];&quot;'&quot;;&quot;''&quot;);&quot;');&quot;)" office:value-type="string" office:string-value="insert into esglesia (id,nom,wikipedia) values (420,'Santa Magdalena de Castelladral','Santa Magdalena de Castelladral');" calcext:value-type="string">
            <text:p>insert into esglesia (id,nom,wikipedia) values (420,'Santa Magdalena de Castelladral','Santa Magdalena de Castelladral');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Santa Margarida de l'Alou</text:p>
          </table:table-cell>
          <table:table-cell/>
          <table:table-cell table:formula="of:=CONCATENATE(&quot;insert into esglesia (id,nom,wikipedia) values (&quot;;[.A422];&quot;,'&quot;;SUBSTITUTE([.B422];&quot;'&quot;;&quot;''&quot;);&quot;','&quot;;SUBSTITUTE([.C422];&quot;'&quot;;&quot;''&quot;);&quot;');&quot;)" office:value-type="string" office:string-value="insert into esglesia (id,nom,wikipedia) values (421,'Santa Margarida de l''Alou','Santa Margarida de l''Alou');" calcext:value-type="string">
            <text:p>insert into esglesia (id,nom,wikipedia) values (421,'Santa Margarida de l''Alou','Santa Margarida de l''Alou');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anta Maria de Claret</text:p>
          </table:table-cell>
          <table:table-cell office:value-type="string" calcext:value-type="string">
            <text:p>Santa Maria de Claret (Bages)</text:p>
          </table:table-cell>
          <table:table-cell office:value-type="string" calcext:value-type="string">
            <text:p>Sant Fruitós de Bages</text:p>
          </table:table-cell>
          <table:table-cell table:formula="of:=CONCATENATE(&quot;insert into esglesia (id,nom,wikipedia) values (&quot;;[.A423];&quot;,'&quot;;SUBSTITUTE([.B423];&quot;'&quot;;&quot;''&quot;);&quot;','&quot;;SUBSTITUTE([.C423];&quot;'&quot;;&quot;''&quot;);&quot;');&quot;)" office:value-type="string" office:string-value="insert into esglesia (id,nom,wikipedia) values (422,'Santa Maria de Claret','Santa Maria de Claret (Bages)');" calcext:value-type="string">
            <text:p>insert into esglesia (id,nom,wikipedia) values (422,'Santa Maria de Claret','Santa Maria de Claret (Bages)');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Santa Maria de les Esglésies</text:p>
          </table:table-cell>
          <table:table-cell/>
          <table:table-cell table:formula="of:=CONCATENATE(&quot;insert into esglesia (id,nom,wikipedia) values (&quot;;[.A424];&quot;,'&quot;;SUBSTITUTE([.B424];&quot;'&quot;;&quot;''&quot;);&quot;','&quot;;SUBSTITUTE([.C424];&quot;'&quot;;&quot;''&quot;);&quot;');&quot;)" office:value-type="string" office:string-value="insert into esglesia (id,nom,wikipedia) values (423,'Santa Maria de les Esglésies','Santa Maria de les Esglésies');" calcext:value-type="string">
            <text:p>insert into esglesia (id,nom,wikipedia) values (423,'Santa Maria de les Esglésies','Santa Maria de les Esglésies');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Santa Maria de Rocafort</text:p>
          </table:table-cell>
          <table:table-cell office:value-type="string" calcext:value-type="string">
            <text:p>Rocafort</text:p>
          </table:table-cell>
          <table:table-cell table:formula="of:=CONCATENATE(&quot;insert into esglesia (id,nom,wikipedia) values (&quot;;[.A425];&quot;,'&quot;;SUBSTITUTE([.B425];&quot;'&quot;;&quot;''&quot;);&quot;','&quot;;SUBSTITUTE([.C425];&quot;'&quot;;&quot;''&quot;);&quot;');&quot;)" office:value-type="string" office:string-value="insert into esglesia (id,nom,wikipedia) values (424,'Santa Maria de Rocafort','Santa Maria de Rocafort');" calcext:value-type="string">
            <text:p>insert into esglesia (id,nom,wikipedia) values (424,'Santa Maria de Rocafort','Santa Maria de Rocafort');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Santa Maria del Grauet</text:p>
          </table:table-cell>
          <table:table-cell/>
          <table:table-cell table:formula="of:=CONCATENATE(&quot;insert into esglesia (id,nom,wikipedia) values (&quot;;[.A426];&quot;,'&quot;;SUBSTITUTE([.B426];&quot;'&quot;;&quot;''&quot;);&quot;','&quot;;SUBSTITUTE([.C426];&quot;'&quot;;&quot;''&quot;);&quot;');&quot;)" office:value-type="string" office:string-value="insert into esglesia (id,nom,wikipedia) values (425,'Santa Maria del Grauet','Santa Maria del Grauet');" calcext:value-type="string">
            <text:p>insert into esglesia (id,nom,wikipedia) values (425,'Santa Maria del Grauet','Santa Maria del Grauet');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Sant Vicenç de Cardona</text:p>
          </table:table-cell>
          <table:table-cell office:value-type="string" calcext:value-type="string">
            <text:p>Cardona</text:p>
          </table:table-cell>
          <table:table-cell table:formula="of:=CONCATENATE(&quot;insert into esglesia (id,nom,wikipedia) values (&quot;;[.A427];&quot;,'&quot;;SUBSTITUTE([.B427];&quot;'&quot;;&quot;''&quot;);&quot;','&quot;;SUBSTITUTE([.C427];&quot;'&quot;;&quot;''&quot;);&quot;');&quot;)" office:value-type="string" office:string-value="insert into esglesia (id,nom,wikipedia) values (426,'Sant Vicenç de Cardona','Sant Vicenç de Cardona');" calcext:value-type="string">
            <text:p>insert into esglesia (id,nom,wikipedia) values (426,'Sant Vicenç de Cardona','Sant Vicenç de Cardona');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Sant Andreu Vell de Maians</text:p>
          </table:table-cell>
          <table:table-cell office:value-type="string" calcext:value-type="string">
            <text:p>Maians</text:p>
          </table:table-cell>
          <table:table-cell table:formula="of:=CONCATENATE(&quot;insert into esglesia (id,nom,wikipedia) values (&quot;;[.A428];&quot;,'&quot;;SUBSTITUTE([.B428];&quot;'&quot;;&quot;''&quot;);&quot;','&quot;;SUBSTITUTE([.C428];&quot;'&quot;;&quot;''&quot;);&quot;');&quot;)" office:value-type="string" office:string-value="insert into esglesia (id,nom,wikipedia) values (427,'Sant Andreu Vell de Maians','Sant Andreu Vell de Maians');" calcext:value-type="string">
            <text:p>insert into esglesia (id,nom,wikipedia) values (427,'Sant Andreu Vell de Maians','Sant Andreu Vell de Maians');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Sant Miquel de Grevalosa</text:p>
          </table:table-cell>
          <table:table-cell/>
          <table:table-cell table:formula="of:=CONCATENATE(&quot;insert into esglesia (id,nom,wikipedia) values (&quot;;[.A429];&quot;,'&quot;;SUBSTITUTE([.B429];&quot;'&quot;;&quot;''&quot;);&quot;','&quot;;SUBSTITUTE([.C429];&quot;'&quot;;&quot;''&quot;);&quot;');&quot;)" office:value-type="string" office:string-value="insert into esglesia (id,nom,wikipedia) values (428,'Sant Miquel de Grevalosa','Sant Miquel de Grevalosa');" calcext:value-type="string">
            <text:p>insert into esglesia (id,nom,wikipedia) values (428,'Sant Miquel de Grevalosa','Sant Miquel de Grevalosa');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Sant Pere de Castellfollit del Boix</text:p>
          </table:table-cell>
          <table:table-cell/>
          <table:table-cell table:formula="of:=CONCATENATE(&quot;insert into esglesia (id,nom,wikipedia) values (&quot;;[.A430];&quot;,'&quot;;SUBSTITUTE([.B430];&quot;'&quot;;&quot;''&quot;);&quot;','&quot;;SUBSTITUTE([.C430];&quot;'&quot;;&quot;''&quot;);&quot;');&quot;)" office:value-type="string" office:string-value="insert into esglesia (id,nom,wikipedia) values (429,'Sant Pere de Castellfollit del Boix','Sant Pere de Castellfollit del Boix');" calcext:value-type="string">
            <text:p>insert into esglesia (id,nom,wikipedia) values (429,'Sant Pere de Castellfollit del Boix','Sant Pere de Castellfollit del Boix');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Sant Pere del Mont</text:p>
          </table:table-cell>
          <table:table-cell/>
          <table:table-cell table:formula="of:=CONCATENATE(&quot;insert into esglesia (id,nom,wikipedia) values (&quot;;[.A431];&quot;,'&quot;;SUBSTITUTE([.B431];&quot;'&quot;;&quot;''&quot;);&quot;','&quot;;SUBSTITUTE([.C431];&quot;'&quot;;&quot;''&quot;);&quot;');&quot;)" office:value-type="string" office:string-value="insert into esglesia (id,nom,wikipedia) values (430,'Sant Pere del Mont','Sant Pere del Mont');" calcext:value-type="string">
            <text:p>insert into esglesia (id,nom,wikipedia) values (430,'Sant Pere del Mont','Sant Pere del Mont');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Sant Vicenç de Fontanelles</text:p>
          </table:table-cell>
          <table:table-cell/>
          <table:table-cell table:formula="of:=CONCATENATE(&quot;insert into esglesia (id,nom,wikipedia) values (&quot;;[.A432];&quot;,'&quot;;SUBSTITUTE([.B432];&quot;'&quot;;&quot;''&quot;);&quot;','&quot;;SUBSTITUTE([.C432];&quot;'&quot;;&quot;''&quot;);&quot;');&quot;)" office:value-type="string" office:string-value="insert into esglesia (id,nom,wikipedia) values (431,'Sant Vicenç de Fontanelles','Sant Vicenç de Fontanelles');" calcext:value-type="string">
            <text:p>insert into esglesia (id,nom,wikipedia) values (431,'Sant Vicenç de Fontanelles','Sant Vicenç de Fontanelles');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Santa Cecília de Grevalosa</text:p>
          </table:table-cell>
          <table:table-cell/>
          <table:table-cell table:formula="of:=CONCATENATE(&quot;insert into esglesia (id,nom,wikipedia) values (&quot;;[.A433];&quot;,'&quot;;SUBSTITUTE([.B433];&quot;'&quot;;&quot;''&quot;);&quot;','&quot;;SUBSTITUTE([.C433];&quot;'&quot;;&quot;''&quot;);&quot;');&quot;)" office:value-type="string" office:string-value="insert into esglesia (id,nom,wikipedia) values (432,'Santa Cecília de Grevalosa','Santa Cecília de Grevalosa');" calcext:value-type="string">
            <text:p>insert into esglesia (id,nom,wikipedia) values (432,'Santa Cecília de Grevalosa','Santa Cecília de Grevalosa');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Sant Esteve de Sallent</text:p>
          </table:table-cell>
          <table:table-cell/>
          <table:table-cell table:formula="of:=CONCATENATE(&quot;insert into esglesia (id,nom,wikipedia) values (&quot;;[.A434];&quot;,'&quot;;SUBSTITUTE([.B434];&quot;'&quot;;&quot;''&quot;);&quot;','&quot;;SUBSTITUTE([.C434];&quot;'&quot;;&quot;''&quot;);&quot;');&quot;)" office:value-type="string" office:string-value="insert into esglesia (id,nom,wikipedia) values (433,'Sant Esteve de Sallent','Sant Esteve de Sallent');" calcext:value-type="string">
            <text:p>insert into esglesia (id,nom,wikipedia) values (433,'Sant Esteve de Sallent','Sant Esteve de Sallent');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Sant Miquel de Serra-sanç</text:p>
          </table:table-cell>
          <table:table-cell/>
          <table:table-cell table:formula="of:=CONCATENATE(&quot;insert into esglesia (id,nom,wikipedia) values (&quot;;[.A435];&quot;,'&quot;;SUBSTITUTE([.B435];&quot;'&quot;;&quot;''&quot;);&quot;','&quot;;SUBSTITUTE([.C435];&quot;'&quot;;&quot;''&quot;);&quot;');&quot;)" office:value-type="string" office:string-value="insert into esglesia (id,nom,wikipedia) values (434,'Sant Miquel de Serra-sanç','Sant Miquel de Serra-sanç');" calcext:value-type="string">
            <text:p>insert into esglesia (id,nom,wikipedia) values (434,'Sant Miquel de Serra-sanç','Sant Miquel de Serra-sanç');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Sant Pere de Serraïma</text:p>
          </table:table-cell>
          <table:table-cell/>
          <table:table-cell table:formula="of:=CONCATENATE(&quot;insert into esglesia (id,nom,wikipedia) values (&quot;;[.A436];&quot;,'&quot;;SUBSTITUTE([.B436];&quot;'&quot;;&quot;''&quot;);&quot;','&quot;;SUBSTITUTE([.C436];&quot;'&quot;;&quot;''&quot;);&quot;');&quot;)" office:value-type="string" office:string-value="insert into esglesia (id,nom,wikipedia) values (435,'Sant Pere de Serraïma','Sant Pere de Serraïma');" calcext:value-type="string">
            <text:p>insert into esglesia (id,nom,wikipedia) values (435,'Sant Pere de Serraïma','Sant Pere de Serraïma');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Santa Maria de Cornet</text:p>
          </table:table-cell>
          <table:table-cell/>
          <table:table-cell table:formula="of:=CONCATENATE(&quot;insert into esglesia (id,nom,wikipedia) values (&quot;;[.A437];&quot;,'&quot;;SUBSTITUTE([.B437];&quot;'&quot;;&quot;''&quot;);&quot;','&quot;;SUBSTITUTE([.C437];&quot;'&quot;;&quot;''&quot;);&quot;');&quot;)" office:value-type="string" office:string-value="insert into esglesia (id,nom,wikipedia) values (436,'Santa Maria de Cornet','Santa Maria de Cornet');" calcext:value-type="string">
            <text:p>insert into esglesia (id,nom,wikipedia) values (436,'Santa Maria de Cornet','Santa Maria de Cornet');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>Santuari de la Mare de Déu de Fucimanya</text:p>
          </table:table-cell>
          <table:table-cell/>
          <table:table-cell table:formula="of:=CONCATENATE(&quot;insert into esglesia (id,nom,wikipedia) values (&quot;;[.A438];&quot;,'&quot;;SUBSTITUTE([.B438];&quot;'&quot;;&quot;''&quot;);&quot;','&quot;;SUBSTITUTE([.C438];&quot;'&quot;;&quot;''&quot;);&quot;');&quot;)" office:value-type="string" office:string-value="insert into esglesia (id,nom,wikipedia) values (437,'Santuari de la Mare de Déu de Fucimanya','Santuari de la Mare de Déu de Fucimanya');" calcext:value-type="string">
            <text:p>insert into esglesia (id,nom,wikipedia) values (437,'Santuari de la Mare de Déu de Fucimanya','Santuari de la Mare de Déu de Fucimanya');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Sant Andreu de Pedrinyà</text:p>
          </table:table-cell>
          <table:table-cell/>
          <table:table-cell table:formula="of:=CONCATENATE(&quot;insert into esglesia (id,nom,wikipedia) values (&quot;;[.A439];&quot;,'&quot;;SUBSTITUTE([.B439];&quot;'&quot;;&quot;''&quot;);&quot;','&quot;;SUBSTITUTE([.C439];&quot;'&quot;;&quot;''&quot;);&quot;');&quot;)" office:value-type="string" office:string-value="insert into esglesia (id,nom,wikipedia) values (438,'Sant Andreu de Pedrinyà','Sant Andreu de Pedrinyà');" calcext:value-type="string">
            <text:p>insert into esglesia (id,nom,wikipedia) values (438,'Sant Andreu de Pedrinyà','Sant Andreu de Pedrinyà');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Santa Maria del Collet</text:p>
          </table:table-cell>
          <table:table-cell/>
          <table:table-cell table:formula="of:=CONCATENATE(&quot;insert into esglesia (id,nom,wikipedia) values (&quot;;[.A440];&quot;,'&quot;;SUBSTITUTE([.B440];&quot;'&quot;;&quot;''&quot;);&quot;','&quot;;SUBSTITUTE([.C440];&quot;'&quot;;&quot;''&quot;);&quot;');&quot;)" office:value-type="string" office:string-value="insert into esglesia (id,nom,wikipedia) values (439,'Santa Maria del Collet','Santa Maria del Collet');" calcext:value-type="string">
            <text:p>insert into esglesia (id,nom,wikipedia) values (439,'Santa Maria del Collet','Santa Maria del Collet');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Monestir de Sant Miquel de Cruïlles</text:p>
          </table:table-cell>
          <table:table-cell office:value-type="string" calcext:value-type="string">
            <text:p>Cruïlles</text:p>
          </table:table-cell>
          <table:table-cell table:formula="of:=CONCATENATE(&quot;insert into esglesia (id,nom,wikipedia) values (&quot;;[.A441];&quot;,'&quot;;SUBSTITUTE([.B441];&quot;'&quot;;&quot;''&quot;);&quot;','&quot;;SUBSTITUTE([.C441];&quot;'&quot;;&quot;''&quot;);&quot;');&quot;)" office:value-type="string" office:string-value="insert into esglesia (id,nom,wikipedia) values (440,'Monestir de Sant Miquel de Cruïlles','Monestir de Sant Miquel de Cruïlles');" calcext:value-type="string">
            <text:p>insert into esglesia (id,nom,wikipedia) values (440,'Monestir de Sant Miquel de Cruïlles','Monestir de Sant Miquel de Cruïlles');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Sant Cugat d'Albons</text:p>
          </table:table-cell>
          <table:table-cell/>
          <table:table-cell table:formula="of:=CONCATENATE(&quot;insert into esglesia (id,nom,wikipedia) values (&quot;;[.A442];&quot;,'&quot;;SUBSTITUTE([.B442];&quot;'&quot;;&quot;''&quot;);&quot;','&quot;;SUBSTITUTE([.C442];&quot;'&quot;;&quot;''&quot;);&quot;');&quot;)" office:value-type="string" office:string-value="insert into esglesia (id,nom,wikipedia) values (441,'Sant Cugat d''Albons','Sant Cugat d''Albons');" calcext:value-type="string">
            <text:p>insert into esglesia (id,nom,wikipedia) values (441,'Sant Cugat d''Albons','Sant Cugat d''Albons');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Església de Sant Cebrià de Lledó</text:p>
          </table:table-cell>
          <table:table-cell/>
          <table:table-cell table:formula="of:=CONCATENATE(&quot;insert into esglesia (id,nom,wikipedia) values (&quot;;[.A443];&quot;,'&quot;;SUBSTITUTE([.B443];&quot;'&quot;;&quot;''&quot;);&quot;','&quot;;SUBSTITUTE([.C443];&quot;'&quot;;&quot;''&quot;);&quot;');&quot;)" office:value-type="string" office:string-value="insert into esglesia (id,nom,wikipedia) values (442,'Església de Sant Cebrià de Lledó','Església de Sant Cebrià de Lledó');" calcext:value-type="string">
            <text:p>insert into esglesia (id,nom,wikipedia) values (442,'Església de Sant Cebrià de Lledó','Església de Sant Cebrià de Lledó');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Església de Santa Pel·laia</text:p>
          </table:table-cell>
          <table:table-cell/>
          <table:table-cell table:formula="of:=CONCATENATE(&quot;insert into esglesia (id,nom,wikipedia) values (&quot;;[.A444];&quot;,'&quot;;SUBSTITUTE([.B444];&quot;'&quot;;&quot;''&quot;);&quot;','&quot;;SUBSTITUTE([.C444];&quot;'&quot;;&quot;''&quot;);&quot;');&quot;)" office:value-type="string" office:string-value="insert into esglesia (id,nom,wikipedia) values (443,'Església de Santa Pel·laia','Església de Santa Pel·laia');" calcext:value-type="string">
            <text:p>insert into esglesia (id,nom,wikipedia) values (443,'Església de Santa Pel·laia','Església de Santa Pel·laia');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Església vella del Mas Vidal</text:p>
          </table:table-cell>
          <table:table-cell/>
          <table:table-cell table:formula="of:=CONCATENATE(&quot;insert into esglesia (id,nom,wikipedia) values (&quot;;[.A445];&quot;,'&quot;;SUBSTITUTE([.B445];&quot;'&quot;;&quot;''&quot;);&quot;','&quot;;SUBSTITUTE([.C445];&quot;'&quot;;&quot;''&quot;);&quot;');&quot;)" office:value-type="string" office:string-value="insert into esglesia (id,nom,wikipedia) values (444,'Església vella del Mas Vidal','Església vella del Mas Vidal');" calcext:value-type="string">
            <text:p>insert into esglesia (id,nom,wikipedia) values (444,'Església vella del Mas Vidal','Església vella del Mas Vidal');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Sant Pau de Fontclara</text:p>
          </table:table-cell>
          <table:table-cell/>
          <table:table-cell table:formula="of:=CONCATENATE(&quot;insert into esglesia (id,nom,wikipedia) values (&quot;;[.A446];&quot;,'&quot;;SUBSTITUTE([.B446];&quot;'&quot;;&quot;''&quot;);&quot;','&quot;;SUBSTITUTE([.C446];&quot;'&quot;;&quot;''&quot;);&quot;');&quot;)" office:value-type="string" office:string-value="insert into esglesia (id,nom,wikipedia) values (445,'Sant Pau de Fontclara','Sant Pau de Fontclara');" calcext:value-type="string">
            <text:p>insert into esglesia (id,nom,wikipedia) values (445,'Sant Pau de Fontclara','Sant Pau de Fontclara');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Església de Sant Llorenç de les Arenes</text:p>
          </table:table-cell>
          <table:table-cell/>
          <table:table-cell table:formula="of:=CONCATENATE(&quot;insert into esglesia (id,nom,wikipedia) values (&quot;;[.A447];&quot;,'&quot;;SUBSTITUTE([.B447];&quot;'&quot;;&quot;''&quot;);&quot;','&quot;;SUBSTITUTE([.C447];&quot;'&quot;;&quot;''&quot;);&quot;');&quot;)" office:value-type="string" office:string-value="insert into esglesia (id,nom,wikipedia) values (446,'Església de Sant Llorenç de les Arenes','Església de Sant Llorenç de les Arenes');" calcext:value-type="string">
            <text:p>insert into esglesia (id,nom,wikipedia) values (446,'Església de Sant Llorenç de les Arenes','Església de Sant Llorenç de les Arenes');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Sant Andreu d'Ullà</text:p>
          </table:table-cell>
          <table:table-cell/>
          <table:table-cell table:formula="of:=CONCATENATE(&quot;insert into esglesia (id,nom,wikipedia) values (&quot;;[.A448];&quot;,'&quot;;SUBSTITUTE([.B448];&quot;'&quot;;&quot;''&quot;);&quot;','&quot;;SUBSTITUTE([.C448];&quot;'&quot;;&quot;''&quot;);&quot;');&quot;)" office:value-type="string" office:string-value="insert into esglesia (id,nom,wikipedia) values (447,'Sant Andreu d''Ullà','Sant Andreu d''Ullà');" calcext:value-type="string">
            <text:p>insert into esglesia (id,nom,wikipedia) values (447,'Sant Andreu d''Ullà','Sant Andreu d''Ullà');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Sant Climent de Tor</text:p>
          </table:table-cell>
          <table:table-cell/>
          <table:table-cell table:formula="of:=CONCATENATE(&quot;insert into esglesia (id,nom,wikipedia) values (&quot;;[.A449];&quot;,'&quot;;SUBSTITUTE([.B449];&quot;'&quot;;&quot;''&quot;);&quot;','&quot;;SUBSTITUTE([.C449];&quot;'&quot;;&quot;''&quot;);&quot;');&quot;)" office:value-type="string" office:string-value="insert into esglesia (id,nom,wikipedia) values (448,'Sant Climent de Tor','Sant Climent de Tor');" calcext:value-type="string">
            <text:p>insert into esglesia (id,nom,wikipedia) values (448,'Sant Climent de Tor','Sant Climent de Tor');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Sant Esteve d'Esclanyà</text:p>
          </table:table-cell>
          <table:table-cell/>
          <table:table-cell table:formula="of:=CONCATENATE(&quot;insert into esglesia (id,nom,wikipedia) values (&quot;;[.A450];&quot;,'&quot;;SUBSTITUTE([.B450];&quot;'&quot;;&quot;''&quot;);&quot;','&quot;;SUBSTITUTE([.C450];&quot;'&quot;;&quot;''&quot;);&quot;');&quot;)" office:value-type="string" office:string-value="insert into esglesia (id,nom,wikipedia) values (449,'Sant Esteve d''Esclanyà','Sant Esteve d''Esclanyà');" calcext:value-type="string">
            <text:p>insert into esglesia (id,nom,wikipedia) values (449,'Sant Esteve d''Esclanyà','Sant Esteve d''Esclanyà');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Sant Esteve de Canapost</text:p>
          </table:table-cell>
          <table:table-cell/>
          <table:table-cell table:formula="of:=CONCATENATE(&quot;insert into esglesia (id,nom,wikipedia) values (&quot;;[.A451];&quot;,'&quot;;SUBSTITUTE([.B451];&quot;'&quot;;&quot;''&quot;);&quot;','&quot;;SUBSTITUTE([.C451];&quot;'&quot;;&quot;''&quot;);&quot;');&quot;)" office:value-type="string" office:string-value="insert into esglesia (id,nom,wikipedia) values (450,'Sant Esteve de Canapost','Sant Esteve de Canapost');" calcext:value-type="string">
            <text:p>insert into esglesia (id,nom,wikipedia) values (450,'Sant Esteve de Canapost','Sant Esteve de Canapost');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Sant Esteve de Maranyà</text:p>
          </table:table-cell>
          <table:table-cell/>
          <table:table-cell table:formula="of:=CONCATENATE(&quot;insert into esglesia (id,nom,wikipedia) values (&quot;;[.A452];&quot;,'&quot;;SUBSTITUTE([.B452];&quot;'&quot;;&quot;''&quot;);&quot;','&quot;;SUBSTITUTE([.C452];&quot;'&quot;;&quot;''&quot;);&quot;');&quot;)" office:value-type="string" office:string-value="insert into esglesia (id,nom,wikipedia) values (451,'Sant Esteve de Maranyà','Sant Esteve de Maranyà');" calcext:value-type="string">
            <text:p>insert into esglesia (id,nom,wikipedia) values (451,'Sant Esteve de Maranyà','Sant Esteve de Maranyà');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Sant Esteve de Peratallada</text:p>
          </table:table-cell>
          <table:table-cell/>
          <table:table-cell table:formula="of:=CONCATENATE(&quot;insert into esglesia (id,nom,wikipedia) values (&quot;;[.A453];&quot;,'&quot;;SUBSTITUTE([.B453];&quot;'&quot;;&quot;''&quot;);&quot;','&quot;;SUBSTITUTE([.C453];&quot;'&quot;;&quot;''&quot;);&quot;');&quot;)" office:value-type="string" office:string-value="insert into esglesia (id,nom,wikipedia) values (452,'Sant Esteve de Peratallada','Sant Esteve de Peratallada');" calcext:value-type="string">
            <text:p>insert into esglesia (id,nom,wikipedia) values (452,'Sant Esteve de Peratallada','Sant Esteve de Peratallada');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Sant Feliu de Parlavà</text:p>
          </table:table-cell>
          <table:table-cell/>
          <table:table-cell table:formula="of:=CONCATENATE(&quot;insert into esglesia (id,nom,wikipedia) values (&quot;;[.A454];&quot;,'&quot;;SUBSTITUTE([.B454];&quot;'&quot;;&quot;''&quot;);&quot;','&quot;;SUBSTITUTE([.C454];&quot;'&quot;;&quot;''&quot;);&quot;');&quot;)" office:value-type="string" office:string-value="insert into esglesia (id,nom,wikipedia) values (453,'Sant Feliu de Parlavà','Sant Feliu de Parlavà');" calcext:value-type="string">
            <text:p>insert into esglesia (id,nom,wikipedia) values (453,'Sant Feliu de Parlavà','Sant Feliu de Parlavà');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Sant Genís de Casavells</text:p>
          </table:table-cell>
          <table:table-cell/>
          <table:table-cell table:formula="of:=CONCATENATE(&quot;insert into esglesia (id,nom,wikipedia) values (&quot;;[.A455];&quot;,'&quot;;SUBSTITUTE([.B455];&quot;'&quot;;&quot;''&quot;);&quot;','&quot;;SUBSTITUTE([.C455];&quot;'&quot;;&quot;''&quot;);&quot;');&quot;)" office:value-type="string" office:string-value="insert into esglesia (id,nom,wikipedia) values (454,'Sant Genís de Casavells','Sant Genís de Casavells');" calcext:value-type="string">
            <text:p>insert into esglesia (id,nom,wikipedia) values (454,'Sant Genís de Casavells','Sant Genís de Casavells');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Sant Grau d'Albons</text:p>
          </table:table-cell>
          <table:table-cell/>
          <table:table-cell table:formula="of:=CONCATENATE(&quot;insert into esglesia (id,nom,wikipedia) values (&quot;;[.A456];&quot;,'&quot;;SUBSTITUTE([.B456];&quot;'&quot;;&quot;''&quot;);&quot;','&quot;;SUBSTITUTE([.C456];&quot;'&quot;;&quot;''&quot;);&quot;');&quot;)" office:value-type="string" office:string-value="insert into esglesia (id,nom,wikipedia) values (455,'Sant Grau d''Albons','Sant Grau d''Albons');" calcext:value-type="string">
            <text:p>insert into esglesia (id,nom,wikipedia) values (455,'Sant Grau d''Albons','Sant Grau d''Albons');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ant Iscle i Santa Victòria</text:p>
          </table:table-cell>
          <table:table-cell office:value-type="string" calcext:value-type="string">
            <text:p>Sant Iscle i Santa Victòria (Serra de Daró)</text:p>
          </table:table-cell>
          <table:table-cell office:value-type="string" calcext:value-type="string">
            <text:p>Serra de Daró</text:p>
          </table:table-cell>
          <table:table-cell table:formula="of:=CONCATENATE(&quot;insert into esglesia (id,nom,wikipedia) values (&quot;;[.A457];&quot;,'&quot;;SUBSTITUTE([.B457];&quot;'&quot;;&quot;''&quot;);&quot;','&quot;;SUBSTITUTE([.C457];&quot;'&quot;;&quot;''&quot;);&quot;');&quot;)" office:value-type="string" office:string-value="insert into esglesia (id,nom,wikipedia) values (456,'Sant Iscle i Santa Victòria','Sant Iscle i Santa Victòria (Serra de Daró)');" calcext:value-type="string">
            <text:p>insert into esglesia (id,nom,wikipedia) values (456,'Sant Iscle i Santa Victòria','Sant Iscle i Santa Victòria (Serra de Daró)');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Sant Joan de Bellcaire</text:p>
          </table:table-cell>
          <table:table-cell/>
          <table:table-cell table:formula="of:=CONCATENATE(&quot;insert into esglesia (id,nom,wikipedia) values (&quot;;[.A458];&quot;,'&quot;;SUBSTITUTE([.B458];&quot;'&quot;;&quot;''&quot;);&quot;','&quot;;SUBSTITUTE([.C458];&quot;'&quot;;&quot;''&quot;);&quot;');&quot;)" office:value-type="string" office:string-value="insert into esglesia (id,nom,wikipedia) values (457,'Sant Joan de Bellcaire','Sant Joan de Bellcaire');" calcext:value-type="string">
            <text:p>insert into esglesia (id,nom,wikipedia) values (457,'Sant Joan de Bellcaire','Sant Joan de Bellcaire');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Sant Joan de Matajudaica</text:p>
          </table:table-cell>
          <table:table-cell/>
          <table:table-cell table:formula="of:=CONCATENATE(&quot;insert into esglesia (id,nom,wikipedia) values (&quot;;[.A459];&quot;,'&quot;;SUBSTITUTE([.B459];&quot;'&quot;;&quot;''&quot;);&quot;','&quot;;SUBSTITUTE([.C459];&quot;'&quot;;&quot;''&quot;);&quot;');&quot;)" office:value-type="string" office:string-value="insert into esglesia (id,nom,wikipedia) values (458,'Sant Joan de Matajudaica','Sant Joan de Matajudaica');" calcext:value-type="string">
            <text:p>insert into esglesia (id,nom,wikipedia) values (458,'Sant Joan de Matajudaica','Sant Joan de Matajudaica');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Església de Sant Joan de Salelles</text:p>
          </table:table-cell>
          <table:table-cell/>
          <table:table-cell table:formula="of:=CONCATENATE(&quot;insert into esglesia (id,nom,wikipedia) values (&quot;;[.A460];&quot;,'&quot;;SUBSTITUTE([.B460];&quot;'&quot;;&quot;''&quot;);&quot;','&quot;;SUBSTITUTE([.C460];&quot;'&quot;;&quot;''&quot;);&quot;');&quot;)" office:value-type="string" office:string-value="insert into esglesia (id,nom,wikipedia) values (459,'Església de Sant Joan de Salelles','Església de Sant Joan de Salelles');" calcext:value-type="string">
            <text:p>insert into esglesia (id,nom,wikipedia) values (459,'Església de Sant Joan de Salelles','Església de Sant Joan de Salelles');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Església de Sant Julià de Boada</text:p>
          </table:table-cell>
          <table:table-cell/>
          <table:table-cell table:formula="of:=CONCATENATE(&quot;insert into esglesia (id,nom,wikipedia) values (&quot;;[.A461];&quot;,'&quot;;SUBSTITUTE([.B461];&quot;'&quot;;&quot;''&quot;);&quot;','&quot;;SUBSTITUTE([.C461];&quot;'&quot;;&quot;''&quot;);&quot;');&quot;)" office:value-type="string" office:string-value="insert into esglesia (id,nom,wikipedia) values (460,'Església de Sant Julià de Boada','Església de Sant Julià de Boada');" calcext:value-type="string">
            <text:p>insert into esglesia (id,nom,wikipedia) values (460,'Església de Sant Julià de Boada','Església de Sant Julià de Boada');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Sant Julià de Corçà</text:p>
          </table:table-cell>
          <table:table-cell/>
          <table:table-cell table:formula="of:=CONCATENATE(&quot;insert into esglesia (id,nom,wikipedia) values (&quot;;[.A462];&quot;,'&quot;;SUBSTITUTE([.B462];&quot;'&quot;;&quot;''&quot;);&quot;','&quot;;SUBSTITUTE([.C462];&quot;'&quot;;&quot;''&quot;);&quot;');&quot;)" office:value-type="string" office:string-value="insert into esglesia (id,nom,wikipedia) values (461,'Sant Julià de Corçà','Sant Julià de Corçà');" calcext:value-type="string">
            <text:p>insert into esglesia (id,nom,wikipedia) values (461,'Sant Julià de Corçà','Sant Julià de Corçà');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Sant Julià de Verges</text:p>
          </table:table-cell>
          <table:table-cell office:value-type="string" calcext:value-type="string">
            <text:p>Verges</text:p>
          </table:table-cell>
          <table:table-cell table:formula="of:=CONCATENATE(&quot;insert into esglesia (id,nom,wikipedia) values (&quot;;[.A463];&quot;,'&quot;;SUBSTITUTE([.B463];&quot;'&quot;;&quot;''&quot;);&quot;','&quot;;SUBSTITUTE([.C463];&quot;'&quot;;&quot;''&quot;);&quot;');&quot;)" office:value-type="string" office:string-value="insert into esglesia (id,nom,wikipedia) values (462,'Sant Julià de Verges','Sant Julià de Verges');" calcext:value-type="string">
            <text:p>insert into esglesia (id,nom,wikipedia) values (462,'Sant Julià de Verges','Sant Julià de Verges');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Sant Martí de Romanyà</text:p>
          </table:table-cell>
          <table:table-cell/>
          <table:table-cell table:formula="of:=CONCATENATE(&quot;insert into esglesia (id,nom,wikipedia) values (&quot;;[.A464];&quot;,'&quot;;SUBSTITUTE([.B464];&quot;'&quot;;&quot;''&quot;);&quot;','&quot;;SUBSTITUTE([.C464];&quot;'&quot;;&quot;''&quot;);&quot;');&quot;)" office:value-type="string" office:string-value="insert into esglesia (id,nom,wikipedia) values (463,'Sant Martí de Romanyà','Sant Martí de Romanyà');" calcext:value-type="string">
            <text:p>insert into esglesia (id,nom,wikipedia) values (463,'Sant Martí de Romanyà','Sant Martí de Romanyà');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Sant Martí (Cassà de Pelràs)</text:p>
          </table:table-cell>
          <table:table-cell office:value-type="string" calcext:value-type="string">
            <text:p>Corçà</text:p>
          </table:table-cell>
          <table:table-cell table:formula="of:=CONCATENATE(&quot;insert into esglesia (id,nom,wikipedia) values (&quot;;[.A465];&quot;,'&quot;;SUBSTITUTE([.B465];&quot;'&quot;;&quot;''&quot;);&quot;','&quot;;SUBSTITUTE([.C465];&quot;'&quot;;&quot;''&quot;);&quot;');&quot;)" office:value-type="string" office:string-value="insert into esglesia (id,nom,wikipedia) values (464,'Sant Martí','Sant Martí (Cassà de Pelràs)');" calcext:value-type="string">
            <text:p>insert into esglesia (id,nom,wikipedia) values (464,'Sant Martí','Sant Martí (Cassà de Pelràs)');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Sant Martí de Fontanilles</text:p>
          </table:table-cell>
          <table:table-cell/>
          <table:table-cell table:formula="of:=CONCATENATE(&quot;insert into esglesia (id,nom,wikipedia) values (&quot;;[.A466];&quot;,'&quot;;SUBSTITUTE([.B466];&quot;'&quot;;&quot;''&quot;);&quot;','&quot;;SUBSTITUTE([.C466];&quot;'&quot;;&quot;''&quot;);&quot;');&quot;)" office:value-type="string" office:string-value="insert into esglesia (id,nom,wikipedia) values (465,'Sant Martí de Fontanilles','Sant Martí de Fontanilles');" calcext:value-type="string">
            <text:p>insert into esglesia (id,nom,wikipedia) values (465,'Sant Martí de Fontanilles','Sant Martí de Fontanilles');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Sant Mateu de Vall-llobrega</text:p>
          </table:table-cell>
          <table:table-cell/>
          <table:table-cell table:formula="of:=CONCATENATE(&quot;insert into esglesia (id,nom,wikipedia) values (&quot;;[.A467];&quot;,'&quot;;SUBSTITUTE([.B467];&quot;'&quot;;&quot;''&quot;);&quot;','&quot;;SUBSTITUTE([.C467];&quot;'&quot;;&quot;''&quot;);&quot;');&quot;)" office:value-type="string" office:string-value="insert into esglesia (id,nom,wikipedia) values (466,'Sant Mateu de Vall-llobrega','Sant Mateu de Vall-llobrega');" calcext:value-type="string">
            <text:p>insert into esglesia (id,nom,wikipedia) values (466,'Sant Mateu de Vall-llobrega','Sant Mateu de Vall-llobrega');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Sant Mateu de Valldevià</text:p>
          </table:table-cell>
          <table:table-cell/>
          <table:table-cell table:formula="of:=CONCATENATE(&quot;insert into esglesia (id,nom,wikipedia) values (&quot;;[.A468];&quot;,'&quot;;SUBSTITUTE([.B468];&quot;'&quot;;&quot;''&quot;);&quot;','&quot;;SUBSTITUTE([.C468];&quot;'&quot;;&quot;''&quot;);&quot;');&quot;)" office:value-type="string" office:string-value="insert into esglesia (id,nom,wikipedia) values (467,'Sant Mateu de Valldevià','Sant Mateu de Valldevià');" calcext:value-type="string">
            <text:p>insert into esglesia (id,nom,wikipedia) values (467,'Sant Mateu de Valldevià','Sant Mateu de Valldevià');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Sant Pere de Palau-sator</text:p>
          </table:table-cell>
          <table:table-cell/>
          <table:table-cell table:formula="of:=CONCATENATE(&quot;insert into esglesia (id,nom,wikipedia) values (&quot;;[.A469];&quot;,'&quot;;SUBSTITUTE([.B469];&quot;'&quot;;&quot;''&quot;);&quot;','&quot;;SUBSTITUTE([.C469];&quot;'&quot;;&quot;''&quot;);&quot;');&quot;)" office:value-type="string" office:string-value="insert into esglesia (id,nom,wikipedia) values (468,'Sant Pere de Palau-sator','Sant Pere de Palau-sator');" calcext:value-type="string">
            <text:p>insert into esglesia (id,nom,wikipedia) values (468,'Sant Pere de Palau-sator','Sant Pere de Palau-sator');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Sant Pere de Pals</text:p>
          </table:table-cell>
          <table:table-cell office:value-type="string" calcext:value-type="string">
            <text:p>Pals</text:p>
          </table:table-cell>
          <table:table-cell table:formula="of:=CONCATENATE(&quot;insert into esglesia (id,nom,wikipedia) values (&quot;;[.A470];&quot;,'&quot;;SUBSTITUTE([.B470];&quot;'&quot;;&quot;''&quot;);&quot;','&quot;;SUBSTITUTE([.C470];&quot;'&quot;;&quot;''&quot;);&quot;');&quot;)" office:value-type="string" office:string-value="insert into esglesia (id,nom,wikipedia) values (469,'Sant Pere de Pals','Sant Pere de Pals');" calcext:value-type="string">
            <text:p>insert into esglesia (id,nom,wikipedia) values (469,'Sant Pere de Pals','Sant Pere de Pals');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Sant Pere d'Ullastret</text:p>
          </table:table-cell>
          <table:table-cell office:value-type="string" calcext:value-type="string">
            <text:p>Ullastret</text:p>
          </table:table-cell>
          <table:table-cell table:formula="of:=CONCATENATE(&quot;insert into esglesia (id,nom,wikipedia) values (&quot;;[.A471];&quot;,'&quot;;SUBSTITUTE([.B471];&quot;'&quot;;&quot;''&quot;);&quot;','&quot;;SUBSTITUTE([.C471];&quot;'&quot;;&quot;''&quot;);&quot;');&quot;)" office:value-type="string" office:string-value="insert into esglesia (id,nom,wikipedia) values (470,'Sant Pere d''Ullastret','Sant Pere d''Ullastret');" calcext:value-type="string">
            <text:p>insert into esglesia (id,nom,wikipedia) values (470,'Sant Pere d''Ullastret','Sant Pere d''Ullastret');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Església de Sant Pol de la Bisbal</text:p>
          </table:table-cell>
          <table:table-cell/>
          <table:table-cell table:formula="of:=CONCATENATE(&quot;insert into esglesia (id,nom,wikipedia) values (&quot;;[.A472];&quot;,'&quot;;SUBSTITUTE([.B472];&quot;'&quot;;&quot;''&quot;);&quot;','&quot;;SUBSTITUTE([.C472];&quot;'&quot;;&quot;''&quot;);&quot;');&quot;)" office:value-type="string" office:string-value="insert into esglesia (id,nom,wikipedia) values (471,'Església de Sant Pol de la Bisbal','Església de Sant Pol de la Bisbal');" calcext:value-type="string">
            <text:p>insert into esglesia (id,nom,wikipedia) values (471,'Església de Sant Pol de la Bisbal','Església de Sant Pol de la Bisbal');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Sant Romà de les Arenes</text:p>
          </table:table-cell>
          <table:table-cell/>
          <table:table-cell table:formula="of:=CONCATENATE(&quot;insert into esglesia (id,nom,wikipedia) values (&quot;;[.A473];&quot;,'&quot;;SUBSTITUTE([.B473];&quot;'&quot;;&quot;''&quot;);&quot;','&quot;;SUBSTITUTE([.C473];&quot;'&quot;;&quot;''&quot;);&quot;');&quot;)" office:value-type="string" office:string-value="insert into esglesia (id,nom,wikipedia) values (472,'Sant Romà de les Arenes','Sant Romà de les Arenes');" calcext:value-type="string">
            <text:p>insert into esglesia (id,nom,wikipedia) values (472,'Sant Romà de les Arenes','Sant Romà de les Arenes');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Sant Romà de Llabià</text:p>
          </table:table-cell>
          <table:table-cell/>
          <table:table-cell table:formula="of:=CONCATENATE(&quot;insert into esglesia (id,nom,wikipedia) values (&quot;;[.A474];&quot;,'&quot;;SUBSTITUTE([.B474];&quot;'&quot;;&quot;''&quot;);&quot;','&quot;;SUBSTITUTE([.C474];&quot;'&quot;;&quot;''&quot;);&quot;');&quot;)" office:value-type="string" office:string-value="insert into esglesia (id,nom,wikipedia) values (473,'Sant Romà de Llabià','Sant Romà de Llabià');" calcext:value-type="string">
            <text:p>insert into esglesia (id,nom,wikipedia) values (473,'Sant Romà de Llabià','Sant Romà de Llabià');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Església de Sant Sadurní de l'Heura</text:p>
          </table:table-cell>
          <table:table-cell/>
          <table:table-cell table:formula="of:=CONCATENATE(&quot;insert into esglesia (id,nom,wikipedia) values (&quot;;[.A475];&quot;,'&quot;;SUBSTITUTE([.B475];&quot;'&quot;;&quot;''&quot;);&quot;','&quot;;SUBSTITUTE([.C475];&quot;'&quot;;&quot;''&quot;);&quot;');&quot;)" office:value-type="string" office:string-value="insert into esglesia (id,nom,wikipedia) values (474,'Església de Sant Sadurní de l''Heura','Església de Sant Sadurní de l''Heura');" calcext:value-type="string">
            <text:p>insert into esglesia (id,nom,wikipedia) values (474,'Església de Sant Sadurní de l''Heura','Església de Sant Sadurní de l''Heura');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Sant Sadurní de Garrigoles</text:p>
          </table:table-cell>
          <table:table-cell/>
          <table:table-cell table:formula="of:=CONCATENATE(&quot;insert into esglesia (id,nom,wikipedia) values (&quot;;[.A476];&quot;,'&quot;;SUBSTITUTE([.B476];&quot;'&quot;;&quot;''&quot;);&quot;','&quot;;SUBSTITUTE([.C476];&quot;'&quot;;&quot;''&quot;);&quot;');&quot;)" office:value-type="string" office:string-value="insert into esglesia (id,nom,wikipedia) values (475,'Sant Sadurní de Garrigoles','Sant Sadurní de Garrigoles');" calcext:value-type="string">
            <text:p>insert into esglesia (id,nom,wikipedia) values (475,'Sant Sadurní de Garrigoles','Sant Sadurní de Garrigoles');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Sant Vicenç de les Olives</text:p>
          </table:table-cell>
          <table:table-cell/>
          <table:table-cell table:formula="of:=CONCATENATE(&quot;insert into esglesia (id,nom,wikipedia) values (&quot;;[.A477];&quot;,'&quot;;SUBSTITUTE([.B477];&quot;'&quot;;&quot;''&quot;);&quot;','&quot;;SUBSTITUTE([.C477];&quot;'&quot;;&quot;''&quot;);&quot;');&quot;)" office:value-type="string" office:string-value="insert into esglesia (id,nom,wikipedia) values (476,'Sant Vicenç de les Olives','Sant Vicenç de les Olives');" calcext:value-type="string">
            <text:p>insert into esglesia (id,nom,wikipedia) values (476,'Sant Vicenç de les Olives','Sant Vicenç de les Olives');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Santa Coloma de Fitor</text:p>
          </table:table-cell>
          <table:table-cell/>
          <table:table-cell table:formula="of:=CONCATENATE(&quot;insert into esglesia (id,nom,wikipedia) values (&quot;;[.A478];&quot;,'&quot;;SUBSTITUTE([.B478];&quot;'&quot;;&quot;''&quot;);&quot;','&quot;;SUBSTITUTE([.C478];&quot;'&quot;;&quot;''&quot;);&quot;');&quot;)" office:value-type="string" office:string-value="insert into esglesia (id,nom,wikipedia) values (477,'Santa Coloma de Fitor','Santa Coloma de Fitor');" calcext:value-type="string">
            <text:p>insert into esglesia (id,nom,wikipedia) values (477,'Santa Coloma de Fitor','Santa Coloma de Fitor');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Església de Santa Cristina d'Aro</text:p>
          </table:table-cell>
          <table:table-cell/>
          <table:table-cell table:formula="of:=CONCATENATE(&quot;insert into esglesia (id,nom,wikipedia) values (&quot;;[.A479];&quot;,'&quot;;SUBSTITUTE([.B479];&quot;'&quot;;&quot;''&quot;);&quot;','&quot;;SUBSTITUTE([.C479];&quot;'&quot;;&quot;''&quot;);&quot;');&quot;)" office:value-type="string" office:string-value="insert into esglesia (id,nom,wikipedia) values (478,'Església de Santa Cristina d''Aro','Església de Santa Cristina d''Aro');" calcext:value-type="string">
            <text:p>insert into esglesia (id,nom,wikipedia) values (478,'Església de Santa Cristina d''Aro','Església de Santa Cristina d''Aro');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Santa Cristina de Corçà</text:p>
          </table:table-cell>
          <table:table-cell office:value-type="string" calcext:value-type="string">
            <text:p>Corçà</text:p>
          </table:table-cell>
          <table:table-cell table:formula="of:=CONCATENATE(&quot;insert into esglesia (id,nom,wikipedia) values (&quot;;[.A480];&quot;,'&quot;;SUBSTITUTE([.B480];&quot;'&quot;;&quot;''&quot;);&quot;','&quot;;SUBSTITUTE([.C480];&quot;'&quot;;&quot;''&quot;);&quot;');&quot;)" office:value-type="string" office:string-value="insert into esglesia (id,nom,wikipedia) values (479,'Santa Cristina de Corçà','Santa Cristina de Corçà');" calcext:value-type="string">
            <text:p>insert into esglesia (id,nom,wikipedia) values (479,'Santa Cristina de Corçà','Santa Cristina de Corçà');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Santa Eulàlia d'Ultramort</text:p>
          </table:table-cell>
          <table:table-cell office:value-type="string" calcext:value-type="string">
            <text:p>Ultramort</text:p>
          </table:table-cell>
          <table:table-cell table:formula="of:=CONCATENATE(&quot;insert into esglesia (id,nom,wikipedia) values (&quot;;[.A481];&quot;,'&quot;;SUBSTITUTE([.B481];&quot;'&quot;;&quot;''&quot;);&quot;','&quot;;SUBSTITUTE([.C481];&quot;'&quot;;&quot;''&quot;);&quot;');&quot;)" office:value-type="string" office:string-value="insert into esglesia (id,nom,wikipedia) values (480,'Santa Eulàlia d''Ultramort','Santa Eulàlia d''Ultramort');" calcext:value-type="string">
            <text:p>insert into esglesia (id,nom,wikipedia) values (480,'Santa Eulàlia d''Ultramort','Santa Eulàlia d''Ultramort');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Santa Margarida de Vilarnau</text:p>
          </table:table-cell>
          <table:table-cell/>
          <table:table-cell table:formula="of:=CONCATENATE(&quot;insert into esglesia (id,nom,wikipedia) values (&quot;;[.A482];&quot;,'&quot;;SUBSTITUTE([.B482];&quot;'&quot;;&quot;''&quot;);&quot;','&quot;;SUBSTITUTE([.C482];&quot;'&quot;;&quot;''&quot;);&quot;');&quot;)" office:value-type="string" office:string-value="insert into esglesia (id,nom,wikipedia) values (481,'Santa Margarida de Vilarnau','Santa Margarida de Vilarnau');" calcext:value-type="string">
            <text:p>insert into esglesia (id,nom,wikipedia) values (481,'Santa Margarida de Vilarnau','Santa Margarida de Vilarnau');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Santa Maria de Bell-lloc d'Aro</text:p>
          </table:table-cell>
          <table:table-cell/>
          <table:table-cell table:formula="of:=CONCATENATE(&quot;insert into esglesia (id,nom,wikipedia) values (&quot;;[.A483];&quot;,'&quot;;SUBSTITUTE([.B483];&quot;'&quot;;&quot;''&quot;);&quot;','&quot;;SUBSTITUTE([.C483];&quot;'&quot;;&quot;''&quot;);&quot;');&quot;)" office:value-type="string" office:string-value="insert into esglesia (id,nom,wikipedia) values (482,'Santa Maria de Bell-lloc d''Aro','Santa Maria de Bell-lloc d''Aro');" calcext:value-type="string">
            <text:p>insert into esglesia (id,nom,wikipedia) values (482,'Santa Maria de Bell-lloc d''Aro','Santa Maria de Bell-lloc d''Aro');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Santa Maria de Colomers</text:p>
          </table:table-cell>
          <table:table-cell/>
          <table:table-cell table:formula="of:=CONCATENATE(&quot;insert into esglesia (id,nom,wikipedia) values (&quot;;[.A484];&quot;,'&quot;;SUBSTITUTE([.B484];&quot;'&quot;;&quot;''&quot;);&quot;','&quot;;SUBSTITUTE([.C484];&quot;'&quot;;&quot;''&quot;);&quot;');&quot;)" office:value-type="string" office:string-value="insert into esglesia (id,nom,wikipedia) values (483,'Santa Maria de Colomers','Santa Maria de Colomers');" calcext:value-type="string">
            <text:p>insert into esglesia (id,nom,wikipedia) values (483,'Santa Maria de Colomers','Santa Maria de Colomers');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Santa Maria de Fenals d'Amunt</text:p>
          </table:table-cell>
          <table:table-cell/>
          <table:table-cell table:formula="of:=CONCATENATE(&quot;insert into esglesia (id,nom,wikipedia) values (&quot;;[.A485];&quot;,'&quot;;SUBSTITUTE([.B485];&quot;'&quot;;&quot;''&quot;);&quot;','&quot;;SUBSTITUTE([.C485];&quot;'&quot;;&quot;''&quot;);&quot;');&quot;)" office:value-type="string" office:string-value="insert into esglesia (id,nom,wikipedia) values (484,'Santa Maria de Fenals d''Amunt','Santa Maria de Fenals d''Amunt');" calcext:value-type="string">
            <text:p>insert into esglesia (id,nom,wikipedia) values (484,'Santa Maria de Fenals d''Amunt','Santa Maria de Fenals d''Amunt');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Santa Maria de Fonteta</text:p>
          </table:table-cell>
          <table:table-cell/>
          <table:table-cell table:formula="of:=CONCATENATE(&quot;insert into esglesia (id,nom,wikipedia) values (&quot;;[.A486];&quot;,'&quot;;SUBSTITUTE([.B486];&quot;'&quot;;&quot;''&quot;);&quot;','&quot;;SUBSTITUTE([.C486];&quot;'&quot;;&quot;''&quot;);&quot;');&quot;)" office:value-type="string" office:string-value="insert into esglesia (id,nom,wikipedia) values (485,'Santa Maria de Fonteta','Santa Maria de Fonteta');" calcext:value-type="string">
            <text:p>insert into esglesia (id,nom,wikipedia) values (485,'Santa Maria de Fonteta','Santa Maria de Fonteta');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Santa Maria de la Tallada</text:p>
          </table:table-cell>
          <table:table-cell/>
          <table:table-cell table:formula="of:=CONCATENATE(&quot;insert into esglesia (id,nom,wikipedia) values (&quot;;[.A487];&quot;,'&quot;;SUBSTITUTE([.B487];&quot;'&quot;;&quot;''&quot;);&quot;','&quot;;SUBSTITUTE([.C487];&quot;'&quot;;&quot;''&quot;);&quot;');&quot;)" office:value-type="string" office:string-value="insert into esglesia (id,nom,wikipedia) values (486,'Santa Maria de la Tallada','Santa Maria de la Tallada');" calcext:value-type="string">
            <text:p>insert into esglesia (id,nom,wikipedia) values (486,'Santa Maria de la Tallada','Santa Maria de la Tallada');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Santa Maria del Palau</text:p>
          </table:table-cell>
          <table:table-cell office:value-type="string" calcext:value-type="string">
            <text:p>Torroella de Montgrí</text:p>
          </table:table-cell>
          <table:table-cell table:formula="of:=CONCATENATE(&quot;insert into esglesia (id,nom,wikipedia) values (&quot;;[.A488];&quot;,'&quot;;SUBSTITUTE([.B488];&quot;'&quot;;&quot;''&quot;);&quot;','&quot;;SUBSTITUTE([.C488];&quot;'&quot;;&quot;''&quot;);&quot;');&quot;)" office:value-type="string" office:string-value="insert into esglesia (id,nom,wikipedia) values (487,'Santa Maria del Palau','Santa Maria del Palau');" calcext:value-type="string">
            <text:p>insert into esglesia (id,nom,wikipedia) values (487,'Santa Maria del Palau','Santa Maria del Palau');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Església de Santa Susanna de Peralta</text:p>
          </table:table-cell>
          <table:table-cell/>
          <table:table-cell table:formula="of:=CONCATENATE(&quot;insert into esglesia (id,nom,wikipedia) values (&quot;;[.A489];&quot;,'&quot;;SUBSTITUTE([.B489];&quot;'&quot;;&quot;''&quot;);&quot;','&quot;;SUBSTITUTE([.C489];&quot;'&quot;;&quot;''&quot;);&quot;');&quot;)" office:value-type="string" office:string-value="insert into esglesia (id,nom,wikipedia) values (488,'Església de Santa Susanna de Peralta','Església de Santa Susanna de Peralta');" calcext:value-type="string">
            <text:p>insert into esglesia (id,nom,wikipedia) values (488,'Església de Santa Susanna de Peralta','Església de Santa Susanna de Peralta');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Ermita de Bruguers</text:p>
          </table:table-cell>
          <table:table-cell/>
          <table:table-cell table:formula="of:=CONCATENATE(&quot;insert into esglesia (id,nom,wikipedia) values (&quot;;[.A490];&quot;,'&quot;;SUBSTITUTE([.B490];&quot;'&quot;;&quot;''&quot;);&quot;','&quot;;SUBSTITUTE([.C490];&quot;'&quot;;&quot;''&quot;);&quot;');&quot;)" office:value-type="string" office:string-value="insert into esglesia (id,nom,wikipedia) values (489,'Ermita de Bruguers','Ermita de Bruguers');" calcext:value-type="string">
            <text:p>insert into esglesia (id,nom,wikipedia) values (489,'Ermita de Bruguers','Ermita de Bruguers');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Sant Ponç de Corbera</text:p>
          </table:table-cell>
          <table:table-cell/>
          <table:table-cell table:formula="of:=CONCATENATE(&quot;insert into esglesia (id,nom,wikipedia) values (&quot;;[.A491];&quot;,'&quot;;SUBSTITUTE([.B491];&quot;'&quot;;&quot;''&quot;);&quot;','&quot;;SUBSTITUTE([.C491];&quot;'&quot;;&quot;''&quot;);&quot;');&quot;)" office:value-type="string" office:string-value="insert into esglesia (id,nom,wikipedia) values (490,'Sant Ponç de Corbera','Sant Ponç de Corbera');" calcext:value-type="string">
            <text:p>insert into esglesia (id,nom,wikipedia) values (490,'Sant Ponç de Corbera','Sant Ponç de Corbera');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Església parroquial de Santa Coloma de Cervelló</text:p>
          </table:table-cell>
          <table:table-cell office:value-type="string" calcext:value-type="string">
            <text:p>Santa Coloma de Cervelló</text:p>
          </table:table-cell>
          <table:table-cell table:formula="of:=CONCATENATE(&quot;insert into esglesia (id,nom,wikipedia) values (&quot;;[.A492];&quot;,'&quot;;SUBSTITUTE([.B492];&quot;'&quot;;&quot;''&quot;);&quot;','&quot;;SUBSTITUTE([.C492];&quot;'&quot;;&quot;''&quot;);&quot;');&quot;)" office:value-type="string" office:string-value="insert into esglesia (id,nom,wikipedia) values (491,'Església parroquial de Santa Coloma de Cervelló','Església parroquial de Santa Coloma de Cervelló');" calcext:value-type="string">
            <text:p>insert into esglesia (id,nom,wikipedia) values (491,'Església parroquial de Santa Coloma de Cervelló','Església parroquial de Santa Coloma de Cervelló');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Sant Joan del Pla</text:p>
          </table:table-cell>
          <table:table-cell/>
          <table:table-cell table:formula="of:=CONCATENATE(&quot;insert into esglesia (id,nom,wikipedia) values (&quot;;[.A493];&quot;,'&quot;;SUBSTITUTE([.B493];&quot;'&quot;;&quot;''&quot;);&quot;','&quot;;SUBSTITUTE([.C493];&quot;'&quot;;&quot;''&quot;);&quot;');&quot;)" office:value-type="string" office:string-value="insert into esglesia (id,nom,wikipedia) values (492,'Sant Joan del Pla','Sant Joan del Pla');" calcext:value-type="string">
            <text:p>insert into esglesia (id,nom,wikipedia) values (492,'Sant Joan del Pla','Sant Joan del Pla');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string" calcext:value-type="string">
            <text:p>Església de Santa Maria del Puig</text:p>
          </table:table-cell>
          <table:table-cell office:value-type="string" calcext:value-type="string">
            <text:p>Esparreguera</text:p>
          </table:table-cell>
          <table:table-cell table:formula="of:=CONCATENATE(&quot;insert into esglesia (id,nom,wikipedia) values (&quot;;[.A494];&quot;,'&quot;;SUBSTITUTE([.B494];&quot;'&quot;;&quot;''&quot;);&quot;','&quot;;SUBSTITUTE([.C494];&quot;'&quot;;&quot;''&quot;);&quot;');&quot;)" office:value-type="string" office:string-value="insert into esglesia (id,nom,wikipedia) values (493,'Església de Santa Maria del Puig','Església de Santa Maria del Puig');" calcext:value-type="string">
            <text:p>insert into esglesia (id,nom,wikipedia) values (493,'Església de Santa Maria del Puig','Església de Santa Maria del Puig');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Sant Genís de Rocafort</text:p>
          </table:table-cell>
          <table:table-cell office:value-type="string" calcext:value-type="string">
            <text:p>Rocafort</text:p>
          </table:table-cell>
          <table:table-cell table:formula="of:=CONCATENATE(&quot;insert into esglesia (id,nom,wikipedia) values (&quot;;[.A495];&quot;,'&quot;;SUBSTITUTE([.B495];&quot;'&quot;;&quot;''&quot;);&quot;','&quot;;SUBSTITUTE([.C495];&quot;'&quot;;&quot;''&quot;);&quot;');&quot;)" office:value-type="string" office:string-value="insert into esglesia (id,nom,wikipedia) values (494,'Sant Genís de Rocafort','Sant Genís de Rocafort');" calcext:value-type="string">
            <text:p>insert into esglesia (id,nom,wikipedia) values (494,'Sant Genís de Rocafort','Sant Genís de Rocafort');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rmita de la Salut</text:p>
          </table:table-cell>
          <table:table-cell office:value-type="string" calcext:value-type="string">
            <text:p>Ermita de la Salut (el Papiol)</text:p>
          </table:table-cell>
          <table:table-cell office:value-type="string" calcext:value-type="string">
            <text:p>El Papiol</text:p>
          </table:table-cell>
          <table:table-cell table:formula="of:=CONCATENATE(&quot;insert into esglesia (id,nom,wikipedia) values (&quot;;[.A496];&quot;,'&quot;;SUBSTITUTE([.B496];&quot;'&quot;;&quot;''&quot;);&quot;','&quot;;SUBSTITUTE([.C496];&quot;'&quot;;&quot;''&quot;);&quot;');&quot;)" office:value-type="string" office:string-value="insert into esglesia (id,nom,wikipedia) values (495,'Ermita de la Salut','Ermita de la Salut (el Papiol)');" calcext:value-type="string">
            <text:p>insert into esglesia (id,nom,wikipedia) values (495,'Ermita de la Salut','Ermita de la Salut (el Papiol)');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>Sant Cristòfol de Corbera</text:p>
          </table:table-cell>
          <table:table-cell/>
          <table:table-cell table:formula="of:=CONCATENATE(&quot;insert into esglesia (id,nom,wikipedia) values (&quot;;[.A497];&quot;,'&quot;;SUBSTITUTE([.B497];&quot;'&quot;;&quot;''&quot;);&quot;','&quot;;SUBSTITUTE([.C497];&quot;'&quot;;&quot;''&quot;);&quot;');&quot;)" office:value-type="string" office:string-value="insert into esglesia (id,nom,wikipedia) values (496,'Sant Cristòfol de Corbera','Sant Cristòfol de Corbera');" calcext:value-type="string">
            <text:p>insert into esglesia (id,nom,wikipedia) values (496,'Sant Cristòfol de Corbera','Sant Cristòfol de Corbera');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Sant Pere d'Abrera</text:p>
          </table:table-cell>
          <table:table-cell office:value-type="string" calcext:value-type="string">
            <text:p>Abrera</text:p>
          </table:table-cell>
          <table:table-cell table:formula="of:=CONCATENATE(&quot;insert into esglesia (id,nom,wikipedia) values (&quot;;[.A498];&quot;,'&quot;;SUBSTITUTE([.B498];&quot;'&quot;;&quot;''&quot;);&quot;','&quot;;SUBSTITUTE([.C498];&quot;'&quot;;&quot;''&quot;);&quot;');&quot;)" office:value-type="string" office:string-value="insert into esglesia (id,nom,wikipedia) values (497,'Sant Pere d''Abrera','Sant Pere d''Abrera');" calcext:value-type="string">
            <text:p>insert into esglesia (id,nom,wikipedia) values (497,'Sant Pere d''Abrera','Sant Pere d''Abrera');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Sant Pere del Romaní</text:p>
          </table:table-cell>
          <table:table-cell/>
          <table:table-cell table:formula="of:=CONCATENATE(&quot;insert into esglesia (id,nom,wikipedia) values (&quot;;[.A499];&quot;,'&quot;;SUBSTITUTE([.B499];&quot;'&quot;;&quot;''&quot;);&quot;','&quot;;SUBSTITUTE([.C499];&quot;'&quot;;&quot;''&quot;);&quot;');&quot;)" office:value-type="string" office:string-value="insert into esglesia (id,nom,wikipedia) values (498,'Sant Pere del Romaní','Sant Pere del Romaní');" calcext:value-type="string">
            <text:p>insert into esglesia (id,nom,wikipedia) values (498,'Sant Pere del Romaní','Sant Pere del Romaní');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Sant Pere Sacama</text:p>
          </table:table-cell>
          <table:table-cell/>
          <table:table-cell table:formula="of:=CONCATENATE(&quot;insert into esglesia (id,nom,wikipedia) values (&quot;;[.A500];&quot;,'&quot;;SUBSTITUTE([.B500];&quot;'&quot;;&quot;''&quot;);&quot;','&quot;;SUBSTITUTE([.C500];&quot;'&quot;;&quot;''&quot;);&quot;');&quot;)" office:value-type="string" office:string-value="insert into esglesia (id,nom,wikipedia) values (499,'Sant Pere Sacama','Sant Pere Sacama');" calcext:value-type="string">
            <text:p>insert into esglesia (id,nom,wikipedia) values (499,'Sant Pere Sacama','Sant Pere Sacama');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Sant Salvador de les Espases</text:p>
          </table:table-cell>
          <table:table-cell/>
          <table:table-cell table:formula="of:=CONCATENATE(&quot;insert into esglesia (id,nom,wikipedia) values (&quot;;[.A501];&quot;,'&quot;;SUBSTITUTE([.B501];&quot;'&quot;;&quot;''&quot;);&quot;','&quot;;SUBSTITUTE([.C501];&quot;'&quot;;&quot;''&quot;);&quot;');&quot;)" office:value-type="string" office:string-value="insert into esglesia (id,nom,wikipedia) values (500,'Sant Salvador de les Espases','Sant Salvador de les Espases');" calcext:value-type="string">
            <text:p>insert into esglesia (id,nom,wikipedia) values (500,'Sant Salvador de les Espases','Sant Salvador de les Espases');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Santa Magdalena del Sitjar</text:p>
          </table:table-cell>
          <table:table-cell/>
          <table:table-cell table:formula="of:=CONCATENATE(&quot;insert into esglesia (id,nom,wikipedia) values (&quot;;[.A502];&quot;,'&quot;;SUBSTITUTE([.B502];&quot;'&quot;;&quot;''&quot;);&quot;','&quot;;SUBSTITUTE([.C502];&quot;'&quot;;&quot;''&quot;);&quot;');&quot;)" office:value-type="string" office:string-value="insert into esglesia (id,nom,wikipedia) values (501,'Santa Magdalena del Sitjar','Santa Magdalena del Sitjar');" calcext:value-type="string">
            <text:p>insert into esglesia (id,nom,wikipedia) values (501,'Santa Magdalena del Sitjar','Santa Magdalena del Sitjar');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Santa Margarida del Cairat</text:p>
          </table:table-cell>
          <table:table-cell/>
          <table:table-cell table:formula="of:=CONCATENATE(&quot;insert into esglesia (id,nom,wikipedia) values (&quot;;[.A503];&quot;,'&quot;;SUBSTITUTE([.B503];&quot;'&quot;;&quot;''&quot;);&quot;','&quot;;SUBSTITUTE([.C503];&quot;'&quot;;&quot;''&quot;);&quot;');&quot;)" office:value-type="string" office:string-value="insert into esglesia (id,nom,wikipedia) values (502,'Santa Margarida del Cairat','Santa Margarida del Cairat');" calcext:value-type="string">
            <text:p>insert into esglesia (id,nom,wikipedia) values (502,'Santa Margarida del Cairat','Santa Margarida del Cairat');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Santa Margarida del priorat de Sant Genís de Rocafort</text:p>
          </table:table-cell>
          <table:table-cell/>
          <table:table-cell table:formula="of:=CONCATENATE(&quot;insert into esglesia (id,nom,wikipedia) values (&quot;;[.A504];&quot;,'&quot;;SUBSTITUTE([.B504];&quot;'&quot;;&quot;''&quot;);&quot;','&quot;;SUBSTITUTE([.C504];&quot;'&quot;;&quot;''&quot;);&quot;');&quot;)" office:value-type="string" office:string-value="insert into esglesia (id,nom,wikipedia) values (503,'Santa Margarida del priorat de Sant Genís de Rocafort','Santa Margarida del priorat de Sant Genís de Rocafort');" calcext:value-type="string">
            <text:p>insert into esglesia (id,nom,wikipedia) values (503,'Santa Margarida del priorat de Sant Genís de Rocafort','Santa Margarida del priorat de Sant Genís de Rocafort');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Santa Maria de Cervelló</text:p>
          </table:table-cell>
          <table:table-cell/>
          <table:table-cell table:formula="of:=CONCATENATE(&quot;insert into esglesia (id,nom,wikipedia) values (&quot;;[.A505];&quot;,'&quot;;SUBSTITUTE([.B505];&quot;'&quot;;&quot;''&quot;);&quot;','&quot;;SUBSTITUTE([.C505];&quot;'&quot;;&quot;''&quot;);&quot;');&quot;)" office:value-type="string" office:string-value="insert into esglesia (id,nom,wikipedia) values (504,'Santa Maria de Cervelló','Santa Maria de Cervelló');" calcext:value-type="string">
            <text:p>insert into esglesia (id,nom,wikipedia) values (504,'Santa Maria de Cervelló','Santa Maria de Cervelló');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Santa Maria de Corbera</text:p>
          </table:table-cell>
          <table:table-cell/>
          <table:table-cell table:formula="of:=CONCATENATE(&quot;insert into esglesia (id,nom,wikipedia) values (&quot;;[.A506];&quot;,'&quot;;SUBSTITUTE([.B506];&quot;'&quot;;&quot;''&quot;);&quot;','&quot;;SUBSTITUTE([.C506];&quot;'&quot;;&quot;''&quot;);&quot;');&quot;)" office:value-type="string" office:string-value="insert into esglesia (id,nom,wikipedia) values (505,'Santa Maria de Corbera','Santa Maria de Corbera');" calcext:value-type="string">
            <text:p>insert into esglesia (id,nom,wikipedia) values (505,'Santa Maria de Corbera','Santa Maria de Corbera');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Santa Maria de Sales</text:p>
          </table:table-cell>
          <table:table-cell/>
          <table:table-cell table:formula="of:=CONCATENATE(&quot;insert into esglesia (id,nom,wikipedia) values (&quot;;[.A507];&quot;,'&quot;;SUBSTITUTE([.B507];&quot;'&quot;;&quot;''&quot;);&quot;','&quot;;SUBSTITUTE([.C507];&quot;'&quot;;&quot;''&quot;);&quot;');&quot;)" office:value-type="string" office:string-value="insert into esglesia (id,nom,wikipedia) values (506,'Santa Maria de Sales','Santa Maria de Sales');" calcext:value-type="string">
            <text:p>insert into esglesia (id,nom,wikipedia) values (506,'Santa Maria de Sales','Santa Maria de Sales');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Santa Maria del Bon Viatge</text:p>
          </table:table-cell>
          <table:table-cell/>
          <table:table-cell table:formula="of:=CONCATENATE(&quot;insert into esglesia (id,nom,wikipedia) values (&quot;;[.A508];&quot;,'&quot;;SUBSTITUTE([.B508];&quot;'&quot;;&quot;''&quot;);&quot;','&quot;;SUBSTITUTE([.C508];&quot;'&quot;;&quot;''&quot;);&quot;');&quot;)" office:value-type="string" office:string-value="insert into esglesia (id,nom,wikipedia) values (507,'Santa Maria del Bon Viatge','Santa Maria del Bon Viatge');" calcext:value-type="string">
            <text:p>insert into esglesia (id,nom,wikipedia) values (507,'Santa Maria del Bon Viatge','Santa Maria del Bon Viatge');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Sant Marc del Montmell</text:p>
          </table:table-cell>
          <table:table-cell/>
          <table:table-cell table:formula="of:=CONCATENATE(&quot;insert into esglesia (id,nom,wikipedia) values (&quot;;[.A509];&quot;,'&quot;;SUBSTITUTE([.B509];&quot;'&quot;;&quot;''&quot;);&quot;','&quot;;SUBSTITUTE([.C509];&quot;'&quot;;&quot;''&quot;);&quot;');&quot;)" office:value-type="string" office:string-value="insert into esglesia (id,nom,wikipedia) values (508,'Sant Marc del Montmell','Sant Marc del Montmell');" calcext:value-type="string">
            <text:p>insert into esglesia (id,nom,wikipedia) values (508,'Sant Marc del Montmell','Sant Marc del Montmell');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Sant Bartomeu d'Albinyana</text:p>
          </table:table-cell>
          <table:table-cell office:value-type="string" calcext:value-type="string">
            <text:p>Albinyana</text:p>
          </table:table-cell>
          <table:table-cell table:formula="of:=CONCATENATE(&quot;insert into esglesia (id,nom,wikipedia) values (&quot;;[.A510];&quot;,'&quot;;SUBSTITUTE([.B510];&quot;'&quot;;&quot;''&quot;);&quot;','&quot;;SUBSTITUTE([.C510];&quot;'&quot;;&quot;''&quot;);&quot;');&quot;)" office:value-type="string" office:string-value="insert into esglesia (id,nom,wikipedia) values (509,'Sant Bartomeu d''Albinyana','Sant Bartomeu d''Albinyana');" calcext:value-type="string">
            <text:p>insert into esglesia (id,nom,wikipedia) values (509,'Sant Bartomeu d''Albinyana','Sant Bartomeu d''Albinyana');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Sant Cristòfol de Cunit</text:p>
          </table:table-cell>
          <table:table-cell office:value-type="string" calcext:value-type="string">
            <text:p>Cunit</text:p>
          </table:table-cell>
          <table:table-cell table:formula="of:=CONCATENATE(&quot;insert into esglesia (id,nom,wikipedia) values (&quot;;[.A511];&quot;,'&quot;;SUBSTITUTE([.B511];&quot;'&quot;;&quot;''&quot;);&quot;','&quot;;SUBSTITUTE([.C511];&quot;'&quot;;&quot;''&quot;);&quot;');&quot;)" office:value-type="string" office:string-value="insert into esglesia (id,nom,wikipedia) values (510,'Sant Cristòfol de Cunit','Sant Cristòfol de Cunit');" calcext:value-type="string">
            <text:p>insert into esglesia (id,nom,wikipedia) values (510,'Sant Cristòfol de Cunit','Sant Cristòfol de Cunit');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Sant Miquel de Montmell</text:p>
          </table:table-cell>
          <table:table-cell/>
          <table:table-cell table:formula="of:=CONCATENATE(&quot;insert into esglesia (id,nom,wikipedia) values (&quot;;[.A512];&quot;,'&quot;;SUBSTITUTE([.B512];&quot;'&quot;;&quot;''&quot;);&quot;','&quot;;SUBSTITUTE([.C512];&quot;'&quot;;&quot;''&quot;);&quot;');&quot;)" office:value-type="string" office:string-value="insert into esglesia (id,nom,wikipedia) values (511,'Sant Miquel de Montmell','Sant Miquel de Montmell');" calcext:value-type="string">
            <text:p>insert into esglesia (id,nom,wikipedia) values (511,'Sant Miquel de Montmell','Sant Miquel de Montmell');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Sant Miquel de Segur</text:p>
          </table:table-cell>
          <table:table-cell/>
          <table:table-cell table:formula="of:=CONCATENATE(&quot;insert into esglesia (id,nom,wikipedia) values (&quot;;[.A513];&quot;,'&quot;;SUBSTITUTE([.B513];&quot;'&quot;;&quot;''&quot;);&quot;','&quot;;SUBSTITUTE([.C513];&quot;'&quot;;&quot;''&quot;);&quot;');&quot;)" office:value-type="string" office:string-value="insert into esglesia (id,nom,wikipedia) values (512,'Sant Miquel de Segur','Sant Miquel de Segur');" calcext:value-type="string">
            <text:p>insert into esglesia (id,nom,wikipedia) values (512,'Sant Miquel de Segur','Sant Miquel de Segur');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Santa Maria de Santa Oliva</text:p>
          </table:table-cell>
          <table:table-cell/>
          <table:table-cell table:formula="of:=CONCATENATE(&quot;insert into esglesia (id,nom,wikipedia) values (&quot;;[.A514];&quot;,'&quot;;SUBSTITUTE([.B514];&quot;'&quot;;&quot;''&quot;);&quot;','&quot;;SUBSTITUTE([.C514];&quot;'&quot;;&quot;''&quot;);&quot;');&quot;)" office:value-type="string" office:string-value="insert into esglesia (id,nom,wikipedia) values (513,'Santa Maria de Santa Oliva','Santa Maria de Santa Oliva');" calcext:value-type="string">
            <text:p>insert into esglesia (id,nom,wikipedia) values (513,'Santa Maria de Santa Oliva','Santa Maria de Santa Oliva');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Santa Maria del Priorat de Banyeres</text:p>
          </table:table-cell>
          <table:table-cell/>
          <table:table-cell table:formula="of:=CONCATENATE(&quot;insert into esglesia (id,nom,wikipedia) values (&quot;;[.A515];&quot;,'&quot;;SUBSTITUTE([.B515];&quot;'&quot;;&quot;''&quot;);&quot;','&quot;;SUBSTITUTE([.C515];&quot;'&quot;;&quot;''&quot;);&quot;');&quot;)" office:value-type="string" office:string-value="insert into esglesia (id,nom,wikipedia) values (514,'Santa Maria del Priorat de Banyeres','Santa Maria del Priorat de Banyeres');" calcext:value-type="string">
            <text:p>insert into esglesia (id,nom,wikipedia) values (514,'Santa Maria del Priorat de Banyeres','Santa Maria del Priorat de Banyeres');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Sant Andreu de Vilallobent</text:p>
          </table:table-cell>
          <table:table-cell/>
          <table:table-cell table:formula="of:=CONCATENATE(&quot;insert into esglesia (id,nom,wikipedia) values (&quot;;[.A516];&quot;,'&quot;;SUBSTITUTE([.B516];&quot;'&quot;;&quot;''&quot;);&quot;','&quot;;SUBSTITUTE([.C516];&quot;'&quot;;&quot;''&quot;);&quot;');&quot;)" office:value-type="string" office:string-value="insert into esglesia (id,nom,wikipedia) values (515,'Sant Andreu de Vilallobent','Sant Andreu de Vilallobent');" calcext:value-type="string">
            <text:p>insert into esglesia (id,nom,wikipedia) values (515,'Sant Andreu de Vilallobent','Sant Andreu de Vilallobent');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Santa Bàrbara de Das</text:p>
          </table:table-cell>
          <table:table-cell office:value-type="string" calcext:value-type="string">
            <text:p>Das</text:p>
          </table:table-cell>
          <table:table-cell table:formula="of:=CONCATENATE(&quot;insert into esglesia (id,nom,wikipedia) values (&quot;;[.A517];&quot;,'&quot;;SUBSTITUTE([.B517];&quot;'&quot;;&quot;''&quot;);&quot;','&quot;;SUBSTITUTE([.C517];&quot;'&quot;;&quot;''&quot;);&quot;');&quot;)" office:value-type="string" office:string-value="insert into esglesia (id,nom,wikipedia) values (516,'Santa Bàrbara de Das','Santa Bàrbara de Das');" calcext:value-type="string">
            <text:p>insert into esglesia (id,nom,wikipedia) values (516,'Santa Bàrbara de Das','Santa Bàrbara de Das');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Santa Cecília de Bolvir</text:p>
          </table:table-cell>
          <table:table-cell office:value-type="string" calcext:value-type="string">
            <text:p>Bolvir</text:p>
          </table:table-cell>
          <table:table-cell table:formula="of:=CONCATENATE(&quot;insert into esglesia (id,nom,wikipedia) values (&quot;;[.A518];&quot;,'&quot;;SUBSTITUTE([.B518];&quot;'&quot;;&quot;''&quot;);&quot;','&quot;;SUBSTITUTE([.C518];&quot;'&quot;;&quot;''&quot;);&quot;');&quot;)" office:value-type="string" office:string-value="insert into esglesia (id,nom,wikipedia) values (517,'Santa Cecília de Bolvir','Santa Cecília de Bolvir');" calcext:value-type="string">
            <text:p>insert into esglesia (id,nom,wikipedia) values (517,'Santa Cecília de Bolvir','Santa Cecília de Bolvir');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Sant Climent de Gréixer</text:p>
          </table:table-cell>
          <table:table-cell office:value-type="string" calcext:value-type="string">
            <text:p>Gréixer</text:p>
          </table:table-cell>
          <table:table-cell table:formula="of:=CONCATENATE(&quot;insert into esglesia (id,nom,wikipedia) values (&quot;;[.A519];&quot;,'&quot;;SUBSTITUTE([.B519];&quot;'&quot;;&quot;''&quot;);&quot;','&quot;;SUBSTITUTE([.C519];&quot;'&quot;;&quot;''&quot;);&quot;');&quot;)" office:value-type="string" office:string-value="insert into esglesia (id,nom,wikipedia) values (518,'Sant Climent de Gréixer','Sant Climent de Gréixer');" calcext:value-type="string">
            <text:p>insert into esglesia (id,nom,wikipedia) values (518,'Sant Climent de Gréixer','Sant Climent de Gréixer');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Santa Coloma de Ger</text:p>
          </table:table-cell>
          <table:table-cell office:value-type="string" calcext:value-type="string">
            <text:p>Ger</text:p>
          </table:table-cell>
          <table:table-cell table:formula="of:=CONCATENATE(&quot;insert into esglesia (id,nom,wikipedia) values (&quot;;[.A520];&quot;,'&quot;;SUBSTITUTE([.B520];&quot;'&quot;;&quot;''&quot;);&quot;','&quot;;SUBSTITUTE([.C520];&quot;'&quot;;&quot;''&quot;);&quot;');&quot;)" office:value-type="string" office:string-value="insert into esglesia (id,nom,wikipedia) values (519,'Santa Coloma de Ger','Santa Coloma de Ger');" calcext:value-type="string">
            <text:p>insert into esglesia (id,nom,wikipedia) values (519,'Santa Coloma de Ger','Santa Coloma de Ger');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Sant Cosme i Sant Damià de Queixans</text:p>
          </table:table-cell>
          <table:table-cell office:value-type="string" calcext:value-type="string">
            <text:p>Queixans</text:p>
          </table:table-cell>
          <table:table-cell table:formula="of:=CONCATENATE(&quot;insert into esglesia (id,nom,wikipedia) values (&quot;;[.A521];&quot;,'&quot;;SUBSTITUTE([.B521];&quot;'&quot;;&quot;''&quot;);&quot;','&quot;;SUBSTITUTE([.C521];&quot;'&quot;;&quot;''&quot;);&quot;');&quot;)" office:value-type="string" office:string-value="insert into esglesia (id,nom,wikipedia) values (520,'Sant Cosme i Sant Damià de Queixans','Sant Cosme i Sant Damià de Queixans');" calcext:value-type="string">
            <text:p>insert into esglesia (id,nom,wikipedia) values (520,'Sant Cosme i Sant Damià de Queixans','Sant Cosme i Sant Damià de Queixans');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Sant Esteve de Guils</text:p>
          </table:table-cell>
          <table:table-cell/>
          <table:table-cell table:formula="of:=CONCATENATE(&quot;insert into esglesia (id,nom,wikipedia) values (&quot;;[.A522];&quot;,'&quot;;SUBSTITUTE([.B522];&quot;'&quot;;&quot;''&quot;);&quot;','&quot;;SUBSTITUTE([.C522];&quot;'&quot;;&quot;''&quot;);&quot;');&quot;)" office:value-type="string" office:string-value="insert into esglesia (id,nom,wikipedia) values (521,'Sant Esteve de Guils','Sant Esteve de Guils');" calcext:value-type="string">
            <text:p>insert into esglesia (id,nom,wikipedia) values (521,'Sant Esteve de Guils','Sant Esteve de Guils');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Sant Esteve de les Pereres</text:p>
          </table:table-cell>
          <table:table-cell/>
          <table:table-cell table:formula="of:=CONCATENATE(&quot;insert into esglesia (id,nom,wikipedia) values (&quot;;[.A523];&quot;,'&quot;;SUBSTITUTE([.B523];&quot;'&quot;;&quot;''&quot;);&quot;','&quot;;SUBSTITUTE([.C523];&quot;'&quot;;&quot;''&quot;);&quot;');&quot;)" office:value-type="string" office:string-value="insert into esglesia (id,nom,wikipedia) values (522,'Sant Esteve de les Pereres','Sant Esteve de les Pereres');" calcext:value-type="string">
            <text:p>insert into esglesia (id,nom,wikipedia) values (522,'Sant Esteve de les Pereres','Sant Esteve de les Pereres');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Sant Esteve de Prullans</text:p>
          </table:table-cell>
          <table:table-cell office:value-type="string" calcext:value-type="string">
            <text:p>Prullans</text:p>
          </table:table-cell>
          <table:table-cell table:formula="of:=CONCATENATE(&quot;insert into esglesia (id,nom,wikipedia) values (&quot;;[.A524];&quot;,'&quot;;SUBSTITUTE([.B524];&quot;'&quot;;&quot;''&quot;);&quot;','&quot;;SUBSTITUTE([.C524];&quot;'&quot;;&quot;''&quot;);&quot;');&quot;)" office:value-type="string" office:string-value="insert into esglesia (id,nom,wikipedia) values (523,'Sant Esteve de Prullans','Sant Esteve de Prullans');" calcext:value-type="string">
            <text:p>insert into esglesia (id,nom,wikipedia) values (523,'Sant Esteve de Prullans','Sant Esteve de Prullans');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Santa Eugènia de Saga</text:p>
          </table:table-cell>
          <table:table-cell/>
          <table:table-cell table:formula="of:=CONCATENATE(&quot;insert into esglesia (id,nom,wikipedia) values (&quot;;[.A525];&quot;,'&quot;;SUBSTITUTE([.B525];&quot;'&quot;;&quot;''&quot;);&quot;','&quot;;SUBSTITUTE([.C525];&quot;'&quot;;&quot;''&quot;);&quot;');&quot;)" office:value-type="string" office:string-value="insert into esglesia (id,nom,wikipedia) values (524,'Santa Eugènia de Saga','Santa Eugènia de Saga');" calcext:value-type="string">
            <text:p>insert into esglesia (id,nom,wikipedia) values (524,'Santa Eugènia de Saga','Santa Eugènia de Saga');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Santa Eulàlia d'Éller</text:p>
          </table:table-cell>
          <table:table-cell/>
          <table:table-cell table:formula="of:=CONCATENATE(&quot;insert into esglesia (id,nom,wikipedia) values (&quot;;[.A526];&quot;,'&quot;;SUBSTITUTE([.B526];&quot;'&quot;;&quot;''&quot;);&quot;','&quot;;SUBSTITUTE([.C526];&quot;'&quot;;&quot;''&quot;);&quot;');&quot;)" office:value-type="string" office:string-value="insert into esglesia (id,nom,wikipedia) values (525,'Santa Eulàlia d''Éller','Santa Eulàlia d''Éller');" calcext:value-type="string">
            <text:p>insert into esglesia (id,nom,wikipedia) values (525,'Santa Eulàlia d''Éller','Santa Eulàlia d''Éller');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Sant Fructuós de Músser</text:p>
          </table:table-cell>
          <table:table-cell/>
          <table:table-cell table:formula="of:=CONCATENATE(&quot;insert into esglesia (id,nom,wikipedia) values (&quot;;[.A527];&quot;,'&quot;;SUBSTITUTE([.B527];&quot;'&quot;;&quot;''&quot;);&quot;','&quot;;SUBSTITUTE([.C527];&quot;'&quot;;&quot;''&quot;);&quot;');&quot;)" office:value-type="string" office:string-value="insert into esglesia (id,nom,wikipedia) values (526,'Sant Fructuós de Músser','Sant Fructuós de Músser');" calcext:value-type="string">
            <text:p>insert into esglesia (id,nom,wikipedia) values (526,'Sant Fructuós de Músser','Sant Fructuós de Músser');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Sant Genís de Montellà</text:p>
          </table:table-cell>
          <table:table-cell/>
          <table:table-cell table:formula="of:=CONCATENATE(&quot;insert into esglesia (id,nom,wikipedia) values (&quot;;[.A528];&quot;,'&quot;;SUBSTITUTE([.B528];&quot;'&quot;;&quot;''&quot;);&quot;','&quot;;SUBSTITUTE([.C528];&quot;'&quot;;&quot;''&quot;);&quot;');&quot;)" office:value-type="string" office:string-value="insert into esglesia (id,nom,wikipedia) values (527,'Sant Genís de Montellà','Sant Genís de Montellà');" calcext:value-type="string">
            <text:p>insert into esglesia (id,nom,wikipedia) values (527,'Sant Genís de Montellà','Sant Genís de Montellà');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Sant Grau del Puig d'Urús</text:p>
          </table:table-cell>
          <table:table-cell/>
          <table:table-cell table:formula="of:=CONCATENATE(&quot;insert into esglesia (id,nom,wikipedia) values (&quot;;[.A529];&quot;,'&quot;;SUBSTITUTE([.B529];&quot;'&quot;;&quot;''&quot;);&quot;','&quot;;SUBSTITUTE([.C529];&quot;'&quot;;&quot;''&quot;);&quot;');&quot;)" office:value-type="string" office:string-value="insert into esglesia (id,nom,wikipedia) values (528,'Sant Grau del Puig d''Urús','Sant Grau del Puig d''Urús');" calcext:value-type="string">
            <text:p>insert into esglesia (id,nom,wikipedia) values (528,'Sant Grau del Puig d''Urús','Sant Grau del Puig d''Urús');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Sant Iscle i Santa Victòria de Sanavastre</text:p>
          </table:table-cell>
          <table:table-cell/>
          <table:table-cell table:formula="of:=CONCATENATE(&quot;insert into esglesia (id,nom,wikipedia) values (&quot;;[.A530];&quot;,'&quot;;SUBSTITUTE([.B530];&quot;'&quot;;&quot;''&quot;);&quot;','&quot;;SUBSTITUTE([.C530];&quot;'&quot;;&quot;''&quot;);&quot;');&quot;)" office:value-type="string" office:string-value="insert into esglesia (id,nom,wikipedia) values (529,'Sant Iscle i Santa Victòria de Sanavastre','Sant Iscle i Santa Victòria de Sanavastre');" calcext:value-type="string">
            <text:p>insert into esglesia (id,nom,wikipedia) values (529,'Sant Iscle i Santa Victòria de Sanavastre','Sant Iscle i Santa Victòria de Sanavastre');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Sant Joan de Saga</text:p>
          </table:table-cell>
          <table:table-cell/>
          <table:table-cell table:formula="of:=CONCATENATE(&quot;insert into esglesia (id,nom,wikipedia) values (&quot;;[.A531];&quot;,'&quot;;SUBSTITUTE([.B531];&quot;'&quot;;&quot;''&quot;);&quot;','&quot;;SUBSTITUTE([.C531];&quot;'&quot;;&quot;''&quot;);&quot;');&quot;)" office:value-type="string" office:string-value="insert into esglesia (id,nom,wikipedia) values (530,'Sant Joan de Saga','Sant Joan de Saga');" calcext:value-type="string">
            <text:p>insert into esglesia (id,nom,wikipedia) values (530,'Sant Joan de Saga','Sant Joan de Saga');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Sant Julià de Tartera</text:p>
          </table:table-cell>
          <table:table-cell/>
          <table:table-cell table:formula="of:=CONCATENATE(&quot;insert into esglesia (id,nom,wikipedia) values (&quot;;[.A532];&quot;,'&quot;;SUBSTITUTE([.B532];&quot;'&quot;;&quot;''&quot;);&quot;','&quot;;SUBSTITUTE([.C532];&quot;'&quot;;&quot;''&quot;);&quot;');&quot;)" office:value-type="string" office:string-value="insert into esglesia (id,nom,wikipedia) values (531,'Sant Julià de Tartera','Sant Julià de Tartera');" calcext:value-type="string">
            <text:p>insert into esglesia (id,nom,wikipedia) values (531,'Sant Julià de Tartera','Sant Julià de Tartera');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are de Déu de l'Esperança</text:p>
          </table:table-cell>
          <table:table-cell office:value-type="string" calcext:value-type="string">
            <text:p>Mare de Déu de l'Esperança (Bolvir)</text:p>
          </table:table-cell>
          <table:table-cell office:value-type="string" calcext:value-type="string">
            <text:p>Bolvir</text:p>
          </table:table-cell>
          <table:table-cell table:formula="of:=CONCATENATE(&quot;insert into esglesia (id,nom,wikipedia) values (&quot;;[.A533];&quot;,'&quot;;SUBSTITUTE([.B533];&quot;'&quot;;&quot;''&quot;);&quot;','&quot;;SUBSTITUTE([.C533];&quot;'&quot;;&quot;''&quot;);&quot;');&quot;)" office:value-type="string" office:string-value="insert into esglesia (id,nom,wikipedia) values (532,'Mare de Déu de l''Esperança','Mare de Déu de l''Esperança (Bolvir)');" calcext:value-type="string">
            <text:p>insert into esglesia (id,nom,wikipedia) values (532,'Mare de Déu de l''Esperança','Mare de Déu de l''Esperança (Bolvir)');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Santa Maria d'All</text:p>
          </table:table-cell>
          <table:table-cell/>
          <table:table-cell table:formula="of:=CONCATENATE(&quot;insert into esglesia (id,nom,wikipedia) values (&quot;;[.A534];&quot;,'&quot;;SUBSTITUTE([.B534];&quot;'&quot;;&quot;''&quot;);&quot;','&quot;;SUBSTITUTE([.C534];&quot;'&quot;;&quot;''&quot;);&quot;');&quot;)" office:value-type="string" office:string-value="insert into esglesia (id,nom,wikipedia) values (533,'Santa Maria d''All','Santa Maria d''All');" calcext:value-type="string">
            <text:p>insert into esglesia (id,nom,wikipedia) values (533,'Santa Maria d''All','Santa Maria d''All');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Santa Maria de Bastanist</text:p>
          </table:table-cell>
          <table:table-cell/>
          <table:table-cell table:formula="of:=CONCATENATE(&quot;insert into esglesia (id,nom,wikipedia) values (&quot;;[.A535];&quot;,'&quot;;SUBSTITUTE([.B535];&quot;'&quot;;&quot;''&quot;);&quot;','&quot;;SUBSTITUTE([.C535];&quot;'&quot;;&quot;''&quot;);&quot;');&quot;)" office:value-type="string" office:string-value="insert into esglesia (id,nom,wikipedia) values (534,'Santa Maria de Bastanist','Santa Maria de Bastanist');" calcext:value-type="string">
            <text:p>insert into esglesia (id,nom,wikipedia) values (534,'Santa Maria de Bastanist','Santa Maria de Bastanist');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Santa Maria de Mosoll</text:p>
          </table:table-cell>
          <table:table-cell/>
          <table:table-cell table:formula="of:=CONCATENATE(&quot;insert into esglesia (id,nom,wikipedia) values (&quot;;[.A536];&quot;,'&quot;;SUBSTITUTE([.B536];&quot;'&quot;;&quot;''&quot;);&quot;','&quot;;SUBSTITUTE([.C536];&quot;'&quot;;&quot;''&quot;);&quot;');&quot;)" office:value-type="string" office:string-value="insert into esglesia (id,nom,wikipedia) values (535,'Santa Maria de Mosoll','Santa Maria de Mosoll');" calcext:value-type="string">
            <text:p>insert into esglesia (id,nom,wikipedia) values (535,'Santa Maria de Mosoll','Santa Maria de Mosoll');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Sant Martí d'Urtx</text:p>
          </table:table-cell>
          <table:table-cell office:value-type="string" calcext:value-type="string">
            <text:p>Urtx</text:p>
          </table:table-cell>
          <table:table-cell table:formula="of:=CONCATENATE(&quot;insert into esglesia (id,nom,wikipedia) values (&quot;;[.A537];&quot;,'&quot;;SUBSTITUTE([.B537];&quot;'&quot;;&quot;''&quot;);&quot;','&quot;;SUBSTITUTE([.C537];&quot;'&quot;;&quot;''&quot;);&quot;');&quot;)" office:value-type="string" office:string-value="insert into esglesia (id,nom,wikipedia) values (536,'Sant Martí d''Urtx','Sant Martí d''Urtx');" calcext:value-type="string">
            <text:p>insert into esglesia (id,nom,wikipedia) values (536,'Sant Martí d''Urtx','Sant Martí d''Urtx');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Sant Martí de Víllec</text:p>
          </table:table-cell>
          <table:table-cell/>
          <table:table-cell table:formula="of:=CONCATENATE(&quot;insert into esglesia (id,nom,wikipedia) values (&quot;;[.A538];&quot;,'&quot;;SUBSTITUTE([.B538];&quot;'&quot;;&quot;''&quot;);&quot;','&quot;;SUBSTITUTE([.C538];&quot;'&quot;;&quot;''&quot;);&quot;');&quot;)" office:value-type="string" office:string-value="insert into esglesia (id,nom,wikipedia) values (537,'Sant Martí de Víllec','Sant Martí de Víllec');" calcext:value-type="string">
            <text:p>insert into esglesia (id,nom,wikipedia) values (537,'Sant Martí de Víllec','Sant Martí de Víllec');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Sant Miquel de Soriguerola</text:p>
          </table:table-cell>
          <table:table-cell/>
          <table:table-cell table:formula="of:=CONCATENATE(&quot;insert into esglesia (id,nom,wikipedia) values (&quot;;[.A539];&quot;,'&quot;;SUBSTITUTE([.B539];&quot;'&quot;;&quot;''&quot;);&quot;','&quot;;SUBSTITUTE([.C539];&quot;'&quot;;&quot;''&quot;);&quot;');&quot;)" office:value-type="string" office:string-value="insert into esglesia (id,nom,wikipedia) values (538,'Sant Miquel de Soriguerola','Sant Miquel de Soriguerola');" calcext:value-type="string">
            <text:p>insert into esglesia (id,nom,wikipedia) values (538,'Sant Miquel de Soriguerola','Sant Miquel de Soriguerola');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Sant Pere de Ger</text:p>
          </table:table-cell>
          <table:table-cell/>
          <table:table-cell table:formula="of:=CONCATENATE(&quot;insert into esglesia (id,nom,wikipedia) values (&quot;;[.A540];&quot;,'&quot;;SUBSTITUTE([.B540];&quot;'&quot;;&quot;''&quot;);&quot;','&quot;;SUBSTITUTE([.C540];&quot;'&quot;;&quot;''&quot;);&quot;');&quot;)" office:value-type="string" office:string-value="insert into esglesia (id,nom,wikipedia) values (539,'Sant Pere de Ger','Sant Pere de Ger');" calcext:value-type="string">
            <text:p>insert into esglesia (id,nom,wikipedia) values (539,'Sant Pere de Ger','Sant Pere de Ger');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Sant Pere d'Olopte</text:p>
          </table:table-cell>
          <table:table-cell/>
          <table:table-cell table:formula="of:=CONCATENATE(&quot;insert into esglesia (id,nom,wikipedia) values (&quot;;[.A541];&quot;,'&quot;;SUBSTITUTE([.B541];&quot;'&quot;;&quot;''&quot;);&quot;','&quot;;SUBSTITUTE([.C541];&quot;'&quot;;&quot;''&quot;);&quot;');&quot;)" office:value-type="string" office:string-value="insert into esglesia (id,nom,wikipedia) values (540,'Sant Pere d''Olopte','Sant Pere d''Olopte');" calcext:value-type="string">
            <text:p>insert into esglesia (id,nom,wikipedia) values (540,'Sant Pere d''Olopte','Sant Pere d''Olopte');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Sant Salvador de Predanies</text:p>
          </table:table-cell>
          <table:table-cell/>
          <table:table-cell table:formula="of:=CONCATENATE(&quot;insert into esglesia (id,nom,wikipedia) values (&quot;;[.A542];&quot;,'&quot;;SUBSTITUTE([.B542];&quot;'&quot;;&quot;''&quot;);&quot;','&quot;;SUBSTITUTE([.C542];&quot;'&quot;;&quot;''&quot;);&quot;');&quot;)" office:value-type="string" office:string-value="insert into esglesia (id,nom,wikipedia) values (541,'Sant Salvador de Predanies','Sant Salvador de Predanies');" calcext:value-type="string">
            <text:p>insert into esglesia (id,nom,wikipedia) values (541,'Sant Salvador de Predanies','Sant Salvador de Predanies');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Sant Guillem de la Prada-Llívia</text:p>
          </table:table-cell>
          <table:table-cell office:value-type="string" calcext:value-type="string">
            <text:p>Llívia</text:p>
          </table:table-cell>
          <table:table-cell table:formula="of:=CONCATENATE(&quot;insert into esglesia (id,nom,wikipedia) values (&quot;;[.A543];&quot;,'&quot;;SUBSTITUTE([.B543];&quot;'&quot;;&quot;''&quot;);&quot;','&quot;;SUBSTITUTE([.C543];&quot;'&quot;;&quot;''&quot;);&quot;');&quot;)" office:value-type="string" office:string-value="insert into esglesia (id,nom,wikipedia) values (542,'Sant Guillem de la Prada-Llívia','Sant Guillem de la Prada-Llívia');" calcext:value-type="string">
            <text:p>insert into esglesia (id,nom,wikipedia) values (542,'Sant Guillem de la Prada-Llívia','Sant Guillem de la Prada-Llívia');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Sant Iscle i Santa Victòria de Montellà i Martinet</text:p>
          </table:table-cell>
          <table:table-cell/>
          <table:table-cell table:formula="of:=CONCATENATE(&quot;insert into esglesia (id,nom,wikipedia) values (&quot;;[.A544];&quot;,'&quot;;SUBSTITUTE([.B544];&quot;'&quot;;&quot;''&quot;);&quot;','&quot;;SUBSTITUTE([.C544];&quot;'&quot;;&quot;''&quot;);&quot;');&quot;)" office:value-type="string" office:string-value="insert into esglesia (id,nom,wikipedia) values (543,'Sant Iscle i Santa Victòria de Montellà i Martinet','Sant Iscle i Santa Victòria de Montellà i Martinet');" calcext:value-type="string">
            <text:p>insert into esglesia (id,nom,wikipedia) values (543,'Sant Iscle i Santa Victòria de Montellà i Martinet','Sant Iscle i Santa Victòria de Montellà i Martinet');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Sant Miquel de Sansor</text:p>
          </table:table-cell>
          <table:table-cell/>
          <table:table-cell table:formula="of:=CONCATENATE(&quot;insert into esglesia (id,nom,wikipedia) values (&quot;;[.A545];&quot;,'&quot;;SUBSTITUTE([.B545];&quot;'&quot;;&quot;''&quot;);&quot;','&quot;;SUBSTITUTE([.C545];&quot;'&quot;;&quot;''&quot;);&quot;');&quot;)" office:value-type="string" office:string-value="insert into esglesia (id,nom,wikipedia) values (544,'Sant Miquel de Sansor','Sant Miquel de Sansor');" calcext:value-type="string">
            <text:p>insert into esglesia (id,nom,wikipedia) values (544,'Sant Miquel de Sansor','Sant Miquel de Sansor')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Sant Pere d'Alp</text:p>
          </table:table-cell>
          <table:table-cell office:value-type="string" calcext:value-type="string">
            <text:p>Alp</text:p>
          </table:table-cell>
          <table:table-cell table:formula="of:=CONCATENATE(&quot;insert into esglesia (id,nom,wikipedia) values (&quot;;[.A546];&quot;,'&quot;;SUBSTITUTE([.B546];&quot;'&quot;;&quot;''&quot;);&quot;','&quot;;SUBSTITUTE([.C546];&quot;'&quot;;&quot;''&quot;);&quot;');&quot;)" office:value-type="string" office:string-value="insert into esglesia (id,nom,wikipedia) values (545,'Sant Pere d''Alp','Sant Pere d''Alp');" calcext:value-type="string">
            <text:p>insert into esglesia (id,nom,wikipedia) values (545,'Sant Pere d''Alp','Sant Pere d''Alp');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Santa Maria de Quadres</text:p>
          </table:table-cell>
          <table:table-cell/>
          <table:table-cell table:formula="of:=CONCATENATE(&quot;insert into esglesia (id,nom,wikipedia) values (&quot;;[.A547];&quot;,'&quot;;SUBSTITUTE([.B547];&quot;'&quot;;&quot;''&quot;);&quot;','&quot;;SUBSTITUTE([.C547];&quot;'&quot;;&quot;''&quot;);&quot;');&quot;)" office:value-type="string" office:string-value="insert into esglesia (id,nom,wikipedia) values (546,'Santa Maria de Quadres','Santa Maria de Quadres');" calcext:value-type="string">
            <text:p>insert into esglesia (id,nom,wikipedia) values (546,'Santa Maria de Quadres','Santa Maria de Quadres');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Sant Serni de Meranges</text:p>
          </table:table-cell>
          <table:table-cell office:value-type="string" calcext:value-type="string">
            <text:p>Meranges</text:p>
          </table:table-cell>
          <table:table-cell table:formula="of:=CONCATENATE(&quot;insert into esglesia (id,nom,wikipedia) values (&quot;;[.A548];&quot;,'&quot;;SUBSTITUTE([.B548];&quot;'&quot;;&quot;''&quot;);&quot;','&quot;;SUBSTITUTE([.C548];&quot;'&quot;;&quot;''&quot;);&quot;');&quot;)" office:value-type="string" office:string-value="insert into esglesia (id,nom,wikipedia) values (547,'Sant Serni de Meranges','Sant Serni de Meranges');" calcext:value-type="string">
            <text:p>insert into esglesia (id,nom,wikipedia) values (547,'Sant Serni de Meranges','Sant Serni de Meranges');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Sant Serni de Prats</text:p>
          </table:table-cell>
          <table:table-cell office:value-type="string" calcext:value-type="string">
            <text:p>Prats i Sansor</text:p>
          </table:table-cell>
          <table:table-cell table:formula="of:=CONCATENATE(&quot;insert into esglesia (id,nom,wikipedia) values (&quot;;[.A549];&quot;,'&quot;;SUBSTITUTE([.B549];&quot;'&quot;;&quot;''&quot;);&quot;','&quot;;SUBSTITUTE([.C549];&quot;'&quot;;&quot;''&quot;);&quot;');&quot;)" office:value-type="string" office:string-value="insert into esglesia (id,nom,wikipedia) values (548,'Sant Serni de Prats','Sant Serni de Prats');" calcext:value-type="string">
            <text:p>insert into esglesia (id,nom,wikipedia) values (548,'Sant Serni de Prats','Sant Serni de Prats');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Sant Tomàs de Ventajola</text:p>
          </table:table-cell>
          <table:table-cell/>
          <table:table-cell table:formula="of:=CONCATENATE(&quot;insert into esglesia (id,nom,wikipedia) values (&quot;;[.A550];&quot;,'&quot;;SUBSTITUTE([.B550];&quot;'&quot;;&quot;''&quot;);&quot;','&quot;;SUBSTITUTE([.C550];&quot;'&quot;;&quot;''&quot;);&quot;');&quot;)" office:value-type="string" office:string-value="insert into esglesia (id,nom,wikipedia) values (549,'Sant Tomàs de Ventajola','Sant Tomàs de Ventajola');" calcext:value-type="string">
            <text:p>insert into esglesia (id,nom,wikipedia) values (549,'Sant Tomàs de Ventajola','Sant Tomàs de Ventajola');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Sant Vicenç de Saneja</text:p>
          </table:table-cell>
          <table:table-cell/>
          <table:table-cell table:formula="of:=CONCATENATE(&quot;insert into esglesia (id,nom,wikipedia) values (&quot;;[.A551];&quot;,'&quot;;SUBSTITUTE([.B551];&quot;'&quot;;&quot;''&quot;);&quot;','&quot;;SUBSTITUTE([.C551];&quot;'&quot;;&quot;''&quot;);&quot;');&quot;)" office:value-type="string" office:string-value="insert into esglesia (id,nom,wikipedia) values (550,'Sant Vicenç de Saneja','Sant Vicenç de Saneja');" calcext:value-type="string">
            <text:p>insert into esglesia (id,nom,wikipedia) values (550,'Sant Vicenç de Saneja','Sant Vicenç de Saneja')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ant Andreu de Vilallobent</text:p>
          </table:table-cell>
          <table:table-cell office:value-type="string" calcext:value-type="string">
            <text:p>Vilallobent</text:p>
          </table:table-cell>
          <table:table-cell/>
          <table:table-cell table:formula="of:=CONCATENATE(&quot;insert into esglesia (id,nom,wikipedia) values (&quot;;[.A552];&quot;,'&quot;;SUBSTITUTE([.B552];&quot;'&quot;;&quot;''&quot;);&quot;','&quot;;SUBSTITUTE([.C552];&quot;'&quot;;&quot;''&quot;);&quot;');&quot;)" office:value-type="string" office:string-value="insert into esglesia (id,nom,wikipedia) values (551,'Sant Andreu de Vilallobent','Vilallobent');" calcext:value-type="string">
            <text:p>insert into esglesia (id,nom,wikipedia) values (551,'Sant Andreu de Vilallobent','Vilallobent')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Sant Andreu de Baltarga</text:p>
          </table:table-cell>
          <table:table-cell/>
          <table:table-cell table:formula="of:=CONCATENATE(&quot;insert into esglesia (id,nom,wikipedia) values (&quot;;[.A553];&quot;,'&quot;;SUBSTITUTE([.B553];&quot;'&quot;;&quot;''&quot;);&quot;','&quot;;SUBSTITUTE([.C553];&quot;'&quot;;&quot;''&quot;);&quot;');&quot;)" office:value-type="string" office:string-value="insert into esglesia (id,nom,wikipedia) values (552,'Sant Andreu de Baltarga','Sant Andreu de Baltarga');" calcext:value-type="string">
            <text:p>insert into esglesia (id,nom,wikipedia) values (552,'Sant Andreu de Baltarga','Sant Andreu de Baltarga');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Santa Cecília de Beders</text:p>
          </table:table-cell>
          <table:table-cell/>
          <table:table-cell table:formula="of:=CONCATENATE(&quot;insert into esglesia (id,nom,wikipedia) values (&quot;;[.A554];&quot;,'&quot;;SUBSTITUTE([.B554];&quot;'&quot;;&quot;''&quot;);&quot;','&quot;;SUBSTITUTE([.C554];&quot;'&quot;;&quot;''&quot;);&quot;');&quot;)" office:value-type="string" office:string-value="insert into esglesia (id,nom,wikipedia) values (553,'Santa Cecília de Beders','Santa Cecília de Beders');" calcext:value-type="string">
            <text:p>insert into esglesia (id,nom,wikipedia) values (553,'Santa Cecília de Beders','Santa Cecília de Beders');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Església de Santa Eugènia de Nerellà</text:p>
          </table:table-cell>
          <table:table-cell/>
          <table:table-cell table:formula="of:=CONCATENATE(&quot;insert into esglesia (id,nom,wikipedia) values (&quot;;[.A555];&quot;,'&quot;;SUBSTITUTE([.B555];&quot;'&quot;;&quot;''&quot;);&quot;','&quot;;SUBSTITUTE([.C555];&quot;'&quot;;&quot;''&quot;);&quot;');&quot;)" office:value-type="string" office:string-value="insert into esglesia (id,nom,wikipedia) values (554,'Església de Santa Eugènia de Nerellà','Església de Santa Eugènia de Nerellà');" calcext:value-type="string">
            <text:p>insert into esglesia (id,nom,wikipedia) values (554,'Església de Santa Eugènia de Nerellà','Església de Santa Eugènia de Nerellà');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Sant Iscle i Santa Victòria de Talltendre</text:p>
          </table:table-cell>
          <table:table-cell/>
          <table:table-cell table:formula="of:=CONCATENATE(&quot;insert into esglesia (id,nom,wikipedia) values (&quot;;[.A556];&quot;,'&quot;;SUBSTITUTE([.B556];&quot;'&quot;;&quot;''&quot;);&quot;','&quot;;SUBSTITUTE([.C556];&quot;'&quot;;&quot;''&quot;);&quot;');&quot;)" office:value-type="string" office:string-value="insert into esglesia (id,nom,wikipedia) values (555,'Sant Iscle i Santa Victòria de Talltendre','Sant Iscle i Santa Victòria de Talltendre');" calcext:value-type="string">
            <text:p>insert into esglesia (id,nom,wikipedia) values (555,'Sant Iscle i Santa Victòria de Talltendre','Sant Iscle i Santa Victòria de Talltendre');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Sant Julià de Pedra</text:p>
          </table:table-cell>
          <table:table-cell/>
          <table:table-cell table:formula="of:=CONCATENATE(&quot;insert into esglesia (id,nom,wikipedia) values (&quot;;[.A557];&quot;,'&quot;;SUBSTITUTE([.B557];&quot;'&quot;;&quot;''&quot;);&quot;','&quot;;SUBSTITUTE([.C557];&quot;'&quot;;&quot;''&quot;);&quot;');&quot;)" office:value-type="string" office:string-value="insert into esglesia (id,nom,wikipedia) values (556,'Sant Julià de Pedra','Sant Julià de Pedra');" calcext:value-type="string">
            <text:p>insert into esglesia (id,nom,wikipedia) values (556,'Sant Julià de Pedra','Sant Julià de Pedra');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Sant Mamet d'Anes</text:p>
          </table:table-cell>
          <table:table-cell/>
          <table:table-cell table:formula="of:=CONCATENATE(&quot;insert into esglesia (id,nom,wikipedia) values (&quot;;[.A558];&quot;,'&quot;;SUBSTITUTE([.B558];&quot;'&quot;;&quot;''&quot;);&quot;','&quot;;SUBSTITUTE([.C558];&quot;'&quot;;&quot;''&quot;);&quot;');&quot;)" office:value-type="string" office:string-value="insert into esglesia (id,nom,wikipedia) values (557,'Sant Mamet d''Anes','Sant Mamet d''Anes');" calcext:value-type="string">
            <text:p>insert into esglesia (id,nom,wikipedia) values (557,'Sant Mamet d''Anes','Sant Mamet d''Anes');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Santa Maria de Talló</text:p>
          </table:table-cell>
          <table:table-cell office:value-type="string" calcext:value-type="string">
            <text:p>Bellver de Cerdanya</text:p>
          </table:table-cell>
          <table:table-cell table:formula="of:=CONCATENATE(&quot;insert into esglesia (id,nom,wikipedia) values (&quot;;[.A559];&quot;,'&quot;;SUBSTITUTE([.B559];&quot;'&quot;;&quot;''&quot;);&quot;','&quot;;SUBSTITUTE([.C559];&quot;'&quot;;&quot;''&quot;);&quot;');&quot;)" office:value-type="string" office:string-value="insert into esglesia (id,nom,wikipedia) values (558,'Santa Maria de Talló','Santa Maria de Talló');" calcext:value-type="string">
            <text:p>insert into esglesia (id,nom,wikipedia) values (558,'Santa Maria de Talló','Santa Maria de Talló');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Sant Policarp de Cortàs</text:p>
          </table:table-cell>
          <table:table-cell/>
          <table:table-cell table:formula="of:=CONCATENATE(&quot;insert into esglesia (id,nom,wikipedia) values (&quot;;[.A560];&quot;,'&quot;;SUBSTITUTE([.B560];&quot;'&quot;;&quot;''&quot;);&quot;','&quot;;SUBSTITUTE([.C560];&quot;'&quot;;&quot;''&quot;);&quot;');&quot;)" office:value-type="string" office:string-value="insert into esglesia (id,nom,wikipedia) values (559,'Sant Policarp de Cortàs','Sant Policarp de Cortàs');" calcext:value-type="string">
            <text:p>insert into esglesia (id,nom,wikipedia) values (559,'Sant Policarp de Cortàs','Sant Policarp de Cortàs');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Sant Joan de Riu</text:p>
          </table:table-cell>
          <table:table-cell/>
          <table:table-cell table:formula="of:=CONCATENATE(&quot;insert into esglesia (id,nom,wikipedia) values (&quot;;[.A561];&quot;,'&quot;;SUBSTITUTE([.B561];&quot;'&quot;;&quot;''&quot;);&quot;','&quot;;SUBSTITUTE([.C561];&quot;'&quot;;&quot;''&quot;);&quot;');&quot;)" office:value-type="string" office:string-value="insert into esglesia (id,nom,wikipedia) values (560,'Sant Joan de Riu','Sant Joan de Riu');" calcext:value-type="string">
            <text:p>insert into esglesia (id,nom,wikipedia) values (560,'Sant Joan de Riu','Sant Joan de Riu');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Sant Marcel de Bor</text:p>
          </table:table-cell>
          <table:table-cell/>
          <table:table-cell table:formula="of:=CONCATENATE(&quot;insert into esglesia (id,nom,wikipedia) values (&quot;;[.A562];&quot;,'&quot;;SUBSTITUTE([.B562];&quot;'&quot;;&quot;''&quot;);&quot;','&quot;;SUBSTITUTE([.C562];&quot;'&quot;;&quot;''&quot;);&quot;');&quot;)" office:value-type="string" office:string-value="insert into esglesia (id,nom,wikipedia) values (561,'Sant Marcel de Bor','Sant Marcel de Bor');" calcext:value-type="string">
            <text:p>insert into esglesia (id,nom,wikipedia) values (561,'Sant Marcel de Bor','Sant Marcel de Bor');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Sant Martí de Vilavedra</text:p>
          </table:table-cell>
          <table:table-cell/>
          <table:table-cell table:formula="of:=CONCATENATE(&quot;insert into esglesia (id,nom,wikipedia) values (&quot;;[.A563];&quot;,'&quot;;SUBSTITUTE([.B563];&quot;'&quot;;&quot;''&quot;);&quot;','&quot;;SUBSTITUTE([.C563];&quot;'&quot;;&quot;''&quot;);&quot;');&quot;)" office:value-type="string" office:string-value="insert into esglesia (id,nom,wikipedia) values (562,'Sant Martí de Vilavedra','Sant Martí de Vilavedra');" calcext:value-type="string">
            <text:p>insert into esglesia (id,nom,wikipedia) values (562,'Sant Martí de Vilavedra','Sant Martí de Vilavedra');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Santa Eulàlia de Pi</text:p>
          </table:table-cell>
          <table:table-cell/>
          <table:table-cell table:formula="of:=CONCATENATE(&quot;insert into esglesia (id,nom,wikipedia) values (&quot;;[.A564];&quot;,'&quot;;SUBSTITUTE([.B564];&quot;'&quot;;&quot;''&quot;);&quot;','&quot;;SUBSTITUTE([.C564];&quot;'&quot;;&quot;''&quot;);&quot;');&quot;)" office:value-type="string" office:string-value="insert into esglesia (id,nom,wikipedia) values (563,'Santa Eulàlia de Pi','Santa Eulàlia de Pi');" calcext:value-type="string">
            <text:p>insert into esglesia (id,nom,wikipedia) values (563,'Santa Eulàlia de Pi','Santa Eulàlia de Pi');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Sant Serni de Coborriu</text:p>
          </table:table-cell>
          <table:table-cell/>
          <table:table-cell table:formula="of:=CONCATENATE(&quot;insert into esglesia (id,nom,wikipedia) values (&quot;;[.A565];&quot;,'&quot;;SUBSTITUTE([.B565];&quot;'&quot;;&quot;''&quot;);&quot;','&quot;;SUBSTITUTE([.C565];&quot;'&quot;;&quot;''&quot;);&quot;');&quot;)" office:value-type="string" office:string-value="insert into esglesia (id,nom,wikipedia) values (564,'Sant Serni de Coborriu','Sant Serni de Coborriu');" calcext:value-type="string">
            <text:p>insert into esglesia (id,nom,wikipedia) values (564,'Sant Serni de Coborriu','Sant Serni de Coborriu');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Santa Eulàlia de Provençana</text:p>
          </table:table-cell>
          <table:table-cell/>
          <table:table-cell table:formula="of:=CONCATENATE(&quot;insert into esglesia (id,nom,wikipedia) values (&quot;;[.A566];&quot;,'&quot;;SUBSTITUTE([.B566];&quot;'&quot;;&quot;''&quot;);&quot;','&quot;;SUBSTITUTE([.C566];&quot;'&quot;;&quot;''&quot;);&quot;');&quot;)" office:value-type="string" office:string-value="insert into esglesia (id,nom,wikipedia) values (565,'Santa Eulàlia de Provençana','Santa Eulàlia de Provençana');" calcext:value-type="string">
            <text:p>insert into esglesia (id,nom,wikipedia) values (565,'Santa Eulàlia de Provençana','Santa Eulàlia de Provençana');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Sant Pau del Camp</text:p>
          </table:table-cell>
          <table:table-cell office:value-type="string" calcext:value-type="string">
            <text:p>Barcelona</text:p>
          </table:table-cell>
          <table:table-cell table:formula="of:=CONCATENATE(&quot;insert into esglesia (id,nom,wikipedia) values (&quot;;[.A567];&quot;,'&quot;;SUBSTITUTE([.B567];&quot;'&quot;;&quot;''&quot;);&quot;','&quot;;SUBSTITUTE([.C567];&quot;'&quot;;&quot;''&quot;);&quot;');&quot;)" office:value-type="string" office:string-value="insert into esglesia (id,nom,wikipedia) values (566,'Sant Pau del Camp','Sant Pau del Camp');" calcext:value-type="string">
            <text:p>insert into esglesia (id,nom,wikipedia) values (566,'Sant Pau del Camp','Sant Pau del Camp');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Capella de la Mare de Déu de la Victòria</text:p>
          </table:table-cell>
          <table:table-cell/>
          <table:table-cell table:formula="of:=CONCATENATE(&quot;insert into esglesia (id,nom,wikipedia) values (&quot;;[.A568];&quot;,'&quot;;SUBSTITUTE([.B568];&quot;'&quot;;&quot;''&quot;);&quot;','&quot;;SUBSTITUTE([.C568];&quot;'&quot;;&quot;''&quot;);&quot;');&quot;)" office:value-type="string" office:string-value="insert into esglesia (id,nom,wikipedia) values (567,'Capella de la Mare de Déu de la Victòria','Capella de la Mare de Déu de la Victòria');" calcext:value-type="string">
            <text:p>insert into esglesia (id,nom,wikipedia) values (567,'Capella de la Mare de Déu de la Victòria','Capella de la Mare de Déu de la Victòria');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Santa Creu d'Olorda</text:p>
          </table:table-cell>
          <table:table-cell/>
          <table:table-cell table:formula="of:=CONCATENATE(&quot;insert into esglesia (id,nom,wikipedia) values (&quot;;[.A569];&quot;,'&quot;;SUBSTITUTE([.B569];&quot;'&quot;;&quot;''&quot;);&quot;','&quot;;SUBSTITUTE([.C569];&quot;'&quot;;&quot;''&quot;);&quot;');&quot;)" office:value-type="string" office:string-value="insert into esglesia (id,nom,wikipedia) values (568,'Santa Creu d''Olorda','Santa Creu d''Olorda');" calcext:value-type="string">
            <text:p>insert into esglesia (id,nom,wikipedia) values (568,'Santa Creu d''Olorda','Santa Creu d''Olorda');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Església de Sant Llàtzer</text:p>
          </table:table-cell>
          <table:table-cell/>
          <table:table-cell table:formula="of:=CONCATENATE(&quot;insert into esglesia (id,nom,wikipedia) values (&quot;;[.A570];&quot;,'&quot;;SUBSTITUTE([.B570];&quot;'&quot;;&quot;''&quot;);&quot;','&quot;;SUBSTITUTE([.C570];&quot;'&quot;;&quot;''&quot;);&quot;');&quot;)" office:value-type="string" office:string-value="insert into esglesia (id,nom,wikipedia) values (569,'Església de Sant Llàtzer','Església de Sant Llàtzer');" calcext:value-type="string">
            <text:p>insert into esglesia (id,nom,wikipedia) values (569,'Església de Sant Llàtzer','Església de Sant Llàtzer');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Capella d'en Marcús</text:p>
          </table:table-cell>
          <table:table-cell/>
          <table:table-cell table:formula="of:=CONCATENATE(&quot;insert into esglesia (id,nom,wikipedia) values (&quot;;[.A571];&quot;,'&quot;;SUBSTITUTE([.B571];&quot;'&quot;;&quot;''&quot;);&quot;','&quot;;SUBSTITUTE([.C571];&quot;'&quot;;&quot;''&quot;);&quot;');&quot;)" office:value-type="string" office:string-value="insert into esglesia (id,nom,wikipedia) values (570,'Capella d''en Marcús','Capella d''en Marcús');" calcext:value-type="string">
            <text:p>insert into esglesia (id,nom,wikipedia) values (570,'Capella d''en Marcús','Capella d''en Marcús');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re de Déu del Coll</text:p>
          </table:table-cell>
          <table:table-cell office:value-type="string" calcext:value-type="string">
            <text:p>Mare de Déu del Coll (Barcelona)</text:p>
          </table:table-cell>
          <table:table-cell office:value-type="string" calcext:value-type="string">
            <text:p>Barcelona</text:p>
          </table:table-cell>
          <table:table-cell table:formula="of:=CONCATENATE(&quot;insert into esglesia (id,nom,wikipedia) values (&quot;;[.A572];&quot;,'&quot;;SUBSTITUTE([.B572];&quot;'&quot;;&quot;''&quot;);&quot;','&quot;;SUBSTITUTE([.C572];&quot;'&quot;;&quot;''&quot;);&quot;');&quot;)" office:value-type="string" office:string-value="insert into esglesia (id,nom,wikipedia) values (571,'Mare de Déu del Coll','Mare de Déu del Coll (Barcelona)');" calcext:value-type="string">
            <text:p>insert into esglesia (id,nom,wikipedia) values (571,'Mare de Déu del Coll','Mare de Déu del Coll (Barcelona)');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Església de Sant Miquel (Barcelona)</text:p>
          </table:table-cell>
          <table:table-cell/>
          <table:table-cell table:formula="of:=CONCATENATE(&quot;insert into esglesia (id,nom,wikipedia) values (&quot;;[.A573];&quot;,'&quot;;SUBSTITUTE([.B573];&quot;'&quot;;&quot;''&quot;);&quot;','&quot;;SUBSTITUTE([.C573];&quot;'&quot;;&quot;''&quot;);&quot;');&quot;)" office:value-type="string" office:string-value="insert into esglesia (id,nom,wikipedia) values (572,'Església de Sant Miquel (Barcelona)','Església de Sant Miquel (Barcelona)');" calcext:value-type="string">
            <text:p>insert into esglesia (id,nom,wikipedia) values (572,'Església de Sant Miquel (Barcelona)','Església de Sant Miquel (Barcelona)');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Sant Pere de les Puel·les</text:p>
          </table:table-cell>
          <table:table-cell office:value-type="string" calcext:value-type="string">
            <text:p>Barcelona</text:p>
          </table:table-cell>
          <table:table-cell table:formula="of:=CONCATENATE(&quot;insert into esglesia (id,nom,wikipedia) values (&quot;;[.A574];&quot;,'&quot;;SUBSTITUTE([.B574];&quot;'&quot;;&quot;''&quot;);&quot;','&quot;;SUBSTITUTE([.C574];&quot;'&quot;;&quot;''&quot;);&quot;');&quot;)" office:value-type="string" office:string-value="insert into esglesia (id,nom,wikipedia) values (573,'Sant Pere de les Puel·les','Sant Pere de les Puel·les');" calcext:value-type="string">
            <text:p>insert into esglesia (id,nom,wikipedia) values (573,'Sant Pere de les Puel·les','Sant Pere de les Puel·les');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Santa Anna de Barcelona</text:p>
          </table:table-cell>
          <table:table-cell office:value-type="string" calcext:value-type="string">
            <text:p>Barcelona</text:p>
          </table:table-cell>
          <table:table-cell table:formula="of:=CONCATENATE(&quot;insert into esglesia (id,nom,wikipedia) values (&quot;;[.A575];&quot;,'&quot;;SUBSTITUTE([.B575];&quot;'&quot;;&quot;''&quot;);&quot;','&quot;;SUBSTITUTE([.C575];&quot;'&quot;;&quot;''&quot;);&quot;');&quot;)" office:value-type="string" office:string-value="insert into esglesia (id,nom,wikipedia) values (574,'Santa Anna de Barcelona','Santa Anna de Barcelona');" calcext:value-type="string">
            <text:p>insert into esglesia (id,nom,wikipedia) values (574,'Santa Anna de Barcelona','Santa Anna de Barcelona');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Sant Martí d'Avià</text:p>
          </table:table-cell>
          <table:table-cell office:value-type="string" calcext:value-type="string">
            <text:p>Avià</text:p>
          </table:table-cell>
          <table:table-cell table:formula="of:=CONCATENATE(&quot;insert into esglesia (id,nom,wikipedia) values (&quot;;[.A576];&quot;,'&quot;;SUBSTITUTE([.B576];&quot;'&quot;;&quot;''&quot;);&quot;','&quot;;SUBSTITUTE([.C576];&quot;'&quot;;&quot;''&quot;);&quot;');&quot;)" office:value-type="string" office:string-value="insert into esglesia (id,nom,wikipedia) values (575,'Sant Martí d''Avià','Sant Martí d''Avià');" calcext:value-type="string">
            <text:p>insert into esglesia (id,nom,wikipedia) values (575,'Sant Martí d''Avià','Sant Martí d''Avià');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Santa Maria d'Avià</text:p>
          </table:table-cell>
          <table:table-cell office:value-type="string" calcext:value-type="string">
            <text:p>Avià</text:p>
          </table:table-cell>
          <table:table-cell table:formula="of:=CONCATENATE(&quot;insert into esglesia (id,nom,wikipedia) values (&quot;;[.A577];&quot;,'&quot;;SUBSTITUTE([.B577];&quot;'&quot;;&quot;''&quot;);&quot;','&quot;;SUBSTITUTE([.C577];&quot;'&quot;;&quot;''&quot;);&quot;');&quot;)" office:value-type="string" office:string-value="insert into esglesia (id,nom,wikipedia) values (576,'Santa Maria d''Avià','Santa Maria d''Avià');" calcext:value-type="string">
            <text:p>insert into esglesia (id,nom,wikipedia) values (576,'Santa Maria d''Avià','Santa Maria d''Avià');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Sant Llorenç prop Bagà</text:p>
          </table:table-cell>
          <table:table-cell office:value-type="string" calcext:value-type="string">
            <text:p>Guardiola de Berguedà</text:p>
          </table:table-cell>
          <table:table-cell table:formula="of:=CONCATENATE(&quot;insert into esglesia (id,nom,wikipedia) values (&quot;;[.A578];&quot;,'&quot;;SUBSTITUTE([.B578];&quot;'&quot;;&quot;''&quot;);&quot;','&quot;;SUBSTITUTE([.C578];&quot;'&quot;;&quot;''&quot;);&quot;');&quot;)" office:value-type="string" office:string-value="insert into esglesia (id,nom,wikipedia) values (577,'Sant Llorenç prop Bagà','Sant Llorenç prop Bagà');" calcext:value-type="string">
            <text:p>insert into esglesia (id,nom,wikipedia) values (577,'Sant Llorenç prop Bagà','Sant Llorenç prop Bagà');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Sant Esteve de Bagà</text:p>
          </table:table-cell>
          <table:table-cell office:value-type="string" calcext:value-type="string">
            <text:p>Bagà</text:p>
          </table:table-cell>
          <table:table-cell table:formula="of:=CONCATENATE(&quot;insert into esglesia (id,nom,wikipedia) values (&quot;;[.A579];&quot;,'&quot;;SUBSTITUTE([.B579];&quot;'&quot;;&quot;''&quot;);&quot;','&quot;;SUBSTITUTE([.C579];&quot;'&quot;;&quot;''&quot;);&quot;');&quot;)" office:value-type="string" office:string-value="insert into esglesia (id,nom,wikipedia) values (578,'Sant Esteve de Bagà','Sant Esteve de Bagà');" calcext:value-type="string">
            <text:p>insert into esglesia (id,nom,wikipedia) values (578,'Sant Esteve de Bagà','Sant Esteve de Bagà');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Sant Joan de Berga</text:p>
          </table:table-cell>
          <table:table-cell/>
          <table:table-cell table:formula="of:=CONCATENATE(&quot;insert into esglesia (id,nom,wikipedia) values (&quot;;[.A580];&quot;,'&quot;;SUBSTITUTE([.B580];&quot;'&quot;;&quot;''&quot;);&quot;','&quot;;SUBSTITUTE([.C580];&quot;'&quot;;&quot;''&quot;);&quot;');&quot;)" office:value-type="string" office:string-value="insert into esglesia (id,nom,wikipedia) values (579,'Sant Joan de Berga','Sant Joan de Berga');" calcext:value-type="string">
            <text:p>insert into esglesia (id,nom,wikipedia) values (579,'Sant Joan de Berga','Sant Joan de Berga');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Sant Martí de Biure</text:p>
          </table:table-cell>
          <table:table-cell/>
          <table:table-cell table:formula="of:=CONCATENATE(&quot;insert into esglesia (id,nom,wikipedia) values (&quot;;[.A581];&quot;,'&quot;;SUBSTITUTE([.B581];&quot;'&quot;;&quot;''&quot;);&quot;','&quot;;SUBSTITUTE([.C581];&quot;'&quot;;&quot;''&quot;);&quot;');&quot;)" office:value-type="string" office:string-value="insert into esglesia (id,nom,wikipedia) values (580,'Sant Martí de Biure','Sant Martí de Biure');" calcext:value-type="string">
            <text:p>insert into esglesia (id,nom,wikipedia) values (580,'Sant Martí de Biure','Sant Martí de Biure');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Sant Martí de Boatella</text:p>
          </table:table-cell>
          <table:table-cell office:value-type="string" calcext:value-type="string">
            <text:p>Borredà</text:p>
          </table:table-cell>
          <table:table-cell table:formula="of:=CONCATENATE(&quot;insert into esglesia (id,nom,wikipedia) values (&quot;;[.A582];&quot;,'&quot;;SUBSTITUTE([.B582];&quot;'&quot;;&quot;''&quot;);&quot;','&quot;;SUBSTITUTE([.C582];&quot;'&quot;;&quot;''&quot;);&quot;');&quot;)" office:value-type="string" office:string-value="insert into esglesia (id,nom,wikipedia) values (581,'Sant Martí de Boatella','Sant Martí de Boatella');" calcext:value-type="string">
            <text:p>insert into esglesia (id,nom,wikipedia) values (581,'Sant Martí de Boatella','Sant Martí de Boatella');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Santa Coloma de Can Cabra</text:p>
          </table:table-cell>
          <table:table-cell/>
          <table:table-cell table:formula="of:=CONCATENATE(&quot;insert into esglesia (id,nom,wikipedia) values (&quot;;[.A583];&quot;,'&quot;;SUBSTITUTE([.B583];&quot;'&quot;;&quot;''&quot;);&quot;','&quot;;SUBSTITUTE([.C583];&quot;'&quot;;&quot;''&quot;);&quot;');&quot;)" office:value-type="string" office:string-value="insert into esglesia (id,nom,wikipedia) values (582,'Santa Coloma de Can Cabra','Santa Coloma de Can Cabra');" calcext:value-type="string">
            <text:p>insert into esglesia (id,nom,wikipedia) values (582,'Santa Coloma de Can Cabra','Santa Coloma de Can Cabra');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Sant Miquel de les Canals</text:p>
          </table:table-cell>
          <table:table-cell/>
          <table:table-cell table:formula="of:=CONCATENATE(&quot;insert into esglesia (id,nom,wikipedia) values (&quot;;[.A584];&quot;,'&quot;;SUBSTITUTE([.B584];&quot;'&quot;;&quot;''&quot;);&quot;','&quot;;SUBSTITUTE([.C584];&quot;'&quot;;&quot;''&quot;);&quot;');&quot;)" office:value-type="string" office:string-value="insert into esglesia (id,nom,wikipedia) values (583,'Sant Miquel de les Canals','Sant Miquel de les Canals');" calcext:value-type="string">
            <text:p>insert into esglesia (id,nom,wikipedia) values (583,'Sant Miquel de les Canals','Sant Miquel de les Canals');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pella de Santa Magdalena</text:p>
          </table:table-cell>
          <table:table-cell office:value-type="string" calcext:value-type="string">
            <text:p>Capella de Santa Magdalena (Gisclareny)</text:p>
          </table:table-cell>
          <table:table-cell office:value-type="string" calcext:value-type="string">
            <text:p>Gisclareny</text:p>
          </table:table-cell>
          <table:table-cell table:formula="of:=CONCATENATE(&quot;insert into esglesia (id,nom,wikipedia) values (&quot;;[.A585];&quot;,'&quot;;SUBSTITUTE([.B585];&quot;'&quot;;&quot;''&quot;);&quot;','&quot;;SUBSTITUTE([.C585];&quot;'&quot;;&quot;''&quot;);&quot;');&quot;)" office:value-type="string" office:string-value="insert into esglesia (id,nom,wikipedia) values (584,'Capella de Santa Magdalena','Capella de Santa Magdalena (Gisclareny)');" calcext:value-type="string">
            <text:p>insert into esglesia (id,nom,wikipedia) values (584,'Capella de Santa Magdalena','Capella de Santa Magdalena (Gisclareny)');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Sant Pau de Casserres</text:p>
          </table:table-cell>
          <table:table-cell office:value-type="string" calcext:value-type="string">
            <text:p>Casserres</text:p>
          </table:table-cell>
          <table:table-cell table:formula="of:=CONCATENATE(&quot;insert into esglesia (id,nom,wikipedia) values (&quot;;[.A586];&quot;,'&quot;;SUBSTITUTE([.B586];&quot;'&quot;;&quot;''&quot;);&quot;','&quot;;SUBSTITUTE([.C586];&quot;'&quot;;&quot;''&quot;);&quot;');&quot;)" office:value-type="string" office:string-value="insert into esglesia (id,nom,wikipedia) values (585,'Sant Pau de Casserres','Sant Pau de Casserres');" calcext:value-type="string">
            <text:p>insert into esglesia (id,nom,wikipedia) values (585,'Sant Pau de Casserres','Sant Pau de Casserres');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Sant Vicenç de Castell de l'Areny</text:p>
          </table:table-cell>
          <table:table-cell/>
          <table:table-cell table:formula="of:=CONCATENATE(&quot;insert into esglesia (id,nom,wikipedia) values (&quot;;[.A587];&quot;,'&quot;;SUBSTITUTE([.B587];&quot;'&quot;;&quot;''&quot;);&quot;','&quot;;SUBSTITUTE([.C587];&quot;'&quot;;&quot;''&quot;);&quot;');&quot;)" office:value-type="string" office:string-value="insert into esglesia (id,nom,wikipedia) values (586,'Sant Vicenç de Castell de l''Areny','Sant Vicenç de Castell de l''Areny');" calcext:value-type="string">
            <text:p>insert into esglesia (id,nom,wikipedia) values (586,'Sant Vicenç de Castell de l''Areny','Sant Vicenç de Castell de l''Areny');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Sant Climent del Castell de l'Espunyola</text:p>
          </table:table-cell>
          <table:table-cell office:value-type="string" calcext:value-type="string">
            <text:p>L’Espunyola</text:p>
          </table:table-cell>
          <table:table-cell table:formula="of:=CONCATENATE(&quot;insert into esglesia (id,nom,wikipedia) values (&quot;;[.A588];&quot;,'&quot;;SUBSTITUTE([.B588];&quot;'&quot;;&quot;''&quot;);&quot;','&quot;;SUBSTITUTE([.C588];&quot;'&quot;;&quot;''&quot;);&quot;');&quot;)" office:value-type="string" office:string-value="insert into esglesia (id,nom,wikipedia) values (587,'Sant Climent del Castell de l''Espunyola','Sant Climent del Castell de l''Espunyola');" calcext:value-type="string">
            <text:p>insert into esglesia (id,nom,wikipedia) values (587,'Sant Climent del Castell de l''Espunyola','Sant Climent del Castell de l''Espunyola');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Sant Vicenç de Castellar del Riu</text:p>
          </table:table-cell>
          <table:table-cell office:value-type="string" calcext:value-type="string">
            <text:p>Castellar del Riu</text:p>
          </table:table-cell>
          <table:table-cell table:formula="of:=CONCATENATE(&quot;insert into esglesia (id,nom,wikipedia) values (&quot;;[.A589];&quot;,'&quot;;SUBSTITUTE([.B589];&quot;'&quot;;&quot;''&quot;);&quot;','&quot;;SUBSTITUTE([.C589];&quot;'&quot;;&quot;''&quot;);&quot;');&quot;)" office:value-type="string" office:string-value="insert into esglesia (id,nom,wikipedia) values (588,'Sant Vicenç de Castellar del Riu','Sant Vicenç de Castellar del Riu');" calcext:value-type="string">
            <text:p>insert into esglesia (id,nom,wikipedia) values (588,'Sant Vicenç de Castellar del Riu','Sant Vicenç de Castellar del Riu');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Sant Serni de Clarà</text:p>
          </table:table-cell>
          <table:table-cell/>
          <table:table-cell table:formula="of:=CONCATENATE(&quot;insert into esglesia (id,nom,wikipedia) values (&quot;;[.A590];&quot;,'&quot;;SUBSTITUTE([.B590];&quot;'&quot;;&quot;''&quot;);&quot;','&quot;;SUBSTITUTE([.C590];&quot;'&quot;;&quot;''&quot;);&quot;');&quot;)" office:value-type="string" office:string-value="insert into esglesia (id,nom,wikipedia) values (589,'Sant Serni de Clarà','Sant Serni de Clarà');" calcext:value-type="string">
            <text:p>insert into esglesia (id,nom,wikipedia) values (589,'Sant Serni de Clarà','Sant Serni de Clarà');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Sant Romà de la Clusa</text:p>
          </table:table-cell>
          <table:table-cell/>
          <table:table-cell table:formula="of:=CONCATENATE(&quot;insert into esglesia (id,nom,wikipedia) values (&quot;;[.A591];&quot;,'&quot;;SUBSTITUTE([.B591];&quot;'&quot;;&quot;''&quot;);&quot;','&quot;;SUBSTITUTE([.C591];&quot;'&quot;;&quot;''&quot;);&quot;');&quot;)" office:value-type="string" office:string-value="insert into esglesia (id,nom,wikipedia) values (590,'Sant Romà de la Clusa','Sant Romà de la Clusa');" calcext:value-type="string">
            <text:p>insert into esglesia (id,nom,wikipedia) values (590,'Sant Romà de la Clusa','Sant Romà de la Clusa');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Església de Sant Quintí de Montclar</text:p>
          </table:table-cell>
          <table:table-cell/>
          <table:table-cell table:formula="of:=CONCATENATE(&quot;insert into esglesia (id,nom,wikipedia) values (&quot;;[.A592];&quot;,'&quot;;SUBSTITUTE([.B592];&quot;'&quot;;&quot;''&quot;);&quot;','&quot;;SUBSTITUTE([.C592];&quot;'&quot;;&quot;''&quot;);&quot;');&quot;)" office:value-type="string" office:string-value="insert into esglesia (id,nom,wikipedia) values (591,'Església de Sant Quintí de Montclar','Església de Sant Quintí de Montclar');" calcext:value-type="string">
            <text:p>insert into esglesia (id,nom,wikipedia) values (591,'Església de Sant Quintí de Montclar','Església de Sant Quintí de Montclar');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Sant Climent de l'Espunyola</text:p>
          </table:table-cell>
          <table:table-cell office:value-type="string" calcext:value-type="string">
            <text:p>L’Espunyola</text:p>
          </table:table-cell>
          <table:table-cell table:formula="of:=CONCATENATE(&quot;insert into esglesia (id,nom,wikipedia) values (&quot;;[.A593];&quot;,'&quot;;SUBSTITUTE([.B593];&quot;'&quot;;&quot;''&quot;);&quot;','&quot;;SUBSTITUTE([.C593];&quot;'&quot;;&quot;''&quot;);&quot;');&quot;)" office:value-type="string" office:string-value="insert into esglesia (id,nom,wikipedia) values (592,'Sant Climent de l''Espunyola','Sant Climent de l''Espunyola');" calcext:value-type="string">
            <text:p>insert into esglesia (id,nom,wikipedia) values (592,'Sant Climent de l''Espunyola','Sant Climent de l''Espunyola');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Santa Cecília de Fígols</text:p>
          </table:table-cell>
          <table:table-cell/>
          <table:table-cell table:formula="of:=CONCATENATE(&quot;insert into esglesia (id,nom,wikipedia) values (&quot;;[.A594];&quot;,'&quot;;SUBSTITUTE([.B594];&quot;'&quot;;&quot;''&quot;);&quot;','&quot;;SUBSTITUTE([.C594];&quot;'&quot;;&quot;''&quot;);&quot;');&quot;)" office:value-type="string" office:string-value="insert into esglesia (id,nom,wikipedia) values (593,'Santa Cecília de Fígols','Santa Cecília de Fígols');" calcext:value-type="string">
            <text:p>insert into esglesia (id,nom,wikipedia) values (593,'Santa Cecília de Fígols','Santa Cecília de Fígols');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Sant Miquel de Fonogedell</text:p>
          </table:table-cell>
          <table:table-cell/>
          <table:table-cell table:formula="of:=CONCATENATE(&quot;insert into esglesia (id,nom,wikipedia) values (&quot;;[.A595];&quot;,'&quot;;SUBSTITUTE([.B595];&quot;'&quot;;&quot;''&quot;);&quot;','&quot;;SUBSTITUTE([.C595];&quot;'&quot;;&quot;''&quot;);&quot;');&quot;)" office:value-type="string" office:string-value="insert into esglesia (id,nom,wikipedia) values (594,'Sant Miquel de Fonogedell','Sant Miquel de Fonogedell');" calcext:value-type="string">
            <text:p>insert into esglesia (id,nom,wikipedia) values (594,'Sant Miquel de Fonogedell','Sant Miquel de Fonogedell');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Sant Julià de Fréixens</text:p>
          </table:table-cell>
          <table:table-cell/>
          <table:table-cell table:formula="of:=CONCATENATE(&quot;insert into esglesia (id,nom,wikipedia) values (&quot;;[.A596];&quot;,'&quot;;SUBSTITUTE([.B596];&quot;'&quot;;&quot;''&quot;);&quot;','&quot;;SUBSTITUTE([.C596];&quot;'&quot;;&quot;''&quot;);&quot;');&quot;)" office:value-type="string" office:string-value="insert into esglesia (id,nom,wikipedia) values (595,'Sant Julià de Fréixens','Sant Julià de Fréixens');" calcext:value-type="string">
            <text:p>insert into esglesia (id,nom,wikipedia) values (595,'Sant Julià de Fréixens','Sant Julià de Fréixens');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Monestir de Sant Jaume de Frontanyà</text:p>
          </table:table-cell>
          <table:table-cell office:value-type="string" calcext:value-type="string">
            <text:p>Sant Jaume de Frontanyà</text:p>
          </table:table-cell>
          <table:table-cell table:formula="of:=CONCATENATE(&quot;insert into esglesia (id,nom,wikipedia) values (&quot;;[.A597];&quot;,'&quot;;SUBSTITUTE([.B597];&quot;'&quot;;&quot;''&quot;);&quot;','&quot;;SUBSTITUTE([.C597];&quot;'&quot;;&quot;''&quot;);&quot;');&quot;)" office:value-type="string" office:string-value="insert into esglesia (id,nom,wikipedia) values (596,'Monestir de Sant Jaume de Frontanyà','Monestir de Sant Jaume de Frontanyà');" calcext:value-type="string">
            <text:p>insert into esglesia (id,nom,wikipedia) values (596,'Monestir de Sant Jaume de Frontanyà','Monestir de Sant Jaume de Frontanyà');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Sant Mateu de Fumanya</text:p>
          </table:table-cell>
          <table:table-cell/>
          <table:table-cell table:formula="of:=CONCATENATE(&quot;insert into esglesia (id,nom,wikipedia) values (&quot;;[.A598];&quot;,'&quot;;SUBSTITUTE([.B598];&quot;'&quot;;&quot;''&quot;);&quot;','&quot;;SUBSTITUTE([.C598];&quot;'&quot;;&quot;''&quot;);&quot;');&quot;)" office:value-type="string" office:string-value="insert into esglesia (id,nom,wikipedia) values (597,'Sant Mateu de Fumanya','Sant Mateu de Fumanya');" calcext:value-type="string">
            <text:p>insert into esglesia (id,nom,wikipedia) values (597,'Sant Mateu de Fumanya','Sant Mateu de Fumanya');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Santa Maria de Ginebret</text:p>
          </table:table-cell>
          <table:table-cell/>
          <table:table-cell table:formula="of:=CONCATENATE(&quot;insert into esglesia (id,nom,wikipedia) values (&quot;;[.A599];&quot;,'&quot;;SUBSTITUTE([.B599];&quot;'&quot;;&quot;''&quot;);&quot;','&quot;;SUBSTITUTE([.C599];&quot;'&quot;;&quot;''&quot;);&quot;');&quot;)" office:value-type="string" office:string-value="insert into esglesia (id,nom,wikipedia) values (598,'Santa Maria de Ginebret','Santa Maria de Ginebret');" calcext:value-type="string">
            <text:p>insert into esglesia (id,nom,wikipedia) values (598,'Santa Maria de Ginebret','Santa Maria de Ginebret');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Sant Andreu de Gréixer</text:p>
          </table:table-cell>
          <table:table-cell office:value-type="string" calcext:value-type="string">
            <text:p>Bagà</text:p>
          </table:table-cell>
          <table:table-cell table:formula="of:=CONCATENATE(&quot;insert into esglesia (id,nom,wikipedia) values (&quot;;[.A600];&quot;,'&quot;;SUBSTITUTE([.B600];&quot;'&quot;;&quot;''&quot;);&quot;','&quot;;SUBSTITUTE([.C600];&quot;'&quot;;&quot;''&quot;);&quot;');&quot;)" office:value-type="string" office:string-value="insert into esglesia (id,nom,wikipedia) values (599,'Sant Andreu de Gréixer','Sant Andreu de Gréixer');" calcext:value-type="string">
            <text:p>insert into esglesia (id,nom,wikipedia) values (599,'Sant Andreu de Gréixer','Sant Andreu de Gréixer');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Església de Santa Magdalena de Guardiolans</text:p>
          </table:table-cell>
          <table:table-cell/>
          <table:table-cell table:formula="of:=CONCATENATE(&quot;insert into esglesia (id,nom,wikipedia) values (&quot;;[.A601];&quot;,'&quot;;SUBSTITUTE([.B601];&quot;'&quot;;&quot;''&quot;);&quot;','&quot;;SUBSTITUTE([.C601];&quot;'&quot;;&quot;''&quot;);&quot;');&quot;)" office:value-type="string" office:string-value="insert into esglesia (id,nom,wikipedia) values (600,'Església de Santa Magdalena de Guardiolans','Església de Santa Magdalena de Guardiolans');" calcext:value-type="string">
            <text:p>insert into esglesia (id,nom,wikipedia) values (600,'Església de Santa Magdalena de Guardiolans','Església de Santa Magdalena de Guardiolans');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Sant Joan de Montdarn</text:p>
          </table:table-cell>
          <table:table-cell/>
          <table:table-cell table:formula="of:=CONCATENATE(&quot;insert into esglesia (id,nom,wikipedia) values (&quot;;[.A602];&quot;,'&quot;;SUBSTITUTE([.B602];&quot;'&quot;;&quot;''&quot;);&quot;','&quot;;SUBSTITUTE([.C602];&quot;'&quot;;&quot;''&quot;);&quot;');&quot;)" office:value-type="string" office:string-value="insert into esglesia (id,nom,wikipedia) values (601,'Sant Joan de Montdarn','Sant Joan de Montdarn');" calcext:value-type="string">
            <text:p>insert into esglesia (id,nom,wikipedia) values (601,'Sant Joan de Montdarn','Sant Joan de Montdarn');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Ermita de Sant Jordi de Cercs</text:p>
          </table:table-cell>
          <table:table-cell office:value-type="string" calcext:value-type="string">
            <text:p>Cercs</text:p>
          </table:table-cell>
          <table:table-cell table:formula="of:=CONCATENATE(&quot;insert into esglesia (id,nom,wikipedia) values (&quot;;[.A603];&quot;,'&quot;;SUBSTITUTE([.B603];&quot;'&quot;;&quot;''&quot;);&quot;','&quot;;SUBSTITUTE([.C603];&quot;'&quot;;&quot;''&quot;);&quot;');&quot;)" office:value-type="string" office:string-value="insert into esglesia (id,nom,wikipedia) values (602,'Ermita de Sant Jordi de Cercs','Ermita de Sant Jordi de Cercs');" calcext:value-type="string">
            <text:p>insert into esglesia (id,nom,wikipedia) values (602,'Ermita de Sant Jordi de Cercs','Ermita de Sant Jordi de Cercs');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Santa Maria de Lillet</text:p>
          </table:table-cell>
          <table:table-cell office:value-type="string" calcext:value-type="string">
            <text:p>La Pobla de Lillet</text:p>
          </table:table-cell>
          <table:table-cell table:formula="of:=CONCATENATE(&quot;insert into esglesia (id,nom,wikipedia) values (&quot;;[.A604];&quot;,'&quot;;SUBSTITUTE([.B604];&quot;'&quot;;&quot;''&quot;);&quot;','&quot;;SUBSTITUTE([.C604];&quot;'&quot;;&quot;''&quot;);&quot;');&quot;)" office:value-type="string" office:string-value="insert into esglesia (id,nom,wikipedia) values (603,'Santa Maria de Lillet','Santa Maria de Lillet');" calcext:value-type="string">
            <text:p>insert into esglesia (id,nom,wikipedia) values (603,'Santa Maria de Lillet','Santa Maria de Lillet');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ant Pere de Madrona</text:p>
          </table:table-cell>
          <table:table-cell office:value-type="string" calcext:value-type="string">
            <text:p>Sant Pere de Madrona (Berga)</text:p>
          </table:table-cell>
          <table:table-cell office:value-type="string" calcext:value-type="string">
            <text:p>Berga</text:p>
          </table:table-cell>
          <table:table-cell table:formula="of:=CONCATENATE(&quot;insert into esglesia (id,nom,wikipedia) values (&quot;;[.A605];&quot;,'&quot;;SUBSTITUTE([.B605];&quot;'&quot;;&quot;''&quot;);&quot;','&quot;;SUBSTITUTE([.C605];&quot;'&quot;;&quot;''&quot;);&quot;');&quot;)" office:value-type="string" office:string-value="insert into esglesia (id,nom,wikipedia) values (604,'Sant Pere de Madrona','Sant Pere de Madrona (Berga)');" calcext:value-type="string">
            <text:p>insert into esglesia (id,nom,wikipedia) values (604,'Sant Pere de Madrona','Sant Pere de Madrona (Berga)');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Mare de Déu de Roca-sança</text:p>
          </table:table-cell>
          <table:table-cell office:value-type="string" calcext:value-type="string">
            <text:p>Guardiola de Berguedà</text:p>
          </table:table-cell>
          <table:table-cell table:formula="of:=CONCATENATE(&quot;insert into esglesia (id,nom,wikipedia) values (&quot;;[.A606];&quot;,'&quot;;SUBSTITUTE([.B606];&quot;'&quot;;&quot;''&quot;);&quot;','&quot;;SUBSTITUTE([.C606];&quot;'&quot;;&quot;''&quot;);&quot;');&quot;)" office:value-type="string" office:string-value="insert into esglesia (id,nom,wikipedia) values (605,'Mare de Déu de Roca-sança','Mare de Déu de Roca-sança');" calcext:value-type="string">
            <text:p>insert into esglesia (id,nom,wikipedia) values (605,'Mare de Déu de Roca-sança','Mare de Déu de Roca-sança');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Santa Maria de Castellar de n'Hug</text:p>
          </table:table-cell>
          <table:table-cell office:value-type="string" calcext:value-type="string">
            <text:p>Castellar de n’Hug</text:p>
          </table:table-cell>
          <table:table-cell table:formula="of:=CONCATENATE(&quot;insert into esglesia (id,nom,wikipedia) values (&quot;;[.A607];&quot;,'&quot;;SUBSTITUTE([.B607];&quot;'&quot;;&quot;''&quot;);&quot;','&quot;;SUBSTITUTE([.C607];&quot;'&quot;;&quot;''&quot;);&quot;');&quot;)" office:value-type="string" office:string-value="insert into esglesia (id,nom,wikipedia) values (606,'Santa Maria de Castellar de n''Hug','Santa Maria de Castellar de n''Hug');" calcext:value-type="string">
            <text:p>insert into esglesia (id,nom,wikipedia) values (606,'Santa Maria de Castellar de n''Hug','Santa Maria de Castellar de n''Hug');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Sant Salvador de Mata</text:p>
          </table:table-cell>
          <table:table-cell/>
          <table:table-cell table:formula="of:=CONCATENATE(&quot;insert into esglesia (id,nom,wikipedia) values (&quot;;[.A608];&quot;,'&quot;;SUBSTITUTE([.B608];&quot;'&quot;;&quot;''&quot;);&quot;','&quot;;SUBSTITUTE([.C608];&quot;'&quot;;&quot;''&quot;);&quot;');&quot;)" office:value-type="string" office:string-value="insert into esglesia (id,nom,wikipedia) values (607,'Sant Salvador de Mata','Sant Salvador de Mata');" calcext:value-type="string">
            <text:p>insert into esglesia (id,nom,wikipedia) values (607,'Sant Salvador de Mata','Sant Salvador de Mata');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Santa Margarida del Mercadal</text:p>
          </table:table-cell>
          <table:table-cell/>
          <table:table-cell table:formula="of:=CONCATENATE(&quot;insert into esglesia (id,nom,wikipedia) values (&quot;;[.A609];&quot;,'&quot;;SUBSTITUTE([.B609];&quot;'&quot;;&quot;''&quot;);&quot;','&quot;;SUBSTITUTE([.C609];&quot;'&quot;;&quot;''&quot;);&quot;');&quot;)" office:value-type="string" office:string-value="insert into esglesia (id,nom,wikipedia) values (608,'Santa Margarida del Mercadal','Santa Margarida del Mercadal');" calcext:value-type="string">
            <text:p>insert into esglesia (id,nom,wikipedia) values (608,'Santa Margarida del Mercadal','Santa Margarida del Mercadal');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Sant Quintí de Montclar</text:p>
          </table:table-cell>
          <table:table-cell office:value-type="string" calcext:value-type="string">
            <text:p>Montclar</text:p>
          </table:table-cell>
          <table:table-cell table:formula="of:=CONCATENATE(&quot;insert into esglesia (id,nom,wikipedia) values (&quot;;[.A610];&quot;,'&quot;;SUBSTITUTE([.B610];&quot;'&quot;;&quot;''&quot;);&quot;','&quot;;SUBSTITUTE([.C610];&quot;'&quot;;&quot;''&quot;);&quot;');&quot;)" office:value-type="string" office:string-value="insert into esglesia (id,nom,wikipedia) values (609,'Sant Quintí de Montclar','Sant Quintí de Montclar');" calcext:value-type="string">
            <text:p>insert into esglesia (id,nom,wikipedia) values (609,'Sant Quintí de Montclar','Sant Quintí de Montclar');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Sant Vicenç d'Obiols</text:p>
          </table:table-cell>
          <table:table-cell/>
          <table:table-cell table:formula="of:=CONCATENATE(&quot;insert into esglesia (id,nom,wikipedia) values (&quot;;[.A611];&quot;,'&quot;;SUBSTITUTE([.B611];&quot;'&quot;;&quot;''&quot;);&quot;','&quot;;SUBSTITUTE([.C611];&quot;'&quot;;&quot;''&quot;);&quot;');&quot;)" office:value-type="string" office:string-value="insert into esglesia (id,nom,wikipedia) values (610,'Sant Vicenç d''Obiols','Sant Vicenç d''Obiols');" calcext:value-type="string">
            <text:p>insert into esglesia (id,nom,wikipedia) values (610,'Sant Vicenç d''Obiols','Sant Vicenç d''Obiols');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Sant Quirze de Pedret</text:p>
          </table:table-cell>
          <table:table-cell office:value-type="string" calcext:value-type="string">
            <text:p>Cercs</text:p>
          </table:table-cell>
          <table:table-cell table:formula="of:=CONCATENATE(&quot;insert into esglesia (id,nom,wikipedia) values (&quot;;[.A612];&quot;,'&quot;;SUBSTITUTE([.B612];&quot;'&quot;;&quot;''&quot;);&quot;','&quot;;SUBSTITUTE([.C612];&quot;'&quot;;&quot;''&quot;);&quot;');&quot;)" office:value-type="string" office:string-value="insert into esglesia (id,nom,wikipedia) values (611,'Sant Quirze de Pedret','Sant Quirze de Pedret');" calcext:value-type="string">
            <text:p>insert into esglesia (id,nom,wikipedia) values (611,'Sant Quirze de Pedret','Sant Quirze de Pedret');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Sant Amanç de Pedrós</text:p>
          </table:table-cell>
          <table:table-cell/>
          <table:table-cell table:formula="of:=CONCATENATE(&quot;insert into esglesia (id,nom,wikipedia) values (&quot;;[.A613];&quot;,'&quot;;SUBSTITUTE([.B613];&quot;'&quot;;&quot;''&quot;);&quot;','&quot;;SUBSTITUTE([.C613];&quot;'&quot;;&quot;''&quot;);&quot;');&quot;)" office:value-type="string" office:string-value="insert into esglesia (id,nom,wikipedia) values (612,'Sant Amanç de Pedrós','Sant Amanç de Pedrós');" calcext:value-type="string">
            <text:p>insert into esglesia (id,nom,wikipedia) values (612,'Sant Amanç de Pedrós','Sant Amanç de Pedrós');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pella de la Pietat</text:p>
          </table:table-cell>
          <table:table-cell office:value-type="string" calcext:value-type="string">
            <text:p>Capella de la Pietat (Berga)</text:p>
          </table:table-cell>
          <table:table-cell office:value-type="string" calcext:value-type="string">
            <text:p>Berga</text:p>
          </table:table-cell>
          <table:table-cell table:formula="of:=CONCATENATE(&quot;insert into esglesia (id,nom,wikipedia) values (&quot;;[.A614];&quot;,'&quot;;SUBSTITUTE([.B614];&quot;'&quot;;&quot;''&quot;);&quot;','&quot;;SUBSTITUTE([.C614];&quot;'&quot;;&quot;''&quot;);&quot;');&quot;)" office:value-type="string" office:string-value="insert into esglesia (id,nom,wikipedia) values (613,'Capella de la Pietat','Capella de la Pietat (Berga)');" calcext:value-type="string">
            <text:p>insert into esglesia (id,nom,wikipedia) values (613,'Capella de la Pietat','Capella de la Pietat (Berga)');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Sant Pau de Pinós</text:p>
          </table:table-cell>
          <table:table-cell/>
          <table:table-cell table:formula="of:=CONCATENATE(&quot;insert into esglesia (id,nom,wikipedia) values (&quot;;[.A615];&quot;,'&quot;;SUBSTITUTE([.B615];&quot;'&quot;;&quot;''&quot;);&quot;','&quot;;SUBSTITUTE([.C615];&quot;'&quot;;&quot;''&quot;);&quot;');&quot;)" office:value-type="string" office:string-value="insert into esglesia (id,nom,wikipedia) values (614,'Sant Pau de Pinós','Sant Pau de Pinós');" calcext:value-type="string">
            <text:p>insert into esglesia (id,nom,wikipedia) values (614,'Sant Pau de Pinós','Sant Pau de Pinós');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Monestir de Sant Pere de la Portella</text:p>
          </table:table-cell>
          <table:table-cell/>
          <table:table-cell table:formula="of:=CONCATENATE(&quot;insert into esglesia (id,nom,wikipedia) values (&quot;;[.A616];&quot;,'&quot;;SUBSTITUTE([.B616];&quot;'&quot;;&quot;''&quot;);&quot;','&quot;;SUBSTITUTE([.C616];&quot;'&quot;;&quot;''&quot;);&quot;');&quot;)" office:value-type="string" office:string-value="insert into esglesia (id,nom,wikipedia) values (615,'Monestir de Sant Pere de la Portella','Monestir de Sant Pere de la Portella');" calcext:value-type="string">
            <text:p>insert into esglesia (id,nom,wikipedia) values (615,'Monestir de Sant Pere de la Portella','Monestir de Sant Pere de la Portella');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Sant Llorenç dels Porxos</text:p>
          </table:table-cell>
          <table:table-cell/>
          <table:table-cell table:formula="of:=CONCATENATE(&quot;insert into esglesia (id,nom,wikipedia) values (&quot;;[.A617];&quot;,'&quot;;SUBSTITUTE([.B617];&quot;'&quot;;&quot;''&quot;);&quot;','&quot;;SUBSTITUTE([.C617];&quot;'&quot;;&quot;''&quot;);&quot;');&quot;)" office:value-type="string" office:string-value="insert into esglesia (id,nom,wikipedia) values (616,'Sant Llorenç dels Porxos','Sant Llorenç dels Porxos');" calcext:value-type="string">
            <text:p>insert into esglesia (id,nom,wikipedia) values (616,'Sant Llorenç dels Porxos','Sant Llorenç dels Porxos');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Sant Sadurní de Rotgers</text:p>
          </table:table-cell>
          <table:table-cell/>
          <table:table-cell table:formula="of:=CONCATENATE(&quot;insert into esglesia (id,nom,wikipedia) values (&quot;;[.A618];&quot;,'&quot;;SUBSTITUTE([.B618];&quot;'&quot;;&quot;''&quot;);&quot;','&quot;;SUBSTITUTE([.C618];&quot;'&quot;;&quot;''&quot;);&quot;');&quot;)" office:value-type="string" office:string-value="insert into esglesia (id,nom,wikipedia) values (617,'Sant Sadurní de Rotgers','Sant Sadurní de Rotgers');" calcext:value-type="string">
            <text:p>insert into esglesia (id,nom,wikipedia) values (617,'Sant Sadurní de Rotgers','Sant Sadurní de Rotgers');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Sant Andreu de Sagàs</text:p>
          </table:table-cell>
          <table:table-cell office:value-type="string" calcext:value-type="string">
            <text:p>Sagàs</text:p>
          </table:table-cell>
          <table:table-cell table:formula="of:=CONCATENATE(&quot;insert into esglesia (id,nom,wikipedia) values (&quot;;[.A619];&quot;,'&quot;;SUBSTITUTE([.B619];&quot;'&quot;;&quot;''&quot;);&quot;','&quot;;SUBSTITUTE([.C619];&quot;'&quot;;&quot;''&quot;);&quot;');&quot;)" office:value-type="string" office:string-value="insert into esglesia (id,nom,wikipedia) values (618,'Sant Andreu de Sagàs','Sant Andreu de Sagàs');" calcext:value-type="string">
            <text:p>insert into esglesia (id,nom,wikipedia) values (618,'Sant Andreu de Sagàs','Sant Andreu de Sagàs');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Santa Margarida de Sagàs</text:p>
          </table:table-cell>
          <table:table-cell office:value-type="string" calcext:value-type="string">
            <text:p>Sagàs</text:p>
          </table:table-cell>
          <table:table-cell table:formula="of:=CONCATENATE(&quot;insert into esglesia (id,nom,wikipedia) values (&quot;;[.A620];&quot;,'&quot;;SUBSTITUTE([.B620];&quot;'&quot;;&quot;''&quot;);&quot;','&quot;;SUBSTITUTE([.C620];&quot;'&quot;;&quot;''&quot;);&quot;');&quot;)" office:value-type="string" office:string-value="insert into esglesia (id,nom,wikipedia) values (619,'Santa Margarida de Sagàs','Santa Margarida de Sagàs');" calcext:value-type="string">
            <text:p>insert into esglesia (id,nom,wikipedia) values (619,'Santa Margarida de Sagàs','Santa Margarida de Sagàs');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Sant Benet de Vilaplana</text:p>
          </table:table-cell>
          <table:table-cell/>
          <table:table-cell table:formula="of:=CONCATENATE(&quot;insert into esglesia (id,nom,wikipedia) values (&quot;;[.A621];&quot;,'&quot;;SUBSTITUTE([.B621];&quot;'&quot;;&quot;''&quot;);&quot;','&quot;;SUBSTITUTE([.C621];&quot;'&quot;;&quot;''&quot;);&quot;');&quot;)" office:value-type="string" office:string-value="insert into esglesia (id,nom,wikipedia) values (620,'Sant Benet de Vilaplana','Sant Benet de Vilaplana');" calcext:value-type="string">
            <text:p>insert into esglesia (id,nom,wikipedia) values (620,'Sant Benet de Vilaplana','Sant Benet de Vilaplana');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Sant Climent de la Torre de Foix</text:p>
          </table:table-cell>
          <table:table-cell/>
          <table:table-cell table:formula="of:=CONCATENATE(&quot;insert into esglesia (id,nom,wikipedia) values (&quot;;[.A622];&quot;,'&quot;;SUBSTITUTE([.B622];&quot;'&quot;;&quot;''&quot;);&quot;','&quot;;SUBSTITUTE([.C622];&quot;'&quot;;&quot;''&quot;);&quot;');&quot;)" office:value-type="string" office:string-value="insert into esglesia (id,nom,wikipedia) values (621,'Sant Climent de la Torre de Foix','Sant Climent de la Torre de Foix');" calcext:value-type="string">
            <text:p>insert into esglesia (id,nom,wikipedia) values (621,'Sant Climent de la Torre de Foix','Sant Climent de la Torre de Foix');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Sant Joan de l'Avellanet</text:p>
          </table:table-cell>
          <table:table-cell office:value-type="string" calcext:value-type="string">
            <text:p>Bagà</text:p>
          </table:table-cell>
          <table:table-cell table:formula="of:=CONCATENATE(&quot;insert into esglesia (id,nom,wikipedia) values (&quot;;[.A623];&quot;,'&quot;;SUBSTITUTE([.B623];&quot;'&quot;;&quot;''&quot;);&quot;','&quot;;SUBSTITUTE([.C623];&quot;'&quot;;&quot;''&quot;);&quot;');&quot;)" office:value-type="string" office:string-value="insert into esglesia (id,nom,wikipedia) values (622,'Sant Joan de l''Avellanet','Sant Joan de l''Avellanet');" calcext:value-type="string">
            <text:p>insert into esglesia (id,nom,wikipedia) values (622,'Sant Joan de l''Avellanet','Sant Joan de l''Avellanet');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string" calcext:value-type="string">
            <text:p>Sant Llorenç de Guardiola de Berguedà</text:p>
          </table:table-cell>
          <table:table-cell office:value-type="string" calcext:value-type="string">
            <text:p>Guardiola de Berguedà</text:p>
          </table:table-cell>
          <table:table-cell table:formula="of:=CONCATENATE(&quot;insert into esglesia (id,nom,wikipedia) values (&quot;;[.A624];&quot;,'&quot;;SUBSTITUTE([.B624];&quot;'&quot;;&quot;''&quot;);&quot;','&quot;;SUBSTITUTE([.C624];&quot;'&quot;;&quot;''&quot;);&quot;');&quot;)" office:value-type="string" office:string-value="insert into esglesia (id,nom,wikipedia) values (623,'Sant Llorenç de Guardiola de Berguedà','Sant Llorenç de Guardiola de Berguedà');" calcext:value-type="string">
            <text:p>insert into esglesia (id,nom,wikipedia) values (623,'Sant Llorenç de Guardiola de Berguedà','Sant Llorenç de Guardiola de Berguedà');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>Sant Martí de Montclar</text:p>
          </table:table-cell>
          <table:table-cell office:value-type="string" calcext:value-type="string">
            <text:p>Montclar</text:p>
          </table:table-cell>
          <table:table-cell table:formula="of:=CONCATENATE(&quot;insert into esglesia (id,nom,wikipedia) values (&quot;;[.A625];&quot;,'&quot;;SUBSTITUTE([.B625];&quot;'&quot;;&quot;''&quot;);&quot;','&quot;;SUBSTITUTE([.C625];&quot;'&quot;;&quot;''&quot;);&quot;');&quot;)" office:value-type="string" office:string-value="insert into esglesia (id,nom,wikipedia) values (624,'Sant Martí de Montclar','Sant Martí de Montclar');" calcext:value-type="string">
            <text:p>insert into esglesia (id,nom,wikipedia) values (624,'Sant Martí de Montclar','Sant Martí de Montclar');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string" calcext:value-type="string">
            <text:p>Sant Martí del Balaguer</text:p>
          </table:table-cell>
          <table:table-cell/>
          <table:table-cell table:formula="of:=CONCATENATE(&quot;insert into esglesia (id,nom,wikipedia) values (&quot;;[.A626];&quot;,'&quot;;SUBSTITUTE([.B626];&quot;'&quot;;&quot;''&quot;);&quot;','&quot;;SUBSTITUTE([.C626];&quot;'&quot;;&quot;''&quot;);&quot;');&quot;)" office:value-type="string" office:string-value="insert into esglesia (id,nom,wikipedia) values (625,'Sant Martí del Balaguer','Sant Martí del Balaguer');" calcext:value-type="string">
            <text:p>insert into esglesia (id,nom,wikipedia) values (625,'Sant Martí del Balaguer','Sant Martí del Balaguer');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Sant Martí del Puig</text:p>
          </table:table-cell>
          <table:table-cell office:value-type="string" calcext:value-type="string">
            <text:p>Gisclareny</text:p>
          </table:table-cell>
          <table:table-cell table:formula="of:=CONCATENATE(&quot;insert into esglesia (id,nom,wikipedia) values (&quot;;[.A627];&quot;,'&quot;;SUBSTITUTE([.B627];&quot;'&quot;;&quot;''&quot;);&quot;','&quot;;SUBSTITUTE([.C627];&quot;'&quot;;&quot;''&quot;);&quot;');&quot;)" office:value-type="string" office:string-value="insert into esglesia (id,nom,wikipedia) values (626,'Sant Martí del Puig','Sant Martí del Puig');" calcext:value-type="string">
            <text:p>insert into esglesia (id,nom,wikipedia) values (626,'Sant Martí del Puig','Sant Martí del Puig');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Sant Miquel de Trulls</text:p>
          </table:table-cell>
          <table:table-cell/>
          <table:table-cell table:formula="of:=CONCATENATE(&quot;insert into esglesia (id,nom,wikipedia) values (&quot;;[.A628];&quot;,'&quot;;SUBSTITUTE([.B628];&quot;'&quot;;&quot;''&quot;);&quot;','&quot;;SUBSTITUTE([.C628];&quot;'&quot;;&quot;''&quot;);&quot;');&quot;)" office:value-type="string" office:string-value="insert into esglesia (id,nom,wikipedia) values (627,'Sant Miquel de Trulls','Sant Miquel de Trulls');" calcext:value-type="string">
            <text:p>insert into esglesia (id,nom,wikipedia) values (627,'Sant Miquel de Trulls','Sant Miquel de Trulls');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Sant Pere de Serrateix</text:p>
          </table:table-cell>
          <table:table-cell/>
          <table:table-cell table:formula="of:=CONCATENATE(&quot;insert into esglesia (id,nom,wikipedia) values (&quot;;[.A629];&quot;,'&quot;;SUBSTITUTE([.B629];&quot;'&quot;;&quot;''&quot;);&quot;','&quot;;SUBSTITUTE([.C629];&quot;'&quot;;&quot;''&quot;);&quot;');&quot;)" office:value-type="string" office:string-value="insert into esglesia (id,nom,wikipedia) values (628,'Sant Pere de Serrateix','Sant Pere de Serrateix');" calcext:value-type="string">
            <text:p>insert into esglesia (id,nom,wikipedia) values (628,'Sant Pere de Serrateix','Sant Pere de Serrateix');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Sant Romà d'Oreis</text:p>
          </table:table-cell>
          <table:table-cell office:value-type="string" calcext:value-type="string">
            <text:p>Gisclareny</text:p>
          </table:table-cell>
          <table:table-cell table:formula="of:=CONCATENATE(&quot;insert into esglesia (id,nom,wikipedia) values (&quot;;[.A630];&quot;,'&quot;;SUBSTITUTE([.B630];&quot;'&quot;;&quot;''&quot;);&quot;','&quot;;SUBSTITUTE([.C630];&quot;'&quot;;&quot;''&quot;);&quot;');&quot;)" office:value-type="string" office:string-value="insert into esglesia (id,nom,wikipedia) values (629,'Sant Romà d''Oreis','Sant Romà d''Oreis');" calcext:value-type="string">
            <text:p>insert into esglesia (id,nom,wikipedia) values (629,'Sant Romà d''Oreis','Sant Romà d''Oreis');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Sant Salvador del Jou</text:p>
          </table:table-cell>
          <table:table-cell/>
          <table:table-cell table:formula="of:=CONCATENATE(&quot;insert into esglesia (id,nom,wikipedia) values (&quot;;[.A631];&quot;,'&quot;;SUBSTITUTE([.B631];&quot;'&quot;;&quot;''&quot;);&quot;','&quot;;SUBSTITUTE([.C631];&quot;'&quot;;&quot;''&quot;);&quot;');&quot;)" office:value-type="string" office:string-value="insert into esglesia (id,nom,wikipedia) values (630,'Sant Salvador del Jou','Sant Salvador del Jou');" calcext:value-type="string">
            <text:p>insert into esglesia (id,nom,wikipedia) values (630,'Sant Salvador del Jou','Sant Salvador del Jou');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Santa Cecília de Riutort</text:p>
          </table:table-cell>
          <table:table-cell/>
          <table:table-cell table:formula="of:=CONCATENATE(&quot;insert into esglesia (id,nom,wikipedia) values (&quot;;[.A632];&quot;,'&quot;;SUBSTITUTE([.B632];&quot;'&quot;;&quot;''&quot;);&quot;','&quot;;SUBSTITUTE([.C632];&quot;'&quot;;&quot;''&quot;);&quot;');&quot;)" office:value-type="string" office:string-value="insert into esglesia (id,nom,wikipedia) values (631,'Santa Cecília de Riutort','Santa Cecília de Riutort');" calcext:value-type="string">
            <text:p>insert into esglesia (id,nom,wikipedia) values (631,'Santa Cecília de Riutort','Santa Cecília de Riutort');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Santa Creu de Montclar</text:p>
          </table:table-cell>
          <table:table-cell office:value-type="string" calcext:value-type="string">
            <text:p>Montclar</text:p>
          </table:table-cell>
          <table:table-cell table:formula="of:=CONCATENATE(&quot;insert into esglesia (id,nom,wikipedia) values (&quot;;[.A633];&quot;,'&quot;;SUBSTITUTE([.B633];&quot;'&quot;;&quot;''&quot;);&quot;','&quot;;SUBSTITUTE([.C633];&quot;'&quot;;&quot;''&quot;);&quot;');&quot;)" office:value-type="string" office:string-value="insert into esglesia (id,nom,wikipedia) values (632,'Santa Creu de Montclar','Santa Creu de Montclar');" calcext:value-type="string">
            <text:p>insert into esglesia (id,nom,wikipedia) values (632,'Santa Creu de Montclar','Santa Creu de Montclar');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>Santa Eulàlia de Bonner</text:p>
          </table:table-cell>
          <table:table-cell/>
          <table:table-cell table:formula="of:=CONCATENATE(&quot;insert into esglesia (id,nom,wikipedia) values (&quot;;[.A634];&quot;,'&quot;;SUBSTITUTE([.B634];&quot;'&quot;;&quot;''&quot;);&quot;','&quot;;SUBSTITUTE([.C634];&quot;'&quot;;&quot;''&quot;);&quot;');&quot;)" office:value-type="string" office:string-value="insert into esglesia (id,nom,wikipedia) values (633,'Santa Eulàlia de Bonner','Santa Eulàlia de Bonner');" calcext:value-type="string">
            <text:p>insert into esglesia (id,nom,wikipedia) values (633,'Santa Eulàlia de Bonner','Santa Eulàlia de Bonner');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Santa Maria de la Baells</text:p>
          </table:table-cell>
          <table:table-cell/>
          <table:table-cell table:formula="of:=CONCATENATE(&quot;insert into esglesia (id,nom,wikipedia) values (&quot;;[.A635];&quot;,'&quot;;SUBSTITUTE([.B635];&quot;'&quot;;&quot;''&quot;);&quot;','&quot;;SUBSTITUTE([.C635];&quot;'&quot;;&quot;''&quot;);&quot;');&quot;)" office:value-type="string" office:string-value="insert into esglesia (id,nom,wikipedia) values (634,'Santa Maria de la Baells','Santa Maria de la Baells');" calcext:value-type="string">
            <text:p>insert into esglesia (id,nom,wikipedia) values (634,'Santa Maria de la Baells','Santa Maria de la Baells');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anta Maria de Valldaura</text:p>
          </table:table-cell>
          <table:table-cell office:value-type="string" calcext:value-type="string">
            <text:p>Santa Maria de Valldaura (Olvan)</text:p>
          </table:table-cell>
          <table:table-cell office:value-type="string" calcext:value-type="string">
            <text:p>Olvan</text:p>
          </table:table-cell>
          <table:table-cell table:formula="of:=CONCATENATE(&quot;insert into esglesia (id,nom,wikipedia) values (&quot;;[.A636];&quot;,'&quot;;SUBSTITUTE([.B636];&quot;'&quot;;&quot;''&quot;);&quot;','&quot;;SUBSTITUTE([.C636];&quot;'&quot;;&quot;''&quot;);&quot;');&quot;)" office:value-type="string" office:string-value="insert into esglesia (id,nom,wikipedia) values (635,'Santa Maria de Valldaura','Santa Maria de Valldaura (Olvan)');" calcext:value-type="string">
            <text:p>insert into esglesia (id,nom,wikipedia) values (635,'Santa Maria de Valldaura','Santa Maria de Valldaura (Olvan)');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Santa Maria de Serrateix</text:p>
          </table:table-cell>
          <table:table-cell/>
          <table:table-cell table:formula="of:=CONCATENATE(&quot;insert into esglesia (id,nom,wikipedia) values (&quot;;[.A637];&quot;,'&quot;;SUBSTITUTE([.B637];&quot;'&quot;;&quot;''&quot;);&quot;','&quot;;SUBSTITUTE([.C637];&quot;'&quot;;&quot;''&quot;);&quot;');&quot;)" office:value-type="string" office:string-value="insert into esglesia (id,nom,wikipedia) values (636,'Santa Maria de Serrateix','Santa Maria de Serrateix');" calcext:value-type="string">
            <text:p>insert into esglesia (id,nom,wikipedia) values (636,'Santa Maria de Serrateix','Santa Maria de Serrateix');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Sant Andreu de la Serreta</text:p>
          </table:table-cell>
          <table:table-cell/>
          <table:table-cell table:formula="of:=CONCATENATE(&quot;insert into esglesia (id,nom,wikipedia) values (&quot;;[.A638];&quot;,'&quot;;SUBSTITUTE([.B638];&quot;'&quot;;&quot;''&quot;);&quot;','&quot;;SUBSTITUTE([.C638];&quot;'&quot;;&quot;''&quot;);&quot;');&quot;)" office:value-type="string" office:string-value="insert into esglesia (id,nom,wikipedia) values (637,'Sant Andreu de la Serreta','Sant Andreu de la Serreta');" calcext:value-type="string">
            <text:p>insert into esglesia (id,nom,wikipedia) values (637,'Sant Andreu de la Serreta','Sant Andreu de la Serreta');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Sant Serni de Terrers</text:p>
          </table:table-cell>
          <table:table-cell/>
          <table:table-cell table:formula="of:=CONCATENATE(&quot;insert into esglesia (id,nom,wikipedia) values (&quot;;[.A639];&quot;,'&quot;;SUBSTITUTE([.B639];&quot;'&quot;;&quot;''&quot;);&quot;','&quot;;SUBSTITUTE([.C639];&quot;'&quot;;&quot;''&quot;);&quot;');&quot;)" office:value-type="string" office:string-value="insert into esglesia (id,nom,wikipedia) values (638,'Sant Serni de Terrers','Sant Serni de Terrers');" calcext:value-type="string">
            <text:p>insert into esglesia (id,nom,wikipedia) values (638,'Sant Serni de Terrers','Sant Serni de Terrers');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La Trinitat de la Tor</text:p>
          </table:table-cell>
          <table:table-cell/>
          <table:table-cell table:formula="of:=CONCATENATE(&quot;insert into esglesia (id,nom,wikipedia) values (&quot;;[.A640];&quot;,'&quot;;SUBSTITUTE([.B640];&quot;'&quot;;&quot;''&quot;);&quot;','&quot;;SUBSTITUTE([.C640];&quot;'&quot;;&quot;''&quot;);&quot;');&quot;)" office:value-type="string" office:string-value="insert into esglesia (id,nom,wikipedia) values (639,'La Trinitat de la Tor','La Trinitat de la Tor');" calcext:value-type="string">
            <text:p>insert into esglesia (id,nom,wikipedia) values (639,'La Trinitat de la Tor','La Trinitat de la Tor');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Santa Margarida de Tortafè</text:p>
          </table:table-cell>
          <table:table-cell/>
          <table:table-cell table:formula="of:=CONCATENATE(&quot;insert into esglesia (id,nom,wikipedia) values (&quot;;[.A641];&quot;,'&quot;;SUBSTITUTE([.B641];&quot;'&quot;;&quot;''&quot;);&quot;','&quot;;SUBSTITUTE([.C641];&quot;'&quot;;&quot;''&quot;);&quot;');&quot;)" office:value-type="string" office:string-value="insert into esglesia (id,nom,wikipedia) values (640,'Santa Margarida de Tortafè','Santa Margarida de Tortafè');" calcext:value-type="string">
            <text:p>insert into esglesia (id,nom,wikipedia) values (640,'Santa Margarida de Tortafè','Santa Margarida de Tortafè');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Sant Miquel de Turbians</text:p>
          </table:table-cell>
          <table:table-cell office:value-type="string" calcext:value-type="string">
            <text:p>Gisclareny</text:p>
          </table:table-cell>
          <table:table-cell table:formula="of:=CONCATENATE(&quot;insert into esglesia (id,nom,wikipedia) values (&quot;;[.A642];&quot;,'&quot;;SUBSTITUTE([.B642];&quot;'&quot;;&quot;''&quot;);&quot;','&quot;;SUBSTITUTE([.C642];&quot;'&quot;;&quot;''&quot;);&quot;');&quot;)" office:value-type="string" office:string-value="insert into esglesia (id,nom,wikipedia) values (641,'Sant Miquel de Turbians','Sant Miquel de Turbians');" calcext:value-type="string">
            <text:p>insert into esglesia (id,nom,wikipedia) values (641,'Sant Miquel de Turbians','Sant Miquel de Turbians');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Sant Bartomeu de la Valldan</text:p>
          </table:table-cell>
          <table:table-cell/>
          <table:table-cell table:formula="of:=CONCATENATE(&quot;insert into esglesia (id,nom,wikipedia) values (&quot;;[.A643];&quot;,'&quot;;SUBSTITUTE([.B643];&quot;'&quot;;&quot;''&quot;);&quot;','&quot;;SUBSTITUTE([.C643];&quot;'&quot;;&quot;''&quot;);&quot;');&quot;)" office:value-type="string" office:string-value="insert into esglesia (id,nom,wikipedia) values (642,'Sant Bartomeu de la Valldan','Sant Bartomeu de la Valldan');" calcext:value-type="string">
            <text:p>insert into esglesia (id,nom,wikipedia) values (642,'Sant Bartomeu de la Valldan','Sant Bartomeu de la Valldan');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Sant Salvador de la Vedella</text:p>
          </table:table-cell>
          <table:table-cell/>
          <table:table-cell table:formula="of:=CONCATENATE(&quot;insert into esglesia (id,nom,wikipedia) values (&quot;;[.A644];&quot;,'&quot;;SUBSTITUTE([.B644];&quot;'&quot;;&quot;''&quot;);&quot;','&quot;;SUBSTITUTE([.C644];&quot;'&quot;;&quot;''&quot;);&quot;');&quot;)" office:value-type="string" office:string-value="insert into esglesia (id,nom,wikipedia) values (643,'Sant Salvador de la Vedella','Sant Salvador de la Vedella');" calcext:value-type="string">
            <text:p>insert into esglesia (id,nom,wikipedia) values (643,'Sant Salvador de la Vedella','Sant Salvador de la Vedella');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Sant Miquel Vell</text:p>
          </table:table-cell>
          <table:table-cell office:value-type="string" calcext:value-type="string">
            <text:p>Santa Maria de Merlès</text:p>
          </table:table-cell>
          <table:table-cell table:formula="of:=CONCATENATE(&quot;insert into esglesia (id,nom,wikipedia) values (&quot;;[.A645];&quot;,'&quot;;SUBSTITUTE([.B645];&quot;'&quot;;&quot;''&quot;);&quot;','&quot;;SUBSTITUTE([.C645];&quot;'&quot;;&quot;''&quot;);&quot;');&quot;)" office:value-type="string" office:string-value="insert into esglesia (id,nom,wikipedia) values (644,'Sant Miquel Vell','Sant Miquel Vell');" calcext:value-type="string">
            <text:p>insert into esglesia (id,nom,wikipedia) values (644,'Sant Miquel Vell','Sant Miquel Vell');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string" calcext:value-type="string">
            <text:p>Sant Vicenç de Navel</text:p>
          </table:table-cell>
          <table:table-cell/>
          <table:table-cell table:formula="of:=CONCATENATE(&quot;insert into esglesia (id,nom,wikipedia) values (&quot;;[.A646];&quot;,'&quot;;SUBSTITUTE([.B646];&quot;'&quot;;&quot;''&quot;);&quot;','&quot;;SUBSTITUTE([.C646];&quot;'&quot;;&quot;''&quot;);&quot;');&quot;)" office:value-type="string" office:string-value="insert into esglesia (id,nom,wikipedia) values (645,'Sant Vicenç de Navel','Sant Vicenç de Navel');" calcext:value-type="string">
            <text:p>insert into esglesia (id,nom,wikipedia) values (645,'Sant Vicenç de Navel','Sant Vicenç de Navel');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>Sant Vicenç de Rus</text:p>
          </table:table-cell>
          <table:table-cell/>
          <table:table-cell table:formula="of:=CONCATENATE(&quot;insert into esglesia (id,nom,wikipedia) values (&quot;;[.A647];&quot;,'&quot;;SUBSTITUTE([.B647];&quot;'&quot;;&quot;''&quot;);&quot;','&quot;;SUBSTITUTE([.C647];&quot;'&quot;;&quot;''&quot;);&quot;');&quot;)" office:value-type="string" office:string-value="insert into esglesia (id,nom,wikipedia) values (646,'Sant Vicenç de Rus','Sant Vicenç de Rus');" calcext:value-type="string">
            <text:p>insert into esglesia (id,nom,wikipedia) values (646,'Sant Vicenç de Rus','Sant Vicenç de Rus');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Sant Salvador de Vilaverd</text:p>
          </table:table-cell>
          <table:table-cell/>
          <table:table-cell table:formula="of:=CONCATENATE(&quot;insert into esglesia (id,nom,wikipedia) values (&quot;;[.A648];&quot;,'&quot;;SUBSTITUTE([.B648];&quot;'&quot;;&quot;''&quot;);&quot;','&quot;;SUBSTITUTE([.C648];&quot;'&quot;;&quot;''&quot;);&quot;');&quot;)" office:value-type="string" office:string-value="insert into esglesia (id,nom,wikipedia) values (647,'Sant Salvador de Vilaverd','Sant Salvador de Vilaverd');" calcext:value-type="string">
            <text:p>insert into esglesia (id,nom,wikipedia) values (647,'Sant Salvador de Vilaverd','Sant Salvador de Vilaverd');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Església vella de Santa Maria d'Aguilar</text:p>
          </table:table-cell>
          <table:table-cell/>
          <table:table-cell table:formula="of:=CONCATENATE(&quot;insert into esglesia (id,nom,wikipedia) values (&quot;;[.A649];&quot;,'&quot;;SUBSTITUTE([.B649];&quot;'&quot;;&quot;''&quot;);&quot;','&quot;;SUBSTITUTE([.C649];&quot;'&quot;;&quot;''&quot;);&quot;');&quot;)" office:value-type="string" office:string-value="insert into esglesia (id,nom,wikipedia) values (648,'Església vella de Santa Maria d''Aguilar','Església vella de Santa Maria d''Aguilar');" calcext:value-type="string">
            <text:p>insert into esglesia (id,nom,wikipedia) values (648,'Església vella de Santa Maria d''Aguilar','Església vella de Santa Maria d''Aguilar');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Sant Andreu de Gargallà</text:p>
          </table:table-cell>
          <table:table-cell/>
          <table:table-cell table:formula="of:=CONCATENATE(&quot;insert into esglesia (id,nom,wikipedia) values (&quot;;[.A650];&quot;,'&quot;;SUBSTITUTE([.B650];&quot;'&quot;;&quot;''&quot;);&quot;','&quot;;SUBSTITUTE([.C650];&quot;'&quot;;&quot;''&quot;);&quot;');&quot;)" office:value-type="string" office:string-value="insert into esglesia (id,nom,wikipedia) values (649,'Sant Andreu de Gargallà','Sant Andreu de Gargallà');" calcext:value-type="string">
            <text:p>insert into esglesia (id,nom,wikipedia) values (649,'Sant Andreu de Gargallà','Sant Andreu de Gargallà');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Sant Esteve del Pujol de Planès</text:p>
          </table:table-cell>
          <table:table-cell/>
          <table:table-cell table:formula="of:=CONCATENATE(&quot;insert into esglesia (id,nom,wikipedia) values (&quot;;[.A651];&quot;,'&quot;;SUBSTITUTE([.B651];&quot;'&quot;;&quot;''&quot;);&quot;','&quot;;SUBSTITUTE([.C651];&quot;'&quot;;&quot;''&quot;);&quot;');&quot;)" office:value-type="string" office:string-value="insert into esglesia (id,nom,wikipedia) values (650,'Sant Esteve del Pujol de Planès','Sant Esteve del Pujol de Planès');" calcext:value-type="string">
            <text:p>insert into esglesia (id,nom,wikipedia) values (650,'Sant Esteve del Pujol de Planès','Sant Esteve del Pujol de Planès');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Sant Martí de Correà</text:p>
          </table:table-cell>
          <table:table-cell/>
          <table:table-cell table:formula="of:=CONCATENATE(&quot;insert into esglesia (id,nom,wikipedia) values (&quot;;[.A652];&quot;,'&quot;;SUBSTITUTE([.B652];&quot;'&quot;;&quot;''&quot;);&quot;','&quot;;SUBSTITUTE([.C652];&quot;'&quot;;&quot;''&quot;);&quot;');&quot;)" office:value-type="string" office:string-value="insert into esglesia (id,nom,wikipedia) values (651,'Sant Martí de Correà','Sant Martí de Correà');" calcext:value-type="string">
            <text:p>insert into esglesia (id,nom,wikipedia) values (651,'Sant Martí de Correà','Sant Martí de Correà');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Sant Martí de les Canals de Catllarí</text:p>
          </table:table-cell>
          <table:table-cell/>
          <table:table-cell table:formula="of:=CONCATENATE(&quot;insert into esglesia (id,nom,wikipedia) values (&quot;;[.A653];&quot;,'&quot;;SUBSTITUTE([.B653];&quot;'&quot;;&quot;''&quot;);&quot;','&quot;;SUBSTITUTE([.C653];&quot;'&quot;;&quot;''&quot;);&quot;');&quot;)" office:value-type="string" office:string-value="insert into esglesia (id,nom,wikipedia) values (652,'Sant Martí de les Canals de Catllarí','Sant Martí de les Canals de Catllarí');" calcext:value-type="string">
            <text:p>insert into esglesia (id,nom,wikipedia) values (652,'Sant Martí de les Canals de Catllarí','Sant Martí de les Canals de Catllarí');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Església de Sant Sadurní del Castell de Montmajor</text:p>
          </table:table-cell>
          <table:table-cell/>
          <table:table-cell table:formula="of:=CONCATENATE(&quot;insert into esglesia (id,nom,wikipedia) values (&quot;;[.A654];&quot;,'&quot;;SUBSTITUTE([.B654];&quot;'&quot;;&quot;''&quot;);&quot;','&quot;;SUBSTITUTE([.C654];&quot;'&quot;;&quot;''&quot;);&quot;');&quot;)" office:value-type="string" office:string-value="insert into esglesia (id,nom,wikipedia) values (653,'Església de Sant Sadurní del Castell de Montmajor','Església de Sant Sadurní del Castell de Montmajor');" calcext:value-type="string">
            <text:p>insert into esglesia (id,nom,wikipedia) values (653,'Església de Sant Sadurní del Castell de Montmajor','Església de Sant Sadurní del Castell de Montmajor');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string" calcext:value-type="string">
            <text:p>Sant Salvador de Montmajor</text:p>
          </table:table-cell>
          <table:table-cell/>
          <table:table-cell table:formula="of:=CONCATENATE(&quot;insert into esglesia (id,nom,wikipedia) values (&quot;;[.A655];&quot;,'&quot;;SUBSTITUTE([.B655];&quot;'&quot;;&quot;''&quot;);&quot;','&quot;;SUBSTITUTE([.C655];&quot;'&quot;;&quot;''&quot;);&quot;');&quot;)" office:value-type="string" office:string-value="insert into esglesia (id,nom,wikipedia) values (654,'Sant Salvador de Montmajor','Sant Salvador de Montmajor');" calcext:value-type="string">
            <text:p>insert into esglesia (id,nom,wikipedia) values (654,'Sant Salvador de Montmajor','Sant Salvador de Montmajor');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Santa Magdalena de Fígols</text:p>
          </table:table-cell>
          <table:table-cell/>
          <table:table-cell table:formula="of:=CONCATENATE(&quot;insert into esglesia (id,nom,wikipedia) values (&quot;;[.A656];&quot;,'&quot;;SUBSTITUTE([.B656];&quot;'&quot;;&quot;''&quot;);&quot;','&quot;;SUBSTITUTE([.C656];&quot;'&quot;;&quot;''&quot;);&quot;');&quot;)" office:value-type="string" office:string-value="insert into esglesia (id,nom,wikipedia) values (655,'Santa Magdalena de Fígols','Santa Magdalena de Fígols');" calcext:value-type="string">
            <text:p>insert into esglesia (id,nom,wikipedia) values (655,'Santa Magdalena de Fígols','Santa Magdalena de Fígols');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anta Maria de Querol</text:p>
          </table:table-cell>
          <table:table-cell office:value-type="string" calcext:value-type="string">
            <text:p>Santa Maria de Querol (Montmajor)</text:p>
          </table:table-cell>
          <table:table-cell office:value-type="string" calcext:value-type="string">
            <text:p>Montmajor</text:p>
          </table:table-cell>
          <table:table-cell table:formula="of:=CONCATENATE(&quot;insert into esglesia (id,nom,wikipedia) values (&quot;;[.A657];&quot;,'&quot;;SUBSTITUTE([.B657];&quot;'&quot;;&quot;''&quot;);&quot;','&quot;;SUBSTITUTE([.C657];&quot;'&quot;;&quot;''&quot;);&quot;');&quot;)" office:value-type="string" office:string-value="insert into esglesia (id,nom,wikipedia) values (656,'Santa Maria de Querol','Santa Maria de Querol (Montmajor)');" calcext:value-type="string">
            <text:p>insert into esglesia (id,nom,wikipedia) values (656,'Santa Maria de Querol','Santa Maria de Querol (Montmajor)');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Sant Andreu de Cal Pallot</text:p>
          </table:table-cell>
          <table:table-cell/>
          <table:table-cell table:formula="of:=CONCATENATE(&quot;insert into esglesia (id,nom,wikipedia) values (&quot;;[.A658];&quot;,'&quot;;SUBSTITUTE([.B658];&quot;'&quot;;&quot;''&quot;);&quot;','&quot;;SUBSTITUTE([.C658];&quot;'&quot;;&quot;''&quot;);&quot;');&quot;)" office:value-type="string" office:string-value="insert into esglesia (id,nom,wikipedia) values (657,'Sant Andreu de Cal Pallot','Sant Andreu de Cal Pallot');" calcext:value-type="string">
            <text:p>insert into esglesia (id,nom,wikipedia) values (657,'Sant Andreu de Cal Pallot','Sant Andreu de Cal Pallot');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Sant Joan Degollat de Puig-reig</text:p>
          </table:table-cell>
          <table:table-cell office:value-type="string" calcext:value-type="string">
            <text:p>Puig-reig</text:p>
          </table:table-cell>
          <table:table-cell table:formula="of:=CONCATENATE(&quot;insert into esglesia (id,nom,wikipedia) values (&quot;;[.A659];&quot;,'&quot;;SUBSTITUTE([.B659];&quot;'&quot;;&quot;''&quot;);&quot;','&quot;;SUBSTITUTE([.C659];&quot;'&quot;;&quot;''&quot;);&quot;');&quot;)" office:value-type="string" office:string-value="insert into esglesia (id,nom,wikipedia) values (658,'Sant Joan Degollat de Puig-reig','Sant Joan Degollat de Puig-reig');" calcext:value-type="string">
            <text:p>insert into esglesia (id,nom,wikipedia) values (658,'Sant Joan Degollat de Puig-reig','Sant Joan Degollat de Puig-reig');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Sant Martí de Puig-reig</text:p>
          </table:table-cell>
          <table:table-cell office:value-type="string" calcext:value-type="string">
            <text:p>Puig-reig</text:p>
          </table:table-cell>
          <table:table-cell table:formula="of:=CONCATENATE(&quot;insert into esglesia (id,nom,wikipedia) values (&quot;;[.A660];&quot;,'&quot;;SUBSTITUTE([.B660];&quot;'&quot;;&quot;''&quot;);&quot;','&quot;;SUBSTITUTE([.C660];&quot;'&quot;;&quot;''&quot;);&quot;');&quot;)" office:value-type="string" office:string-value="insert into esglesia (id,nom,wikipedia) values (659,'Sant Martí de Puig-reig','Sant Martí de Puig-reig');" calcext:value-type="string">
            <text:p>insert into esglesia (id,nom,wikipedia) values (659,'Sant Martí de Puig-reig','Sant Martí de Puig-reig');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Sant Marçal de Puig-reig</text:p>
          </table:table-cell>
          <table:table-cell office:value-type="string" calcext:value-type="string">
            <text:p>Puig-reig</text:p>
          </table:table-cell>
          <table:table-cell table:formula="of:=CONCATENATE(&quot;insert into esglesia (id,nom,wikipedia) values (&quot;;[.A661];&quot;,'&quot;;SUBSTITUTE([.B661];&quot;'&quot;;&quot;''&quot;);&quot;','&quot;;SUBSTITUTE([.C661];&quot;'&quot;;&quot;''&quot;);&quot;');&quot;)" office:value-type="string" office:string-value="insert into esglesia (id,nom,wikipedia) values (660,'Sant Marçal de Puig-reig','Sant Marçal de Puig-reig');" calcext:value-type="string">
            <text:p>insert into esglesia (id,nom,wikipedia) values (660,'Sant Marçal de Puig-reig','Sant Marçal de Puig-reig');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Sant Miquel de la Cortada</text:p>
          </table:table-cell>
          <table:table-cell/>
          <table:table-cell table:formula="of:=CONCATENATE(&quot;insert into esglesia (id,nom,wikipedia) values (&quot;;[.A662];&quot;,'&quot;;SUBSTITUTE([.B662];&quot;'&quot;;&quot;''&quot;);&quot;','&quot;;SUBSTITUTE([.C662];&quot;'&quot;;&quot;''&quot;);&quot;');&quot;)" office:value-type="string" office:string-value="insert into esglesia (id,nom,wikipedia) values (661,'Sant Miquel de la Cortada','Sant Miquel de la Cortada');" calcext:value-type="string">
            <text:p>insert into esglesia (id,nom,wikipedia) values (661,'Sant Miquel de la Cortada','Sant Miquel de la Cortada');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Sant Sadurní de Fonollet</text:p>
          </table:table-cell>
          <table:table-cell/>
          <table:table-cell table:formula="of:=CONCATENATE(&quot;insert into esglesia (id,nom,wikipedia) values (&quot;;[.A663];&quot;,'&quot;;SUBSTITUTE([.B663];&quot;'&quot;;&quot;''&quot;);&quot;','&quot;;SUBSTITUTE([.C663];&quot;'&quot;;&quot;''&quot;);&quot;');&quot;)" office:value-type="string" office:string-value="insert into esglesia (id,nom,wikipedia) values (662,'Sant Sadurní de Fonollet','Sant Sadurní de Fonollet');" calcext:value-type="string">
            <text:p>insert into esglesia (id,nom,wikipedia) values (662,'Sant Sadurní de Fonollet','Sant Sadurní de Fonollet');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Església vella de Santa Maria de Merola</text:p>
          </table:table-cell>
          <table:table-cell/>
          <table:table-cell table:formula="of:=CONCATENATE(&quot;insert into esglesia (id,nom,wikipedia) values (&quot;;[.A664];&quot;,'&quot;;SUBSTITUTE([.B664];&quot;'&quot;;&quot;''&quot;);&quot;','&quot;;SUBSTITUTE([.C664];&quot;'&quot;;&quot;''&quot;);&quot;');&quot;)" office:value-type="string" office:string-value="insert into esglesia (id,nom,wikipedia) values (663,'Església vella de Santa Maria de Merola','Església vella de Santa Maria de Merola');" calcext:value-type="string">
            <text:p>insert into esglesia (id,nom,wikipedia) values (663,'Església vella de Santa Maria de Merola','Església vella de Santa Maria de Merola');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Santa Maria del Castell de Saldes</text:p>
          </table:table-cell>
          <table:table-cell office:value-type="string" calcext:value-type="string">
            <text:p>Saldes</text:p>
          </table:table-cell>
          <table:table-cell table:formula="of:=CONCATENATE(&quot;insert into esglesia (id,nom,wikipedia) values (&quot;;[.A665];&quot;,'&quot;;SUBSTITUTE([.B665];&quot;'&quot;;&quot;''&quot;);&quot;','&quot;;SUBSTITUTE([.C665];&quot;'&quot;;&quot;''&quot;);&quot;');&quot;)" office:value-type="string" office:string-value="insert into esglesia (id,nom,wikipedia) values (664,'Santa Maria del Castell de Saldes','Santa Maria del Castell de Saldes');" calcext:value-type="string">
            <text:p>insert into esglesia (id,nom,wikipedia) values (664,'Santa Maria del Castell de Saldes','Santa Maria del Castell de Saldes');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Sant Andreu de l'Espà</text:p>
          </table:table-cell>
          <table:table-cell/>
          <table:table-cell table:formula="of:=CONCATENATE(&quot;insert into esglesia (id,nom,wikipedia) values (&quot;;[.A666];&quot;,'&quot;;SUBSTITUTE([.B666];&quot;'&quot;;&quot;''&quot;);&quot;','&quot;;SUBSTITUTE([.C666];&quot;'&quot;;&quot;''&quot;);&quot;');&quot;)" office:value-type="string" office:string-value="insert into esglesia (id,nom,wikipedia) values (665,'Sant Andreu de l''Espà','Sant Andreu de l''Espà');" calcext:value-type="string">
            <text:p>insert into esglesia (id,nom,wikipedia) values (665,'Sant Andreu de l''Espà','Sant Andreu de l''Espà');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Sant Martí de Saldes</text:p>
          </table:table-cell>
          <table:table-cell office:value-type="string" calcext:value-type="string">
            <text:p>Saldes</text:p>
          </table:table-cell>
          <table:table-cell table:formula="of:=CONCATENATE(&quot;insert into esglesia (id,nom,wikipedia) values (&quot;;[.A667];&quot;,'&quot;;SUBSTITUTE([.B667];&quot;'&quot;;&quot;''&quot;);&quot;','&quot;;SUBSTITUTE([.C667];&quot;'&quot;;&quot;''&quot;);&quot;');&quot;)" office:value-type="string" office:string-value="insert into esglesia (id,nom,wikipedia) values (666,'Sant Martí de Saldes','Sant Martí de Saldes');" calcext:value-type="string">
            <text:p>insert into esglesia (id,nom,wikipedia) values (666,'Sant Martí de Saldes','Sant Martí de Saldes');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Sant Ponç de Molers</text:p>
          </table:table-cell>
          <table:table-cell/>
          <table:table-cell table:formula="of:=CONCATENATE(&quot;insert into esglesia (id,nom,wikipedia) values (&quot;;[.A668];&quot;,'&quot;;SUBSTITUTE([.B668];&quot;'&quot;;&quot;''&quot;);&quot;','&quot;;SUBSTITUTE([.C668];&quot;'&quot;;&quot;''&quot;);&quot;');&quot;)" office:value-type="string" office:string-value="insert into esglesia (id,nom,wikipedia) values (667,'Sant Ponç de Molers','Sant Ponç de Molers');" calcext:value-type="string">
            <text:p>insert into esglesia (id,nom,wikipedia) values (667,'Sant Ponç de Molers','Sant Ponç de Molers');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Sant Sebastià del Sull</text:p>
          </table:table-cell>
          <table:table-cell/>
          <table:table-cell table:formula="of:=CONCATENATE(&quot;insert into esglesia (id,nom,wikipedia) values (&quot;;[.A669];&quot;,'&quot;;SUBSTITUTE([.B669];&quot;'&quot;;&quot;''&quot;);&quot;','&quot;;SUBSTITUTE([.C669];&quot;'&quot;;&quot;''&quot;);&quot;');&quot;)" office:value-type="string" office:string-value="insert into esglesia (id,nom,wikipedia) values (668,'Sant Sebastià del Sull','Sant Sebastià del Sull');" calcext:value-type="string">
            <text:p>insert into esglesia (id,nom,wikipedia) values (668,'Sant Sebastià del Sull','Sant Sebastià del Sull');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Antiga església de Sant Salvador de Prenafeta</text:p>
          </table:table-cell>
          <table:table-cell/>
          <table:table-cell table:formula="of:=CONCATENATE(&quot;insert into esglesia (id,nom,wikipedia) values (&quot;;[.A670];&quot;,'&quot;;SUBSTITUTE([.B670];&quot;'&quot;;&quot;''&quot;);&quot;','&quot;;SUBSTITUTE([.C670];&quot;'&quot;;&quot;''&quot;);&quot;');&quot;)" office:value-type="string" office:string-value="insert into esglesia (id,nom,wikipedia) values (669,'Antiga església de Sant Salvador de Prenafeta','Antiga església de Sant Salvador de Prenafeta');" calcext:value-type="string">
            <text:p>insert into esglesia (id,nom,wikipedia) values (669,'Antiga església de Sant Salvador de Prenafeta','Antiga església de Sant Salvador de Prenafeta');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El Pinetell de Barberà</text:p>
          </table:table-cell>
          <table:table-cell/>
          <table:table-cell table:formula="of:=CONCATENATE(&quot;insert into esglesia (id,nom,wikipedia) values (&quot;;[.A671];&quot;,'&quot;;SUBSTITUTE([.B671];&quot;'&quot;;&quot;''&quot;);&quot;','&quot;;SUBSTITUTE([.C671];&quot;'&quot;;&quot;''&quot;);&quot;');&quot;)" office:value-type="string" office:string-value="insert into esglesia (id,nom,wikipedia) values (670,'El Pinetell de Barberà','El Pinetell de Barberà');" calcext:value-type="string">
            <text:p>insert into esglesia (id,nom,wikipedia) values (670,'El Pinetell de Barberà','El Pinetell de Barberà');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Sant Bartomeu de Seguer</text:p>
          </table:table-cell>
          <table:table-cell/>
          <table:table-cell table:formula="of:=CONCATENATE(&quot;insert into esglesia (id,nom,wikipedia) values (&quot;;[.A672];&quot;,'&quot;;SUBSTITUTE([.B672];&quot;'&quot;;&quot;''&quot;);&quot;','&quot;;SUBSTITUTE([.C672];&quot;'&quot;;&quot;''&quot;);&quot;');&quot;)" office:value-type="string" office:string-value="insert into esglesia (id,nom,wikipedia) values (671,'Sant Bartomeu de Seguer','Sant Bartomeu de Seguer');" calcext:value-type="string">
            <text:p>insert into esglesia (id,nom,wikipedia) values (671,'Sant Bartomeu de Seguer','Sant Bartomeu de Seguer');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Sant Blai del Fonoll</text:p>
          </table:table-cell>
          <table:table-cell/>
          <table:table-cell table:formula="of:=CONCATENATE(&quot;insert into esglesia (id,nom,wikipedia) values (&quot;;[.A673];&quot;,'&quot;;SUBSTITUTE([.B673];&quot;'&quot;;&quot;''&quot;);&quot;','&quot;;SUBSTITUTE([.C673];&quot;'&quot;;&quot;''&quot;);&quot;');&quot;)" office:value-type="string" office:string-value="insert into esglesia (id,nom,wikipedia) values (672,'Sant Blai del Fonoll','Sant Blai del Fonoll');" calcext:value-type="string">
            <text:p>insert into esglesia (id,nom,wikipedia) values (672,'Sant Blai del Fonoll','Sant Blai del Fonoll');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Sant Gil d'Albió</text:p>
          </table:table-cell>
          <table:table-cell/>
          <table:table-cell table:formula="of:=CONCATENATE(&quot;insert into esglesia (id,nom,wikipedia) values (&quot;;[.A674];&quot;,'&quot;;SUBSTITUTE([.B674];&quot;'&quot;;&quot;''&quot;);&quot;','&quot;;SUBSTITUTE([.C674];&quot;'&quot;;&quot;''&quot;);&quot;');&quot;)" office:value-type="string" office:string-value="insert into esglesia (id,nom,wikipedia) values (673,'Sant Gil d''Albió','Sant Gil d''Albió');" calcext:value-type="string">
            <text:p>insert into esglesia (id,nom,wikipedia) values (673,'Sant Gil d''Albió','Sant Gil d''Albió');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Sant Jaume de Montargull</text:p>
          </table:table-cell>
          <table:table-cell/>
          <table:table-cell table:formula="of:=CONCATENATE(&quot;insert into esglesia (id,nom,wikipedia) values (&quot;;[.A675];&quot;,'&quot;;SUBSTITUTE([.B675];&quot;'&quot;;&quot;''&quot;);&quot;','&quot;;SUBSTITUTE([.C675];&quot;'&quot;;&quot;''&quot;);&quot;');&quot;)" office:value-type="string" office:string-value="insert into esglesia (id,nom,wikipedia) values (674,'Sant Jaume de Montargull','Sant Jaume de Montargull');" calcext:value-type="string">
            <text:p>insert into esglesia (id,nom,wikipedia) values (674,'Sant Jaume de Montargull','Sant Jaume de Montargull');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ant Jaume de Rocamora</text:p>
          </table:table-cell>
          <table:table-cell office:value-type="string" calcext:value-type="string">
            <text:p>Sant Jaume de Rocamora (Pontils)</text:p>
          </table:table-cell>
          <table:table-cell office:value-type="string" calcext:value-type="string">
            <text:p>Pontils</text:p>
          </table:table-cell>
          <table:table-cell table:formula="of:=CONCATENATE(&quot;insert into esglesia (id,nom,wikipedia) values (&quot;;[.A676];&quot;,'&quot;;SUBSTITUTE([.B676];&quot;'&quot;;&quot;''&quot;);&quot;','&quot;;SUBSTITUTE([.C676];&quot;'&quot;;&quot;''&quot;);&quot;');&quot;)" office:value-type="string" office:string-value="insert into esglesia (id,nom,wikipedia) values (675,'Sant Jaume de Rocamora','Sant Jaume de Rocamora (Pontils)');" calcext:value-type="string">
            <text:p>insert into esglesia (id,nom,wikipedia) values (675,'Sant Jaume de Rocamora','Sant Jaume de Rocamora (Pontils)');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Sant Jaume de Vallespinosa</text:p>
          </table:table-cell>
          <table:table-cell/>
          <table:table-cell table:formula="of:=CONCATENATE(&quot;insert into esglesia (id,nom,wikipedia) values (&quot;;[.A677];&quot;,'&quot;;SUBSTITUTE([.B677];&quot;'&quot;;&quot;''&quot;);&quot;','&quot;;SUBSTITUTE([.C677];&quot;'&quot;;&quot;''&quot;);&quot;');&quot;)" office:value-type="string" office:string-value="insert into esglesia (id,nom,wikipedia) values (676,'Sant Jaume de Vallespinosa','Sant Jaume de Vallespinosa');" calcext:value-type="string">
            <text:p>insert into esglesia (id,nom,wikipedia) values (676,'Sant Jaume de Vallespinosa','Sant Jaume de Vallespinosa');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Sant Martí de Vilaverd</text:p>
          </table:table-cell>
          <table:table-cell/>
          <table:table-cell table:formula="of:=CONCATENATE(&quot;insert into esglesia (id,nom,wikipedia) values (&quot;;[.A678];&quot;,'&quot;;SUBSTITUTE([.B678];&quot;'&quot;;&quot;''&quot;);&quot;','&quot;;SUBSTITUTE([.C678];&quot;'&quot;;&quot;''&quot;);&quot;');&quot;)" office:value-type="string" office:string-value="insert into esglesia (id,nom,wikipedia) values (677,'Sant Martí de Vilaverd','Sant Martí de Vilaverd');" calcext:value-type="string">
            <text:p>insert into esglesia (id,nom,wikipedia) values (677,'Sant Martí de Vilaverd','Sant Martí de Vilaverd');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Sant Miquel de Forès</text:p>
          </table:table-cell>
          <table:table-cell office:value-type="string" calcext:value-type="string">
            <text:p>Forès</text:p>
          </table:table-cell>
          <table:table-cell table:formula="of:=CONCATENATE(&quot;insert into esglesia (id,nom,wikipedia) values (&quot;;[.A679];&quot;,'&quot;;SUBSTITUTE([.B679];&quot;'&quot;;&quot;''&quot;);&quot;','&quot;;SUBSTITUTE([.C679];&quot;'&quot;;&quot;''&quot;);&quot;');&quot;)" office:value-type="string" office:string-value="insert into esglesia (id,nom,wikipedia) values (678,'Sant Miquel de Forès','Sant Miquel de Forès');" calcext:value-type="string">
            <text:p>insert into esglesia (id,nom,wikipedia) values (678,'Sant Miquel de Forès','Sant Miquel de Forès');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Sant Pere d'Anguera</text:p>
          </table:table-cell>
          <table:table-cell/>
          <table:table-cell table:formula="of:=CONCATENATE(&quot;insert into esglesia (id,nom,wikipedia) values (&quot;;[.A680];&quot;,'&quot;;SUBSTITUTE([.B680];&quot;'&quot;;&quot;''&quot;);&quot;','&quot;;SUBSTITUTE([.C680];&quot;'&quot;;&quot;''&quot;);&quot;');&quot;)" office:value-type="string" office:string-value="insert into esglesia (id,nom,wikipedia) values (679,'Sant Pere d''Anguera','Sant Pere d''Anguera');" calcext:value-type="string">
            <text:p>insert into esglesia (id,nom,wikipedia) values (679,'Sant Pere d''Anguera','Sant Pere d''Anguera');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Sant Pere de Savella</text:p>
          </table:table-cell>
          <table:table-cell/>
          <table:table-cell table:formula="of:=CONCATENATE(&quot;insert into esglesia (id,nom,wikipedia) values (&quot;;[.A681];&quot;,'&quot;;SUBSTITUTE([.B681];&quot;'&quot;;&quot;''&quot;);&quot;','&quot;;SUBSTITUTE([.C681];&quot;'&quot;;&quot;''&quot;);&quot;');&quot;)" office:value-type="string" office:string-value="insert into esglesia (id,nom,wikipedia) values (680,'Sant Pere de Savella','Sant Pere de Savella');" calcext:value-type="string">
            <text:p>insert into esglesia (id,nom,wikipedia) values (680,'Sant Pere de Savella','Sant Pere de Savella');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>Sant Salvador de Figuerola</text:p>
          </table:table-cell>
          <table:table-cell/>
          <table:table-cell table:formula="of:=CONCATENATE(&quot;insert into esglesia (id,nom,wikipedia) values (&quot;;[.A682];&quot;,'&quot;;SUBSTITUTE([.B682];&quot;'&quot;;&quot;''&quot;);&quot;','&quot;;SUBSTITUTE([.C682];&quot;'&quot;;&quot;''&quot;);&quot;');&quot;)" office:value-type="string" office:string-value="insert into esglesia (id,nom,wikipedia) values (681,'Sant Salvador de Figuerola','Sant Salvador de Figuerola');" calcext:value-type="string">
            <text:p>insert into esglesia (id,nom,wikipedia) values (681,'Sant Salvador de Figuerola','Sant Salvador de Figuerola');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>Sant Salvador de Rojals</text:p>
          </table:table-cell>
          <table:table-cell/>
          <table:table-cell table:formula="of:=CONCATENATE(&quot;insert into esglesia (id,nom,wikipedia) values (&quot;;[.A683];&quot;,'&quot;;SUBSTITUTE([.B683];&quot;'&quot;;&quot;''&quot;);&quot;','&quot;;SUBSTITUTE([.C683];&quot;'&quot;;&quot;''&quot;);&quot;');&quot;)" office:value-type="string" office:string-value="insert into esglesia (id,nom,wikipedia) values (682,'Sant Salvador de Rojals','Sant Salvador de Rojals');" calcext:value-type="string">
            <text:p>insert into esglesia (id,nom,wikipedia) values (682,'Sant Salvador de Rojals','Sant Salvador de Rojals');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>Santa Maria de Guialmons</text:p>
          </table:table-cell>
          <table:table-cell/>
          <table:table-cell table:formula="of:=CONCATENATE(&quot;insert into esglesia (id,nom,wikipedia) values (&quot;;[.A684];&quot;,'&quot;;SUBSTITUTE([.B684];&quot;'&quot;;&quot;''&quot;);&quot;','&quot;;SUBSTITUTE([.C684];&quot;'&quot;;&quot;''&quot;);&quot;');&quot;)" office:value-type="string" office:string-value="insert into esglesia (id,nom,wikipedia) values (683,'Santa Maria de Guialmons','Santa Maria de Guialmons');" calcext:value-type="string">
            <text:p>insert into esglesia (id,nom,wikipedia) values (683,'Santa Maria de Guialmons','Santa Maria de Guialmons');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Santa Maria de Senan</text:p>
          </table:table-cell>
          <table:table-cell/>
          <table:table-cell table:formula="of:=CONCATENATE(&quot;insert into esglesia (id,nom,wikipedia) values (&quot;;[.A685];&quot;,'&quot;;SUBSTITUTE([.B685];&quot;'&quot;;&quot;''&quot;);&quot;','&quot;;SUBSTITUTE([.C685];&quot;'&quot;;&quot;''&quot;);&quot;');&quot;)" office:value-type="string" office:string-value="insert into esglesia (id,nom,wikipedia) values (684,'Santa Maria de Senan','Santa Maria de Senan');" calcext:value-type="string">
            <text:p>insert into esglesia (id,nom,wikipedia) values (684,'Santa Maria de Senan','Santa Maria de Senan');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Santa Maria de Vallfogona de Riucorb</text:p>
          </table:table-cell>
          <table:table-cell/>
          <table:table-cell table:formula="of:=CONCATENATE(&quot;insert into esglesia (id,nom,wikipedia) values (&quot;;[.A686];&quot;,'&quot;;SUBSTITUTE([.B686];&quot;'&quot;;&quot;''&quot;);&quot;','&quot;;SUBSTITUTE([.C686];&quot;'&quot;;&quot;''&quot;);&quot;');&quot;)" office:value-type="string" office:string-value="insert into esglesia (id,nom,wikipedia) values (685,'Santa Maria de Vallfogona de Riucorb','Santa Maria de Vallfogona de Riucorb');" calcext:value-type="string">
            <text:p>insert into esglesia (id,nom,wikipedia) values (685,'Santa Maria de Vallfogona de Riucorb','Santa Maria de Vallfogona de Riucorb');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Santa Susanna de Santa Perpètua de Gaià</text:p>
          </table:table-cell>
          <table:table-cell/>
          <table:table-cell table:formula="of:=CONCATENATE(&quot;insert into esglesia (id,nom,wikipedia) values (&quot;;[.A687];&quot;,'&quot;;SUBSTITUTE([.B687];&quot;'&quot;;&quot;''&quot;);&quot;','&quot;;SUBSTITUTE([.C687];&quot;'&quot;;&quot;''&quot;);&quot;');&quot;)" office:value-type="string" office:string-value="insert into esglesia (id,nom,wikipedia) values (686,'Santa Susanna de Santa Perpètua de Gaià','Santa Susanna de Santa Perpètua de Gaià');" calcext:value-type="string">
            <text:p>insert into esglesia (id,nom,wikipedia) values (686,'Santa Susanna de Santa Perpètua de Gaià','Santa Susanna de Santa Perpètua de Gaià');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Sant Jaume d'Almenara</text:p>
          </table:table-cell>
          <table:table-cell/>
          <table:table-cell table:formula="of:=CONCATENATE(&quot;insert into esglesia (id,nom,wikipedia) values (&quot;;[.A688];&quot;,'&quot;;SUBSTITUTE([.B688];&quot;'&quot;;&quot;''&quot;);&quot;','&quot;;SUBSTITUTE([.C688];&quot;'&quot;;&quot;''&quot;);&quot;');&quot;)" office:value-type="string" office:string-value="insert into esglesia (id,nom,wikipedia) values (687,'Sant Jaume d''Almenara','Sant Jaume d''Almenara');" calcext:value-type="string">
            <text:p>insert into esglesia (id,nom,wikipedia) values (687,'Sant Jaume d''Almenara','Sant Jaume d''Almenara');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Sant Miquel de la Portella</text:p>
          </table:table-cell>
          <table:table-cell office:value-type="string" calcext:value-type="string">
            <text:p>Santa Coloma de Queralt</text:p>
          </table:table-cell>
          <table:table-cell table:formula="of:=CONCATENATE(&quot;insert into esglesia (id,nom,wikipedia) values (&quot;;[.A689];&quot;,'&quot;;SUBSTITUTE([.B689];&quot;'&quot;;&quot;''&quot;);&quot;','&quot;;SUBSTITUTE([.C689];&quot;'&quot;;&quot;''&quot;);&quot;');&quot;)" office:value-type="string" office:string-value="insert into esglesia (id,nom,wikipedia) values (688,'Sant Miquel de la Portella','Sant Miquel de la Portella');" calcext:value-type="string">
            <text:p>insert into esglesia (id,nom,wikipedia) values (688,'Sant Miquel de la Portella','Sant Miquel de la Portella');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Sant Pere de les Roques</text:p>
          </table:table-cell>
          <table:table-cell office:value-type="string" calcext:value-type="string">
            <text:p>Santa Coloma de Queralt</text:p>
          </table:table-cell>
          <table:table-cell table:formula="of:=CONCATENATE(&quot;insert into esglesia (id,nom,wikipedia) values (&quot;;[.A690];&quot;,'&quot;;SUBSTITUTE([.B690];&quot;'&quot;;&quot;''&quot;);&quot;','&quot;;SUBSTITUTE([.C690];&quot;'&quot;;&quot;''&quot;);&quot;');&quot;)" office:value-type="string" office:string-value="insert into esglesia (id,nom,wikipedia) values (689,'Sant Pere de les Roques','Sant Pere de les Roques');" calcext:value-type="string">
            <text:p>insert into esglesia (id,nom,wikipedia) values (689,'Sant Pere de les Roques','Sant Pere de les Roques');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Sant Vicenç d'Aguiló</text:p>
          </table:table-cell>
          <table:table-cell office:value-type="string" calcext:value-type="string">
            <text:p>Santa Coloma de Queralt</text:p>
          </table:table-cell>
          <table:table-cell table:formula="of:=CONCATENATE(&quot;insert into esglesia (id,nom,wikipedia) values (&quot;;[.A691];&quot;,'&quot;;SUBSTITUTE([.B691];&quot;'&quot;;&quot;''&quot;);&quot;','&quot;;SUBSTITUTE([.C691];&quot;'&quot;;&quot;''&quot;);&quot;');&quot;)" office:value-type="string" office:string-value="insert into esglesia (id,nom,wikipedia) values (690,'Sant Vicenç d''Aguiló','Sant Vicenç d''Aguiló');" calcext:value-type="string">
            <text:p>insert into esglesia (id,nom,wikipedia) values (690,'Sant Vicenç d''Aguiló','Sant Vicenç d''Aguiló');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anta Maria de Bell-lloc</text:p>
          </table:table-cell>
          <table:table-cell office:value-type="string" calcext:value-type="string">
            <text:p>Santa Maria de Bell-lloc (Santa Coloma de Queralt)</text:p>
          </table:table-cell>
          <table:table-cell office:value-type="string" calcext:value-type="string">
            <text:p>Santa Coloma de Queralt</text:p>
          </table:table-cell>
          <table:table-cell table:formula="of:=CONCATENATE(&quot;insert into esglesia (id,nom,wikipedia) values (&quot;;[.A692];&quot;,'&quot;;SUBSTITUTE([.B692];&quot;'&quot;;&quot;''&quot;);&quot;','&quot;;SUBSTITUTE([.C692];&quot;'&quot;;&quot;''&quot;);&quot;');&quot;)" office:value-type="string" office:string-value="insert into esglesia (id,nom,wikipedia) values (691,'Santa Maria de Bell-lloc','Santa Maria de Bell-lloc (Santa Coloma de Queralt)');" calcext:value-type="string">
            <text:p>insert into esglesia (id,nom,wikipedia) values (691,'Santa Maria de Bell-lloc','Santa Maria de Bell-lloc (Santa Coloma de Queralt)');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Sant Joan de Vinaixa</text:p>
          </table:table-cell>
          <table:table-cell/>
          <table:table-cell table:formula="of:=CONCATENATE(&quot;insert into esglesia (id,nom,wikipedia) values (&quot;;[.A693];&quot;,'&quot;;SUBSTITUTE([.B693];&quot;'&quot;;&quot;''&quot;);&quot;','&quot;;SUBSTITUTE([.C693];&quot;'&quot;;&quot;''&quot;);&quot;');&quot;)" office:value-type="string" office:string-value="insert into esglesia (id,nom,wikipedia) values (692,'Sant Joan de Vinaixa','Sant Joan de Vinaixa');" calcext:value-type="string">
            <text:p>insert into esglesia (id,nom,wikipedia) values (692,'Sant Joan de Vinaixa','Sant Joan de Vinaixa');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Santa Maria del Vilosell</text:p>
          </table:table-cell>
          <table:table-cell/>
          <table:table-cell table:formula="of:=CONCATENATE(&quot;insert into esglesia (id,nom,wikipedia) values (&quot;;[.A694];&quot;,'&quot;;SUBSTITUTE([.B694];&quot;'&quot;;&quot;''&quot;);&quot;','&quot;;SUBSTITUTE([.C694];&quot;'&quot;;&quot;''&quot;);&quot;');&quot;)" office:value-type="string" office:string-value="insert into esglesia (id,nom,wikipedia) values (693,'Santa Maria del Vilosell','Santa Maria del Vilosell');" calcext:value-type="string">
            <text:p>insert into esglesia (id,nom,wikipedia) values (693,'Santa Maria del Vilosell','Santa Maria del Vilosell');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>Sant Miquel de Granyena</text:p>
          </table:table-cell>
          <table:table-cell/>
          <table:table-cell table:formula="of:=CONCATENATE(&quot;insert into esglesia (id,nom,wikipedia) values (&quot;;[.A695];&quot;,'&quot;;SUBSTITUTE([.B695];&quot;'&quot;;&quot;''&quot;);&quot;','&quot;;SUBSTITUTE([.C695];&quot;'&quot;;&quot;''&quot;);&quot;');&quot;)" office:value-type="string" office:string-value="insert into esglesia (id,nom,wikipedia) values (694,'Sant Miquel de Granyena','Sant Miquel de Granyena');" calcext:value-type="string">
            <text:p>insert into esglesia (id,nom,wikipedia) values (694,'Sant Miquel de Granyena','Sant Miquel de Granyena');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Santa Maria de Fulleda</text:p>
          </table:table-cell>
          <table:table-cell/>
          <table:table-cell table:formula="of:=CONCATENATE(&quot;insert into esglesia (id,nom,wikipedia) values (&quot;;[.A696];&quot;,'&quot;;SUBSTITUTE([.B696];&quot;'&quot;;&quot;''&quot;);&quot;','&quot;;SUBSTITUTE([.C696];&quot;'&quot;;&quot;''&quot;);&quot;');&quot;)" office:value-type="string" office:string-value="insert into esglesia (id,nom,wikipedia) values (695,'Santa Maria de Fulleda','Santa Maria de Fulleda');" calcext:value-type="string">
            <text:p>insert into esglesia (id,nom,wikipedia) values (695,'Santa Maria de Fulleda','Santa Maria de Fulleda');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Santa Maria de les Besses</text:p>
          </table:table-cell>
          <table:table-cell/>
          <table:table-cell table:formula="of:=CONCATENATE(&quot;insert into esglesia (id,nom,wikipedia) values (&quot;;[.A697];&quot;,'&quot;;SUBSTITUTE([.B697];&quot;'&quot;;&quot;''&quot;);&quot;','&quot;;SUBSTITUTE([.C697];&quot;'&quot;;&quot;''&quot;);&quot;');&quot;)" office:value-type="string" office:string-value="insert into esglesia (id,nom,wikipedia) values (696,'Santa Maria de les Besses','Santa Maria de les Besses');" calcext:value-type="string">
            <text:p>insert into esglesia (id,nom,wikipedia) values (696,'Santa Maria de les Besses','Santa Maria de les Besses');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Sant Andreu de Ruïtlles</text:p>
          </table:table-cell>
          <table:table-cell/>
          <table:table-cell table:formula="of:=CONCATENATE(&quot;insert into esglesia (id,nom,wikipedia) values (&quot;;[.A698];&quot;,'&quot;;SUBSTITUTE([.B698];&quot;'&quot;;&quot;''&quot;);&quot;','&quot;;SUBSTITUTE([.C698];&quot;'&quot;;&quot;''&quot;);&quot;');&quot;)" office:value-type="string" office:string-value="insert into esglesia (id,nom,wikipedia) values (697,'Sant Andreu de Ruïtlles','Sant Andreu de Ruïtlles');" calcext:value-type="string">
            <text:p>insert into esglesia (id,nom,wikipedia) values (697,'Sant Andreu de Ruïtlles','Sant Andreu de Ruïtlles');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Sant Andreu de Gitarriu</text:p>
          </table:table-cell>
          <table:table-cell/>
          <table:table-cell table:formula="of:=CONCATENATE(&quot;insert into esglesia (id,nom,wikipedia) values (&quot;;[.A699];&quot;,'&quot;;SUBSTITUTE([.B699];&quot;'&quot;;&quot;''&quot;);&quot;','&quot;;SUBSTITUTE([.C699];&quot;'&quot;;&quot;''&quot;);&quot;');&quot;)" office:value-type="string" office:string-value="insert into esglesia (id,nom,wikipedia) values (698,'Sant Andreu de Gitarriu','Sant Andreu de Gitarriu');" calcext:value-type="string">
            <text:p>insert into esglesia (id,nom,wikipedia) values (698,'Sant Andreu de Gitarriu','Sant Andreu de Gitarriu');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Sant Cristòfol de Cogolls</text:p>
          </table:table-cell>
          <table:table-cell/>
          <table:table-cell table:formula="of:=CONCATENATE(&quot;insert into esglesia (id,nom,wikipedia) values (&quot;;[.A700];&quot;,'&quot;;SUBSTITUTE([.B700];&quot;'&quot;;&quot;''&quot;);&quot;','&quot;;SUBSTITUTE([.C700];&quot;'&quot;;&quot;''&quot;);&quot;');&quot;)" office:value-type="string" office:string-value="insert into esglesia (id,nom,wikipedia) values (699,'Sant Cristòfol de Cogolls','Sant Cristòfol de Cogolls');" calcext:value-type="string">
            <text:p>insert into esglesia (id,nom,wikipedia) values (699,'Sant Cristòfol de Cogolls','Sant Cristòfol de Cogolls');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Església de Bellpuig</text:p>
          </table:table-cell>
          <table:table-cell/>
          <table:table-cell table:formula="of:=CONCATENATE(&quot;insert into esglesia (id,nom,wikipedia) values (&quot;;[.A701];&quot;,'&quot;;SUBSTITUTE([.B701];&quot;'&quot;;&quot;''&quot;);&quot;','&quot;;SUBSTITUTE([.C701];&quot;'&quot;;&quot;''&quot;);&quot;');&quot;)" office:value-type="string" office:string-value="insert into esglesia (id,nom,wikipedia) values (700,'Església de Bellpuig','Església de Bellpuig');" calcext:value-type="string">
            <text:p>insert into esglesia (id,nom,wikipedia) values (700,'Església de Bellpuig','Església de Bellpuig');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Monestir de Sant Joan les Fonts</text:p>
          </table:table-cell>
          <table:table-cell/>
          <table:table-cell table:formula="of:=CONCATENATE(&quot;insert into esglesia (id,nom,wikipedia) values (&quot;;[.A702];&quot;,'&quot;;SUBSTITUTE([.B702];&quot;'&quot;;&quot;''&quot;);&quot;','&quot;;SUBSTITUTE([.C702];&quot;'&quot;;&quot;''&quot;);&quot;');&quot;)" office:value-type="string" office:string-value="insert into esglesia (id,nom,wikipedia) values (701,'Monestir de Sant Joan les Fonts','Monestir de Sant Joan les Fonts');" calcext:value-type="string">
            <text:p>insert into esglesia (id,nom,wikipedia) values (701,'Monestir de Sant Joan les Fonts','Monestir de Sant Joan les Fonts');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>Sant Genís i Sant Miquel de Besalú</text:p>
          </table:table-cell>
          <table:table-cell/>
          <table:table-cell table:formula="of:=CONCATENATE(&quot;insert into esglesia (id,nom,wikipedia) values (&quot;;[.A703];&quot;,'&quot;;SUBSTITUTE([.B703];&quot;'&quot;;&quot;''&quot;);&quot;','&quot;;SUBSTITUTE([.C703];&quot;'&quot;;&quot;''&quot;);&quot;');&quot;)" office:value-type="string" office:string-value="insert into esglesia (id,nom,wikipedia) values (702,'Sant Genís i Sant Miquel de Besalú','Sant Genís i Sant Miquel de Besalú');" calcext:value-type="string">
            <text:p>insert into esglesia (id,nom,wikipedia) values (702,'Sant Genís i Sant Miquel de Besalú','Sant Genís i Sant Miquel de Besalú');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Sant Grau d'Entreperes</text:p>
          </table:table-cell>
          <table:table-cell/>
          <table:table-cell table:formula="of:=CONCATENATE(&quot;insert into esglesia (id,nom,wikipedia) values (&quot;;[.A704];&quot;,'&quot;;SUBSTITUTE([.B704];&quot;'&quot;;&quot;''&quot;);&quot;','&quot;;SUBSTITUTE([.C704];&quot;'&quot;;&quot;''&quot;);&quot;');&quot;)" office:value-type="string" office:string-value="insert into esglesia (id,nom,wikipedia) values (703,'Sant Grau d''Entreperes','Sant Grau d''Entreperes');" calcext:value-type="string">
            <text:p>insert into esglesia (id,nom,wikipedia) values (703,'Sant Grau d''Entreperes','Sant Grau d''Entreperes');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Sant Iscle de Colltort</text:p>
          </table:table-cell>
          <table:table-cell/>
          <table:table-cell table:formula="of:=CONCATENATE(&quot;insert into esglesia (id,nom,wikipedia) values (&quot;;[.A705];&quot;,'&quot;;SUBSTITUTE([.B705];&quot;'&quot;;&quot;''&quot;);&quot;','&quot;;SUBSTITUTE([.C705];&quot;'&quot;;&quot;''&quot;);&quot;');&quot;)" office:value-type="string" office:string-value="insert into esglesia (id,nom,wikipedia) values (704,'Sant Iscle de Colltort','Sant Iscle de Colltort');" calcext:value-type="string">
            <text:p>insert into esglesia (id,nom,wikipedia) values (704,'Sant Iscle de Colltort','Sant Iscle de Colltort');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Sant Joan de la Font</text:p>
          </table:table-cell>
          <table:table-cell/>
          <table:table-cell table:formula="of:=CONCATENATE(&quot;insert into esglesia (id,nom,wikipedia) values (&quot;;[.A706];&quot;,'&quot;;SUBSTITUTE([.B706];&quot;'&quot;;&quot;''&quot;);&quot;','&quot;;SUBSTITUTE([.C706];&quot;'&quot;;&quot;''&quot;);&quot;');&quot;)" office:value-type="string" office:string-value="insert into esglesia (id,nom,wikipedia) values (705,'Sant Joan de la Font','Sant Joan de la Font');" calcext:value-type="string">
            <text:p>insert into esglesia (id,nom,wikipedia) values (705,'Sant Joan de la Font','Sant Joan de la Font');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Sant Julià de Besalú</text:p>
          </table:table-cell>
          <table:table-cell/>
          <table:table-cell table:formula="of:=CONCATENATE(&quot;insert into esglesia (id,nom,wikipedia) values (&quot;;[.A707];&quot;,'&quot;;SUBSTITUTE([.B707];&quot;'&quot;;&quot;''&quot;);&quot;','&quot;;SUBSTITUTE([.C707];&quot;'&quot;;&quot;''&quot;);&quot;');&quot;)" office:value-type="string" office:string-value="insert into esglesia (id,nom,wikipedia) values (706,'Sant Julià de Besalú','Sant Julià de Besalú');" calcext:value-type="string">
            <text:p>insert into esglesia (id,nom,wikipedia) values (706,'Sant Julià de Besalú','Sant Julià de Besalú');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Mare de Déu del Guilar</text:p>
          </table:table-cell>
          <table:table-cell/>
          <table:table-cell table:formula="of:=CONCATENATE(&quot;insert into esglesia (id,nom,wikipedia) values (&quot;;[.A708];&quot;,'&quot;;SUBSTITUTE([.B708];&quot;'&quot;;&quot;''&quot;);&quot;','&quot;;SUBSTITUTE([.C708];&quot;'&quot;;&quot;''&quot;);&quot;');&quot;)" office:value-type="string" office:string-value="insert into esglesia (id,nom,wikipedia) values (707,'Mare de Déu del Guilar','Mare de Déu del Guilar');" calcext:value-type="string">
            <text:p>insert into esglesia (id,nom,wikipedia) values (707,'Mare de Déu del Guilar','Mare de Déu del Guilar');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Mare de Déu de Mont-ros</text:p>
          </table:table-cell>
          <table:table-cell/>
          <table:table-cell table:formula="of:=CONCATENATE(&quot;insert into esglesia (id,nom,wikipedia) values (&quot;;[.A709];&quot;,'&quot;;SUBSTITUTE([.B709];&quot;'&quot;;&quot;''&quot;);&quot;','&quot;;SUBSTITUTE([.C709];&quot;'&quot;;&quot;''&quot;);&quot;');&quot;)" office:value-type="string" office:string-value="insert into esglesia (id,nom,wikipedia) values (708,'Mare de Déu de Mont-ros','Mare de Déu de Mont-ros');" calcext:value-type="string">
            <text:p>insert into esglesia (id,nom,wikipedia) values (708,'Mare de Déu de Mont-ros','Mare de Déu de Mont-ros');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Santa Maria de Jonqueres</text:p>
          </table:table-cell>
          <table:table-cell/>
          <table:table-cell table:formula="of:=CONCATENATE(&quot;insert into esglesia (id,nom,wikipedia) values (&quot;;[.A710];&quot;,'&quot;;SUBSTITUTE([.B710];&quot;'&quot;;&quot;''&quot;);&quot;','&quot;;SUBSTITUTE([.C710];&quot;'&quot;;&quot;''&quot;);&quot;');&quot;)" office:value-type="string" office:string-value="insert into esglesia (id,nom,wikipedia) values (709,'Santa Maria de Jonqueres','Santa Maria de Jonqueres');" calcext:value-type="string">
            <text:p>insert into esglesia (id,nom,wikipedia) values (709,'Santa Maria de Jonqueres','Santa Maria de Jonqueres');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Sant Feliu de Riu</text:p>
          </table:table-cell>
          <table:table-cell/>
          <table:table-cell table:formula="of:=CONCATENATE(&quot;insert into esglesia (id,nom,wikipedia) values (&quot;;[.A711];&quot;,'&quot;;SUBSTITUTE([.B711];&quot;'&quot;;&quot;''&quot;);&quot;','&quot;;SUBSTITUTE([.C711];&quot;'&quot;;&quot;''&quot;);&quot;');&quot;)" office:value-type="string" office:string-value="insert into esglesia (id,nom,wikipedia) values (710,'Sant Feliu de Riu','Sant Feliu de Riu');" calcext:value-type="string">
            <text:p>insert into esglesia (id,nom,wikipedia) values (710,'Sant Feliu de Riu','Sant Feliu de Riu');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Sant Martí de Dosquers</text:p>
          </table:table-cell>
          <table:table-cell/>
          <table:table-cell table:formula="of:=CONCATENATE(&quot;insert into esglesia (id,nom,wikipedia) values (&quot;;[.A712];&quot;,'&quot;;SUBSTITUTE([.B712];&quot;'&quot;;&quot;''&quot;);&quot;','&quot;;SUBSTITUTE([.C712];&quot;'&quot;;&quot;''&quot;);&quot;');&quot;)" office:value-type="string" office:string-value="insert into esglesia (id,nom,wikipedia) values (711,'Sant Martí de Dosquers','Sant Martí de Dosquers');" calcext:value-type="string">
            <text:p>insert into esglesia (id,nom,wikipedia) values (711,'Sant Martí de Dosquers','Sant Martí de Dosquers');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Sant Martí de Toralles</text:p>
          </table:table-cell>
          <table:table-cell/>
          <table:table-cell table:formula="of:=CONCATENATE(&quot;insert into esglesia (id,nom,wikipedia) values (&quot;;[.A713];&quot;,'&quot;;SUBSTITUTE([.B713];&quot;'&quot;;&quot;''&quot;);&quot;','&quot;;SUBSTITUTE([.C713];&quot;'&quot;;&quot;''&quot;);&quot;');&quot;)" office:value-type="string" office:string-value="insert into esglesia (id,nom,wikipedia) values (712,'Sant Martí de Toralles','Sant Martí de Toralles');" calcext:value-type="string">
            <text:p>insert into esglesia (id,nom,wikipedia) values (712,'Sant Martí de Toralles','Sant Martí de Toralles');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Sant Martí del Corb</text:p>
          </table:table-cell>
          <table:table-cell/>
          <table:table-cell table:formula="of:=CONCATENATE(&quot;insert into esglesia (id,nom,wikipedia) values (&quot;;[.A714];&quot;,'&quot;;SUBSTITUTE([.B714];&quot;'&quot;;&quot;''&quot;);&quot;','&quot;;SUBSTITUTE([.C714];&quot;'&quot;;&quot;''&quot;);&quot;');&quot;)" office:value-type="string" office:string-value="insert into esglesia (id,nom,wikipedia) values (713,'Sant Martí del Corb','Sant Martí del Corb');" calcext:value-type="string">
            <text:p>insert into esglesia (id,nom,wikipedia) values (713,'Sant Martí del Corb','Sant Martí del Corb');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Sant Miquel de Castelló</text:p>
          </table:table-cell>
          <table:table-cell/>
          <table:table-cell table:formula="of:=CONCATENATE(&quot;insert into esglesia (id,nom,wikipedia) values (&quot;;[.A715];&quot;,'&quot;;SUBSTITUTE([.B715];&quot;'&quot;;&quot;''&quot;);&quot;','&quot;;SUBSTITUTE([.C715];&quot;'&quot;;&quot;''&quot;);&quot;');&quot;)" office:value-type="string" office:string-value="insert into esglesia (id,nom,wikipedia) values (714,'Sant Miquel de Castelló','Sant Miquel de Castelló');" calcext:value-type="string">
            <text:p>insert into esglesia (id,nom,wikipedia) values (714,'Sant Miquel de Castelló','Sant Miquel de Castelló');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Sant Miquel de Maians</text:p>
          </table:table-cell>
          <table:table-cell/>
          <table:table-cell table:formula="of:=CONCATENATE(&quot;insert into esglesia (id,nom,wikipedia) values (&quot;;[.A716];&quot;,'&quot;;SUBSTITUTE([.B716];&quot;'&quot;;&quot;''&quot;);&quot;','&quot;;SUBSTITUTE([.C716];&quot;'&quot;;&quot;''&quot;);&quot;');&quot;)" office:value-type="string" office:string-value="insert into esglesia (id,nom,wikipedia) values (715,'Sant Miquel de Maians','Sant Miquel de Maians');" calcext:value-type="string">
            <text:p>insert into esglesia (id,nom,wikipedia) values (715,'Sant Miquel de Maians','Sant Miquel de Maians');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Sant Miquel de Monteia</text:p>
          </table:table-cell>
          <table:table-cell/>
          <table:table-cell table:formula="of:=CONCATENATE(&quot;insert into esglesia (id,nom,wikipedia) values (&quot;;[.A717];&quot;,'&quot;;SUBSTITUTE([.B717];&quot;'&quot;;&quot;''&quot;);&quot;','&quot;;SUBSTITUTE([.C717];&quot;'&quot;;&quot;''&quot;);&quot;');&quot;)" office:value-type="string" office:string-value="insert into esglesia (id,nom,wikipedia) values (716,'Sant Miquel de Monteia','Sant Miquel de Monteia');" calcext:value-type="string">
            <text:p>insert into esglesia (id,nom,wikipedia) values (716,'Sant Miquel de Monteia','Sant Miquel de Monteia');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Sant Miquel de Pineda</text:p>
          </table:table-cell>
          <table:table-cell/>
          <table:table-cell table:formula="of:=CONCATENATE(&quot;insert into esglesia (id,nom,wikipedia) values (&quot;;[.A718];&quot;,'&quot;;SUBSTITUTE([.B718];&quot;'&quot;;&quot;''&quot;);&quot;','&quot;;SUBSTITUTE([.C718];&quot;'&quot;;&quot;''&quot;);&quot;');&quot;)" office:value-type="string" office:string-value="insert into esglesia (id,nom,wikipedia) values (717,'Sant Miquel de Pineda','Sant Miquel de Pineda');" calcext:value-type="string">
            <text:p>insert into esglesia (id,nom,wikipedia) values (717,'Sant Miquel de Pineda','Sant Miquel de Pineda');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Monestir de Sant Pere de Besalú</text:p>
          </table:table-cell>
          <table:table-cell office:value-type="string" calcext:value-type="string">
            <text:p>Besalú</text:p>
          </table:table-cell>
          <table:table-cell table:formula="of:=CONCATENATE(&quot;insert into esglesia (id,nom,wikipedia) values (&quot;;[.A719];&quot;,'&quot;;SUBSTITUTE([.B719];&quot;'&quot;;&quot;''&quot;);&quot;','&quot;;SUBSTITUTE([.C719];&quot;'&quot;;&quot;''&quot;);&quot;');&quot;)" office:value-type="string" office:string-value="insert into esglesia (id,nom,wikipedia) values (718,'Monestir de Sant Pere de Besalú','Monestir de Sant Pere de Besalú');" calcext:value-type="string">
            <text:p>insert into esglesia (id,nom,wikipedia) values (718,'Monestir de Sant Pere de Besalú','Monestir de Sant Pere de Besalú');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Sant Salvador de Puig-alder</text:p>
          </table:table-cell>
          <table:table-cell office:value-type="string" calcext:value-type="string">
            <text:p>Besalú</text:p>
          </table:table-cell>
          <table:table-cell table:formula="of:=CONCATENATE(&quot;insert into esglesia (id,nom,wikipedia) values (&quot;;[.A720];&quot;,'&quot;;SUBSTITUTE([.B720];&quot;'&quot;;&quot;''&quot;);&quot;','&quot;;SUBSTITUTE([.C720];&quot;'&quot;;&quot;''&quot;);&quot;');&quot;)" office:value-type="string" office:string-value="insert into esglesia (id,nom,wikipedia) values (719,'Sant Salvador de Puig-alder','Sant Salvador de Puig-alder');" calcext:value-type="string">
            <text:p>insert into esglesia (id,nom,wikipedia) values (719,'Sant Salvador de Puig-alder','Sant Salvador de Puig-alder');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Sant Vicenç de Besalú</text:p>
          </table:table-cell>
          <table:table-cell office:value-type="string" calcext:value-type="string">
            <text:p>Besalú</text:p>
          </table:table-cell>
          <table:table-cell table:formula="of:=CONCATENATE(&quot;insert into esglesia (id,nom,wikipedia) values (&quot;;[.A721];&quot;,'&quot;;SUBSTITUTE([.B721];&quot;'&quot;;&quot;''&quot;);&quot;','&quot;;SUBSTITUTE([.C721];&quot;'&quot;;&quot;''&quot;);&quot;');&quot;)" office:value-type="string" office:string-value="insert into esglesia (id,nom,wikipedia) values (720,'Sant Vicenç de Besalú','Sant Vicenç de Besalú');" calcext:value-type="string">
            <text:p>insert into esglesia (id,nom,wikipedia) values (720,'Sant Vicenç de Besalú','Sant Vicenç de Besalú');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Santa Anna d'Argelaguer</text:p>
          </table:table-cell>
          <table:table-cell/>
          <table:table-cell table:formula="of:=CONCATENATE(&quot;insert into esglesia (id,nom,wikipedia) values (&quot;;[.A722];&quot;,'&quot;;SUBSTITUTE([.B722];&quot;'&quot;;&quot;''&quot;);&quot;','&quot;;SUBSTITUTE([.C722];&quot;'&quot;;&quot;''&quot;);&quot;');&quot;)" office:value-type="string" office:string-value="insert into esglesia (id,nom,wikipedia) values (721,'Santa Anna d''Argelaguer','Santa Anna d''Argelaguer');" calcext:value-type="string">
            <text:p>insert into esglesia (id,nom,wikipedia) values (721,'Santa Anna d''Argelaguer','Santa Anna d''Argelaguer');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Santa Cecília de Sadernes</text:p>
          </table:table-cell>
          <table:table-cell/>
          <table:table-cell table:formula="of:=CONCATENATE(&quot;insert into esglesia (id,nom,wikipedia) values (&quot;;[.A723];&quot;,'&quot;;SUBSTITUTE([.B723];&quot;'&quot;;&quot;''&quot;);&quot;','&quot;;SUBSTITUTE([.C723];&quot;'&quot;;&quot;''&quot;);&quot;');&quot;)" office:value-type="string" office:string-value="insert into esglesia (id,nom,wikipedia) values (722,'Santa Cecília de Sadernes','Santa Cecília de Sadernes');" calcext:value-type="string">
            <text:p>insert into esglesia (id,nom,wikipedia) values (722,'Santa Cecília de Sadernes','Santa Cecília de Sadernes');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Santa Eulàlia de Begudà</text:p>
          </table:table-cell>
          <table:table-cell/>
          <table:table-cell table:formula="of:=CONCATENATE(&quot;insert into esglesia (id,nom,wikipedia) values (&quot;;[.A724];&quot;,'&quot;;SUBSTITUTE([.B724];&quot;'&quot;;&quot;''&quot;);&quot;','&quot;;SUBSTITUTE([.C724];&quot;'&quot;;&quot;''&quot;);&quot;');&quot;)" office:value-type="string" office:string-value="insert into esglesia (id,nom,wikipedia) values (723,'Santa Eulàlia de Begudà','Santa Eulàlia de Begudà');" calcext:value-type="string">
            <text:p>insert into esglesia (id,nom,wikipedia) values (723,'Santa Eulàlia de Begudà','Santa Eulàlia de Begudà');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Santa Magdalena de Montpalau</text:p>
          </table:table-cell>
          <table:table-cell/>
          <table:table-cell table:formula="of:=CONCATENATE(&quot;insert into esglesia (id,nom,wikipedia) values (&quot;;[.A725];&quot;,'&quot;;SUBSTITUTE([.B725];&quot;'&quot;;&quot;''&quot;);&quot;','&quot;;SUBSTITUTE([.C725];&quot;'&quot;;&quot;''&quot;);&quot;');&quot;)" office:value-type="string" office:string-value="insert into esglesia (id,nom,wikipedia) values (724,'Santa Magdalena de Montpalau','Santa Magdalena de Montpalau');" calcext:value-type="string">
            <text:p>insert into esglesia (id,nom,wikipedia) values (724,'Santa Magdalena de Montpalau','Santa Magdalena de Montpalau');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Santa Maria d'Argelaguer</text:p>
          </table:table-cell>
          <table:table-cell office:value-type="string" calcext:value-type="string">
            <text:p>Argelaguer</text:p>
          </table:table-cell>
          <table:table-cell table:formula="of:=CONCATENATE(&quot;insert into esglesia (id,nom,wikipedia) values (&quot;;[.A726];&quot;,'&quot;;SUBSTITUTE([.B726];&quot;'&quot;;&quot;''&quot;);&quot;','&quot;;SUBSTITUTE([.C726];&quot;'&quot;;&quot;''&quot;);&quot;');&quot;)" office:value-type="string" office:string-value="insert into esglesia (id,nom,wikipedia) values (725,'Santa Maria d''Argelaguer','Santa Maria d''Argelaguer');" calcext:value-type="string">
            <text:p>insert into esglesia (id,nom,wikipedia) values (725,'Santa Maria d''Argelaguer','Santa Maria d''Argelaguer');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Santa Maria de Batet</text:p>
          </table:table-cell>
          <table:table-cell/>
          <table:table-cell table:formula="of:=CONCATENATE(&quot;insert into esglesia (id,nom,wikipedia) values (&quot;;[.A727];&quot;,'&quot;;SUBSTITUTE([.B727];&quot;'&quot;;&quot;''&quot;);&quot;','&quot;;SUBSTITUTE([.C727];&quot;'&quot;;&quot;''&quot;);&quot;');&quot;)" office:value-type="string" office:string-value="insert into esglesia (id,nom,wikipedia) values (726,'Santa Maria de Batet','Santa Maria de Batet');" calcext:value-type="string">
            <text:p>insert into esglesia (id,nom,wikipedia) values (726,'Santa Maria de Batet','Santa Maria de Batet');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Santa Maria del Freixe</text:p>
          </table:table-cell>
          <table:table-cell/>
          <table:table-cell table:formula="of:=CONCATENATE(&quot;insert into esglesia (id,nom,wikipedia) values (&quot;;[.A728];&quot;,'&quot;;SUBSTITUTE([.B728];&quot;'&quot;;&quot;''&quot;);&quot;','&quot;;SUBSTITUTE([.C728];&quot;'&quot;;&quot;''&quot;);&quot;');&quot;)" office:value-type="string" office:string-value="insert into esglesia (id,nom,wikipedia) values (727,'Santa Maria del Freixe','Santa Maria del Freixe');" calcext:value-type="string">
            <text:p>insert into esglesia (id,nom,wikipedia) values (727,'Santa Maria del Freixe','Santa Maria del Freixe');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Sant Vicenç de Maià de Montcal</text:p>
          </table:table-cell>
          <table:table-cell/>
          <table:table-cell table:formula="of:=CONCATENATE(&quot;insert into esglesia (id,nom,wikipedia) values (&quot;;[.A729];&quot;,'&quot;;SUBSTITUTE([.B729];&quot;'&quot;;&quot;''&quot;);&quot;','&quot;;SUBSTITUTE([.C729];&quot;'&quot;;&quot;''&quot;);&quot;');&quot;)" office:value-type="string" office:string-value="insert into esglesia (id,nom,wikipedia) values (728,'Sant Vicenç de Maià de Montcal','Sant Vicenç de Maià de Montcal');" calcext:value-type="string">
            <text:p>insert into esglesia (id,nom,wikipedia) values (728,'Sant Vicenç de Maià de Montcal','Sant Vicenç de Maià de Montcal');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Casa de Santa Llúcia</text:p>
          </table:table-cell>
          <table:table-cell office:value-type="string" calcext:value-type="string">
            <text:p>Beuda</text:p>
          </table:table-cell>
          <table:table-cell table:formula="of:=CONCATENATE(&quot;insert into esglesia (id,nom,wikipedia) values (&quot;;[.A730];&quot;,'&quot;;SUBSTITUTE([.B730];&quot;'&quot;;&quot;''&quot;);&quot;','&quot;;SUBSTITUTE([.C730];&quot;'&quot;;&quot;''&quot;);&quot;');&quot;)" office:value-type="string" office:string-value="insert into esglesia (id,nom,wikipedia) values (729,'Casa de Santa Llúcia','Casa de Santa Llúcia');" calcext:value-type="string">
            <text:p>insert into esglesia (id,nom,wikipedia) values (729,'Casa de Santa Llúcia','Casa de Santa Llúcia');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Monestir del Sant Sepulcre de Palera</text:p>
          </table:table-cell>
          <table:table-cell office:value-type="string" calcext:value-type="string">
            <text:p>Beuda</text:p>
          </table:table-cell>
          <table:table-cell table:formula="of:=CONCATENATE(&quot;insert into esglesia (id,nom,wikipedia) values (&quot;;[.A731];&quot;,'&quot;;SUBSTITUTE([.B731];&quot;'&quot;;&quot;''&quot;);&quot;','&quot;;SUBSTITUTE([.C731];&quot;'&quot;;&quot;''&quot;);&quot;');&quot;)" office:value-type="string" office:string-value="insert into esglesia (id,nom,wikipedia) values (730,'Monestir del Sant Sepulcre de Palera','Monestir del Sant Sepulcre de Palera');" calcext:value-type="string">
            <text:p>insert into esglesia (id,nom,wikipedia) values (730,'Monestir del Sant Sepulcre de Palera','Monestir del Sant Sepulcre de Palera');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Sant Feliu de Beuda</text:p>
          </table:table-cell>
          <table:table-cell office:value-type="string" calcext:value-type="string">
            <text:p>Beuda</text:p>
          </table:table-cell>
          <table:table-cell table:formula="of:=CONCATENATE(&quot;insert into esglesia (id,nom,wikipedia) values (&quot;;[.A732];&quot;,'&quot;;SUBSTITUTE([.B732];&quot;'&quot;;&quot;''&quot;);&quot;','&quot;;SUBSTITUTE([.C732];&quot;'&quot;;&quot;''&quot;);&quot;');&quot;)" office:value-type="string" office:string-value="insert into esglesia (id,nom,wikipedia) values (731,'Sant Feliu de Beuda','Sant Feliu de Beuda');" calcext:value-type="string">
            <text:p>insert into esglesia (id,nom,wikipedia) values (731,'Sant Feliu de Beuda','Sant Feliu de Beuda');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Sant Pere de Lligordà</text:p>
          </table:table-cell>
          <table:table-cell/>
          <table:table-cell table:formula="of:=CONCATENATE(&quot;insert into esglesia (id,nom,wikipedia) values (&quot;;[.A733];&quot;,'&quot;;SUBSTITUTE([.B733];&quot;'&quot;;&quot;''&quot;);&quot;','&quot;;SUBSTITUTE([.C733];&quot;'&quot;;&quot;''&quot;);&quot;');&quot;)" office:value-type="string" office:string-value="insert into esglesia (id,nom,wikipedia) values (732,'Sant Pere de Lligordà','Sant Pere de Lligordà');" calcext:value-type="string">
            <text:p>insert into esglesia (id,nom,wikipedia) values (732,'Sant Pere de Lligordà','Sant Pere de Lligordà');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Santa Maria de Palera</text:p>
          </table:table-cell>
          <table:table-cell/>
          <table:table-cell table:formula="of:=CONCATENATE(&quot;insert into esglesia (id,nom,wikipedia) values (&quot;;[.A734];&quot;,'&quot;;SUBSTITUTE([.B734];&quot;'&quot;;&quot;''&quot;);&quot;','&quot;;SUBSTITUTE([.C734];&quot;'&quot;;&quot;''&quot;);&quot;');&quot;)" office:value-type="string" office:string-value="insert into esglesia (id,nom,wikipedia) values (733,'Santa Maria de Palera','Santa Maria de Palera');" calcext:value-type="string">
            <text:p>insert into esglesia (id,nom,wikipedia) values (733,'Santa Maria de Palera','Santa Maria de Palera');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Santa Maria de Segueró</text:p>
          </table:table-cell>
          <table:table-cell/>
          <table:table-cell table:formula="of:=CONCATENATE(&quot;insert into esglesia (id,nom,wikipedia) values (&quot;;[.A735];&quot;,'&quot;;SUBSTITUTE([.B735];&quot;'&quot;;&quot;''&quot;);&quot;','&quot;;SUBSTITUTE([.C735];&quot;'&quot;;&quot;''&quot;);&quot;');&quot;)" office:value-type="string" office:string-value="insert into esglesia (id,nom,wikipedia) values (734,'Santa Maria de Segueró','Santa Maria de Segueró');" calcext:value-type="string">
            <text:p>insert into esglesia (id,nom,wikipedia) values (734,'Santa Maria de Segueró','Santa Maria de Segueró');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Mare de Déu dels Arcs</text:p>
          </table:table-cell>
          <table:table-cell/>
          <table:table-cell table:formula="of:=CONCATENATE(&quot;insert into esglesia (id,nom,wikipedia) values (&quot;;[.A736];&quot;,'&quot;;SUBSTITUTE([.B736];&quot;'&quot;;&quot;''&quot;);&quot;','&quot;;SUBSTITUTE([.C736];&quot;'&quot;;&quot;''&quot;);&quot;');&quot;)" office:value-type="string" office:string-value="insert into esglesia (id,nom,wikipedia) values (735,'Mare de Déu dels Arcs','Mare de Déu dels Arcs');" calcext:value-type="string">
            <text:p>insert into esglesia (id,nom,wikipedia) values (735,'Mare de Déu dels Arcs','Mare de Déu dels Arcs');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Sant Julià del Mont</text:p>
          </table:table-cell>
          <table:table-cell office:value-type="string" calcext:value-type="string">
            <text:p>Santa Pau</text:p>
          </table:table-cell>
          <table:table-cell table:formula="of:=CONCATENATE(&quot;insert into esglesia (id,nom,wikipedia) values (&quot;;[.A737];&quot;,'&quot;;SUBSTITUTE([.B737];&quot;'&quot;;&quot;''&quot;);&quot;','&quot;;SUBSTITUTE([.C737];&quot;'&quot;;&quot;''&quot;);&quot;');&quot;)" office:value-type="string" office:string-value="insert into esglesia (id,nom,wikipedia) values (736,'Sant Julià del Mont','Sant Julià del Mont');" calcext:value-type="string">
            <text:p>insert into esglesia (id,nom,wikipedia) values (736,'Sant Julià del Mont','Sant Julià del Mont');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Sant Abdó i Sant Senen de Santa Pau</text:p>
          </table:table-cell>
          <table:table-cell office:value-type="string" calcext:value-type="string">
            <text:p>Santa Pau</text:p>
          </table:table-cell>
          <table:table-cell table:formula="of:=CONCATENATE(&quot;insert into esglesia (id,nom,wikipedia) values (&quot;;[.A738];&quot;,'&quot;;SUBSTITUTE([.B738];&quot;'&quot;;&quot;''&quot;);&quot;','&quot;;SUBSTITUTE([.C738];&quot;'&quot;;&quot;''&quot;);&quot;');&quot;)" office:value-type="string" office:string-value="insert into esglesia (id,nom,wikipedia) values (737,'Sant Abdó i Sant Senen de Santa Pau','Sant Abdó i Sant Senen de Santa Pau');" calcext:value-type="string">
            <text:p>insert into esglesia (id,nom,wikipedia) values (737,'Sant Abdó i Sant Senen de Santa Pau','Sant Abdó i Sant Senen de Santa Pau');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Sant Martí Vell de Santa Pau</text:p>
          </table:table-cell>
          <table:table-cell office:value-type="string" calcext:value-type="string">
            <text:p>Santa Pau</text:p>
          </table:table-cell>
          <table:table-cell table:formula="of:=CONCATENATE(&quot;insert into esglesia (id,nom,wikipedia) values (&quot;;[.A739];&quot;,'&quot;;SUBSTITUTE([.B739];&quot;'&quot;;&quot;''&quot;);&quot;','&quot;;SUBSTITUTE([.C739];&quot;'&quot;;&quot;''&quot;);&quot;');&quot;)" office:value-type="string" office:string-value="insert into esglesia (id,nom,wikipedia) values (738,'Sant Martí Vell de Santa Pau','Sant Martí Vell de Santa Pau');" calcext:value-type="string">
            <text:p>insert into esglesia (id,nom,wikipedia) values (738,'Sant Martí Vell de Santa Pau','Sant Martí Vell de Santa Pau');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Sant Miquel Sacot</text:p>
          </table:table-cell>
          <table:table-cell/>
          <table:table-cell table:formula="of:=CONCATENATE(&quot;insert into esglesia (id,nom,wikipedia) values (&quot;;[.A740];&quot;,'&quot;;SUBSTITUTE([.B740];&quot;'&quot;;&quot;''&quot;);&quot;','&quot;;SUBSTITUTE([.C740];&quot;'&quot;;&quot;''&quot;);&quot;');&quot;)" office:value-type="string" office:string-value="insert into esglesia (id,nom,wikipedia) values (739,'Sant Miquel Sacot','Sant Miquel Sacot');" calcext:value-type="string">
            <text:p>insert into esglesia (id,nom,wikipedia) values (739,'Sant Miquel Sacot','Sant Miquel Sacot');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Sant Vicenç del Sallent</text:p>
          </table:table-cell>
          <table:table-cell/>
          <table:table-cell table:formula="of:=CONCATENATE(&quot;insert into esglesia (id,nom,wikipedia) values (&quot;;[.A741];&quot;,'&quot;;SUBSTITUTE([.B741];&quot;'&quot;;&quot;''&quot;);&quot;','&quot;;SUBSTITUTE([.C741];&quot;'&quot;;&quot;''&quot;);&quot;');&quot;)" office:value-type="string" office:string-value="insert into esglesia (id,nom,wikipedia) values (740,'Sant Vicenç del Sallent','Sant Vicenç del Sallent');" calcext:value-type="string">
            <text:p>insert into esglesia (id,nom,wikipedia) values (740,'Sant Vicenç del Sallent','Sant Vicenç del Sallent');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Santa Margarida de Sacot</text:p>
          </table:table-cell>
          <table:table-cell/>
          <table:table-cell table:formula="of:=CONCATENATE(&quot;insert into esglesia (id,nom,wikipedia) values (&quot;;[.A742];&quot;,'&quot;;SUBSTITUTE([.B742];&quot;'&quot;;&quot;''&quot;);&quot;','&quot;;SUBSTITUTE([.C742];&quot;'&quot;;&quot;''&quot;);&quot;');&quot;)" office:value-type="string" office:string-value="insert into esglesia (id,nom,wikipedia) values (741,'Santa Margarida de Sacot','Santa Margarida de Sacot');" calcext:value-type="string">
            <text:p>insert into esglesia (id,nom,wikipedia) values (741,'Santa Margarida de Sacot','Santa Margarida de Sacot');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Església de Sant Esteve d'en Bas</text:p>
          </table:table-cell>
          <table:table-cell/>
          <table:table-cell table:formula="of:=CONCATENATE(&quot;insert into esglesia (id,nom,wikipedia) values (&quot;;[.A743];&quot;,'&quot;;SUBSTITUTE([.B743];&quot;'&quot;;&quot;''&quot;);&quot;','&quot;;SUBSTITUTE([.C743];&quot;'&quot;;&quot;''&quot;);&quot;');&quot;)" office:value-type="string" office:string-value="insert into esglesia (id,nom,wikipedia) values (742,'Església de Sant Esteve d''en Bas','Església de Sant Esteve d''en Bas');" calcext:value-type="string">
            <text:p>insert into esglesia (id,nom,wikipedia) values (742,'Església de Sant Esteve d''en Bas','Església de Sant Esteve d''en Bas');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Sant Joan dels Balbs</text:p>
          </table:table-cell>
          <table:table-cell/>
          <table:table-cell table:formula="of:=CONCATENATE(&quot;insert into esglesia (id,nom,wikipedia) values (&quot;;[.A744];&quot;,'&quot;;SUBSTITUTE([.B744];&quot;'&quot;;&quot;''&quot;);&quot;','&quot;;SUBSTITUTE([.C744];&quot;'&quot;;&quot;''&quot;);&quot;');&quot;)" office:value-type="string" office:string-value="insert into esglesia (id,nom,wikipedia) values (743,'Sant Joan dels Balbs','Sant Joan dels Balbs');" calcext:value-type="string">
            <text:p>insert into esglesia (id,nom,wikipedia) values (743,'Sant Joan dels Balbs','Sant Joan dels Balbs');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Sant Pere de Falgars</text:p>
          </table:table-cell>
          <table:table-cell/>
          <table:table-cell table:formula="of:=CONCATENATE(&quot;insert into esglesia (id,nom,wikipedia) values (&quot;;[.A745];&quot;,'&quot;;SUBSTITUTE([.B745];&quot;'&quot;;&quot;''&quot;);&quot;','&quot;;SUBSTITUTE([.C745];&quot;'&quot;;&quot;''&quot;);&quot;');&quot;)" office:value-type="string" office:string-value="insert into esglesia (id,nom,wikipedia) values (744,'Sant Pere de Falgars','Sant Pere de Falgars');" calcext:value-type="string">
            <text:p>insert into esglesia (id,nom,wikipedia) values (744,'Sant Pere de Falgars','Sant Pere de Falgars');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Sant Quintí d'en Bas</text:p>
          </table:table-cell>
          <table:table-cell/>
          <table:table-cell table:formula="of:=CONCATENATE(&quot;insert into esglesia (id,nom,wikipedia) values (&quot;;[.A746];&quot;,'&quot;;SUBSTITUTE([.B746];&quot;'&quot;;&quot;''&quot;);&quot;','&quot;;SUBSTITUTE([.C746];&quot;'&quot;;&quot;''&quot;);&quot;');&quot;)" office:value-type="string" office:string-value="insert into esglesia (id,nom,wikipedia) values (745,'Sant Quintí d''en Bas','Sant Quintí d''en Bas');" calcext:value-type="string">
            <text:p>insert into esglesia (id,nom,wikipedia) values (745,'Sant Quintí d''en Bas','Sant Quintí d''en Bas');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Sant Romà de Joanetes</text:p>
          </table:table-cell>
          <table:table-cell/>
          <table:table-cell table:formula="of:=CONCATENATE(&quot;insert into esglesia (id,nom,wikipedia) values (&quot;;[.A747];&quot;,'&quot;;SUBSTITUTE([.B747];&quot;'&quot;;&quot;''&quot;);&quot;','&quot;;SUBSTITUTE([.C747];&quot;'&quot;;&quot;''&quot;);&quot;');&quot;)" office:value-type="string" office:string-value="insert into esglesia (id,nom,wikipedia) values (746,'Sant Romà de Joanetes','Sant Romà de Joanetes');" calcext:value-type="string">
            <text:p>insert into esglesia (id,nom,wikipedia) values (746,'Sant Romà de Joanetes','Sant Romà de Joanetes');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Santa Maria de Puigpardines</text:p>
          </table:table-cell>
          <table:table-cell/>
          <table:table-cell table:formula="of:=CONCATENATE(&quot;insert into esglesia (id,nom,wikipedia) values (&quot;;[.A748];&quot;,'&quot;;SUBSTITUTE([.B748];&quot;'&quot;;&quot;''&quot;);&quot;','&quot;;SUBSTITUTE([.C748];&quot;'&quot;;&quot;''&quot;);&quot;');&quot;)" office:value-type="string" office:string-value="insert into esglesia (id,nom,wikipedia) values (747,'Santa Maria de Puigpardines','Santa Maria de Puigpardines');" calcext:value-type="string">
            <text:p>insert into esglesia (id,nom,wikipedia) values (747,'Santa Maria de Puigpardines','Santa Maria de Puigpardines');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Sant Aniol d'Aguja</text:p>
          </table:table-cell>
          <table:table-cell/>
          <table:table-cell table:formula="of:=CONCATENATE(&quot;insert into esglesia (id,nom,wikipedia) values (&quot;;[.A749];&quot;,'&quot;;SUBSTITUTE([.B749];&quot;'&quot;;&quot;''&quot;);&quot;','&quot;;SUBSTITUTE([.C749];&quot;'&quot;;&quot;''&quot;);&quot;');&quot;)" office:value-type="string" office:string-value="insert into esglesia (id,nom,wikipedia) values (748,'Sant Aniol d''Aguja','Sant Aniol d''Aguja');" calcext:value-type="string">
            <text:p>insert into esglesia (id,nom,wikipedia) values (748,'Sant Aniol d''Aguja','Sant Aniol d''Aguja');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>Mare de Déu de la Devesa</text:p>
          </table:table-cell>
          <table:table-cell/>
          <table:table-cell table:formula="of:=CONCATENATE(&quot;insert into esglesia (id,nom,wikipedia) values (&quot;;[.A750];&quot;,'&quot;;SUBSTITUTE([.B750];&quot;'&quot;;&quot;''&quot;);&quot;','&quot;;SUBSTITUTE([.C750];&quot;'&quot;;&quot;''&quot;);&quot;');&quot;)" office:value-type="string" office:string-value="insert into esglesia (id,nom,wikipedia) values (749,'Mare de Déu de la Devesa','Mare de Déu de la Devesa');" calcext:value-type="string">
            <text:p>insert into esglesia (id,nom,wikipedia) values (749,'Mare de Déu de la Devesa','Mare de Déu de la Devesa');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Església de Nostra Senyora de les Agulles</text:p>
          </table:table-cell>
          <table:table-cell office:value-type="string" calcext:value-type="string">
            <text:p>Església de Nostra Senyora de les Agulles (Montagut i Oix)</text:p>
          </table:table-cell>
          <table:table-cell office:value-type="string" calcext:value-type="string">
            <text:p>Montagut i Oix</text:p>
          </table:table-cell>
          <table:table-cell table:formula="of:=CONCATENATE(&quot;insert into esglesia (id,nom,wikipedia) values (&quot;;[.A751];&quot;,'&quot;;SUBSTITUTE([.B751];&quot;'&quot;;&quot;''&quot;);&quot;','&quot;;SUBSTITUTE([.C751];&quot;'&quot;;&quot;''&quot;);&quot;');&quot;)" office:value-type="string" office:string-value="insert into esglesia (id,nom,wikipedia) values (750,'Església de Nostra Senyora de les Agulles','Església de Nostra Senyora de les Agulles (Montagut i Oix)');" calcext:value-type="string">
            <text:p>insert into esglesia (id,nom,wikipedia) values (750,'Església de Nostra Senyora de les Agulles','Església de Nostra Senyora de les Agulles (Montagut i Oix)');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Sant Eudald de Jou</text:p>
          </table:table-cell>
          <table:table-cell office:value-type="string" calcext:value-type="string">
            <text:p>Montagut i Oix</text:p>
          </table:table-cell>
          <table:table-cell table:formula="of:=CONCATENATE(&quot;insert into esglesia (id,nom,wikipedia) values (&quot;;[.A752];&quot;,'&quot;;SUBSTITUTE([.B752];&quot;'&quot;;&quot;''&quot;);&quot;','&quot;;SUBSTITUTE([.C752];&quot;'&quot;;&quot;''&quot;);&quot;');&quot;)" office:value-type="string" office:string-value="insert into esglesia (id,nom,wikipedia) values (751,'Sant Eudald de Jou','Sant Eudald de Jou');" calcext:value-type="string">
            <text:p>insert into esglesia (id,nom,wikipedia) values (751,'Sant Eudald de Jou','Sant Eudald de Jou');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Sant Miquel d'Hortmoier</text:p>
          </table:table-cell>
          <table:table-cell office:value-type="string" calcext:value-type="string">
            <text:p>Montagut i Oix</text:p>
          </table:table-cell>
          <table:table-cell table:formula="of:=CONCATENATE(&quot;insert into esglesia (id,nom,wikipedia) values (&quot;;[.A753];&quot;,'&quot;;SUBSTITUTE([.B753];&quot;'&quot;;&quot;''&quot;);&quot;','&quot;;SUBSTITUTE([.C753];&quot;'&quot;;&quot;''&quot;);&quot;');&quot;)" office:value-type="string" office:string-value="insert into esglesia (id,nom,wikipedia) values (752,'Sant Miquel d''Hortmoier','Sant Miquel d''Hortmoier');" calcext:value-type="string">
            <text:p>insert into esglesia (id,nom,wikipedia) values (752,'Sant Miquel d''Hortmoier','Sant Miquel d''Hortmoier');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Sant Pere de Montagut</text:p>
          </table:table-cell>
          <table:table-cell office:value-type="string" calcext:value-type="string">
            <text:p>Montagut i Oix</text:p>
          </table:table-cell>
          <table:table-cell table:formula="of:=CONCATENATE(&quot;insert into esglesia (id,nom,wikipedia) values (&quot;;[.A754];&quot;,'&quot;;SUBSTITUTE([.B754];&quot;'&quot;;&quot;''&quot;);&quot;','&quot;;SUBSTITUTE([.C754];&quot;'&quot;;&quot;''&quot;);&quot;');&quot;)" office:value-type="string" office:string-value="insert into esglesia (id,nom,wikipedia) values (753,'Sant Pere de Montagut','Sant Pere de Montagut');" calcext:value-type="string">
            <text:p>insert into esglesia (id,nom,wikipedia) values (753,'Sant Pere de Montagut','Sant Pere de Montagut');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Santa Bàrbara de Pruneres</text:p>
          </table:table-cell>
          <table:table-cell/>
          <table:table-cell table:formula="of:=CONCATENATE(&quot;insert into esglesia (id,nom,wikipedia) values (&quot;;[.A755];&quot;,'&quot;;SUBSTITUTE([.B755];&quot;'&quot;;&quot;''&quot;);&quot;','&quot;;SUBSTITUTE([.C755];&quot;'&quot;;&quot;''&quot;);&quot;');&quot;)" office:value-type="string" office:string-value="insert into esglesia (id,nom,wikipedia) values (754,'Santa Bàrbara de Pruneres','Santa Bàrbara de Pruneres');" calcext:value-type="string">
            <text:p>insert into esglesia (id,nom,wikipedia) values (754,'Santa Bàrbara de Pruneres','Santa Bàrbara de Pruneres');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Santa Maria d'Escales</text:p>
          </table:table-cell>
          <table:table-cell/>
          <table:table-cell table:formula="of:=CONCATENATE(&quot;insert into esglesia (id,nom,wikipedia) values (&quot;;[.A756];&quot;,'&quot;;SUBSTITUTE([.B756];&quot;'&quot;;&quot;''&quot;);&quot;','&quot;;SUBSTITUTE([.C756];&quot;'&quot;;&quot;''&quot;);&quot;');&quot;)" office:value-type="string" office:string-value="insert into esglesia (id,nom,wikipedia) values (755,'Santa Maria d''Escales','Santa Maria d''Escales');" calcext:value-type="string">
            <text:p>insert into esglesia (id,nom,wikipedia) values (755,'Santa Maria d''Escales','Santa Maria d''Escales');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Sant Cebrià de Sant Aniol de Finestres</text:p>
          </table:table-cell>
          <table:table-cell/>
          <table:table-cell table:formula="of:=CONCATENATE(&quot;insert into esglesia (id,nom,wikipedia) values (&quot;;[.A757];&quot;,'&quot;;SUBSTITUTE([.B757];&quot;'&quot;;&quot;''&quot;);&quot;','&quot;;SUBSTITUTE([.C757];&quot;'&quot;;&quot;''&quot;);&quot;');&quot;)" office:value-type="string" office:string-value="insert into esglesia (id,nom,wikipedia) values (756,'Sant Cebrià de Sant Aniol de Finestres','Sant Cebrià de Sant Aniol de Finestres');" calcext:value-type="string">
            <text:p>insert into esglesia (id,nom,wikipedia) values (756,'Sant Cebrià de Sant Aniol de Finestres','Sant Cebrià de Sant Aniol de Finestres');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Església de Sant Aniol de Finestres</text:p>
          </table:table-cell>
          <table:table-cell/>
          <table:table-cell table:formula="of:=CONCATENATE(&quot;insert into esglesia (id,nom,wikipedia) values (&quot;;[.A758];&quot;,'&quot;;SUBSTITUTE([.B758];&quot;'&quot;;&quot;''&quot;);&quot;','&quot;;SUBSTITUTE([.C758];&quot;'&quot;;&quot;''&quot;);&quot;');&quot;)" office:value-type="string" office:string-value="insert into esglesia (id,nom,wikipedia) values (757,'Església de Sant Aniol de Finestres','Església de Sant Aniol de Finestres');" calcext:value-type="string">
            <text:p>insert into esglesia (id,nom,wikipedia) values (757,'Església de Sant Aniol de Finestres','Església de Sant Aniol de Finestres');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Sant Julià de les Medes</text:p>
          </table:table-cell>
          <table:table-cell/>
          <table:table-cell table:formula="of:=CONCATENATE(&quot;insert into esglesia (id,nom,wikipedia) values (&quot;;[.A759];&quot;,'&quot;;SUBSTITUTE([.B759];&quot;'&quot;;&quot;''&quot;);&quot;','&quot;;SUBSTITUTE([.C759];&quot;'&quot;;&quot;''&quot;);&quot;');&quot;)" office:value-type="string" office:string-value="insert into esglesia (id,nom,wikipedia) values (758,'Sant Julià de les Medes','Sant Julià de les Medes');" calcext:value-type="string">
            <text:p>insert into esglesia (id,nom,wikipedia) values (758,'Sant Julià de les Medes','Sant Julià de les Medes');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Sant Miquel de Bustins</text:p>
          </table:table-cell>
          <table:table-cell/>
          <table:table-cell table:formula="of:=CONCATENATE(&quot;insert into esglesia (id,nom,wikipedia) values (&quot;;[.A760];&quot;,'&quot;;SUBSTITUTE([.B760];&quot;'&quot;;&quot;''&quot;);&quot;','&quot;;SUBSTITUTE([.C760];&quot;'&quot;;&quot;''&quot;);&quot;');&quot;)" office:value-type="string" office:string-value="insert into esglesia (id,nom,wikipedia) values (759,'Sant Miquel de Bustins','Sant Miquel de Bustins');" calcext:value-type="string">
            <text:p>insert into esglesia (id,nom,wikipedia) values (759,'Sant Miquel de Bustins','Sant Miquel de Bustins');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>Santa Maria d'Elena</text:p>
          </table:table-cell>
          <table:table-cell/>
          <table:table-cell table:formula="of:=CONCATENATE(&quot;insert into esglesia (id,nom,wikipedia) values (&quot;;[.A761];&quot;,'&quot;;SUBSTITUTE([.B761];&quot;'&quot;;&quot;''&quot;);&quot;','&quot;;SUBSTITUTE([.C761];&quot;'&quot;;&quot;''&quot;);&quot;');&quot;)" office:value-type="string" office:string-value="insert into esglesia (id,nom,wikipedia) values (760,'Santa Maria d''Elena','Santa Maria d''Elena');" calcext:value-type="string">
            <text:p>insert into esglesia (id,nom,wikipedia) values (760,'Santa Maria d''Elena','Santa Maria d''Elena');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Santa Maria de Finestres</text:p>
          </table:table-cell>
          <table:table-cell/>
          <table:table-cell table:formula="of:=CONCATENATE(&quot;insert into esglesia (id,nom,wikipedia) values (&quot;;[.A762];&quot;,'&quot;;SUBSTITUTE([.B762];&quot;'&quot;;&quot;''&quot;);&quot;','&quot;;SUBSTITUTE([.C762];&quot;'&quot;;&quot;''&quot;);&quot;');&quot;)" office:value-type="string" office:string-value="insert into esglesia (id,nom,wikipedia) values (761,'Santa Maria de Finestres','Santa Maria de Finestres');" calcext:value-type="string">
            <text:p>insert into esglesia (id,nom,wikipedia) values (761,'Santa Maria de Finestres','Santa Maria de Finestres');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Sant Andreu del Torn</text:p>
          </table:table-cell>
          <table:table-cell/>
          <table:table-cell table:formula="of:=CONCATENATE(&quot;insert into esglesia (id,nom,wikipedia) values (&quot;;[.A763];&quot;,'&quot;;SUBSTITUTE([.B763];&quot;'&quot;;&quot;''&quot;);&quot;','&quot;;SUBSTITUTE([.C763];&quot;'&quot;;&quot;''&quot;);&quot;');&quot;)" office:value-type="string" office:string-value="insert into esglesia (id,nom,wikipedia) values (762,'Sant Andreu del Torn','Sant Andreu del Torn');" calcext:value-type="string">
            <text:p>insert into esglesia (id,nom,wikipedia) values (762,'Sant Andreu del Torn','Sant Andreu del Torn');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Sant Fruitós d'Ossinyà</text:p>
          </table:table-cell>
          <table:table-cell/>
          <table:table-cell table:formula="of:=CONCATENATE(&quot;insert into esglesia (id,nom,wikipedia) values (&quot;;[.A764];&quot;,'&quot;;SUBSTITUTE([.B764];&quot;'&quot;;&quot;''&quot;);&quot;','&quot;;SUBSTITUTE([.C764];&quot;'&quot;;&quot;''&quot;);&quot;');&quot;)" office:value-type="string" office:string-value="insert into esglesia (id,nom,wikipedia) values (763,'Sant Fruitós d''Ossinyà','Sant Fruitós d''Ossinyà');" calcext:value-type="string">
            <text:p>insert into esglesia (id,nom,wikipedia) values (763,'Sant Fruitós d''Ossinyà','Sant Fruitós d''Ossinyà');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>Sant Miquel de la Miana</text:p>
          </table:table-cell>
          <table:table-cell/>
          <table:table-cell table:formula="of:=CONCATENATE(&quot;insert into esglesia (id,nom,wikipedia) values (&quot;;[.A765];&quot;,'&quot;;SUBSTITUTE([.B765];&quot;'&quot;;&quot;''&quot;);&quot;','&quot;;SUBSTITUTE([.C765];&quot;'&quot;;&quot;''&quot;);&quot;');&quot;)" office:value-type="string" office:string-value="insert into esglesia (id,nom,wikipedia) values (764,'Sant Miquel de la Miana','Sant Miquel de la Miana');" calcext:value-type="string">
            <text:p>insert into esglesia (id,nom,wikipedia) values (764,'Sant Miquel de la Miana','Sant Miquel de la Miana');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Sant Silvestre del Mor</text:p>
          </table:table-cell>
          <table:table-cell/>
          <table:table-cell table:formula="of:=CONCATENATE(&quot;insert into esglesia (id,nom,wikipedia) values (&quot;;[.A766];&quot;,'&quot;;SUBSTITUTE([.B766];&quot;'&quot;;&quot;''&quot;);&quot;','&quot;;SUBSTITUTE([.C766];&quot;'&quot;;&quot;''&quot;);&quot;');&quot;)" office:value-type="string" office:string-value="insert into esglesia (id,nom,wikipedia) values (765,'Sant Silvestre del Mor','Sant Silvestre del Mor');" calcext:value-type="string">
            <text:p>insert into esglesia (id,nom,wikipedia) values (765,'Sant Silvestre del Mor','Sant Silvestre del Mor');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Santa Maria de Fares</text:p>
          </table:table-cell>
          <table:table-cell/>
          <table:table-cell table:formula="of:=CONCATENATE(&quot;insert into esglesia (id,nom,wikipedia) values (&quot;;[.A767];&quot;,'&quot;;SUBSTITUTE([.B767];&quot;'&quot;;&quot;''&quot;);&quot;','&quot;;SUBSTITUTE([.C767];&quot;'&quot;;&quot;''&quot;);&quot;');&quot;)" office:value-type="string" office:string-value="insert into esglesia (id,nom,wikipedia) values (766,'Santa Maria de Fares','Santa Maria de Fares');" calcext:value-type="string">
            <text:p>insert into esglesia (id,nom,wikipedia) values (766,'Santa Maria de Fares','Santa Maria de Fares');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Santa Maria del Collell</text:p>
          </table:table-cell>
          <table:table-cell/>
          <table:table-cell table:formula="of:=CONCATENATE(&quot;insert into esglesia (id,nom,wikipedia) values (&quot;;[.A768];&quot;,'&quot;;SUBSTITUTE([.B768];&quot;'&quot;;&quot;''&quot;);&quot;','&quot;;SUBSTITUTE([.C768];&quot;'&quot;;&quot;''&quot;);&quot;');&quot;)" office:value-type="string" office:string-value="insert into esglesia (id,nom,wikipedia) values (767,'Santa Maria del Collell','Santa Maria del Collell');" calcext:value-type="string">
            <text:p>insert into esglesia (id,nom,wikipedia) values (767,'Santa Maria del Collell','Santa Maria del Collell');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Santuari de Sant Ferriol</text:p>
          </table:table-cell>
          <table:table-cell/>
          <table:table-cell table:formula="of:=CONCATENATE(&quot;insert into esglesia (id,nom,wikipedia) values (&quot;;[.A769];&quot;,'&quot;;SUBSTITUTE([.B769];&quot;'&quot;;&quot;''&quot;);&quot;','&quot;;SUBSTITUTE([.C769];&quot;'&quot;;&quot;''&quot;);&quot;');&quot;)" office:value-type="string" office:string-value="insert into esglesia (id,nom,wikipedia) values (768,'Santuari de Sant Ferriol','Santuari de Sant Ferriol');" calcext:value-type="string">
            <text:p>insert into esglesia (id,nom,wikipedia) values (768,'Santuari de Sant Ferriol','Santuari de Sant Ferriol');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string" calcext:value-type="string">
            <text:p>Església de Sant Andreu de Porreres</text:p>
          </table:table-cell>
          <table:table-cell/>
          <table:table-cell table:formula="of:=CONCATENATE(&quot;insert into esglesia (id,nom,wikipedia) values (&quot;;[.A770];&quot;,'&quot;;SUBSTITUTE([.B770];&quot;'&quot;;&quot;''&quot;);&quot;','&quot;;SUBSTITUTE([.C770];&quot;'&quot;;&quot;''&quot;);&quot;');&quot;)" office:value-type="string" office:string-value="insert into esglesia (id,nom,wikipedia) values (769,'Església de Sant Andreu de Porreres','Església de Sant Andreu de Porreres');" calcext:value-type="string">
            <text:p>insert into esglesia (id,nom,wikipedia) values (769,'Església de Sant Andreu de Porreres','Església de Sant Andreu de Porreres');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Església de Sant Andreu de Socarrats</text:p>
          </table:table-cell>
          <table:table-cell/>
          <table:table-cell table:formula="of:=CONCATENATE(&quot;insert into esglesia (id,nom,wikipedia) values (&quot;;[.A771];&quot;,'&quot;;SUBSTITUTE([.B771];&quot;'&quot;;&quot;''&quot;);&quot;','&quot;;SUBSTITUTE([.C771];&quot;'&quot;;&quot;''&quot;);&quot;');&quot;)" office:value-type="string" office:string-value="insert into esglesia (id,nom,wikipedia) values (770,'Església de Sant Andreu de Socarrats','Església de Sant Andreu de Socarrats');" calcext:value-type="string">
            <text:p>insert into esglesia (id,nom,wikipedia) values (770,'Església de Sant Andreu de Socarrats','Església de Sant Andreu de Socarrats');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Església de Sant Salvador de Bianya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72];&quot;,'&quot;;SUBSTITUTE([.B772];&quot;'&quot;;&quot;''&quot;);&quot;','&quot;;SUBSTITUTE([.C772];&quot;'&quot;;&quot;''&quot;);&quot;');&quot;)" office:value-type="string" office:string-value="insert into esglesia (id,nom,wikipedia) values (771,'Església de Sant Salvador de Bianya','Església de Sant Salvador de Bianya');" calcext:value-type="string">
            <text:p>insert into esglesia (id,nom,wikipedia) values (771,'Església de Sant Salvador de Bianya','Església de Sant Salvador de Bianya');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Església de Santa Margarida de Bianya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73];&quot;,'&quot;;SUBSTITUTE([.B773];&quot;'&quot;;&quot;''&quot;);&quot;','&quot;;SUBSTITUTE([.C773];&quot;'&quot;;&quot;''&quot;);&quot;');&quot;)" office:value-type="string" office:string-value="insert into esglesia (id,nom,wikipedia) values (772,'Església de Santa Margarida de Bianya','Església de Santa Margarida de Bianya');" calcext:value-type="string">
            <text:p>insert into esglesia (id,nom,wikipedia) values (772,'Església de Santa Margarida de Bianya','Església de Santa Margarida de Bianya');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>Església de Sant Martí del Clot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74];&quot;,'&quot;;SUBSTITUTE([.B774];&quot;'&quot;;&quot;''&quot;);&quot;','&quot;;SUBSTITUTE([.C774];&quot;'&quot;;&quot;''&quot;);&quot;');&quot;)" office:value-type="string" office:string-value="insert into esglesia (id,nom,wikipedia) values (773,'Església de Sant Martí del Clot','Església de Sant Martí del Clot');" calcext:value-type="string">
            <text:p>insert into esglesia (id,nom,wikipedia) values (773,'Església de Sant Martí del Clot','Església de Sant Martí del Clot');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Església de Sant Pere Despuig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75];&quot;,'&quot;;SUBSTITUTE([.B775];&quot;'&quot;;&quot;''&quot;);&quot;','&quot;;SUBSTITUTE([.C775];&quot;'&quot;;&quot;''&quot;);&quot;');&quot;)" office:value-type="string" office:string-value="insert into esglesia (id,nom,wikipedia) values (774,'Església de Sant Pere Despuig','Església de Sant Pere Despuig');" calcext:value-type="string">
            <text:p>insert into esglesia (id,nom,wikipedia) values (774,'Església de Sant Pere Despuig','Església de Sant Pere Despuig');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Sant Miquel del Mont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76];&quot;,'&quot;;SUBSTITUTE([.B776];&quot;'&quot;;&quot;''&quot;);&quot;','&quot;;SUBSTITUTE([.C776];&quot;'&quot;;&quot;''&quot;);&quot;');&quot;)" office:value-type="string" office:string-value="insert into esglesia (id,nom,wikipedia) values (775,'Sant Miquel del Mont','Sant Miquel del Mont');" calcext:value-type="string">
            <text:p>insert into esglesia (id,nom,wikipedia) values (775,'Sant Miquel del Mont','Sant Miquel del Mont');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Sant Feliu del Bac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77];&quot;,'&quot;;SUBSTITUTE([.B777];&quot;'&quot;;&quot;''&quot;);&quot;','&quot;;SUBSTITUTE([.C777];&quot;'&quot;;&quot;''&quot;);&quot;');&quot;)" office:value-type="string" office:string-value="insert into esglesia (id,nom,wikipedia) values (776,'Sant Feliu del Bac','Sant Feliu del Bac');" calcext:value-type="string">
            <text:p>insert into esglesia (id,nom,wikipedia) values (776,'Sant Feliu del Bac','Sant Feliu del Bac');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>Sant Martí de Capsec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78];&quot;,'&quot;;SUBSTITUTE([.B778];&quot;'&quot;;&quot;''&quot;);&quot;','&quot;;SUBSTITUTE([.C778];&quot;'&quot;;&quot;''&quot;);&quot;');&quot;)" office:value-type="string" office:string-value="insert into esglesia (id,nom,wikipedia) values (777,'Sant Martí de Capsec','Sant Martí de Capsec');" calcext:value-type="string">
            <text:p>insert into esglesia (id,nom,wikipedia) values (777,'Sant Martí de Capsec','Sant Martí de Capsec');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Sant Martí de Solamal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79];&quot;,'&quot;;SUBSTITUTE([.B779];&quot;'&quot;;&quot;''&quot;);&quot;','&quot;;SUBSTITUTE([.C779];&quot;'&quot;;&quot;''&quot;);&quot;');&quot;)" office:value-type="string" office:string-value="insert into esglesia (id,nom,wikipedia) values (778,'Sant Martí de Solamal','Sant Martí de Solamal');" calcext:value-type="string">
            <text:p>insert into esglesia (id,nom,wikipedia) values (778,'Sant Martí de Solamal','Sant Martí de Solamal');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Sant Miquel de la Torre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80];&quot;,'&quot;;SUBSTITUTE([.B780];&quot;'&quot;;&quot;''&quot;);&quot;','&quot;;SUBSTITUTE([.C780];&quot;'&quot;;&quot;''&quot;);&quot;');&quot;)" office:value-type="string" office:string-value="insert into esglesia (id,nom,wikipedia) values (779,'Sant Miquel de la Torre','Sant Miquel de la Torre');" calcext:value-type="string">
            <text:p>insert into esglesia (id,nom,wikipedia) values (779,'Sant Miquel de la Torre','Sant Miquel de la Torre');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Sant Ponç d'Aulina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81];&quot;,'&quot;;SUBSTITUTE([.B781];&quot;'&quot;;&quot;''&quot;);&quot;','&quot;;SUBSTITUTE([.C781];&quot;'&quot;;&quot;''&quot;);&quot;');&quot;)" office:value-type="string" office:string-value="insert into esglesia (id,nom,wikipedia) values (780,'Sant Ponç d''Aulina','Sant Ponç d''Aulina');" calcext:value-type="string">
            <text:p>insert into esglesia (id,nom,wikipedia) values (780,'Sant Ponç d''Aulina','Sant Ponç d''Aulina');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Santa Magdalena del Coll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82];&quot;,'&quot;;SUBSTITUTE([.B782];&quot;'&quot;;&quot;''&quot;);&quot;','&quot;;SUBSTITUTE([.C782];&quot;'&quot;;&quot;''&quot;);&quot;');&quot;)" office:value-type="string" office:string-value="insert into esglesia (id,nom,wikipedia) values (781,'Santa Magdalena del Coll','Santa Magdalena del Coll');" calcext:value-type="string">
            <text:p>insert into esglesia (id,nom,wikipedia) values (781,'Santa Magdalena del Coll','Santa Magdalena del Coll');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Santa Margarida de Bianya</text:p>
          </table:table-cell>
          <table:table-cell office:value-type="string" calcext:value-type="string">
            <text:p>La Vall de Bianya</text:p>
          </table:table-cell>
          <table:table-cell table:formula="of:=CONCATENATE(&quot;insert into esglesia (id,nom,wikipedia) values (&quot;;[.A783];&quot;,'&quot;;SUBSTITUTE([.B783];&quot;'&quot;;&quot;''&quot;);&quot;','&quot;;SUBSTITUTE([.C783];&quot;'&quot;;&quot;''&quot;);&quot;');&quot;)" office:value-type="string" office:string-value="insert into esglesia (id,nom,wikipedia) values (782,'Santa Margarida de Bianya','Santa Margarida de Bianya');" calcext:value-type="string">
            <text:p>insert into esglesia (id,nom,wikipedia) values (782,'Santa Margarida de Bianya','Santa Margarida de Bianya');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Santa Maria de Castellar de la Muntanya</text:p>
          </table:table-cell>
          <table:table-cell/>
          <table:table-cell table:formula="of:=CONCATENATE(&quot;insert into esglesia (id,nom,wikipedia) values (&quot;;[.A784];&quot;,'&quot;;SUBSTITUTE([.B784];&quot;'&quot;;&quot;''&quot;);&quot;','&quot;;SUBSTITUTE([.C784];&quot;'&quot;;&quot;''&quot;);&quot;');&quot;)" office:value-type="string" office:string-value="insert into esglesia (id,nom,wikipedia) values (783,'Santa Maria de Castellar de la Muntanya','Santa Maria de Castellar de la Muntanya');" calcext:value-type="string">
            <text:p>insert into esglesia (id,nom,wikipedia) values (783,'Santa Maria de Castellar de la Muntanya','Santa Maria de Castellar de la Muntanya');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Santa Maria de Llongarriu</text:p>
          </table:table-cell>
          <table:table-cell/>
          <table:table-cell table:formula="of:=CONCATENATE(&quot;insert into esglesia (id,nom,wikipedia) values (&quot;;[.A785];&quot;,'&quot;;SUBSTITUTE([.B785];&quot;'&quot;;&quot;''&quot;);&quot;','&quot;;SUBSTITUTE([.C785];&quot;'&quot;;&quot;''&quot;);&quot;');&quot;)" office:value-type="string" office:string-value="insert into esglesia (id,nom,wikipedia) values (784,'Santa Maria de Llongarriu','Santa Maria de Llongarriu');" calcext:value-type="string">
            <text:p>insert into esglesia (id,nom,wikipedia) values (784,'Santa Maria de Llongarriu','Santa Maria de Llongarriu');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Sant Ampèlit</text:p>
          </table:table-cell>
          <table:table-cell/>
          <table:table-cell table:formula="of:=CONCATENATE(&quot;insert into esglesia (id,nom,wikipedia) values (&quot;;[.A786];&quot;,'&quot;;SUBSTITUTE([.B786];&quot;'&quot;;&quot;''&quot;);&quot;','&quot;;SUBSTITUTE([.C786];&quot;'&quot;;&quot;''&quot;);&quot;');&quot;)" office:value-type="string" office:string-value="insert into esglesia (id,nom,wikipedia) values (785,'Sant Ampèlit','Sant Ampèlit');" calcext:value-type="string">
            <text:p>insert into esglesia (id,nom,wikipedia) values (785,'Sant Ampèlit','Sant Ampèlit');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Sant Bartomeu de Segalars</text:p>
          </table:table-cell>
          <table:table-cell/>
          <table:table-cell table:formula="of:=CONCATENATE(&quot;insert into esglesia (id,nom,wikipedia) values (&quot;;[.A787];&quot;,'&quot;;SUBSTITUTE([.B787];&quot;'&quot;;&quot;''&quot;);&quot;','&quot;;SUBSTITUTE([.C787];&quot;'&quot;;&quot;''&quot;);&quot;');&quot;)" office:value-type="string" office:string-value="insert into esglesia (id,nom,wikipedia) values (786,'Sant Bartomeu de Segalars','Sant Bartomeu de Segalars');" calcext:value-type="string">
            <text:p>insert into esglesia (id,nom,wikipedia) values (786,'Sant Bartomeu de Segalars','Sant Bartomeu de Segalars');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Sant Cristòfol del Bosc</text:p>
          </table:table-cell>
          <table:table-cell/>
          <table:table-cell table:formula="of:=CONCATENATE(&quot;insert into esglesia (id,nom,wikipedia) values (&quot;;[.A788];&quot;,'&quot;;SUBSTITUTE([.B788];&quot;'&quot;;&quot;''&quot;);&quot;','&quot;;SUBSTITUTE([.C788];&quot;'&quot;;&quot;''&quot;);&quot;');&quot;)" office:value-type="string" office:string-value="insert into esglesia (id,nom,wikipedia) values (787,'Sant Cristòfol del Bosc','Sant Cristòfol del Bosc');" calcext:value-type="string">
            <text:p>insert into esglesia (id,nom,wikipedia) values (787,'Sant Cristòfol del Bosc','Sant Cristòfol del Bosc');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Sant Esteve de Madremanya</text:p>
          </table:table-cell>
          <table:table-cell/>
          <table:table-cell table:formula="of:=CONCATENATE(&quot;insert into esglesia (id,nom,wikipedia) values (&quot;;[.A789];&quot;,'&quot;;SUBSTITUTE([.B789];&quot;'&quot;;&quot;''&quot;);&quot;','&quot;;SUBSTITUTE([.C789];&quot;'&quot;;&quot;''&quot;);&quot;');&quot;)" office:value-type="string" office:string-value="insert into esglesia (id,nom,wikipedia) values (788,'Sant Esteve de Madremanya','Sant Esteve de Madremanya');" calcext:value-type="string">
            <text:p>insert into esglesia (id,nom,wikipedia) values (788,'Sant Esteve de Madremanya','Sant Esteve de Madremanya');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Església de Sant Gregori</text:p>
          </table:table-cell>
          <table:table-cell/>
          <table:table-cell table:formula="of:=CONCATENATE(&quot;insert into esglesia (id,nom,wikipedia) values (&quot;;[.A790];&quot;,'&quot;;SUBSTITUTE([.B790];&quot;'&quot;;&quot;''&quot;);&quot;','&quot;;SUBSTITUTE([.C790];&quot;'&quot;;&quot;''&quot;);&quot;');&quot;)" office:value-type="string" office:string-value="insert into esglesia (id,nom,wikipedia) values (789,'Església de Sant Gregori','Església de Sant Gregori');" calcext:value-type="string">
            <text:p>insert into esglesia (id,nom,wikipedia) values (789,'Església de Sant Gregori','Església de Sant Gregori');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Mare de Déu de Montnegre</text:p>
          </table:table-cell>
          <table:table-cell/>
          <table:table-cell table:formula="of:=CONCATENATE(&quot;insert into esglesia (id,nom,wikipedia) values (&quot;;[.A791];&quot;,'&quot;;SUBSTITUTE([.B791];&quot;'&quot;;&quot;''&quot;);&quot;','&quot;;SUBSTITUTE([.C791];&quot;'&quot;;&quot;''&quot;);&quot;');&quot;)" office:value-type="string" office:string-value="insert into esglesia (id,nom,wikipedia) values (790,'Mare de Déu de Montnegre','Mare de Déu de Montnegre');" calcext:value-type="string">
            <text:p>insert into esglesia (id,nom,wikipedia) values (790,'Mare de Déu de Montnegre','Mare de Déu de Montnegre');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Santa Margarida de Quart</text:p>
          </table:table-cell>
          <table:table-cell/>
          <table:table-cell table:formula="of:=CONCATENATE(&quot;insert into esglesia (id,nom,wikipedia) values (&quot;;[.A792];&quot;,'&quot;;SUBSTITUTE([.B792];&quot;'&quot;;&quot;''&quot;);&quot;','&quot;;SUBSTITUTE([.C792];&quot;'&quot;;&quot;''&quot;);&quot;');&quot;)" office:value-type="string" office:string-value="insert into esglesia (id,nom,wikipedia) values (791,'Santa Margarida de Quart','Santa Margarida de Quart');" calcext:value-type="string">
            <text:p>insert into esglesia (id,nom,wikipedia) values (791,'Santa Margarida de Quart','Santa Margarida de Quart');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Santa Maria de Calders</text:p>
          </table:table-cell>
          <table:table-cell/>
          <table:table-cell table:formula="of:=CONCATENATE(&quot;insert into esglesia (id,nom,wikipedia) values (&quot;;[.A793];&quot;,'&quot;;SUBSTITUTE([.B793];&quot;'&quot;;&quot;''&quot;);&quot;','&quot;;SUBSTITUTE([.C793];&quot;'&quot;;&quot;''&quot;);&quot;');&quot;)" office:value-type="string" office:string-value="insert into esglesia (id,nom,wikipedia) values (792,'Santa Maria de Calders','Santa Maria de Calders');" calcext:value-type="string">
            <text:p>insert into esglesia (id,nom,wikipedia) values (792,'Santa Maria de Calders','Santa Maria de Calders');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Santa Maria de Cervià</text:p>
          </table:table-cell>
          <table:table-cell/>
          <table:table-cell table:formula="of:=CONCATENATE(&quot;insert into esglesia (id,nom,wikipedia) values (&quot;;[.A794];&quot;,'&quot;;SUBSTITUTE([.B794];&quot;'&quot;;&quot;''&quot;);&quot;','&quot;;SUBSTITUTE([.C794];&quot;'&quot;;&quot;''&quot;);&quot;');&quot;)" office:value-type="string" office:string-value="insert into esglesia (id,nom,wikipedia) values (793,'Santa Maria de Cervià','Santa Maria de Cervià');" calcext:value-type="string">
            <text:p>insert into esglesia (id,nom,wikipedia) values (793,'Santa Maria de Cervià','Santa Maria de Cervià');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Santa Maria de Ginestar</text:p>
          </table:table-cell>
          <table:table-cell/>
          <table:table-cell table:formula="of:=CONCATENATE(&quot;insert into esglesia (id,nom,wikipedia) values (&quot;;[.A795];&quot;,'&quot;;SUBSTITUTE([.B795];&quot;'&quot;;&quot;''&quot;);&quot;','&quot;;SUBSTITUTE([.C795];&quot;'&quot;;&quot;''&quot;);&quot;');&quot;)" office:value-type="string" office:string-value="insert into esglesia (id,nom,wikipedia) values (794,'Santa Maria de Ginestar','Santa Maria de Ginestar');" calcext:value-type="string">
            <text:p>insert into esglesia (id,nom,wikipedia) values (794,'Santa Maria de Ginestar','Santa Maria de Ginestar');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Sant Martí de Ca n'Amat Gros</text:p>
          </table:table-cell>
          <table:table-cell/>
          <table:table-cell table:formula="of:=CONCATENATE(&quot;insert into esglesia (id,nom,wikipedia) values (&quot;;[.A796];&quot;,'&quot;;SUBSTITUTE([.B796];&quot;'&quot;;&quot;''&quot;);&quot;','&quot;;SUBSTITUTE([.C796];&quot;'&quot;;&quot;''&quot;);&quot;');&quot;)" office:value-type="string" office:string-value="insert into esglesia (id,nom,wikipedia) values (795,'Sant Martí de Ca n''Amat Gros','Sant Martí de Ca n''Amat Gros');" calcext:value-type="string">
            <text:p>insert into esglesia (id,nom,wikipedia) values (795,'Sant Martí de Ca n''Amat Gros','Sant Martí de Ca n''Amat Gros');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Sant Martí de Fellines</text:p>
          </table:table-cell>
          <table:table-cell/>
          <table:table-cell table:formula="of:=CONCATENATE(&quot;insert into esglesia (id,nom,wikipedia) values (&quot;;[.A797];&quot;,'&quot;;SUBSTITUTE([.B797];&quot;'&quot;;&quot;''&quot;);&quot;','&quot;;SUBSTITUTE([.C797];&quot;'&quot;;&quot;''&quot;);&quot;');&quot;)" office:value-type="string" office:string-value="insert into esglesia (id,nom,wikipedia) values (796,'Sant Martí de Fellines','Sant Martí de Fellines');" calcext:value-type="string">
            <text:p>insert into esglesia (id,nom,wikipedia) values (796,'Sant Martí de Fellines','Sant Martí de Fellines');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Església de Sant Medir de Cartellà</text:p>
          </table:table-cell>
          <table:table-cell/>
          <table:table-cell table:formula="of:=CONCATENATE(&quot;insert into esglesia (id,nom,wikipedia) values (&quot;;[.A798];&quot;,'&quot;;SUBSTITUTE([.B798];&quot;'&quot;;&quot;''&quot;);&quot;','&quot;;SUBSTITUTE([.C798];&quot;'&quot;;&quot;''&quot;);&quot;');&quot;)" office:value-type="string" office:string-value="insert into esglesia (id,nom,wikipedia) values (797,'Església de Sant Medir de Cartellà','Església de Sant Medir de Cartellà');" calcext:value-type="string">
            <text:p>insert into esglesia (id,nom,wikipedia) values (797,'Església de Sant Medir de Cartellà','Església de Sant Medir de Cartellà');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Sant Cristòfol de Llambilles</text:p>
          </table:table-cell>
          <table:table-cell/>
          <table:table-cell table:formula="of:=CONCATENATE(&quot;insert into esglesia (id,nom,wikipedia) values (&quot;;[.A799];&quot;,'&quot;;SUBSTITUTE([.B799];&quot;'&quot;;&quot;''&quot;);&quot;','&quot;;SUBSTITUTE([.C799];&quot;'&quot;;&quot;''&quot;);&quot;');&quot;)" office:value-type="string" office:string-value="insert into esglesia (id,nom,wikipedia) values (798,'Sant Cristòfol de Llambilles','Sant Cristòfol de Llambilles');" calcext:value-type="string">
            <text:p>insert into esglesia (id,nom,wikipedia) values (798,'Sant Cristòfol de Llambilles','Sant Cristòfol de Llambilles');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Sant Feliu de Celrà</text:p>
          </table:table-cell>
          <table:table-cell/>
          <table:table-cell table:formula="of:=CONCATENATE(&quot;insert into esglesia (id,nom,wikipedia) values (&quot;;[.A800];&quot;,'&quot;;SUBSTITUTE([.B800];&quot;'&quot;;&quot;''&quot;);&quot;','&quot;;SUBSTITUTE([.C800];&quot;'&quot;;&quot;''&quot;);&quot;');&quot;)" office:value-type="string" office:string-value="insert into esglesia (id,nom,wikipedia) values (799,'Sant Feliu de Celrà','Sant Feliu de Celrà');" calcext:value-type="string">
            <text:p>insert into esglesia (id,nom,wikipedia) values (799,'Sant Feliu de Celrà','Sant Feliu de Celrà');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Sant Feliu de Diana</text:p>
          </table:table-cell>
          <table:table-cell/>
          <table:table-cell table:formula="of:=CONCATENATE(&quot;insert into esglesia (id,nom,wikipedia) values (&quot;;[.A801];&quot;,'&quot;;SUBSTITUTE([.B801];&quot;'&quot;;&quot;''&quot;);&quot;','&quot;;SUBSTITUTE([.C801];&quot;'&quot;;&quot;''&quot;);&quot;');&quot;)" office:value-type="string" office:string-value="insert into esglesia (id,nom,wikipedia) values (800,'Sant Feliu de Diana','Sant Feliu de Diana');" calcext:value-type="string">
            <text:p>insert into esglesia (id,nom,wikipedia) values (800,'Sant Feliu de Diana','Sant Feliu de Diana');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Sant Iscle i Santa Victòria del castell de Millars</text:p>
          </table:table-cell>
          <table:table-cell/>
          <table:table-cell table:formula="of:=CONCATENATE(&quot;insert into esglesia (id,nom,wikipedia) values (&quot;;[.A802];&quot;,'&quot;;SUBSTITUTE([.B802];&quot;'&quot;;&quot;''&quot;);&quot;','&quot;;SUBSTITUTE([.C802];&quot;'&quot;;&quot;''&quot;);&quot;');&quot;)" office:value-type="string" office:string-value="insert into esglesia (id,nom,wikipedia) values (801,'Sant Iscle i Santa Victòria del castell de Millars','Sant Iscle i Santa Victòria del castell de Millars');" calcext:value-type="string">
            <text:p>insert into esglesia (id,nom,wikipedia) values (801,'Sant Iscle i Santa Victòria del castell de Millars','Sant Iscle i Santa Victòria del castell de Millars');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ant Joan del Pla</text:p>
          </table:table-cell>
          <table:table-cell office:value-type="string" calcext:value-type="string">
            <text:p>Sant Joan del Pla (Sant Martí de Llémena)</text:p>
          </table:table-cell>
          <table:table-cell office:value-type="string" calcext:value-type="string">
            <text:p>Sant Martí de Llémena</text:p>
          </table:table-cell>
          <table:table-cell table:formula="of:=CONCATENATE(&quot;insert into esglesia (id,nom,wikipedia) values (&quot;;[.A803];&quot;,'&quot;;SUBSTITUTE([.B803];&quot;'&quot;;&quot;''&quot;);&quot;','&quot;;SUBSTITUTE([.C803];&quot;'&quot;;&quot;''&quot;);&quot;');&quot;)" office:value-type="string" office:string-value="insert into esglesia (id,nom,wikipedia) values (802,'Sant Joan del Pla','Sant Joan del Pla (Sant Martí de Llémena)');" calcext:value-type="string">
            <text:p>insert into esglesia (id,nom,wikipedia) values (802,'Sant Joan del Pla','Sant Joan del Pla (Sant Martí de Llémena)');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Sant Martí de la Móra</text:p>
          </table:table-cell>
          <table:table-cell/>
          <table:table-cell table:formula="of:=CONCATENATE(&quot;insert into esglesia (id,nom,wikipedia) values (&quot;;[.A804];&quot;,'&quot;;SUBSTITUTE([.B804];&quot;'&quot;;&quot;''&quot;);&quot;','&quot;;SUBSTITUTE([.C804];&quot;'&quot;;&quot;''&quot;);&quot;');&quot;)" office:value-type="string" office:string-value="insert into esglesia (id,nom,wikipedia) values (803,'Sant Martí de la Móra','Sant Martí de la Móra');" calcext:value-type="string">
            <text:p>insert into esglesia (id,nom,wikipedia) values (803,'Sant Martí de la Móra','Sant Martí de la Móra');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Sant Mateu de Sant Jordi Desvalls</text:p>
          </table:table-cell>
          <table:table-cell/>
          <table:table-cell table:formula="of:=CONCATENATE(&quot;insert into esglesia (id,nom,wikipedia) values (&quot;;[.A805];&quot;,'&quot;;SUBSTITUTE([.B805];&quot;'&quot;;&quot;''&quot;);&quot;','&quot;;SUBSTITUTE([.C805];&quot;'&quot;;&quot;''&quot;);&quot;');&quot;)" office:value-type="string" office:string-value="insert into esglesia (id,nom,wikipedia) values (804,'Sant Mateu de Sant Jordi Desvalls','Sant Mateu de Sant Jordi Desvalls');" calcext:value-type="string">
            <text:p>insert into esglesia (id,nom,wikipedia) values (804,'Sant Mateu de Sant Jordi Desvalls','Sant Mateu de Sant Jordi Desvalls');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Sant Pere de Llorà</text:p>
          </table:table-cell>
          <table:table-cell/>
          <table:table-cell table:formula="of:=CONCATENATE(&quot;insert into esglesia (id,nom,wikipedia) values (&quot;;[.A806];&quot;,'&quot;;SUBSTITUTE([.B806];&quot;'&quot;;&quot;''&quot;);&quot;','&quot;;SUBSTITUTE([.C806];&quot;'&quot;;&quot;''&quot;);&quot;');&quot;)" office:value-type="string" office:string-value="insert into esglesia (id,nom,wikipedia) values (805,'Sant Pere de Llorà','Sant Pere de Llorà');" calcext:value-type="string">
            <text:p>insert into esglesia (id,nom,wikipedia) values (805,'Sant Pere de Llorà','Sant Pere de Llorà');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string" calcext:value-type="string">
            <text:p>Sant Vicenç de les Roquetes</text:p>
          </table:table-cell>
          <table:table-cell/>
          <table:table-cell table:formula="of:=CONCATENATE(&quot;insert into esglesia (id,nom,wikipedia) values (&quot;;[.A807];&quot;,'&quot;;SUBSTITUTE([.B807];&quot;'&quot;;&quot;''&quot;);&quot;','&quot;;SUBSTITUTE([.C807];&quot;'&quot;;&quot;''&quot;);&quot;');&quot;)" office:value-type="string" office:string-value="insert into esglesia (id,nom,wikipedia) values (806,'Sant Vicenç de les Roquetes','Sant Vicenç de les Roquetes');" calcext:value-type="string">
            <text:p>insert into esglesia (id,nom,wikipedia) values (806,'Sant Vicenç de les Roquetes','Sant Vicenç de les Roquetes');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Sant Vicenç de Viladasens</text:p>
          </table:table-cell>
          <table:table-cell/>
          <table:table-cell table:formula="of:=CONCATENATE(&quot;insert into esglesia (id,nom,wikipedia) values (&quot;;[.A808];&quot;,'&quot;;SUBSTITUTE([.B808];&quot;'&quot;;&quot;''&quot;);&quot;','&quot;;SUBSTITUTE([.C808];&quot;'&quot;;&quot;''&quot;);&quot;');&quot;)" office:value-type="string" office:string-value="insert into esglesia (id,nom,wikipedia) values (807,'Sant Vicenç de Viladasens','Sant Vicenç de Viladasens');" calcext:value-type="string">
            <text:p>insert into esglesia (id,nom,wikipedia) values (807,'Sant Vicenç de Viladasens','Sant Vicenç de Viladasens');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Sant Joan de Montbó</text:p>
          </table:table-cell>
          <table:table-cell/>
          <table:table-cell table:formula="of:=CONCATENATE(&quot;insert into esglesia (id,nom,wikipedia) values (&quot;;[.A809];&quot;,'&quot;;SUBSTITUTE([.B809];&quot;'&quot;;&quot;''&quot;);&quot;','&quot;;SUBSTITUTE([.C809];&quot;'&quot;;&quot;''&quot;);&quot;');&quot;)" office:value-type="string" office:string-value="insert into esglesia (id,nom,wikipedia) values (808,'Sant Joan de Montbó','Sant Joan de Montbó');" calcext:value-type="string">
            <text:p>insert into esglesia (id,nom,wikipedia) values (808,'Sant Joan de Montbó','Sant Joan de Montbó');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Sant Llorenç d'Adri</text:p>
          </table:table-cell>
          <table:table-cell/>
          <table:table-cell table:formula="of:=CONCATENATE(&quot;insert into esglesia (id,nom,wikipedia) values (&quot;;[.A810];&quot;,'&quot;;SUBSTITUTE([.B810];&quot;'&quot;;&quot;''&quot;);&quot;','&quot;;SUBSTITUTE([.C810];&quot;'&quot;;&quot;''&quot;);&quot;');&quot;)" office:value-type="string" office:string-value="insert into esglesia (id,nom,wikipedia) values (809,'Sant Llorenç d''Adri','Sant Llorenç d''Adri');" calcext:value-type="string">
            <text:p>insert into esglesia (id,nom,wikipedia) values (809,'Sant Llorenç d''Adri','Sant Llorenç d''Adri');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Sant Martí de Biert</text:p>
          </table:table-cell>
          <table:table-cell/>
          <table:table-cell table:formula="of:=CONCATENATE(&quot;insert into esglesia (id,nom,wikipedia) values (&quot;;[.A811];&quot;,'&quot;;SUBSTITUTE([.B811];&quot;'&quot;;&quot;''&quot;);&quot;','&quot;;SUBSTITUTE([.C811];&quot;'&quot;;&quot;''&quot;);&quot;');&quot;)" office:value-type="string" office:string-value="insert into esglesia (id,nom,wikipedia) values (810,'Sant Martí de Biert','Sant Martí de Biert');" calcext:value-type="string">
            <text:p>insert into esglesia (id,nom,wikipedia) values (810,'Sant Martí de Biert','Sant Martí de Biert');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Sant Vicenç de Canet d'Adri</text:p>
          </table:table-cell>
          <table:table-cell/>
          <table:table-cell table:formula="of:=CONCATENATE(&quot;insert into esglesia (id,nom,wikipedia) values (&quot;;[.A812];&quot;,'&quot;;SUBSTITUTE([.B812];&quot;'&quot;;&quot;''&quot;);&quot;','&quot;;SUBSTITUTE([.C812];&quot;'&quot;;&quot;''&quot;);&quot;');&quot;)" office:value-type="string" office:string-value="insert into esglesia (id,nom,wikipedia) values (811,'Sant Vicenç de Canet d''Adri','Sant Vicenç de Canet d''Adri');" calcext:value-type="string">
            <text:p>insert into esglesia (id,nom,wikipedia) values (811,'Sant Vicenç de Canet d''Adri','Sant Vicenç de Canet d''Adri');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Santa Cecília de Montcal</text:p>
          </table:table-cell>
          <table:table-cell/>
          <table:table-cell table:formula="of:=CONCATENATE(&quot;insert into esglesia (id,nom,wikipedia) values (&quot;;[.A813];&quot;,'&quot;;SUBSTITUTE([.B813];&quot;'&quot;;&quot;''&quot;);&quot;','&quot;;SUBSTITUTE([.C813];&quot;'&quot;;&quot;''&quot;);&quot;');&quot;)" office:value-type="string" office:string-value="insert into esglesia (id,nom,wikipedia) values (812,'Santa Cecília de Montcal','Santa Cecília de Montcal');" calcext:value-type="string">
            <text:p>insert into esglesia (id,nom,wikipedia) values (812,'Santa Cecília de Montcal','Santa Cecília de Montcal');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Catedral de Girona</text:p>
          </table:table-cell>
          <table:table-cell office:value-type="string" calcext:value-type="string">
            <text:p>Girona</text:p>
          </table:table-cell>
          <table:table-cell table:formula="of:=CONCATENATE(&quot;insert into esglesia (id,nom,wikipedia) values (&quot;;[.A814];&quot;,'&quot;;SUBSTITUTE([.B814];&quot;'&quot;;&quot;''&quot;);&quot;','&quot;;SUBSTITUTE([.C814];&quot;'&quot;;&quot;''&quot;);&quot;');&quot;)" office:value-type="string" office:string-value="insert into esglesia (id,nom,wikipedia) values (813,'Catedral de Girona','Catedral de Girona');" calcext:value-type="string">
            <text:p>insert into esglesia (id,nom,wikipedia) values (813,'Catedral de Girona','Catedral de Girona');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Sant Pere de Galligants</text:p>
          </table:table-cell>
          <table:table-cell office:value-type="string" calcext:value-type="string">
            <text:p>Girona</text:p>
          </table:table-cell>
          <table:table-cell table:formula="of:=CONCATENATE(&quot;insert into esglesia (id,nom,wikipedia) values (&quot;;[.A815];&quot;,'&quot;;SUBSTITUTE([.B815];&quot;'&quot;;&quot;''&quot;);&quot;','&quot;;SUBSTITUTE([.C815];&quot;'&quot;;&quot;''&quot;);&quot;');&quot;)" office:value-type="string" office:string-value="insert into esglesia (id,nom,wikipedia) values (814,'Sant Pere de Galligants','Sant Pere de Galligants');" calcext:value-type="string">
            <text:p>insert into esglesia (id,nom,wikipedia) values (814,'Sant Pere de Galligants','Sant Pere de Galligants');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Monestir de Sant Daniel de Girona</text:p>
          </table:table-cell>
          <table:table-cell office:value-type="string" calcext:value-type="string">
            <text:p>Girona</text:p>
          </table:table-cell>
          <table:table-cell table:formula="of:=CONCATENATE(&quot;insert into esglesia (id,nom,wikipedia) values (&quot;;[.A816];&quot;,'&quot;;SUBSTITUTE([.B816];&quot;'&quot;;&quot;''&quot;);&quot;','&quot;;SUBSTITUTE([.C816];&quot;'&quot;;&quot;''&quot;);&quot;');&quot;)" office:value-type="string" office:string-value="insert into esglesia (id,nom,wikipedia) values (815,'Monestir de Sant Daniel de Girona','Monestir de Sant Daniel de Girona');" calcext:value-type="string">
            <text:p>insert into esglesia (id,nom,wikipedia) values (815,'Monestir de Sant Daniel de Girona','Monestir de Sant Daniel de Girona');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Sant Jaume de Campdorà</text:p>
          </table:table-cell>
          <table:table-cell office:value-type="string" calcext:value-type="string">
            <text:p>Girona</text:p>
          </table:table-cell>
          <table:table-cell table:formula="of:=CONCATENATE(&quot;insert into esglesia (id,nom,wikipedia) values (&quot;;[.A817];&quot;,'&quot;;SUBSTITUTE([.B817];&quot;'&quot;;&quot;''&quot;);&quot;','&quot;;SUBSTITUTE([.C817];&quot;'&quot;;&quot;''&quot;);&quot;');&quot;)" office:value-type="string" office:string-value="insert into esglesia (id,nom,wikipedia) values (816,'Sant Jaume de Campdorà','Sant Jaume de Campdorà');" calcext:value-type="string">
            <text:p>insert into esglesia (id,nom,wikipedia) values (816,'Sant Jaume de Campdorà','Sant Jaume de Campdorà');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Sant Nicolau de Girona</text:p>
          </table:table-cell>
          <table:table-cell office:value-type="string" calcext:value-type="string">
            <text:p>Girona</text:p>
          </table:table-cell>
          <table:table-cell table:formula="of:=CONCATENATE(&quot;insert into esglesia (id,nom,wikipedia) values (&quot;;[.A818];&quot;,'&quot;;SUBSTITUTE([.B818];&quot;'&quot;;&quot;''&quot;);&quot;','&quot;;SUBSTITUTE([.C818];&quot;'&quot;;&quot;''&quot;);&quot;');&quot;)" office:value-type="string" office:string-value="insert into esglesia (id,nom,wikipedia) values (817,'Sant Nicolau de Girona','Sant Nicolau de Girona');" calcext:value-type="string">
            <text:p>insert into esglesia (id,nom,wikipedia) values (817,'Sant Nicolau de Girona','Sant Nicolau de Girona');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Sant Andreu de Tordera</text:p>
          </table:table-cell>
          <table:table-cell/>
          <table:table-cell table:formula="of:=CONCATENATE(&quot;insert into esglesia (id,nom,wikipedia) values (&quot;;[.A819];&quot;,'&quot;;SUBSTITUTE([.B819];&quot;'&quot;;&quot;''&quot;);&quot;','&quot;;SUBSTITUTE([.C819];&quot;'&quot;;&quot;''&quot;);&quot;');&quot;)" office:value-type="string" office:string-value="insert into esglesia (id,nom,wikipedia) values (818,'Sant Andreu de Tordera','Sant Andreu de Tordera');" calcext:value-type="string">
            <text:p>insert into esglesia (id,nom,wikipedia) values (818,'Sant Andreu de Tordera','Sant Andreu de Tordera');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Capella de Sant Ponç de Tordera</text:p>
          </table:table-cell>
          <table:table-cell/>
          <table:table-cell table:formula="of:=CONCATENATE(&quot;insert into esglesia (id,nom,wikipedia) values (&quot;;[.A820];&quot;,'&quot;;SUBSTITUTE([.B820];&quot;'&quot;;&quot;''&quot;);&quot;','&quot;;SUBSTITUTE([.C820];&quot;'&quot;;&quot;''&quot;);&quot;');&quot;)" office:value-type="string" office:string-value="insert into esglesia (id,nom,wikipedia) values (819,'Capella de Sant Ponç de Tordera','Capella de Sant Ponç de Tordera');" calcext:value-type="string">
            <text:p>insert into esglesia (id,nom,wikipedia) values (819,'Capella de Sant Ponç de Tordera','Capella de Sant Ponç de Tordera');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Canònica de Santa Maria de Roca-rossa</text:p>
          </table:table-cell>
          <table:table-cell/>
          <table:table-cell table:formula="of:=CONCATENATE(&quot;insert into esglesia (id,nom,wikipedia) values (&quot;;[.A821];&quot;,'&quot;;SUBSTITUTE([.B821];&quot;'&quot;;&quot;''&quot;);&quot;','&quot;;SUBSTITUTE([.C821];&quot;'&quot;;&quot;''&quot;);&quot;');&quot;)" office:value-type="string" office:string-value="insert into esglesia (id,nom,wikipedia) values (820,'Canònica de Santa Maria de Roca-rossa','Canònica de Santa Maria de Roca-rossa');" calcext:value-type="string">
            <text:p>insert into esglesia (id,nom,wikipedia) values (820,'Canònica de Santa Maria de Roca-rossa','Canònica de Santa Maria de Roca-rossa');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string" calcext:value-type="string">
            <text:p>Sant Andreu de Pineda de Mar</text:p>
          </table:table-cell>
          <table:table-cell/>
          <table:table-cell table:formula="of:=CONCATENATE(&quot;insert into esglesia (id,nom,wikipedia) values (&quot;;[.A822];&quot;,'&quot;;SUBSTITUTE([.B822];&quot;'&quot;;&quot;''&quot;);&quot;','&quot;;SUBSTITUTE([.C822];&quot;'&quot;;&quot;''&quot;);&quot;');&quot;)" office:value-type="string" office:string-value="insert into esglesia (id,nom,wikipedia) values (821,'Sant Andreu de Pineda de Mar','Sant Andreu de Pineda de Mar');" calcext:value-type="string">
            <text:p>insert into esglesia (id,nom,wikipedia) values (821,'Sant Andreu de Pineda de Mar','Sant Andreu de Pineda de Mar');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Sant Esteve de Tordera</text:p>
          </table:table-cell>
          <table:table-cell/>
          <table:table-cell table:formula="of:=CONCATENATE(&quot;insert into esglesia (id,nom,wikipedia) values (&quot;;[.A823];&quot;,'&quot;;SUBSTITUTE([.B823];&quot;'&quot;;&quot;''&quot;);&quot;','&quot;;SUBSTITUTE([.C823];&quot;'&quot;;&quot;''&quot;);&quot;');&quot;)" office:value-type="string" office:string-value="insert into esglesia (id,nom,wikipedia) values (822,'Sant Esteve de Tordera','Sant Esteve de Tordera');" calcext:value-type="string">
            <text:p>insert into esglesia (id,nom,wikipedia) values (822,'Sant Esteve de Tordera','Sant Esteve de Tordera');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Sant Genís de Palafolls</text:p>
          </table:table-cell>
          <table:table-cell office:value-type="string" calcext:value-type="string">
            <text:p>Palafolls</text:p>
          </table:table-cell>
          <table:table-cell table:formula="of:=CONCATENATE(&quot;insert into esglesia (id,nom,wikipedia) values (&quot;;[.A824];&quot;,'&quot;;SUBSTITUTE([.B824];&quot;'&quot;;&quot;''&quot;);&quot;','&quot;;SUBSTITUTE([.C824];&quot;'&quot;;&quot;''&quot;);&quot;');&quot;)" office:value-type="string" office:string-value="insert into esglesia (id,nom,wikipedia) values (823,'Sant Genís de Palafolls','Sant Genís de Palafolls');" calcext:value-type="string">
            <text:p>insert into esglesia (id,nom,wikipedia) values (823,'Sant Genís de Palafolls','Sant Genís de Palafolls');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Sant Martí de Mata</text:p>
          </table:table-cell>
          <table:table-cell/>
          <table:table-cell table:formula="of:=CONCATENATE(&quot;insert into esglesia (id,nom,wikipedia) values (&quot;;[.A825];&quot;,'&quot;;SUBSTITUTE([.B825];&quot;'&quot;;&quot;''&quot;);&quot;','&quot;;SUBSTITUTE([.C825];&quot;'&quot;;&quot;''&quot;);&quot;');&quot;)" office:value-type="string" office:string-value="insert into esglesia (id,nom,wikipedia) values (824,'Sant Martí de Mata','Sant Martí de Mata');" calcext:value-type="string">
            <text:p>insert into esglesia (id,nom,wikipedia) values (824,'Sant Martí de Mata','Sant Martí de Mata');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Ermita de Sant Mateu del Bosc</text:p>
          </table:table-cell>
          <table:table-cell/>
          <table:table-cell table:formula="of:=CONCATENATE(&quot;insert into esglesia (id,nom,wikipedia) values (&quot;;[.A826];&quot;,'&quot;;SUBSTITUTE([.B826];&quot;'&quot;;&quot;''&quot;);&quot;','&quot;;SUBSTITUTE([.C826];&quot;'&quot;;&quot;''&quot;);&quot;');&quot;)" office:value-type="string" office:string-value="insert into esglesia (id,nom,wikipedia) values (825,'Ermita de Sant Mateu del Bosc','Ermita de Sant Mateu del Bosc');" calcext:value-type="string">
            <text:p>insert into esglesia (id,nom,wikipedia) values (825,'Ermita de Sant Mateu del Bosc','Ermita de Sant Mateu del Bosc');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Sant Pere de Riu</text:p>
          </table:table-cell>
          <table:table-cell/>
          <table:table-cell table:formula="of:=CONCATENATE(&quot;insert into esglesia (id,nom,wikipedia) values (&quot;;[.A827];&quot;,'&quot;;SUBSTITUTE([.B827];&quot;'&quot;;&quot;''&quot;);&quot;','&quot;;SUBSTITUTE([.C827];&quot;'&quot;;&quot;''&quot;);&quot;');&quot;)" office:value-type="string" office:string-value="insert into esglesia (id,nom,wikipedia) values (826,'Sant Pere de Riu','Sant Pere de Riu');" calcext:value-type="string">
            <text:p>insert into esglesia (id,nom,wikipedia) values (826,'Sant Pere de Riu','Sant Pere de Riu');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Església de Sant Pol de Mar</text:p>
          </table:table-cell>
          <table:table-cell office:value-type="string" calcext:value-type="string">
            <text:p>Sant Pol de Mar</text:p>
          </table:table-cell>
          <table:table-cell table:formula="of:=CONCATENATE(&quot;insert into esglesia (id,nom,wikipedia) values (&quot;;[.A828];&quot;,'&quot;;SUBSTITUTE([.B828];&quot;'&quot;;&quot;''&quot;);&quot;','&quot;;SUBSTITUTE([.C828];&quot;'&quot;;&quot;''&quot;);&quot;');&quot;)" office:value-type="string" office:string-value="insert into esglesia (id,nom,wikipedia) values (827,'Església de Sant Pol de Mar','Església de Sant Pol de Mar');" calcext:value-type="string">
            <text:p>insert into esglesia (id,nom,wikipedia) values (827,'Església de Sant Pol de Mar','Església de Sant Pol de Mar');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string" calcext:value-type="string">
            <text:p>Sant Vicenç de Tordera</text:p>
          </table:table-cell>
          <table:table-cell/>
          <table:table-cell table:formula="of:=CONCATENATE(&quot;insert into esglesia (id,nom,wikipedia) values (&quot;;[.A829];&quot;,'&quot;;SUBSTITUTE([.B829];&quot;'&quot;;&quot;''&quot;);&quot;','&quot;;SUBSTITUTE([.C829];&quot;'&quot;;&quot;''&quot;);&quot;');&quot;)" office:value-type="string" office:string-value="insert into esglesia (id,nom,wikipedia) values (828,'Sant Vicenç de Tordera','Sant Vicenç de Tordera');" calcext:value-type="string">
            <text:p>insert into esglesia (id,nom,wikipedia) values (828,'Sant Vicenç de Tordera','Sant Vicenç de Tordera');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Santa Eulàlia d'Hortsavinyà</text:p>
          </table:table-cell>
          <table:table-cell/>
          <table:table-cell table:formula="of:=CONCATENATE(&quot;insert into esglesia (id,nom,wikipedia) values (&quot;;[.A830];&quot;,'&quot;;SUBSTITUTE([.B830];&quot;'&quot;;&quot;''&quot;);&quot;','&quot;;SUBSTITUTE([.C830];&quot;'&quot;;&quot;''&quot;);&quot;');&quot;)" office:value-type="string" office:string-value="insert into esglesia (id,nom,wikipedia) values (829,'Santa Eulàlia d''Hortsavinyà','Santa Eulàlia d''Hortsavinyà');" calcext:value-type="string">
            <text:p>insert into esglesia (id,nom,wikipedia) values (829,'Santa Eulàlia d''Hortsavinyà','Santa Eulàlia d''Hortsavinyà');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Santa Maria del Viver</text:p>
          </table:table-cell>
          <table:table-cell/>
          <table:table-cell table:formula="of:=CONCATENATE(&quot;insert into esglesia (id,nom,wikipedia) values (&quot;;[.A831];&quot;,'&quot;;SUBSTITUTE([.B831];&quot;'&quot;;&quot;''&quot;);&quot;','&quot;;SUBSTITUTE([.C831];&quot;'&quot;;&quot;''&quot;);&quot;');&quot;)" office:value-type="string" office:string-value="insert into esglesia (id,nom,wikipedia) values (830,'Santa Maria del Viver','Santa Maria del Viver');" calcext:value-type="string">
            <text:p>insert into esglesia (id,nom,wikipedia) values (830,'Santa Maria del Viver','Santa Maria del Viver');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ant Andreu de Clarà</text:p>
          </table:table-cell>
          <table:table-cell office:value-type="string" calcext:value-type="string">
            <text:p>Sant Andreu de Clarà (Moià)</text:p>
          </table:table-cell>
          <table:table-cell office:value-type="string" calcext:value-type="string">
            <text:p>Moià</text:p>
          </table:table-cell>
          <table:table-cell table:formula="of:=CONCATENATE(&quot;insert into esglesia (id,nom,wikipedia) values (&quot;;[.A832];&quot;,'&quot;;SUBSTITUTE([.B832];&quot;'&quot;;&quot;''&quot;);&quot;','&quot;;SUBSTITUTE([.C832];&quot;'&quot;;&quot;''&quot;);&quot;');&quot;)" office:value-type="string" office:string-value="insert into esglesia (id,nom,wikipedia) values (831,'Sant Andreu de Clarà','Sant Andreu de Clarà (Moià)');" calcext:value-type="string">
            <text:p>insert into esglesia (id,nom,wikipedia) values (831,'Sant Andreu de Clarà','Sant Andreu de Clarà (Moià)');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Sant Andreu de Bellveí</text:p>
          </table:table-cell>
          <table:table-cell/>
          <table:table-cell table:formula="of:=CONCATENATE(&quot;insert into esglesia (id,nom,wikipedia) values (&quot;;[.A833];&quot;,'&quot;;SUBSTITUTE([.B833];&quot;'&quot;;&quot;''&quot;);&quot;','&quot;;SUBSTITUTE([.C833];&quot;'&quot;;&quot;''&quot;);&quot;');&quot;)" office:value-type="string" office:string-value="insert into esglesia (id,nom,wikipedia) values (832,'Sant Andreu de Bellveí','Sant Andreu de Bellveí');" calcext:value-type="string">
            <text:p>insert into esglesia (id,nom,wikipedia) values (832,'Sant Andreu de Bellveí','Sant Andreu de Bellveí');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Sant Andreu de Castellcir</text:p>
          </table:table-cell>
          <table:table-cell office:value-type="string" calcext:value-type="string">
            <text:p>Castellcir</text:p>
          </table:table-cell>
          <table:table-cell table:formula="of:=CONCATENATE(&quot;insert into esglesia (id,nom,wikipedia) values (&quot;;[.A834];&quot;,'&quot;;SUBSTITUTE([.B834];&quot;'&quot;;&quot;''&quot;);&quot;','&quot;;SUBSTITUTE([.C834];&quot;'&quot;;&quot;''&quot;);&quot;');&quot;)" office:value-type="string" office:string-value="insert into esglesia (id,nom,wikipedia) values (833,'Sant Andreu de Castellcir','Sant Andreu de Castellcir');" calcext:value-type="string">
            <text:p>insert into esglesia (id,nom,wikipedia) values (833,'Sant Andreu de Castellcir','Sant Andreu de Castellcir');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Santa Cecília de Granera</text:p>
          </table:table-cell>
          <table:table-cell office:value-type="string" calcext:value-type="string">
            <text:p>Granera</text:p>
          </table:table-cell>
          <table:table-cell table:formula="of:=CONCATENATE(&quot;insert into esglesia (id,nom,wikipedia) values (&quot;;[.A835];&quot;,'&quot;;SUBSTITUTE([.B835];&quot;'&quot;;&quot;''&quot;);&quot;','&quot;;SUBSTITUTE([.C835];&quot;'&quot;;&quot;''&quot;);&quot;');&quot;)" office:value-type="string" office:string-value="insert into esglesia (id,nom,wikipedia) values (834,'Santa Cecília de Granera','Santa Cecília de Granera');" calcext:value-type="string">
            <text:p>insert into esglesia (id,nom,wikipedia) values (834,'Santa Cecília de Granera','Santa Cecília de Granera');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Església de Sant Quirze Safaja</text:p>
          </table:table-cell>
          <table:table-cell office:value-type="string" calcext:value-type="string">
            <text:p>Sant Quirze Safaja</text:p>
          </table:table-cell>
          <table:table-cell table:formula="of:=CONCATENATE(&quot;insert into esglesia (id,nom,wikipedia) values (&quot;;[.A836];&quot;,'&quot;;SUBSTITUTE([.B836];&quot;'&quot;;&quot;''&quot;);&quot;','&quot;;SUBSTITUTE([.C836];&quot;'&quot;;&quot;''&quot;);&quot;');&quot;)" office:value-type="string" office:string-value="insert into esglesia (id,nom,wikipedia) values (835,'Església de Sant Quirze Safaja','Església de Sant Quirze Safaja');" calcext:value-type="string">
            <text:p>insert into esglesia (id,nom,wikipedia) values (835,'Església de Sant Quirze Safaja','Església de Sant Quirze Safaja');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Santa Eugènia del Gomar</text:p>
          </table:table-cell>
          <table:table-cell/>
          <table:table-cell table:formula="of:=CONCATENATE(&quot;insert into esglesia (id,nom,wikipedia) values (&quot;;[.A837];&quot;,'&quot;;SUBSTITUTE([.B837];&quot;'&quot;;&quot;''&quot;);&quot;','&quot;;SUBSTITUTE([.C837];&quot;'&quot;;&quot;''&quot;);&quot;');&quot;)" office:value-type="string" office:string-value="insert into esglesia (id,nom,wikipedia) values (836,'Santa Eugènia del Gomar','Santa Eugènia del Gomar');" calcext:value-type="string">
            <text:p>insert into esglesia (id,nom,wikipedia) values (836,'Santa Eugènia del Gomar','Santa Eugènia del Gomar');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Sant Feliu de Rodors</text:p>
          </table:table-cell>
          <table:table-cell/>
          <table:table-cell table:formula="of:=CONCATENATE(&quot;insert into esglesia (id,nom,wikipedia) values (&quot;;[.A838];&quot;,'&quot;;SUBSTITUTE([.B838];&quot;'&quot;;&quot;''&quot;);&quot;','&quot;;SUBSTITUTE([.C838];&quot;'&quot;;&quot;''&quot;);&quot;');&quot;)" office:value-type="string" office:string-value="insert into esglesia (id,nom,wikipedia) values (837,'Sant Feliu de Rodors','Sant Feliu de Rodors');" calcext:value-type="string">
            <text:p>insert into esglesia (id,nom,wikipedia) values (837,'Sant Feliu de Rodors','Sant Feliu de Rodors');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Santa Maria de l'Estany</text:p>
          </table:table-cell>
          <table:table-cell/>
          <table:table-cell table:formula="of:=CONCATENATE(&quot;insert into esglesia (id,nom,wikipedia) values (&quot;;[.A839];&quot;,'&quot;;SUBSTITUTE([.B839];&quot;'&quot;;&quot;''&quot;);&quot;','&quot;;SUBSTITUTE([.C839];&quot;'&quot;;&quot;''&quot;);&quot;');&quot;)" office:value-type="string" office:string-value="insert into esglesia (id,nom,wikipedia) values (838,'Santa Maria de l''Estany','Santa Maria de l''Estany');" calcext:value-type="string">
            <text:p>insert into esglesia (id,nom,wikipedia) values (838,'Santa Maria de l''Estany','Santa Maria de l''Estany');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>Sant Martí de Granera</text:p>
          </table:table-cell>
          <table:table-cell office:value-type="string" calcext:value-type="string">
            <text:p>Granera</text:p>
          </table:table-cell>
          <table:table-cell table:formula="of:=CONCATENATE(&quot;insert into esglesia (id,nom,wikipedia) values (&quot;;[.A840];&quot;,'&quot;;SUBSTITUTE([.B840];&quot;'&quot;;&quot;''&quot;);&quot;','&quot;;SUBSTITUTE([.C840];&quot;'&quot;;&quot;''&quot;);&quot;');&quot;)" office:value-type="string" office:string-value="insert into esglesia (id,nom,wikipedia) values (839,'Sant Martí de Granera','Sant Martí de Granera');" calcext:value-type="string">
            <text:p>insert into esglesia (id,nom,wikipedia) values (839,'Sant Martí de Granera','Sant Martí de Granera');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Sant Feliu de Monistrol de Calders</text:p>
          </table:table-cell>
          <table:table-cell office:value-type="string" calcext:value-type="string">
            <text:p>Monistrol de Calders</text:p>
          </table:table-cell>
          <table:table-cell table:formula="of:=CONCATENATE(&quot;insert into esglesia (id,nom,wikipedia) values (&quot;;[.A841];&quot;,'&quot;;SUBSTITUTE([.B841];&quot;'&quot;;&quot;''&quot;);&quot;','&quot;;SUBSTITUTE([.C841];&quot;'&quot;;&quot;''&quot;);&quot;');&quot;)" office:value-type="string" office:string-value="insert into esglesia (id,nom,wikipedia) values (840,'Sant Feliu de Monistrol de Calders','Sant Feliu de Monistrol de Calders');" calcext:value-type="string">
            <text:p>insert into esglesia (id,nom,wikipedia) values (840,'Sant Feliu de Monistrol de Calders','Sant Feliu de Monistrol de Calders');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Sant Pere de Mussarra</text:p>
          </table:table-cell>
          <table:table-cell/>
          <table:table-cell table:formula="of:=CONCATENATE(&quot;insert into esglesia (id,nom,wikipedia) values (&quot;;[.A842];&quot;,'&quot;;SUBSTITUTE([.B842];&quot;'&quot;;&quot;''&quot;);&quot;','&quot;;SUBSTITUTE([.C842];&quot;'&quot;;&quot;''&quot;);&quot;');&quot;)" office:value-type="string" office:string-value="insert into esglesia (id,nom,wikipedia) values (841,'Sant Pere de Mussarra','Sant Pere de Mussarra');" calcext:value-type="string">
            <text:p>insert into esglesia (id,nom,wikipedia) values (841,'Sant Pere de Mussarra','Sant Pere de Mussarra');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Sant Salvador del Canadell</text:p>
          </table:table-cell>
          <table:table-cell/>
          <table:table-cell table:formula="of:=CONCATENATE(&quot;insert into esglesia (id,nom,wikipedia) values (&quot;;[.A843];&quot;,'&quot;;SUBSTITUTE([.B843];&quot;'&quot;;&quot;''&quot;);&quot;','&quot;;SUBSTITUTE([.C843];&quot;'&quot;;&quot;''&quot;);&quot;');&quot;)" office:value-type="string" office:string-value="insert into esglesia (id,nom,wikipedia) values (842,'Sant Salvador del Canadell','Sant Salvador del Canadell');" calcext:value-type="string">
            <text:p>insert into esglesia (id,nom,wikipedia) values (842,'Sant Salvador del Canadell','Sant Salvador del Canadell');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Sant Cugat de Gavadons</text:p>
          </table:table-cell>
          <table:table-cell/>
          <table:table-cell table:formula="of:=CONCATENATE(&quot;insert into esglesia (id,nom,wikipedia) values (&quot;;[.A844];&quot;,'&quot;;SUBSTITUTE([.B844];&quot;'&quot;;&quot;''&quot;);&quot;','&quot;;SUBSTITUTE([.C844];&quot;'&quot;;&quot;''&quot;);&quot;');&quot;)" office:value-type="string" office:string-value="insert into esglesia (id,nom,wikipedia) values (843,'Sant Cugat de Gavadons','Sant Cugat de Gavadons');" calcext:value-type="string">
            <text:p>insert into esglesia (id,nom,wikipedia) values (843,'Sant Cugat de Gavadons','Sant Cugat de Gavadons');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Sant Julià d'Úixols</text:p>
          </table:table-cell>
          <table:table-cell/>
          <table:table-cell table:formula="of:=CONCATENATE(&quot;insert into esglesia (id,nom,wikipedia) values (&quot;;[.A845];&quot;,'&quot;;SUBSTITUTE([.B845];&quot;'&quot;;&quot;''&quot;);&quot;','&quot;;SUBSTITUTE([.C845];&quot;'&quot;;&quot;''&quot;);&quot;');&quot;)" office:value-type="string" office:string-value="insert into esglesia (id,nom,wikipedia) values (844,'Sant Julià d''Úixols','Sant Julià d''Úixols');" calcext:value-type="string">
            <text:p>insert into esglesia (id,nom,wikipedia) values (844,'Sant Julià d''Úixols','Sant Julià d''Úixols');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Sant Llogari de Castellet</text:p>
          </table:table-cell>
          <table:table-cell/>
          <table:table-cell table:formula="of:=CONCATENATE(&quot;insert into esglesia (id,nom,wikipedia) values (&quot;;[.A846];&quot;,'&quot;;SUBSTITUTE([.B846];&quot;'&quot;;&quot;''&quot;);&quot;','&quot;;SUBSTITUTE([.C846];&quot;'&quot;;&quot;''&quot;);&quot;');&quot;)" office:value-type="string" office:string-value="insert into esglesia (id,nom,wikipedia) values (845,'Sant Llogari de Castellet','Sant Llogari de Castellet');" calcext:value-type="string">
            <text:p>insert into esglesia (id,nom,wikipedia) values (845,'Sant Llogari de Castellet','Sant Llogari de Castellet');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Sant Martí de la Roca</text:p>
          </table:table-cell>
          <table:table-cell/>
          <table:table-cell table:formula="of:=CONCATENATE(&quot;insert into esglesia (id,nom,wikipedia) values (&quot;;[.A847];&quot;,'&quot;;SUBSTITUTE([.B847];&quot;'&quot;;&quot;''&quot;);&quot;','&quot;;SUBSTITUTE([.C847];&quot;'&quot;;&quot;''&quot;);&quot;');&quot;)" office:value-type="string" office:string-value="insert into esglesia (id,nom,wikipedia) values (846,'Sant Martí de la Roca','Sant Martí de la Roca');" calcext:value-type="string">
            <text:p>insert into esglesia (id,nom,wikipedia) values (846,'Sant Martí de la Roca','Sant Martí de la Roca');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Sant Miquel d'Argelaguer</text:p>
          </table:table-cell>
          <table:table-cell/>
          <table:table-cell table:formula="of:=CONCATENATE(&quot;insert into esglesia (id,nom,wikipedia) values (&quot;;[.A848];&quot;,'&quot;;SUBSTITUTE([.B848];&quot;'&quot;;&quot;''&quot;);&quot;','&quot;;SUBSTITUTE([.C848];&quot;'&quot;;&quot;''&quot;);&quot;');&quot;)" office:value-type="string" office:string-value="insert into esglesia (id,nom,wikipedia) values (847,'Sant Miquel d''Argelaguer','Sant Miquel d''Argelaguer');" calcext:value-type="string">
            <text:p>insert into esglesia (id,nom,wikipedia) values (847,'Sant Miquel d''Argelaguer','Sant Miquel d''Argelaguer');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ant Miquel del Castell</text:p>
          </table:table-cell>
          <table:table-cell office:value-type="string" calcext:value-type="string">
            <text:p>Sant Miquel del Castell (Castellterçol)</text:p>
          </table:table-cell>
          <table:table-cell office:value-type="string" calcext:value-type="string">
            <text:p>Castellterçol</text:p>
          </table:table-cell>
          <table:table-cell table:formula="of:=CONCATENATE(&quot;insert into esglesia (id,nom,wikipedia) values (&quot;;[.A849];&quot;,'&quot;;SUBSTITUTE([.B849];&quot;'&quot;;&quot;''&quot;);&quot;','&quot;;SUBSTITUTE([.C849];&quot;'&quot;;&quot;''&quot;);&quot;');&quot;)" office:value-type="string" office:string-value="insert into esglesia (id,nom,wikipedia) values (848,'Sant Miquel del Castell','Sant Miquel del Castell (Castellterçol)');" calcext:value-type="string">
            <text:p>insert into esglesia (id,nom,wikipedia) values (848,'Sant Miquel del Castell','Sant Miquel del Castell (Castellterçol)');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string" calcext:value-type="string">
            <text:p>Sant Pere de Bertí</text:p>
          </table:table-cell>
          <table:table-cell/>
          <table:table-cell table:formula="of:=CONCATENATE(&quot;insert into esglesia (id,nom,wikipedia) values (&quot;;[.A850];&quot;,'&quot;;SUBSTITUTE([.B850];&quot;'&quot;;&quot;''&quot;);&quot;','&quot;;SUBSTITUTE([.C850];&quot;'&quot;;&quot;''&quot;);&quot;');&quot;)" office:value-type="string" office:string-value="insert into esglesia (id,nom,wikipedia) values (849,'Sant Pere de Bertí','Sant Pere de Bertí');" calcext:value-type="string">
            <text:p>insert into esglesia (id,nom,wikipedia) values (849,'Sant Pere de Bertí','Sant Pere de Bertí');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Església de Santa Coloma Sasserra</text:p>
          </table:table-cell>
          <table:table-cell/>
          <table:table-cell table:formula="of:=CONCATENATE(&quot;insert into esglesia (id,nom,wikipedia) values (&quot;;[.A851];&quot;,'&quot;;SUBSTITUTE([.B851];&quot;'&quot;;&quot;''&quot;);&quot;','&quot;;SUBSTITUTE([.C851];&quot;'&quot;;&quot;''&quot;);&quot;');&quot;)" office:value-type="string" office:string-value="insert into esglesia (id,nom,wikipedia) values (850,'Església de Santa Coloma Sasserra','Església de Santa Coloma Sasserra');" calcext:value-type="string">
            <text:p>insert into esglesia (id,nom,wikipedia) values (850,'Església de Santa Coloma Sasserra','Església de Santa Coloma Sasserra');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Sant Jaume de Vilanova</text:p>
          </table:table-cell>
          <table:table-cell/>
          <table:table-cell table:formula="of:=CONCATENATE(&quot;insert into esglesia (id,nom,wikipedia) values (&quot;;[.A852];&quot;,'&quot;;SUBSTITUTE([.B852];&quot;'&quot;;&quot;''&quot;);&quot;','&quot;;SUBSTITUTE([.C852];&quot;'&quot;;&quot;''&quot;);&quot;');&quot;)" office:value-type="string" office:string-value="insert into esglesia (id,nom,wikipedia) values (851,'Sant Jaume de Vilanova','Sant Jaume de Vilanova');" calcext:value-type="string">
            <text:p>insert into esglesia (id,nom,wikipedia) values (851,'Sant Jaume de Vilanova','Sant Jaume de Vilanova');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Sant Feliu de Terrassola</text:p>
          </table:table-cell>
          <table:table-cell/>
          <table:table-cell table:formula="of:=CONCATENATE(&quot;insert into esglesia (id,nom,wikipedia) values (&quot;;[.A853];&quot;,'&quot;;SUBSTITUTE([.B853];&quot;'&quot;;&quot;''&quot;);&quot;','&quot;;SUBSTITUTE([.C853];&quot;'&quot;;&quot;''&quot;);&quot;');&quot;)" office:value-type="string" office:string-value="insert into esglesia (id,nom,wikipedia) values (852,'Sant Feliu de Terrassola','Sant Feliu de Terrassola');" calcext:value-type="string">
            <text:p>insert into esglesia (id,nom,wikipedia) values (852,'Sant Feliu de Terrassola','Sant Feliu de Terrassola');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Sant Joan Vell</text:p>
          </table:table-cell>
          <table:table-cell office:value-type="string" calcext:value-type="string">
            <text:p>Santa Maria d’Oló</text:p>
          </table:table-cell>
          <table:table-cell table:formula="of:=CONCATENATE(&quot;insert into esglesia (id,nom,wikipedia) values (&quot;;[.A854];&quot;,'&quot;;SUBSTITUTE([.B854];&quot;'&quot;;&quot;''&quot;);&quot;','&quot;;SUBSTITUTE([.C854];&quot;'&quot;;&quot;''&quot;);&quot;');&quot;)" office:value-type="string" office:string-value="insert into esglesia (id,nom,wikipedia) values (853,'Sant Joan Vell','Sant Joan Vell');" calcext:value-type="string">
            <text:p>insert into esglesia (id,nom,wikipedia) values (853,'Sant Joan Vell','Sant Joan Vell');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Sant Martí de Puig-ermengol</text:p>
          </table:table-cell>
          <table:table-cell office:value-type="string" calcext:value-type="string">
            <text:p>Santa Maria d’Oló</text:p>
          </table:table-cell>
          <table:table-cell table:formula="of:=CONCATENATE(&quot;insert into esglesia (id,nom,wikipedia) values (&quot;;[.A855];&quot;,'&quot;;SUBSTITUTE([.B855];&quot;'&quot;;&quot;''&quot;);&quot;','&quot;;SUBSTITUTE([.C855];&quot;'&quot;;&quot;''&quot;);&quot;');&quot;)" office:value-type="string" office:string-value="insert into esglesia (id,nom,wikipedia) values (854,'Sant Martí de Puig-ermengol','Sant Martí de Puig-ermengol');" calcext:value-type="string">
            <text:p>insert into esglesia (id,nom,wikipedia) values (854,'Sant Martí de Puig-ermengol','Sant Martí de Puig-ermengol');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string" calcext:value-type="string">
            <text:p>Sant Miquel d'Oló</text:p>
          </table:table-cell>
          <table:table-cell office:value-type="string" calcext:value-type="string">
            <text:p>Santa Maria d’Oló</text:p>
          </table:table-cell>
          <table:table-cell table:formula="of:=CONCATENATE(&quot;insert into esglesia (id,nom,wikipedia) values (&quot;;[.A856];&quot;,'&quot;;SUBSTITUTE([.B856];&quot;'&quot;;&quot;''&quot;);&quot;','&quot;;SUBSTITUTE([.C856];&quot;'&quot;;&quot;''&quot;);&quot;');&quot;)" office:value-type="string" office:string-value="insert into esglesia (id,nom,wikipedia) values (855,'Sant Miquel d''Oló','Sant Miquel d''Oló');" calcext:value-type="string">
            <text:p>insert into esglesia (id,nom,wikipedia) values (855,'Sant Miquel d''Oló','Sant Miquel d''Oló');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Església de Sant Vicenç de Vilarassau</text:p>
          </table:table-cell>
          <table:table-cell/>
          <table:table-cell table:formula="of:=CONCATENATE(&quot;insert into esglesia (id,nom,wikipedia) values (&quot;;[.A857];&quot;,'&quot;;SUBSTITUTE([.B857];&quot;'&quot;;&quot;''&quot;);&quot;','&quot;;SUBSTITUTE([.C857];&quot;'&quot;;&quot;''&quot;);&quot;');&quot;)" office:value-type="string" office:string-value="insert into esglesia (id,nom,wikipedia) values (856,'Església de Sant Vicenç de Vilarassau','Església de Sant Vicenç de Vilarassau');" calcext:value-type="string">
            <text:p>insert into esglesia (id,nom,wikipedia) values (856,'Església de Sant Vicenç de Vilarassau','Església de Sant Vicenç de Vilarassau');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string" calcext:value-type="string">
            <text:p>Santa Creu de la Plana</text:p>
          </table:table-cell>
          <table:table-cell/>
          <table:table-cell table:formula="of:=CONCATENATE(&quot;insert into esglesia (id,nom,wikipedia) values (&quot;;[.A858];&quot;,'&quot;;SUBSTITUTE([.B858];&quot;'&quot;;&quot;''&quot;);&quot;','&quot;;SUBSTITUTE([.C858];&quot;'&quot;;&quot;''&quot;);&quot;');&quot;)" office:value-type="string" office:string-value="insert into esglesia (id,nom,wikipedia) values (857,'Santa Creu de la Plana','Santa Creu de la Plana');" calcext:value-type="string">
            <text:p>insert into esglesia (id,nom,wikipedia) values (857,'Santa Creu de la Plana','Santa Creu de la Plana');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Església de la Concepció de Maria i Sant Sebastià d'Ivars</text:p>
          </table:table-cell>
          <table:table-cell/>
          <table:table-cell table:formula="of:=CONCATENATE(&quot;insert into esglesia (id,nom,wikipedia) values (&quot;;[.A859];&quot;,'&quot;;SUBSTITUTE([.B859];&quot;'&quot;;&quot;''&quot;);&quot;','&quot;;SUBSTITUTE([.C859];&quot;'&quot;;&quot;''&quot;);&quot;');&quot;)" office:value-type="string" office:string-value="insert into esglesia (id,nom,wikipedia) values (858,'Església de la Concepció de Maria i Sant Sebastià d''Ivars','Església de la Concepció de Maria i Sant Sebastià d''Ivars');" calcext:value-type="string">
            <text:p>insert into esglesia (id,nom,wikipedia) values (858,'Església de la Concepció de Maria i Sant Sebastià d''Ivars','Església de la Concepció de Maria i Sant Sebastià d''Ivars');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string" calcext:value-type="string">
            <text:p>Sant Jaume de Cas</text:p>
          </table:table-cell>
          <table:table-cell/>
          <table:table-cell table:formula="of:=CONCATENATE(&quot;insert into esglesia (id,nom,wikipedia) values (&quot;;[.A860];&quot;,'&quot;;SUBSTITUTE([.B860];&quot;'&quot;;&quot;''&quot;);&quot;','&quot;;SUBSTITUTE([.C860];&quot;'&quot;;&quot;''&quot;);&quot;');&quot;)" office:value-type="string" office:string-value="insert into esglesia (id,nom,wikipedia) values (859,'Sant Jaume de Cas','Sant Jaume de Cas');" calcext:value-type="string">
            <text:p>insert into esglesia (id,nom,wikipedia) values (859,'Sant Jaume de Cas','Sant Jaume de Cas');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string" calcext:value-type="string">
            <text:p>Mare de Déu de Pedra</text:p>
          </table:table-cell>
          <table:table-cell/>
          <table:table-cell table:formula="of:=CONCATENATE(&quot;insert into esglesia (id,nom,wikipedia) values (&quot;;[.A861];&quot;,'&quot;;SUBSTITUTE([.B861];&quot;'&quot;;&quot;''&quot;);&quot;','&quot;;SUBSTITUTE([.C861];&quot;'&quot;;&quot;''&quot;);&quot;');&quot;)" office:value-type="string" office:string-value="insert into esglesia (id,nom,wikipedia) values (860,'Mare de Déu de Pedra','Mare de Déu de Pedra');" calcext:value-type="string">
            <text:p>insert into esglesia (id,nom,wikipedia) values (860,'Mare de Déu de Pedra','Mare de Déu de Pedra');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Castell i capella de la Mare de Déu de la Pertusa</text:p>
          </table:table-cell>
          <table:table-cell/>
          <table:table-cell table:formula="of:=CONCATENATE(&quot;insert into esglesia (id,nom,wikipedia) values (&quot;;[.A862];&quot;,'&quot;;SUBSTITUTE([.B862];&quot;'&quot;;&quot;''&quot;);&quot;','&quot;;SUBSTITUTE([.C862];&quot;'&quot;;&quot;''&quot;);&quot;');&quot;)" office:value-type="string" office:string-value="insert into esglesia (id,nom,wikipedia) values (861,'Castell i capella de la Mare de Déu de la Pertusa','Castell i capella de la Mare de Déu de la Pertusa');" calcext:value-type="string">
            <text:p>insert into esglesia (id,nom,wikipedia) values (861,'Castell i capella de la Mare de Déu de la Pertusa','Castell i capella de la Mare de Déu de la Pertusa');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Mare de Déu de la Gorga</text:p>
          </table:table-cell>
          <table:table-cell/>
          <table:table-cell table:formula="of:=CONCATENATE(&quot;insert into esglesia (id,nom,wikipedia) values (&quot;;[.A863];&quot;,'&quot;;SUBSTITUTE([.B863];&quot;'&quot;;&quot;''&quot;);&quot;','&quot;;SUBSTITUTE([.C863];&quot;'&quot;;&quot;''&quot;);&quot;');&quot;)" office:value-type="string" office:string-value="insert into esglesia (id,nom,wikipedia) values (862,'Mare de Déu de la Gorga','Mare de Déu de la Gorga');" calcext:value-type="string">
            <text:p>insert into esglesia (id,nom,wikipedia) values (862,'Mare de Déu de la Gorga','Mare de Déu de la Gorga');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string" calcext:value-type="string">
            <text:p>Mare de Déu del castell de Sant Llorenç</text:p>
          </table:table-cell>
          <table:table-cell office:value-type="string" calcext:value-type="string">
            <text:p>Sant Llorenç de Montgai</text:p>
          </table:table-cell>
          <table:table-cell table:formula="of:=CONCATENATE(&quot;insert into esglesia (id,nom,wikipedia) values (&quot;;[.A864];&quot;,'&quot;;SUBSTITUTE([.B864];&quot;'&quot;;&quot;''&quot;);&quot;','&quot;;SUBSTITUTE([.C864];&quot;'&quot;;&quot;''&quot;);&quot;');&quot;)" office:value-type="string" office:string-value="insert into esglesia (id,nom,wikipedia) values (863,'Mare de Déu del castell de Sant Llorenç','Mare de Déu del castell de Sant Llorenç');" calcext:value-type="string">
            <text:p>insert into esglesia (id,nom,wikipedia) values (863,'Mare de Déu del castell de Sant Llorenç','Mare de Déu del castell de Sant Llorenç');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Mare de Déu del Remei d'Oroners</text:p>
          </table:table-cell>
          <table:table-cell/>
          <table:table-cell table:formula="of:=CONCATENATE(&quot;insert into esglesia (id,nom,wikipedia) values (&quot;;[.A865];&quot;,'&quot;;SUBSTITUTE([.B865];&quot;'&quot;;&quot;''&quot;);&quot;','&quot;;SUBSTITUTE([.C865];&quot;'&quot;;&quot;''&quot;);&quot;');&quot;)" office:value-type="string" office:string-value="insert into esglesia (id,nom,wikipedia) values (864,'Mare de Déu del Remei d''Oroners','Mare de Déu del Remei d''Oroners');" calcext:value-type="string">
            <text:p>insert into esglesia (id,nom,wikipedia) values (864,'Mare de Déu del Remei d''Oroners','Mare de Déu del Remei d''Oroners');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Masia de Serret</text:p>
          </table:table-cell>
          <table:table-cell/>
          <table:table-cell table:formula="of:=CONCATENATE(&quot;insert into esglesia (id,nom,wikipedia) values (&quot;;[.A866];&quot;,'&quot;;SUBSTITUTE([.B866];&quot;'&quot;;&quot;''&quot;);&quot;','&quot;;SUBSTITUTE([.C866];&quot;'&quot;;&quot;''&quot;);&quot;');&quot;)" office:value-type="string" office:string-value="insert into esglesia (id,nom,wikipedia) values (865,'Masia de Serret','Masia de Serret');" calcext:value-type="string">
            <text:p>insert into esglesia (id,nom,wikipedia) values (865,'Masia de Serret','Masia de Serret');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Sant Miquel de Fontllonga</text:p>
          </table:table-cell>
          <table:table-cell/>
          <table:table-cell table:formula="of:=CONCATENATE(&quot;insert into esglesia (id,nom,wikipedia) values (&quot;;[.A867];&quot;,'&quot;;SUBSTITUTE([.B867];&quot;'&quot;;&quot;''&quot;);&quot;','&quot;;SUBSTITUTE([.C867];&quot;'&quot;;&quot;''&quot;);&quot;');&quot;)" office:value-type="string" office:string-value="insert into esglesia (id,nom,wikipedia) values (866,'Sant Miquel de Fontllonga','Sant Miquel de Fontllonga');" calcext:value-type="string">
            <text:p>insert into esglesia (id,nom,wikipedia) values (866,'Sant Miquel de Fontllonga','Sant Miquel de Fontllonga');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Salgar</text:p>
          </table:table-cell>
          <table:table-cell/>
          <table:table-cell table:formula="of:=CONCATENATE(&quot;insert into esglesia (id,nom,wikipedia) values (&quot;;[.A868];&quot;,'&quot;;SUBSTITUTE([.B868];&quot;'&quot;;&quot;''&quot;);&quot;','&quot;;SUBSTITUTE([.C868];&quot;'&quot;;&quot;''&quot;);&quot;');&quot;)" office:value-type="string" office:string-value="insert into esglesia (id,nom,wikipedia) values (867,'Salgar','Salgar');" calcext:value-type="string">
            <text:p>insert into esglesia (id,nom,wikipedia) values (867,'Salgar','Salgar');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string" calcext:value-type="string">
            <text:p>Sant Bartomeu de la Baronia de Sant Oïsme</text:p>
          </table:table-cell>
          <table:table-cell/>
          <table:table-cell table:formula="of:=CONCATENATE(&quot;insert into esglesia (id,nom,wikipedia) values (&quot;;[.A869];&quot;,'&quot;;SUBSTITUTE([.B869];&quot;'&quot;;&quot;''&quot;);&quot;','&quot;;SUBSTITUTE([.C869];&quot;'&quot;;&quot;''&quot;);&quot;');&quot;)" office:value-type="string" office:string-value="insert into esglesia (id,nom,wikipedia) values (868,'Sant Bartomeu de la Baronia de Sant Oïsme','Sant Bartomeu de la Baronia de Sant Oïsme');" calcext:value-type="string">
            <text:p>insert into esglesia (id,nom,wikipedia) values (868,'Sant Bartomeu de la Baronia de Sant Oïsme','Sant Bartomeu de la Baronia de Sant Oïsme');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string" calcext:value-type="string">
            <text:p>Sant Bartomeu de Pugis</text:p>
          </table:table-cell>
          <table:table-cell/>
          <table:table-cell table:formula="of:=CONCATENATE(&quot;insert into esglesia (id,nom,wikipedia) values (&quot;;[.A870];&quot;,'&quot;;SUBSTITUTE([.B870];&quot;'&quot;;&quot;''&quot;);&quot;','&quot;;SUBSTITUTE([.C870];&quot;'&quot;;&quot;''&quot;);&quot;');&quot;)" office:value-type="string" office:string-value="insert into esglesia (id,nom,wikipedia) values (869,'Sant Bartomeu de Pugis','Sant Bartomeu de Pugis');" calcext:value-type="string">
            <text:p>insert into esglesia (id,nom,wikipedia) values (869,'Sant Bartomeu de Pugis','Sant Bartomeu de Pugis');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Sant Ermengol de Tiurana</text:p>
          </table:table-cell>
          <table:table-cell/>
          <table:table-cell table:formula="of:=CONCATENATE(&quot;insert into esglesia (id,nom,wikipedia) values (&quot;;[.A871];&quot;,'&quot;;SUBSTITUTE([.B871];&quot;'&quot;;&quot;''&quot;);&quot;','&quot;;SUBSTITUTE([.C871];&quot;'&quot;;&quot;''&quot;);&quot;');&quot;)" office:value-type="string" office:string-value="insert into esglesia (id,nom,wikipedia) values (870,'Sant Ermengol de Tiurana','Sant Ermengol de Tiurana');" calcext:value-type="string">
            <text:p>insert into esglesia (id,nom,wikipedia) values (870,'Sant Ermengol de Tiurana','Sant Ermengol de Tiurana');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Sant Feliu d'Alòs de Balaguer</text:p>
          </table:table-cell>
          <table:table-cell/>
          <table:table-cell table:formula="of:=CONCATENATE(&quot;insert into esglesia (id,nom,wikipedia) values (&quot;;[.A872];&quot;,'&quot;;SUBSTITUTE([.B872];&quot;'&quot;;&quot;''&quot;);&quot;','&quot;;SUBSTITUTE([.C872];&quot;'&quot;;&quot;''&quot;);&quot;');&quot;)" office:value-type="string" office:string-value="insert into esglesia (id,nom,wikipedia) values (871,'Sant Feliu d''Alòs de Balaguer','Sant Feliu d''Alòs de Balaguer');" calcext:value-type="string">
            <text:p>insert into esglesia (id,nom,wikipedia) values (871,'Sant Feliu d''Alòs de Balaguer','Sant Feliu d''Alòs de Balaguer');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Sant Joan Baptista de Torreblanca</text:p>
          </table:table-cell>
          <table:table-cell/>
          <table:table-cell table:formula="of:=CONCATENATE(&quot;insert into esglesia (id,nom,wikipedia) values (&quot;;[.A873];&quot;,'&quot;;SUBSTITUTE([.B873];&quot;'&quot;;&quot;''&quot;);&quot;','&quot;;SUBSTITUTE([.C873];&quot;'&quot;;&quot;''&quot;);&quot;');&quot;)" office:value-type="string" office:string-value="insert into esglesia (id,nom,wikipedia) values (872,'Sant Joan Baptista de Torreblanca','Sant Joan Baptista de Torreblanca');" calcext:value-type="string">
            <text:p>insert into esglesia (id,nom,wikipedia) values (872,'Sant Joan Baptista de Torreblanca','Sant Joan Baptista de Torreblanca');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Sant Josep de la Figuera</text:p>
          </table:table-cell>
          <table:table-cell/>
          <table:table-cell table:formula="of:=CONCATENATE(&quot;insert into esglesia (id,nom,wikipedia) values (&quot;;[.A874];&quot;,'&quot;;SUBSTITUTE([.B874];&quot;'&quot;;&quot;''&quot;);&quot;','&quot;;SUBSTITUTE([.C874];&quot;'&quot;;&quot;''&quot;);&quot;');&quot;)" office:value-type="string" office:string-value="insert into esglesia (id,nom,wikipedia) values (873,'Sant Josep de la Figuera','Sant Josep de la Figuera');" calcext:value-type="string">
            <text:p>insert into esglesia (id,nom,wikipedia) values (873,'Sant Josep de la Figuera','Sant Josep de la Figuera');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Sant Julià de Boix</text:p>
          </table:table-cell>
          <table:table-cell/>
          <table:table-cell table:formula="of:=CONCATENATE(&quot;insert into esglesia (id,nom,wikipedia) values (&quot;;[.A875];&quot;,'&quot;;SUBSTITUTE([.B875];&quot;'&quot;;&quot;''&quot;);&quot;','&quot;;SUBSTITUTE([.C875];&quot;'&quot;;&quot;''&quot;);&quot;');&quot;)" office:value-type="string" office:string-value="insert into esglesia (id,nom,wikipedia) values (874,'Sant Julià de Boix','Sant Julià de Boix');" calcext:value-type="string">
            <text:p>insert into esglesia (id,nom,wikipedia) values (874,'Sant Julià de Boix','Sant Julià de Boix');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Sant Martí de la Figuera de l'Aguda</text:p>
          </table:table-cell>
          <table:table-cell/>
          <table:table-cell table:formula="of:=CONCATENATE(&quot;insert into esglesia (id,nom,wikipedia) values (&quot;;[.A876];&quot;,'&quot;;SUBSTITUTE([.B876];&quot;'&quot;;&quot;''&quot;);&quot;','&quot;;SUBSTITUTE([.C876];&quot;'&quot;;&quot;''&quot;);&quot;');&quot;)" office:value-type="string" office:string-value="insert into esglesia (id,nom,wikipedia) values (875,'Sant Martí de la Figuera de l''Aguda','Sant Martí de la Figuera de l''Aguda');" calcext:value-type="string">
            <text:p>insert into esglesia (id,nom,wikipedia) values (875,'Sant Martí de la Figuera de l''Aguda','Sant Martí de la Figuera de l''Aguda');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ant Martí de la Nou</text:p>
          </table:table-cell>
          <table:table-cell office:value-type="string" calcext:value-type="string">
            <text:p>Sant Martí de la Nou (Alòs de Balaguer)</text:p>
          </table:table-cell>
          <table:table-cell office:value-type="string" calcext:value-type="string">
            <text:p>Alòs de Balaguer</text:p>
          </table:table-cell>
          <table:table-cell table:formula="of:=CONCATENATE(&quot;insert into esglesia (id,nom,wikipedia) values (&quot;;[.A877];&quot;,'&quot;;SUBSTITUTE([.B877];&quot;'&quot;;&quot;''&quot;);&quot;','&quot;;SUBSTITUTE([.C877];&quot;'&quot;;&quot;''&quot;);&quot;');&quot;)" office:value-type="string" office:string-value="insert into esglesia (id,nom,wikipedia) values (876,'Sant Martí de la Nou','Sant Martí de la Nou (Alòs de Balaguer)');" calcext:value-type="string">
            <text:p>insert into esglesia (id,nom,wikipedia) values (876,'Sant Martí de la Nou','Sant Martí de la Nou (Alòs de Balaguer)');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>Sant Miquel d'Alòs</text:p>
          </table:table-cell>
          <table:table-cell office:value-type="string" calcext:value-type="string">
            <text:p>Alòs de Balaguer</text:p>
          </table:table-cell>
          <table:table-cell table:formula="of:=CONCATENATE(&quot;insert into esglesia (id,nom,wikipedia) values (&quot;;[.A878];&quot;,'&quot;;SUBSTITUTE([.B878];&quot;'&quot;;&quot;''&quot;);&quot;','&quot;;SUBSTITUTE([.C878];&quot;'&quot;;&quot;''&quot;);&quot;');&quot;)" office:value-type="string" office:string-value="insert into esglesia (id,nom,wikipedia) values (877,'Sant Miquel d''Alòs','Sant Miquel d''Alòs');" calcext:value-type="string">
            <text:p>insert into esglesia (id,nom,wikipedia) values (877,'Sant Miquel d''Alòs','Sant Miquel d''Alòs');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Sant Miquel de Camarasa</text:p>
          </table:table-cell>
          <table:table-cell/>
          <table:table-cell table:formula="of:=CONCATENATE(&quot;insert into esglesia (id,nom,wikipedia) values (&quot;;[.A879];&quot;,'&quot;;SUBSTITUTE([.B879];&quot;'&quot;;&quot;''&quot;);&quot;','&quot;;SUBSTITUTE([.C879];&quot;'&quot;;&quot;''&quot;);&quot;');&quot;)" office:value-type="string" office:string-value="insert into esglesia (id,nom,wikipedia) values (878,'Sant Miquel de Camarasa','Sant Miquel de Camarasa');" calcext:value-type="string">
            <text:p>insert into esglesia (id,nom,wikipedia) values (878,'Sant Miquel de Camarasa','Sant Miquel de Camarasa');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Sant Miquel de Castelló de Farfanya</text:p>
          </table:table-cell>
          <table:table-cell/>
          <table:table-cell table:formula="of:=CONCATENATE(&quot;insert into esglesia (id,nom,wikipedia) values (&quot;;[.A880];&quot;,'&quot;;SUBSTITUTE([.B880];&quot;'&quot;;&quot;''&quot;);&quot;','&quot;;SUBSTITUTE([.C880];&quot;'&quot;;&quot;''&quot;);&quot;');&quot;)" office:value-type="string" office:string-value="insert into esglesia (id,nom,wikipedia) values (879,'Sant Miquel de Castelló de Farfanya','Sant Miquel de Castelló de Farfanya');" calcext:value-type="string">
            <text:p>insert into esglesia (id,nom,wikipedia) values (879,'Sant Miquel de Castelló de Farfanya','Sant Miquel de Castelló de Farfanya');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>Sant Miquel de Cubells</text:p>
          </table:table-cell>
          <table:table-cell/>
          <table:table-cell table:formula="of:=CONCATENATE(&quot;insert into esglesia (id,nom,wikipedia) values (&quot;;[.A881];&quot;,'&quot;;SUBSTITUTE([.B881];&quot;'&quot;;&quot;''&quot;);&quot;','&quot;;SUBSTITUTE([.C881];&quot;'&quot;;&quot;''&quot;);&quot;');&quot;)" office:value-type="string" office:string-value="insert into esglesia (id,nom,wikipedia) values (880,'Sant Miquel de Cubells','Sant Miquel de Cubells');" calcext:value-type="string">
            <text:p>insert into esglesia (id,nom,wikipedia) values (880,'Sant Miquel de Cubells','Sant Miquel de Cubells');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string" calcext:value-type="string">
            <text:p>Sant Miquel de Valldàries</text:p>
          </table:table-cell>
          <table:table-cell/>
          <table:table-cell table:formula="of:=CONCATENATE(&quot;insert into esglesia (id,nom,wikipedia) values (&quot;;[.A882];&quot;,'&quot;;SUBSTITUTE([.B882];&quot;'&quot;;&quot;''&quot;);&quot;','&quot;;SUBSTITUTE([.C882];&quot;'&quot;;&quot;''&quot;);&quot;');&quot;)" office:value-type="string" office:string-value="insert into esglesia (id,nom,wikipedia) values (881,'Sant Miquel de Valldàries','Sant Miquel de Valldàries');" calcext:value-type="string">
            <text:p>insert into esglesia (id,nom,wikipedia) values (881,'Sant Miquel de Valldàries','Sant Miquel de Valldàries');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Sant Pere d'Àger</text:p>
          </table:table-cell>
          <table:table-cell office:value-type="string" calcext:value-type="string">
            <text:p>Àger</text:p>
          </table:table-cell>
          <table:table-cell table:formula="of:=CONCATENATE(&quot;insert into esglesia (id,nom,wikipedia) values (&quot;;[.A883];&quot;,'&quot;;SUBSTITUTE([.B883];&quot;'&quot;;&quot;''&quot;);&quot;','&quot;;SUBSTITUTE([.C883];&quot;'&quot;;&quot;''&quot;);&quot;');&quot;)" office:value-type="string" office:string-value="insert into esglesia (id,nom,wikipedia) values (882,'Sant Pere d''Àger','Sant Pere d''Àger');" calcext:value-type="string">
            <text:p>insert into esglesia (id,nom,wikipedia) values (882,'Sant Pere d''Àger','Sant Pere d''Àger');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string" calcext:value-type="string">
            <text:p>Sant Pere de Cubells</text:p>
          </table:table-cell>
          <table:table-cell/>
          <table:table-cell table:formula="of:=CONCATENATE(&quot;insert into esglesia (id,nom,wikipedia) values (&quot;;[.A884];&quot;,'&quot;;SUBSTITUTE([.B884];&quot;'&quot;;&quot;''&quot;);&quot;','&quot;;SUBSTITUTE([.C884];&quot;'&quot;;&quot;''&quot;);&quot;');&quot;)" office:value-type="string" office:string-value="insert into esglesia (id,nom,wikipedia) values (883,'Sant Pere de Cubells','Sant Pere de Cubells');" calcext:value-type="string">
            <text:p>insert into esglesia (id,nom,wikipedia) values (883,'Sant Pere de Cubells','Sant Pere de Cubells');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string" calcext:value-type="string">
            <text:p>Sant Pere de les Ventoses</text:p>
          </table:table-cell>
          <table:table-cell/>
          <table:table-cell table:formula="of:=CONCATENATE(&quot;insert into esglesia (id,nom,wikipedia) values (&quot;;[.A885];&quot;,'&quot;;SUBSTITUTE([.B885];&quot;'&quot;;&quot;''&quot;);&quot;','&quot;;SUBSTITUTE([.C885];&quot;'&quot;;&quot;''&quot;);&quot;');&quot;)" office:value-type="string" office:string-value="insert into esglesia (id,nom,wikipedia) values (884,'Sant Pere de les Ventoses','Sant Pere de les Ventoses');" calcext:value-type="string">
            <text:p>insert into esglesia (id,nom,wikipedia) values (884,'Sant Pere de les Ventoses','Sant Pere de les Ventoses');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Sant Pere de Ponts</text:p>
          </table:table-cell>
          <table:table-cell office:value-type="string" calcext:value-type="string">
            <text:p>Ponts</text:p>
          </table:table-cell>
          <table:table-cell table:formula="of:=CONCATENATE(&quot;insert into esglesia (id,nom,wikipedia) values (&quot;;[.A886];&quot;,'&quot;;SUBSTITUTE([.B886];&quot;'&quot;;&quot;''&quot;);&quot;','&quot;;SUBSTITUTE([.C886];&quot;'&quot;;&quot;''&quot;);&quot;');&quot;)" office:value-type="string" office:string-value="insert into esglesia (id,nom,wikipedia) values (885,'Sant Pere de Ponts','Sant Pere de Ponts');" calcext:value-type="string">
            <text:p>insert into esglesia (id,nom,wikipedia) values (885,'Sant Pere de Ponts','Sant Pere de Ponts');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Sant Salvador de Gerb</text:p>
          </table:table-cell>
          <table:table-cell/>
          <table:table-cell table:formula="of:=CONCATENATE(&quot;insert into esglesia (id,nom,wikipedia) values (&quot;;[.A887];&quot;,'&quot;;SUBSTITUTE([.B887];&quot;'&quot;;&quot;''&quot;);&quot;','&quot;;SUBSTITUTE([.C887];&quot;'&quot;;&quot;''&quot;);&quot;');&quot;)" office:value-type="string" office:string-value="insert into esglesia (id,nom,wikipedia) values (886,'Sant Salvador de Gerb','Sant Salvador de Gerb');" calcext:value-type="string">
            <text:p>insert into esglesia (id,nom,wikipedia) values (886,'Sant Salvador de Gerb','Sant Salvador de Gerb');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>Església vella de Sant Salvador de Gerb</text:p>
          </table:table-cell>
          <table:table-cell/>
          <table:table-cell table:formula="of:=CONCATENATE(&quot;insert into esglesia (id,nom,wikipedia) values (&quot;;[.A888];&quot;,'&quot;;SUBSTITUTE([.B888];&quot;'&quot;;&quot;''&quot;);&quot;','&quot;;SUBSTITUTE([.C888];&quot;'&quot;;&quot;''&quot;);&quot;');&quot;)" office:value-type="string" office:string-value="insert into esglesia (id,nom,wikipedia) values (887,'Església vella de Sant Salvador de Gerb','Església vella de Sant Salvador de Gerb');" calcext:value-type="string">
            <text:p>insert into esglesia (id,nom,wikipedia) values (887,'Església vella de Sant Salvador de Gerb','Església vella de Sant Salvador de Gerb');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Sant Salvador de Marcovau</text:p>
          </table:table-cell>
          <table:table-cell/>
          <table:table-cell table:formula="of:=CONCATENATE(&quot;insert into esglesia (id,nom,wikipedia) values (&quot;;[.A889];&quot;,'&quot;;SUBSTITUTE([.B889];&quot;'&quot;;&quot;''&quot;);&quot;','&quot;;SUBSTITUTE([.C889];&quot;'&quot;;&quot;''&quot;);&quot;');&quot;)" office:value-type="string" office:string-value="insert into esglesia (id,nom,wikipedia) values (888,'Sant Salvador de Marcovau','Sant Salvador de Marcovau');" calcext:value-type="string">
            <text:p>insert into esglesia (id,nom,wikipedia) values (888,'Sant Salvador de Marcovau','Sant Salvador de Marcovau');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>Sant Urbà de Montsonís</text:p>
          </table:table-cell>
          <table:table-cell/>
          <table:table-cell table:formula="of:=CONCATENATE(&quot;insert into esglesia (id,nom,wikipedia) values (&quot;;[.A890];&quot;,'&quot;;SUBSTITUTE([.B890];&quot;'&quot;;&quot;''&quot;);&quot;','&quot;;SUBSTITUTE([.C890];&quot;'&quot;;&quot;''&quot;);&quot;');&quot;)" office:value-type="string" office:string-value="insert into esglesia (id,nom,wikipedia) values (889,'Sant Urbà de Montsonís','Sant Urbà de Montsonís');" calcext:value-type="string">
            <text:p>insert into esglesia (id,nom,wikipedia) values (889,'Sant Urbà de Montsonís','Sant Urbà de Montsonís');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>Santa Cecília de Torreblanca</text:p>
          </table:table-cell>
          <table:table-cell/>
          <table:table-cell table:formula="of:=CONCATENATE(&quot;insert into esglesia (id,nom,wikipedia) values (&quot;;[.A891];&quot;,'&quot;;SUBSTITUTE([.B891];&quot;'&quot;;&quot;''&quot;);&quot;','&quot;;SUBSTITUTE([.C891];&quot;'&quot;;&quot;''&quot;);&quot;');&quot;)" office:value-type="string" office:string-value="insert into esglesia (id,nom,wikipedia) values (890,'Santa Cecília de Torreblanca','Santa Cecília de Torreblanca');" calcext:value-type="string">
            <text:p>insert into esglesia (id,nom,wikipedia) values (890,'Santa Cecília de Torreblanca','Santa Cecília de Torreblanca');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string" calcext:value-type="string">
            <text:p>Santa Maria d'Almatà</text:p>
          </table:table-cell>
          <table:table-cell/>
          <table:table-cell table:formula="of:=CONCATENATE(&quot;insert into esglesia (id,nom,wikipedia) values (&quot;;[.A892];&quot;,'&quot;;SUBSTITUTE([.B892];&quot;'&quot;;&quot;''&quot;);&quot;','&quot;;SUBSTITUTE([.C892];&quot;'&quot;;&quot;''&quot;);&quot;');&quot;)" office:value-type="string" office:string-value="insert into esglesia (id,nom,wikipedia) values (891,'Santa Maria d''Almatà','Santa Maria d''Almatà');" calcext:value-type="string">
            <text:p>insert into esglesia (id,nom,wikipedia) values (891,'Santa Maria d''Almatà','Santa Maria d''Almatà');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Santa Maria de la Maçana</text:p>
          </table:table-cell>
          <table:table-cell/>
          <table:table-cell table:formula="of:=CONCATENATE(&quot;insert into esglesia (id,nom,wikipedia) values (&quot;;[.A893];&quot;,'&quot;;SUBSTITUTE([.B893];&quot;'&quot;;&quot;''&quot;);&quot;','&quot;;SUBSTITUTE([.C893];&quot;'&quot;;&quot;''&quot;);&quot;');&quot;)" office:value-type="string" office:string-value="insert into esglesia (id,nom,wikipedia) values (892,'Santa Maria de la Maçana','Santa Maria de la Maçana');" calcext:value-type="string">
            <text:p>insert into esglesia (id,nom,wikipedia) values (892,'Santa Maria de la Maçana','Santa Maria de la Maçana');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string" calcext:value-type="string">
            <text:p>Santa Maria de les Franqueses</text:p>
          </table:table-cell>
          <table:table-cell/>
          <table:table-cell table:formula="of:=CONCATENATE(&quot;insert into esglesia (id,nom,wikipedia) values (&quot;;[.A894];&quot;,'&quot;;SUBSTITUTE([.B894];&quot;'&quot;;&quot;''&quot;);&quot;','&quot;;SUBSTITUTE([.C894];&quot;'&quot;;&quot;''&quot;);&quot;');&quot;)" office:value-type="string" office:string-value="insert into esglesia (id,nom,wikipedia) values (893,'Santa Maria de les Franqueses','Santa Maria de les Franqueses');" calcext:value-type="string">
            <text:p>insert into esglesia (id,nom,wikipedia) values (893,'Santa Maria de les Franqueses','Santa Maria de les Franqueses');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string" calcext:value-type="string">
            <text:p>Santa Maria de les Omedes</text:p>
          </table:table-cell>
          <table:table-cell/>
          <table:table-cell table:formula="of:=CONCATENATE(&quot;insert into esglesia (id,nom,wikipedia) values (&quot;;[.A895];&quot;,'&quot;;SUBSTITUTE([.B895];&quot;'&quot;;&quot;''&quot;);&quot;','&quot;;SUBSTITUTE([.C895];&quot;'&quot;;&quot;''&quot;);&quot;');&quot;)" office:value-type="string" office:string-value="insert into esglesia (id,nom,wikipedia) values (894,'Santa Maria de les Omedes','Santa Maria de les Omedes');" calcext:value-type="string">
            <text:p>insert into esglesia (id,nom,wikipedia) values (894,'Santa Maria de les Omedes','Santa Maria de les Omedes');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Santa Maria de Montessor</text:p>
          </table:table-cell>
          <table:table-cell/>
          <table:table-cell table:formula="of:=CONCATENATE(&quot;insert into esglesia (id,nom,wikipedia) values (&quot;;[.A896];&quot;,'&quot;;SUBSTITUTE([.B896];&quot;'&quot;;&quot;''&quot;);&quot;','&quot;;SUBSTITUTE([.C896];&quot;'&quot;;&quot;''&quot;);&quot;');&quot;)" office:value-type="string" office:string-value="insert into esglesia (id,nom,wikipedia) values (895,'Santa Maria de Montessor','Santa Maria de Montessor');" calcext:value-type="string">
            <text:p>insert into esglesia (id,nom,wikipedia) values (895,'Santa Maria de Montessor','Santa Maria de Montessor');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Santa Maria de Ribelles</text:p>
          </table:table-cell>
          <table:table-cell/>
          <table:table-cell table:formula="of:=CONCATENATE(&quot;insert into esglesia (id,nom,wikipedia) values (&quot;;[.A897];&quot;,'&quot;;SUBSTITUTE([.B897];&quot;'&quot;;&quot;''&quot;);&quot;','&quot;;SUBSTITUTE([.C897];&quot;'&quot;;&quot;''&quot;);&quot;');&quot;)" office:value-type="string" office:string-value="insert into esglesia (id,nom,wikipedia) values (896,'Santa Maria de Ribelles','Santa Maria de Ribelles');" calcext:value-type="string">
            <text:p>insert into esglesia (id,nom,wikipedia) values (896,'Santa Maria de Ribelles','Santa Maria de Ribelles');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string" calcext:value-type="string">
            <text:p>Santa Maria de Rúbies</text:p>
          </table:table-cell>
          <table:table-cell/>
          <table:table-cell table:formula="of:=CONCATENATE(&quot;insert into esglesia (id,nom,wikipedia) values (&quot;;[.A898];&quot;,'&quot;;SUBSTITUTE([.B898];&quot;'&quot;;&quot;''&quot;);&quot;','&quot;;SUBSTITUTE([.C898];&quot;'&quot;;&quot;''&quot;);&quot;');&quot;)" office:value-type="string" office:string-value="insert into esglesia (id,nom,wikipedia) values (897,'Santa Maria de Rúbies','Santa Maria de Rúbies');" calcext:value-type="string">
            <text:p>insert into esglesia (id,nom,wikipedia) values (897,'Santa Maria de Rúbies','Santa Maria de Rúbies');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string" calcext:value-type="string">
            <text:p>Santa Maria de Vallverd</text:p>
          </table:table-cell>
          <table:table-cell/>
          <table:table-cell table:formula="of:=CONCATENATE(&quot;insert into esglesia (id,nom,wikipedia) values (&quot;;[.A899];&quot;,'&quot;;SUBSTITUTE([.B899];&quot;'&quot;;&quot;''&quot;);&quot;','&quot;;SUBSTITUTE([.C899];&quot;'&quot;;&quot;''&quot;);&quot;');&quot;)" office:value-type="string" office:string-value="insert into esglesia (id,nom,wikipedia) values (898,'Santa Maria de Vallverd','Santa Maria de Vallverd');" calcext:value-type="string">
            <text:p>insert into esglesia (id,nom,wikipedia) values (898,'Santa Maria de Vallverd','Santa Maria de Vallverd');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Santa Maria de Vilamajor</text:p>
          </table:table-cell>
          <table:table-cell/>
          <table:table-cell table:formula="of:=CONCATENATE(&quot;insert into esglesia (id,nom,wikipedia) values (&quot;;[.A900];&quot;,'&quot;;SUBSTITUTE([.B900];&quot;'&quot;;&quot;''&quot;);&quot;','&quot;;SUBSTITUTE([.C900];&quot;'&quot;;&quot;''&quot;);&quot;');&quot;)" office:value-type="string" office:string-value="insert into esglesia (id,nom,wikipedia) values (899,'Santa Maria de Vilamajor','Santa Maria de Vilamajor');" calcext:value-type="string">
            <text:p>insert into esglesia (id,nom,wikipedia) values (899,'Santa Maria de Vilamajor','Santa Maria de Vilamajor');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Santa Maria del Castell de Cubells</text:p>
          </table:table-cell>
          <table:table-cell/>
          <table:table-cell table:formula="of:=CONCATENATE(&quot;insert into esglesia (id,nom,wikipedia) values (&quot;;[.A901];&quot;,'&quot;;SUBSTITUTE([.B901];&quot;'&quot;;&quot;''&quot;);&quot;','&quot;;SUBSTITUTE([.C901];&quot;'&quot;;&quot;''&quot;);&quot;');&quot;)" office:value-type="string" office:string-value="insert into esglesia (id,nom,wikipedia) values (900,'Santa Maria del Castell de Cubells','Santa Maria del Castell de Cubells');" calcext:value-type="string">
            <text:p>insert into esglesia (id,nom,wikipedia) values (900,'Santa Maria del Castell de Cubells','Santa Maria del Castell de Cubells');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Mare de Déu de la Vedrenya</text:p>
          </table:table-cell>
          <table:table-cell/>
          <table:table-cell table:formula="of:=CONCATENATE(&quot;insert into esglesia (id,nom,wikipedia) values (&quot;;[.A902];&quot;,'&quot;;SUBSTITUTE([.B902];&quot;'&quot;;&quot;''&quot;);&quot;','&quot;;SUBSTITUTE([.C902];&quot;'&quot;;&quot;''&quot;);&quot;');&quot;)" office:value-type="string" office:string-value="insert into esglesia (id,nom,wikipedia) values (901,'Mare de Déu de la Vedrenya','Mare de Déu de la Vedrenya');" calcext:value-type="string">
            <text:p>insert into esglesia (id,nom,wikipedia) values (901,'Mare de Déu de la Vedrenya','Mare de Déu de la Vedrenya');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Sant Climent de Vilves</text:p>
          </table:table-cell>
          <table:table-cell/>
          <table:table-cell table:formula="of:=CONCATENATE(&quot;insert into esglesia (id,nom,wikipedia) values (&quot;;[.A903];&quot;,'&quot;;SUBSTITUTE([.B903];&quot;'&quot;;&quot;''&quot;);&quot;','&quot;;SUBSTITUTE([.C903];&quot;'&quot;;&quot;''&quot;);&quot;');&quot;)" office:value-type="string" office:string-value="insert into esglesia (id,nom,wikipedia) values (902,'Sant Climent de Vilves','Sant Climent de Vilves');" calcext:value-type="string">
            <text:p>insert into esglesia (id,nom,wikipedia) values (902,'Sant Climent de Vilves','Sant Climent de Vilves');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Sant Esteve de Peracolls</text:p>
          </table:table-cell>
          <table:table-cell/>
          <table:table-cell table:formula="of:=CONCATENATE(&quot;insert into esglesia (id,nom,wikipedia) values (&quot;;[.A904];&quot;,'&quot;;SUBSTITUTE([.B904];&quot;'&quot;;&quot;''&quot;);&quot;','&quot;;SUBSTITUTE([.C904];&quot;'&quot;;&quot;''&quot;);&quot;');&quot;)" office:value-type="string" office:string-value="insert into esglesia (id,nom,wikipedia) values (903,'Sant Esteve de Peracolls','Sant Esteve de Peracolls');" calcext:value-type="string">
            <text:p>insert into esglesia (id,nom,wikipedia) values (903,'Sant Esteve de Peracolls','Sant Esteve de Peracolls');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>Sant Marc de Batlliu</text:p>
          </table:table-cell>
          <table:table-cell/>
          <table:table-cell table:formula="of:=CONCATENATE(&quot;insert into esglesia (id,nom,wikipedia) values (&quot;;[.A905];&quot;,'&quot;;SUBSTITUTE([.B905];&quot;'&quot;;&quot;''&quot;);&quot;','&quot;;SUBSTITUTE([.C905];&quot;'&quot;;&quot;''&quot;);&quot;');&quot;)" office:value-type="string" office:string-value="insert into esglesia (id,nom,wikipedia) values (904,'Sant Marc de Batlliu','Sant Marc de Batlliu');" calcext:value-type="string">
            <text:p>insert into esglesia (id,nom,wikipedia) values (904,'Sant Marc de Batlliu','Sant Marc de Batlliu');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string" calcext:value-type="string">
            <text:p>Sant Martí de Collfred</text:p>
          </table:table-cell>
          <table:table-cell/>
          <table:table-cell table:formula="of:=CONCATENATE(&quot;insert into esglesia (id,nom,wikipedia) values (&quot;;[.A906];&quot;,'&quot;;SUBSTITUTE([.B906];&quot;'&quot;;&quot;''&quot;);&quot;','&quot;;SUBSTITUTE([.C906];&quot;'&quot;;&quot;''&quot;);&quot;');&quot;)" office:value-type="string" office:string-value="insert into esglesia (id,nom,wikipedia) values (905,'Sant Martí de Collfred','Sant Martí de Collfred');" calcext:value-type="string">
            <text:p>insert into esglesia (id,nom,wikipedia) values (905,'Sant Martí de Collfred','Sant Martí de Collfred');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string" calcext:value-type="string">
            <text:p>Sant Romà de Comiols</text:p>
          </table:table-cell>
          <table:table-cell/>
          <table:table-cell table:formula="of:=CONCATENATE(&quot;insert into esglesia (id,nom,wikipedia) values (&quot;;[.A907];&quot;,'&quot;;SUBSTITUTE([.B907];&quot;'&quot;;&quot;''&quot;);&quot;','&quot;;SUBSTITUTE([.C907];&quot;'&quot;;&quot;''&quot;);&quot;');&quot;)" office:value-type="string" office:string-value="insert into esglesia (id,nom,wikipedia) values (906,'Sant Romà de Comiols','Sant Romà de Comiols');" calcext:value-type="string">
            <text:p>insert into esglesia (id,nom,wikipedia) values (906,'Sant Romà de Comiols','Sant Romà de Comiols');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string" calcext:value-type="string">
            <text:p>Sant Serni de Vall-llebrerola</text:p>
          </table:table-cell>
          <table:table-cell/>
          <table:table-cell table:formula="of:=CONCATENATE(&quot;insert into esglesia (id,nom,wikipedia) values (&quot;;[.A908];&quot;,'&quot;;SUBSTITUTE([.B908];&quot;'&quot;;&quot;''&quot;);&quot;','&quot;;SUBSTITUTE([.C908];&quot;'&quot;;&quot;''&quot;);&quot;');&quot;)" office:value-type="string" office:string-value="insert into esglesia (id,nom,wikipedia) values (907,'Sant Serni de Vall-llebrerola','Sant Serni de Vall-llebrerola');" calcext:value-type="string">
            <text:p>insert into esglesia (id,nom,wikipedia) values (907,'Sant Serni de Vall-llebrerola','Sant Serni de Vall-llebrerola');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Santa Maria de Baldomar</text:p>
          </table:table-cell>
          <table:table-cell/>
          <table:table-cell table:formula="of:=CONCATENATE(&quot;insert into esglesia (id,nom,wikipedia) values (&quot;;[.A909];&quot;,'&quot;;SUBSTITUTE([.B909];&quot;'&quot;;&quot;''&quot;);&quot;','&quot;;SUBSTITUTE([.C909];&quot;'&quot;;&quot;''&quot;);&quot;');&quot;)" office:value-type="string" office:string-value="insert into esglesia (id,nom,wikipedia) values (908,'Santa Maria de Baldomar','Santa Maria de Baldomar');" calcext:value-type="string">
            <text:p>insert into esglesia (id,nom,wikipedia) values (908,'Santa Maria de Baldomar','Santa Maria de Baldomar');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Santa Maria de Seró</text:p>
          </table:table-cell>
          <table:table-cell/>
          <table:table-cell table:formula="of:=CONCATENATE(&quot;insert into esglesia (id,nom,wikipedia) values (&quot;;[.A910];&quot;,'&quot;;SUBSTITUTE([.B910];&quot;'&quot;;&quot;''&quot;);&quot;','&quot;;SUBSTITUTE([.C910];&quot;'&quot;;&quot;''&quot;);&quot;');&quot;)" office:value-type="string" office:string-value="insert into esglesia (id,nom,wikipedia) values (909,'Santa Maria de Seró','Santa Maria de Seró');" calcext:value-type="string">
            <text:p>insert into esglesia (id,nom,wikipedia) values (909,'Santa Maria de Seró','Santa Maria de Seró');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>Santa Maria de Vernet</text:p>
          </table:table-cell>
          <table:table-cell/>
          <table:table-cell table:formula="of:=CONCATENATE(&quot;insert into esglesia (id,nom,wikipedia) values (&quot;;[.A911];&quot;,'&quot;;SUBSTITUTE([.B911];&quot;'&quot;;&quot;''&quot;);&quot;','&quot;;SUBSTITUTE([.C911];&quot;'&quot;;&quot;''&quot;);&quot;');&quot;)" office:value-type="string" office:string-value="insert into esglesia (id,nom,wikipedia) values (910,'Santa Maria de Vernet','Santa Maria de Vernet');" calcext:value-type="string">
            <text:p>insert into esglesia (id,nom,wikipedia) values (910,'Santa Maria de Vernet','Santa Maria de Vernet');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Sant Miquel de Santa Linya</text:p>
          </table:table-cell>
          <table:table-cell/>
          <table:table-cell table:formula="of:=CONCATENATE(&quot;insert into esglesia (id,nom,wikipedia) values (&quot;;[.A912];&quot;,'&quot;;SUBSTITUTE([.B912];&quot;'&quot;;&quot;''&quot;);&quot;','&quot;;SUBSTITUTE([.C912];&quot;'&quot;;&quot;''&quot;);&quot;');&quot;)" office:value-type="string" office:string-value="insert into esglesia (id,nom,wikipedia) values (911,'Sant Miquel de Santa Linya','Sant Miquel de Santa Linya');" calcext:value-type="string">
            <text:p>insert into esglesia (id,nom,wikipedia) values (911,'Sant Miquel de Santa Linya','Sant Miquel de Santa Linya');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Sant Miquel de Tartareu</text:p>
          </table:table-cell>
          <table:table-cell/>
          <table:table-cell table:formula="of:=CONCATENATE(&quot;insert into esglesia (id,nom,wikipedia) values (&quot;;[.A913];&quot;,'&quot;;SUBSTITUTE([.B913];&quot;'&quot;;&quot;''&quot;);&quot;','&quot;;SUBSTITUTE([.C913];&quot;'&quot;;&quot;''&quot;);&quot;');&quot;)" office:value-type="string" office:string-value="insert into esglesia (id,nom,wikipedia) values (912,'Sant Miquel de Tartareu','Sant Miquel de Tartareu');" calcext:value-type="string">
            <text:p>insert into esglesia (id,nom,wikipedia) values (912,'Sant Miquel de Tartareu','Sant Miquel de Tartareu');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string" calcext:value-type="string">
            <text:p>Sant Miquel de Vilanova de la Sal</text:p>
          </table:table-cell>
          <table:table-cell/>
          <table:table-cell table:formula="of:=CONCATENATE(&quot;insert into esglesia (id,nom,wikipedia) values (&quot;;[.A914];&quot;,'&quot;;SUBSTITUTE([.B914];&quot;'&quot;;&quot;''&quot;);&quot;','&quot;;SUBSTITUTE([.C914];&quot;'&quot;;&quot;''&quot;);&quot;');&quot;)" office:value-type="string" office:string-value="insert into esglesia (id,nom,wikipedia) values (913,'Sant Miquel de Vilanova de la Sal','Sant Miquel de Vilanova de la Sal');" calcext:value-type="string">
            <text:p>insert into esglesia (id,nom,wikipedia) values (913,'Sant Miquel de Vilanova de la Sal','Sant Miquel de Vilanova de la Sal');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>Sant Pere de Queralt</text:p>
          </table:table-cell>
          <table:table-cell/>
          <table:table-cell table:formula="of:=CONCATENATE(&quot;insert into esglesia (id,nom,wikipedia) values (&quot;;[.A915];&quot;,'&quot;;SUBSTITUTE([.B915];&quot;'&quot;;&quot;''&quot;);&quot;','&quot;;SUBSTITUTE([.C915];&quot;'&quot;;&quot;''&quot;);&quot;');&quot;)" office:value-type="string" office:string-value="insert into esglesia (id,nom,wikipedia) values (914,'Sant Pere de Queralt','Sant Pere de Queralt');" calcext:value-type="string">
            <text:p>insert into esglesia (id,nom,wikipedia) values (914,'Sant Pere de Queralt','Sant Pere de Queralt');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string" calcext:value-type="string">
            <text:p>Sant Salvador de Santa Linya</text:p>
          </table:table-cell>
          <table:table-cell/>
          <table:table-cell table:formula="of:=CONCATENATE(&quot;insert into esglesia (id,nom,wikipedia) values (&quot;;[.A916];&quot;,'&quot;;SUBSTITUTE([.B916];&quot;'&quot;;&quot;''&quot;);&quot;','&quot;;SUBSTITUTE([.C916];&quot;'&quot;;&quot;''&quot;);&quot;');&quot;)" office:value-type="string" office:string-value="insert into esglesia (id,nom,wikipedia) values (915,'Sant Salvador de Santa Linya','Sant Salvador de Santa Linya');" calcext:value-type="string">
            <text:p>insert into esglesia (id,nom,wikipedia) values (915,'Sant Salvador de Santa Linya','Sant Salvador de Santa Linya');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Sant Urbà de Montclús</text:p>
          </table:table-cell>
          <table:table-cell/>
          <table:table-cell table:formula="of:=CONCATENATE(&quot;insert into esglesia (id,nom,wikipedia) values (&quot;;[.A917];&quot;,'&quot;;SUBSTITUTE([.B917];&quot;'&quot;;&quot;''&quot;);&quot;','&quot;;SUBSTITUTE([.C917];&quot;'&quot;;&quot;''&quot;);&quot;');&quot;)" office:value-type="string" office:string-value="insert into esglesia (id,nom,wikipedia) values (916,'Sant Urbà de Montclús','Sant Urbà de Montclús');" calcext:value-type="string">
            <text:p>insert into esglesia (id,nom,wikipedia) values (916,'Sant Urbà de Montclús','Sant Urbà de Montclús');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string" calcext:value-type="string">
            <text:p>Santa Maria de les Avellanes</text:p>
          </table:table-cell>
          <table:table-cell/>
          <table:table-cell table:formula="of:=CONCATENATE(&quot;insert into esglesia (id,nom,wikipedia) values (&quot;;[.A918];&quot;,'&quot;;SUBSTITUTE([.B918];&quot;'&quot;;&quot;''&quot;);&quot;','&quot;;SUBSTITUTE([.C918];&quot;'&quot;;&quot;''&quot;);&quot;');&quot;)" office:value-type="string" office:string-value="insert into esglesia (id,nom,wikipedia) values (917,'Santa Maria de les Avellanes','Santa Maria de les Avellanes');" calcext:value-type="string">
            <text:p>insert into esglesia (id,nom,wikipedia) values (917,'Santa Maria de les Avellanes','Santa Maria de les Avellanes');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string" calcext:value-type="string">
            <text:p>Santa Maria de Santa Linya</text:p>
          </table:table-cell>
          <table:table-cell/>
          <table:table-cell table:formula="of:=CONCATENATE(&quot;insert into esglesia (id,nom,wikipedia) values (&quot;;[.A919];&quot;,'&quot;;SUBSTITUTE([.B919];&quot;'&quot;;&quot;''&quot;);&quot;','&quot;;SUBSTITUTE([.C919];&quot;'&quot;;&quot;''&quot;);&quot;');&quot;)" office:value-type="string" office:string-value="insert into esglesia (id,nom,wikipedia) values (918,'Santa Maria de Santa Linya','Santa Maria de Santa Linya');" calcext:value-type="string">
            <text:p>insert into esglesia (id,nom,wikipedia) values (918,'Santa Maria de Santa Linya','Santa Maria de Santa Linya');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Santa Maria de Tartareu</text:p>
          </table:table-cell>
          <table:table-cell/>
          <table:table-cell table:formula="of:=CONCATENATE(&quot;insert into esglesia (id,nom,wikipedia) values (&quot;;[.A920];&quot;,'&quot;;SUBSTITUTE([.B920];&quot;'&quot;;&quot;''&quot;);&quot;','&quot;;SUBSTITUTE([.C920];&quot;'&quot;;&quot;''&quot;);&quot;');&quot;)" office:value-type="string" office:string-value="insert into esglesia (id,nom,wikipedia) values (919,'Santa Maria de Tartareu','Santa Maria de Tartareu');" calcext:value-type="string">
            <text:p>insert into esglesia (id,nom,wikipedia) values (919,'Santa Maria de Tartareu','Santa Maria de Tartareu');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Sant Andreu del Puig de Rialb</text:p>
          </table:table-cell>
          <table:table-cell/>
          <table:table-cell table:formula="of:=CONCATENATE(&quot;insert into esglesia (id,nom,wikipedia) values (&quot;;[.A921];&quot;,'&quot;;SUBSTITUTE([.B921];&quot;'&quot;;&quot;''&quot;);&quot;','&quot;;SUBSTITUTE([.C921];&quot;'&quot;;&quot;''&quot;);&quot;');&quot;)" office:value-type="string" office:string-value="insert into esglesia (id,nom,wikipedia) values (920,'Sant Andreu del Puig de Rialb','Sant Andreu del Puig de Rialb');" calcext:value-type="string">
            <text:p>insert into esglesia (id,nom,wikipedia) values (920,'Sant Andreu del Puig de Rialb','Sant Andreu del Puig de Rialb');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>Santa Anna de la Fabregada</text:p>
          </table:table-cell>
          <table:table-cell/>
          <table:table-cell table:formula="of:=CONCATENATE(&quot;insert into esglesia (id,nom,wikipedia) values (&quot;;[.A922];&quot;,'&quot;;SUBSTITUTE([.B922];&quot;'&quot;;&quot;''&quot;);&quot;','&quot;;SUBSTITUTE([.C922];&quot;'&quot;;&quot;''&quot;);&quot;');&quot;)" office:value-type="string" office:string-value="insert into esglesia (id,nom,wikipedia) values (921,'Santa Anna de la Fabregada','Santa Anna de la Fabregada');" calcext:value-type="string">
            <text:p>insert into esglesia (id,nom,wikipedia) values (921,'Santa Anna de la Fabregada','Santa Anna de la Fabregada');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>Sant Esteve de Pallerols de Rialb</text:p>
          </table:table-cell>
          <table:table-cell/>
          <table:table-cell table:formula="of:=CONCATENATE(&quot;insert into esglesia (id,nom,wikipedia) values (&quot;;[.A923];&quot;,'&quot;;SUBSTITUTE([.B923];&quot;'&quot;;&quot;''&quot;);&quot;','&quot;;SUBSTITUTE([.C923];&quot;'&quot;;&quot;''&quot;);&quot;');&quot;)" office:value-type="string" office:string-value="insert into esglesia (id,nom,wikipedia) values (922,'Sant Esteve de Pallerols de Rialb','Sant Esteve de Pallerols de Rialb');" calcext:value-type="string">
            <text:p>insert into esglesia (id,nom,wikipedia) values (922,'Sant Esteve de Pallerols de Rialb','Sant Esteve de Pallerols de Rialb');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>Santa Eulàlia de Pomanyons</text:p>
          </table:table-cell>
          <table:table-cell/>
          <table:table-cell table:formula="of:=CONCATENATE(&quot;insert into esglesia (id,nom,wikipedia) values (&quot;;[.A924];&quot;,'&quot;;SUBSTITUTE([.B924];&quot;'&quot;;&quot;''&quot;);&quot;','&quot;;SUBSTITUTE([.C924];&quot;'&quot;;&quot;''&quot;);&quot;');&quot;)" office:value-type="string" office:string-value="insert into esglesia (id,nom,wikipedia) values (923,'Santa Eulàlia de Pomanyons','Santa Eulàlia de Pomanyons');" calcext:value-type="string">
            <text:p>insert into esglesia (id,nom,wikipedia) values (923,'Santa Eulàlia de Pomanyons','Santa Eulàlia de Pomanyons');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>Sant Girvés de la Torre de Rialb</text:p>
          </table:table-cell>
          <table:table-cell/>
          <table:table-cell table:formula="of:=CONCATENATE(&quot;insert into esglesia (id,nom,wikipedia) values (&quot;;[.A925];&quot;,'&quot;;SUBSTITUTE([.B925];&quot;'&quot;;&quot;''&quot;);&quot;','&quot;;SUBSTITUTE([.C925];&quot;'&quot;;&quot;''&quot;);&quot;');&quot;)" office:value-type="string" office:string-value="insert into esglesia (id,nom,wikipedia) values (924,'Sant Girvés de la Torre de Rialb','Sant Girvés de la Torre de Rialb');" calcext:value-type="string">
            <text:p>insert into esglesia (id,nom,wikipedia) values (924,'Sant Girvés de la Torre de Rialb','Sant Girvés de la Torre de Rialb');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>Monestir de Santa Maria de Gualter</text:p>
          </table:table-cell>
          <table:table-cell/>
          <table:table-cell table:formula="of:=CONCATENATE(&quot;insert into esglesia (id,nom,wikipedia) values (&quot;;[.A926];&quot;,'&quot;;SUBSTITUTE([.B926];&quot;'&quot;;&quot;''&quot;);&quot;','&quot;;SUBSTITUTE([.C926];&quot;'&quot;;&quot;''&quot;);&quot;');&quot;)" office:value-type="string" office:string-value="insert into esglesia (id,nom,wikipedia) values (925,'Monestir de Santa Maria de Gualter','Monestir de Santa Maria de Gualter');" calcext:value-type="string">
            <text:p>insert into esglesia (id,nom,wikipedia) values (925,'Monestir de Santa Maria de Gualter','Monestir de Santa Maria de Gualter');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string" calcext:value-type="string">
            <text:p>Sant Iscle i Santa Victòria de la Torre de Rialb</text:p>
          </table:table-cell>
          <table:table-cell/>
          <table:table-cell table:formula="of:=CONCATENATE(&quot;insert into esglesia (id,nom,wikipedia) values (&quot;;[.A927];&quot;,'&quot;;SUBSTITUTE([.B927];&quot;'&quot;;&quot;''&quot;);&quot;','&quot;;SUBSTITUTE([.C927];&quot;'&quot;;&quot;''&quot;);&quot;');&quot;)" office:value-type="string" office:string-value="insert into esglesia (id,nom,wikipedia) values (926,'Sant Iscle i Santa Victòria de la Torre de Rialb','Sant Iscle i Santa Victòria de la Torre de Rialb');" calcext:value-type="string">
            <text:p>insert into esglesia (id,nom,wikipedia) values (926,'Sant Iscle i Santa Victòria de la Torre de Rialb','Sant Iscle i Santa Victòria de la Torre de Rialb');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Sant Jaume de Sant Cristòfol</text:p>
          </table:table-cell>
          <table:table-cell/>
          <table:table-cell table:formula="of:=CONCATENATE(&quot;insert into esglesia (id,nom,wikipedia) values (&quot;;[.A928];&quot;,'&quot;;SUBSTITUTE([.B928];&quot;'&quot;;&quot;''&quot;);&quot;','&quot;;SUBSTITUTE([.C928];&quot;'&quot;;&quot;''&quot;);&quot;');&quot;)" office:value-type="string" office:string-value="insert into esglesia (id,nom,wikipedia) values (927,'Sant Jaume de Sant Cristòfol','Sant Jaume de Sant Cristòfol');" calcext:value-type="string">
            <text:p>insert into esglesia (id,nom,wikipedia) values (927,'Sant Jaume de Sant Cristòfol','Sant Jaume de Sant Cristòfol');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Sant Marc de Pallerols</text:p>
          </table:table-cell>
          <table:table-cell/>
          <table:table-cell table:formula="of:=CONCATENATE(&quot;insert into esglesia (id,nom,wikipedia) values (&quot;;[.A929];&quot;,'&quot;;SUBSTITUTE([.B929];&quot;'&quot;;&quot;''&quot;);&quot;','&quot;;SUBSTITUTE([.C929];&quot;'&quot;;&quot;''&quot;);&quot;');&quot;)" office:value-type="string" office:string-value="insert into esglesia (id,nom,wikipedia) values (928,'Sant Marc de Pallerols','Sant Marc de Pallerols');" calcext:value-type="string">
            <text:p>insert into esglesia (id,nom,wikipedia) values (928,'Sant Marc de Pallerols','Sant Marc de Pallerols');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string" calcext:value-type="string">
            <text:p>Santa Maria de Palau de Rialb</text:p>
          </table:table-cell>
          <table:table-cell/>
          <table:table-cell table:formula="of:=CONCATENATE(&quot;insert into esglesia (id,nom,wikipedia) values (&quot;;[.A930];&quot;,'&quot;;SUBSTITUTE([.B930];&quot;'&quot;;&quot;''&quot;);&quot;','&quot;;SUBSTITUTE([.C930];&quot;'&quot;;&quot;''&quot;);&quot;');&quot;)" office:value-type="string" office:string-value="insert into esglesia (id,nom,wikipedia) values (929,'Santa Maria de Palau de Rialb','Santa Maria de Palau de Rialb');" calcext:value-type="string">
            <text:p>insert into esglesia (id,nom,wikipedia) values (929,'Santa Maria de Palau de Rialb','Santa Maria de Palau de Rialb');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string" calcext:value-type="string">
            <text:p>Santa Maria de Ramoneda</text:p>
          </table:table-cell>
          <table:table-cell/>
          <table:table-cell table:formula="of:=CONCATENATE(&quot;insert into esglesia (id,nom,wikipedia) values (&quot;;[.A931];&quot;,'&quot;;SUBSTITUTE([.B931];&quot;'&quot;;&quot;''&quot;);&quot;','&quot;;SUBSTITUTE([.C931];&quot;'&quot;;&quot;''&quot;);&quot;');&quot;)" office:value-type="string" office:string-value="insert into esglesia (id,nom,wikipedia) values (930,'Santa Maria de Ramoneda','Santa Maria de Ramoneda');" calcext:value-type="string">
            <text:p>insert into esglesia (id,nom,wikipedia) values (930,'Santa Maria de Ramoneda','Santa Maria de Ramoneda');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Santa Maria del castell de Salinoves</text:p>
          </table:table-cell>
          <table:table-cell/>
          <table:table-cell table:formula="of:=CONCATENATE(&quot;insert into esglesia (id,nom,wikipedia) values (&quot;;[.A932];&quot;,'&quot;;SUBSTITUTE([.B932];&quot;'&quot;;&quot;''&quot;);&quot;','&quot;;SUBSTITUTE([.C932];&quot;'&quot;;&quot;''&quot;);&quot;');&quot;)" office:value-type="string" office:string-value="insert into esglesia (id,nom,wikipedia) values (931,'Santa Maria del castell de Salinoves','Santa Maria del castell de Salinoves');" calcext:value-type="string">
            <text:p>insert into esglesia (id,nom,wikipedia) values (931,'Santa Maria del castell de Salinoves','Santa Maria del castell de Salinoves');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string" calcext:value-type="string">
            <text:p>Sant Martí de Terrassola</text:p>
          </table:table-cell>
          <table:table-cell/>
          <table:table-cell table:formula="of:=CONCATENATE(&quot;insert into esglesia (id,nom,wikipedia) values (&quot;;[.A933];&quot;,'&quot;;SUBSTITUTE([.B933];&quot;'&quot;;&quot;''&quot;);&quot;','&quot;;SUBSTITUTE([.C933];&quot;'&quot;;&quot;''&quot;);&quot;');&quot;)" office:value-type="string" office:string-value="insert into esglesia (id,nom,wikipedia) values (932,'Sant Martí de Terrassola','Sant Martí de Terrassola');" calcext:value-type="string">
            <text:p>insert into esglesia (id,nom,wikipedia) values (932,'Sant Martí de Terrassola','Sant Martí de Terrassola');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string" calcext:value-type="string">
            <text:p>Sant Miquel de Vilaplana</text:p>
          </table:table-cell>
          <table:table-cell/>
          <table:table-cell table:formula="of:=CONCATENATE(&quot;insert into esglesia (id,nom,wikipedia) values (&quot;;[.A934];&quot;,'&quot;;SUBSTITUTE([.B934];&quot;'&quot;;&quot;''&quot;);&quot;','&quot;;SUBSTITUTE([.C934];&quot;'&quot;;&quot;''&quot;);&quot;');&quot;)" office:value-type="string" office:string-value="insert into esglesia (id,nom,wikipedia) values (933,'Sant Miquel de Vilaplana','Sant Miquel de Vilaplana');" calcext:value-type="string">
            <text:p>insert into esglesia (id,nom,wikipedia) values (933,'Sant Miquel de Vilaplana','Sant Miquel de Vilaplana');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Sant Miquel del mas Palou</text:p>
          </table:table-cell>
          <table:table-cell/>
          <table:table-cell table:formula="of:=CONCATENATE(&quot;insert into esglesia (id,nom,wikipedia) values (&quot;;[.A935];&quot;,'&quot;;SUBSTITUTE([.B935];&quot;'&quot;;&quot;''&quot;);&quot;','&quot;;SUBSTITUTE([.C935];&quot;'&quot;;&quot;''&quot;);&quot;');&quot;)" office:value-type="string" office:string-value="insert into esglesia (id,nom,wikipedia) values (934,'Sant Miquel del mas Palou','Sant Miquel del mas Palou');" calcext:value-type="string">
            <text:p>insert into esglesia (id,nom,wikipedia) values (934,'Sant Miquel del mas Palou','Sant Miquel del mas Palou');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Sant Pere de la Donzell</text:p>
          </table:table-cell>
          <table:table-cell/>
          <table:table-cell table:formula="of:=CONCATENATE(&quot;insert into esglesia (id,nom,wikipedia) values (&quot;;[.A936];&quot;,'&quot;;SUBSTITUTE([.B936];&quot;'&quot;;&quot;''&quot;);&quot;','&quot;;SUBSTITUTE([.C936];&quot;'&quot;;&quot;''&quot;);&quot;');&quot;)" office:value-type="string" office:string-value="insert into esglesia (id,nom,wikipedia) values (935,'Sant Pere de la Donzell','Sant Pere de la Donzell');" calcext:value-type="string">
            <text:p>insert into esglesia (id,nom,wikipedia) values (935,'Sant Pere de la Donzell','Sant Pere de la Donzell');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string" calcext:value-type="string">
            <text:p>Sant Pere de Vilamonera</text:p>
          </table:table-cell>
          <table:table-cell/>
          <table:table-cell table:formula="of:=CONCATENATE(&quot;insert into esglesia (id,nom,wikipedia) values (&quot;;[.A937];&quot;,'&quot;;SUBSTITUTE([.B937];&quot;'&quot;;&quot;''&quot;);&quot;','&quot;;SUBSTITUTE([.C937];&quot;'&quot;;&quot;''&quot;);&quot;');&quot;)" office:value-type="string" office:string-value="insert into esglesia (id,nom,wikipedia) values (936,'Sant Pere de Vilamonera','Sant Pere de Vilamonera');" calcext:value-type="string">
            <text:p>insert into esglesia (id,nom,wikipedia) values (936,'Sant Pere de Vilamonera','Sant Pere de Vilamonera');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string" calcext:value-type="string">
            <text:p>Sant Pere del Soler</text:p>
          </table:table-cell>
          <table:table-cell/>
          <table:table-cell table:formula="of:=CONCATENATE(&quot;insert into esglesia (id,nom,wikipedia) values (&quot;;[.A938];&quot;,'&quot;;SUBSTITUTE([.B938];&quot;'&quot;;&quot;''&quot;);&quot;','&quot;;SUBSTITUTE([.C938];&quot;'&quot;;&quot;''&quot;);&quot;');&quot;)" office:value-type="string" office:string-value="insert into esglesia (id,nom,wikipedia) values (937,'Sant Pere del Soler','Sant Pere del Soler');" calcext:value-type="string">
            <text:p>insert into esglesia (id,nom,wikipedia) values (937,'Sant Pere del Soler','Sant Pere del Soler');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Sant Ponç de Martimà</text:p>
          </table:table-cell>
          <table:table-cell/>
          <table:table-cell table:formula="of:=CONCATENATE(&quot;insert into esglesia (id,nom,wikipedia) values (&quot;;[.A939];&quot;,'&quot;;SUBSTITUTE([.B939];&quot;'&quot;;&quot;''&quot;);&quot;','&quot;;SUBSTITUTE([.C939];&quot;'&quot;;&quot;''&quot;);&quot;');&quot;)" office:value-type="string" office:string-value="insert into esglesia (id,nom,wikipedia) values (938,'Sant Ponç de Martimà','Sant Ponç de Martimà');" calcext:value-type="string">
            <text:p>insert into esglesia (id,nom,wikipedia) values (938,'Sant Ponç de Martimà','Sant Ponç de Martimà');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string" calcext:value-type="string">
            <text:p>Sant Salvador del mas Barrat</text:p>
          </table:table-cell>
          <table:table-cell/>
          <table:table-cell table:formula="of:=CONCATENATE(&quot;insert into esglesia (id,nom,wikipedia) values (&quot;;[.A940];&quot;,'&quot;;SUBSTITUTE([.B940];&quot;'&quot;;&quot;''&quot;);&quot;','&quot;;SUBSTITUTE([.C940];&quot;'&quot;;&quot;''&quot;);&quot;');&quot;)" office:value-type="string" office:string-value="insert into esglesia (id,nom,wikipedia) values (939,'Sant Salvador del mas Barrat','Sant Salvador del mas Barrat');" calcext:value-type="string">
            <text:p>insert into esglesia (id,nom,wikipedia) values (939,'Sant Salvador del mas Barrat','Sant Salvador del mas Barrat');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>Sant Sebastià de Cerdanyès</text:p>
          </table:table-cell>
          <table:table-cell/>
          <table:table-cell table:formula="of:=CONCATENATE(&quot;insert into esglesia (id,nom,wikipedia) values (&quot;;[.A941];&quot;,'&quot;;SUBSTITUTE([.B941];&quot;'&quot;;&quot;''&quot;);&quot;','&quot;;SUBSTITUTE([.C941];&quot;'&quot;;&quot;''&quot;);&quot;');&quot;)" office:value-type="string" office:string-value="insert into esglesia (id,nom,wikipedia) values (940,'Sant Sebastià de Cerdanyès','Sant Sebastià de Cerdanyès');" calcext:value-type="string">
            <text:p>insert into esglesia (id,nom,wikipedia) values (940,'Sant Sebastià de Cerdanyès','Sant Sebastià de Cerdanyès');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Sant Serni de Bellfort</text:p>
          </table:table-cell>
          <table:table-cell/>
          <table:table-cell table:formula="of:=CONCATENATE(&quot;insert into esglesia (id,nom,wikipedia) values (&quot;;[.A942];&quot;,'&quot;;SUBSTITUTE([.B942];&quot;'&quot;;&quot;''&quot;);&quot;','&quot;;SUBSTITUTE([.C942];&quot;'&quot;;&quot;''&quot;);&quot;');&quot;)" office:value-type="string" office:string-value="insert into esglesia (id,nom,wikipedia) values (941,'Sant Serni de Bellfort','Sant Serni de Bellfort');" calcext:value-type="string">
            <text:p>insert into esglesia (id,nom,wikipedia) values (941,'Sant Serni de Bellfort','Sant Serni de Bellfort');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string" calcext:value-type="string">
            <text:p>Sant Vicenç de les Cases de Rialb</text:p>
          </table:table-cell>
          <table:table-cell/>
          <table:table-cell table:formula="of:=CONCATENATE(&quot;insert into esglesia (id,nom,wikipedia) values (&quot;;[.A943];&quot;,'&quot;;SUBSTITUTE([.B943];&quot;'&quot;;&quot;''&quot;);&quot;','&quot;;SUBSTITUTE([.C943];&quot;'&quot;;&quot;''&quot;);&quot;');&quot;)" office:value-type="string" office:string-value="insert into esglesia (id,nom,wikipedia) values (942,'Sant Vicenç de les Cases de Rialb','Sant Vicenç de les Cases de Rialb');" calcext:value-type="string">
            <text:p>insert into esglesia (id,nom,wikipedia) values (942,'Sant Vicenç de les Cases de Rialb','Sant Vicenç de les Cases de Rialb');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Sant Sebastià del Gos</text:p>
          </table:table-cell>
          <table:table-cell/>
          <table:table-cell table:formula="of:=CONCATENATE(&quot;insert into esglesia (id,nom,wikipedia) values (&quot;;[.A944];&quot;,'&quot;;SUBSTITUTE([.B944];&quot;'&quot;;&quot;''&quot;);&quot;','&quot;;SUBSTITUTE([.C944];&quot;'&quot;;&quot;''&quot;);&quot;');&quot;)" office:value-type="string" office:string-value="insert into esglesia (id,nom,wikipedia) values (943,'Sant Sebastià del Gos','Sant Sebastià del Gos');" calcext:value-type="string">
            <text:p>insert into esglesia (id,nom,wikipedia) values (943,'Sant Sebastià del Gos','Sant Sebastià del Gos');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Sant Silvestre de Serra d'Alt</text:p>
          </table:table-cell>
          <table:table-cell/>
          <table:table-cell table:formula="of:=CONCATENATE(&quot;insert into esglesia (id,nom,wikipedia) values (&quot;;[.A945];&quot;,'&quot;;SUBSTITUTE([.B945];&quot;'&quot;;&quot;''&quot;);&quot;','&quot;;SUBSTITUTE([.C945];&quot;'&quot;;&quot;''&quot;);&quot;');&quot;)" office:value-type="string" office:string-value="insert into esglesia (id,nom,wikipedia) values (944,'Sant Silvestre de Serra d''Alt','Sant Silvestre de Serra d''Alt');" calcext:value-type="string">
            <text:p>insert into esglesia (id,nom,wikipedia) values (944,'Sant Silvestre de Serra d''Alt','Sant Silvestre de Serra d''Alt');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Sant Tirs d'Oliola</text:p>
          </table:table-cell>
          <table:table-cell/>
          <table:table-cell table:formula="of:=CONCATENATE(&quot;insert into esglesia (id,nom,wikipedia) values (&quot;;[.A946];&quot;,'&quot;;SUBSTITUTE([.B946];&quot;'&quot;;&quot;''&quot;);&quot;','&quot;;SUBSTITUTE([.C946];&quot;'&quot;;&quot;''&quot;);&quot;');&quot;)" office:value-type="string" office:string-value="insert into esglesia (id,nom,wikipedia) values (945,'Sant Tirs d''Oliola','Sant Tirs d''Oliola');" calcext:value-type="string">
            <text:p>insert into esglesia (id,nom,wikipedia) values (945,'Sant Tirs d''Oliola','Sant Tirs d''Oliola');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Santa Magdalena dels Arquells</text:p>
          </table:table-cell>
          <table:table-cell/>
          <table:table-cell table:formula="of:=CONCATENATE(&quot;insert into esglesia (id,nom,wikipedia) values (&quot;;[.A947];&quot;,'&quot;;SUBSTITUTE([.B947];&quot;'&quot;;&quot;''&quot;);&quot;','&quot;;SUBSTITUTE([.C947];&quot;'&quot;;&quot;''&quot;);&quot;');&quot;)" office:value-type="string" office:string-value="insert into esglesia (id,nom,wikipedia) values (946,'Santa Magdalena dels Arquells','Santa Magdalena dels Arquells');" calcext:value-type="string">
            <text:p>insert into esglesia (id,nom,wikipedia) values (946,'Santa Magdalena dels Arquells','Santa Magdalena dels Arquells');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Santa Maria de Coscó</text:p>
          </table:table-cell>
          <table:table-cell/>
          <table:table-cell table:formula="of:=CONCATENATE(&quot;insert into esglesia (id,nom,wikipedia) values (&quot;;[.A948];&quot;,'&quot;;SUBSTITUTE([.B948];&quot;'&quot;;&quot;''&quot;);&quot;','&quot;;SUBSTITUTE([.C948];&quot;'&quot;;&quot;''&quot;);&quot;');&quot;)" office:value-type="string" office:string-value="insert into esglesia (id,nom,wikipedia) values (947,'Santa Maria de Coscó','Santa Maria de Coscó');" calcext:value-type="string">
            <text:p>insert into esglesia (id,nom,wikipedia) values (947,'Santa Maria de Coscó','Santa Maria de Coscó');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string" calcext:value-type="string">
            <text:p>Santa Maria de la Serra de Castellar</text:p>
          </table:table-cell>
          <table:table-cell/>
          <table:table-cell table:formula="of:=CONCATENATE(&quot;insert into esglesia (id,nom,wikipedia) values (&quot;;[.A949];&quot;,'&quot;;SUBSTITUTE([.B949];&quot;'&quot;;&quot;''&quot;);&quot;','&quot;;SUBSTITUTE([.C949];&quot;'&quot;;&quot;''&quot;);&quot;');&quot;)" office:value-type="string" office:string-value="insert into esglesia (id,nom,wikipedia) values (948,'Santa Maria de la Serra de Castellar','Santa Maria de la Serra de Castellar');" calcext:value-type="string">
            <text:p>insert into esglesia (id,nom,wikipedia) values (948,'Santa Maria de la Serra de Castellar','Santa Maria de la Serra de Castellar');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Santa Maria de Plandogau</text:p>
          </table:table-cell>
          <table:table-cell/>
          <table:table-cell table:formula="of:=CONCATENATE(&quot;insert into esglesia (id,nom,wikipedia) values (&quot;;[.A950];&quot;,'&quot;;SUBSTITUTE([.B950];&quot;'&quot;;&quot;''&quot;);&quot;','&quot;;SUBSTITUTE([.C950];&quot;'&quot;;&quot;''&quot;);&quot;');&quot;)" office:value-type="string" office:string-value="insert into esglesia (id,nom,wikipedia) values (949,'Santa Maria de Plandogau','Santa Maria de Plandogau');" calcext:value-type="string">
            <text:p>insert into esglesia (id,nom,wikipedia) values (949,'Santa Maria de Plandogau','Santa Maria de Plandogau');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>Església de Santa Maria de Meià</text:p>
          </table:table-cell>
          <table:table-cell/>
          <table:table-cell table:formula="of:=CONCATENATE(&quot;insert into esglesia (id,nom,wikipedia) values (&quot;;[.A951];&quot;,'&quot;;SUBSTITUTE([.B951];&quot;'&quot;;&quot;''&quot;);&quot;','&quot;;SUBSTITUTE([.C951];&quot;'&quot;;&quot;''&quot;);&quot;');&quot;)" office:value-type="string" office:string-value="insert into esglesia (id,nom,wikipedia) values (950,'Església de Santa Maria de Meià','Església de Santa Maria de Meià');" calcext:value-type="string">
            <text:p>insert into esglesia (id,nom,wikipedia) values (950,'Església de Santa Maria de Meià','Església de Santa Maria de Meià');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string" calcext:value-type="string">
            <text:p>Mare de Déu del Puig de Meià</text:p>
          </table:table-cell>
          <table:table-cell/>
          <table:table-cell table:formula="of:=CONCATENATE(&quot;insert into esglesia (id,nom,wikipedia) values (&quot;;[.A952];&quot;,'&quot;;SUBSTITUTE([.B952];&quot;'&quot;;&quot;''&quot;);&quot;','&quot;;SUBSTITUTE([.C952];&quot;'&quot;;&quot;''&quot;);&quot;');&quot;)" office:value-type="string" office:string-value="insert into esglesia (id,nom,wikipedia) values (951,'Mare de Déu del Puig de Meià','Mare de Déu del Puig de Meià');" calcext:value-type="string">
            <text:p>insert into esglesia (id,nom,wikipedia) values (951,'Mare de Déu del Puig de Meià','Mare de Déu del Puig de Meià');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Mare de Déu del Remei d'Argentera</text:p>
          </table:table-cell>
          <table:table-cell/>
          <table:table-cell table:formula="of:=CONCATENATE(&quot;insert into esglesia (id,nom,wikipedia) values (&quot;;[.A953];&quot;,'&quot;;SUBSTITUTE([.B953];&quot;'&quot;;&quot;''&quot;);&quot;','&quot;;SUBSTITUTE([.C953];&quot;'&quot;;&quot;''&quot;);&quot;');&quot;)" office:value-type="string" office:string-value="insert into esglesia (id,nom,wikipedia) values (952,'Mare de Déu del Remei d''Argentera','Mare de Déu del Remei d''Argentera');" calcext:value-type="string">
            <text:p>insert into esglesia (id,nom,wikipedia) values (952,'Mare de Déu del Remei d''Argentera','Mare de Déu del Remei d''Argentera');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string" calcext:value-type="string">
            <text:p>Sant Pere de Cabrera</text:p>
          </table:table-cell>
          <table:table-cell/>
          <table:table-cell table:formula="of:=CONCATENATE(&quot;insert into esglesia (id,nom,wikipedia) values (&quot;;[.A954];&quot;,'&quot;;SUBSTITUTE([.B954];&quot;'&quot;;&quot;''&quot;);&quot;','&quot;;SUBSTITUTE([.C954];&quot;'&quot;;&quot;''&quot;);&quot;');&quot;)" office:value-type="string" office:string-value="insert into esglesia (id,nom,wikipedia) values (953,'Sant Pere de Cabrera','Sant Pere de Cabrera');" calcext:value-type="string">
            <text:p>insert into esglesia (id,nom,wikipedia) values (953,'Sant Pere de Cabrera','Sant Pere de Cabrera');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string" calcext:value-type="string">
            <text:p>Sant Sadurní de la Fabregada</text:p>
          </table:table-cell>
          <table:table-cell/>
          <table:table-cell table:formula="of:=CONCATENATE(&quot;insert into esglesia (id,nom,wikipedia) values (&quot;;[.A955];&quot;,'&quot;;SUBSTITUTE([.B955];&quot;'&quot;;&quot;''&quot;);&quot;','&quot;;SUBSTITUTE([.C955];&quot;'&quot;;&quot;''&quot;);&quot;');&quot;)" office:value-type="string" office:string-value="insert into esglesia (id,nom,wikipedia) values (954,'Sant Sadurní de la Fabregada','Sant Sadurní de la Fabregada');" calcext:value-type="string">
            <text:p>insert into esglesia (id,nom,wikipedia) values (954,'Sant Sadurní de la Fabregada','Sant Sadurní de la Fabregada');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string" calcext:value-type="string">
            <text:p>Sant Salvador de Vilanova de Meià</text:p>
          </table:table-cell>
          <table:table-cell office:value-type="string" calcext:value-type="string">
            <text:p>Vilanova de Meià</text:p>
          </table:table-cell>
          <table:table-cell table:formula="of:=CONCATENATE(&quot;insert into esglesia (id,nom,wikipedia) values (&quot;;[.A956];&quot;,'&quot;;SUBSTITUTE([.B956];&quot;'&quot;;&quot;''&quot;);&quot;','&quot;;SUBSTITUTE([.C956];&quot;'&quot;;&quot;''&quot;);&quot;');&quot;)" office:value-type="string" office:string-value="insert into esglesia (id,nom,wikipedia) values (955,'Sant Salvador de Vilanova de Meià','Sant Salvador de Vilanova de Meià');" calcext:value-type="string">
            <text:p>insert into esglesia (id,nom,wikipedia) values (955,'Sant Salvador de Vilanova de Meià','Sant Salvador de Vilanova de Meià');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string" calcext:value-type="string">
            <text:p>Santa Cecília de la Fabregada</text:p>
          </table:table-cell>
          <table:table-cell/>
          <table:table-cell table:formula="of:=CONCATENATE(&quot;insert into esglesia (id,nom,wikipedia) values (&quot;;[.A957];&quot;,'&quot;;SUBSTITUTE([.B957];&quot;'&quot;;&quot;''&quot;);&quot;','&quot;;SUBSTITUTE([.C957];&quot;'&quot;;&quot;''&quot;);&quot;');&quot;)" office:value-type="string" office:string-value="insert into esglesia (id,nom,wikipedia) values (956,'Santa Cecília de la Fabregada','Santa Cecília de la Fabregada');" calcext:value-type="string">
            <text:p>insert into esglesia (id,nom,wikipedia) values (956,'Santa Cecília de la Fabregada','Santa Cecília de la Fabregada');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string" calcext:value-type="string">
            <text:p>Santa Maria de la Vansa</text:p>
          </table:table-cell>
          <table:table-cell/>
          <table:table-cell table:formula="of:=CONCATENATE(&quot;insert into esglesia (id,nom,wikipedia) values (&quot;;[.A958];&quot;,'&quot;;SUBSTITUTE([.B958];&quot;'&quot;;&quot;''&quot;);&quot;','&quot;;SUBSTITUTE([.C958];&quot;'&quot;;&quot;''&quot;);&quot;');&quot;)" office:value-type="string" office:string-value="insert into esglesia (id,nom,wikipedia) values (957,'Santa Maria de la Vansa','Santa Maria de la Vansa');" calcext:value-type="string">
            <text:p>insert into esglesia (id,nom,wikipedia) values (957,'Santa Maria de la Vansa','Santa Maria de la Vansa');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Sant Andreu del Castell de Tona</text:p>
          </table:table-cell>
          <table:table-cell office:value-type="string" calcext:value-type="string">
            <text:p>Tona</text:p>
          </table:table-cell>
          <table:table-cell table:formula="of:=CONCATENATE(&quot;insert into esglesia (id,nom,wikipedia) values (&quot;;[.A959];&quot;,'&quot;;SUBSTITUTE([.B959];&quot;'&quot;;&quot;''&quot;);&quot;','&quot;;SUBSTITUTE([.C959];&quot;'&quot;;&quot;''&quot;);&quot;');&quot;)" office:value-type="string" office:string-value="insert into esglesia (id,nom,wikipedia) values (958,'Sant Andreu del Castell de Tona','Sant Andreu del Castell de Tona');" calcext:value-type="string">
            <text:p>insert into esglesia (id,nom,wikipedia) values (958,'Sant Andreu del Castell de Tona','Sant Andreu del Castell de Tona');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string" calcext:value-type="string">
            <text:p>Sant Pere de Casserres</text:p>
          </table:table-cell>
          <table:table-cell/>
          <table:table-cell table:formula="of:=CONCATENATE(&quot;insert into esglesia (id,nom,wikipedia) values (&quot;;[.A960];&quot;,'&quot;;SUBSTITUTE([.B960];&quot;'&quot;;&quot;''&quot;);&quot;','&quot;;SUBSTITUTE([.C960];&quot;'&quot;;&quot;''&quot;);&quot;');&quot;)" office:value-type="string" office:string-value="insert into esglesia (id,nom,wikipedia) values (959,'Sant Pere de Casserres','Sant Pere de Casserres');" calcext:value-type="string">
            <text:p>insert into esglesia (id,nom,wikipedia) values (959,'Sant Pere de Casserres','Sant Pere de Casserres');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Catedral de Vic</text:p>
          </table:table-cell>
          <table:table-cell office:value-type="string" calcext:value-type="string">
            <text:p>Vic</text:p>
          </table:table-cell>
          <table:table-cell table:formula="of:=CONCATENATE(&quot;insert into esglesia (id,nom,wikipedia) values (&quot;;[.A961];&quot;,'&quot;;SUBSTITUTE([.B961];&quot;'&quot;;&quot;''&quot;);&quot;','&quot;;SUBSTITUTE([.C961];&quot;'&quot;;&quot;''&quot;);&quot;');&quot;)" office:value-type="string" office:string-value="insert into esglesia (id,nom,wikipedia) values (960,'Catedral de Vic','Catedral de Vic');" calcext:value-type="string">
            <text:p>insert into esglesia (id,nom,wikipedia) values (960,'Catedral de Vic','Catedral de Vic');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>Ermita de Sant Moí</text:p>
          </table:table-cell>
          <table:table-cell/>
          <table:table-cell table:formula="of:=CONCATENATE(&quot;insert into esglesia (id,nom,wikipedia) values (&quot;;[.A962];&quot;,'&quot;;SUBSTITUTE([.B962];&quot;'&quot;;&quot;''&quot;);&quot;','&quot;;SUBSTITUTE([.C962];&quot;'&quot;;&quot;''&quot;);&quot;');&quot;)" office:value-type="string" office:string-value="insert into esglesia (id,nom,wikipedia) values (961,'Ermita de Sant Moí','Ermita de Sant Moí');" calcext:value-type="string">
            <text:p>insert into esglesia (id,nom,wikipedia) values (961,'Ermita de Sant Moí','Ermita de Sant Moí');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Ermita de Sant Salvador</text:p>
          </table:table-cell>
          <table:table-cell office:value-type="string" calcext:value-type="string">
            <text:p>Ermita de Sant Salvador (Santa Maria de Besora)</text:p>
          </table:table-cell>
          <table:table-cell office:value-type="string" calcext:value-type="string">
            <text:p>Santa Maria de Besora</text:p>
          </table:table-cell>
          <table:table-cell table:formula="of:=CONCATENATE(&quot;insert into esglesia (id,nom,wikipedia) values (&quot;;[.A963];&quot;,'&quot;;SUBSTITUTE([.B963];&quot;'&quot;;&quot;''&quot;);&quot;','&quot;;SUBSTITUTE([.C963];&quot;'&quot;;&quot;''&quot;);&quot;');&quot;)" office:value-type="string" office:string-value="insert into esglesia (id,nom,wikipedia) values (962,'Ermita de Sant Salvador','Ermita de Sant Salvador (Santa Maria de Besora)');" calcext:value-type="string">
            <text:p>insert into esglesia (id,nom,wikipedia) values (962,'Ermita de Sant Salvador','Ermita de Sant Salvador (Santa Maria de Besora)');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Ermita de Santa Perpètua</text:p>
          </table:table-cell>
          <table:table-cell/>
          <table:table-cell table:formula="of:=CONCATENATE(&quot;insert into esglesia (id,nom,wikipedia) values (&quot;;[.A964];&quot;,'&quot;;SUBSTITUTE([.B964];&quot;'&quot;;&quot;''&quot;);&quot;','&quot;;SUBSTITUTE([.C964];&quot;'&quot;;&quot;''&quot;);&quot;');&quot;)" office:value-type="string" office:string-value="insert into esglesia (id,nom,wikipedia) values (963,'Ermita de Santa Perpètua','Ermita de Santa Perpètua');" calcext:value-type="string">
            <text:p>insert into esglesia (id,nom,wikipedia) values (963,'Ermita de Santa Perpètua','Ermita de Santa Perpètua');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>Església de Sant Julià de Vilatorta</text:p>
          </table:table-cell>
          <table:table-cell/>
          <table:table-cell table:formula="of:=CONCATENATE(&quot;insert into esglesia (id,nom,wikipedia) values (&quot;;[.A965];&quot;,'&quot;;SUBSTITUTE([.B965];&quot;'&quot;;&quot;''&quot;);&quot;','&quot;;SUBSTITUTE([.C965];&quot;'&quot;;&quot;''&quot;);&quot;');&quot;)" office:value-type="string" office:string-value="insert into esglesia (id,nom,wikipedia) values (964,'Església de Sant Julià de Vilatorta','Església de Sant Julià de Vilatorta');" calcext:value-type="string">
            <text:p>insert into esglesia (id,nom,wikipedia) values (964,'Església de Sant Julià de Vilatorta','Església de Sant Julià de Vilatorta');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Església de Sant Jaume de Viladrover</text:p>
          </table:table-cell>
          <table:table-cell/>
          <table:table-cell table:formula="of:=CONCATENATE(&quot;insert into esglesia (id,nom,wikipedia) values (&quot;;[.A966];&quot;,'&quot;;SUBSTITUTE([.B966];&quot;'&quot;;&quot;''&quot;);&quot;','&quot;;SUBSTITUTE([.C966];&quot;'&quot;;&quot;''&quot;);&quot;');&quot;)" office:value-type="string" office:string-value="insert into esglesia (id,nom,wikipedia) values (965,'Església de Sant Jaume de Viladrover','Església de Sant Jaume de Viladrover');" calcext:value-type="string">
            <text:p>insert into esglesia (id,nom,wikipedia) values (965,'Església de Sant Jaume de Viladrover','Església de Sant Jaume de Viladrover');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string" calcext:value-type="string">
            <text:p>Església de Sant Julià de Cabrera</text:p>
          </table:table-cell>
          <table:table-cell/>
          <table:table-cell table:formula="of:=CONCATENATE(&quot;insert into esglesia (id,nom,wikipedia) values (&quot;;[.A967];&quot;,'&quot;;SUBSTITUTE([.B967];&quot;'&quot;;&quot;''&quot;);&quot;','&quot;;SUBSTITUTE([.C967];&quot;'&quot;;&quot;''&quot;);&quot;');&quot;)" office:value-type="string" office:string-value="insert into esglesia (id,nom,wikipedia) values (966,'Església de Sant Julià de Cabrera','Església de Sant Julià de Cabrera');" calcext:value-type="string">
            <text:p>insert into esglesia (id,nom,wikipedia) values (966,'Església de Sant Julià de Cabrera','Església de Sant Julià de Cabrera');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sglésia de Sant Pere</text:p>
          </table:table-cell>
          <table:table-cell office:value-type="string" calcext:value-type="string">
            <text:p>Església de Sant Pere (Perafita)</text:p>
          </table:table-cell>
          <table:table-cell office:value-type="string" calcext:value-type="string">
            <text:p>Perafita</text:p>
          </table:table-cell>
          <table:table-cell table:formula="of:=CONCATENATE(&quot;insert into esglesia (id,nom,wikipedia) values (&quot;;[.A968];&quot;,'&quot;;SUBSTITUTE([.B968];&quot;'&quot;;&quot;''&quot;);&quot;','&quot;;SUBSTITUTE([.C968];&quot;'&quot;;&quot;''&quot;);&quot;');&quot;)" office:value-type="string" office:string-value="insert into esglesia (id,nom,wikipedia) values (967,'Església de Sant Pere','Església de Sant Pere (Perafita)');" calcext:value-type="string">
            <text:p>insert into esglesia (id,nom,wikipedia) values (967,'Església de Sant Pere','Església de Sant Pere (Perafita)');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Església de Sant Vicenç de Torelló</text:p>
          </table:table-cell>
          <table:table-cell office:value-type="string" calcext:value-type="string">
            <text:p>Torelló</text:p>
          </table:table-cell>
          <table:table-cell table:formula="of:=CONCATENATE(&quot;insert into esglesia (id,nom,wikipedia) values (&quot;;[.A969];&quot;,'&quot;;SUBSTITUTE([.B969];&quot;'&quot;;&quot;''&quot;);&quot;','&quot;;SUBSTITUTE([.C969];&quot;'&quot;;&quot;''&quot;);&quot;');&quot;)" office:value-type="string" office:string-value="insert into esglesia (id,nom,wikipedia) values (968,'Església de Sant Vicenç de Torelló','Església de Sant Vicenç de Torelló');" calcext:value-type="string">
            <text:p>insert into esglesia (id,nom,wikipedia) values (968,'Església de Sant Vicenç de Torelló','Església de Sant Vicenç de Torelló');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string" calcext:value-type="string">
            <text:p>Església de Santa Eulàlia de Puig-oriol</text:p>
          </table:table-cell>
          <table:table-cell/>
          <table:table-cell table:formula="of:=CONCATENATE(&quot;insert into esglesia (id,nom,wikipedia) values (&quot;;[.A970];&quot;,'&quot;;SUBSTITUTE([.B970];&quot;'&quot;;&quot;''&quot;);&quot;','&quot;;SUBSTITUTE([.C970];&quot;'&quot;;&quot;''&quot;);&quot;');&quot;)" office:value-type="string" office:string-value="insert into esglesia (id,nom,wikipedia) values (969,'Església de Santa Eulàlia de Puig-oriol','Església de Santa Eulàlia de Puig-oriol');" calcext:value-type="string">
            <text:p>insert into esglesia (id,nom,wikipedia) values (969,'Església de Santa Eulàlia de Puig-oriol','Església de Santa Eulàlia de Puig-oriol');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string" calcext:value-type="string">
            <text:p>Església de Santa Eulàlia de Riuprimer</text:p>
          </table:table-cell>
          <table:table-cell office:value-type="string" calcext:value-type="string">
            <text:p>Santa Eulàlia de Riuprimer</text:p>
          </table:table-cell>
          <table:table-cell table:formula="of:=CONCATENATE(&quot;insert into esglesia (id,nom,wikipedia) values (&quot;;[.A971];&quot;,'&quot;;SUBSTITUTE([.B971];&quot;'&quot;;&quot;''&quot;);&quot;','&quot;;SUBSTITUTE([.C971];&quot;'&quot;;&quot;''&quot;);&quot;');&quot;)" office:value-type="string" office:string-value="insert into esglesia (id,nom,wikipedia) values (970,'Església de Santa Eulàlia de Riuprimer','Església de Santa Eulàlia de Riuprimer');" calcext:value-type="string">
            <text:p>insert into esglesia (id,nom,wikipedia) values (970,'Església de Santa Eulàlia de Riuprimer','Església de Santa Eulàlia de Riuprimer');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string" calcext:value-type="string">
            <text:p>Santa Magdalena de Conangle</text:p>
          </table:table-cell>
          <table:table-cell/>
          <table:table-cell table:formula="of:=CONCATENATE(&quot;insert into esglesia (id,nom,wikipedia) values (&quot;;[.A972];&quot;,'&quot;;SUBSTITUTE([.B972];&quot;'&quot;;&quot;''&quot;);&quot;','&quot;;SUBSTITUTE([.C972];&quot;'&quot;;&quot;''&quot;);&quot;');&quot;)" office:value-type="string" office:string-value="insert into esglesia (id,nom,wikipedia) values (971,'Santa Magdalena de Conangle','Santa Magdalena de Conangle');" calcext:value-type="string">
            <text:p>insert into esglesia (id,nom,wikipedia) values (971,'Santa Magdalena de Conangle','Santa Magdalena de Conangle');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>Santuari de la Mare de Déu de l'Ajuda</text:p>
          </table:table-cell>
          <table:table-cell/>
          <table:table-cell table:formula="of:=CONCATENATE(&quot;insert into esglesia (id,nom,wikipedia) values (&quot;;[.A973];&quot;,'&quot;;SUBSTITUTE([.B973];&quot;'&quot;;&quot;''&quot;);&quot;','&quot;;SUBSTITUTE([.C973];&quot;'&quot;;&quot;''&quot;);&quot;');&quot;)" office:value-type="string" office:string-value="insert into esglesia (id,nom,wikipedia) values (972,'Santuari de la Mare de Déu de l''Ajuda','Santuari de la Mare de Déu de l''Ajuda');" calcext:value-type="string">
            <text:p>insert into esglesia (id,nom,wikipedia) values (972,'Santuari de la Mare de Déu de l''Ajuda','Santuari de la Mare de Déu de l''Ajuda');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string" calcext:value-type="string">
            <text:p>Capella de Sant Miquel d'Ordeig</text:p>
          </table:table-cell>
          <table:table-cell/>
          <table:table-cell table:formula="of:=CONCATENATE(&quot;insert into esglesia (id,nom,wikipedia) values (&quot;;[.A974];&quot;,'&quot;;SUBSTITUTE([.B974];&quot;'&quot;;&quot;''&quot;);&quot;','&quot;;SUBSTITUTE([.C974];&quot;'&quot;;&quot;''&quot;);&quot;');&quot;)" office:value-type="string" office:string-value="insert into esglesia (id,nom,wikipedia) values (973,'Capella de Sant Miquel d''Ordeig','Capella de Sant Miquel d''Ordeig');" calcext:value-type="string">
            <text:p>insert into esglesia (id,nom,wikipedia) values (973,'Capella de Sant Miquel d''Ordeig','Capella de Sant Miquel d''Ordeig');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>Sant Andreu d'Oristà</text:p>
          </table:table-cell>
          <table:table-cell office:value-type="string" calcext:value-type="string">
            <text:p>Oristà</text:p>
          </table:table-cell>
          <table:table-cell table:formula="of:=CONCATENATE(&quot;insert into esglesia (id,nom,wikipedia) values (&quot;;[.A975];&quot;,'&quot;;SUBSTITUTE([.B975];&quot;'&quot;;&quot;''&quot;);&quot;','&quot;;SUBSTITUTE([.C975];&quot;'&quot;;&quot;''&quot;);&quot;');&quot;)" office:value-type="string" office:string-value="insert into esglesia (id,nom,wikipedia) values (974,'Sant Andreu d''Oristà','Sant Andreu d''Oristà');" calcext:value-type="string">
            <text:p>insert into esglesia (id,nom,wikipedia) values (974,'Sant Andreu d''Oristà','Sant Andreu d''Oristà');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string" calcext:value-type="string">
            <text:p>Sant Andreu de Bancells</text:p>
          </table:table-cell>
          <table:table-cell/>
          <table:table-cell table:formula="of:=CONCATENATE(&quot;insert into esglesia (id,nom,wikipedia) values (&quot;;[.A976];&quot;,'&quot;;SUBSTITUTE([.B976];&quot;'&quot;;&quot;''&quot;);&quot;','&quot;;SUBSTITUTE([.C976];&quot;'&quot;;&quot;''&quot;);&quot;');&quot;)" office:value-type="string" office:string-value="insert into esglesia (id,nom,wikipedia) values (975,'Sant Andreu de Bancells','Sant Andreu de Bancells');" calcext:value-type="string">
            <text:p>insert into esglesia (id,nom,wikipedia) values (975,'Sant Andreu de Bancells','Sant Andreu de Bancells');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Sant Andreu de Gurb</text:p>
          </table:table-cell>
          <table:table-cell/>
          <table:table-cell table:formula="of:=CONCATENATE(&quot;insert into esglesia (id,nom,wikipedia) values (&quot;;[.A977];&quot;,'&quot;;SUBSTITUTE([.B977];&quot;'&quot;;&quot;''&quot;);&quot;','&quot;;SUBSTITUTE([.C977];&quot;'&quot;;&quot;''&quot;);&quot;');&quot;)" office:value-type="string" office:string-value="insert into esglesia (id,nom,wikipedia) values (976,'Sant Andreu de Gurb','Sant Andreu de Gurb');" calcext:value-type="string">
            <text:p>insert into esglesia (id,nom,wikipedia) values (976,'Sant Andreu de Gurb','Sant Andreu de Gurb');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string" calcext:value-type="string">
            <text:p>Sant Andreu de Llanars</text:p>
          </table:table-cell>
          <table:table-cell/>
          <table:table-cell table:formula="of:=CONCATENATE(&quot;insert into esglesia (id,nom,wikipedia) values (&quot;;[.A978];&quot;,'&quot;;SUBSTITUTE([.B978];&quot;'&quot;;&quot;''&quot;);&quot;','&quot;;SUBSTITUTE([.C978];&quot;'&quot;;&quot;''&quot;);&quot;');&quot;)" office:value-type="string" office:string-value="insert into esglesia (id,nom,wikipedia) values (977,'Sant Andreu de Llanars','Sant Andreu de Llanars');" calcext:value-type="string">
            <text:p>insert into esglesia (id,nom,wikipedia) values (977,'Sant Andreu de Llanars','Sant Andreu de Llanars');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Sant Andreu de Pruit</text:p>
          </table:table-cell>
          <table:table-cell office:value-type="string" calcext:value-type="string">
            <text:p>Pruit</text:p>
          </table:table-cell>
          <table:table-cell table:formula="of:=CONCATENATE(&quot;insert into esglesia (id,nom,wikipedia) values (&quot;;[.A979];&quot;,'&quot;;SUBSTITUTE([.B979];&quot;'&quot;;&quot;''&quot;);&quot;','&quot;;SUBSTITUTE([.C979];&quot;'&quot;;&quot;''&quot;);&quot;');&quot;)" office:value-type="string" office:string-value="insert into esglesia (id,nom,wikipedia) values (978,'Sant Andreu de Pruit','Sant Andreu de Pruit');" calcext:value-type="string">
            <text:p>insert into esglesia (id,nom,wikipedia) values (978,'Sant Andreu de Pruit','Sant Andreu de Pruit');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string" calcext:value-type="string">
            <text:p>Sant Bartomeu de Covildases</text:p>
          </table:table-cell>
          <table:table-cell/>
          <table:table-cell table:formula="of:=CONCATENATE(&quot;insert into esglesia (id,nom,wikipedia) values (&quot;;[.A980];&quot;,'&quot;;SUBSTITUTE([.B980];&quot;'&quot;;&quot;''&quot;);&quot;','&quot;;SUBSTITUTE([.C980];&quot;'&quot;;&quot;''&quot;);&quot;');&quot;)" office:value-type="string" office:string-value="insert into esglesia (id,nom,wikipedia) values (979,'Sant Bartomeu de Covildases','Sant Bartomeu de Covildases');" calcext:value-type="string">
            <text:p>insert into esglesia (id,nom,wikipedia) values (979,'Sant Bartomeu de Covildases','Sant Bartomeu de Covildases');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Sant Cristòfol de Borrassers</text:p>
          </table:table-cell>
          <table:table-cell/>
          <table:table-cell table:formula="of:=CONCATENATE(&quot;insert into esglesia (id,nom,wikipedia) values (&quot;;[.A981];&quot;,'&quot;;SUBSTITUTE([.B981];&quot;'&quot;;&quot;''&quot;);&quot;','&quot;;SUBSTITUTE([.C981];&quot;'&quot;;&quot;''&quot;);&quot;');&quot;)" office:value-type="string" office:string-value="insert into esglesia (id,nom,wikipedia) values (980,'Sant Cristòfol de Borrassers','Sant Cristòfol de Borrassers');" calcext:value-type="string">
            <text:p>insert into esglesia (id,nom,wikipedia) values (980,'Sant Cristòfol de Borrassers','Sant Cristòfol de Borrassers');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string" calcext:value-type="string">
            <text:p>Sant Cristòfol de la Castanya</text:p>
          </table:table-cell>
          <table:table-cell/>
          <table:table-cell table:formula="of:=CONCATENATE(&quot;insert into esglesia (id,nom,wikipedia) values (&quot;;[.A982];&quot;,'&quot;;SUBSTITUTE([.B982];&quot;'&quot;;&quot;''&quot;);&quot;','&quot;;SUBSTITUTE([.C982];&quot;'&quot;;&quot;''&quot;);&quot;');&quot;)" office:value-type="string" office:string-value="insert into esglesia (id,nom,wikipedia) values (981,'Sant Cristòfol de la Castanya','Sant Cristòfol de la Castanya');" calcext:value-type="string">
            <text:p>insert into esglesia (id,nom,wikipedia) values (981,'Sant Cristòfol de la Castanya','Sant Cristòfol de la Castanya');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string" calcext:value-type="string">
            <text:p>Sant Esteve de Granollers de la Plana</text:p>
          </table:table-cell>
          <table:table-cell/>
          <table:table-cell table:formula="of:=CONCATENATE(&quot;insert into esglesia (id,nom,wikipedia) values (&quot;;[.A983];&quot;,'&quot;;SUBSTITUTE([.B983];&quot;'&quot;;&quot;''&quot;);&quot;','&quot;;SUBSTITUTE([.C983];&quot;'&quot;;&quot;''&quot;);&quot;');&quot;)" office:value-type="string" office:string-value="insert into esglesia (id,nom,wikipedia) values (982,'Sant Esteve de Granollers de la Plana','Sant Esteve de Granollers de la Plana');" calcext:value-type="string">
            <text:p>insert into esglesia (id,nom,wikipedia) values (982,'Sant Esteve de Granollers de la Plana','Sant Esteve de Granollers de la Plana');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>Sant Esteve de Múnter</text:p>
          </table:table-cell>
          <table:table-cell/>
          <table:table-cell table:formula="of:=CONCATENATE(&quot;insert into esglesia (id,nom,wikipedia) values (&quot;;[.A984];&quot;,'&quot;;SUBSTITUTE([.B984];&quot;'&quot;;&quot;''&quot;);&quot;','&quot;;SUBSTITUTE([.C984];&quot;'&quot;;&quot;''&quot;);&quot;');&quot;)" office:value-type="string" office:string-value="insert into esglesia (id,nom,wikipedia) values (983,'Sant Esteve de Múnter','Sant Esteve de Múnter');" calcext:value-type="string">
            <text:p>insert into esglesia (id,nom,wikipedia) values (983,'Sant Esteve de Múnter','Sant Esteve de Múnter');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Sant Esteve de Tavèrnoles</text:p>
          </table:table-cell>
          <table:table-cell/>
          <table:table-cell table:formula="of:=CONCATENATE(&quot;insert into esglesia (id,nom,wikipedia) values (&quot;;[.A985];&quot;,'&quot;;SUBSTITUTE([.B985];&quot;'&quot;;&quot;''&quot;);&quot;','&quot;;SUBSTITUTE([.C985];&quot;'&quot;;&quot;''&quot;);&quot;');&quot;)" office:value-type="string" office:string-value="insert into esglesia (id,nom,wikipedia) values (984,'Sant Esteve de Tavèrnoles','Sant Esteve de Tavèrnoles');" calcext:value-type="string">
            <text:p>insert into esglesia (id,nom,wikipedia) values (984,'Sant Esteve de Tavèrnoles','Sant Esteve de Tavèrnoles');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string" calcext:value-type="string">
            <text:p>Sant Esteve de Vila-setrú</text:p>
          </table:table-cell>
          <table:table-cell/>
          <table:table-cell table:formula="of:=CONCATENATE(&quot;insert into esglesia (id,nom,wikipedia) values (&quot;;[.A986];&quot;,'&quot;;SUBSTITUTE([.B986];&quot;'&quot;;&quot;''&quot;);&quot;','&quot;;SUBSTITUTE([.C986];&quot;'&quot;;&quot;''&quot;);&quot;');&quot;)" office:value-type="string" office:string-value="insert into esglesia (id,nom,wikipedia) values (985,'Sant Esteve de Vila-setrú','Sant Esteve de Vila-setrú');" calcext:value-type="string">
            <text:p>insert into esglesia (id,nom,wikipedia) values (985,'Sant Esteve de Vila-setrú','Sant Esteve de Vila-setrú');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string" calcext:value-type="string">
            <text:p>Sant Esteve de Vinyoles d'Orís</text:p>
          </table:table-cell>
          <table:table-cell/>
          <table:table-cell table:formula="of:=CONCATENATE(&quot;insert into esglesia (id,nom,wikipedia) values (&quot;;[.A987];&quot;,'&quot;;SUBSTITUTE([.B987];&quot;'&quot;;&quot;''&quot;);&quot;','&quot;;SUBSTITUTE([.C987];&quot;'&quot;;&quot;''&quot;);&quot;');&quot;)" office:value-type="string" office:string-value="insert into esglesia (id,nom,wikipedia) values (986,'Sant Esteve de Vinyoles d''Orís','Sant Esteve de Vinyoles d''Orís');" calcext:value-type="string">
            <text:p>insert into esglesia (id,nom,wikipedia) values (986,'Sant Esteve de Vinyoles d''Orís','Sant Esteve de Vinyoles d''Orís');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string" calcext:value-type="string">
            <text:p>Sant Feliu de Savassona</text:p>
          </table:table-cell>
          <table:table-cell/>
          <table:table-cell table:formula="of:=CONCATENATE(&quot;insert into esglesia (id,nom,wikipedia) values (&quot;;[.A988];&quot;,'&quot;;SUBSTITUTE([.B988];&quot;'&quot;;&quot;''&quot;);&quot;','&quot;;SUBSTITUTE([.C988];&quot;'&quot;;&quot;''&quot;);&quot;');&quot;)" office:value-type="string" office:string-value="insert into esglesia (id,nom,wikipedia) values (987,'Sant Feliu de Savassona','Sant Feliu de Savassona');" calcext:value-type="string">
            <text:p>insert into esglesia (id,nom,wikipedia) values (987,'Sant Feliu de Savassona','Sant Feliu de Savassona');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Sant Francesc s'hi Moria</text:p>
          </table:table-cell>
          <table:table-cell/>
          <table:table-cell table:formula="of:=CONCATENATE(&quot;insert into esglesia (id,nom,wikipedia) values (&quot;;[.A989];&quot;,'&quot;;SUBSTITUTE([.B989];&quot;'&quot;;&quot;''&quot;);&quot;','&quot;;SUBSTITUTE([.C989];&quot;'&quot;;&quot;''&quot;);&quot;');&quot;)" office:value-type="string" office:string-value="insert into esglesia (id,nom,wikipedia) values (988,'Sant Francesc s''hi Moria','Sant Francesc s''hi Moria');" calcext:value-type="string">
            <text:p>insert into esglesia (id,nom,wikipedia) values (988,'Sant Francesc s''hi Moria','Sant Francesc s''hi Moria');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>Sant Fruitós de Quadres</text:p>
          </table:table-cell>
          <table:table-cell/>
          <table:table-cell table:formula="of:=CONCATENATE(&quot;insert into esglesia (id,nom,wikipedia) values (&quot;;[.A990];&quot;,'&quot;;SUBSTITUTE([.B990];&quot;'&quot;;&quot;''&quot;);&quot;','&quot;;SUBSTITUTE([.C990];&quot;'&quot;;&quot;''&quot;);&quot;');&quot;)" office:value-type="string" office:string-value="insert into esglesia (id,nom,wikipedia) values (989,'Sant Fruitós de Quadres','Sant Fruitós de Quadres');" calcext:value-type="string">
            <text:p>insert into esglesia (id,nom,wikipedia) values (989,'Sant Fruitós de Quadres','Sant Fruitós de Quadres');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Sant Genís de Taradell</text:p>
          </table:table-cell>
          <table:table-cell office:value-type="string" calcext:value-type="string">
            <text:p>Taradell</text:p>
          </table:table-cell>
          <table:table-cell table:formula="of:=CONCATENATE(&quot;insert into esglesia (id,nom,wikipedia) values (&quot;;[.A991];&quot;,'&quot;;SUBSTITUTE([.B991];&quot;'&quot;;&quot;''&quot;);&quot;','&quot;;SUBSTITUTE([.C991];&quot;'&quot;;&quot;''&quot;);&quot;');&quot;)" office:value-type="string" office:string-value="insert into esglesia (id,nom,wikipedia) values (990,'Sant Genís de Taradell','Sant Genís de Taradell');" calcext:value-type="string">
            <text:p>insert into esglesia (id,nom,wikipedia) values (990,'Sant Genís de Taradell','Sant Genís de Taradell');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>Sant Genís Sadevesa</text:p>
          </table:table-cell>
          <table:table-cell/>
          <table:table-cell table:formula="of:=CONCATENATE(&quot;insert into esglesia (id,nom,wikipedia) values (&quot;;[.A992];&quot;,'&quot;;SUBSTITUTE([.B992];&quot;'&quot;;&quot;''&quot;);&quot;','&quot;;SUBSTITUTE([.C992];&quot;'&quot;;&quot;''&quot;);&quot;');&quot;)" office:value-type="string" office:string-value="insert into esglesia (id,nom,wikipedia) values (991,'Sant Genís Sadevesa','Sant Genís Sadevesa');" calcext:value-type="string">
            <text:p>insert into esglesia (id,nom,wikipedia) values (991,'Sant Genís Sadevesa','Sant Genís Sadevesa');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Sant Hilari de Vidrà</text:p>
          </table:table-cell>
          <table:table-cell office:value-type="string" calcext:value-type="string">
            <text:p>Vidrà</text:p>
          </table:table-cell>
          <table:table-cell table:formula="of:=CONCATENATE(&quot;insert into esglesia (id,nom,wikipedia) values (&quot;;[.A993];&quot;,'&quot;;SUBSTITUTE([.B993];&quot;'&quot;;&quot;''&quot;);&quot;','&quot;;SUBSTITUTE([.C993];&quot;'&quot;;&quot;''&quot;);&quot;');&quot;)" office:value-type="string" office:string-value="insert into esglesia (id,nom,wikipedia) values (992,'Sant Hilari de Vidrà','Sant Hilari de Vidrà');" calcext:value-type="string">
            <text:p>insert into esglesia (id,nom,wikipedia) values (992,'Sant Hilari de Vidrà','Sant Hilari de Vidrà');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string" calcext:value-type="string">
            <text:p>Sant Jaume de Fenollet</text:p>
          </table:table-cell>
          <table:table-cell/>
          <table:table-cell table:formula="of:=CONCATENATE(&quot;insert into esglesia (id,nom,wikipedia) values (&quot;;[.A994];&quot;,'&quot;;SUBSTITUTE([.B994];&quot;'&quot;;&quot;''&quot;);&quot;','&quot;;SUBSTITUTE([.C994];&quot;'&quot;;&quot;''&quot;);&quot;');&quot;)" office:value-type="string" office:string-value="insert into esglesia (id,nom,wikipedia) values (993,'Sant Jaume de Fenollet','Sant Jaume de Fenollet');" calcext:value-type="string">
            <text:p>insert into esglesia (id,nom,wikipedia) values (993,'Sant Jaume de Fenollet','Sant Jaume de Fenollet');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string" calcext:value-type="string">
            <text:p>Sant Jaume dels Malalts</text:p>
          </table:table-cell>
          <table:table-cell/>
          <table:table-cell table:formula="of:=CONCATENATE(&quot;insert into esglesia (id,nom,wikipedia) values (&quot;;[.A995];&quot;,'&quot;;SUBSTITUTE([.B995];&quot;'&quot;;&quot;''&quot;);&quot;','&quot;;SUBSTITUTE([.C995];&quot;'&quot;;&quot;''&quot;);&quot;');&quot;)" office:value-type="string" office:string-value="insert into esglesia (id,nom,wikipedia) values (994,'Sant Jaume dels Malalts','Sant Jaume dels Malalts');" calcext:value-type="string">
            <text:p>insert into esglesia (id,nom,wikipedia) values (994,'Sant Jaume dels Malalts','Sant Jaume dels Malalts');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>Sant Joan de Fàbregues</text:p>
          </table:table-cell>
          <table:table-cell/>
          <table:table-cell table:formula="of:=CONCATENATE(&quot;insert into esglesia (id,nom,wikipedia) values (&quot;;[.A996];&quot;,'&quot;;SUBSTITUTE([.B996];&quot;'&quot;;&quot;''&quot;);&quot;','&quot;;SUBSTITUTE([.C996];&quot;'&quot;;&quot;''&quot;);&quot;');&quot;)" office:value-type="string" office:string-value="insert into esglesia (id,nom,wikipedia) values (995,'Sant Joan de Fàbregues','Sant Joan de Fàbregues');" calcext:value-type="string">
            <text:p>insert into esglesia (id,nom,wikipedia) values (995,'Sant Joan de Fàbregues','Sant Joan de Fàbregues');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>Sant Joan del Noguer</text:p>
          </table:table-cell>
          <table:table-cell/>
          <table:table-cell table:formula="of:=CONCATENATE(&quot;insert into esglesia (id,nom,wikipedia) values (&quot;;[.A997];&quot;,'&quot;;SUBSTITUTE([.B997];&quot;'&quot;;&quot;''&quot;);&quot;','&quot;;SUBSTITUTE([.C997];&quot;'&quot;;&quot;''&quot;);&quot;');&quot;)" office:value-type="string" office:string-value="insert into esglesia (id,nom,wikipedia) values (996,'Sant Joan del Noguer','Sant Joan del Noguer');" calcext:value-type="string">
            <text:p>insert into esglesia (id,nom,wikipedia) values (996,'Sant Joan del Noguer','Sant Joan del Noguer');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string" calcext:value-type="string">
            <text:p>Sant Joan del Prat</text:p>
          </table:table-cell>
          <table:table-cell/>
          <table:table-cell table:formula="of:=CONCATENATE(&quot;insert into esglesia (id,nom,wikipedia) values (&quot;;[.A998];&quot;,'&quot;;SUBSTITUTE([.B998];&quot;'&quot;;&quot;''&quot;);&quot;','&quot;;SUBSTITUTE([.C998];&quot;'&quot;;&quot;''&quot;);&quot;');&quot;)" office:value-type="string" office:string-value="insert into esglesia (id,nom,wikipedia) values (997,'Sant Joan del Prat','Sant Joan del Prat');" calcext:value-type="string">
            <text:p>insert into esglesia (id,nom,wikipedia) values (997,'Sant Joan del Prat','Sant Joan del Prat');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>Església de Sant Julià Sassorba</text:p>
          </table:table-cell>
          <table:table-cell/>
          <table:table-cell table:formula="of:=CONCATENATE(&quot;insert into esglesia (id,nom,wikipedia) values (&quot;;[.A999];&quot;,'&quot;;SUBSTITUTE([.B999];&quot;'&quot;;&quot;''&quot;);&quot;','&quot;;SUBSTITUTE([.C999];&quot;'&quot;;&quot;''&quot;);&quot;');&quot;)" office:value-type="string" office:string-value="insert into esglesia (id,nom,wikipedia) values (998,'Església de Sant Julià Sassorba','Església de Sant Julià Sassorba');" calcext:value-type="string">
            <text:p>insert into esglesia (id,nom,wikipedia) values (998,'Església de Sant Julià Sassorba','Església de Sant Julià Sassorba');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Sant Llorenç Dosmunts</text:p>
          </table:table-cell>
          <table:table-cell/>
          <table:table-cell table:formula="of:=CONCATENATE(&quot;insert into esglesia (id,nom,wikipedia) values (&quot;;[.A1000];&quot;,'&quot;;SUBSTITUTE([.B1000];&quot;'&quot;;&quot;''&quot;);&quot;','&quot;;SUBSTITUTE([.C1000];&quot;'&quot;;&quot;''&quot;);&quot;');&quot;)" office:value-type="string" office:string-value="insert into esglesia (id,nom,wikipedia) values (999,'Sant Llorenç Dosmunts','Sant Llorenç Dosmunts');" calcext:value-type="string">
            <text:p>insert into esglesia (id,nom,wikipedia) values (999,'Sant Llorenç Dosmunts','Sant Llorenç Dosmunts');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Sant Martí de Riudeperes</text:p>
          </table:table-cell>
          <table:table-cell/>
          <table:table-cell table:formula="of:=CONCATENATE(&quot;insert into esglesia (id,nom,wikipedia) values (&quot;;[.A1001];&quot;,'&quot;;SUBSTITUTE([.B1001];&quot;'&quot;;&quot;''&quot;);&quot;','&quot;;SUBSTITUTE([.C1001];&quot;'&quot;;&quot;''&quot;);&quot;');&quot;)" office:value-type="string" office:string-value="insert into esglesia (id,nom,wikipedia) values (1000,'Sant Martí de Riudeperes','Sant Martí de Riudeperes');" calcext:value-type="string">
            <text:p>insert into esglesia (id,nom,wikipedia) values (1000,'Sant Martí de Riudeperes','Sant Martí de Riudeperes');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Sant Martí del Brull</text:p>
          </table:table-cell>
          <table:table-cell/>
          <table:table-cell table:formula="of:=CONCATENATE(&quot;insert into esglesia (id,nom,wikipedia) values (&quot;;[.A1002];&quot;,'&quot;;SUBSTITUTE([.B1002];&quot;'&quot;;&quot;''&quot;);&quot;','&quot;;SUBSTITUTE([.C1002];&quot;'&quot;;&quot;''&quot;);&quot;');&quot;)" office:value-type="string" office:string-value="insert into esglesia (id,nom,wikipedia) values (1001,'Sant Martí del Brull','Sant Martí del Brull');" calcext:value-type="string">
            <text:p>insert into esglesia (id,nom,wikipedia) values (1001,'Sant Martí del Brull','Sant Martí del Brull');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Església de Sant Martí Sescorts</text:p>
          </table:table-cell>
          <table:table-cell/>
          <table:table-cell table:formula="of:=CONCATENATE(&quot;insert into esglesia (id,nom,wikipedia) values (&quot;;[.A1003];&quot;,'&quot;;SUBSTITUTE([.B1003];&quot;'&quot;;&quot;''&quot;);&quot;','&quot;;SUBSTITUTE([.C1003];&quot;'&quot;;&quot;''&quot;);&quot;');&quot;)" office:value-type="string" office:string-value="insert into esglesia (id,nom,wikipedia) values (1002,'Església de Sant Martí Sescorts','Església de Sant Martí Sescorts');" calcext:value-type="string">
            <text:p>insert into esglesia (id,nom,wikipedia) values (1002,'Església de Sant Martí Sescorts','Església de Sant Martí Sescorts');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Sant Martí de Sentfores</text:p>
          </table:table-cell>
          <table:table-cell/>
          <table:table-cell table:formula="of:=CONCATENATE(&quot;insert into esglesia (id,nom,wikipedia) values (&quot;;[.A1004];&quot;,'&quot;;SUBSTITUTE([.B1004];&quot;'&quot;;&quot;''&quot;);&quot;','&quot;;SUBSTITUTE([.C1004];&quot;'&quot;;&quot;''&quot;);&quot;');&quot;)" office:value-type="string" office:string-value="insert into esglesia (id,nom,wikipedia) values (1003,'Sant Martí de Sentfores','Sant Martí de Sentfores');" calcext:value-type="string">
            <text:p>insert into esglesia (id,nom,wikipedia) values (1003,'Sant Martí de Sentfores','Sant Martí de Sentfores');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Sant Martí de Viladrau</text:p>
          </table:table-cell>
          <table:table-cell office:value-type="string" calcext:value-type="string">
            <text:p>Viladrau</text:p>
          </table:table-cell>
          <table:table-cell table:formula="of:=CONCATENATE(&quot;insert into esglesia (id,nom,wikipedia) values (&quot;;[.A1005];&quot;,'&quot;;SUBSTITUTE([.B1005];&quot;'&quot;;&quot;''&quot;);&quot;','&quot;;SUBSTITUTE([.C1005];&quot;'&quot;;&quot;''&quot;);&quot;');&quot;)" office:value-type="string" office:string-value="insert into esglesia (id,nom,wikipedia) values (1004,'Sant Martí de Viladrau','Sant Martí de Viladrau');" calcext:value-type="string">
            <text:p>insert into esglesia (id,nom,wikipedia) values (1004,'Sant Martí de Viladrau','Sant Martí de Viladrau');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Sant Martí Xic</text:p>
          </table:table-cell>
          <table:table-cell/>
          <table:table-cell table:formula="of:=CONCATENATE(&quot;insert into esglesia (id,nom,wikipedia) values (&quot;;[.A1006];&quot;,'&quot;;SUBSTITUTE([.B1006];&quot;'&quot;;&quot;''&quot;);&quot;','&quot;;SUBSTITUTE([.C1006];&quot;'&quot;;&quot;''&quot;);&quot;');&quot;)" office:value-type="string" office:string-value="insert into esglesia (id,nom,wikipedia) values (1005,'Sant Martí Xic','Sant Martí Xic');" calcext:value-type="string">
            <text:p>insert into esglesia (id,nom,wikipedia) values (1005,'Sant Martí Xic','Sant Martí Xic');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>Sant Miquel de Vilageliu</text:p>
          </table:table-cell>
          <table:table-cell/>
          <table:table-cell table:formula="of:=CONCATENATE(&quot;insert into esglesia (id,nom,wikipedia) values (&quot;;[.A1007];&quot;,'&quot;;SUBSTITUTE([.B1007];&quot;'&quot;;&quot;''&quot;);&quot;','&quot;;SUBSTITUTE([.C1007];&quot;'&quot;;&quot;''&quot;);&quot;');&quot;)" office:value-type="string" office:string-value="insert into esglesia (id,nom,wikipedia) values (1006,'Sant Miquel de Vilageliu','Sant Miquel de Vilageliu');" calcext:value-type="string">
            <text:p>insert into esglesia (id,nom,wikipedia) values (1006,'Sant Miquel de Vilageliu','Sant Miquel de Vilageliu');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Sant Nazari de la Garriga</text:p>
          </table:table-cell>
          <table:table-cell office:value-type="string" calcext:value-type="string">
            <text:p>La Garriga</text:p>
          </table:table-cell>
          <table:table-cell table:formula="of:=CONCATENATE(&quot;insert into esglesia (id,nom,wikipedia) values (&quot;;[.A1008];&quot;,'&quot;;SUBSTITUTE([.B1008];&quot;'&quot;;&quot;''&quot;);&quot;','&quot;;SUBSTITUTE([.C1008];&quot;'&quot;;&quot;''&quot;);&quot;');&quot;)" office:value-type="string" office:string-value="insert into esglesia (id,nom,wikipedia) values (1007,'Sant Nazari de la Garriga','Sant Nazari de la Garriga');" calcext:value-type="string">
            <text:p>insert into esglesia (id,nom,wikipedia) values (1007,'Sant Nazari de la Garriga','Sant Nazari de la Garriga');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Sant Pau del Colomer</text:p>
          </table:table-cell>
          <table:table-cell/>
          <table:table-cell table:formula="of:=CONCATENATE(&quot;insert into esglesia (id,nom,wikipedia) values (&quot;;[.A1009];&quot;,'&quot;;SUBSTITUTE([.B1009];&quot;'&quot;;&quot;''&quot;);&quot;','&quot;;SUBSTITUTE([.C1009];&quot;'&quot;;&quot;''&quot;);&quot;');&quot;)" office:value-type="string" office:string-value="insert into esglesia (id,nom,wikipedia) values (1008,'Sant Pau del Colomer','Sant Pau del Colomer');" calcext:value-type="string">
            <text:p>insert into esglesia (id,nom,wikipedia) values (1008,'Sant Pau del Colomer','Sant Pau del Colomer');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Sant Pere al Puig</text:p>
          </table:table-cell>
          <table:table-cell office:value-type="string" calcext:value-type="string">
            <text:p>Sora</text:p>
          </table:table-cell>
          <table:table-cell table:formula="of:=CONCATENATE(&quot;insert into esglesia (id,nom,wikipedia) values (&quot;;[.A1010];&quot;,'&quot;;SUBSTITUTE([.B1010];&quot;'&quot;;&quot;''&quot;);&quot;','&quot;;SUBSTITUTE([.C1010];&quot;'&quot;;&quot;''&quot;);&quot;');&quot;)" office:value-type="string" office:string-value="insert into esglesia (id,nom,wikipedia) values (1009,'Sant Pere al Puig','Sant Pere al Puig');" calcext:value-type="string">
            <text:p>insert into esglesia (id,nom,wikipedia) values (1009,'Sant Pere al Puig','Sant Pere al Puig');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Sant Pere de Savassona</text:p>
          </table:table-cell>
          <table:table-cell/>
          <table:table-cell table:formula="of:=CONCATENATE(&quot;insert into esglesia (id,nom,wikipedia) values (&quot;;[.A1011];&quot;,'&quot;;SUBSTITUTE([.B1011];&quot;'&quot;;&quot;''&quot;);&quot;','&quot;;SUBSTITUTE([.C1011];&quot;'&quot;;&quot;''&quot;);&quot;');&quot;)" office:value-type="string" office:string-value="insert into esglesia (id,nom,wikipedia) values (1010,'Sant Pere de Savassona','Sant Pere de Savassona');" calcext:value-type="string">
            <text:p>insert into esglesia (id,nom,wikipedia) values (1010,'Sant Pere de Savassona','Sant Pere de Savassona');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Sant Pere de Serrallonga</text:p>
          </table:table-cell>
          <table:table-cell/>
          <table:table-cell table:formula="of:=CONCATENATE(&quot;insert into esglesia (id,nom,wikipedia) values (&quot;;[.A1012];&quot;,'&quot;;SUBSTITUTE([.B1012];&quot;'&quot;;&quot;''&quot;);&quot;','&quot;;SUBSTITUTE([.C1012];&quot;'&quot;;&quot;''&quot;);&quot;');&quot;)" office:value-type="string" office:string-value="insert into esglesia (id,nom,wikipedia) values (1011,'Sant Pere de Serrallonga','Sant Pere de Serrallonga');" calcext:value-type="string">
            <text:p>insert into esglesia (id,nom,wikipedia) values (1011,'Sant Pere de Serrallonga','Sant Pere de Serrallonga');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string" calcext:value-type="string">
            <text:p>Sant Pere de Valldaneu</text:p>
          </table:table-cell>
          <table:table-cell/>
          <table:table-cell table:formula="of:=CONCATENATE(&quot;insert into esglesia (id,nom,wikipedia) values (&quot;;[.A1013];&quot;,'&quot;;SUBSTITUTE([.B1013];&quot;'&quot;;&quot;''&quot;);&quot;','&quot;;SUBSTITUTE([.C1013];&quot;'&quot;;&quot;''&quot;);&quot;');&quot;)" office:value-type="string" office:string-value="insert into esglesia (id,nom,wikipedia) values (1012,'Sant Pere de Valldaneu','Sant Pere de Valldaneu');" calcext:value-type="string">
            <text:p>insert into esglesia (id,nom,wikipedia) values (1012,'Sant Pere de Valldaneu','Sant Pere de Valldaneu');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Sant Pere del Grau</text:p>
          </table:table-cell>
          <table:table-cell/>
          <table:table-cell table:formula="of:=CONCATENATE(&quot;insert into esglesia (id,nom,wikipedia) values (&quot;;[.A1014];&quot;,'&quot;;SUBSTITUTE([.B1014];&quot;'&quot;;&quot;''&quot;);&quot;','&quot;;SUBSTITUTE([.C1014];&quot;'&quot;;&quot;''&quot;);&quot;');&quot;)" office:value-type="string" office:string-value="insert into esglesia (id,nom,wikipedia) values (1013,'Sant Pere del Grau','Sant Pere del Grau');" calcext:value-type="string">
            <text:p>insert into esglesia (id,nom,wikipedia) values (1013,'Sant Pere del Grau','Sant Pere del Grau');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Sant Quirze de Subiradells</text:p>
          </table:table-cell>
          <table:table-cell/>
          <table:table-cell table:formula="of:=CONCATENATE(&quot;insert into esglesia (id,nom,wikipedia) values (&quot;;[.A1015];&quot;,'&quot;;SUBSTITUTE([.B1015];&quot;'&quot;;&quot;''&quot;);&quot;','&quot;;SUBSTITUTE([.C1015];&quot;'&quot;;&quot;''&quot;);&quot;');&quot;)" office:value-type="string" office:string-value="insert into esglesia (id,nom,wikipedia) values (1014,'Sant Quirze de Subiradells','Sant Quirze de Subiradells');" calcext:value-type="string">
            <text:p>insert into esglesia (id,nom,wikipedia) values (1014,'Sant Quirze de Subiradells','Sant Quirze de Subiradells');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Sant Romà de Sau</text:p>
          </table:table-cell>
          <table:table-cell/>
          <table:table-cell table:formula="of:=CONCATENATE(&quot;insert into esglesia (id,nom,wikipedia) values (&quot;;[.A1016];&quot;,'&quot;;SUBSTITUTE([.B1016];&quot;'&quot;;&quot;''&quot;);&quot;','&quot;;SUBSTITUTE([.C1016];&quot;'&quot;;&quot;''&quot;);&quot;');&quot;)" office:value-type="string" office:string-value="insert into esglesia (id,nom,wikipedia) values (1015,'Sant Romà de Sau','Sant Romà de Sau');" calcext:value-type="string">
            <text:p>insert into esglesia (id,nom,wikipedia) values (1015,'Sant Romà de Sau','Sant Romà de Sau');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Església de Sant Sadurní d'Osormort</text:p>
          </table:table-cell>
          <table:table-cell/>
          <table:table-cell table:formula="of:=CONCATENATE(&quot;insert into esglesia (id,nom,wikipedia) values (&quot;;[.A1017];&quot;,'&quot;;SUBSTITUTE([.B1017];&quot;'&quot;;&quot;''&quot;);&quot;','&quot;;SUBSTITUTE([.C1017];&quot;'&quot;;&quot;''&quot;);&quot;');&quot;)" office:value-type="string" office:string-value="insert into esglesia (id,nom,wikipedia) values (1016,'Església de Sant Sadurní d''Osormort','Església de Sant Sadurní d''Osormort');" calcext:value-type="string">
            <text:p>insert into esglesia (id,nom,wikipedia) values (1016,'Església de Sant Sadurní d''Osormort','Església de Sant Sadurní d''Osormort');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Sant Salvador de Bellver</text:p>
          </table:table-cell>
          <table:table-cell/>
          <table:table-cell table:formula="of:=CONCATENATE(&quot;insert into esglesia (id,nom,wikipedia) values (&quot;;[.A1018];&quot;,'&quot;;SUBSTITUTE([.B1018];&quot;'&quot;;&quot;''&quot;);&quot;','&quot;;SUBSTITUTE([.C1018];&quot;'&quot;;&quot;''&quot;);&quot;');&quot;)" office:value-type="string" office:string-value="insert into esglesia (id,nom,wikipedia) values (1017,'Sant Salvador de Bellver','Sant Salvador de Bellver');" calcext:value-type="string">
            <text:p>insert into esglesia (id,nom,wikipedia) values (1017,'Sant Salvador de Bellver','Sant Salvador de Bellver');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Sant Salvador de Serrallops</text:p>
          </table:table-cell>
          <table:table-cell/>
          <table:table-cell table:formula="of:=CONCATENATE(&quot;insert into esglesia (id,nom,wikipedia) values (&quot;;[.A1019];&quot;,'&quot;;SUBSTITUTE([.B1019];&quot;'&quot;;&quot;''&quot;);&quot;','&quot;;SUBSTITUTE([.C1019];&quot;'&quot;;&quot;''&quot;);&quot;');&quot;)" office:value-type="string" office:string-value="insert into esglesia (id,nom,wikipedia) values (1018,'Sant Salvador de Serrallops','Sant Salvador de Serrallops');" calcext:value-type="string">
            <text:p>insert into esglesia (id,nom,wikipedia) values (1018,'Sant Salvador de Serrallops','Sant Salvador de Serrallops');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Sant Vicenç d'Espinelves</text:p>
          </table:table-cell>
          <table:table-cell office:value-type="string" calcext:value-type="string">
            <text:p>Espinelves</text:p>
          </table:table-cell>
          <table:table-cell table:formula="of:=CONCATENATE(&quot;insert into esglesia (id,nom,wikipedia) values (&quot;;[.A1020];&quot;,'&quot;;SUBSTITUTE([.B1020];&quot;'&quot;;&quot;''&quot;);&quot;','&quot;;SUBSTITUTE([.C1020];&quot;'&quot;;&quot;''&quot;);&quot;');&quot;)" office:value-type="string" office:string-value="insert into esglesia (id,nom,wikipedia) values (1019,'Sant Vicenç d''Espinelves','Sant Vicenç d''Espinelves');" calcext:value-type="string">
            <text:p>insert into esglesia (id,nom,wikipedia) values (1019,'Sant Vicenç d''Espinelves','Sant Vicenç d''Espinelves');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Sant Vicenç de Malla</text:p>
          </table:table-cell>
          <table:table-cell/>
          <table:table-cell table:formula="of:=CONCATENATE(&quot;insert into esglesia (id,nom,wikipedia) values (&quot;;[.A1021];&quot;,'&quot;;SUBSTITUTE([.B1021];&quot;'&quot;;&quot;''&quot;);&quot;','&quot;;SUBSTITUTE([.C1021];&quot;'&quot;;&quot;''&quot;);&quot;');&quot;)" office:value-type="string" office:string-value="insert into esglesia (id,nom,wikipedia) values (1020,'Sant Vicenç de Malla','Sant Vicenç de Malla');" calcext:value-type="string">
            <text:p>insert into esglesia (id,nom,wikipedia) values (1020,'Sant Vicenç de Malla','Sant Vicenç de Malla');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Santa Anna de Mont-ral</text:p>
          </table:table-cell>
          <table:table-cell/>
          <table:table-cell table:formula="of:=CONCATENATE(&quot;insert into esglesia (id,nom,wikipedia) values (&quot;;[.A1022];&quot;,'&quot;;SUBSTITUTE([.B1022];&quot;'&quot;;&quot;''&quot;);&quot;','&quot;;SUBSTITUTE([.C1022];&quot;'&quot;;&quot;''&quot;);&quot;');&quot;)" office:value-type="string" office:string-value="insert into esglesia (id,nom,wikipedia) values (1021,'Santa Anna de Mont-ral','Santa Anna de Mont-ral');" calcext:value-type="string">
            <text:p>insert into esglesia (id,nom,wikipedia) values (1021,'Santa Anna de Mont-ral','Santa Anna de Mont-ral');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Església de Santa Eugènia de Berga</text:p>
          </table:table-cell>
          <table:table-cell/>
          <table:table-cell table:formula="of:=CONCATENATE(&quot;insert into esglesia (id,nom,wikipedia) values (&quot;;[.A1023];&quot;,'&quot;;SUBSTITUTE([.B1023];&quot;'&quot;;&quot;''&quot;);&quot;','&quot;;SUBSTITUTE([.C1023];&quot;'&quot;;&quot;''&quot;);&quot;');&quot;)" office:value-type="string" office:string-value="insert into esglesia (id,nom,wikipedia) values (1022,'Església de Santa Eugènia de Berga','Església de Santa Eugènia de Berga');" calcext:value-type="string">
            <text:p>insert into esglesia (id,nom,wikipedia) values (1022,'Església de Santa Eugènia de Berga','Església de Santa Eugènia de Berga');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>Santa Fe de Vilagelans</text:p>
          </table:table-cell>
          <table:table-cell/>
          <table:table-cell table:formula="of:=CONCATENATE(&quot;insert into esglesia (id,nom,wikipedia) values (&quot;;[.A1024];&quot;,'&quot;;SUBSTITUTE([.B1024];&quot;'&quot;;&quot;''&quot;);&quot;','&quot;;SUBSTITUTE([.C1024];&quot;'&quot;;&quot;''&quot;);&quot;');&quot;)" office:value-type="string" office:string-value="insert into esglesia (id,nom,wikipedia) values (1023,'Santa Fe de Vilagelans','Santa Fe de Vilagelans');" calcext:value-type="string">
            <text:p>insert into esglesia (id,nom,wikipedia) values (1023,'Santa Fe de Vilagelans','Santa Fe de Vilagelans');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Santa Margarida d'Ardola</text:p>
          </table:table-cell>
          <table:table-cell/>
          <table:table-cell table:formula="of:=CONCATENATE(&quot;insert into esglesia (id,nom,wikipedia) values (&quot;;[.A1025];&quot;,'&quot;;SUBSTITUTE([.B1025];&quot;'&quot;;&quot;''&quot;);&quot;','&quot;;SUBSTITUTE([.C1025];&quot;'&quot;;&quot;''&quot;);&quot;');&quot;)" office:value-type="string" office:string-value="insert into esglesia (id,nom,wikipedia) values (1024,'Santa Margarida d''Ardola','Santa Margarida d''Ardola');" calcext:value-type="string">
            <text:p>insert into esglesia (id,nom,wikipedia) values (1024,'Santa Margarida d''Ardola','Santa Margarida d''Ardola');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Santa Margarida de Cabagés</text:p>
          </table:table-cell>
          <table:table-cell/>
          <table:table-cell table:formula="of:=CONCATENATE(&quot;insert into esglesia (id,nom,wikipedia) values (&quot;;[.A1026];&quot;,'&quot;;SUBSTITUTE([.B1026];&quot;'&quot;;&quot;''&quot;);&quot;','&quot;;SUBSTITUTE([.C1026];&quot;'&quot;;&quot;''&quot;);&quot;');&quot;)" office:value-type="string" office:string-value="insert into esglesia (id,nom,wikipedia) values (1025,'Santa Margarida de Cabagés','Santa Margarida de Cabagés');" calcext:value-type="string">
            <text:p>insert into esglesia (id,nom,wikipedia) values (1025,'Santa Margarida de Cabagés','Santa Margarida de Cabagés');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Santa Margarida de Vilaltella</text:p>
          </table:table-cell>
          <table:table-cell/>
          <table:table-cell table:formula="of:=CONCATENATE(&quot;insert into esglesia (id,nom,wikipedia) values (&quot;;[.A1027];&quot;,'&quot;;SUBSTITUTE([.B1027];&quot;'&quot;;&quot;''&quot;);&quot;','&quot;;SUBSTITUTE([.C1027];&quot;'&quot;;&quot;''&quot;);&quot;');&quot;)" office:value-type="string" office:string-value="insert into esglesia (id,nom,wikipedia) values (1026,'Santa Margarida de Vilaltella','Santa Margarida de Vilaltella');" calcext:value-type="string">
            <text:p>insert into esglesia (id,nom,wikipedia) values (1026,'Santa Margarida de Vilaltella','Santa Margarida de Vilaltella');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Santa Maria de Folgueroles</text:p>
          </table:table-cell>
          <table:table-cell office:value-type="string" calcext:value-type="string">
            <text:p>Folgueroles</text:p>
          </table:table-cell>
          <table:table-cell table:formula="of:=CONCATENATE(&quot;insert into esglesia (id,nom,wikipedia) values (&quot;;[.A1028];&quot;,'&quot;;SUBSTITUTE([.B1028];&quot;'&quot;;&quot;''&quot;);&quot;','&quot;;SUBSTITUTE([.C1028];&quot;'&quot;;&quot;''&quot;);&quot;');&quot;)" office:value-type="string" office:string-value="insert into esglesia (id,nom,wikipedia) values (1027,'Santa Maria de Folgueroles','Santa Maria de Folgueroles');" calcext:value-type="string">
            <text:p>insert into esglesia (id,nom,wikipedia) values (1027,'Santa Maria de Folgueroles','Santa Maria de Folgueroles');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Santa Maria la Rodona</text:p>
          </table:table-cell>
          <table:table-cell/>
          <table:table-cell table:formula="of:=CONCATENATE(&quot;insert into esglesia (id,nom,wikipedia) values (&quot;;[.A1029];&quot;,'&quot;;SUBSTITUTE([.B1029];&quot;'&quot;;&quot;''&quot;);&quot;','&quot;;SUBSTITUTE([.C1029];&quot;'&quot;;&quot;''&quot;);&quot;');&quot;)" office:value-type="string" office:string-value="insert into esglesia (id,nom,wikipedia) values (1028,'Santa Maria la Rodona','Santa Maria la Rodona');" calcext:value-type="string">
            <text:p>insert into esglesia (id,nom,wikipedia) values (1028,'Santa Maria la Rodona','Santa Maria la Rodona');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Santa Maria de Palau de Gurb</text:p>
          </table:table-cell>
          <table:table-cell office:value-type="string" calcext:value-type="string">
            <text:p>Gurb</text:p>
          </table:table-cell>
          <table:table-cell table:formula="of:=CONCATENATE(&quot;insert into esglesia (id,nom,wikipedia) values (&quot;;[.A1030];&quot;,'&quot;;SUBSTITUTE([.B1030];&quot;'&quot;;&quot;''&quot;);&quot;','&quot;;SUBSTITUTE([.C1030];&quot;'&quot;;&quot;''&quot;);&quot;');&quot;)" office:value-type="string" office:string-value="insert into esglesia (id,nom,wikipedia) values (1029,'Santa Maria de Palau de Gurb','Santa Maria de Palau de Gurb');" calcext:value-type="string">
            <text:p>insert into esglesia (id,nom,wikipedia) values (1029,'Santa Maria de Palau de Gurb','Santa Maria de Palau de Gurb');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Santa Maria de Seva</text:p>
          </table:table-cell>
          <table:table-cell/>
          <table:table-cell table:formula="of:=CONCATENATE(&quot;insert into esglesia (id,nom,wikipedia) values (&quot;;[.A1031];&quot;,'&quot;;SUBSTITUTE([.B1031];&quot;'&quot;;&quot;''&quot;);&quot;','&quot;;SUBSTITUTE([.C1031];&quot;'&quot;;&quot;''&quot;);&quot;');&quot;)" office:value-type="string" office:string-value="insert into esglesia (id,nom,wikipedia) values (1030,'Santa Maria de Seva','Santa Maria de Seva');" calcext:value-type="string">
            <text:p>insert into esglesia (id,nom,wikipedia) values (1030,'Santa Maria de Seva','Santa Maria de Seva');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>Santa Maria de Vallclara</text:p>
          </table:table-cell>
          <table:table-cell/>
          <table:table-cell table:formula="of:=CONCATENATE(&quot;insert into esglesia (id,nom,wikipedia) values (&quot;;[.A1032];&quot;,'&quot;;SUBSTITUTE([.B1032];&quot;'&quot;;&quot;''&quot;);&quot;','&quot;;SUBSTITUTE([.C1032];&quot;'&quot;;&quot;''&quot;);&quot;');&quot;)" office:value-type="string" office:string-value="insert into esglesia (id,nom,wikipedia) values (1031,'Santa Maria de Vallclara','Santa Maria de Vallclara');" calcext:value-type="string">
            <text:p>insert into esglesia (id,nom,wikipedia) values (1031,'Santa Maria de Vallclara','Santa Maria de Vallclara');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Santa Maria de Vilalleons</text:p>
          </table:table-cell>
          <table:table-cell/>
          <table:table-cell table:formula="of:=CONCATENATE(&quot;insert into esglesia (id,nom,wikipedia) values (&quot;;[.A1033];&quot;,'&quot;;SUBSTITUTE([.B1033];&quot;'&quot;;&quot;''&quot;);&quot;','&quot;;SUBSTITUTE([.C1033];&quot;'&quot;;&quot;''&quot;);&quot;');&quot;)" office:value-type="string" office:string-value="insert into esglesia (id,nom,wikipedia) values (1032,'Santa Maria de Vilalleons','Santa Maria de Vilalleons');" calcext:value-type="string">
            <text:p>insert into esglesia (id,nom,wikipedia) values (1032,'Santa Maria de Vilalleons','Santa Maria de Vilalleons');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Santa Maria del Barri</text:p>
          </table:table-cell>
          <table:table-cell/>
          <table:table-cell table:formula="of:=CONCATENATE(&quot;insert into esglesia (id,nom,wikipedia) values (&quot;;[.A1034];&quot;,'&quot;;SUBSTITUTE([.B1034];&quot;'&quot;;&quot;''&quot;);&quot;','&quot;;SUBSTITUTE([.C1034];&quot;'&quot;;&quot;''&quot;);&quot;');&quot;)" office:value-type="string" office:string-value="insert into esglesia (id,nom,wikipedia) values (1033,'Santa Maria del Barri','Santa Maria del Barri');" calcext:value-type="string">
            <text:p>insert into esglesia (id,nom,wikipedia) values (1033,'Santa Maria del Barri','Santa Maria del Barri');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string" calcext:value-type="string">
            <text:p>Església de Sant Miquel de Sorerols</text:p>
          </table:table-cell>
          <table:table-cell/>
          <table:table-cell table:formula="of:=CONCATENATE(&quot;insert into esglesia (id,nom,wikipedia) values (&quot;;[.A1035];&quot;,'&quot;;SUBSTITUTE([.B1035];&quot;'&quot;;&quot;''&quot;);&quot;','&quot;;SUBSTITUTE([.C1035];&quot;'&quot;;&quot;''&quot;);&quot;');&quot;)" office:value-type="string" office:string-value="insert into esglesia (id,nom,wikipedia) values (1034,'Església de Sant Miquel de Sorerols','Església de Sant Miquel de Sorerols');" calcext:value-type="string">
            <text:p>insert into esglesia (id,nom,wikipedia) values (1034,'Església de Sant Miquel de Sorerols','Església de Sant Miquel de Sorerols');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Església de Sant Bartomeu Sesgorgues</text:p>
          </table:table-cell>
          <table:table-cell/>
          <table:table-cell table:formula="of:=CONCATENATE(&quot;insert into esglesia (id,nom,wikipedia) values (&quot;;[.A1036];&quot;,'&quot;;SUBSTITUTE([.B1036];&quot;'&quot;;&quot;''&quot;);&quot;','&quot;;SUBSTITUTE([.C1036];&quot;'&quot;;&quot;''&quot;);&quot;');&quot;)" office:value-type="string" office:string-value="insert into esglesia (id,nom,wikipedia) values (1035,'Església de Sant Bartomeu Sesgorgues','Església de Sant Bartomeu Sesgorgues');" calcext:value-type="string">
            <text:p>insert into esglesia (id,nom,wikipedia) values (1035,'Església de Sant Bartomeu Sesgorgues','Església de Sant Bartomeu Sesgorgues');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Sant Corneli de Tavertet</text:p>
          </table:table-cell>
          <table:table-cell/>
          <table:table-cell table:formula="of:=CONCATENATE(&quot;insert into esglesia (id,nom,wikipedia) values (&quot;;[.A1037];&quot;,'&quot;;SUBSTITUTE([.B1037];&quot;'&quot;;&quot;''&quot;);&quot;','&quot;;SUBSTITUTE([.C1037];&quot;'&quot;;&quot;''&quot;);&quot;');&quot;)" office:value-type="string" office:string-value="insert into esglesia (id,nom,wikipedia) values (1036,'Sant Corneli de Tavertet','Sant Corneli de Tavertet');" calcext:value-type="string">
            <text:p>insert into esglesia (id,nom,wikipedia) values (1036,'Sant Corneli de Tavertet','Sant Corneli de Tavertet');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>Sant Cristòfol de Tavertet</text:p>
          </table:table-cell>
          <table:table-cell/>
          <table:table-cell table:formula="of:=CONCATENATE(&quot;insert into esglesia (id,nom,wikipedia) values (&quot;;[.A1038];&quot;,'&quot;;SUBSTITUTE([.B1038];&quot;'&quot;;&quot;''&quot;);&quot;','&quot;;SUBSTITUTE([.C1038];&quot;'&quot;;&quot;''&quot;);&quot;');&quot;)" office:value-type="string" office:string-value="insert into esglesia (id,nom,wikipedia) values (1037,'Sant Cristòfol de Tavertet','Sant Cristòfol de Tavertet');" calcext:value-type="string">
            <text:p>insert into esglesia (id,nom,wikipedia) values (1037,'Sant Cristòfol de Tavertet','Sant Cristòfol de Tavertet');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Santa Cília de Sorerols</text:p>
          </table:table-cell>
          <table:table-cell/>
          <table:table-cell table:formula="of:=CONCATENATE(&quot;insert into esglesia (id,nom,wikipedia) values (&quot;;[.A1039];&quot;,'&quot;;SUBSTITUTE([.B1039];&quot;'&quot;;&quot;''&quot;);&quot;','&quot;;SUBSTITUTE([.C1039];&quot;'&quot;;&quot;''&quot;);&quot;');&quot;)" office:value-type="string" office:string-value="insert into esglesia (id,nom,wikipedia) values (1038,'Santa Cília de Sorerols','Santa Cília de Sorerols');" calcext:value-type="string">
            <text:p>insert into esglesia (id,nom,wikipedia) values (1038,'Santa Cília de Sorerols','Santa Cília de Sorerols');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Castell i església de la Mare de Déu d'Arbul</text:p>
          </table:table-cell>
          <table:table-cell/>
          <table:table-cell table:formula="of:=CONCATENATE(&quot;insert into esglesia (id,nom,wikipedia) values (&quot;;[.A1040];&quot;,'&quot;;SUBSTITUTE([.B1040];&quot;'&quot;;&quot;''&quot;);&quot;','&quot;;SUBSTITUTE([.C1040];&quot;'&quot;;&quot;''&quot;);&quot;');&quot;)" office:value-type="string" office:string-value="insert into esglesia (id,nom,wikipedia) values (1039,'Castell i església de la Mare de Déu d''Arbul','Castell i església de la Mare de Déu d''Arbul');" calcext:value-type="string">
            <text:p>insert into esglesia (id,nom,wikipedia) values (1039,'Castell i església de la Mare de Déu d''Arbul','Castell i església de la Mare de Déu d''Arbul');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string" calcext:value-type="string">
            <text:p>Sant Andreu de Llimiana</text:p>
          </table:table-cell>
          <table:table-cell office:value-type="string" calcext:value-type="string">
            <text:p>Lliminana</text:p>
          </table:table-cell>
          <table:table-cell table:formula="of:=CONCATENATE(&quot;insert into esglesia (id,nom,wikipedia) values (&quot;;[.A1041];&quot;,'&quot;;SUBSTITUTE([.B1041];&quot;'&quot;;&quot;''&quot;);&quot;','&quot;;SUBSTITUTE([.C1041];&quot;'&quot;;&quot;''&quot;);&quot;');&quot;)" office:value-type="string" office:string-value="insert into esglesia (id,nom,wikipedia) values (1040,'Sant Andreu de Llimiana','Sant Andreu de Llimiana');" calcext:value-type="string">
            <text:p>insert into esglesia (id,nom,wikipedia) values (1040,'Sant Andreu de Llimiana','Sant Andreu de Llimiana');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Sant Antoni de Susterris</text:p>
          </table:table-cell>
          <table:table-cell office:value-type="string" calcext:value-type="string">
            <text:p>Lliminana</text:p>
          </table:table-cell>
          <table:table-cell table:formula="of:=CONCATENATE(&quot;insert into esglesia (id,nom,wikipedia) values (&quot;;[.A1042];&quot;,'&quot;;SUBSTITUTE([.B1042];&quot;'&quot;;&quot;''&quot;);&quot;','&quot;;SUBSTITUTE([.C1042];&quot;'&quot;;&quot;''&quot;);&quot;');&quot;)" office:value-type="string" office:string-value="insert into esglesia (id,nom,wikipedia) values (1041,'Sant Antoni de Susterris','Sant Antoni de Susterris');" calcext:value-type="string">
            <text:p>insert into esglesia (id,nom,wikipedia) values (1041,'Sant Antoni de Susterris','Sant Antoni de Susterris');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string" calcext:value-type="string">
            <text:p>Sant Miquel de Llimiana</text:p>
          </table:table-cell>
          <table:table-cell office:value-type="string" calcext:value-type="string">
            <text:p>Lliminana</text:p>
          </table:table-cell>
          <table:table-cell table:formula="of:=CONCATENATE(&quot;insert into esglesia (id,nom,wikipedia) values (&quot;;[.A1043];&quot;,'&quot;;SUBSTITUTE([.B1043];&quot;'&quot;;&quot;''&quot;);&quot;','&quot;;SUBSTITUTE([.C1043];&quot;'&quot;;&quot;''&quot;);&quot;');&quot;)" office:value-type="string" office:string-value="insert into esglesia (id,nom,wikipedia) values (1042,'Sant Miquel de Llimiana','Sant Miquel de Llimiana');" calcext:value-type="string">
            <text:p>insert into esglesia (id,nom,wikipedia) values (1042,'Sant Miquel de Llimiana','Sant Miquel de Llimiana');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Sant Salvador del Bosc</text:p>
          </table:table-cell>
          <table:table-cell office:value-type="string" calcext:value-type="string">
            <text:p>Lliminana</text:p>
          </table:table-cell>
          <table:table-cell table:formula="of:=CONCATENATE(&quot;insert into esglesia (id,nom,wikipedia) values (&quot;;[.A1044];&quot;,'&quot;;SUBSTITUTE([.B1044];&quot;'&quot;;&quot;''&quot;);&quot;','&quot;;SUBSTITUTE([.C1044];&quot;'&quot;;&quot;''&quot;);&quot;');&quot;)" office:value-type="string" office:string-value="insert into esglesia (id,nom,wikipedia) values (1043,'Sant Salvador del Bosc','Sant Salvador del Bosc');" calcext:value-type="string">
            <text:p>insert into esglesia (id,nom,wikipedia) values (1043,'Sant Salvador del Bosc','Sant Salvador del Bosc');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Santa Maria de Castelló d'Encús</text:p>
          </table:table-cell>
          <table:table-cell office:value-type="string" calcext:value-type="string">
            <text:p>Lliminana</text:p>
          </table:table-cell>
          <table:table-cell table:formula="of:=CONCATENATE(&quot;insert into esglesia (id,nom,wikipedia) values (&quot;;[.A1045];&quot;,'&quot;;SUBSTITUTE([.B1045];&quot;'&quot;;&quot;''&quot;);&quot;','&quot;;SUBSTITUTE([.C1045];&quot;'&quot;;&quot;''&quot;);&quot;');&quot;)" office:value-type="string" office:string-value="insert into esglesia (id,nom,wikipedia) values (1044,'Santa Maria de Castelló d''Encús','Santa Maria de Castelló d''Encús');" calcext:value-type="string">
            <text:p>insert into esglesia (id,nom,wikipedia) values (1044,'Santa Maria de Castelló d''Encús','Santa Maria de Castelló d''Encús');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Santa Maria de Llimiana</text:p>
          </table:table-cell>
          <table:table-cell office:value-type="string" calcext:value-type="string">
            <text:p>Lliminana</text:p>
          </table:table-cell>
          <table:table-cell table:formula="of:=CONCATENATE(&quot;insert into esglesia (id,nom,wikipedia) values (&quot;;[.A1046];&quot;,'&quot;;SUBSTITUTE([.B1046];&quot;'&quot;;&quot;''&quot;);&quot;','&quot;;SUBSTITUTE([.C1046];&quot;'&quot;;&quot;''&quot;);&quot;');&quot;)" office:value-type="string" office:string-value="insert into esglesia (id,nom,wikipedia) values (1045,'Santa Maria de Llimiana','Santa Maria de Llimiana');" calcext:value-type="string">
            <text:p>insert into esglesia (id,nom,wikipedia) values (1045,'Santa Maria de Llimiana','Santa Maria de Llimiana');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as Palou</text:p>
          </table:table-cell>
          <table:table-cell office:value-type="string" calcext:value-type="string">
            <text:p>Mas Palou (Abella de la Conca)</text:p>
          </table:table-cell>
          <table:table-cell office:value-type="string" calcext:value-type="string">
            <text:p>Abella de la Conca</text:p>
          </table:table-cell>
          <table:table-cell table:formula="of:=CONCATENATE(&quot;insert into esglesia (id,nom,wikipedia) values (&quot;;[.A1047];&quot;,'&quot;;SUBSTITUTE([.B1047];&quot;'&quot;;&quot;''&quot;);&quot;','&quot;;SUBSTITUTE([.C1047];&quot;'&quot;;&quot;''&quot;);&quot;');&quot;)" office:value-type="string" office:string-value="insert into esglesia (id,nom,wikipedia) values (1046,'Mas Palou','Mas Palou (Abella de la Conca)');" calcext:value-type="string">
            <text:p>insert into esglesia (id,nom,wikipedia) values (1046,'Mas Palou','Mas Palou (Abella de la Conca)');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Sant Antoni de la Rua</text:p>
          </table:table-cell>
          <table:table-cell office:value-type="string" calcext:value-type="string">
            <text:p>Abella de la Conca</text:p>
          </table:table-cell>
          <table:table-cell table:formula="of:=CONCATENATE(&quot;insert into esglesia (id,nom,wikipedia) values (&quot;;[.A1048];&quot;,'&quot;;SUBSTITUTE([.B1048];&quot;'&quot;;&quot;''&quot;);&quot;','&quot;;SUBSTITUTE([.C1048];&quot;'&quot;;&quot;''&quot;);&quot;');&quot;)" office:value-type="string" office:string-value="insert into esglesia (id,nom,wikipedia) values (1047,'Sant Antoni de la Rua','Sant Antoni de la Rua');" calcext:value-type="string">
            <text:p>insert into esglesia (id,nom,wikipedia) values (1047,'Sant Antoni de la Rua','Sant Antoni de la Rua');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string" calcext:value-type="string">
            <text:p>Sant Esteve d'Abella de la Conca</text:p>
          </table:table-cell>
          <table:table-cell office:value-type="string" calcext:value-type="string">
            <text:p>Abella de la Conca</text:p>
          </table:table-cell>
          <table:table-cell table:formula="of:=CONCATENATE(&quot;insert into esglesia (id,nom,wikipedia) values (&quot;;[.A1049];&quot;,'&quot;;SUBSTITUTE([.B1049];&quot;'&quot;;&quot;''&quot;);&quot;','&quot;;SUBSTITUTE([.C1049];&quot;'&quot;;&quot;''&quot;);&quot;');&quot;)" office:value-type="string" office:string-value="insert into esglesia (id,nom,wikipedia) values (1048,'Sant Esteve d''Abella de la Conca','Sant Esteve d''Abella de la Conca');" calcext:value-type="string">
            <text:p>insert into esglesia (id,nom,wikipedia) values (1048,'Sant Esteve d''Abella de la Conca','Sant Esteve d''Abella de la Conca');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string" calcext:value-type="string">
            <text:p>Sant Miquel d'Abella de la Conca</text:p>
          </table:table-cell>
          <table:table-cell office:value-type="string" calcext:value-type="string">
            <text:p>Abella de la Conca</text:p>
          </table:table-cell>
          <table:table-cell table:formula="of:=CONCATENATE(&quot;insert into esglesia (id,nom,wikipedia) values (&quot;;[.A1050];&quot;,'&quot;;SUBSTITUTE([.B1050];&quot;'&quot;;&quot;''&quot;);&quot;','&quot;;SUBSTITUTE([.C1050];&quot;'&quot;;&quot;''&quot;);&quot;');&quot;)" office:value-type="string" office:string-value="insert into esglesia (id,nom,wikipedia) values (1049,'Sant Miquel d''Abella de la Conca','Sant Miquel d''Abella de la Conca');" calcext:value-type="string">
            <text:p>insert into esglesia (id,nom,wikipedia) values (1049,'Sant Miquel d''Abella de la Conca','Sant Miquel d''Abella de la Conca');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Sant Vicenç de Bóixols</text:p>
          </table:table-cell>
          <table:table-cell office:value-type="string" calcext:value-type="string">
            <text:p>Abella de la Conca</text:p>
          </table:table-cell>
          <table:table-cell table:formula="of:=CONCATENATE(&quot;insert into esglesia (id,nom,wikipedia) values (&quot;;[.A1051];&quot;,'&quot;;SUBSTITUTE([.B1051];&quot;'&quot;;&quot;''&quot;);&quot;','&quot;;SUBSTITUTE([.C1051];&quot;'&quot;;&quot;''&quot;);&quot;');&quot;)" office:value-type="string" office:string-value="insert into esglesia (id,nom,wikipedia) values (1050,'Sant Vicenç de Bóixols','Sant Vicenç de Bóixols');" calcext:value-type="string">
            <text:p>insert into esglesia (id,nom,wikipedia) values (1050,'Sant Vicenç de Bóixols','Sant Vicenç de Bóixols');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Santa Cauberola d'Abella de la Conca</text:p>
          </table:table-cell>
          <table:table-cell office:value-type="string" calcext:value-type="string">
            <text:p>Abella de la Conca</text:p>
          </table:table-cell>
          <table:table-cell table:formula="of:=CONCATENATE(&quot;insert into esglesia (id,nom,wikipedia) values (&quot;;[.A1052];&quot;,'&quot;;SUBSTITUTE([.B1052];&quot;'&quot;;&quot;''&quot;);&quot;','&quot;;SUBSTITUTE([.C1052];&quot;'&quot;;&quot;''&quot;);&quot;');&quot;)" office:value-type="string" office:string-value="insert into esglesia (id,nom,wikipedia) values (1051,'Santa Cauberola d''Abella de la Conca','Santa Cauberola d''Abella de la Conca');" calcext:value-type="string">
            <text:p>insert into esglesia (id,nom,wikipedia) values (1051,'Santa Cauberola d''Abella de la Conca','Santa Cauberola d''Abella de la Conca');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string" calcext:value-type="string">
            <text:p>La Santíssima Trinitat de Faidella</text:p>
          </table:table-cell>
          <table:table-cell/>
          <table:table-cell table:formula="of:=CONCATENATE(&quot;insert into esglesia (id,nom,wikipedia) values (&quot;;[.A1053];&quot;,'&quot;;SUBSTITUTE([.B1053];&quot;'&quot;;&quot;''&quot;);&quot;','&quot;;SUBSTITUTE([.C1053];&quot;'&quot;;&quot;''&quot;);&quot;');&quot;)" office:value-type="string" office:string-value="insert into esglesia (id,nom,wikipedia) values (1052,'La Santíssima Trinitat de Faidella','La Santíssima Trinitat de Faidella');" calcext:value-type="string">
            <text:p>insert into esglesia (id,nom,wikipedia) values (1052,'La Santíssima Trinitat de Faidella','La Santíssima Trinitat de Faidella');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Sant Feliu de Guàrdia</text:p>
          </table:table-cell>
          <table:table-cell/>
          <table:table-cell table:formula="of:=CONCATENATE(&quot;insert into esglesia (id,nom,wikipedia) values (&quot;;[.A1054];&quot;,'&quot;;SUBSTITUTE([.B1054];&quot;'&quot;;&quot;''&quot;);&quot;','&quot;;SUBSTITUTE([.C1054];&quot;'&quot;;&quot;''&quot;);&quot;');&quot;)" office:value-type="string" office:string-value="insert into esglesia (id,nom,wikipedia) values (1053,'Sant Feliu de Guàrdia','Sant Feliu de Guàrdia');" calcext:value-type="string">
            <text:p>insert into esglesia (id,nom,wikipedia) values (1053,'Sant Feliu de Guàrdia','Sant Feliu de Guàrdia');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Santa Maria de Cellers</text:p>
          </table:table-cell>
          <table:table-cell office:value-type="string" calcext:value-type="string">
            <text:p>Cellers</text:p>
          </table:table-cell>
          <table:table-cell table:formula="of:=CONCATENATE(&quot;insert into esglesia (id,nom,wikipedia) values (&quot;;[.A1055];&quot;,'&quot;;SUBSTITUTE([.B1055];&quot;'&quot;;&quot;''&quot;);&quot;','&quot;;SUBSTITUTE([.C1055];&quot;'&quot;;&quot;''&quot;);&quot;');&quot;)" office:value-type="string" office:string-value="insert into esglesia (id,nom,wikipedia) values (1054,'Santa Maria de Cellers','Santa Maria de Cellers');" calcext:value-type="string">
            <text:p>insert into esglesia (id,nom,wikipedia) values (1054,'Santa Maria de Cellers','Santa Maria de Cellers');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Santa Maria de Guàrdia de Tremp</text:p>
          </table:table-cell>
          <table:table-cell/>
          <table:table-cell table:formula="of:=CONCATENATE(&quot;insert into esglesia (id,nom,wikipedia) values (&quot;;[.A1056];&quot;,'&quot;;SUBSTITUTE([.B1056];&quot;'&quot;;&quot;''&quot;);&quot;','&quot;;SUBSTITUTE([.C1056];&quot;'&quot;;&quot;''&quot;);&quot;');&quot;)" office:value-type="string" office:string-value="insert into esglesia (id,nom,wikipedia) values (1055,'Santa Maria de Guàrdia de Tremp','Santa Maria de Guàrdia de Tremp');" calcext:value-type="string">
            <text:p>insert into esglesia (id,nom,wikipedia) values (1055,'Santa Maria de Guàrdia de Tremp','Santa Maria de Guàrdia de Tremp');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string" calcext:value-type="string">
            <text:p>Sant Fruitós de Claveral</text:p>
          </table:table-cell>
          <table:table-cell/>
          <table:table-cell table:formula="of:=CONCATENATE(&quot;insert into esglesia (id,nom,wikipedia) values (&quot;;[.A1057];&quot;,'&quot;;SUBSTITUTE([.B1057];&quot;'&quot;;&quot;''&quot;);&quot;','&quot;;SUBSTITUTE([.C1057];&quot;'&quot;;&quot;''&quot;);&quot;');&quot;)" office:value-type="string" office:string-value="insert into esglesia (id,nom,wikipedia) values (1056,'Sant Fruitós de Claveral','Sant Fruitós de Claveral');" calcext:value-type="string">
            <text:p>insert into esglesia (id,nom,wikipedia) values (1056,'Sant Fruitós de Claveral','Sant Fruitós de Claveral');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string" calcext:value-type="string">
            <text:p>Sant Miquel de Collmorter</text:p>
          </table:table-cell>
          <table:table-cell/>
          <table:table-cell table:formula="of:=CONCATENATE(&quot;insert into esglesia (id,nom,wikipedia) values (&quot;;[.A1058];&quot;,'&quot;;SUBSTITUTE([.B1058];&quot;'&quot;;&quot;''&quot;);&quot;','&quot;;SUBSTITUTE([.C1058];&quot;'&quot;;&quot;''&quot;);&quot;');&quot;)" office:value-type="string" office:string-value="insert into esglesia (id,nom,wikipedia) values (1057,'Sant Miquel de Collmorter','Sant Miquel de Collmorter');" calcext:value-type="string">
            <text:p>insert into esglesia (id,nom,wikipedia) values (1057,'Sant Miquel de Collmorter','Sant Miquel de Collmorter');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Sant Gregori del Mas d'Eloi</text:p>
          </table:table-cell>
          <table:table-cell/>
          <table:table-cell table:formula="of:=CONCATENATE(&quot;insert into esglesia (id,nom,wikipedia) values (&quot;;[.A1059];&quot;,'&quot;;SUBSTITUTE([.B1059];&quot;'&quot;;&quot;''&quot;);&quot;','&quot;;SUBSTITUTE([.C1059];&quot;'&quot;;&quot;''&quot;);&quot;');&quot;)" office:value-type="string" office:string-value="insert into esglesia (id,nom,wikipedia) values (1058,'Sant Gregori del Mas d''Eloi','Sant Gregori del Mas d''Eloi');" calcext:value-type="string">
            <text:p>insert into esglesia (id,nom,wikipedia) values (1058,'Sant Gregori del Mas d''Eloi','Sant Gregori del Mas d''Eloi');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string" calcext:value-type="string">
            <text:p>Sant Martí del Meüll</text:p>
          </table:table-cell>
          <table:table-cell/>
          <table:table-cell table:formula="of:=CONCATENATE(&quot;insert into esglesia (id,nom,wikipedia) values (&quot;;[.A1060];&quot;,'&quot;;SUBSTITUTE([.B1060];&quot;'&quot;;&quot;''&quot;);&quot;','&quot;;SUBSTITUTE([.C1060];&quot;'&quot;;&quot;''&quot;);&quot;');&quot;)" office:value-type="string" office:string-value="insert into esglesia (id,nom,wikipedia) values (1059,'Sant Martí del Meüll','Sant Martí del Meüll');" calcext:value-type="string">
            <text:p>insert into esglesia (id,nom,wikipedia) values (1059,'Sant Martí del Meüll','Sant Martí del Meüll');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Sant Valentí de Mur</text:p>
          </table:table-cell>
          <table:table-cell/>
          <table:table-cell table:formula="of:=CONCATENATE(&quot;insert into esglesia (id,nom,wikipedia) values (&quot;;[.A1061];&quot;,'&quot;;SUBSTITUTE([.B1061];&quot;'&quot;;&quot;''&quot;);&quot;','&quot;;SUBSTITUTE([.C1061];&quot;'&quot;;&quot;''&quot;);&quot;');&quot;)" office:value-type="string" office:string-value="insert into esglesia (id,nom,wikipedia) values (1060,'Sant Valentí de Mur','Sant Valentí de Mur');" calcext:value-type="string">
            <text:p>insert into esglesia (id,nom,wikipedia) values (1060,'Sant Valentí de Mur','Sant Valentí de Mur');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Església de Santa Llúcia de Mur</text:p>
          </table:table-cell>
          <table:table-cell office:value-type="string" calcext:value-type="string">
            <text:p>Santa Llúcia de Mur (església)</text:p>
          </table:table-cell>
          <table:table-cell/>
          <table:table-cell table:formula="of:=CONCATENATE(&quot;insert into esglesia (id,nom,wikipedia) values (&quot;;[.A1062];&quot;,'&quot;;SUBSTITUTE([.B1062];&quot;'&quot;;&quot;''&quot;);&quot;','&quot;;SUBSTITUTE([.C1062];&quot;'&quot;;&quot;''&quot;);&quot;');&quot;)" office:value-type="string" office:string-value="insert into esglesia (id,nom,wikipedia) values (1061,'Església de Santa Llúcia de Mur','Santa Llúcia de Mur (església)');" calcext:value-type="string">
            <text:p>insert into esglesia (id,nom,wikipedia) values (1061,'Església de Santa Llúcia de Mur','Santa Llúcia de Mur (església)');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string" calcext:value-type="string">
            <text:p>Santa Maria de Mur</text:p>
          </table:table-cell>
          <table:table-cell/>
          <table:table-cell table:formula="of:=CONCATENATE(&quot;insert into esglesia (id,nom,wikipedia) values (&quot;;[.A1063];&quot;,'&quot;;SUBSTITUTE([.B1063];&quot;'&quot;;&quot;''&quot;);&quot;','&quot;;SUBSTITUTE([.C1063];&quot;'&quot;;&quot;''&quot;);&quot;');&quot;)" office:value-type="string" office:string-value="insert into esglesia (id,nom,wikipedia) values (1062,'Santa Maria de Mur','Santa Maria de Mur');" calcext:value-type="string">
            <text:p>insert into esglesia (id,nom,wikipedia) values (1062,'Santa Maria de Mur','Santa Maria de Mur');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Sant Aleix de Claverol</text:p>
          </table:table-cell>
          <table:table-cell/>
          <table:table-cell table:formula="of:=CONCATENATE(&quot;insert into esglesia (id,nom,wikipedia) values (&quot;;[.A1064];&quot;,'&quot;;SUBSTITUTE([.B1064];&quot;'&quot;;&quot;''&quot;);&quot;','&quot;;SUBSTITUTE([.C1064];&quot;'&quot;;&quot;''&quot;);&quot;');&quot;)" office:value-type="string" office:string-value="insert into esglesia (id,nom,wikipedia) values (1063,'Sant Aleix de Claverol','Sant Aleix de Claverol');" calcext:value-type="string">
            <text:p>insert into esglesia (id,nom,wikipedia) values (1063,'Sant Aleix de Claverol','Sant Aleix de Claverol');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string" calcext:value-type="string">
            <text:p>Mare de Déu de la Serreta</text:p>
          </table:table-cell>
          <table:table-cell/>
          <table:table-cell table:formula="of:=CONCATENATE(&quot;insert into esglesia (id,nom,wikipedia) values (&quot;;[.A1065];&quot;,'&quot;;SUBSTITUTE([.B1065];&quot;'&quot;;&quot;''&quot;);&quot;','&quot;;SUBSTITUTE([.C1065];&quot;'&quot;;&quot;''&quot;);&quot;');&quot;)" office:value-type="string" office:string-value="insert into esglesia (id,nom,wikipedia) values (1064,'Mare de Déu de la Serreta','Mare de Déu de la Serreta');" calcext:value-type="string">
            <text:p>insert into esglesia (id,nom,wikipedia) values (1064,'Mare de Déu de la Serreta','Mare de Déu de la Serreta');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string" calcext:value-type="string">
            <text:p>Església de Sant Martí de Canals</text:p>
          </table:table-cell>
          <table:table-cell/>
          <table:table-cell table:formula="of:=CONCATENATE(&quot;insert into esglesia (id,nom,wikipedia) values (&quot;;[.A1066];&quot;,'&quot;;SUBSTITUTE([.B1066];&quot;'&quot;;&quot;''&quot;);&quot;','&quot;;SUBSTITUTE([.C1066];&quot;'&quot;;&quot;''&quot;);&quot;');&quot;)" office:value-type="string" office:string-value="insert into esglesia (id,nom,wikipedia) values (1065,'Església de Sant Martí de Canals','Església de Sant Martí de Canals');" calcext:value-type="string">
            <text:p>insert into esglesia (id,nom,wikipedia) values (1065,'Església de Sant Martí de Canals','Església de Sant Martí de Canals');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Mare de Déu del Camp</text:p>
          </table:table-cell>
          <table:table-cell/>
          <table:table-cell table:formula="of:=CONCATENATE(&quot;insert into esglesia (id,nom,wikipedia) values (&quot;;[.A1067];&quot;,'&quot;;SUBSTITUTE([.B1067];&quot;'&quot;;&quot;''&quot;);&quot;','&quot;;SUBSTITUTE([.C1067];&quot;'&quot;;&quot;''&quot;);&quot;');&quot;)" office:value-type="string" office:string-value="insert into esglesia (id,nom,wikipedia) values (1066,'Mare de Déu del Camp','Mare de Déu del Camp');" calcext:value-type="string">
            <text:p>insert into esglesia (id,nom,wikipedia) values (1066,'Mare de Déu del Camp','Mare de Déu del Camp');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string" calcext:value-type="string">
            <text:p>Sant Antoni d'Aramunt</text:p>
          </table:table-cell>
          <table:table-cell office:value-type="string" calcext:value-type="string">
            <text:p>Aramunt</text:p>
          </table:table-cell>
          <table:table-cell table:formula="of:=CONCATENATE(&quot;insert into esglesia (id,nom,wikipedia) values (&quot;;[.A1068];&quot;,'&quot;;SUBSTITUTE([.B1068];&quot;'&quot;;&quot;''&quot;);&quot;','&quot;;SUBSTITUTE([.C1068];&quot;'&quot;;&quot;''&quot;);&quot;');&quot;)" office:value-type="string" office:string-value="insert into esglesia (id,nom,wikipedia) values (1067,'Sant Antoni d''Aramunt','Sant Antoni d''Aramunt');" calcext:value-type="string">
            <text:p>insert into esglesia (id,nom,wikipedia) values (1067,'Sant Antoni d''Aramunt','Sant Antoni d''Aramunt');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string" calcext:value-type="string">
            <text:p>Sant Corneli d'Aramunt</text:p>
          </table:table-cell>
          <table:table-cell office:value-type="string" calcext:value-type="string">
            <text:p>Aramunt</text:p>
          </table:table-cell>
          <table:table-cell table:formula="of:=CONCATENATE(&quot;insert into esglesia (id,nom,wikipedia) values (&quot;;[.A1069];&quot;,'&quot;;SUBSTITUTE([.B1069];&quot;'&quot;;&quot;''&quot;);&quot;','&quot;;SUBSTITUTE([.C1069];&quot;'&quot;;&quot;''&quot;);&quot;');&quot;)" office:value-type="string" office:string-value="insert into esglesia (id,nom,wikipedia) values (1068,'Sant Corneli d''Aramunt','Sant Corneli d''Aramunt');" calcext:value-type="string">
            <text:p>insert into esglesia (id,nom,wikipedia) values (1068,'Sant Corneli d''Aramunt','Sant Corneli d''Aramunt');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string" calcext:value-type="string">
            <text:p>Sant Fructuós d'Aramunt</text:p>
          </table:table-cell>
          <table:table-cell office:value-type="string" calcext:value-type="string">
            <text:p>Aramunt</text:p>
          </table:table-cell>
          <table:table-cell table:formula="of:=CONCATENATE(&quot;insert into esglesia (id,nom,wikipedia) values (&quot;;[.A1070];&quot;,'&quot;;SUBSTITUTE([.B1070];&quot;'&quot;;&quot;''&quot;);&quot;','&quot;;SUBSTITUTE([.C1070];&quot;'&quot;;&quot;''&quot;);&quot;');&quot;)" office:value-type="string" office:string-value="insert into esglesia (id,nom,wikipedia) values (1069,'Sant Fructuós d''Aramunt','Sant Fructuós d''Aramunt');" calcext:value-type="string">
            <text:p>insert into esglesia (id,nom,wikipedia) values (1069,'Sant Fructuós d''Aramunt','Sant Fructuós d''Aramunt');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Esglésdia de Sant Miquel</text:p>
          </table:table-cell>
          <table:table-cell office:value-type="string" calcext:value-type="string">
            <text:p>Sant Miquel (Aramunt)</text:p>
          </table:table-cell>
          <table:table-cell office:value-type="string" calcext:value-type="string">
            <text:p>Aramunt</text:p>
          </table:table-cell>
          <table:table-cell table:formula="of:=CONCATENATE(&quot;insert into esglesia (id,nom,wikipedia) values (&quot;;[.A1071];&quot;,'&quot;;SUBSTITUTE([.B1071];&quot;'&quot;;&quot;''&quot;);&quot;','&quot;;SUBSTITUTE([.C1071];&quot;'&quot;;&quot;''&quot;);&quot;');&quot;)" office:value-type="string" office:string-value="insert into esglesia (id,nom,wikipedia) values (1070,'Esglésdia de Sant Miquel','Sant Miquel (Aramunt)');" calcext:value-type="string">
            <text:p>insert into esglesia (id,nom,wikipedia) values (1070,'Esglésdia de Sant Miquel','Sant Miquel (Aramunt)');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Mare de Déu de la Plana</text:p>
          </table:table-cell>
          <table:table-cell/>
          <table:table-cell table:formula="of:=CONCATENATE(&quot;insert into esglesia (id,nom,wikipedia) values (&quot;;[.A1072];&quot;,'&quot;;SUBSTITUTE([.B1072];&quot;'&quot;;&quot;''&quot;);&quot;','&quot;;SUBSTITUTE([.C1072];&quot;'&quot;;&quot;''&quot;);&quot;');&quot;)" office:value-type="string" office:string-value="insert into esglesia (id,nom,wikipedia) values (1071,'Mare de Déu de la Plana','Mare de Déu de la Plana');" calcext:value-type="string">
            <text:p>insert into esglesia (id,nom,wikipedia) values (1071,'Mare de Déu de la Plana','Mare de Déu de la Plana');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string" calcext:value-type="string">
            <text:p>Sant Cristòfol de Montpedrós</text:p>
          </table:table-cell>
          <table:table-cell/>
          <table:table-cell table:formula="of:=CONCATENATE(&quot;insert into esglesia (id,nom,wikipedia) values (&quot;;[.A1073];&quot;,'&quot;;SUBSTITUTE([.B1073];&quot;'&quot;;&quot;''&quot;);&quot;','&quot;;SUBSTITUTE([.C1073];&quot;'&quot;;&quot;''&quot;);&quot;');&quot;)" office:value-type="string" office:string-value="insert into esglesia (id,nom,wikipedia) values (1072,'Sant Cristòfol de Montpedrós','Sant Cristòfol de Montpedrós');" calcext:value-type="string">
            <text:p>insert into esglesia (id,nom,wikipedia) values (1072,'Sant Cristòfol de Montpedrós','Sant Cristòfol de Montpedrós');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string" calcext:value-type="string">
            <text:p>Sant Martí de Vilanoveta</text:p>
          </table:table-cell>
          <table:table-cell/>
          <table:table-cell table:formula="of:=CONCATENATE(&quot;insert into esglesia (id,nom,wikipedia) values (&quot;;[.A1074];&quot;,'&quot;;SUBSTITUTE([.B1074];&quot;'&quot;;&quot;''&quot;);&quot;','&quot;;SUBSTITUTE([.C1074];&quot;'&quot;;&quot;''&quot;);&quot;');&quot;)" office:value-type="string" office:string-value="insert into esglesia (id,nom,wikipedia) values (1073,'Sant Martí de Vilanoveta','Sant Martí de Vilanoveta');" calcext:value-type="string">
            <text:p>insert into esglesia (id,nom,wikipedia) values (1073,'Sant Martí de Vilanoveta','Sant Martí de Vilanoveta');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string" calcext:value-type="string">
            <text:p>Sant Pere de Vilanoveta</text:p>
          </table:table-cell>
          <table:table-cell/>
          <table:table-cell table:formula="of:=CONCATENATE(&quot;insert into esglesia (id,nom,wikipedia) values (&quot;;[.A1075];&quot;,'&quot;;SUBSTITUTE([.B1075];&quot;'&quot;;&quot;''&quot;);&quot;','&quot;;SUBSTITUTE([.C1075];&quot;'&quot;;&quot;''&quot;);&quot;');&quot;)" office:value-type="string" office:string-value="insert into esglesia (id,nom,wikipedia) values (1074,'Sant Pere de Vilanoveta','Sant Pere de Vilanoveta');" calcext:value-type="string">
            <text:p>insert into esglesia (id,nom,wikipedia) values (1074,'Sant Pere de Vilanoveta','Sant Pere de Vilanoveta');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string" calcext:value-type="string">
            <text:p>Santa Maria d'Hortoneda</text:p>
          </table:table-cell>
          <table:table-cell office:value-type="string" calcext:value-type="string">
            <text:p>Hortoneda</text:p>
          </table:table-cell>
          <table:table-cell table:formula="of:=CONCATENATE(&quot;insert into esglesia (id,nom,wikipedia) values (&quot;;[.A1076];&quot;,'&quot;;SUBSTITUTE([.B1076];&quot;'&quot;;&quot;''&quot;);&quot;','&quot;;SUBSTITUTE([.C1076];&quot;'&quot;;&quot;''&quot;);&quot;');&quot;)" office:value-type="string" office:string-value="insert into esglesia (id,nom,wikipedia) values (1075,'Santa Maria d''Hortoneda','Santa Maria d''Hortoneda');" calcext:value-type="string">
            <text:p>insert into esglesia (id,nom,wikipedia) values (1075,'Santa Maria d''Hortoneda','Santa Maria d''Hortoneda');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string" calcext:value-type="string">
            <text:p>Mare de Déu del Castell de Rivert</text:p>
          </table:table-cell>
          <table:table-cell/>
          <table:table-cell table:formula="of:=CONCATENATE(&quot;insert into esglesia (id,nom,wikipedia) values (&quot;;[.A1077];&quot;,'&quot;;SUBSTITUTE([.B1077];&quot;'&quot;;&quot;''&quot;);&quot;','&quot;;SUBSTITUTE([.C1077];&quot;'&quot;;&quot;''&quot;);&quot;');&quot;)" office:value-type="string" office:string-value="insert into esglesia (id,nom,wikipedia) values (1076,'Mare de Déu del Castell de Rivert','Mare de Déu del Castell de Rivert');" calcext:value-type="string">
            <text:p>insert into esglesia (id,nom,wikipedia) values (1076,'Mare de Déu del Castell de Rivert','Mare de Déu del Castell de Rivert');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string" calcext:value-type="string">
            <text:p>Sant Aleix de Serradell</text:p>
          </table:table-cell>
          <table:table-cell/>
          <table:table-cell table:formula="of:=CONCATENATE(&quot;insert into esglesia (id,nom,wikipedia) values (&quot;;[.A1078];&quot;,'&quot;;SUBSTITUTE([.B1078];&quot;'&quot;;&quot;''&quot;);&quot;','&quot;;SUBSTITUTE([.C1078];&quot;'&quot;;&quot;''&quot;);&quot;');&quot;)" office:value-type="string" office:string-value="insert into esglesia (id,nom,wikipedia) values (1077,'Sant Aleix de Serradell','Sant Aleix de Serradell');" calcext:value-type="string">
            <text:p>insert into esglesia (id,nom,wikipedia) values (1077,'Sant Aleix de Serradell','Sant Aleix de Serradell');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Sant Martí de Rivert</text:p>
          </table:table-cell>
          <table:table-cell/>
          <table:table-cell table:formula="of:=CONCATENATE(&quot;insert into esglesia (id,nom,wikipedia) values (&quot;;[.A1079];&quot;,'&quot;;SUBSTITUTE([.B1079];&quot;'&quot;;&quot;''&quot;);&quot;','&quot;;SUBSTITUTE([.C1079];&quot;'&quot;;&quot;''&quot;);&quot;');&quot;)" office:value-type="string" office:string-value="insert into esglesia (id,nom,wikipedia) values (1078,'Sant Martí de Rivert','Sant Martí de Rivert');" calcext:value-type="string">
            <text:p>insert into esglesia (id,nom,wikipedia) values (1078,'Sant Martí de Rivert','Sant Martí de Rivert');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string" calcext:value-type="string">
            <text:p>Sant Martí de Torallola</text:p>
          </table:table-cell>
          <table:table-cell/>
          <table:table-cell table:formula="of:=CONCATENATE(&quot;insert into esglesia (id,nom,wikipedia) values (&quot;;[.A1080];&quot;,'&quot;;SUBSTITUTE([.B1080];&quot;'&quot;;&quot;''&quot;);&quot;','&quot;;SUBSTITUTE([.C1080];&quot;'&quot;;&quot;''&quot;);&quot;');&quot;)" office:value-type="string" office:string-value="insert into esglesia (id,nom,wikipedia) values (1079,'Sant Martí de Torallola','Sant Martí de Torallola');" calcext:value-type="string">
            <text:p>insert into esglesia (id,nom,wikipedia) values (1079,'Sant Martí de Torallola','Sant Martí de Torallola');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Santa Cecília de Torallola</text:p>
          </table:table-cell>
          <table:table-cell/>
          <table:table-cell table:formula="of:=CONCATENATE(&quot;insert into esglesia (id,nom,wikipedia) values (&quot;;[.A1081];&quot;,'&quot;;SUBSTITUTE([.B1081];&quot;'&quot;;&quot;''&quot;);&quot;','&quot;;SUBSTITUTE([.C1081];&quot;'&quot;;&quot;''&quot;);&quot;');&quot;)" office:value-type="string" office:string-value="insert into esglesia (id,nom,wikipedia) values (1080,'Santa Cecília de Torallola','Santa Cecília de Torallola');" calcext:value-type="string">
            <text:p>insert into esglesia (id,nom,wikipedia) values (1080,'Santa Cecília de Torallola','Santa Cecília de Torallola');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string" calcext:value-type="string">
            <text:p>Santa Maria de Toralla</text:p>
          </table:table-cell>
          <table:table-cell/>
          <table:table-cell table:formula="of:=CONCATENATE(&quot;insert into esglesia (id,nom,wikipedia) values (&quot;;[.A1082];&quot;,'&quot;;SUBSTITUTE([.B1082];&quot;'&quot;;&quot;''&quot;);&quot;','&quot;;SUBSTITUTE([.C1082];&quot;'&quot;;&quot;''&quot;);&quot;');&quot;)" office:value-type="string" office:string-value="insert into esglesia (id,nom,wikipedia) values (1081,'Santa Maria de Toralla','Santa Maria de Toralla');" calcext:value-type="string">
            <text:p>insert into esglesia (id,nom,wikipedia) values (1081,'Santa Maria de Toralla','Santa Maria de Toralla');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string" calcext:value-type="string">
            <text:p>Mare de Déu del Pont d'Orís</text:p>
          </table:table-cell>
          <table:table-cell/>
          <table:table-cell table:formula="of:=CONCATENATE(&quot;insert into esglesia (id,nom,wikipedia) values (&quot;;[.A1083];&quot;,'&quot;;SUBSTITUTE([.B1083];&quot;'&quot;;&quot;''&quot;);&quot;','&quot;;SUBSTITUTE([.C1083];&quot;'&quot;;&quot;''&quot;);&quot;');&quot;)" office:value-type="string" office:string-value="insert into esglesia (id,nom,wikipedia) values (1082,'Mare de Déu del Pont d''Orís','Mare de Déu del Pont d''Orís');" calcext:value-type="string">
            <text:p>insert into esglesia (id,nom,wikipedia) values (1082,'Mare de Déu del Pont d''Orís','Mare de Déu del Pont d''Orís');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string" calcext:value-type="string">
            <text:p>Sant Pere de Gavet</text:p>
          </table:table-cell>
          <table:table-cell/>
          <table:table-cell table:formula="of:=CONCATENATE(&quot;insert into esglesia (id,nom,wikipedia) values (&quot;;[.A1084];&quot;,'&quot;;SUBSTITUTE([.B1084];&quot;'&quot;;&quot;''&quot;);&quot;','&quot;;SUBSTITUTE([.C1084];&quot;'&quot;;&quot;''&quot;);&quot;');&quot;)" office:value-type="string" office:string-value="insert into esglesia (id,nom,wikipedia) values (1083,'Sant Pere de Gavet','Sant Pere de Gavet');" calcext:value-type="string">
            <text:p>insert into esglesia (id,nom,wikipedia) values (1083,'Sant Pere de Gavet','Sant Pere de Gavet');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string" calcext:value-type="string">
            <text:p>Santa Fe de Fontsagrada</text:p>
          </table:table-cell>
          <table:table-cell/>
          <table:table-cell table:formula="of:=CONCATENATE(&quot;insert into esglesia (id,nom,wikipedia) values (&quot;;[.A1085];&quot;,'&quot;;SUBSTITUTE([.B1085];&quot;'&quot;;&quot;''&quot;);&quot;','&quot;;SUBSTITUTE([.C1085];&quot;'&quot;;&quot;''&quot;);&quot;');&quot;)" office:value-type="string" office:string-value="insert into esglesia (id,nom,wikipedia) values (1084,'Santa Fe de Fontsagrada','Santa Fe de Fontsagrada');" calcext:value-type="string">
            <text:p>insert into esglesia (id,nom,wikipedia) values (1084,'Santa Fe de Fontsagrada','Santa Fe de Fontsagrada');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Santa Maria de Terrassa</text:p>
          </table:table-cell>
          <table:table-cell office:value-type="string" calcext:value-type="string">
            <text:p>Santa Maria de Terrassa (Gavet de la Conca)</text:p>
          </table:table-cell>
          <table:table-cell office:value-type="string" calcext:value-type="string">
            <text:p>Gavet de la Conca</text:p>
          </table:table-cell>
          <table:table-cell table:formula="of:=CONCATENATE(&quot;insert into esglesia (id,nom,wikipedia) values (&quot;;[.A1086];&quot;,'&quot;;SUBSTITUTE([.B1086];&quot;'&quot;;&quot;''&quot;);&quot;','&quot;;SUBSTITUTE([.C1086];&quot;'&quot;;&quot;''&quot;);&quot;');&quot;)" office:value-type="string" office:string-value="insert into esglesia (id,nom,wikipedia) values (1085,'Santa Maria de Terrassa','Santa Maria de Terrassa (Gavet de la Conca)');" calcext:value-type="string">
            <text:p>insert into esglesia (id,nom,wikipedia) values (1085,'Santa Maria de Terrassa','Santa Maria de Terrassa (Gavet de la Conca)');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Sant Alís</text:p>
          </table:table-cell>
          <table:table-cell office:value-type="string" calcext:value-type="string">
            <text:p>Sant Alís (Sant Miquel de la Vall)</text:p>
          </table:table-cell>
          <table:table-cell office:value-type="string" calcext:value-type="string">
            <text:p>Gavet de la Conca</text:p>
          </table:table-cell>
          <table:table-cell table:formula="of:=CONCATENATE(&quot;insert into esglesia (id,nom,wikipedia) values (&quot;;[.A1087];&quot;,'&quot;;SUBSTITUTE([.B1087];&quot;'&quot;;&quot;''&quot;);&quot;','&quot;;SUBSTITUTE([.C1087];&quot;'&quot;;&quot;''&quot;);&quot;');&quot;)" office:value-type="string" office:string-value="insert into esglesia (id,nom,wikipedia) values (1086,'Sant Alís','Sant Alís (Sant Miquel de la Vall)');" calcext:value-type="string">
            <text:p>insert into esglesia (id,nom,wikipedia) values (1086,'Sant Alís','Sant Alís (Sant Miquel de la Vall)');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string" calcext:value-type="string">
            <text:p>Sant Fruitós d'Aransís</text:p>
          </table:table-cell>
          <table:table-cell office:value-type="string" calcext:value-type="string">
            <text:p>Gavet de la Conca</text:p>
          </table:table-cell>
          <table:table-cell table:formula="of:=CONCATENATE(&quot;insert into esglesia (id,nom,wikipedia) values (&quot;;[.A1088];&quot;,'&quot;;SUBSTITUTE([.B1088];&quot;'&quot;;&quot;''&quot;);&quot;','&quot;;SUBSTITUTE([.C1088];&quot;'&quot;;&quot;''&quot;);&quot;');&quot;)" office:value-type="string" office:string-value="insert into esglesia (id,nom,wikipedia) values (1087,'Sant Fruitós d''Aransís','Sant Fruitós d''Aransís');" calcext:value-type="string">
            <text:p>insert into esglesia (id,nom,wikipedia) values (1087,'Sant Fruitós d''Aransís','Sant Fruitós d''Aransís');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string" calcext:value-type="string">
            <text:p>Sant Gervàs del Castelló Sobirà</text:p>
          </table:table-cell>
          <table:table-cell office:value-type="string" calcext:value-type="string">
            <text:p>Gavet de la Conca</text:p>
          </table:table-cell>
          <table:table-cell table:formula="of:=CONCATENATE(&quot;insert into esglesia (id,nom,wikipedia) values (&quot;;[.A1089];&quot;,'&quot;;SUBSTITUTE([.B1089];&quot;'&quot;;&quot;''&quot;);&quot;','&quot;;SUBSTITUTE([.C1089];&quot;'&quot;;&quot;''&quot;);&quot;');&quot;)" office:value-type="string" office:string-value="insert into esglesia (id,nom,wikipedia) values (1088,'Sant Gervàs del Castelló Sobirà','Sant Gervàs del Castelló Sobirà');" calcext:value-type="string">
            <text:p>insert into esglesia (id,nom,wikipedia) values (1088,'Sant Gervàs del Castelló Sobirà','Sant Gervàs del Castelló Sobirà');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Sant Miquel de la Vall</text:p>
          </table:table-cell>
          <table:table-cell office:value-type="string" calcext:value-type="string">
            <text:p>Sant Miquel de la Vall (església)</text:p>
          </table:table-cell>
          <table:table-cell office:value-type="string" calcext:value-type="string">
            <text:p>Gavet de la Conca</text:p>
          </table:table-cell>
          <table:table-cell table:formula="of:=CONCATENATE(&quot;insert into esglesia (id,nom,wikipedia) values (&quot;;[.A1090];&quot;,'&quot;;SUBSTITUTE([.B1090];&quot;'&quot;;&quot;''&quot;);&quot;','&quot;;SUBSTITUTE([.C1090];&quot;'&quot;;&quot;''&quot;);&quot;');&quot;)" office:value-type="string" office:string-value="insert into esglesia (id,nom,wikipedia) values (1089,'Sant Miquel de la Vall','Sant Miquel de la Vall (església)');" calcext:value-type="string">
            <text:p>insert into esglesia (id,nom,wikipedia) values (1089,'Sant Miquel de la Vall','Sant Miquel de la Vall (església)');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Sant Pere d'Aransís</text:p>
          </table:table-cell>
          <table:table-cell/>
          <table:table-cell table:formula="of:=CONCATENATE(&quot;insert into esglesia (id,nom,wikipedia) values (&quot;;[.A1091];&quot;,'&quot;;SUBSTITUTE([.B1091];&quot;'&quot;;&quot;''&quot;);&quot;','&quot;;SUBSTITUTE([.C1091];&quot;'&quot;;&quot;''&quot;);&quot;');&quot;)" office:value-type="string" office:string-value="insert into esglesia (id,nom,wikipedia) values (1090,'Sant Pere d''Aransís','Sant Pere d''Aransís');" calcext:value-type="string">
            <text:p>insert into esglesia (id,nom,wikipedia) values (1090,'Sant Pere d''Aransís','Sant Pere d''Aransís');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Sant Privat de Barcedana</text:p>
          </table:table-cell>
          <table:table-cell/>
          <table:table-cell table:formula="of:=CONCATENATE(&quot;insert into esglesia (id,nom,wikipedia) values (&quot;;[.A1092];&quot;,'&quot;;SUBSTITUTE([.B1092];&quot;'&quot;;&quot;''&quot;);&quot;','&quot;;SUBSTITUTE([.C1092];&quot;'&quot;;&quot;''&quot;);&quot;');&quot;)" office:value-type="string" office:string-value="insert into esglesia (id,nom,wikipedia) values (1091,'Sant Privat de Barcedana','Sant Privat de Barcedana');" calcext:value-type="string">
            <text:p>insert into esglesia (id,nom,wikipedia) values (1091,'Sant Privat de Barcedana','Sant Privat de Barcedana');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string" calcext:value-type="string">
            <text:p>Sant Serni de Castellet</text:p>
          </table:table-cell>
          <table:table-cell/>
          <table:table-cell table:formula="of:=CONCATENATE(&quot;insert into esglesia (id,nom,wikipedia) values (&quot;;[.A1093];&quot;,'&quot;;SUBSTITUTE([.B1093];&quot;'&quot;;&quot;''&quot;);&quot;','&quot;;SUBSTITUTE([.C1093];&quot;'&quot;;&quot;''&quot;);&quot;');&quot;)" office:value-type="string" office:string-value="insert into esglesia (id,nom,wikipedia) values (1092,'Sant Serni de Castellet','Sant Serni de Castellet');" calcext:value-type="string">
            <text:p>insert into esglesia (id,nom,wikipedia) values (1092,'Sant Serni de Castellet','Sant Serni de Castellet');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string" calcext:value-type="string">
            <text:p>Santa Cecília de Barcedana</text:p>
          </table:table-cell>
          <table:table-cell/>
          <table:table-cell table:formula="of:=CONCATENATE(&quot;insert into esglesia (id,nom,wikipedia) values (&quot;;[.A1094];&quot;,'&quot;;SUBSTITUTE([.B1094];&quot;'&quot;;&quot;''&quot;);&quot;','&quot;;SUBSTITUTE([.C1094];&quot;'&quot;;&quot;''&quot;);&quot;');&quot;)" office:value-type="string" office:string-value="insert into esglesia (id,nom,wikipedia) values (1093,'Santa Cecília de Barcedana','Santa Cecília de Barcedana');" calcext:value-type="string">
            <text:p>insert into esglesia (id,nom,wikipedia) values (1093,'Santa Cecília de Barcedana','Santa Cecília de Barcedana');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string" calcext:value-type="string">
            <text:p>Santa Maria del Castelló Sobirà</text:p>
          </table:table-cell>
          <table:table-cell/>
          <table:table-cell table:formula="of:=CONCATENATE(&quot;insert into esglesia (id,nom,wikipedia) values (&quot;;[.A1095];&quot;,'&quot;;SUBSTITUTE([.B1095];&quot;'&quot;;&quot;''&quot;);&quot;','&quot;;SUBSTITUTE([.C1095];&quot;'&quot;;&quot;''&quot;);&quot;');&quot;)" office:value-type="string" office:string-value="insert into esglesia (id,nom,wikipedia) values (1094,'Santa Maria del Castelló Sobirà','Santa Maria del Castelló Sobirà');" calcext:value-type="string">
            <text:p>insert into esglesia (id,nom,wikipedia) values (1094,'Santa Maria del Castelló Sobirà','Santa Maria del Castelló Sobirà');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string" calcext:value-type="string">
            <text:p>Mare de Déu de Bonrepòs</text:p>
          </table:table-cell>
          <table:table-cell/>
          <table:table-cell table:formula="of:=CONCATENATE(&quot;insert into esglesia (id,nom,wikipedia) values (&quot;;[.A1096];&quot;,'&quot;;SUBSTITUTE([.B1096];&quot;'&quot;;&quot;''&quot;);&quot;','&quot;;SUBSTITUTE([.C1096];&quot;'&quot;;&quot;''&quot;);&quot;');&quot;)" office:value-type="string" office:string-value="insert into esglesia (id,nom,wikipedia) values (1095,'Mare de Déu de Bonrepòs','Mare de Déu de Bonrepòs');" calcext:value-type="string">
            <text:p>insert into esglesia (id,nom,wikipedia) values (1095,'Mare de Déu de Bonrepòs','Mare de Déu de Bonrepòs');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string" calcext:value-type="string">
            <text:p>Sant Isidre de Presquiró</text:p>
          </table:table-cell>
          <table:table-cell/>
          <table:table-cell table:formula="of:=CONCATENATE(&quot;insert into esglesia (id,nom,wikipedia) values (&quot;;[.A1097];&quot;,'&quot;;SUBSTITUTE([.B1097];&quot;'&quot;;&quot;''&quot;);&quot;','&quot;;SUBSTITUTE([.C1097];&quot;'&quot;;&quot;''&quot;);&quot;');&quot;)" office:value-type="string" office:string-value="insert into esglesia (id,nom,wikipedia) values (1096,'Sant Isidre de Presquiró','Sant Isidre de Presquiró');" calcext:value-type="string">
            <text:p>insert into esglesia (id,nom,wikipedia) values (1096,'Sant Isidre de Presquiró','Sant Isidre de Presquiró');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string" calcext:value-type="string">
            <text:p>Sant Joan Baptista de Perolet</text:p>
          </table:table-cell>
          <table:table-cell/>
          <table:table-cell table:formula="of:=CONCATENATE(&quot;insert into esglesia (id,nom,wikipedia) values (&quot;;[.A1098];&quot;,'&quot;;SUBSTITUTE([.B1098];&quot;'&quot;;&quot;''&quot;);&quot;','&quot;;SUBSTITUTE([.C1098];&quot;'&quot;;&quot;''&quot;);&quot;');&quot;)" office:value-type="string" office:string-value="insert into esglesia (id,nom,wikipedia) values (1097,'Sant Joan Baptista de Perolet','Sant Joan Baptista de Perolet');" calcext:value-type="string">
            <text:p>insert into esglesia (id,nom,wikipedia) values (1097,'Sant Joan Baptista de Perolet','Sant Joan Baptista de Perolet');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Sant Llorenç de Castellnou</text:p>
          </table:table-cell>
          <table:table-cell/>
          <table:table-cell table:formula="of:=CONCATENATE(&quot;insert into esglesia (id,nom,wikipedia) values (&quot;;[.A1099];&quot;,'&quot;;SUBSTITUTE([.B1099];&quot;'&quot;;&quot;''&quot;);&quot;','&quot;;SUBSTITUTE([.C1099];&quot;'&quot;;&quot;''&quot;);&quot;');&quot;)" office:value-type="string" office:string-value="insert into esglesia (id,nom,wikipedia) values (1098,'Sant Llorenç de Castellnou','Sant Llorenç de Castellnou');" calcext:value-type="string">
            <text:p>insert into esglesia (id,nom,wikipedia) values (1098,'Sant Llorenç de Castellnou','Sant Llorenç de Castellnou');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Sant Salvador de Toló</text:p>
          </table:table-cell>
          <table:table-cell office:value-type="string" calcext:value-type="string">
            <text:p>Sant Salvador de Toló (església)</text:p>
          </table:table-cell>
          <table:table-cell/>
          <table:table-cell table:formula="of:=CONCATENATE(&quot;insert into esglesia (id,nom,wikipedia) values (&quot;;[.A1100];&quot;,'&quot;;SUBSTITUTE([.B1100];&quot;'&quot;;&quot;''&quot;);&quot;','&quot;;SUBSTITUTE([.C1100];&quot;'&quot;;&quot;''&quot;);&quot;');&quot;)" office:value-type="string" office:string-value="insert into esglesia (id,nom,wikipedia) values (1099,'Sant Salvador de Toló','Sant Salvador de Toló (església)');" calcext:value-type="string">
            <text:p>insert into esglesia (id,nom,wikipedia) values (1099,'Sant Salvador de Toló','Sant Salvador de Toló (església)');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Sant Vicenç de Toló</text:p>
          </table:table-cell>
          <table:table-cell/>
          <table:table-cell table:formula="of:=CONCATENATE(&quot;insert into esglesia (id,nom,wikipedia) values (&quot;;[.A1101];&quot;,'&quot;;SUBSTITUTE([.B1101];&quot;'&quot;;&quot;''&quot;);&quot;','&quot;;SUBSTITUTE([.C1101];&quot;'&quot;;&quot;''&quot;);&quot;');&quot;)" office:value-type="string" office:string-value="insert into esglesia (id,nom,wikipedia) values (1100,'Sant Vicenç de Toló','Sant Vicenç de Toló');" calcext:value-type="string">
            <text:p>insert into esglesia (id,nom,wikipedia) values (1100,'Sant Vicenç de Toló','Sant Vicenç de Toló');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Santa Anna de l'Hostal Roig</text:p>
          </table:table-cell>
          <table:table-cell/>
          <table:table-cell table:formula="of:=CONCATENATE(&quot;insert into esglesia (id,nom,wikipedia) values (&quot;;[.A1102];&quot;,'&quot;;SUBSTITUTE([.B1102];&quot;'&quot;;&quot;''&quot;);&quot;','&quot;;SUBSTITUTE([.C1102];&quot;'&quot;;&quot;''&quot;);&quot;');&quot;)" office:value-type="string" office:string-value="insert into esglesia (id,nom,wikipedia) values (1101,'Santa Anna de l''Hostal Roig','Santa Anna de l''Hostal Roig');" calcext:value-type="string">
            <text:p>insert into esglesia (id,nom,wikipedia) values (1101,'Santa Anna de l''Hostal Roig','Santa Anna de l''Hostal Roig');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Sant Pere de les Maleses</text:p>
          </table:table-cell>
          <table:table-cell/>
          <table:table-cell table:formula="of:=CONCATENATE(&quot;insert into esglesia (id,nom,wikipedia) values (&quot;;[.A1103];&quot;,'&quot;;SUBSTITUTE([.B1103];&quot;'&quot;;&quot;''&quot;);&quot;','&quot;;SUBSTITUTE([.C1103];&quot;'&quot;;&quot;''&quot;);&quot;');&quot;)" office:value-type="string" office:string-value="insert into esglesia (id,nom,wikipedia) values (1102,'Sant Pere de les Maleses','Sant Pere de les Maleses');" calcext:value-type="string">
            <text:p>insert into esglesia (id,nom,wikipedia) values (1102,'Sant Pere de les Maleses','Sant Pere de les Maleses');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Sant Aleix de Montsor</text:p>
          </table:table-cell>
          <table:table-cell/>
          <table:table-cell table:formula="of:=CONCATENATE(&quot;insert into esglesia (id,nom,wikipedia) values (&quot;;[.A1104];&quot;,'&quot;;SUBSTITUTE([.B1104];&quot;'&quot;;&quot;''&quot;);&quot;','&quot;;SUBSTITUTE([.C1104];&quot;'&quot;;&quot;''&quot;);&quot;');&quot;)" office:value-type="string" office:string-value="insert into esglesia (id,nom,wikipedia) values (1103,'Sant Aleix de Montsor','Sant Aleix de Montsor');" calcext:value-type="string">
            <text:p>insert into esglesia (id,nom,wikipedia) values (1103,'Sant Aleix de Montsor','Sant Aleix de Montsor');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Sant Aventí</text:p>
          </table:table-cell>
          <table:table-cell office:value-type="string" calcext:value-type="string">
            <text:p>La Pobla de Segur</text:p>
          </table:table-cell>
          <table:table-cell table:formula="of:=CONCATENATE(&quot;insert into esglesia (id,nom,wikipedia) values (&quot;;[.A1105];&quot;,'&quot;;SUBSTITUTE([.B1105];&quot;'&quot;;&quot;''&quot;);&quot;','&quot;;SUBSTITUTE([.C1105];&quot;'&quot;;&quot;''&quot;);&quot;');&quot;)" office:value-type="string" office:string-value="insert into esglesia (id,nom,wikipedia) values (1104,'Sant Aventí','Sant Aventí');" calcext:value-type="string">
            <text:p>insert into esglesia (id,nom,wikipedia) values (1104,'Sant Aventí','Sant Aventí');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Sant Aventí de Montsor</text:p>
          </table:table-cell>
          <table:table-cell office:value-type="string" calcext:value-type="string">
            <text:p>La Pobla de Segur</text:p>
          </table:table-cell>
          <table:table-cell table:formula="of:=CONCATENATE(&quot;insert into esglesia (id,nom,wikipedia) values (&quot;;[.A1106];&quot;,'&quot;;SUBSTITUTE([.B1106];&quot;'&quot;;&quot;''&quot;);&quot;','&quot;;SUBSTITUTE([.C1106];&quot;'&quot;;&quot;''&quot;);&quot;');&quot;)" office:value-type="string" office:string-value="insert into esglesia (id,nom,wikipedia) values (1105,'Sant Aventí de Montsor','Sant Aventí de Montsor');" calcext:value-type="string">
            <text:p>insert into esglesia (id,nom,wikipedia) values (1105,'Sant Aventí de Montsor','Sant Aventí de Montsor');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Sant Cristòfol de Puimanyons</text:p>
          </table:table-cell>
          <table:table-cell/>
          <table:table-cell table:formula="of:=CONCATENATE(&quot;insert into esglesia (id,nom,wikipedia) values (&quot;;[.A1107];&quot;,'&quot;;SUBSTITUTE([.B1107];&quot;'&quot;;&quot;''&quot;);&quot;','&quot;;SUBSTITUTE([.C1107];&quot;'&quot;;&quot;''&quot;);&quot;');&quot;)" office:value-type="string" office:string-value="insert into esglesia (id,nom,wikipedia) values (1106,'Sant Cristòfol de Puimanyons','Sant Cristòfol de Puimanyons');" calcext:value-type="string">
            <text:p>insert into esglesia (id,nom,wikipedia) values (1106,'Sant Cristòfol de Puimanyons','Sant Cristòfol de Puimanyons');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string" calcext:value-type="string">
            <text:p>Sant Jaume de Gramuntill</text:p>
          </table:table-cell>
          <table:table-cell/>
          <table:table-cell table:formula="of:=CONCATENATE(&quot;insert into esglesia (id,nom,wikipedia) values (&quot;;[.A1108];&quot;,'&quot;;SUBSTITUTE([.B1108];&quot;'&quot;;&quot;''&quot;);&quot;','&quot;;SUBSTITUTE([.C1108];&quot;'&quot;;&quot;''&quot;);&quot;');&quot;)" office:value-type="string" office:string-value="insert into esglesia (id,nom,wikipedia) values (1107,'Sant Jaume de Gramuntill','Sant Jaume de Gramuntill');" calcext:value-type="string">
            <text:p>insert into esglesia (id,nom,wikipedia) values (1107,'Sant Jaume de Gramuntill','Sant Jaume de Gramuntill');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Sant Joan de Vinyafrescal</text:p>
          </table:table-cell>
          <table:table-cell office:value-type="string" calcext:value-type="string">
            <text:p>Sant Joan de Vinyafrescal (església)</text:p>
          </table:table-cell>
          <table:table-cell/>
          <table:table-cell table:formula="of:=CONCATENATE(&quot;insert into esglesia (id,nom,wikipedia) values (&quot;;[.A1109];&quot;,'&quot;;SUBSTITUTE([.B1109];&quot;'&quot;;&quot;''&quot;);&quot;','&quot;;SUBSTITUTE([.C1109];&quot;'&quot;;&quot;''&quot;);&quot;');&quot;)" office:value-type="string" office:string-value="insert into esglesia (id,nom,wikipedia) values (1108,'Sant Joan de Vinyafrescal','Sant Joan de Vinyafrescal (església)');" calcext:value-type="string">
            <text:p>insert into esglesia (id,nom,wikipedia) values (1108,'Sant Joan de Vinyafrescal','Sant Joan de Vinyafrescal (església)');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string" calcext:value-type="string">
            <text:p>Sant Miquel del Pui</text:p>
          </table:table-cell>
          <table:table-cell/>
          <table:table-cell table:formula="of:=CONCATENATE(&quot;insert into esglesia (id,nom,wikipedia) values (&quot;;[.A1110];&quot;,'&quot;;SUBSTITUTE([.B1110];&quot;'&quot;;&quot;''&quot;);&quot;','&quot;;SUBSTITUTE([.C1110];&quot;'&quot;;&quot;''&quot;);&quot;');&quot;)" office:value-type="string" office:string-value="insert into esglesia (id,nom,wikipedia) values (1109,'Sant Miquel del Pui','Sant Miquel del Pui');" calcext:value-type="string">
            <text:p>insert into esglesia (id,nom,wikipedia) values (1109,'Sant Miquel del Pui','Sant Miquel del Pui');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string" calcext:value-type="string">
            <text:p>Santa Magdalena de la Pobla de Segur</text:p>
          </table:table-cell>
          <table:table-cell office:value-type="string" calcext:value-type="string">
            <text:p>La Pobla de Segur</text:p>
          </table:table-cell>
          <table:table-cell table:formula="of:=CONCATENATE(&quot;insert into esglesia (id,nom,wikipedia) values (&quot;;[.A1111];&quot;,'&quot;;SUBSTITUTE([.B1111];&quot;'&quot;;&quot;''&quot;);&quot;','&quot;;SUBSTITUTE([.C1111];&quot;'&quot;;&quot;''&quot;);&quot;');&quot;)" office:value-type="string" office:string-value="insert into esglesia (id,nom,wikipedia) values (1110,'Santa Magdalena de la Pobla de Segur','Santa Magdalena de la Pobla de Segur');" calcext:value-type="string">
            <text:p>insert into esglesia (id,nom,wikipedia) values (1110,'Santa Magdalena de la Pobla de Segur','Santa Magdalena de la Pobla de Segur');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Santa Maria de Montsor</text:p>
          </table:table-cell>
          <table:table-cell/>
          <table:table-cell table:formula="of:=CONCATENATE(&quot;insert into esglesia (id,nom,wikipedia) values (&quot;;[.A1112];&quot;,'&quot;;SUBSTITUTE([.B1112];&quot;'&quot;;&quot;''&quot;);&quot;','&quot;;SUBSTITUTE([.C1112];&quot;'&quot;;&quot;''&quot;);&quot;');&quot;)" office:value-type="string" office:string-value="insert into esglesia (id,nom,wikipedia) values (1111,'Santa Maria de Montsor','Santa Maria de Montsor');" calcext:value-type="string">
            <text:p>insert into esglesia (id,nom,wikipedia) values (1111,'Santa Maria de Montsor','Santa Maria de Montsor');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Mare de Déu del Coll de Salàs</text:p>
          </table:table-cell>
          <table:table-cell office:value-type="string" calcext:value-type="string">
            <text:p>Salàs de Pallars</text:p>
          </table:table-cell>
          <table:table-cell table:formula="of:=CONCATENATE(&quot;insert into esglesia (id,nom,wikipedia) values (&quot;;[.A1113];&quot;,'&quot;;SUBSTITUTE([.B1113];&quot;'&quot;;&quot;''&quot;);&quot;','&quot;;SUBSTITUTE([.C1113];&quot;'&quot;;&quot;''&quot;);&quot;');&quot;)" office:value-type="string" office:string-value="insert into esglesia (id,nom,wikipedia) values (1112,'Mare de Déu del Coll de Salàs','Mare de Déu del Coll de Salàs');" calcext:value-type="string">
            <text:p>insert into esglesia (id,nom,wikipedia) values (1112,'Mare de Déu del Coll de Salàs','Mare de Déu del Coll de Salàs');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string" calcext:value-type="string">
            <text:p>Sant Cebrià de Salàs</text:p>
          </table:table-cell>
          <table:table-cell office:value-type="string" calcext:value-type="string">
            <text:p>Salàs de Pallars</text:p>
          </table:table-cell>
          <table:table-cell table:formula="of:=CONCATENATE(&quot;insert into esglesia (id,nom,wikipedia) values (&quot;;[.A1114];&quot;,'&quot;;SUBSTITUTE([.B1114];&quot;'&quot;;&quot;''&quot;);&quot;','&quot;;SUBSTITUTE([.C1114];&quot;'&quot;;&quot;''&quot;);&quot;');&quot;)" office:value-type="string" office:string-value="insert into esglesia (id,nom,wikipedia) values (1113,'Sant Cebrià de Salàs','Sant Cebrià de Salàs');" calcext:value-type="string">
            <text:p>insert into esglesia (id,nom,wikipedia) values (1113,'Sant Cebrià de Salàs','Sant Cebrià de Salàs');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string" calcext:value-type="string">
            <text:p>Sant Martí del Balust</text:p>
          </table:table-cell>
          <table:table-cell office:value-type="string" calcext:value-type="string">
            <text:p>Salàs de Pallars</text:p>
          </table:table-cell>
          <table:table-cell table:formula="of:=CONCATENATE(&quot;insert into esglesia (id,nom,wikipedia) values (&quot;;[.A1115];&quot;,'&quot;;SUBSTITUTE([.B1115];&quot;'&quot;;&quot;''&quot;);&quot;','&quot;;SUBSTITUTE([.C1115];&quot;'&quot;;&quot;''&quot;);&quot;');&quot;)" office:value-type="string" office:string-value="insert into esglesia (id,nom,wikipedia) values (1114,'Sant Martí del Balust','Sant Martí del Balust');" calcext:value-type="string">
            <text:p>insert into esglesia (id,nom,wikipedia) values (1114,'Sant Martí del Balust','Sant Martí del Balust');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Sant Pere de Salàs</text:p>
          </table:table-cell>
          <table:table-cell office:value-type="string" calcext:value-type="string">
            <text:p>Salàs de Pallars</text:p>
          </table:table-cell>
          <table:table-cell table:formula="of:=CONCATENATE(&quot;insert into esglesia (id,nom,wikipedia) values (&quot;;[.A1116];&quot;,'&quot;;SUBSTITUTE([.B1116];&quot;'&quot;;&quot;''&quot;);&quot;','&quot;;SUBSTITUTE([.C1116];&quot;'&quot;;&quot;''&quot;);&quot;');&quot;)" office:value-type="string" office:string-value="insert into esglesia (id,nom,wikipedia) values (1115,'Sant Pere de Salàs','Sant Pere de Salàs');" calcext:value-type="string">
            <text:p>insert into esglesia (id,nom,wikipedia) values (1115,'Sant Pere de Salàs','Sant Pere de Salàs');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Sant Roc de Salàs</text:p>
          </table:table-cell>
          <table:table-cell office:value-type="string" calcext:value-type="string">
            <text:p>Salàs de Pallars</text:p>
          </table:table-cell>
          <table:table-cell table:formula="of:=CONCATENATE(&quot;insert into esglesia (id,nom,wikipedia) values (&quot;;[.A1117];&quot;,'&quot;;SUBSTITUTE([.B1117];&quot;'&quot;;&quot;''&quot;);&quot;','&quot;;SUBSTITUTE([.C1117];&quot;'&quot;;&quot;''&quot;);&quot;');&quot;)" office:value-type="string" office:string-value="insert into esglesia (id,nom,wikipedia) values (1116,'Sant Roc de Salàs','Sant Roc de Salàs');" calcext:value-type="string">
            <text:p>insert into esglesia (id,nom,wikipedia) values (1116,'Sant Roc de Salàs','Sant Roc de Salàs');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Santa Bàrbara de Sensui</text:p>
          </table:table-cell>
          <table:table-cell/>
          <table:table-cell table:formula="of:=CONCATENATE(&quot;insert into esglesia (id,nom,wikipedia) values (&quot;;[.A1118];&quot;,'&quot;;SUBSTITUTE([.B1118];&quot;'&quot;;&quot;''&quot;);&quot;','&quot;;SUBSTITUTE([.C1118];&quot;'&quot;;&quot;''&quot;);&quot;');&quot;)" office:value-type="string" office:string-value="insert into esglesia (id,nom,wikipedia) values (1117,'Santa Bàrbara de Sensui','Santa Bàrbara de Sensui');" calcext:value-type="string">
            <text:p>insert into esglesia (id,nom,wikipedia) values (1117,'Santa Bàrbara de Sensui','Santa Bàrbara de Sensui');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string" calcext:value-type="string">
            <text:p>Mare de Déu de Fabregada</text:p>
          </table:table-cell>
          <table:table-cell/>
          <table:table-cell table:formula="of:=CONCATENATE(&quot;insert into esglesia (id,nom,wikipedia) values (&quot;;[.A1119];&quot;,'&quot;;SUBSTITUTE([.B1119];&quot;'&quot;;&quot;''&quot;);&quot;','&quot;;SUBSTITUTE([.C1119];&quot;'&quot;;&quot;''&quot;);&quot;');&quot;)" office:value-type="string" office:string-value="insert into esglesia (id,nom,wikipedia) values (1118,'Mare de Déu de Fabregada','Mare de Déu de Fabregada');" calcext:value-type="string">
            <text:p>insert into esglesia (id,nom,wikipedia) values (1118,'Mare de Déu de Fabregada','Mare de Déu de Fabregada');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Sant Esteve de Castellnou de Montsec</text:p>
          </table:table-cell>
          <table:table-cell/>
          <table:table-cell table:formula="of:=CONCATENATE(&quot;insert into esglesia (id,nom,wikipedia) values (&quot;;[.A1120];&quot;,'&quot;;SUBSTITUTE([.B1120];&quot;'&quot;;&quot;''&quot;);&quot;','&quot;;SUBSTITUTE([.C1120];&quot;'&quot;;&quot;''&quot;);&quot;');&quot;)" office:value-type="string" office:string-value="insert into esglesia (id,nom,wikipedia) values (1119,'Sant Esteve de Castellnou de Montsec','Sant Esteve de Castellnou de Montsec');" calcext:value-type="string">
            <text:p>insert into esglesia (id,nom,wikipedia) values (1119,'Sant Esteve de Castellnou de Montsec','Sant Esteve de Castellnou de Montsec');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Sant Martí de les Tombetes</text:p>
          </table:table-cell>
          <table:table-cell/>
          <table:table-cell table:formula="of:=CONCATENATE(&quot;insert into esglesia (id,nom,wikipedia) values (&quot;;[.A1121];&quot;,'&quot;;SUBSTITUTE([.B1121];&quot;'&quot;;&quot;''&quot;);&quot;','&quot;;SUBSTITUTE([.C1121];&quot;'&quot;;&quot;''&quot;);&quot;');&quot;)" office:value-type="string" office:string-value="insert into esglesia (id,nom,wikipedia) values (1120,'Sant Martí de les Tombetes','Sant Martí de les Tombetes');" calcext:value-type="string">
            <text:p>insert into esglesia (id,nom,wikipedia) values (1120,'Sant Martí de les Tombetes','Sant Martí de les Tombetes');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string" calcext:value-type="string">
            <text:p>Sant Miquel de Moror</text:p>
          </table:table-cell>
          <table:table-cell/>
          <table:table-cell table:formula="of:=CONCATENATE(&quot;insert into esglesia (id,nom,wikipedia) values (&quot;;[.A1122];&quot;,'&quot;;SUBSTITUTE([.B1122];&quot;'&quot;;&quot;''&quot;);&quot;','&quot;;SUBSTITUTE([.C1122];&quot;'&quot;;&quot;''&quot;);&quot;');&quot;)" office:value-type="string" office:string-value="insert into esglesia (id,nom,wikipedia) values (1121,'Sant Miquel de Moror','Sant Miquel de Moror');" calcext:value-type="string">
            <text:p>insert into esglesia (id,nom,wikipedia) values (1121,'Sant Miquel de Moror','Sant Miquel de Moror');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Sant Salvador d'Estorm</text:p>
          </table:table-cell>
          <table:table-cell/>
          <table:table-cell table:formula="of:=CONCATENATE(&quot;insert into esglesia (id,nom,wikipedia) values (&quot;;[.A1123];&quot;,'&quot;;SUBSTITUTE([.B1123];&quot;'&quot;;&quot;''&quot;);&quot;','&quot;;SUBSTITUTE([.C1123];&quot;'&quot;;&quot;''&quot;);&quot;');&quot;)" office:value-type="string" office:string-value="insert into esglesia (id,nom,wikipedia) values (1122,'Sant Salvador d''Estorm','Sant Salvador d''Estorm');" calcext:value-type="string">
            <text:p>insert into esglesia (id,nom,wikipedia) values (1122,'Sant Salvador d''Estorm','Sant Salvador d''Estorm');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string" calcext:value-type="string">
            <text:p>Sant Salvador de la Serra</text:p>
          </table:table-cell>
          <table:table-cell/>
          <table:table-cell table:formula="of:=CONCATENATE(&quot;insert into esglesia (id,nom,wikipedia) values (&quot;;[.A1124];&quot;,'&quot;;SUBSTITUTE([.B1124];&quot;'&quot;;&quot;''&quot;);&quot;','&quot;;SUBSTITUTE([.C1124];&quot;'&quot;;&quot;''&quot;);&quot;');&quot;)" office:value-type="string" office:string-value="insert into esglesia (id,nom,wikipedia) values (1123,'Sant Salvador de la Serra','Sant Salvador de la Serra');" calcext:value-type="string">
            <text:p>insert into esglesia (id,nom,wikipedia) values (1123,'Sant Salvador de la Serra','Sant Salvador de la Serra');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La Santa Creu de l'Alzina</text:p>
          </table:table-cell>
          <table:table-cell/>
          <table:table-cell table:formula="of:=CONCATENATE(&quot;insert into esglesia (id,nom,wikipedia) values (&quot;;[.A1125];&quot;,'&quot;;SUBSTITUTE([.B1125];&quot;'&quot;;&quot;''&quot;);&quot;','&quot;;SUBSTITUTE([.C1125];&quot;'&quot;;&quot;''&quot;);&quot;');&quot;)" office:value-type="string" office:string-value="insert into esglesia (id,nom,wikipedia) values (1124,'La Santa Creu de l''Alzina','La Santa Creu de l''Alzina');" calcext:value-type="string">
            <text:p>insert into esglesia (id,nom,wikipedia) values (1124,'La Santa Creu de l''Alzina','La Santa Creu de l''Alzina');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Santa Maria de la Clua</text:p>
          </table:table-cell>
          <table:table-cell/>
          <table:table-cell table:formula="of:=CONCATENATE(&quot;insert into esglesia (id,nom,wikipedia) values (&quot;;[.A1126];&quot;,'&quot;;SUBSTITUTE([.B1126];&quot;'&quot;;&quot;''&quot;);&quot;','&quot;;SUBSTITUTE([.C1126];&quot;'&quot;;&quot;''&quot;);&quot;');&quot;)" office:value-type="string" office:string-value="insert into esglesia (id,nom,wikipedia) values (1125,'Santa Maria de la Clua','Santa Maria de la Clua');" calcext:value-type="string">
            <text:p>insert into esglesia (id,nom,wikipedia) values (1125,'Santa Maria de la Clua','Santa Maria de la Clua');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Santa Maria de la Torre d'Amargós</text:p>
          </table:table-cell>
          <table:table-cell/>
          <table:table-cell table:formula="of:=CONCATENATE(&quot;insert into esglesia (id,nom,wikipedia) values (&quot;;[.A1127];&quot;,'&quot;;SUBSTITUTE([.B1127];&quot;'&quot;;&quot;''&quot;);&quot;','&quot;;SUBSTITUTE([.C1127];&quot;'&quot;;&quot;''&quot;);&quot;');&quot;)" office:value-type="string" office:string-value="insert into esglesia (id,nom,wikipedia) values (1126,'Santa Maria de la Torre d''Amargós','Santa Maria de la Torre d''Amargós');" calcext:value-type="string">
            <text:p>insert into esglesia (id,nom,wikipedia) values (1126,'Santa Maria de la Torre d''Amargós','Santa Maria de la Torre d''Amargós');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Sant Martí de Sarroca de Bellera</text:p>
          </table:table-cell>
          <table:table-cell/>
          <table:table-cell table:formula="of:=CONCATENATE(&quot;insert into esglesia (id,nom,wikipedia) values (&quot;;[.A1128];&quot;,'&quot;;SUBSTITUTE([.B1128];&quot;'&quot;;&quot;''&quot;);&quot;','&quot;;SUBSTITUTE([.C1128];&quot;'&quot;;&quot;''&quot;);&quot;');&quot;)" office:value-type="string" office:string-value="insert into esglesia (id,nom,wikipedia) values (1127,'Sant Martí de Sarroca de Bellera','Sant Martí de Sarroca de Bellera');" calcext:value-type="string">
            <text:p>insert into esglesia (id,nom,wikipedia) values (1127,'Sant Martí de Sarroca de Bellera','Sant Martí de Sarroca de Bellera');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string" calcext:value-type="string">
            <text:p>Santa Maria de Bellera</text:p>
          </table:table-cell>
          <table:table-cell/>
          <table:table-cell table:formula="of:=CONCATENATE(&quot;insert into esglesia (id,nom,wikipedia) values (&quot;;[.A1129];&quot;,'&quot;;SUBSTITUTE([.B1129];&quot;'&quot;;&quot;''&quot;);&quot;','&quot;;SUBSTITUTE([.C1129];&quot;'&quot;;&quot;''&quot;);&quot;');&quot;)" office:value-type="string" office:string-value="insert into esglesia (id,nom,wikipedia) values (1128,'Santa Maria de Bellera','Santa Maria de Bellera');" calcext:value-type="string">
            <text:p>insert into esglesia (id,nom,wikipedia) values (1128,'Santa Maria de Bellera','Santa Maria de Bellera');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Sant Corneli de Buira</text:p>
          </table:table-cell>
          <table:table-cell/>
          <table:table-cell table:formula="of:=CONCATENATE(&quot;insert into esglesia (id,nom,wikipedia) values (&quot;;[.A1130];&quot;,'&quot;;SUBSTITUTE([.B1130];&quot;'&quot;;&quot;''&quot;);&quot;','&quot;;SUBSTITUTE([.C1130];&quot;'&quot;;&quot;''&quot;);&quot;');&quot;)" office:value-type="string" office:string-value="insert into esglesia (id,nom,wikipedia) values (1129,'Sant Corneli de Buira','Sant Corneli de Buira');" calcext:value-type="string">
            <text:p>insert into esglesia (id,nom,wikipedia) values (1129,'Sant Corneli de Buira','Sant Corneli de Buira');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string" calcext:value-type="string">
            <text:p>Sant Julià de Sentís</text:p>
          </table:table-cell>
          <table:table-cell/>
          <table:table-cell table:formula="of:=CONCATENATE(&quot;insert into esglesia (id,nom,wikipedia) values (&quot;;[.A1131];&quot;,'&quot;;SUBSTITUTE([.B1131];&quot;'&quot;;&quot;''&quot;);&quot;','&quot;;SUBSTITUTE([.C1131];&quot;'&quot;;&quot;''&quot;);&quot;');&quot;)" office:value-type="string" office:string-value="insert into esglesia (id,nom,wikipedia) values (1130,'Sant Julià de Sentís','Sant Julià de Sentís');" calcext:value-type="string">
            <text:p>insert into esglesia (id,nom,wikipedia) values (1130,'Sant Julià de Sentís','Sant Julià de Sentís');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Sant Quiri de Sas</text:p>
          </table:table-cell>
          <table:table-cell/>
          <table:table-cell table:formula="of:=CONCATENATE(&quot;insert into esglesia (id,nom,wikipedia) values (&quot;;[.A1132];&quot;,'&quot;;SUBSTITUTE([.B1132];&quot;'&quot;;&quot;''&quot;);&quot;','&quot;;SUBSTITUTE([.C1132];&quot;'&quot;;&quot;''&quot;);&quot;');&quot;)" office:value-type="string" office:string-value="insert into esglesia (id,nom,wikipedia) values (1131,'Sant Quiri de Sas','Sant Quiri de Sas');" calcext:value-type="string">
            <text:p>insert into esglesia (id,nom,wikipedia) values (1131,'Sant Quiri de Sas','Sant Quiri de Sas');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Santa Bàrbara de Vilancòs</text:p>
          </table:table-cell>
          <table:table-cell/>
          <table:table-cell table:formula="of:=CONCATENATE(&quot;insert into esglesia (id,nom,wikipedia) values (&quot;;[.A1133];&quot;,'&quot;;SUBSTITUTE([.B1133];&quot;'&quot;;&quot;''&quot;);&quot;','&quot;;SUBSTITUTE([.C1133];&quot;'&quot;;&quot;''&quot;);&quot;');&quot;)" office:value-type="string" office:string-value="insert into esglesia (id,nom,wikipedia) values (1132,'Santa Bàrbara de Vilancòs','Santa Bàrbara de Vilancòs');" calcext:value-type="string">
            <text:p>insert into esglesia (id,nom,wikipedia) values (1132,'Santa Bàrbara de Vilancòs','Santa Bàrbara de Vilancòs');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Santa Maria d'Avellanos</text:p>
          </table:table-cell>
          <table:table-cell/>
          <table:table-cell table:formula="of:=CONCATENATE(&quot;insert into esglesia (id,nom,wikipedia) values (&quot;;[.A1134];&quot;,'&quot;;SUBSTITUTE([.B1134];&quot;'&quot;;&quot;''&quot;);&quot;','&quot;;SUBSTITUTE([.C1134];&quot;'&quot;;&quot;''&quot;);&quot;');&quot;)" office:value-type="string" office:string-value="insert into esglesia (id,nom,wikipedia) values (1133,'Santa Maria d''Avellanos','Santa Maria d''Avellanos');" calcext:value-type="string">
            <text:p>insert into esglesia (id,nom,wikipedia) values (1133,'Santa Maria d''Avellanos','Santa Maria d''Avellanos');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string" calcext:value-type="string">
            <text:p>Sant Genís de Bellera</text:p>
          </table:table-cell>
          <table:table-cell/>
          <table:table-cell table:formula="of:=CONCATENATE(&quot;insert into esglesia (id,nom,wikipedia) values (&quot;;[.A1135];&quot;,'&quot;;SUBSTITUTE([.B1135];&quot;'&quot;;&quot;''&quot;);&quot;','&quot;;SUBSTITUTE([.C1135];&quot;'&quot;;&quot;''&quot;);&quot;');&quot;)" office:value-type="string" office:string-value="insert into esglesia (id,nom,wikipedia) values (1134,'Sant Genís de Bellera','Sant Genís de Bellera');" calcext:value-type="string">
            <text:p>insert into esglesia (id,nom,wikipedia) values (1134,'Sant Genís de Bellera','Sant Genís de Bellera');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Sant Aventí de Cérvoles</text:p>
          </table:table-cell>
          <table:table-cell/>
          <table:table-cell table:formula="of:=CONCATENATE(&quot;insert into esglesia (id,nom,wikipedia) values (&quot;;[.A1136];&quot;,'&quot;;SUBSTITUTE([.B1136];&quot;'&quot;;&quot;''&quot;);&quot;','&quot;;SUBSTITUTE([.C1136];&quot;'&quot;;&quot;''&quot;);&quot;');&quot;)" office:value-type="string" office:string-value="insert into esglesia (id,nom,wikipedia) values (1135,'Sant Aventí de Cérvoles','Sant Aventí de Cérvoles');" calcext:value-type="string">
            <text:p>insert into esglesia (id,nom,wikipedia) values (1135,'Sant Aventí de Cérvoles','Sant Aventí de Cérvoles');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Sant Miquel de Naens</text:p>
          </table:table-cell>
          <table:table-cell/>
          <table:table-cell table:formula="of:=CONCATENATE(&quot;insert into esglesia (id,nom,wikipedia) values (&quot;;[.A1137];&quot;,'&quot;;SUBSTITUTE([.B1137];&quot;'&quot;;&quot;''&quot;);&quot;','&quot;;SUBSTITUTE([.C1137];&quot;'&quot;;&quot;''&quot;);&quot;');&quot;)" office:value-type="string" office:string-value="insert into esglesia (id,nom,wikipedia) values (1136,'Sant Miquel de Naens','Sant Miquel de Naens');" calcext:value-type="string">
            <text:p>insert into esglesia (id,nom,wikipedia) values (1136,'Sant Miquel de Naens','Sant Miquel de Naens');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string" calcext:value-type="string">
            <text:p>Santa Grata de Senterada</text:p>
          </table:table-cell>
          <table:table-cell office:value-type="string" calcext:value-type="string">
            <text:p>Senterada</text:p>
          </table:table-cell>
          <table:table-cell table:formula="of:=CONCATENATE(&quot;insert into esglesia (id,nom,wikipedia) values (&quot;;[.A1138];&quot;,'&quot;;SUBSTITUTE([.B1138];&quot;'&quot;;&quot;''&quot;);&quot;','&quot;;SUBSTITUTE([.C1138];&quot;'&quot;;&quot;''&quot;);&quot;');&quot;)" office:value-type="string" office:string-value="insert into esglesia (id,nom,wikipedia) values (1137,'Santa Grata de Senterada','Santa Grata de Senterada');" calcext:value-type="string">
            <text:p>insert into esglesia (id,nom,wikipedia) values (1137,'Santa Grata de Senterada','Santa Grata de Senterada');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string" calcext:value-type="string">
            <text:p>Santa Maria de Gràcia de Senterada</text:p>
          </table:table-cell>
          <table:table-cell office:value-type="string" calcext:value-type="string">
            <text:p>Senterada</text:p>
          </table:table-cell>
          <table:table-cell table:formula="of:=CONCATENATE(&quot;insert into esglesia (id,nom,wikipedia) values (&quot;;[.A1139];&quot;,'&quot;;SUBSTITUTE([.B1139];&quot;'&quot;;&quot;''&quot;);&quot;','&quot;;SUBSTITUTE([.C1139];&quot;'&quot;;&quot;''&quot;);&quot;');&quot;)" office:value-type="string" office:string-value="insert into esglesia (id,nom,wikipedia) values (1138,'Santa Maria de Gràcia de Senterada','Santa Maria de Gràcia de Senterada');" calcext:value-type="string">
            <text:p>insert into esglesia (id,nom,wikipedia) values (1138,'Santa Maria de Gràcia de Senterada','Santa Maria de Gràcia de Senterada');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Sant Esteve d'Antist</text:p>
          </table:table-cell>
          <table:table-cell/>
          <table:table-cell table:formula="of:=CONCATENATE(&quot;insert into esglesia (id,nom,wikipedia) values (&quot;;[.A1140];&quot;,'&quot;;SUBSTITUTE([.B1140];&quot;'&quot;;&quot;''&quot;);&quot;','&quot;;SUBSTITUTE([.C1140];&quot;'&quot;;&quot;''&quot;);&quot;');&quot;)" office:value-type="string" office:string-value="insert into esglesia (id,nom,wikipedia) values (1139,'Sant Esteve d''Antist','Sant Esteve d''Antist');" calcext:value-type="string">
            <text:p>insert into esglesia (id,nom,wikipedia) values (1139,'Sant Esteve d''Antist','Sant Esteve d''Antist');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Sant Esteve de Mont-ros</text:p>
          </table:table-cell>
          <table:table-cell/>
          <table:table-cell table:formula="of:=CONCATENATE(&quot;insert into esglesia (id,nom,wikipedia) values (&quot;;[.A1141];&quot;,'&quot;;SUBSTITUTE([.B1141];&quot;'&quot;;&quot;''&quot;);&quot;','&quot;;SUBSTITUTE([.C1141];&quot;'&quot;;&quot;''&quot;);&quot;');&quot;)" office:value-type="string" office:string-value="insert into esglesia (id,nom,wikipedia) values (1140,'Sant Esteve de Mont-ros','Sant Esteve de Mont-ros');" calcext:value-type="string">
            <text:p>insert into esglesia (id,nom,wikipedia) values (1140,'Sant Esteve de Mont-ros','Sant Esteve de Mont-ros');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Sant Lleïr de Pobellà</text:p>
          </table:table-cell>
          <table:table-cell/>
          <table:table-cell table:formula="of:=CONCATENATE(&quot;insert into esglesia (id,nom,wikipedia) values (&quot;;[.A1142];&quot;,'&quot;;SUBSTITUTE([.B1142];&quot;'&quot;;&quot;''&quot;);&quot;','&quot;;SUBSTITUTE([.C1142];&quot;'&quot;;&quot;''&quot;);&quot;');&quot;)" office:value-type="string" office:string-value="insert into esglesia (id,nom,wikipedia) values (1141,'Sant Lleïr de Pobellà','Sant Lleïr de Pobellà');" calcext:value-type="string">
            <text:p>insert into esglesia (id,nom,wikipedia) values (1141,'Sant Lleïr de Pobellà','Sant Lleïr de Pobellà');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Sant Pere de Castell</text:p>
          </table:table-cell>
          <table:table-cell/>
          <table:table-cell table:formula="of:=CONCATENATE(&quot;insert into esglesia (id,nom,wikipedia) values (&quot;;[.A1143];&quot;,'&quot;;SUBSTITUTE([.B1143];&quot;'&quot;;&quot;''&quot;);&quot;','&quot;;SUBSTITUTE([.C1143];&quot;'&quot;;&quot;''&quot;);&quot;');&quot;)" office:value-type="string" office:string-value="insert into esglesia (id,nom,wikipedia) values (1142,'Sant Pere de Castell','Sant Pere de Castell');" calcext:value-type="string">
            <text:p>insert into esglesia (id,nom,wikipedia) values (1142,'Sant Pere de Castell','Sant Pere de Castell');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Sant Pere Màrtir de la Masia de Beneta</text:p>
          </table:table-cell>
          <table:table-cell/>
          <table:table-cell table:formula="of:=CONCATENATE(&quot;insert into esglesia (id,nom,wikipedia) values (&quot;;[.A1144];&quot;,'&quot;;SUBSTITUTE([.B1144];&quot;'&quot;;&quot;''&quot;);&quot;','&quot;;SUBSTITUTE([.C1144];&quot;'&quot;;&quot;''&quot;);&quot;');&quot;)" office:value-type="string" office:string-value="insert into esglesia (id,nom,wikipedia) values (1143,'Sant Pere Màrtir de la Masia de Beneta','Sant Pere Màrtir de la Masia de Beneta');" calcext:value-type="string">
            <text:p>insert into esglesia (id,nom,wikipedia) values (1143,'Sant Pere Màrtir de la Masia de Beneta','Sant Pere Màrtir de la Masia de Beneta');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Sant Salvador de les Bordes d'Estavill</text:p>
          </table:table-cell>
          <table:table-cell/>
          <table:table-cell table:formula="of:=CONCATENATE(&quot;insert into esglesia (id,nom,wikipedia) values (&quot;;[.A1145];&quot;,'&quot;;SUBSTITUTE([.B1145];&quot;'&quot;;&quot;''&quot;);&quot;','&quot;;SUBSTITUTE([.C1145];&quot;'&quot;;&quot;''&quot;);&quot;');&quot;)" office:value-type="string" office:string-value="insert into esglesia (id,nom,wikipedia) values (1144,'Sant Salvador de les Bordes d''Estavill','Sant Salvador de les Bordes d''Estavill');" calcext:value-type="string">
            <text:p>insert into esglesia (id,nom,wikipedia) values (1144,'Sant Salvador de les Bordes d''Estavill','Sant Salvador de les Bordes d''Estavill');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Sant Salvador de Molinos</text:p>
          </table:table-cell>
          <table:table-cell/>
          <table:table-cell table:formula="of:=CONCATENATE(&quot;insert into esglesia (id,nom,wikipedia) values (&quot;;[.A1146];&quot;,'&quot;;SUBSTITUTE([.B1146];&quot;'&quot;;&quot;''&quot;);&quot;','&quot;;SUBSTITUTE([.C1146];&quot;'&quot;;&quot;''&quot;);&quot;');&quot;)" office:value-type="string" office:string-value="insert into esglesia (id,nom,wikipedia) values (1145,'Sant Salvador de Molinos','Sant Salvador de Molinos');" calcext:value-type="string">
            <text:p>insert into esglesia (id,nom,wikipedia) values (1145,'Sant Salvador de Molinos','Sant Salvador de Molinos');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Santa Llúcia de Paüls de Flamisell</text:p>
          </table:table-cell>
          <table:table-cell/>
          <table:table-cell table:formula="of:=CONCATENATE(&quot;insert into esglesia (id,nom,wikipedia) values (&quot;;[.A1147];&quot;,'&quot;;SUBSTITUTE([.B1147];&quot;'&quot;;&quot;''&quot;);&quot;','&quot;;SUBSTITUTE([.C1147];&quot;'&quot;;&quot;''&quot;);&quot;');&quot;)" office:value-type="string" office:string-value="insert into esglesia (id,nom,wikipedia) values (1146,'Santa Llúcia de Paüls de Flamisell','Santa Llúcia de Paüls de Flamisell');" calcext:value-type="string">
            <text:p>insert into esglesia (id,nom,wikipedia) values (1146,'Santa Llúcia de Paüls de Flamisell','Santa Llúcia de Paüls de Flamisell');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Sant Joan Evangelista de Beranui</text:p>
          </table:table-cell>
          <table:table-cell/>
          <table:table-cell table:formula="of:=CONCATENATE(&quot;insert into esglesia (id,nom,wikipedia) values (&quot;;[.A1148];&quot;,'&quot;;SUBSTITUTE([.B1148];&quot;'&quot;;&quot;''&quot;);&quot;','&quot;;SUBSTITUTE([.C1148];&quot;'&quot;;&quot;''&quot;);&quot;');&quot;)" office:value-type="string" office:string-value="insert into esglesia (id,nom,wikipedia) values (1147,'Sant Joan Evangelista de Beranui','Sant Joan Evangelista de Beranui');" calcext:value-type="string">
            <text:p>insert into esglesia (id,nom,wikipedia) values (1147,'Sant Joan Evangelista de Beranui','Sant Joan Evangelista de Beranui');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Santa Maria d'Obeix</text:p>
          </table:table-cell>
          <table:table-cell/>
          <table:table-cell table:formula="of:=CONCATENATE(&quot;insert into esglesia (id,nom,wikipedia) values (&quot;;[.A1149];&quot;,'&quot;;SUBSTITUTE([.B1149];&quot;'&quot;;&quot;''&quot;);&quot;','&quot;;SUBSTITUTE([.C1149];&quot;'&quot;;&quot;''&quot;);&quot;');&quot;)" office:value-type="string" office:string-value="insert into esglesia (id,nom,wikipedia) values (1148,'Santa Maria d''Obeix','Santa Maria d''Obeix');" calcext:value-type="string">
            <text:p>insert into esglesia (id,nom,wikipedia) values (1148,'Santa Maria d''Obeix','Santa Maria d''Obeix');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string" calcext:value-type="string">
            <text:p>Sant Andreu d'Astell</text:p>
          </table:table-cell>
          <table:table-cell/>
          <table:table-cell table:formula="of:=CONCATENATE(&quot;insert into esglesia (id,nom,wikipedia) values (&quot;;[.A1150];&quot;,'&quot;;SUBSTITUTE([.B1150];&quot;'&quot;;&quot;''&quot;);&quot;','&quot;;SUBSTITUTE([.C1150];&quot;'&quot;;&quot;''&quot;);&quot;');&quot;)" office:value-type="string" office:string-value="insert into esglesia (id,nom,wikipedia) values (1149,'Sant Andreu d''Astell','Sant Andreu d''Astell');" calcext:value-type="string">
            <text:p>insert into esglesia (id,nom,wikipedia) values (1149,'Sant Andreu d''Astell','Sant Andreu d''Astell');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Sant Cristòfol d'Obeix</text:p>
          </table:table-cell>
          <table:table-cell/>
          <table:table-cell table:formula="of:=CONCATENATE(&quot;insert into esglesia (id,nom,wikipedia) values (&quot;;[.A1151];&quot;,'&quot;;SUBSTITUTE([.B1151];&quot;'&quot;;&quot;''&quot;);&quot;','&quot;;SUBSTITUTE([.C1151];&quot;'&quot;;&quot;''&quot;);&quot;');&quot;)" office:value-type="string" office:string-value="insert into esglesia (id,nom,wikipedia) values (1150,'Sant Cristòfol d''Obeix','Sant Cristòfol d''Obeix');" calcext:value-type="string">
            <text:p>insert into esglesia (id,nom,wikipedia) values (1150,'Sant Cristòfol d''Obeix','Sant Cristòfol d''Obeix');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Sant Joan Baptista de Guiró</text:p>
          </table:table-cell>
          <table:table-cell/>
          <table:table-cell table:formula="of:=CONCATENATE(&quot;insert into esglesia (id,nom,wikipedia) values (&quot;;[.A1152];&quot;,'&quot;;SUBSTITUTE([.B1152];&quot;'&quot;;&quot;''&quot;);&quot;','&quot;;SUBSTITUTE([.C1152];&quot;'&quot;;&quot;''&quot;);&quot;');&quot;)" office:value-type="string" office:string-value="insert into esglesia (id,nom,wikipedia) values (1151,'Sant Joan Baptista de Guiró','Sant Joan Baptista de Guiró');" calcext:value-type="string">
            <text:p>insert into esglesia (id,nom,wikipedia) values (1151,'Sant Joan Baptista de Guiró','Sant Joan Baptista de Guiró');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string" calcext:value-type="string">
            <text:p>Sant Julià d'Espui</text:p>
          </table:table-cell>
          <table:table-cell office:value-type="string" calcext:value-type="string">
            <text:p>Espui</text:p>
          </table:table-cell>
          <table:table-cell table:formula="of:=CONCATENATE(&quot;insert into esglesia (id,nom,wikipedia) values (&quot;;[.A1153];&quot;,'&quot;;SUBSTITUTE([.B1153];&quot;'&quot;;&quot;''&quot;);&quot;','&quot;;SUBSTITUTE([.C1153];&quot;'&quot;;&quot;''&quot;);&quot;');&quot;)" office:value-type="string" office:string-value="insert into esglesia (id,nom,wikipedia) values (1152,'Sant Julià d''Espui','Sant Julià d''Espui');" calcext:value-type="string">
            <text:p>insert into esglesia (id,nom,wikipedia) values (1152,'Sant Julià d''Espui','Sant Julià d''Espui');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Sant Martí de Ballmoll</text:p>
          </table:table-cell>
          <table:table-cell/>
          <table:table-cell table:formula="of:=CONCATENATE(&quot;insert into esglesia (id,nom,wikipedia) values (&quot;;[.A1154];&quot;,'&quot;;SUBSTITUTE([.B1154];&quot;'&quot;;&quot;''&quot;);&quot;','&quot;;SUBSTITUTE([.C1154];&quot;'&quot;;&quot;''&quot;);&quot;');&quot;)" office:value-type="string" office:string-value="insert into esglesia (id,nom,wikipedia) values (1153,'Sant Martí de Ballmoll','Sant Martí de Ballmoll');" calcext:value-type="string">
            <text:p>insert into esglesia (id,nom,wikipedia) values (1153,'Sant Martí de Ballmoll','Sant Martí de Ballmoll');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Sant Vicenç de Cabdella</text:p>
          </table:table-cell>
          <table:table-cell/>
          <table:table-cell table:formula="of:=CONCATENATE(&quot;insert into esglesia (id,nom,wikipedia) values (&quot;;[.A1155];&quot;,'&quot;;SUBSTITUTE([.B1155];&quot;'&quot;;&quot;''&quot;);&quot;','&quot;;SUBSTITUTE([.C1155];&quot;'&quot;;&quot;''&quot;);&quot;');&quot;)" office:value-type="string" office:string-value="insert into esglesia (id,nom,wikipedia) values (1154,'Sant Vicenç de Cabdella','Sant Vicenç de Cabdella');" calcext:value-type="string">
            <text:p>insert into esglesia (id,nom,wikipedia) values (1154,'Sant Vicenç de Cabdella','Sant Vicenç de Cabdella');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string" calcext:value-type="string">
            <text:p>Mare de Déu de l'Esperança de Claret</text:p>
          </table:table-cell>
          <table:table-cell/>
          <table:table-cell table:formula="of:=CONCATENATE(&quot;insert into esglesia (id,nom,wikipedia) values (&quot;;[.A1156];&quot;,'&quot;;SUBSTITUTE([.B1156];&quot;'&quot;;&quot;''&quot;);&quot;','&quot;;SUBSTITUTE([.C1156];&quot;'&quot;;&quot;''&quot;);&quot;');&quot;)" office:value-type="string" office:string-value="insert into esglesia (id,nom,wikipedia) values (1155,'Mare de Déu de l''Esperança de Claret','Mare de Déu de l''Esperança de Claret');" calcext:value-type="string">
            <text:p>insert into esglesia (id,nom,wikipedia) values (1155,'Mare de Déu de l''Esperança de Claret','Mare de Déu de l''Esperança de Claret');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Santa Maria de Valldeflors</text:p>
          </table:table-cell>
          <table:table-cell/>
          <table:table-cell table:formula="of:=CONCATENATE(&quot;insert into esglesia (id,nom,wikipedia) values (&quot;;[.A1157];&quot;,'&quot;;SUBSTITUTE([.B1157];&quot;'&quot;;&quot;''&quot;);&quot;','&quot;;SUBSTITUTE([.C1157];&quot;'&quot;;&quot;''&quot;);&quot;');&quot;)" office:value-type="string" office:string-value="insert into esglesia (id,nom,wikipedia) values (1156,'Santa Maria de Valldeflors','Santa Maria de Valldeflors');" calcext:value-type="string">
            <text:p>insert into esglesia (id,nom,wikipedia) values (1156,'Santa Maria de Valldeflors','Santa Maria de Valldeflors');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Sant Bartomeu de Vilamitjana</text:p>
          </table:table-cell>
          <table:table-cell/>
          <table:table-cell table:formula="of:=CONCATENATE(&quot;insert into esglesia (id,nom,wikipedia) values (&quot;;[.A1158];&quot;,'&quot;;SUBSTITUTE([.B1158];&quot;'&quot;;&quot;''&quot;);&quot;','&quot;;SUBSTITUTE([.C1158];&quot;'&quot;;&quot;''&quot;);&quot;');&quot;)" office:value-type="string" office:string-value="insert into esglesia (id,nom,wikipedia) values (1157,'Sant Bartomeu de Vilamitjana','Sant Bartomeu de Vilamitjana');" calcext:value-type="string">
            <text:p>insert into esglesia (id,nom,wikipedia) values (1157,'Sant Bartomeu de Vilamitjana','Sant Bartomeu de Vilamitjana');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string" calcext:value-type="string">
            <text:p>Sant Macari de Puigcercós</text:p>
          </table:table-cell>
          <table:table-cell/>
          <table:table-cell table:formula="of:=CONCATENATE(&quot;insert into esglesia (id,nom,wikipedia) values (&quot;;[.A1159];&quot;,'&quot;;SUBSTITUTE([.B1159];&quot;'&quot;;&quot;''&quot;);&quot;','&quot;;SUBSTITUTE([.C1159];&quot;'&quot;;&quot;''&quot;);&quot;');&quot;)" office:value-type="string" office:string-value="insert into esglesia (id,nom,wikipedia) values (1158,'Sant Macari de Puigcercós','Sant Macari de Puigcercós');" calcext:value-type="string">
            <text:p>insert into esglesia (id,nom,wikipedia) values (1158,'Sant Macari de Puigcercós','Sant Macari de Puigcercós');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string" calcext:value-type="string">
            <text:p>Sant Martí de Puigcercós</text:p>
          </table:table-cell>
          <table:table-cell/>
          <table:table-cell table:formula="of:=CONCATENATE(&quot;insert into esglesia (id,nom,wikipedia) values (&quot;;[.A1160];&quot;,'&quot;;SUBSTITUTE([.B1160];&quot;'&quot;;&quot;''&quot;);&quot;','&quot;;SUBSTITUTE([.C1160];&quot;'&quot;;&quot;''&quot;);&quot;');&quot;)" office:value-type="string" office:string-value="insert into esglesia (id,nom,wikipedia) values (1159,'Sant Martí de Puigcercós','Sant Martí de Puigcercós');" calcext:value-type="string">
            <text:p>insert into esglesia (id,nom,wikipedia) values (1159,'Sant Martí de Puigcercós','Sant Martí de Puigcercós');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Sant Miquel de Suterranya</text:p>
          </table:table-cell>
          <table:table-cell/>
          <table:table-cell table:formula="of:=CONCATENATE(&quot;insert into esglesia (id,nom,wikipedia) values (&quot;;[.A1161];&quot;,'&quot;;SUBSTITUTE([.B1161];&quot;'&quot;;&quot;''&quot;);&quot;','&quot;;SUBSTITUTE([.C1161];&quot;'&quot;;&quot;''&quot;);&quot;');&quot;)" office:value-type="string" office:string-value="insert into esglesia (id,nom,wikipedia) values (1160,'Sant Miquel de Suterranya','Sant Miquel de Suterranya');" calcext:value-type="string">
            <text:p>insert into esglesia (id,nom,wikipedia) values (1160,'Sant Miquel de Suterranya','Sant Miquel de Suterranya');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string" calcext:value-type="string">
            <text:p>Sant Serni de Puigfalconer</text:p>
          </table:table-cell>
          <table:table-cell/>
          <table:table-cell table:formula="of:=CONCATENATE(&quot;insert into esglesia (id,nom,wikipedia) values (&quot;;[.A1162];&quot;,'&quot;;SUBSTITUTE([.B1162];&quot;'&quot;;&quot;''&quot;);&quot;','&quot;;SUBSTITUTE([.C1162];&quot;'&quot;;&quot;''&quot;);&quot;');&quot;)" office:value-type="string" office:string-value="insert into esglesia (id,nom,wikipedia) values (1161,'Sant Serni de Puigfalconer','Sant Serni de Puigfalconer');" calcext:value-type="string">
            <text:p>insert into esglesia (id,nom,wikipedia) values (1161,'Sant Serni de Puigfalconer','Sant Serni de Puigfalconer');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string" calcext:value-type="string">
            <text:p>Santa Helena de Claret</text:p>
          </table:table-cell>
          <table:table-cell/>
          <table:table-cell table:formula="of:=CONCATENATE(&quot;insert into esglesia (id,nom,wikipedia) values (&quot;;[.A1163];&quot;,'&quot;;SUBSTITUTE([.B1163];&quot;'&quot;;&quot;''&quot;);&quot;','&quot;;SUBSTITUTE([.C1163];&quot;'&quot;;&quot;''&quot;);&quot;');&quot;)" office:value-type="string" office:string-value="insert into esglesia (id,nom,wikipedia) values (1162,'Santa Helena de Claret','Santa Helena de Claret');" calcext:value-type="string">
            <text:p>insert into esglesia (id,nom,wikipedia) values (1162,'Santa Helena de Claret','Santa Helena de Claret');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Santa Llúcia de Vilamitjana</text:p>
          </table:table-cell>
          <table:table-cell/>
          <table:table-cell table:formula="of:=CONCATENATE(&quot;insert into esglesia (id,nom,wikipedia) values (&quot;;[.A1164];&quot;,'&quot;;SUBSTITUTE([.B1164];&quot;'&quot;;&quot;''&quot;);&quot;','&quot;;SUBSTITUTE([.C1164];&quot;'&quot;;&quot;''&quot;);&quot;');&quot;)" office:value-type="string" office:string-value="insert into esglesia (id,nom,wikipedia) values (1163,'Santa Llúcia de Vilamitjana','Santa Llúcia de Vilamitjana');" calcext:value-type="string">
            <text:p>insert into esglesia (id,nom,wikipedia) values (1163,'Santa Llúcia de Vilamitjana','Santa Llúcia de Vilamitjana');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string" calcext:value-type="string">
            <text:p>Santa Maria de Vilamitjana</text:p>
          </table:table-cell>
          <table:table-cell/>
          <table:table-cell table:formula="of:=CONCATENATE(&quot;insert into esglesia (id,nom,wikipedia) values (&quot;;[.A1165];&quot;,'&quot;;SUBSTITUTE([.B1165];&quot;'&quot;;&quot;''&quot;);&quot;','&quot;;SUBSTITUTE([.C1165];&quot;'&quot;;&quot;''&quot;);&quot;');&quot;)" office:value-type="string" office:string-value="insert into esglesia (id,nom,wikipedia) values (1164,'Santa Maria de Vilamitjana','Santa Maria de Vilamitjana');" calcext:value-type="string">
            <text:p>insert into esglesia (id,nom,wikipedia) values (1164,'Santa Maria de Vilamitjana','Santa Maria de Vilamitjana');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string" calcext:value-type="string">
            <text:p>Mare de Déu de l'Esperança del Castellet</text:p>
          </table:table-cell>
          <table:table-cell/>
          <table:table-cell table:formula="of:=CONCATENATE(&quot;insert into esglesia (id,nom,wikipedia) values (&quot;;[.A1166];&quot;,'&quot;;SUBSTITUTE([.B1166];&quot;'&quot;;&quot;''&quot;);&quot;','&quot;;SUBSTITUTE([.C1166];&quot;'&quot;;&quot;''&quot;);&quot;');&quot;)" office:value-type="string" office:string-value="insert into esglesia (id,nom,wikipedia) values (1165,'Mare de Déu de l''Esperança del Castellet','Mare de Déu de l''Esperança del Castellet');" calcext:value-type="string">
            <text:p>insert into esglesia (id,nom,wikipedia) values (1165,'Mare de Déu de l''Esperança del Castellet','Mare de Déu de l''Esperança del Castellet');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string" calcext:value-type="string">
            <text:p>Sant Climent de Torogó</text:p>
          </table:table-cell>
          <table:table-cell/>
          <table:table-cell table:formula="of:=CONCATENATE(&quot;insert into esglesia (id,nom,wikipedia) values (&quot;;[.A1167];&quot;,'&quot;;SUBSTITUTE([.B1167];&quot;'&quot;;&quot;''&quot;);&quot;','&quot;;SUBSTITUTE([.C1167];&quot;'&quot;;&quot;''&quot;);&quot;');&quot;)" office:value-type="string" office:string-value="insert into esglesia (id,nom,wikipedia) values (1166,'Sant Climent de Torogó','Sant Climent de Torogó');" calcext:value-type="string">
            <text:p>insert into esglesia (id,nom,wikipedia) values (1166,'Sant Climent de Torogó','Sant Climent de Torogó');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string" calcext:value-type="string">
            <text:p>Sant Feliu del Castellet</text:p>
          </table:table-cell>
          <table:table-cell/>
          <table:table-cell table:formula="of:=CONCATENATE(&quot;insert into esglesia (id,nom,wikipedia) values (&quot;;[.A1168];&quot;,'&quot;;SUBSTITUTE([.B1168];&quot;'&quot;;&quot;''&quot;);&quot;','&quot;;SUBSTITUTE([.C1168];&quot;'&quot;;&quot;''&quot;);&quot;');&quot;)" office:value-type="string" office:string-value="insert into esglesia (id,nom,wikipedia) values (1167,'Sant Feliu del Castellet','Sant Feliu del Castellet');" calcext:value-type="string">
            <text:p>insert into esglesia (id,nom,wikipedia) values (1167,'Sant Feliu del Castellet','Sant Feliu del Castellet');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string" calcext:value-type="string">
            <text:p>Sant Josep de la Torre de Tamúrcia</text:p>
          </table:table-cell>
          <table:table-cell/>
          <table:table-cell table:formula="of:=CONCATENATE(&quot;insert into esglesia (id,nom,wikipedia) values (&quot;;[.A1169];&quot;,'&quot;;SUBSTITUTE([.B1169];&quot;'&quot;;&quot;''&quot;);&quot;','&quot;;SUBSTITUTE([.C1169];&quot;'&quot;;&quot;''&quot;);&quot;');&quot;)" office:value-type="string" office:string-value="insert into esglesia (id,nom,wikipedia) values (1168,'Sant Josep de la Torre de Tamúrcia','Sant Josep de la Torre de Tamúrcia');" calcext:value-type="string">
            <text:p>insert into esglesia (id,nom,wikipedia) values (1168,'Sant Josep de la Torre de Tamúrcia','Sant Josep de la Torre de Tamúrcia');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Sant Llorenç de Casterner de les Olles</text:p>
          </table:table-cell>
          <table:table-cell/>
          <table:table-cell table:formula="of:=CONCATENATE(&quot;insert into esglesia (id,nom,wikipedia) values (&quot;;[.A1170];&quot;,'&quot;;SUBSTITUTE([.B1170];&quot;'&quot;;&quot;''&quot;);&quot;','&quot;;SUBSTITUTE([.C1170];&quot;'&quot;;&quot;''&quot;);&quot;');&quot;)" office:value-type="string" office:string-value="insert into esglesia (id,nom,wikipedia) values (1169,'Sant Llorenç de Casterner de les Olles','Sant Llorenç de Casterner de les Olles');" calcext:value-type="string">
            <text:p>insert into esglesia (id,nom,wikipedia) values (1169,'Sant Llorenç de Casterner de les Olles','Sant Llorenç de Casterner de les Olles');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Santa Maria d'Espluga de Serra</text:p>
          </table:table-cell>
          <table:table-cell office:value-type="string" calcext:value-type="string">
            <text:p>Espluga de Serra</text:p>
          </table:table-cell>
          <table:table-cell table:formula="of:=CONCATENATE(&quot;insert into esglesia (id,nom,wikipedia) values (&quot;;[.A1171];&quot;,'&quot;;SUBSTITUTE([.B1171];&quot;'&quot;;&quot;''&quot;);&quot;','&quot;;SUBSTITUTE([.C1171];&quot;'&quot;;&quot;''&quot;);&quot;');&quot;)" office:value-type="string" office:string-value="insert into esglesia (id,nom,wikipedia) values (1170,'Santa Maria d''Espluga de Serra','Santa Maria d''Espluga de Serra');" calcext:value-type="string">
            <text:p>insert into esglesia (id,nom,wikipedia) values (1170,'Santa Maria d''Espluga de Serra','Santa Maria d''Espluga de Serra');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Santa Maria de Miralles</text:p>
          </table:table-cell>
          <table:table-cell office:value-type="string" calcext:value-type="string">
            <text:p>Santa Maria de Miralles (Espluga de Serra)</text:p>
          </table:table-cell>
          <table:table-cell office:value-type="string" calcext:value-type="string">
            <text:p>Espluga de Serra</text:p>
          </table:table-cell>
          <table:table-cell table:formula="of:=CONCATENATE(&quot;insert into esglesia (id,nom,wikipedia) values (&quot;;[.A1172];&quot;,'&quot;;SUBSTITUTE([.B1172];&quot;'&quot;;&quot;''&quot;);&quot;','&quot;;SUBSTITUTE([.C1172];&quot;'&quot;;&quot;''&quot;);&quot;');&quot;)" office:value-type="string" office:string-value="insert into esglesia (id,nom,wikipedia) values (1171,'Santa Maria de Miralles','Santa Maria de Miralles (Espluga de Serra)');" calcext:value-type="string">
            <text:p>insert into esglesia (id,nom,wikipedia) values (1171,'Santa Maria de Miralles','Santa Maria de Miralles (Espluga de Serra)');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string" calcext:value-type="string">
            <text:p>Mare de Déu d'Arbul</text:p>
          </table:table-cell>
          <table:table-cell/>
          <table:table-cell table:formula="of:=CONCATENATE(&quot;insert into esglesia (id,nom,wikipedia) values (&quot;;[.A1173];&quot;,'&quot;;SUBSTITUTE([.B1173];&quot;'&quot;;&quot;''&quot;);&quot;','&quot;;SUBSTITUTE([.C1173];&quot;'&quot;;&quot;''&quot;);&quot;');&quot;)" office:value-type="string" office:string-value="insert into esglesia (id,nom,wikipedia) values (1172,'Mare de Déu d''Arbul','Mare de Déu d''Arbul');" calcext:value-type="string">
            <text:p>insert into esglesia (id,nom,wikipedia) values (1172,'Mare de Déu d''Arbul','Mare de Déu d''Arbul');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string" calcext:value-type="string">
            <text:p>Mare de Déu de Montserbós</text:p>
          </table:table-cell>
          <table:table-cell/>
          <table:table-cell table:formula="of:=CONCATENATE(&quot;insert into esglesia (id,nom,wikipedia) values (&quot;;[.A1174];&quot;,'&quot;;SUBSTITUTE([.B1174];&quot;'&quot;;&quot;''&quot;);&quot;','&quot;;SUBSTITUTE([.C1174];&quot;'&quot;;&quot;''&quot;);&quot;');&quot;)" office:value-type="string" office:string-value="insert into esglesia (id,nom,wikipedia) values (1173,'Mare de Déu de Montserbós','Mare de Déu de Montserbós');" calcext:value-type="string">
            <text:p>insert into esglesia (id,nom,wikipedia) values (1173,'Mare de Déu de Montserbós','Mare de Déu de Montserbós');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Ermita de Mare de Déu de Montserbós</text:p>
          </table:table-cell>
          <table:table-cell office:value-type="string" calcext:value-type="string">
            <text:p>Mare de Déu de Montserbós (ermita)</text:p>
          </table:table-cell>
          <table:table-cell/>
          <table:table-cell table:formula="of:=CONCATENATE(&quot;insert into esglesia (id,nom,wikipedia) values (&quot;;[.A1175];&quot;,'&quot;;SUBSTITUTE([.B1175];&quot;'&quot;;&quot;''&quot;);&quot;','&quot;;SUBSTITUTE([.C1175];&quot;'&quot;;&quot;''&quot;);&quot;');&quot;)" office:value-type="string" office:string-value="insert into esglesia (id,nom,wikipedia) values (1174,'Ermita de Mare de Déu de Montserbós','Mare de Déu de Montserbós (ermita)');" calcext:value-type="string">
            <text:p>insert into esglesia (id,nom,wikipedia) values (1174,'Ermita de Mare de Déu de Montserbós','Mare de Déu de Montserbós (ermita)');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string" calcext:value-type="string">
            <text:p>Mare de Déu del Roser del Mas de Pere</text:p>
          </table:table-cell>
          <table:table-cell/>
          <table:table-cell table:formula="of:=CONCATENATE(&quot;insert into esglesia (id,nom,wikipedia) values (&quot;;[.A1176];&quot;,'&quot;;SUBSTITUTE([.B1176];&quot;'&quot;;&quot;''&quot;);&quot;','&quot;;SUBSTITUTE([.C1176];&quot;'&quot;;&quot;''&quot;);&quot;');&quot;)" office:value-type="string" office:string-value="insert into esglesia (id,nom,wikipedia) values (1175,'Mare de Déu del Roser del Mas de Pere','Mare de Déu del Roser del Mas de Pere');" calcext:value-type="string">
            <text:p>insert into esglesia (id,nom,wikipedia) values (1175,'Mare de Déu del Roser del Mas de Pere','Mare de Déu del Roser del Mas de Pere');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string" calcext:value-type="string">
            <text:p>Sant Joan Baptista de Castissent</text:p>
          </table:table-cell>
          <table:table-cell/>
          <table:table-cell table:formula="of:=CONCATENATE(&quot;insert into esglesia (id,nom,wikipedia) values (&quot;;[.A1177];&quot;,'&quot;;SUBSTITUTE([.B1177];&quot;'&quot;;&quot;''&quot;);&quot;','&quot;;SUBSTITUTE([.C1177];&quot;'&quot;;&quot;''&quot;);&quot;');&quot;)" office:value-type="string" office:string-value="insert into esglesia (id,nom,wikipedia) values (1176,'Sant Joan Baptista de Castissent','Sant Joan Baptista de Castissent');" calcext:value-type="string">
            <text:p>insert into esglesia (id,nom,wikipedia) values (1176,'Sant Joan Baptista de Castissent','Sant Joan Baptista de Castissent');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Sant Joan Evangelista del Masenc</text:p>
          </table:table-cell>
          <table:table-cell/>
          <table:table-cell table:formula="of:=CONCATENATE(&quot;insert into esglesia (id,nom,wikipedia) values (&quot;;[.A1178];&quot;,'&quot;;SUBSTITUTE([.B1178];&quot;'&quot;;&quot;''&quot;);&quot;','&quot;;SUBSTITUTE([.C1178];&quot;'&quot;;&quot;''&quot;);&quot;');&quot;)" office:value-type="string" office:string-value="insert into esglesia (id,nom,wikipedia) values (1177,'Sant Joan Evangelista del Masenc','Sant Joan Evangelista del Masenc');" calcext:value-type="string">
            <text:p>insert into esglesia (id,nom,wikipedia) values (1177,'Sant Joan Evangelista del Masenc','Sant Joan Evangelista del Masenc');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string" calcext:value-type="string">
            <text:p>Sant Miquel de Casa Cortit</text:p>
          </table:table-cell>
          <table:table-cell/>
          <table:table-cell table:formula="of:=CONCATENATE(&quot;insert into esglesia (id,nom,wikipedia) values (&quot;;[.A1179];&quot;,'&quot;;SUBSTITUTE([.B1179];&quot;'&quot;;&quot;''&quot;);&quot;','&quot;;SUBSTITUTE([.C1179];&quot;'&quot;;&quot;''&quot;);&quot;');&quot;)" office:value-type="string" office:string-value="insert into esglesia (id,nom,wikipedia) values (1178,'Sant Miquel de Casa Cortit','Sant Miquel de Casa Cortit');" calcext:value-type="string">
            <text:p>insert into esglesia (id,nom,wikipedia) values (1178,'Sant Miquel de Casa Cortit','Sant Miquel de Casa Cortit');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string" calcext:value-type="string">
            <text:p>Sant Pere de Claramunt</text:p>
          </table:table-cell>
          <table:table-cell/>
          <table:table-cell table:formula="of:=CONCATENATE(&quot;insert into esglesia (id,nom,wikipedia) values (&quot;;[.A1180];&quot;,'&quot;;SUBSTITUTE([.B1180];&quot;'&quot;;&quot;''&quot;);&quot;','&quot;;SUBSTITUTE([.C1180];&quot;'&quot;;&quot;''&quot;);&quot;');&quot;)" office:value-type="string" office:string-value="insert into esglesia (id,nom,wikipedia) values (1179,'Sant Pere de Claramunt','Sant Pere de Claramunt');" calcext:value-type="string">
            <text:p>insert into esglesia (id,nom,wikipedia) values (1179,'Sant Pere de Claramunt','Sant Pere de Claramunt');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Sant Pere de Fígols de Tremp</text:p>
          </table:table-cell>
          <table:table-cell/>
          <table:table-cell table:formula="of:=CONCATENATE(&quot;insert into esglesia (id,nom,wikipedia) values (&quot;;[.A1181];&quot;,'&quot;;SUBSTITUTE([.B1181];&quot;'&quot;;&quot;''&quot;);&quot;','&quot;;SUBSTITUTE([.C1181];&quot;'&quot;;&quot;''&quot;);&quot;');&quot;)" office:value-type="string" office:string-value="insert into esglesia (id,nom,wikipedia) values (1180,'Sant Pere de Fígols de Tremp','Sant Pere de Fígols de Tremp');" calcext:value-type="string">
            <text:p>insert into esglesia (id,nom,wikipedia) values (1180,'Sant Pere de Fígols de Tremp','Sant Pere de Fígols de Tremp');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string" calcext:value-type="string">
            <text:p>Sant Roc de Prullans</text:p>
          </table:table-cell>
          <table:table-cell/>
          <table:table-cell table:formula="of:=CONCATENATE(&quot;insert into esglesia (id,nom,wikipedia) values (&quot;;[.A1182];&quot;,'&quot;;SUBSTITUTE([.B1182];&quot;'&quot;;&quot;''&quot;);&quot;','&quot;;SUBSTITUTE([.C1182];&quot;'&quot;;&quot;''&quot;);&quot;');&quot;)" office:value-type="string" office:string-value="insert into esglesia (id,nom,wikipedia) values (1181,'Sant Roc de Prullans','Sant Roc de Prullans');" calcext:value-type="string">
            <text:p>insert into esglesia (id,nom,wikipedia) values (1181,'Sant Roc de Prullans','Sant Roc de Prullans');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string" calcext:value-type="string">
            <text:p>Sant Salvador de Casa Fumàs</text:p>
          </table:table-cell>
          <table:table-cell/>
          <table:table-cell table:formula="of:=CONCATENATE(&quot;insert into esglesia (id,nom,wikipedia) values (&quot;;[.A1183];&quot;,'&quot;;SUBSTITUTE([.B1183];&quot;'&quot;;&quot;''&quot;);&quot;','&quot;;SUBSTITUTE([.C1183];&quot;'&quot;;&quot;''&quot;);&quot;');&quot;)" office:value-type="string" office:string-value="insert into esglesia (id,nom,wikipedia) values (1182,'Sant Salvador de Casa Fumàs','Sant Salvador de Casa Fumàs');" calcext:value-type="string">
            <text:p>insert into esglesia (id,nom,wikipedia) values (1182,'Sant Salvador de Casa Fumàs','Sant Salvador de Casa Fumàs');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string" calcext:value-type="string">
            <text:p>Sant Salvador del Mas de Faro</text:p>
          </table:table-cell>
          <table:table-cell/>
          <table:table-cell table:formula="of:=CONCATENATE(&quot;insert into esglesia (id,nom,wikipedia) values (&quot;;[.A1184];&quot;,'&quot;;SUBSTITUTE([.B1184];&quot;'&quot;;&quot;''&quot;);&quot;','&quot;;SUBSTITUTE([.C1184];&quot;'&quot;;&quot;''&quot;);&quot;');&quot;)" office:value-type="string" office:string-value="insert into esglesia (id,nom,wikipedia) values (1183,'Sant Salvador del Mas de Faro','Sant Salvador del Mas de Faro');" calcext:value-type="string">
            <text:p>insert into esglesia (id,nom,wikipedia) values (1183,'Sant Salvador del Mas de Faro','Sant Salvador del Mas de Faro');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string" calcext:value-type="string">
            <text:p>Sant Vicenç del Mas de l'Ensenyat</text:p>
          </table:table-cell>
          <table:table-cell/>
          <table:table-cell table:formula="of:=CONCATENATE(&quot;insert into esglesia (id,nom,wikipedia) values (&quot;;[.A1185];&quot;,'&quot;;SUBSTITUTE([.B1185];&quot;'&quot;;&quot;''&quot;);&quot;','&quot;;SUBSTITUTE([.C1185];&quot;'&quot;;&quot;''&quot;);&quot;');&quot;)" office:value-type="string" office:string-value="insert into esglesia (id,nom,wikipedia) values (1184,'Sant Vicenç del Mas de l''Ensenyat','Sant Vicenç del Mas de l''Ensenyat');" calcext:value-type="string">
            <text:p>insert into esglesia (id,nom,wikipedia) values (1184,'Sant Vicenç del Mas de l''Ensenyat','Sant Vicenç del Mas de l''Ensenyat');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string" calcext:value-type="string">
            <text:p>Santa Llúcia de la Vileta</text:p>
          </table:table-cell>
          <table:table-cell/>
          <table:table-cell table:formula="of:=CONCATENATE(&quot;insert into esglesia (id,nom,wikipedia) values (&quot;;[.A1186];&quot;,'&quot;;SUBSTITUTE([.B1186];&quot;'&quot;;&quot;''&quot;);&quot;','&quot;;SUBSTITUTE([.C1186];&quot;'&quot;;&quot;''&quot;);&quot;');&quot;)" office:value-type="string" office:string-value="insert into esglesia (id,nom,wikipedia) values (1185,'Santa Llúcia de la Vileta','Santa Llúcia de la Vileta');" calcext:value-type="string">
            <text:p>insert into esglesia (id,nom,wikipedia) values (1185,'Santa Llúcia de la Vileta','Santa Llúcia de la Vileta');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string" calcext:value-type="string">
            <text:p>Santa Maria d'Eroles</text:p>
          </table:table-cell>
          <table:table-cell/>
          <table:table-cell table:formula="of:=CONCATENATE(&quot;insert into esglesia (id,nom,wikipedia) values (&quot;;[.A1187];&quot;,'&quot;;SUBSTITUTE([.B1187];&quot;'&quot;;&quot;''&quot;);&quot;','&quot;;SUBSTITUTE([.C1187];&quot;'&quot;;&quot;''&quot;);&quot;');&quot;)" office:value-type="string" office:string-value="insert into esglesia (id,nom,wikipedia) values (1186,'Santa Maria d''Eroles','Santa Maria d''Eroles');" calcext:value-type="string">
            <text:p>insert into esglesia (id,nom,wikipedia) values (1186,'Santa Maria d''Eroles','Santa Maria d''Eroles');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string" calcext:value-type="string">
            <text:p>Mare de Déu del Solà</text:p>
          </table:table-cell>
          <table:table-cell/>
          <table:table-cell table:formula="of:=CONCATENATE(&quot;insert into esglesia (id,nom,wikipedia) values (&quot;;[.A1188];&quot;,'&quot;;SUBSTITUTE([.B1188];&quot;'&quot;;&quot;''&quot;);&quot;','&quot;;SUBSTITUTE([.C1188];&quot;'&quot;;&quot;''&quot;);&quot;');&quot;)" office:value-type="string" office:string-value="insert into esglesia (id,nom,wikipedia) values (1187,'Mare de Déu del Solà','Mare de Déu del Solà');" calcext:value-type="string">
            <text:p>insert into esglesia (id,nom,wikipedia) values (1187,'Mare de Déu del Solà','Mare de Déu del Solà');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string" calcext:value-type="string">
            <text:p>Sant Cosme d'Espills</text:p>
          </table:table-cell>
          <table:table-cell/>
          <table:table-cell table:formula="of:=CONCATENATE(&quot;insert into esglesia (id,nom,wikipedia) values (&quot;;[.A1189];&quot;,'&quot;;SUBSTITUTE([.B1189];&quot;'&quot;;&quot;''&quot;);&quot;','&quot;;SUBSTITUTE([.C1189];&quot;'&quot;;&quot;''&quot;);&quot;');&quot;)" office:value-type="string" office:string-value="insert into esglesia (id,nom,wikipedia) values (1188,'Sant Cosme d''Espills','Sant Cosme d''Espills');" calcext:value-type="string">
            <text:p>insert into esglesia (id,nom,wikipedia) values (1188,'Sant Cosme d''Espills','Sant Cosme d''Espills');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string" calcext:value-type="string">
            <text:p>Sant Esteve d'Esplugafreda</text:p>
          </table:table-cell>
          <table:table-cell/>
          <table:table-cell table:formula="of:=CONCATENATE(&quot;insert into esglesia (id,nom,wikipedia) values (&quot;;[.A1190];&quot;,'&quot;;SUBSTITUTE([.B1190];&quot;'&quot;;&quot;''&quot;);&quot;','&quot;;SUBSTITUTE([.C1190];&quot;'&quot;;&quot;''&quot;);&quot;');&quot;)" office:value-type="string" office:string-value="insert into esglesia (id,nom,wikipedia) values (1189,'Sant Esteve d''Esplugafreda','Sant Esteve d''Esplugafreda');" calcext:value-type="string">
            <text:p>insert into esglesia (id,nom,wikipedia) values (1189,'Sant Esteve d''Esplugafreda','Sant Esteve d''Esplugafreda');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string" calcext:value-type="string">
            <text:p>Sant Joan d'Escarlà</text:p>
          </table:table-cell>
          <table:table-cell/>
          <table:table-cell table:formula="of:=CONCATENATE(&quot;insert into esglesia (id,nom,wikipedia) values (&quot;;[.A1191];&quot;,'&quot;;SUBSTITUTE([.B1191];&quot;'&quot;;&quot;''&quot;);&quot;','&quot;;SUBSTITUTE([.C1191];&quot;'&quot;;&quot;''&quot;);&quot;');&quot;)" office:value-type="string" office:string-value="insert into esglesia (id,nom,wikipedia) values (1190,'Sant Joan d''Escarlà','Sant Joan d''Escarlà');" calcext:value-type="string">
            <text:p>insert into esglesia (id,nom,wikipedia) values (1190,'Sant Joan d''Escarlà','Sant Joan d''Escarlà');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string" calcext:value-type="string">
            <text:p>Sant Pere d'Orrit</text:p>
          </table:table-cell>
          <table:table-cell/>
          <table:table-cell table:formula="of:=CONCATENATE(&quot;insert into esglesia (id,nom,wikipedia) values (&quot;;[.A1192];&quot;,'&quot;;SUBSTITUTE([.B1192];&quot;'&quot;;&quot;''&quot;);&quot;','&quot;;SUBSTITUTE([.C1192];&quot;'&quot;;&quot;''&quot;);&quot;');&quot;)" office:value-type="string" office:string-value="insert into esglesia (id,nom,wikipedia) values (1191,'Sant Pere d''Orrit','Sant Pere d''Orrit');" calcext:value-type="string">
            <text:p>insert into esglesia (id,nom,wikipedia) values (1191,'Sant Pere d''Orrit','Sant Pere d''Orrit');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string" calcext:value-type="string">
            <text:p>Sant Pere de Tercui</text:p>
          </table:table-cell>
          <table:table-cell office:value-type="string" calcext:value-type="string">
            <text:p>Tremp</text:p>
          </table:table-cell>
          <table:table-cell table:formula="of:=CONCATENATE(&quot;insert into esglesia (id,nom,wikipedia) values (&quot;;[.A1193];&quot;,'&quot;;SUBSTITUTE([.B1193];&quot;'&quot;;&quot;''&quot;);&quot;','&quot;;SUBSTITUTE([.C1193];&quot;'&quot;;&quot;''&quot;);&quot;');&quot;)" office:value-type="string" office:string-value="insert into esglesia (id,nom,wikipedia) values (1192,'Sant Pere de Tercui','Sant Pere de Tercui');" calcext:value-type="string">
            <text:p>insert into esglesia (id,nom,wikipedia) values (1192,'Sant Pere de Tercui','Sant Pere de Tercui');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string" calcext:value-type="string">
            <text:p>Santa Maria del Puig (Tercui)</text:p>
          </table:table-cell>
          <table:table-cell office:value-type="string" calcext:value-type="string">
            <text:p>Tremp</text:p>
          </table:table-cell>
          <table:table-cell table:formula="of:=CONCATENATE(&quot;insert into esglesia (id,nom,wikipedia) values (&quot;;[.A1194];&quot;,'&quot;;SUBSTITUTE([.B1194];&quot;'&quot;;&quot;''&quot;);&quot;','&quot;;SUBSTITUTE([.C1194];&quot;'&quot;;&quot;''&quot;);&quot;');&quot;)" office:value-type="string" office:string-value="insert into esglesia (id,nom,wikipedia) values (1193,'Santa Maria del Puig (Tercui)','Santa Maria del Puig (Tercui)');" calcext:value-type="string">
            <text:p>insert into esglesia (id,nom,wikipedia) values (1193,'Santa Maria del Puig (Tercui)','Santa Maria del Puig (Tercui)');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string" calcext:value-type="string">
            <text:p>Santa Maria de Sapeira</text:p>
          </table:table-cell>
          <table:table-cell/>
          <table:table-cell table:formula="of:=CONCATENATE(&quot;insert into esglesia (id,nom,wikipedia) values (&quot;;[.A1195];&quot;,'&quot;;SUBSTITUTE([.B1195];&quot;'&quot;;&quot;''&quot;);&quot;','&quot;;SUBSTITUTE([.C1195];&quot;'&quot;;&quot;''&quot;);&quot;');&quot;)" office:value-type="string" office:string-value="insert into esglesia (id,nom,wikipedia) values (1194,'Santa Maria de Sapeira','Santa Maria de Sapeira');" calcext:value-type="string">
            <text:p>insert into esglesia (id,nom,wikipedia) values (1194,'Santa Maria de Sapeira','Santa Maria de Sapeira');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string" calcext:value-type="string">
            <text:p>Mare de Déu d'Arbul</text:p>
          </table:table-cell>
          <table:table-cell/>
          <table:table-cell table:formula="of:=CONCATENATE(&quot;insert into esglesia (id,nom,wikipedia) values (&quot;;[.A1196];&quot;,'&quot;;SUBSTITUTE([.B1196];&quot;'&quot;;&quot;''&quot;);&quot;','&quot;;SUBSTITUTE([.C1196];&quot;'&quot;;&quot;''&quot;);&quot;');&quot;)" office:value-type="string" office:string-value="insert into esglesia (id,nom,wikipedia) values (1195,'Mare de Déu d''Arbul','Mare de Déu d''Arbul');" calcext:value-type="string">
            <text:p>insert into esglesia (id,nom,wikipedia) values (1195,'Mare de Déu d''Arbul','Mare de Déu d''Arbul');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Mare de Déu de Montserbós</text:p>
          </table:table-cell>
          <table:table-cell/>
          <table:table-cell table:formula="of:=CONCATENATE(&quot;insert into esglesia (id,nom,wikipedia) values (&quot;;[.A1197];&quot;,'&quot;;SUBSTITUTE([.B1197];&quot;'&quot;;&quot;''&quot;);&quot;','&quot;;SUBSTITUTE([.C1197];&quot;'&quot;;&quot;''&quot;);&quot;');&quot;)" office:value-type="string" office:string-value="insert into esglesia (id,nom,wikipedia) values (1196,'Mare de Déu de Montserbós','Mare de Déu de Montserbós');" calcext:value-type="string">
            <text:p>insert into esglesia (id,nom,wikipedia) values (1196,'Mare de Déu de Montserbós','Mare de Déu de Montserbós');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Ermita de la Mare de Déu de Montserbós</text:p>
          </table:table-cell>
          <table:table-cell office:value-type="string" calcext:value-type="string">
            <text:p>Mare de Déu de Montserbós (ermita)</text:p>
          </table:table-cell>
          <table:table-cell/>
          <table:table-cell table:formula="of:=CONCATENATE(&quot;insert into esglesia (id,nom,wikipedia) values (&quot;;[.A1198];&quot;,'&quot;;SUBSTITUTE([.B1198];&quot;'&quot;;&quot;''&quot;);&quot;','&quot;;SUBSTITUTE([.C1198];&quot;'&quot;;&quot;''&quot;);&quot;');&quot;)" office:value-type="string" office:string-value="insert into esglesia (id,nom,wikipedia) values (1197,'Ermita de la Mare de Déu de Montserbós','Mare de Déu de Montserbós (ermita)');" calcext:value-type="string">
            <text:p>insert into esglesia (id,nom,wikipedia) values (1197,'Ermita de la Mare de Déu de Montserbós','Mare de Déu de Montserbós (ermita)');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string" calcext:value-type="string">
            <text:p>Mare de Déu del Roser del Mas de Pere</text:p>
          </table:table-cell>
          <table:table-cell/>
          <table:table-cell table:formula="of:=CONCATENATE(&quot;insert into esglesia (id,nom,wikipedia) values (&quot;;[.A1199];&quot;,'&quot;;SUBSTITUTE([.B1199];&quot;'&quot;;&quot;''&quot;);&quot;','&quot;;SUBSTITUTE([.C1199];&quot;'&quot;;&quot;''&quot;);&quot;');&quot;)" office:value-type="string" office:string-value="insert into esglesia (id,nom,wikipedia) values (1198,'Mare de Déu del Roser del Mas de Pere','Mare de Déu del Roser del Mas de Pere');" calcext:value-type="string">
            <text:p>insert into esglesia (id,nom,wikipedia) values (1198,'Mare de Déu del Roser del Mas de Pere','Mare de Déu del Roser del Mas de Pere');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string" calcext:value-type="string">
            <text:p>Sant Joan Baptista de Castissent</text:p>
          </table:table-cell>
          <table:table-cell/>
          <table:table-cell table:formula="of:=CONCATENATE(&quot;insert into esglesia (id,nom,wikipedia) values (&quot;;[.A1200];&quot;,'&quot;;SUBSTITUTE([.B1200];&quot;'&quot;;&quot;''&quot;);&quot;','&quot;;SUBSTITUTE([.C1200];&quot;'&quot;;&quot;''&quot;);&quot;');&quot;)" office:value-type="string" office:string-value="insert into esglesia (id,nom,wikipedia) values (1199,'Sant Joan Baptista de Castissent','Sant Joan Baptista de Castissent');" calcext:value-type="string">
            <text:p>insert into esglesia (id,nom,wikipedia) values (1199,'Sant Joan Baptista de Castissent','Sant Joan Baptista de Castissent');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Sant Joan Evangelista del Masenc</text:p>
          </table:table-cell>
          <table:table-cell/>
          <table:table-cell table:formula="of:=CONCATENATE(&quot;insert into esglesia (id,nom,wikipedia) values (&quot;;[.A1201];&quot;,'&quot;;SUBSTITUTE([.B1201];&quot;'&quot;;&quot;''&quot;);&quot;','&quot;;SUBSTITUTE([.C1201];&quot;'&quot;;&quot;''&quot;);&quot;');&quot;)" office:value-type="string" office:string-value="insert into esglesia (id,nom,wikipedia) values (1200,'Sant Joan Evangelista del Masenc','Sant Joan Evangelista del Masenc');" calcext:value-type="string">
            <text:p>insert into esglesia (id,nom,wikipedia) values (1200,'Sant Joan Evangelista del Masenc','Sant Joan Evangelista del Masenc');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Sant Miquel de Casa Cortit</text:p>
          </table:table-cell>
          <table:table-cell/>
          <table:table-cell table:formula="of:=CONCATENATE(&quot;insert into esglesia (id,nom,wikipedia) values (&quot;;[.A1202];&quot;,'&quot;;SUBSTITUTE([.B1202];&quot;'&quot;;&quot;''&quot;);&quot;','&quot;;SUBSTITUTE([.C1202];&quot;'&quot;;&quot;''&quot;);&quot;');&quot;)" office:value-type="string" office:string-value="insert into esglesia (id,nom,wikipedia) values (1201,'Sant Miquel de Casa Cortit','Sant Miquel de Casa Cortit');" calcext:value-type="string">
            <text:p>insert into esglesia (id,nom,wikipedia) values (1201,'Sant Miquel de Casa Cortit','Sant Miquel de Casa Cortit');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 office:value-type="string" calcext:value-type="string">
            <text:p>Sant Pere de Claramunt</text:p>
          </table:table-cell>
          <table:table-cell/>
          <table:table-cell table:formula="of:=CONCATENATE(&quot;insert into esglesia (id,nom,wikipedia) values (&quot;;[.A1203];&quot;,'&quot;;SUBSTITUTE([.B1203];&quot;'&quot;;&quot;''&quot;);&quot;','&quot;;SUBSTITUTE([.C1203];&quot;'&quot;;&quot;''&quot;);&quot;');&quot;)" office:value-type="string" office:string-value="insert into esglesia (id,nom,wikipedia) values (1202,'Sant Pere de Claramunt','Sant Pere de Claramunt');" calcext:value-type="string">
            <text:p>insert into esglesia (id,nom,wikipedia) values (1202,'Sant Pere de Claramunt','Sant Pere de Claramunt');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 office:value-type="string" calcext:value-type="string">
            <text:p>Sant Pere de Fígols de Tremp</text:p>
          </table:table-cell>
          <table:table-cell/>
          <table:table-cell table:formula="of:=CONCATENATE(&quot;insert into esglesia (id,nom,wikipedia) values (&quot;;[.A1204];&quot;,'&quot;;SUBSTITUTE([.B1204];&quot;'&quot;;&quot;''&quot;);&quot;','&quot;;SUBSTITUTE([.C1204];&quot;'&quot;;&quot;''&quot;);&quot;');&quot;)" office:value-type="string" office:string-value="insert into esglesia (id,nom,wikipedia) values (1203,'Sant Pere de Fígols de Tremp','Sant Pere de Fígols de Tremp');" calcext:value-type="string">
            <text:p>insert into esglesia (id,nom,wikipedia) values (1203,'Sant Pere de Fígols de Tremp','Sant Pere de Fígols de Tremp');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Sant Roc de Prullans</text:p>
          </table:table-cell>
          <table:table-cell/>
          <table:table-cell table:formula="of:=CONCATENATE(&quot;insert into esglesia (id,nom,wikipedia) values (&quot;;[.A1205];&quot;,'&quot;;SUBSTITUTE([.B1205];&quot;'&quot;;&quot;''&quot;);&quot;','&quot;;SUBSTITUTE([.C1205];&quot;'&quot;;&quot;''&quot;);&quot;');&quot;)" office:value-type="string" office:string-value="insert into esglesia (id,nom,wikipedia) values (1204,'Sant Roc de Prullans','Sant Roc de Prullans');" calcext:value-type="string">
            <text:p>insert into esglesia (id,nom,wikipedia) values (1204,'Sant Roc de Prullans','Sant Roc de Prullans');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string" calcext:value-type="string">
            <text:p>Sant Salvador de Casa Fumàs</text:p>
          </table:table-cell>
          <table:table-cell/>
          <table:table-cell table:formula="of:=CONCATENATE(&quot;insert into esglesia (id,nom,wikipedia) values (&quot;;[.A1206];&quot;,'&quot;;SUBSTITUTE([.B1206];&quot;'&quot;;&quot;''&quot;);&quot;','&quot;;SUBSTITUTE([.C1206];&quot;'&quot;;&quot;''&quot;);&quot;');&quot;)" office:value-type="string" office:string-value="insert into esglesia (id,nom,wikipedia) values (1205,'Sant Salvador de Casa Fumàs','Sant Salvador de Casa Fumàs');" calcext:value-type="string">
            <text:p>insert into esglesia (id,nom,wikipedia) values (1205,'Sant Salvador de Casa Fumàs','Sant Salvador de Casa Fumàs');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2" office:value-type="string" calcext:value-type="string">
            <text:p>Sant Salvador del Mas de Faro</text:p>
          </table:table-cell>
          <table:table-cell/>
          <table:table-cell table:formula="of:=CONCATENATE(&quot;insert into esglesia (id,nom,wikipedia) values (&quot;;[.A1207];&quot;,'&quot;;SUBSTITUTE([.B1207];&quot;'&quot;;&quot;''&quot;);&quot;','&quot;;SUBSTITUTE([.C1207];&quot;'&quot;;&quot;''&quot;);&quot;');&quot;)" office:value-type="string" office:string-value="insert into esglesia (id,nom,wikipedia) values (1206,'Sant Salvador del Mas de Faro','Sant Salvador del Mas de Faro');" calcext:value-type="string">
            <text:p>insert into esglesia (id,nom,wikipedia) values (1206,'Sant Salvador del Mas de Faro','Sant Salvador del Mas de Faro');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 office:value-type="string" calcext:value-type="string">
            <text:p>Sant Vicenç del Mas de l'Ensenyat</text:p>
          </table:table-cell>
          <table:table-cell/>
          <table:table-cell table:formula="of:=CONCATENATE(&quot;insert into esglesia (id,nom,wikipedia) values (&quot;;[.A1208];&quot;,'&quot;;SUBSTITUTE([.B1208];&quot;'&quot;;&quot;''&quot;);&quot;','&quot;;SUBSTITUTE([.C1208];&quot;'&quot;;&quot;''&quot;);&quot;');&quot;)" office:value-type="string" office:string-value="insert into esglesia (id,nom,wikipedia) values (1207,'Sant Vicenç del Mas de l''Ensenyat','Sant Vicenç del Mas de l''Ensenyat');" calcext:value-type="string">
            <text:p>insert into esglesia (id,nom,wikipedia) values (1207,'Sant Vicenç del Mas de l''Ensenyat','Sant Vicenç del Mas de l''Ensenyat');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 office:value-type="string" calcext:value-type="string">
            <text:p>Santa Llúcia de la Vileta</text:p>
          </table:table-cell>
          <table:table-cell/>
          <table:table-cell table:formula="of:=CONCATENATE(&quot;insert into esglesia (id,nom,wikipedia) values (&quot;;[.A1209];&quot;,'&quot;;SUBSTITUTE([.B1209];&quot;'&quot;;&quot;''&quot;);&quot;','&quot;;SUBSTITUTE([.C1209];&quot;'&quot;;&quot;''&quot;);&quot;');&quot;)" office:value-type="string" office:string-value="insert into esglesia (id,nom,wikipedia) values (1208,'Santa Llúcia de la Vileta','Santa Llúcia de la Vileta');" calcext:value-type="string">
            <text:p>insert into esglesia (id,nom,wikipedia) values (1208,'Santa Llúcia de la Vileta','Santa Llúcia de la Vileta');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 office:value-type="string" calcext:value-type="string">
            <text:p>Santa Maria d'Eroles</text:p>
          </table:table-cell>
          <table:table-cell/>
          <table:table-cell table:formula="of:=CONCATENATE(&quot;insert into esglesia (id,nom,wikipedia) values (&quot;;[.A1210];&quot;,'&quot;;SUBSTITUTE([.B1210];&quot;'&quot;;&quot;''&quot;);&quot;','&quot;;SUBSTITUTE([.C1210];&quot;'&quot;;&quot;''&quot;);&quot;');&quot;)" office:value-type="string" office:string-value="insert into esglesia (id,nom,wikipedia) values (1209,'Santa Maria d''Eroles','Santa Maria d''Eroles');" calcext:value-type="string">
            <text:p>insert into esglesia (id,nom,wikipedia) values (1209,'Santa Maria d''Eroles','Santa Maria d''Eroles');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2" office:value-type="string" calcext:value-type="string">
            <text:p>Sant Bartomeu de Baiasca</text:p>
          </table:table-cell>
          <table:table-cell/>
          <table:table-cell table:formula="of:=CONCATENATE(&quot;insert into esglesia (id,nom,wikipedia) values (&quot;;[.A1211];&quot;,'&quot;;SUBSTITUTE([.B1211];&quot;'&quot;;&quot;''&quot;);&quot;','&quot;;SUBSTITUTE([.C1211];&quot;'&quot;;&quot;''&quot;);&quot;');&quot;)" office:value-type="string" office:string-value="insert into esglesia (id,nom,wikipedia) values (1210,'Sant Bartomeu de Baiasca','Sant Bartomeu de Baiasca');" calcext:value-type="string">
            <text:p>insert into esglesia (id,nom,wikipedia) values (1210,'Sant Bartomeu de Baiasca','Sant Bartomeu de Baiasca');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2" office:value-type="string" calcext:value-type="string">
            <text:p>Església romànica de Sant Pere de Boldís Jussà</text:p>
          </table:table-cell>
          <table:table-cell/>
          <table:table-cell table:formula="of:=CONCATENATE(&quot;insert into esglesia (id,nom,wikipedia) values (&quot;;[.A1212];&quot;,'&quot;;SUBSTITUTE([.B1212];&quot;'&quot;;&quot;''&quot;);&quot;','&quot;;SUBSTITUTE([.C1212];&quot;'&quot;;&quot;''&quot;);&quot;');&quot;)" office:value-type="string" office:string-value="insert into esglesia (id,nom,wikipedia) values (1211,'Església romànica de Sant Pere de Boldís Jussà','Església romànica de Sant Pere de Boldís Jussà');" calcext:value-type="string">
            <text:p>insert into esglesia (id,nom,wikipedia) values (1211,'Església romànica de Sant Pere de Boldís Jussà','Església romànica de Sant Pere de Boldís Jussà');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string" calcext:value-type="string">
            <text:p>Santa Eulàlia de Llavorsí</text:p>
          </table:table-cell>
          <table:table-cell office:value-type="string" calcext:value-type="string">
            <text:p>Llavorsí</text:p>
          </table:table-cell>
          <table:table-cell table:formula="of:=CONCATENATE(&quot;insert into esglesia (id,nom,wikipedia) values (&quot;;[.A1213];&quot;,'&quot;;SUBSTITUTE([.B1213];&quot;'&quot;;&quot;''&quot;);&quot;','&quot;;SUBSTITUTE([.C1213];&quot;'&quot;;&quot;''&quot;);&quot;');&quot;)" office:value-type="string" office:string-value="insert into esglesia (id,nom,wikipedia) values (1212,'Santa Eulàlia de Llavorsí','Santa Eulàlia de Llavorsí');" calcext:value-type="string">
            <text:p>insert into esglesia (id,nom,wikipedia) values (1212,'Santa Eulàlia de Llavorsí','Santa Eulàlia de Llavorsí');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 office:value-type="string" calcext:value-type="string">
            <text:p>Sant Feliu de Tírvia</text:p>
          </table:table-cell>
          <table:table-cell office:value-type="string" calcext:value-type="string">
            <text:p>Tírvia</text:p>
          </table:table-cell>
          <table:table-cell table:formula="of:=CONCATENATE(&quot;insert into esglesia (id,nom,wikipedia) values (&quot;;[.A1214];&quot;,'&quot;;SUBSTITUTE([.B1214];&quot;'&quot;;&quot;''&quot;);&quot;','&quot;;SUBSTITUTE([.C1214];&quot;'&quot;;&quot;''&quot;);&quot;');&quot;)" office:value-type="string" office:string-value="insert into esglesia (id,nom,wikipedia) values (1213,'Sant Feliu de Tírvia','Sant Feliu de Tírvia');" calcext:value-type="string">
            <text:p>insert into esglesia (id,nom,wikipedia) values (1213,'Sant Feliu de Tírvia','Sant Feliu de Tírvia');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2" office:value-type="string" calcext:value-type="string">
            <text:p>Sant Jaume d'Arestui</text:p>
          </table:table-cell>
          <table:table-cell/>
          <table:table-cell table:formula="of:=CONCATENATE(&quot;insert into esglesia (id,nom,wikipedia) values (&quot;;[.A1215];&quot;,'&quot;;SUBSTITUTE([.B1215];&quot;'&quot;;&quot;''&quot;);&quot;','&quot;;SUBSTITUTE([.C1215];&quot;'&quot;;&quot;''&quot;);&quot;');&quot;)" office:value-type="string" office:string-value="insert into esglesia (id,nom,wikipedia) values (1214,'Sant Jaume d''Arestui','Sant Jaume d''Arestui');" calcext:value-type="string">
            <text:p>insert into esglesia (id,nom,wikipedia) values (1214,'Sant Jaume d''Arestui','Sant Jaume d''Arestui');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2" office:value-type="string" calcext:value-type="string">
            <text:p>Sant Lliser de Benante</text:p>
          </table:table-cell>
          <table:table-cell/>
          <table:table-cell table:formula="of:=CONCATENATE(&quot;insert into esglesia (id,nom,wikipedia) values (&quot;;[.A1216];&quot;,'&quot;;SUBSTITUTE([.B1216];&quot;'&quot;;&quot;''&quot;);&quot;','&quot;;SUBSTITUTE([.C1216];&quot;'&quot;;&quot;''&quot;);&quot;');&quot;)" office:value-type="string" office:string-value="insert into esglesia (id,nom,wikipedia) values (1215,'Sant Lliser de Benante','Sant Lliser de Benante');" calcext:value-type="string">
            <text:p>insert into esglesia (id,nom,wikipedia) values (1215,'Sant Lliser de Benante','Sant Lliser de Benante');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string" calcext:value-type="string">
            <text:p>Mare de Déu del Roser de Forques</text:p>
          </table:table-cell>
          <table:table-cell/>
          <table:table-cell table:formula="of:=CONCATENATE(&quot;insert into esglesia (id,nom,wikipedia) values (&quot;;[.A1217];&quot;,'&quot;;SUBSTITUTE([.B1217];&quot;'&quot;;&quot;''&quot;);&quot;','&quot;;SUBSTITUTE([.C1217];&quot;'&quot;;&quot;''&quot;);&quot;');&quot;)" office:value-type="string" office:string-value="insert into esglesia (id,nom,wikipedia) values (1216,'Mare de Déu del Roser de Forques','Mare de Déu del Roser de Forques');" calcext:value-type="string">
            <text:p>insert into esglesia (id,nom,wikipedia) values (1216,'Mare de Déu del Roser de Forques','Mare de Déu del Roser de Forques');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 office:value-type="string" calcext:value-type="string">
            <text:p>Santa Maria de Ginestarre</text:p>
          </table:table-cell>
          <table:table-cell/>
          <table:table-cell table:formula="of:=CONCATENATE(&quot;insert into esglesia (id,nom,wikipedia) values (&quot;;[.A1218];&quot;,'&quot;;SUBSTITUTE([.B1218];&quot;'&quot;;&quot;''&quot;);&quot;','&quot;;SUBSTITUTE([.C1218];&quot;'&quot;;&quot;''&quot;);&quot;');&quot;)" office:value-type="string" office:string-value="insert into esglesia (id,nom,wikipedia) values (1217,'Santa Maria de Ginestarre','Santa Maria de Ginestarre');" calcext:value-type="string">
            <text:p>insert into esglesia (id,nom,wikipedia) values (1217,'Santa Maria de Ginestarre','Santa Maria de Ginestarre');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string" calcext:value-type="string">
            <text:p>Santa Maria d'Espot</text:p>
          </table:table-cell>
          <table:table-cell office:value-type="string" calcext:value-type="string">
            <text:p>Espot</text:p>
          </table:table-cell>
          <table:table-cell table:formula="of:=CONCATENATE(&quot;insert into esglesia (id,nom,wikipedia) values (&quot;;[.A1219];&quot;,'&quot;;SUBSTITUTE([.B1219];&quot;'&quot;;&quot;''&quot;);&quot;','&quot;;SUBSTITUTE([.C1219];&quot;'&quot;;&quot;''&quot;);&quot;');&quot;)" office:value-type="string" office:string-value="insert into esglesia (id,nom,wikipedia) values (1218,'Santa Maria d''Espot','Santa Maria d''Espot');" calcext:value-type="string">
            <text:p>insert into esglesia (id,nom,wikipedia) values (1218,'Santa Maria d''Espot','Santa Maria d''Espot');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 office:value-type="string" calcext:value-type="string">
            <text:p>Sant Martí de Biscarbó</text:p>
          </table:table-cell>
          <table:table-cell/>
          <table:table-cell table:formula="of:=CONCATENATE(&quot;insert into esglesia (id,nom,wikipedia) values (&quot;;[.A1220];&quot;,'&quot;;SUBSTITUTE([.B1220];&quot;'&quot;;&quot;''&quot;);&quot;','&quot;;SUBSTITUTE([.C1220];&quot;'&quot;;&quot;''&quot;);&quot;');&quot;)" office:value-type="string" office:string-value="insert into esglesia (id,nom,wikipedia) values (1219,'Sant Martí de Biscarbó','Sant Martí de Biscarbó');" calcext:value-type="string">
            <text:p>insert into esglesia (id,nom,wikipedia) values (1219,'Sant Martí de Biscarbó','Sant Martí de Biscarbó');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 office:value-type="string" calcext:value-type="string">
            <text:p>Sant Pau i Sant Pere d'Esterri de Cardós</text:p>
          </table:table-cell>
          <table:table-cell office:value-type="string" calcext:value-type="string">
            <text:p>Esterri de Cardós</text:p>
          </table:table-cell>
          <table:table-cell table:formula="of:=CONCATENATE(&quot;insert into esglesia (id,nom,wikipedia) values (&quot;;[.A1221];&quot;,'&quot;;SUBSTITUTE([.B1221];&quot;'&quot;;&quot;''&quot;);&quot;','&quot;;SUBSTITUTE([.C1221];&quot;'&quot;;&quot;''&quot;);&quot;');&quot;)" office:value-type="string" office:string-value="insert into esglesia (id,nom,wikipedia) values (1220,'Sant Pau i Sant Pere d''Esterri de Cardós','Sant Pau i Sant Pere d''Esterri de Cardós');" calcext:value-type="string">
            <text:p>insert into esglesia (id,nom,wikipedia) values (1220,'Sant Pau i Sant Pere d''Esterri de Cardós','Sant Pau i Sant Pere d''Esterri de Cardós');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 office:value-type="string" calcext:value-type="string">
            <text:p>Sant Pere vell de Casa Carrera</text:p>
          </table:table-cell>
          <table:table-cell/>
          <table:table-cell table:formula="of:=CONCATENATE(&quot;insert into esglesia (id,nom,wikipedia) values (&quot;;[.A1222];&quot;,'&quot;;SUBSTITUTE([.B1222];&quot;'&quot;;&quot;''&quot;);&quot;','&quot;;SUBSTITUTE([.C1222];&quot;'&quot;;&quot;''&quot;);&quot;');&quot;)" office:value-type="string" office:string-value="insert into esglesia (id,nom,wikipedia) values (1221,'Sant Pere vell de Casa Carrera','Sant Pere vell de Casa Carrera');" calcext:value-type="string">
            <text:p>insert into esglesia (id,nom,wikipedia) values (1221,'Sant Pere vell de Casa Carrera','Sant Pere vell de Casa Carrera');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2" office:value-type="string" calcext:value-type="string">
            <text:p>Sant Feliu de Bonestarre</text:p>
          </table:table-cell>
          <table:table-cell/>
          <table:table-cell table:formula="of:=CONCATENATE(&quot;insert into esglesia (id,nom,wikipedia) values (&quot;;[.A1223];&quot;,'&quot;;SUBSTITUTE([.B1223];&quot;'&quot;;&quot;''&quot;);&quot;','&quot;;SUBSTITUTE([.C1223];&quot;'&quot;;&quot;''&quot;);&quot;');&quot;)" office:value-type="string" office:string-value="insert into esglesia (id,nom,wikipedia) values (1222,'Sant Feliu de Bonestarre','Sant Feliu de Bonestarre');" calcext:value-type="string">
            <text:p>insert into esglesia (id,nom,wikipedia) values (1222,'Sant Feliu de Bonestarre','Sant Feliu de Bonestarre');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 office:value-type="string" calcext:value-type="string">
            <text:p>Sant Serni de Baiasca</text:p>
          </table:table-cell>
          <table:table-cell/>
          <table:table-cell table:formula="of:=CONCATENATE(&quot;insert into esglesia (id,nom,wikipedia) values (&quot;;[.A1224];&quot;,'&quot;;SUBSTITUTE([.B1224];&quot;'&quot;;&quot;''&quot;);&quot;','&quot;;SUBSTITUTE([.C1224];&quot;'&quot;;&quot;''&quot;);&quot;');&quot;)" office:value-type="string" office:string-value="insert into esglesia (id,nom,wikipedia) values (1223,'Sant Serni de Baiasca','Sant Serni de Baiasca');" calcext:value-type="string">
            <text:p>insert into esglesia (id,nom,wikipedia) values (1223,'Sant Serni de Baiasca','Sant Serni de Baiasca');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2" office:value-type="string" calcext:value-type="string">
            <text:p>Mare de Déu de Montserrat de Casa Coix</text:p>
          </table:table-cell>
          <table:table-cell/>
          <table:table-cell table:formula="of:=CONCATENATE(&quot;insert into esglesia (id,nom,wikipedia) values (&quot;;[.A1225];&quot;,'&quot;;SUBSTITUTE([.B1225];&quot;'&quot;;&quot;''&quot;);&quot;','&quot;;SUBSTITUTE([.C1225];&quot;'&quot;;&quot;''&quot;);&quot;');&quot;)" office:value-type="string" office:string-value="insert into esglesia (id,nom,wikipedia) values (1224,'Mare de Déu de Montserrat de Casa Coix','Mare de Déu de Montserrat de Casa Coix');" calcext:value-type="string">
            <text:p>insert into esglesia (id,nom,wikipedia) values (1224,'Mare de Déu de Montserrat de Casa Coix','Mare de Déu de Montserrat de Casa Coix');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Sant Ambròs de Tor</text:p>
          </table:table-cell>
          <table:table-cell/>
          <table:table-cell table:formula="of:=CONCATENATE(&quot;insert into esglesia (id,nom,wikipedia) values (&quot;;[.A1226];&quot;,'&quot;;SUBSTITUTE([.B1226];&quot;'&quot;;&quot;''&quot;);&quot;','&quot;;SUBSTITUTE([.C1226];&quot;'&quot;;&quot;''&quot;);&quot;');&quot;)" office:value-type="string" office:string-value="insert into esglesia (id,nom,wikipedia) values (1225,'Sant Ambròs de Tor','Sant Ambròs de Tor');" calcext:value-type="string">
            <text:p>insert into esglesia (id,nom,wikipedia) values (1225,'Sant Ambròs de Tor','Sant Ambròs de Tor');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string" calcext:value-type="string">
            <text:p>Sant Esteve d'Araós</text:p>
          </table:table-cell>
          <table:table-cell/>
          <table:table-cell table:formula="of:=CONCATENATE(&quot;insert into esglesia (id,nom,wikipedia) values (&quot;;[.A1227];&quot;,'&quot;;SUBSTITUTE([.B1227];&quot;'&quot;;&quot;''&quot;);&quot;','&quot;;SUBSTITUTE([.C1227];&quot;'&quot;;&quot;''&quot;);&quot;');&quot;)" office:value-type="string" office:string-value="insert into esglesia (id,nom,wikipedia) values (1226,'Sant Esteve d''Araós','Sant Esteve d''Araós');" calcext:value-type="string">
            <text:p>insert into esglesia (id,nom,wikipedia) values (1226,'Sant Esteve d''Araós','Sant Esteve d''Araós');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 office:value-type="string" calcext:value-type="string">
            <text:p>Sant Feliu de la Força d'Àreu</text:p>
          </table:table-cell>
          <table:table-cell office:value-type="string" calcext:value-type="string">
            <text:p>Àreu</text:p>
          </table:table-cell>
          <table:table-cell table:formula="of:=CONCATENATE(&quot;insert into esglesia (id,nom,wikipedia) values (&quot;;[.A1228];&quot;,'&quot;;SUBSTITUTE([.B1228];&quot;'&quot;;&quot;''&quot;);&quot;','&quot;;SUBSTITUTE([.C1228];&quot;'&quot;;&quot;''&quot;);&quot;');&quot;)" office:value-type="string" office:string-value="insert into esglesia (id,nom,wikipedia) values (1227,'Sant Feliu de la Força d''Àreu','Sant Feliu de la Força d''Àreu');" calcext:value-type="string">
            <text:p>insert into esglesia (id,nom,wikipedia) values (1227,'Sant Feliu de la Força d''Àreu','Sant Feliu de la Força d''Àreu');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 office:value-type="string" calcext:value-type="string">
            <text:p>Sant Francesc d'Araós</text:p>
          </table:table-cell>
          <table:table-cell office:value-type="string" calcext:value-type="string">
            <text:p>Àreu</text:p>
          </table:table-cell>
          <table:table-cell table:formula="of:=CONCATENATE(&quot;insert into esglesia (id,nom,wikipedia) values (&quot;;[.A1229];&quot;,'&quot;;SUBSTITUTE([.B1229];&quot;'&quot;;&quot;''&quot;);&quot;','&quot;;SUBSTITUTE([.C1229];&quot;'&quot;;&quot;''&quot;);&quot;');&quot;)" office:value-type="string" office:string-value="insert into esglesia (id,nom,wikipedia) values (1228,'Sant Francesc d''Araós','Sant Francesc d''Araós');" calcext:value-type="string">
            <text:p>insert into esglesia (id,nom,wikipedia) values (1228,'Sant Francesc d''Araós','Sant Francesc d''Araós');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 office:value-type="string" calcext:value-type="string">
            <text:p>Sant Joan d'Àreu</text:p>
          </table:table-cell>
          <table:table-cell office:value-type="string" calcext:value-type="string">
            <text:p>Àreu</text:p>
          </table:table-cell>
          <table:table-cell table:formula="of:=CONCATENATE(&quot;insert into esglesia (id,nom,wikipedia) values (&quot;;[.A1230];&quot;,'&quot;;SUBSTITUTE([.B1230];&quot;'&quot;;&quot;''&quot;);&quot;','&quot;;SUBSTITUTE([.C1230];&quot;'&quot;;&quot;''&quot;);&quot;');&quot;)" office:value-type="string" office:string-value="insert into esglesia (id,nom,wikipedia) values (1229,'Sant Joan d''Àreu','Sant Joan d''Àreu');" calcext:value-type="string">
            <text:p>insert into esglesia (id,nom,wikipedia) values (1229,'Sant Joan d''Àreu','Sant Joan d''Àreu');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2" office:value-type="string" calcext:value-type="string">
            <text:p>Sant Julià d'Ainet de Besan</text:p>
          </table:table-cell>
          <table:table-cell/>
          <table:table-cell table:formula="of:=CONCATENATE(&quot;insert into esglesia (id,nom,wikipedia) values (&quot;;[.A1231];&quot;,'&quot;;SUBSTITUTE([.B1231];&quot;'&quot;;&quot;''&quot;);&quot;','&quot;;SUBSTITUTE([.C1231];&quot;'&quot;;&quot;''&quot;);&quot;');&quot;)" office:value-type="string" office:string-value="insert into esglesia (id,nom,wikipedia) values (1230,'Sant Julià d''Ainet de Besan','Sant Julià d''Ainet de Besan');" calcext:value-type="string">
            <text:p>insert into esglesia (id,nom,wikipedia) values (1230,'Sant Julià d''Ainet de Besan','Sant Julià d''Ainet de Besan');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string" calcext:value-type="string">
            <text:p>Sant Lliser de Virós</text:p>
          </table:table-cell>
          <table:table-cell/>
          <table:table-cell table:formula="of:=CONCATENATE(&quot;insert into esglesia (id,nom,wikipedia) values (&quot;;[.A1232];&quot;,'&quot;;SUBSTITUTE([.B1232];&quot;'&quot;;&quot;''&quot;);&quot;','&quot;;SUBSTITUTE([.C1232];&quot;'&quot;;&quot;''&quot;);&quot;');&quot;)" office:value-type="string" office:string-value="insert into esglesia (id,nom,wikipedia) values (1231,'Sant Lliser de Virós','Sant Lliser de Virós');" calcext:value-type="string">
            <text:p>insert into esglesia (id,nom,wikipedia) values (1231,'Sant Lliser de Virós','Sant Lliser de Virós');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Sant Martí d'Alins</text:p>
          </table:table-cell>
          <table:table-cell office:value-type="string" calcext:value-type="string">
            <text:p>Alins</text:p>
          </table:table-cell>
          <table:table-cell table:formula="of:=CONCATENATE(&quot;insert into esglesia (id,nom,wikipedia) values (&quot;;[.A1233];&quot;,'&quot;;SUBSTITUTE([.B1233];&quot;'&quot;;&quot;''&quot;);&quot;','&quot;;SUBSTITUTE([.C1233];&quot;'&quot;;&quot;''&quot;);&quot;');&quot;)" office:value-type="string" office:string-value="insert into esglesia (id,nom,wikipedia) values (1232,'Sant Martí d''Alins','Sant Martí d''Alins');" calcext:value-type="string">
            <text:p>insert into esglesia (id,nom,wikipedia) values (1232,'Sant Martí d''Alins','Sant Martí d''Alins');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 office:value-type="string" calcext:value-type="string">
            <text:p>Sant Miquel de Besan</text:p>
          </table:table-cell>
          <table:table-cell office:value-type="string" calcext:value-type="string">
            <text:p>Alins</text:p>
          </table:table-cell>
          <table:table-cell table:formula="of:=CONCATENATE(&quot;insert into esglesia (id,nom,wikipedia) values (&quot;;[.A1234];&quot;,'&quot;;SUBSTITUTE([.B1234];&quot;'&quot;;&quot;''&quot;);&quot;','&quot;;SUBSTITUTE([.C1234];&quot;'&quot;;&quot;''&quot;);&quot;');&quot;)" office:value-type="string" office:string-value="insert into esglesia (id,nom,wikipedia) values (1233,'Sant Miquel de Besan','Sant Miquel de Besan');" calcext:value-type="string">
            <text:p>insert into esglesia (id,nom,wikipedia) values (1233,'Sant Miquel de Besan','Sant Miquel de Besan');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Sant Pere de la Força</text:p>
          </table:table-cell>
          <table:table-cell office:value-type="string" calcext:value-type="string">
            <text:p>Alins</text:p>
          </table:table-cell>
          <table:table-cell table:formula="of:=CONCATENATE(&quot;insert into esglesia (id,nom,wikipedia) values (&quot;;[.A1235];&quot;,'&quot;;SUBSTITUTE([.B1235];&quot;'&quot;;&quot;''&quot;);&quot;','&quot;;SUBSTITUTE([.C1235];&quot;'&quot;;&quot;''&quot;);&quot;');&quot;)" office:value-type="string" office:string-value="insert into esglesia (id,nom,wikipedia) values (1234,'Sant Pere de la Força','Sant Pere de la Força');" calcext:value-type="string">
            <text:p>insert into esglesia (id,nom,wikipedia) values (1234,'Sant Pere de la Força','Sant Pere de la Força')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2" office:value-type="string" calcext:value-type="string">
            <text:p>Sant Pere de Tor</text:p>
          </table:table-cell>
          <table:table-cell office:value-type="string" calcext:value-type="string">
            <text:p>Alins</text:p>
          </table:table-cell>
          <table:table-cell table:formula="of:=CONCATENATE(&quot;insert into esglesia (id,nom,wikipedia) values (&quot;;[.A1236];&quot;,'&quot;;SUBSTITUTE([.B1236];&quot;'&quot;;&quot;''&quot;);&quot;','&quot;;SUBSTITUTE([.C1236];&quot;'&quot;;&quot;''&quot;);&quot;');&quot;)" office:value-type="string" office:string-value="insert into esglesia (id,nom,wikipedia) values (1235,'Sant Pere de Tor','Sant Pere de Tor');" calcext:value-type="string">
            <text:p>insert into esglesia (id,nom,wikipedia) values (1235,'Sant Pere de Tor','Sant Pere de Tor')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string" calcext:value-type="string">
            <text:p>Sant Quirze d'Alins</text:p>
          </table:table-cell>
          <table:table-cell office:value-type="string" calcext:value-type="string">
            <text:p>Alins</text:p>
          </table:table-cell>
          <table:table-cell table:formula="of:=CONCATENATE(&quot;insert into esglesia (id,nom,wikipedia) values (&quot;;[.A1237];&quot;,'&quot;;SUBSTITUTE([.B1237];&quot;'&quot;;&quot;''&quot;);&quot;','&quot;;SUBSTITUTE([.C1237];&quot;'&quot;;&quot;''&quot;);&quot;');&quot;)" office:value-type="string" office:string-value="insert into esglesia (id,nom,wikipedia) values (1236,'Sant Quirze d''Alins','Sant Quirze d''Alins');" calcext:value-type="string">
            <text:p>insert into esglesia (id,nom,wikipedia) values (1236,'Sant Quirze d''Alins','Sant Quirze d''Alins')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2" office:value-type="string" calcext:value-type="string">
            <text:p>Sant Ramon de Casa Ramonet</text:p>
          </table:table-cell>
          <table:table-cell office:value-type="string" calcext:value-type="string">
            <text:p>Alins</text:p>
          </table:table-cell>
          <table:table-cell table:formula="of:=CONCATENATE(&quot;insert into esglesia (id,nom,wikipedia) values (&quot;;[.A1238];&quot;,'&quot;;SUBSTITUTE([.B1238];&quot;'&quot;;&quot;''&quot;);&quot;','&quot;;SUBSTITUTE([.C1238];&quot;'&quot;;&quot;''&quot;);&quot;');&quot;)" office:value-type="string" office:string-value="insert into esglesia (id,nom,wikipedia) values (1237,'Sant Ramon de Casa Ramonet','Sant Ramon de Casa Ramonet');" calcext:value-type="string">
            <text:p>insert into esglesia (id,nom,wikipedia) values (1237,'Sant Ramon de Casa Ramonet','Sant Ramon de Casa Ramonet')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2" office:value-type="string" calcext:value-type="string">
            <text:p>Sant Serni de Norís</text:p>
          </table:table-cell>
          <table:table-cell office:value-type="string" calcext:value-type="string">
            <text:p>Alins</text:p>
          </table:table-cell>
          <table:table-cell table:formula="of:=CONCATENATE(&quot;insert into esglesia (id,nom,wikipedia) values (&quot;;[.A1239];&quot;,'&quot;;SUBSTITUTE([.B1239];&quot;'&quot;;&quot;''&quot;);&quot;','&quot;;SUBSTITUTE([.C1239];&quot;'&quot;;&quot;''&quot;);&quot;');&quot;)" office:value-type="string" office:string-value="insert into esglesia (id,nom,wikipedia) values (1238,'Sant Serni de Norís','Sant Serni de Norís');" calcext:value-type="string">
            <text:p>insert into esglesia (id,nom,wikipedia) values (1238,'Sant Serni de Norís','Sant Serni de Norís');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 office:value-type="string" calcext:value-type="string">
            <text:p>Sant Vicenç d'Alins</text:p>
          </table:table-cell>
          <table:table-cell office:value-type="string" calcext:value-type="string">
            <text:p>Alins</text:p>
          </table:table-cell>
          <table:table-cell table:formula="of:=CONCATENATE(&quot;insert into esglesia (id,nom,wikipedia) values (&quot;;[.A1240];&quot;,'&quot;;SUBSTITUTE([.B1240];&quot;'&quot;;&quot;''&quot;);&quot;','&quot;;SUBSTITUTE([.C1240];&quot;'&quot;;&quot;''&quot;);&quot;');&quot;)" office:value-type="string" office:string-value="insert into esglesia (id,nom,wikipedia) values (1239,'Sant Vicenç d''Alins','Sant Vicenç d''Alins');" calcext:value-type="string">
            <text:p>insert into esglesia (id,nom,wikipedia) values (1239,'Sant Vicenç d''Alins','Sant Vicenç d''Alins');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Santa Maria de Besan</text:p>
          </table:table-cell>
          <table:table-cell/>
          <table:table-cell table:formula="of:=CONCATENATE(&quot;insert into esglesia (id,nom,wikipedia) values (&quot;;[.A1241];&quot;,'&quot;;SUBSTITUTE([.B1241];&quot;'&quot;;&quot;''&quot;);&quot;','&quot;;SUBSTITUTE([.C1241];&quot;'&quot;;&quot;''&quot;);&quot;');&quot;)" office:value-type="string" office:string-value="insert into esglesia (id,nom,wikipedia) values (1240,'Santa Maria de Besan','Santa Maria de Besan');" calcext:value-type="string">
            <text:p>insert into esglesia (id,nom,wikipedia) values (1240,'Santa Maria de Besan','Santa Maria de Besan');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2" office:value-type="string" calcext:value-type="string">
            <text:p>Santa Maria de Buiro</text:p>
          </table:table-cell>
          <table:table-cell/>
          <table:table-cell table:formula="of:=CONCATENATE(&quot;insert into esglesia (id,nom,wikipedia) values (&quot;;[.A1242];&quot;,'&quot;;SUBSTITUTE([.B1242];&quot;'&quot;;&quot;''&quot;);&quot;','&quot;;SUBSTITUTE([.C1242];&quot;'&quot;;&quot;''&quot;);&quot;');&quot;)" office:value-type="string" office:string-value="insert into esglesia (id,nom,wikipedia) values (1241,'Santa Maria de Buiro','Santa Maria de Buiro');" calcext:value-type="string">
            <text:p>insert into esglesia (id,nom,wikipedia) values (1241,'Santa Maria de Buiro','Santa Maria de Buiro');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string" calcext:value-type="string">
            <text:p>Santa Maria de la Torre</text:p>
          </table:table-cell>
          <table:table-cell/>
          <table:table-cell table:formula="of:=CONCATENATE(&quot;insert into esglesia (id,nom,wikipedia) values (&quot;;[.A1243];&quot;,'&quot;;SUBSTITUTE([.B1243];&quot;'&quot;;&quot;''&quot;);&quot;','&quot;;SUBSTITUTE([.C1243];&quot;'&quot;;&quot;''&quot;);&quot;');&quot;)" office:value-type="string" office:string-value="insert into esglesia (id,nom,wikipedia) values (1242,'Santa Maria de la Torre','Santa Maria de la Torre');" calcext:value-type="string">
            <text:p>insert into esglesia (id,nom,wikipedia) values (1242,'Santa Maria de la Torre','Santa Maria de la Torre');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 office:value-type="string" calcext:value-type="string">
            <text:p>Mare de Déu de Bellero</text:p>
          </table:table-cell>
          <table:table-cell/>
          <table:table-cell table:formula="of:=CONCATENATE(&quot;insert into esglesia (id,nom,wikipedia) values (&quot;;[.A1244];&quot;,'&quot;;SUBSTITUTE([.B1244];&quot;'&quot;;&quot;''&quot;);&quot;','&quot;;SUBSTITUTE([.C1244];&quot;'&quot;;&quot;''&quot;);&quot;');&quot;)" office:value-type="string" office:string-value="insert into esglesia (id,nom,wikipedia) values (1243,'Mare de Déu de Bellero','Mare de Déu de Bellero');" calcext:value-type="string">
            <text:p>insert into esglesia (id,nom,wikipedia) values (1243,'Mare de Déu de Bellero','Mare de Déu de Bellero');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string" calcext:value-type="string">
            <text:p>Sant Andreu de València d'Àneu</text:p>
          </table:table-cell>
          <table:table-cell/>
          <table:table-cell table:formula="of:=CONCATENATE(&quot;insert into esglesia (id,nom,wikipedia) values (&quot;;[.A1245];&quot;,'&quot;;SUBSTITUTE([.B1245];&quot;'&quot;;&quot;''&quot;);&quot;','&quot;;SUBSTITUTE([.C1245];&quot;'&quot;;&quot;''&quot;);&quot;');&quot;)" office:value-type="string" office:string-value="insert into esglesia (id,nom,wikipedia) values (1244,'Sant Andreu de València d''Àneu','Sant Andreu de València d''Àneu');" calcext:value-type="string">
            <text:p>insert into esglesia (id,nom,wikipedia) values (1244,'Sant Andreu de València d''Àneu','Sant Andreu de València d''Àneu')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 office:value-type="string" calcext:value-type="string">
            <text:p>Sant Just i Sant Pastor de Son</text:p>
          </table:table-cell>
          <table:table-cell/>
          <table:table-cell table:formula="of:=CONCATENATE(&quot;insert into esglesia (id,nom,wikipedia) values (&quot;;[.A1246];&quot;,'&quot;;SUBSTITUTE([.B1246];&quot;'&quot;;&quot;''&quot;);&quot;','&quot;;SUBSTITUTE([.C1246];&quot;'&quot;;&quot;''&quot;);&quot;');&quot;)" office:value-type="string" office:string-value="insert into esglesia (id,nom,wikipedia) values (1245,'Sant Just i Sant Pastor de Son','Sant Just i Sant Pastor de Son');" calcext:value-type="string">
            <text:p>insert into esglesia (id,nom,wikipedia) values (1245,'Sant Just i Sant Pastor de Son','Sant Just i Sant Pastor de Son')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 office:value-type="string" calcext:value-type="string">
            <text:p>Sant Llorenç d'Isavarre</text:p>
          </table:table-cell>
          <table:table-cell/>
          <table:table-cell table:formula="of:=CONCATENATE(&quot;insert into esglesia (id,nom,wikipedia) values (&quot;;[.A1247];&quot;,'&quot;;SUBSTITUTE([.B1247];&quot;'&quot;;&quot;''&quot;);&quot;','&quot;;SUBSTITUTE([.C1247];&quot;'&quot;;&quot;''&quot;);&quot;');&quot;)" office:value-type="string" office:string-value="insert into esglesia (id,nom,wikipedia) values (1246,'Sant Llorenç d''Isavarre','Sant Llorenç d''Isavarre');" calcext:value-type="string">
            <text:p>insert into esglesia (id,nom,wikipedia) values (1246,'Sant Llorenç d''Isavarre','Sant Llorenç d''Isavarre')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string" calcext:value-type="string">
            <text:p>Sant Martí de Borén</text:p>
          </table:table-cell>
          <table:table-cell/>
          <table:table-cell table:formula="of:=CONCATENATE(&quot;insert into esglesia (id,nom,wikipedia) values (&quot;;[.A1248];&quot;,'&quot;;SUBSTITUTE([.B1248];&quot;'&quot;;&quot;''&quot;);&quot;','&quot;;SUBSTITUTE([.C1248];&quot;'&quot;;&quot;''&quot;);&quot;');&quot;)" office:value-type="string" office:string-value="insert into esglesia (id,nom,wikipedia) values (1247,'Sant Martí de Borén','Sant Martí de Borén');" calcext:value-type="string">
            <text:p>insert into esglesia (id,nom,wikipedia) values (1247,'Sant Martí de Borén','Sant Martí de Borén')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Sant Pere de l'Abadia</text:p>
          </table:table-cell>
          <table:table-cell/>
          <table:table-cell table:formula="of:=CONCATENATE(&quot;insert into esglesia (id,nom,wikipedia) values (&quot;;[.A1249];&quot;,'&quot;;SUBSTITUTE([.B1249];&quot;'&quot;;&quot;''&quot;);&quot;','&quot;;SUBSTITUTE([.C1249];&quot;'&quot;;&quot;''&quot;);&quot;');&quot;)" office:value-type="string" office:string-value="insert into esglesia (id,nom,wikipedia) values (1248,'Sant Pere de l''Abadia','Sant Pere de l''Abadia');" calcext:value-type="string">
            <text:p>insert into esglesia (id,nom,wikipedia) values (1248,'Sant Pere de l''Abadia','Sant Pere de l''Abadia');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string" calcext:value-type="string">
            <text:p>Sant Pere de Sorpe</text:p>
          </table:table-cell>
          <table:table-cell/>
          <table:table-cell table:formula="of:=CONCATENATE(&quot;insert into esglesia (id,nom,wikipedia) values (&quot;;[.A1250];&quot;,'&quot;;SUBSTITUTE([.B1250];&quot;'&quot;;&quot;''&quot;);&quot;','&quot;;SUBSTITUTE([.C1250];&quot;'&quot;;&quot;''&quot;);&quot;');&quot;)" office:value-type="string" office:string-value="insert into esglesia (id,nom,wikipedia) values (1249,'Sant Pere de Sorpe','Sant Pere de Sorpe');" calcext:value-type="string">
            <text:p>insert into esglesia (id,nom,wikipedia) values (1249,'Sant Pere de Sorpe','Sant Pere de Sorpe');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Mare de Déu de les Neus d'Àrreu</text:p>
          </table:table-cell>
          <table:table-cell/>
          <table:table-cell table:formula="of:=CONCATENATE(&quot;insert into esglesia (id,nom,wikipedia) values (&quot;;[.A1251];&quot;,'&quot;;SUBSTITUTE([.B1251];&quot;'&quot;;&quot;''&quot;);&quot;','&quot;;SUBSTITUTE([.C1251];&quot;'&quot;;&quot;''&quot;);&quot;');&quot;)" office:value-type="string" office:string-value="insert into esglesia (id,nom,wikipedia) values (1250,'Mare de Déu de les Neus d''Àrreu','Mare de Déu de les Neus d''Àrreu');" calcext:value-type="string">
            <text:p>insert into esglesia (id,nom,wikipedia) values (1250,'Mare de Déu de les Neus d''Àrreu','Mare de Déu de les Neus d''Àrreu');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 office:value-type="string" calcext:value-type="string">
            <text:p>Sant Joan d'Isil</text:p>
          </table:table-cell>
          <table:table-cell/>
          <table:table-cell table:formula="of:=CONCATENATE(&quot;insert into esglesia (id,nom,wikipedia) values (&quot;;[.A1252];&quot;,'&quot;;SUBSTITUTE([.B1252];&quot;'&quot;;&quot;''&quot;);&quot;','&quot;;SUBSTITUTE([.C1252];&quot;'&quot;;&quot;''&quot;);&quot;');&quot;)" office:value-type="string" office:string-value="insert into esglesia (id,nom,wikipedia) values (1251,'Sant Joan d''Isil','Sant Joan d''Isil');" calcext:value-type="string">
            <text:p>insert into esglesia (id,nom,wikipedia) values (1251,'Sant Joan d''Isil','Sant Joan d''Isil');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2" office:value-type="string" calcext:value-type="string">
            <text:p>Sant Lliser d'Alós</text:p>
          </table:table-cell>
          <table:table-cell/>
          <table:table-cell table:formula="of:=CONCATENATE(&quot;insert into esglesia (id,nom,wikipedia) values (&quot;;[.A1253];&quot;,'&quot;;SUBSTITUTE([.B1253];&quot;'&quot;;&quot;''&quot;);&quot;','&quot;;SUBSTITUTE([.C1253];&quot;'&quot;;&quot;''&quot;);&quot;');&quot;)" office:value-type="string" office:string-value="insert into esglesia (id,nom,wikipedia) values (1252,'Sant Lliser d''Alós','Sant Lliser d''Alós');" calcext:value-type="string">
            <text:p>insert into esglesia (id,nom,wikipedia) values (1252,'Sant Lliser d''Alós','Sant Lliser d''Alós');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2" office:value-type="string" calcext:value-type="string">
            <text:p>Sant Serni d'Àrreu</text:p>
          </table:table-cell>
          <table:table-cell/>
          <table:table-cell table:formula="of:=CONCATENATE(&quot;insert into esglesia (id,nom,wikipedia) values (&quot;;[.A1254];&quot;,'&quot;;SUBSTITUTE([.B1254];&quot;'&quot;;&quot;''&quot;);&quot;','&quot;;SUBSTITUTE([.C1254];&quot;'&quot;;&quot;''&quot;);&quot;');&quot;)" office:value-type="string" office:string-value="insert into esglesia (id,nom,wikipedia) values (1253,'Sant Serni d''Àrreu','Sant Serni d''Àrreu');" calcext:value-type="string">
            <text:p>insert into esglesia (id,nom,wikipedia) values (1253,'Sant Serni d''Àrreu','Sant Serni d''Àrreu');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2" office:value-type="string" calcext:value-type="string">
            <text:p>Santa Eulàlia d'Alós Sobirà</text:p>
          </table:table-cell>
          <table:table-cell/>
          <table:table-cell table:formula="of:=CONCATENATE(&quot;insert into esglesia (id,nom,wikipedia) values (&quot;;[.A1255];&quot;,'&quot;;SUBSTITUTE([.B1255];&quot;'&quot;;&quot;''&quot;);&quot;','&quot;;SUBSTITUTE([.C1255];&quot;'&quot;;&quot;''&quot;);&quot;');&quot;)" office:value-type="string" office:string-value="insert into esglesia (id,nom,wikipedia) values (1254,'Santa Eulàlia d''Alós Sobirà','Santa Eulàlia d''Alós Sobirà');" calcext:value-type="string">
            <text:p>insert into esglesia (id,nom,wikipedia) values (1254,'Santa Eulàlia d''Alós Sobirà','Santa Eulàlia d''Alós Sobirà');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2" office:value-type="string" calcext:value-type="string">
            <text:p>Santa Maria de Gerri</text:p>
          </table:table-cell>
          <table:table-cell/>
          <table:table-cell table:formula="of:=CONCATENATE(&quot;insert into esglesia (id,nom,wikipedia) values (&quot;;[.A1256];&quot;,'&quot;;SUBSTITUTE([.B1256];&quot;'&quot;;&quot;''&quot;);&quot;','&quot;;SUBSTITUTE([.C1256];&quot;'&quot;;&quot;''&quot;);&quot;');&quot;)" office:value-type="string" office:string-value="insert into esglesia (id,nom,wikipedia) values (1255,'Santa Maria de Gerri','Santa Maria de Gerri');" calcext:value-type="string">
            <text:p>insert into esglesia (id,nom,wikipedia) values (1255,'Santa Maria de Gerri','Santa Maria de Gerri')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2" office:value-type="string" calcext:value-type="string">
            <text:p>Mare de Déu del Roser de Peracalç</text:p>
          </table:table-cell>
          <table:table-cell/>
          <table:table-cell table:formula="of:=CONCATENATE(&quot;insert into esglesia (id,nom,wikipedia) values (&quot;;[.A1257];&quot;,'&quot;;SUBSTITUTE([.B1257];&quot;'&quot;;&quot;''&quot;);&quot;','&quot;;SUBSTITUTE([.C1257];&quot;'&quot;;&quot;''&quot;);&quot;');&quot;)" office:value-type="string" office:string-value="insert into esglesia (id,nom,wikipedia) values (1256,'Mare de Déu del Roser de Peracalç','Mare de Déu del Roser de Peracalç');" calcext:value-type="string">
            <text:p>insert into esglesia (id,nom,wikipedia) values (1256,'Mare de Déu del Roser de Peracalç','Mare de Déu del Roser de Peracalç')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2" office:value-type="string" calcext:value-type="string">
            <text:p>Sant Andreu de Sellui</text:p>
          </table:table-cell>
          <table:table-cell/>
          <table:table-cell table:formula="of:=CONCATENATE(&quot;insert into esglesia (id,nom,wikipedia) values (&quot;;[.A1258];&quot;,'&quot;;SUBSTITUTE([.B1258];&quot;'&quot;;&quot;''&quot;);&quot;','&quot;;SUBSTITUTE([.C1258];&quot;'&quot;;&quot;''&quot;);&quot;');&quot;)" office:value-type="string" office:string-value="insert into esglesia (id,nom,wikipedia) values (1257,'Sant Andreu de Sellui','Sant Andreu de Sellui');" calcext:value-type="string">
            <text:p>insert into esglesia (id,nom,wikipedia) values (1257,'Sant Andreu de Sellui','Sant Andreu de Sellui')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2" office:value-type="string" calcext:value-type="string">
            <text:p>Sant Aventí</text:p>
          </table:table-cell>
          <table:table-cell/>
          <table:table-cell table:formula="of:=CONCATENATE(&quot;insert into esglesia (id,nom,wikipedia) values (&quot;;[.A1259];&quot;,'&quot;;SUBSTITUTE([.B1259];&quot;'&quot;;&quot;''&quot;);&quot;','&quot;;SUBSTITUTE([.C1259];&quot;'&quot;;&quot;''&quot;);&quot;');&quot;)" office:value-type="string" office:string-value="insert into esglesia (id,nom,wikipedia) values (1258,'Sant Aventí','Sant Aventí');" calcext:value-type="string">
            <text:p>insert into esglesia (id,nom,wikipedia) values (1258,'Sant Aventí','Sant Aventí');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2" office:value-type="string" calcext:value-type="string">
            <text:p>Sant Cristòfol de Peramea</text:p>
          </table:table-cell>
          <table:table-cell/>
          <table:table-cell table:formula="of:=CONCATENATE(&quot;insert into esglesia (id,nom,wikipedia) values (&quot;;[.A1260];&quot;,'&quot;;SUBSTITUTE([.B1260];&quot;'&quot;;&quot;''&quot;);&quot;','&quot;;SUBSTITUTE([.C1260];&quot;'&quot;;&quot;''&quot;);&quot;');&quot;)" office:value-type="string" office:string-value="insert into esglesia (id,nom,wikipedia) values (1259,'Sant Cristòfol de Peramea','Sant Cristòfol de Peramea');" calcext:value-type="string">
            <text:p>insert into esglesia (id,nom,wikipedia) values (1259,'Sant Cristòfol de Peramea','Sant Cristòfol de Peramea');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 office:value-type="string" calcext:value-type="string">
            <text:p>Sant Cristòfol Vell de Peramea</text:p>
          </table:table-cell>
          <table:table-cell/>
          <table:table-cell table:formula="of:=CONCATENATE(&quot;insert into esglesia (id,nom,wikipedia) values (&quot;;[.A1261];&quot;,'&quot;;SUBSTITUTE([.B1261];&quot;'&quot;;&quot;''&quot;);&quot;','&quot;;SUBSTITUTE([.C1261];&quot;'&quot;;&quot;''&quot;);&quot;');&quot;)" office:value-type="string" office:string-value="insert into esglesia (id,nom,wikipedia) values (1260,'Sant Cristòfol Vell de Peramea','Sant Cristòfol Vell de Peramea');" calcext:value-type="string">
            <text:p>insert into esglesia (id,nom,wikipedia) values (1260,'Sant Cristòfol Vell de Peramea','Sant Cristòfol Vell de Peramea');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2" office:value-type="string" calcext:value-type="string">
            <text:p>Sant Esteve d'Enseu</text:p>
          </table:table-cell>
          <table:table-cell/>
          <table:table-cell table:formula="of:=CONCATENATE(&quot;insert into esglesia (id,nom,wikipedia) values (&quot;;[.A1262];&quot;,'&quot;;SUBSTITUTE([.B1262];&quot;'&quot;;&quot;''&quot;);&quot;','&quot;;SUBSTITUTE([.C1262];&quot;'&quot;;&quot;''&quot;);&quot;');&quot;)" office:value-type="string" office:string-value="insert into esglesia (id,nom,wikipedia) values (1261,'Sant Esteve d''Enseu','Sant Esteve d''Enseu');" calcext:value-type="string">
            <text:p>insert into esglesia (id,nom,wikipedia) values (1261,'Sant Esteve d''Enseu','Sant Esteve d''Enseu');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2" office:value-type="string" calcext:value-type="string">
            <text:p>Santa Anna de Cortscastell</text:p>
          </table:table-cell>
          <table:table-cell/>
          <table:table-cell table:formula="of:=CONCATENATE(&quot;insert into esglesia (id,nom,wikipedia) values (&quot;;[.A1263];&quot;,'&quot;;SUBSTITUTE([.B1263];&quot;'&quot;;&quot;''&quot;);&quot;','&quot;;SUBSTITUTE([.C1263];&quot;'&quot;;&quot;''&quot;);&quot;');&quot;)" office:value-type="string" office:string-value="insert into esglesia (id,nom,wikipedia) values (1262,'Santa Anna de Cortscastell','Santa Anna de Cortscastell');" calcext:value-type="string">
            <text:p>insert into esglesia (id,nom,wikipedia) values (1262,'Santa Anna de Cortscastell','Santa Anna de Cortscastell');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2" office:value-type="string" calcext:value-type="string">
            <text:p>Santa Cecília Vella d'Ancs</text:p>
          </table:table-cell>
          <table:table-cell/>
          <table:table-cell table:formula="of:=CONCATENATE(&quot;insert into esglesia (id,nom,wikipedia) values (&quot;;[.A1264];&quot;,'&quot;;SUBSTITUTE([.B1264];&quot;'&quot;;&quot;''&quot;);&quot;','&quot;;SUBSTITUTE([.C1264];&quot;'&quot;;&quot;''&quot;);&quot;');&quot;)" office:value-type="string" office:string-value="insert into esglesia (id,nom,wikipedia) values (1263,'Santa Cecília Vella d''Ancs','Santa Cecília Vella d''Ancs');" calcext:value-type="string">
            <text:p>insert into esglesia (id,nom,wikipedia) values (1263,'Santa Cecília Vella d''Ancs','Santa Cecília Vella d''Ancs');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Santa Eulàlia de Canals</text:p>
          </table:table-cell>
          <table:table-cell/>
          <table:table-cell table:formula="of:=CONCATENATE(&quot;insert into esglesia (id,nom,wikipedia) values (&quot;;[.A1265];&quot;,'&quot;;SUBSTITUTE([.B1265];&quot;'&quot;;&quot;''&quot;);&quot;','&quot;;SUBSTITUTE([.C1265];&quot;'&quot;;&quot;''&quot;);&quot;');&quot;)" office:value-type="string" office:string-value="insert into esglesia (id,nom,wikipedia) values (1264,'Santa Eulàlia de Canals','Santa Eulàlia de Canals');" calcext:value-type="string">
            <text:p>insert into esglesia (id,nom,wikipedia) values (1264,'Santa Eulàlia de Canals','Santa Eulàlia de Canals');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2" office:value-type="string" calcext:value-type="string">
            <text:p>Sant Andreu de Baén</text:p>
          </table:table-cell>
          <table:table-cell/>
          <table:table-cell table:formula="of:=CONCATENATE(&quot;insert into esglesia (id,nom,wikipedia) values (&quot;;[.A1266];&quot;,'&quot;;SUBSTITUTE([.B1266];&quot;'&quot;;&quot;''&quot;);&quot;','&quot;;SUBSTITUTE([.C1266];&quot;'&quot;;&quot;''&quot;);&quot;');&quot;)" office:value-type="string" office:string-value="insert into esglesia (id,nom,wikipedia) values (1265,'Sant Andreu de Baén','Sant Andreu de Baén');" calcext:value-type="string">
            <text:p>insert into esglesia (id,nom,wikipedia) values (1265,'Sant Andreu de Baén','Sant Andreu de Baén');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2" office:value-type="string" calcext:value-type="string">
            <text:p>Sant Joan de Solans</text:p>
          </table:table-cell>
          <table:table-cell/>
          <table:table-cell table:formula="of:=CONCATENATE(&quot;insert into esglesia (id,nom,wikipedia) values (&quot;;[.A1267];&quot;,'&quot;;SUBSTITUTE([.B1267];&quot;'&quot;;&quot;''&quot;);&quot;','&quot;;SUBSTITUTE([.C1267];&quot;'&quot;;&quot;''&quot;);&quot;');&quot;)" office:value-type="string" office:string-value="insert into esglesia (id,nom,wikipedia) values (1266,'Sant Joan de Solans','Sant Joan de Solans');" calcext:value-type="string">
            <text:p>insert into esglesia (id,nom,wikipedia) values (1266,'Sant Joan de Solans','Sant Joan de Solans')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string" calcext:value-type="string">
            <text:p>Sant Martí de Solduga</text:p>
          </table:table-cell>
          <table:table-cell/>
          <table:table-cell table:formula="of:=CONCATENATE(&quot;insert into esglesia (id,nom,wikipedia) values (&quot;;[.A1268];&quot;,'&quot;;SUBSTITUTE([.B1268];&quot;'&quot;;&quot;''&quot;);&quot;','&quot;;SUBSTITUTE([.C1268];&quot;'&quot;;&quot;''&quot;);&quot;');&quot;)" office:value-type="string" office:string-value="insert into esglesia (id,nom,wikipedia) values (1267,'Sant Martí de Solduga','Sant Martí de Solduga');" calcext:value-type="string">
            <text:p>insert into esglesia (id,nom,wikipedia) values (1267,'Sant Martí de Solduga','Sant Martí de Solduga')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2" office:value-type="string" calcext:value-type="string">
            <text:p>Sant Romà Vell d'Useu</text:p>
          </table:table-cell>
          <table:table-cell/>
          <table:table-cell table:formula="of:=CONCATENATE(&quot;insert into esglesia (id,nom,wikipedia) values (&quot;;[.A1269];&quot;,'&quot;;SUBSTITUTE([.B1269];&quot;'&quot;;&quot;''&quot;);&quot;','&quot;;SUBSTITUTE([.C1269];&quot;'&quot;;&quot;''&quot;);&quot;');&quot;)" office:value-type="string" office:string-value="insert into esglesia (id,nom,wikipedia) values (1268,'Sant Romà Vell d''Useu','Sant Romà Vell d''Useu');" calcext:value-type="string">
            <text:p>insert into esglesia (id,nom,wikipedia) values (1268,'Sant Romà Vell d''Useu','Sant Romà Vell d''Useu');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2" office:value-type="string" calcext:value-type="string">
            <text:p>Sant Sadurní de Cuberes</text:p>
          </table:table-cell>
          <table:table-cell/>
          <table:table-cell table:formula="of:=CONCATENATE(&quot;insert into esglesia (id,nom,wikipedia) values (&quot;;[.A1270];&quot;,'&quot;;SUBSTITUTE([.B1270];&quot;'&quot;;&quot;''&quot;);&quot;','&quot;;SUBSTITUTE([.C1270];&quot;'&quot;;&quot;''&quot;);&quot;');&quot;)" office:value-type="string" office:string-value="insert into esglesia (id,nom,wikipedia) values (1269,'Sant Sadurní de Cuberes','Sant Sadurní de Cuberes');" calcext:value-type="string">
            <text:p>insert into esglesia (id,nom,wikipedia) values (1269,'Sant Sadurní de Cuberes','Sant Sadurní de Cuberes');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ant Sebastià de Buseu</text:p>
          </table:table-cell>
          <table:table-cell office:value-type="string" calcext:value-type="string">
            <text:p>Sant Sebastià de Buseu (església)</text:p>
          </table:table-cell>
          <table:table-cell/>
          <table:table-cell table:formula="of:=CONCATENATE(&quot;insert into esglesia (id,nom,wikipedia) values (&quot;;[.A1271];&quot;,'&quot;;SUBSTITUTE([.B1271];&quot;'&quot;;&quot;''&quot;);&quot;','&quot;;SUBSTITUTE([.C1271];&quot;'&quot;;&quot;''&quot;);&quot;');&quot;)" office:value-type="string" office:string-value="insert into esglesia (id,nom,wikipedia) values (1270,'Sant Sebastià de Buseu','Sant Sebastià de Buseu (església)');" calcext:value-type="string">
            <text:p>insert into esglesia (id,nom,wikipedia) values (1270,'Sant Sebastià de Buseu','Sant Sebastià de Buseu (església)');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2" office:value-type="string" calcext:value-type="string">
            <text:p>Sant Sebastià del Rial</text:p>
          </table:table-cell>
          <table:table-cell/>
          <table:table-cell table:formula="of:=CONCATENATE(&quot;insert into esglesia (id,nom,wikipedia) values (&quot;;[.A1272];&quot;,'&quot;;SUBSTITUTE([.B1272];&quot;'&quot;;&quot;''&quot;);&quot;','&quot;;SUBSTITUTE([.C1272];&quot;'&quot;;&quot;''&quot;);&quot;');&quot;)" office:value-type="string" office:string-value="insert into esglesia (id,nom,wikipedia) values (1271,'Sant Sebastià del Rial','Sant Sebastià del Rial');" calcext:value-type="string">
            <text:p>insert into esglesia (id,nom,wikipedia) values (1271,'Sant Sebastià del Rial','Sant Sebastià del Rial');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2" office:value-type="string" calcext:value-type="string">
            <text:p>Sant Serni de Buseu</text:p>
          </table:table-cell>
          <table:table-cell/>
          <table:table-cell table:formula="of:=CONCATENATE(&quot;insert into esglesia (id,nom,wikipedia) values (&quot;;[.A1273];&quot;,'&quot;;SUBSTITUTE([.B1273];&quot;'&quot;;&quot;''&quot;);&quot;','&quot;;SUBSTITUTE([.C1273];&quot;'&quot;;&quot;''&quot;);&quot;');&quot;)" office:value-type="string" office:string-value="insert into esglesia (id,nom,wikipedia) values (1272,'Sant Serni de Buseu','Sant Serni de Buseu');" calcext:value-type="string">
            <text:p>insert into esglesia (id,nom,wikipedia) values (1272,'Sant Serni de Buseu','Sant Serni de Buseu');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 office:value-type="string" calcext:value-type="string">
            <text:p>Santa Coloma de l'Espluga de Cuberes</text:p>
          </table:table-cell>
          <table:table-cell/>
          <table:table-cell table:formula="of:=CONCATENATE(&quot;insert into esglesia (id,nom,wikipedia) values (&quot;;[.A1274];&quot;,'&quot;;SUBSTITUTE([.B1274];&quot;'&quot;;&quot;''&quot;);&quot;','&quot;;SUBSTITUTE([.C1274];&quot;'&quot;;&quot;''&quot;);&quot;');&quot;)" office:value-type="string" office:string-value="insert into esglesia (id,nom,wikipedia) values (1273,'Santa Coloma de l''Espluga de Cuberes','Santa Coloma de l''Espluga de Cuberes');" calcext:value-type="string">
            <text:p>insert into esglesia (id,nom,wikipedia) values (1273,'Santa Coloma de l''Espluga de Cuberes','Santa Coloma de l''Espluga de Cuberes');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Mare de Déu de la Serra</text:p>
          </table:table-cell>
          <table:table-cell office:value-type="string" calcext:value-type="string">
            <text:p>Mare de Déu de la Serra (Farrera)</text:p>
          </table:table-cell>
          <table:table-cell office:value-type="string" calcext:value-type="string">
            <text:p>Farrera</text:p>
          </table:table-cell>
          <table:table-cell table:formula="of:=CONCATENATE(&quot;insert into esglesia (id,nom,wikipedia) values (&quot;;[.A1275];&quot;,'&quot;;SUBSTITUTE([.B1275];&quot;'&quot;;&quot;''&quot;);&quot;','&quot;;SUBSTITUTE([.C1275];&quot;'&quot;;&quot;''&quot;);&quot;');&quot;)" office:value-type="string" office:string-value="insert into esglesia (id,nom,wikipedia) values (1274,'Mare de Déu de la Serra','Mare de Déu de la Serra (Farrera)');" calcext:value-type="string">
            <text:p>insert into esglesia (id,nom,wikipedia) values (1274,'Mare de Déu de la Serra','Mare de Déu de la Serra (Farrera)');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2" office:value-type="string" calcext:value-type="string">
            <text:p>Sant Bartomeu de Burg</text:p>
          </table:table-cell>
          <table:table-cell/>
          <table:table-cell table:formula="of:=CONCATENATE(&quot;insert into esglesia (id,nom,wikipedia) values (&quot;;[.A1276];&quot;,'&quot;;SUBSTITUTE([.B1276];&quot;'&quot;;&quot;''&quot;);&quot;','&quot;;SUBSTITUTE([.C1276];&quot;'&quot;;&quot;''&quot;);&quot;');&quot;)" office:value-type="string" office:string-value="insert into esglesia (id,nom,wikipedia) values (1275,'Sant Bartomeu de Burg','Sant Bartomeu de Burg');" calcext:value-type="string">
            <text:p>insert into esglesia (id,nom,wikipedia) values (1275,'Sant Bartomeu de Burg','Sant Bartomeu de Burg');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Sant Esteve de Montesclado</text:p>
          </table:table-cell>
          <table:table-cell/>
          <table:table-cell table:formula="of:=CONCATENATE(&quot;insert into esglesia (id,nom,wikipedia) values (&quot;;[.A1277];&quot;,'&quot;;SUBSTITUTE([.B1277];&quot;'&quot;;&quot;''&quot;);&quot;','&quot;;SUBSTITUTE([.C1277];&quot;'&quot;;&quot;''&quot;);&quot;');&quot;)" office:value-type="string" office:string-value="insert into esglesia (id,nom,wikipedia) values (1276,'Sant Esteve de Montesclado','Sant Esteve de Montesclado');" calcext:value-type="string">
            <text:p>insert into esglesia (id,nom,wikipedia) values (1276,'Sant Esteve de Montesclado','Sant Esteve de Montesclado');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 office:value-type="string" calcext:value-type="string">
            <text:p>Sant Esteve vell de Montesclado</text:p>
          </table:table-cell>
          <table:table-cell/>
          <table:table-cell table:formula="of:=CONCATENATE(&quot;insert into esglesia (id,nom,wikipedia) values (&quot;;[.A1278];&quot;,'&quot;;SUBSTITUTE([.B1278];&quot;'&quot;;&quot;''&quot;);&quot;','&quot;;SUBSTITUTE([.C1278];&quot;'&quot;;&quot;''&quot;);&quot;');&quot;)" office:value-type="string" office:string-value="insert into esglesia (id,nom,wikipedia) values (1277,'Sant Esteve vell de Montesclado','Sant Esteve vell de Montesclado');" calcext:value-type="string">
            <text:p>insert into esglesia (id,nom,wikipedia) values (1277,'Sant Esteve vell de Montesclado','Sant Esteve vell de Montesclado')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 office:value-type="string" calcext:value-type="string">
            <text:p>Sant Francesc de Burg</text:p>
          </table:table-cell>
          <table:table-cell/>
          <table:table-cell table:formula="of:=CONCATENATE(&quot;insert into esglesia (id,nom,wikipedia) values (&quot;;[.A1279];&quot;,'&quot;;SUBSTITUTE([.B1279];&quot;'&quot;;&quot;''&quot;);&quot;','&quot;;SUBSTITUTE([.C1279];&quot;'&quot;;&quot;''&quot;);&quot;');&quot;)" office:value-type="string" office:string-value="insert into esglesia (id,nom,wikipedia) values (1278,'Sant Francesc de Burg','Sant Francesc de Burg');" calcext:value-type="string">
            <text:p>insert into esglesia (id,nom,wikipedia) values (1278,'Sant Francesc de Burg','Sant Francesc de Burg');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 office:value-type="string" calcext:value-type="string">
            <text:p>Sant Martí de Mallolís</text:p>
          </table:table-cell>
          <table:table-cell/>
          <table:table-cell table:formula="of:=CONCATENATE(&quot;insert into esglesia (id,nom,wikipedia) values (&quot;;[.A1280];&quot;,'&quot;;SUBSTITUTE([.B1280];&quot;'&quot;;&quot;''&quot;);&quot;','&quot;;SUBSTITUTE([.C1280];&quot;'&quot;;&quot;''&quot;);&quot;');&quot;)" office:value-type="string" office:string-value="insert into esglesia (id,nom,wikipedia) values (1279,'Sant Martí de Mallolís','Sant Martí de Mallolís');" calcext:value-type="string">
            <text:p>insert into esglesia (id,nom,wikipedia) values (1279,'Sant Martí de Mallolís','Sant Martí de Mallolís');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string" calcext:value-type="string">
            <text:p>Sant Quirze de Glorieta</text:p>
          </table:table-cell>
          <table:table-cell/>
          <table:table-cell table:formula="of:=CONCATENATE(&quot;insert into esglesia (id,nom,wikipedia) values (&quot;;[.A1281];&quot;,'&quot;;SUBSTITUTE([.B1281];&quot;'&quot;;&quot;''&quot;);&quot;','&quot;;SUBSTITUTE([.C1281];&quot;'&quot;;&quot;''&quot;);&quot;');&quot;)" office:value-type="string" office:string-value="insert into esglesia (id,nom,wikipedia) values (1280,'Sant Quirze de Glorieta','Sant Quirze de Glorieta');" calcext:value-type="string">
            <text:p>insert into esglesia (id,nom,wikipedia) values (1280,'Sant Quirze de Glorieta','Sant Quirze de Glorieta');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2" office:value-type="string" calcext:value-type="string">
            <text:p>Santa Eulàlia d'Alendo</text:p>
          </table:table-cell>
          <table:table-cell/>
          <table:table-cell table:formula="of:=CONCATENATE(&quot;insert into esglesia (id,nom,wikipedia) values (&quot;;[.A1282];&quot;,'&quot;;SUBSTITUTE([.B1282];&quot;'&quot;;&quot;''&quot;);&quot;','&quot;;SUBSTITUTE([.C1282];&quot;'&quot;;&quot;''&quot;);&quot;');&quot;)" office:value-type="string" office:string-value="insert into esglesia (id,nom,wikipedia) values (1281,'Santa Eulàlia d''Alendo','Santa Eulàlia d''Alendo');" calcext:value-type="string">
            <text:p>insert into esglesia (id,nom,wikipedia) values (1281,'Santa Eulàlia d''Alendo','Santa Eulàlia d''Alendo');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2" office:value-type="string" calcext:value-type="string">
            <text:p>Santa Llúcia de Farrera</text:p>
          </table:table-cell>
          <table:table-cell/>
          <table:table-cell table:formula="of:=CONCATENATE(&quot;insert into esglesia (id,nom,wikipedia) values (&quot;;[.A1283];&quot;,'&quot;;SUBSTITUTE([.B1283];&quot;'&quot;;&quot;''&quot;);&quot;','&quot;;SUBSTITUTE([.C1283];&quot;'&quot;;&quot;''&quot;);&quot;');&quot;)" office:value-type="string" office:string-value="insert into esglesia (id,nom,wikipedia) values (1282,'Santa Llúcia de Farrera','Santa Llúcia de Farrera');" calcext:value-type="string">
            <text:p>insert into esglesia (id,nom,wikipedia) values (1282,'Santa Llúcia de Farrera','Santa Llúcia de Farrera');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Santa Magdalena de Ribalera</text:p>
          </table:table-cell>
          <table:table-cell/>
          <table:table-cell table:formula="of:=CONCATENATE(&quot;insert into esglesia (id,nom,wikipedia) values (&quot;;[.A1284];&quot;,'&quot;;SUBSTITUTE([.B1284];&quot;'&quot;;&quot;''&quot;);&quot;','&quot;;SUBSTITUTE([.C1284];&quot;'&quot;;&quot;''&quot;);&quot;');&quot;)" office:value-type="string" office:string-value="insert into esglesia (id,nom,wikipedia) values (1283,'Santa Magdalena de Ribalera','Santa Magdalena de Ribalera');" calcext:value-type="string">
            <text:p>insert into esglesia (id,nom,wikipedia) values (1283,'Santa Magdalena de Ribalera','Santa Magdalena de Ribalera');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2" office:value-type="string" calcext:value-type="string">
            <text:p>Santa Maria d'Àneu</text:p>
          </table:table-cell>
          <table:table-cell/>
          <table:table-cell table:formula="of:=CONCATENATE(&quot;insert into esglesia (id,nom,wikipedia) values (&quot;;[.A1285];&quot;,'&quot;;SUBSTITUTE([.B1285];&quot;'&quot;;&quot;''&quot;);&quot;','&quot;;SUBSTITUTE([.C1285];&quot;'&quot;;&quot;''&quot;);&quot;');&quot;)" office:value-type="string" office:string-value="insert into esglesia (id,nom,wikipedia) values (1284,'Santa Maria d''Àneu','Santa Maria d''Àneu');" calcext:value-type="string">
            <text:p>insert into esglesia (id,nom,wikipedia) values (1284,'Santa Maria d''Àneu','Santa Maria d''Àneu');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 office:value-type="string" calcext:value-type="string">
            <text:p>Sant Beado</text:p>
          </table:table-cell>
          <table:table-cell/>
          <table:table-cell table:formula="of:=CONCATENATE(&quot;insert into esglesia (id,nom,wikipedia) values (&quot;;[.A1286];&quot;,'&quot;;SUBSTITUTE([.B1286];&quot;'&quot;;&quot;''&quot;);&quot;','&quot;;SUBSTITUTE([.C1286];&quot;'&quot;;&quot;''&quot;);&quot;');&quot;)" office:value-type="string" office:string-value="insert into esglesia (id,nom,wikipedia) values (1285,'Sant Beado','Sant Beado');" calcext:value-type="string">
            <text:p>insert into esglesia (id,nom,wikipedia) values (1285,'Sant Beado','Sant Beado');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2" office:value-type="string" calcext:value-type="string">
            <text:p>Sant Pere del Burgal</text:p>
          </table:table-cell>
          <table:table-cell/>
          <table:table-cell table:formula="of:=CONCATENATE(&quot;insert into esglesia (id,nom,wikipedia) values (&quot;;[.A1287];&quot;,'&quot;;SUBSTITUTE([.B1287];&quot;'&quot;;&quot;''&quot;);&quot;','&quot;;SUBSTITUTE([.C1287];&quot;'&quot;;&quot;''&quot;);&quot;');&quot;)" office:value-type="string" office:string-value="insert into esglesia (id,nom,wikipedia) values (1286,'Sant Pere del Burgal','Sant Pere del Burgal');" calcext:value-type="string">
            <text:p>insert into esglesia (id,nom,wikipedia) values (1286,'Sant Pere del Burgal','Sant Pere del Burgal');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2" office:value-type="string" calcext:value-type="string">
            <text:p>Capella d'Escaló</text:p>
          </table:table-cell>
          <table:table-cell/>
          <table:table-cell table:formula="of:=CONCATENATE(&quot;insert into esglesia (id,nom,wikipedia) values (&quot;;[.A1288];&quot;,'&quot;;SUBSTITUTE([.B1288];&quot;'&quot;;&quot;''&quot;);&quot;','&quot;;SUBSTITUTE([.C1288];&quot;'&quot;;&quot;''&quot;);&quot;');&quot;)" office:value-type="string" office:string-value="insert into esglesia (id,nom,wikipedia) values (1287,'Capella d''Escaló','Capella d''Escaló');" calcext:value-type="string">
            <text:p>insert into esglesia (id,nom,wikipedia) values (1287,'Capella d''Escaló','Capella d''Escaló');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2" office:value-type="string" calcext:value-type="string">
            <text:p>Sant Esteve de Gavàs</text:p>
          </table:table-cell>
          <table:table-cell/>
          <table:table-cell table:formula="of:=CONCATENATE(&quot;insert into esglesia (id,nom,wikipedia) values (&quot;;[.A1289];&quot;,'&quot;;SUBSTITUTE([.B1289];&quot;'&quot;;&quot;''&quot;);&quot;','&quot;;SUBSTITUTE([.C1289];&quot;'&quot;;&quot;''&quot;);&quot;');&quot;)" office:value-type="string" office:string-value="insert into esglesia (id,nom,wikipedia) values (1288,'Sant Esteve de Gavàs','Sant Esteve de Gavàs');" calcext:value-type="string">
            <text:p>insert into esglesia (id,nom,wikipedia) values (1288,'Sant Esteve de Gavàs','Sant Esteve de Gavàs');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2" office:value-type="string" calcext:value-type="string">
            <text:p>Sant Joan d'Aurós</text:p>
          </table:table-cell>
          <table:table-cell/>
          <table:table-cell table:formula="of:=CONCATENATE(&quot;insert into esglesia (id,nom,wikipedia) values (&quot;;[.A1290];&quot;,'&quot;;SUBSTITUTE([.B1290];&quot;'&quot;;&quot;''&quot;);&quot;','&quot;;SUBSTITUTE([.C1290];&quot;'&quot;;&quot;''&quot;);&quot;');&quot;)" office:value-type="string" office:string-value="insert into esglesia (id,nom,wikipedia) values (1289,'Sant Joan d''Aurós','Sant Joan d''Aurós');" calcext:value-type="string">
            <text:p>insert into esglesia (id,nom,wikipedia) values (1289,'Sant Joan d''Aurós','Sant Joan d''Aurós');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Mare de Déu de la Roca</text:p>
          </table:table-cell>
          <table:table-cell/>
          <table:table-cell table:formula="of:=CONCATENATE(&quot;insert into esglesia (id,nom,wikipedia) values (&quot;;[.A1291];&quot;,'&quot;;SUBSTITUTE([.B1291];&quot;'&quot;;&quot;''&quot;);&quot;','&quot;;SUBSTITUTE([.C1291];&quot;'&quot;;&quot;''&quot;);&quot;');&quot;)" office:value-type="string" office:string-value="insert into esglesia (id,nom,wikipedia) values (1290,'Mare de Déu de la Roca','Mare de Déu de la Roca');" calcext:value-type="string">
            <text:p>insert into esglesia (id,nom,wikipedia) values (1290,'Mare de Déu de la Roca','Mare de Déu de la Roca');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 office:value-type="string" calcext:value-type="string">
            <text:p>Sant Martí d'Escalarre</text:p>
          </table:table-cell>
          <table:table-cell/>
          <table:table-cell table:formula="of:=CONCATENATE(&quot;insert into esglesia (id,nom,wikipedia) values (&quot;;[.A1292];&quot;,'&quot;;SUBSTITUTE([.B1292];&quot;'&quot;;&quot;''&quot;);&quot;','&quot;;SUBSTITUTE([.C1292];&quot;'&quot;;&quot;''&quot;);&quot;');&quot;)" office:value-type="string" office:string-value="insert into esglesia (id,nom,wikipedia) values (1291,'Sant Martí d''Escalarre','Sant Martí d''Escalarre');" calcext:value-type="string">
            <text:p>insert into esglesia (id,nom,wikipedia) values (1291,'Sant Martí d''Escalarre','Sant Martí d''Escalarre');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2" office:value-type="string" calcext:value-type="string">
            <text:p>Sant Pere d'Aurós</text:p>
          </table:table-cell>
          <table:table-cell/>
          <table:table-cell table:formula="of:=CONCATENATE(&quot;insert into esglesia (id,nom,wikipedia) values (&quot;;[.A1293];&quot;,'&quot;;SUBSTITUTE([.B1293];&quot;'&quot;;&quot;''&quot;);&quot;','&quot;;SUBSTITUTE([.C1293];&quot;'&quot;;&quot;''&quot;);&quot;');&quot;)" office:value-type="string" office:string-value="insert into esglesia (id,nom,wikipedia) values (1292,'Sant Pere d''Aurós','Sant Pere d''Aurós');" calcext:value-type="string">
            <text:p>insert into esglesia (id,nom,wikipedia) values (1292,'Sant Pere d''Aurós','Sant Pere d''Aurós');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2" office:value-type="string" calcext:value-type="string">
            <text:p>Sant Bartomeu de Dorve</text:p>
          </table:table-cell>
          <table:table-cell/>
          <table:table-cell table:formula="of:=CONCATENATE(&quot;insert into esglesia (id,nom,wikipedia) values (&quot;;[.A1294];&quot;,'&quot;;SUBSTITUTE([.B1294];&quot;'&quot;;&quot;''&quot;);&quot;','&quot;;SUBSTITUTE([.C1294];&quot;'&quot;;&quot;''&quot;);&quot;');&quot;)" office:value-type="string" office:string-value="insert into esglesia (id,nom,wikipedia) values (1293,'Sant Bartomeu de Dorve','Sant Bartomeu de Dorve');" calcext:value-type="string">
            <text:p>insert into esglesia (id,nom,wikipedia) values (1293,'Sant Bartomeu de Dorve','Sant Bartomeu de Dorve');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2" office:value-type="string" calcext:value-type="string">
            <text:p>Sant Jaume de Berrós Jussà</text:p>
          </table:table-cell>
          <table:table-cell/>
          <table:table-cell table:formula="of:=CONCATENATE(&quot;insert into esglesia (id,nom,wikipedia) values (&quot;;[.A1295];&quot;,'&quot;;SUBSTITUTE([.B1295];&quot;'&quot;;&quot;''&quot;);&quot;','&quot;;SUBSTITUTE([.C1295];&quot;'&quot;;&quot;''&quot;);&quot;');&quot;)" office:value-type="string" office:string-value="insert into esglesia (id,nom,wikipedia) values (1294,'Sant Jaume de Berrós Jussà','Sant Jaume de Berrós Jussà');" calcext:value-type="string">
            <text:p>insert into esglesia (id,nom,wikipedia) values (1294,'Sant Jaume de Berrós Jussà','Sant Jaume de Berrós Jussà');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 office:value-type="string" calcext:value-type="string">
            <text:p>Sant Jaume de Jou</text:p>
          </table:table-cell>
          <table:table-cell/>
          <table:table-cell table:formula="of:=CONCATENATE(&quot;insert into esglesia (id,nom,wikipedia) values (&quot;;[.A1296];&quot;,'&quot;;SUBSTITUTE([.B1296];&quot;'&quot;;&quot;''&quot;);&quot;','&quot;;SUBSTITUTE([.C1296];&quot;'&quot;;&quot;''&quot;);&quot;');&quot;)" office:value-type="string" office:string-value="insert into esglesia (id,nom,wikipedia) values (1295,'Sant Jaume de Jou','Sant Jaume de Jou');" calcext:value-type="string">
            <text:p>insert into esglesia (id,nom,wikipedia) values (1295,'Sant Jaume de Jou','Sant Jaume de Jou');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Sant Martí de Roma</text:p>
          </table:table-cell>
          <table:table-cell/>
          <table:table-cell table:formula="of:=CONCATENATE(&quot;insert into esglesia (id,nom,wikipedia) values (&quot;;[.A1297];&quot;,'&quot;;SUBSTITUTE([.B1297];&quot;'&quot;;&quot;''&quot;);&quot;','&quot;;SUBSTITUTE([.C1297];&quot;'&quot;;&quot;''&quot;);&quot;');&quot;)" office:value-type="string" office:string-value="insert into esglesia (id,nom,wikipedia) values (1296,'Sant Martí de Roma','Sant Martí de Roma');" calcext:value-type="string">
            <text:p>insert into esglesia (id,nom,wikipedia) values (1296,'Sant Martí de Roma','Sant Martí de Roma');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 office:value-type="string" calcext:value-type="string">
            <text:p>Sant Pere de Jou</text:p>
          </table:table-cell>
          <table:table-cell/>
          <table:table-cell table:formula="of:=CONCATENATE(&quot;insert into esglesia (id,nom,wikipedia) values (&quot;;[.A1298];&quot;,'&quot;;SUBSTITUTE([.B1298];&quot;'&quot;;&quot;''&quot;);&quot;','&quot;;SUBSTITUTE([.C1298];&quot;'&quot;;&quot;''&quot;);&quot;');&quot;)" office:value-type="string" office:string-value="insert into esglesia (id,nom,wikipedia) values (1297,'Sant Pere de Jou','Sant Pere de Jou');" calcext:value-type="string">
            <text:p>insert into esglesia (id,nom,wikipedia) values (1297,'Sant Pere de Jou','Sant Pere de Jou');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2" office:value-type="string" calcext:value-type="string">
            <text:p>Sant Pere vell de Jou</text:p>
          </table:table-cell>
          <table:table-cell/>
          <table:table-cell table:formula="of:=CONCATENATE(&quot;insert into esglesia (id,nom,wikipedia) values (&quot;;[.A1299];&quot;,'&quot;;SUBSTITUTE([.B1299];&quot;'&quot;;&quot;''&quot;);&quot;','&quot;;SUBSTITUTE([.C1299];&quot;'&quot;;&quot;''&quot;);&quot;');&quot;)" office:value-type="string" office:string-value="insert into esglesia (id,nom,wikipedia) values (1298,'Sant Pere vell de Jou','Sant Pere vell de Jou');" calcext:value-type="string">
            <text:p>insert into esglesia (id,nom,wikipedia) values (1298,'Sant Pere vell de Jou','Sant Pere vell de Jou');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2" office:value-type="string" calcext:value-type="string">
            <text:p>Sant Quirc de Berrós Sobirà</text:p>
          </table:table-cell>
          <table:table-cell/>
          <table:table-cell table:formula="of:=CONCATENATE(&quot;insert into esglesia (id,nom,wikipedia) values (&quot;;[.A1300];&quot;,'&quot;;SUBSTITUTE([.B1300];&quot;'&quot;;&quot;''&quot;);&quot;','&quot;;SUBSTITUTE([.C1300];&quot;'&quot;;&quot;''&quot;);&quot;');&quot;)" office:value-type="string" office:string-value="insert into esglesia (id,nom,wikipedia) values (1299,'Sant Quirc de Berrós Sobirà','Sant Quirc de Berrós Sobirà');" calcext:value-type="string">
            <text:p>insert into esglesia (id,nom,wikipedia) values (1299,'Sant Quirc de Berrós Sobirà','Sant Quirc de Berrós Sobirà');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string" calcext:value-type="string">
            <text:p>Sant Sebastià d'Estaron</text:p>
          </table:table-cell>
          <table:table-cell/>
          <table:table-cell table:formula="of:=CONCATENATE(&quot;insert into esglesia (id,nom,wikipedia) values (&quot;;[.A1301];&quot;,'&quot;;SUBSTITUTE([.B1301];&quot;'&quot;;&quot;''&quot;);&quot;','&quot;;SUBSTITUTE([.C1301];&quot;'&quot;;&quot;''&quot;);&quot;');&quot;)" office:value-type="string" office:string-value="insert into esglesia (id,nom,wikipedia) values (1300,'Sant Sebastià d''Estaron','Sant Sebastià d''Estaron');" calcext:value-type="string">
            <text:p>insert into esglesia (id,nom,wikipedia) values (1300,'Sant Sebastià d''Estaron','Sant Sebastià d''Estaron');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 office:value-type="string" calcext:value-type="string">
            <text:p>Sant Serni de Cerbi</text:p>
          </table:table-cell>
          <table:table-cell/>
          <table:table-cell table:formula="of:=CONCATENATE(&quot;insert into esglesia (id,nom,wikipedia) values (&quot;;[.A1302];&quot;,'&quot;;SUBSTITUTE([.B1302];&quot;'&quot;;&quot;''&quot;);&quot;','&quot;;SUBSTITUTE([.C1302];&quot;'&quot;;&quot;''&quot;);&quot;');&quot;)" office:value-type="string" office:string-value="insert into esglesia (id,nom,wikipedia) values (1301,'Sant Serni de Cerbi','Sant Serni de Cerbi');" calcext:value-type="string">
            <text:p>insert into esglesia (id,nom,wikipedia) values (1301,'Sant Serni de Cerbi','Sant Serni de Cerbi');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 office:value-type="string" calcext:value-type="string">
            <text:p>Sant Miquel de Lladorre</text:p>
          </table:table-cell>
          <table:table-cell office:value-type="string" calcext:value-type="string">
            <text:p>Lladorre</text:p>
          </table:table-cell>
          <table:table-cell table:formula="of:=CONCATENATE(&quot;insert into esglesia (id,nom,wikipedia) values (&quot;;[.A1303];&quot;,'&quot;;SUBSTITUTE([.B1303];&quot;'&quot;;&quot;''&quot;);&quot;','&quot;;SUBSTITUTE([.C1303];&quot;'&quot;;&quot;''&quot;);&quot;');&quot;)" office:value-type="string" office:string-value="insert into esglesia (id,nom,wikipedia) values (1302,'Sant Miquel de Lladorre','Sant Miquel de Lladorre');" calcext:value-type="string">
            <text:p>insert into esglesia (id,nom,wikipedia) values (1302,'Sant Miquel de Lladorre','Sant Miquel de Lladorre');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2" office:value-type="string" calcext:value-type="string">
            <text:p>Sant Pere de Boldís Jussà</text:p>
          </table:table-cell>
          <table:table-cell/>
          <table:table-cell table:formula="of:=CONCATENATE(&quot;insert into esglesia (id,nom,wikipedia) values (&quot;;[.A1304];&quot;,'&quot;;SUBSTITUTE([.B1304];&quot;'&quot;;&quot;''&quot;);&quot;','&quot;;SUBSTITUTE([.C1304];&quot;'&quot;;&quot;''&quot;);&quot;');&quot;)" office:value-type="string" office:string-value="insert into esglesia (id,nom,wikipedia) values (1303,'Sant Pere de Boldís Jussà','Sant Pere de Boldís Jussà');" calcext:value-type="string">
            <text:p>insert into esglesia (id,nom,wikipedia) values (1303,'Sant Pere de Boldís Jussà','Sant Pere de Boldís Jussà');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2" office:value-type="string" calcext:value-type="string">
            <text:p>Sant Romà d'Aineto</text:p>
          </table:table-cell>
          <table:table-cell/>
          <table:table-cell table:formula="of:=CONCATENATE(&quot;insert into esglesia (id,nom,wikipedia) values (&quot;;[.A1305];&quot;,'&quot;;SUBSTITUTE([.B1305];&quot;'&quot;;&quot;''&quot;);&quot;','&quot;;SUBSTITUTE([.C1305];&quot;'&quot;;&quot;''&quot;);&quot;');&quot;)" office:value-type="string" office:string-value="insert into esglesia (id,nom,wikipedia) values (1304,'Sant Romà d''Aineto','Sant Romà d''Aineto');" calcext:value-type="string">
            <text:p>insert into esglesia (id,nom,wikipedia) values (1304,'Sant Romà d''Aineto','Sant Romà d''Aineto');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 office:value-type="string" calcext:value-type="string">
            <text:p>Sant Simó de Tavascan</text:p>
          </table:table-cell>
          <table:table-cell office:value-type="string" calcext:value-type="string">
            <text:p>Tavascan</text:p>
          </table:table-cell>
          <table:table-cell table:formula="of:=CONCATENATE(&quot;insert into esglesia (id,nom,wikipedia) values (&quot;;[.A1306];&quot;,'&quot;;SUBSTITUTE([.B1306];&quot;'&quot;;&quot;''&quot;);&quot;','&quot;;SUBSTITUTE([.C1306];&quot;'&quot;;&quot;''&quot;);&quot;');&quot;)" office:value-type="string" office:string-value="insert into esglesia (id,nom,wikipedia) values (1305,'Sant Simó de Tavascan','Sant Simó de Tavascan');" calcext:value-type="string">
            <text:p>insert into esglesia (id,nom,wikipedia) values (1305,'Sant Simó de Tavascan','Sant Simó de Tavascan');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2" office:value-type="string" calcext:value-type="string">
            <text:p>Santa Eulàlia de Can Serra</text:p>
          </table:table-cell>
          <table:table-cell/>
          <table:table-cell table:formula="of:=CONCATENATE(&quot;insert into esglesia (id,nom,wikipedia) values (&quot;;[.A1307];&quot;,'&quot;;SUBSTITUTE([.B1307];&quot;'&quot;;&quot;''&quot;);&quot;','&quot;;SUBSTITUTE([.C1307];&quot;'&quot;;&quot;''&quot;);&quot;');&quot;)" office:value-type="string" office:string-value="insert into esglesia (id,nom,wikipedia) values (1306,'Santa Eulàlia de Can Serra','Santa Eulàlia de Can Serra');" calcext:value-type="string">
            <text:p>insert into esglesia (id,nom,wikipedia) values (1306,'Santa Eulàlia de Can Serra','Santa Eulàlia de Can Serra');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2" office:value-type="string" calcext:value-type="string">
            <text:p>Mare de Déu de Valldeflors de Rialb</text:p>
          </table:table-cell>
          <table:table-cell/>
          <table:table-cell table:formula="of:=CONCATENATE(&quot;insert into esglesia (id,nom,wikipedia) values (&quot;;[.A1308];&quot;,'&quot;;SUBSTITUTE([.B1308];&quot;'&quot;;&quot;''&quot;);&quot;','&quot;;SUBSTITUTE([.C1308];&quot;'&quot;;&quot;''&quot;);&quot;');&quot;)" office:value-type="string" office:string-value="insert into esglesia (id,nom,wikipedia) values (1307,'Mare de Déu de Valldeflors de Rialb','Mare de Déu de Valldeflors de Rialb');" calcext:value-type="string">
            <text:p>insert into esglesia (id,nom,wikipedia) values (1307,'Mare de Déu de Valldeflors de Rialb','Mare de Déu de Valldeflors de Rialb');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Sant Iscle i Santa Victòria de Surp</text:p>
          </table:table-cell>
          <table:table-cell/>
          <table:table-cell table:formula="of:=CONCATENATE(&quot;insert into esglesia (id,nom,wikipedia) values (&quot;;[.A1309];&quot;,'&quot;;SUBSTITUTE([.B1309];&quot;'&quot;;&quot;''&quot;);&quot;','&quot;;SUBSTITUTE([.C1309];&quot;'&quot;;&quot;''&quot;);&quot;');&quot;)" office:value-type="string" office:string-value="insert into esglesia (id,nom,wikipedia) values (1308,'Sant Iscle i Santa Victòria de Surp','Sant Iscle i Santa Victòria de Surp');" calcext:value-type="string">
            <text:p>insert into esglesia (id,nom,wikipedia) values (1308,'Sant Iscle i Santa Victòria de Surp','Sant Iscle i Santa Victòria de Surp');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2" office:value-type="string" calcext:value-type="string">
            <text:p>Sant Joan de Colinos</text:p>
          </table:table-cell>
          <table:table-cell/>
          <table:table-cell table:formula="of:=CONCATENATE(&quot;insert into esglesia (id,nom,wikipedia) values (&quot;;[.A1310];&quot;,'&quot;;SUBSTITUTE([.B1310];&quot;'&quot;;&quot;''&quot;);&quot;','&quot;;SUBSTITUTE([.C1310];&quot;'&quot;;&quot;''&quot;);&quot;');&quot;)" office:value-type="string" office:string-value="insert into esglesia (id,nom,wikipedia) values (1309,'Sant Joan de Colinos','Sant Joan de Colinos');" calcext:value-type="string">
            <text:p>insert into esglesia (id,nom,wikipedia) values (1309,'Sant Joan de Colinos','Sant Joan de Colinos');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2" office:value-type="string" calcext:value-type="string">
            <text:p>Sant Quirze de Surp</text:p>
          </table:table-cell>
          <table:table-cell/>
          <table:table-cell table:formula="of:=CONCATENATE(&quot;insert into esglesia (id,nom,wikipedia) values (&quot;;[.A1311];&quot;,'&quot;;SUBSTITUTE([.B1311];&quot;'&quot;;&quot;''&quot;);&quot;','&quot;;SUBSTITUTE([.C1311];&quot;'&quot;;&quot;''&quot;);&quot;');&quot;)" office:value-type="string" office:string-value="insert into esglesia (id,nom,wikipedia) values (1310,'Sant Quirze de Surp','Sant Quirze de Surp');" calcext:value-type="string">
            <text:p>insert into esglesia (id,nom,wikipedia) values (1310,'Sant Quirze de Surp','Sant Quirze de Surp');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Sant Vicenç d'Oveix</text:p>
          </table:table-cell>
          <table:table-cell/>
          <table:table-cell table:formula="of:=CONCATENATE(&quot;insert into esglesia (id,nom,wikipedia) values (&quot;;[.A1312];&quot;,'&quot;;SUBSTITUTE([.B1312];&quot;'&quot;;&quot;''&quot;);&quot;','&quot;;SUBSTITUTE([.C1312];&quot;'&quot;;&quot;''&quot;);&quot;');&quot;)" office:value-type="string" office:string-value="insert into esglesia (id,nom,wikipedia) values (1311,'Sant Vicenç d''Oveix','Sant Vicenç d''Oveix');" calcext:value-type="string">
            <text:p>insert into esglesia (id,nom,wikipedia) values (1311,'Sant Vicenç d''Oveix','Sant Vicenç d''Oveix');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2" office:value-type="string" calcext:value-type="string">
            <text:p>Mare de Déu d'Arboló</text:p>
          </table:table-cell>
          <table:table-cell/>
          <table:table-cell table:formula="of:=CONCATENATE(&quot;insert into esglesia (id,nom,wikipedia) values (&quot;;[.A1313];&quot;,'&quot;;SUBSTITUTE([.B1313];&quot;'&quot;;&quot;''&quot;);&quot;','&quot;;SUBSTITUTE([.C1313];&quot;'&quot;;&quot;''&quot;);&quot;');&quot;)" office:value-type="string" office:string-value="insert into esglesia (id,nom,wikipedia) values (1312,'Mare de Déu d''Arboló','Mare de Déu d''Arboló');" calcext:value-type="string">
            <text:p>insert into esglesia (id,nom,wikipedia) values (1312,'Mare de Déu d''Arboló','Mare de Déu d''Arboló');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2" office:value-type="string" calcext:value-type="string">
            <text:p>Mare de Déu de Medina</text:p>
          </table:table-cell>
          <table:table-cell/>
          <table:table-cell table:formula="of:=CONCATENATE(&quot;insert into esglesia (id,nom,wikipedia) values (&quot;;[.A1314];&quot;,'&quot;;SUBSTITUTE([.B1314];&quot;'&quot;;&quot;''&quot;);&quot;','&quot;;SUBSTITUTE([.C1314];&quot;'&quot;;&quot;''&quot;);&quot;');&quot;)" office:value-type="string" office:string-value="insert into esglesia (id,nom,wikipedia) values (1313,'Mare de Déu de Medina','Mare de Déu de Medina');" calcext:value-type="string">
            <text:p>insert into esglesia (id,nom,wikipedia) values (1313,'Mare de Déu de Medina','Mare de Déu de Medina');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2" office:value-type="string" calcext:value-type="string">
            <text:p>Mare de Déu de Serenyà</text:p>
          </table:table-cell>
          <table:table-cell/>
          <table:table-cell table:formula="of:=CONCATENATE(&quot;insert into esglesia (id,nom,wikipedia) values (&quot;;[.A1315];&quot;,'&quot;;SUBSTITUTE([.B1315];&quot;'&quot;;&quot;''&quot;);&quot;','&quot;;SUBSTITUTE([.C1315];&quot;'&quot;;&quot;''&quot;);&quot;');&quot;)" office:value-type="string" office:string-value="insert into esglesia (id,nom,wikipedia) values (1314,'Mare de Déu de Serenyà','Mare de Déu de Serenyà');" calcext:value-type="string">
            <text:p>insert into esglesia (id,nom,wikipedia) values (1314,'Mare de Déu de Serenyà','Mare de Déu de Serenyà');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 office:value-type="string" calcext:value-type="string">
            <text:p>Mare de Déu del Roser de Casa Franquet</text:p>
          </table:table-cell>
          <table:table-cell/>
          <table:table-cell table:formula="of:=CONCATENATE(&quot;insert into esglesia (id,nom,wikipedia) values (&quot;;[.A1316];&quot;,'&quot;;SUBSTITUTE([.B1316];&quot;'&quot;;&quot;''&quot;);&quot;','&quot;;SUBSTITUTE([.C1316];&quot;'&quot;;&quot;''&quot;);&quot;');&quot;)" office:value-type="string" office:string-value="insert into esglesia (id,nom,wikipedia) values (1315,'Mare de Déu del Roser de Casa Franquet','Mare de Déu del Roser de Casa Franquet');" calcext:value-type="string">
            <text:p>insert into esglesia (id,nom,wikipedia) values (1315,'Mare de Déu del Roser de Casa Franquet','Mare de Déu del Roser de Casa Franquet');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 office:value-type="string" calcext:value-type="string">
            <text:p>Mare de Déu del Roser de Vilamur</text:p>
          </table:table-cell>
          <table:table-cell/>
          <table:table-cell table:formula="of:=CONCATENATE(&quot;insert into esglesia (id,nom,wikipedia) values (&quot;;[.A1317];&quot;,'&quot;;SUBSTITUTE([.B1317];&quot;'&quot;;&quot;''&quot;);&quot;','&quot;;SUBSTITUTE([.C1317];&quot;'&quot;;&quot;''&quot;);&quot;');&quot;)" office:value-type="string" office:string-value="insert into esglesia (id,nom,wikipedia) values (1316,'Mare de Déu del Roser de Vilamur','Mare de Déu del Roser de Vilamur');" calcext:value-type="string">
            <text:p>insert into esglesia (id,nom,wikipedia) values (1316,'Mare de Déu del Roser de Vilamur','Mare de Déu del Roser de Vilamur');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Sant Andreu de Malmercat</text:p>
          </table:table-cell>
          <table:table-cell/>
          <table:table-cell table:formula="of:=CONCATENATE(&quot;insert into esglesia (id,nom,wikipedia) values (&quot;;[.A1318];&quot;,'&quot;;SUBSTITUTE([.B1318];&quot;'&quot;;&quot;''&quot;);&quot;','&quot;;SUBSTITUTE([.C1318];&quot;'&quot;;&quot;''&quot;);&quot;');&quot;)" office:value-type="string" office:string-value="insert into esglesia (id,nom,wikipedia) values (1317,'Sant Andreu de Malmercat','Sant Andreu de Malmercat');" calcext:value-type="string">
            <text:p>insert into esglesia (id,nom,wikipedia) values (1317,'Sant Andreu de Malmercat','Sant Andreu de Malmercat');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2" office:value-type="string" calcext:value-type="string">
            <text:p>Sant Martí del Castell d'Arcalís</text:p>
          </table:table-cell>
          <table:table-cell/>
          <table:table-cell table:formula="of:=CONCATENATE(&quot;insert into esglesia (id,nom,wikipedia) values (&quot;;[.A1319];&quot;,'&quot;;SUBSTITUTE([.B1319];&quot;'&quot;;&quot;''&quot;);&quot;','&quot;;SUBSTITUTE([.C1319];&quot;'&quot;;&quot;''&quot;);&quot;');&quot;)" office:value-type="string" office:string-value="insert into esglesia (id,nom,wikipedia) values (1318,'Sant Martí del Castell d''Arcalís','Sant Martí del Castell d''Arcalís');" calcext:value-type="string">
            <text:p>insert into esglesia (id,nom,wikipedia) values (1318,'Sant Martí del Castell d''Arcalís','Sant Martí del Castell d''Arcalís');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2" office:value-type="string" calcext:value-type="string">
            <text:p>Sant Miquel de Vilamur</text:p>
          </table:table-cell>
          <table:table-cell/>
          <table:table-cell table:formula="of:=CONCATENATE(&quot;insert into esglesia (id,nom,wikipedia) values (&quot;;[.A1320];&quot;,'&quot;;SUBSTITUTE([.B1320];&quot;'&quot;;&quot;''&quot;);&quot;','&quot;;SUBSTITUTE([.C1320];&quot;'&quot;;&quot;''&quot;);&quot;');&quot;)" office:value-type="string" office:string-value="insert into esglesia (id,nom,wikipedia) values (1319,'Sant Miquel de Vilamur','Sant Miquel de Vilamur');" calcext:value-type="string">
            <text:p>insert into esglesia (id,nom,wikipedia) values (1319,'Sant Miquel de Vilamur','Sant Miquel de Vilamur');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 office:value-type="string" calcext:value-type="string">
            <text:p>Sant Sebastià d'Estac</text:p>
          </table:table-cell>
          <table:table-cell/>
          <table:table-cell table:formula="of:=CONCATENATE(&quot;insert into esglesia (id,nom,wikipedia) values (&quot;;[.A1321];&quot;,'&quot;;SUBSTITUTE([.B1321];&quot;'&quot;;&quot;''&quot;);&quot;','&quot;;SUBSTITUTE([.C1321];&quot;'&quot;;&quot;''&quot;);&quot;');&quot;)" office:value-type="string" office:string-value="insert into esglesia (id,nom,wikipedia) values (1320,'Sant Sebastià d''Estac','Sant Sebastià d''Estac');" calcext:value-type="string">
            <text:p>insert into esglesia (id,nom,wikipedia) values (1320,'Sant Sebastià d''Estac','Sant Sebastià d''Estac');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2" office:value-type="string" calcext:value-type="string">
            <text:p>Sant Serni de Vilamur</text:p>
          </table:table-cell>
          <table:table-cell/>
          <table:table-cell table:formula="of:=CONCATENATE(&quot;insert into esglesia (id,nom,wikipedia) values (&quot;;[.A1322];&quot;,'&quot;;SUBSTITUTE([.B1322];&quot;'&quot;;&quot;''&quot;);&quot;','&quot;;SUBSTITUTE([.C1322];&quot;'&quot;;&quot;''&quot;);&quot;');&quot;)" office:value-type="string" office:string-value="insert into esglesia (id,nom,wikipedia) values (1321,'Sant Serni de Vilamur','Sant Serni de Vilamur');" calcext:value-type="string">
            <text:p>insert into esglesia (id,nom,wikipedia) values (1321,'Sant Serni de Vilamur','Sant Serni de Vilamur');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2" office:value-type="string" calcext:value-type="string">
            <text:p>Mare de Déu de la Candelera d'Enviny</text:p>
          </table:table-cell>
          <table:table-cell/>
          <table:table-cell table:formula="of:=CONCATENATE(&quot;insert into esglesia (id,nom,wikipedia) values (&quot;;[.A1323];&quot;,'&quot;;SUBSTITUTE([.B1323];&quot;'&quot;;&quot;''&quot;);&quot;','&quot;;SUBSTITUTE([.C1323];&quot;'&quot;;&quot;''&quot;);&quot;');&quot;)" office:value-type="string" office:string-value="insert into esglesia (id,nom,wikipedia) values (1322,'Mare de Déu de la Candelera d''Enviny','Mare de Déu de la Candelera d''Enviny');" calcext:value-type="string">
            <text:p>insert into esglesia (id,nom,wikipedia) values (1322,'Mare de Déu de la Candelera d''Enviny','Mare de Déu de la Candelera d''Enviny');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2" office:value-type="string" calcext:value-type="string">
            <text:p>Sant Esteve de Meneurí</text:p>
          </table:table-cell>
          <table:table-cell/>
          <table:table-cell table:formula="of:=CONCATENATE(&quot;insert into esglesia (id,nom,wikipedia) values (&quot;;[.A1324];&quot;,'&quot;;SUBSTITUTE([.B1324];&quot;'&quot;;&quot;''&quot;);&quot;','&quot;;SUBSTITUTE([.C1324];&quot;'&quot;;&quot;''&quot;);&quot;');&quot;)" office:value-type="string" office:string-value="insert into esglesia (id,nom,wikipedia) values (1323,'Sant Esteve de Meneurí','Sant Esteve de Meneurí');" calcext:value-type="string">
            <text:p>insert into esglesia (id,nom,wikipedia) values (1323,'Sant Esteve de Meneurí','Sant Esteve de Meneurí');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 office:value-type="string" calcext:value-type="string">
            <text:p>Sant Esteve de Sorre</text:p>
          </table:table-cell>
          <table:table-cell/>
          <table:table-cell table:formula="of:=CONCATENATE(&quot;insert into esglesia (id,nom,wikipedia) values (&quot;;[.A1325];&quot;,'&quot;;SUBSTITUTE([.B1325];&quot;'&quot;;&quot;''&quot;);&quot;','&quot;;SUBSTITUTE([.C1325];&quot;'&quot;;&quot;''&quot;);&quot;');&quot;)" office:value-type="string" office:string-value="insert into esglesia (id,nom,wikipedia) values (1324,'Sant Esteve de Sorre','Sant Esteve de Sorre');" calcext:value-type="string">
            <text:p>insert into esglesia (id,nom,wikipedia) values (1324,'Sant Esteve de Sorre','Sant Esteve de Sorre');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2" office:value-type="string" calcext:value-type="string">
            <text:p>Sant Julià de la Torre</text:p>
          </table:table-cell>
          <table:table-cell/>
          <table:table-cell table:formula="of:=CONCATENATE(&quot;insert into esglesia (id,nom,wikipedia) values (&quot;;[.A1326];&quot;,'&quot;;SUBSTITUTE([.B1326];&quot;'&quot;;&quot;''&quot;);&quot;','&quot;;SUBSTITUTE([.C1326];&quot;'&quot;;&quot;''&quot;);&quot;');&quot;)" office:value-type="string" office:string-value="insert into esglesia (id,nom,wikipedia) values (1325,'Sant Julià de la Torre','Sant Julià de la Torre');" calcext:value-type="string">
            <text:p>insert into esglesia (id,nom,wikipedia) values (1325,'Sant Julià de la Torre','Sant Julià de la Torre');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 office:value-type="string" calcext:value-type="string">
            <text:p>Sant Pere de Llessui</text:p>
          </table:table-cell>
          <table:table-cell/>
          <table:table-cell table:formula="of:=CONCATENATE(&quot;insert into esglesia (id,nom,wikipedia) values (&quot;;[.A1327];&quot;,'&quot;;SUBSTITUTE([.B1327];&quot;'&quot;;&quot;''&quot;);&quot;','&quot;;SUBSTITUTE([.C1327];&quot;'&quot;;&quot;''&quot;);&quot;');&quot;)" office:value-type="string" office:string-value="insert into esglesia (id,nom,wikipedia) values (1326,'Sant Pere de Llessui','Sant Pere de Llessui');" calcext:value-type="string">
            <text:p>insert into esglesia (id,nom,wikipedia) values (1326,'Sant Pere de Llessui','Sant Pere de Llessui');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 office:value-type="string" calcext:value-type="string">
            <text:p>Santa Maria de Bernui</text:p>
          </table:table-cell>
          <table:table-cell/>
          <table:table-cell table:formula="of:=CONCATENATE(&quot;insert into esglesia (id,nom,wikipedia) values (&quot;;[.A1328];&quot;,'&quot;;SUBSTITUTE([.B1328];&quot;'&quot;;&quot;''&quot;);&quot;','&quot;;SUBSTITUTE([.C1328];&quot;'&quot;;&quot;''&quot;);&quot;');&quot;)" office:value-type="string" office:string-value="insert into esglesia (id,nom,wikipedia) values (1327,'Santa Maria de Bernui','Santa Maria de Bernui');" calcext:value-type="string">
            <text:p>insert into esglesia (id,nom,wikipedia) values (1327,'Santa Maria de Bernui','Santa Maria de Bernui');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2" office:value-type="string" calcext:value-type="string">
            <text:p>Mare de Déu del Soler</text:p>
          </table:table-cell>
          <table:table-cell/>
          <table:table-cell table:formula="of:=CONCATENATE(&quot;insert into esglesia (id,nom,wikipedia) values (&quot;;[.A1329];&quot;,'&quot;;SUBSTITUTE([.B1329];&quot;'&quot;;&quot;''&quot;);&quot;','&quot;;SUBSTITUTE([.C1329];&quot;'&quot;;&quot;''&quot;);&quot;');&quot;)" office:value-type="string" office:string-value="insert into esglesia (id,nom,wikipedia) values (1328,'Mare de Déu del Soler','Mare de Déu del Soler');" calcext:value-type="string">
            <text:p>insert into esglesia (id,nom,wikipedia) values (1328,'Mare de Déu del Soler','Mare de Déu del Soler');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2" office:value-type="string" calcext:value-type="string">
            <text:p>Sant Andreu de la Borda d'Orteu</text:p>
          </table:table-cell>
          <table:table-cell/>
          <table:table-cell table:formula="of:=CONCATENATE(&quot;insert into esglesia (id,nom,wikipedia) values (&quot;;[.A1330];&quot;,'&quot;;SUBSTITUTE([.B1330];&quot;'&quot;;&quot;''&quot;);&quot;','&quot;;SUBSTITUTE([.C1330];&quot;'&quot;;&quot;''&quot;);&quot;');&quot;)" office:value-type="string" office:string-value="insert into esglesia (id,nom,wikipedia) values (1329,'Sant Andreu de la Borda d''Orteu','Sant Andreu de la Borda d''Orteu');" calcext:value-type="string">
            <text:p>insert into esglesia (id,nom,wikipedia) values (1329,'Sant Andreu de la Borda d''Orteu','Sant Andreu de la Borda d''Orteu');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2" office:value-type="string" calcext:value-type="string">
            <text:p>Sant Clem d'Enviny</text:p>
          </table:table-cell>
          <table:table-cell/>
          <table:table-cell table:formula="of:=CONCATENATE(&quot;insert into esglesia (id,nom,wikipedia) values (&quot;;[.A1331];&quot;,'&quot;;SUBSTITUTE([.B1331];&quot;'&quot;;&quot;''&quot;);&quot;','&quot;;SUBSTITUTE([.C1331];&quot;'&quot;;&quot;''&quot;);&quot;');&quot;)" office:value-type="string" office:string-value="insert into esglesia (id,nom,wikipedia) values (1330,'Sant Clem d''Enviny','Sant Clem d''Enviny');" calcext:value-type="string">
            <text:p>insert into esglesia (id,nom,wikipedia) values (1330,'Sant Clem d''Enviny','Sant Clem d''Enviny');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2" office:value-type="string" calcext:value-type="string">
            <text:p>Sant Esteve de Castellviny</text:p>
          </table:table-cell>
          <table:table-cell/>
          <table:table-cell table:formula="of:=CONCATENATE(&quot;insert into esglesia (id,nom,wikipedia) values (&quot;;[.A1332];&quot;,'&quot;;SUBSTITUTE([.B1332];&quot;'&quot;;&quot;''&quot;);&quot;','&quot;;SUBSTITUTE([.C1332];&quot;'&quot;;&quot;''&quot;);&quot;');&quot;)" office:value-type="string" office:string-value="insert into esglesia (id,nom,wikipedia) values (1331,'Sant Esteve de Castellviny','Sant Esteve de Castellviny');" calcext:value-type="string">
            <text:p>insert into esglesia (id,nom,wikipedia) values (1331,'Sant Esteve de Castellviny','Sant Esteve de Castellviny');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 office:value-type="string" calcext:value-type="string">
            <text:p>Sant Miquel d'Enviny</text:p>
          </table:table-cell>
          <table:table-cell/>
          <table:table-cell table:formula="of:=CONCATENATE(&quot;insert into esglesia (id,nom,wikipedia) values (&quot;;[.A1333];&quot;,'&quot;;SUBSTITUTE([.B1333];&quot;'&quot;;&quot;''&quot;);&quot;','&quot;;SUBSTITUTE([.C1333];&quot;'&quot;;&quot;''&quot;);&quot;');&quot;)" office:value-type="string" office:string-value="insert into esglesia (id,nom,wikipedia) values (1332,'Sant Miquel d''Enviny','Sant Miquel d''Enviny');" calcext:value-type="string">
            <text:p>insert into esglesia (id,nom,wikipedia) values (1332,'Sant Miquel d''Enviny','Sant Miquel d''Enviny');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 office:value-type="string" calcext:value-type="string">
            <text:p>Sant Pere de l'Hostal</text:p>
          </table:table-cell>
          <table:table-cell/>
          <table:table-cell table:formula="of:=CONCATENATE(&quot;insert into esglesia (id,nom,wikipedia) values (&quot;;[.A1334];&quot;,'&quot;;SUBSTITUTE([.B1334];&quot;'&quot;;&quot;''&quot;);&quot;','&quot;;SUBSTITUTE([.C1334];&quot;'&quot;;&quot;''&quot;);&quot;');&quot;)" office:value-type="string" office:string-value="insert into esglesia (id,nom,wikipedia) values (1333,'Sant Pere de l''Hostal','Sant Pere de l''Hostal');" calcext:value-type="string">
            <text:p>insert into esglesia (id,nom,wikipedia) values (1333,'Sant Pere de l''Hostal','Sant Pere de l''Hostal');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2" office:value-type="string" calcext:value-type="string">
            <text:p>Sant Roc d'Enviny</text:p>
          </table:table-cell>
          <table:table-cell/>
          <table:table-cell table:formula="of:=CONCATENATE(&quot;insert into esglesia (id,nom,wikipedia) values (&quot;;[.A1335];&quot;,'&quot;;SUBSTITUTE([.B1335];&quot;'&quot;;&quot;''&quot;);&quot;','&quot;;SUBSTITUTE([.C1335];&quot;'&quot;;&quot;''&quot;);&quot;');&quot;)" office:value-type="string" office:string-value="insert into esglesia (id,nom,wikipedia) values (1334,'Sant Roc d''Enviny','Sant Roc d''Enviny');" calcext:value-type="string">
            <text:p>insert into esglesia (id,nom,wikipedia) values (1334,'Sant Roc d''Enviny','Sant Roc d''Enviny');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2" office:value-type="string" calcext:value-type="string">
            <text:p>Sant Martí del Pui</text:p>
          </table:table-cell>
          <table:table-cell/>
          <table:table-cell table:formula="of:=CONCATENATE(&quot;insert into esglesia (id,nom,wikipedia) values (&quot;;[.A1336];&quot;,'&quot;;SUBSTITUTE([.B1336];&quot;'&quot;;&quot;''&quot;);&quot;','&quot;;SUBSTITUTE([.C1336];&quot;'&quot;;&quot;''&quot;);&quot;');&quot;)" office:value-type="string" office:string-value="insert into esglesia (id,nom,wikipedia) values (1335,'Sant Martí del Pui','Sant Martí del Pui');" calcext:value-type="string">
            <text:p>insert into esglesia (id,nom,wikipedia) values (1335,'Sant Martí del Pui','Sant Martí del Pui');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 office:value-type="string" calcext:value-type="string">
            <text:p>Sant Romà d'Anàs</text:p>
          </table:table-cell>
          <table:table-cell/>
          <table:table-cell table:formula="of:=CONCATENATE(&quot;insert into esglesia (id,nom,wikipedia) values (&quot;;[.A1337];&quot;,'&quot;;SUBSTITUTE([.B1337];&quot;'&quot;;&quot;''&quot;);&quot;','&quot;;SUBSTITUTE([.C1337];&quot;'&quot;;&quot;''&quot;);&quot;');&quot;)" office:value-type="string" office:string-value="insert into esglesia (id,nom,wikipedia) values (1336,'Sant Romà d''Anàs','Sant Romà d''Anàs');" calcext:value-type="string">
            <text:p>insert into esglesia (id,nom,wikipedia) values (1336,'Sant Romà d''Anàs','Sant Romà d''Anàs');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2" office:value-type="string" calcext:value-type="string">
            <text:p>Santa Eulàlia d'Estaon</text:p>
          </table:table-cell>
          <table:table-cell/>
          <table:table-cell table:formula="of:=CONCATENATE(&quot;insert into esglesia (id,nom,wikipedia) values (&quot;;[.A1338];&quot;,'&quot;;SUBSTITUTE([.B1338];&quot;'&quot;;&quot;''&quot;);&quot;','&quot;;SUBSTITUTE([.C1338];&quot;'&quot;;&quot;''&quot;);&quot;');&quot;)" office:value-type="string" office:string-value="insert into esglesia (id,nom,wikipedia) values (1337,'Santa Eulàlia d''Estaon','Santa Eulàlia d''Estaon');" calcext:value-type="string">
            <text:p>insert into esglesia (id,nom,wikipedia) values (1337,'Santa Eulàlia d''Estaon','Santa Eulàlia d''Estaon');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string" calcext:value-type="string">
            <text:p>Santa Maria de Bonestarre</text:p>
          </table:table-cell>
          <table:table-cell/>
          <table:table-cell table:formula="of:=CONCATENATE(&quot;insert into esglesia (id,nom,wikipedia) values (&quot;;[.A1339];&quot;,'&quot;;SUBSTITUTE([.B1339];&quot;'&quot;;&quot;''&quot;);&quot;','&quot;;SUBSTITUTE([.C1339];&quot;'&quot;;&quot;''&quot;);&quot;');&quot;)" office:value-type="string" office:string-value="insert into esglesia (id,nom,wikipedia) values (1338,'Santa Maria de Bonestarre','Santa Maria de Bonestarre');" calcext:value-type="string">
            <text:p>insert into esglesia (id,nom,wikipedia) values (1338,'Santa Maria de Bonestarre','Santa Maria de Bonestarre');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2" office:value-type="string" calcext:value-type="string">
            <text:p>Santa Maria de la Llata</text:p>
          </table:table-cell>
          <table:table-cell/>
          <table:table-cell table:formula="of:=CONCATENATE(&quot;insert into esglesia (id,nom,wikipedia) values (&quot;;[.A1340];&quot;,'&quot;;SUBSTITUTE([.B1340];&quot;'&quot;;&quot;''&quot;);&quot;','&quot;;SUBSTITUTE([.C1340];&quot;'&quot;;&quot;''&quot;);&quot;');&quot;)" office:value-type="string" office:string-value="insert into esglesia (id,nom,wikipedia) values (1339,'Santa Maria de la Llata','Santa Maria de la Llata');" calcext:value-type="string">
            <text:p>insert into esglesia (id,nom,wikipedia) values (1339,'Santa Maria de la Llata','Santa Maria de la Llata');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" office:value-type="string" calcext:value-type="string">
            <text:p>Sant Andreu de Cassibrós</text:p>
          </table:table-cell>
          <table:table-cell/>
          <table:table-cell table:formula="of:=CONCATENATE(&quot;insert into esglesia (id,nom,wikipedia) values (&quot;;[.A1341];&quot;,'&quot;;SUBSTITUTE([.B1341];&quot;'&quot;;&quot;''&quot;);&quot;','&quot;;SUBSTITUTE([.C1341];&quot;'&quot;;&quot;''&quot;);&quot;');&quot;)" office:value-type="string" office:string-value="insert into esglesia (id,nom,wikipedia) values (1340,'Sant Andreu de Cassibrós','Sant Andreu de Cassibrós');" calcext:value-type="string">
            <text:p>insert into esglesia (id,nom,wikipedia) values (1340,'Sant Andreu de Cassibrós','Sant Andreu de Cassibrós');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2" office:value-type="string" calcext:value-type="string">
            <text:p>Sant Feliu de Surri</text:p>
          </table:table-cell>
          <table:table-cell/>
          <table:table-cell table:formula="of:=CONCATENATE(&quot;insert into esglesia (id,nom,wikipedia) values (&quot;;[.A1342];&quot;,'&quot;;SUBSTITUTE([.B1342];&quot;'&quot;;&quot;''&quot;);&quot;','&quot;;SUBSTITUTE([.C1342];&quot;'&quot;;&quot;''&quot;);&quot;');&quot;)" office:value-type="string" office:string-value="insert into esglesia (id,nom,wikipedia) values (1341,'Sant Feliu de Surri','Sant Feliu de Surri');" calcext:value-type="string">
            <text:p>insert into esglesia (id,nom,wikipedia) values (1341,'Sant Feliu de Surri','Sant Feliu de Surri');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 office:value-type="string" calcext:value-type="string">
            <text:p>Sant Joan de Surri</text:p>
          </table:table-cell>
          <table:table-cell/>
          <table:table-cell table:formula="of:=CONCATENATE(&quot;insert into esglesia (id,nom,wikipedia) values (&quot;;[.A1343];&quot;,'&quot;;SUBSTITUTE([.B1343];&quot;'&quot;;&quot;''&quot;);&quot;','&quot;;SUBSTITUTE([.C1343];&quot;'&quot;;&quot;''&quot;);&quot;');&quot;)" office:value-type="string" office:string-value="insert into esglesia (id,nom,wikipedia) values (1342,'Sant Joan de Surri','Sant Joan de Surri');" calcext:value-type="string">
            <text:p>insert into esglesia (id,nom,wikipedia) values (1342,'Sant Joan de Surri','Sant Joan de Surri');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2" office:value-type="string" calcext:value-type="string">
            <text:p>Santa Coloma vella de Surri</text:p>
          </table:table-cell>
          <table:table-cell/>
          <table:table-cell table:formula="of:=CONCATENATE(&quot;insert into esglesia (id,nom,wikipedia) values (&quot;;[.A1344];&quot;,'&quot;;SUBSTITUTE([.B1344];&quot;'&quot;;&quot;''&quot;);&quot;','&quot;;SUBSTITUTE([.C1344];&quot;'&quot;;&quot;''&quot;);&quot;');&quot;)" office:value-type="string" office:string-value="insert into esglesia (id,nom,wikipedia) values (1343,'Santa Coloma vella de Surri','Santa Coloma vella de Surri');" calcext:value-type="string">
            <text:p>insert into esglesia (id,nom,wikipedia) values (1343,'Santa Coloma vella de Surri','Santa Coloma vella de Surri');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 office:value-type="string" calcext:value-type="string">
            <text:p>Santa Maria de Ribera de Cardós</text:p>
          </table:table-cell>
          <table:table-cell/>
          <table:table-cell table:formula="of:=CONCATENATE(&quot;insert into esglesia (id,nom,wikipedia) values (&quot;;[.A1345];&quot;,'&quot;;SUBSTITUTE([.B1345];&quot;'&quot;;&quot;''&quot;);&quot;','&quot;;SUBSTITUTE([.C1345];&quot;'&quot;;&quot;''&quot;);&quot;');&quot;)" office:value-type="string" office:string-value="insert into esglesia (id,nom,wikipedia) values (1344,'Santa Maria de Ribera de Cardós','Santa Maria de Ribera de Cardós');" calcext:value-type="string">
            <text:p>insert into esglesia (id,nom,wikipedia) values (1344,'Santa Maria de Ribera de Cardós','Santa Maria de Ribera de Cardós')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2" office:value-type="string" calcext:value-type="string">
            <text:p>Ermita de Sant Patllari</text:p>
          </table:table-cell>
          <table:table-cell/>
          <table:table-cell table:formula="of:=CONCATENATE(&quot;insert into esglesia (id,nom,wikipedia) values (&quot;;[.A1346];&quot;,'&quot;;SUBSTITUTE([.B1346];&quot;'&quot;;&quot;''&quot;);&quot;','&quot;;SUBSTITUTE([.C1346];&quot;'&quot;;&quot;''&quot;);&quot;');&quot;)" office:value-type="string" office:string-value="insert into esglesia (id,nom,wikipedia) values (1345,'Ermita de Sant Patllari','Ermita de Sant Patllari');" calcext:value-type="string">
            <text:p>insert into esglesia (id,nom,wikipedia) values (1345,'Ermita de Sant Patllari','Ermita de Sant Patllari')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2" office:value-type="string" calcext:value-type="string">
            <text:p>Església de Sant Miquel de Campmajor</text:p>
          </table:table-cell>
          <table:table-cell/>
          <table:table-cell table:formula="of:=CONCATENATE(&quot;insert into esglesia (id,nom,wikipedia) values (&quot;;[.A1347];&quot;,'&quot;;SUBSTITUTE([.B1347];&quot;'&quot;;&quot;''&quot;);&quot;','&quot;;SUBSTITUTE([.C1347];&quot;'&quot;;&quot;''&quot;);&quot;');&quot;)" office:value-type="string" office:string-value="insert into esglesia (id,nom,wikipedia) values (1346,'Església de Sant Miquel de Campmajor','Església de Sant Miquel de Campmajor');" calcext:value-type="string">
            <text:p>insert into esglesia (id,nom,wikipedia) values (1346,'Església de Sant Miquel de Campmajor','Església de Sant Miquel de Campmajor')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2" office:value-type="string" calcext:value-type="string">
            <text:p>Església de Santa Maria de Camós</text:p>
          </table:table-cell>
          <table:table-cell/>
          <table:table-cell table:formula="of:=CONCATENATE(&quot;insert into esglesia (id,nom,wikipedia) values (&quot;;[.A1348];&quot;,'&quot;;SUBSTITUTE([.B1348];&quot;'&quot;;&quot;''&quot;);&quot;','&quot;;SUBSTITUTE([.C1348];&quot;'&quot;;&quot;''&quot;);&quot;');&quot;)" office:value-type="string" office:string-value="insert into esglesia (id,nom,wikipedia) values (1347,'Església de Santa Maria de Camós','Església de Santa Maria de Camós');" calcext:value-type="string">
            <text:p>insert into esglesia (id,nom,wikipedia) values (1347,'Església de Santa Maria de Camós','Església de Santa Maria de Camós')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2" office:value-type="string" calcext:value-type="string">
            <text:p>Mare de Déu de la Font de Fontcoberta</text:p>
          </table:table-cell>
          <table:table-cell/>
          <table:table-cell table:formula="of:=CONCATENATE(&quot;insert into esglesia (id,nom,wikipedia) values (&quot;;[.A1349];&quot;,'&quot;;SUBSTITUTE([.B1349];&quot;'&quot;;&quot;''&quot;);&quot;','&quot;;SUBSTITUTE([.C1349];&quot;'&quot;;&quot;''&quot;);&quot;');&quot;)" office:value-type="string" office:string-value="insert into esglesia (id,nom,wikipedia) values (1348,'Mare de Déu de la Font de Fontcoberta','Mare de Déu de la Font de Fontcoberta');" calcext:value-type="string">
            <text:p>insert into esglesia (id,nom,wikipedia) values (1348,'Mare de Déu de la Font de Fontcoberta','Mare de Déu de la Font de Fontcoberta');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Sant Miquel Sesvinyes</text:p>
          </table:table-cell>
          <table:table-cell/>
          <table:table-cell table:formula="of:=CONCATENATE(&quot;insert into esglesia (id,nom,wikipedia) values (&quot;;[.A1350];&quot;,'&quot;;SUBSTITUTE([.B1350];&quot;'&quot;;&quot;''&quot;);&quot;','&quot;;SUBSTITUTE([.C1350];&quot;'&quot;;&quot;''&quot;);&quot;');&quot;)" office:value-type="string" office:string-value="insert into esglesia (id,nom,wikipedia) values (1349,'Sant Miquel Sesvinyes','Sant Miquel Sesvinyes');" calcext:value-type="string">
            <text:p>insert into esglesia (id,nom,wikipedia) values (1349,'Sant Miquel Sesvinyes','Sant Miquel Sesvinyes');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Sant Andreu de Mata</text:p>
          </table:table-cell>
          <table:table-cell/>
          <table:table-cell table:formula="of:=CONCATENATE(&quot;insert into esglesia (id,nom,wikipedia) values (&quot;;[.A1351];&quot;,'&quot;;SUBSTITUTE([.B1351];&quot;'&quot;;&quot;''&quot;);&quot;','&quot;;SUBSTITUTE([.C1351];&quot;'&quot;;&quot;''&quot;);&quot;');&quot;)" office:value-type="string" office:string-value="insert into esglesia (id,nom,wikipedia) values (1350,'Sant Andreu de Mata','Sant Andreu de Mata');" calcext:value-type="string">
            <text:p>insert into esglesia (id,nom,wikipedia) values (1350,'Sant Andreu de Mata','Sant Andreu de Mata');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 office:value-type="string" calcext:value-type="string">
            <text:p>Sant Andreu de Serinyà</text:p>
          </table:table-cell>
          <table:table-cell/>
          <table:table-cell table:formula="of:=CONCATENATE(&quot;insert into esglesia (id,nom,wikipedia) values (&quot;;[.A1352];&quot;,'&quot;;SUBSTITUTE([.B1352];&quot;'&quot;;&quot;''&quot;);&quot;','&quot;;SUBSTITUTE([.C1352];&quot;'&quot;;&quot;''&quot;);&quot;');&quot;)" office:value-type="string" office:string-value="insert into esglesia (id,nom,wikipedia) values (1351,'Sant Andreu de Serinyà','Sant Andreu de Serinyà');" calcext:value-type="string">
            <text:p>insert into esglesia (id,nom,wikipedia) values (1351,'Sant Andreu de Serinyà','Sant Andreu de Serinyà');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string" calcext:value-type="string">
            <text:p>Sant Bartomeu de Matamala</text:p>
          </table:table-cell>
          <table:table-cell/>
          <table:table-cell table:formula="of:=CONCATENATE(&quot;insert into esglesia (id,nom,wikipedia) values (&quot;;[.A1353];&quot;,'&quot;;SUBSTITUTE([.B1353];&quot;'&quot;;&quot;''&quot;);&quot;','&quot;;SUBSTITUTE([.C1353];&quot;'&quot;;&quot;''&quot;);&quot;');&quot;)" office:value-type="string" office:string-value="insert into esglesia (id,nom,wikipedia) values (1352,'Sant Bartomeu de Matamala','Sant Bartomeu de Matamala');" calcext:value-type="string">
            <text:p>insert into esglesia (id,nom,wikipedia) values (1352,'Sant Bartomeu de Matamala','Sant Bartomeu de Matamala');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2" office:value-type="string" calcext:value-type="string">
            <text:p>Sant Bartomeu de Torres</text:p>
          </table:table-cell>
          <table:table-cell/>
          <table:table-cell table:formula="of:=CONCATENATE(&quot;insert into esglesia (id,nom,wikipedia) values (&quot;;[.A1354];&quot;,'&quot;;SUBSTITUTE([.B1354];&quot;'&quot;;&quot;''&quot;);&quot;','&quot;;SUBSTITUTE([.C1354];&quot;'&quot;;&quot;''&quot;);&quot;');&quot;)" office:value-type="string" office:string-value="insert into esglesia (id,nom,wikipedia) values (1353,'Sant Bartomeu de Torres','Sant Bartomeu de Torres');" calcext:value-type="string">
            <text:p>insert into esglesia (id,nom,wikipedia) values (1353,'Sant Bartomeu de Torres','Sant Bartomeu de Torres');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 office:value-type="string" calcext:value-type="string">
            <text:p>Sant Bartomeu del Portell</text:p>
          </table:table-cell>
          <table:table-cell/>
          <table:table-cell table:formula="of:=CONCATENATE(&quot;insert into esglesia (id,nom,wikipedia) values (&quot;;[.A1355];&quot;,'&quot;;SUBSTITUTE([.B1355];&quot;'&quot;;&quot;''&quot;);&quot;','&quot;;SUBSTITUTE([.C1355];&quot;'&quot;;&quot;''&quot;);&quot;');&quot;)" office:value-type="string" office:string-value="insert into esglesia (id,nom,wikipedia) values (1354,'Sant Bartomeu del Portell','Sant Bartomeu del Portell');" calcext:value-type="string">
            <text:p>insert into esglesia (id,nom,wikipedia) values (1354,'Sant Bartomeu del Portell','Sant Bartomeu del Portell');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2" office:value-type="string" calcext:value-type="string">
            <text:p>Sant Cebrià d'Esponellà</text:p>
          </table:table-cell>
          <table:table-cell/>
          <table:table-cell table:formula="of:=CONCATENATE(&quot;insert into esglesia (id,nom,wikipedia) values (&quot;;[.A1356];&quot;,'&quot;;SUBSTITUTE([.B1356];&quot;'&quot;;&quot;''&quot;);&quot;','&quot;;SUBSTITUTE([.C1356];&quot;'&quot;;&quot;''&quot;);&quot;');&quot;)" office:value-type="string" office:string-value="insert into esglesia (id,nom,wikipedia) values (1355,'Sant Cebrià d''Esponellà','Sant Cebrià d''Esponellà');" calcext:value-type="string">
            <text:p>insert into esglesia (id,nom,wikipedia) values (1355,'Sant Cebrià d''Esponellà','Sant Cebrià d''Esponellà')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2" office:value-type="string" calcext:value-type="string">
            <text:p>Sant Cebrià de Pujarnol</text:p>
          </table:table-cell>
          <table:table-cell/>
          <table:table-cell table:formula="of:=CONCATENATE(&quot;insert into esglesia (id,nom,wikipedia) values (&quot;;[.A1357];&quot;,'&quot;;SUBSTITUTE([.B1357];&quot;'&quot;;&quot;''&quot;);&quot;','&quot;;SUBSTITUTE([.C1357];&quot;'&quot;;&quot;''&quot;);&quot;');&quot;)" office:value-type="string" office:string-value="insert into esglesia (id,nom,wikipedia) values (1356,'Sant Cebrià de Pujarnol','Sant Cebrià de Pujarnol');" calcext:value-type="string">
            <text:p>insert into esglesia (id,nom,wikipedia) values (1356,'Sant Cebrià de Pujarnol','Sant Cebrià de Pujarnol')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2" office:value-type="string" calcext:value-type="string">
            <text:p>Sant Cristòfol d'Usall</text:p>
          </table:table-cell>
          <table:table-cell/>
          <table:table-cell table:formula="of:=CONCATENATE(&quot;insert into esglesia (id,nom,wikipedia) values (&quot;;[.A1358];&quot;,'&quot;;SUBSTITUTE([.B1358];&quot;'&quot;;&quot;''&quot;);&quot;','&quot;;SUBSTITUTE([.C1358];&quot;'&quot;;&quot;''&quot;);&quot;');&quot;)" office:value-type="string" office:string-value="insert into esglesia (id,nom,wikipedia) values (1357,'Sant Cristòfol d''Usall','Sant Cristòfol d''Usall');" calcext:value-type="string">
            <text:p>insert into esglesia (id,nom,wikipedia) values (1357,'Sant Cristòfol d''Usall','Sant Cristòfol d''Usall')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2" office:value-type="string" calcext:value-type="string">
            <text:p>Sant Feliu de Fontcoberta</text:p>
          </table:table-cell>
          <table:table-cell/>
          <table:table-cell table:formula="of:=CONCATENATE(&quot;insert into esglesia (id,nom,wikipedia) values (&quot;;[.A1359];&quot;,'&quot;;SUBSTITUTE([.B1359];&quot;'&quot;;&quot;''&quot;);&quot;','&quot;;SUBSTITUTE([.C1359];&quot;'&quot;;&quot;''&quot;);&quot;');&quot;)" office:value-type="string" office:string-value="insert into esglesia (id,nom,wikipedia) values (1358,'Sant Feliu de Fontcoberta','Sant Feliu de Fontcoberta');" calcext:value-type="string">
            <text:p>insert into esglesia (id,nom,wikipedia) values (1358,'Sant Feliu de Fontcoberta','Sant Feliu de Fontcoberta');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2" office:value-type="string" calcext:value-type="string">
            <text:p>Sant Iscle i Santa Victòria de Centenys</text:p>
          </table:table-cell>
          <table:table-cell/>
          <table:table-cell table:formula="of:=CONCATENATE(&quot;insert into esglesia (id,nom,wikipedia) values (&quot;;[.A1360];&quot;,'&quot;;SUBSTITUTE([.B1360];&quot;'&quot;;&quot;''&quot;);&quot;','&quot;;SUBSTITUTE([.C1360];&quot;'&quot;;&quot;''&quot;);&quot;');&quot;)" office:value-type="string" office:string-value="insert into esglesia (id,nom,wikipedia) values (1359,'Sant Iscle i Santa Victòria de Centenys','Sant Iscle i Santa Victòria de Centenys');" calcext:value-type="string">
            <text:p>insert into esglesia (id,nom,wikipedia) values (1359,'Sant Iscle i Santa Victòria de Centenys','Sant Iscle i Santa Victòria de Centenys');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 office:value-type="string" calcext:value-type="string">
            <text:p>Sant Jaume de Puigpalter</text:p>
          </table:table-cell>
          <table:table-cell/>
          <table:table-cell table:formula="of:=CONCATENATE(&quot;insert into esglesia (id,nom,wikipedia) values (&quot;;[.A1361];&quot;,'&quot;;SUBSTITUTE([.B1361];&quot;'&quot;;&quot;''&quot;);&quot;','&quot;;SUBSTITUTE([.C1361];&quot;'&quot;;&quot;''&quot;);&quot;');&quot;)" office:value-type="string" office:string-value="insert into esglesia (id,nom,wikipedia) values (1360,'Sant Jaume de Puigpalter','Sant Jaume de Puigpalter');" calcext:value-type="string">
            <text:p>insert into esglesia (id,nom,wikipedia) values (1360,'Sant Jaume de Puigpalter','Sant Jaume de Puigpalter');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2" office:value-type="string" calcext:value-type="string">
            <text:p>Sant Martí de la Mota</text:p>
          </table:table-cell>
          <table:table-cell/>
          <table:table-cell table:formula="of:=CONCATENATE(&quot;insert into esglesia (id,nom,wikipedia) values (&quot;;[.A1362];&quot;,'&quot;;SUBSTITUTE([.B1362];&quot;'&quot;;&quot;''&quot;);&quot;','&quot;;SUBSTITUTE([.C1362];&quot;'&quot;;&quot;''&quot;);&quot;');&quot;)" office:value-type="string" office:string-value="insert into esglesia (id,nom,wikipedia) values (1361,'Sant Martí de la Mota','Sant Martí de la Mota');" calcext:value-type="string">
            <text:p>insert into esglesia (id,nom,wikipedia) values (1361,'Sant Martí de la Mota','Sant Martí de la Mota');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2" office:value-type="string" calcext:value-type="string">
            <text:p>Sant Martí de Riudellots de la Creu</text:p>
          </table:table-cell>
          <table:table-cell/>
          <table:table-cell table:formula="of:=CONCATENATE(&quot;insert into esglesia (id,nom,wikipedia) values (&quot;;[.A1363];&quot;,'&quot;;SUBSTITUTE([.B1363];&quot;'&quot;;&quot;''&quot;);&quot;','&quot;;SUBSTITUTE([.C1363];&quot;'&quot;;&quot;''&quot;);&quot;');&quot;)" office:value-type="string" office:string-value="insert into esglesia (id,nom,wikipedia) values (1362,'Sant Martí de Riudellots de la Creu','Sant Martí de Riudellots de la Creu');" calcext:value-type="string">
            <text:p>insert into esglesia (id,nom,wikipedia) values (1362,'Sant Martí de Riudellots de la Creu','Sant Martí de Riudellots de la Creu');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2" office:value-type="string" calcext:value-type="string">
            <text:p>Sant Maurici de Calç</text:p>
          </table:table-cell>
          <table:table-cell/>
          <table:table-cell table:formula="of:=CONCATENATE(&quot;insert into esglesia (id,nom,wikipedia) values (&quot;;[.A1364];&quot;,'&quot;;SUBSTITUTE([.B1364];&quot;'&quot;;&quot;''&quot;);&quot;','&quot;;SUBSTITUTE([.C1364];&quot;'&quot;;&quot;''&quot;);&quot;');&quot;)" office:value-type="string" office:string-value="insert into esglesia (id,nom,wikipedia) values (1363,'Sant Maurici de Calç','Sant Maurici de Calç');" calcext:value-type="string">
            <text:p>insert into esglesia (id,nom,wikipedia) values (1363,'Sant Maurici de Calç','Sant Maurici de Calç');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 office:value-type="string" calcext:value-type="string">
            <text:p>Sant Miquel de Palol de Revardit</text:p>
          </table:table-cell>
          <table:table-cell/>
          <table:table-cell table:formula="of:=CONCATENATE(&quot;insert into esglesia (id,nom,wikipedia) values (&quot;;[.A1365];&quot;,'&quot;;SUBSTITUTE([.B1365];&quot;'&quot;;&quot;''&quot;);&quot;','&quot;;SUBSTITUTE([.C1365];&quot;'&quot;;&quot;''&quot;);&quot;');&quot;)" office:value-type="string" office:string-value="insert into esglesia (id,nom,wikipedia) values (1364,'Sant Miquel de Palol de Revardit','Sant Miquel de Palol de Revardit');" calcext:value-type="string">
            <text:p>insert into esglesia (id,nom,wikipedia) values (1364,'Sant Miquel de Palol de Revardit','Sant Miquel de Palol de Revardit');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 office:value-type="string" calcext:value-type="string">
            <text:p>Sant Quirze i Santa Julita de Merlant</text:p>
          </table:table-cell>
          <table:table-cell/>
          <table:table-cell table:formula="of:=CONCATENATE(&quot;insert into esglesia (id,nom,wikipedia) values (&quot;;[.A1366];&quot;,'&quot;;SUBSTITUTE([.B1366];&quot;'&quot;;&quot;''&quot;);&quot;','&quot;;SUBSTITUTE([.C1366];&quot;'&quot;;&quot;''&quot;);&quot;');&quot;)" office:value-type="string" office:string-value="insert into esglesia (id,nom,wikipedia) values (1365,'Sant Quirze i Santa Julita de Merlant','Sant Quirze i Santa Julita de Merlant');" calcext:value-type="string">
            <text:p>insert into esglesia (id,nom,wikipedia) values (1365,'Sant Quirze i Santa Julita de Merlant','Sant Quirze i Santa Julita de Merlant');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string" calcext:value-type="string">
            <text:p>Sant Romà de Miànigues</text:p>
          </table:table-cell>
          <table:table-cell/>
          <table:table-cell table:formula="of:=CONCATENATE(&quot;insert into esglesia (id,nom,wikipedia) values (&quot;;[.A1367];&quot;,'&quot;;SUBSTITUTE([.B1367];&quot;'&quot;;&quot;''&quot;);&quot;','&quot;;SUBSTITUTE([.C1367];&quot;'&quot;;&quot;''&quot;);&quot;');&quot;)" office:value-type="string" office:string-value="insert into esglesia (id,nom,wikipedia) values (1366,'Sant Romà de Miànigues','Sant Romà de Miànigues');" calcext:value-type="string">
            <text:p>insert into esglesia (id,nom,wikipedia) values (1366,'Sant Romà de Miànigues','Sant Romà de Miànigues')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2" office:value-type="string" calcext:value-type="string">
            <text:p>Sant Sadurní de Vilavenut</text:p>
          </table:table-cell>
          <table:table-cell/>
          <table:table-cell table:formula="of:=CONCATENATE(&quot;insert into esglesia (id,nom,wikipedia) values (&quot;;[.A1368];&quot;,'&quot;;SUBSTITUTE([.B1368];&quot;'&quot;;&quot;''&quot;);&quot;','&quot;;SUBSTITUTE([.C1368];&quot;'&quot;;&quot;''&quot;);&quot;');&quot;)" office:value-type="string" office:string-value="insert into esglesia (id,nom,wikipedia) values (1367,'Sant Sadurní de Vilavenut','Sant Sadurní de Vilavenut');" calcext:value-type="string">
            <text:p>insert into esglesia (id,nom,wikipedia) values (1367,'Sant Sadurní de Vilavenut','Sant Sadurní de Vilavenut')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2" office:value-type="string" calcext:value-type="string">
            <text:p>Sant Vicenç de Falgons</text:p>
          </table:table-cell>
          <table:table-cell/>
          <table:table-cell table:formula="of:=CONCATENATE(&quot;insert into esglesia (id,nom,wikipedia) values (&quot;;[.A1369];&quot;,'&quot;;SUBSTITUTE([.B1369];&quot;'&quot;;&quot;''&quot;);&quot;','&quot;;SUBSTITUTE([.C1369];&quot;'&quot;;&quot;''&quot;);&quot;');&quot;)" office:value-type="string" office:string-value="insert into esglesia (id,nom,wikipedia) values (1368,'Sant Vicenç de Falgons','Sant Vicenç de Falgons');" calcext:value-type="string">
            <text:p>insert into esglesia (id,nom,wikipedia) values (1368,'Sant Vicenç de Falgons','Sant Vicenç de Falgons');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2" office:value-type="string" calcext:value-type="string">
            <text:p>Santa Caterina de Fontcoberta</text:p>
          </table:table-cell>
          <table:table-cell/>
          <table:table-cell table:formula="of:=CONCATENATE(&quot;insert into esglesia (id,nom,wikipedia) values (&quot;;[.A1370];&quot;,'&quot;;SUBSTITUTE([.B1370];&quot;'&quot;;&quot;''&quot;);&quot;','&quot;;SUBSTITUTE([.C1370];&quot;'&quot;;&quot;''&quot;);&quot;');&quot;)" office:value-type="string" office:string-value="insert into esglesia (id,nom,wikipedia) values (1369,'Santa Caterina de Fontcoberta','Santa Caterina de Fontcoberta');" calcext:value-type="string">
            <text:p>insert into esglesia (id,nom,wikipedia) values (1369,'Santa Caterina de Fontcoberta','Santa Caterina de Fontcoberta');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 office:value-type="string" calcext:value-type="string">
            <text:p>Santa Eulàlia de Crespià</text:p>
          </table:table-cell>
          <table:table-cell/>
          <table:table-cell table:formula="of:=CONCATENATE(&quot;insert into esglesia (id,nom,wikipedia) values (&quot;;[.A1371];&quot;,'&quot;;SUBSTITUTE([.B1371];&quot;'&quot;;&quot;''&quot;);&quot;','&quot;;SUBSTITUTE([.C1371];&quot;'&quot;;&quot;''&quot;);&quot;');&quot;)" office:value-type="string" office:string-value="insert into esglesia (id,nom,wikipedia) values (1370,'Santa Eulàlia de Crespià','Santa Eulàlia de Crespià');" calcext:value-type="string">
            <text:p>insert into esglesia (id,nom,wikipedia) values (1370,'Santa Eulàlia de Crespià','Santa Eulàlia de Crespià');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2" office:value-type="string" calcext:value-type="string">
            <text:p>Santa Magdalena de Noves</text:p>
          </table:table-cell>
          <table:table-cell/>
          <table:table-cell table:formula="of:=CONCATENATE(&quot;insert into esglesia (id,nom,wikipedia) values (&quot;;[.A1372];&quot;,'&quot;;SUBSTITUTE([.B1372];&quot;'&quot;;&quot;''&quot;);&quot;','&quot;;SUBSTITUTE([.C1372];&quot;'&quot;;&quot;''&quot;);&quot;');&quot;)" office:value-type="string" office:string-value="insert into esglesia (id,nom,wikipedia) values (1371,'Santa Magdalena de Noves','Santa Magdalena de Noves');" calcext:value-type="string">
            <text:p>insert into esglesia (id,nom,wikipedia) values (1371,'Santa Magdalena de Noves','Santa Magdalena de Noves');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2" office:value-type="string" calcext:value-type="string">
            <text:p>Santa Maria de Porqueres</text:p>
          </table:table-cell>
          <table:table-cell/>
          <table:table-cell table:formula="of:=CONCATENATE(&quot;insert into esglesia (id,nom,wikipedia) values (&quot;;[.A1373];&quot;,'&quot;;SUBSTITUTE([.B1373];&quot;'&quot;;&quot;''&quot;);&quot;','&quot;;SUBSTITUTE([.C1373];&quot;'&quot;;&quot;''&quot;);&quot;');&quot;)" office:value-type="string" office:string-value="insert into esglesia (id,nom,wikipedia) values (1372,'Santa Maria de Porqueres','Santa Maria de Porqueres');" calcext:value-type="string">
            <text:p>insert into esglesia (id,nom,wikipedia) values (1372,'Santa Maria de Porqueres','Santa Maria de Porqueres');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2" office:value-type="string" calcext:value-type="string">
            <text:p>Santa Maria de Vilert</text:p>
          </table:table-cell>
          <table:table-cell/>
          <table:table-cell table:formula="of:=CONCATENATE(&quot;insert into esglesia (id,nom,wikipedia) values (&quot;;[.A1374];&quot;,'&quot;;SUBSTITUTE([.B1374];&quot;'&quot;;&quot;''&quot;);&quot;','&quot;;SUBSTITUTE([.C1374];&quot;'&quot;;&quot;''&quot;);&quot;');&quot;)" office:value-type="string" office:string-value="insert into esglesia (id,nom,wikipedia) values (1373,'Santa Maria de Vilert','Santa Maria de Vilert');" calcext:value-type="string">
            <text:p>insert into esglesia (id,nom,wikipedia) values (1373,'Santa Maria de Vilert','Santa Maria de Vilert');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 office:value-type="string" calcext:value-type="string">
            <text:p>Sants Just i Pastor de Pedrinyà</text:p>
          </table:table-cell>
          <table:table-cell/>
          <table:table-cell table:formula="of:=CONCATENATE(&quot;insert into esglesia (id,nom,wikipedia) values (&quot;;[.A1375];&quot;,'&quot;;SUBSTITUTE([.B1375];&quot;'&quot;;&quot;''&quot;);&quot;','&quot;;SUBSTITUTE([.C1375];&quot;'&quot;;&quot;''&quot;);&quot;');&quot;)" office:value-type="string" office:string-value="insert into esglesia (id,nom,wikipedia) values (1374,'Sants Just i Pastor de Pedrinyà','Sants Just i Pastor de Pedrinyà');" calcext:value-type="string">
            <text:p>insert into esglesia (id,nom,wikipedia) values (1374,'Sants Just i Pastor de Pedrinyà','Sants Just i Pastor de Pedrinyà');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 office:value-type="string" calcext:value-type="string">
            <text:p>Església de Sant Vicenç de Camós</text:p>
          </table:table-cell>
          <table:table-cell/>
          <table:table-cell table:formula="of:=CONCATENATE(&quot;insert into esglesia (id,nom,wikipedia) values (&quot;;[.A1376];&quot;,'&quot;;SUBSTITUTE([.B1376];&quot;'&quot;;&quot;''&quot;);&quot;','&quot;;SUBSTITUTE([.C1376];&quot;'&quot;;&quot;''&quot;);&quot;');&quot;)" office:value-type="string" office:string-value="insert into esglesia (id,nom,wikipedia) values (1375,'Església de Sant Vicenç de Camós','Església de Sant Vicenç de Camós');" calcext:value-type="string">
            <text:p>insert into esglesia (id,nom,wikipedia) values (1375,'Església de Sant Vicenç de Camós','Església de Sant Vicenç de Camós');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2" office:value-type="string" calcext:value-type="string">
            <text:p>Església de Sant Andreu del Terri</text:p>
          </table:table-cell>
          <table:table-cell/>
          <table:table-cell table:formula="of:=CONCATENATE(&quot;insert into esglesia (id,nom,wikipedia) values (&quot;;[.A1377];&quot;,'&quot;;SUBSTITUTE([.B1377];&quot;'&quot;;&quot;''&quot;);&quot;','&quot;;SUBSTITUTE([.C1377];&quot;'&quot;;&quot;''&quot;);&quot;');&quot;)" office:value-type="string" office:string-value="insert into esglesia (id,nom,wikipedia) values (1376,'Església de Sant Andreu del Terri','Església de Sant Andreu del Terri');" calcext:value-type="string">
            <text:p>insert into esglesia (id,nom,wikipedia) values (1376,'Església de Sant Andreu del Terri','Església de Sant Andreu del Terri');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2" office:value-type="string" calcext:value-type="string">
            <text:p>Sant Antoni de Cornellà</text:p>
          </table:table-cell>
          <table:table-cell/>
          <table:table-cell table:formula="of:=CONCATENATE(&quot;insert into esglesia (id,nom,wikipedia) values (&quot;;[.A1378];&quot;,'&quot;;SUBSTITUTE([.B1378];&quot;'&quot;;&quot;''&quot;);&quot;','&quot;;SUBSTITUTE([.C1378];&quot;'&quot;;&quot;''&quot;);&quot;');&quot;)" office:value-type="string" office:string-value="insert into esglesia (id,nom,wikipedia) values (1377,'Sant Antoni de Cornellà','Sant Antoni de Cornellà');" calcext:value-type="string">
            <text:p>insert into esglesia (id,nom,wikipedia) values (1377,'Sant Antoni de Cornellà','Sant Antoni de Cornellà')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2" office:value-type="string" calcext:value-type="string">
            <text:p>Sant Cugat de Ravós del Terri</text:p>
          </table:table-cell>
          <table:table-cell/>
          <table:table-cell table:formula="of:=CONCATENATE(&quot;insert into esglesia (id,nom,wikipedia) values (&quot;;[.A1379];&quot;,'&quot;;SUBSTITUTE([.B1379];&quot;'&quot;;&quot;''&quot;);&quot;','&quot;;SUBSTITUTE([.C1379];&quot;'&quot;;&quot;''&quot;);&quot;');&quot;)" office:value-type="string" office:string-value="insert into esglesia (id,nom,wikipedia) values (1378,'Sant Cugat de Ravós del Terri','Sant Cugat de Ravós del Terri');" calcext:value-type="string">
            <text:p>insert into esglesia (id,nom,wikipedia) values (1378,'Sant Cugat de Ravós del Terri','Sant Cugat de Ravós del Terri');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Sant Esteve de Sords</text:p>
          </table:table-cell>
          <table:table-cell/>
          <table:table-cell table:formula="of:=CONCATENATE(&quot;insert into esglesia (id,nom,wikipedia) values (&quot;;[.A1380];&quot;,'&quot;;SUBSTITUTE([.B1380];&quot;'&quot;;&quot;''&quot;);&quot;','&quot;;SUBSTITUTE([.C1380];&quot;'&quot;;&quot;''&quot;);&quot;');&quot;)" office:value-type="string" office:string-value="insert into esglesia (id,nom,wikipedia) values (1379,'Sant Esteve de Sords','Sant Esteve de Sords');" calcext:value-type="string">
            <text:p>insert into esglesia (id,nom,wikipedia) values (1379,'Sant Esteve de Sords','Sant Esteve de Sords');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2" office:value-type="string" calcext:value-type="string">
            <text:p>Sant Joan Baptista de Borgonyà</text:p>
          </table:table-cell>
          <table:table-cell/>
          <table:table-cell table:formula="of:=CONCATENATE(&quot;insert into esglesia (id,nom,wikipedia) values (&quot;;[.A1381];&quot;,'&quot;;SUBSTITUTE([.B1381];&quot;'&quot;;&quot;''&quot;);&quot;','&quot;;SUBSTITUTE([.C1381];&quot;'&quot;;&quot;''&quot;);&quot;');&quot;)" office:value-type="string" office:string-value="insert into esglesia (id,nom,wikipedia) values (1380,'Sant Joan Baptista de Borgonyà','Sant Joan Baptista de Borgonyà');" calcext:value-type="string">
            <text:p>insert into esglesia (id,nom,wikipedia) values (1380,'Sant Joan Baptista de Borgonyà','Sant Joan Baptista de Borgonyà');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2" office:value-type="string" calcext:value-type="string">
            <text:p>Sant Julià i Santa Basilissa de Corts</text:p>
          </table:table-cell>
          <table:table-cell/>
          <table:table-cell table:formula="of:=CONCATENATE(&quot;insert into esglesia (id,nom,wikipedia) values (&quot;;[.A1382];&quot;,'&quot;;SUBSTITUTE([.B1382];&quot;'&quot;;&quot;''&quot;);&quot;','&quot;;SUBSTITUTE([.C1382];&quot;'&quot;;&quot;''&quot;);&quot;');&quot;)" office:value-type="string" office:string-value="insert into esglesia (id,nom,wikipedia) values (1381,'Sant Julià i Santa Basilissa de Corts','Sant Julià i Santa Basilissa de Corts');" calcext:value-type="string">
            <text:p>insert into esglesia (id,nom,wikipedia) values (1381,'Sant Julià i Santa Basilissa de Corts','Sant Julià i Santa Basilissa de Corts');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2" office:value-type="string" calcext:value-type="string">
            <text:p>Santa Eulàlia de Pujals dels Cavallers</text:p>
          </table:table-cell>
          <table:table-cell/>
          <table:table-cell table:formula="of:=CONCATENATE(&quot;insert into esglesia (id,nom,wikipedia) values (&quot;;[.A1383];&quot;,'&quot;;SUBSTITUTE([.B1383];&quot;'&quot;;&quot;''&quot;);&quot;','&quot;;SUBSTITUTE([.C1383];&quot;'&quot;;&quot;''&quot;);&quot;');&quot;)" office:value-type="string" office:string-value="insert into esglesia (id,nom,wikipedia) values (1382,'Santa Eulàlia de Pujals dels Cavallers','Santa Eulàlia de Pujals dels Cavallers');" calcext:value-type="string">
            <text:p>insert into esglesia (id,nom,wikipedia) values (1382,'Santa Eulàlia de Pujals dels Cavallers','Santa Eulàlia de Pujals dels Cavallers');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2" office:value-type="string" calcext:value-type="string">
            <text:p>Santa Maria de Pujals dels Pagesos</text:p>
          </table:table-cell>
          <table:table-cell/>
          <table:table-cell table:formula="of:=CONCATENATE(&quot;insert into esglesia (id,nom,wikipedia) values (&quot;;[.A1384];&quot;,'&quot;;SUBSTITUTE([.B1384];&quot;'&quot;;&quot;''&quot;);&quot;','&quot;;SUBSTITUTE([.C1384];&quot;'&quot;;&quot;''&quot;);&quot;');&quot;)" office:value-type="string" office:string-value="insert into esglesia (id,nom,wikipedia) values (1383,'Santa Maria de Pujals dels Pagesos','Santa Maria de Pujals dels Pagesos');" calcext:value-type="string">
            <text:p>insert into esglesia (id,nom,wikipedia) values (1383,'Santa Maria de Pujals dels Pagesos','Santa Maria de Pujals dels Pagesos');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2" office:value-type="string" calcext:value-type="string">
            <text:p>Església de Sant Esteve de Guialbes</text:p>
          </table:table-cell>
          <table:table-cell/>
          <table:table-cell table:formula="of:=CONCATENATE(&quot;insert into esglesia (id,nom,wikipedia) values (&quot;;[.A1385];&quot;,'&quot;;SUBSTITUTE([.B1385];&quot;'&quot;;&quot;''&quot;);&quot;','&quot;;SUBSTITUTE([.C1385];&quot;'&quot;;&quot;''&quot;);&quot;');&quot;)" office:value-type="string" office:string-value="insert into esglesia (id,nom,wikipedia) values (1384,'Església de Sant Esteve de Guialbes','Església de Sant Esteve de Guialbes');" calcext:value-type="string">
            <text:p>insert into esglesia (id,nom,wikipedia) values (1384,'Església de Sant Esteve de Guialbes','Església de Sant Esteve de Guialbes');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2" office:value-type="string" calcext:value-type="string">
            <text:p>Església de Sant Marçal de la Quarantella</text:p>
          </table:table-cell>
          <table:table-cell/>
          <table:table-cell table:formula="of:=CONCATENATE(&quot;insert into esglesia (id,nom,wikipedia) values (&quot;;[.A1386];&quot;,'&quot;;SUBSTITUTE([.B1386];&quot;'&quot;;&quot;''&quot;);&quot;','&quot;;SUBSTITUTE([.C1386];&quot;'&quot;;&quot;''&quot;);&quot;');&quot;)" office:value-type="string" office:string-value="insert into esglesia (id,nom,wikipedia) values (1385,'Església de Sant Marçal de la Quarantella','Església de Sant Marçal de la Quarantella');" calcext:value-type="string">
            <text:p>insert into esglesia (id,nom,wikipedia) values (1385,'Església de Sant Marçal de la Quarantella','Església de Sant Marçal de la Quarantella');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2" office:value-type="string" calcext:value-type="string">
            <text:p>Sant Joan Baptista de Vilademuls</text:p>
          </table:table-cell>
          <table:table-cell/>
          <table:table-cell table:formula="of:=CONCATENATE(&quot;insert into esglesia (id,nom,wikipedia) values (&quot;;[.A1387];&quot;,'&quot;;SUBSTITUTE([.B1387];&quot;'&quot;;&quot;''&quot;);&quot;','&quot;;SUBSTITUTE([.C1387];&quot;'&quot;;&quot;''&quot;);&quot;');&quot;)" office:value-type="string" office:string-value="insert into esglesia (id,nom,wikipedia) values (1386,'Sant Joan Baptista de Vilademuls','Sant Joan Baptista de Vilademuls');" calcext:value-type="string">
            <text:p>insert into esglesia (id,nom,wikipedia) values (1386,'Sant Joan Baptista de Vilademuls','Sant Joan Baptista de Vilademuls');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 office:value-type="string" calcext:value-type="string">
            <text:p>Sant Martí d'Ollers</text:p>
          </table:table-cell>
          <table:table-cell/>
          <table:table-cell table:formula="of:=CONCATENATE(&quot;insert into esglesia (id,nom,wikipedia) values (&quot;;[.A1388];&quot;,'&quot;;SUBSTITUTE([.B1388];&quot;'&quot;;&quot;''&quot;);&quot;','&quot;;SUBSTITUTE([.C1388];&quot;'&quot;;&quot;''&quot;);&quot;');&quot;)" office:value-type="string" office:string-value="insert into esglesia (id,nom,wikipedia) values (1387,'Sant Martí d''Ollers','Sant Martí d''Ollers');" calcext:value-type="string">
            <text:p>insert into esglesia (id,nom,wikipedia) values (1387,'Sant Martí d''Ollers','Sant Martí d''Ollers');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2" office:value-type="string" calcext:value-type="string">
            <text:p>Sant Martí de Terradelles</text:p>
          </table:table-cell>
          <table:table-cell/>
          <table:table-cell table:formula="of:=CONCATENATE(&quot;insert into esglesia (id,nom,wikipedia) values (&quot;;[.A1389];&quot;,'&quot;;SUBSTITUTE([.B1389];&quot;'&quot;;&quot;''&quot;);&quot;','&quot;;SUBSTITUTE([.C1389];&quot;'&quot;;&quot;''&quot;);&quot;');&quot;)" office:value-type="string" office:string-value="insert into esglesia (id,nom,wikipedia) values (1388,'Sant Martí de Terradelles','Sant Martí de Terradelles');" calcext:value-type="string">
            <text:p>insert into esglesia (id,nom,wikipedia) values (1388,'Sant Martí de Terradelles','Sant Martí de Terradelles');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2" office:value-type="string" calcext:value-type="string">
            <text:p>Sant Pere de Juïgues</text:p>
          </table:table-cell>
          <table:table-cell/>
          <table:table-cell table:formula="of:=CONCATENATE(&quot;insert into esglesia (id,nom,wikipedia) values (&quot;;[.A1390];&quot;,'&quot;;SUBSTITUTE([.B1390];&quot;'&quot;;&quot;''&quot;);&quot;','&quot;;SUBSTITUTE([.C1390];&quot;'&quot;;&quot;''&quot;);&quot;');&quot;)" office:value-type="string" office:string-value="insert into esglesia (id,nom,wikipedia) values (1389,'Sant Pere de Juïgues','Sant Pere de Juïgues');" calcext:value-type="string">
            <text:p>insert into esglesia (id,nom,wikipedia) values (1389,'Sant Pere de Juïgues','Sant Pere de Juïgues');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 office:value-type="string" calcext:value-type="string">
            <text:p>Sant Pere de Viella</text:p>
          </table:table-cell>
          <table:table-cell/>
          <table:table-cell table:formula="of:=CONCATENATE(&quot;insert into esglesia (id,nom,wikipedia) values (&quot;;[.A1391];&quot;,'&quot;;SUBSTITUTE([.B1391];&quot;'&quot;;&quot;''&quot;);&quot;','&quot;;SUBSTITUTE([.C1391];&quot;'&quot;;&quot;''&quot;);&quot;');&quot;)" office:value-type="string" office:string-value="insert into esglesia (id,nom,wikipedia) values (1390,'Sant Pere de Viella','Sant Pere de Viella');" calcext:value-type="string">
            <text:p>insert into esglesia (id,nom,wikipedia) values (1390,'Sant Pere de Viella','Sant Pere de Viella');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2" office:value-type="string" calcext:value-type="string">
            <text:p>Santa Maria de les Olives</text:p>
          </table:table-cell>
          <table:table-cell/>
          <table:table-cell table:formula="of:=CONCATENATE(&quot;insert into esglesia (id,nom,wikipedia) values (&quot;;[.A1392];&quot;,'&quot;;SUBSTITUTE([.B1392];&quot;'&quot;;&quot;''&quot;);&quot;','&quot;;SUBSTITUTE([.C1392];&quot;'&quot;;&quot;''&quot;);&quot;');&quot;)" office:value-type="string" office:string-value="insert into esglesia (id,nom,wikipedia) values (1391,'Santa Maria de les Olives','Santa Maria de les Olives');" calcext:value-type="string">
            <text:p>insert into esglesia (id,nom,wikipedia) values (1391,'Santa Maria de les Olives','Santa Maria de les Olives');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2" office:value-type="string" calcext:value-type="string">
            <text:p>Santa Maria de Vilamarí</text:p>
          </table:table-cell>
          <table:table-cell/>
          <table:table-cell table:formula="of:=CONCATENATE(&quot;insert into esglesia (id,nom,wikipedia) values (&quot;;[.A1393];&quot;,'&quot;;SUBSTITUTE([.B1393];&quot;'&quot;;&quot;''&quot;);&quot;','&quot;;SUBSTITUTE([.C1393];&quot;'&quot;;&quot;''&quot;);&quot;');&quot;)" office:value-type="string" office:string-value="insert into esglesia (id,nom,wikipedia) values (1392,'Santa Maria de Vilamarí','Santa Maria de Vilamarí');" calcext:value-type="string">
            <text:p>insert into esglesia (id,nom,wikipedia) values (1392,'Santa Maria de Vilamarí','Santa Maria de Vilamarí');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2" office:value-type="string" calcext:value-type="string">
            <text:p>Mare de Déu de la Consolació de Gratallops</text:p>
          </table:table-cell>
          <table:table-cell/>
          <table:table-cell table:formula="of:=CONCATENATE(&quot;insert into esglesia (id,nom,wikipedia) values (&quot;;[.A1394];&quot;,'&quot;;SUBSTITUTE([.B1394];&quot;'&quot;;&quot;''&quot;);&quot;','&quot;;SUBSTITUTE([.C1394];&quot;'&quot;;&quot;''&quot;);&quot;');&quot;)" office:value-type="string" office:string-value="insert into esglesia (id,nom,wikipedia) values (1393,'Mare de Déu de la Consolació de Gratallops','Mare de Déu de la Consolació de Gratallops');" calcext:value-type="string">
            <text:p>insert into esglesia (id,nom,wikipedia) values (1393,'Mare de Déu de la Consolació de Gratallops','Mare de Déu de la Consolació de Gratallops');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2" office:value-type="string" calcext:value-type="string">
            <text:p>Mare de Déu de les Pinyeres</text:p>
          </table:table-cell>
          <table:table-cell/>
          <table:table-cell table:formula="of:=CONCATENATE(&quot;insert into esglesia (id,nom,wikipedia) values (&quot;;[.A1395];&quot;,'&quot;;SUBSTITUTE([.B1395];&quot;'&quot;;&quot;''&quot;);&quot;','&quot;;SUBSTITUTE([.C1395];&quot;'&quot;;&quot;''&quot;);&quot;');&quot;)" office:value-type="string" office:string-value="insert into esglesia (id,nom,wikipedia) values (1394,'Mare de Déu de les Pinyeres','Mare de Déu de les Pinyeres');" calcext:value-type="string">
            <text:p>insert into esglesia (id,nom,wikipedia) values (1394,'Mare de Déu de les Pinyeres','Mare de Déu de les Pinyeres');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2" office:value-type="string" calcext:value-type="string">
            <text:p>Sant Bartomeu de Fraguerau</text:p>
          </table:table-cell>
          <table:table-cell/>
          <table:table-cell table:formula="of:=CONCATENATE(&quot;insert into esglesia (id,nom,wikipedia) values (&quot;;[.A1396];&quot;,'&quot;;SUBSTITUTE([.B1396];&quot;'&quot;;&quot;''&quot;);&quot;','&quot;;SUBSTITUTE([.C1396];&quot;'&quot;;&quot;''&quot;);&quot;');&quot;)" office:value-type="string" office:string-value="insert into esglesia (id,nom,wikipedia) values (1395,'Sant Bartomeu de Fraguerau','Sant Bartomeu de Fraguerau');" calcext:value-type="string">
            <text:p>insert into esglesia (id,nom,wikipedia) values (1395,'Sant Bartomeu de Fraguerau','Sant Bartomeu de Fraguerau');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2" office:value-type="string" calcext:value-type="string">
            <text:p>Sant Vicenç d'Albarca</text:p>
          </table:table-cell>
          <table:table-cell/>
          <table:table-cell table:formula="of:=CONCATENATE(&quot;insert into esglesia (id,nom,wikipedia) values (&quot;;[.A1397];&quot;,'&quot;;SUBSTITUTE([.B1397];&quot;'&quot;;&quot;''&quot;);&quot;','&quot;;SUBSTITUTE([.C1397];&quot;'&quot;;&quot;''&quot;);&quot;');&quot;)" office:value-type="string" office:string-value="insert into esglesia (id,nom,wikipedia) values (1396,'Sant Vicenç d''Albarca','Sant Vicenç d''Albarca');" calcext:value-type="string">
            <text:p>insert into esglesia (id,nom,wikipedia) values (1396,'Sant Vicenç d''Albarca','Sant Vicenç d''Albarca');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2" office:value-type="string" calcext:value-type="string">
            <text:p>Santa Maria de Siurana</text:p>
          </table:table-cell>
          <table:table-cell/>
          <table:table-cell table:formula="of:=CONCATENATE(&quot;insert into esglesia (id,nom,wikipedia) values (&quot;;[.A1398];&quot;,'&quot;;SUBSTITUTE([.B1398];&quot;'&quot;;&quot;''&quot;);&quot;','&quot;;SUBSTITUTE([.C1398];&quot;'&quot;;&quot;''&quot;);&quot;');&quot;)" office:value-type="string" office:string-value="insert into esglesia (id,nom,wikipedia) values (1397,'Santa Maria de Siurana','Santa Maria de Siurana');" calcext:value-type="string">
            <text:p>insert into esglesia (id,nom,wikipedia) values (1397,'Santa Maria de Siurana','Santa Maria de Siurana');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Capella del Roure</text:p>
          </table:table-cell>
          <table:table-cell office:value-type="string" calcext:value-type="string">
            <text:p>Capella del Roure (Camprodon)</text:p>
          </table:table-cell>
          <table:table-cell office:value-type="string" calcext:value-type="string">
            <text:p>Camprodon</text:p>
          </table:table-cell>
          <table:table-cell table:formula="of:=CONCATENATE(&quot;insert into esglesia (id,nom,wikipedia) values (&quot;;[.A1399];&quot;,'&quot;;SUBSTITUTE([.B1399];&quot;'&quot;;&quot;''&quot;);&quot;','&quot;;SUBSTITUTE([.C1399];&quot;'&quot;;&quot;''&quot;);&quot;');&quot;)" office:value-type="string" office:string-value="insert into esglesia (id,nom,wikipedia) values (1398,'Capella del Roure','Capella del Roure (Camprodon)');" calcext:value-type="string">
            <text:p>insert into esglesia (id,nom,wikipedia) values (1398,'Capella del Roure','Capella del Roure (Camprodon)');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 office:value-type="string" calcext:value-type="string">
            <text:p>Castell de Llaés</text:p>
          </table:table-cell>
          <table:table-cell/>
          <table:table-cell table:formula="of:=CONCATENATE(&quot;insert into esglesia (id,nom,wikipedia) values (&quot;;[.A1400];&quot;,'&quot;;SUBSTITUTE([.B1400];&quot;'&quot;;&quot;''&quot;);&quot;','&quot;;SUBSTITUTE([.C1400];&quot;'&quot;;&quot;''&quot;);&quot;');&quot;)" office:value-type="string" office:string-value="insert into esglesia (id,nom,wikipedia) values (1399,'Castell de Llaés','Castell de Llaés');" calcext:value-type="string">
            <text:p>insert into esglesia (id,nom,wikipedia) values (1399,'Castell de Llaés','Castell de Llaés');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Sant Cristòfol de Toses</text:p>
          </table:table-cell>
          <table:table-cell/>
          <table:table-cell table:formula="of:=CONCATENATE(&quot;insert into esglesia (id,nom,wikipedia) values (&quot;;[.A1401];&quot;,'&quot;;SUBSTITUTE([.B1401];&quot;'&quot;;&quot;''&quot;);&quot;','&quot;;SUBSTITUTE([.C1401];&quot;'&quot;;&quot;''&quot;);&quot;');&quot;)" office:value-type="string" office:string-value="insert into esglesia (id,nom,wikipedia) values (1400,'Sant Cristòfol de Toses','Sant Cristòfol de Toses');" calcext:value-type="string">
            <text:p>insert into esglesia (id,nom,wikipedia) values (1400,'Sant Cristòfol de Toses','Sant Cristòfol de Toses');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2" office:value-type="string" calcext:value-type="string">
            <text:p>La Pietat de la Roca</text:p>
          </table:table-cell>
          <table:table-cell/>
          <table:table-cell table:formula="of:=CONCATENATE(&quot;insert into esglesia (id,nom,wikipedia) values (&quot;;[.A1402];&quot;,'&quot;;SUBSTITUTE([.B1402];&quot;'&quot;;&quot;''&quot;);&quot;','&quot;;SUBSTITUTE([.C1402];&quot;'&quot;;&quot;''&quot;);&quot;');&quot;)" office:value-type="string" office:string-value="insert into esglesia (id,nom,wikipedia) values (1401,'La Pietat de la Roca','La Pietat de la Roca');" calcext:value-type="string">
            <text:p>insert into esglesia (id,nom,wikipedia) values (1401,'La Pietat de la Roca','La Pietat de la Roca');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 office:value-type="string" calcext:value-type="string">
            <text:p>Mare de Déu del Remei del Serrat</text:p>
          </table:table-cell>
          <table:table-cell/>
          <table:table-cell table:formula="of:=CONCATENATE(&quot;insert into esglesia (id,nom,wikipedia) values (&quot;;[.A1403];&quot;,'&quot;;SUBSTITUTE([.B1403];&quot;'&quot;;&quot;''&quot;);&quot;','&quot;;SUBSTITUTE([.C1403];&quot;'&quot;;&quot;''&quot;);&quot;');&quot;)" office:value-type="string" office:string-value="insert into esglesia (id,nom,wikipedia) values (1402,'Mare de Déu del Remei del Serrat','Mare de Déu del Remei del Serrat');" calcext:value-type="string">
            <text:p>insert into esglesia (id,nom,wikipedia) values (1402,'Mare de Déu del Remei del Serrat','Mare de Déu del Remei del Serrat');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2" office:value-type="string" calcext:value-type="string">
            <text:p>Ermita de Santa Maria del Catllar</text:p>
          </table:table-cell>
          <table:table-cell/>
          <table:table-cell table:formula="of:=CONCATENATE(&quot;insert into esglesia (id,nom,wikipedia) values (&quot;;[.A1404];&quot;,'&quot;;SUBSTITUTE([.B1404];&quot;'&quot;;&quot;''&quot;);&quot;','&quot;;SUBSTITUTE([.C1404];&quot;'&quot;;&quot;''&quot;);&quot;');&quot;)" office:value-type="string" office:string-value="insert into esglesia (id,nom,wikipedia) values (1403,'Ermita de Santa Maria del Catllar','Ermita de Santa Maria del Catllar');" calcext:value-type="string">
            <text:p>insert into esglesia (id,nom,wikipedia) values (1403,'Ermita de Santa Maria del Catllar','Ermita de Santa Maria del Catllar');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2" office:value-type="string" calcext:value-type="string">
            <text:p>Sant Cristòfol de Ventolà</text:p>
          </table:table-cell>
          <table:table-cell/>
          <table:table-cell table:formula="of:=CONCATENATE(&quot;insert into esglesia (id,nom,wikipedia) values (&quot;;[.A1405];&quot;,'&quot;;SUBSTITUTE([.B1405];&quot;'&quot;;&quot;''&quot;);&quot;','&quot;;SUBSTITUTE([.C1405];&quot;'&quot;;&quot;''&quot;);&quot;');&quot;)" office:value-type="string" office:string-value="insert into esglesia (id,nom,wikipedia) values (1404,'Sant Cristòfol de Ventolà','Sant Cristòfol de Ventolà');" calcext:value-type="string">
            <text:p>insert into esglesia (id,nom,wikipedia) values (1404,'Sant Cristòfol de Ventolà','Sant Cristòfol de Ventolà');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 office:value-type="string" calcext:value-type="string">
            <text:p>Sant Esteve de Llanars</text:p>
          </table:table-cell>
          <table:table-cell/>
          <table:table-cell table:formula="of:=CONCATENATE(&quot;insert into esglesia (id,nom,wikipedia) values (&quot;;[.A1406];&quot;,'&quot;;SUBSTITUTE([.B1406];&quot;'&quot;;&quot;''&quot;);&quot;','&quot;;SUBSTITUTE([.C1406];&quot;'&quot;;&quot;''&quot;);&quot;');&quot;)" office:value-type="string" office:string-value="insert into esglesia (id,nom,wikipedia) values (1405,'Sant Esteve de Llanars','Sant Esteve de Llanars');" calcext:value-type="string">
            <text:p>insert into esglesia (id,nom,wikipedia) values (1405,'Sant Esteve de Llanars','Sant Esteve de Llanars');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2" office:value-type="string" calcext:value-type="string">
            <text:p>Sant Esteve de Pardines</text:p>
          </table:table-cell>
          <table:table-cell office:value-type="string" calcext:value-type="string">
            <text:p>Pardines</text:p>
          </table:table-cell>
          <table:table-cell table:formula="of:=CONCATENATE(&quot;insert into esglesia (id,nom,wikipedia) values (&quot;;[.A1407];&quot;,'&quot;;SUBSTITUTE([.B1407];&quot;'&quot;;&quot;''&quot;);&quot;','&quot;;SUBSTITUTE([.C1407];&quot;'&quot;;&quot;''&quot;);&quot;');&quot;)" office:value-type="string" office:string-value="insert into esglesia (id,nom,wikipedia) values (1406,'Sant Esteve de Pardines','Sant Esteve de Pardines');" calcext:value-type="string">
            <text:p>insert into esglesia (id,nom,wikipedia) values (1406,'Sant Esteve de Pardines','Sant Esteve de Pardines');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 office:value-type="string" calcext:value-type="string">
            <text:p>Sant Feliu de Bruguera</text:p>
          </table:table-cell>
          <table:table-cell/>
          <table:table-cell table:formula="of:=CONCATENATE(&quot;insert into esglesia (id,nom,wikipedia) values (&quot;;[.A1408];&quot;,'&quot;;SUBSTITUTE([.B1408];&quot;'&quot;;&quot;''&quot;);&quot;','&quot;;SUBSTITUTE([.C1408];&quot;'&quot;;&quot;''&quot;);&quot;');&quot;)" office:value-type="string" office:string-value="insert into esglesia (id,nom,wikipedia) values (1407,'Sant Feliu de Bruguera','Sant Feliu de Bruguera');" calcext:value-type="string">
            <text:p>insert into esglesia (id,nom,wikipedia) values (1407,'Sant Feliu de Bruguera','Sant Feliu de Bruguera');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2" office:value-type="string" calcext:value-type="string">
            <text:p>Sant Jaume de Queralbs</text:p>
          </table:table-cell>
          <table:table-cell office:value-type="string" calcext:value-type="string">
            <text:p>Queralbs</text:p>
          </table:table-cell>
          <table:table-cell table:formula="of:=CONCATENATE(&quot;insert into esglesia (id,nom,wikipedia) values (&quot;;[.A1409];&quot;,'&quot;;SUBSTITUTE([.B1409];&quot;'&quot;;&quot;''&quot;);&quot;','&quot;;SUBSTITUTE([.C1409];&quot;'&quot;;&quot;''&quot;);&quot;');&quot;)" office:value-type="string" office:string-value="insert into esglesia (id,nom,wikipedia) values (1408,'Sant Jaume de Queralbs','Sant Jaume de Queralbs');" calcext:value-type="string">
            <text:p>insert into esglesia (id,nom,wikipedia) values (1408,'Sant Jaume de Queralbs','Sant Jaume de Queralbs');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2" office:value-type="string" calcext:value-type="string">
            <text:p>Sant Jaume del Barretó</text:p>
          </table:table-cell>
          <table:table-cell/>
          <table:table-cell table:formula="of:=CONCATENATE(&quot;insert into esglesia (id,nom,wikipedia) values (&quot;;[.A1410];&quot;,'&quot;;SUBSTITUTE([.B1410];&quot;'&quot;;&quot;''&quot;);&quot;','&quot;;SUBSTITUTE([.C1410];&quot;'&quot;;&quot;''&quot;);&quot;');&quot;)" office:value-type="string" office:string-value="insert into esglesia (id,nom,wikipedia) values (1409,'Sant Jaume del Barretó','Sant Jaume del Barretó');" calcext:value-type="string">
            <text:p>insert into esglesia (id,nom,wikipedia) values (1409,'Sant Jaume del Barretó','Sant Jaume del Barretó');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Sant Julià de Saltor</text:p>
          </table:table-cell>
          <table:table-cell/>
          <table:table-cell table:formula="of:=CONCATENATE(&quot;insert into esglesia (id,nom,wikipedia) values (&quot;;[.A1411];&quot;,'&quot;;SUBSTITUTE([.B1411];&quot;'&quot;;&quot;''&quot;);&quot;','&quot;;SUBSTITUTE([.C1411];&quot;'&quot;;&quot;''&quot;);&quot;');&quot;)" office:value-type="string" office:string-value="insert into esglesia (id,nom,wikipedia) values (1410,'Sant Julià de Saltor','Sant Julià de Saltor');" calcext:value-type="string">
            <text:p>insert into esglesia (id,nom,wikipedia) values (1410,'Sant Julià de Saltor','Sant Julià de Saltor');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2" office:value-type="string" calcext:value-type="string">
            <text:p>Sant Julià de Tregurà</text:p>
          </table:table-cell>
          <table:table-cell office:value-type="string" calcext:value-type="string">
            <text:p>Tregurà</text:p>
          </table:table-cell>
          <table:table-cell table:formula="of:=CONCATENATE(&quot;insert into esglesia (id,nom,wikipedia) values (&quot;;[.A1412];&quot;,'&quot;;SUBSTITUTE([.B1412];&quot;'&quot;;&quot;''&quot;);&quot;','&quot;;SUBSTITUTE([.C1412];&quot;'&quot;;&quot;''&quot;);&quot;');&quot;)" office:value-type="string" office:string-value="insert into esglesia (id,nom,wikipedia) values (1411,'Sant Julià de Tregurà','Sant Julià de Tregurà');" calcext:value-type="string">
            <text:p>insert into esglesia (id,nom,wikipedia) values (1411,'Sant Julià de Tregurà','Sant Julià de Tregurà');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2" office:value-type="string" calcext:value-type="string">
            <text:p>Sant Julià de Vallfogona</text:p>
          </table:table-cell>
          <table:table-cell/>
          <table:table-cell table:formula="of:=CONCATENATE(&quot;insert into esglesia (id,nom,wikipedia) values (&quot;;[.A1413];&quot;,'&quot;;SUBSTITUTE([.B1413];&quot;'&quot;;&quot;''&quot;);&quot;','&quot;;SUBSTITUTE([.C1413];&quot;'&quot;;&quot;''&quot;);&quot;');&quot;)" office:value-type="string" office:string-value="insert into esglesia (id,nom,wikipedia) values (1412,'Sant Julià de Vallfogona','Sant Julià de Vallfogona');" calcext:value-type="string">
            <text:p>insert into esglesia (id,nom,wikipedia) values (1412,'Sant Julià de Vallfogona','Sant Julià de Vallfogona');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2" office:value-type="string" calcext:value-type="string">
            <text:p>Sant Llorenç de Campdevànol</text:p>
          </table:table-cell>
          <table:table-cell office:value-type="string" calcext:value-type="string">
            <text:p>Campdevànol</text:p>
          </table:table-cell>
          <table:table-cell table:formula="of:=CONCATENATE(&quot;insert into esglesia (id,nom,wikipedia) values (&quot;;[.A1414];&quot;,'&quot;;SUBSTITUTE([.B1414];&quot;'&quot;;&quot;''&quot;);&quot;','&quot;;SUBSTITUTE([.C1414];&quot;'&quot;;&quot;''&quot;);&quot;');&quot;)" office:value-type="string" office:string-value="insert into esglesia (id,nom,wikipedia) values (1413,'Sant Llorenç de Campdevànol','Sant Llorenç de Campdevànol');" calcext:value-type="string">
            <text:p>insert into esglesia (id,nom,wikipedia) values (1413,'Sant Llorenç de Campdevànol','Sant Llorenç de Campdevànol');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2" office:value-type="string" calcext:value-type="string">
            <text:p>Sant Marcel de Planès</text:p>
          </table:table-cell>
          <table:table-cell/>
          <table:table-cell table:formula="of:=CONCATENATE(&quot;insert into esglesia (id,nom,wikipedia) values (&quot;;[.A1415];&quot;,'&quot;;SUBSTITUTE([.B1415];&quot;'&quot;;&quot;''&quot;);&quot;','&quot;;SUBSTITUTE([.C1415];&quot;'&quot;;&quot;''&quot;);&quot;');&quot;)" office:value-type="string" office:string-value="insert into esglesia (id,nom,wikipedia) values (1414,'Sant Marcel de Planès','Sant Marcel de Planès');" calcext:value-type="string">
            <text:p>insert into esglesia (id,nom,wikipedia) values (1414,'Sant Marcel de Planès','Sant Marcel de Planès');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2" office:value-type="string" calcext:value-type="string">
            <text:p>Sant Martí de Fornells</text:p>
          </table:table-cell>
          <table:table-cell/>
          <table:table-cell table:formula="of:=CONCATENATE(&quot;insert into esglesia (id,nom,wikipedia) values (&quot;;[.A1416];&quot;,'&quot;;SUBSTITUTE([.B1416];&quot;'&quot;;&quot;''&quot;);&quot;','&quot;;SUBSTITUTE([.C1416];&quot;'&quot;;&quot;''&quot;);&quot;');&quot;)" office:value-type="string" office:string-value="insert into esglesia (id,nom,wikipedia) values (1415,'Sant Martí de Fornells','Sant Martí de Fornells');" calcext:value-type="string">
            <text:p>insert into esglesia (id,nom,wikipedia) values (1415,'Sant Martí de Fornells','Sant Martí de Fornells');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2" office:value-type="string" calcext:value-type="string">
            <text:p>Sant Martí de Surroca</text:p>
          </table:table-cell>
          <table:table-cell/>
          <table:table-cell table:formula="of:=CONCATENATE(&quot;insert into esglesia (id,nom,wikipedia) values (&quot;;[.A1417];&quot;,'&quot;;SUBSTITUTE([.B1417];&quot;'&quot;;&quot;''&quot;);&quot;','&quot;;SUBSTITUTE([.C1417];&quot;'&quot;;&quot;''&quot;);&quot;');&quot;)" office:value-type="string" office:string-value="insert into esglesia (id,nom,wikipedia) values (1416,'Sant Martí de Surroca','Sant Martí de Surroca');" calcext:value-type="string">
            <text:p>insert into esglesia (id,nom,wikipedia) values (1416,'Sant Martí de Surroca','Sant Martí de Surroca');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2" office:value-type="string" calcext:value-type="string">
            <text:p>Sant Martí de Vilallonga</text:p>
          </table:table-cell>
          <table:table-cell/>
          <table:table-cell table:formula="of:=CONCATENATE(&quot;insert into esglesia (id,nom,wikipedia) values (&quot;;[.A1418];&quot;,'&quot;;SUBSTITUTE([.B1418];&quot;'&quot;;&quot;''&quot;);&quot;','&quot;;SUBSTITUTE([.C1418];&quot;'&quot;;&quot;''&quot;);&quot;');&quot;)" office:value-type="string" office:string-value="insert into esglesia (id,nom,wikipedia) values (1417,'Sant Martí de Vilallonga','Sant Martí de Vilallonga');" calcext:value-type="string">
            <text:p>insert into esglesia (id,nom,wikipedia) values (1417,'Sant Martí de Vilallonga','Sant Martí de Vilallonga');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 office:value-type="string" calcext:value-type="string">
            <text:p>Sant Miquel de la Infermeria</text:p>
          </table:table-cell>
          <table:table-cell/>
          <table:table-cell table:formula="of:=CONCATENATE(&quot;insert into esglesia (id,nom,wikipedia) values (&quot;;[.A1419];&quot;,'&quot;;SUBSTITUTE([.B1419];&quot;'&quot;;&quot;''&quot;);&quot;','&quot;;SUBSTITUTE([.C1419];&quot;'&quot;;&quot;''&quot;);&quot;');&quot;)" office:value-type="string" office:string-value="insert into esglesia (id,nom,wikipedia) values (1418,'Sant Miquel de la Infermeria','Sant Miquel de la Infermeria');" calcext:value-type="string">
            <text:p>insert into esglesia (id,nom,wikipedia) values (1418,'Sant Miquel de la Infermeria','Sant Miquel de la Infermeria');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 office:value-type="string" calcext:value-type="string">
            <text:p>Sant Miquel del Corb</text:p>
          </table:table-cell>
          <table:table-cell/>
          <table:table-cell table:formula="of:=CONCATENATE(&quot;insert into esglesia (id,nom,wikipedia) values (&quot;;[.A1420];&quot;,'&quot;;SUBSTITUTE([.B1420];&quot;'&quot;;&quot;''&quot;);&quot;','&quot;;SUBSTITUTE([.C1420];&quot;'&quot;;&quot;''&quot;);&quot;');&quot;)" office:value-type="string" office:string-value="insert into esglesia (id,nom,wikipedia) values (1419,'Sant Miquel del Corb','Sant Miquel del Corb');" calcext:value-type="string">
            <text:p>insert into esglesia (id,nom,wikipedia) values (1419,'Sant Miquel del Corb','Sant Miquel del Corb');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 office:value-type="string" calcext:value-type="string">
            <text:p>Sant Pere d'Aüira</text:p>
          </table:table-cell>
          <table:table-cell/>
          <table:table-cell table:formula="of:=CONCATENATE(&quot;insert into esglesia (id,nom,wikipedia) values (&quot;;[.A1421];&quot;,'&quot;;SUBSTITUTE([.B1421];&quot;'&quot;;&quot;''&quot;);&quot;','&quot;;SUBSTITUTE([.C1421];&quot;'&quot;;&quot;''&quot;);&quot;');&quot;)" office:value-type="string" office:string-value="insert into esglesia (id,nom,wikipedia) values (1420,'Sant Pere d''Aüira','Sant Pere d''Aüira');" calcext:value-type="string">
            <text:p>insert into esglesia (id,nom,wikipedia) values (1420,'Sant Pere d''Aüira','Sant Pere d''Aüira');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2" office:value-type="string" calcext:value-type="string">
            <text:p>Sant Pere de Ripoll</text:p>
          </table:table-cell>
          <table:table-cell office:value-type="string" calcext:value-type="string">
            <text:p>Ripoll</text:p>
          </table:table-cell>
          <table:table-cell table:formula="of:=CONCATENATE(&quot;insert into esglesia (id,nom,wikipedia) values (&quot;;[.A1422];&quot;,'&quot;;SUBSTITUTE([.B1422];&quot;'&quot;;&quot;''&quot;);&quot;','&quot;;SUBSTITUTE([.C1422];&quot;'&quot;;&quot;''&quot;);&quot;');&quot;)" office:value-type="string" office:string-value="insert into esglesia (id,nom,wikipedia) values (1421,'Sant Pere de Ripoll','Sant Pere de Ripoll');" calcext:value-type="string">
            <text:p>insert into esglesia (id,nom,wikipedia) values (1421,'Sant Pere de Ripoll','Sant Pere de Ripoll');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 office:value-type="string" calcext:value-type="string">
            <text:p>Sant Pol de Sant Joan de les Abadesses</text:p>
          </table:table-cell>
          <table:table-cell office:value-type="string" calcext:value-type="string">
            <text:p>Sant Joan de les Abadesses</text:p>
          </table:table-cell>
          <table:table-cell table:formula="of:=CONCATENATE(&quot;insert into esglesia (id,nom,wikipedia) values (&quot;;[.A1423];&quot;,'&quot;;SUBSTITUTE([.B1423];&quot;'&quot;;&quot;''&quot;);&quot;','&quot;;SUBSTITUTE([.C1423];&quot;'&quot;;&quot;''&quot;);&quot;');&quot;)" office:value-type="string" office:string-value="insert into esglesia (id,nom,wikipedia) values (1422,'Sant Pol de Sant Joan de les Abadesses','Sant Pol de Sant Joan de les Abadesses');" calcext:value-type="string">
            <text:p>insert into esglesia (id,nom,wikipedia) values (1422,'Sant Pol de Sant Joan de les Abadesses','Sant Pol de Sant Joan de les Abadesses');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2" office:value-type="string" calcext:value-type="string">
            <text:p>Sant Quintí de Puig-rodon</text:p>
          </table:table-cell>
          <table:table-cell/>
          <table:table-cell table:formula="of:=CONCATENATE(&quot;insert into esglesia (id,nom,wikipedia) values (&quot;;[.A1424];&quot;,'&quot;;SUBSTITUTE([.B1424];&quot;'&quot;;&quot;''&quot;);&quot;','&quot;;SUBSTITUTE([.C1424];&quot;'&quot;;&quot;''&quot;);&quot;');&quot;)" office:value-type="string" office:string-value="insert into esglesia (id,nom,wikipedia) values (1423,'Sant Quintí de Puig-rodon','Sant Quintí de Puig-rodon');" calcext:value-type="string">
            <text:p>insert into esglesia (id,nom,wikipedia) values (1423,'Sant Quintí de Puig-rodon','Sant Quintí de Puig-rodon');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2" office:value-type="string" calcext:value-type="string">
            <text:p>Sant Sadurní de Fustanyà</text:p>
          </table:table-cell>
          <table:table-cell/>
          <table:table-cell table:formula="of:=CONCATENATE(&quot;insert into esglesia (id,nom,wikipedia) values (&quot;;[.A1425];&quot;,'&quot;;SUBSTITUTE([.B1425];&quot;'&quot;;&quot;''&quot;);&quot;','&quot;;SUBSTITUTE([.C1425];&quot;'&quot;;&quot;''&quot;);&quot;');&quot;)" office:value-type="string" office:string-value="insert into esglesia (id,nom,wikipedia) values (1424,'Sant Sadurní de Fustanyà','Sant Sadurní de Fustanyà');" calcext:value-type="string">
            <text:p>insert into esglesia (id,nom,wikipedia) values (1424,'Sant Sadurní de Fustanyà','Sant Sadurní de Fustanyà');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 office:value-type="string" calcext:value-type="string">
            <text:p>Sant Vicenç de Planoles</text:p>
          </table:table-cell>
          <table:table-cell office:value-type="string" calcext:value-type="string">
            <text:p>Planoles</text:p>
          </table:table-cell>
          <table:table-cell table:formula="of:=CONCATENATE(&quot;insert into esglesia (id,nom,wikipedia) values (&quot;;[.A1426];&quot;,'&quot;;SUBSTITUTE([.B1426];&quot;'&quot;;&quot;''&quot;);&quot;','&quot;;SUBSTITUTE([.C1426];&quot;'&quot;;&quot;''&quot;);&quot;');&quot;)" office:value-type="string" office:string-value="insert into esglesia (id,nom,wikipedia) values (1425,'Sant Vicenç de Planoles','Sant Vicenç de Planoles');" calcext:value-type="string">
            <text:p>insert into esglesia (id,nom,wikipedia) values (1425,'Sant Vicenç de Planoles','Sant Vicenç de Planoles');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Santa Cecília de Molló</text:p>
          </table:table-cell>
          <table:table-cell office:value-type="string" calcext:value-type="string">
            <text:p>Molló</text:p>
          </table:table-cell>
          <table:table-cell table:formula="of:=CONCATENATE(&quot;insert into esglesia (id,nom,wikipedia) values (&quot;;[.A1427];&quot;,'&quot;;SUBSTITUTE([.B1427];&quot;'&quot;;&quot;''&quot;);&quot;','&quot;;SUBSTITUTE([.C1427];&quot;'&quot;;&quot;''&quot;);&quot;');&quot;)" office:value-type="string" office:string-value="insert into esglesia (id,nom,wikipedia) values (1426,'Santa Cecília de Molló','Santa Cecília de Molló');" calcext:value-type="string">
            <text:p>insert into esglesia (id,nom,wikipedia) values (1426,'Santa Cecília de Molló','Santa Cecília de Molló');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 office:value-type="string" calcext:value-type="string">
            <text:p>Santa Cecília de Ragort</text:p>
          </table:table-cell>
          <table:table-cell/>
          <table:table-cell table:formula="of:=CONCATENATE(&quot;insert into esglesia (id,nom,wikipedia) values (&quot;;[.A1428];&quot;,'&quot;;SUBSTITUTE([.B1428];&quot;'&quot;;&quot;''&quot;);&quot;','&quot;;SUBSTITUTE([.C1428];&quot;'&quot;;&quot;''&quot;);&quot;');&quot;)" office:value-type="string" office:string-value="insert into esglesia (id,nom,wikipedia) values (1427,'Santa Cecília de Ragort','Santa Cecília de Ragort');" calcext:value-type="string">
            <text:p>insert into esglesia (id,nom,wikipedia) values (1427,'Santa Cecília de Ragort','Santa Cecília de Ragort');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 office:value-type="string" calcext:value-type="string">
            <text:p>Santa Llúcia d'Abella</text:p>
          </table:table-cell>
          <table:table-cell/>
          <table:table-cell table:formula="of:=CONCATENATE(&quot;insert into esglesia (id,nom,wikipedia) values (&quot;;[.A1429];&quot;,'&quot;;SUBSTITUTE([.B1429];&quot;'&quot;;&quot;''&quot;);&quot;','&quot;;SUBSTITUTE([.C1429];&quot;'&quot;;&quot;''&quot;);&quot;');&quot;)" office:value-type="string" office:string-value="insert into esglesia (id,nom,wikipedia) values (1428,'Santa Llúcia d''Abella','Santa Llúcia d''Abella');" calcext:value-type="string">
            <text:p>insert into esglesia (id,nom,wikipedia) values (1428,'Santa Llúcia d''Abella','Santa Llúcia d''Abella');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2" office:value-type="string" calcext:value-type="string">
            <text:p>Santa Llúcia de Puigmal</text:p>
          </table:table-cell>
          <table:table-cell/>
          <table:table-cell table:formula="of:=CONCATENATE(&quot;insert into esglesia (id,nom,wikipedia) values (&quot;;[.A1430];&quot;,'&quot;;SUBSTITUTE([.B1430];&quot;'&quot;;&quot;''&quot;);&quot;','&quot;;SUBSTITUTE([.C1430];&quot;'&quot;;&quot;''&quot;);&quot;');&quot;)" office:value-type="string" office:string-value="insert into esglesia (id,nom,wikipedia) values (1429,'Santa Llúcia de Puigmal','Santa Llúcia de Puigmal');" calcext:value-type="string">
            <text:p>insert into esglesia (id,nom,wikipedia) values (1429,'Santa Llúcia de Puigmal','Santa Llúcia de Puigmal');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string" calcext:value-type="string">
            <text:p>Santa Magdalena de Cambrils</text:p>
          </table:table-cell>
          <table:table-cell/>
          <table:table-cell table:formula="of:=CONCATENATE(&quot;insert into esglesia (id,nom,wikipedia) values (&quot;;[.A1431];&quot;,'&quot;;SUBSTITUTE([.B1431];&quot;'&quot;;&quot;''&quot;);&quot;','&quot;;SUBSTITUTE([.C1431];&quot;'&quot;;&quot;''&quot;);&quot;');&quot;)" office:value-type="string" office:string-value="insert into esglesia (id,nom,wikipedia) values (1430,'Santa Magdalena de Cambrils','Santa Magdalena de Cambrils');" calcext:value-type="string">
            <text:p>insert into esglesia (id,nom,wikipedia) values (1430,'Santa Magdalena de Cambrils','Santa Magdalena de Cambrils');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 office:value-type="string" calcext:value-type="string">
            <text:p>Santa Magdalena de Parella</text:p>
          </table:table-cell>
          <table:table-cell/>
          <table:table-cell table:formula="of:=CONCATENATE(&quot;insert into esglesia (id,nom,wikipedia) values (&quot;;[.A1432];&quot;,'&quot;;SUBSTITUTE([.B1432];&quot;'&quot;;&quot;''&quot;);&quot;','&quot;;SUBSTITUTE([.C1432];&quot;'&quot;;&quot;''&quot;);&quot;');&quot;)" office:value-type="string" office:string-value="insert into esglesia (id,nom,wikipedia) values (1431,'Santa Magdalena de Parella','Santa Magdalena de Parella');" calcext:value-type="string">
            <text:p>insert into esglesia (id,nom,wikipedia) values (1431,'Santa Magdalena de Parella','Santa Magdalena de Parella');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2" office:value-type="string" calcext:value-type="string">
            <text:p>Santa Magdalena de Puigsac</text:p>
          </table:table-cell>
          <table:table-cell/>
          <table:table-cell table:formula="of:=CONCATENATE(&quot;insert into esglesia (id,nom,wikipedia) values (&quot;;[.A1433];&quot;,'&quot;;SUBSTITUTE([.B1433];&quot;'&quot;;&quot;''&quot;);&quot;','&quot;;SUBSTITUTE([.C1433];&quot;'&quot;;&quot;''&quot;);&quot;');&quot;)" office:value-type="string" office:string-value="insert into esglesia (id,nom,wikipedia) values (1432,'Santa Magdalena de Puigsac','Santa Magdalena de Puigsac');" calcext:value-type="string">
            <text:p>insert into esglesia (id,nom,wikipedia) values (1432,'Santa Magdalena de Puigsac','Santa Magdalena de Puigsac');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2" office:value-type="string" calcext:value-type="string">
            <text:p>Santa Maria de Ribes</text:p>
          </table:table-cell>
          <table:table-cell office:value-type="string" calcext:value-type="string">
            <text:p>Ribes de Freser</text:p>
          </table:table-cell>
          <table:table-cell table:formula="of:=CONCATENATE(&quot;insert into esglesia (id,nom,wikipedia) values (&quot;;[.A1434];&quot;,'&quot;;SUBSTITUTE([.B1434];&quot;'&quot;;&quot;''&quot;);&quot;','&quot;;SUBSTITUTE([.C1434];&quot;'&quot;;&quot;''&quot;);&quot;');&quot;)" office:value-type="string" office:string-value="insert into esglesia (id,nom,wikipedia) values (1433,'Santa Maria de Ribes','Santa Maria de Ribes');" calcext:value-type="string">
            <text:p>insert into esglesia (id,nom,wikipedia) values (1433,'Santa Maria de Ribes','Santa Maria de Ribes');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2" office:value-type="string" calcext:value-type="string">
            <text:p>Santa Maria de Vidabona</text:p>
          </table:table-cell>
          <table:table-cell/>
          <table:table-cell table:formula="of:=CONCATENATE(&quot;insert into esglesia (id,nom,wikipedia) values (&quot;;[.A1435];&quot;,'&quot;;SUBSTITUTE([.B1435];&quot;'&quot;;&quot;''&quot;);&quot;','&quot;;SUBSTITUTE([.C1435];&quot;'&quot;;&quot;''&quot;);&quot;');&quot;)" office:value-type="string" office:string-value="insert into esglesia (id,nom,wikipedia) values (1434,'Santa Maria de Vidabona','Santa Maria de Vidabona');" calcext:value-type="string">
            <text:p>insert into esglesia (id,nom,wikipedia) values (1434,'Santa Maria de Vidabona','Santa Maria de Vidabona');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 office:value-type="string" calcext:value-type="string">
            <text:p>Santa Maria del Pòpulo</text:p>
          </table:table-cell>
          <table:table-cell/>
          <table:table-cell table:formula="of:=CONCATENATE(&quot;insert into esglesia (id,nom,wikipedia) values (&quot;;[.A1436];&quot;,'&quot;;SUBSTITUTE([.B1436];&quot;'&quot;;&quot;''&quot;);&quot;','&quot;;SUBSTITUTE([.C1436];&quot;'&quot;;&quot;''&quot;);&quot;');&quot;)" office:value-type="string" office:string-value="insert into esglesia (id,nom,wikipedia) values (1435,'Santa Maria del Pòpulo','Santa Maria del Pòpulo');" calcext:value-type="string">
            <text:p>insert into esglesia (id,nom,wikipedia) values (1435,'Santa Maria del Pòpulo','Santa Maria del Pòpulo');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2" office:value-type="string" calcext:value-type="string">
            <text:p>Sant Pere de Camprodon</text:p>
          </table:table-cell>
          <table:table-cell office:value-type="string" calcext:value-type="string">
            <text:p>Camprodon</text:p>
          </table:table-cell>
          <table:table-cell table:formula="of:=CONCATENATE(&quot;insert into esglesia (id,nom,wikipedia) values (&quot;;[.A1437];&quot;,'&quot;;SUBSTITUTE([.B1437];&quot;'&quot;;&quot;''&quot;);&quot;','&quot;;SUBSTITUTE([.C1437];&quot;'&quot;;&quot;''&quot;);&quot;');&quot;)" office:value-type="string" office:string-value="insert into esglesia (id,nom,wikipedia) values (1436,'Sant Pere de Camprodon','Sant Pere de Camprodon');" calcext:value-type="string">
            <text:p>insert into esglesia (id,nom,wikipedia) values (1436,'Sant Pere de Camprodon','Sant Pere de Camprodon');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2" office:value-type="string" calcext:value-type="string">
            <text:p>Sant Andreu de Bestracà</text:p>
          </table:table-cell>
          <table:table-cell/>
          <table:table-cell table:formula="of:=CONCATENATE(&quot;insert into esglesia (id,nom,wikipedia) values (&quot;;[.A1438];&quot;,'&quot;;SUBSTITUTE([.B1438];&quot;'&quot;;&quot;''&quot;);&quot;','&quot;;SUBSTITUTE([.C1438];&quot;'&quot;;&quot;''&quot;);&quot;');&quot;)" office:value-type="string" office:string-value="insert into esglesia (id,nom,wikipedia) values (1437,'Sant Andreu de Bestracà','Sant Andreu de Bestracà');" calcext:value-type="string">
            <text:p>insert into esglesia (id,nom,wikipedia) values (1437,'Sant Andreu de Bestracà','Sant Andreu de Bestracà');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 office:value-type="string" calcext:value-type="string">
            <text:p>Església de Sant Cristòfol de Beget</text:p>
          </table:table-cell>
          <table:table-cell/>
          <table:table-cell table:formula="of:=CONCATENATE(&quot;insert into esglesia (id,nom,wikipedia) values (&quot;;[.A1439];&quot;,'&quot;;SUBSTITUTE([.B1439];&quot;'&quot;;&quot;''&quot;);&quot;','&quot;;SUBSTITUTE([.C1439];&quot;'&quot;;&quot;''&quot;);&quot;');&quot;)" office:value-type="string" office:string-value="insert into esglesia (id,nom,wikipedia) values (1438,'Església de Sant Cristòfol de Beget','Església de Sant Cristòfol de Beget');" calcext:value-type="string">
            <text:p>insert into esglesia (id,nom,wikipedia) values (1438,'Església de Sant Cristòfol de Beget','Església de Sant Cristòfol de Beget');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 office:value-type="string" calcext:value-type="string">
            <text:p>Sant Feliu de Rocabruna</text:p>
          </table:table-cell>
          <table:table-cell/>
          <table:table-cell table:formula="of:=CONCATENATE(&quot;insert into esglesia (id,nom,wikipedia) values (&quot;;[.A1440];&quot;,'&quot;;SUBSTITUTE([.B1440];&quot;'&quot;;&quot;''&quot;);&quot;','&quot;;SUBSTITUTE([.C1440];&quot;'&quot;;&quot;''&quot;);&quot;');&quot;)" office:value-type="string" office:string-value="insert into esglesia (id,nom,wikipedia) values (1439,'Sant Feliu de Rocabruna','Sant Feliu de Rocabruna');" calcext:value-type="string">
            <text:p>insert into esglesia (id,nom,wikipedia) values (1439,'Sant Feliu de Rocabruna','Sant Feliu de Rocabruna');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string" calcext:value-type="string">
            <text:p>Sant Miquel de Cavallera</text:p>
          </table:table-cell>
          <table:table-cell/>
          <table:table-cell table:formula="of:=CONCATENATE(&quot;insert into esglesia (id,nom,wikipedia) values (&quot;;[.A1441];&quot;,'&quot;;SUBSTITUTE([.B1441];&quot;'&quot;;&quot;''&quot;);&quot;','&quot;;SUBSTITUTE([.C1441];&quot;'&quot;;&quot;''&quot;);&quot;');&quot;)" office:value-type="string" office:string-value="insert into esglesia (id,nom,wikipedia) values (1440,'Sant Miquel de Cavallera','Sant Miquel de Cavallera');" calcext:value-type="string">
            <text:p>insert into esglesia (id,nom,wikipedia) values (1440,'Sant Miquel de Cavallera','Sant Miquel de Cavallera');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2" office:value-type="string" calcext:value-type="string">
            <text:p>Sant Valentí de Salarça</text:p>
          </table:table-cell>
          <table:table-cell/>
          <table:table-cell table:formula="of:=CONCATENATE(&quot;insert into esglesia (id,nom,wikipedia) values (&quot;;[.A1442];&quot;,'&quot;;SUBSTITUTE([.B1442];&quot;'&quot;;&quot;''&quot;);&quot;','&quot;;SUBSTITUTE([.C1442];&quot;'&quot;;&quot;''&quot;);&quot;');&quot;)" office:value-type="string" office:string-value="insert into esglesia (id,nom,wikipedia) values (1441,'Sant Valentí de Salarça','Sant Valentí de Salarça');" calcext:value-type="string">
            <text:p>insert into esglesia (id,nom,wikipedia) values (1441,'Sant Valentí de Salarça','Sant Valentí de Salarça');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 office:value-type="string" calcext:value-type="string">
            <text:p>Santa Maria de Bolòs</text:p>
          </table:table-cell>
          <table:table-cell/>
          <table:table-cell table:formula="of:=CONCATENATE(&quot;insert into esglesia (id,nom,wikipedia) values (&quot;;[.A1443];&quot;,'&quot;;SUBSTITUTE([.B1443];&quot;'&quot;;&quot;''&quot;);&quot;','&quot;;SUBSTITUTE([.C1443];&quot;'&quot;;&quot;''&quot;);&quot;');&quot;)" office:value-type="string" office:string-value="insert into esglesia (id,nom,wikipedia) values (1442,'Santa Maria de Bolòs','Santa Maria de Bolòs');" calcext:value-type="string">
            <text:p>insert into esglesia (id,nom,wikipedia) values (1442,'Santa Maria de Bolòs','Santa Maria de Bolòs');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 office:value-type="string" calcext:value-type="string">
            <text:p>Església del castell de Sant Martí de Puigbò</text:p>
          </table:table-cell>
          <table:table-cell/>
          <table:table-cell table:formula="of:=CONCATENATE(&quot;insert into esglesia (id,nom,wikipedia) values (&quot;;[.A1444];&quot;,'&quot;;SUBSTITUTE([.B1444];&quot;'&quot;;&quot;''&quot;);&quot;','&quot;;SUBSTITUTE([.C1444];&quot;'&quot;;&quot;''&quot;);&quot;');&quot;)" office:value-type="string" office:string-value="insert into esglesia (id,nom,wikipedia) values (1443,'Església del castell de Sant Martí de Puigbò','Església del castell de Sant Martí de Puigbò');" calcext:value-type="string">
            <text:p>insert into esglesia (id,nom,wikipedia) values (1443,'Església del castell de Sant Martí de Puigbò','Església del castell de Sant Martí de Puigbò');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2" office:value-type="string" calcext:value-type="string">
            <text:p>Sant Joan de Mataplana</text:p>
          </table:table-cell>
          <table:table-cell/>
          <table:table-cell table:formula="of:=CONCATENATE(&quot;insert into esglesia (id,nom,wikipedia) values (&quot;;[.A1445];&quot;,'&quot;;SUBSTITUTE([.B1445];&quot;'&quot;;&quot;''&quot;);&quot;','&quot;;SUBSTITUTE([.C1445];&quot;'&quot;;&quot;''&quot;);&quot;');&quot;)" office:value-type="string" office:string-value="insert into esglesia (id,nom,wikipedia) values (1444,'Sant Joan de Mataplana','Sant Joan de Mataplana');" calcext:value-type="string">
            <text:p>insert into esglesia (id,nom,wikipedia) values (1444,'Sant Joan de Mataplana','Sant Joan de Mataplana');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Sant Martí de Puigbò</text:p>
          </table:table-cell>
          <table:table-cell/>
          <table:table-cell table:formula="of:=CONCATENATE(&quot;insert into esglesia (id,nom,wikipedia) values (&quot;;[.A1446];&quot;,'&quot;;SUBSTITUTE([.B1446];&quot;'&quot;;&quot;''&quot;);&quot;','&quot;;SUBSTITUTE([.C1446];&quot;'&quot;;&quot;''&quot;);&quot;');&quot;)" office:value-type="string" office:string-value="insert into esglesia (id,nom,wikipedia) values (1445,'Sant Martí de Puigbò','Sant Martí de Puigbò');" calcext:value-type="string">
            <text:p>insert into esglesia (id,nom,wikipedia) values (1445,'Sant Martí de Puigbò','Sant Martí de Puigbò');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 office:value-type="string" calcext:value-type="string">
            <text:p>Sant Pere de Montgrony</text:p>
          </table:table-cell>
          <table:table-cell/>
          <table:table-cell table:formula="of:=CONCATENATE(&quot;insert into esglesia (id,nom,wikipedia) values (&quot;;[.A1447];&quot;,'&quot;;SUBSTITUTE([.B1447];&quot;'&quot;;&quot;''&quot;);&quot;','&quot;;SUBSTITUTE([.C1447];&quot;'&quot;;&quot;''&quot;);&quot;');&quot;)" office:value-type="string" office:string-value="insert into esglesia (id,nom,wikipedia) values (1446,'Sant Pere de Montgrony','Sant Pere de Montgrony');" calcext:value-type="string">
            <text:p>insert into esglesia (id,nom,wikipedia) values (1446,'Sant Pere de Montgrony','Sant Pere de Montgrony');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 office:value-type="string" calcext:value-type="string">
            <text:p>Sant Romà d'Aranyonet</text:p>
          </table:table-cell>
          <table:table-cell/>
          <table:table-cell table:formula="of:=CONCATENATE(&quot;insert into esglesia (id,nom,wikipedia) values (&quot;;[.A1448];&quot;,'&quot;;SUBSTITUTE([.B1448];&quot;'&quot;;&quot;''&quot;);&quot;','&quot;;SUBSTITUTE([.C1448];&quot;'&quot;;&quot;''&quot;);&quot;');&quot;)" office:value-type="string" office:string-value="insert into esglesia (id,nom,wikipedia) values (1447,'Sant Romà d''Aranyonet','Sant Romà d''Aranyonet');" calcext:value-type="string">
            <text:p>insert into esglesia (id,nom,wikipedia) values (1447,'Sant Romà d''Aranyonet','Sant Romà d''Aranyonet');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string" calcext:value-type="string">
            <text:p>Església de Santa Maria de Matamala</text:p>
          </table:table-cell>
          <table:table-cell/>
          <table:table-cell table:formula="of:=CONCATENATE(&quot;insert into esglesia (id,nom,wikipedia) values (&quot;;[.A1449];&quot;,'&quot;;SUBSTITUTE([.B1449];&quot;'&quot;;&quot;''&quot;);&quot;','&quot;;SUBSTITUTE([.C1449];&quot;'&quot;;&quot;''&quot;);&quot;');&quot;)" office:value-type="string" office:string-value="insert into esglesia (id,nom,wikipedia) values (1448,'Església de Santa Maria de Matamala','Església de Santa Maria de Matamala');" calcext:value-type="string">
            <text:p>insert into esglesia (id,nom,wikipedia) values (1448,'Església de Santa Maria de Matamala','Església de Santa Maria de Matamala');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 office:value-type="string" calcext:value-type="string">
            <text:p>Sant Esteve de la Riba</text:p>
          </table:table-cell>
          <table:table-cell/>
          <table:table-cell table:formula="of:=CONCATENATE(&quot;insert into esglesia (id,nom,wikipedia) values (&quot;;[.A1450];&quot;,'&quot;;SUBSTITUTE([.B1450];&quot;'&quot;;&quot;''&quot;);&quot;','&quot;;SUBSTITUTE([.C1450];&quot;'&quot;;&quot;''&quot;);&quot;');&quot;)" office:value-type="string" office:string-value="insert into esglesia (id,nom,wikipedia) values (1449,'Sant Esteve de la Riba','Sant Esteve de la Riba');" calcext:value-type="string">
            <text:p>insert into esglesia (id,nom,wikipedia) values (1449,'Sant Esteve de la Riba','Sant Esteve de la Riba');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string" calcext:value-type="string">
            <text:p>Sant Esteve de Vallespirans</text:p>
          </table:table-cell>
          <table:table-cell/>
          <table:table-cell table:formula="of:=CONCATENATE(&quot;insert into esglesia (id,nom,wikipedia) values (&quot;;[.A1451];&quot;,'&quot;;SUBSTITUTE([.B1451];&quot;'&quot;;&quot;''&quot;);&quot;','&quot;;SUBSTITUTE([.C1451];&quot;'&quot;;&quot;''&quot;);&quot;');&quot;)" office:value-type="string" office:string-value="insert into esglesia (id,nom,wikipedia) values (1450,'Sant Esteve de Vallespirans','Sant Esteve de Vallespirans');" calcext:value-type="string">
            <text:p>insert into esglesia (id,nom,wikipedia) values (1450,'Sant Esteve de Vallespirans','Sant Esteve de Vallespirans');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 office:value-type="string" calcext:value-type="string">
            <text:p>Sant Feliu d'Estiula</text:p>
          </table:table-cell>
          <table:table-cell/>
          <table:table-cell table:formula="of:=CONCATENATE(&quot;insert into esglesia (id,nom,wikipedia) values (&quot;;[.A1452];&quot;,'&quot;;SUBSTITUTE([.B1452];&quot;'&quot;;&quot;''&quot;);&quot;','&quot;;SUBSTITUTE([.C1452];&quot;'&quot;;&quot;''&quot;);&quot;');&quot;)" office:value-type="string" office:string-value="insert into esglesia (id,nom,wikipedia) values (1451,'Sant Feliu d''Estiula','Sant Feliu d''Estiula');" calcext:value-type="string">
            <text:p>insert into esglesia (id,nom,wikipedia) values (1451,'Sant Feliu d''Estiula','Sant Feliu d''Estiula');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 office:value-type="string" calcext:value-type="string">
            <text:p>Sant Julià de Cosp</text:p>
          </table:table-cell>
          <table:table-cell/>
          <table:table-cell table:formula="of:=CONCATENATE(&quot;insert into esglesia (id,nom,wikipedia) values (&quot;;[.A1453];&quot;,'&quot;;SUBSTITUTE([.B1453];&quot;'&quot;;&quot;''&quot;);&quot;','&quot;;SUBSTITUTE([.C1453];&quot;'&quot;;&quot;''&quot;);&quot;');&quot;)" office:value-type="string" office:string-value="insert into esglesia (id,nom,wikipedia) values (1452,'Sant Julià de Cosp','Sant Julià de Cosp');" calcext:value-type="string">
            <text:p>insert into esglesia (id,nom,wikipedia) values (1452,'Sant Julià de Cosp','Sant Julià de Cosp');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 office:value-type="string" calcext:value-type="string">
            <text:p>Sant Julià de Vilacorba</text:p>
          </table:table-cell>
          <table:table-cell/>
          <table:table-cell table:formula="of:=CONCATENATE(&quot;insert into esglesia (id,nom,wikipedia) values (&quot;;[.A1454];&quot;,'&quot;;SUBSTITUTE([.B1454];&quot;'&quot;;&quot;''&quot;);&quot;','&quot;;SUBSTITUTE([.C1454];&quot;'&quot;;&quot;''&quot;);&quot;');&quot;)" office:value-type="string" office:string-value="insert into esglesia (id,nom,wikipedia) values (1453,'Sant Julià de Vilacorba','Sant Julià de Vilacorba');" calcext:value-type="string">
            <text:p>insert into esglesia (id,nom,wikipedia) values (1453,'Sant Julià de Vilacorba','Sant Julià de Vilacorba');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 office:value-type="string" calcext:value-type="string">
            <text:p>Sant Llorenç Corrubí</text:p>
          </table:table-cell>
          <table:table-cell/>
          <table:table-cell table:formula="of:=CONCATENATE(&quot;insert into esglesia (id,nom,wikipedia) values (&quot;;[.A1455];&quot;,'&quot;;SUBSTITUTE([.B1455];&quot;'&quot;;&quot;''&quot;);&quot;','&quot;;SUBSTITUTE([.C1455];&quot;'&quot;;&quot;''&quot;);&quot;');&quot;)" office:value-type="string" office:string-value="insert into esglesia (id,nom,wikipedia) values (1454,'Sant Llorenç Corrubí','Sant Llorenç Corrubí');" calcext:value-type="string">
            <text:p>insert into esglesia (id,nom,wikipedia) values (1454,'Sant Llorenç Corrubí','Sant Llorenç Corrubí');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string" calcext:value-type="string">
            <text:p>Sant Martí de Vinyoles de Portavella</text:p>
          </table:table-cell>
          <table:table-cell/>
          <table:table-cell table:formula="of:=CONCATENATE(&quot;insert into esglesia (id,nom,wikipedia) values (&quot;;[.A1456];&quot;,'&quot;;SUBSTITUTE([.B1456];&quot;'&quot;;&quot;''&quot;);&quot;','&quot;;SUBSTITUTE([.C1456];&quot;'&quot;;&quot;''&quot;);&quot;');&quot;)" office:value-type="string" office:string-value="insert into esglesia (id,nom,wikipedia) values (1455,'Sant Martí de Vinyoles de Portavella','Sant Martí de Vinyoles de Portavella');" calcext:value-type="string">
            <text:p>insert into esglesia (id,nom,wikipedia) values (1455,'Sant Martí de Vinyoles de Portavella','Sant Martí de Vinyoles de Portavella')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 office:value-type="string" calcext:value-type="string">
            <text:p>Sant Vicenç de Palmerola</text:p>
          </table:table-cell>
          <table:table-cell/>
          <table:table-cell table:formula="of:=CONCATENATE(&quot;insert into esglesia (id,nom,wikipedia) values (&quot;;[.A1457];&quot;,'&quot;;SUBSTITUTE([.B1457];&quot;'&quot;;&quot;''&quot;);&quot;','&quot;;SUBSTITUTE([.C1457];&quot;'&quot;;&quot;''&quot;);&quot;');&quot;)" office:value-type="string" office:string-value="insert into esglesia (id,nom,wikipedia) values (1456,'Sant Vicenç de Palmerola','Sant Vicenç de Palmerola');" calcext:value-type="string">
            <text:p>insert into esglesia (id,nom,wikipedia) values (1456,'Sant Vicenç de Palmerola','Sant Vicenç de Palmerola')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 office:value-type="string" calcext:value-type="string">
            <text:p>Santa Eulàlia de Viladonja</text:p>
          </table:table-cell>
          <table:table-cell/>
          <table:table-cell table:formula="of:=CONCATENATE(&quot;insert into esglesia (id,nom,wikipedia) values (&quot;;[.A1458];&quot;,'&quot;;SUBSTITUTE([.B1458];&quot;'&quot;;&quot;''&quot;);&quot;','&quot;;SUBSTITUTE([.C1458];&quot;'&quot;;&quot;''&quot;);&quot;');&quot;)" office:value-type="string" office:string-value="insert into esglesia (id,nom,wikipedia) values (1457,'Santa Eulàlia de Viladonja','Santa Eulàlia de Viladonja');" calcext:value-type="string">
            <text:p>insert into esglesia (id,nom,wikipedia) values (1457,'Santa Eulàlia de Viladonja','Santa Eulàlia de Viladonja')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2" office:value-type="string" calcext:value-type="string">
            <text:p>Santa Maria de les Llosses</text:p>
          </table:table-cell>
          <table:table-cell/>
          <table:table-cell table:formula="of:=CONCATENATE(&quot;insert into esglesia (id,nom,wikipedia) values (&quot;;[.A1459];&quot;,'&quot;;SUBSTITUTE([.B1459];&quot;'&quot;;&quot;''&quot;);&quot;','&quot;;SUBSTITUTE([.C1459];&quot;'&quot;;&quot;''&quot;);&quot;');&quot;)" office:value-type="string" office:string-value="insert into esglesia (id,nom,wikipedia) values (1458,'Santa Maria de les Llosses','Santa Maria de les Llosses');" calcext:value-type="string">
            <text:p>insert into esglesia (id,nom,wikipedia) values (1458,'Santa Maria de les Llosses','Santa Maria de les Llosses');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Monestir de Santa Maria de Ripoll</text:p>
          </table:table-cell>
          <table:table-cell/>
          <table:table-cell table:formula="of:=CONCATENATE(&quot;insert into esglesia (id,nom,wikipedia) values (&quot;;[.A1460];&quot;,'&quot;;SUBSTITUTE([.B1460];&quot;'&quot;;&quot;''&quot;);&quot;','&quot;;SUBSTITUTE([.C1460];&quot;'&quot;;&quot;''&quot;);&quot;');&quot;)" office:value-type="string" office:string-value="insert into esglesia (id,nom,wikipedia) values (1459,'Monestir de Santa Maria de Ripoll','Monestir de Santa Maria de Ripoll');" calcext:value-type="string">
            <text:p>insert into esglesia (id,nom,wikipedia) values (1459,'Monestir de Santa Maria de Ripoll','Monestir de Santa Maria de Ripoll');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string" calcext:value-type="string">
            <text:p>Santa Creu de Pavia</text:p>
          </table:table-cell>
          <table:table-cell/>
          <table:table-cell table:formula="of:=CONCATENATE(&quot;insert into esglesia (id,nom,wikipedia) values (&quot;;[.A1461];&quot;,'&quot;;SUBSTITUTE([.B1461];&quot;'&quot;;&quot;''&quot;);&quot;','&quot;;SUBSTITUTE([.C1461];&quot;'&quot;;&quot;''&quot;);&quot;');&quot;)" office:value-type="string" office:string-value="insert into esglesia (id,nom,wikipedia) values (1460,'Santa Creu de Pavia','Santa Creu de Pavia');" calcext:value-type="string">
            <text:p>insert into esglesia (id,nom,wikipedia) values (1460,'Santa Creu de Pavia','Santa Creu de Pavia');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 office:value-type="string" calcext:value-type="string">
            <text:p>Sant Esteve de Pelagalls</text:p>
          </table:table-cell>
          <table:table-cell/>
          <table:table-cell table:formula="of:=CONCATENATE(&quot;insert into esglesia (id,nom,wikipedia) values (&quot;;[.A1462];&quot;,'&quot;;SUBSTITUTE([.B1462];&quot;'&quot;;&quot;''&quot;);&quot;','&quot;;SUBSTITUTE([.C1462];&quot;'&quot;;&quot;''&quot;);&quot;');&quot;)" office:value-type="string" office:string-value="insert into esglesia (id,nom,wikipedia) values (1461,'Sant Esteve de Pelagalls','Sant Esteve de Pelagalls');" calcext:value-type="string">
            <text:p>insert into esglesia (id,nom,wikipedia) values (1461,'Sant Esteve de Pelagalls','Sant Esteve de Pelagalls');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 office:value-type="string" calcext:value-type="string">
            <text:p>Santa Fe de Montfred</text:p>
          </table:table-cell>
          <table:table-cell/>
          <table:table-cell table:formula="of:=CONCATENATE(&quot;insert into esglesia (id,nom,wikipedia) values (&quot;;[.A1463];&quot;,'&quot;;SUBSTITUTE([.B1463];&quot;'&quot;;&quot;''&quot;);&quot;','&quot;;SUBSTITUTE([.C1463];&quot;'&quot;;&quot;''&quot;);&quot;');&quot;)" office:value-type="string" office:string-value="insert into esglesia (id,nom,wikipedia) values (1462,'Santa Fe de Montfred','Santa Fe de Montfred');" calcext:value-type="string">
            <text:p>insert into esglesia (id,nom,wikipedia) values (1462,'Santa Fe de Montfred','Santa Fe de Montfred');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 office:value-type="string" calcext:value-type="string">
            <text:p>Sant Jaume de la Manresana</text:p>
          </table:table-cell>
          <table:table-cell/>
          <table:table-cell table:formula="of:=CONCATENATE(&quot;insert into esglesia (id,nom,wikipedia) values (&quot;;[.A1464];&quot;,'&quot;;SUBSTITUTE([.B1464];&quot;'&quot;;&quot;''&quot;);&quot;','&quot;;SUBSTITUTE([.C1464];&quot;'&quot;;&quot;''&quot;);&quot;');&quot;)" office:value-type="string" office:string-value="insert into esglesia (id,nom,wikipedia) values (1463,'Sant Jaume de la Manresana','Sant Jaume de la Manresana');" calcext:value-type="string">
            <text:p>insert into esglesia (id,nom,wikipedia) values (1463,'Sant Jaume de la Manresana','Sant Jaume de la Manresana');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 office:value-type="string" calcext:value-type="string">
            <text:p>Sant Jaume de la Móra</text:p>
          </table:table-cell>
          <table:table-cell/>
          <table:table-cell table:formula="of:=CONCATENATE(&quot;insert into esglesia (id,nom,wikipedia) values (&quot;;[.A1465];&quot;,'&quot;;SUBSTITUTE([.B1465];&quot;'&quot;;&quot;''&quot;);&quot;','&quot;;SUBSTITUTE([.C1465];&quot;'&quot;;&quot;''&quot;);&quot;');&quot;)" office:value-type="string" office:string-value="insert into esglesia (id,nom,wikipedia) values (1464,'Sant Jaume de la Móra','Sant Jaume de la Móra');" calcext:value-type="string">
            <text:p>insert into esglesia (id,nom,wikipedia) values (1464,'Sant Jaume de la Móra','Sant Jaume de la Móra');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 office:value-type="string" calcext:value-type="string">
            <text:p>Sant Jaume de Pallerols</text:p>
          </table:table-cell>
          <table:table-cell/>
          <table:table-cell table:formula="of:=CONCATENATE(&quot;insert into esglesia (id,nom,wikipedia) values (&quot;;[.A1466];&quot;,'&quot;;SUBSTITUTE([.B1466];&quot;'&quot;;&quot;''&quot;);&quot;','&quot;;SUBSTITUTE([.C1466];&quot;'&quot;;&quot;''&quot;);&quot;');&quot;)" office:value-type="string" office:string-value="insert into esglesia (id,nom,wikipedia) values (1465,'Sant Jaume de Pallerols','Sant Jaume de Pallerols');" calcext:value-type="string">
            <text:p>insert into esglesia (id,nom,wikipedia) values (1465,'Sant Jaume de Pallerols','Sant Jaume de Pallerols');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2" office:value-type="string" calcext:value-type="string">
            <text:p>Sant Jaume de Palouet</text:p>
          </table:table-cell>
          <table:table-cell/>
          <table:table-cell table:formula="of:=CONCATENATE(&quot;insert into esglesia (id,nom,wikipedia) values (&quot;;[.A1467];&quot;,'&quot;;SUBSTITUTE([.B1467];&quot;'&quot;;&quot;''&quot;);&quot;','&quot;;SUBSTITUTE([.C1467];&quot;'&quot;;&quot;''&quot;);&quot;');&quot;)" office:value-type="string" office:string-value="insert into esglesia (id,nom,wikipedia) values (1466,'Sant Jaume de Palouet','Sant Jaume de Palouet');" calcext:value-type="string">
            <text:p>insert into esglesia (id,nom,wikipedia) values (1466,'Sant Jaume de Palouet','Sant Jaume de Palouet')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2" office:value-type="string" calcext:value-type="string">
            <text:p>Sant Jaume de Portell</text:p>
          </table:table-cell>
          <table:table-cell/>
          <table:table-cell table:formula="of:=CONCATENATE(&quot;insert into esglesia (id,nom,wikipedia) values (&quot;;[.A1468];&quot;,'&quot;;SUBSTITUTE([.B1468];&quot;'&quot;;&quot;''&quot;);&quot;','&quot;;SUBSTITUTE([.C1468];&quot;'&quot;;&quot;''&quot;);&quot;');&quot;)" office:value-type="string" office:string-value="insert into esglesia (id,nom,wikipedia) values (1467,'Sant Jaume de Portell','Sant Jaume de Portell');" calcext:value-type="string">
            <text:p>insert into esglesia (id,nom,wikipedia) values (1467,'Sant Jaume de Portell','Sant Jaume de Portell')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 office:value-type="string" calcext:value-type="string">
            <text:p>Sant Jordi d'Alta-riba</text:p>
          </table:table-cell>
          <table:table-cell/>
          <table:table-cell table:formula="of:=CONCATENATE(&quot;insert into esglesia (id,nom,wikipedia) values (&quot;;[.A1469];&quot;,'&quot;;SUBSTITUTE([.B1469];&quot;'&quot;;&quot;''&quot;);&quot;','&quot;;SUBSTITUTE([.C1469];&quot;'&quot;;&quot;''&quot;);&quot;');&quot;)" office:value-type="string" office:string-value="insert into esglesia (id,nom,wikipedia) values (1468,'Sant Jordi d''Alta-riba','Sant Jordi d''Alta-riba');" calcext:value-type="string">
            <text:p>insert into esglesia (id,nom,wikipedia) values (1468,'Sant Jordi d''Alta-riba','Sant Jordi d''Alta-riba');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 office:value-type="string" calcext:value-type="string">
            <text:p>Sant Julià d'Estaràs</text:p>
          </table:table-cell>
          <table:table-cell/>
          <table:table-cell table:formula="of:=CONCATENATE(&quot;insert into esglesia (id,nom,wikipedia) values (&quot;;[.A1470];&quot;,'&quot;;SUBSTITUTE([.B1470];&quot;'&quot;;&quot;''&quot;);&quot;','&quot;;SUBSTITUTE([.C1470];&quot;'&quot;;&quot;''&quot;);&quot;');&quot;)" office:value-type="string" office:string-value="insert into esglesia (id,nom,wikipedia) values (1469,'Sant Julià d''Estaràs','Sant Julià d''Estaràs');" calcext:value-type="string">
            <text:p>insert into esglesia (id,nom,wikipedia) values (1469,'Sant Julià d''Estaràs','Sant Julià d''Estaràs');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string" calcext:value-type="string">
            <text:p>Sant Macari de Guissona</text:p>
          </table:table-cell>
          <table:table-cell/>
          <table:table-cell table:formula="of:=CONCATENATE(&quot;insert into esglesia (id,nom,wikipedia) values (&quot;;[.A1471];&quot;,'&quot;;SUBSTITUTE([.B1471];&quot;'&quot;;&quot;''&quot;);&quot;','&quot;;SUBSTITUTE([.C1471];&quot;'&quot;;&quot;''&quot;);&quot;');&quot;)" office:value-type="string" office:string-value="insert into esglesia (id,nom,wikipedia) values (1470,'Sant Macari de Guissona','Sant Macari de Guissona');" calcext:value-type="string">
            <text:p>insert into esglesia (id,nom,wikipedia) values (1470,'Sant Macari de Guissona','Sant Macari de Guissona');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 office:value-type="string" calcext:value-type="string">
            <text:p>Santa Magdalena de Sanaüja</text:p>
          </table:table-cell>
          <table:table-cell/>
          <table:table-cell table:formula="of:=CONCATENATE(&quot;insert into esglesia (id,nom,wikipedia) values (&quot;;[.A1472];&quot;,'&quot;;SUBSTITUTE([.B1472];&quot;'&quot;;&quot;''&quot;);&quot;','&quot;;SUBSTITUTE([.C1472];&quot;'&quot;;&quot;''&quot;);&quot;');&quot;)" office:value-type="string" office:string-value="insert into esglesia (id,nom,wikipedia) values (1471,'Santa Magdalena de Sanaüja','Santa Magdalena de Sanaüja');" calcext:value-type="string">
            <text:p>insert into esglesia (id,nom,wikipedia) values (1471,'Santa Magdalena de Sanaüja','Santa Magdalena de Sanaüja');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 office:value-type="string" calcext:value-type="string">
            <text:p>Mare de Déu del Coll de la Guàrdia Lada</text:p>
          </table:table-cell>
          <table:table-cell/>
          <table:table-cell table:formula="of:=CONCATENATE(&quot;insert into esglesia (id,nom,wikipedia) values (&quot;;[.A1473];&quot;,'&quot;;SUBSTITUTE([.B1473];&quot;'&quot;;&quot;''&quot;);&quot;','&quot;;SUBSTITUTE([.C1473];&quot;'&quot;;&quot;''&quot;);&quot;');&quot;)" office:value-type="string" office:string-value="insert into esglesia (id,nom,wikipedia) values (1472,'Mare de Déu del Coll de la Guàrdia Lada','Mare de Déu del Coll de la Guàrdia Lada');" calcext:value-type="string">
            <text:p>insert into esglesia (id,nom,wikipedia) values (1472,'Mare de Déu del Coll de la Guàrdia Lada','Mare de Déu del Coll de la Guàrdia Lada');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2" office:value-type="string" calcext:value-type="string">
            <text:p>Santa Maria de Cervera</text:p>
          </table:table-cell>
          <table:table-cell/>
          <table:table-cell table:formula="of:=CONCATENATE(&quot;insert into esglesia (id,nom,wikipedia) values (&quot;;[.A1474];&quot;,'&quot;;SUBSTITUTE([.B1474];&quot;'&quot;;&quot;''&quot;);&quot;','&quot;;SUBSTITUTE([.C1474];&quot;'&quot;;&quot;''&quot;);&quot;');&quot;)" office:value-type="string" office:string-value="insert into esglesia (id,nom,wikipedia) values (1473,'Santa Maria de Cervera','Santa Maria de Cervera');" calcext:value-type="string">
            <text:p>insert into esglesia (id,nom,wikipedia) values (1473,'Santa Maria de Cervera','Santa Maria de Cervera');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2" office:value-type="string" calcext:value-type="string">
            <text:p>Santa Maria de Gàver</text:p>
          </table:table-cell>
          <table:table-cell/>
          <table:table-cell table:formula="of:=CONCATENATE(&quot;insert into esglesia (id,nom,wikipedia) values (&quot;;[.A1475];&quot;,'&quot;;SUBSTITUTE([.B1475];&quot;'&quot;;&quot;''&quot;);&quot;','&quot;;SUBSTITUTE([.C1475];&quot;'&quot;;&quot;''&quot;);&quot;');&quot;)" office:value-type="string" office:string-value="insert into esglesia (id,nom,wikipedia) values (1474,'Santa Maria de Gàver','Santa Maria de Gàver');" calcext:value-type="string">
            <text:p>insert into esglesia (id,nom,wikipedia) values (1474,'Santa Maria de Gàver','Santa Maria de Gàver');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2" office:value-type="string" calcext:value-type="string">
            <text:p>Santa Maria de Sant Guim de la Plana</text:p>
          </table:table-cell>
          <table:table-cell/>
          <table:table-cell table:formula="of:=CONCATENATE(&quot;insert into esglesia (id,nom,wikipedia) values (&quot;;[.A1476];&quot;,'&quot;;SUBSTITUTE([.B1476];&quot;'&quot;;&quot;''&quot;);&quot;','&quot;;SUBSTITUTE([.C1476];&quot;'&quot;;&quot;''&quot;);&quot;');&quot;)" office:value-type="string" office:string-value="insert into esglesia (id,nom,wikipedia) values (1475,'Santa Maria de Sant Guim de la Plana','Santa Maria de Sant Guim de la Plana');" calcext:value-type="string">
            <text:p>insert into esglesia (id,nom,wikipedia) values (1475,'Santa Maria de Sant Guim de la Plana','Santa Maria de Sant Guim de la Plana');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2" office:value-type="string" calcext:value-type="string">
            <text:p>Santa Maria de Viver</text:p>
          </table:table-cell>
          <table:table-cell/>
          <table:table-cell table:formula="of:=CONCATENATE(&quot;insert into esglesia (id,nom,wikipedia) values (&quot;;[.A1477];&quot;,'&quot;;SUBSTITUTE([.B1477];&quot;'&quot;;&quot;''&quot;);&quot;','&quot;;SUBSTITUTE([.C1477];&quot;'&quot;;&quot;''&quot;);&quot;');&quot;)" office:value-type="string" office:string-value="insert into esglesia (id,nom,wikipedia) values (1476,'Santa Maria de Viver','Santa Maria de Viver');" calcext:value-type="string">
            <text:p>insert into esglesia (id,nom,wikipedia) values (1476,'Santa Maria de Viver','Santa Maria de Viver');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2" office:value-type="string" calcext:value-type="string">
            <text:p>Sant Martí de Gospí</text:p>
          </table:table-cell>
          <table:table-cell/>
          <table:table-cell table:formula="of:=CONCATENATE(&quot;insert into esglesia (id,nom,wikipedia) values (&quot;;[.A1478];&quot;,'&quot;;SUBSTITUTE([.B1478];&quot;'&quot;;&quot;''&quot;);&quot;','&quot;;SUBSTITUTE([.C1478];&quot;'&quot;;&quot;''&quot;);&quot;');&quot;)" office:value-type="string" office:string-value="insert into esglesia (id,nom,wikipedia) values (1477,'Sant Martí de Gospí','Sant Martí de Gospí');" calcext:value-type="string">
            <text:p>insert into esglesia (id,nom,wikipedia) values (1477,'Sant Martí de Gospí','Sant Martí de Gospí')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2" office:value-type="string" calcext:value-type="string">
            <text:p>Sant Miquel de Guarda-si-venes</text:p>
          </table:table-cell>
          <table:table-cell/>
          <table:table-cell table:formula="of:=CONCATENATE(&quot;insert into esglesia (id,nom,wikipedia) values (&quot;;[.A1479];&quot;,'&quot;;SUBSTITUTE([.B1479];&quot;'&quot;;&quot;''&quot;);&quot;','&quot;;SUBSTITUTE([.C1479];&quot;'&quot;;&quot;''&quot;);&quot;');&quot;)" office:value-type="string" office:string-value="insert into esglesia (id,nom,wikipedia) values (1478,'Sant Miquel de Guarda-si-venes','Sant Miquel de Guarda-si-venes');" calcext:value-type="string">
            <text:p>insert into esglesia (id,nom,wikipedia) values (1478,'Sant Miquel de Guarda-si-venes','Sant Miquel de Guarda-si-venes');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2" office:value-type="string" calcext:value-type="string">
            <text:p>Sant Miquel de Tudela</text:p>
          </table:table-cell>
          <table:table-cell/>
          <table:table-cell table:formula="of:=CONCATENATE(&quot;insert into esglesia (id,nom,wikipedia) values (&quot;;[.A1480];&quot;,'&quot;;SUBSTITUTE([.B1480];&quot;'&quot;;&quot;''&quot;);&quot;','&quot;;SUBSTITUTE([.C1480];&quot;'&quot;;&quot;''&quot;);&quot;');&quot;)" office:value-type="string" office:string-value="insert into esglesia (id,nom,wikipedia) values (1479,'Sant Miquel de Tudela','Sant Miquel de Tudela');" calcext:value-type="string">
            <text:p>insert into esglesia (id,nom,wikipedia) values (1479,'Sant Miquel de Tudela','Sant Miquel de Tudela');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string" calcext:value-type="string">
            <text:p>Sant Pere de l'Ametlla</text:p>
          </table:table-cell>
          <table:table-cell/>
          <table:table-cell table:formula="of:=CONCATENATE(&quot;insert into esglesia (id,nom,wikipedia) values (&quot;;[.A1481];&quot;,'&quot;;SUBSTITUTE([.B1481];&quot;'&quot;;&quot;''&quot;);&quot;','&quot;;SUBSTITUTE([.C1481];&quot;'&quot;;&quot;''&quot;);&quot;');&quot;)" office:value-type="string" office:string-value="insert into esglesia (id,nom,wikipedia) values (1480,'Sant Pere de l''Ametlla','Sant Pere de l''Ametlla');" calcext:value-type="string">
            <text:p>insert into esglesia (id,nom,wikipedia) values (1480,'Sant Pere de l''Ametlla','Sant Pere de l''Ametlla');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2" office:value-type="string" calcext:value-type="string">
            <text:p>Sant Pere el Gros</text:p>
          </table:table-cell>
          <table:table-cell/>
          <table:table-cell table:formula="of:=CONCATENATE(&quot;insert into esglesia (id,nom,wikipedia) values (&quot;;[.A1482];&quot;,'&quot;;SUBSTITUTE([.B1482];&quot;'&quot;;&quot;''&quot;);&quot;','&quot;;SUBSTITUTE([.C1482];&quot;'&quot;;&quot;''&quot;);&quot;');&quot;)" office:value-type="string" office:string-value="insert into esglesia (id,nom,wikipedia) values (1481,'Sant Pere el Gros','Sant Pere el Gros');" calcext:value-type="string">
            <text:p>insert into esglesia (id,nom,wikipedia) values (1481,'Sant Pere el Gros','Sant Pere el Gros');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2" office:value-type="string" calcext:value-type="string">
            <text:p>Sant Pere de Mejanell</text:p>
          </table:table-cell>
          <table:table-cell/>
          <table:table-cell table:formula="of:=CONCATENATE(&quot;insert into esglesia (id,nom,wikipedia) values (&quot;;[.A1483];&quot;,'&quot;;SUBSTITUTE([.B1483];&quot;'&quot;;&quot;''&quot;);&quot;','&quot;;SUBSTITUTE([.C1483];&quot;'&quot;;&quot;''&quot;);&quot;');&quot;)" office:value-type="string" office:string-value="insert into esglesia (id,nom,wikipedia) values (1482,'Sant Pere de Mejanell','Sant Pere de Mejanell');" calcext:value-type="string">
            <text:p>insert into esglesia (id,nom,wikipedia) values (1482,'Sant Pere de Mejanell','Sant Pere de Mejanell');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2" office:value-type="string" calcext:value-type="string">
            <text:p>Sant Pere dels Pastors</text:p>
          </table:table-cell>
          <table:table-cell/>
          <table:table-cell table:formula="of:=CONCATENATE(&quot;insert into esglesia (id,nom,wikipedia) values (&quot;;[.A1484];&quot;,'&quot;;SUBSTITUTE([.B1484];&quot;'&quot;;&quot;''&quot;);&quot;','&quot;;SUBSTITUTE([.C1484];&quot;'&quot;;&quot;''&quot;);&quot;');&quot;)" office:value-type="string" office:string-value="insert into esglesia (id,nom,wikipedia) values (1483,'Sant Pere dels Pastors','Sant Pere dels Pastors');" calcext:value-type="string">
            <text:p>insert into esglesia (id,nom,wikipedia) values (1483,'Sant Pere dels Pastors','Sant Pere dels Pastors');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2" office:value-type="string" calcext:value-type="string">
            <text:p>Sant Pere de Talteüll</text:p>
          </table:table-cell>
          <table:table-cell/>
          <table:table-cell table:formula="of:=CONCATENATE(&quot;insert into esglesia (id,nom,wikipedia) values (&quot;;[.A1485];&quot;,'&quot;;SUBSTITUTE([.B1485];&quot;'&quot;;&quot;''&quot;);&quot;','&quot;;SUBSTITUTE([.C1485];&quot;'&quot;;&quot;''&quot;);&quot;');&quot;)" office:value-type="string" office:string-value="insert into esglesia (id,nom,wikipedia) values (1484,'Sant Pere de Talteüll','Sant Pere de Talteüll');" calcext:value-type="string">
            <text:p>insert into esglesia (id,nom,wikipedia) values (1484,'Sant Pere de Talteüll','Sant Pere de Talteüll');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2" office:value-type="string" calcext:value-type="string">
            <text:p>Església de Sant Antolí</text:p>
          </table:table-cell>
          <table:table-cell/>
          <table:table-cell table:formula="of:=CONCATENATE(&quot;insert into esglesia (id,nom,wikipedia) values (&quot;;[.A1486];&quot;,'&quot;;SUBSTITUTE([.B1486];&quot;'&quot;;&quot;''&quot;);&quot;','&quot;;SUBSTITUTE([.C1486];&quot;'&quot;;&quot;''&quot;);&quot;');&quot;)" office:value-type="string" office:string-value="insert into esglesia (id,nom,wikipedia) values (1485,'Església de Sant Antolí','Església de Sant Antolí');" calcext:value-type="string">
            <text:p>insert into esglesia (id,nom,wikipedia) values (1485,'Església de Sant Antolí','Església de Sant Antolí');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2" office:value-type="string" calcext:value-type="string">
            <text:p>Sant Jaume de Timor</text:p>
          </table:table-cell>
          <table:table-cell/>
          <table:table-cell table:formula="of:=CONCATENATE(&quot;insert into esglesia (id,nom,wikipedia) values (&quot;;[.A1487];&quot;,'&quot;;SUBSTITUTE([.B1487];&quot;'&quot;;&quot;''&quot;);&quot;','&quot;;SUBSTITUTE([.C1487];&quot;'&quot;;&quot;''&quot;);&quot;');&quot;)" office:value-type="string" office:string-value="insert into esglesia (id,nom,wikipedia) values (1486,'Sant Jaume de Timor','Sant Jaume de Timor');" calcext:value-type="string">
            <text:p>insert into esglesia (id,nom,wikipedia) values (1486,'Sant Jaume de Timor','Sant Jaume de Timor');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2" office:value-type="string" calcext:value-type="string">
            <text:p>Sant Pere de Sant Domí</text:p>
          </table:table-cell>
          <table:table-cell/>
          <table:table-cell table:formula="of:=CONCATENATE(&quot;insert into esglesia (id,nom,wikipedia) values (&quot;;[.A1488];&quot;,'&quot;;SUBSTITUTE([.B1488];&quot;'&quot;;&quot;''&quot;);&quot;','&quot;;SUBSTITUTE([.C1488];&quot;'&quot;;&quot;''&quot;);&quot;');&quot;)" office:value-type="string" office:string-value="insert into esglesia (id,nom,wikipedia) values (1487,'Sant Pere de Sant Domí','Sant Pere de Sant Domí');" calcext:value-type="string">
            <text:p>insert into esglesia (id,nom,wikipedia) values (1487,'Sant Pere de Sant Domí','Sant Pere de Sant Domí');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2" office:value-type="string" calcext:value-type="string">
            <text:p>Sant Romà de Guissona</text:p>
          </table:table-cell>
          <table:table-cell/>
          <table:table-cell table:formula="of:=CONCATENATE(&quot;insert into esglesia (id,nom,wikipedia) values (&quot;;[.A1489];&quot;,'&quot;;SUBSTITUTE([.B1489];&quot;'&quot;;&quot;''&quot;);&quot;','&quot;;SUBSTITUTE([.C1489];&quot;'&quot;;&quot;''&quot;);&quot;');&quot;)" office:value-type="string" office:string-value="insert into esglesia (id,nom,wikipedia) values (1488,'Sant Romà de Guissona','Sant Romà de Guissona');" calcext:value-type="string">
            <text:p>insert into esglesia (id,nom,wikipedia) values (1488,'Sant Romà de Guissona','Sant Romà de Guissona');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2" office:value-type="string" calcext:value-type="string">
            <text:p>Sant Salvador de Granyanella</text:p>
          </table:table-cell>
          <table:table-cell/>
          <table:table-cell table:formula="of:=CONCATENATE(&quot;insert into esglesia (id,nom,wikipedia) values (&quot;;[.A1490];&quot;,'&quot;;SUBSTITUTE([.B1490];&quot;'&quot;;&quot;''&quot;);&quot;','&quot;;SUBSTITUTE([.C1490];&quot;'&quot;;&quot;''&quot;);&quot;');&quot;)" office:value-type="string" office:string-value="insert into esglesia (id,nom,wikipedia) values (1489,'Sant Salvador de Granyanella','Sant Salvador de Granyanella');" calcext:value-type="string">
            <text:p>insert into esglesia (id,nom,wikipedia) values (1489,'Sant Salvador de Granyanella','Sant Salvador de Granyanella');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string" calcext:value-type="string">
            <text:p>Sant Salvador de Talavera</text:p>
          </table:table-cell>
          <table:table-cell/>
          <table:table-cell table:formula="of:=CONCATENATE(&quot;insert into esglesia (id,nom,wikipedia) values (&quot;;[.A1491];&quot;,'&quot;;SUBSTITUTE([.B1491];&quot;'&quot;;&quot;''&quot;);&quot;','&quot;;SUBSTITUTE([.C1491];&quot;'&quot;;&quot;''&quot;);&quot;');&quot;)" office:value-type="string" office:string-value="insert into esglesia (id,nom,wikipedia) values (1490,'Sant Salvador de Talavera','Sant Salvador de Talavera');" calcext:value-type="string">
            <text:p>insert into esglesia (id,nom,wikipedia) values (1490,'Sant Salvador de Talavera','Sant Salvador de Talavera');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2" office:value-type="string" calcext:value-type="string">
            <text:p>Sant Simeó de Massoteres</text:p>
          </table:table-cell>
          <table:table-cell/>
          <table:table-cell table:formula="of:=CONCATENATE(&quot;insert into esglesia (id,nom,wikipedia) values (&quot;;[.A1492];&quot;,'&quot;;SUBSTITUTE([.B1492];&quot;'&quot;;&quot;''&quot;);&quot;','&quot;;SUBSTITUTE([.C1492];&quot;'&quot;;&quot;''&quot;);&quot;');&quot;)" office:value-type="string" office:string-value="insert into esglesia (id,nom,wikipedia) values (1491,'Sant Simeó de Massoteres','Sant Simeó de Massoteres');" calcext:value-type="string">
            <text:p>insert into esglesia (id,nom,wikipedia) values (1491,'Sant Simeó de Massoteres','Sant Simeó de Massoteres');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2" office:value-type="string" calcext:value-type="string">
            <text:p>Santa Maria de Fonolleres</text:p>
          </table:table-cell>
          <table:table-cell/>
          <table:table-cell table:formula="of:=CONCATENATE(&quot;insert into esglesia (id,nom,wikipedia) values (&quot;;[.A1493];&quot;,'&quot;;SUBSTITUTE([.B1493];&quot;'&quot;;&quot;''&quot;);&quot;','&quot;;SUBSTITUTE([.C1493];&quot;'&quot;;&quot;''&quot;);&quot;');&quot;)" office:value-type="string" office:string-value="insert into esglesia (id,nom,wikipedia) values (1492,'Santa Maria de Fonolleres','Santa Maria de Fonolleres');" calcext:value-type="string">
            <text:p>insert into esglesia (id,nom,wikipedia) values (1492,'Santa Maria de Fonolleres','Santa Maria de Fonolleres');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2" office:value-type="string" calcext:value-type="string">
            <text:p>Santa Maria de Freixenet de Segarra</text:p>
          </table:table-cell>
          <table:table-cell/>
          <table:table-cell table:formula="of:=CONCATENATE(&quot;insert into esglesia (id,nom,wikipedia) values (&quot;;[.A1494];&quot;,'&quot;;SUBSTITUTE([.B1494];&quot;'&quot;;&quot;''&quot;);&quot;','&quot;;SUBSTITUTE([.C1494];&quot;'&quot;;&quot;''&quot;);&quot;');&quot;)" office:value-type="string" office:string-value="insert into esglesia (id,nom,wikipedia) values (1493,'Santa Maria de Freixenet de Segarra','Santa Maria de Freixenet de Segarra');" calcext:value-type="string">
            <text:p>insert into esglesia (id,nom,wikipedia) values (1493,'Santa Maria de Freixenet de Segarra','Santa Maria de Freixenet de Segarra');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2" office:value-type="string" calcext:value-type="string">
            <text:p>Santa Maria de Gramuntell</text:p>
          </table:table-cell>
          <table:table-cell/>
          <table:table-cell table:formula="of:=CONCATENATE(&quot;insert into esglesia (id,nom,wikipedia) values (&quot;;[.A1495];&quot;,'&quot;;SUBSTITUTE([.B1495];&quot;'&quot;;&quot;''&quot;);&quot;','&quot;;SUBSTITUTE([.C1495];&quot;'&quot;;&quot;''&quot;);&quot;');&quot;)" office:value-type="string" office:string-value="insert into esglesia (id,nom,wikipedia) values (1494,'Santa Maria de Gramuntell','Santa Maria de Gramuntell');" calcext:value-type="string">
            <text:p>insert into esglesia (id,nom,wikipedia) values (1494,'Santa Maria de Gramuntell','Santa Maria de Gramuntell');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 office:value-type="string" calcext:value-type="string">
            <text:p>Santa Maria de Malgrat</text:p>
          </table:table-cell>
          <table:table-cell/>
          <table:table-cell table:formula="of:=CONCATENATE(&quot;insert into esglesia (id,nom,wikipedia) values (&quot;;[.A1496];&quot;,'&quot;;SUBSTITUTE([.B1496];&quot;'&quot;;&quot;''&quot;);&quot;','&quot;;SUBSTITUTE([.C1496];&quot;'&quot;;&quot;''&quot;);&quot;');&quot;)" office:value-type="string" office:string-value="insert into esglesia (id,nom,wikipedia) values (1495,'Santa Maria de Malgrat','Santa Maria de Malgrat');" calcext:value-type="string">
            <text:p>insert into esglesia (id,nom,wikipedia) values (1495,'Santa Maria de Malgrat','Santa Maria de Malgrat');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string" calcext:value-type="string">
            <text:p>Santa Maria de Montfar</text:p>
          </table:table-cell>
          <table:table-cell/>
          <table:table-cell table:formula="of:=CONCATENATE(&quot;insert into esglesia (id,nom,wikipedia) values (&quot;;[.A1497];&quot;,'&quot;;SUBSTITUTE([.B1497];&quot;'&quot;;&quot;''&quot;);&quot;','&quot;;SUBSTITUTE([.C1497];&quot;'&quot;;&quot;''&quot;);&quot;');&quot;)" office:value-type="string" office:string-value="insert into esglesia (id,nom,wikipedia) values (1496,'Santa Maria de Montfar','Santa Maria de Montfar');" calcext:value-type="string">
            <text:p>insert into esglesia (id,nom,wikipedia) values (1496,'Santa Maria de Montfar','Santa Maria de Montfar');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 office:value-type="string" calcext:value-type="string">
            <text:p>Santa Maria de Montlleó</text:p>
          </table:table-cell>
          <table:table-cell/>
          <table:table-cell table:formula="of:=CONCATENATE(&quot;insert into esglesia (id,nom,wikipedia) values (&quot;;[.A1498];&quot;,'&quot;;SUBSTITUTE([.B1498];&quot;'&quot;;&quot;''&quot;);&quot;','&quot;;SUBSTITUTE([.C1498];&quot;'&quot;;&quot;''&quot;);&quot;');&quot;)" office:value-type="string" office:string-value="insert into esglesia (id,nom,wikipedia) values (1497,'Santa Maria de Montlleó','Santa Maria de Montlleó');" calcext:value-type="string">
            <text:p>insert into esglesia (id,nom,wikipedia) values (1497,'Santa Maria de Montlleó','Santa Maria de Montlleó');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 office:value-type="string" calcext:value-type="string">
            <text:p>Santa Maria de Rubinat</text:p>
          </table:table-cell>
          <table:table-cell/>
          <table:table-cell table:formula="of:=CONCATENATE(&quot;insert into esglesia (id,nom,wikipedia) values (&quot;;[.A1499];&quot;,'&quot;;SUBSTITUTE([.B1499];&quot;'&quot;;&quot;''&quot;);&quot;','&quot;;SUBSTITUTE([.C1499];&quot;'&quot;;&quot;''&quot;);&quot;');&quot;)" office:value-type="string" office:string-value="insert into esglesia (id,nom,wikipedia) values (1498,'Santa Maria de Rubinat','Santa Maria de Rubinat');" calcext:value-type="string">
            <text:p>insert into esglesia (id,nom,wikipedia) values (1498,'Santa Maria de Rubinat','Santa Maria de Rubinat');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Santa Maria del Castell de Santa Maria</text:p>
          </table:table-cell>
          <table:table-cell/>
          <table:table-cell table:formula="of:=CONCATENATE(&quot;insert into esglesia (id,nom,wikipedia) values (&quot;;[.A1500];&quot;,'&quot;;SUBSTITUTE([.B1500];&quot;'&quot;;&quot;''&quot;);&quot;','&quot;;SUBSTITUTE([.C1500];&quot;'&quot;;&quot;''&quot;);&quot;');&quot;)" office:value-type="string" office:string-value="insert into esglesia (id,nom,wikipedia) values (1499,'Santa Maria del Castell de Santa Maria','Santa Maria del Castell de Santa Maria');" calcext:value-type="string">
            <text:p>insert into esglesia (id,nom,wikipedia) values (1499,'Santa Maria del Castell de Santa Maria','Santa Maria del Castell de Santa Maria');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Sant Miquel del Mas d'en Forn</text:p>
          </table:table-cell>
          <table:table-cell/>
          <table:table-cell table:formula="of:=CONCATENATE(&quot;insert into esglesia (id,nom,wikipedia) values (&quot;;[.A1501];&quot;,'&quot;;SUBSTITUTE([.B1501];&quot;'&quot;;&quot;''&quot;);&quot;','&quot;;SUBSTITUTE([.C1501];&quot;'&quot;;&quot;''&quot;);&quot;');&quot;)" office:value-type="string" office:string-value="insert into esglesia (id,nom,wikipedia) values (1500,'Sant Miquel del Mas d''en Forn','Sant Miquel del Mas d''en Forn');" calcext:value-type="string">
            <text:p>insert into esglesia (id,nom,wikipedia) values (1500,'Sant Miquel del Mas d''en Forn','Sant Miquel del Mas d''en Forn');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2" office:value-type="string" calcext:value-type="string">
            <text:p>Sant Andreu de Montconill</text:p>
          </table:table-cell>
          <table:table-cell/>
          <table:table-cell table:formula="of:=CONCATENATE(&quot;insert into esglesia (id,nom,wikipedia) values (&quot;;[.A1502];&quot;,'&quot;;SUBSTITUTE([.B1502];&quot;'&quot;;&quot;''&quot;);&quot;','&quot;;SUBSTITUTE([.C1502];&quot;'&quot;;&quot;''&quot;);&quot;');&quot;)" office:value-type="string" office:string-value="insert into esglesia (id,nom,wikipedia) values (1501,'Sant Andreu de Montconill','Sant Andreu de Montconill');" calcext:value-type="string">
            <text:p>insert into esglesia (id,nom,wikipedia) values (1501,'Sant Andreu de Montconill','Sant Andreu de Montconill');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2" office:value-type="string" calcext:value-type="string">
            <text:p>Sant Pelegrí de Biosca</text:p>
          </table:table-cell>
          <table:table-cell office:value-type="string" calcext:value-type="string">
            <text:p>Biosca</text:p>
          </table:table-cell>
          <table:table-cell table:formula="of:=CONCATENATE(&quot;insert into esglesia (id,nom,wikipedia) values (&quot;;[.A1503];&quot;,'&quot;;SUBSTITUTE([.B1503];&quot;'&quot;;&quot;''&quot;);&quot;','&quot;;SUBSTITUTE([.C1503];&quot;'&quot;;&quot;''&quot;);&quot;');&quot;)" office:value-type="string" office:string-value="insert into esglesia (id,nom,wikipedia) values (1502,'Sant Pelegrí de Biosca','Sant Pelegrí de Biosca');" calcext:value-type="string">
            <text:p>insert into esglesia (id,nom,wikipedia) values (1502,'Sant Pelegrí de Biosca','Sant Pelegrí de Biosca');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2" office:value-type="string" calcext:value-type="string">
            <text:p>Sant Pere Sasserra</text:p>
          </table:table-cell>
          <table:table-cell office:value-type="string" calcext:value-type="string">
            <text:p>Biosca</text:p>
          </table:table-cell>
          <table:table-cell table:formula="of:=CONCATENATE(&quot;insert into esglesia (id,nom,wikipedia) values (&quot;;[.A1504];&quot;,'&quot;;SUBSTITUTE([.B1504];&quot;'&quot;;&quot;''&quot;);&quot;','&quot;;SUBSTITUTE([.C1504];&quot;'&quot;;&quot;''&quot;);&quot;');&quot;)" office:value-type="string" office:string-value="insert into esglesia (id,nom,wikipedia) values (1503,'Sant Pere Sasserra','Sant Pere Sasserra');" calcext:value-type="string">
            <text:p>insert into esglesia (id,nom,wikipedia) values (1503,'Sant Pere Sasserra','Sant Pere Sasserra');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Ermita de Santa Maria</text:p>
          </table:table-cell>
          <table:table-cell office:value-type="string" calcext:value-type="string">
            <text:p>Ermita de Santa Maria (Biosca)</text:p>
          </table:table-cell>
          <table:table-cell office:value-type="string" calcext:value-type="string">
            <text:p>Biosca</text:p>
          </table:table-cell>
          <table:table-cell table:formula="of:=CONCATENATE(&quot;insert into esglesia (id,nom,wikipedia) values (&quot;;[.A1505];&quot;,'&quot;;SUBSTITUTE([.B1505];&quot;'&quot;;&quot;''&quot;);&quot;','&quot;;SUBSTITUTE([.C1505];&quot;'&quot;;&quot;''&quot;);&quot;');&quot;)" office:value-type="string" office:string-value="insert into esglesia (id,nom,wikipedia) values (1504,'Ermita de Santa Maria','Ermita de Santa Maria (Biosca)');" calcext:value-type="string">
            <text:p>insert into esglesia (id,nom,wikipedia) values (1504,'Ermita de Santa Maria','Ermita de Santa Maria (Biosca)');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2" office:value-type="string" calcext:value-type="string">
            <text:p>Santa Maria de Lloberola</text:p>
          </table:table-cell>
          <table:table-cell/>
          <table:table-cell table:formula="of:=CONCATENATE(&quot;insert into esglesia (id,nom,wikipedia) values (&quot;;[.A1506];&quot;,'&quot;;SUBSTITUTE([.B1506];&quot;'&quot;;&quot;''&quot;);&quot;','&quot;;SUBSTITUTE([.C1506];&quot;'&quot;;&quot;''&quot;);&quot;');&quot;)" office:value-type="string" office:string-value="insert into esglesia (id,nom,wikipedia) values (1505,'Santa Maria de Lloberola','Santa Maria de Lloberola');" calcext:value-type="string">
            <text:p>insert into esglesia (id,nom,wikipedia) values (1505,'Santa Maria de Lloberola','Santa Maria de Lloberola');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2" office:value-type="string" calcext:value-type="string">
            <text:p>Santa Susanna de la Melgosa</text:p>
          </table:table-cell>
          <table:table-cell/>
          <table:table-cell table:formula="of:=CONCATENATE(&quot;insert into esglesia (id,nom,wikipedia) values (&quot;;[.A1507];&quot;,'&quot;;SUBSTITUTE([.B1507];&quot;'&quot;;&quot;''&quot;);&quot;','&quot;;SUBSTITUTE([.C1507];&quot;'&quot;;&quot;''&quot;);&quot;');&quot;)" office:value-type="string" office:string-value="insert into esglesia (id,nom,wikipedia) values (1506,'Santa Susanna de la Melgosa','Santa Susanna de la Melgosa');" calcext:value-type="string">
            <text:p>insert into esglesia (id,nom,wikipedia) values (1506,'Santa Susanna de la Melgosa','Santa Susanna de la Melgosa');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2" office:value-type="string" calcext:value-type="string">
            <text:p>Sant Jaume de Montfalcó</text:p>
          </table:table-cell>
          <table:table-cell/>
          <table:table-cell table:formula="of:=CONCATENATE(&quot;insert into esglesia (id,nom,wikipedia) values (&quot;;[.A1508];&quot;,'&quot;;SUBSTITUTE([.B1508];&quot;'&quot;;&quot;''&quot;);&quot;','&quot;;SUBSTITUTE([.C1508];&quot;'&quot;;&quot;''&quot;);&quot;');&quot;)" office:value-type="string" office:string-value="insert into esglesia (id,nom,wikipedia) values (1507,'Sant Jaume de Montfalcó','Sant Jaume de Montfalcó');" calcext:value-type="string">
            <text:p>insert into esglesia (id,nom,wikipedia) values (1507,'Sant Jaume de Montfalcó','Sant Jaume de Montfalcó');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2" office:value-type="string" calcext:value-type="string">
            <text:p>Sant Pere de Montfalcó Murallat</text:p>
          </table:table-cell>
          <table:table-cell/>
          <table:table-cell table:formula="of:=CONCATENATE(&quot;insert into esglesia (id,nom,wikipedia) values (&quot;;[.A1509];&quot;,'&quot;;SUBSTITUTE([.B1509];&quot;'&quot;;&quot;''&quot;);&quot;','&quot;;SUBSTITUTE([.C1509];&quot;'&quot;;&quot;''&quot;);&quot;');&quot;)" office:value-type="string" office:string-value="insert into esglesia (id,nom,wikipedia) values (1508,'Sant Pere de Montfalcó Murallat','Sant Pere de Montfalcó Murallat');" calcext:value-type="string">
            <text:p>insert into esglesia (id,nom,wikipedia) values (1508,'Sant Pere de Montfalcó Murallat','Sant Pere de Montfalcó Murallat');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2" office:value-type="string" calcext:value-type="string">
            <text:p>Sant Pere de Santa Fe de Segarra</text:p>
          </table:table-cell>
          <table:table-cell/>
          <table:table-cell table:formula="of:=CONCATENATE(&quot;insert into esglesia (id,nom,wikipedia) values (&quot;;[.A1510];&quot;,'&quot;;SUBSTITUTE([.B1510];&quot;'&quot;;&quot;''&quot;);&quot;','&quot;;SUBSTITUTE([.C1510];&quot;'&quot;;&quot;''&quot;);&quot;');&quot;)" office:value-type="string" office:string-value="insert into esglesia (id,nom,wikipedia) values (1509,'Sant Pere de Santa Fe de Segarra','Sant Pere de Santa Fe de Segarra');" calcext:value-type="string">
            <text:p>insert into esglesia (id,nom,wikipedia) values (1509,'Sant Pere de Santa Fe de Segarra','Sant Pere de Santa Fe de Segarra');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Sant Salvador de les Oluges</text:p>
          </table:table-cell>
          <table:table-cell/>
          <table:table-cell table:formula="of:=CONCATENATE(&quot;insert into esglesia (id,nom,wikipedia) values (&quot;;[.A1511];&quot;,'&quot;;SUBSTITUTE([.B1511];&quot;'&quot;;&quot;''&quot;);&quot;','&quot;;SUBSTITUTE([.C1511];&quot;'&quot;;&quot;''&quot;);&quot;');&quot;)" office:value-type="string" office:string-value="insert into esglesia (id,nom,wikipedia) values (1510,'Sant Salvador de les Oluges','Sant Salvador de les Oluges');" calcext:value-type="string">
            <text:p>insert into esglesia (id,nom,wikipedia) values (1510,'Sant Salvador de les Oluges','Sant Salvador de les Oluges');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2" office:value-type="string" calcext:value-type="string">
            <text:p>Santa Maria de les Oluges</text:p>
          </table:table-cell>
          <table:table-cell/>
          <table:table-cell table:formula="of:=CONCATENATE(&quot;insert into esglesia (id,nom,wikipedia) values (&quot;;[.A1512];&quot;,'&quot;;SUBSTITUTE([.B1512];&quot;'&quot;;&quot;''&quot;);&quot;','&quot;;SUBSTITUTE([.C1512];&quot;'&quot;;&quot;''&quot;);&quot;');&quot;)" office:value-type="string" office:string-value="insert into esglesia (id,nom,wikipedia) values (1511,'Santa Maria de les Oluges','Santa Maria de les Oluges');" calcext:value-type="string">
            <text:p>insert into esglesia (id,nom,wikipedia) values (1511,'Santa Maria de les Oluges','Santa Maria de les Oluges');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2" office:value-type="string" calcext:value-type="string">
            <text:p>Ermita de Sant Roc de Mont-roig</text:p>
          </table:table-cell>
          <table:table-cell/>
          <table:table-cell table:formula="of:=CONCATENATE(&quot;insert into esglesia (id,nom,wikipedia) values (&quot;;[.A1513];&quot;,'&quot;;SUBSTITUTE([.B1513];&quot;'&quot;;&quot;''&quot;);&quot;','&quot;;SUBSTITUTE([.C1513];&quot;'&quot;;&quot;''&quot;);&quot;');&quot;)" office:value-type="string" office:string-value="insert into esglesia (id,nom,wikipedia) values (1512,'Ermita de Sant Roc de Mont-roig','Ermita de Sant Roc de Mont-roig');" calcext:value-type="string">
            <text:p>insert into esglesia (id,nom,wikipedia) values (1512,'Ermita de Sant Roc de Mont-roig','Ermita de Sant Roc de Mont-roig');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2" office:value-type="string" calcext:value-type="string">
            <text:p>L'Assumpció de l'Aranyó</text:p>
          </table:table-cell>
          <table:table-cell/>
          <table:table-cell table:formula="of:=CONCATENATE(&quot;insert into esglesia (id,nom,wikipedia) values (&quot;;[.A1514];&quot;,'&quot;;SUBSTITUTE([.B1514];&quot;'&quot;;&quot;''&quot;);&quot;','&quot;;SUBSTITUTE([.C1514];&quot;'&quot;;&quot;''&quot;);&quot;');&quot;)" office:value-type="string" office:string-value="insert into esglesia (id,nom,wikipedia) values (1513,'L''Assumpció de l''Aranyó','L''Assumpció de l''Aranyó');" calcext:value-type="string">
            <text:p>insert into esglesia (id,nom,wikipedia) values (1513,'L''Assumpció de l''Aranyó','L''Assumpció de l''Aranyó');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2" office:value-type="string" calcext:value-type="string">
            <text:p>Mare de Déu del Bellvilar</text:p>
          </table:table-cell>
          <table:table-cell/>
          <table:table-cell table:formula="of:=CONCATENATE(&quot;insert into esglesia (id,nom,wikipedia) values (&quot;;[.A1515];&quot;,'&quot;;SUBSTITUTE([.B1515];&quot;'&quot;;&quot;''&quot;);&quot;','&quot;;SUBSTITUTE([.C1515];&quot;'&quot;;&quot;''&quot;);&quot;');&quot;)" office:value-type="string" office:string-value="insert into esglesia (id,nom,wikipedia) values (1514,'Mare de Déu del Bellvilar','Mare de Déu del Bellvilar');" calcext:value-type="string">
            <text:p>insert into esglesia (id,nom,wikipedia) values (1514,'Mare de Déu del Bellvilar','Mare de Déu del Bellvilar');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2" office:value-type="string" calcext:value-type="string">
            <text:p>Sant Esteve de Pelagalls</text:p>
          </table:table-cell>
          <table:table-cell/>
          <table:table-cell table:formula="of:=CONCATENATE(&quot;insert into esglesia (id,nom,wikipedia) values (&quot;;[.A1516];&quot;,'&quot;;SUBSTITUTE([.B1516];&quot;'&quot;;&quot;''&quot;);&quot;','&quot;;SUBSTITUTE([.C1516];&quot;'&quot;;&quot;''&quot;);&quot;');&quot;)" office:value-type="string" office:string-value="insert into esglesia (id,nom,wikipedia) values (1515,'Sant Esteve de Pelagalls','Sant Esteve de Pelagalls');" calcext:value-type="string">
            <text:p>insert into esglesia (id,nom,wikipedia) values (1515,'Sant Esteve de Pelagalls','Sant Esteve de Pelagalls');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 office:value-type="string" calcext:value-type="string">
            <text:p>Sant Pere de Muller</text:p>
          </table:table-cell>
          <table:table-cell/>
          <table:table-cell table:formula="of:=CONCATENATE(&quot;insert into esglesia (id,nom,wikipedia) values (&quot;;[.A1517];&quot;,'&quot;;SUBSTITUTE([.B1517];&quot;'&quot;;&quot;''&quot;);&quot;','&quot;;SUBSTITUTE([.C1517];&quot;'&quot;;&quot;''&quot;);&quot;');&quot;)" office:value-type="string" office:string-value="insert into esglesia (id,nom,wikipedia) values (1516,'Sant Pere de Muller','Sant Pere de Muller');" calcext:value-type="string">
            <text:p>insert into esglesia (id,nom,wikipedia) values (1516,'Sant Pere de Muller','Sant Pere de Muller');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2" office:value-type="string" calcext:value-type="string">
            <text:p>Sant Salvador de Concabella</text:p>
          </table:table-cell>
          <table:table-cell/>
          <table:table-cell table:formula="of:=CONCATENATE(&quot;insert into esglesia (id,nom,wikipedia) values (&quot;;[.A1518];&quot;,'&quot;;SUBSTITUTE([.B1518];&quot;'&quot;;&quot;''&quot;);&quot;','&quot;;SUBSTITUTE([.C1518];&quot;'&quot;;&quot;''&quot;);&quot;');&quot;)" office:value-type="string" office:string-value="insert into esglesia (id,nom,wikipedia) values (1517,'Sant Salvador de Concabella','Sant Salvador de Concabella');" calcext:value-type="string">
            <text:p>insert into esglesia (id,nom,wikipedia) values (1517,'Sant Salvador de Concabella','Sant Salvador de Concabella');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Sant Esteve de la Morana</text:p>
          </table:table-cell>
          <table:table-cell/>
          <table:table-cell table:formula="of:=CONCATENATE(&quot;insert into esglesia (id,nom,wikipedia) values (&quot;;[.A1519];&quot;,'&quot;;SUBSTITUTE([.B1519];&quot;'&quot;;&quot;''&quot;);&quot;','&quot;;SUBSTITUTE([.C1519];&quot;'&quot;;&quot;''&quot;);&quot;');&quot;)" office:value-type="string" office:string-value="insert into esglesia (id,nom,wikipedia) values (1518,'Sant Esteve de la Morana','Sant Esteve de la Morana');" calcext:value-type="string">
            <text:p>insert into esglesia (id,nom,wikipedia) values (1518,'Sant Esteve de la Morana','Sant Esteve de la Morana');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ant Julià del Llor</text:p>
          </table:table-cell>
          <table:table-cell office:value-type="string" calcext:value-type="string">
            <text:p>Sant Julià del Llor (Torrefeta)</text:p>
          </table:table-cell>
          <table:table-cell office:value-type="string" calcext:value-type="string">
            <text:p>Torrefeta i Florejacs</text:p>
          </table:table-cell>
          <table:table-cell table:formula="of:=CONCATENATE(&quot;insert into esglesia (id,nom,wikipedia) values (&quot;;[.A1520];&quot;,'&quot;;SUBSTITUTE([.B1520];&quot;'&quot;;&quot;''&quot;);&quot;','&quot;;SUBSTITUTE([.C1520];&quot;'&quot;;&quot;''&quot;);&quot;');&quot;)" office:value-type="string" office:string-value="insert into esglesia (id,nom,wikipedia) values (1519,'Sant Julià del Llor','Sant Julià del Llor (Torrefeta)');" calcext:value-type="string">
            <text:p>insert into esglesia (id,nom,wikipedia) values (1519,'Sant Julià del Llor','Sant Julià del Llor (Torrefeta)');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Sant Pere del castell de les Sitges</text:p>
          </table:table-cell>
          <table:table-cell/>
          <table:table-cell table:formula="of:=CONCATENATE(&quot;insert into esglesia (id,nom,wikipedia) values (&quot;;[.A1521];&quot;,'&quot;;SUBSTITUTE([.B1521];&quot;'&quot;;&quot;''&quot;);&quot;','&quot;;SUBSTITUTE([.C1521];&quot;'&quot;;&quot;''&quot;);&quot;');&quot;)" office:value-type="string" office:string-value="insert into esglesia (id,nom,wikipedia) values (1520,'Sant Pere del castell de les Sitges','Sant Pere del castell de les Sitges');" calcext:value-type="string">
            <text:p>insert into esglesia (id,nom,wikipedia) values (1520,'Sant Pere del castell de les Sitges','Sant Pere del castell de les Sitges');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2" office:value-type="string" calcext:value-type="string">
            <text:p>Sant Pere del Pujol</text:p>
          </table:table-cell>
          <table:table-cell/>
          <table:table-cell table:formula="of:=CONCATENATE(&quot;insert into esglesia (id,nom,wikipedia) values (&quot;;[.A1522];&quot;,'&quot;;SUBSTITUTE([.B1522];&quot;'&quot;;&quot;''&quot;);&quot;','&quot;;SUBSTITUTE([.C1522];&quot;'&quot;;&quot;''&quot;);&quot;');&quot;)" office:value-type="string" office:string-value="insert into esglesia (id,nom,wikipedia) values (1521,'Sant Pere del Pujol','Sant Pere del Pujol');" calcext:value-type="string">
            <text:p>insert into esglesia (id,nom,wikipedia) values (1521,'Sant Pere del Pujol','Sant Pere del Pujol');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2" office:value-type="string" calcext:value-type="string">
            <text:p>Sant Salvador de Gra</text:p>
          </table:table-cell>
          <table:table-cell/>
          <table:table-cell table:formula="of:=CONCATENATE(&quot;insert into esglesia (id,nom,wikipedia) values (&quot;;[.A1523];&quot;,'&quot;;SUBSTITUTE([.B1523];&quot;'&quot;;&quot;''&quot;);&quot;','&quot;;SUBSTITUTE([.C1523];&quot;'&quot;;&quot;''&quot;);&quot;');&quot;)" office:value-type="string" office:string-value="insert into esglesia (id,nom,wikipedia) values (1522,'Sant Salvador de Gra','Sant Salvador de Gra');" calcext:value-type="string">
            <text:p>insert into esglesia (id,nom,wikipedia) values (1522,'Sant Salvador de Gra','Sant Salvador de Gra');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2" office:value-type="string" calcext:value-type="string">
            <text:p>Santa Anna de Riber</text:p>
          </table:table-cell>
          <table:table-cell/>
          <table:table-cell table:formula="of:=CONCATENATE(&quot;insert into esglesia (id,nom,wikipedia) values (&quot;;[.A1524];&quot;,'&quot;;SUBSTITUTE([.B1524];&quot;'&quot;;&quot;''&quot;);&quot;','&quot;;SUBSTITUTE([.C1524];&quot;'&quot;;&quot;''&quot;);&quot;');&quot;)" office:value-type="string" office:string-value="insert into esglesia (id,nom,wikipedia) values (1523,'Santa Anna de Riber','Santa Anna de Riber');" calcext:value-type="string">
            <text:p>insert into esglesia (id,nom,wikipedia) values (1523,'Santa Anna de Riber','Santa Anna de Riber');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2" office:value-type="string" calcext:value-type="string">
            <text:p>Santa Maria de Castellmeià</text:p>
          </table:table-cell>
          <table:table-cell/>
          <table:table-cell table:formula="of:=CONCATENATE(&quot;insert into esglesia (id,nom,wikipedia) values (&quot;;[.A1525];&quot;,'&quot;;SUBSTITUTE([.B1525];&quot;'&quot;;&quot;''&quot;);&quot;','&quot;;SUBSTITUTE([.C1525];&quot;'&quot;;&quot;''&quot;);&quot;');&quot;)" office:value-type="string" office:string-value="insert into esglesia (id,nom,wikipedia) values (1524,'Santa Maria de Castellmeià','Santa Maria de Castellmeià');" calcext:value-type="string">
            <text:p>insert into esglesia (id,nom,wikipedia) values (1524,'Santa Maria de Castellmeià','Santa Maria de Castellmeià');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2" office:value-type="string" calcext:value-type="string">
            <text:p>Santa Maria de Tauladells</text:p>
          </table:table-cell>
          <table:table-cell/>
          <table:table-cell table:formula="of:=CONCATENATE(&quot;insert into esglesia (id,nom,wikipedia) values (&quot;;[.A1526];&quot;,'&quot;;SUBSTITUTE([.B1526];&quot;'&quot;;&quot;''&quot;);&quot;','&quot;;SUBSTITUTE([.C1526];&quot;'&quot;;&quot;''&quot;);&quot;');&quot;)" office:value-type="string" office:string-value="insert into esglesia (id,nom,wikipedia) values (1525,'Santa Maria de Tauladells','Santa Maria de Tauladells');" calcext:value-type="string">
            <text:p>insert into esglesia (id,nom,wikipedia) values (1525,'Santa Maria de Tauladells','Santa Maria de Tauladells');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 office:value-type="string" calcext:value-type="string">
            <text:p>Santa Maria de Sant Serni</text:p>
          </table:table-cell>
          <table:table-cell/>
          <table:table-cell table:formula="of:=CONCATENATE(&quot;insert into esglesia (id,nom,wikipedia) values (&quot;;[.A1527];&quot;,'&quot;;SUBSTITUTE([.B1527];&quot;'&quot;;&quot;''&quot;);&quot;','&quot;;SUBSTITUTE([.C1527];&quot;'&quot;;&quot;''&quot;);&quot;');&quot;)" office:value-type="string" office:string-value="insert into esglesia (id,nom,wikipedia) values (1526,'Santa Maria de Sant Serni','Santa Maria de Sant Serni');" calcext:value-type="string">
            <text:p>insert into esglesia (id,nom,wikipedia) values (1526,'Santa Maria de Sant Serni','Santa Maria de Sant Serni');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2" office:value-type="string" calcext:value-type="string">
            <text:p>Sant Celdoni i Sant Ermenter de Cellers</text:p>
          </table:table-cell>
          <table:table-cell/>
          <table:table-cell table:formula="of:=CONCATENATE(&quot;insert into esglesia (id,nom,wikipedia) values (&quot;;[.A1528];&quot;,'&quot;;SUBSTITUTE([.B1528];&quot;'&quot;;&quot;''&quot;);&quot;','&quot;;SUBSTITUTE([.C1528];&quot;'&quot;;&quot;''&quot;);&quot;');&quot;)" office:value-type="string" office:string-value="insert into esglesia (id,nom,wikipedia) values (1527,'Sant Celdoni i Sant Ermenter de Cellers','Sant Celdoni i Sant Ermenter de Cellers');" calcext:value-type="string">
            <text:p>insert into esglesia (id,nom,wikipedia) values (1527,'Sant Celdoni i Sant Ermenter de Cellers','Sant Celdoni i Sant Ermenter de Cellers');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2" office:value-type="string" calcext:value-type="string">
            <text:p>Sant Martí de Cellers</text:p>
          </table:table-cell>
          <table:table-cell/>
          <table:table-cell table:formula="of:=CONCATENATE(&quot;insert into esglesia (id,nom,wikipedia) values (&quot;;[.A1529];&quot;,'&quot;;SUBSTITUTE([.B1529];&quot;'&quot;;&quot;''&quot;);&quot;','&quot;;SUBSTITUTE([.C1529];&quot;'&quot;;&quot;''&quot;);&quot;');&quot;)" office:value-type="string" office:string-value="insert into esglesia (id,nom,wikipedia) values (1528,'Sant Martí de Cellers','Sant Martí de Cellers');" calcext:value-type="string">
            <text:p>insert into esglesia (id,nom,wikipedia) values (1528,'Sant Martí de Cellers','Sant Martí de Cellers');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2" office:value-type="string" calcext:value-type="string">
            <text:p>Sant Miquel de Fontanet</text:p>
          </table:table-cell>
          <table:table-cell/>
          <table:table-cell table:formula="of:=CONCATENATE(&quot;insert into esglesia (id,nom,wikipedia) values (&quot;;[.A1530];&quot;,'&quot;;SUBSTITUTE([.B1530];&quot;'&quot;;&quot;''&quot;);&quot;','&quot;;SUBSTITUTE([.C1530];&quot;'&quot;;&quot;''&quot;);&quot;');&quot;)" office:value-type="string" office:string-value="insert into esglesia (id,nom,wikipedia) values (1529,'Sant Miquel de Fontanet','Sant Miquel de Fontanet');" calcext:value-type="string">
            <text:p>insert into esglesia (id,nom,wikipedia) values (1529,'Sant Miquel de Fontanet','Sant Miquel de Fontanet');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string" calcext:value-type="string">
            <text:p>Sant Pere de Figuerola</text:p>
          </table:table-cell>
          <table:table-cell/>
          <table:table-cell table:formula="of:=CONCATENATE(&quot;insert into esglesia (id,nom,wikipedia) values (&quot;;[.A1531];&quot;,'&quot;;SUBSTITUTE([.B1531];&quot;'&quot;;&quot;''&quot;);&quot;','&quot;;SUBSTITUTE([.C1531];&quot;'&quot;;&quot;''&quot;);&quot;');&quot;)" office:value-type="string" office:string-value="insert into esglesia (id,nom,wikipedia) values (1530,'Sant Pere de Figuerola','Sant Pere de Figuerola');" calcext:value-type="string">
            <text:p>insert into esglesia (id,nom,wikipedia) values (1530,'Sant Pere de Figuerola','Sant Pere de Figuerola');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 office:value-type="string" calcext:value-type="string">
            <text:p>Sant Pere del Soler de Puig-redon</text:p>
          </table:table-cell>
          <table:table-cell/>
          <table:table-cell table:formula="of:=CONCATENATE(&quot;insert into esglesia (id,nom,wikipedia) values (&quot;;[.A1532];&quot;,'&quot;;SUBSTITUTE([.B1532];&quot;'&quot;;&quot;''&quot;);&quot;','&quot;;SUBSTITUTE([.C1532];&quot;'&quot;;&quot;''&quot;);&quot;');&quot;)" office:value-type="string" office:string-value="insert into esglesia (id,nom,wikipedia) values (1531,'Sant Pere del Soler de Puig-redon','Sant Pere del Soler de Puig-redon');" calcext:value-type="string">
            <text:p>insert into esglesia (id,nom,wikipedia) values (1531,'Sant Pere del Soler de Puig-redon','Sant Pere del Soler de Puig-redon');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2" office:value-type="string" calcext:value-type="string">
            <text:p>Sant Salvador del Coll de l'Aguda</text:p>
          </table:table-cell>
          <table:table-cell/>
          <table:table-cell table:formula="of:=CONCATENATE(&quot;insert into esglesia (id,nom,wikipedia) values (&quot;;[.A1533];&quot;,'&quot;;SUBSTITUTE([.B1533];&quot;'&quot;;&quot;''&quot;);&quot;','&quot;;SUBSTITUTE([.C1533];&quot;'&quot;;&quot;''&quot;);&quot;');&quot;)" office:value-type="string" office:string-value="insert into esglesia (id,nom,wikipedia) values (1532,'Sant Salvador del Coll de l''Aguda','Sant Salvador del Coll de l''Aguda');" calcext:value-type="string">
            <text:p>insert into esglesia (id,nom,wikipedia) values (1532,'Sant Salvador del Coll de l''Aguda','Sant Salvador del Coll de l''Aguda');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2" office:value-type="string" calcext:value-type="string">
            <text:p>Sant Salvador del Coll de Llanera</text:p>
          </table:table-cell>
          <table:table-cell/>
          <table:table-cell table:formula="of:=CONCATENATE(&quot;insert into esglesia (id,nom,wikipedia) values (&quot;;[.A1534];&quot;,'&quot;;SUBSTITUTE([.B1534];&quot;'&quot;;&quot;''&quot;);&quot;','&quot;;SUBSTITUTE([.C1534];&quot;'&quot;;&quot;''&quot;);&quot;');&quot;)" office:value-type="string" office:string-value="insert into esglesia (id,nom,wikipedia) values (1533,'Sant Salvador del Coll de Llanera','Sant Salvador del Coll de Llanera');" calcext:value-type="string">
            <text:p>insert into esglesia (id,nom,wikipedia) values (1533,'Sant Salvador del Coll de Llanera','Sant Salvador del Coll de Llanera');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Santa Maria de Claret</text:p>
          </table:table-cell>
          <table:table-cell office:value-type="string" calcext:value-type="string">
            <text:p>Santa Maria de Claret (Torà)</text:p>
          </table:table-cell>
          <table:table-cell office:value-type="string" calcext:value-type="string">
            <text:p>Torà</text:p>
          </table:table-cell>
          <table:table-cell table:formula="of:=CONCATENATE(&quot;insert into esglesia (id,nom,wikipedia) values (&quot;;[.A1535];&quot;,'&quot;;SUBSTITUTE([.B1535];&quot;'&quot;;&quot;''&quot;);&quot;','&quot;;SUBSTITUTE([.C1535];&quot;'&quot;;&quot;''&quot;);&quot;');&quot;)" office:value-type="string" office:string-value="insert into esglesia (id,nom,wikipedia) values (1534,'Santa Maria de Claret','Santa Maria de Claret (Torà)');" calcext:value-type="string">
            <text:p>insert into esglesia (id,nom,wikipedia) values (1534,'Santa Maria de Claret','Santa Maria de Claret (Torà)');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 office:value-type="string" calcext:value-type="string">
            <text:p>Santa Maria de l'Aguda</text:p>
          </table:table-cell>
          <table:table-cell/>
          <table:table-cell table:formula="of:=CONCATENATE(&quot;insert into esglesia (id,nom,wikipedia) values (&quot;;[.A1536];&quot;,'&quot;;SUBSTITUTE([.B1536];&quot;'&quot;;&quot;''&quot;);&quot;','&quot;;SUBSTITUTE([.C1536];&quot;'&quot;;&quot;''&quot;);&quot;');&quot;)" office:value-type="string" office:string-value="insert into esglesia (id,nom,wikipedia) values (1535,'Santa Maria de l''Aguda','Santa Maria de l''Aguda');" calcext:value-type="string">
            <text:p>insert into esglesia (id,nom,wikipedia) values (1535,'Santa Maria de l''Aguda','Santa Maria de l''Aguda');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 office:value-type="string" calcext:value-type="string">
            <text:p>Església de Sant Llorenç de Lleida</text:p>
          </table:table-cell>
          <table:table-cell/>
          <table:table-cell table:formula="of:=CONCATENATE(&quot;insert into esglesia (id,nom,wikipedia) values (&quot;;[.A1537];&quot;,'&quot;;SUBSTITUTE([.B1537];&quot;'&quot;;&quot;''&quot;);&quot;','&quot;;SUBSTITUTE([.C1537];&quot;'&quot;;&quot;''&quot;);&quot;');&quot;)" office:value-type="string" office:string-value="insert into esglesia (id,nom,wikipedia) values (1536,'Església de Sant Llorenç de Lleida','Església de Sant Llorenç de Lleida');" calcext:value-type="string">
            <text:p>insert into esglesia (id,nom,wikipedia) values (1536,'Església de Sant Llorenç de Lleida','Església de Sant Llorenç de Lleida');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2" office:value-type="string" calcext:value-type="string">
            <text:p>Santa Maria de Sunyer</text:p>
          </table:table-cell>
          <table:table-cell/>
          <table:table-cell table:formula="of:=CONCATENATE(&quot;insert into esglesia (id,nom,wikipedia) values (&quot;;[.A1538];&quot;,'&quot;;SUBSTITUTE([.B1538];&quot;'&quot;;&quot;''&quot;);&quot;','&quot;;SUBSTITUTE([.C1538];&quot;'&quot;;&quot;''&quot;);&quot;');&quot;)" office:value-type="string" office:string-value="insert into esglesia (id,nom,wikipedia) values (1537,'Santa Maria de Sunyer','Santa Maria de Sunyer');" calcext:value-type="string">
            <text:p>insert into esglesia (id,nom,wikipedia) values (1537,'Santa Maria de Sunyer','Santa Maria de Sunyer');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2" office:value-type="string" calcext:value-type="string">
            <text:p>Santa Maria de Vilanova de la Barca</text:p>
          </table:table-cell>
          <table:table-cell/>
          <table:table-cell table:formula="of:=CONCATENATE(&quot;insert into esglesia (id,nom,wikipedia) values (&quot;;[.A1539];&quot;,'&quot;;SUBSTITUTE([.B1539];&quot;'&quot;;&quot;''&quot;);&quot;','&quot;;SUBSTITUTE([.C1539];&quot;'&quot;;&quot;''&quot;);&quot;');&quot;)" office:value-type="string" office:string-value="insert into esglesia (id,nom,wikipedia) values (1538,'Santa Maria de Vilanova de la Barca','Santa Maria de Vilanova de la Barca');" calcext:value-type="string">
            <text:p>insert into esglesia (id,nom,wikipedia) values (1538,'Santa Maria de Vilanova de la Barca','Santa Maria de Vilanova de la Barca');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2" office:value-type="string" calcext:value-type="string">
            <text:p>Sant Martí dels Alamús</text:p>
          </table:table-cell>
          <table:table-cell/>
          <table:table-cell table:formula="of:=CONCATENATE(&quot;insert into esglesia (id,nom,wikipedia) values (&quot;;[.A1540];&quot;,'&quot;;SUBSTITUTE([.B1540];&quot;'&quot;;&quot;''&quot;);&quot;','&quot;;SUBSTITUTE([.C1540];&quot;'&quot;;&quot;''&quot;);&quot;');&quot;)" office:value-type="string" office:string-value="insert into esglesia (id,nom,wikipedia) values (1539,'Sant Martí dels Alamús','Sant Martí dels Alamús');" calcext:value-type="string">
            <text:p>insert into esglesia (id,nom,wikipedia) values (1539,'Sant Martí dels Alamús','Sant Martí dels Alamús');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Església de Sant Martí</text:p>
          </table:table-cell>
          <table:table-cell office:value-type="string" calcext:value-type="string">
            <text:p>Església de Sant Martí (Lleida)</text:p>
          </table:table-cell>
          <table:table-cell office:value-type="string" calcext:value-type="string">
            <text:p>Lleida</text:p>
          </table:table-cell>
          <table:table-cell table:formula="of:=CONCATENATE(&quot;insert into esglesia (id,nom,wikipedia) values (&quot;;[.A1541];&quot;,'&quot;;SUBSTITUTE([.B1541];&quot;'&quot;;&quot;''&quot;);&quot;','&quot;;SUBSTITUTE([.C1541];&quot;'&quot;;&quot;''&quot;);&quot;');&quot;)" office:value-type="string" office:string-value="insert into esglesia (id,nom,wikipedia) values (1540,'Església de Sant Martí','Església de Sant Martí (Lleida)');" calcext:value-type="string">
            <text:p>insert into esglesia (id,nom,wikipedia) values (1540,'Església de Sant Martí','Església de Sant Martí (Lleida)');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2" office:value-type="string" calcext:value-type="string">
            <text:p>Església vella de Sant Pere d'Alfarràs</text:p>
          </table:table-cell>
          <table:table-cell/>
          <table:table-cell table:formula="of:=CONCATENATE(&quot;insert into esglesia (id,nom,wikipedia) values (&quot;;[.A1542];&quot;,'&quot;;SUBSTITUTE([.B1542];&quot;'&quot;;&quot;''&quot;);&quot;','&quot;;SUBSTITUTE([.C1542];&quot;'&quot;;&quot;''&quot;);&quot;');&quot;)" office:value-type="string" office:string-value="insert into esglesia (id,nom,wikipedia) values (1541,'Església vella de Sant Pere d''Alfarràs','Església vella de Sant Pere d''Alfarràs');" calcext:value-type="string">
            <text:p>insert into esglesia (id,nom,wikipedia) values (1541,'Església vella de Sant Pere d''Alfarràs','Església vella de Sant Pere d''Alfarràs');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2" office:value-type="string" calcext:value-type="string">
            <text:p>Sant Pere d'Alfés</text:p>
          </table:table-cell>
          <table:table-cell/>
          <table:table-cell table:formula="of:=CONCATENATE(&quot;insert into esglesia (id,nom,wikipedia) values (&quot;;[.A1543];&quot;,'&quot;;SUBSTITUTE([.B1543];&quot;'&quot;;&quot;''&quot;);&quot;','&quot;;SUBSTITUTE([.C1543];&quot;'&quot;;&quot;''&quot;);&quot;');&quot;)" office:value-type="string" office:string-value="insert into esglesia (id,nom,wikipedia) values (1542,'Sant Pere d''Alfés','Sant Pere d''Alfés');" calcext:value-type="string">
            <text:p>insert into esglesia (id,nom,wikipedia) values (1542,'Sant Pere d''Alfés','Sant Pere d''Alfés');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Sant Miquel de Ratera</text:p>
          </table:table-cell>
          <table:table-cell office:value-type="string" calcext:value-type="string">
            <text:p>Ratera (Alguaire)</text:p>
          </table:table-cell>
          <table:table-cell office:value-type="string" calcext:value-type="string">
            <text:p>Alguaire</text:p>
          </table:table-cell>
          <table:table-cell table:formula="of:=CONCATENATE(&quot;insert into esglesia (id,nom,wikipedia) values (&quot;;[.A1544];&quot;,'&quot;;SUBSTITUTE([.B1544];&quot;'&quot;;&quot;''&quot;);&quot;','&quot;;SUBSTITUTE([.C1544];&quot;'&quot;;&quot;''&quot;);&quot;');&quot;)" office:value-type="string" office:string-value="insert into esglesia (id,nom,wikipedia) values (1543,'Sant Miquel de Ratera','Ratera (Alguaire)');" calcext:value-type="string">
            <text:p>insert into esglesia (id,nom,wikipedia) values (1543,'Sant Miquel de Ratera','Ratera (Alguaire)');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2" office:value-type="string" calcext:value-type="string">
            <text:p>Sant Ruf de Lleida</text:p>
          </table:table-cell>
          <table:table-cell/>
          <table:table-cell table:formula="of:=CONCATENATE(&quot;insert into esglesia (id,nom,wikipedia) values (&quot;;[.A1545];&quot;,'&quot;;SUBSTITUTE([.B1545];&quot;'&quot;;&quot;''&quot;);&quot;','&quot;;SUBSTITUTE([.C1545];&quot;'&quot;;&quot;''&quot;);&quot;');&quot;)" office:value-type="string" office:string-value="insert into esglesia (id,nom,wikipedia) values (1544,'Sant Ruf de Lleida','Sant Ruf de Lleida');" calcext:value-type="string">
            <text:p>insert into esglesia (id,nom,wikipedia) values (1544,'Sant Ruf de Lleida','Sant Ruf de Lleida');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 office:value-type="string" calcext:value-type="string">
            <text:p>Sant Joan de Carratalà</text:p>
          </table:table-cell>
          <table:table-cell/>
          <table:table-cell table:formula="of:=CONCATENATE(&quot;insert into esglesia (id,nom,wikipedia) values (&quot;;[.A1546];&quot;,'&quot;;SUBSTITUTE([.B1546];&quot;'&quot;;&quot;''&quot;);&quot;','&quot;;SUBSTITUTE([.C1546];&quot;'&quot;;&quot;''&quot;);&quot;');&quot;)" office:value-type="string" office:string-value="insert into esglesia (id,nom,wikipedia) values (1545,'Sant Joan de Carratalà','Sant Joan de Carratalà');" calcext:value-type="string">
            <text:p>insert into esglesia (id,nom,wikipedia) values (1545,'Sant Joan de Carratalà','Sant Joan de Carratalà');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2" office:value-type="string" calcext:value-type="string">
            <text:p>Sant Salvador de Torrebesses</text:p>
          </table:table-cell>
          <table:table-cell/>
          <table:table-cell table:formula="of:=CONCATENATE(&quot;insert into esglesia (id,nom,wikipedia) values (&quot;;[.A1547];&quot;,'&quot;;SUBSTITUTE([.B1547];&quot;'&quot;;&quot;''&quot;);&quot;','&quot;;SUBSTITUTE([.C1547];&quot;'&quot;;&quot;''&quot;);&quot;');&quot;)" office:value-type="string" office:string-value="insert into esglesia (id,nom,wikipedia) values (1546,'Sant Salvador de Torrebesses','Sant Salvador de Torrebesses');" calcext:value-type="string">
            <text:p>insert into esglesia (id,nom,wikipedia) values (1546,'Sant Salvador de Torrebesses','Sant Salvador de Torrebesses');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 office:value-type="string" calcext:value-type="string">
            <text:p>Sant Sebastià de Vilanova de Segrià</text:p>
          </table:table-cell>
          <table:table-cell/>
          <table:table-cell table:formula="of:=CONCATENATE(&quot;insert into esglesia (id,nom,wikipedia) values (&quot;;[.A1548];&quot;,'&quot;;SUBSTITUTE([.B1548];&quot;'&quot;;&quot;''&quot;);&quot;','&quot;;SUBSTITUTE([.C1548];&quot;'&quot;;&quot;''&quot;);&quot;');&quot;)" office:value-type="string" office:string-value="insert into esglesia (id,nom,wikipedia) values (1547,'Sant Sebastià de Vilanova de Segrià','Sant Sebastià de Vilanova de Segrià');" calcext:value-type="string">
            <text:p>insert into esglesia (id,nom,wikipedia) values (1547,'Sant Sebastià de Vilanova de Segrià','Sant Sebastià de Vilanova de Segrià');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2" office:value-type="string" calcext:value-type="string">
            <text:p>Santa Maria de Maials</text:p>
          </table:table-cell>
          <table:table-cell/>
          <table:table-cell table:formula="of:=CONCATENATE(&quot;insert into esglesia (id,nom,wikipedia) values (&quot;;[.A1549];&quot;,'&quot;;SUBSTITUTE([.B1549];&quot;'&quot;;&quot;''&quot;);&quot;','&quot;;SUBSTITUTE([.C1549];&quot;'&quot;;&quot;''&quot;);&quot;');&quot;)" office:value-type="string" office:string-value="insert into esglesia (id,nom,wikipedia) values (1548,'Santa Maria de Maials','Santa Maria de Maials');" calcext:value-type="string">
            <text:p>insert into esglesia (id,nom,wikipedia) values (1548,'Santa Maria de Maials','Santa Maria de Maials');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2" office:value-type="string" calcext:value-type="string">
            <text:p>La Seu Vella de Lleida</text:p>
          </table:table-cell>
          <table:table-cell office:value-type="string" calcext:value-type="string">
            <text:p>Lleida</text:p>
          </table:table-cell>
          <table:table-cell table:formula="of:=CONCATENATE(&quot;insert into esglesia (id,nom,wikipedia) values (&quot;;[.A1550];&quot;,'&quot;;SUBSTITUTE([.B1550];&quot;'&quot;;&quot;''&quot;);&quot;','&quot;;SUBSTITUTE([.C1550];&quot;'&quot;;&quot;''&quot;);&quot;');&quot;)" office:value-type="string" office:string-value="insert into esglesia (id,nom,wikipedia) values (1549,'La Seu Vella de Lleida','La Seu Vella de Lleida');" calcext:value-type="string">
            <text:p>insert into esglesia (id,nom,wikipedia) values (1549,'La Seu Vella de Lleida','La Seu Vella de Lleida');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string" calcext:value-type="string">
            <text:p>Sant Salvador de Breda</text:p>
          </table:table-cell>
          <table:table-cell/>
          <table:table-cell table:formula="of:=CONCATENATE(&quot;insert into esglesia (id,nom,wikipedia) values (&quot;;[.A1551];&quot;,'&quot;;SUBSTITUTE([.B1551];&quot;'&quot;;&quot;''&quot;);&quot;','&quot;;SUBSTITUTE([.C1551];&quot;'&quot;;&quot;''&quot;);&quot;');&quot;)" office:value-type="string" office:string-value="insert into esglesia (id,nom,wikipedia) values (1550,'Sant Salvador de Breda','Sant Salvador de Breda');" calcext:value-type="string">
            <text:p>insert into esglesia (id,nom,wikipedia) values (1550,'Sant Salvador de Breda','Sant Salvador de Breda');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2" office:value-type="string" calcext:value-type="string">
            <text:p>Ermita de Sant Julià del Llor</text:p>
          </table:table-cell>
          <table:table-cell/>
          <table:table-cell table:formula="of:=CONCATENATE(&quot;insert into esglesia (id,nom,wikipedia) values (&quot;;[.A1552];&quot;,'&quot;;SUBSTITUTE([.B1552];&quot;'&quot;;&quot;''&quot;);&quot;','&quot;;SUBSTITUTE([.C1552];&quot;'&quot;;&quot;''&quot;);&quot;');&quot;)" office:value-type="string" office:string-value="insert into esglesia (id,nom,wikipedia) values (1551,'Ermita de Sant Julià del Llor','Ermita de Sant Julià del Llor');" calcext:value-type="string">
            <text:p>insert into esglesia (id,nom,wikipedia) values (1551,'Ermita de Sant Julià del Llor','Ermita de Sant Julià del Llor');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Ermita de Santa Bàrbara</text:p>
          </table:table-cell>
          <table:table-cell office:value-type="string" calcext:value-type="string">
            <text:p>Ermita de Santa Bàrbara (Anglès)</text:p>
          </table:table-cell>
          <table:table-cell office:value-type="string" calcext:value-type="string">
            <text:p>Anglès</text:p>
          </table:table-cell>
          <table:table-cell table:formula="of:=CONCATENATE(&quot;insert into esglesia (id,nom,wikipedia) values (&quot;;[.A1553];&quot;,'&quot;;SUBSTITUTE([.B1553];&quot;'&quot;;&quot;''&quot;);&quot;','&quot;;SUBSTITUTE([.C1553];&quot;'&quot;;&quot;''&quot;);&quot;');&quot;)" office:value-type="string" office:string-value="insert into esglesia (id,nom,wikipedia) values (1552,'Ermita de Santa Bàrbara','Ermita de Santa Bàrbara (Anglès)');" calcext:value-type="string">
            <text:p>insert into esglesia (id,nom,wikipedia) values (1552,'Ermita de Santa Bàrbara','Ermita de Santa Bàrbara (Anglès)');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Ermita de Santa Margarida</text:p>
          </table:table-cell>
          <table:table-cell office:value-type="string" calcext:value-type="string">
            <text:p>Ermita de Santa Margarida (Vilobí d'Onyar)</text:p>
          </table:table-cell>
          <table:table-cell office:value-type="string" calcext:value-type="string">
            <text:p>Vilobí d'Onyar</text:p>
          </table:table-cell>
          <table:table-cell table:formula="of:=CONCATENATE(&quot;insert into esglesia (id,nom,wikipedia) values (&quot;;[.A1554];&quot;,'&quot;;SUBSTITUTE([.B1554];&quot;'&quot;;&quot;''&quot;);&quot;','&quot;;SUBSTITUTE([.C1554];&quot;'&quot;;&quot;''&quot;);&quot;');&quot;)" office:value-type="string" office:string-value="insert into esglesia (id,nom,wikipedia) values (1553,'Ermita de Santa Margarida','Ermita de Santa Margarida (Vilobí d''Onyar)');" calcext:value-type="string">
            <text:p>insert into esglesia (id,nom,wikipedia) values (1553,'Ermita de Santa Margarida','Ermita de Santa Margarida (Vilobí d''Onyar)');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2" office:value-type="string" calcext:value-type="string">
            <text:p>Església de Sant Feliu de Buixalleu</text:p>
          </table:table-cell>
          <table:table-cell/>
          <table:table-cell table:formula="of:=CONCATENATE(&quot;insert into esglesia (id,nom,wikipedia) values (&quot;;[.A1555];&quot;,'&quot;;SUBSTITUTE([.B1555];&quot;'&quot;;&quot;''&quot;);&quot;','&quot;;SUBSTITUTE([.C1555];&quot;'&quot;;&quot;''&quot;);&quot;');&quot;)" office:value-type="string" office:string-value="insert into esglesia (id,nom,wikipedia) values (1554,'Església de Sant Feliu de Buixalleu','Església de Sant Feliu de Buixalleu');" calcext:value-type="string">
            <text:p>insert into esglesia (id,nom,wikipedia) values (1554,'Església de Sant Feliu de Buixalleu','Església de Sant Feliu de Buixalleu');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 office:value-type="string" calcext:value-type="string">
            <text:p>Església de Sant Hilari Sacalm</text:p>
          </table:table-cell>
          <table:table-cell/>
          <table:table-cell table:formula="of:=CONCATENATE(&quot;insert into esglesia (id,nom,wikipedia) values (&quot;;[.A1556];&quot;,'&quot;;SUBSTITUTE([.B1556];&quot;'&quot;;&quot;''&quot;);&quot;','&quot;;SUBSTITUTE([.C1556];&quot;'&quot;;&quot;''&quot;);&quot;');&quot;)" office:value-type="string" office:string-value="insert into esglesia (id,nom,wikipedia) values (1555,'Església de Sant Hilari Sacalm','Església de Sant Hilari Sacalm');" calcext:value-type="string">
            <text:p>insert into esglesia (id,nom,wikipedia) values (1555,'Església de Sant Hilari Sacalm','Església de Sant Hilari Sacalm');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2" office:value-type="string" calcext:value-type="string">
            <text:p>Sant Esteve de Caldes</text:p>
          </table:table-cell>
          <table:table-cell/>
          <table:table-cell table:formula="of:=CONCATENATE(&quot;insert into esglesia (id,nom,wikipedia) values (&quot;;[.A1557];&quot;,'&quot;;SUBSTITUTE([.B1557];&quot;'&quot;;&quot;''&quot;);&quot;','&quot;;SUBSTITUTE([.C1557];&quot;'&quot;;&quot;''&quot;);&quot;');&quot;)" office:value-type="string" office:string-value="insert into esglesia (id,nom,wikipedia) values (1556,'Sant Esteve de Caldes','Sant Esteve de Caldes');" calcext:value-type="string">
            <text:p>insert into esglesia (id,nom,wikipedia) values (1556,'Sant Esteve de Caldes','Sant Esteve de Caldes');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2" office:value-type="string" calcext:value-type="string">
            <text:p>Mare de Déu d'Argimon</text:p>
          </table:table-cell>
          <table:table-cell/>
          <table:table-cell table:formula="of:=CONCATENATE(&quot;insert into esglesia (id,nom,wikipedia) values (&quot;;[.A1558];&quot;,'&quot;;SUBSTITUTE([.B1558];&quot;'&quot;;&quot;''&quot;);&quot;','&quot;;SUBSTITUTE([.C1558];&quot;'&quot;;&quot;''&quot;);&quot;');&quot;)" office:value-type="string" office:string-value="insert into esglesia (id,nom,wikipedia) values (1557,'Mare de Déu d''Argimon','Mare de Déu d''Argimon');" calcext:value-type="string">
            <text:p>insert into esglesia (id,nom,wikipedia) values (1557,'Mare de Déu d''Argimon','Mare de Déu d''Argimon');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2" office:value-type="string" calcext:value-type="string">
            <text:p>Mare de Déu del Coll d'Osor</text:p>
          </table:table-cell>
          <table:table-cell/>
          <table:table-cell table:formula="of:=CONCATENATE(&quot;insert into esglesia (id,nom,wikipedia) values (&quot;;[.A1559];&quot;,'&quot;;SUBSTITUTE([.B1559];&quot;'&quot;;&quot;''&quot;);&quot;','&quot;;SUBSTITUTE([.C1559];&quot;'&quot;;&quot;''&quot;);&quot;');&quot;)" office:value-type="string" office:string-value="insert into esglesia (id,nom,wikipedia) values (1558,'Mare de Déu del Coll d''Osor','Mare de Déu del Coll d''Osor');" calcext:value-type="string">
            <text:p>insert into esglesia (id,nom,wikipedia) values (1558,'Mare de Déu del Coll d''Osor','Mare de Déu del Coll d''Osor');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2" office:value-type="string" calcext:value-type="string">
            <text:p>Santa Maria de Breda</text:p>
          </table:table-cell>
          <table:table-cell/>
          <table:table-cell table:formula="of:=CONCATENATE(&quot;insert into esglesia (id,nom,wikipedia) values (&quot;;[.A1560];&quot;,'&quot;;SUBSTITUTE([.B1560];&quot;'&quot;;&quot;''&quot;);&quot;','&quot;;SUBSTITUTE([.C1560];&quot;'&quot;;&quot;''&quot;);&quot;');&quot;)" office:value-type="string" office:string-value="insert into esglesia (id,nom,wikipedia) values (1559,'Santa Maria de Breda','Santa Maria de Breda');" calcext:value-type="string">
            <text:p>insert into esglesia (id,nom,wikipedia) values (1559,'Santa Maria de Breda','Santa Maria de Breda');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 office:value-type="string" calcext:value-type="string">
            <text:p>Sant Agustí de Lloret Salvatge</text:p>
          </table:table-cell>
          <table:table-cell/>
          <table:table-cell table:formula="of:=CONCATENATE(&quot;insert into esglesia (id,nom,wikipedia) values (&quot;;[.A1561];&quot;,'&quot;;SUBSTITUTE([.B1561];&quot;'&quot;;&quot;''&quot;);&quot;','&quot;;SUBSTITUTE([.C1561];&quot;'&quot;;&quot;''&quot;);&quot;');&quot;)" office:value-type="string" office:string-value="insert into esglesia (id,nom,wikipedia) values (1560,'Sant Agustí de Lloret Salvatge','Sant Agustí de Lloret Salvatge');" calcext:value-type="string">
            <text:p>insert into esglesia (id,nom,wikipedia) values (1560,'Sant Agustí de Lloret Salvatge','Sant Agustí de Lloret Salvatge');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Ermita de Sant Amanç</text:p>
          </table:table-cell>
          <table:table-cell office:value-type="string" calcext:value-type="string">
            <text:p>Ermita de Sant Amanç (Anglès)</text:p>
          </table:table-cell>
          <table:table-cell office:value-type="string" calcext:value-type="string">
            <text:p>Anglès</text:p>
          </table:table-cell>
          <table:table-cell table:formula="of:=CONCATENATE(&quot;insert into esglesia (id,nom,wikipedia) values (&quot;;[.A1562];&quot;,'&quot;;SUBSTITUTE([.B1562];&quot;'&quot;;&quot;''&quot;);&quot;','&quot;;SUBSTITUTE([.C1562];&quot;'&quot;;&quot;''&quot;);&quot;');&quot;)" office:value-type="string" office:string-value="insert into esglesia (id,nom,wikipedia) values (1561,'Ermita de Sant Amanç','Ermita de Sant Amanç (Anglès)');" calcext:value-type="string">
            <text:p>insert into esglesia (id,nom,wikipedia) values (1561,'Ermita de Sant Amanç','Ermita de Sant Amanç (Anglès)');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2" office:value-type="string" calcext:value-type="string">
            <text:p>Sant Andreu de Ramió</text:p>
          </table:table-cell>
          <table:table-cell/>
          <table:table-cell table:formula="of:=CONCATENATE(&quot;insert into esglesia (id,nom,wikipedia) values (&quot;;[.A1563];&quot;,'&quot;;SUBSTITUTE([.B1563];&quot;'&quot;;&quot;''&quot;);&quot;','&quot;;SUBSTITUTE([.C1563];&quot;'&quot;;&quot;''&quot;);&quot;');&quot;)" office:value-type="string" office:string-value="insert into esglesia (id,nom,wikipedia) values (1562,'Sant Andreu de Ramió','Sant Andreu de Ramió');" calcext:value-type="string">
            <text:p>insert into esglesia (id,nom,wikipedia) values (1562,'Sant Andreu de Ramió','Sant Andreu de Ramió');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2" office:value-type="string" calcext:value-type="string">
            <text:p>Sant Corneli de Montells</text:p>
          </table:table-cell>
          <table:table-cell/>
          <table:table-cell table:formula="of:=CONCATENATE(&quot;insert into esglesia (id,nom,wikipedia) values (&quot;;[.A1564];&quot;,'&quot;;SUBSTITUTE([.B1564];&quot;'&quot;;&quot;''&quot;);&quot;','&quot;;SUBSTITUTE([.C1564];&quot;'&quot;;&quot;''&quot;);&quot;');&quot;)" office:value-type="string" office:string-value="insert into esglesia (id,nom,wikipedia) values (1563,'Sant Corneli de Montells','Sant Corneli de Montells');" calcext:value-type="string">
            <text:p>insert into esglesia (id,nom,wikipedia) values (1563,'Sant Corneli de Montells','Sant Corneli de Montells');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2" office:value-type="string" calcext:value-type="string">
            <text:p>Sant Cristòfol de Cerdans</text:p>
          </table:table-cell>
          <table:table-cell/>
          <table:table-cell table:formula="of:=CONCATENATE(&quot;insert into esglesia (id,nom,wikipedia) values (&quot;;[.A1565];&quot;,'&quot;;SUBSTITUTE([.B1565];&quot;'&quot;;&quot;''&quot;);&quot;','&quot;;SUBSTITUTE([.C1565];&quot;'&quot;;&quot;''&quot;);&quot;');&quot;)" office:value-type="string" office:string-value="insert into esglesia (id,nom,wikipedia) values (1564,'Sant Cristòfol de Cerdans','Sant Cristòfol de Cerdans');" calcext:value-type="string">
            <text:p>insert into esglesia (id,nom,wikipedia) values (1564,'Sant Cristòfol de Cerdans','Sant Cristòfol de Cerdans');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2" office:value-type="string" calcext:value-type="string">
            <text:p>Sant Esteve de Massanes</text:p>
          </table:table-cell>
          <table:table-cell/>
          <table:table-cell table:formula="of:=CONCATENATE(&quot;insert into esglesia (id,nom,wikipedia) values (&quot;;[.A1566];&quot;,'&quot;;SUBSTITUTE([.B1566];&quot;'&quot;;&quot;''&quot;);&quot;','&quot;;SUBSTITUTE([.C1566];&quot;'&quot;;&quot;''&quot;);&quot;');&quot;)" office:value-type="string" office:string-value="insert into esglesia (id,nom,wikipedia) values (1565,'Sant Esteve de Massanes','Sant Esteve de Massanes');" calcext:value-type="string">
            <text:p>insert into esglesia (id,nom,wikipedia) values (1565,'Sant Esteve de Massanes','Sant Esteve de Massanes');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2" office:value-type="string" calcext:value-type="string">
            <text:p>Sant Llop de Viabrea</text:p>
          </table:table-cell>
          <table:table-cell/>
          <table:table-cell table:formula="of:=CONCATENATE(&quot;insert into esglesia (id,nom,wikipedia) values (&quot;;[.A1567];&quot;,'&quot;;SUBSTITUTE([.B1567];&quot;'&quot;;&quot;''&quot;);&quot;','&quot;;SUBSTITUTE([.C1567];&quot;'&quot;;&quot;''&quot;);&quot;');&quot;)" office:value-type="string" office:string-value="insert into esglesia (id,nom,wikipedia) values (1566,'Sant Llop de Viabrea','Sant Llop de Viabrea');" calcext:value-type="string">
            <text:p>insert into esglesia (id,nom,wikipedia) values (1566,'Sant Llop de Viabrea','Sant Llop de Viabrea')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2" office:value-type="string" calcext:value-type="string">
            <text:p>Sant Llorenç de Maçanet</text:p>
          </table:table-cell>
          <table:table-cell/>
          <table:table-cell table:formula="of:=CONCATENATE(&quot;insert into esglesia (id,nom,wikipedia) values (&quot;;[.A1568];&quot;,'&quot;;SUBSTITUTE([.B1568];&quot;'&quot;;&quot;''&quot;);&quot;','&quot;;SUBSTITUTE([.C1568];&quot;'&quot;;&quot;''&quot;);&quot;');&quot;)" office:value-type="string" office:string-value="insert into esglesia (id,nom,wikipedia) values (1567,'Sant Llorenç de Maçanet','Sant Llorenç de Maçanet');" calcext:value-type="string">
            <text:p>insert into esglesia (id,nom,wikipedia) values (1567,'Sant Llorenç de Maçanet','Sant Llorenç de Maçanet')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Sant Llorenç de Gaserans</text:p>
          </table:table-cell>
          <table:table-cell/>
          <table:table-cell table:formula="of:=CONCATENATE(&quot;insert into esglesia (id,nom,wikipedia) values (&quot;;[.A1569];&quot;,'&quot;;SUBSTITUTE([.B1569];&quot;'&quot;;&quot;''&quot;);&quot;','&quot;;SUBSTITUTE([.C1569];&quot;'&quot;;&quot;''&quot;);&quot;');&quot;)" office:value-type="string" office:string-value="insert into esglesia (id,nom,wikipedia) values (1568,'Sant Llorenç de Gaserans','Sant Llorenç de Gaserans');" calcext:value-type="string">
            <text:p>insert into esglesia (id,nom,wikipedia) values (1568,'Sant Llorenç de Gaserans','Sant Llorenç de Gaserans');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2" office:value-type="string" calcext:value-type="string">
            <text:p>Sant Martí de l'Esparra</text:p>
          </table:table-cell>
          <table:table-cell/>
          <table:table-cell table:formula="of:=CONCATENATE(&quot;insert into esglesia (id,nom,wikipedia) values (&quot;;[.A1570];&quot;,'&quot;;SUBSTITUTE([.B1570];&quot;'&quot;;&quot;''&quot;);&quot;','&quot;;SUBSTITUTE([.C1570];&quot;'&quot;;&quot;''&quot;);&quot;');&quot;)" office:value-type="string" office:string-value="insert into esglesia (id,nom,wikipedia) values (1569,'Sant Martí de l''Esparra','Sant Martí de l''Esparra');" calcext:value-type="string">
            <text:p>insert into esglesia (id,nom,wikipedia) values (1569,'Sant Martí de l''Esparra','Sant Martí de l''Esparra');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string" calcext:value-type="string">
            <text:p>Sant Martí de Querós</text:p>
          </table:table-cell>
          <table:table-cell/>
          <table:table-cell table:formula="of:=CONCATENATE(&quot;insert into esglesia (id,nom,wikipedia) values (&quot;;[.A1571];&quot;,'&quot;;SUBSTITUTE([.B1571];&quot;'&quot;;&quot;''&quot;);&quot;','&quot;;SUBSTITUTE([.C1571];&quot;'&quot;;&quot;''&quot;);&quot;');&quot;)" office:value-type="string" office:string-value="insert into esglesia (id,nom,wikipedia) values (1570,'Sant Martí de Querós','Sant Martí de Querós');" calcext:value-type="string">
            <text:p>insert into esglesia (id,nom,wikipedia) values (1570,'Sant Martí de Querós','Sant Martí de Querós');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2" office:value-type="string" calcext:value-type="string">
            <text:p>Sant Martí de Riells</text:p>
          </table:table-cell>
          <table:table-cell/>
          <table:table-cell table:formula="of:=CONCATENATE(&quot;insert into esglesia (id,nom,wikipedia) values (&quot;;[.A1572];&quot;,'&quot;;SUBSTITUTE([.B1572];&quot;'&quot;;&quot;''&quot;);&quot;','&quot;;SUBSTITUTE([.C1572];&quot;'&quot;;&quot;''&quot;);&quot;');&quot;)" office:value-type="string" office:string-value="insert into esglesia (id,nom,wikipedia) values (1571,'Sant Martí de Riells','Sant Martí de Riells');" calcext:value-type="string">
            <text:p>insert into esglesia (id,nom,wikipedia) values (1571,'Sant Martí de Riells','Sant Martí de Riells');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2" office:value-type="string" calcext:value-type="string">
            <text:p>Sant Mateu de Joanet</text:p>
          </table:table-cell>
          <table:table-cell/>
          <table:table-cell table:formula="of:=CONCATENATE(&quot;insert into esglesia (id,nom,wikipedia) values (&quot;;[.A1573];&quot;,'&quot;;SUBSTITUTE([.B1573];&quot;'&quot;;&quot;''&quot;);&quot;','&quot;;SUBSTITUTE([.C1573];&quot;'&quot;;&quot;''&quot;);&quot;');&quot;)" office:value-type="string" office:string-value="insert into esglesia (id,nom,wikipedia) values (1572,'Sant Mateu de Joanet','Sant Mateu de Joanet');" calcext:value-type="string">
            <text:p>insert into esglesia (id,nom,wikipedia) values (1572,'Sant Mateu de Joanet','Sant Mateu de Joanet');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 office:value-type="string" calcext:value-type="string">
            <text:p>Sant Miquel de Maifré</text:p>
          </table:table-cell>
          <table:table-cell/>
          <table:table-cell table:formula="of:=CONCATENATE(&quot;insert into esglesia (id,nom,wikipedia) values (&quot;;[.A1574];&quot;,'&quot;;SUBSTITUTE([.B1574];&quot;'&quot;;&quot;''&quot;);&quot;','&quot;;SUBSTITUTE([.C1574];&quot;'&quot;;&quot;''&quot;);&quot;');&quot;)" office:value-type="string" office:string-value="insert into esglesia (id,nom,wikipedia) values (1573,'Sant Miquel de Maifré','Sant Miquel de Maifré');" calcext:value-type="string">
            <text:p>insert into esglesia (id,nom,wikipedia) values (1573,'Sant Miquel de Maifré','Sant Miquel de Maifré');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 office:value-type="string" calcext:value-type="string">
            <text:p>Sant Pere d'Osor</text:p>
          </table:table-cell>
          <table:table-cell/>
          <table:table-cell table:formula="of:=CONCATENATE(&quot;insert into esglesia (id,nom,wikipedia) values (&quot;;[.A1575];&quot;,'&quot;;SUBSTITUTE([.B1575];&quot;'&quot;;&quot;''&quot;);&quot;','&quot;;SUBSTITUTE([.C1575];&quot;'&quot;;&quot;''&quot;);&quot;');&quot;)" office:value-type="string" office:string-value="insert into esglesia (id,nom,wikipedia) values (1574,'Sant Pere d''Osor','Sant Pere d''Osor');" calcext:value-type="string">
            <text:p>insert into esglesia (id,nom,wikipedia) values (1574,'Sant Pere d''Osor','Sant Pere d''Osor');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 office:value-type="string" calcext:value-type="string">
            <text:p>Sant Pere Desplà</text:p>
          </table:table-cell>
          <table:table-cell/>
          <table:table-cell table:formula="of:=CONCATENATE(&quot;insert into esglesia (id,nom,wikipedia) values (&quot;;[.A1576];&quot;,'&quot;;SUBSTITUTE([.B1576];&quot;'&quot;;&quot;''&quot;);&quot;','&quot;;SUBSTITUTE([.C1576];&quot;'&quot;;&quot;''&quot;);&quot;');&quot;)" office:value-type="string" office:string-value="insert into esglesia (id,nom,wikipedia) values (1575,'Sant Pere Desplà','Sant Pere Desplà');" calcext:value-type="string">
            <text:p>insert into esglesia (id,nom,wikipedia) values (1575,'Sant Pere Desplà','Sant Pere Desplà');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Sant Romà</text:p>
          </table:table-cell>
          <table:table-cell office:value-type="string" calcext:value-type="string">
            <text:p>Sant Romà (Brunyola)</text:p>
          </table:table-cell>
          <table:table-cell office:value-type="string" calcext:value-type="string">
            <text:p>Brunyola</text:p>
          </table:table-cell>
          <table:table-cell table:formula="of:=CONCATENATE(&quot;insert into esglesia (id,nom,wikipedia) values (&quot;;[.A1577];&quot;,'&quot;;SUBSTITUTE([.B1577];&quot;'&quot;;&quot;''&quot;);&quot;','&quot;;SUBSTITUTE([.C1577];&quot;'&quot;;&quot;''&quot;);&quot;');&quot;)" office:value-type="string" office:string-value="insert into esglesia (id,nom,wikipedia) values (1576,'Sant Romà','Sant Romà (Brunyola)');" calcext:value-type="string">
            <text:p>insert into esglesia (id,nom,wikipedia) values (1576,'Sant Romà','Sant Romà (Brunyola)');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2" office:value-type="string" calcext:value-type="string">
            <text:p>Santa Brígida d'Amer</text:p>
          </table:table-cell>
          <table:table-cell/>
          <table:table-cell table:formula="of:=CONCATENATE(&quot;insert into esglesia (id,nom,wikipedia) values (&quot;;[.A1578];&quot;,'&quot;;SUBSTITUTE([.B1578];&quot;'&quot;;&quot;''&quot;);&quot;','&quot;;SUBSTITUTE([.C1578];&quot;'&quot;;&quot;''&quot;);&quot;');&quot;)" office:value-type="string" office:string-value="insert into esglesia (id,nom,wikipedia) values (1577,'Santa Brígida d''Amer','Santa Brígida d''Amer');" calcext:value-type="string">
            <text:p>insert into esglesia (id,nom,wikipedia) values (1577,'Santa Brígida d''Amer','Santa Brígida d''Amer')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2" office:value-type="string" calcext:value-type="string">
            <text:p>Santa Creu d'Horta</text:p>
          </table:table-cell>
          <table:table-cell/>
          <table:table-cell table:formula="of:=CONCATENATE(&quot;insert into esglesia (id,nom,wikipedia) values (&quot;;[.A1579];&quot;,'&quot;;SUBSTITUTE([.B1579];&quot;'&quot;;&quot;''&quot;);&quot;','&quot;;SUBSTITUTE([.C1579];&quot;'&quot;;&quot;''&quot;);&quot;');&quot;)" office:value-type="string" office:string-value="insert into esglesia (id,nom,wikipedia) values (1578,'Santa Creu d''Horta','Santa Creu d''Horta');" calcext:value-type="string">
            <text:p>insert into esglesia (id,nom,wikipedia) values (1578,'Santa Creu d''Horta','Santa Creu d''Horta');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2" office:value-type="string" calcext:value-type="string">
            <text:p>Santa Margarida de Vallors</text:p>
          </table:table-cell>
          <table:table-cell/>
          <table:table-cell table:formula="of:=CONCATENATE(&quot;insert into esglesia (id,nom,wikipedia) values (&quot;;[.A1580];&quot;,'&quot;;SUBSTITUTE([.B1580];&quot;'&quot;;&quot;''&quot;);&quot;','&quot;;SUBSTITUTE([.C1580];&quot;'&quot;;&quot;''&quot;);&quot;');&quot;)" office:value-type="string" office:string-value="insert into esglesia (id,nom,wikipedia) values (1579,'Santa Margarida de Vallors','Santa Margarida de Vallors');" calcext:value-type="string">
            <text:p>insert into esglesia (id,nom,wikipedia) values (1579,'Santa Margarida de Vallors','Santa Margarida de Vallors');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string" calcext:value-type="string">
            <text:p>Santa Maria de Lliors</text:p>
          </table:table-cell>
          <table:table-cell/>
          <table:table-cell table:formula="of:=CONCATENATE(&quot;insert into esglesia (id,nom,wikipedia) values (&quot;;[.A1581];&quot;,'&quot;;SUBSTITUTE([.B1581];&quot;'&quot;;&quot;''&quot;);&quot;','&quot;;SUBSTITUTE([.C1581];&quot;'&quot;;&quot;''&quot;);&quot;');&quot;)" office:value-type="string" office:string-value="insert into esglesia (id,nom,wikipedia) values (1580,'Santa Maria de Lliors','Santa Maria de Lliors');" calcext:value-type="string">
            <text:p>insert into esglesia (id,nom,wikipedia) values (1580,'Santa Maria de Lliors','Santa Maria de Lliors');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2" office:value-type="string" calcext:value-type="string">
            <text:p>Santa Maria de Mansolí</text:p>
          </table:table-cell>
          <table:table-cell/>
          <table:table-cell table:formula="of:=CONCATENATE(&quot;insert into esglesia (id,nom,wikipedia) values (&quot;;[.A1582];&quot;,'&quot;;SUBSTITUTE([.B1582];&quot;'&quot;;&quot;''&quot;);&quot;','&quot;;SUBSTITUTE([.C1582];&quot;'&quot;;&quot;''&quot;);&quot;');&quot;)" office:value-type="string" office:string-value="insert into esglesia (id,nom,wikipedia) values (1581,'Santa Maria de Mansolí','Santa Maria de Mansolí');" calcext:value-type="string">
            <text:p>insert into esglesia (id,nom,wikipedia) values (1581,'Santa Maria de Mansolí','Santa Maria de Mansolí');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2" office:value-type="string" calcext:value-type="string">
            <text:p>Sants Just i Pastor de la Cellera</text:p>
          </table:table-cell>
          <table:table-cell/>
          <table:table-cell table:formula="of:=CONCATENATE(&quot;insert into esglesia (id,nom,wikipedia) values (&quot;;[.A1583];&quot;,'&quot;;SUBSTITUTE([.B1583];&quot;'&quot;;&quot;''&quot;);&quot;','&quot;;SUBSTITUTE([.C1583];&quot;'&quot;;&quot;''&quot;);&quot;');&quot;)" office:value-type="string" office:string-value="insert into esglesia (id,nom,wikipedia) values (1582,'Sants Just i Pastor de la Cellera','Sants Just i Pastor de la Cellera');" calcext:value-type="string">
            <text:p>insert into esglesia (id,nom,wikipedia) values (1582,'Sants Just i Pastor de la Cellera','Sants Just i Pastor de la Cellera');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2" office:value-type="string" calcext:value-type="string">
            <text:p>Mare de Déu de Farners</text:p>
          </table:table-cell>
          <table:table-cell/>
          <table:table-cell table:formula="of:=CONCATENATE(&quot;insert into esglesia (id,nom,wikipedia) values (&quot;;[.A1584];&quot;,'&quot;;SUBSTITUTE([.B1584];&quot;'&quot;;&quot;''&quot;);&quot;','&quot;;SUBSTITUTE([.C1584];&quot;'&quot;;&quot;''&quot;);&quot;');&quot;)" office:value-type="string" office:string-value="insert into esglesia (id,nom,wikipedia) values (1583,'Mare de Déu de Farners','Mare de Déu de Farners');" calcext:value-type="string">
            <text:p>insert into esglesia (id,nom,wikipedia) values (1583,'Mare de Déu de Farners','Mare de Déu de Farners');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2" office:value-type="string" calcext:value-type="string">
            <text:p>Sant Andreu de Castanyet</text:p>
          </table:table-cell>
          <table:table-cell/>
          <table:table-cell table:formula="of:=CONCATENATE(&quot;insert into esglesia (id,nom,wikipedia) values (&quot;;[.A1585];&quot;,'&quot;;SUBSTITUTE([.B1585];&quot;'&quot;;&quot;''&quot;);&quot;','&quot;;SUBSTITUTE([.C1585];&quot;'&quot;;&quot;''&quot;);&quot;');&quot;)" office:value-type="string" office:string-value="insert into esglesia (id,nom,wikipedia) values (1584,'Sant Andreu de Castanyet','Sant Andreu de Castanyet');" calcext:value-type="string">
            <text:p>insert into esglesia (id,nom,wikipedia) values (1584,'Sant Andreu de Castanyet','Sant Andreu de Castanyet');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2" office:value-type="string" calcext:value-type="string">
            <text:p>Sant Miquel de Cladells</text:p>
          </table:table-cell>
          <table:table-cell/>
          <table:table-cell table:formula="of:=CONCATENATE(&quot;insert into esglesia (id,nom,wikipedia) values (&quot;;[.A1586];&quot;,'&quot;;SUBSTITUTE([.B1586];&quot;'&quot;;&quot;''&quot;);&quot;','&quot;;SUBSTITUTE([.C1586];&quot;'&quot;;&quot;''&quot;);&quot;');&quot;)" office:value-type="string" office:string-value="insert into esglesia (id,nom,wikipedia) values (1585,'Sant Miquel de Cladells','Sant Miquel de Cladells');" calcext:value-type="string">
            <text:p>insert into esglesia (id,nom,wikipedia) values (1585,'Sant Miquel de Cladells','Sant Miquel de Cladells');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2" office:value-type="string" calcext:value-type="string">
            <text:p>Sant Pere Cercada</text:p>
          </table:table-cell>
          <table:table-cell/>
          <table:table-cell table:formula="of:=CONCATENATE(&quot;insert into esglesia (id,nom,wikipedia) values (&quot;;[.A1587];&quot;,'&quot;;SUBSTITUTE([.B1587];&quot;'&quot;;&quot;''&quot;);&quot;','&quot;;SUBSTITUTE([.C1587];&quot;'&quot;;&quot;''&quot;);&quot;');&quot;)" office:value-type="string" office:string-value="insert into esglesia (id,nom,wikipedia) values (1586,'Sant Pere Cercada','Sant Pere Cercada');" calcext:value-type="string">
            <text:p>insert into esglesia (id,nom,wikipedia) values (1586,'Sant Pere Cercada','Sant Pere Cercada');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2" office:value-type="string" calcext:value-type="string">
            <text:p>Santa Victòria de Sauleda</text:p>
          </table:table-cell>
          <table:table-cell/>
          <table:table-cell table:formula="of:=CONCATENATE(&quot;insert into esglesia (id,nom,wikipedia) values (&quot;;[.A1588];&quot;,'&quot;;SUBSTITUTE([.B1588];&quot;'&quot;;&quot;''&quot;);&quot;','&quot;;SUBSTITUTE([.C1588];&quot;'&quot;;&quot;''&quot;);&quot;');&quot;)" office:value-type="string" office:string-value="insert into esglesia (id,nom,wikipedia) values (1587,'Santa Victòria de Sauleda','Santa Victòria de Sauleda');" calcext:value-type="string">
            <text:p>insert into esglesia (id,nom,wikipedia) values (1587,'Santa Victòria de Sauleda','Santa Victòria de Sauleda');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Santa Àgata</text:p>
          </table:table-cell>
          <table:table-cell office:value-type="string" calcext:value-type="string">
            <text:p>Santa Àgata (Clariana de Cardener)</text:p>
          </table:table-cell>
          <table:table-cell office:value-type="string" calcext:value-type="string">
            <text:p>Clariana de Cardener</text:p>
          </table:table-cell>
          <table:table-cell table:formula="of:=CONCATENATE(&quot;insert into esglesia (id,nom,wikipedia) values (&quot;;[.A1589];&quot;,'&quot;;SUBSTITUTE([.B1589];&quot;'&quot;;&quot;''&quot;);&quot;','&quot;;SUBSTITUTE([.C1589];&quot;'&quot;;&quot;''&quot;);&quot;');&quot;)" office:value-type="string" office:string-value="insert into esglesia (id,nom,wikipedia) values (1588,'Santa Àgata','Santa Àgata (Clariana de Cardener)');" calcext:value-type="string">
            <text:p>insert into esglesia (id,nom,wikipedia) values (1588,'Santa Àgata','Santa Àgata (Clariana de Cardener)');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 office:value-type="string" calcext:value-type="string">
            <text:p>Sant Andreu de Miralles</text:p>
          </table:table-cell>
          <table:table-cell/>
          <table:table-cell table:formula="of:=CONCATENATE(&quot;insert into esglesia (id,nom,wikipedia) values (&quot;;[.A1590];&quot;,'&quot;;SUBSTITUTE([.B1590];&quot;'&quot;;&quot;''&quot;);&quot;','&quot;;SUBSTITUTE([.C1590];&quot;'&quot;;&quot;''&quot;);&quot;');&quot;)" office:value-type="string" office:string-value="insert into esglesia (id,nom,wikipedia) values (1589,'Sant Andreu de Miralles','Sant Andreu de Miralles');" calcext:value-type="string">
            <text:p>insert into esglesia (id,nom,wikipedia) values (1589,'Sant Andreu de Miralles','Sant Andreu de Miralles');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Sant Andreu de Clarà</text:p>
          </table:table-cell>
          <table:table-cell office:value-type="string" calcext:value-type="string">
            <text:p>Sant Andreu de Clarà (Castellar de la Ribera)</text:p>
          </table:table-cell>
          <table:table-cell office:value-type="string" calcext:value-type="string">
            <text:p>Castellar de la Ribera</text:p>
          </table:table-cell>
          <table:table-cell table:formula="of:=CONCATENATE(&quot;insert into esglesia (id,nom,wikipedia) values (&quot;;[.A1591];&quot;,'&quot;;SUBSTITUTE([.B1591];&quot;'&quot;;&quot;''&quot;);&quot;','&quot;;SUBSTITUTE([.C1591];&quot;'&quot;;&quot;''&quot;);&quot;');&quot;)" office:value-type="string" office:string-value="insert into esglesia (id,nom,wikipedia) values (1590,'Sant Andreu de Clarà','Sant Andreu de Clarà (Castellar de la Ribera)');" calcext:value-type="string">
            <text:p>insert into esglesia (id,nom,wikipedia) values (1590,'Sant Andreu de Clarà','Sant Andreu de Clarà (Castellar de la Ribera)');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2" office:value-type="string" calcext:value-type="string">
            <text:p>Catedral de Solsona</text:p>
          </table:table-cell>
          <table:table-cell office:value-type="string" calcext:value-type="string">
            <text:p>Solsona</text:p>
          </table:table-cell>
          <table:table-cell table:formula="of:=CONCATENATE(&quot;insert into esglesia (id,nom,wikipedia) values (&quot;;[.A1592];&quot;,'&quot;;SUBSTITUTE([.B1592];&quot;'&quot;;&quot;''&quot;);&quot;','&quot;;SUBSTITUTE([.C1592];&quot;'&quot;;&quot;''&quot;);&quot;');&quot;)" office:value-type="string" office:string-value="insert into esglesia (id,nom,wikipedia) values (1591,'Catedral de Solsona','Catedral de Solsona');" calcext:value-type="string">
            <text:p>insert into esglesia (id,nom,wikipedia) values (1591,'Catedral de Solsona','Catedral de Solsona');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2" office:value-type="string" calcext:value-type="string">
            <text:p>Església de Sant Climenç</text:p>
          </table:table-cell>
          <table:table-cell/>
          <table:table-cell table:formula="of:=CONCATENATE(&quot;insert into esglesia (id,nom,wikipedia) values (&quot;;[.A1593];&quot;,'&quot;;SUBSTITUTE([.B1593];&quot;'&quot;;&quot;''&quot;);&quot;','&quot;;SUBSTITUTE([.C1593];&quot;'&quot;;&quot;''&quot;);&quot;');&quot;)" office:value-type="string" office:string-value="insert into esglesia (id,nom,wikipedia) values (1592,'Església de Sant Climenç','Església de Sant Climenç');" calcext:value-type="string">
            <text:p>insert into esglesia (id,nom,wikipedia) values (1592,'Església de Sant Climenç','Església de Sant Climenç');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2" office:value-type="string" calcext:value-type="string">
            <text:p>Capella de Coïns</text:p>
          </table:table-cell>
          <table:table-cell/>
          <table:table-cell table:formula="of:=CONCATENATE(&quot;insert into esglesia (id,nom,wikipedia) values (&quot;;[.A1594];&quot;,'&quot;;SUBSTITUTE([.B1594];&quot;'&quot;;&quot;''&quot;);&quot;','&quot;;SUBSTITUTE([.C1594];&quot;'&quot;;&quot;''&quot;);&quot;');&quot;)" office:value-type="string" office:string-value="insert into esglesia (id,nom,wikipedia) values (1593,'Capella de Coïns','Capella de Coïns');" calcext:value-type="string">
            <text:p>insert into esglesia (id,nom,wikipedia) values (1593,'Capella de Coïns','Capella de Coïns');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2" office:value-type="string" calcext:value-type="string">
            <text:p>Sant Ermengol de Madrona (vell)</text:p>
          </table:table-cell>
          <table:table-cell/>
          <table:table-cell table:formula="of:=CONCATENATE(&quot;insert into esglesia (id,nom,wikipedia) values (&quot;;[.A1595];&quot;,'&quot;;SUBSTITUTE([.B1595];&quot;'&quot;;&quot;''&quot;);&quot;','&quot;;SUBSTITUTE([.C1595];&quot;'&quot;;&quot;''&quot;);&quot;');&quot;)" office:value-type="string" office:string-value="insert into esglesia (id,nom,wikipedia) values (1594,'Sant Ermengol de Madrona (vell)','Sant Ermengol de Madrona (vell)');" calcext:value-type="string">
            <text:p>insert into esglesia (id,nom,wikipedia) values (1594,'Sant Ermengol de Madrona (vell)','Sant Ermengol de Madrona (vell)');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2" office:value-type="string" calcext:value-type="string">
            <text:p>Església vella de la Molsosa</text:p>
          </table:table-cell>
          <table:table-cell/>
          <table:table-cell table:formula="of:=CONCATENATE(&quot;insert into esglesia (id,nom,wikipedia) values (&quot;;[.A1596];&quot;,'&quot;;SUBSTITUTE([.B1596];&quot;'&quot;;&quot;''&quot;);&quot;','&quot;;SUBSTITUTE([.C1596];&quot;'&quot;;&quot;''&quot;);&quot;');&quot;)" office:value-type="string" office:string-value="insert into esglesia (id,nom,wikipedia) values (1595,'Església vella de la Molsosa','Església vella de la Molsosa');" calcext:value-type="string">
            <text:p>insert into esglesia (id,nom,wikipedia) values (1595,'Església vella de la Molsosa','Església vella de la Molsosa');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string" calcext:value-type="string">
            <text:p>Sant Esteve de Castellonet</text:p>
          </table:table-cell>
          <table:table-cell/>
          <table:table-cell table:formula="of:=CONCATENATE(&quot;insert into esglesia (id,nom,wikipedia) values (&quot;;[.A1597];&quot;,'&quot;;SUBSTITUTE([.B1597];&quot;'&quot;;&quot;''&quot;);&quot;','&quot;;SUBSTITUTE([.C1597];&quot;'&quot;;&quot;''&quot;);&quot;');&quot;)" office:value-type="string" office:string-value="insert into esglesia (id,nom,wikipedia) values (1596,'Sant Esteve de Castellonet','Sant Esteve de Castellonet');" calcext:value-type="string">
            <text:p>insert into esglesia (id,nom,wikipedia) values (1596,'Sant Esteve de Castellonet','Sant Esteve de Castellonet');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Capella de Santa Eulàlia</text:p>
          </table:table-cell>
          <table:table-cell office:value-type="string" calcext:value-type="string">
            <text:p>Capella de Santa Eulàlia (la Molsosa)</text:p>
          </table:table-cell>
          <table:table-cell office:value-type="string" calcext:value-type="string">
            <text:p>La Molsosa</text:p>
          </table:table-cell>
          <table:table-cell table:formula="of:=CONCATENATE(&quot;insert into esglesia (id,nom,wikipedia) values (&quot;;[.A1598];&quot;,'&quot;;SUBSTITUTE([.B1598];&quot;'&quot;;&quot;''&quot;);&quot;','&quot;;SUBSTITUTE([.C1598];&quot;'&quot;;&quot;''&quot;);&quot;');&quot;)" office:value-type="string" office:string-value="insert into esglesia (id,nom,wikipedia) values (1597,'Capella de Santa Eulàlia','Capella de Santa Eulàlia (la Molsosa)');" calcext:value-type="string">
            <text:p>insert into esglesia (id,nom,wikipedia) values (1597,'Capella de Santa Eulàlia','Capella de Santa Eulàlia (la Molsosa)');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 office:value-type="string" calcext:value-type="string">
            <text:p>Església de Sant Honorat</text:p>
          </table:table-cell>
          <table:table-cell/>
          <table:table-cell table:formula="of:=CONCATENATE(&quot;insert into esglesia (id,nom,wikipedia) values (&quot;;[.A1599];&quot;,'&quot;;SUBSTITUTE([.B1599];&quot;'&quot;;&quot;''&quot;);&quot;','&quot;;SUBSTITUTE([.C1599];&quot;'&quot;;&quot;''&quot;);&quot;');&quot;)" office:value-type="string" office:string-value="insert into esglesia (id,nom,wikipedia) values (1598,'Església de Sant Honorat','Església de Sant Honorat');" calcext:value-type="string">
            <text:p>insert into esglesia (id,nom,wikipedia) values (1598,'Església de Sant Honorat','Església de Sant Honorat');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2" office:value-type="string" calcext:value-type="string">
            <text:p>Sant Jaume dels Tracs</text:p>
          </table:table-cell>
          <table:table-cell/>
          <table:table-cell table:formula="of:=CONCATENATE(&quot;insert into esglesia (id,nom,wikipedia) values (&quot;;[.A1600];&quot;,'&quot;;SUBSTITUTE([.B1600];&quot;'&quot;;&quot;''&quot;);&quot;','&quot;;SUBSTITUTE([.C1600];&quot;'&quot;;&quot;''&quot;);&quot;');&quot;)" office:value-type="string" office:string-value="insert into esglesia (id,nom,wikipedia) values (1599,'Sant Jaume dels Tracs','Sant Jaume dels Tracs');" calcext:value-type="string">
            <text:p>insert into esglesia (id,nom,wikipedia) values (1599,'Sant Jaume dels Tracs','Sant Jaume dels Tracs');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string" calcext:value-type="string">
            <text:p>Sant Joan de Castellonet</text:p>
          </table:table-cell>
          <table:table-cell/>
          <table:table-cell table:formula="of:=CONCATENATE(&quot;insert into esglesia (id,nom,wikipedia) values (&quot;;[.A1601];&quot;,'&quot;;SUBSTITUTE([.B1601];&quot;'&quot;;&quot;''&quot;);&quot;','&quot;;SUBSTITUTE([.C1601];&quot;'&quot;;&quot;''&quot;);&quot;');&quot;)" office:value-type="string" office:string-value="insert into esglesia (id,nom,wikipedia) values (1600,'Sant Joan de Castellonet','Sant Joan de Castellonet');" calcext:value-type="string">
            <text:p>insert into esglesia (id,nom,wikipedia) values (1600,'Sant Joan de Castellonet','Sant Joan de Castellonet');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2" office:value-type="string" calcext:value-type="string">
            <text:p>Sant Julià de Ceuró</text:p>
          </table:table-cell>
          <table:table-cell/>
          <table:table-cell table:formula="of:=CONCATENATE(&quot;insert into esglesia (id,nom,wikipedia) values (&quot;;[.A1602];&quot;,'&quot;;SUBSTITUTE([.B1602];&quot;'&quot;;&quot;''&quot;);&quot;','&quot;;SUBSTITUTE([.C1602];&quot;'&quot;;&quot;''&quot;);&quot;');&quot;)" office:value-type="string" office:string-value="insert into esglesia (id,nom,wikipedia) values (1601,'Sant Julià de Ceuró','Sant Julià de Ceuró');" calcext:value-type="string">
            <text:p>insert into esglesia (id,nom,wikipedia) values (1601,'Sant Julià de Ceuró','Sant Julià de Ceuró');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2" office:value-type="string" calcext:value-type="string">
            <text:p>Santa Magdalena de les Tàpies</text:p>
          </table:table-cell>
          <table:table-cell/>
          <table:table-cell table:formula="of:=CONCATENATE(&quot;insert into esglesia (id,nom,wikipedia) values (&quot;;[.A1603];&quot;,'&quot;;SUBSTITUTE([.B1603];&quot;'&quot;;&quot;''&quot;);&quot;','&quot;;SUBSTITUTE([.C1603];&quot;'&quot;;&quot;''&quot;);&quot;');&quot;)" office:value-type="string" office:string-value="insert into esglesia (id,nom,wikipedia) values (1602,'Santa Magdalena de les Tàpies','Santa Magdalena de les Tàpies');" calcext:value-type="string">
            <text:p>insert into esglesia (id,nom,wikipedia) values (1602,'Santa Magdalena de les Tàpies','Santa Magdalena de les Tàpies');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2" office:value-type="string" calcext:value-type="string">
            <text:p>Santa Magdalena de Vilaprinyó</text:p>
          </table:table-cell>
          <table:table-cell/>
          <table:table-cell table:formula="of:=CONCATENATE(&quot;insert into esglesia (id,nom,wikipedia) values (&quot;;[.A1604];&quot;,'&quot;;SUBSTITUTE([.B1604];&quot;'&quot;;&quot;''&quot;);&quot;','&quot;;SUBSTITUTE([.C1604];&quot;'&quot;;&quot;''&quot;);&quot;');&quot;)" office:value-type="string" office:string-value="insert into esglesia (id,nom,wikipedia) values (1603,'Santa Magdalena de Vilaprinyó','Santa Magdalena de Vilaprinyó');" calcext:value-type="string">
            <text:p>insert into esglesia (id,nom,wikipedia) values (1603,'Santa Magdalena de Vilaprinyó','Santa Magdalena de Vilaprinyó');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2" office:value-type="string" calcext:value-type="string">
            <text:p>Santa Maria d'Enfesta</text:p>
          </table:table-cell>
          <table:table-cell/>
          <table:table-cell table:formula="of:=CONCATENATE(&quot;insert into esglesia (id,nom,wikipedia) values (&quot;;[.A1605];&quot;,'&quot;;SUBSTITUTE([.B1605];&quot;'&quot;;&quot;''&quot;);&quot;','&quot;;SUBSTITUTE([.C1605];&quot;'&quot;;&quot;''&quot;);&quot;');&quot;)" office:value-type="string" office:string-value="insert into esglesia (id,nom,wikipedia) values (1604,'Santa Maria d''Enfesta','Santa Maria d''Enfesta');" calcext:value-type="string">
            <text:p>insert into esglesia (id,nom,wikipedia) values (1604,'Santa Maria d''Enfesta','Santa Maria d''Enfesta');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2" office:value-type="string" calcext:value-type="string">
            <text:p>Santa Maria de Casalets</text:p>
          </table:table-cell>
          <table:table-cell/>
          <table:table-cell table:formula="of:=CONCATENATE(&quot;insert into esglesia (id,nom,wikipedia) values (&quot;;[.A1606];&quot;,'&quot;;SUBSTITUTE([.B1606];&quot;'&quot;;&quot;''&quot;);&quot;','&quot;;SUBSTITUTE([.C1606];&quot;'&quot;;&quot;''&quot;);&quot;');&quot;)" office:value-type="string" office:string-value="insert into esglesia (id,nom,wikipedia) values (1605,'Santa Maria de Casalets','Santa Maria de Casalets');" calcext:value-type="string">
            <text:p>insert into esglesia (id,nom,wikipedia) values (1605,'Santa Maria de Casalets','Santa Maria de Casalets');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2" office:value-type="string" calcext:value-type="string">
            <text:p>Santa Maria del Soler</text:p>
          </table:table-cell>
          <table:table-cell/>
          <table:table-cell table:formula="of:=CONCATENATE(&quot;insert into esglesia (id,nom,wikipedia) values (&quot;;[.A1607];&quot;,'&quot;;SUBSTITUTE([.B1607];&quot;'&quot;;&quot;''&quot;);&quot;','&quot;;SUBSTITUTE([.C1607];&quot;'&quot;;&quot;''&quot;);&quot;');&quot;)" office:value-type="string" office:string-value="insert into esglesia (id,nom,wikipedia) values (1606,'Santa Maria del Soler','Santa Maria del Soler');" calcext:value-type="string">
            <text:p>insert into esglesia (id,nom,wikipedia) values (1606,'Santa Maria del Soler','Santa Maria del Soler');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Antiga església de Sant Martí de Joval</text:p>
          </table:table-cell>
          <table:table-cell/>
          <table:table-cell table:formula="of:=CONCATENATE(&quot;insert into esglesia (id,nom,wikipedia) values (&quot;;[.A1608];&quot;,'&quot;;SUBSTITUTE([.B1608];&quot;'&quot;;&quot;''&quot;);&quot;','&quot;;SUBSTITUTE([.C1608];&quot;'&quot;;&quot;''&quot;);&quot;');&quot;)" office:value-type="string" office:string-value="insert into esglesia (id,nom,wikipedia) values (1607,'Antiga església de Sant Martí de Joval','Antiga església de Sant Martí de Joval');" calcext:value-type="string">
            <text:p>insert into esglesia (id,nom,wikipedia) values (1607,'Antiga església de Sant Martí de Joval','Antiga església de Sant Martí de Joval');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Sant Miquel de Vallmanya</text:p>
          </table:table-cell>
          <table:table-cell office:value-type="string" calcext:value-type="string">
            <text:p>Sant Miquel de Vallmanya (Pinós)</text:p>
          </table:table-cell>
          <table:table-cell office:value-type="string" calcext:value-type="string">
            <text:p>Pinós</text:p>
          </table:table-cell>
          <table:table-cell table:formula="of:=CONCATENATE(&quot;insert into esglesia (id,nom,wikipedia) values (&quot;;[.A1609];&quot;,'&quot;;SUBSTITUTE([.B1609];&quot;'&quot;;&quot;''&quot;);&quot;','&quot;;SUBSTITUTE([.C1609];&quot;'&quot;;&quot;''&quot;);&quot;');&quot;)" office:value-type="string" office:string-value="insert into esglesia (id,nom,wikipedia) values (1608,'Sant Miquel de Vallmanya','Sant Miquel de Vallmanya (Pinós)');" calcext:value-type="string">
            <text:p>insert into esglesia (id,nom,wikipedia) values (1608,'Sant Miquel de Vallmanya','Sant Miquel de Vallmanya (Pinós)');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2" office:value-type="string" calcext:value-type="string">
            <text:p>La Móra (Navès)</text:p>
          </table:table-cell>
          <table:table-cell/>
          <table:table-cell table:formula="of:=CONCATENATE(&quot;insert into esglesia (id,nom,wikipedia) values (&quot;;[.A1610];&quot;,'&quot;;SUBSTITUTE([.B1610];&quot;'&quot;;&quot;''&quot;);&quot;','&quot;;SUBSTITUTE([.C1610];&quot;'&quot;;&quot;''&quot;);&quot;');&quot;)" office:value-type="string" office:string-value="insert into esglesia (id,nom,wikipedia) values (1609,'La Móra (Navès)','La Móra (Navès)');" calcext:value-type="string">
            <text:p>insert into esglesia (id,nom,wikipedia) values (1609,'La Móra (Navès)','La Móra (Navès)');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string" calcext:value-type="string">
            <text:p>Monestir de Sant Llorenç de Morunys</text:p>
          </table:table-cell>
          <table:table-cell office:value-type="string" calcext:value-type="string">
            <text:p>Sant Llorenç de Morunys</text:p>
          </table:table-cell>
          <table:table-cell table:formula="of:=CONCATENATE(&quot;insert into esglesia (id,nom,wikipedia) values (&quot;;[.A1611];&quot;,'&quot;;SUBSTITUTE([.B1611];&quot;'&quot;;&quot;''&quot;);&quot;','&quot;;SUBSTITUTE([.C1611];&quot;'&quot;;&quot;''&quot;);&quot;');&quot;)" office:value-type="string" office:string-value="insert into esglesia (id,nom,wikipedia) values (1610,'Monestir de Sant Llorenç de Morunys','Monestir de Sant Llorenç de Morunys');" calcext:value-type="string">
            <text:p>insert into esglesia (id,nom,wikipedia) values (1610,'Monestir de Sant Llorenç de Morunys','Monestir de Sant Llorenç de Morunys');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2" office:value-type="string" calcext:value-type="string">
            <text:p>Sant Pere de Castellar</text:p>
          </table:table-cell>
          <table:table-cell/>
          <table:table-cell table:formula="of:=CONCATENATE(&quot;insert into esglesia (id,nom,wikipedia) values (&quot;;[.A1612];&quot;,'&quot;;SUBSTITUTE([.B1612];&quot;'&quot;;&quot;''&quot;);&quot;','&quot;;SUBSTITUTE([.C1612];&quot;'&quot;;&quot;''&quot;);&quot;');&quot;)" office:value-type="string" office:string-value="insert into esglesia (id,nom,wikipedia) values (1611,'Sant Pere de Castellar','Sant Pere de Castellar');" calcext:value-type="string">
            <text:p>insert into esglesia (id,nom,wikipedia) values (1611,'Sant Pere de Castellar','Sant Pere de Castellar');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Sant Pere de Madrona</text:p>
          </table:table-cell>
          <table:table-cell office:value-type="string" calcext:value-type="string">
            <text:p>Sant Pere de Madrona (Solsonès)</text:p>
          </table:table-cell>
          <table:table-cell office:value-type="string" calcext:value-type="string">
            <text:p>Pinell de Solsonès</text:p>
          </table:table-cell>
          <table:table-cell table:formula="of:=CONCATENATE(&quot;insert into esglesia (id,nom,wikipedia) values (&quot;;[.A1613];&quot;,'&quot;;SUBSTITUTE([.B1613];&quot;'&quot;;&quot;''&quot;);&quot;','&quot;;SUBSTITUTE([.C1613];&quot;'&quot;;&quot;''&quot;);&quot;');&quot;)" office:value-type="string" office:string-value="insert into esglesia (id,nom,wikipedia) values (1612,'Sant Pere de Madrona','Sant Pere de Madrona (Solsonès)');" calcext:value-type="string">
            <text:p>insert into esglesia (id,nom,wikipedia) values (1612,'Sant Pere de Madrona','Sant Pere de Madrona (Solsonès)');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 office:value-type="string" calcext:value-type="string">
            <text:p>Ermita de Sant Quintí de Cambrils</text:p>
          </table:table-cell>
          <table:table-cell/>
          <table:table-cell table:formula="of:=CONCATENATE(&quot;insert into esglesia (id,nom,wikipedia) values (&quot;;[.A1614];&quot;,'&quot;;SUBSTITUTE([.B1614];&quot;'&quot;;&quot;''&quot;);&quot;','&quot;;SUBSTITUTE([.C1614];&quot;'&quot;;&quot;''&quot;);&quot;');&quot;)" office:value-type="string" office:string-value="insert into esglesia (id,nom,wikipedia) values (1613,'Ermita de Sant Quintí de Cambrils','Ermita de Sant Quintí de Cambrils');" calcext:value-type="string">
            <text:p>insert into esglesia (id,nom,wikipedia) values (1613,'Ermita de Sant Quintí de Cambrils','Ermita de Sant Quintí de Cambrils');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2" office:value-type="string" calcext:value-type="string">
            <text:p>Capella de Sant Romà de Pinell</text:p>
          </table:table-cell>
          <table:table-cell office:value-type="string" calcext:value-type="string">
            <text:p>Pinell de Solsonès</text:p>
          </table:table-cell>
          <table:table-cell table:formula="of:=CONCATENATE(&quot;insert into esglesia (id,nom,wikipedia) values (&quot;;[.A1615];&quot;,'&quot;;SUBSTITUTE([.B1615];&quot;'&quot;;&quot;''&quot;);&quot;','&quot;;SUBSTITUTE([.C1615];&quot;'&quot;;&quot;''&quot;);&quot;');&quot;)" office:value-type="string" office:string-value="insert into esglesia (id,nom,wikipedia) values (1614,'Capella de Sant Romà de Pinell','Capella de Sant Romà de Pinell');" calcext:value-type="string">
            <text:p>insert into esglesia (id,nom,wikipedia) values (1614,'Capella de Sant Romà de Pinell','Capella de Sant Romà de Pinell');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2" office:value-type="string" calcext:value-type="string">
            <text:p>Sant Salvador de Golorons</text:p>
          </table:table-cell>
          <table:table-cell/>
          <table:table-cell table:formula="of:=CONCATENATE(&quot;insert into esglesia (id,nom,wikipedia) values (&quot;;[.A1616];&quot;,'&quot;;SUBSTITUTE([.B1616];&quot;'&quot;;&quot;''&quot;);&quot;','&quot;;SUBSTITUTE([.C1616];&quot;'&quot;;&quot;''&quot;);&quot;');&quot;)" office:value-type="string" office:string-value="insert into esglesia (id,nom,wikipedia) values (1615,'Sant Salvador de Golorons','Sant Salvador de Golorons');" calcext:value-type="string">
            <text:p>insert into esglesia (id,nom,wikipedia) values (1615,'Sant Salvador de Golorons','Sant Salvador de Golorons');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2" office:value-type="string" calcext:value-type="string">
            <text:p>Sant Vicenç de Pinós</text:p>
          </table:table-cell>
          <table:table-cell/>
          <table:table-cell table:formula="of:=CONCATENATE(&quot;insert into esglesia (id,nom,wikipedia) values (&quot;;[.A1617];&quot;,'&quot;;SUBSTITUTE([.B1617];&quot;'&quot;;&quot;''&quot;);&quot;','&quot;;SUBSTITUTE([.C1617];&quot;'&quot;;&quot;''&quot;);&quot;');&quot;)" office:value-type="string" office:string-value="insert into esglesia (id,nom,wikipedia) values (1616,'Sant Vicenç de Pinós','Sant Vicenç de Pinós');" calcext:value-type="string">
            <text:p>insert into esglesia (id,nom,wikipedia) values (1616,'Sant Vicenç de Pinós','Sant Vicenç de Pinós');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2" office:value-type="string" calcext:value-type="string">
            <text:p>Santuari de la Mare de Déu de Puig-aguilar</text:p>
          </table:table-cell>
          <table:table-cell/>
          <table:table-cell table:formula="of:=CONCATENATE(&quot;insert into esglesia (id,nom,wikipedia) values (&quot;;[.A1618];&quot;,'&quot;;SUBSTITUTE([.B1618];&quot;'&quot;;&quot;''&quot;);&quot;','&quot;;SUBSTITUTE([.C1618];&quot;'&quot;;&quot;''&quot;);&quot;');&quot;)" office:value-type="string" office:string-value="insert into esglesia (id,nom,wikipedia) values (1617,'Santuari de la Mare de Déu de Puig-aguilar','Santuari de la Mare de Déu de Puig-aguilar');" calcext:value-type="string">
            <text:p>insert into esglesia (id,nom,wikipedia) values (1617,'Santuari de la Mare de Déu de Puig-aguilar','Santuari de la Mare de Déu de Puig-aguilar');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2" office:value-type="string" calcext:value-type="string">
            <text:p>Sant Climent de Castelltort</text:p>
          </table:table-cell>
          <table:table-cell/>
          <table:table-cell table:formula="of:=CONCATENATE(&quot;insert into esglesia (id,nom,wikipedia) values (&quot;;[.A1619];&quot;,'&quot;;SUBSTITUTE([.B1619];&quot;'&quot;;&quot;''&quot;);&quot;','&quot;;SUBSTITUTE([.C1619];&quot;'&quot;;&quot;''&quot;);&quot;');&quot;)" office:value-type="string" office:string-value="insert into esglesia (id,nom,wikipedia) values (1618,'Sant Climent de Castelltort','Sant Climent de Castelltort');" calcext:value-type="string">
            <text:p>insert into esglesia (id,nom,wikipedia) values (1618,'Sant Climent de Castelltort','Sant Climent de Castelltort');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2" office:value-type="string" calcext:value-type="string">
            <text:p>Sant Esteve de Sisquer</text:p>
          </table:table-cell>
          <table:table-cell/>
          <table:table-cell table:formula="of:=CONCATENATE(&quot;insert into esglesia (id,nom,wikipedia) values (&quot;;[.A1620];&quot;,'&quot;;SUBSTITUTE([.B1620];&quot;'&quot;;&quot;''&quot;);&quot;','&quot;;SUBSTITUTE([.C1620];&quot;'&quot;;&quot;''&quot;);&quot;');&quot;)" office:value-type="string" office:string-value="insert into esglesia (id,nom,wikipedia) values (1619,'Sant Esteve de Sisquer','Sant Esteve de Sisquer');" calcext:value-type="string">
            <text:p>insert into esglesia (id,nom,wikipedia) values (1619,'Sant Esteve de Sisquer','Sant Esteve de Sisquer');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Sant Martí de Guixers</text:p>
          </table:table-cell>
          <table:table-cell office:value-type="string" calcext:value-type="string">
            <text:p>Guixers</text:p>
          </table:table-cell>
          <table:table-cell table:formula="of:=CONCATENATE(&quot;insert into esglesia (id,nom,wikipedia) values (&quot;;[.A1621];&quot;,'&quot;;SUBSTITUTE([.B1621];&quot;'&quot;;&quot;''&quot;);&quot;','&quot;;SUBSTITUTE([.C1621];&quot;'&quot;;&quot;''&quot;);&quot;');&quot;)" office:value-type="string" office:string-value="insert into esglesia (id,nom,wikipedia) values (1620,'Sant Martí de Guixers','Sant Martí de Guixers');" calcext:value-type="string">
            <text:p>insert into esglesia (id,nom,wikipedia) values (1620,'Sant Martí de Guixers','Sant Martí de Guixers');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2" office:value-type="string" calcext:value-type="string">
            <text:p>Sant Martí de la Corriu</text:p>
          </table:table-cell>
          <table:table-cell/>
          <table:table-cell table:formula="of:=CONCATENATE(&quot;insert into esglesia (id,nom,wikipedia) values (&quot;;[.A1622];&quot;,'&quot;;SUBSTITUTE([.B1622];&quot;'&quot;;&quot;''&quot;);&quot;','&quot;;SUBSTITUTE([.C1622];&quot;'&quot;;&quot;''&quot;);&quot;');&quot;)" office:value-type="string" office:string-value="insert into esglesia (id,nom,wikipedia) values (1621,'Sant Martí de la Corriu','Sant Martí de la Corriu');" calcext:value-type="string">
            <text:p>insert into esglesia (id,nom,wikipedia) values (1621,'Sant Martí de la Corriu','Sant Martí de la Corriu');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 office:value-type="string" calcext:value-type="string">
            <text:p>Sant Pere de Montcalb</text:p>
          </table:table-cell>
          <table:table-cell/>
          <table:table-cell table:formula="of:=CONCATENATE(&quot;insert into esglesia (id,nom,wikipedia) values (&quot;;[.A1623];&quot;,'&quot;;SUBSTITUTE([.B1623];&quot;'&quot;;&quot;''&quot;);&quot;','&quot;;SUBSTITUTE([.C1623];&quot;'&quot;;&quot;''&quot;);&quot;');&quot;)" office:value-type="string" office:string-value="insert into esglesia (id,nom,wikipedia) values (1622,'Sant Pere de Montcalb','Sant Pere de Montcalb');" calcext:value-type="string">
            <text:p>insert into esglesia (id,nom,wikipedia) values (1622,'Sant Pere de Montcalb','Sant Pere de Montcalb');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 office:value-type="string" calcext:value-type="string">
            <text:p>Santa Creu d'Ollers</text:p>
          </table:table-cell>
          <table:table-cell/>
          <table:table-cell table:formula="of:=CONCATENATE(&quot;insert into esglesia (id,nom,wikipedia) values (&quot;;[.A1624];&quot;,'&quot;;SUBSTITUTE([.B1624];&quot;'&quot;;&quot;''&quot;);&quot;','&quot;;SUBSTITUTE([.C1624];&quot;'&quot;;&quot;''&quot;);&quot;');&quot;)" office:value-type="string" office:string-value="insert into esglesia (id,nom,wikipedia) values (1623,'Santa Creu d''Ollers','Santa Creu d''Ollers');" calcext:value-type="string">
            <text:p>insert into esglesia (id,nom,wikipedia) values (1623,'Santa Creu d''Ollers','Santa Creu d''Ollers');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2" office:value-type="string" calcext:value-type="string">
            <text:p>Santa Magdalena del Collell</text:p>
          </table:table-cell>
          <table:table-cell/>
          <table:table-cell table:formula="of:=CONCATENATE(&quot;insert into esglesia (id,nom,wikipedia) values (&quot;;[.A1625];&quot;,'&quot;;SUBSTITUTE([.B1625];&quot;'&quot;;&quot;''&quot;);&quot;','&quot;;SUBSTITUTE([.C1625];&quot;'&quot;;&quot;''&quot;);&quot;');&quot;)" office:value-type="string" office:string-value="insert into esglesia (id,nom,wikipedia) values (1624,'Santa Magdalena del Collell','Santa Magdalena del Collell');" calcext:value-type="string">
            <text:p>insert into esglesia (id,nom,wikipedia) values (1624,'Santa Magdalena del Collell','Santa Magdalena del Collell');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2" office:value-type="string" calcext:value-type="string">
            <text:p>Santa Maria de Valls</text:p>
          </table:table-cell>
          <table:table-cell/>
          <table:table-cell table:formula="of:=CONCATENATE(&quot;insert into esglesia (id,nom,wikipedia) values (&quot;;[.A1626];&quot;,'&quot;;SUBSTITUTE([.B1626];&quot;'&quot;;&quot;''&quot;);&quot;','&quot;;SUBSTITUTE([.C1626];&quot;'&quot;;&quot;''&quot;);&quot;');&quot;)" office:value-type="string" office:string-value="insert into esglesia (id,nom,wikipedia) values (1625,'Santa Maria de Valls','Santa Maria de Valls');" calcext:value-type="string">
            <text:p>insert into esglesia (id,nom,wikipedia) values (1625,'Santa Maria de Valls','Santa Maria de Valls');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string" calcext:value-type="string">
            <text:p>Sant Serni del Grau</text:p>
          </table:table-cell>
          <table:table-cell/>
          <table:table-cell table:formula="of:=CONCATENATE(&quot;insert into esglesia (id,nom,wikipedia) values (&quot;;[.A1627];&quot;,'&quot;;SUBSTITUTE([.B1627];&quot;'&quot;;&quot;''&quot;);&quot;','&quot;;SUBSTITUTE([.C1627];&quot;'&quot;;&quot;''&quot;);&quot;');&quot;)" office:value-type="string" office:string-value="insert into esglesia (id,nom,wikipedia) values (1626,'Sant Serni del Grau','Sant Serni del Grau');" calcext:value-type="string">
            <text:p>insert into esglesia (id,nom,wikipedia) values (1626,'Sant Serni del Grau','Sant Serni del Grau');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2" office:value-type="string" calcext:value-type="string">
            <text:p>Sant Andreu del Pujol del Racó</text:p>
          </table:table-cell>
          <table:table-cell/>
          <table:table-cell table:formula="of:=CONCATENATE(&quot;insert into esglesia (id,nom,wikipedia) values (&quot;;[.A1628];&quot;,'&quot;;SUBSTITUTE([.B1628];&quot;'&quot;;&quot;''&quot;);&quot;','&quot;;SUBSTITUTE([.C1628];&quot;'&quot;;&quot;''&quot;);&quot;');&quot;)" office:value-type="string" office:string-value="insert into esglesia (id,nom,wikipedia) values (1627,'Sant Andreu del Pujol del Racó','Sant Andreu del Pujol del Racó');" calcext:value-type="string">
            <text:p>insert into esglesia (id,nom,wikipedia) values (1627,'Sant Andreu del Pujol del Racó','Sant Andreu del Pujol del Racó');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2" office:value-type="string" calcext:value-type="string">
            <text:p>Sant Cristòfol de Pasqüets</text:p>
          </table:table-cell>
          <table:table-cell/>
          <table:table-cell table:formula="of:=CONCATENATE(&quot;insert into esglesia (id,nom,wikipedia) values (&quot;;[.A1629];&quot;,'&quot;;SUBSTITUTE([.B1629];&quot;'&quot;;&quot;''&quot;);&quot;','&quot;;SUBSTITUTE([.C1629];&quot;'&quot;;&quot;''&quot;);&quot;');&quot;)" office:value-type="string" office:string-value="insert into esglesia (id,nom,wikipedia) values (1628,'Sant Cristòfol de Pasqüets','Sant Cristòfol de Pasqüets');" calcext:value-type="string">
            <text:p>insert into esglesia (id,nom,wikipedia) values (1628,'Sant Cristòfol de Pasqüets','Sant Cristòfol de Pasqüets');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2" office:value-type="string" calcext:value-type="string">
            <text:p>Sant Lleïr de Casabella</text:p>
          </table:table-cell>
          <table:table-cell/>
          <table:table-cell table:formula="of:=CONCATENATE(&quot;insert into esglesia (id,nom,wikipedia) values (&quot;;[.A1630];&quot;,'&quot;;SUBSTITUTE([.B1630];&quot;'&quot;;&quot;''&quot;);&quot;','&quot;;SUBSTITUTE([.C1630];&quot;'&quot;;&quot;''&quot;);&quot;');&quot;)" office:value-type="string" office:string-value="insert into esglesia (id,nom,wikipedia) values (1629,'Sant Lleïr de Casabella','Sant Lleïr de Casabella');" calcext:value-type="string">
            <text:p>insert into esglesia (id,nom,wikipedia) values (1629,'Sant Lleïr de Casabella','Sant Lleïr de Casabella');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" office:value-type="string" calcext:value-type="string">
            <text:p>Sant Serni de la Pedra</text:p>
          </table:table-cell>
          <table:table-cell/>
          <table:table-cell table:formula="of:=CONCATENATE(&quot;insert into esglesia (id,nom,wikipedia) values (&quot;;[.A1631];&quot;,'&quot;;SUBSTITUTE([.B1631];&quot;'&quot;;&quot;''&quot;);&quot;','&quot;;SUBSTITUTE([.C1631];&quot;'&quot;;&quot;''&quot;);&quot;');&quot;)" office:value-type="string" office:string-value="insert into esglesia (id,nom,wikipedia) values (1630,'Sant Serni de la Pedra','Sant Serni de la Pedra');" calcext:value-type="string">
            <text:p>insert into esglesia (id,nom,wikipedia) values (1630,'Sant Serni de la Pedra','Sant Serni de la Pedra');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2" office:value-type="string" calcext:value-type="string">
            <text:p>Santa Magdalena de Tragines</text:p>
          </table:table-cell>
          <table:table-cell/>
          <table:table-cell table:formula="of:=CONCATENATE(&quot;insert into esglesia (id,nom,wikipedia) values (&quot;;[.A1632];&quot;,'&quot;;SUBSTITUTE([.B1632];&quot;'&quot;;&quot;''&quot;);&quot;','&quot;;SUBSTITUTE([.C1632];&quot;'&quot;;&quot;''&quot;);&quot;');&quot;)" office:value-type="string" office:string-value="insert into esglesia (id,nom,wikipedia) values (1631,'Santa Magdalena de Tragines','Santa Magdalena de Tragines');" calcext:value-type="string">
            <text:p>insert into esglesia (id,nom,wikipedia) values (1631,'Santa Magdalena de Tragines','Santa Magdalena de Tragines');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 office:value-type="string" calcext:value-type="string">
            <text:p>Sant Agustí d'Isanta</text:p>
          </table:table-cell>
          <table:table-cell/>
          <table:table-cell table:formula="of:=CONCATENATE(&quot;insert into esglesia (id,nom,wikipedia) values (&quot;;[.A1633];&quot;,'&quot;;SUBSTITUTE([.B1633];&quot;'&quot;;&quot;''&quot;);&quot;','&quot;;SUBSTITUTE([.C1633];&quot;'&quot;;&quot;''&quot;);&quot;');&quot;)" office:value-type="string" office:string-value="insert into esglesia (id,nom,wikipedia) values (1632,'Sant Agustí d''Isanta','Sant Agustí d''Isanta');" calcext:value-type="string">
            <text:p>insert into esglesia (id,nom,wikipedia) values (1632,'Sant Agustí d''Isanta','Sant Agustí d''Isanta');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2" office:value-type="string" calcext:value-type="string">
            <text:p>Santa Eulàlia de Timoneda</text:p>
          </table:table-cell>
          <table:table-cell/>
          <table:table-cell table:formula="of:=CONCATENATE(&quot;insert into esglesia (id,nom,wikipedia) values (&quot;;[.A1634];&quot;,'&quot;;SUBSTITUTE([.B1634];&quot;'&quot;;&quot;''&quot;);&quot;','&quot;;SUBSTITUTE([.C1634];&quot;'&quot;;&quot;''&quot;);&quot;');&quot;)" office:value-type="string" office:string-value="insert into esglesia (id,nom,wikipedia) values (1633,'Santa Eulàlia de Timoneda','Santa Eulàlia de Timoneda');" calcext:value-type="string">
            <text:p>insert into esglesia (id,nom,wikipedia) values (1633,'Santa Eulàlia de Timoneda','Santa Eulàlia de Timoneda');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2" office:value-type="string" calcext:value-type="string">
            <text:p>Santa Maria de Solanes</text:p>
          </table:table-cell>
          <table:table-cell/>
          <table:table-cell table:formula="of:=CONCATENATE(&quot;insert into esglesia (id,nom,wikipedia) values (&quot;;[.A1635];&quot;,'&quot;;SUBSTITUTE([.B1635];&quot;'&quot;;&quot;''&quot;);&quot;','&quot;;SUBSTITUTE([.C1635];&quot;'&quot;;&quot;''&quot;);&quot;');&quot;)" office:value-type="string" office:string-value="insert into esglesia (id,nom,wikipedia) values (1634,'Santa Maria de Solanes','Santa Maria de Solanes');" calcext:value-type="string">
            <text:p>insert into esglesia (id,nom,wikipedia) values (1634,'Santa Maria de Solanes','Santa Maria de Solanes');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2" office:value-type="string" calcext:value-type="string">
            <text:p>Sant Miquel de Vilanova dels Torrents</text:p>
          </table:table-cell>
          <table:table-cell/>
          <table:table-cell table:formula="of:=CONCATENATE(&quot;insert into esglesia (id,nom,wikipedia) values (&quot;;[.A1636];&quot;,'&quot;;SUBSTITUTE([.B1636];&quot;'&quot;;&quot;''&quot;);&quot;','&quot;;SUBSTITUTE([.C1636];&quot;'&quot;;&quot;''&quot;);&quot;');&quot;)" office:value-type="string" office:string-value="insert into esglesia (id,nom,wikipedia) values (1635,'Sant Miquel de Vilanova dels Torrents','Sant Miquel de Vilanova dels Torrents');" calcext:value-type="string">
            <text:p>insert into esglesia (id,nom,wikipedia) values (1635,'Sant Miquel de Vilanova dels Torrents','Sant Miquel de Vilanova dels Torrents');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 office:value-type="string" calcext:value-type="string">
            <text:p>Sant Serni de la Llena</text:p>
          </table:table-cell>
          <table:table-cell/>
          <table:table-cell table:formula="of:=CONCATENATE(&quot;insert into esglesia (id,nom,wikipedia) values (&quot;;[.A1637];&quot;,'&quot;;SUBSTITUTE([.B1637];&quot;'&quot;;&quot;''&quot;);&quot;','&quot;;SUBSTITUTE([.C1637];&quot;'&quot;;&quot;''&quot;);&quot;');&quot;)" office:value-type="string" office:string-value="insert into esglesia (id,nom,wikipedia) values (1636,'Sant Serni de la Llena','Sant Serni de la Llena');" calcext:value-type="string">
            <text:p>insert into esglesia (id,nom,wikipedia) values (1636,'Sant Serni de la Llena','Sant Serni de la Llena');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2" office:value-type="string" calcext:value-type="string">
            <text:p>Santa Maria de Peracamps</text:p>
          </table:table-cell>
          <table:table-cell/>
          <table:table-cell table:formula="of:=CONCATENATE(&quot;insert into esglesia (id,nom,wikipedia) values (&quot;;[.A1638];&quot;,'&quot;;SUBSTITUTE([.B1638];&quot;'&quot;;&quot;''&quot;);&quot;','&quot;;SUBSTITUTE([.C1638];&quot;'&quot;;&quot;''&quot;);&quot;');&quot;)" office:value-type="string" office:string-value="insert into esglesia (id,nom,wikipedia) values (1637,'Santa Maria de Peracamps','Santa Maria de Peracamps');" calcext:value-type="string">
            <text:p>insert into esglesia (id,nom,wikipedia) values (1637,'Santa Maria de Peracamps','Santa Maria de Peracamps');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2" office:value-type="string" calcext:value-type="string">
            <text:p>Santa Maria de Montraveta</text:p>
          </table:table-cell>
          <table:table-cell/>
          <table:table-cell table:formula="of:=CONCATENATE(&quot;insert into esglesia (id,nom,wikipedia) values (&quot;;[.A1639];&quot;,'&quot;;SUBSTITUTE([.B1639];&quot;'&quot;;&quot;''&quot;);&quot;','&quot;;SUBSTITUTE([.C1639];&quot;'&quot;;&quot;''&quot;);&quot;');&quot;)" office:value-type="string" office:string-value="insert into esglesia (id,nom,wikipedia) values (1638,'Santa Maria de Montraveta','Santa Maria de Montraveta');" calcext:value-type="string">
            <text:p>insert into esglesia (id,nom,wikipedia) values (1638,'Santa Maria de Montraveta','Santa Maria de Montraveta');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2" office:value-type="string" calcext:value-type="string">
            <text:p>Santa Maria de Torredenegó</text:p>
          </table:table-cell>
          <table:table-cell/>
          <table:table-cell table:formula="of:=CONCATENATE(&quot;insert into esglesia (id,nom,wikipedia) values (&quot;;[.A1640];&quot;,'&quot;;SUBSTITUTE([.B1640];&quot;'&quot;;&quot;''&quot;);&quot;','&quot;;SUBSTITUTE([.C1640];&quot;'&quot;;&quot;''&quot;);&quot;');&quot;)" office:value-type="string" office:string-value="insert into esglesia (id,nom,wikipedia) values (1639,'Santa Maria de Torredenegó','Santa Maria de Torredenegó');" calcext:value-type="string">
            <text:p>insert into esglesia (id,nom,wikipedia) values (1639,'Santa Maria de Torredenegó','Santa Maria de Torredenegó');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 office:value-type="string" calcext:value-type="string">
            <text:p>Sant Pere de la Sala</text:p>
          </table:table-cell>
          <table:table-cell/>
          <table:table-cell table:formula="of:=CONCATENATE(&quot;insert into esglesia (id,nom,wikipedia) values (&quot;;[.A1641];&quot;,'&quot;;SUBSTITUTE([.B1641];&quot;'&quot;;&quot;''&quot;);&quot;','&quot;;SUBSTITUTE([.C1641];&quot;'&quot;;&quot;''&quot;);&quot;');&quot;)" office:value-type="string" office:string-value="insert into esglesia (id,nom,wikipedia) values (1640,'Sant Pere de la Sala','Sant Pere de la Sala');" calcext:value-type="string">
            <text:p>insert into esglesia (id,nom,wikipedia) values (1640,'Sant Pere de la Sala','Sant Pere de la Sala');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2" office:value-type="string" calcext:value-type="string">
            <text:p>Sant Pere de Llobera</text:p>
          </table:table-cell>
          <table:table-cell/>
          <table:table-cell table:formula="of:=CONCATENATE(&quot;insert into esglesia (id,nom,wikipedia) values (&quot;;[.A1642];&quot;,'&quot;;SUBSTITUTE([.B1642];&quot;'&quot;;&quot;''&quot;);&quot;','&quot;;SUBSTITUTE([.C1642];&quot;'&quot;;&quot;''&quot;);&quot;');&quot;)" office:value-type="string" office:string-value="insert into esglesia (id,nom,wikipedia) values (1641,'Sant Pere de Llobera','Sant Pere de Llobera');" calcext:value-type="string">
            <text:p>insert into esglesia (id,nom,wikipedia) values (1641,'Sant Pere de Llobera','Sant Pere de Llobera');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2" office:value-type="string" calcext:value-type="string">
            <text:p>Sant Quirze de la Coma</text:p>
          </table:table-cell>
          <table:table-cell/>
          <table:table-cell table:formula="of:=CONCATENATE(&quot;insert into esglesia (id,nom,wikipedia) values (&quot;;[.A1643];&quot;,'&quot;;SUBSTITUTE([.B1643];&quot;'&quot;;&quot;''&quot;);&quot;','&quot;;SUBSTITUTE([.C1643];&quot;'&quot;;&quot;''&quot;);&quot;');&quot;)" office:value-type="string" office:string-value="insert into esglesia (id,nom,wikipedia) values (1642,'Sant Quirze de la Coma','Sant Quirze de la Coma');" calcext:value-type="string">
            <text:p>insert into esglesia (id,nom,wikipedia) values (1642,'Sant Quirze de la Coma','Sant Quirze de la Coma');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2" office:value-type="string" calcext:value-type="string">
            <text:p>Sant Andreu de Pujol Melós</text:p>
          </table:table-cell>
          <table:table-cell/>
          <table:table-cell table:formula="of:=CONCATENATE(&quot;insert into esglesia (id,nom,wikipedia) values (&quot;;[.A1644];&quot;,'&quot;;SUBSTITUTE([.B1644];&quot;'&quot;;&quot;''&quot;);&quot;','&quot;;SUBSTITUTE([.C1644];&quot;'&quot;;&quot;''&quot;);&quot;');&quot;)" office:value-type="string" office:string-value="insert into esglesia (id,nom,wikipedia) values (1643,'Sant Andreu de Pujol Melós','Sant Andreu de Pujol Melós');" calcext:value-type="string">
            <text:p>insert into esglesia (id,nom,wikipedia) values (1643,'Sant Andreu de Pujol Melós','Sant Andreu de Pujol Melós');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2" office:value-type="string" calcext:value-type="string">
            <text:p>Sant Cristòfol de Busa</text:p>
          </table:table-cell>
          <table:table-cell/>
          <table:table-cell table:formula="of:=CONCATENATE(&quot;insert into esglesia (id,nom,wikipedia) values (&quot;;[.A1645];&quot;,'&quot;;SUBSTITUTE([.B1645];&quot;'&quot;;&quot;''&quot;);&quot;','&quot;;SUBSTITUTE([.C1645];&quot;'&quot;;&quot;''&quot;);&quot;');&quot;)" office:value-type="string" office:string-value="insert into esglesia (id,nom,wikipedia) values (1644,'Sant Cristòfol de Busa','Sant Cristòfol de Busa');" calcext:value-type="string">
            <text:p>insert into esglesia (id,nom,wikipedia) values (1644,'Sant Cristòfol de Busa','Sant Cristòfol de Busa');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2" office:value-type="string" calcext:value-type="string">
            <text:p>Sant Grau d'Anglerill</text:p>
          </table:table-cell>
          <table:table-cell/>
          <table:table-cell table:formula="of:=CONCATENATE(&quot;insert into esglesia (id,nom,wikipedia) values (&quot;;[.A1646];&quot;,'&quot;;SUBSTITUTE([.B1646];&quot;'&quot;;&quot;''&quot;);&quot;','&quot;;SUBSTITUTE([.C1646];&quot;'&quot;;&quot;''&quot;);&quot;');&quot;)" office:value-type="string" office:string-value="insert into esglesia (id,nom,wikipedia) values (1645,'Sant Grau d''Anglerill','Sant Grau d''Anglerill');" calcext:value-type="string">
            <text:p>insert into esglesia (id,nom,wikipedia) values (1645,'Sant Grau d''Anglerill','Sant Grau d''Anglerill');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2" office:value-type="string" calcext:value-type="string">
            <text:p>Sant Pere de Graudescales</text:p>
          </table:table-cell>
          <table:table-cell/>
          <table:table-cell table:formula="of:=CONCATENATE(&quot;insert into esglesia (id,nom,wikipedia) values (&quot;;[.A1647];&quot;,'&quot;;SUBSTITUTE([.B1647];&quot;'&quot;;&quot;''&quot;);&quot;','&quot;;SUBSTITUTE([.C1647];&quot;'&quot;;&quot;''&quot;);&quot;');&quot;)" office:value-type="string" office:string-value="insert into esglesia (id,nom,wikipedia) values (1646,'Sant Pere de Graudescales','Sant Pere de Graudescales');" calcext:value-type="string">
            <text:p>insert into esglesia (id,nom,wikipedia) values (1646,'Sant Pere de Graudescales','Sant Pere de Graudescales');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2" office:value-type="string" calcext:value-type="string">
            <text:p>Sant Jaume de Peà</text:p>
          </table:table-cell>
          <table:table-cell/>
          <table:table-cell table:formula="of:=CONCATENATE(&quot;insert into esglesia (id,nom,wikipedia) values (&quot;;[.A1648];&quot;,'&quot;;SUBSTITUTE([.B1648];&quot;'&quot;;&quot;''&quot;);&quot;','&quot;;SUBSTITUTE([.C1648];&quot;'&quot;;&quot;''&quot;);&quot;');&quot;)" office:value-type="string" office:string-value="insert into esglesia (id,nom,wikipedia) values (1647,'Sant Jaume de Peà','Sant Jaume de Peà');" calcext:value-type="string">
            <text:p>insert into esglesia (id,nom,wikipedia) values (1647,'Sant Jaume de Peà','Sant Jaume de Peà');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2" office:value-type="string" calcext:value-type="string">
            <text:p>Santa Magdalena de les Planes</text:p>
          </table:table-cell>
          <table:table-cell/>
          <table:table-cell table:formula="of:=CONCATENATE(&quot;insert into esglesia (id,nom,wikipedia) values (&quot;;[.A1649];&quot;,'&quot;;SUBSTITUTE([.B1649];&quot;'&quot;;&quot;''&quot;);&quot;','&quot;;SUBSTITUTE([.C1649];&quot;'&quot;;&quot;''&quot;);&quot;');&quot;)" office:value-type="string" office:string-value="insert into esglesia (id,nom,wikipedia) values (1648,'Santa Magdalena de les Planes','Santa Magdalena de les Planes');" calcext:value-type="string">
            <text:p>insert into esglesia (id,nom,wikipedia) values (1648,'Santa Magdalena de les Planes','Santa Magdalena de les Planes');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2" office:value-type="string" calcext:value-type="string">
            <text:p>Sant Martí de les Serres</text:p>
          </table:table-cell>
          <table:table-cell/>
          <table:table-cell table:formula="of:=CONCATENATE(&quot;insert into esglesia (id,nom,wikipedia) values (&quot;;[.A1650];&quot;,'&quot;;SUBSTITUTE([.B1650];&quot;'&quot;;&quot;''&quot;);&quot;','&quot;;SUBSTITUTE([.C1650];&quot;'&quot;;&quot;''&quot;);&quot;');&quot;)" office:value-type="string" office:string-value="insert into esglesia (id,nom,wikipedia) values (1649,'Sant Martí de les Serres','Sant Martí de les Serres');" calcext:value-type="string">
            <text:p>insert into esglesia (id,nom,wikipedia) values (1649,'Sant Martí de les Serres','Sant Martí de les Serres');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" office:value-type="string" calcext:value-type="string">
            <text:p>Sant Martí de Pegueroles</text:p>
          </table:table-cell>
          <table:table-cell/>
          <table:table-cell table:formula="of:=CONCATENATE(&quot;insert into esglesia (id,nom,wikipedia) values (&quot;;[.A1651];&quot;,'&quot;;SUBSTITUTE([.B1651];&quot;'&quot;;&quot;''&quot;);&quot;','&quot;;SUBSTITUTE([.C1651];&quot;'&quot;;&quot;''&quot;);&quot;');&quot;)" office:value-type="string" office:string-value="insert into esglesia (id,nom,wikipedia) values (1650,'Sant Martí de Pegueroles','Sant Martí de Pegueroles');" calcext:value-type="string">
            <text:p>insert into esglesia (id,nom,wikipedia) values (1650,'Sant Martí de Pegueroles','Sant Martí de Pegueroles');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2" office:value-type="string" calcext:value-type="string">
            <text:p>Sant Martí de Vilapedrers</text:p>
          </table:table-cell>
          <table:table-cell/>
          <table:table-cell table:formula="of:=CONCATENATE(&quot;insert into esglesia (id,nom,wikipedia) values (&quot;;[.A1652];&quot;,'&quot;;SUBSTITUTE([.B1652];&quot;'&quot;;&quot;''&quot;);&quot;','&quot;;SUBSTITUTE([.C1652];&quot;'&quot;;&quot;''&quot;);&quot;');&quot;)" office:value-type="string" office:string-value="insert into esglesia (id,nom,wikipedia) values (1651,'Sant Martí de Vilapedrers','Sant Martí de Vilapedrers');" calcext:value-type="string">
            <text:p>insert into esglesia (id,nom,wikipedia) values (1651,'Sant Martí de Vilapedrers','Sant Martí de Vilapedrers');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2" office:value-type="string" calcext:value-type="string">
            <text:p>Sant Miquel de Vilandeny</text:p>
          </table:table-cell>
          <table:table-cell/>
          <table:table-cell table:formula="of:=CONCATENATE(&quot;insert into esglesia (id,nom,wikipedia) values (&quot;;[.A1653];&quot;,'&quot;;SUBSTITUTE([.B1653];&quot;'&quot;;&quot;''&quot;);&quot;','&quot;;SUBSTITUTE([.C1653];&quot;'&quot;;&quot;''&quot;);&quot;');&quot;)" office:value-type="string" office:string-value="insert into esglesia (id,nom,wikipedia) values (1652,'Sant Miquel de Vilandeny','Sant Miquel de Vilandeny');" calcext:value-type="string">
            <text:p>insert into esglesia (id,nom,wikipedia) values (1652,'Sant Miquel de Vilandeny','Sant Miquel de Vilandeny');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2" office:value-type="string" calcext:value-type="string">
            <text:p>Sant Miquel del Soler de Gramoneda</text:p>
          </table:table-cell>
          <table:table-cell/>
          <table:table-cell table:formula="of:=CONCATENATE(&quot;insert into esglesia (id,nom,wikipedia) values (&quot;;[.A1654];&quot;,'&quot;;SUBSTITUTE([.B1654];&quot;'&quot;;&quot;''&quot;);&quot;','&quot;;SUBSTITUTE([.C1654];&quot;'&quot;;&quot;''&quot;);&quot;');&quot;)" office:value-type="string" office:string-value="insert into esglesia (id,nom,wikipedia) values (1653,'Sant Miquel del Soler de Gramoneda','Sant Miquel del Soler de Gramoneda');" calcext:value-type="string">
            <text:p>insert into esglesia (id,nom,wikipedia) values (1653,'Sant Miquel del Soler de Gramoneda','Sant Miquel del Soler de Gramoneda');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2" office:value-type="string" calcext:value-type="string">
            <text:p>Santa Cecília d'Odèn</text:p>
          </table:table-cell>
          <table:table-cell/>
          <table:table-cell table:formula="of:=CONCATENATE(&quot;insert into esglesia (id,nom,wikipedia) values (&quot;;[.A1655];&quot;,'&quot;;SUBSTITUTE([.B1655];&quot;'&quot;;&quot;''&quot;);&quot;','&quot;;SUBSTITUTE([.C1655];&quot;'&quot;;&quot;''&quot;);&quot;');&quot;)" office:value-type="string" office:string-value="insert into esglesia (id,nom,wikipedia) values (1654,'Santa Cecília d''Odèn','Santa Cecília d''Odèn');" calcext:value-type="string">
            <text:p>insert into esglesia (id,nom,wikipedia) values (1654,'Santa Cecília d''Odèn','Santa Cecília d''Odèn');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2" office:value-type="string" calcext:value-type="string">
            <text:p>Santa Eugènia de la Móra Comdal</text:p>
          </table:table-cell>
          <table:table-cell/>
          <table:table-cell table:formula="of:=CONCATENATE(&quot;insert into esglesia (id,nom,wikipedia) values (&quot;;[.A1656];&quot;,'&quot;;SUBSTITUTE([.B1656];&quot;'&quot;;&quot;''&quot;);&quot;','&quot;;SUBSTITUTE([.C1656];&quot;'&quot;;&quot;''&quot;);&quot;');&quot;)" office:value-type="string" office:string-value="insert into esglesia (id,nom,wikipedia) values (1655,'Santa Eugènia de la Móra Comdal','Santa Eugènia de la Móra Comdal');" calcext:value-type="string">
            <text:p>insert into esglesia (id,nom,wikipedia) values (1655,'Santa Eugènia de la Móra Comdal','Santa Eugènia de la Móra Comdal');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2" office:value-type="string" calcext:value-type="string">
            <text:p>Sant Julià de Canalda</text:p>
          </table:table-cell>
          <table:table-cell/>
          <table:table-cell table:formula="of:=CONCATENATE(&quot;insert into esglesia (id,nom,wikipedia) values (&quot;;[.A1657];&quot;,'&quot;;SUBSTITUTE([.B1657];&quot;'&quot;;&quot;''&quot;);&quot;','&quot;;SUBSTITUTE([.C1657];&quot;'&quot;;&quot;''&quot;);&quot;');&quot;)" office:value-type="string" office:string-value="insert into esglesia (id,nom,wikipedia) values (1656,'Sant Julià de Canalda','Sant Julià de Canalda');" calcext:value-type="string">
            <text:p>insert into esglesia (id,nom,wikipedia) values (1656,'Sant Julià de Canalda','Sant Julià de Canalda');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2" office:value-type="string" calcext:value-type="string">
            <text:p>Sant Just d'Odèn</text:p>
          </table:table-cell>
          <table:table-cell/>
          <table:table-cell table:formula="of:=CONCATENATE(&quot;insert into esglesia (id,nom,wikipedia) values (&quot;;[.A1658];&quot;,'&quot;;SUBSTITUTE([.B1658];&quot;'&quot;;&quot;''&quot;);&quot;','&quot;;SUBSTITUTE([.C1658];&quot;'&quot;;&quot;''&quot;);&quot;');&quot;)" office:value-type="string" office:string-value="insert into esglesia (id,nom,wikipedia) values (1657,'Sant Just d''Odèn','Sant Just d''Odèn');" calcext:value-type="string">
            <text:p>insert into esglesia (id,nom,wikipedia) values (1657,'Sant Just d''Odèn','Sant Just d''Odèn');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2" office:value-type="string" calcext:value-type="string">
            <text:p>Sant Just i Sant Pastor de la Valldan</text:p>
          </table:table-cell>
          <table:table-cell/>
          <table:table-cell table:formula="of:=CONCATENATE(&quot;insert into esglesia (id,nom,wikipedia) values (&quot;;[.A1659];&quot;,'&quot;;SUBSTITUTE([.B1659];&quot;'&quot;;&quot;''&quot;);&quot;','&quot;;SUBSTITUTE([.C1659];&quot;'&quot;;&quot;''&quot;);&quot;');&quot;)" office:value-type="string" office:string-value="insert into esglesia (id,nom,wikipedia) values (1658,'Sant Just i Sant Pastor de la Valldan','Sant Just i Sant Pastor de la Valldan');" calcext:value-type="string">
            <text:p>insert into esglesia (id,nom,wikipedia) values (1658,'Sant Just i Sant Pastor de la Valldan','Sant Just i Sant Pastor de la Valldan');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2" office:value-type="string" calcext:value-type="string">
            <text:p>Santa Magdalena del Sàlzer</text:p>
          </table:table-cell>
          <table:table-cell/>
          <table:table-cell table:formula="of:=CONCATENATE(&quot;insert into esglesia (id,nom,wikipedia) values (&quot;;[.A1660];&quot;,'&quot;;SUBSTITUTE([.B1660];&quot;'&quot;;&quot;''&quot;);&quot;','&quot;;SUBSTITUTE([.C1660];&quot;'&quot;;&quot;''&quot;);&quot;');&quot;)" office:value-type="string" office:string-value="insert into esglesia (id,nom,wikipedia) values (1659,'Santa Magdalena del Sàlzer','Santa Magdalena del Sàlzer');" calcext:value-type="string">
            <text:p>insert into esglesia (id,nom,wikipedia) values (1659,'Santa Magdalena del Sàlzer','Santa Magdalena del Sàlzer');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" office:value-type="string" calcext:value-type="string">
            <text:p>Sant Martí de Cambrils</text:p>
          </table:table-cell>
          <table:table-cell/>
          <table:table-cell table:formula="of:=CONCATENATE(&quot;insert into esglesia (id,nom,wikipedia) values (&quot;;[.A1661];&quot;,'&quot;;SUBSTITUTE([.B1661];&quot;'&quot;;&quot;''&quot;);&quot;','&quot;;SUBSTITUTE([.C1661];&quot;'&quot;;&quot;''&quot;);&quot;');&quot;)" office:value-type="string" office:string-value="insert into esglesia (id,nom,wikipedia) values (1660,'Sant Martí de Cambrils','Sant Martí de Cambrils');" calcext:value-type="string">
            <text:p>insert into esglesia (id,nom,wikipedia) values (1660,'Sant Martí de Cambrils','Sant Martí de Cambrils');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2" office:value-type="string" calcext:value-type="string">
            <text:p>Sant Miquel del Soler de Dalt</text:p>
          </table:table-cell>
          <table:table-cell/>
          <table:table-cell table:formula="of:=CONCATENATE(&quot;insert into esglesia (id,nom,wikipedia) values (&quot;;[.A1662];&quot;,'&quot;;SUBSTITUTE([.B1662];&quot;'&quot;;&quot;''&quot;);&quot;','&quot;;SUBSTITUTE([.C1662];&quot;'&quot;;&quot;''&quot;);&quot;');&quot;)" office:value-type="string" office:string-value="insert into esglesia (id,nom,wikipedia) values (1661,'Sant Miquel del Soler de Dalt','Sant Miquel del Soler de Dalt');" calcext:value-type="string">
            <text:p>insert into esglesia (id,nom,wikipedia) values (1661,'Sant Miquel del Soler de Dalt','Sant Miquel del Soler de Dalt');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2" office:value-type="string" calcext:value-type="string">
            <text:p>Sant Esteve d'Olius</text:p>
          </table:table-cell>
          <table:table-cell/>
          <table:table-cell table:formula="of:=CONCATENATE(&quot;insert into esglesia (id,nom,wikipedia) values (&quot;;[.A1663];&quot;,'&quot;;SUBSTITUTE([.B1663];&quot;'&quot;;&quot;''&quot;);&quot;','&quot;;SUBSTITUTE([.C1663];&quot;'&quot;;&quot;''&quot;);&quot;');&quot;)" office:value-type="string" office:string-value="insert into esglesia (id,nom,wikipedia) values (1662,'Sant Esteve d''Olius','Sant Esteve d''Olius');" calcext:value-type="string">
            <text:p>insert into esglesia (id,nom,wikipedia) values (1662,'Sant Esteve d''Olius','Sant Esteve d''Olius');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2" office:value-type="string" calcext:value-type="string">
            <text:p>Sant Julià de Viladebages</text:p>
          </table:table-cell>
          <table:table-cell/>
          <table:table-cell table:formula="of:=CONCATENATE(&quot;insert into esglesia (id,nom,wikipedia) values (&quot;;[.A1664];&quot;,'&quot;;SUBSTITUTE([.B1664];&quot;'&quot;;&quot;''&quot;);&quot;','&quot;;SUBSTITUTE([.C1664];&quot;'&quot;;&quot;''&quot;);&quot;');&quot;)" office:value-type="string" office:string-value="insert into esglesia (id,nom,wikipedia) values (1663,'Sant Julià de Viladebages','Sant Julià de Viladebages');" calcext:value-type="string">
            <text:p>insert into esglesia (id,nom,wikipedia) values (1663,'Sant Julià de Viladebages','Sant Julià de Viladebages');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2" office:value-type="string" calcext:value-type="string">
            <text:p>Sant Miquel de Castellvell</text:p>
          </table:table-cell>
          <table:table-cell/>
          <table:table-cell table:formula="of:=CONCATENATE(&quot;insert into esglesia (id,nom,wikipedia) values (&quot;;[.A1665];&quot;,'&quot;;SUBSTITUTE([.B1665];&quot;'&quot;;&quot;''&quot;);&quot;','&quot;;SUBSTITUTE([.C1665];&quot;'&quot;;&quot;''&quot;);&quot;');&quot;)" office:value-type="string" office:string-value="insert into esglesia (id,nom,wikipedia) values (1664,'Sant Miquel de Castellvell','Sant Miquel de Castellvell');" calcext:value-type="string">
            <text:p>insert into esglesia (id,nom,wikipedia) values (1664,'Sant Miquel de Castellvell','Sant Miquel de Castellvell');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2" office:value-type="string" calcext:value-type="string">
            <text:p>Sant Pere de l'Alguer</text:p>
          </table:table-cell>
          <table:table-cell/>
          <table:table-cell table:formula="of:=CONCATENATE(&quot;insert into esglesia (id,nom,wikipedia) values (&quot;;[.A1666];&quot;,'&quot;;SUBSTITUTE([.B1666];&quot;'&quot;;&quot;''&quot;);&quot;','&quot;;SUBSTITUTE([.C1666];&quot;'&quot;;&quot;''&quot;);&quot;');&quot;)" office:value-type="string" office:string-value="insert into esglesia (id,nom,wikipedia) values (1665,'Sant Pere de l''Alguer','Sant Pere de l''Alguer');" calcext:value-type="string">
            <text:p>insert into esglesia (id,nom,wikipedia) values (1665,'Sant Pere de l''Alguer','Sant Pere de l''Alguer');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Capella de Sant Prim</text:p>
          </table:table-cell>
          <table:table-cell office:value-type="string" calcext:value-type="string">
            <text:p>Capella de Sant Prim (Olius)</text:p>
          </table:table-cell>
          <table:table-cell office:value-type="string" calcext:value-type="string">
            <text:p>Olius</text:p>
          </table:table-cell>
          <table:table-cell table:formula="of:=CONCATENATE(&quot;insert into esglesia (id,nom,wikipedia) values (&quot;;[.A1667];&quot;,'&quot;;SUBSTITUTE([.B1667];&quot;'&quot;;&quot;''&quot;);&quot;','&quot;;SUBSTITUTE([.C1667];&quot;'&quot;;&quot;''&quot;);&quot;');&quot;)" office:value-type="string" office:string-value="insert into esglesia (id,nom,wikipedia) values (1666,'Capella de Sant Prim','Capella de Sant Prim (Olius)');" calcext:value-type="string">
            <text:p>insert into esglesia (id,nom,wikipedia) values (1666,'Capella de Sant Prim','Capella de Sant Prim (Olius)');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2" office:value-type="string" calcext:value-type="string">
            <text:p>Sant Salvador de Sant Just Joval</text:p>
          </table:table-cell>
          <table:table-cell/>
          <table:table-cell table:formula="of:=CONCATENATE(&quot;insert into esglesia (id,nom,wikipedia) values (&quot;;[.A1668];&quot;,'&quot;;SUBSTITUTE([.B1668];&quot;'&quot;;&quot;''&quot;);&quot;','&quot;;SUBSTITUTE([.C1668];&quot;'&quot;;&quot;''&quot;);&quot;');&quot;)" office:value-type="string" office:string-value="insert into esglesia (id,nom,wikipedia) values (1667,'Sant Salvador de Sant Just Joval','Sant Salvador de Sant Just Joval');" calcext:value-type="string">
            <text:p>insert into esglesia (id,nom,wikipedia) values (1667,'Sant Salvador de Sant Just Joval','Sant Salvador de Sant Just Joval');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2" office:value-type="string" calcext:value-type="string">
            <text:p>Santa Coloma del Castellvell</text:p>
          </table:table-cell>
          <table:table-cell/>
          <table:table-cell table:formula="of:=CONCATENATE(&quot;insert into esglesia (id,nom,wikipedia) values (&quot;;[.A1669];&quot;,'&quot;;SUBSTITUTE([.B1669];&quot;'&quot;;&quot;''&quot;);&quot;','&quot;;SUBSTITUTE([.C1669];&quot;'&quot;;&quot;''&quot;);&quot;');&quot;)" office:value-type="string" office:string-value="insert into esglesia (id,nom,wikipedia) values (1668,'Santa Coloma del Castellvell','Santa Coloma del Castellvell');" calcext:value-type="string">
            <text:p>insert into esglesia (id,nom,wikipedia) values (1668,'Santa Coloma del Castellvell','Santa Coloma del Castellvell');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2" office:value-type="string" calcext:value-type="string">
            <text:p>Santa Maria del Vilaró</text:p>
          </table:table-cell>
          <table:table-cell/>
          <table:table-cell table:formula="of:=CONCATENATE(&quot;insert into esglesia (id,nom,wikipedia) values (&quot;;[.A1670];&quot;,'&quot;;SUBSTITUTE([.B1670];&quot;'&quot;;&quot;''&quot;);&quot;','&quot;;SUBSTITUTE([.C1670];&quot;'&quot;;&quot;''&quot;);&quot;');&quot;)" office:value-type="string" office:string-value="insert into esglesia (id,nom,wikipedia) values (1669,'Santa Maria del Vilaró','Santa Maria del Vilaró');" calcext:value-type="string">
            <text:p>insert into esglesia (id,nom,wikipedia) values (1669,'Santa Maria del Vilaró','Santa Maria del Vilaró');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Església Vella</text:p>
          </table:table-cell>
          <table:table-cell office:value-type="string" calcext:value-type="string">
            <text:p>Església Vella (Constantí)</text:p>
          </table:table-cell>
          <table:table-cell office:value-type="string" calcext:value-type="string">
            <text:p>Constantí</text:p>
          </table:table-cell>
          <table:table-cell table:formula="of:=CONCATENATE(&quot;insert into esglesia (id,nom,wikipedia) values (&quot;;[.A1671];&quot;,'&quot;;SUBSTITUTE([.B1671];&quot;'&quot;;&quot;''&quot;);&quot;','&quot;;SUBSTITUTE([.C1671];&quot;'&quot;;&quot;''&quot;);&quot;');&quot;)" office:value-type="string" office:string-value="insert into esglesia (id,nom,wikipedia) values (1670,'Església Vella','Església Vella (Constantí)');" calcext:value-type="string">
            <text:p>insert into esglesia (id,nom,wikipedia) values (1670,'Església Vella','Església Vella (Constantí)');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2" office:value-type="string" calcext:value-type="string">
            <text:p>Església vella d'Ardenya</text:p>
          </table:table-cell>
          <table:table-cell/>
          <table:table-cell table:formula="of:=CONCATENATE(&quot;insert into esglesia (id,nom,wikipedia) values (&quot;;[.A1672];&quot;,'&quot;;SUBSTITUTE([.B1672];&quot;'&quot;;&quot;''&quot;);&quot;','&quot;;SUBSTITUTE([.C1672];&quot;'&quot;;&quot;''&quot;);&quot;');&quot;)" office:value-type="string" office:string-value="insert into esglesia (id,nom,wikipedia) values (1671,'Església vella d''Ardenya','Església vella d''Ardenya');" calcext:value-type="string">
            <text:p>insert into esglesia (id,nom,wikipedia) values (1671,'Església vella d''Ardenya','Església vella d''Ardenya');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2" office:value-type="string" calcext:value-type="string">
            <text:p>Mare de Déu de Montornès</text:p>
          </table:table-cell>
          <table:table-cell/>
          <table:table-cell table:formula="of:=CONCATENATE(&quot;insert into esglesia (id,nom,wikipedia) values (&quot;;[.A1673];&quot;,'&quot;;SUBSTITUTE([.B1673];&quot;'&quot;;&quot;''&quot;);&quot;','&quot;;SUBSTITUTE([.C1673];&quot;'&quot;;&quot;''&quot;);&quot;');&quot;)" office:value-type="string" office:string-value="insert into esglesia (id,nom,wikipedia) values (1672,'Mare de Déu de Montornès','Mare de Déu de Montornès');" calcext:value-type="string">
            <text:p>insert into esglesia (id,nom,wikipedia) values (1672,'Mare de Déu de Montornès','Mare de Déu de Montornès');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2" office:value-type="string" calcext:value-type="string">
            <text:p>Sant Pau del Seminari</text:p>
          </table:table-cell>
          <table:table-cell/>
          <table:table-cell table:formula="of:=CONCATENATE(&quot;insert into esglesia (id,nom,wikipedia) values (&quot;;[.A1674];&quot;,'&quot;;SUBSTITUTE([.B1674];&quot;'&quot;;&quot;''&quot;);&quot;','&quot;;SUBSTITUTE([.C1674];&quot;'&quot;;&quot;''&quot;);&quot;');&quot;)" office:value-type="string" office:string-value="insert into esglesia (id,nom,wikipedia) values (1673,'Sant Pau del Seminari','Sant Pau del Seminari');" calcext:value-type="string">
            <text:p>insert into esglesia (id,nom,wikipedia) values (1673,'Sant Pau del Seminari','Sant Pau del Seminari');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2" office:value-type="string" calcext:value-type="string">
            <text:p>Santa Maria de Salomó</text:p>
          </table:table-cell>
          <table:table-cell/>
          <table:table-cell table:formula="of:=CONCATENATE(&quot;insert into esglesia (id,nom,wikipedia) values (&quot;;[.A1675];&quot;,'&quot;;SUBSTITUTE([.B1675];&quot;'&quot;;&quot;''&quot;);&quot;','&quot;;SUBSTITUTE([.C1675];&quot;'&quot;;&quot;''&quot;);&quot;');&quot;)" office:value-type="string" office:string-value="insert into esglesia (id,nom,wikipedia) values (1674,'Santa Maria de Salomó','Santa Maria de Salomó');" calcext:value-type="string">
            <text:p>insert into esglesia (id,nom,wikipedia) values (1674,'Santa Maria de Salomó','Santa Maria de Salomó');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2" office:value-type="string" calcext:value-type="string">
            <text:p>Santa Tecla la Vella</text:p>
          </table:table-cell>
          <table:table-cell/>
          <table:table-cell table:formula="of:=CONCATENATE(&quot;insert into esglesia (id,nom,wikipedia) values (&quot;;[.A1676];&quot;,'&quot;;SUBSTITUTE([.B1676];&quot;'&quot;;&quot;''&quot;);&quot;','&quot;;SUBSTITUTE([.C1676];&quot;'&quot;;&quot;''&quot;);&quot;');&quot;)" office:value-type="string" office:string-value="insert into esglesia (id,nom,wikipedia) values (1675,'Santa Tecla la Vella','Santa Tecla la Vella');" calcext:value-type="string">
            <text:p>insert into esglesia (id,nom,wikipedia) values (1675,'Santa Tecla la Vella','Santa Tecla la Vella');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 office:value-type="string" calcext:value-type="string">
            <text:p>Santa Maria d'Agramunt</text:p>
          </table:table-cell>
          <table:table-cell/>
          <table:table-cell table:formula="of:=CONCATENATE(&quot;insert into esglesia (id,nom,wikipedia) values (&quot;;[.A1677];&quot;,'&quot;;SUBSTITUTE([.B1677];&quot;'&quot;;&quot;''&quot;);&quot;','&quot;;SUBSTITUTE([.C1677];&quot;'&quot;;&quot;''&quot;);&quot;');&quot;)" office:value-type="string" office:string-value="insert into esglesia (id,nom,wikipedia) values (1676,'Santa Maria d''Agramunt','Santa Maria d''Agramunt');" calcext:value-type="string">
            <text:p>insert into esglesia (id,nom,wikipedia) values (1676,'Santa Maria d''Agramunt','Santa Maria d''Agramunt');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2" office:value-type="string" calcext:value-type="string">
            <text:p>Capella del Castell de Sant Martí de Maldà</text:p>
          </table:table-cell>
          <table:table-cell/>
          <table:table-cell table:formula="of:=CONCATENATE(&quot;insert into esglesia (id,nom,wikipedia) values (&quot;;[.A1678];&quot;,'&quot;;SUBSTITUTE([.B1678];&quot;'&quot;;&quot;''&quot;);&quot;','&quot;;SUBSTITUTE([.C1678];&quot;'&quot;;&quot;''&quot;);&quot;');&quot;)" office:value-type="string" office:string-value="insert into esglesia (id,nom,wikipedia) values (1677,'Capella del Castell de Sant Martí de Maldà','Capella del Castell de Sant Martí de Maldà');" calcext:value-type="string">
            <text:p>insert into esglesia (id,nom,wikipedia) values (1677,'Capella del Castell de Sant Martí de Maldà','Capella del Castell de Sant Martí de Maldà')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2" office:value-type="string" calcext:value-type="string">
            <text:p>Ermita del Pedregal</text:p>
          </table:table-cell>
          <table:table-cell/>
          <table:table-cell table:formula="of:=CONCATENATE(&quot;insert into esglesia (id,nom,wikipedia) values (&quot;;[.A1679];&quot;,'&quot;;SUBSTITUTE([.B1679];&quot;'&quot;;&quot;''&quot;);&quot;','&quot;;SUBSTITUTE([.C1679];&quot;'&quot;;&quot;''&quot;);&quot;');&quot;)" office:value-type="string" office:string-value="insert into esglesia (id,nom,wikipedia) values (1678,'Ermita del Pedregal','Ermita del Pedregal');" calcext:value-type="string">
            <text:p>insert into esglesia (id,nom,wikipedia) values (1678,'Ermita del Pedregal','Ermita del Pedregal');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2" office:value-type="string" calcext:value-type="string">
            <text:p>Mare de Déu del Remei d'Ossó de Sió</text:p>
          </table:table-cell>
          <table:table-cell/>
          <table:table-cell table:formula="of:=CONCATENATE(&quot;insert into esglesia (id,nom,wikipedia) values (&quot;;[.A1680];&quot;,'&quot;;SUBSTITUTE([.B1680];&quot;'&quot;;&quot;''&quot;);&quot;','&quot;;SUBSTITUTE([.C1680];&quot;'&quot;;&quot;''&quot;);&quot;');&quot;)" office:value-type="string" office:string-value="insert into esglesia (id,nom,wikipedia) values (1679,'Mare de Déu del Remei d''Ossó de Sió','Mare de Déu del Remei d''Ossó de Sió');" calcext:value-type="string">
            <text:p>insert into esglesia (id,nom,wikipedia) values (1679,'Mare de Déu del Remei d''Ossó de Sió','Mare de Déu del Remei d''Ossó de Sió');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 office:value-type="string" calcext:value-type="string">
            <text:p>Sant Gil de Riudovelles</text:p>
          </table:table-cell>
          <table:table-cell/>
          <table:table-cell table:formula="of:=CONCATENATE(&quot;insert into esglesia (id,nom,wikipedia) values (&quot;;[.A1681];&quot;,'&quot;;SUBSTITUTE([.B1681];&quot;'&quot;;&quot;''&quot;);&quot;','&quot;;SUBSTITUTE([.C1681];&quot;'&quot;;&quot;''&quot;);&quot;');&quot;)" office:value-type="string" office:string-value="insert into esglesia (id,nom,wikipedia) values (1680,'Sant Gil de Riudovelles','Sant Gil de Riudovelles');" calcext:value-type="string">
            <text:p>insert into esglesia (id,nom,wikipedia) values (1680,'Sant Gil de Riudovelles','Sant Gil de Riudovelles');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 office:value-type="string" calcext:value-type="string">
            <text:p>Sant Llorenç de Rocallaura</text:p>
          </table:table-cell>
          <table:table-cell/>
          <table:table-cell table:formula="of:=CONCATENATE(&quot;insert into esglesia (id,nom,wikipedia) values (&quot;;[.A1682];&quot;,'&quot;;SUBSTITUTE([.B1682];&quot;'&quot;;&quot;''&quot;);&quot;','&quot;;SUBSTITUTE([.C1682];&quot;'&quot;;&quot;''&quot;);&quot;');&quot;)" office:value-type="string" office:string-value="insert into esglesia (id,nom,wikipedia) values (1681,'Sant Llorenç de Rocallaura','Sant Llorenç de Rocallaura');" calcext:value-type="string">
            <text:p>insert into esglesia (id,nom,wikipedia) values (1681,'Sant Llorenç de Rocallaura','Sant Llorenç de Rocallaura');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2" office:value-type="string" calcext:value-type="string">
            <text:p>Sant Miquel de Puigverd d'Agramunt</text:p>
          </table:table-cell>
          <table:table-cell/>
          <table:table-cell table:formula="of:=CONCATENATE(&quot;insert into esglesia (id,nom,wikipedia) values (&quot;;[.A1683];&quot;,'&quot;;SUBSTITUTE([.B1683];&quot;'&quot;;&quot;''&quot;);&quot;','&quot;;SUBSTITUTE([.C1683];&quot;'&quot;;&quot;''&quot;);&quot;');&quot;)" office:value-type="string" office:string-value="insert into esglesia (id,nom,wikipedia) values (1682,'Sant Miquel de Puigverd d''Agramunt','Sant Miquel de Puigverd d''Agramunt');" calcext:value-type="string">
            <text:p>insert into esglesia (id,nom,wikipedia) values (1682,'Sant Miquel de Puigverd d''Agramunt','Sant Miquel de Puigverd d''Agramunt');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2" office:value-type="string" calcext:value-type="string">
            <text:p>Sant Pere de Bellver de Sió</text:p>
          </table:table-cell>
          <table:table-cell/>
          <table:table-cell table:formula="of:=CONCATENATE(&quot;insert into esglesia (id,nom,wikipedia) values (&quot;;[.A1684];&quot;,'&quot;;SUBSTITUTE([.B1684];&quot;'&quot;;&quot;''&quot;);&quot;','&quot;;SUBSTITUTE([.C1684];&quot;'&quot;;&quot;''&quot;);&quot;');&quot;)" office:value-type="string" office:string-value="insert into esglesia (id,nom,wikipedia) values (1683,'Sant Pere de Bellver de Sió','Sant Pere de Bellver de Sió');" calcext:value-type="string">
            <text:p>insert into esglesia (id,nom,wikipedia) values (1683,'Sant Pere de Bellver de Sió','Sant Pere de Bellver de Sió');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2" office:value-type="string" calcext:value-type="string">
            <text:p>Sant Pere de Castellnou d'Ossó</text:p>
          </table:table-cell>
          <table:table-cell/>
          <table:table-cell table:formula="of:=CONCATENATE(&quot;insert into esglesia (id,nom,wikipedia) values (&quot;;[.A1685];&quot;,'&quot;;SUBSTITUTE([.B1685];&quot;'&quot;;&quot;''&quot;);&quot;','&quot;;SUBSTITUTE([.C1685];&quot;'&quot;;&quot;''&quot;);&quot;');&quot;)" office:value-type="string" office:string-value="insert into esglesia (id,nom,wikipedia) values (1684,'Sant Pere de Castellnou d''Ossó','Sant Pere de Castellnou d''Ossó');" calcext:value-type="string">
            <text:p>insert into esglesia (id,nom,wikipedia) values (1684,'Sant Pere de Castellnou d''Ossó','Sant Pere de Castellnou d''Ossó');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2" office:value-type="string" calcext:value-type="string">
            <text:p>Sant Pere de Maldà</text:p>
          </table:table-cell>
          <table:table-cell/>
          <table:table-cell table:formula="of:=CONCATENATE(&quot;insert into esglesia (id,nom,wikipedia) values (&quot;;[.A1686];&quot;,'&quot;;SUBSTITUTE([.B1686];&quot;'&quot;;&quot;''&quot;);&quot;','&quot;;SUBSTITUTE([.C1686];&quot;'&quot;;&quot;''&quot;);&quot;');&quot;)" office:value-type="string" office:string-value="insert into esglesia (id,nom,wikipedia) values (1685,'Sant Pere de Maldà','Sant Pere de Maldà');" calcext:value-type="string">
            <text:p>insert into esglesia (id,nom,wikipedia) values (1685,'Sant Pere de Maldà','Sant Pere de Maldà');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2" office:value-type="string" calcext:value-type="string">
            <text:p>Sant Salvador d'Almenara</text:p>
          </table:table-cell>
          <table:table-cell/>
          <table:table-cell table:formula="of:=CONCATENATE(&quot;insert into esglesia (id,nom,wikipedia) values (&quot;;[.A1687];&quot;,'&quot;;SUBSTITUTE([.B1687];&quot;'&quot;;&quot;''&quot;);&quot;','&quot;;SUBSTITUTE([.C1687];&quot;'&quot;;&quot;''&quot;);&quot;');&quot;)" office:value-type="string" office:string-value="insert into esglesia (id,nom,wikipedia) values (1686,'Sant Salvador d''Almenara','Sant Salvador d''Almenara');" calcext:value-type="string">
            <text:p>insert into esglesia (id,nom,wikipedia) values (1686,'Sant Salvador d''Almenara','Sant Salvador d''Almenara');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2" office:value-type="string" calcext:value-type="string">
            <text:p>Sant Sebastià de la Guàrdia</text:p>
          </table:table-cell>
          <table:table-cell/>
          <table:table-cell table:formula="of:=CONCATENATE(&quot;insert into esglesia (id,nom,wikipedia) values (&quot;;[.A1688];&quot;,'&quot;;SUBSTITUTE([.B1688];&quot;'&quot;;&quot;''&quot;);&quot;','&quot;;SUBSTITUTE([.C1688];&quot;'&quot;;&quot;''&quot;);&quot;');&quot;)" office:value-type="string" office:string-value="insert into esglesia (id,nom,wikipedia) values (1687,'Sant Sebastià de la Guàrdia','Sant Sebastià de la Guàrdia');" calcext:value-type="string">
            <text:p>insert into esglesia (id,nom,wikipedia) values (1687,'Sant Sebastià de la Guàrdia','Sant Sebastià de la Guàrdia');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 office:value-type="string" calcext:value-type="string">
            <text:p>Sant Vicenç d'Almenara</text:p>
          </table:table-cell>
          <table:table-cell/>
          <table:table-cell table:formula="of:=CONCATENATE(&quot;insert into esglesia (id,nom,wikipedia) values (&quot;;[.A1689];&quot;,'&quot;;SUBSTITUTE([.B1689];&quot;'&quot;;&quot;''&quot;);&quot;','&quot;;SUBSTITUTE([.C1689];&quot;'&quot;;&quot;''&quot;);&quot;');&quot;)" office:value-type="string" office:string-value="insert into esglesia (id,nom,wikipedia) values (1688,'Sant Vicenç d''Almenara','Sant Vicenç d''Almenara');" calcext:value-type="string">
            <text:p>insert into esglesia (id,nom,wikipedia) values (1688,'Sant Vicenç d''Almenara','Sant Vicenç d''Almenara');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2" office:value-type="string" calcext:value-type="string">
            <text:p>Santa Maria de Boldú</text:p>
          </table:table-cell>
          <table:table-cell/>
          <table:table-cell table:formula="of:=CONCATENATE(&quot;insert into esglesia (id,nom,wikipedia) values (&quot;;[.A1690];&quot;,'&quot;;SUBSTITUTE([.B1690];&quot;'&quot;;&quot;''&quot;);&quot;','&quot;;SUBSTITUTE([.C1690];&quot;'&quot;;&quot;''&quot;);&quot;');&quot;)" office:value-type="string" office:string-value="insert into esglesia (id,nom,wikipedia) values (1689,'Santa Maria de Boldú','Santa Maria de Boldú');" calcext:value-type="string">
            <text:p>insert into esglesia (id,nom,wikipedia) values (1689,'Santa Maria de Boldú','Santa Maria de Boldú');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" office:value-type="string" calcext:value-type="string">
            <text:p>Santa Maria de Guimerà</text:p>
          </table:table-cell>
          <table:table-cell office:value-type="string" calcext:value-type="string">
            <text:p>Guimerà</text:p>
          </table:table-cell>
          <table:table-cell table:formula="of:=CONCATENATE(&quot;insert into esglesia (id,nom,wikipedia) values (&quot;;[.A1691];&quot;,'&quot;;SUBSTITUTE([.B1691];&quot;'&quot;;&quot;''&quot;);&quot;','&quot;;SUBSTITUTE([.C1691];&quot;'&quot;;&quot;''&quot;);&quot;');&quot;)" office:value-type="string" office:string-value="insert into esglesia (id,nom,wikipedia) values (1690,'Santa Maria de Guimerà','Santa Maria de Guimerà');" calcext:value-type="string">
            <text:p>insert into esglesia (id,nom,wikipedia) values (1690,'Santa Maria de Guimerà','Santa Maria de Guimerà');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 office:value-type="string" calcext:value-type="string">
            <text:p>Santa Maria de la Figuerosa</text:p>
          </table:table-cell>
          <table:table-cell/>
          <table:table-cell table:formula="of:=CONCATENATE(&quot;insert into esglesia (id,nom,wikipedia) values (&quot;;[.A1692];&quot;,'&quot;;SUBSTITUTE([.B1692];&quot;'&quot;;&quot;''&quot;);&quot;','&quot;;SUBSTITUTE([.C1692];&quot;'&quot;;&quot;''&quot;);&quot;');&quot;)" office:value-type="string" office:string-value="insert into esglesia (id,nom,wikipedia) values (1691,'Santa Maria de la Figuerosa','Santa Maria de la Figuerosa');" calcext:value-type="string">
            <text:p>insert into esglesia (id,nom,wikipedia) values (1691,'Santa Maria de la Figuerosa','Santa Maria de la Figuerosa');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2" office:value-type="string" calcext:value-type="string">
            <text:p>Santa Maria de Vallsanta</text:p>
          </table:table-cell>
          <table:table-cell/>
          <table:table-cell table:formula="of:=CONCATENATE(&quot;insert into esglesia (id,nom,wikipedia) values (&quot;;[.A1693];&quot;,'&quot;;SUBSTITUTE([.B1693];&quot;'&quot;;&quot;''&quot;);&quot;','&quot;;SUBSTITUTE([.C1693];&quot;'&quot;;&quot;''&quot;);&quot;');&quot;)" office:value-type="string" office:string-value="insert into esglesia (id,nom,wikipedia) values (1692,'Santa Maria de Vallsanta','Santa Maria de Vallsanta');" calcext:value-type="string">
            <text:p>insert into esglesia (id,nom,wikipedia) values (1692,'Santa Maria de Vallsanta','Santa Maria de Vallsanta');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2" office:value-type="string" calcext:value-type="string">
            <text:p>Santa Maria de Verdú</text:p>
          </table:table-cell>
          <table:table-cell/>
          <table:table-cell table:formula="of:=CONCATENATE(&quot;insert into esglesia (id,nom,wikipedia) values (&quot;;[.A1694];&quot;,'&quot;;SUBSTITUTE([.B1694];&quot;'&quot;;&quot;''&quot;);&quot;','&quot;;SUBSTITUTE([.C1694];&quot;'&quot;;&quot;''&quot;);&quot;');&quot;)" office:value-type="string" office:string-value="insert into esglesia (id,nom,wikipedia) values (1693,'Santa Maria de Verdú','Santa Maria de Verdú');" calcext:value-type="string">
            <text:p>insert into esglesia (id,nom,wikipedia) values (1693,'Santa Maria de Verdú','Santa Maria de Verdú');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2" office:value-type="string" calcext:value-type="string">
            <text:p>Santa Maria de Vilagrassa</text:p>
          </table:table-cell>
          <table:table-cell/>
          <table:table-cell table:formula="of:=CONCATENATE(&quot;insert into esglesia (id,nom,wikipedia) values (&quot;;[.A1695];&quot;,'&quot;;SUBSTITUTE([.B1695];&quot;'&quot;;&quot;''&quot;);&quot;','&quot;;SUBSTITUTE([.C1695];&quot;'&quot;;&quot;''&quot;);&quot;');&quot;)" office:value-type="string" office:string-value="insert into esglesia (id,nom,wikipedia) values (1694,'Santa Maria de Vilagrassa','Santa Maria de Vilagrassa');" calcext:value-type="string">
            <text:p>insert into esglesia (id,nom,wikipedia) values (1694,'Santa Maria de Vilagrassa','Santa Maria de Vilagrassa');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2" office:value-type="string" calcext:value-type="string">
            <text:p>Santa Maria de Vallbona de les Monges</text:p>
          </table:table-cell>
          <table:table-cell/>
          <table:table-cell table:formula="of:=CONCATENATE(&quot;insert into esglesia (id,nom,wikipedia) values (&quot;;[.A1696];&quot;,'&quot;;SUBSTITUTE([.B1696];&quot;'&quot;;&quot;''&quot;);&quot;','&quot;;SUBSTITUTE([.C1696];&quot;'&quot;;&quot;''&quot;);&quot;');&quot;)" office:value-type="string" office:string-value="insert into esglesia (id,nom,wikipedia) values (1695,'Santa Maria de Vallbona de les Monges','Santa Maria de Vallbona de les Monges');" calcext:value-type="string">
            <text:p>insert into esglesia (id,nom,wikipedia) values (1695,'Santa Maria de Vallbona de les Monges','Santa Maria de Vallbona de les Monges');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string" calcext:value-type="string">
            <text:p>L'Assumpció de Bossost</text:p>
          </table:table-cell>
          <table:table-cell office:value-type="string" calcext:value-type="string">
            <text:p>Bossost</text:p>
          </table:table-cell>
          <table:table-cell table:formula="of:=CONCATENATE(&quot;insert into esglesia (id,nom,wikipedia) values (&quot;;[.A1697];&quot;,'&quot;;SUBSTITUTE([.B1697];&quot;'&quot;;&quot;''&quot;);&quot;','&quot;;SUBSTITUTE([.C1697];&quot;'&quot;;&quot;''&quot;);&quot;');&quot;)" office:value-type="string" office:string-value="insert into esglesia (id,nom,wikipedia) values (1696,'L''Assumpció de Bossost','L''Assumpció de Bossost');" calcext:value-type="string">
            <text:p>insert into esglesia (id,nom,wikipedia) values (1696,'L''Assumpció de Bossost','L''Assumpció de Bossost');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2" office:value-type="string" calcext:value-type="string">
            <text:p>Sant Blai de Les</text:p>
          </table:table-cell>
          <table:table-cell office:value-type="string" calcext:value-type="string">
            <text:p>Les</text:p>
          </table:table-cell>
          <table:table-cell table:formula="of:=CONCATENATE(&quot;insert into esglesia (id,nom,wikipedia) values (&quot;;[.A1698];&quot;,'&quot;;SUBSTITUTE([.B1698];&quot;'&quot;;&quot;''&quot;);&quot;','&quot;;SUBSTITUTE([.C1698];&quot;'&quot;;&quot;''&quot;);&quot;');&quot;)" office:value-type="string" office:string-value="insert into esglesia (id,nom,wikipedia) values (1697,'Sant Blai de Les','Sant Blai de Les');" calcext:value-type="string">
            <text:p>insert into esglesia (id,nom,wikipedia) values (1697,'Sant Blai de Les','Sant Blai de Les');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 office:value-type="string" calcext:value-type="string">
            <text:p>Sant Fabià d'Arres de Jos</text:p>
          </table:table-cell>
          <table:table-cell/>
          <table:table-cell table:formula="of:=CONCATENATE(&quot;insert into esglesia (id,nom,wikipedia) values (&quot;;[.A1699];&quot;,'&quot;;SUBSTITUTE([.B1699];&quot;'&quot;;&quot;''&quot;);&quot;','&quot;;SUBSTITUTE([.C1699];&quot;'&quot;;&quot;''&quot;);&quot;');&quot;)" office:value-type="string" office:string-value="insert into esglesia (id,nom,wikipedia) values (1698,'Sant Fabià d''Arres de Jos','Sant Fabià d''Arres de Jos');" calcext:value-type="string">
            <text:p>insert into esglesia (id,nom,wikipedia) values (1698,'Sant Fabià d''Arres de Jos','Sant Fabià d''Arres de Jos');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2" office:value-type="string" calcext:value-type="string">
            <text:p>Sant Martí d'Arró</text:p>
          </table:table-cell>
          <table:table-cell/>
          <table:table-cell table:formula="of:=CONCATENATE(&quot;insert into esglesia (id,nom,wikipedia) values (&quot;;[.A1700];&quot;,'&quot;;SUBSTITUTE([.B1700];&quot;'&quot;;&quot;''&quot;);&quot;','&quot;;SUBSTITUTE([.C1700];&quot;'&quot;;&quot;''&quot;);&quot;');&quot;)" office:value-type="string" office:string-value="insert into esglesia (id,nom,wikipedia) values (1699,'Sant Martí d''Arró','Sant Martí d''Arró');" calcext:value-type="string">
            <text:p>insert into esglesia (id,nom,wikipedia) values (1699,'Sant Martí d''Arró','Sant Martí d''Arró');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string" calcext:value-type="string">
            <text:p>Sant Martí de Benós</text:p>
          </table:table-cell>
          <table:table-cell/>
          <table:table-cell table:formula="of:=CONCATENATE(&quot;insert into esglesia (id,nom,wikipedia) values (&quot;;[.A1701];&quot;,'&quot;;SUBSTITUTE([.B1701];&quot;'&quot;;&quot;''&quot;);&quot;','&quot;;SUBSTITUTE([.C1701];&quot;'&quot;;&quot;''&quot;);&quot;');&quot;)" office:value-type="string" office:string-value="insert into esglesia (id,nom,wikipedia) values (1700,'Sant Martí de Benós','Sant Martí de Benós');" calcext:value-type="string">
            <text:p>insert into esglesia (id,nom,wikipedia) values (1700,'Sant Martí de Benós','Sant Martí de Benós');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2" office:value-type="string" calcext:value-type="string">
            <text:p>Sant Miquel de Vilamòs</text:p>
          </table:table-cell>
          <table:table-cell/>
          <table:table-cell table:formula="of:=CONCATENATE(&quot;insert into esglesia (id,nom,wikipedia) values (&quot;;[.A1702];&quot;,'&quot;;SUBSTITUTE([.B1702];&quot;'&quot;;&quot;''&quot;);&quot;','&quot;;SUBSTITUTE([.C1702];&quot;'&quot;;&quot;''&quot;);&quot;');&quot;)" office:value-type="string" office:string-value="insert into esglesia (id,nom,wikipedia) values (1701,'Sant Miquel de Vilamòs','Sant Miquel de Vilamòs');" calcext:value-type="string">
            <text:p>insert into esglesia (id,nom,wikipedia) values (1701,'Sant Miquel de Vilamòs','Sant Miquel de Vilamòs');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2" office:value-type="string" calcext:value-type="string">
            <text:p>Sant Pere i Sant Pau d'Arres</text:p>
          </table:table-cell>
          <table:table-cell/>
          <table:table-cell table:formula="of:=CONCATENATE(&quot;insert into esglesia (id,nom,wikipedia) values (&quot;;[.A1703];&quot;,'&quot;;SUBSTITUTE([.B1703];&quot;'&quot;;&quot;''&quot;);&quot;','&quot;;SUBSTITUTE([.C1703];&quot;'&quot;;&quot;''&quot;);&quot;');&quot;)" office:value-type="string" office:string-value="insert into esglesia (id,nom,wikipedia) values (1702,'Sant Pere i Sant Pau d''Arres','Sant Pere i Sant Pau d''Arres');" calcext:value-type="string">
            <text:p>insert into esglesia (id,nom,wikipedia) values (1702,'Sant Pere i Sant Pau d''Arres','Sant Pere i Sant Pau d''Arres');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2" office:value-type="string" calcext:value-type="string">
            <text:p>Sant Roc de Begós</text:p>
          </table:table-cell>
          <table:table-cell/>
          <table:table-cell table:formula="of:=CONCATENATE(&quot;insert into esglesia (id,nom,wikipedia) values (&quot;;[.A1704];&quot;,'&quot;;SUBSTITUTE([.B1704];&quot;'&quot;;&quot;''&quot;);&quot;','&quot;;SUBSTITUTE([.C1704];&quot;'&quot;;&quot;''&quot;);&quot;');&quot;)" office:value-type="string" office:string-value="insert into esglesia (id,nom,wikipedia) values (1703,'Sant Roc de Begós','Sant Roc de Begós');" calcext:value-type="string">
            <text:p>insert into esglesia (id,nom,wikipedia) values (1703,'Sant Roc de Begós','Sant Roc de Begós');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2" office:value-type="string" calcext:value-type="string">
            <text:p>Santa Maria de Vilamòs</text:p>
          </table:table-cell>
          <table:table-cell/>
          <table:table-cell table:formula="of:=CONCATENATE(&quot;insert into esglesia (id,nom,wikipedia) values (&quot;;[.A1705];&quot;,'&quot;;SUBSTITUTE([.B1705];&quot;'&quot;;&quot;''&quot;);&quot;','&quot;;SUBSTITUTE([.C1705];&quot;'&quot;;&quot;''&quot;);&quot;');&quot;)" office:value-type="string" office:string-value="insert into esglesia (id,nom,wikipedia) values (1704,'Santa Maria de Vilamòs','Santa Maria de Vilamòs');" calcext:value-type="string">
            <text:p>insert into esglesia (id,nom,wikipedia) values (1704,'Santa Maria de Vilamòs','Santa Maria de Vilamòs');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 office:value-type="string" calcext:value-type="string">
            <text:p>Capella de la Verge del Roser de Tredòs</text:p>
          </table:table-cell>
          <table:table-cell/>
          <table:table-cell table:formula="of:=CONCATENATE(&quot;insert into esglesia (id,nom,wikipedia) values (&quot;;[.A1706];&quot;,'&quot;;SUBSTITUTE([.B1706];&quot;'&quot;;&quot;''&quot;);&quot;','&quot;;SUBSTITUTE([.C1706];&quot;'&quot;;&quot;''&quot;);&quot;');&quot;)" office:value-type="string" office:string-value="insert into esglesia (id,nom,wikipedia) values (1705,'Capella de la Verge del Roser de Tredòs','Capella de la Verge del Roser de Tredòs');" calcext:value-type="string">
            <text:p>insert into esglesia (id,nom,wikipedia) values (1705,'Capella de la Verge del Roser de Tredòs','Capella de la Verge del Roser de Tredòs');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2" office:value-type="string" calcext:value-type="string">
            <text:p>Sant Andreu de Salardú</text:p>
          </table:table-cell>
          <table:table-cell office:value-type="string" calcext:value-type="string">
            <text:p>Salardú</text:p>
          </table:table-cell>
          <table:table-cell table:formula="of:=CONCATENATE(&quot;insert into esglesia (id,nom,wikipedia) values (&quot;;[.A1707];&quot;,'&quot;;SUBSTITUTE([.B1707];&quot;'&quot;;&quot;''&quot;);&quot;','&quot;;SUBSTITUTE([.C1707];&quot;'&quot;;&quot;''&quot;);&quot;');&quot;)" office:value-type="string" office:string-value="insert into esglesia (id,nom,wikipedia) values (1706,'Sant Andreu de Salardú','Sant Andreu de Salardú');" calcext:value-type="string">
            <text:p>insert into esglesia (id,nom,wikipedia) values (1706,'Sant Andreu de Salardú','Sant Andreu de Salardú');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2" office:value-type="string" calcext:value-type="string">
            <text:p>Sant Esteve de Tredòs</text:p>
          </table:table-cell>
          <table:table-cell office:value-type="string" calcext:value-type="string">
            <text:p>Salardú</text:p>
          </table:table-cell>
          <table:table-cell table:formula="of:=CONCATENATE(&quot;insert into esglesia (id,nom,wikipedia) values (&quot;;[.A1708];&quot;,'&quot;;SUBSTITUTE([.B1708];&quot;'&quot;;&quot;''&quot;);&quot;','&quot;;SUBSTITUTE([.C1708];&quot;'&quot;;&quot;''&quot;);&quot;');&quot;)" office:value-type="string" office:string-value="insert into esglesia (id,nom,wikipedia) values (1707,'Sant Esteve de Tredòs','Sant Esteve de Tredòs');" calcext:value-type="string">
            <text:p>insert into esglesia (id,nom,wikipedia) values (1707,'Sant Esteve de Tredòs','Sant Esteve de Tredòs');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2" office:value-type="string" calcext:value-type="string">
            <text:p>Sant Feliu de Bagergue</text:p>
          </table:table-cell>
          <table:table-cell office:value-type="string" calcext:value-type="string">
            <text:p>Bagergue</text:p>
          </table:table-cell>
          <table:table-cell table:formula="of:=CONCATENATE(&quot;insert into esglesia (id,nom,wikipedia) values (&quot;;[.A1709];&quot;,'&quot;;SUBSTITUTE([.B1709];&quot;'&quot;;&quot;''&quot;);&quot;','&quot;;SUBSTITUTE([.C1709];&quot;'&quot;;&quot;''&quot;);&quot;');&quot;)" office:value-type="string" office:string-value="insert into esglesia (id,nom,wikipedia) values (1708,'Sant Feliu de Bagergue','Sant Feliu de Bagergue');" calcext:value-type="string">
            <text:p>insert into esglesia (id,nom,wikipedia) values (1708,'Sant Feliu de Bagergue','Sant Feliu de Bagergue');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 office:value-type="string" calcext:value-type="string">
            <text:p>Sant Joan d'Arties</text:p>
          </table:table-cell>
          <table:table-cell/>
          <table:table-cell table:formula="of:=CONCATENATE(&quot;insert into esglesia (id,nom,wikipedia) values (&quot;;[.A1710];&quot;,'&quot;;SUBSTITUTE([.B1710];&quot;'&quot;;&quot;''&quot;);&quot;','&quot;;SUBSTITUTE([.C1710];&quot;'&quot;;&quot;''&quot;);&quot;');&quot;)" office:value-type="string" office:string-value="insert into esglesia (id,nom,wikipedia) values (1709,'Sant Joan d''Arties','Sant Joan d''Arties');" calcext:value-type="string">
            <text:p>insert into esglesia (id,nom,wikipedia) values (1709,'Sant Joan d''Arties','Sant Joan d''Arties');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Sant Julià de Garòs</text:p>
          </table:table-cell>
          <table:table-cell/>
          <table:table-cell table:formula="of:=CONCATENATE(&quot;insert into esglesia (id,nom,wikipedia) values (&quot;;[.A1711];&quot;,'&quot;;SUBSTITUTE([.B1711];&quot;'&quot;;&quot;''&quot;);&quot;','&quot;;SUBSTITUTE([.C1711];&quot;'&quot;;&quot;''&quot;);&quot;');&quot;)" office:value-type="string" office:string-value="insert into esglesia (id,nom,wikipedia) values (1710,'Sant Julià de Garòs','Sant Julià de Garòs');" calcext:value-type="string">
            <text:p>insert into esglesia (id,nom,wikipedia) values (1710,'Sant Julià de Garòs','Sant Julià de Garòs');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string" calcext:value-type="string">
            <text:p>Sant Pere de Gessa</text:p>
          </table:table-cell>
          <table:table-cell/>
          <table:table-cell table:formula="of:=CONCATENATE(&quot;insert into esglesia (id,nom,wikipedia) values (&quot;;[.A1712];&quot;,'&quot;;SUBSTITUTE([.B1712];&quot;'&quot;;&quot;''&quot;);&quot;','&quot;;SUBSTITUTE([.C1712];&quot;'&quot;;&quot;''&quot;);&quot;');&quot;)" office:value-type="string" office:string-value="insert into esglesia (id,nom,wikipedia) values (1711,'Sant Pere de Gessa','Sant Pere de Gessa');" calcext:value-type="string">
            <text:p>insert into esglesia (id,nom,wikipedia) values (1711,'Sant Pere de Gessa','Sant Pere de Gessa');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2" office:value-type="string" calcext:value-type="string">
            <text:p>Santa Eulàlia d'Unha</text:p>
          </table:table-cell>
          <table:table-cell/>
          <table:table-cell table:formula="of:=CONCATENATE(&quot;insert into esglesia (id,nom,wikipedia) values (&quot;;[.A1713];&quot;,'&quot;;SUBSTITUTE([.B1713];&quot;'&quot;;&quot;''&quot;);&quot;','&quot;;SUBSTITUTE([.C1713];&quot;'&quot;;&quot;''&quot;);&quot;');&quot;)" office:value-type="string" office:string-value="insert into esglesia (id,nom,wikipedia) values (1712,'Santa Eulàlia d''Unha','Santa Eulàlia d''Unha');" calcext:value-type="string">
            <text:p>insert into esglesia (id,nom,wikipedia) values (1712,'Santa Eulàlia d''Unha','Santa Eulàlia d''Unha');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 office:value-type="string" calcext:value-type="string">
            <text:p>Santa Maria d'Arties</text:p>
          </table:table-cell>
          <table:table-cell office:value-type="string" calcext:value-type="string">
            <text:p>Arties</text:p>
          </table:table-cell>
          <table:table-cell table:formula="of:=CONCATENATE(&quot;insert into esglesia (id,nom,wikipedia) values (&quot;;[.A1714];&quot;,'&quot;;SUBSTITUTE([.B1714];&quot;'&quot;;&quot;''&quot;);&quot;','&quot;;SUBSTITUTE([.C1714];&quot;'&quot;;&quot;''&quot;);&quot;');&quot;)" office:value-type="string" office:string-value="insert into esglesia (id,nom,wikipedia) values (1713,'Santa Maria d''Arties','Santa Maria d''Arties');" calcext:value-type="string">
            <text:p>insert into esglesia (id,nom,wikipedia) values (1713,'Santa Maria d''Arties','Santa Maria d''Arties');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2" office:value-type="string" calcext:value-type="string">
            <text:p>Santa Maria de Cap d’Aran</text:p>
          </table:table-cell>
          <table:table-cell/>
          <table:table-cell table:formula="of:=CONCATENATE(&quot;insert into esglesia (id,nom,wikipedia) values (&quot;;[.A1715];&quot;,'&quot;;SUBSTITUTE([.B1715];&quot;'&quot;;&quot;''&quot;);&quot;','&quot;;SUBSTITUTE([.C1715];&quot;'&quot;;&quot;''&quot;);&quot;');&quot;)" office:value-type="string" office:string-value="insert into esglesia (id,nom,wikipedia) values (1714,'Santa Maria de Cap d’Aran','Santa Maria de Cap d’Aran');" calcext:value-type="string">
            <text:p>insert into esglesia (id,nom,wikipedia) values (1714,'Santa Maria de Cap d’Aran','Santa Maria de Cap d’Aran');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 office:value-type="string" calcext:value-type="string">
            <text:p>Església de Sant Miquèu</text:p>
          </table:table-cell>
          <table:table-cell/>
          <table:table-cell table:formula="of:=CONCATENATE(&quot;insert into esglesia (id,nom,wikipedia) values (&quot;;[.A1716];&quot;,'&quot;;SUBSTITUTE([.B1716];&quot;'&quot;;&quot;''&quot;);&quot;','&quot;;SUBSTITUTE([.C1716];&quot;'&quot;;&quot;''&quot;);&quot;');&quot;)" office:value-type="string" office:string-value="insert into esglesia (id,nom,wikipedia) values (1715,'Església de Sant Miquèu','Església de Sant Miquèu');" calcext:value-type="string">
            <text:p>insert into esglesia (id,nom,wikipedia) values (1715,'Església de Sant Miquèu','Església de Sant Miquèu');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2" office:value-type="string" calcext:value-type="string">
            <text:p>Mare de Déu del Roser d'Aubèrt</text:p>
          </table:table-cell>
          <table:table-cell/>
          <table:table-cell table:formula="of:=CONCATENATE(&quot;insert into esglesia (id,nom,wikipedia) values (&quot;;[.A1717];&quot;,'&quot;;SUBSTITUTE([.B1717];&quot;'&quot;;&quot;''&quot;);&quot;','&quot;;SUBSTITUTE([.C1717];&quot;'&quot;;&quot;''&quot;);&quot;');&quot;)" office:value-type="string" office:string-value="insert into esglesia (id,nom,wikipedia) values (1716,'Mare de Déu del Roser d''Aubèrt','Mare de Déu del Roser d''Aubèrt');" calcext:value-type="string">
            <text:p>insert into esglesia (id,nom,wikipedia) values (1716,'Mare de Déu del Roser d''Aubèrt','Mare de Déu del Roser d''Aubèrt');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2" office:value-type="string" calcext:value-type="string">
            <text:p>Sant Andreu de Casau</text:p>
          </table:table-cell>
          <table:table-cell/>
          <table:table-cell table:formula="of:=CONCATENATE(&quot;insert into esglesia (id,nom,wikipedia) values (&quot;;[.A1718];&quot;,'&quot;;SUBSTITUTE([.B1718];&quot;'&quot;;&quot;''&quot;);&quot;','&quot;;SUBSTITUTE([.C1718];&quot;'&quot;;&quot;''&quot;);&quot;');&quot;)" office:value-type="string" office:string-value="insert into esglesia (id,nom,wikipedia) values (1717,'Sant Andreu de Casau','Sant Andreu de Casau');" calcext:value-type="string">
            <text:p>insert into esglesia (id,nom,wikipedia) values (1717,'Sant Andreu de Casau','Sant Andreu de Casau');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2" office:value-type="string" calcext:value-type="string">
            <text:p>Sant Esteve de Montcorbau</text:p>
          </table:table-cell>
          <table:table-cell/>
          <table:table-cell table:formula="of:=CONCATENATE(&quot;insert into esglesia (id,nom,wikipedia) values (&quot;;[.A1719];&quot;,'&quot;;SUBSTITUTE([.B1719];&quot;'&quot;;&quot;''&quot;);&quot;','&quot;;SUBSTITUTE([.C1719];&quot;'&quot;;&quot;''&quot;);&quot;');&quot;)" office:value-type="string" office:string-value="insert into esglesia (id,nom,wikipedia) values (1718,'Sant Esteve de Montcorbau','Sant Esteve de Montcorbau');" calcext:value-type="string">
            <text:p>insert into esglesia (id,nom,wikipedia) values (1718,'Sant Esteve de Montcorbau','Sant Esteve de Montcorbau');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2" office:value-type="string" calcext:value-type="string">
            <text:p>Sant Feliu de Vilac</text:p>
          </table:table-cell>
          <table:table-cell/>
          <table:table-cell table:formula="of:=CONCATENATE(&quot;insert into esglesia (id,nom,wikipedia) values (&quot;;[.A1720];&quot;,'&quot;;SUBSTITUTE([.B1720];&quot;'&quot;;&quot;''&quot;);&quot;','&quot;;SUBSTITUTE([.C1720];&quot;'&quot;;&quot;''&quot;);&quot;');&quot;)" office:value-type="string" office:string-value="insert into esglesia (id,nom,wikipedia) values (1719,'Sant Feliu de Vilac','Sant Feliu de Vilac');" calcext:value-type="string">
            <text:p>insert into esglesia (id,nom,wikipedia) values (1719,'Sant Feliu de Vilac','Sant Feliu de Vilac');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" office:value-type="string" calcext:value-type="string">
            <text:p>Sant Martí d'Aubèrt</text:p>
          </table:table-cell>
          <table:table-cell/>
          <table:table-cell table:formula="of:=CONCATENATE(&quot;insert into esglesia (id,nom,wikipedia) values (&quot;;[.A1721];&quot;,'&quot;;SUBSTITUTE([.B1721];&quot;'&quot;;&quot;''&quot;);&quot;','&quot;;SUBSTITUTE([.C1721];&quot;'&quot;;&quot;''&quot;);&quot;');&quot;)" office:value-type="string" office:string-value="insert into esglesia (id,nom,wikipedia) values (1720,'Sant Martí d''Aubèrt','Sant Martí d''Aubèrt');" calcext:value-type="string">
            <text:p>insert into esglesia (id,nom,wikipedia) values (1720,'Sant Martí d''Aubèrt','Sant Martí d''Aubèrt');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2" office:value-type="string" calcext:value-type="string">
            <text:p>Sant Martí de Casarilh</text:p>
          </table:table-cell>
          <table:table-cell/>
          <table:table-cell table:formula="of:=CONCATENATE(&quot;insert into esglesia (id,nom,wikipedia) values (&quot;;[.A1722];&quot;,'&quot;;SUBSTITUTE([.B1722];&quot;'&quot;;&quot;''&quot;);&quot;','&quot;;SUBSTITUTE([.C1722];&quot;'&quot;;&quot;''&quot;);&quot;');&quot;)" office:value-type="string" office:string-value="insert into esglesia (id,nom,wikipedia) values (1721,'Sant Martí de Casarilh','Sant Martí de Casarilh');" calcext:value-type="string">
            <text:p>insert into esglesia (id,nom,wikipedia) values (1721,'Sant Martí de Casarilh','Sant Martí de Casarilh');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" office:value-type="string" calcext:value-type="string">
            <text:p>Sant Pau de Mont</text:p>
          </table:table-cell>
          <table:table-cell/>
          <table:table-cell table:formula="of:=CONCATENATE(&quot;insert into esglesia (id,nom,wikipedia) values (&quot;;[.A1723];&quot;,'&quot;;SUBSTITUTE([.B1723];&quot;'&quot;;&quot;''&quot;);&quot;','&quot;;SUBSTITUTE([.C1723];&quot;'&quot;;&quot;''&quot;);&quot;');&quot;)" office:value-type="string" office:string-value="insert into esglesia (id,nom,wikipedia) values (1722,'Sant Pau de Mont','Sant Pau de Mont');" calcext:value-type="string">
            <text:p>insert into esglesia (id,nom,wikipedia) values (1722,'Sant Pau de Mont','Sant Pau de Mont');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2" office:value-type="string" calcext:value-type="string">
            <text:p>Sant Pere d'Escunhau</text:p>
          </table:table-cell>
          <table:table-cell/>
          <table:table-cell table:formula="of:=CONCATENATE(&quot;insert into esglesia (id,nom,wikipedia) values (&quot;;[.A1724];&quot;,'&quot;;SUBSTITUTE([.B1724];&quot;'&quot;;&quot;''&quot;);&quot;','&quot;;SUBSTITUTE([.C1724];&quot;'&quot;;&quot;''&quot;);&quot;');&quot;)" office:value-type="string" office:string-value="insert into esglesia (id,nom,wikipedia) values (1723,'Sant Pere d''Escunhau','Sant Pere d''Escunhau');" calcext:value-type="string">
            <text:p>insert into esglesia (id,nom,wikipedia) values (1723,'Sant Pere d''Escunhau','Sant Pere d''Escunhau');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2" office:value-type="string" calcext:value-type="string">
            <text:p>Sant Pere de Betlan</text:p>
          </table:table-cell>
          <table:table-cell/>
          <table:table-cell table:formula="of:=CONCATENATE(&quot;insert into esglesia (id,nom,wikipedia) values (&quot;;[.A1725];&quot;,'&quot;;SUBSTITUTE([.B1725];&quot;'&quot;;&quot;''&quot;);&quot;','&quot;;SUBSTITUTE([.C1725];&quot;'&quot;;&quot;''&quot;);&quot;');&quot;)" office:value-type="string" office:string-value="insert into esglesia (id,nom,wikipedia) values (1724,'Sant Pere de Betlan','Sant Pere de Betlan');" calcext:value-type="string">
            <text:p>insert into esglesia (id,nom,wikipedia) values (1724,'Sant Pere de Betlan','Sant Pere de Betlan');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2" office:value-type="string" calcext:value-type="string">
            <text:p>Sant Sadurní de Betren</text:p>
          </table:table-cell>
          <table:table-cell/>
          <table:table-cell table:formula="of:=CONCATENATE(&quot;insert into esglesia (id,nom,wikipedia) values (&quot;;[.A1726];&quot;,'&quot;;SUBSTITUTE([.B1726];&quot;'&quot;;&quot;''&quot;);&quot;','&quot;;SUBSTITUTE([.C1726];&quot;'&quot;;&quot;''&quot;);&quot;');&quot;)" office:value-type="string" office:string-value="insert into esglesia (id,nom,wikipedia) values (1725,'Sant Sadurní de Betren','Sant Sadurní de Betren');" calcext:value-type="string">
            <text:p>insert into esglesia (id,nom,wikipedia) values (1725,'Sant Sadurní de Betren','Sant Sadurní de Betren');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 office:value-type="string" calcext:value-type="string">
            <text:p>Santa Maria de Mijaran</text:p>
          </table:table-cell>
          <table:table-cell/>
          <table:table-cell table:formula="of:=CONCATENATE(&quot;insert into esglesia (id,nom,wikipedia) values (&quot;;[.A1727];&quot;,'&quot;;SUBSTITUTE([.B1727];&quot;'&quot;;&quot;''&quot;);&quot;','&quot;;SUBSTITUTE([.C1727];&quot;'&quot;;&quot;''&quot;);&quot;');&quot;)" office:value-type="string" office:string-value="insert into esglesia (id,nom,wikipedia) values (1726,'Santa Maria de Mijaran','Santa Maria de Mijaran');" calcext:value-type="string">
            <text:p>insert into esglesia (id,nom,wikipedia) values (1726,'Santa Maria de Mijaran','Santa Maria de Mijaran');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" office:value-type="string" calcext:value-type="string">
            <text:p>Campanar de Sant Menna</text:p>
          </table:table-cell>
          <table:table-cell/>
          <table:table-cell table:formula="of:=CONCATENATE(&quot;insert into esglesia (id,nom,wikipedia) values (&quot;;[.A1728];&quot;,'&quot;;SUBSTITUTE([.B1728];&quot;'&quot;;&quot;''&quot;);&quot;','&quot;;SUBSTITUTE([.C1728];&quot;'&quot;;&quot;''&quot;);&quot;');&quot;)" office:value-type="string" office:string-value="insert into esglesia (id,nom,wikipedia) values (1727,'Campanar de Sant Menna','Campanar de Sant Menna');" calcext:value-type="string">
            <text:p>insert into esglesia (id,nom,wikipedia) values (1727,'Campanar de Sant Menna','Campanar de Sant Menna');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apella de Sant Fruitós</text:p>
          </table:table-cell>
          <table:table-cell office:value-type="string" calcext:value-type="string">
            <text:p>Capella de Sant Fruitós (Sentmenat)</text:p>
          </table:table-cell>
          <table:table-cell office:value-type="string" calcext:value-type="string">
            <text:p>Sentmenat</text:p>
          </table:table-cell>
          <table:table-cell table:formula="of:=CONCATENATE(&quot;insert into esglesia (id,nom,wikipedia) values (&quot;;[.A1729];&quot;,'&quot;;SUBSTITUTE([.B1729];&quot;'&quot;;&quot;''&quot;);&quot;','&quot;;SUBSTITUTE([.C1729];&quot;'&quot;;&quot;''&quot;);&quot;');&quot;)" office:value-type="string" office:string-value="insert into esglesia (id,nom,wikipedia) values (1728,'Capella de Sant Fruitós','Capella de Sant Fruitós (Sentmenat)');" calcext:value-type="string">
            <text:p>insert into esglesia (id,nom,wikipedia) values (1728,'Capella de Sant Fruitós','Capella de Sant Fruitós (Sentmenat)');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apella de Sant Genís</text:p>
          </table:table-cell>
          <table:table-cell office:value-type="string" calcext:value-type="string">
            <text:p>Capella de Sant Genís. Antic conjunt parroquial de Plegamans</text:p>
          </table:table-cell>
          <table:table-cell office:value-type="string" calcext:value-type="string">
            <text:p>Palau-solità i Plegamans</text:p>
          </table:table-cell>
          <table:table-cell table:formula="of:=CONCATENATE(&quot;insert into esglesia (id,nom,wikipedia) values (&quot;;[.A1730];&quot;,'&quot;;SUBSTITUTE([.B1730];&quot;'&quot;;&quot;''&quot;);&quot;','&quot;;SUBSTITUTE([.C1730];&quot;'&quot;;&quot;''&quot;);&quot;');&quot;)" office:value-type="string" office:string-value="insert into esglesia (id,nom,wikipedia) values (1729,'Capella de Sant Genís','Capella de Sant Genís. Antic conjunt parroquial de Plegamans');" calcext:value-type="string">
            <text:p>insert into esglesia (id,nom,wikipedia) values (1729,'Capella de Sant Genís','Capella de Sant Genís. Antic conjunt parroquial de Plegamans');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 office:value-type="string" calcext:value-type="string">
            <text:p>Església de Sant Feliu del Racó</text:p>
          </table:table-cell>
          <table:table-cell/>
          <table:table-cell table:formula="of:=CONCATENATE(&quot;insert into esglesia (id,nom,wikipedia) values (&quot;;[.A1731];&quot;,'&quot;;SUBSTITUTE([.B1731];&quot;'&quot;;&quot;''&quot;);&quot;','&quot;;SUBSTITUTE([.C1731];&quot;'&quot;;&quot;''&quot;);&quot;');&quot;)" office:value-type="string" office:string-value="insert into esglesia (id,nom,wikipedia) values (1730,'Església de Sant Feliu del Racó','Església de Sant Feliu del Racó');" calcext:value-type="string">
            <text:p>insert into esglesia (id,nom,wikipedia) values (1730,'Església de Sant Feliu del Racó','Església de Sant Feliu del Racó');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2" office:value-type="string" calcext:value-type="string">
            <text:p>Castell de Gallifa</text:p>
          </table:table-cell>
          <table:table-cell/>
          <table:table-cell table:formula="of:=CONCATENATE(&quot;insert into esglesia (id,nom,wikipedia) values (&quot;;[.A1732];&quot;,'&quot;;SUBSTITUTE([.B1732];&quot;'&quot;;&quot;''&quot;);&quot;','&quot;;SUBSTITUTE([.C1732];&quot;'&quot;;&quot;''&quot;);&quot;');&quot;)" office:value-type="string" office:string-value="insert into esglesia (id,nom,wikipedia) values (1731,'Castell de Gallifa','Castell de Gallifa');" calcext:value-type="string">
            <text:p>insert into esglesia (id,nom,wikipedia) values (1731,'Castell de Gallifa','Castell de Gallifa');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 office:value-type="string" calcext:value-type="string">
            <text:p>Mare de Déu de les Arenes</text:p>
          </table:table-cell>
          <table:table-cell/>
          <table:table-cell table:formula="of:=CONCATENATE(&quot;insert into esglesia (id,nom,wikipedia) values (&quot;;[.A1733];&quot;,'&quot;;SUBSTITUTE([.B1733];&quot;'&quot;;&quot;''&quot;);&quot;','&quot;;SUBSTITUTE([.C1733];&quot;'&quot;;&quot;''&quot;);&quot;');&quot;)" office:value-type="string" office:string-value="insert into esglesia (id,nom,wikipedia) values (1732,'Mare de Déu de les Arenes','Mare de Déu de les Arenes');" calcext:value-type="string">
            <text:p>insert into esglesia (id,nom,wikipedia) values (1732,'Mare de Déu de les Arenes','Mare de Déu de les Arenes');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 office:value-type="string" calcext:value-type="string">
            <text:p>Ermita de Sant Medir</text:p>
          </table:table-cell>
          <table:table-cell/>
          <table:table-cell table:formula="of:=CONCATENATE(&quot;insert into esglesia (id,nom,wikipedia) values (&quot;;[.A1734];&quot;,'&quot;;SUBSTITUTE([.B1734];&quot;'&quot;;&quot;''&quot;);&quot;','&quot;;SUBSTITUTE([.C1734];&quot;'&quot;;&quot;''&quot;);&quot;');&quot;)" office:value-type="string" office:string-value="insert into esglesia (id,nom,wikipedia) values (1733,'Ermita de Sant Medir','Ermita de Sant Medir');" calcext:value-type="string">
            <text:p>insert into esglesia (id,nom,wikipedia) values (1733,'Ermita de Sant Medir','Ermita de Sant Medir');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2" office:value-type="string" calcext:value-type="string">
            <text:p>Esglésies de Sant Pere de Terrassa</text:p>
          </table:table-cell>
          <table:table-cell office:value-type="string" calcext:value-type="string">
            <text:p>Terrassa</text:p>
          </table:table-cell>
          <table:table-cell table:formula="of:=CONCATENATE(&quot;insert into esglesia (id,nom,wikipedia) values (&quot;;[.A1735];&quot;,'&quot;;SUBSTITUTE([.B1735];&quot;'&quot;;&quot;''&quot;);&quot;','&quot;;SUBSTITUTE([.C1735];&quot;'&quot;;&quot;''&quot;);&quot;');&quot;)" office:value-type="string" office:string-value="insert into esglesia (id,nom,wikipedia) values (1734,'Esglésies de Sant Pere de Terrassa','Esglésies de Sant Pere de Terrassa');" calcext:value-type="string">
            <text:p>insert into esglesia (id,nom,wikipedia) values (1734,'Esglésies de Sant Pere de Terrassa','Esglésies de Sant Pere de Terrassa');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2" office:value-type="string" calcext:value-type="string">
            <text:p>Sant Sadurní de Gallifa</text:p>
          </table:table-cell>
          <table:table-cell/>
          <table:table-cell table:formula="of:=CONCATENATE(&quot;insert into esglesia (id,nom,wikipedia) values (&quot;;[.A1736];&quot;,'&quot;;SUBSTITUTE([.B1736];&quot;'&quot;;&quot;''&quot;);&quot;','&quot;;SUBSTITUTE([.C1736];&quot;'&quot;;&quot;''&quot;);&quot;');&quot;)" office:value-type="string" office:string-value="insert into esglesia (id,nom,wikipedia) values (1735,'Sant Sadurní de Gallifa','Sant Sadurní de Gallifa');" calcext:value-type="string">
            <text:p>insert into esglesia (id,nom,wikipedia) values (1735,'Sant Sadurní de Gallifa','Sant Sadurní de Gallifa');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2" office:value-type="string" calcext:value-type="string">
            <text:p>Ermita de Sant Adjutori</text:p>
          </table:table-cell>
          <table:table-cell/>
          <table:table-cell table:formula="of:=CONCATENATE(&quot;insert into esglesia (id,nom,wikipedia) values (&quot;;[.A1737];&quot;,'&quot;;SUBSTITUTE([.B1737];&quot;'&quot;;&quot;''&quot;);&quot;','&quot;;SUBSTITUTE([.C1737];&quot;'&quot;;&quot;''&quot;);&quot;');&quot;)" office:value-type="string" office:string-value="insert into esglesia (id,nom,wikipedia) values (1736,'Ermita de Sant Adjutori','Ermita de Sant Adjutori');" calcext:value-type="string">
            <text:p>insert into esglesia (id,nom,wikipedia) values (1736,'Ermita de Sant Adjutori','Ermita de Sant Adjutori');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2" office:value-type="string" calcext:value-type="string">
            <text:p>Sant Cebrià de Valldoreix</text:p>
          </table:table-cell>
          <table:table-cell/>
          <table:table-cell table:formula="of:=CONCATENATE(&quot;insert into esglesia (id,nom,wikipedia) values (&quot;;[.A1738];&quot;,'&quot;;SUBSTITUTE([.B1738];&quot;'&quot;;&quot;''&quot;);&quot;','&quot;;SUBSTITUTE([.C1738];&quot;'&quot;;&quot;''&quot;);&quot;');&quot;)" office:value-type="string" office:string-value="insert into esglesia (id,nom,wikipedia) values (1737,'Sant Cebrià de Valldoreix','Sant Cebrià de Valldoreix');" calcext:value-type="string">
            <text:p>insert into esglesia (id,nom,wikipedia) values (1737,'Sant Cebrià de Valldoreix','Sant Cebrià de Valldoreix');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2" office:value-type="string" calcext:value-type="string">
            <text:p>Sant Cristòfol de Ca n'Anglada</text:p>
          </table:table-cell>
          <table:table-cell/>
          <table:table-cell table:formula="of:=CONCATENATE(&quot;insert into esglesia (id,nom,wikipedia) values (&quot;;[.A1739];&quot;,'&quot;;SUBSTITUTE([.B1739];&quot;'&quot;;&quot;''&quot;);&quot;','&quot;;SUBSTITUTE([.C1739];&quot;'&quot;;&quot;''&quot;);&quot;');&quot;)" office:value-type="string" office:string-value="insert into esglesia (id,nom,wikipedia) values (1738,'Sant Cristòfol de Ca n''Anglada','Sant Cristòfol de Ca n''Anglada');" calcext:value-type="string">
            <text:p>insert into esglesia (id,nom,wikipedia) values (1738,'Sant Cristòfol de Ca n''Anglada','Sant Cristòfol de Ca n''Anglada');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2" office:value-type="string" calcext:value-type="string">
            <text:p>Sant Esteve de Castellar Vell</text:p>
          </table:table-cell>
          <table:table-cell/>
          <table:table-cell table:formula="of:=CONCATENATE(&quot;insert into esglesia (id,nom,wikipedia) values (&quot;;[.A1740];&quot;,'&quot;;SUBSTITUTE([.B1740];&quot;'&quot;;&quot;''&quot;);&quot;','&quot;;SUBSTITUTE([.C1740];&quot;'&quot;;&quot;''&quot;);&quot;');&quot;)" office:value-type="string" office:string-value="insert into esglesia (id,nom,wikipedia) values (1739,'Sant Esteve de Castellar Vell','Sant Esteve de Castellar Vell');" calcext:value-type="string">
            <text:p>insert into esglesia (id,nom,wikipedia) values (1739,'Sant Esteve de Castellar Vell','Sant Esteve de Castellar Vell');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Sant Esteve de Ripollet</text:p>
          </table:table-cell>
          <table:table-cell office:value-type="string" calcext:value-type="string">
            <text:p>Ripollet</text:p>
          </table:table-cell>
          <table:table-cell table:formula="of:=CONCATENATE(&quot;insert into esglesia (id,nom,wikipedia) values (&quot;;[.A1741];&quot;,'&quot;;SUBSTITUTE([.B1741];&quot;'&quot;;&quot;''&quot;);&quot;','&quot;;SUBSTITUTE([.C1741];&quot;'&quot;;&quot;''&quot;);&quot;');&quot;)" office:value-type="string" office:string-value="insert into esglesia (id,nom,wikipedia) values (1740,'Sant Esteve de Ripollet','Sant Esteve de Ripollet');" calcext:value-type="string">
            <text:p>insert into esglesia (id,nom,wikipedia) values (1740,'Sant Esteve de Ripollet','Sant Esteve de Ripollet');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2" office:value-type="string" calcext:value-type="string">
            <text:p>Sant Feliu de Gallifa</text:p>
          </table:table-cell>
          <table:table-cell/>
          <table:table-cell table:formula="of:=CONCATENATE(&quot;insert into esglesia (id,nom,wikipedia) values (&quot;;[.A1742];&quot;,'&quot;;SUBSTITUTE([.B1742];&quot;'&quot;;&quot;''&quot;);&quot;','&quot;;SUBSTITUTE([.C1742];&quot;'&quot;;&quot;''&quot;);&quot;');&quot;)" office:value-type="string" office:string-value="insert into esglesia (id,nom,wikipedia) values (1741,'Sant Feliu de Gallifa','Sant Feliu de Gallifa');" calcext:value-type="string">
            <text:p>insert into esglesia (id,nom,wikipedia) values (1741,'Sant Feliu de Gallifa','Sant Feliu de Gallifa');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2" office:value-type="string" calcext:value-type="string">
            <text:p>Sant Feliu de Vallcarca</text:p>
          </table:table-cell>
          <table:table-cell/>
          <table:table-cell table:formula="of:=CONCATENATE(&quot;insert into esglesia (id,nom,wikipedia) values (&quot;;[.A1743];&quot;,'&quot;;SUBSTITUTE([.B1743];&quot;'&quot;;&quot;''&quot;);&quot;','&quot;;SUBSTITUTE([.C1743];&quot;'&quot;;&quot;''&quot;);&quot;');&quot;)" office:value-type="string" office:string-value="insert into esglesia (id,nom,wikipedia) values (1742,'Sant Feliu de Vallcarca','Sant Feliu de Vallcarca');" calcext:value-type="string">
            <text:p>insert into esglesia (id,nom,wikipedia) values (1742,'Sant Feliu de Vallcarca','Sant Feliu de Vallcarca');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2" office:value-type="string" calcext:value-type="string">
            <text:p>Sant Iscle i Santa Victòria de les Feixes</text:p>
          </table:table-cell>
          <table:table-cell/>
          <table:table-cell table:formula="of:=CONCATENATE(&quot;insert into esglesia (id,nom,wikipedia) values (&quot;;[.A1744];&quot;,'&quot;;SUBSTITUTE([.B1744];&quot;'&quot;;&quot;''&quot;);&quot;','&quot;;SUBSTITUTE([.C1744];&quot;'&quot;;&quot;''&quot;);&quot;');&quot;)" office:value-type="string" office:string-value="insert into esglesia (id,nom,wikipedia) values (1743,'Sant Iscle i Santa Victòria de les Feixes','Sant Iscle i Santa Victòria de les Feixes');" calcext:value-type="string">
            <text:p>insert into esglesia (id,nom,wikipedia) values (1743,'Sant Iscle i Santa Victòria de les Feixes','Sant Iscle i Santa Victòria de les Feixes');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2" office:value-type="string" calcext:value-type="string">
            <text:p>Sant Jaume de Vallverd</text:p>
          </table:table-cell>
          <table:table-cell/>
          <table:table-cell table:formula="of:=CONCATENATE(&quot;insert into esglesia (id,nom,wikipedia) values (&quot;;[.A1745];&quot;,'&quot;;SUBSTITUTE([.B1745];&quot;'&quot;;&quot;''&quot;);&quot;','&quot;;SUBSTITUTE([.C1745];&quot;'&quot;;&quot;''&quot;);&quot;');&quot;)" office:value-type="string" office:string-value="insert into esglesia (id,nom,wikipedia) values (1744,'Sant Jaume de Vallverd','Sant Jaume de Vallverd');" calcext:value-type="string">
            <text:p>insert into esglesia (id,nom,wikipedia) values (1744,'Sant Jaume de Vallverd','Sant Jaume de Vallverd');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2" office:value-type="string" calcext:value-type="string">
            <text:p>Sant Miquel de Toudell</text:p>
          </table:table-cell>
          <table:table-cell/>
          <table:table-cell table:formula="of:=CONCATENATE(&quot;insert into esglesia (id,nom,wikipedia) values (&quot;;[.A1746];&quot;,'&quot;;SUBSTITUTE([.B1746];&quot;'&quot;;&quot;''&quot;);&quot;','&quot;;SUBSTITUTE([.C1746];&quot;'&quot;;&quot;''&quot;);&quot;');&quot;)" office:value-type="string" office:string-value="insert into esglesia (id,nom,wikipedia) values (1745,'Sant Miquel de Toudell','Sant Miquel de Toudell');" calcext:value-type="string">
            <text:p>insert into esglesia (id,nom,wikipedia) values (1745,'Sant Miquel de Toudell','Sant Miquel de Toudell');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2" office:value-type="string" calcext:value-type="string">
            <text:p>Capella de Sant Nicolau</text:p>
          </table:table-cell>
          <table:table-cell/>
          <table:table-cell table:formula="of:=CONCATENATE(&quot;insert into esglesia (id,nom,wikipedia) values (&quot;;[.A1747];&quot;,'&quot;;SUBSTITUTE([.B1747];&quot;'&quot;;&quot;''&quot;);&quot;','&quot;;SUBSTITUTE([.C1747];&quot;'&quot;;&quot;''&quot;);&quot;');&quot;)" office:value-type="string" office:string-value="insert into esglesia (id,nom,wikipedia) values (1746,'Capella de Sant Nicolau','Capella de Sant Nicolau');" calcext:value-type="string">
            <text:p>insert into esglesia (id,nom,wikipedia) values (1746,'Capella de Sant Nicolau','Capella de Sant Nicolau');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2" office:value-type="string" calcext:value-type="string">
            <text:p>Sant Pau de Riu-sec</text:p>
          </table:table-cell>
          <table:table-cell/>
          <table:table-cell table:formula="of:=CONCATENATE(&quot;insert into esglesia (id,nom,wikipedia) values (&quot;;[.A1748];&quot;,'&quot;;SUBSTITUTE([.B1748];&quot;'&quot;;&quot;''&quot;);&quot;','&quot;;SUBSTITUTE([.C1748];&quot;'&quot;;&quot;''&quot;);&quot;');&quot;)" office:value-type="string" office:string-value="insert into esglesia (id,nom,wikipedia) values (1747,'Sant Pau de Riu-sec','Sant Pau de Riu-sec');" calcext:value-type="string">
            <text:p>insert into esglesia (id,nom,wikipedia) values (1747,'Sant Pau de Riu-sec','Sant Pau de Riu-sec');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2" office:value-type="string" calcext:value-type="string">
            <text:p>Sant Pere d'Ullastre</text:p>
          </table:table-cell>
          <table:table-cell/>
          <table:table-cell table:formula="of:=CONCATENATE(&quot;insert into esglesia (id,nom,wikipedia) values (&quot;;[.A1749];&quot;,'&quot;;SUBSTITUTE([.B1749];&quot;'&quot;;&quot;''&quot;);&quot;','&quot;;SUBSTITUTE([.C1749];&quot;'&quot;;&quot;''&quot;);&quot;');&quot;)" office:value-type="string" office:string-value="insert into esglesia (id,nom,wikipedia) values (1748,'Sant Pere d''Ullastre','Sant Pere d''Ullastre');" calcext:value-type="string">
            <text:p>insert into esglesia (id,nom,wikipedia) values (1748,'Sant Pere d''Ullastre','Sant Pere d''Ullastre');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2" office:value-type="string" calcext:value-type="string">
            <text:p>Sant Pere i Sant Fermí de Rellinars</text:p>
          </table:table-cell>
          <table:table-cell/>
          <table:table-cell table:formula="of:=CONCATENATE(&quot;insert into esglesia (id,nom,wikipedia) values (&quot;;[.A1750];&quot;,'&quot;;SUBSTITUTE([.B1750];&quot;'&quot;;&quot;''&quot;);&quot;','&quot;;SUBSTITUTE([.C1750];&quot;'&quot;;&quot;''&quot;);&quot;');&quot;)" office:value-type="string" office:string-value="insert into esglesia (id,nom,wikipedia) values (1749,'Sant Pere i Sant Fermí de Rellinars','Sant Pere i Sant Fermí de Rellinars');" calcext:value-type="string">
            <text:p>insert into esglesia (id,nom,wikipedia) values (1749,'Sant Pere i Sant Fermí de Rellinars','Sant Pere i Sant Fermí de Rellinars');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string" calcext:value-type="string">
            <text:p>Sant Pere de Rubí</text:p>
          </table:table-cell>
          <table:table-cell office:value-type="string" calcext:value-type="string">
            <text:p>Rubí</text:p>
          </table:table-cell>
          <table:table-cell table:formula="of:=CONCATENATE(&quot;insert into esglesia (id,nom,wikipedia) values (&quot;;[.A1751];&quot;,'&quot;;SUBSTITUTE([.B1751];&quot;'&quot;;&quot;''&quot;);&quot;','&quot;;SUBSTITUTE([.C1751];&quot;'&quot;;&quot;''&quot;);&quot;');&quot;)" office:value-type="string" office:string-value="insert into esglesia (id,nom,wikipedia) values (1750,'Sant Pere de Rubí','Sant Pere de Rubí');" calcext:value-type="string">
            <text:p>insert into esglesia (id,nom,wikipedia) values (1750,'Sant Pere de Rubí','Sant Pere de Rubí');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string" calcext:value-type="string">
            <text:p>Capella de Sant Quintí</text:p>
          </table:table-cell>
          <table:table-cell/>
          <table:table-cell table:formula="of:=CONCATENATE(&quot;insert into esglesia (id,nom,wikipedia) values (&quot;;[.A1752];&quot;,'&quot;;SUBSTITUTE([.B1752];&quot;'&quot;;&quot;''&quot;);&quot;','&quot;;SUBSTITUTE([.C1752];&quot;'&quot;;&quot;''&quot;);&quot;');&quot;)" office:value-type="string" office:string-value="insert into esglesia (id,nom,wikipedia) values (1751,'Capella de Sant Quintí','Capella de Sant Quintí');" calcext:value-type="string">
            <text:p>insert into esglesia (id,nom,wikipedia) values (1751,'Capella de Sant Quintí','Capella de Sant Quintí');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2" office:value-type="string" calcext:value-type="string">
            <text:p>Sant Salvador de Polinyà</text:p>
          </table:table-cell>
          <table:table-cell/>
          <table:table-cell table:formula="of:=CONCATENATE(&quot;insert into esglesia (id,nom,wikipedia) values (&quot;;[.A1753];&quot;,'&quot;;SUBSTITUTE([.B1753];&quot;'&quot;;&quot;''&quot;);&quot;','&quot;;SUBSTITUTE([.C1753];&quot;'&quot;;&quot;''&quot;);&quot;');&quot;)" office:value-type="string" office:string-value="insert into esglesia (id,nom,wikipedia) values (1752,'Sant Salvador de Polinyà','Sant Salvador de Polinyà');" calcext:value-type="string">
            <text:p>insert into esglesia (id,nom,wikipedia) values (1752,'Sant Salvador de Polinyà','Sant Salvador de Polinyà');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2" office:value-type="string" calcext:value-type="string">
            <text:p>Sant Vicenç de Verders</text:p>
          </table:table-cell>
          <table:table-cell/>
          <table:table-cell table:formula="of:=CONCATENATE(&quot;insert into esglesia (id,nom,wikipedia) values (&quot;;[.A1754];&quot;,'&quot;;SUBSTITUTE([.B1754];&quot;'&quot;;&quot;''&quot;);&quot;','&quot;;SUBSTITUTE([.C1754];&quot;'&quot;;&quot;''&quot;);&quot;');&quot;)" office:value-type="string" office:string-value="insert into esglesia (id,nom,wikipedia) values (1753,'Sant Vicenç de Verders','Sant Vicenç de Verders');" calcext:value-type="string">
            <text:p>insert into esglesia (id,nom,wikipedia) values (1753,'Sant Vicenç de Verders','Sant Vicenç de Verders');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2" office:value-type="string" calcext:value-type="string">
            <text:p>Sant Vicenç de Jonqueres</text:p>
          </table:table-cell>
          <table:table-cell/>
          <table:table-cell table:formula="of:=CONCATENATE(&quot;insert into esglesia (id,nom,wikipedia) values (&quot;;[.A1755];&quot;,'&quot;;SUBSTITUTE([.B1755];&quot;'&quot;;&quot;''&quot;);&quot;','&quot;;SUBSTITUTE([.C1755];&quot;'&quot;;&quot;''&quot;);&quot;');&quot;)" office:value-type="string" office:string-value="insert into esglesia (id,nom,wikipedia) values (1754,'Sant Vicenç de Jonqueres','Sant Vicenç de Jonqueres');" calcext:value-type="string">
            <text:p>insert into esglesia (id,nom,wikipedia) values (1754,'Sant Vicenç de Jonqueres','Sant Vicenç de Jonqueres');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 office:value-type="string" calcext:value-type="string">
            <text:p>Santa Magdalena de Puigbarral</text:p>
          </table:table-cell>
          <table:table-cell/>
          <table:table-cell table:formula="of:=CONCATENATE(&quot;insert into esglesia (id,nom,wikipedia) values (&quot;;[.A1756];&quot;,'&quot;;SUBSTITUTE([.B1756];&quot;'&quot;;&quot;''&quot;);&quot;','&quot;;SUBSTITUTE([.C1756];&quot;'&quot;;&quot;''&quot;);&quot;');&quot;)" office:value-type="string" office:string-value="insert into esglesia (id,nom,wikipedia) values (1755,'Santa Magdalena de Puigbarral','Santa Magdalena de Puigbarral');" calcext:value-type="string">
            <text:p>insert into esglesia (id,nom,wikipedia) values (1755,'Santa Magdalena de Puigbarral','Santa Magdalena de Puigbarral');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string" calcext:value-type="string">
            <text:p>Santa Margarida del Mujal</text:p>
          </table:table-cell>
          <table:table-cell/>
          <table:table-cell table:formula="of:=CONCATENATE(&quot;insert into esglesia (id,nom,wikipedia) values (&quot;;[.A1757];&quot;,'&quot;;SUBSTITUTE([.B1757];&quot;'&quot;;&quot;''&quot;);&quot;','&quot;;SUBSTITUTE([.C1757];&quot;'&quot;;&quot;''&quot;);&quot;');&quot;)" office:value-type="string" office:string-value="insert into esglesia (id,nom,wikipedia) values (1756,'Santa Margarida del Mujal','Santa Margarida del Mujal');" calcext:value-type="string">
            <text:p>insert into esglesia (id,nom,wikipedia) values (1756,'Santa Margarida del Mujal','Santa Margarida del Mujal');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2" office:value-type="string" calcext:value-type="string">
            <text:p>Santa Maria de Barberà</text:p>
          </table:table-cell>
          <table:table-cell/>
          <table:table-cell table:formula="of:=CONCATENATE(&quot;insert into esglesia (id,nom,wikipedia) values (&quot;;[.A1758];&quot;,'&quot;;SUBSTITUTE([.B1758];&quot;'&quot;;&quot;''&quot;);&quot;','&quot;;SUBSTITUTE([.C1758];&quot;'&quot;;&quot;''&quot;);&quot;');&quot;)" office:value-type="string" office:string-value="insert into esglesia (id,nom,wikipedia) values (1757,'Santa Maria de Barberà','Santa Maria de Barberà');" calcext:value-type="string">
            <text:p>insert into esglesia (id,nom,wikipedia) values (1757,'Santa Maria de Barberà','Santa Maria de Barberà');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2" office:value-type="string" calcext:value-type="string">
            <text:p>Santa Maria de Palau-solità</text:p>
          </table:table-cell>
          <table:table-cell office:value-type="string" calcext:value-type="string">
            <text:p>Palau-solità i Plegamans</text:p>
          </table:table-cell>
          <table:table-cell table:formula="of:=CONCATENATE(&quot;insert into esglesia (id,nom,wikipedia) values (&quot;;[.A1759];&quot;,'&quot;;SUBSTITUTE([.B1759];&quot;'&quot;;&quot;''&quot;);&quot;','&quot;;SUBSTITUTE([.C1759];&quot;'&quot;;&quot;''&quot;);&quot;');&quot;)" office:value-type="string" office:string-value="insert into esglesia (id,nom,wikipedia) values (1758,'Santa Maria de Palau-solità','Santa Maria de Palau-solità');" calcext:value-type="string">
            <text:p>insert into esglesia (id,nom,wikipedia) values (1758,'Santa Maria de Palau-solità','Santa Maria de Palau-solità');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string" calcext:value-type="string">
            <text:p>Santa Maria de Santa Perpètua de Mogoda</text:p>
          </table:table-cell>
          <table:table-cell/>
          <table:table-cell table:formula="of:=CONCATENATE(&quot;insert into esglesia (id,nom,wikipedia) values (&quot;;[.A1760];&quot;,'&quot;;SUBSTITUTE([.B1760];&quot;'&quot;;&quot;''&quot;);&quot;','&quot;;SUBSTITUTE([.C1760];&quot;'&quot;;&quot;''&quot;);&quot;');&quot;)" office:value-type="string" office:string-value="insert into esglesia (id,nom,wikipedia) values (1759,'Santa Maria de Santa Perpètua de Mogoda','Santa Maria de Santa Perpètua de Mogoda');" calcext:value-type="string">
            <text:p>insert into esglesia (id,nom,wikipedia) values (1759,'Santa Maria de Santa Perpètua de Mogoda','Santa Maria de Santa Perpètua de Mogoda');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Santa Maria de Santiga</text:p>
          </table:table-cell>
          <table:table-cell/>
          <table:table-cell table:formula="of:=CONCATENATE(&quot;insert into esglesia (id,nom,wikipedia) values (&quot;;[.A1761];&quot;,'&quot;;SUBSTITUTE([.B1761];&quot;'&quot;;&quot;''&quot;);&quot;','&quot;;SUBSTITUTE([.C1761];&quot;'&quot;;&quot;''&quot;);&quot;');&quot;)" office:value-type="string" office:string-value="insert into esglesia (id,nom,wikipedia) values (1760,'Santa Maria de Santiga','Santa Maria de Santiga');" calcext:value-type="string">
            <text:p>insert into esglesia (id,nom,wikipedia) values (1760,'Santa Maria de Santiga','Santa Maria de Santiga');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Santa Maria de Toudell</text:p>
          </table:table-cell>
          <table:table-cell/>
          <table:table-cell table:formula="of:=CONCATENATE(&quot;insert into esglesia (id,nom,wikipedia) values (&quot;;[.A1762];&quot;,'&quot;;SUBSTITUTE([.B1762];&quot;'&quot;;&quot;''&quot;);&quot;','&quot;;SUBSTITUTE([.C1762];&quot;'&quot;;&quot;''&quot;);&quot;');&quot;)" office:value-type="string" office:string-value="insert into esglesia (id,nom,wikipedia) values (1761,'Santa Maria de Toudell','Santa Maria de Toudell');" calcext:value-type="string">
            <text:p>insert into esglesia (id,nom,wikipedia) values (1761,'Santa Maria de Toudell','Santa Maria de Toudell');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2" office:value-type="string" calcext:value-type="string">
            <text:p>Santa Maria del Puig de la Creu</text:p>
          </table:table-cell>
          <table:table-cell/>
          <table:table-cell table:formula="of:=CONCATENATE(&quot;insert into esglesia (id,nom,wikipedia) values (&quot;;[.A1763];&quot;,'&quot;;SUBSTITUTE([.B1763];&quot;'&quot;;&quot;''&quot;);&quot;','&quot;;SUBSTITUTE([.C1763];&quot;'&quot;;&quot;''&quot;);&quot;');&quot;)" office:value-type="string" office:string-value="insert into esglesia (id,nom,wikipedia) values (1762,'Santa Maria del Puig de la Creu','Santa Maria del Puig de la Creu');" calcext:value-type="string">
            <text:p>insert into esglesia (id,nom,wikipedia) values (1762,'Santa Maria del Puig de la Creu','Santa Maria del Puig de la Creu');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2" office:value-type="string" calcext:value-type="string">
            <text:p>Ermita de Togores</text:p>
          </table:table-cell>
          <table:table-cell/>
          <table:table-cell table:formula="of:=CONCATENATE(&quot;insert into esglesia (id,nom,wikipedia) values (&quot;;[.A1764];&quot;,'&quot;;SUBSTITUTE([.B1764];&quot;'&quot;;&quot;''&quot;);&quot;','&quot;;SUBSTITUTE([.C1764];&quot;'&quot;;&quot;''&quot;);&quot;');&quot;)" office:value-type="string" office:string-value="insert into esglesia (id,nom,wikipedia) values (1763,'Ermita de Togores','Ermita de Togores');" calcext:value-type="string">
            <text:p>insert into esglesia (id,nom,wikipedia) values (1763,'Ermita de Togores','Ermita de Togores');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string" calcext:value-type="string">
            <text:p>Sant Cristòfol de Monteugues</text:p>
          </table:table-cell>
          <table:table-cell/>
          <table:table-cell table:formula="of:=CONCATENATE(&quot;insert into esglesia (id,nom,wikipedia) values (&quot;;[.A1765];&quot;,'&quot;;SUBSTITUTE([.B1765];&quot;'&quot;;&quot;''&quot;);&quot;','&quot;;SUBSTITUTE([.C1765];&quot;'&quot;;&quot;''&quot;);&quot;');&quot;)" office:value-type="string" office:string-value="insert into esglesia (id,nom,wikipedia) values (1764,'Sant Cristòfol de Monteugues','Sant Cristòfol de Monteugues');" calcext:value-type="string">
            <text:p>insert into esglesia (id,nom,wikipedia) values (1764,'Sant Cristòfol de Monteugues','Sant Cristòfol de Monteugues');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Sant Esteve de la Garriga</text:p>
          </table:table-cell>
          <table:table-cell office:value-type="string" calcext:value-type="string">
            <text:p>La Doma</text:p>
          </table:table-cell>
          <table:table-cell office:value-type="string" calcext:value-type="string">
            <text:p>La Garriga</text:p>
          </table:table-cell>
          <table:table-cell table:formula="of:=CONCATENATE(&quot;insert into esglesia (id,nom,wikipedia) values (&quot;;[.A1766];&quot;,'&quot;;SUBSTITUTE([.B1766];&quot;'&quot;;&quot;''&quot;);&quot;','&quot;;SUBSTITUTE([.C1766];&quot;'&quot;;&quot;''&quot;);&quot;');&quot;)" office:value-type="string" office:string-value="insert into esglesia (id,nom,wikipedia) values (1765,'Sant Esteve de la Garriga','La Doma');" calcext:value-type="string">
            <text:p>insert into esglesia (id,nom,wikipedia) values (1765,'Sant Esteve de la Garriga','La Doma');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string" calcext:value-type="string">
            <text:p>Església de Sant Esteve de Palautordera</text:p>
          </table:table-cell>
          <table:table-cell/>
          <table:table-cell table:formula="of:=CONCATENATE(&quot;insert into esglesia (id,nom,wikipedia) values (&quot;;[.A1767];&quot;,'&quot;;SUBSTITUTE([.B1767];&quot;'&quot;;&quot;''&quot;);&quot;','&quot;;SUBSTITUTE([.C1767];&quot;'&quot;;&quot;''&quot;);&quot;');&quot;)" office:value-type="string" office:string-value="insert into esglesia (id,nom,wikipedia) values (1766,'Església de Sant Esteve de Palautordera','Església de Sant Esteve de Palautordera');" calcext:value-type="string">
            <text:p>insert into esglesia (id,nom,wikipedia) values (1766,'Església de Sant Esteve de Palautordera','Església de Sant Esteve de Palautordera');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string" calcext:value-type="string">
            <text:p>Església de Sant Sebastià de Montmajor</text:p>
          </table:table-cell>
          <table:table-cell/>
          <table:table-cell table:formula="of:=CONCATENATE(&quot;insert into esglesia (id,nom,wikipedia) values (&quot;;[.A1768];&quot;,'&quot;;SUBSTITUTE([.B1768];&quot;'&quot;;&quot;''&quot;);&quot;','&quot;;SUBSTITUTE([.C1768];&quot;'&quot;;&quot;''&quot;);&quot;');&quot;)" office:value-type="string" office:string-value="insert into esglesia (id,nom,wikipedia) values (1767,'Església de Sant Sebastià de Montmajor','Església de Sant Sebastià de Montmajor');" calcext:value-type="string">
            <text:p>insert into esglesia (id,nom,wikipedia) values (1767,'Església de Sant Sebastià de Montmajor','Església de Sant Sebastià de Montmajor');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string" calcext:value-type="string">
            <text:p>Església vella de Sant Fost de Campsentelles</text:p>
          </table:table-cell>
          <table:table-cell/>
          <table:table-cell table:formula="of:=CONCATENATE(&quot;insert into esglesia (id,nom,wikipedia) values (&quot;;[.A1769];&quot;,'&quot;;SUBSTITUTE([.B1769];&quot;'&quot;;&quot;''&quot;);&quot;','&quot;;SUBSTITUTE([.C1769];&quot;'&quot;;&quot;''&quot;);&quot;');&quot;)" office:value-type="string" office:string-value="insert into esglesia (id,nom,wikipedia) values (1768,'Església vella de Sant Fost de Campsentelles','Església vella de Sant Fost de Campsentelles');" calcext:value-type="string">
            <text:p>insert into esglesia (id,nom,wikipedia) values (1768,'Església vella de Sant Fost de Campsentelles','Església vella de Sant Fost de Campsentelles');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string" calcext:value-type="string">
            <text:p>Ermita de Santa Justa</text:p>
          </table:table-cell>
          <table:table-cell/>
          <table:table-cell table:formula="of:=CONCATENATE(&quot;insert into esglesia (id,nom,wikipedia) values (&quot;;[.A1770];&quot;,'&quot;;SUBSTITUTE([.B1770];&quot;'&quot;;&quot;''&quot;);&quot;','&quot;;SUBSTITUTE([.C1770];&quot;'&quot;;&quot;''&quot;);&quot;');&quot;)" office:value-type="string" office:string-value="insert into esglesia (id,nom,wikipedia) values (1769,'Ermita de Santa Justa','Ermita de Santa Justa');" calcext:value-type="string">
            <text:p>insert into esglesia (id,nom,wikipedia) values (1769,'Ermita de Santa Justa','Ermita de Santa Justa');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" office:value-type="string" calcext:value-type="string">
            <text:p>Mare de Déu del Pla</text:p>
          </table:table-cell>
          <table:table-cell/>
          <table:table-cell table:formula="of:=CONCATENATE(&quot;insert into esglesia (id,nom,wikipedia) values (&quot;;[.A1771];&quot;,'&quot;;SUBSTITUTE([.B1771];&quot;'&quot;;&quot;''&quot;);&quot;','&quot;;SUBSTITUTE([.C1771];&quot;'&quot;;&quot;''&quot;);&quot;');&quot;)" office:value-type="string" office:string-value="insert into esglesia (id,nom,wikipedia) values (1770,'Mare de Déu del Pla','Mare de Déu del Pla');" calcext:value-type="string">
            <text:p>insert into esglesia (id,nom,wikipedia) values (1770,'Mare de Déu del Pla','Mare de Déu del Pla');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2" office:value-type="string" calcext:value-type="string">
            <text:p>Sant Andreu de Samalús</text:p>
          </table:table-cell>
          <table:table-cell/>
          <table:table-cell table:formula="of:=CONCATENATE(&quot;insert into esglesia (id,nom,wikipedia) values (&quot;;[.A1772];&quot;,'&quot;;SUBSTITUTE([.B1772];&quot;'&quot;;&quot;''&quot;);&quot;','&quot;;SUBSTITUTE([.C1772];&quot;'&quot;;&quot;''&quot;);&quot;');&quot;)" office:value-type="string" office:string-value="insert into esglesia (id,nom,wikipedia) values (1771,'Sant Andreu de Samalús','Sant Andreu de Samalús');" calcext:value-type="string">
            <text:p>insert into esglesia (id,nom,wikipedia) values (1771,'Sant Andreu de Samalús','Sant Andreu de Samalús');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 office:value-type="string" calcext:value-type="string">
            <text:p>Sant Cebrià de Cabanyes</text:p>
          </table:table-cell>
          <table:table-cell/>
          <table:table-cell table:formula="of:=CONCATENATE(&quot;insert into esglesia (id,nom,wikipedia) values (&quot;;[.A1773];&quot;,'&quot;;SUBSTITUTE([.B1773];&quot;'&quot;;&quot;''&quot;);&quot;','&quot;;SUBSTITUTE([.C1773];&quot;'&quot;;&quot;''&quot;);&quot;');&quot;)" office:value-type="string" office:string-value="insert into esglesia (id,nom,wikipedia) values (1772,'Sant Cebrià de Cabanyes','Sant Cebrià de Cabanyes');" calcext:value-type="string">
            <text:p>insert into esglesia (id,nom,wikipedia) values (1772,'Sant Cebrià de Cabanyes','Sant Cebrià de Cabanyes');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2" office:value-type="string" calcext:value-type="string">
            <text:p>Sant Cebrià de la Móra</text:p>
          </table:table-cell>
          <table:table-cell/>
          <table:table-cell table:formula="of:=CONCATENATE(&quot;insert into esglesia (id,nom,wikipedia) values (&quot;;[.A1774];&quot;,'&quot;;SUBSTITUTE([.B1774];&quot;'&quot;;&quot;''&quot;);&quot;','&quot;;SUBSTITUTE([.C1774];&quot;'&quot;;&quot;''&quot;);&quot;');&quot;)" office:value-type="string" office:string-value="insert into esglesia (id,nom,wikipedia) values (1773,'Sant Cebrià de la Móra','Sant Cebrià de la Móra');" calcext:value-type="string">
            <text:p>insert into esglesia (id,nom,wikipedia) values (1773,'Sant Cebrià de la Móra','Sant Cebrià de la Móra');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Sant Cristòfol de Pallars</text:p>
          </table:table-cell>
          <table:table-cell/>
          <table:table-cell table:formula="of:=CONCATENATE(&quot;insert into esglesia (id,nom,wikipedia) values (&quot;;[.A1775];&quot;,'&quot;;SUBSTITUTE([.B1775];&quot;'&quot;;&quot;''&quot;);&quot;','&quot;;SUBSTITUTE([.C1775];&quot;'&quot;;&quot;''&quot;);&quot;');&quot;)" office:value-type="string" office:string-value="insert into esglesia (id,nom,wikipedia) values (1774,'Sant Cristòfol de Pallars','Sant Cristòfol de Pallars');" calcext:value-type="string">
            <text:p>insert into esglesia (id,nom,wikipedia) values (1774,'Sant Cristòfol de Pallars','Sant Cristòfol de Pallars');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string" calcext:value-type="string">
            <text:p>Sant Esteve d'Olzinelles</text:p>
          </table:table-cell>
          <table:table-cell/>
          <table:table-cell table:formula="of:=CONCATENATE(&quot;insert into esglesia (id,nom,wikipedia) values (&quot;;[.A1776];&quot;,'&quot;;SUBSTITUTE([.B1776];&quot;'&quot;;&quot;''&quot;);&quot;','&quot;;SUBSTITUTE([.C1776];&quot;'&quot;;&quot;''&quot;);&quot;');&quot;)" office:value-type="string" office:string-value="insert into esglesia (id,nom,wikipedia) values (1775,'Sant Esteve d''Olzinelles','Sant Esteve d''Olzinelles');" calcext:value-type="string">
            <text:p>insert into esglesia (id,nom,wikipedia) values (1775,'Sant Esteve d''Olzinelles','Sant Esteve d''Olzinelles');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string" calcext:value-type="string">
            <text:p>Sant Esteve de Palaudàries</text:p>
          </table:table-cell>
          <table:table-cell/>
          <table:table-cell table:formula="of:=CONCATENATE(&quot;insert into esglesia (id,nom,wikipedia) values (&quot;;[.A1777];&quot;,'&quot;;SUBSTITUTE([.B1777];&quot;'&quot;;&quot;''&quot;);&quot;','&quot;;SUBSTITUTE([.C1777];&quot;'&quot;;&quot;''&quot;);&quot;');&quot;)" office:value-type="string" office:string-value="insert into esglesia (id,nom,wikipedia) values (1776,'Sant Esteve de Palaudàries','Sant Esteve de Palaudàries');" calcext:value-type="string">
            <text:p>insert into esglesia (id,nom,wikipedia) values (1776,'Sant Esteve de Palaudàries','Sant Esteve de Palaudàries');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string" calcext:value-type="string">
            <text:p>Sant Feliu de Canovelles</text:p>
          </table:table-cell>
          <table:table-cell office:value-type="string" calcext:value-type="string">
            <text:p>Canovelles</text:p>
          </table:table-cell>
          <table:table-cell table:formula="of:=CONCATENATE(&quot;insert into esglesia (id,nom,wikipedia) values (&quot;;[.A1778];&quot;,'&quot;;SUBSTITUTE([.B1778];&quot;'&quot;;&quot;''&quot;);&quot;','&quot;;SUBSTITUTE([.C1778];&quot;'&quot;;&quot;''&quot;);&quot;');&quot;)" office:value-type="string" office:string-value="insert into esglesia (id,nom,wikipedia) values (1777,'Sant Feliu de Canovelles','Sant Feliu de Canovelles');" calcext:value-type="string">
            <text:p>insert into esglesia (id,nom,wikipedia) values (1777,'Sant Feliu de Canovelles','Sant Feliu de Canovelles');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2" office:value-type="string" calcext:value-type="string">
            <text:p>Sant Jaume de Rifà</text:p>
          </table:table-cell>
          <table:table-cell/>
          <table:table-cell table:formula="of:=CONCATENATE(&quot;insert into esglesia (id,nom,wikipedia) values (&quot;;[.A1779];&quot;,'&quot;;SUBSTITUTE([.B1779];&quot;'&quot;;&quot;''&quot;);&quot;','&quot;;SUBSTITUTE([.C1779];&quot;'&quot;;&quot;''&quot;);&quot;');&quot;)" office:value-type="string" office:string-value="insert into esglesia (id,nom,wikipedia) values (1778,'Sant Jaume de Rifà','Sant Jaume de Rifà');" calcext:value-type="string">
            <text:p>insert into esglesia (id,nom,wikipedia) values (1778,'Sant Jaume de Rifà','Sant Jaume de Rifà');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2" office:value-type="string" calcext:value-type="string">
            <text:p>Sant Julià del Fou</text:p>
          </table:table-cell>
          <table:table-cell/>
          <table:table-cell table:formula="of:=CONCATENATE(&quot;insert into esglesia (id,nom,wikipedia) values (&quot;;[.A1780];&quot;,'&quot;;SUBSTITUTE([.B1780];&quot;'&quot;;&quot;''&quot;);&quot;','&quot;;SUBSTITUTE([.C1780];&quot;'&quot;;&quot;''&quot;);&quot;');&quot;)" office:value-type="string" office:string-value="insert into esglesia (id,nom,wikipedia) values (1779,'Sant Julià del Fou','Sant Julià del Fou');" calcext:value-type="string">
            <text:p>insert into esglesia (id,nom,wikipedia) values (1779,'Sant Julià del Fou','Sant Julià del Fou');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" office:value-type="string" calcext:value-type="string">
            <text:p>Sant Julià de Lliçà d'Amunt</text:p>
          </table:table-cell>
          <table:table-cell/>
          <table:table-cell table:formula="of:=CONCATENATE(&quot;insert into esglesia (id,nom,wikipedia) values (&quot;;[.A1781];&quot;,'&quot;;SUBSTITUTE([.B1781];&quot;'&quot;;&quot;''&quot;);&quot;','&quot;;SUBSTITUTE([.C1781];&quot;'&quot;;&quot;''&quot;);&quot;');&quot;)" office:value-type="string" office:string-value="insert into esglesia (id,nom,wikipedia) values (1780,'Sant Julià de Lliçà d''Amunt','Sant Julià de Lliçà d''Amunt');" calcext:value-type="string">
            <text:p>insert into esglesia (id,nom,wikipedia) values (1780,'Sant Julià de Lliçà d''Amunt','Sant Julià de Lliçà d''Amunt');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 office:value-type="string" calcext:value-type="string">
            <text:p>Sant Julià del Montseny</text:p>
          </table:table-cell>
          <table:table-cell/>
          <table:table-cell table:formula="of:=CONCATENATE(&quot;insert into esglesia (id,nom,wikipedia) values (&quot;;[.A1782];&quot;,'&quot;;SUBSTITUTE([.B1782];&quot;'&quot;;&quot;''&quot;);&quot;','&quot;;SUBSTITUTE([.C1782];&quot;'&quot;;&quot;''&quot;);&quot;');&quot;)" office:value-type="string" office:string-value="insert into esglesia (id,nom,wikipedia) values (1781,'Sant Julià del Montseny','Sant Julià del Montseny');" calcext:value-type="string">
            <text:p>insert into esglesia (id,nom,wikipedia) values (1781,'Sant Julià del Montseny','Sant Julià del Montseny');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Sant Mamet de Corró d'Amunt</text:p>
          </table:table-cell>
          <table:table-cell/>
          <table:table-cell table:formula="of:=CONCATENATE(&quot;insert into esglesia (id,nom,wikipedia) values (&quot;;[.A1783];&quot;,'&quot;;SUBSTITUTE([.B1783];&quot;'&quot;;&quot;''&quot;);&quot;','&quot;;SUBSTITUTE([.C1783];&quot;'&quot;;&quot;''&quot;);&quot;');&quot;)" office:value-type="string" office:string-value="insert into esglesia (id,nom,wikipedia) values (1782,'Sant Mamet de Corró d''Amunt','Sant Mamet de Corró d''Amunt');" calcext:value-type="string">
            <text:p>insert into esglesia (id,nom,wikipedia) values (1782,'Sant Mamet de Corró d''Amunt','Sant Mamet de Corró d''Amunt');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2" office:value-type="string" calcext:value-type="string">
            <text:p>Sant Marçal de Montseny</text:p>
          </table:table-cell>
          <table:table-cell/>
          <table:table-cell table:formula="of:=CONCATENATE(&quot;insert into esglesia (id,nom,wikipedia) values (&quot;;[.A1784];&quot;,'&quot;;SUBSTITUTE([.B1784];&quot;'&quot;;&quot;''&quot;);&quot;','&quot;;SUBSTITUTE([.C1784];&quot;'&quot;;&quot;''&quot;);&quot;');&quot;)" office:value-type="string" office:string-value="insert into esglesia (id,nom,wikipedia) values (1783,'Sant Marçal de Montseny','Sant Marçal de Montseny');" calcext:value-type="string">
            <text:p>insert into esglesia (id,nom,wikipedia) values (1783,'Sant Marçal de Montseny','Sant Marçal de Montseny');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string" calcext:value-type="string">
            <text:p>Sant Martí de Pertegàs</text:p>
          </table:table-cell>
          <table:table-cell/>
          <table:table-cell table:formula="of:=CONCATENATE(&quot;insert into esglesia (id,nom,wikipedia) values (&quot;;[.A1785];&quot;,'&quot;;SUBSTITUTE([.B1785];&quot;'&quot;;&quot;''&quot;);&quot;','&quot;;SUBSTITUTE([.C1785];&quot;'&quot;;&quot;''&quot;);&quot;');&quot;)" office:value-type="string" office:string-value="insert into esglesia (id,nom,wikipedia) values (1784,'Sant Martí de Pertegàs','Sant Martí de Pertegàs');" calcext:value-type="string">
            <text:p>insert into esglesia (id,nom,wikipedia) values (1784,'Sant Martí de Pertegàs','Sant Martí de Pertegàs');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string" calcext:value-type="string">
            <text:p>Sant Martí del Montseny</text:p>
          </table:table-cell>
          <table:table-cell/>
          <table:table-cell table:formula="of:=CONCATENATE(&quot;insert into esglesia (id,nom,wikipedia) values (&quot;;[.A1786];&quot;,'&quot;;SUBSTITUTE([.B1786];&quot;'&quot;;&quot;''&quot;);&quot;','&quot;;SUBSTITUTE([.C1786];&quot;'&quot;;&quot;''&quot;);&quot;');&quot;)" office:value-type="string" office:string-value="insert into esglesia (id,nom,wikipedia) values (1785,'Sant Martí del Montseny','Sant Martí del Montseny');" calcext:value-type="string">
            <text:p>insert into esglesia (id,nom,wikipedia) values (1785,'Sant Martí del Montseny','Sant Martí del Montseny');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string" calcext:value-type="string">
            <text:p>Sant Martí de Pascol</text:p>
          </table:table-cell>
          <table:table-cell/>
          <table:table-cell table:formula="of:=CONCATENATE(&quot;insert into esglesia (id,nom,wikipedia) values (&quot;;[.A1787];&quot;,'&quot;;SUBSTITUTE([.B1787];&quot;'&quot;;&quot;''&quot;);&quot;','&quot;;SUBSTITUTE([.C1787];&quot;'&quot;;&quot;''&quot;);&quot;');&quot;)" office:value-type="string" office:string-value="insert into esglesia (id,nom,wikipedia) values (1786,'Sant Martí de Pascol','Sant Martí de Pascol');" calcext:value-type="string">
            <text:p>insert into esglesia (id,nom,wikipedia) values (1786,'Sant Martí de Pascol','Sant Martí de Pascol');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string" calcext:value-type="string">
            <text:p>Sant Martí de Tagamanent</text:p>
          </table:table-cell>
          <table:table-cell office:value-type="string" calcext:value-type="string">
            <text:p>Tagamanent</text:p>
          </table:table-cell>
          <table:table-cell table:formula="of:=CONCATENATE(&quot;insert into esglesia (id,nom,wikipedia) values (&quot;;[.A1788];&quot;,'&quot;;SUBSTITUTE([.B1788];&quot;'&quot;;&quot;''&quot;);&quot;','&quot;;SUBSTITUTE([.C1788];&quot;'&quot;;&quot;''&quot;);&quot;');&quot;)" office:value-type="string" office:string-value="insert into esglesia (id,nom,wikipedia) values (1787,'Sant Martí de Tagamanent','Sant Martí de Tagamanent');" calcext:value-type="string">
            <text:p>insert into esglesia (id,nom,wikipedia) values (1787,'Sant Martí de Tagamanent','Sant Martí de Tagamanent');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2" office:value-type="string" calcext:value-type="string">
            <text:p>Sant Martí del Congost</text:p>
          </table:table-cell>
          <table:table-cell/>
          <table:table-cell table:formula="of:=CONCATENATE(&quot;insert into esglesia (id,nom,wikipedia) values (&quot;;[.A1789];&quot;,'&quot;;SUBSTITUTE([.B1789];&quot;'&quot;;&quot;''&quot;);&quot;','&quot;;SUBSTITUTE([.C1789];&quot;'&quot;;&quot;''&quot;);&quot;');&quot;)" office:value-type="string" office:string-value="insert into esglesia (id,nom,wikipedia) values (1788,'Sant Martí del Congost','Sant Martí del Congost');" calcext:value-type="string">
            <text:p>insert into esglesia (id,nom,wikipedia) values (1788,'Sant Martí del Congost','Sant Martí del Congost');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string" calcext:value-type="string">
            <text:p>Sant Miquel de Canyelles</text:p>
          </table:table-cell>
          <table:table-cell/>
          <table:table-cell table:formula="of:=CONCATENATE(&quot;insert into esglesia (id,nom,wikipedia) values (&quot;;[.A1790];&quot;,'&quot;;SUBSTITUTE([.B1790];&quot;'&quot;;&quot;''&quot;);&quot;','&quot;;SUBSTITUTE([.C1790];&quot;'&quot;;&quot;''&quot;);&quot;');&quot;)" office:value-type="string" office:string-value="insert into esglesia (id,nom,wikipedia) values (1789,'Sant Miquel de Canyelles','Sant Miquel de Canyelles');" calcext:value-type="string">
            <text:p>insert into esglesia (id,nom,wikipedia) values (1789,'Sant Miquel de Canyelles','Sant Miquel de Canyelles');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string" calcext:value-type="string">
            <text:p>Sant Miquel de Martres de Caldes de Montbui</text:p>
          </table:table-cell>
          <table:table-cell/>
          <table:table-cell table:formula="of:=CONCATENATE(&quot;insert into esglesia (id,nom,wikipedia) values (&quot;;[.A1791];&quot;,'&quot;;SUBSTITUTE([.B1791];&quot;'&quot;;&quot;''&quot;);&quot;','&quot;;SUBSTITUTE([.C1791];&quot;'&quot;;&quot;''&quot;);&quot;');&quot;)" office:value-type="string" office:string-value="insert into esglesia (id,nom,wikipedia) values (1790,'Sant Miquel de Martres de Caldes de Montbui','Sant Miquel de Martres de Caldes de Montbui');" calcext:value-type="string">
            <text:p>insert into esglesia (id,nom,wikipedia) values (1790,'Sant Miquel de Martres de Caldes de Montbui','Sant Miquel de Martres de Caldes de Montbui');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2" office:value-type="string" calcext:value-type="string">
            <text:p>Sant Muç de Cànoves</text:p>
          </table:table-cell>
          <table:table-cell office:value-type="string" calcext:value-type="string">
            <text:p>Cànoves</text:p>
          </table:table-cell>
          <table:table-cell table:formula="of:=CONCATENATE(&quot;insert into esglesia (id,nom,wikipedia) values (&quot;;[.A1792];&quot;,'&quot;;SUBSTITUTE([.B1792];&quot;'&quot;;&quot;''&quot;);&quot;','&quot;;SUBSTITUTE([.C1792];&quot;'&quot;;&quot;''&quot;);&quot;');&quot;)" office:value-type="string" office:string-value="insert into esglesia (id,nom,wikipedia) values (1791,'Sant Muç de Cànoves','Sant Muç de Cànoves');" calcext:value-type="string">
            <text:p>insert into esglesia (id,nom,wikipedia) values (1791,'Sant Muç de Cànoves','Sant Muç de Cànoves');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2" office:value-type="string" calcext:value-type="string">
            <text:p>Sant Nicolau de Puig Castellar</text:p>
          </table:table-cell>
          <table:table-cell/>
          <table:table-cell table:formula="of:=CONCATENATE(&quot;insert into esglesia (id,nom,wikipedia) values (&quot;;[.A1793];&quot;,'&quot;;SUBSTITUTE([.B1793];&quot;'&quot;;&quot;''&quot;);&quot;','&quot;;SUBSTITUTE([.C1793];&quot;'&quot;;&quot;''&quot;);&quot;');&quot;)" office:value-type="string" office:string-value="insert into esglesia (id,nom,wikipedia) values (1792,'Sant Nicolau de Puig Castellar','Sant Nicolau de Puig Castellar');" calcext:value-type="string">
            <text:p>insert into esglesia (id,nom,wikipedia) values (1792,'Sant Nicolau de Puig Castellar','Sant Nicolau de Puig Castellar');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2" office:value-type="string" calcext:value-type="string">
            <text:p>Sant Pere de Vallcàrquera</text:p>
          </table:table-cell>
          <table:table-cell/>
          <table:table-cell table:formula="of:=CONCATENATE(&quot;insert into esglesia (id,nom,wikipedia) values (&quot;;[.A1794];&quot;,'&quot;;SUBSTITUTE([.B1794];&quot;'&quot;;&quot;''&quot;);&quot;','&quot;;SUBSTITUTE([.C1794];&quot;'&quot;;&quot;''&quot;);&quot;');&quot;)" office:value-type="string" office:string-value="insert into esglesia (id,nom,wikipedia) values (1793,'Sant Pere de Vallcàrquera','Sant Pere de Vallcàrquera');" calcext:value-type="string">
            <text:p>insert into esglesia (id,nom,wikipedia) values (1793,'Sant Pere de Vallcàrquera','Sant Pere de Vallcàrquera');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2" office:value-type="string" calcext:value-type="string">
            <text:p>Capella de Sant Ponç de Sant Celoni</text:p>
          </table:table-cell>
          <table:table-cell office:value-type="string" calcext:value-type="string">
            <text:p>Sant Celoni</text:p>
          </table:table-cell>
          <table:table-cell table:formula="of:=CONCATENATE(&quot;insert into esglesia (id,nom,wikipedia) values (&quot;;[.A1795];&quot;,'&quot;;SUBSTITUTE([.B1795];&quot;'&quot;;&quot;''&quot;);&quot;','&quot;;SUBSTITUTE([.C1795];&quot;'&quot;;&quot;''&quot;);&quot;');&quot;)" office:value-type="string" office:string-value="insert into esglesia (id,nom,wikipedia) values (1794,'Capella de Sant Ponç de Sant Celoni','Capella de Sant Ponç de Sant Celoni');" calcext:value-type="string">
            <text:p>insert into esglesia (id,nom,wikipedia) values (1794,'Capella de Sant Ponç de Sant Celoni','Capella de Sant Ponç de Sant Celoni');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2" office:value-type="string" calcext:value-type="string">
            <text:p>Sant Salvador de l'Avencó</text:p>
          </table:table-cell>
          <table:table-cell/>
          <table:table-cell table:formula="of:=CONCATENATE(&quot;insert into esglesia (id,nom,wikipedia) values (&quot;;[.A1796];&quot;,'&quot;;SUBSTITUTE([.B1796];&quot;'&quot;;&quot;''&quot;);&quot;','&quot;;SUBSTITUTE([.C1796];&quot;'&quot;;&quot;''&quot;);&quot;');&quot;)" office:value-type="string" office:string-value="insert into esglesia (id,nom,wikipedia) values (1795,'Sant Salvador de l''Avencó','Sant Salvador de l''Avencó');" calcext:value-type="string">
            <text:p>insert into esglesia (id,nom,wikipedia) values (1795,'Sant Salvador de l''Avencó','Sant Salvador de l''Avencó');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2" office:value-type="string" calcext:value-type="string">
            <text:p>Sant Vicenç de Gualba</text:p>
          </table:table-cell>
          <table:table-cell/>
          <table:table-cell table:formula="of:=CONCATENATE(&quot;insert into esglesia (id,nom,wikipedia) values (&quot;;[.A1797];&quot;,'&quot;;SUBSTITUTE([.B1797];&quot;'&quot;;&quot;''&quot;);&quot;','&quot;;SUBSTITUTE([.C1797];&quot;'&quot;;&quot;''&quot;);&quot;');&quot;)" office:value-type="string" office:string-value="insert into esglesia (id,nom,wikipedia) values (1796,'Sant Vicenç de Gualba','Sant Vicenç de Gualba');" calcext:value-type="string">
            <text:p>insert into esglesia (id,nom,wikipedia) values (1796,'Sant Vicenç de Gualba','Sant Vicenç de Gualba');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 office:value-type="string" calcext:value-type="string">
            <text:p>Sant Vicenç de Vallromanes</text:p>
          </table:table-cell>
          <table:table-cell/>
          <table:table-cell table:formula="of:=CONCATENATE(&quot;insert into esglesia (id,nom,wikipedia) values (&quot;;[.A1798];&quot;,'&quot;;SUBSTITUTE([.B1798];&quot;'&quot;;&quot;''&quot;);&quot;','&quot;;SUBSTITUTE([.C1798];&quot;'&quot;;&quot;''&quot;);&quot;');&quot;)" office:value-type="string" office:string-value="insert into esglesia (id,nom,wikipedia) values (1797,'Sant Vicenç de Vallromanes','Sant Vicenç de Vallromanes');" calcext:value-type="string">
            <text:p>insert into esglesia (id,nom,wikipedia) values (1797,'Sant Vicenç de Vallromanes','Sant Vicenç de Vallromanes');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Santa Agnès de Malanyanes</text:p>
          </table:table-cell>
          <table:table-cell office:value-type="string" calcext:value-type="string">
            <text:p>Santa Agnès de Malanyanes (església)</text:p>
          </table:table-cell>
          <table:table-cell/>
          <table:table-cell table:formula="of:=CONCATENATE(&quot;insert into esglesia (id,nom,wikipedia) values (&quot;;[.A1799];&quot;,'&quot;;SUBSTITUTE([.B1799];&quot;'&quot;;&quot;''&quot;);&quot;','&quot;;SUBSTITUTE([.C1799];&quot;'&quot;;&quot;''&quot;);&quot;');&quot;)" office:value-type="string" office:string-value="insert into esglesia (id,nom,wikipedia) values (1798,'Santa Agnès de Malanyanes','Santa Agnès de Malanyanes (església)');" calcext:value-type="string">
            <text:p>insert into esglesia (id,nom,wikipedia) values (1798,'Santa Agnès de Malanyanes','Santa Agnès de Malanyanes (església)');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2" office:value-type="string" calcext:value-type="string">
            <text:p>Santa Coloma de Marata</text:p>
          </table:table-cell>
          <table:table-cell/>
          <table:table-cell table:formula="of:=CONCATENATE(&quot;insert into esglesia (id,nom,wikipedia) values (&quot;;[.A1800];&quot;,'&quot;;SUBSTITUTE([.B1800];&quot;'&quot;;&quot;''&quot;);&quot;','&quot;;SUBSTITUTE([.C1800];&quot;'&quot;;&quot;''&quot;);&quot;');&quot;)" office:value-type="string" office:string-value="insert into esglesia (id,nom,wikipedia) values (1799,'Santa Coloma de Marata','Santa Coloma de Marata');" calcext:value-type="string">
            <text:p>insert into esglesia (id,nom,wikipedia) values (1799,'Santa Coloma de Marata','Santa Coloma de Marata');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Santa Eulàlia de Ronçana</text:p>
          </table:table-cell>
          <table:table-cell office:value-type="string" calcext:value-type="string">
            <text:p>Santa Eulàlia de Ronçana (església)</text:p>
          </table:table-cell>
          <table:table-cell/>
          <table:table-cell table:formula="of:=CONCATENATE(&quot;insert into esglesia (id,nom,wikipedia) values (&quot;;[.A1801];&quot;,'&quot;;SUBSTITUTE([.B1801];&quot;'&quot;;&quot;''&quot;);&quot;','&quot;;SUBSTITUTE([.C1801];&quot;'&quot;;&quot;''&quot;);&quot;');&quot;)" office:value-type="string" office:string-value="insert into esglesia (id,nom,wikipedia) values (1800,'Santa Eulàlia de Ronçana','Santa Eulàlia de Ronçana (església)');" calcext:value-type="string">
            <text:p>insert into esglesia (id,nom,wikipedia) values (1800,'Santa Eulàlia de Ronçana','Santa Eulàlia de Ronçana (església)');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Santa Eulàlia de Tapioles</text:p>
          </table:table-cell>
          <table:table-cell/>
          <table:table-cell table:formula="of:=CONCATENATE(&quot;insert into esglesia (id,nom,wikipedia) values (&quot;;[.A1802];&quot;,'&quot;;SUBSTITUTE([.B1802];&quot;'&quot;;&quot;''&quot;);&quot;','&quot;;SUBSTITUTE([.C1802];&quot;'&quot;;&quot;''&quot;);&quot;');&quot;)" office:value-type="string" office:string-value="insert into esglesia (id,nom,wikipedia) values (1801,'Santa Eulàlia de Tapioles','Santa Eulàlia de Tapioles');" calcext:value-type="string">
            <text:p>insert into esglesia (id,nom,wikipedia) values (1801,'Santa Eulàlia de Tapioles','Santa Eulàlia de Tapioles');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2" office:value-type="string" calcext:value-type="string">
            <text:p>Santa Maria de Llerona</text:p>
          </table:table-cell>
          <table:table-cell/>
          <table:table-cell table:formula="of:=CONCATENATE(&quot;insert into esglesia (id,nom,wikipedia) values (&quot;;[.A1803];&quot;,'&quot;;SUBSTITUTE([.B1803];&quot;'&quot;;&quot;''&quot;);&quot;','&quot;;SUBSTITUTE([.C1803];&quot;'&quot;;&quot;''&quot;);&quot;');&quot;)" office:value-type="string" office:string-value="insert into esglesia (id,nom,wikipedia) values (1802,'Santa Maria de Llerona','Santa Maria de Llerona');" calcext:value-type="string">
            <text:p>insert into esglesia (id,nom,wikipedia) values (1802,'Santa Maria de Llerona','Santa Maria de Llerona');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Santa Maria de Malanyanes</text:p>
          </table:table-cell>
          <table:table-cell/>
          <table:table-cell table:formula="of:=CONCATENATE(&quot;insert into esglesia (id,nom,wikipedia) values (&quot;;[.A1804];&quot;,'&quot;;SUBSTITUTE([.B1804];&quot;'&quot;;&quot;''&quot;);&quot;','&quot;;SUBSTITUTE([.C1804];&quot;'&quot;;&quot;''&quot;);&quot;');&quot;)" office:value-type="string" office:string-value="insert into esglesia (id,nom,wikipedia) values (1803,'Santa Maria de Malanyanes','Santa Maria de Malanyanes');" calcext:value-type="string">
            <text:p>insert into esglesia (id,nom,wikipedia) values (1803,'Santa Maria de Malanyanes','Santa Maria de Malanyanes');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2" office:value-type="string" calcext:value-type="string">
            <text:p>Santa Maria de Vilalba Sasserra</text:p>
          </table:table-cell>
          <table:table-cell/>
          <table:table-cell table:formula="of:=CONCATENATE(&quot;insert into esglesia (id,nom,wikipedia) values (&quot;;[.A1805];&quot;,'&quot;;SUBSTITUTE([.B1805];&quot;'&quot;;&quot;''&quot;);&quot;','&quot;;SUBSTITUTE([.C1805];&quot;'&quot;;&quot;''&quot;);&quot;');&quot;)" office:value-type="string" office:string-value="insert into esglesia (id,nom,wikipedia) values (1804,'Santa Maria de Vilalba Sasserra','Santa Maria de Vilalba Sasserra');" calcext:value-type="string">
            <text:p>insert into esglesia (id,nom,wikipedia) values (1804,'Santa Maria de Vilalba Sasserra','Santa Maria de Vilalba Sasserra');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Santa Maria del Camí</text:p>
          </table:table-cell>
          <table:table-cell office:value-type="string" calcext:value-type="string">
            <text:p>Santa Maria del Camí (la Garriga)</text:p>
          </table:table-cell>
          <table:table-cell office:value-type="string" calcext:value-type="string">
            <text:p>La Garriga</text:p>
          </table:table-cell>
          <table:table-cell table:formula="of:=CONCATENATE(&quot;insert into esglesia (id,nom,wikipedia) values (&quot;;[.A1806];&quot;,'&quot;;SUBSTITUTE([.B1806];&quot;'&quot;;&quot;''&quot;);&quot;','&quot;;SUBSTITUTE([.C1806];&quot;'&quot;;&quot;''&quot;);&quot;');&quot;)" office:value-type="string" office:string-value="insert into esglesia (id,nom,wikipedia) values (1805,'Santa Maria del Camí','Santa Maria del Camí (la Garriga)');" calcext:value-type="string">
            <text:p>insert into esglesia (id,nom,wikipedia) values (1805,'Santa Maria del Camí','Santa Maria del Camí (la Garriga)');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string" calcext:value-type="string">
            <text:p>Sant Mateu de Montbui</text:p>
          </table:table-cell>
          <table:table-cell/>
          <table:table-cell table:formula="of:=CONCATENATE(&quot;insert into esglesia (id,nom,wikipedia) values (&quot;;[.A1807];&quot;,'&quot;;SUBSTITUTE([.B1807];&quot;'&quot;;&quot;''&quot;);&quot;','&quot;;SUBSTITUTE([.C1807];&quot;'&quot;;&quot;''&quot;);&quot;');&quot;)" office:value-type="string" office:string-value="insert into esglesia (id,nom,wikipedia) values (1806,'Sant Mateu de Montbui','Sant Mateu de Montbui');" calcext:value-type="string">
            <text:p>insert into esglesia (id,nom,wikipedia) values (1806,'Sant Mateu de Montbui','Sant Mateu de Montbui');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Sant Pere de Bigues</text:p>
          </table:table-cell>
          <table:table-cell/>
          <table:table-cell table:formula="of:=CONCATENATE(&quot;insert into esglesia (id,nom,wikipedia) values (&quot;;[.A1808];&quot;,'&quot;;SUBSTITUTE([.B1808];&quot;'&quot;;&quot;''&quot;);&quot;','&quot;;SUBSTITUTE([.C1808];&quot;'&quot;;&quot;''&quot;);&quot;');&quot;)" office:value-type="string" office:string-value="insert into esglesia (id,nom,wikipedia) values (1807,'Sant Pere de Bigues','Sant Pere de Bigues');" calcext:value-type="string">
            <text:p>insert into esglesia (id,nom,wikipedia) values (1807,'Sant Pere de Bigues','Sant Pere de Bigues');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Sant Bartomeu de Mont-ras</text:p>
          </table:table-cell>
          <table:table-cell/>
          <table:table-cell table:formula="of:=CONCATENATE(&quot;insert into esglesia (id,nom,wikipedia) values (&quot;;[.A1809];&quot;,'&quot;;SUBSTITUTE([.B1809];&quot;'&quot;;&quot;''&quot;);&quot;','&quot;;SUBSTITUTE([.C1809];&quot;'&quot;;&quot;''&quot;);&quot;');&quot;)" office:value-type="string" office:string-value="insert into esglesia (id,nom,wikipedia) values (1808,'Sant Bartomeu de Mont-ras','Sant Bartomeu de Mont-ras');" calcext:value-type="string">
            <text:p>insert into esglesia (id,nom,wikipedia) values (1808,'Sant Bartomeu de Mont-ras','Sant Bartomeu de Mont-ras');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2" office:value-type="string" calcext:value-type="string">
            <text:p>Sant Martí del Fai</text:p>
          </table:table-cell>
          <table:table-cell/>
          <table:table-cell table:formula="of:=CONCATENATE(&quot;insert into esglesia (id,nom,wikipedia) values (&quot;;[.A1810];&quot;,'&quot;;SUBSTITUTE([.B1810];&quot;'&quot;;&quot;''&quot;);&quot;','&quot;;SUBSTITUTE([.C1810];&quot;'&quot;;&quot;''&quot;);&quot;');&quot;)" office:value-type="string" office:string-value="insert into esglesia (id,nom,wikipedia) values (1809,'Sant Martí del Fai','Sant Martí del Fai');" calcext:value-type="string">
            <text:p>insert into esglesia (id,nom,wikipedia) values (1809,'Sant Martí del Fai','Sant Martí del Fai');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Sant Miquel del Fai</text:p>
          </table:table-cell>
          <table:table-cell office:value-type="string" calcext:value-type="string">
            <text:p>Sant Miquel del Fai (església)</text:p>
          </table:table-cell>
          <table:table-cell/>
          <table:table-cell table:formula="of:=CONCATENATE(&quot;insert into esglesia (id,nom,wikipedia) values (&quot;;[.A1811];&quot;,'&quot;;SUBSTITUTE([.B1811];&quot;'&quot;;&quot;''&quot;);&quot;','&quot;;SUBSTITUTE([.C1811];&quot;'&quot;;&quot;''&quot;);&quot;');&quot;)" office:value-type="string" office:string-value="insert into esglesia (id,nom,wikipedia) values (1810,'Sant Miquel del Fai','Sant Miquel del Fai (església)');" calcext:value-type="string">
            <text:p>insert into esglesia (id,nom,wikipedia) values (1810,'Sant Miquel del Fai','Sant Miquel del Fai (església)');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>Sant Vicenç de Riells</text:p>
          </table:table-cell>
          <table:table-cell/>
          <table:table-cell table:formula="of:=CONCATENATE(&quot;insert into esglesia (id,nom,wikipedia) values (&quot;;[.A1812];&quot;,'&quot;;SUBSTITUTE([.B1812];&quot;'&quot;;&quot;''&quot;);&quot;','&quot;;SUBSTITUTE([.C1812];&quot;'&quot;;&quot;''&quot;);&quot;');&quot;)" office:value-type="string" office:string-value="insert into esglesia (id,nom,wikipedia) values (1811,'Sant Vicenç de Riells','Sant Vicenç de Riells');" calcext:value-type="string">
            <text:p>insert into esglesia (id,nom,wikipedia) values (1811,'Sant Vicenç de Riells','Sant Vicenç de Riells');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string" calcext:value-type="string">
            <text:p>Santa Maria del Villar</text:p>
          </table:table-cell>
          <table:table-cell/>
          <table:table-cell table:formula="of:=CONCATENATE(&quot;insert into esglesia (id,nom,wikipedia) values (&quot;;[.A1813];&quot;,'&quot;;SUBSTITUTE([.B1813];&quot;'&quot;;&quot;''&quot;);&quot;','&quot;;SUBSTITUTE([.C1813];&quot;'&quot;;&quot;''&quot;);&quot;');&quot;)" office:value-type="string" office:string-value="insert into esglesia (id,nom,wikipedia) values (1812,'Santa Maria del Villar','Santa Maria del Villar');" calcext:value-type="string">
            <text:p>insert into esglesia (id,nom,wikipedia) values (1812,'Santa Maria del Villar','Santa Maria del Villar');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string" calcext:value-type="string">
            <text:p>Sant Llorenç del Munt</text:p>
          </table:table-cell>
          <table:table-cell/>
          <table:table-cell table:formula="of:=CONCATENATE(&quot;insert into esglesia (id,nom,wikipedia) values (&quot;;[.A1814];&quot;,'&quot;;SUBSTITUTE([.B1814];&quot;'&quot;;&quot;''&quot;);&quot;','&quot;;SUBSTITUTE([.C1814];&quot;'&quot;;&quot;''&quot;);&quot;');&quot;)" office:value-type="string" office:string-value="insert into esglesia (id,nom,wikipedia) values (1813,'Sant Llorenç del Munt','Sant Llorenç del Munt');" calcext:value-type="string">
            <text:p>insert into esglesia (id,nom,wikipedia) values (1813,'Sant Llorenç del Munt','Sant Llorenç del Munt');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2" office:value-type="string" calcext:value-type="string">
            <text:p>Sant Martí de Brocà</text:p>
          </table:table-cell>
          <table:table-cell/>
          <table:table-cell table:formula="of:=CONCATENATE(&quot;insert into esglesia (id,nom,wikipedia) values (&quot;;[.A1815];&quot;,'&quot;;SUBSTITUTE([.B1815];&quot;'&quot;;&quot;''&quot;);&quot;','&quot;;SUBSTITUTE([.C1815];&quot;'&quot;;&quot;''&quot;);&quot;');&quot;)" office:value-type="string" office:string-value="insert into esglesia (id,nom,wikipedia) values (1814,'Sant Martí de Brocà','Sant Martí de Brocà');" calcext:value-type="string">
            <text:p>insert into esglesia (id,nom,wikipedia) values (1814,'Sant Martí de Brocà','Sant Martí de Brocà');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2" office:value-type="string" calcext:value-type="string">
            <text:p>Sant Marc de Brocà</text:p>
          </table:table-cell>
          <table:table-cell/>
          <table:table-cell table:formula="of:=CONCATENATE(&quot;insert into esglesia (id,nom,wikipedia) values (&quot;;[.A1816];&quot;,'&quot;;SUBSTITUTE([.B1816];&quot;'&quot;;&quot;''&quot;);&quot;','&quot;;SUBSTITUTE([.C1816];&quot;'&quot;;&quot;''&quot;);&quot;');&quot;)" office:value-type="string" office:string-value="insert into esglesia (id,nom,wikipedia) values (1815,'Sant Marc de Brocà','Sant Marc de Brocà');" calcext:value-type="string">
            <text:p>insert into esglesia (id,nom,wikipedia) values (1815,'Sant Marc de Brocà','Sant Marc de Brocà');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 office:value-type="string" calcext:value-type="string">
            <text:p>Sant Andreu d'Aristot</text:p>
          </table:table-cell>
          <table:table-cell/>
          <table:table-cell table:formula="of:=CONCATENATE(&quot;insert into esglesia (id,nom,wikipedia) values (&quot;;[.A1817];&quot;,'&quot;;SUBSTITUTE([.B1817];&quot;'&quot;;&quot;''&quot;);&quot;','&quot;;SUBSTITUTE([.C1817];&quot;'&quot;;&quot;''&quot;);&quot;');&quot;)" office:value-type="string" office:string-value="insert into esglesia (id,nom,wikipedia) values (1816,'Sant Andreu d''Aristot','Sant Andreu d''Aristot');" calcext:value-type="string">
            <text:p>insert into esglesia (id,nom,wikipedia) values (1816,'Sant Andreu d''Aristot','Sant Andreu d''Aristot');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Santa Maria de Cóll</text:p>
          </table:table-cell>
          <table:table-cell/>
          <table:table-cell table:formula="of:=CONCATENATE(&quot;insert into esglesia (id,nom,wikipedia) values (&quot;;[.A1818];&quot;,'&quot;;SUBSTITUTE([.B1818];&quot;'&quot;;&quot;''&quot;);&quot;','&quot;;SUBSTITUTE([.C1818];&quot;'&quot;;&quot;''&quot;);&quot;');&quot;)" office:value-type="string" office:string-value="insert into esglesia (id,nom,wikipedia) values (1817,'Santa Maria de Cóll','Santa Maria de Cóll');" calcext:value-type="string">
            <text:p>insert into esglesia (id,nom,wikipedia) values (1817,'Santa Maria de Cóll','Santa Maria de Cóll');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string" calcext:value-type="string">
            <text:p>La Nativitat de Durro</text:p>
          </table:table-cell>
          <table:table-cell/>
          <table:table-cell table:formula="of:=CONCATENATE(&quot;insert into esglesia (id,nom,wikipedia) values (&quot;;[.A1819];&quot;,'&quot;;SUBSTITUTE([.B1819];&quot;'&quot;;&quot;''&quot;);&quot;','&quot;;SUBSTITUTE([.C1819];&quot;'&quot;;&quot;''&quot;);&quot;');&quot;)" office:value-type="string" office:string-value="insert into esglesia (id,nom,wikipedia) values (1818,'La Nativitat de Durro','La Nativitat de Durro');" calcext:value-type="string">
            <text:p>insert into esglesia (id,nom,wikipedia) values (1818,'La Nativitat de Durro','La Nativitat de Durro');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2" office:value-type="string" calcext:value-type="string">
            <text:p>Sant Climent de Taüll</text:p>
          </table:table-cell>
          <table:table-cell/>
          <table:table-cell table:formula="of:=CONCATENATE(&quot;insert into esglesia (id,nom,wikipedia) values (&quot;;[.A1820];&quot;,'&quot;;SUBSTITUTE([.B1820];&quot;'&quot;;&quot;''&quot;);&quot;','&quot;;SUBSTITUTE([.C1820];&quot;'&quot;;&quot;''&quot;);&quot;');&quot;)" office:value-type="string" office:string-value="insert into esglesia (id,nom,wikipedia) values (1819,'Sant Climent de Taüll','Sant Climent de Taüll');" calcext:value-type="string">
            <text:p>insert into esglesia (id,nom,wikipedia) values (1819,'Sant Climent de Taüll','Sant Climent de Taüll');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 office:value-type="string" calcext:value-type="string">
            <text:p>Sant Feliu de Barruera</text:p>
          </table:table-cell>
          <table:table-cell/>
          <table:table-cell table:formula="of:=CONCATENATE(&quot;insert into esglesia (id,nom,wikipedia) values (&quot;;[.A1821];&quot;,'&quot;;SUBSTITUTE([.B1821];&quot;'&quot;;&quot;''&quot;);&quot;','&quot;;SUBSTITUTE([.C1821];&quot;'&quot;;&quot;''&quot;);&quot;');&quot;)" office:value-type="string" office:string-value="insert into esglesia (id,nom,wikipedia) values (1820,'Sant Feliu de Barruera','Sant Feliu de Barruera');" calcext:value-type="string">
            <text:p>insert into esglesia (id,nom,wikipedia) values (1820,'Sant Feliu de Barruera','Sant Feliu de Barruera');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 office:value-type="string" calcext:value-type="string">
            <text:p>Sant Joan de Boí</text:p>
          </table:table-cell>
          <table:table-cell/>
          <table:table-cell table:formula="of:=CONCATENATE(&quot;insert into esglesia (id,nom,wikipedia) values (&quot;;[.A1822];&quot;,'&quot;;SUBSTITUTE([.B1822];&quot;'&quot;;&quot;''&quot;);&quot;','&quot;;SUBSTITUTE([.C1822];&quot;'&quot;;&quot;''&quot;);&quot;');&quot;)" office:value-type="string" office:string-value="insert into esglesia (id,nom,wikipedia) values (1821,'Sant Joan de Boí','Sant Joan de Boí');" calcext:value-type="string">
            <text:p>insert into esglesia (id,nom,wikipedia) values (1821,'Sant Joan de Boí','Sant Joan de Boí');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2" office:value-type="string" calcext:value-type="string">
            <text:p>Sant Quirc de Durro</text:p>
          </table:table-cell>
          <table:table-cell/>
          <table:table-cell table:formula="of:=CONCATENATE(&quot;insert into esglesia (id,nom,wikipedia) values (&quot;;[.A1823];&quot;,'&quot;;SUBSTITUTE([.B1823];&quot;'&quot;;&quot;''&quot;);&quot;','&quot;;SUBSTITUTE([.C1823];&quot;'&quot;;&quot;''&quot;);&quot;');&quot;)" office:value-type="string" office:string-value="insert into esglesia (id,nom,wikipedia) values (1822,'Sant Quirc de Durro','Sant Quirc de Durro');" calcext:value-type="string">
            <text:p>insert into esglesia (id,nom,wikipedia) values (1822,'Sant Quirc de Durro','Sant Quirc de Durro');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2" office:value-type="string" calcext:value-type="string">
            <text:p>Santa Eulàlia d'Erill la Vall</text:p>
          </table:table-cell>
          <table:table-cell/>
          <table:table-cell table:formula="of:=CONCATENATE(&quot;insert into esglesia (id,nom,wikipedia) values (&quot;;[.A1824];&quot;,'&quot;;SUBSTITUTE([.B1824];&quot;'&quot;;&quot;''&quot;);&quot;','&quot;;SUBSTITUTE([.C1824];&quot;'&quot;;&quot;''&quot;);&quot;');&quot;)" office:value-type="string" office:string-value="insert into esglesia (id,nom,wikipedia) values (1823,'Santa Eulàlia d''Erill la Vall','Santa Eulàlia d''Erill la Vall');" calcext:value-type="string">
            <text:p>insert into esglesia (id,nom,wikipedia) values (1823,'Santa Eulàlia d''Erill la Vall','Santa Eulàlia d''Erill la Vall');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string" calcext:value-type="string">
            <text:p>Santa Maria de Cardet</text:p>
          </table:table-cell>
          <table:table-cell/>
          <table:table-cell table:formula="of:=CONCATENATE(&quot;insert into esglesia (id,nom,wikipedia) values (&quot;;[.A1825];&quot;,'&quot;;SUBSTITUTE([.B1825];&quot;'&quot;;&quot;''&quot;);&quot;','&quot;;SUBSTITUTE([.C1825];&quot;'&quot;;&quot;''&quot;);&quot;');&quot;)" office:value-type="string" office:string-value="insert into esglesia (id,nom,wikipedia) values (1824,'Santa Maria de Cardet','Santa Maria de Cardet');" calcext:value-type="string">
            <text:p>insert into esglesia (id,nom,wikipedia) values (1824,'Santa Maria de Cardet','Santa Maria de Cardet');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string" calcext:value-type="string">
            <text:p>Santa Maria de Taüll</text:p>
          </table:table-cell>
          <table:table-cell/>
          <table:table-cell table:formula="of:=CONCATENATE(&quot;insert into esglesia (id,nom,wikipedia) values (&quot;;[.A1826];&quot;,'&quot;;SUBSTITUTE([.B1826];&quot;'&quot;;&quot;''&quot;);&quot;','&quot;;SUBSTITUTE([.C1826];&quot;'&quot;;&quot;''&quot;);&quot;');&quot;)" office:value-type="string" office:string-value="insert into esglesia (id,nom,wikipedia) values (1825,'Santa Maria de Taüll','Santa Maria de Taüll');" calcext:value-type="string">
            <text:p>insert into esglesia (id,nom,wikipedia) values (1825,'Santa Maria de Taüll','Santa Maria de Taüll');</text:p>
          </table:table-cell>
        </table:table-row>
      </table:table>
      <table:named-expressions/>
      <table:database-ranges>
        <table:database-range table:name="__Anonymous_Sheet_DB__0" table:target-range-address="Full1.A1:Full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0:40:27.335198578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2:38:18.773846051</meta:creation-date>
    <dc:date>2020-03-05T01:32:00.516898363</dc:date>
    <meta:editing-duration>PT3H31M56S</meta:editing-duration>
    <meta:editing-cycles>12</meta:editing-cycles>
    <meta:generator>LibreOffice/6.0.7.3$Linux_X86_64 LibreOffice_project/00m0$Build-3</meta:generator>
    <meta:document-statistic meta:table-count="1" meta:cell-count="7651" meta:object-count="0"/>
  </office:meta>
</office:document-meta>
</file>